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kip to main content</text:p>
      <text:p text:style-name="Standard"/>
      <text:p text:style-name="Standard"><text:s text:c="4"/>web</text:p>
      <text:p text:style-name="Standard"><text:s text:c="4"/>texts</text:p>
      <text:p text:style-name="Standard"><text:s text:c="4"/>movies</text:p>
      <text:p text:style-name="Standard"><text:s text:c="4"/>audio</text:p>
      <text:p text:style-name="Standard"><text:s text:c="4"/>software</text:p>
      <text:p text:style-name="Standard"><text:s text:c="4"/>image</text:p>
      <text:p text:style-name="Standard"><text:s text:c="4"/>logo</text:p>
      <text:p text:style-name="Standard"><text:s text:c="4"/>search</text:p>
      <text:p text:style-name="Standard"/>
      <text:p text:style-name="Standard"><text:s text:c="4"/>uploadUPLOAD</text:p>
      <text:p text:style-name="Standard"><text:s text:c="4"/>personSIGN IN</text:p>
      <text:p text:style-name="Standard"/>
      <text:p text:style-name="Standard"><text:s text:c="4"/>ABOUT</text:p>
      <text:p text:style-name="Standard"><text:s text:c="4"/>CONTACT</text:p>
      <text:p text:style-name="Standard"><text:s text:c="4"/>BLOG</text:p>
      <text:p text:style-name="Standard"><text:s text:c="4"/>PROJECTS</text:p>
      <text:p text:style-name="Standard"><text:s text:c="4"/>HELP</text:p>
      <text:p text:style-name="Standard"><text:s text:c="4"/>DONATE</text:p>
      <text:p text:style-name="Standard"><text:s text:c="4"/>JOBS</text:p>
      <text:p text:style-name="Standard"><text:s text:c="4"/>VOLUNTEER</text:p>
      <text:p text:style-name="Standard"><text:s text:c="4"/>PEOPLE</text:p>
      <text:p text:style-name="Standard"/>
      <text:p text:style-name="Standard">Full text of "Introduction To Cryptography With Java Applets [ David Bishop]"</text:p>
      <text:p text:style-name="Standard">See other formats</text:p>
      <text:p text:style-name="Standard"/>
      <text:p text:style-name="Standard"/>
      <text:p text:style-name="Standard">DAVID BISHOP </text:p>
      <text:p text:style-name="Standard"/>
      <text:p text:style-name="Standard">Crinnell College </text:p>
      <text:p text:style-name="Standard"/>
      <text:p text:style-name="Standard"/>
      <text:p text:style-name="Standard">INTRODUCTION TO </text:p>
      <text:p text:style-name="Standard"/>
      <text:p text:style-name="Standard">CRYPTOGRAPHY </text:p>
      <text:p text:style-name="Standard"/>
      <text:p text:style-name="Standard">WITH JAVA™ APPLETS </text:p>
      <text:p text:style-name="Standard"/>
      <text:p text:style-name="Standard"/>
      <text:p text:style-name="Standard"/>
      <text:p text:style-name="Standard">JONES AND BARTLETT PUBLISHERS </text:p>
      <text:p text:style-name="Standard"/>
      <text:p text:style-name="Standard">Sudbury, Massachusetts </text:p>
      <text:p text:style-name="Standard"/>
      <text:p text:style-name="Standard"/>
      <text:p text:style-name="Standard">BOSTON </text:p>
      <text:p text:style-name="Standard"/>
      <text:p text:style-name="Standard"/>
      <text:p text:style-name="Standard">TORONTO </text:p>
      <text:p text:style-name="Standard"/>
      <text:p text:style-name="Standard"><text:soft-page-break/></text:p>
      <text:p text:style-name="Standard">LONDON </text:p>
      <text:p text:style-name="Standard"/>
      <text:p text:style-name="Standard"/>
      <text:p text:style-name="Standard">SINGAPORE </text:p>
      <text:p text:style-name="Standard"/>
      <text:p text:style-name="Standard"/>
      <text:p text:style-name="Standard">World Headquarters </text:p>
      <text:p text:style-name="Standard"/>
      <text:p text:style-name="Standard">Jones and Bartlett Publishers </text:p>
      <text:p text:style-name="Standard"/>
      <text:p text:style-name="Standard">40 Tall Pine Drive </text:p>
      <text:p text:style-name="Standard"/>
      <text:p text:style-name="Standard">Sudbury, MA 01776 </text:p>
      <text:p text:style-name="Standard"/>
      <text:p text:style-name="Standard">978-443-5000 </text:p>
      <text:p text:style-name="Standard"/>
      <text:p text:style-name="Standard">info@jbpub.com </text:p>
      <text:p text:style-name="Standard"/>
      <text:p text:style-name="Standard">www.jbpub.com </text:p>
      <text:p text:style-name="Standard"/>
      <text:p text:style-name="Standard"/>
      <text:p text:style-name="Standard">Jones and Bartlett Publishers </text:p>
      <text:p text:style-name="Standard">2406 Nikanna Road </text:p>
      <text:p text:style-name="Standard">Mississauga, ON L5C 2W6 </text:p>
      <text:p text:style-name="Standard">CANADA </text:p>
      <text:p text:style-name="Standard"/>
      <text:p text:style-name="Standard"/>
      <text:p text:style-name="Standard">Jones and Bartlett Publishers </text:p>
      <text:p text:style-name="Standard">International </text:p>
      <text:p text:style-name="Standard">Barb House, Barb Mews </text:p>
      <text:p text:style-name="Standard">London W6 7PA </text:p>
      <text:p text:style-name="Standard">UK </text:p>
      <text:p text:style-name="Standard"/>
      <text:p text:style-name="Standard"/>
      <text:p text:style-name="Standard">Copyright © 2003 by Jones and Bartlett Publishers, Inc. </text:p>
      <text:p text:style-name="Standard"/>
      <text:p text:style-name="Standard">Cover image © Mark Tomalty / Masterfile </text:p>
      <text:p text:style-name="Standard"/>
      <text:p text:style-name="Standard">All rights reserved. No part of the material protected by this copyright may be reproduced or utilized in </text:p>
      <text:p text:style-name="Standard">any form, electronic or mechanical, including photocopying, recording, or by any information storage and </text:p>
      <text:p text:style-name="Standard">retrieval system, without written permission from the copyright owner. </text:p>
      <text:p text:style-name="Standard"/>
      <text:p text:style-name="Standard">Library of Congress Cataloging-in-Publication Data </text:p>
      <text:p text:style-name="Standard"/>
      <text:p text:style-name="Standard">Bishop, David 1963- </text:p>
      <text:p text:style-name="Standard"/>
      <text:p text:style-name="Standard">Introduction to cryptography with Java applets / David Bishop, </text:p>
      <text:p text:style-name="Standard">p. cm. </text:p>
      <text:p text:style-name="Standard"/>
      <text:p text:style-name="Standard"><text:soft-page-break/>Includes index. </text:p>
      <text:p text:style-name="Standard"/>
      <text:p text:style-name="Standard">ISBN 0-7637-2207-3 </text:p>
      <text:p text:style-name="Standard"/>
      <text:p text:style-name="Standard">1. Computer security. 2. Cryptography. 3. Java (Computer program language) I. Title. </text:p>
      <text:p text:style-name="Standard"/>
      <text:p text:style-name="Standard">QA76.9.A25 B565 2003 </text:p>
      <text:p text:style-name="Standard">005.8— dc21 </text:p>
      <text:p text:style-name="Standard"/>
      <text:p text:style-name="Standard">2002034167 </text:p>
      <text:p text:style-name="Standard"/>
      <text:p text:style-name="Standard"/>
      <text:p text:style-name="Standard">Editor-in-Chief, College: J. Michael Stranz </text:p>
      <text:p text:style-name="Standard"/>
      <text:p text:style-name="Standard">Production Manager: Amy Rose </text:p>
      <text:p text:style-name="Standard"/>
      <text:p text:style-name="Standard">Editorial Assistant: Theresa DiDonato </text:p>
      <text:p text:style-name="Standard"/>
      <text:p text:style-name="Standard">Associate Production Editor: Karen C. Ferreira </text:p>
      <text:p text:style-name="Standard"/>
      <text:p text:style-name="Standard">Senior Marketing Manager: Nathan J. Schultz </text:p>
      <text:p text:style-name="Standard"/>
      <text:p text:style-name="Standard">Production Assistant: Jenny L. Mclsaac </text:p>
      <text:p text:style-name="Standard"/>
      <text:p text:style-name="Standard">V.P., Manufacturing and Inventory Control: Therese Brauer </text:p>
      <text:p text:style-name="Standard"/>
      <text:p text:style-name="Standard">Cover Design: Night and Day Design </text:p>
      <text:p text:style-name="Standard"/>
      <text:p text:style-name="Standard">Interior Design: Anne Flanagan </text:p>
      <text:p text:style-name="Standard"/>
      <text:p text:style-name="Standard">Illustrations: Dartmouth Publishing </text:p>
      <text:p text:style-name="Standard"/>
      <text:p text:style-name="Standard">Composition: Northeast Compositors </text:p>
      <text:p text:style-name="Standard"/>
      <text:p text:style-name="Standard">Printing and Binding: Malloy Incorporated </text:p>
      <text:p text:style-name="Standard"/>
      <text:p text:style-name="Standard">Cover Printing: Malloy Incorporated </text:p>
      <text:p text:style-name="Standard"/>
      <text:p text:style-name="Standard">Printed in the United States of America </text:p>
      <text:p text:style-name="Standard">06 05 04 03 02 10 9 8 7 6 5 4 3 2 1 </text:p>
      <text:p text:style-name="Standard"/>
      <text:p text:style-name="Standard"/>
      <text:p text:style-name="Standard"/>
      <text:p text:style-name="Standard">4 G &amp; Gjr </text:p>
      <text:p text:style-name="Standard"/>
      <text:p text:style-name="Standard"/>
      <text:p text:style-name="Standard"/>
      <text:p text:style-name="Standard">Form is exactly emptiness, emptiness exactly form; </text:p>
      <text:p text:style-name="Standard">so it is with sensation, perception, mental reaction, and consciousness. </text:p>
      <text:p text:style-name="Standard">All things are essentially empty, not born, not destroyed; </text:p>
      <text:p text:style-name="Standard">not stained, not pure; without loss, without gain. </text:p>
      <text:p text:style-name="Standard"/>
      <text:p text:style-name="Standard"><text:soft-page-break/>Therefore in emptiness there is no form, </text:p>
      <text:p text:style-name="Standard"/>
      <text:p text:style-name="Standard">no sensation, perception, mental reaction, or consciousness; </text:p>
      <text:p text:style-name="Standard"/>
      <text:p text:style-name="Standard">no eye, ear, nose, tongue, body, mind, </text:p>
      <text:p text:style-name="Standard"/>
      <text:p text:style-name="Standard">no color, sound, smell, taste, touch, object of thought; </text:p>
      <text:p text:style-name="Standard"/>
      <text:p text:style-name="Standard">no seeing and so on to no thinking; </text:p>
      <text:p text:style-name="Standard"/>
      <text:p text:style-name="Standard">no ignorance, and no end to ignorance; </text:p>
      <text:p text:style-name="Standard"/>
      <text:p text:style-name="Standard">no old age and death, no end to old age and death, </text:p>
      <text:p text:style-name="Standard"/>
      <text:p text:style-name="Standard">no anguish, cause of anguish, cessation, path; </text:p>
      <text:p text:style-name="Standard"/>
      <text:p text:style-name="Standard">no wisdom and no attainment. </text:p>
      <text:p text:style-name="Standard"/>
      <text:p text:style-name="Standard">Since there is nothing to attain, the Bodhisattva lives thus: </text:p>
      <text:p text:style-name="Standard">with no hindrance of mind; no hindrance, and hence, no fear; </text:p>
      <text:p text:style-name="Standard">far beyond deluded thought, </text:p>
      <text:p text:style-name="Standard"/>
      <text:p text:style-name="Standard">RIGHT HERE IS NIRVANA. </text:p>
      <text:p text:style-name="Standard"/>
      <text:p text:style-name="Standard">— Erom The Great Prajna-Paramita Heart Sutra </text:p>
      <text:p text:style-name="Standard"/>
      <text:p text:style-name="Standard"/>
      <text:p text:style-name="Standard">I saw myself seeing Nirvana, </text:p>
      <text:p text:style-name="Standard">but I was there, blocking my view; </text:p>
      <text:p text:style-name="Standard">“I see only me,” I said to myself, </text:p>
      <text:p text:style-name="Standard">to which I replied, “Me too.” </text:p>
      <text:p text:style-name="Standard"/>
      <text:p text:style-name="Standard"/>
      <text:p text:style-name="Standard">— David Bishop </text:p>
      <text:p text:style-name="Standard"/>
      <text:p text:style-name="Standard"/>
      <text:p text:style-name="Standard"/>
      <text:p text:style-name="Standard">Preface </text:p>
      <text:p text:style-name="Standard"/>
      <text:p text:style-name="Standard"/>
      <text:p text:style-name="Standard">Cryptography is the art of secret writing. It involves transforming information into </text:p>
      <text:p text:style-name="Standard">apparently unintelligible garbage so that unwanted eyes will be unable to comprehend </text:p>
      <text:p text:style-name="Standard">it. This transformation, however, must be done so that it is reversible, so that individuals </text:p>
      <text:p text:style-name="Standard">intended to view the information may do so. This is the traditional use of cryptography. </text:p>
      <text:p text:style-name="Standard"/>
      <text:p text:style-name="Standard">I agree with the philosophy that it is wiser to publish your encryption methods than to </text:p>
      <text:p text:style-name="Standard">try to keep them secret. Thus, this book and others like it exist. Only government agencies </text:p>
      <text:p text:style-name="Standard">endeavor to keep their encryption methods hidden. It is generally thought that publishing </text:p>
      <text:p text:style-name="Standard">your ciphers exposes them to an army of brilliant people who will take great joy in point- </text:p>
      <text:p text:style-name="Standard">ing out any weaknesses they have. This gives the developer a chance to correct these weak- </text:p>
      <text:p text:style-name="Standard">nesses. On the other hand, trying to protect your methods from someone who really wants </text:p>
      <text:p text:style-name="Standard">to know what they are probably won’t work. A few bribes here and there will take care of </text:p>
      <text:p text:style-name="Standard"><text:soft-page-break/>that, and once they know your algorithms, they will pay very intelligent people to find weak- </text:p>
      <text:p text:style-name="Standard">nesses to exploit. The difference, of course, is that you won’t know that this has happened, </text:p>
      <text:p text:style-name="Standard">nor that the precious information you are sending with this cryptosystem is being moni- </text:p>
      <text:p text:style-name="Standard">tored. </text:p>
      <text:p text:style-name="Standard"/>
      <text:p text:style-name="Standard">A great deal of modern cryptography depends upon the clever manipulation of huge inte- </text:p>
      <text:p text:style-name="Standard">gers. Thus, both number theory and abstract algebra play a large role in contemporary meth- </text:p>
      <text:p text:style-name="Standard">ods of hiding information. In many respects, Java is a pioneer in computer languages, with </text:p>
      <text:p text:style-name="Standard">system security one of its primary missions. Java provides a Biginteger class, and through </text:p>
      <text:p text:style-name="Standard">the use of this class, one may write cryptographic routines unbreakable by even the fastest </text:p>
      <text:p text:style-name="Standard">supercomputers in the world. This will not change in the near future, nor probably even the </text:p>
      <text:p text:style-name="Standard">distant future. The solution to modem cryptanalysis is not more powerful hardware, but more </text:p>
      <text:p text:style-name="Standard">powerful mathematics, for modern cryptosystems depend on the intractability of certain </text:p>
      <text:p text:style-name="Standard">mathematical problems. </text:p>
      <text:p text:style-name="Standard"/>
      <text:p text:style-name="Standard">Java already has security classes defined for it; they are in a package consisting of var- </text:p>
      <text:p text:style-name="Standard">ious abstract classes and interfaces, like Cipher, Message, and so on. This book does not </text:p>
      <text:p text:style-name="Standard">cover these; rather, the emphasis is in learning the mathematical theory of cryptography, and </text:p>
      <text:p text:style-name="Standard">writing algorithms “from the ground up” to implement the theory. For an excellent expo- </text:p>
      <text:p text:style-name="Standard">sition of Java security providers and the Java security classes, one should consult Knudsen’s </text:p>
      <text:p text:style-name="Standard">book, Java Cryptography by O’Reilly. </text:p>
      <text:p text:style-name="Standard"/>
      <text:p text:style-name="Standard"/>
      <text:p text:style-name="Standard">V </text:p>
      <text:p text:style-name="Standard"/>
      <text:p text:style-name="Standard"/>
      <text:p text:style-name="Standard"/>
      <text:p text:style-name="Standard">VI </text:p>
      <text:p text:style-name="Standard"/>
      <text:p text:style-name="Standard"/>
      <text:p text:style-name="Standard">Preface </text:p>
      <text:p text:style-name="Standard"/>
      <text:p text:style-name="Standard"/>
      <text:p text:style-name="Standard">This book is intended for undergraduate students taking a first course in cryptography. </text:p>
      <text:p text:style-name="Standard">I wrote it with both the mathematical theory and the practice of writing cryptographic algo- </text:p>
      <text:p text:style-name="Standard">rithms in mind. The chapters present the number theory required, and, in most cases, cryp- </text:p>
      <text:p text:style-name="Standard">tosystems are presented as soon as the material required to understand them has been </text:p>
      <text:p text:style-name="Standard">completed. No prior knowledge of number theory is necessary, though you should know </text:p>
      <text:p text:style-name="Standard">how to use matrices, and should be familiar with the concept of mathematical induction, and </text:p>
      <text:p text:style-name="Standard">other methods of proof. There are many math exercises for you, and I believe this is nec- </text:p>
      <text:p text:style-name="Standard">essary to deepen one’s understanding of cryptography. A working knowledge of Java is </text:p>
      <text:p text:style-name="Standard">assumed. You should have little trouble programming cryptographic algorithms in Java once </text:p>
      <text:p text:style-name="Standard">the mathematics is understood. We begin the cryptographic programming “from the ground </text:p>
      <text:p text:style-name="Standard">up.” For example, we will first develop our own large integer class in order to gain a deeper </text:p>
      <text:p text:style-name="Standard">appreciation of the challenges involved in such construction. </text:p>
      <text:p text:style-name="Standard"/>
      <text:p text:style-name="Standard">With Java, one may construct secret key cryptographic systems or public key schemes. </text:p>
      <text:p text:style-name="Standard">The concept of secret key cryptography is the traditional view, where both the encryption </text:p>
      <text:p text:style-name="Standard">key and the decryption key must be kept secret, or the messages will be compromised. </text:p>
      <text:p text:style-name="Standard">Secret key cryptography is often said to involve only one key (often it does), because either </text:p>
      <text:p text:style-name="Standard">the encryption key or decryption key is easily obtainable from the other. With public key </text:p>
      <text:p text:style-name="Standard">cryptography, each user generates his or her own public key, which he makes known to </text:p>
      <text:p text:style-name="Standard"><text:soft-page-break/>anyone, and a private key, which he keeps to himself. Anyone knowing some individual’s </text:p>
      <text:p text:style-name="Standard">public key can encrypt and send messages to that person, but only the intended recipient can </text:p>
      <text:p text:style-name="Standard">decrypt it with the private decryption key. It is interesting to note that knowing the public </text:p>
      <text:p text:style-name="Standard">encryption key is of almost no help at all in finding the decryption key. </text:p>
      <text:p text:style-name="Standard"/>
      <text:p text:style-name="Standard">There are many other aspects of cryptography that Java may also be used to implement; </text:p>
      <text:p text:style-name="Standard">for example: </text:p>
      <text:p text:style-name="Standard"/>
      <text:p text:style-name="Standard">Signing Messages. A problem with public key cryptosystems is knowing whether or not </text:p>
      <text:p text:style-name="Standard">someone who has sent a message actually is the person they claim to be. The concept of </text:p>
      <text:p text:style-name="Standard">signing is a technique the sender uses so that the message is known to have come from her. </text:p>
      <text:p text:style-name="Standard">This is simply one of various methods used to authenticate people. </text:p>
      <text:p text:style-name="Standard"/>
      <text:p text:style-name="Standard">Key Agreement. Since public key encryption and decryption tends to execute more slowly </text:p>
      <text:p text:style-name="Standard">than secret key systems, public key systems are often used just to establish secret keys, </text:p>
      <text:p text:style-name="Standard">which are then used in message exchange using a quicker method of encryption and decryp- </text:p>
      <text:p text:style-name="Standard">tion. </text:p>
      <text:p text:style-name="Standard"/>
      <text:p text:style-name="Standard">Database Enciphering. We can use cryptography to encipher entire databases in such a </text:p>
      <text:p text:style-name="Standard">way that individuals can recover certain files or records without giving them access to the </text:p>
      <text:p text:style-name="Standard">entire database. </text:p>
      <text:p text:style-name="Standard"/>
      <text:p text:style-name="Standard">Shadows. This is a method of enciphering highly sensitive information that can be recon- </text:p>
      <text:p text:style-name="Standard">structed only with the combination of a certain minimum number of keys or shadows (as </text:p>
      <text:p text:style-name="Standard">they are more commonly known) assigned to various individuals. </text:p>
      <text:p text:style-name="Standard"/>
      <text:p text:style-name="Standard"/>
      <text:p text:style-name="Standard"/>
      <text:p text:style-name="Standard">Preface vii </text:p>
      <text:p text:style-name="Standard"/>
      <text:p text:style-name="Standard"/>
      <text:p text:style-name="Standard">Hashes or Message Digests. A message digest is a special marker sent referencing a </text:p>
      <text:p text:style-name="Standard">message. It is used to verify that the message is authentic. Messages, like people, are authen- </text:p>
      <text:p text:style-name="Standard">ticated using various techniques. </text:p>
      <text:p text:style-name="Standard"/>
      <text:p text:style-name="Standard">Generating Random Numbers. Since computers are designed to operate in a completely </text:p>
      <text:p text:style-name="Standard">deterministic fashion, they actually have a very difficult time producing true random num- </text:p>
      <text:p text:style-name="Standard">bers. Many of the same mathematical transformations that are used to disguise data are </text:p>
      <text:p text:style-name="Standard">also used to produce “pseudorandom” sequences of numbers. </text:p>
      <text:p text:style-name="Standard"/>
      <text:p text:style-name="Standard">As you can see, the world of cryptography has many faces. I hope everyone who reads </text:p>
      <text:p text:style-name="Standard">this will come to enjoy the beauty in all of them. </text:p>
      <text:p text:style-name="Standard"/>
      <text:p text:style-name="Standard"/>
      <text:p text:style-name="Standard">About The Applets </text:p>
      <text:p text:style-name="Standard"/>
      <text:p text:style-name="Standard">Since the Internet has swept across the face of the Earth, penetrating homes, businesses, </text:p>
      <text:p text:style-name="Standard">and classrooms, people have been trying to figure out how to use it in a way that best suits </text:p>
      <text:p text:style-name="Standard">them. The modern Internet streams digital video, audio, photos, and text through high- </text:p>
      <text:p text:style-name="Standard">speed connections. Since the receiving device is usually a computer, even more sophisti- </text:p>
      <text:p text:style-name="Standard">cated messages can be sent; for example, programs can be downloaded and run live within </text:p>
      <text:p text:style-name="Standard">a Web page. One can even run programs on a server thousands of miles away, and have the </text:p>
      <text:p text:style-name="Standard"><text:soft-page-break/>output sent to the receiver. Via the connection of multiple computers storing myriad types </text:p>
      <text:p text:style-name="Standard">of data, one can view live maps, weather information, government forms, and so on. One </text:p>
      <text:p text:style-name="Standard">can interact with these other machines by the simple click of a mouse. </text:p>
      <text:p text:style-name="Standard"/>
      <text:p text:style-name="Standard">The impact of the Internet is highly visible in schools. Never have individuals had such </text:p>
      <text:p text:style-name="Standard">easy access to materials for learning, and the tools available now go far beyond text, dia- </text:p>
      <text:p text:style-name="Standard">grams, and footnotes. This book, in particular, uses an easily accessible method to demon- </text:p>
      <text:p text:style-name="Standard">strate its concepts: Java applets. Applets are programs that run within a Web page, and </text:p>
      <text:p text:style-name="Standard">with a few restrictions, behave like regular windowed applications with buttons, text fields, </text:p>
      <text:p text:style-name="Standard">check boxes, and so on. </text:p>
      <text:p text:style-name="Standard"/>
      <text:p text:style-name="Standard">What makes applets different is that these programs are referenced from an HTML doc- </text:p>
      <text:p text:style-name="Standard">ument, and are downloaded and run automatically through the Internet connection. The </text:p>
      <text:p text:style-name="Standard">user simply goes to a Web page, and the program pops up and starts running. Contrast this </text:p>
      <text:p text:style-name="Standard">to users downloading programs the old-fashioned way: </text:p>
      <text:p text:style-name="Standard"/>
      <text:p text:style-name="Standard"/>
      <text:p text:style-name="Standard">• Download the source code. </text:p>
      <text:p text:style-name="Standard"/>
      <text:p text:style-name="Standard">• Obtain a compiler for the language the program is written in (this step is often difficult </text:p>
      <text:p text:style-name="Standard">and expensive). </text:p>
      <text:p text:style-name="Standard"/>
      <text:p text:style-name="Standard">• Compile the program(s). </text:p>
      <text:p text:style-name="Standard"/>
      <text:p text:style-name="Standard">• If the programs compile (often not the case), you can now finally run them. </text:p>
      <text:p text:style-name="Standard"/>
      <text:p text:style-name="Standard"/>
      <text:p text:style-name="Standard"/>
      <text:p text:style-name="Standard">Anyone with the time, patience, and experience for all this will have a wonderful time </text:p>
      <text:p text:style-name="Standard">plodding through all these steps. The rest of us want results now, and with this text, we have </text:p>
      <text:p text:style-name="Standard">it. To access the applets in the book, go to the book’s Web site: </text:p>
      <text:p text:style-name="Standard"/>
      <text:p text:style-name="Standard">http://computerscience.jbpub.coiii/cryptography </text:p>
      <text:p text:style-name="Standard"/>
      <text:p text:style-name="Standard"/>
      <text:p text:style-name="Standard"/>
      <text:p text:style-name="Standard">VIII </text:p>
      <text:p text:style-name="Standard"/>
      <text:p text:style-name="Standard"/>
      <text:p text:style-name="Standard">Preface </text:p>
      <text:p text:style-name="Standard"/>
      <text:p text:style-name="Standard"/>
      <text:p text:style-name="Standard"/>
      <text:p text:style-name="Standard">Here you will see links to all of the following course resources: </text:p>
      <text:p text:style-name="Standard"/>
      <text:p text:style-name="Standard">• The applets </text:p>
      <text:p text:style-name="Standard"/>
      <text:p text:style-name="Standard">• Sample data files </text:p>
      <text:p text:style-name="Standard"/>
      <text:p text:style-name="Standard">• Program files </text:p>
      <text:p text:style-name="Standard"/>
      <text:p text:style-name="Standard">• Instructor’s manual </text:p>
      <text:p text:style-name="Standard"><text:soft-page-break/></text:p>
      <text:p text:style-name="Standard">The applet names begin with “Test,” and the HTML document associated with each </text:p>
      <text:p text:style-name="Standard">applet will have a name something like “TestSomethingApplet.html”. By clicking on such </text:p>
      <text:p text:style-name="Standard">a document, you invoke, download, and run some applet. For example, by selecting Test- </text:p>
      <text:p text:style-name="Standard">DiscreteLogApplet.html, an html document is brought up, which immediately references an </text:p>
      <text:p text:style-name="Standard">applet on the server. In this case, the applet TestDiscreteLogApplet. class is requested, down- </text:p>
      <text:p text:style-name="Standard">loaded, and run within the browser window on your computer. </text:p>
      <text:p text:style-name="Standard"/>
      <text:p text:style-name="Standard"/>
      <text:p text:style-name="Standard"/>
      <text:p text:style-name="Standard">Preface ix </text:p>
      <text:p text:style-name="Standard"/>
      <text:p text:style-name="Standard"/>
      <text:p text:style-name="Standard">□ </text:p>
      <text:p text:style-name="Standard"/>
      <text:p text:style-name="Standard">Introduction to Cryptography with Java'” Applets </text:p>
      <text:p text:style-name="Standard"/>
      <text:p text:style-name="Standard">BB </text:p>
      <text:p text:style-name="Standard"/>
      <text:p text:style-name="Standard"/>
      <text:p text:style-name="Standard">It a a </text:p>
      <text:p text:style-name="Standard"/>
      <text:p text:style-name="Standard">Hem* K«t&lt; </text:p>
      <text:p text:style-name="Standard"/>
      <text:p text:style-name="Standard">a </text:p>
      <text:p text:style-name="Standard"/>
      <text:p text:style-name="Standard"/>
      <text:p text:style-name="Standard"/>
      <text:p text:style-name="Standard"/>
      <text:p text:style-name="Standard"/>
      <text:p text:style-name="Standard">I Select. ^ </text:p>
      <text:p text:style-name="Standard"/>
      <text:p text:style-name="Standard"/>
      <text:p text:style-name="Standard">Additional Resoucces </text:p>
      <text:p text:style-name="Standard"/>
      <text:p text:style-name="Standard"/>
      <text:p text:style-name="Standard">Java Applets </text:p>
      <text:p text:style-name="Standard"/>
      <text:p text:style-name="Standard"/>
      <text:p text:style-name="Standard">na: </text:p>
      <text:p text:style-name="Standard"/>
      <text:p text:style-name="Standard"/>
      <text:p text:style-name="Standard">to (hex pewr isconqrgeM (o </text:p>
      <text:p text:style-name="Standard"/>
      <text:p text:style-name="Standard"/>
      <text:p text:style-name="Standard">na: </text:p>
      <text:p text:style-name="Standard"/>
      <text:p text:style-name="Standard"/>
      <text:p text:style-name="Standard">hj : </text:p>
      <text:p text:style-name="Standard"/>
      <text:p text:style-name="Standard"/>
      <text:p text:style-name="Standard">Solve for X u»ing totiy «teo gienl 9t«i&gt; </text:p>
      <text:p text:style-name="Standard"><text:soft-page-break/></text:p>
      <text:p text:style-name="Standard"/>
      <text:p text:style-name="Standard">Solve for X geingexhoiAtiveeeerch </text:p>
      <text:p text:style-name="Standard"/>
      <text:p text:style-name="Standard"/>
      <text:p text:style-name="Standard">na: </text:p>
      <text:p text:style-name="Standard"/>
      <text:p text:style-name="Standard"/>
      <text:p text:style-name="Standard">• Cooyn^ 3003 JOnM M 0» </text:p>
      <text:p text:style-name="Standard">Coniacl — On&gt;itn^^ct.fa &lt;&lt; </text:p>
      <text:p text:style-name="Standard"/>
      <text:p text:style-name="Standard"/>
      <text:p text:style-name="Standard">You always invoke the applet by selecting its associated HTML document. </text:p>
      <text:p text:style-name="Standard"/>
      <text:p text:style-name="Standard">Program Files </text:p>
      <text:p text:style-name="Standard"/>
      <text:p text:style-name="Standard">If you wish to view the Java source code for the applets or any of the other classes in the </text:p>
      <text:p text:style-name="Standard">text, select the Program Files link. We have included on the next page an example of the </text:p>
      <text:p text:style-name="Standard">source code for an applet that demonstrates a block affine cipher in “TestBlockAffine- </text:p>
      <text:p text:style-name="Standard">CipherApplet.java”. </text:p>
      <text:p text:style-name="Standard"/>
      <text:p text:style-name="Standard"/>
      <text:p text:style-name="Standard">X Preface </text:p>
      <text:p text:style-name="Standard"/>
      <text:p text:style-name="Standard"/>
      <text:p text:style-name="Standard">^ Opened; C:\Doc undents and Settings \D&lt;ivid\Local SeltingsMempoiaiy Internet Files\C </text:p>
      <text:p text:style-name="Standard">juiport java.aath.’f; </text:p>
      <text:p text:style-name="Standard">jjiport 3ava. applet. *; </text:p>
      <text:p text:style-name="Standard"/>
      <text:p text:style-name="Standard">Inport ^ava.auc. ■; </text:p>
      <text:p text:style-name="Standard"/>
      <text:p text:style-name="Standard">Import java. avt. event.*; </text:p>
      <text:p text:style-name="Standard"/>
      <text:p text:style-name="Standard">public class TestSlockAffineCiphecApplet extends Applet implements ActionListenec ( </text:p>
      <text:p text:style-name="Standard"/>
      <text:p text:style-name="Standard">Biginteger shift=null; </text:p>
      <text:p text:style-name="Standard"/>
      <text:p text:style-name="Standard">Biglnteger siultipliec=null; </text:p>
      <text:p text:style-name="Standard"/>
      <text:p text:style-name="Standard">int blockSize&gt;Q; </text:p>
      <text:p text:style-name="Standard"/>
      <text:p text:style-name="Standard">byte[] nsgArcayanull; </text:p>
      <text:p text:style-name="Standard"/>
      <text:p text:style-name="Standard">byte[] encnsgAccay^null; </text:p>
      <text:p text:style-name="Standard"/>
      <text:p text:style-name="Standard">Label Labeli=Jiew Labei{"Piaintext") ; </text:p>
      <text:p text:style-name="Standard"/>
      <text:p text:style-name="Standard">TextField asg=&gt;nnf Textrieid(40) ; </text:p>
      <text:p text:style-name="Standard"/>
      <text:p text:style-name="Standard">Label LabeI2»ne« Label ("Ciphertext"); </text:p>
      <text:p text:style-name="Standard"/>
      <text:p text:style-name="Standard">TextFxeld encnsg»neif TexcField(40) ; </text:p>
      <text:p text:style-name="Standard"><text:soft-page-break/></text:p>
      <text:p text:style-name="Standard">Label shiftLabel»new Label ("Shift value: ") ; </text:p>
      <text:p text:style-name="Standard"/>
      <text:p text:style-name="Standard">TextField enttyShiftValue^new TextField(40) ; </text:p>
      <text:p text:style-name="Standard"/>
      <text:p text:style-name="Standard">Label blockLabelaneu Label("Block size (in bytes):"); </text:p>
      <text:p text:style-name="Standard"/>
      <text:p text:style-name="Standard">TextField entcyBlockVaiue»new TextField ( 40 ) ; </text:p>
      <text:p text:style-name="Standard"/>
      <text:p text:style-name="Standard">I Label multLabel-new Label("Kultipliec (must be relatively prime to modulus):”); </text:p>
      <text:p text:style-name="Standard"/>
      <text:p text:style-name="Standard">TextField entryHultValue»new TextField(40) ; </text:p>
      <text:p text:style-name="Standard"/>
      <text:p text:style-name="Standard">Button enciphecButton*iiew Button("Encipher") ; </text:p>
      <text:p text:style-name="Standard"/>
      <text:p text:style-name="Standard">Button decipherButton*ne» Button("Deciphec"); </text:p>
      <text:p text:style-name="Standard"/>
      <text:p text:style-name="Standard">TextField ouuisg»new Textrield("~) ; </text:p>
      <text:p text:style-name="Standard"/>
      <text:p text:style-name="Standard">public void init() ( </text:p>
      <text:p text:style-name="Standard"/>
      <text:p text:style-name="Standard">setLayout(new GridLayout(13,l) ) ; </text:p>
      <text:p text:style-name="Standard">add(Labell); </text:p>
      <text:p text:style-name="Standard"/>
      <text:p text:style-name="Standard">, add(msg); </text:p>
      <text:p text:style-name="Standard"/>
      <text:p text:style-name="Standard">add(Label2); </text:p>
      <text:p text:style-name="Standard">add(encmsg) ; </text:p>
      <text:p text:style-name="Standard"/>
      <text:p text:style-name="Standard">encmsg. setEdi table (false) ; </text:p>
      <text:p text:style-name="Standard">add(blockLabel) ; </text:p>
      <text:p text:style-name="Standard">add(entrYBlockValue) ; </text:p>
      <text:p text:style-name="Standard">add(shiftLabel) ; </text:p>
      <text:p text:style-name="Standard">add(entryShlftValue] ; </text:p>
      <text:p text:style-name="Standard">edd(nulcLabel) ; </text:p>
      <text:p text:style-name="Standard">add(enttyHultValue) ; </text:p>
      <text:p text:style-name="Standard"/>
      <text:p text:style-name="Standard">[ add(enciphetButton) ; </text:p>
      <text:p text:style-name="Standard"/>
      <text:p text:style-name="Standard">I encipherButton. addActionListener(this) ; </text:p>
      <text:p text:style-name="Standard"/>
      <text:p text:style-name="Standard">add(decipherButton) ; </text:p>
      <text:p text:style-name="Standard"/>
      <text:p text:style-name="Standard">I decipherButton. addActionListenerCthis) ; </text:p>
      <text:p text:style-name="Standard"/>
      <text:p text:style-name="Standard">l&lt; ■ </text:p>
      <text:p text:style-name="Standard"/>
      <text:p text:style-name="Standard">Source^ Ii I Insert </text:p>
      <text:p text:style-name="Standard"/>
      <text:p text:style-name="Standard"/>
      <text:p text:style-name="Standard"/>
      <text:p text:style-name="Standard">Sample Data Files </text:p>
      <text:p text:style-name="Standard"><text:soft-page-break/></text:p>
      <text:p text:style-name="Standard">Because cryptography often involves manipulating very large numbers, there are examples </text:p>
      <text:p text:style-name="Standard">in the text that incorporate them. These examples are also stored on the book’s Web site. </text:p>
      <text:p text:style-name="Standard">Click on the Sample Data Files link to view them. By copying these files and pasting the </text:p>
      <text:p text:style-name="Standard">large numbers into a math computation engine, you can verify the results claimed in the </text:p>
      <text:p text:style-name="Standard">book. </text:p>
      <text:p text:style-name="Standard"/>
      <text:p text:style-name="Standard">Instructor's Manual and Resources </text:p>
      <text:p text:style-name="Standard"/>
      <text:p text:style-name="Standard">Instructors of a course using this text have access to a manual that provides solutions to the </text:p>
      <text:p text:style-name="Standard">more difficult exercises in the text. There are also programs written just for instructors that </text:p>
      <text:p text:style-name="Standard">can be used to generate additional exercises. Permission must be obtained to use this por- </text:p>
      <text:p text:style-name="Standard">tion of the site. Please contact your publisher’s representative at 1-800-832-0034 for your </text:p>
      <text:p text:style-name="Standard">username and password. </text:p>
      <text:p text:style-name="Standard"/>
      <text:p text:style-name="Standard"/>
      <text:p text:style-name="Standard">Preface xi </text:p>
      <text:p text:style-name="Standard"/>
      <text:p text:style-name="Standard"/>
      <text:p text:style-name="Standard">A Word of Thanks </text:p>
      <text:p text:style-name="Standard"/>
      <text:p text:style-name="Standard">I would like to extend my sincere thanks to Charles J. Colbourn of Arizona State Univer- </text:p>
      <text:p text:style-name="Standard">sity and K. T. Arasu of Wright State University, who reviewed this book in its early stages. </text:p>
      <text:p text:style-name="Standard">Their insightful comments and suggestions were of great value, and I appreciate the time </text:p>
      <text:p text:style-name="Standard">and energy they put in to their reviews. </text:p>
      <text:p text:style-name="Standard"/>
      <text:p text:style-name="Standard">To You, THE READER </text:p>
      <text:p text:style-name="Standard"/>
      <text:p text:style-name="Standard">I hope you have as much fun reading this book as I had writing it, and I SINCERELY hope </text:p>
      <text:p text:style-name="Standard">you use the many applets provided for you online. If you are a student, this goes double for </text:p>
      <text:p text:style-name="Standard">you, and if you are a teacher, quadruple. Without the applets, this book is just another crypto </text:p>
      <text:p text:style-name="Standard">book, but with them, IT’S AN ADVENTURE! </text:p>
      <text:p text:style-name="Standard"/>
      <text:p text:style-name="Standard">HAVE FUN! </text:p>
      <text:p text:style-name="Standard"/>
      <text:p text:style-name="Standard"/>
      <text:p text:style-name="Standard"/>
      <text:p text:style-name="Standard"/>
      <text:p text:style-name="Standard">Contents </text:p>
      <text:p text:style-name="Standard"/>
      <text:p text:style-name="Standard"/>
      <text:p text:style-name="Standard">Chapter 1: A History of Cryptography 1 </text:p>
      <text:p text:style-name="Standard"/>
      <text:p text:style-name="Standard">1 . 1 Codes 2 </text:p>
      <text:p text:style-name="Standard"/>
      <text:p text:style-name="Standard">1 .2 Monoalphabetic Substitution Ciphers 3 </text:p>
      <text:p text:style-name="Standard"/>
      <text:p text:style-name="Standard">1 .3 Frequency Analysis on Caesar Ciphers 4 </text:p>
      <text:p text:style-name="Standard"/>
      <text:p text:style-name="Standard">1 .4 Frequency Analysis on Monoalphabetic Substitution Ciphers 7 </text:p>
      <text:p text:style-name="Standard"/>
      <text:p text:style-name="Standard">1 .5 Polyalphabetic Substitution Ciphers 8 </text:p>
      <text:p text:style-name="Standard"><text:soft-page-break/></text:p>
      <text:p text:style-name="Standard">1.6 The Vigenere Cipher and Code Wheels 10 </text:p>
      <text:p text:style-name="Standard"/>
      <text:p text:style-name="Standard">1 .7 Breaking Simple Vigenere Ciphers 1 1 </text:p>
      <text:p text:style-name="Standard"/>
      <text:p text:style-name="Standard">1 .8 The Kaisiski Method of Determining Key Length 12 </text:p>
      <text:p text:style-name="Standard"/>
      <text:p text:style-name="Standard">1.9 The Full Vigenere Cipher 14 </text:p>
      <text:p text:style-name="Standard"/>
      <text:p text:style-name="Standard">1.10 The Auto-Key Vigenere Cipher 16 </text:p>
      <text:p text:style-name="Standard"/>
      <text:p text:style-name="Standard">1.11 The Running Key Vigenere Cipher 17 </text:p>
      <text:p text:style-name="Standard"/>
      <text:p text:style-name="Standard">1.12 Breaking Auto-Key and Running Key Vigenere Ciphers 1 8 </text:p>
      <text:p text:style-name="Standard"/>
      <text:p text:style-name="Standard">1.13 The One-Time Pad 18 </text:p>
      <text:p text:style-name="Standard"/>
      <text:p text:style-name="Standard">1.14 Transposition Ciphers 19 </text:p>
      <text:p text:style-name="Standard"/>
      <text:p text:style-name="Standard">1.15 Polygram Substitution Ciphers 20 </text:p>
      <text:p text:style-name="Standard"/>
      <text:p text:style-name="Standard">1.16 The Playfair Cipher 20 </text:p>
      <text:p text:style-name="Standard"/>
      <text:p text:style-name="Standard">1.17 Breaking Simple Polygram Ciphers 23 </text:p>
      <text:p text:style-name="Standard"/>
      <text:p text:style-name="Standard">1.18 The Jefferson Cylinder 23 </text:p>
      <text:p text:style-name="Standard"/>
      <text:p text:style-name="Standard">1.19 Homophonic Substitution Ciphers 24 </text:p>
      <text:p text:style-name="Standard"/>
      <text:p text:style-name="Standard">1 .20 Combination Substitution/Transposition Ciphers 26 </text:p>
      <text:p text:style-name="Standard">Exercises 28 </text:p>
      <text:p text:style-name="Standard"/>
      <text:p text:style-name="Standard"/>
      <text:p text:style-name="Standard">Chapter 2: Large Integer Computing 33 </text:p>
      <text:p text:style-name="Standard"/>
      <text:p text:style-name="Standard">2.1 Constructors 34 </text:p>
      <text:p text:style-name="Standard"/>
      <text:p text:style-name="Standard">2.2 Comparison Methods 38 </text:p>
      <text:p text:style-name="Standard"/>
      <text:p text:style-name="Standard">2.3 Arithmetic Methods 41 </text:p>
      <text:p text:style-name="Standard"/>
      <text:p text:style-name="Standard">2.4 The Java Biginteger Class 51 </text:p>
      <text:p text:style-name="Standard"/>
      <text:p text:style-name="Standard">2.5 Constructors 51 </text:p>
      <text:p text:style-name="Standard"/>
      <text:p text:style-name="Standard"/>
      <text:p text:style-name="Standard"/>
      <text:p text:style-name="Standard">xiv Contents </text:p>
      <text:p text:style-name="Standard"/>
      <text:p text:style-name="Standard"/>
      <text:p text:style-name="Standard">2.6 Methods 54 </text:p>
      <text:p text:style-name="Standard">Exercises 62 </text:p>
      <text:p text:style-name="Standard"><text:soft-page-break/></text:p>
      <text:p text:style-name="Standard">Chapter 3: The Integers 65 </text:p>
      <text:p text:style-name="Standard"/>
      <text:p text:style-name="Standard">3.1 The Division Algorithm 66 </text:p>
      <text:p text:style-name="Standard"/>
      <text:p text:style-name="Standard">3.2 The Euclidean Algorithm 77 </text:p>
      <text:p text:style-name="Standard"/>
      <text:p text:style-name="Standard">3.3 The Fundamental Theorem of Arithmetic 82 </text:p>
      <text:p text:style-name="Standard">Exercises 86 </text:p>
      <text:p text:style-name="Standard"/>
      <text:p text:style-name="Standard">Chapter 4: Linear Diophantine Equations and Linear Congruences 89 </text:p>
      <text:p text:style-name="Standard"/>
      <text:p text:style-name="Standard">4. 1 Linear Diophantine Equations 89 </text:p>
      <text:p text:style-name="Standard"/>
      <text:p text:style-name="Standard">4.2 Linear Congruences 92 </text:p>
      <text:p text:style-name="Standard"/>
      <text:p text:style-name="Standard">4.3 Modular Inverses 98 </text:p>
      <text:p text:style-name="Standard">Exercises 100 </text:p>
      <text:p text:style-name="Standard"/>
      <text:p text:style-name="Standard">Chapter 5: Linear Ciphers 105 </text:p>
      <text:p text:style-name="Standard"/>
      <text:p text:style-name="Standard">5.1 The Caesar Cipher 105 </text:p>
      <text:p text:style-name="Standard"/>
      <text:p text:style-name="Standard">5.2 Weaknesses of the Caesar Cipher 111 </text:p>
      <text:p text:style-name="Standard"/>
      <text:p text:style-name="Standard">5.3 Affine Transformation Ciphers 111 </text:p>
      <text:p text:style-name="Standard"/>
      <text:p text:style-name="Standard">5.4 Weaknesses of Affine Transformation Ciphers 113 </text:p>
      <text:p text:style-name="Standard"/>
      <text:p text:style-name="Standard">5.5 The Vigenere Cipher 115 </text:p>
      <text:p text:style-name="Standard"/>
      <text:p text:style-name="Standard">5.6 Block Affine Ciphers 116 </text:p>
      <text:p text:style-name="Standard"/>
      <text:p text:style-name="Standard">5.7 Weaknesses of the Block Affine Cipher, Known Plaintext Attack 118 </text:p>
      <text:p text:style-name="Standard"/>
      <text:p text:style-name="Standard">5.8 Padding Methods 119 </text:p>
      <text:p text:style-name="Standard">Exercises 124 </text:p>
      <text:p text:style-name="Standard"/>
      <text:p text:style-name="Standard">Chapter 6: Systems of Linear Congruences — Single Modulus 125 </text:p>
      <text:p text:style-name="Standard"/>
      <text:p text:style-name="Standard">6.1 Modular Matrices 125 </text:p>
      <text:p text:style-name="Standard"/>
      <text:p text:style-name="Standard">6.2 Modular Matrix Inverses 129 </text:p>
      <text:p text:style-name="Standard">Exercises 141 </text:p>
      <text:p text:style-name="Standard"/>
      <text:p text:style-name="Standard">Chapter 7: Matrix Ciphers 143 </text:p>
      <text:p text:style-name="Standard"/>
      <text:p text:style-name="Standard">7.1 Weaknesses of Matrix Cryptosystems 144 </text:p>
      <text:p text:style-name="Standard"/>
      <text:p text:style-name="Standard">7.2 Transposition Ciphers 150 </text:p>
      <text:p text:style-name="Standard"/>
      <text:p text:style-name="Standard">7.3 Combination Suhstitution/Transposition Ciphers 154 </text:p>
      <text:p text:style-name="Standard"><text:soft-page-break/>Exercises 159 </text:p>
      <text:p text:style-name="Standard"/>
      <text:p text:style-name="Standard">Chapter 8: Systems of Linear Congruences — Multiple Moduli 161 </text:p>
      <text:p text:style-name="Standard"/>
      <text:p text:style-name="Standard">8.1 The Chinese Remainder Theorem 162 </text:p>
      <text:p text:style-name="Standard"/>
      <text:p text:style-name="Standard">Exercises 166 </text:p>
      <text:p text:style-name="Standard"/>
      <text:p text:style-name="Standard"/>
      <text:p text:style-name="Standard"/>
      <text:p text:style-name="Standard">Contents xv </text:p>
      <text:p text:style-name="Standard"/>
      <text:p text:style-name="Standard"/>
      <text:p text:style-name="Standard">Chapter 9: Quadratic Congruences 169 </text:p>
      <text:p text:style-name="Standard"/>
      <text:p text:style-name="Standard">9.1 Quadratic Congruences Modulo a Prime 169 </text:p>
      <text:p text:style-name="Standard"/>
      <text:p text:style-name="Standard">9.2 Fermat’s Little Theorem 170 </text:p>
      <text:p text:style-name="Standard"/>
      <text:p text:style-name="Standard">9.3 Quadratic Congruences Modulo a Composite 171 </text:p>
      <text:p text:style-name="Standard">Exercises 179 </text:p>
      <text:p text:style-name="Standard"/>
      <text:p text:style-name="Standard">Chapter 10: Quadratic Ciphers 181 </text:p>
      <text:p text:style-name="Standard"/>
      <text:p text:style-name="Standard">10.1 The Rabin Cipher 181 </text:p>
      <text:p text:style-name="Standard"/>
      <text:p text:style-name="Standard">10.2 Weaknesses of the Rabin Cipher 185 </text:p>
      <text:p text:style-name="Standard"/>
      <text:p text:style-name="Standard">10.3 Strong Primes 190 </text:p>
      <text:p text:style-name="Standard"/>
      <text:p text:style-name="Standard">10.4 Salt 199 </text:p>
      <text:p text:style-name="Standard"/>
      <text:p text:style-name="Standard">10.5 Cipher Block Chaining (CBC) 204 </text:p>
      <text:p text:style-name="Standard"/>
      <text:p text:style-name="Standard">10.6 Blum-Goldwasser Probabilistic Cipher 208 </text:p>
      <text:p text:style-name="Standard"/>
      <text:p text:style-name="Standard">10.7 Weaknesses of the Blum-Goldwasser Probabilistic Cipher 211 </text:p>
      <text:p text:style-name="Standard">Exercises 212 </text:p>
      <text:p text:style-name="Standard"/>
      <text:p text:style-name="Standard">Chapter 11: Primality Testing 213 </text:p>
      <text:p text:style-name="Standard"/>
      <text:p text:style-name="Standard">11.1 Miller’s Test 215 </text:p>
      <text:p text:style-name="Standard"/>
      <text:p text:style-name="Standard">11.2 The Rabin-Miller Test 217 </text:p>
      <text:p text:style-name="Standard">Exercises 219 </text:p>
      <text:p text:style-name="Standard"/>
      <text:p text:style-name="Standard">Chapter 12: Factorization Techniques 221 </text:p>
      <text:p text:style-name="Standard"/>
      <text:p text:style-name="Standard">12.1 Eermat Factorization 221 </text:p>
      <text:p text:style-name="Standard"/>
      <text:p text:style-name="Standard">12.2 Monte Carlo Factorization 226 </text:p>
      <text:p text:style-name="Standard"/>
      <text:p text:style-name="Standard"><text:soft-page-break/>12.3 The Pollard ;7-l Method of Factorization 230 </text:p>
      <text:p text:style-name="Standard">Exercises 234 </text:p>
      <text:p text:style-name="Standard"/>
      <text:p text:style-name="Standard">Chapter 13: Exponential Congruences 235 </text:p>
      <text:p text:style-name="Standard"/>
      <text:p text:style-name="Standard">13.1 Order of an Integer 236 </text:p>
      <text:p text:style-name="Standard"/>
      <text:p text:style-name="Standard">13.2 Generators 237 </text:p>
      <text:p text:style-name="Standard"/>
      <text:p text:style-name="Standard">13.3 Generator Selection 239 </text:p>
      <text:p text:style-name="Standard"/>
      <text:p text:style-name="Standard">13.4 Calculating Discrete Logarithms 243 </text:p>
      <text:p text:style-name="Standard">Exercises 256 </text:p>
      <text:p text:style-name="Standard"/>
      <text:p text:style-name="Standard">Chapter 14: Exponential Ciphers 259 </text:p>
      <text:p text:style-name="Standard"/>
      <text:p text:style-name="Standard">14.1 Diffie-Hellman Key Exchange 259 </text:p>
      <text:p text:style-name="Standard"/>
      <text:p text:style-name="Standard">14.2 Weaknesses of Diffie-Hellman 260 </text:p>
      <text:p text:style-name="Standard"/>
      <text:p text:style-name="Standard">14.3 The Pohlig-Hellman Exponentiation Cipher 260 </text:p>
      <text:p text:style-name="Standard"/>
      <text:p text:style-name="Standard">14.4 Weaknesses of the Pohlig-Hellman Cipher 261 </text:p>
      <text:p text:style-name="Standard"/>
      <text:p text:style-name="Standard">14.5 Cipher Eeedback Mode (CFB) 262 </text:p>
      <text:p text:style-name="Standard"/>
      <text:p text:style-name="Standard">14.6 The ElGamal Cipher 267 </text:p>
      <text:p text:style-name="Standard"/>
      <text:p text:style-name="Standard">14.7 Weaknesses of ElGamal 269 </text:p>
      <text:p text:style-name="Standard"/>
      <text:p text:style-name="Standard"/>
      <text:p text:style-name="Standard"/>
      <text:p text:style-name="Standard">xvi Contents </text:p>
      <text:p text:style-name="Standard"/>
      <text:p text:style-name="Standard"/>
      <text:p text:style-name="Standard">14.8 The RSA Cipher 270 </text:p>
      <text:p text:style-name="Standard"/>
      <text:p text:style-name="Standard">14.9 Weaknesses of RSA 272 </text:p>
      <text:p text:style-name="Standard">Exercises 278 </text:p>
      <text:p text:style-name="Standard"/>
      <text:p text:style-name="Standard"/>
      <text:p text:style-name="Standard">Chapter 15: Establishing Keys and Message Exchange 279 </text:p>
      <text:p text:style-name="Standard"/>
      <text:p text:style-name="Standard">15.1 Establishing Keys 279 </text:p>
      <text:p text:style-name="Standard"/>
      <text:p text:style-name="Standard">15.2 Diffie-Hellman Key Exchange Application 281 </text:p>
      <text:p text:style-name="Standard"/>
      <text:p text:style-name="Standard">15.3 Message Exchange 284 </text:p>
      <text:p text:style-name="Standard"/>
      <text:p text:style-name="Standard">15.4 Cipher Chat Application 284 </text:p>
      <text:p text:style-name="Standard">Exercises 298 </text:p>
      <text:p text:style-name="Standard"/>
      <text:p text:style-name="Standard"><text:soft-page-break/></text:p>
      <text:p text:style-name="Standard">Chapter 16: Cryptographic Applications 299 </text:p>
      <text:p text:style-name="Standard"/>
      <text:p text:style-name="Standard"/>
      <text:p text:style-name="Standard">16.1 Shadows 299 </text:p>
      <text:p text:style-name="Standard"/>
      <text:p text:style-name="Standard">16.2 Database Encryption 306 </text:p>
      <text:p text:style-name="Standard"/>
      <text:p text:style-name="Standard">16.3 Large Integer Arithmetic 309 </text:p>
      <text:p text:style-name="Standard"/>
      <text:p text:style-name="Standard">16.4 Random Number Generation 315 </text:p>
      <text:p text:style-name="Standard"/>
      <text:p text:style-name="Standard">16.5 Signing Messages 320 </text:p>
      <text:p text:style-name="Standard"/>
      <text:p text:style-name="Standard">16.6 Message Digests 326 </text:p>
      <text:p text:style-name="Standard"/>
      <text:p text:style-name="Standard">16.7 Signing with ElGamal 334 </text:p>
      <text:p text:style-name="Standard"/>
      <text:p text:style-name="Standard">16.8 Attacks on Digest Eunctions 338 </text:p>
      <text:p text:style-name="Standard"/>
      <text:p text:style-name="Standard">16.9 Zero Knowledge Identification 340 </text:p>
      <text:p text:style-name="Standard">Exercises 350 </text:p>
      <text:p text:style-name="Standard"/>
      <text:p text:style-name="Standard"/>
      <text:p text:style-name="Standard">Appendix: List of Propositions 351 </text:p>
      <text:p text:style-name="Standard"/>
      <text:p text:style-name="Standard">Appendix II: Information Theory 357 </text:p>
      <text:p text:style-name="Standard"/>
      <text:p text:style-name="Standard">AIL 1 Entropy of a Message 357 </text:p>
      <text:p text:style-name="Standard">AII.2 Rate of a Language 358 </text:p>
      <text:p text:style-name="Standard">AIL3 Cryptographic Techniques 360 </text:p>
      <text:p text:style-name="Standard">AIL4 Confusion 360 </text:p>
      <text:p text:style-name="Standard">AIL5 Diffusion 361 </text:p>
      <text:p text:style-name="Standard">AIL6 Compression 361 </text:p>
      <text:p text:style-name="Standard"/>
      <text:p text:style-name="Standard">Recommended Reading 365 </text:p>
      <text:p text:style-name="Standard"/>
      <text:p text:style-name="Standard"/>
      <text:p text:style-name="Standard">Index 367 </text:p>
      <text:p text:style-name="Standard"/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This chapter provides an overview of some of the classical methods of cryptography </text:p>
      <text:p text:style-name="Standard">and some idea of how they evolved. None of the methods described here is used today, </text:p>
      <text:p text:style-name="Standard">because they are considered either insecure or impractical. We begin with some definitions: </text:p>
      <text:p text:style-name="Standard"/>
      <text:p text:style-name="Standard"><text:soft-page-break/></text:p>
      <text:p text:style-name="Standard">Definition A cipher, or cryptosystem, is a pair of invertible functions: </text:p>
      <text:p text:style-name="Standard"/>
      <text:p text:style-name="Standard">• /j, (known as the enciphering function), which maps from a set S to a set T, based on </text:p>
      <text:p text:style-name="Standard">a quantity k called an enciphering key. </text:p>
      <text:p text:style-name="Standard"/>
      <text:p text:style-name="Standard">• gj.' (known as the deciphering function), the inverse of/j.. k' is known as the deci- </text:p>
      <text:p text:style-name="Standard">phering key. </text:p>
      <text:p text:style-name="Standard"/>
      <text:p text:style-name="Standard"/>
      <text:p text:style-name="Standard">The function /^. maps an element v in 5 to an element /j.(v) in T so that determining the </text:p>
      <text:p text:style-name="Standard">inverse mapping is extremely difficult without knowledge of k' . An element of S is called </text:p>
      <text:p text:style-name="Standard">plaintext, whereas an element of T is called ciphertext. </text:p>
      <text:p text:style-name="Standard"/>
      <text:p text:style-name="Standard">Some ciphers are better at satisfying this definition than others. The terms encipher and </text:p>
      <text:p text:style-name="Standard">encrypt are synonymous, as are the terms decipher and decrypt. </text:p>
      <text:p text:style-name="Standard"/>
      <text:p text:style-name="Standard"/>
      <text:p text:style-name="Standard">Definition If, for some cipher A: = A:', or if k' is easily computable given k, such a </text:p>
      <text:p text:style-name="Standard">cipher is called a secret key cipher. However, if k' is extremely difficult to obtain even </text:p>
      <text:p text:style-name="Standard">with knowledge of k, such a cipher is called a public key cipher. In this case k is called </text:p>
      <text:p text:style-name="Standard">a public key, whereas k' is called a private key. </text:p>
      <text:p text:style-name="Standard"/>
      <text:p text:style-name="Standard"/>
      <text:p text:style-name="Standard">1 </text:p>
      <text:p text:style-name="Standard"/>
      <text:p text:style-name="Standard"/>
      <text:p text:style-name="Standard"/>
      <text:p text:style-name="Standard">1.2 Monoalphabetic Substitution Ciphers 3 </text:p>
      <text:p text:style-name="Standard"/>
      <text:p text:style-name="Standard"/>
      <text:p text:style-name="Standard">TABLE 1.2 A Sample </text:p>
      <text:p text:style-name="Standard">Decoding Codebook </text:p>
      <text:p text:style-name="Standard"/>
      <text:p text:style-name="Standard"/>
      <text:p text:style-name="Standard"/>
      <text:p text:style-name="Standard">A decoding codebook would provide the reverse mappings, organized alphabetically by </text:p>
      <text:p text:style-name="Standard">codeword, as shown in Table 1.2. </text:p>
      <text:p text:style-name="Standard"/>
      <text:p text:style-name="Standard">In practice, both the encoding and decoding codebooks would probably be incorporated </text:p>
      <text:p text:style-name="Standard">into one book. </text:p>
      <text:p text:style-name="Standard"/>
      <text:p text:style-name="Standard">So, using the previous codebook, the message </text:p>
      <text:p text:style-name="Standard"/>
      <text:p text:style-name="Standard">ATTACK ENEMY AT DAWN </text:p>
      <text:p text:style-name="Standard">would be encoded as </text:p>
      <text:p text:style-name="Standard"/>
      <text:p text:style-name="Standard">RUN EXPLODE LION COMPUTER. </text:p>
      <text:p text:style-name="Standard"/>
      <text:p text:style-name="Standard">Though there is some evidence that codes may be more secure than most ciphers, they </text:p>
      <text:p text:style-name="Standard">are not used widely today because of the high overhead involved in distributing, maintain- </text:p>
      <text:p text:style-name="Standard">ing, and protecting the codebooks. </text:p>
      <text:p text:style-name="Standard"><text:soft-page-break/></text:p>
      <text:p text:style-name="Standard">MONOALPHABETIC SUBSTITUTION CIPHERS </text:p>
      <text:p text:style-name="Standard"/>
      <text:p text:style-name="Standard">The oldest cryptosystems were based on monoalphabetic substitution ciphers. These ciphers </text:p>
      <text:p text:style-name="Standard">mapped individual plaintext letters to individual ciphertext letters. They are considered inse- </text:p>
      <text:p text:style-name="Standard">cure because they are all vulnerable to a type of analysis called frequency analysis, which </text:p>
      <text:p text:style-name="Standard">breaks these ciphers. </text:p>
      <text:p text:style-name="Standard"/>
      <text:p text:style-name="Standard">The oldest cipher known is called the Caesar cipher. The enciphering and deciphering </text:p>
      <text:p text:style-name="Standard">transformations map an individual letter to another letter in the same alphabet. Specifically, </text:p>
      <text:p text:style-name="Standard">a plaintext letter is shifted down 3 letters, with letters near the end of the alphabet wrapping </text:p>
      <text:p text:style-name="Standard">around again to the front, as shown in Table 1.3. </text:p>
      <text:p text:style-name="Standard"/>
      <text:p text:style-name="Standard">Thus, using this cipher. </text:p>
      <text:p text:style-name="Standard"/>
      <text:p text:style-name="Standard"/>
      <text:p text:style-name="Standard">EIRE MISSILE </text:p>
      <text:p text:style-name="Standard"/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TABLE 1.3 </text:p>
      <text:p text:style-name="Standard"/>
      <text:p text:style-name="Standard"/>
      <text:p text:style-name="Standard">Plaintext letter A B C D W X Y Z </text:p>
      <text:p text:style-name="Standard"/>
      <text:p text:style-name="Standard">Ciphertext letter D E F G Z A B C </text:p>
      <text:p text:style-name="Standard"/>
      <text:p text:style-name="Standard"/>
      <text:p text:style-name="Standard">would be enciphered as </text:p>
      <text:p text:style-name="Standard"/>
      <text:p text:style-name="Standard">ILim PLWLOH. </text:p>
      <text:p text:style-name="Standard"/>
      <text:p text:style-name="Standard">In practice, however, one usually groups these letters into blocks, say 5 letters each. A </text:p>
      <text:p text:style-name="Standard">cryptanalyst can easily guess certain mappings if the ciphertext words are the same size as </text:p>
      <text:p text:style-name="Standard">the plaintext words. Thus, we would probably send the previous message as </text:p>
      <text:p text:style-name="Standard"/>
      <text:p text:style-name="Standard">ILUHP LWLO H. </text:p>
      <text:p text:style-name="Standard"/>
      <text:p text:style-name="Standard">To decipher, one simply shifts each ciphertext letter 3 letters up the alphabet, again tak- </text:p>
      <text:p text:style-name="Standard">ing wrap-around into account. </text:p>
      <text:p text:style-name="Standard"/>
      <text:p text:style-name="Standard">Every cipher has at least one key, which may need to be kept secret. In the case of the </text:p>
      <text:p text:style-name="Standard">Caesar cipher, the key is the shift value, say k = 3. This key must certainly be protected </text:p>
      <text:p text:style-name="Standard">from unauthorized users, as knowing it allows decryption. In general, we can choose any </text:p>
      <text:p text:style-name="Standard">shift value we wish for a Caesar cipher. </text:p>
      <text:p text:style-name="Standard"/>
      <text:p text:style-name="Standard"><text:soft-page-break/></text:p>
      <text:p text:style-name="Standard">1 .3 FREQUENCY ANALYSIS ON CAESAR CIPHERS </text:p>
      <text:p text:style-name="Standard"/>
      <text:p text:style-name="Standard">Of course, the Caesar cipher is easily breakable, using what is called frequency analysis. We </text:p>
      <text:p text:style-name="Standard">can proceed in the following way: </text:p>
      <text:p text:style-name="Standard"/>
      <text:p text:style-name="Standard">1. Suppose the message is English text. (The message may not be English text, but the prin- </text:p>
      <text:p text:style-name="Standard">ciple remains the same.) </text:p>
      <text:p text:style-name="Standard"/>
      <text:p text:style-name="Standard">2. Note that the most common letter appearing in English text is “E.” </text:p>
      <text:p text:style-name="Standard"/>
      <text:p text:style-name="Standard">3. Examine as much ciphertext as possible. The character appearing most often is proba- </text:p>
      <text:p text:style-name="Standard">bly the character “E” enciphered. </text:p>
      <text:p text:style-name="Standard"/>
      <text:p text:style-name="Standard">4. The distance between “E” and the enciphered character is the shift value. </text:p>
      <text:p text:style-name="Standard"/>
      <text:p text:style-name="Standard">Of course this guess may be wrong, but it is a pretty fair guess with this simple cipher. </text:p>
      <text:p text:style-name="Standard">Erequency analysis exploits the fact that languages are biased in that some letters appear </text:p>
      <text:p text:style-name="Standard">much more frequently in text than others, and that some ciphers preserve this bias. Ere- </text:p>
      <text:p text:style-name="Standard">quency analysis is only useful for simple ciphers, however, such as this one. </text:p>
      <text:p text:style-name="Standard"/>
      <text:p text:style-name="Standard">Example. Take a look at the following ciphertext, which was produced using a Caesar </text:p>
      <text:p text:style-name="Standard">cipher: </text:p>
      <text:p text:style-name="Standard"/>
      <text:p text:style-name="Standard">WFIDZ JVORT KCPVD GKZEV JJVDG KZEVJ JVORT KGPWF IDJFZ KZJNZ KYJVE </text:p>
      <text:p text:style-name="Standard">JRKZF EGVIT VGKZF EDVEK RGIVR TKZFE REUTF EJTZF LJEVJ JRCGK YZEXJ </text:p>
      <text:p text:style-name="Standard"/>
      <text:p text:style-name="Standard"/>
      <text:p text:style-name="Standard"/>
      <text:p text:style-name="Standard">1.3 Frequency Analysis on Caesar Ciphers 5 </text:p>
      <text:p text:style-name="Standard"/>
      <text:p text:style-name="Standard"/>
      <text:p text:style-name="Standard">RIWJ </text:p>
      <text:p text:style-name="Standard"/>
      <text:p text:style-name="Standard">JVEKZ </text:p>
      <text:p text:style-name="Standard"/>
      <text:p text:style-name="Standard">RCCPV </text:p>
      <text:p text:style-name="Standard"/>
      <text:p text:style-name="Standard">DGKPE </text:p>
      <text:p text:style-name="Standard"/>
      <text:p text:style-name="Standard">FKSFI </text:p>
      <text:p text:style-name="Standard"/>
      <text:p text:style-name="Standard">EEFKU </text:p>
      <text:p text:style-name="Standard"/>
      <text:p text:style-name="Standard">VJKIF </text:p>
      <text:p text:style-name="Standard"/>
      <text:p text:style-name="Standard">PVUEF </text:p>
      <text:p text:style-name="Standard"/>
      <text:p text:style-name="Standard">KJKRZ </text:p>
      <text:p text:style-name="Standard"/>
      <text:p text:style-name="Standard">EVUEF </text:p>
      <text:p text:style-name="Standard"/>
      <text:p text:style-name="Standard"><text:soft-page-break/>KGLIV </text:p>
      <text:p text:style-name="Standard"/>
      <text:p text:style-name="Standard">NZKYF </text:p>
      <text:p text:style-name="Standard"/>
      <text:p text:style-name="Standard">LKCFJ </text:p>
      <text:p text:style-name="Standard"/>
      <text:p text:style-name="Standard">JNZKY </text:p>
      <text:p text:style-name="Standard"/>
      <text:p text:style-name="Standard">FLKXR </text:p>
      <text:p text:style-name="Standard"/>
      <text:p text:style-name="Standard">ZEKYV </text:p>
      <text:p text:style-name="Standard"/>
      <text:p text:style-name="Standard">IVWFI </text:p>
      <text:p text:style-name="Standard"/>
      <text:p text:style-name="Standard">VZEVD </text:p>
      <text:p text:style-name="Standard"/>
      <text:p text:style-name="Standard">GKZEV </text:p>
      <text:p text:style-name="Standard"/>
      <text:p text:style-name="Standard">JJKYV </text:p>
      <text:p text:style-name="Standard"/>
      <text:p text:style-name="Standard">IVZJE </text:p>
      <text:p text:style-name="Standard"/>
      <text:p text:style-name="Standard">FWFID </text:p>
      <text:p text:style-name="Standard"/>
      <text:p text:style-name="Standard">EFJVE </text:p>
      <text:p text:style-name="Standard"/>
      <text:p text:style-name="Standard">JRKZF </text:p>
      <text:p text:style-name="Standard"/>
      <text:p text:style-name="Standard">EGVIT </text:p>
      <text:p text:style-name="Standard"/>
      <text:p text:style-name="Standard">VGKZF </text:p>
      <text:p text:style-name="Standard"/>
      <text:p text:style-name="Standard">EDVEK </text:p>
      <text:p text:style-name="Standard"/>
      <text:p text:style-name="Standard">RCIVR </text:p>
      <text:p text:style-name="Standard"/>
      <text:p text:style-name="Standard">TKZFE </text:p>
      <text:p text:style-name="Standard"/>
      <text:p text:style-name="Standard">FITFE </text:p>
      <text:p text:style-name="Standard"/>
      <text:p text:style-name="Standard">JTZFL </text:p>
      <text:p text:style-name="Standard"/>
      <text:p text:style-name="Standard">JEVJJ </text:p>
      <text:p text:style-name="Standard"/>
      <text:p text:style-name="Standard">EFVPV </text:p>
      <text:p text:style-name="Standard"/>
      <text:p text:style-name="Standard">VRIEF </text:p>
      <text:p text:style-name="Standard"/>
      <text:p text:style-name="Standard">JVKFE </text:p>
      <text:p text:style-name="Standard"/>
      <text:p text:style-name="Standard">XLVSF </text:p>
      <text:p text:style-name="Standard"/>
      <text:p text:style-name="Standard"><text:soft-page-break/>UPDZE </text:p>
      <text:p text:style-name="Standard"/>
      <text:p text:style-name="Standard">UEFTF </text:p>
      <text:p text:style-name="Standard"/>
      <text:p text:style-name="Standard">CFIJF </text:p>
      <text:p text:style-name="Standard"/>
      <text:p text:style-name="Standard">LEUJD </text:p>
      <text:p text:style-name="Standard"/>
      <text:p text:style-name="Standard">VCCKR </text:p>
      <text:p text:style-name="Standard"/>
      <text:p text:style-name="Standard">JKVKE </text:p>
      <text:p text:style-name="Standard"/>
      <text:p text:style-name="Standard">LTYFS </text:p>
      <text:p text:style-name="Standard"/>
      <text:p text:style-name="Standard">AVTKE </text:p>
      <text:p text:style-name="Standard"/>
      <text:p text:style-name="Standard">WKYFL </text:p>
      <text:p text:style-name="Standard"/>
      <text:p text:style-name="Standard">XYKEF </text:p>
      <text:p text:style-name="Standard"/>
      <text:p text:style-name="Standard">JWZE </text:p>
      <text:p text:style-name="Standard"/>
      <text:p text:style-name="Standard">XREUJ </text:p>
      <text:p text:style-name="Standard"/>
      <text:p text:style-name="Standard">FFEKF </text:p>
      <text:p text:style-name="Standard"/>
      <text:p text:style-name="Standard">EFKYZ </text:p>
      <text:p text:style-name="Standard"/>
      <text:p text:style-name="Standard">EBZEX </text:p>
      <text:p text:style-name="Standard"/>
      <text:p text:style-name="Standard">EFZXE </text:p>
      <text:p text:style-name="Standard"/>
      <text:p text:style-name="Standard">EIRET </text:p>
      <text:p text:style-name="Standard"/>
      <text:p text:style-name="Standard">VREUE </text:p>
      <text:p text:style-name="Standard"/>
      <text:p text:style-name="Standard">FVEUK </text:p>
      <text:p text:style-name="Standard"/>
      <text:p text:style-name="Standard">FZXEF </text:p>
      <text:p text:style-name="Standard"/>
      <text:p text:style-name="Standard">IRETV </text:p>
      <text:p text:style-name="Standard"/>
      <text:p text:style-name="Standard">EFFCU </text:p>
      <text:p text:style-name="Standard"/>
      <text:p text:style-name="Standard">RXVRE </text:p>
      <text:p text:style-name="Standard"/>
      <text:p text:style-name="Standard">UUVRK </text:p>
      <text:p text:style-name="Standard"/>
      <text:p text:style-name="Standard">YEFVE </text:p>
      <text:p text:style-name="Standard"/>
      <text:p text:style-name="Standard">UKFFC </text:p>
      <text:p text:style-name="Standard"/>
      <text:p text:style-name="Standard"><text:soft-page-break/>URXVR </text:p>
      <text:p text:style-name="Standard"/>
      <text:p text:style-name="Standard">EUUVR </text:p>
      <text:p text:style-name="Standard"/>
      <text:p text:style-name="Standard">KYEFR </text:p>
      <text:p text:style-name="Standard"/>
      <text:p text:style-name="Standard">EXLZJ </text:p>
      <text:p text:style-name="Standard"/>
      <text:p text:style-name="Standard">YTRLJ </text:p>
      <text:p text:style-name="Standard"/>
      <text:p text:style-name="Standard">VFWRE </text:p>
      <text:p text:style-name="Standard"/>
      <text:p text:style-name="Standard">XLZJY </text:p>
      <text:p text:style-name="Standard"/>
      <text:p text:style-name="Standard">TVJJR </text:p>
      <text:p text:style-name="Standard"/>
      <text:p text:style-name="Standard">KZFEG </text:p>
      <text:p text:style-name="Standard"/>
      <text:p text:style-name="Standard">RKYEF </text:p>
      <text:p text:style-name="Standard"/>
      <text:p text:style-name="Standard">NZJUF </text:p>
      <text:p text:style-name="Standard"/>
      <text:p text:style-name="Standard">DREUE </text:p>
      <text:p text:style-name="Standard"/>
      <text:p text:style-name="Standard">ERKKR </text:p>
      <text:p text:style-name="Standard"/>
      <text:p text:style-name="Standard">ZEDVE </text:p>
      <text:p text:style-name="Standard"/>
      <text:p text:style-name="Standard">KJZET </text:p>
      <text:p text:style-name="Standard"/>
      <text:p text:style-name="Standard">VKYVI </text:p>
      <text:p text:style-name="Standard"/>
      <text:p text:style-name="Standard">VZJEF </text:p>
      <text:p text:style-name="Standard"/>
      <text:p text:style-name="Standard">KYZEX </text:p>
      <text:p text:style-name="Standard"/>
      <text:p text:style-name="Standard">KFRKK </text:p>
      <text:p text:style-name="Standard"/>
      <text:p text:style-name="Standard">RZEKY </text:p>
      <text:p text:style-name="Standard"/>
      <text:p text:style-name="Standard">VSFUY </text:p>
      <text:p text:style-name="Standard"/>
      <text:p text:style-name="Standard">ZJRKK </text:p>
      <text:p text:style-name="Standard"/>
      <text:p text:style-name="Standard">MRCZM </text:p>
      <text:p text:style-name="Standard"/>
      <text:p text:style-name="Standard">VJKYL </text:p>
      <text:p text:style-name="Standard"/>
      <text:p text:style-name="Standard">JNZKY </text:p>
      <text:p text:style-name="Standard"/>
      <text:p text:style-name="Standard">EFYZE </text:p>
      <text:p text:style-name="Standard"/>
      <text:p text:style-name="Standard"><text:soft-page-break/>UIRET </text:p>
      <text:p text:style-name="Standard"/>
      <text:p text:style-name="Standard">VFWDZ </text:p>
      <text:p text:style-name="Standard"/>
      <text:p text:style-name="Standard">EUEFY </text:p>
      <text:p text:style-name="Standard"/>
      <text:p text:style-name="Standard">ZEUIR </text:p>
      <text:p text:style-name="Standard"/>
      <text:p text:style-name="Standard">ETVRE </text:p>
      <text:p text:style-name="Standard"/>
      <text:p text:style-name="Standard">UYVET </text:p>
      <text:p text:style-name="Standard"/>
      <text:p text:style-name="Standard">VEFWV </text:p>
      <text:p text:style-name="Standard"/>
      <text:p text:style-name="Standard">RIWRI </text:p>
      <text:p text:style-name="Standard"/>
      <text:p text:style-name="Standard">SVPFE </text:p>
      <text:p text:style-name="Standard"/>
      <text:p text:style-name="Standard">UUVCL </text:p>
      <text:p text:style-name="Standard"/>
      <text:p text:style-name="Standard">UVUKY </text:p>
      <text:p text:style-name="Standard"/>
      <text:p text:style-name="Standard">FLXYK </text:p>
      <text:p text:style-name="Standard"/>
      <text:p text:style-name="Standard">IZXYK </text:p>
      <text:p text:style-name="Standard"/>
      <text:p text:style-name="Standard">YVIVZ </text:p>
      <text:p text:style-name="Standard"/>
      <text:p text:style-name="Standard">JEZIM </text:p>
      <text:p text:style-name="Standard"/>
      <text:p text:style-name="Standard">RER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f we count the occurrences of each letter in the text, we come up with the following </text:p>
      <text:p text:style-name="Standard">counts; </text:p>
      <text:p text:style-name="Standard"/>
      <text:p text:style-name="Standard">A: 1 B: 1 C: 16 D: 14 E: 82 F: 69 G: 10 H: 0 I: 27 J: 47 K: 61 L: 15 </text:p>
      <text:p text:style-name="Standard"/>
      <text:p text:style-name="Standard">M: 3 N: 5 0: 2 P: 8 Q: 0 R: 45S: 5 T: 21U: 28V: 69W: 9 X: 15 </text:p>
      <text:p text:style-name="Standard"/>
      <text:p text:style-name="Standard">Y: 28 Z: 47 </text:p>
      <text:p text:style-name="Standard"/>
      <text:p text:style-name="Standard">The letter E appears most frequently, but this would be the identity map, not a smart </text:p>
      <text:p text:style-name="Standard">choice. Otherwise, the most frequently occuning letters are F and V, which each appear 69 </text:p>
      <text:p text:style-name="Standard">times. Thus, the shift value is likely to be </text:p>
      <text:p text:style-name="Standard"/>
      <text:p text:style-name="Standard"><text:soft-page-break/>dlstanceCE, P) = 1, or distanceCE, V) = 17. </text:p>
      <text:p text:style-name="Standard"/>
      <text:p text:style-name="Standard">If we try the shift value of 1, we see that we get only garbage. If we shift each letter of </text:p>
      <text:p text:style-name="Standard">the ciphertext to the left by 17, though, we get the beautiful expression: </text:p>
      <text:p text:style-name="Standard"/>
      <text:p text:style-name="Standard"/>
      <text:p text:style-name="Standard">FORMI </text:p>
      <text:p text:style-name="Standard"/>
      <text:p text:style-name="Standard">SEXAC </text:p>
      <text:p text:style-name="Standard"/>
      <text:p text:style-name="Standard">TLYEM </text:p>
      <text:p text:style-name="Standard"/>
      <text:p text:style-name="Standard">PTINE </text:p>
      <text:p text:style-name="Standard"/>
      <text:p text:style-name="Standard">SSEMP </text:p>
      <text:p text:style-name="Standard"/>
      <text:p text:style-name="Standard">TINES </text:p>
      <text:p text:style-name="Standard"/>
      <text:p text:style-name="Standard">SEXAG </text:p>
      <text:p text:style-name="Standard"/>
      <text:p text:style-name="Standard">TLYFO </text:p>
      <text:p text:style-name="Standard"/>
      <text:p text:style-name="Standard">RMSOI </text:p>
      <text:p text:style-name="Standard"/>
      <text:p text:style-name="Standard">TISWI </text:p>
      <text:p text:style-name="Standard"/>
      <text:p text:style-name="Standard">THSEN </text:p>
      <text:p text:style-name="Standard"/>
      <text:p text:style-name="Standard">SATIO </text:p>
      <text:p text:style-name="Standard"/>
      <text:p text:style-name="Standard">NPERG </text:p>
      <text:p text:style-name="Standard"/>
      <text:p text:style-name="Standard">EPTIO </text:p>
      <text:p text:style-name="Standard"/>
      <text:p text:style-name="Standard">NMENT </text:p>
      <text:p text:style-name="Standard"/>
      <text:p text:style-name="Standard">ALREA </text:p>
      <text:p text:style-name="Standard"/>
      <text:p text:style-name="Standard">GTION </text:p>
      <text:p text:style-name="Standard"/>
      <text:p text:style-name="Standard">ANDGO </text:p>
      <text:p text:style-name="Standard"/>
      <text:p text:style-name="Standard">NSGIO </text:p>
      <text:p text:style-name="Standard"/>
      <text:p text:style-name="Standard">USNES </text:p>
      <text:p text:style-name="Standard"/>
      <text:p text:style-name="Standard">SALLT </text:p>
      <text:p text:style-name="Standard"/>
      <text:p text:style-name="Standard">HINGS </text:p>
      <text:p text:style-name="Standard"/>
      <text:p text:style-name="Standard">AREES </text:p>
      <text:p text:style-name="Standard"/>
      <text:p text:style-name="Standard"><text:soft-page-break/>SENT I </text:p>
      <text:p text:style-name="Standard"/>
      <text:p text:style-name="Standard">ALLYE </text:p>
      <text:p text:style-name="Standard"/>
      <text:p text:style-name="Standard">MPTYN </text:p>
      <text:p text:style-name="Standard"/>
      <text:p text:style-name="Standard">OTBOR </text:p>
      <text:p text:style-name="Standard"/>
      <text:p text:style-name="Standard">NNOTD </text:p>
      <text:p text:style-name="Standard"/>
      <text:p text:style-name="Standard">ESTRO </text:p>
      <text:p text:style-name="Standard"/>
      <text:p text:style-name="Standard">YEDNO </text:p>
      <text:p text:style-name="Standard"/>
      <text:p text:style-name="Standard">TSTAI </text:p>
      <text:p text:style-name="Standard"/>
      <text:p text:style-name="Standard">NEDNO </text:p>
      <text:p text:style-name="Standard"/>
      <text:p text:style-name="Standard">TPURE </text:p>
      <text:p text:style-name="Standard"/>
      <text:p text:style-name="Standard">WITHO </text:p>
      <text:p text:style-name="Standard"/>
      <text:p text:style-name="Standard">UTLOS </text:p>
      <text:p text:style-name="Standard"/>
      <text:p text:style-name="Standard">SWITH </text:p>
      <text:p text:style-name="Standard"/>
      <text:p text:style-name="Standard">OUTGA </text:p>
      <text:p text:style-name="Standard"/>
      <text:p text:style-name="Standard">INTHE </text:p>
      <text:p text:style-name="Standard"/>
      <text:p text:style-name="Standard">REEOR </text:p>
      <text:p text:style-name="Standard"/>
      <text:p text:style-name="Standard">EINEM </text:p>
      <text:p text:style-name="Standard"/>
      <text:p text:style-name="Standard">PTINE </text:p>
      <text:p text:style-name="Standard"/>
      <text:p text:style-name="Standard">SSTHE </text:p>
      <text:p text:style-name="Standard"/>
      <text:p text:style-name="Standard">REISN </text:p>
      <text:p text:style-name="Standard"/>
      <text:p text:style-name="Standard">OFORM </text:p>
      <text:p text:style-name="Standard"/>
      <text:p text:style-name="Standard">NOSEN </text:p>
      <text:p text:style-name="Standard"/>
      <text:p text:style-name="Standard">SATIO </text:p>
      <text:p text:style-name="Standard"/>
      <text:p text:style-name="Standard">NPERG </text:p>
      <text:p text:style-name="Standard"/>
      <text:p text:style-name="Standard">EPTIO </text:p>
      <text:p text:style-name="Standard"/>
      <text:p text:style-name="Standard">NMENT </text:p>
      <text:p text:style-name="Standard"/>
      <text:p text:style-name="Standard"><text:soft-page-break/>ALREA </text:p>
      <text:p text:style-name="Standard"/>
      <text:p text:style-name="Standard">GTION </text:p>
      <text:p text:style-name="Standard"/>
      <text:p text:style-name="Standard">ORGON </text:p>
      <text:p text:style-name="Standard"/>
      <text:p text:style-name="Standard">SGIOU </text:p>
      <text:p text:style-name="Standard"/>
      <text:p text:style-name="Standard">SNESS </text:p>
      <text:p text:style-name="Standard"/>
      <text:p text:style-name="Standard">NOEYE </text:p>
      <text:p text:style-name="Standard"/>
      <text:p text:style-name="Standard">EARNO </text:p>
      <text:p text:style-name="Standard"/>
      <text:p text:style-name="Standard">SETON </text:p>
      <text:p text:style-name="Standard"/>
      <text:p text:style-name="Standard">GUEBO </text:p>
      <text:p text:style-name="Standard"/>
      <text:p text:style-name="Standard">DYMIN </text:p>
      <text:p text:style-name="Standard"/>
      <text:p text:style-name="Standard">DNOGO </text:p>
      <text:p text:style-name="Standard"/>
      <text:p text:style-name="Standard">LORSO </text:p>
      <text:p text:style-name="Standard"/>
      <text:p text:style-name="Standard">UNDSM </text:p>
      <text:p text:style-name="Standard"/>
      <text:p text:style-name="Standard">ELLTA </text:p>
      <text:p text:style-name="Standard"/>
      <text:p text:style-name="Standard">STETO </text:p>
      <text:p text:style-name="Standard"/>
      <text:p text:style-name="Standard">UGHOB </text:p>
      <text:p text:style-name="Standard"/>
      <text:p text:style-name="Standard">JEGTO </text:p>
      <text:p text:style-name="Standard"/>
      <text:p text:style-name="Standard">FTHOU </text:p>
      <text:p text:style-name="Standard"/>
      <text:p text:style-name="Standard">GHTNO </text:p>
      <text:p text:style-name="Standard"/>
      <text:p text:style-name="Standard">SEEIN </text:p>
      <text:p text:style-name="Standard"/>
      <text:p text:style-name="Standard">GANDS </text:p>
      <text:p text:style-name="Standard"/>
      <text:p text:style-name="Standard">OONTO </text:p>
      <text:p text:style-name="Standard"/>
      <text:p text:style-name="Standard">NOTHI </text:p>
      <text:p text:style-name="Standard"/>
      <text:p text:style-name="Standard">NKING </text:p>
      <text:p text:style-name="Standard"/>
      <text:p text:style-name="Standard">NOIGN </text:p>
      <text:p text:style-name="Standard"/>
      <text:p text:style-name="Standard">ORANG </text:p>
      <text:p text:style-name="Standard"/>
      <text:p text:style-name="Standard"><text:soft-page-break/>EANDN </text:p>
      <text:p text:style-name="Standard"/>
      <text:p text:style-name="Standard">OENDT </text:p>
      <text:p text:style-name="Standard"/>
      <text:p text:style-name="Standard">OIGNO </text:p>
      <text:p text:style-name="Standard"/>
      <text:p text:style-name="Standard">RANGE </text:p>
      <text:p text:style-name="Standard"/>
      <text:p text:style-name="Standard">NOOLD </text:p>
      <text:p text:style-name="Standard"/>
      <text:p text:style-name="Standard">AGEAN </text:p>
      <text:p text:style-name="Standard"/>
      <text:p text:style-name="Standard">DDEAT </text:p>
      <text:p text:style-name="Standard"/>
      <text:p text:style-name="Standard">HNOEN </text:p>
      <text:p text:style-name="Standard"/>
      <text:p text:style-name="Standard">DTOOL </text:p>
      <text:p text:style-name="Standard"/>
      <text:p text:style-name="Standard">DAGEA </text:p>
      <text:p text:style-name="Standard"/>
      <text:p text:style-name="Standard">NDDEA </text:p>
      <text:p text:style-name="Standard"/>
      <text:p text:style-name="Standard">THNOA </text:p>
      <text:p text:style-name="Standard"/>
      <text:p text:style-name="Standard">NGUIS </text:p>
      <text:p text:style-name="Standard"/>
      <text:p text:style-name="Standard">HCAUS </text:p>
      <text:p text:style-name="Standard"/>
      <text:p text:style-name="Standard">EOFAN </text:p>
      <text:p text:style-name="Standard"/>
      <text:p text:style-name="Standard">GUISH </text:p>
      <text:p text:style-name="Standard"/>
      <text:p text:style-name="Standard">GESSA </text:p>
      <text:p text:style-name="Standard"/>
      <text:p text:style-name="Standard">TIONP </text:p>
      <text:p text:style-name="Standard"/>
      <text:p text:style-name="Standard">ATHNO </text:p>
      <text:p text:style-name="Standard"/>
      <text:p text:style-name="Standard">WISDO </text:p>
      <text:p text:style-name="Standard"/>
      <text:p text:style-name="Standard">MANDN </text:p>
      <text:p text:style-name="Standard"/>
      <text:p text:style-name="Standard">OATTA </text:p>
      <text:p text:style-name="Standard"/>
      <text:p text:style-name="Standard">INMEN </text:p>
      <text:p text:style-name="Standard"/>
      <text:p text:style-name="Standard">TSING </text:p>
      <text:p text:style-name="Standard"/>
      <text:p text:style-name="Standard">ETHER </text:p>
      <text:p text:style-name="Standard"/>
      <text:p text:style-name="Standard">EISNO </text:p>
      <text:p text:style-name="Standard"/>
      <text:p text:style-name="Standard"><text:soft-page-break/>THING </text:p>
      <text:p text:style-name="Standard"/>
      <text:p text:style-name="Standard">TOATT </text:p>
      <text:p text:style-name="Standard"/>
      <text:p text:style-name="Standard">AINTH </text:p>
      <text:p text:style-name="Standard"/>
      <text:p text:style-name="Standard">EBODH </text:p>
      <text:p text:style-name="Standard"/>
      <text:p text:style-name="Standard">ISATT </text:p>
      <text:p text:style-name="Standard"/>
      <text:p text:style-name="Standard">VALIV </text:p>
      <text:p text:style-name="Standard"/>
      <text:p text:style-name="Standard">ESTHU </text:p>
      <text:p text:style-name="Standard"/>
      <text:p text:style-name="Standard">SWITH </text:p>
      <text:p text:style-name="Standard"/>
      <text:p text:style-name="Standard">NOHIN </text:p>
      <text:p text:style-name="Standard"/>
      <text:p text:style-name="Standard">DRANG </text:p>
      <text:p text:style-name="Standard"/>
      <text:p text:style-name="Standard">EOFMI </text:p>
      <text:p text:style-name="Standard"/>
      <text:p text:style-name="Standard">NDNOH </text:p>
      <text:p text:style-name="Standard"/>
      <text:p text:style-name="Standard">INDRA </text:p>
      <text:p text:style-name="Standard"/>
      <text:p text:style-name="Standard">NGEAN </text:p>
      <text:p text:style-name="Standard"/>
      <text:p text:style-name="Standard">DHENG </text:p>
      <text:p text:style-name="Standard"/>
      <text:p text:style-name="Standard">ENOFE </text:p>
      <text:p text:style-name="Standard"/>
      <text:p text:style-name="Standard">ARFAR </text:p>
      <text:p text:style-name="Standard"/>
      <text:p text:style-name="Standard">BEYON </text:p>
      <text:p text:style-name="Standard"/>
      <text:p text:style-name="Standard">DDELU </text:p>
      <text:p text:style-name="Standard"/>
      <text:p text:style-name="Standard">DEDTH </text:p>
      <text:p text:style-name="Standard"/>
      <text:p text:style-name="Standard">OUGHT </text:p>
      <text:p text:style-name="Standard"/>
      <text:p text:style-name="Standard">RIGHT </text:p>
      <text:p text:style-name="Standard"/>
      <text:p text:style-name="Standard">HERE I </text:p>
      <text:p text:style-name="Standard"/>
      <text:p text:style-name="Standard">SNIRV </text:p>
      <text:p text:style-name="Standard"/>
      <text:p text:style-name="Standard">ANA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It is not necessary that a monoalphabetic mapping be based on a shift. We can map the </text:p>
      <text:p text:style-name="Standard">plaintext alphabet letters to a permutation of the alphabet, as shown in Table 1 .4. </text:p>
      <text:p text:style-name="Standard"/>
      <text:p text:style-name="Standard">This particular mapping is based on a keyphrase “THE HILLS ARE ALIVE.” Note that </text:p>
      <text:p text:style-name="Standard">the first few letters in the ciphertext column are the initial occurrences of each letter in the </text:p>
      <text:p text:style-name="Standard">phrase. This was often done in practice, as it made the permutation easy to reconstruct. </text:p>
      <text:p text:style-name="Standard">However, a permutation certainly need not be based on such a keyphrase. </text:p>
      <text:p text:style-name="Standard"/>
      <text:p text:style-name="Standard"/>
      <text:p text:style-name="Standard">Plaintext Letter Ciphertext Letter </text:p>
      <text:p text:style-name="Standard"/>
      <text:p text:style-name="Standard"/>
      <text:p text:style-name="Standard">A </text:p>
      <text:p text:style-name="Standard"/>
      <text:p text:style-name="Standard">T </text:p>
      <text:p text:style-name="Standard"/>
      <text:p text:style-name="Standard">B </text:p>
      <text:p text:style-name="Standard"/>
      <text:p text:style-name="Standard">H </text:p>
      <text:p text:style-name="Standard"/>
      <text:p text:style-name="Standard">C </text:p>
      <text:p text:style-name="Standard"/>
      <text:p text:style-name="Standard">E </text:p>
      <text:p text:style-name="Standard"/>
      <text:p text:style-name="Standard">D </text:p>
      <text:p text:style-name="Standard"/>
      <text:p text:style-name="Standard">1 </text:p>
      <text:p text:style-name="Standard"/>
      <text:p text:style-name="Standard">E </text:p>
      <text:p text:style-name="Standard"/>
      <text:p text:style-name="Standard">L </text:p>
      <text:p text:style-name="Standard"/>
      <text:p text:style-name="Standard">F </text:p>
      <text:p text:style-name="Standard"/>
      <text:p text:style-name="Standard">S </text:p>
      <text:p text:style-name="Standard"/>
      <text:p text:style-name="Standard">G </text:p>
      <text:p text:style-name="Standard"/>
      <text:p text:style-name="Standard">A </text:p>
      <text:p text:style-name="Standard"/>
      <text:p text:style-name="Standard">H </text:p>
      <text:p text:style-name="Standard"/>
      <text:p text:style-name="Standard">R </text:p>
      <text:p text:style-name="Standard"/>
      <text:p text:style-name="Standard">1 </text:p>
      <text:p text:style-name="Standard"/>
      <text:p text:style-name="Standard">V </text:p>
      <text:p text:style-name="Standard"><text:soft-page-break/></text:p>
      <text:p text:style-name="Standard">J </text:p>
      <text:p text:style-name="Standard"/>
      <text:p text:style-name="Standard">B </text:p>
      <text:p text:style-name="Standard"/>
      <text:p text:style-name="Standard">K </text:p>
      <text:p text:style-name="Standard"/>
      <text:p text:style-name="Standard">C </text:p>
      <text:p text:style-name="Standard"/>
      <text:p text:style-name="Standard">L </text:p>
      <text:p text:style-name="Standard"/>
      <text:p text:style-name="Standard">D </text:p>
      <text:p text:style-name="Standard"/>
      <text:p text:style-name="Standard">M </text:p>
      <text:p text:style-name="Standard"/>
      <text:p text:style-name="Standard">F </text:p>
      <text:p text:style-name="Standard"/>
      <text:p text:style-name="Standard">N </text:p>
      <text:p text:style-name="Standard"/>
      <text:p text:style-name="Standard">G </text:p>
      <text:p text:style-name="Standard"/>
      <text:p text:style-name="Standard">0 </text:p>
      <text:p text:style-name="Standard"/>
      <text:p text:style-name="Standard">J </text:p>
      <text:p text:style-name="Standard"/>
      <text:p text:style-name="Standard">P </text:p>
      <text:p text:style-name="Standard"/>
      <text:p text:style-name="Standard">K </text:p>
      <text:p text:style-name="Standard"/>
      <text:p text:style-name="Standard">Q </text:p>
      <text:p text:style-name="Standard"/>
      <text:p text:style-name="Standard">M </text:p>
      <text:p text:style-name="Standard"/>
      <text:p text:style-name="Standard">R </text:p>
      <text:p text:style-name="Standard"/>
      <text:p text:style-name="Standard">N </text:p>
      <text:p text:style-name="Standard"/>
      <text:p text:style-name="Standard">S </text:p>
      <text:p text:style-name="Standard"/>
      <text:p text:style-name="Standard">0 </text:p>
      <text:p text:style-name="Standard"/>
      <text:p text:style-name="Standard">T </text:p>
      <text:p text:style-name="Standard"/>
      <text:p text:style-name="Standard">P </text:p>
      <text:p text:style-name="Standard"/>
      <text:p text:style-name="Standard">U </text:p>
      <text:p text:style-name="Standard"/>
      <text:p text:style-name="Standard">Q </text:p>
      <text:p text:style-name="Standard"/>
      <text:p text:style-name="Standard">V </text:p>
      <text:p text:style-name="Standard"/>
      <text:p text:style-name="Standard">U </text:p>
      <text:p text:style-name="Standard"><text:soft-page-break/></text:p>
      <text:p text:style-name="Standard">w </text:p>
      <text:p text:style-name="Standard"/>
      <text:p text:style-name="Standard">W </text:p>
      <text:p text:style-name="Standard"/>
      <text:p text:style-name="Standard">X </text:p>
      <text:p text:style-name="Standard"/>
      <text:p text:style-name="Standard">X </text:p>
      <text:p text:style-name="Standard"/>
      <text:p text:style-name="Standard">Y </text:p>
      <text:p text:style-name="Standard"/>
      <text:p text:style-name="Standard">Y </text:p>
      <text:p text:style-name="Standard"/>
      <text:p text:style-name="Standard">z </text:p>
      <text:p text:style-name="Standard"/>
      <text:p text:style-name="Standard">Z </text:p>
      <text:p text:style-name="Standard"/>
      <text:p text:style-name="Standard"/>
      <text:p text:style-name="Standard"/>
      <text:p text:style-name="Standard"/>
      <text:p text:style-name="Standard"/>
      <text:p text:style-name="Standard">1 .4 Frequency Analysis on Monoalphabetic Substitution Ciphers 7 </text:p>
      <text:p text:style-name="Standard"/>
      <text:p text:style-name="Standard"/>
      <text:p text:style-name="Standard">.4 FREQUENCY ANALYSIS ON MONOALPHABETIC SUBSTITUTION </text:p>
      <text:p text:style-name="Standard">CIPHERS </text:p>
      <text:p text:style-name="Standard"/>
      <text:p text:style-name="Standard">Frequency analysis can be used for any permutation of single letters of an alphabet, not just </text:p>
      <text:p text:style-name="Standard">a shift as in the Caesar cipher. The relative frequencies of all letters in English text (and </text:p>
      <text:p text:style-name="Standard">many other languages) are well known. These frequencies can be used to break any cipher </text:p>
      <text:p text:style-name="Standard">that maps individual letters. The approximate frequency distribution of letters in typical </text:p>
      <text:p text:style-name="Standard">English text is shown in Figure 1.1. </text:p>
      <text:p text:style-name="Standard"/>
      <text:p text:style-name="Standard">If analysts have enough ciphertext, they can use this distribution to make fairly good </text:p>
      <text:p text:style-name="Standard">guesses about how individual letters are mapped in a monoalphabetic substitution cipher. </text:p>
      <text:p text:style-name="Standard">For example, the most common letter in the ciphertext probably corresponds with the plain- </text:p>
      <text:p text:style-name="Standard">text letter “E,” the second most common letter in the ciphertext probably corresponds with </text:p>
      <text:p text:style-name="Standard">“T,” and so on. Once the analyst starts filling in these more common letters, they can begin </text:p>
      <text:p text:style-name="Standard">to make some good guesses for the other letters, and they eventually fill out enough letters </text:p>
      <text:p text:style-name="Standard">so that they uncover the secret mapping. </text:p>
      <text:p text:style-name="Standard"/>
      <text:p text:style-name="Standard">Example. Consider the following ciphertext, which was produced by a mapping of the </text:p>
      <text:p text:style-name="Standard">alphabet A ... Z to a permutation of the alphabet. </text:p>
      <text:p text:style-name="Standard"/>
      <text:p text:style-name="Standard"/>
      <text:p text:style-name="Standard">HUFMD </text:p>
      <text:p text:style-name="Standard"/>
      <text:p text:style-name="Standard">JCXNE </text:p>
      <text:p text:style-name="Standard"/>
      <text:p text:style-name="Standard">ONUEZ </text:p>
      <text:p text:style-name="Standard"/>
      <text:p text:style-name="Standard">UEJCX </text:p>
      <text:p text:style-name="Standard"><text:soft-page-break/></text:p>
      <text:p text:style-name="Standard">NUYMM </text:p>
      <text:p text:style-name="Standard"/>
      <text:p text:style-name="Standard">TDHLF </text:p>
      <text:p text:style-name="Standard"/>
      <text:p text:style-name="Standard">XTGYT </text:p>
      <text:p text:style-name="Standard"/>
      <text:p text:style-name="Standard">HUFEY </text:p>
      <text:p text:style-name="Standard"/>
      <text:p text:style-name="Standard">KENEF </text:p>
      <text:p text:style-name="Standard"/>
      <text:p text:style-name="Standard">MXFCD </text:p>
      <text:p text:style-name="Standard"/>
      <text:p text:style-name="Standard">GTXTQ </text:p>
      <text:p text:style-name="Standard"/>
      <text:p text:style-name="Standard">JEFTZ </text:p>
      <text:p text:style-name="Standard"/>
      <text:p text:style-name="Standard">YNHSJ </text:p>
      <text:p text:style-name="Standard"/>
      <text:p text:style-name="Standard">FNUEM </text:p>
      <text:p text:style-name="Standard"/>
      <text:p text:style-name="Standard">FYCNE </text:p>
      <text:p text:style-name="Standard"/>
      <text:p text:style-name="Standard">FLFNX </text:p>
      <text:p text:style-name="Standard"/>
      <text:p text:style-name="Standard">CEPSX </text:p>
      <text:p text:style-name="Standard"/>
      <text:p text:style-name="Standard">FHGYH </text:p>
      <text:p text:style-name="Standard"/>
      <text:p text:style-name="Standard">FJNUF </text:p>
      <text:p text:style-name="Standard"/>
      <text:p text:style-name="Standard">JENHD </text:p>
      <text:p text:style-name="Standard"/>
      <text:p text:style-name="Standard">JFNEO </text:p>
      <text:p text:style-name="Standard"/>
      <text:p text:style-name="Standard">NDSMU </text:p>
      <text:p text:style-name="Standard"/>
      <text:p text:style-name="Standard">FQSXC </text:p>
      <text:p text:style-name="Standard"/>
      <text:p text:style-name="Standard">FNEEX </text:p>
      <text:p text:style-name="Standard"/>
      <text:p text:style-name="Standard">TZYHU </text:p>
      <text:p text:style-name="Standard"/>
      <text:p text:style-name="Standard">NDBJX </text:p>
      <text:p text:style-name="Standard"/>
      <text:p text:style-name="Standard">QUHED </text:p>
      <text:p text:style-name="Standard"/>
      <text:p text:style-name="Standard">SNTEN </text:p>
      <text:p text:style-name="Standard"/>
      <text:p text:style-name="Standard">NBDJU </text:p>
      <text:p text:style-name="Standard"/>
      <text:p text:style-name="Standard">XNTYE </text:p>
      <text:p text:style-name="Standard"><text:soft-page-break/></text:p>
      <text:p text:style-name="Standard">FNNYK </text:p>
      <text:p text:style-name="Standard"/>
      <text:p text:style-name="Standard">FEAET </text:p>
      <text:p text:style-name="Standard"/>
      <text:p text:style-name="Standard">HUDSQ </text:p>
      <text:p text:style-name="Standard"/>
      <text:p text:style-name="Standard">UXGYM </text:p>
      <text:p text:style-name="Standard"/>
      <text:p text:style-name="Standard">KHUJD </text:p>
      <text:p text:style-name="Standard"/>
      <text:p text:style-name="Standard">SQUHU </text:p>
      <text:p text:style-name="Standard"/>
      <text:p text:style-name="Standard">FAYMM </text:p>
      <text:p text:style-name="Standard"/>
      <text:p text:style-name="Standard">FODBH </text:p>
      <text:p text:style-name="Standard"/>
      <text:p text:style-name="Standard">UENUY </text:p>
      <text:p text:style-name="Standard"/>
      <text:p text:style-name="Standard">CDGDB </text:p>
      <text:p text:style-name="Standard"/>
      <text:p text:style-name="Standard">CFYHU </text:p>
      <text:p text:style-name="Standard"/>
      <text:p text:style-name="Standard">XGXMM </text:p>
      <text:p text:style-name="Standard"/>
      <text:p text:style-name="Standard">BEYJT </text:p>
      <text:p text:style-name="Standard"/>
      <text:p text:style-name="Standard">DEAXM </text:p>
      <text:p text:style-name="Standard"/>
      <text:p text:style-name="Standard">BDJOD </text:p>
      <text:p text:style-name="Standard"/>
      <text:p text:style-name="Standard">SYJEG </text:p>
      <text:p text:style-name="Standard"/>
      <text:p text:style-name="Standard">XHUEF </text:p>
      <text:p text:style-name="Standard"/>
      <text:p text:style-name="Standard">ODSJJ </text:p>
      <text:p text:style-name="Standard"/>
      <text:p text:style-name="Standard">DCYTC </text:p>
      <text:p text:style-name="Standard"/>
      <text:p text:style-name="Standard">ODSJN </text:p>
      <text:p text:style-name="Standard"/>
      <text:p text:style-name="Standard">HYBBH </text:p>
      <text:p text:style-name="Standard"/>
      <text:p text:style-name="Standard">UEORD </text:p>
      <text:p text:style-name="Standard"/>
      <text:p text:style-name="Standard">EBDJH </text:p>
      <text:p text:style-name="Standard"/>
      <text:p text:style-name="Standard">EEODS </text:p>
      <text:p text:style-name="Standard"/>
      <text:p text:style-name="Standard">ZJFZY </text:p>
      <text:p text:style-name="Standard"/>
      <text:p text:style-name="Standard">JEYHY </text:p>
      <text:p text:style-name="Standard"><text:soft-page-break/></text:p>
      <text:p text:style-name="Standard">LMFLF </text:p>
      <text:p text:style-name="Standard"/>
      <text:p text:style-name="Standard">BDJEE </text:p>
      <text:p text:style-name="Standard"/>
      <text:p text:style-name="Standard">FXTHU </text:p>
      <text:p text:style-name="Standard"/>
      <text:p text:style-name="Standard">FZJEN </text:p>
      <text:p text:style-name="Standard"/>
      <text:p text:style-name="Standard">FTRFD </text:p>
      <text:p text:style-name="Standard"/>
      <text:p text:style-name="Standard">BEGET </text:p>
      <text:p text:style-name="Standard"/>
      <text:p text:style-name="Standard">FEXEN </text:p>
      <text:p text:style-name="Standard"/>
      <text:p text:style-name="Standard">ODSYT </text:p>
      <text:p text:style-name="Standard"/>
      <text:p text:style-name="Standard">DXTHE </text:p>
      <text:p text:style-name="Standard"/>
      <text:p text:style-name="Standard">OUFYC </text:p>
      <text:p text:style-name="Standard"/>
      <text:p text:style-name="Standard">GXHUD </text:p>
      <text:p text:style-name="Standard"/>
      <text:p text:style-name="Standard">XMEOR </text:p>
      <text:p text:style-name="Standard"/>
      <text:p text:style-name="Standard">SZDAF </text:p>
      <text:p text:style-name="Standard"/>
      <text:p text:style-name="Standard">JBMDG </text:p>
      <text:p text:style-name="Standard"/>
      <text:p text:style-name="Standard">NNSJF </text:p>
      <text:p text:style-name="Standard"/>
      <text:p text:style-name="Standard">MOQDD </text:p>
      <text:p text:style-name="Standard"/>
      <text:p text:style-name="Standard">CTFNN </text:p>
      <text:p text:style-name="Standard"/>
      <text:p text:style-name="Standard">YTCMD </text:p>
      <text:p text:style-name="Standard"/>
      <text:p text:style-name="Standard">AEGXM </text:p>
      <text:p text:style-name="Standard"/>
      <text:p text:style-name="Standard">MBDMM </text:p>
      <text:p text:style-name="Standard"/>
      <text:p text:style-name="Standard">DGEEY </text:p>
      <text:p text:style-name="Standard"/>
      <text:p text:style-name="Standard">MMHUF </text:p>
      <text:p text:style-name="Standard"/>
      <text:p text:style-name="Standard">CYOND </text:p>
      <text:p text:style-name="Standard"/>
      <text:p text:style-name="Standard">BEOMX </text:p>
      <text:p text:style-name="Standard"/>
      <text:p text:style-name="Standard">BFYTC </text:p>
      <text:p text:style-name="Standard"/>
      <text:p text:style-name="Standard">XGXMM </text:p>
      <text:p text:style-name="Standard"><text:soft-page-break/></text:p>
      <text:p text:style-name="Standard">CGFMM </text:p>
      <text:p text:style-name="Standard"/>
      <text:p text:style-name="Standard">XTHUF </text:p>
      <text:p text:style-name="Standard"/>
      <text:p text:style-name="Standard">UDSNF </text:p>
      <text:p text:style-name="Standard"/>
      <text:p text:style-name="Standard">DBHUF </text:p>
      <text:p text:style-name="Standard"/>
      <text:p text:style-name="Standard">MDJCB </text:p>
      <text:p text:style-name="Standard"/>
      <text:p text:style-name="Standard">DJFAF </text:p>
      <text:p text:style-name="Standard"/>
      <text:p text:style-name="Standard">J </text:p>
      <text:p text:style-name="Standard"/>
      <text:p text:style-name="Standard"/>
      <text:p text:style-name="Standard"/>
      <text:p text:style-name="Standard">c </text:p>
      <text:p text:style-name="Standard"/>
      <text:p text:style-name="Standard"/>
      <text:p text:style-name="Standard"/>
      <text:p text:style-name="Standard">FIGURE 1.1 Relative Frequencies of English Letters (percent) </text:p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We must count the frequency of each letter in the ciphertext, and then compare these </text:p>
      <text:p text:style-name="Standard">frequencies with the relative frequency table. Here are the counts for each letter: </text:p>
      <text:p text:style-name="Standard"/>
      <text:p text:style-name="Standard"/>
      <text:p text:style-name="Standard">A </text:p>
      <text:p text:style-name="Standard"/>
      <text:p text:style-name="Standard">6 </text:p>
      <text:p text:style-name="Standard"/>
      <text:p text:style-name="Standard">B </text:p>
      <text:p text:style-name="Standard"/>
      <text:p text:style-name="Standard">17 </text:p>
      <text:p text:style-name="Standard"/>
      <text:p text:style-name="Standard">C: </text:p>
      <text:p text:style-name="Standard"/>
      <text:p text:style-name="Standard">17 </text:p>
      <text:p text:style-name="Standard"/>
      <text:p text:style-name="Standard">D: </text:p>
      <text:p text:style-name="Standard"/>
      <text:p text:style-name="Standard">39 </text:p>
      <text:p text:style-name="Standard"/>
      <text:p text:style-name="Standard">E : </text:p>
      <text:p text:style-name="Standard"/>
      <text:p text:style-name="Standard"><text:soft-page-break/>17 </text:p>
      <text:p text:style-name="Standard"/>
      <text:p text:style-name="Standard">F: </text:p>
      <text:p text:style-name="Standard"/>
      <text:p text:style-name="Standard">67 </text:p>
      <text:p text:style-name="Standard"/>
      <text:p text:style-name="Standard">G </text:p>
      <text:p text:style-name="Standard"/>
      <text:p text:style-name="Standard">13 </text:p>
      <text:p text:style-name="Standard"/>
      <text:p text:style-name="Standard">H </text:p>
      <text:p text:style-name="Standard"/>
      <text:p text:style-name="Standard">25 </text:p>
      <text:p text:style-name="Standard"/>
      <text:p text:style-name="Standard">I : </text:p>
      <text:p text:style-name="Standard"/>
      <text:p text:style-name="Standard">0 </text:p>
      <text:p text:style-name="Standard"/>
      <text:p text:style-name="Standard">J: </text:p>
      <text:p text:style-name="Standard"/>
      <text:p text:style-name="Standard">26 </text:p>
      <text:p text:style-name="Standard"/>
      <text:p text:style-name="Standard">K: </text:p>
      <text:p text:style-name="Standard"/>
      <text:p text:style-name="Standard">3 </text:p>
      <text:p text:style-name="Standard"/>
      <text:p text:style-name="Standard">L: </text:p>
      <text:p text:style-name="Standard"/>
      <text:p text:style-name="Standard">4 </text:p>
      <text:p text:style-name="Standard"/>
      <text:p text:style-name="Standard">M </text:p>
      <text:p text:style-name="Standard"/>
      <text:p text:style-name="Standard">29 </text:p>
      <text:p text:style-name="Standard"/>
      <text:p text:style-name="Standard">N </text:p>
      <text:p text:style-name="Standard"/>
      <text:p text:style-name="Standard">30 </text:p>
      <text:p text:style-name="Standard"/>
      <text:p text:style-name="Standard">0: </text:p>
      <text:p text:style-name="Standard"/>
      <text:p text:style-name="Standard">15 </text:p>
      <text:p text:style-name="Standard"/>
      <text:p text:style-name="Standard">P: </text:p>
      <text:p text:style-name="Standard"/>
      <text:p text:style-name="Standard">1 </text:p>
      <text:p text:style-name="Standard"/>
      <text:p text:style-name="Standard">Q: </text:p>
      <text:p text:style-name="Standard"/>
      <text:p text:style-name="Standard">6 </text:p>
      <text:p text:style-name="Standard"/>
      <text:p text:style-name="Standard">R: </text:p>
      <text:p text:style-name="Standard"/>
      <text:p text:style-name="Standard"><text:soft-page-break/>3 </text:p>
      <text:p text:style-name="Standard"/>
      <text:p text:style-name="Standard">S </text:p>
      <text:p text:style-name="Standard"/>
      <text:p text:style-name="Standard">15 </text:p>
      <text:p text:style-name="Standard"/>
      <text:p text:style-name="Standard">T </text:p>
      <text:p text:style-name="Standard"/>
      <text:p text:style-name="Standard">21 </text:p>
      <text:p text:style-name="Standard"/>
      <text:p text:style-name="Standard">U: </text:p>
      <text:p text:style-name="Standard"/>
      <text:p text:style-name="Standard">28 </text:p>
      <text:p text:style-name="Standard"/>
      <text:p text:style-name="Standard">V: </text:p>
      <text:p text:style-name="Standard"/>
      <text:p text:style-name="Standard">0 </text:p>
      <text:p text:style-name="Standard"/>
      <text:p text:style-name="Standard">W: </text:p>
      <text:p text:style-name="Standard"/>
      <text:p text:style-name="Standard">0 </text:p>
      <text:p text:style-name="Standard"/>
      <text:p text:style-name="Standard">X: </text:p>
      <text:p text:style-name="Standard"/>
      <text:p text:style-name="Standard">26 </text:p>
      <text:p text:style-name="Standard"/>
      <text:p text:style-name="Standard">Y </text:p>
      <text:p text:style-name="Standard"/>
      <text:p text:style-name="Standard">26 </text:p>
      <text:p text:style-name="Standard"/>
      <text:p text:style-name="Standard">Z </text:p>
      <text:p text:style-name="Standard"/>
      <text:p text:style-name="Standard">7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 is by far the most common letter, and its plaintext partner is probably E. The next most </text:p>
      <text:p text:style-name="Standard">common letters are D, N, M, U, J, X, and Y, which are likely the mappings of A, I, N, O, R, </text:p>
      <text:p text:style-name="Standard">S, and T. The least frequent ciphertext letters are I, V, and W, which are likely the mappings </text:p>
      <text:p text:style-name="Standard">of Q, X, and Z. These guesses may of course be wrong, but once you start trying different </text:p>
      <text:p text:style-name="Standard">combinations words will start to appear in the plaintext. As you progress, you can start to </text:p>
      <text:p text:style-name="Standard">make educated guesses about the mappings; this process starts out slowly, but quickly speeds </text:p>
      <text:p text:style-name="Standard">up. Table 1.5 shows the mapping for this cipher. </text:p>
      <text:p text:style-name="Standard"/>
      <text:p text:style-name="Standard">Using this mapping, we see that the plaintext is: </text:p>
      <text:p text:style-name="Standard"><text:soft-page-break/></text:p>
      <text:p text:style-name="Standard"/>
      <text:p text:style-name="Standard">THELO </text:p>
      <text:p text:style-name="Standard"/>
      <text:p text:style-name="Standard">RDISM </text:p>
      <text:p text:style-name="Standard"/>
      <text:p text:style-name="Standard">YSHEP </text:p>
      <text:p text:style-name="Standard"/>
      <text:p text:style-name="Standard">HERDI </text:p>
      <text:p text:style-name="Standard"/>
      <text:p text:style-name="Standard">SHALL </text:p>
      <text:p text:style-name="Standard"/>
      <text:p text:style-name="Standard">NOTBE </text:p>
      <text:p text:style-name="Standard"/>
      <text:p text:style-name="Standard">INWAN </text:p>
      <text:p text:style-name="Standard"/>
      <text:p text:style-name="Standard">THEMA </text:p>
      <text:p text:style-name="Standard"/>
      <text:p text:style-name="Standard">KESME </text:p>
      <text:p text:style-name="Standard"/>
      <text:p text:style-name="Standard">LIEDO </text:p>
      <text:p text:style-name="Standard"/>
      <text:p text:style-name="Standard">WNING </text:p>
      <text:p text:style-name="Standard"/>
      <text:p text:style-name="Standard">REENP </text:p>
      <text:p text:style-name="Standard"/>
      <text:p text:style-name="Standard">ASTUR </text:p>
      <text:p text:style-name="Standard"/>
      <text:p text:style-name="Standard">ESHEL </text:p>
      <text:p text:style-name="Standard"/>
      <text:p text:style-name="Standard">EADSM </text:p>
      <text:p text:style-name="Standard"/>
      <text:p text:style-name="Standard">EBESI </text:p>
      <text:p text:style-name="Standard"/>
      <text:p text:style-name="Standard">DEQUI </text:p>
      <text:p text:style-name="Standard"/>
      <text:p text:style-name="Standard">ETWAT </text:p>
      <text:p text:style-name="Standard"/>
      <text:p text:style-name="Standard">ERSHE </text:p>
      <text:p text:style-name="Standard"/>
      <text:p text:style-name="Standard">RES TO </text:p>
      <text:p text:style-name="Standard"/>
      <text:p text:style-name="Standard">RESMY </text:p>
      <text:p text:style-name="Standard"/>
      <text:p text:style-name="Standard">SOULH </text:p>
      <text:p text:style-name="Standard"/>
      <text:p text:style-name="Standard">EGUID </text:p>
      <text:p text:style-name="Standard"/>
      <text:p text:style-name="Standard">ESMEI </text:p>
      <text:p text:style-name="Standard"/>
      <text:p text:style-name="Standard">NPATH </text:p>
      <text:p text:style-name="Standard"/>
      <text:p text:style-name="Standard"><text:soft-page-break/>SOFRI </text:p>
      <text:p text:style-name="Standard"/>
      <text:p text:style-name="Standard">GHTEO </text:p>
      <text:p text:style-name="Standard"/>
      <text:p text:style-name="Standard">USNES </text:p>
      <text:p text:style-name="Standard"/>
      <text:p text:style-name="Standard">SFORH </text:p>
      <text:p text:style-name="Standard"/>
      <text:p text:style-name="Standard">ISNAM </text:p>
      <text:p text:style-name="Standard"/>
      <text:p text:style-name="Standard">ESSAK </text:p>
      <text:p text:style-name="Standard"/>
      <text:p text:style-name="Standard">EEVEN </text:p>
      <text:p text:style-name="Standard"/>
      <text:p text:style-name="Standard">THOUG </text:p>
      <text:p text:style-name="Standard"/>
      <text:p text:style-name="Standard">HIWAL </text:p>
      <text:p text:style-name="Standard"/>
      <text:p text:style-name="Standard">KTHRO </text:p>
      <text:p text:style-name="Standard"/>
      <text:p text:style-name="Standard">UGHTH </text:p>
      <text:p text:style-name="Standard"/>
      <text:p text:style-name="Standard">EVALL </text:p>
      <text:p text:style-name="Standard"/>
      <text:p text:style-name="Standard">EYOFT </text:p>
      <text:p text:style-name="Standard"/>
      <text:p text:style-name="Standard">HESHA </text:p>
      <text:p text:style-name="Standard"/>
      <text:p text:style-name="Standard">DOWOF </text:p>
      <text:p text:style-name="Standard"/>
      <text:p text:style-name="Standard">DEATH </text:p>
      <text:p text:style-name="Standard"/>
      <text:p text:style-name="Standard">IWILL </text:p>
      <text:p text:style-name="Standard"/>
      <text:p text:style-name="Standard">FEARN </text:p>
      <text:p text:style-name="Standard"/>
      <text:p text:style-name="Standard">OEVIL </text:p>
      <text:p text:style-name="Standard"/>
      <text:p text:style-name="Standard">FORYO </text:p>
      <text:p text:style-name="Standard"/>
      <text:p text:style-name="Standard">UAREW </text:p>
      <text:p text:style-name="Standard"/>
      <text:p text:style-name="Standard">ITHME </text:p>
      <text:p text:style-name="Standard"/>
      <text:p text:style-name="Standard">YOURR </text:p>
      <text:p text:style-name="Standard"/>
      <text:p text:style-name="Standard">ODAND </text:p>
      <text:p text:style-name="Standard"/>
      <text:p text:style-name="Standard">YOURS </text:p>
      <text:p text:style-name="Standard"/>
      <text:p text:style-name="Standard">TAFFT </text:p>
      <text:p text:style-name="Standard"/>
      <text:p text:style-name="Standard"><text:soft-page-break/>HEYCO </text:p>
      <text:p text:style-name="Standard"/>
      <text:p text:style-name="Standard">MFORT </text:p>
      <text:p text:style-name="Standard"/>
      <text:p text:style-name="Standard">MEYOU </text:p>
      <text:p text:style-name="Standard"/>
      <text:p text:style-name="Standard">PREPA </text:p>
      <text:p text:style-name="Standard"/>
      <text:p text:style-name="Standard">REATA </text:p>
      <text:p text:style-name="Standard"/>
      <text:p text:style-name="Standard">BLEBE </text:p>
      <text:p text:style-name="Standard"/>
      <text:p text:style-name="Standard">FOREM </text:p>
      <text:p text:style-name="Standard"/>
      <text:p text:style-name="Standard">EINTH </text:p>
      <text:p text:style-name="Standard"/>
      <text:p text:style-name="Standard">EPRES </text:p>
      <text:p text:style-name="Standard"/>
      <text:p text:style-name="Standard">ENCEO </text:p>
      <text:p text:style-name="Standard"/>
      <text:p text:style-name="Standard">FMYEN </text:p>
      <text:p text:style-name="Standard"/>
      <text:p text:style-name="Standard">EMIES </text:p>
      <text:p text:style-name="Standard"/>
      <text:p text:style-name="Standard">YOUAN </text:p>
      <text:p text:style-name="Standard"/>
      <text:p text:style-name="Standard">OINTM </text:p>
      <text:p text:style-name="Standard"/>
      <text:p text:style-name="Standard">YHEAD </text:p>
      <text:p text:style-name="Standard"/>
      <text:p text:style-name="Standard">WITHO </text:p>
      <text:p text:style-name="Standard"/>
      <text:p text:style-name="Standard">ILMYC </text:p>
      <text:p text:style-name="Standard"/>
      <text:p text:style-name="Standard">UPOVE </text:p>
      <text:p text:style-name="Standard"/>
      <text:p text:style-name="Standard">RFLOW </text:p>
      <text:p text:style-name="Standard"/>
      <text:p text:style-name="Standard">SSURE </text:p>
      <text:p text:style-name="Standard"/>
      <text:p text:style-name="Standard">LYGOO </text:p>
      <text:p text:style-name="Standard"/>
      <text:p text:style-name="Standard">DNESS </text:p>
      <text:p text:style-name="Standard"/>
      <text:p text:style-name="Standard">ANDLO </text:p>
      <text:p text:style-name="Standard"/>
      <text:p text:style-name="Standard">VEWIL </text:p>
      <text:p text:style-name="Standard"/>
      <text:p text:style-name="Standard">LEOLL </text:p>
      <text:p text:style-name="Standard"/>
      <text:p text:style-name="Standard">OWMEA </text:p>
      <text:p text:style-name="Standard"/>
      <text:p text:style-name="Standard"><text:soft-page-break/>LLTHE </text:p>
      <text:p text:style-name="Standard"/>
      <text:p text:style-name="Standard">DAYSO </text:p>
      <text:p text:style-name="Standard"/>
      <text:p text:style-name="Standard">FMYLI </text:p>
      <text:p text:style-name="Standard"/>
      <text:p text:style-name="Standard">FEAND </text:p>
      <text:p text:style-name="Standard"/>
      <text:p text:style-name="Standard">IWILL </text:p>
      <text:p text:style-name="Standard"/>
      <text:p text:style-name="Standard">DWELL </text:p>
      <text:p text:style-name="Standard"/>
      <text:p text:style-name="Standard">INTHE </text:p>
      <text:p text:style-name="Standard"/>
      <text:p text:style-name="Standard">HOUSE </text:p>
      <text:p text:style-name="Standard"/>
      <text:p text:style-name="Standard">OETHE </text:p>
      <text:p text:style-name="Standard"/>
      <text:p text:style-name="Standard">LORDF </text:p>
      <text:p text:style-name="Standard"/>
      <text:p text:style-name="Standard">OREVE </text:p>
      <text:p text:style-name="Standard"/>
      <text:p text:style-name="Standard">R </text:p>
      <text:p text:style-name="Standard"/>
      <text:p text:style-name="Standard"/>
      <text:p text:style-name="Standard"/>
      <text:p text:style-name="Standard">1.5 POLYALPHABETIC SUBSTITUTION CIPHERS </text:p>
      <text:p text:style-name="Standard"/>
      <text:p text:style-name="Standard">As one can readily see, monoalphabetic substitution ciphers are notoriously easy to break. </text:p>
      <text:p text:style-name="Standard">In the case of the Caesar cipher, the shift value can be uncovered rather easily. One way clas- </text:p>
      <text:p text:style-name="Standard">sical cryptographers dealt with this was to use different shift values for letters depending on </text:p>
      <text:p text:style-name="Standard">their position in the text. For example, one may do something like the following: </text:p>
      <text:p text:style-name="Standard"/>
      <text:p text:style-name="Standard">• Let «!, 02 , . . . , a„ be the letters in a plaintext message. Consider the letter a^: </text:p>
      <text:p text:style-name="Standard"/>
      <text:p text:style-name="Standard">• If p is divisible by 4, shift Op 1 letters down the alphabet. </text:p>
      <text:p text:style-name="Standard"/>
      <text:p text:style-name="Standard">• If p is of the form 4A: -i- 1 for some k, shift Op 5 letters down the alphabet. </text:p>
      <text:p text:style-name="Standard"/>
      <text:p text:style-name="Standard">• If p is of the form Ak+ 2 for some k, shift 13 letters down the alphabet. </text:p>
      <text:p text:style-name="Standard"/>
      <text:p text:style-name="Standard">• If p is of the form 4A: -i- 3 for some k, shift Op 2 letters down the alphabet. </text:p>
      <text:p text:style-name="Standard"/>
      <text:p text:style-name="Standard">Using this scheme, we can encipher the message </text:p>
      <text:p text:style-name="Standard"/>
      <text:p text:style-name="Standard">DEFCON POUR </text:p>
      <text:p text:style-name="Standard">as shown in Table 1.6. </text:p>
      <text:p text:style-name="Standard"/>
      <text:p text:style-name="Standard"/>
      <text:p text:style-name="Standard">Plaintext Letter Ciphertext Letter </text:p>
      <text:p text:style-name="Standard"/>
      <text:p text:style-name="Standard"/>
      <text:p text:style-name="Standard"><text:soft-page-break/>A </text:p>
      <text:p text:style-name="Standard"/>
      <text:p text:style-name="Standard">Y </text:p>
      <text:p text:style-name="Standard"/>
      <text:p text:style-name="Standard">B </text:p>
      <text:p text:style-name="Standard"/>
      <text:p text:style-name="Standard">L </text:p>
      <text:p text:style-name="Standard"/>
      <text:p text:style-name="Standard">C </text:p>
      <text:p text:style-name="Standard"/>
      <text:p text:style-name="Standard">R </text:p>
      <text:p text:style-name="Standard"/>
      <text:p text:style-name="Standard">D </text:p>
      <text:p text:style-name="Standard"/>
      <text:p text:style-name="Standard">C </text:p>
      <text:p text:style-name="Standard"/>
      <text:p text:style-name="Standard">E </text:p>
      <text:p text:style-name="Standard"/>
      <text:p text:style-name="Standard">F </text:p>
      <text:p text:style-name="Standard"/>
      <text:p text:style-name="Standard">F </text:p>
      <text:p text:style-name="Standard"/>
      <text:p text:style-name="Standard">B </text:p>
      <text:p text:style-name="Standard"/>
      <text:p text:style-name="Standard">G </text:p>
      <text:p text:style-name="Standard"/>
      <text:p text:style-name="Standard">Q </text:p>
      <text:p text:style-name="Standard"/>
      <text:p text:style-name="Standard">H </text:p>
      <text:p text:style-name="Standard"/>
      <text:p text:style-name="Standard">U </text:p>
      <text:p text:style-name="Standard"/>
      <text:p text:style-name="Standard">1 </text:p>
      <text:p text:style-name="Standard"/>
      <text:p text:style-name="Standard">X </text:p>
      <text:p text:style-name="Standard"/>
      <text:p text:style-name="Standard">J </text:p>
      <text:p text:style-name="Standard"/>
      <text:p text:style-name="Standard">1 </text:p>
      <text:p text:style-name="Standard"/>
      <text:p text:style-name="Standard">K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M </text:p>
      <text:p text:style-name="Standard"/>
      <text:p text:style-name="Standard">M </text:p>
      <text:p text:style-name="Standard"/>
      <text:p text:style-name="Standard">E </text:p>
      <text:p text:style-name="Standard"/>
      <text:p text:style-name="Standard"><text:soft-page-break/>N </text:p>
      <text:p text:style-name="Standard"/>
      <text:p text:style-name="Standard">T </text:p>
      <text:p text:style-name="Standard"/>
      <text:p text:style-name="Standard">0 </text:p>
      <text:p text:style-name="Standard"/>
      <text:p text:style-name="Standard">D </text:p>
      <text:p text:style-name="Standard"/>
      <text:p text:style-name="Standard">P </text:p>
      <text:p text:style-name="Standard"/>
      <text:p text:style-name="Standard">Z </text:p>
      <text:p text:style-name="Standard"/>
      <text:p text:style-name="Standard">Q </text:p>
      <text:p text:style-name="Standard"/>
      <text:p text:style-name="Standard">P </text:p>
      <text:p text:style-name="Standard"/>
      <text:p text:style-name="Standard">R </text:p>
      <text:p text:style-name="Standard"/>
      <text:p text:style-name="Standard">J </text:p>
      <text:p text:style-name="Standard"/>
      <text:p text:style-name="Standard">S </text:p>
      <text:p text:style-name="Standard"/>
      <text:p text:style-name="Standard">N </text:p>
      <text:p text:style-name="Standard"/>
      <text:p text:style-name="Standard">T </text:p>
      <text:p text:style-name="Standard"/>
      <text:p text:style-name="Standard">H </text:p>
      <text:p text:style-name="Standard"/>
      <text:p text:style-name="Standard">U </text:p>
      <text:p text:style-name="Standard"/>
      <text:p text:style-name="Standard">S </text:p>
      <text:p text:style-name="Standard"/>
      <text:p text:style-name="Standard">V </text:p>
      <text:p text:style-name="Standard"/>
      <text:p text:style-name="Standard">A </text:p>
      <text:p text:style-name="Standard"/>
      <text:p text:style-name="Standard">w </text:p>
      <text:p text:style-name="Standard"/>
      <text:p text:style-name="Standard">G </text:p>
      <text:p text:style-name="Standard"/>
      <text:p text:style-name="Standard">X </text:p>
      <text:p text:style-name="Standard"/>
      <text:p text:style-name="Standard">V </text:p>
      <text:p text:style-name="Standard"/>
      <text:p text:style-name="Standard">Y </text:p>
      <text:p text:style-name="Standard"/>
      <text:p text:style-name="Standard">0 </text:p>
      <text:p text:style-name="Standard"/>
      <text:p text:style-name="Standard">z </text:p>
      <text:p text:style-name="Standard"/>
      <text:p text:style-name="Standard">W </text:p>
      <text:p text:style-name="Standard"/>
      <text:p text:style-name="Standard"><text:soft-page-break/></text:p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TABLE 1.6 </text:p>
      <text:p text:style-name="Standard"/>
      <text:p text:style-name="Standard"/>
      <text:p text:style-name="Standard">Plaintext DE FCON FOUR </text:p>
      <text:p text:style-name="Standard">Shift value 5 13 2 7 5 13 2 7 5 13 </text:p>
      <text:p text:style-name="Standard"/>
      <text:p text:style-name="Standard">Ciphertext 1 R HJ TA HVZE </text:p>
      <text:p text:style-name="Standard"/>
      <text:p text:style-name="Standard"/>
      <text:p text:style-name="Standard">A B </text:p>
      <text:p text:style-name="Standard"/>
      <text:p text:style-name="Standard">C </text:p>
      <text:p text:style-name="Standard"/>
      <text:p text:style-name="Standard">D </text:p>
      <text:p text:style-name="Standard"/>
      <text:p text:style-name="Standard">E </text:p>
      <text:p text:style-name="Standard"/>
      <text:p text:style-name="Standard">F </text:p>
      <text:p text:style-name="Standard"/>
      <text:p text:style-name="Standard">G </text:p>
      <text:p text:style-name="Standard"/>
      <text:p text:style-name="Standard">H I </text:p>
      <text:p text:style-name="Standard"/>
      <text:p text:style-name="Standard">J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M </text:p>
      <text:p text:style-name="Standard"/>
      <text:p text:style-name="Standard">N </text:p>
      <text:p text:style-name="Standard"/>
      <text:p text:style-name="Standard">O </text:p>
      <text:p text:style-name="Standard"/>
      <text:p text:style-name="Standard">P </text:p>
      <text:p text:style-name="Standard"/>
      <text:p text:style-name="Standard">Q </text:p>
      <text:p text:style-name="Standard"/>
      <text:p text:style-name="Standard">R </text:p>
      <text:p text:style-name="Standard"/>
      <text:p text:style-name="Standard">S </text:p>
      <text:p text:style-name="Standard"/>
      <text:p text:style-name="Standard"><text:soft-page-break/>T </text:p>
      <text:p text:style-name="Standard"/>
      <text:p text:style-name="Standard">U </text:p>
      <text:p text:style-name="Standard"/>
      <text:p text:style-name="Standard">V </text:p>
      <text:p text:style-name="Standard"/>
      <text:p text:style-name="Standard">W </text:p>
      <text:p text:style-name="Standard"/>
      <text:p text:style-name="Standard">X </text:p>
      <text:p text:style-name="Standard"/>
      <text:p text:style-name="Standard">Y </text:p>
      <text:p text:style-name="Standard"/>
      <text:p text:style-name="Standard">Z </text:p>
      <text:p text:style-name="Standard"/>
      <text:p text:style-name="Standard">0 1 </text:p>
      <text:p text:style-name="Standard"/>
      <text:p text:style-name="Standard">2 </text:p>
      <text:p text:style-name="Standard"/>
      <text:p text:style-name="Standard">3 </text:p>
      <text:p text:style-name="Standard"/>
      <text:p text:style-name="Standard">4 </text:p>
      <text:p text:style-name="Standard"/>
      <text:p text:style-name="Standard">5 </text:p>
      <text:p text:style-name="Standard"/>
      <text:p text:style-name="Standard">6 </text:p>
      <text:p text:style-name="Standard"/>
      <text:p text:style-name="Standard">7 8 </text:p>
      <text:p text:style-name="Standard"/>
      <text:p text:style-name="Standard">9 </text:p>
      <text:p text:style-name="Standard"/>
      <text:p text:style-name="Standard">10 </text:p>
      <text:p text:style-name="Standard"/>
      <text:p text:style-name="Standard">11 </text:p>
      <text:p text:style-name="Standard"/>
      <text:p text:style-name="Standard">12 </text:p>
      <text:p text:style-name="Standard"/>
      <text:p text:style-name="Standard">13 </text:p>
      <text:p text:style-name="Standard"/>
      <text:p text:style-name="Standard">14 </text:p>
      <text:p text:style-name="Standard"/>
      <text:p text:style-name="Standard">15 </text:p>
      <text:p text:style-name="Standard"/>
      <text:p text:style-name="Standard">16 </text:p>
      <text:p text:style-name="Standard"/>
      <text:p text:style-name="Standard">17 </text:p>
      <text:p text:style-name="Standard"/>
      <text:p text:style-name="Standard">18 </text:p>
      <text:p text:style-name="Standard"/>
      <text:p text:style-name="Standard">19 </text:p>
      <text:p text:style-name="Standard"/>
      <text:p text:style-name="Standard">20 </text:p>
      <text:p text:style-name="Standard"/>
      <text:p text:style-name="Standard"><text:soft-page-break/>21 </text:p>
      <text:p text:style-name="Standard"/>
      <text:p text:style-name="Standard">22 </text:p>
      <text:p text:style-name="Standard"/>
      <text:p text:style-name="Standard">23 </text:p>
      <text:p text:style-name="Standard"/>
      <text:p text:style-name="Standard">24 </text:p>
      <text:p text:style-name="Standard"/>
      <text:p text:style-name="Standard">25 </text:p>
      <text:p text:style-name="Standard"/>
      <text:p text:style-name="Standard"/>
      <text:p text:style-name="Standard">TABLE 1.7 </text:p>
      <text:p text:style-name="Standard"/>
      <text:p text:style-name="Standard"/>
      <text:p text:style-name="Standard">The message to send is </text:p>
      <text:p text:style-name="Standard">IRHJT AHVZE. </text:p>
      <text:p text:style-name="Standard"/>
      <text:p text:style-name="Standard">Note that the way we group the letters has nothing to do with how many shift values are </text:p>
      <text:p text:style-name="Standard">being used; in fact, we don’t want to give the analyst any clues by grouping the letters in </text:p>
      <text:p text:style-name="Standard">blocks the same size as the number of shift values! </text:p>
      <text:p text:style-name="Standard"/>
      <text:p text:style-name="Standard">It was difficult for classical cryptographers to remember shift values when using a large </text:p>
      <text:p text:style-name="Standard">number of them. They certainly didn’t want to write them down, because the shift values </text:p>
      <text:p text:style-name="Standard">were the secret key. So instead they used letters to represent the shifts in the form of a key- </text:p>
      <text:p text:style-name="Standard">word, or a long keyphrase. Each letter in the alphabet was associated with its position, as </text:p>
      <text:p text:style-name="Standard">shown in Table 1.7. </text:p>
      <text:p text:style-name="Standard"/>
      <text:p text:style-name="Standard">From now on, when our alphabet consists of only capital English characters we will call </text:p>
      <text:p text:style-name="Standard">this the “ordinary” alphabet. These keywords and keyphrases were easily remembered. For </text:p>
      <text:p text:style-name="Standard">example, the keyphrase </text:p>
      <text:p text:style-name="Standard"/>
      <text:p text:style-name="Standard">BLAST OFF </text:p>
      <text:p text:style-name="Standard"/>
      <text:p text:style-name="Standard">represents the shift values </text:p>
      <text:p text:style-name="Standard"/>
      <text:p text:style-name="Standard">1 12 0 18 19 14 5 5. </text:p>
      <text:p text:style-name="Standard"/>
      <text:p text:style-name="Standard">These are the 8 shift values that would be used on a message, repeating the sequence every </text:p>
      <text:p text:style-name="Standard">eighth letter. </text:p>
      <text:p text:style-name="Standard"/>
      <text:p text:style-name="Standard"/>
      <text:p text:style-name="Standard">1 .6 THE VIGENERE CIPHER AND CODE WHEELS </text:p>
      <text:p text:style-name="Standard"/>
      <text:p text:style-name="Standard">One convenient tool used for the previous type of cipher (called a simple shift Vigenere </text:p>
      <text:p text:style-name="Standard">cipher) was a code wheel. The outer ring of the wheel represented plaintext letters, and the </text:p>
      <text:p text:style-name="Standard">inner wheel represented ciphertext letters. Using a letter from a keyword or keyphrase, say </text:p>
      <text:p text:style-name="Standard">“S,” one would rotate the inner wheel and position the keyword letter under the letter “A.” </text:p>
      <text:p text:style-name="Standard">To encipher, one would go to the plaintext letter in the outer wheel, say “G,” and find its cor- </text:p>
      <text:p text:style-name="Standard">responding ciphertext letter, in this case “Y.” This is the position of the wheel illustrated in </text:p>
      <text:p text:style-name="Standard"/>
      <text:p text:style-name="Standard"/>
      <text:p text:style-name="Standard"/>
      <text:p text:style-name="Standard"><text:soft-page-break/>1 .7 Breaking Simple Vigenere Ciphers 1 1 </text:p>
      <text:p text:style-name="Standard"/>
      <text:p text:style-name="Standard"/>
      <text:p text:style-name="Standard"/>
      <text:p text:style-name="Standard">FIGURE 1.2 A Sample Code Wheel </text:p>
      <text:p text:style-name="Standard"/>
      <text:p text:style-name="Standard"/>
      <text:p text:style-name="Standard">Figure 1.2. To decipher, one would position the keyword letter under “A,” hut would go from </text:p>
      <text:p text:style-name="Standard">the inner ciphertext wheel to the outer plaintext wheel. </text:p>
      <text:p text:style-name="Standard"/>
      <text:p text:style-name="Standard"/>
      <text:p text:style-name="Standard">BREAKING SIMPLE VIGENERE CIPHERS </text:p>
      <text:p text:style-name="Standard"/>
      <text:p text:style-name="Standard">If enough ciphertext is received, and if the analyst makes a good guess for the key length, </text:p>
      <text:p text:style-name="Standard">say n, frequency analysis also breaks these types of polyalphabetic substitution ciphers. An </text:p>
      <text:p text:style-name="Standard">analyst can separate the ciphertext into n categories, and then do a separate frequency analy- </text:p>
      <text:p text:style-name="Standard">sis on each category. In this way, one could derive all of the n shift values. The problem with </text:p>
      <text:p text:style-name="Standard">using a keyword in this way is that it would eventually repeat, and this fact could be </text:p>
      <text:p text:style-name="Standard">exploited. </text:p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TABLE 1.8 </text:p>
      <text:p text:style-name="Standard"/>
      <text:p text:style-name="Standard"/>
      <text:p text:style-name="Standard">Key Length = 5 </text:p>
      <text:p text:style-name="Standard"/>
      <text:p text:style-name="Standard"/>
      <text:p text:style-name="Standard">Category 1 </text:p>
      <text:p text:style-name="Standard"/>
      <text:p text:style-name="Standard">Category 2 </text:p>
      <text:p text:style-name="Standard"/>
      <text:p text:style-name="Standard">Category 3 </text:p>
      <text:p text:style-name="Standard"/>
      <text:p text:style-name="Standard">Category 4 </text:p>
      <text:p text:style-name="Standard"/>
      <text:p text:style-name="Standard">Category 5 </text:p>
      <text:p text:style-name="Standard"/>
      <text:p text:style-name="Standard">XIPGL </text:p>
      <text:p text:style-name="Standard"/>
      <text:p text:style-name="Standard">ZIASN </text:p>
      <text:p text:style-name="Standard"/>
      <text:p text:style-name="Standard">QSWGO </text:p>
      <text:p text:style-name="Standard"/>
      <text:p text:style-name="Standard">TTRPX </text:p>
      <text:p text:style-name="Standard"/>
      <text:p text:style-name="Standard">YNTOF </text:p>
      <text:p text:style-name="Standard"><text:soft-page-break/></text:p>
      <text:p text:style-name="Standard"/>
      <text:p text:style-name="Standard">Suppose we have the ciphertext message </text:p>
      <text:p text:style-name="Standard"/>
      <text:p text:style-name="Standard">XZQTY IISTN PAWRT GSGPO LNOXP. </text:p>
      <text:p text:style-name="Standard"/>
      <text:p text:style-name="Standard">If the analyst assumes (correctly) that the keyword is of length 5, she would separate the </text:p>
      <text:p text:style-name="Standard">ciphertext into 5 categories, as described in Table 1.8. </text:p>
      <text:p text:style-name="Standard"/>
      <text:p text:style-name="Standard">She then does a separate frequency analysis for each category; in this way she can derive </text:p>
      <text:p text:style-name="Standard">the shift values for all letters in categories 1, 2, 3, 4, and 5. (Of course, this example does </text:p>
      <text:p text:style-name="Standard">not provide nearly enough ciphertext to do this, but the method works as described.) How </text:p>
      <text:p text:style-name="Standard">does one determine the key length? Random guessing may work, but perhaps only after a </text:p>
      <text:p text:style-name="Standard">lot of work. The method described here is often useful. </text:p>
      <text:p text:style-name="Standard"/>
      <text:p text:style-name="Standard">1.8 THE KAISISKI METHOD OF DETERMINING KEY LENGTH </text:p>
      <text:p text:style-name="Standard"/>
      <text:p text:style-name="Standard">The Kaisiski method is a way of determining key length. This method takes advantage of </text:p>
      <text:p text:style-name="Standard">the fact that languages contain not only frequent individual characters, but also frequently </text:p>
      <text:p text:style-name="Standard">occurring letter pairs and letter triples. We can use this to spot recuning triples in the cipher- </text:p>
      <text:p text:style-name="Standard">text. This will happen when a common triple falls on, and is enciphered by, the same por- </text:p>
      <text:p text:style-name="Standard">tion of the keyword. By noting the distance between these recurring blocks of text in the </text:p>
      <text:p text:style-name="Standard">ciphertext, we can make a good guess for the key length. </text:p>
      <text:p text:style-name="Standard"/>
      <text:p text:style-name="Standard">I£xAMPLE. Suppose the triple FSI appears in the ciphertext 12 times, and the distance between </text:p>
      <text:p text:style-name="Standard">the first character (F) of each is as shown in Table 1.9. </text:p>
      <text:p text:style-name="Standard"/>
      <text:p text:style-name="Standard">Note that all but 2 of the distances in the table are multiples of 7. (The sixth appearance </text:p>
      <text:p text:style-name="Standard">of FSI came about probably by coincidence, and probably does not represent the same plain- </text:p>
      <text:p text:style-name="Standard">text triple). A good guess for the key length being used here is 7. </text:p>
      <text:p text:style-name="Standard"/>
      <text:p text:style-name="Standard">Example. Consider the following ciphertext, which was formed using a Vigenere cipher on </text:p>
      <text:p text:style-name="Standard">uppercase English letters: </text:p>
      <text:p text:style-name="Standard"/>
      <text:p text:style-name="Standard">LJVBQ STNEZ LQMED LJVMA MPKAU EAVAT LJVDA YYVNF JQLNP LJVHK </text:p>
      <text:p text:style-name="Standard">VTRNF LJVCM LKETA LJVHU YJVSF KRFTT WEFUX VHZNP </text:p>
      <text:p text:style-name="Standard"/>
      <text:p text:style-name="Standard">If we use the Kaisiski method, we see that the triple LJV keeps reappearing. The distances </text:p>
      <text:p text:style-name="Standard">between each occurrence of LJV are shown in Table 1.10. </text:p>
      <text:p text:style-name="Standard"/>
      <text:p text:style-name="Standard">This tells us that it is very likely that the key length is 5. We now separate the ciphertext </text:p>
      <text:p text:style-name="Standard">into 5 categories, and do a frequency analysis on each category, as shown in Table 1.11. </text:p>
      <text:p text:style-name="Standard"/>
      <text:p text:style-name="Standard">In each category, the most common letter probably corresponds with the plaintext letter </text:p>
      <text:p text:style-name="Standard">E, T, I, N, or R. It would be easier to determine the shift values if we had more text to work </text:p>
      <text:p text:style-name="Standard"/>
      <text:p text:style-name="Standard"/>
      <text:p text:style-name="Standard"/>
      <text:p text:style-name="Standard">1 .8 The Kaisiski Method of Determining Key Length 1 3 </text:p>
      <text:p text:style-name="Standard"/>
      <text:p text:style-name="Standard"/>
      <text:p text:style-name="Standard"/>
      <text:p text:style-name="Standard"><text:soft-page-break/>with, since E is more likely to appear than any other letter in plaintext. However, we have </text:p>
      <text:p text:style-name="Standard">even more information: The most common triple in English is THE, and in this example it </text:p>
      <text:p text:style-name="Standard">probably corresponds with the triple LJV. Even with this short amount of text, we can try a </text:p>
      <text:p text:style-name="Standard">few possibilities. The one that works is shown in Table 1.12. </text:p>
      <text:p text:style-name="Standard"/>
      <text:p text:style-name="Standard">Thus, we derive the keyword </text:p>
      <text:p text:style-name="Standard"/>
      <text:p text:style-name="Standard"/>
      <text:p text:style-name="Standard">SCRAM </text:p>
      <text:p text:style-name="Standard"/>
      <text:p text:style-name="Standard"/>
      <text:p text:style-name="Standard"/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/>
      <text:p text:style-name="Standard">TABLE 1.11 </text:p>
      <text:p text:style-name="Standard"/>
      <text:p text:style-name="Standard"/>
      <text:p text:style-name="Standard"/>
      <text:p text:style-name="Standard">TABLE 1.12 </text:p>
      <text:p text:style-name="Standard"/>
      <text:p text:style-name="Standard"/>
      <text:p text:style-name="Standard">and based on this, we can recover the plaintext. </text:p>
      <text:p text:style-name="Standard"/>
      <text:p text:style-name="Standard">THEBE ARWEN TOVER THEMO UNTAI NYEAH THEDO GWENT ROUND THEHY </text:p>
      <text:p text:style-name="Standard">DRANT THECA TINTO THEHI GHEST SPOTH ECOUL DFIND </text:p>
      <text:p text:style-name="Standard"/>
      <text:p text:style-name="Standard"/>
      <text:p text:style-name="Standard">1 .9 THE FULL VIGENERE CIPHER </text:p>
      <text:p text:style-name="Standard"/>
      <text:p text:style-name="Standard">The full Vigenere cipher is similar to the simple shift Vigenere in that it uses a keyword or </text:p>
      <text:p text:style-name="Standard">keyphrase. However, in the full Vigenere cipher, rather than using a series of shift values ki, </text:p>
      <text:p text:style-name="Standard">k 2 , . ■ . , k„, each letter in the keyword refers to a general permutation gj, € 2 , ■ ■ ■ , e„ of the </text:p>
      <text:p text:style-name="Standard">alphabet. Enciphering in this way is aided by the use of a table such as Table 1.13. </text:p>
      <text:p text:style-name="Standard"/>
      <text:p text:style-name="Standard"/>
      <text:p text:style-name="Standard"/>
      <text:p text:style-name="Standard"/>
      <text:p text:style-name="Standard">1 .9 The Full Vigenere Cipher </text:p>
      <text:p text:style-name="Standard"/>
      <text:p text:style-name="Standard"/>
      <text:p text:style-name="Standard">5 </text:p>
      <text:p text:style-name="Standard"/>
      <text:p text:style-name="Standard"/>
      <text:p text:style-name="Standard">TABLE 1.13 </text:p>
      <text:p text:style-name="Standard"/>
      <text:p text:style-name="Standard"><text:soft-page-break/></text:p>
      <text:p text:style-name="Standard"/>
      <text:p text:style-name="Standard">■■ </text:p>
      <text:p text:style-name="Standard"/>
      <text:p text:style-name="Standard">■■ </text:p>
      <text:p text:style-name="Standard"/>
      <text:p text:style-name="Standard">■■ </text:p>
      <text:p text:style-name="Standard"/>
      <text:p text:style-name="Standard">■■ </text:p>
      <text:p text:style-name="Standard"/>
      <text:p text:style-name="Standard">■■ </text:p>
      <text:p text:style-name="Standard"/>
      <text:p text:style-name="Standard">■■ </text:p>
      <text:p text:style-name="Standard"/>
      <text:p text:style-name="Standard">pa </text:p>
      <text:p text:style-name="Standard"/>
      <text:p text:style-name="Standard">in </text:p>
      <text:p text:style-name="Standard"/>
      <text:p text:style-name="Standard">■■ </text:p>
      <text:p text:style-name="Standard"/>
      <text:p text:style-name="Standard">■I </text:p>
      <text:p text:style-name="Standard"/>
      <text:p text:style-name="Standard">m </text:p>
      <text:p text:style-name="Standard"/>
      <text:p text:style-name="Standard">■■ </text:p>
      <text:p text:style-name="Standard"/>
      <text:p text:style-name="Standard">m </text:p>
      <text:p text:style-name="Standard"/>
      <text:p text:style-name="Standard">ai </text:p>
      <text:p text:style-name="Standard"/>
      <text:p text:style-name="Standard">■■ </text:p>
      <text:p text:style-name="Standard"/>
      <text:p text:style-name="Standard">■■ </text:p>
      <text:p text:style-name="Standard"/>
      <text:p text:style-name="Standard">■■ </text:p>
      <text:p text:style-name="Standard"/>
      <text:p text:style-name="Standard">■■ </text:p>
      <text:p text:style-name="Standard"/>
      <text:p text:style-name="Standard">m </text:p>
      <text:p text:style-name="Standard"/>
      <text:p text:style-name="Standard">■■ </text:p>
      <text:p text:style-name="Standard"/>
      <text:p text:style-name="Standard">m </text:p>
      <text:p text:style-name="Standard"/>
      <text:p text:style-name="Standard">m </text:p>
      <text:p text:style-name="Standard"/>
      <text:p text:style-name="Standard">m </text:p>
      <text:p text:style-name="Standard"/>
      <text:p text:style-name="Standard">X </text:p>
      <text:p text:style-name="Standard"/>
      <text:p text:style-name="Standard">Y </text:p>
      <text:p text:style-name="Standard"/>
      <text:p text:style-name="Standard"><text:soft-page-break/>Z </text:p>
      <text:p text:style-name="Standard"/>
      <text:p text:style-name="Standard"/>
      <text:p text:style-name="Standard">A </text:p>
      <text:p text:style-name="Standard"/>
      <text:p text:style-name="Standard">D </text:p>
      <text:p text:style-name="Standard"/>
      <text:p text:style-name="Standard">u </text:p>
      <text:p text:style-name="Standard"/>
      <text:p text:style-name="Standard">U </text:p>
      <text:p text:style-name="Standard"/>
      <text:p text:style-name="Standard">C </text:p>
      <text:p text:style-name="Standard"/>
      <text:p text:style-name="Standard">r </text:p>
      <text:p text:style-name="Standard"/>
      <text:p text:style-name="Standard"/>
      <text:p text:style-name="Standard">n </text:p>
      <text:p text:style-name="Standard"/>
      <text:p text:style-name="Standard"/>
      <text:p text:style-name="Standard">J </text:p>
      <text:p text:style-name="Standard"/>
      <text:p text:style-name="Standard">rv </text:p>
      <text:p text:style-name="Standard"/>
      <text:p text:style-name="Standard">L </text:p>
      <text:p text:style-name="Standard"/>
      <text:p text:style-name="Standard">IVI </text:p>
      <text:p text:style-name="Standard"/>
      <text:p text:style-name="Standard">IN </text:p>
      <text:p text:style-name="Standard"/>
      <text:p text:style-name="Standard">u </text:p>
      <text:p text:style-name="Standard"/>
      <text:p text:style-name="Standard">r </text:p>
      <text:p text:style-name="Standard"/>
      <text:p text:style-name="Standard">u </text:p>
      <text:p text:style-name="Standard"/>
      <text:p text:style-name="Standard">n </text:p>
      <text:p text:style-name="Standard"/>
      <text:p text:style-name="Standard">O </text:p>
      <text:p text:style-name="Standard"/>
      <text:p text:style-name="Standard">* </text:p>
      <text:p text:style-name="Standard"/>
      <text:p text:style-name="Standard">U </text:p>
      <text:p text:style-name="Standard"/>
      <text:p text:style-name="Standard">V </text:p>
      <text:p text:style-name="Standard"/>
      <text:p text:style-name="Standard">VV </text:p>
      <text:p text:style-name="Standard"/>
      <text:p text:style-name="Standard">A </text:p>
      <text:p text:style-name="Standard"/>
      <text:p text:style-name="Standard">F </text:p>
      <text:p text:style-name="Standard"/>
      <text:p text:style-name="Standard">W Y </text:p>
      <text:p text:style-name="Standard"><text:soft-page-break/></text:p>
      <text:p text:style-name="Standard">G </text:p>
      <text:p text:style-name="Standard"/>
      <text:p text:style-name="Standard">B </text:p>
      <text:p text:style-name="Standard"/>
      <text:p text:style-name="Standard">D </text:p>
      <text:p text:style-name="Standard"/>
      <text:p text:style-name="Standard">z </text:p>
      <text:p text:style-name="Standard"/>
      <text:p text:style-name="Standard">1 </text:p>
      <text:p text:style-name="Standard"/>
      <text:p text:style-name="Standard">X </text:p>
      <text:p text:style-name="Standard"/>
      <text:p text:style-name="Standard">V </text:p>
      <text:p text:style-name="Standard"/>
      <text:p text:style-name="Standard">H </text:p>
      <text:p text:style-name="Standard"/>
      <text:p text:style-name="Standard">A </text:p>
      <text:p text:style-name="Standard"/>
      <text:p text:style-name="Standard">L </text:p>
      <text:p text:style-name="Standard"/>
      <text:p text:style-name="Standard">K </text:p>
      <text:p text:style-name="Standard"/>
      <text:p text:style-name="Standard">J </text:p>
      <text:p text:style-name="Standard"/>
      <text:p text:style-name="Standard">u </text:p>
      <text:p text:style-name="Standard"/>
      <text:p text:style-name="Standard">E </text:p>
      <text:p text:style-name="Standard"/>
      <text:p text:style-name="Standard">T </text:p>
      <text:p text:style-name="Standard"/>
      <text:p text:style-name="Standard">c </text:p>
      <text:p text:style-name="Standard"/>
      <text:p text:style-name="Standard">N </text:p>
      <text:p text:style-name="Standard"/>
      <text:p text:style-name="Standard">R </text:p>
      <text:p text:style-name="Standard"/>
      <text:p text:style-name="Standard">p </text:p>
      <text:p text:style-name="Standard"/>
      <text:p text:style-name="Standard">s </text:p>
      <text:p text:style-name="Standard"/>
      <text:p text:style-name="Standard">M </text:p>
      <text:p text:style-name="Standard"/>
      <text:p text:style-name="Standard">0 </text:p>
      <text:p text:style-name="Standard"/>
      <text:p text:style-name="Standard">Q </text:p>
      <text:p text:style-name="Standard"/>
      <text:p text:style-name="Standard">B </text:p>
      <text:p text:style-name="Standard"/>
      <text:p text:style-name="Standard">G </text:p>
      <text:p text:style-name="Standard"/>
      <text:p text:style-name="Standard">A </text:p>
      <text:p text:style-name="Standard"><text:soft-page-break/></text:p>
      <text:p text:style-name="Standard">Y </text:p>
      <text:p text:style-name="Standard"/>
      <text:p text:style-name="Standard">0 </text:p>
      <text:p text:style-name="Standard"/>
      <text:p text:style-name="Standard">M </text:p>
      <text:p text:style-name="Standard"/>
      <text:p text:style-name="Standard">X </text:p>
      <text:p text:style-name="Standard"/>
      <text:p text:style-name="Standard">c </text:p>
      <text:p text:style-name="Standard"/>
      <text:p text:style-name="Standard">w </text:p>
      <text:p text:style-name="Standard"/>
      <text:p text:style-name="Standard">H </text:p>
      <text:p text:style-name="Standard"/>
      <text:p text:style-name="Standard">z </text:p>
      <text:p text:style-name="Standard"/>
      <text:p text:style-name="Standard">N </text:p>
      <text:p text:style-name="Standard"/>
      <text:p text:style-name="Standard">B </text:p>
      <text:p text:style-name="Standard"/>
      <text:p text:style-name="Standard">S </text:p>
      <text:p text:style-name="Standard"/>
      <text:p text:style-name="Standard">T </text:p>
      <text:p text:style-name="Standard"/>
      <text:p text:style-name="Standard">E </text:p>
      <text:p text:style-name="Standard"/>
      <text:p text:style-name="Standard">V </text:p>
      <text:p text:style-name="Standard"/>
      <text:p text:style-name="Standard">P </text:p>
      <text:p text:style-name="Standard"/>
      <text:p text:style-name="Standard">D </text:p>
      <text:p text:style-name="Standard"/>
      <text:p text:style-name="Standard">K </text:p>
      <text:p text:style-name="Standard"/>
      <text:p text:style-name="Standard">Q </text:p>
      <text:p text:style-name="Standard"/>
      <text:p text:style-name="Standard">U </text:p>
      <text:p text:style-name="Standard"/>
      <text:p text:style-name="Standard">L </text:p>
      <text:p text:style-name="Standard"/>
      <text:p text:style-name="Standard">F </text:p>
      <text:p text:style-name="Standard"/>
      <text:p text:style-name="Standard">R </text:p>
      <text:p text:style-name="Standard"/>
      <text:p text:style-name="Standard">1 </text:p>
      <text:p text:style-name="Standard"/>
      <text:p text:style-name="Standard">J </text:p>
      <text:p text:style-name="Standard"/>
      <text:p text:style-name="Standard">C </text:p>
      <text:p text:style-name="Standard"/>
      <text:p text:style-name="Standard">L </text:p>
      <text:p text:style-name="Standard"><text:soft-page-break/></text:p>
      <text:p text:style-name="Standard">Y </text:p>
      <text:p text:style-name="Standard"/>
      <text:p text:style-name="Standard">B </text:p>
      <text:p text:style-name="Standard"/>
      <text:p text:style-name="Standard">0 </text:p>
      <text:p text:style-name="Standard"/>
      <text:p text:style-name="Standard">N </text:p>
      <text:p text:style-name="Standard"/>
      <text:p text:style-name="Standard">1 </text:p>
      <text:p text:style-name="Standard"/>
      <text:p text:style-name="Standard">z </text:p>
      <text:p text:style-name="Standard"/>
      <text:p text:style-name="Standard">c </text:p>
      <text:p text:style-name="Standard"/>
      <text:p text:style-name="Standard">K </text:p>
      <text:p text:style-name="Standard"/>
      <text:p text:style-name="Standard">M </text:p>
      <text:p text:style-name="Standard"/>
      <text:p text:style-name="Standard">J </text:p>
      <text:p text:style-name="Standard"/>
      <text:p text:style-name="Standard">X </text:p>
      <text:p text:style-name="Standard"/>
      <text:p text:style-name="Standard">H </text:p>
      <text:p text:style-name="Standard"/>
      <text:p text:style-name="Standard">G </text:p>
      <text:p text:style-name="Standard"/>
      <text:p text:style-name="Standard">A </text:p>
      <text:p text:style-name="Standard"/>
      <text:p text:style-name="Standard">E </text:p>
      <text:p text:style-name="Standard"/>
      <text:p text:style-name="Standard">T </text:p>
      <text:p text:style-name="Standard"/>
      <text:p text:style-name="Standard">Q </text:p>
      <text:p text:style-name="Standard"/>
      <text:p text:style-name="Standard">F </text:p>
      <text:p text:style-name="Standard"/>
      <text:p text:style-name="Standard">V </text:p>
      <text:p text:style-name="Standard"/>
      <text:p text:style-name="Standard">D </text:p>
      <text:p text:style-name="Standard"/>
      <text:p text:style-name="Standard">W </text:p>
      <text:p text:style-name="Standard"/>
      <text:p text:style-name="Standard">P </text:p>
      <text:p text:style-name="Standard"/>
      <text:p text:style-name="Standard">R </text:p>
      <text:p text:style-name="Standard"/>
      <text:p text:style-name="Standard">S </text:p>
      <text:p text:style-name="Standard"/>
      <text:p text:style-name="Standard">U </text:p>
      <text:p text:style-name="Standard"/>
      <text:p text:style-name="Standard">D </text:p>
      <text:p text:style-name="Standard"><text:soft-page-break/></text:p>
      <text:p text:style-name="Standard">F </text:p>
      <text:p text:style-name="Standard"/>
      <text:p text:style-name="Standard">D </text:p>
      <text:p text:style-name="Standard"/>
      <text:p text:style-name="Standard">1 </text:p>
      <text:p text:style-name="Standard"/>
      <text:p text:style-name="Standard">V </text:p>
      <text:p text:style-name="Standard"/>
      <text:p text:style-name="Standard">Z </text:p>
      <text:p text:style-name="Standard"/>
      <text:p text:style-name="Standard">H </text:p>
      <text:p text:style-name="Standard"/>
      <text:p text:style-name="Standard">E </text:p>
      <text:p text:style-name="Standard"/>
      <text:p text:style-name="Standard">G </text:p>
      <text:p text:style-name="Standard"/>
      <text:p text:style-name="Standard">U </text:p>
      <text:p text:style-name="Standard"/>
      <text:p text:style-name="Standard">Y </text:p>
      <text:p text:style-name="Standard"/>
      <text:p text:style-name="Standard">B </text:p>
      <text:p text:style-name="Standard"/>
      <text:p text:style-name="Standard">T </text:p>
      <text:p text:style-name="Standard"/>
      <text:p text:style-name="Standard">K </text:p>
      <text:p text:style-name="Standard"/>
      <text:p text:style-name="Standard">P </text:p>
      <text:p text:style-name="Standard"/>
      <text:p text:style-name="Standard">W </text:p>
      <text:p text:style-name="Standard"/>
      <text:p text:style-name="Standard">C </text:p>
      <text:p text:style-name="Standard"/>
      <text:p text:style-name="Standard">S </text:p>
      <text:p text:style-name="Standard"/>
      <text:p text:style-name="Standard">N </text:p>
      <text:p text:style-name="Standard"/>
      <text:p text:style-name="Standard">Q </text:p>
      <text:p text:style-name="Standard"/>
      <text:p text:style-name="Standard">J </text:p>
      <text:p text:style-name="Standard"/>
      <text:p text:style-name="Standard">M </text:p>
      <text:p text:style-name="Standard"/>
      <text:p text:style-name="Standard">0 </text:p>
      <text:p text:style-name="Standard"/>
      <text:p text:style-name="Standard">A </text:p>
      <text:p text:style-name="Standard"/>
      <text:p text:style-name="Standard">L </text:p>
      <text:p text:style-name="Standard"/>
      <text:p text:style-name="Standard">X </text:p>
      <text:p text:style-name="Standard"/>
      <text:p text:style-name="Standard">R </text:p>
      <text:p text:style-name="Standard"><text:soft-page-break/></text:p>
      <text:p text:style-name="Standard">E </text:p>
      <text:p text:style-name="Standard"/>
      <text:p text:style-name="Standard">Q </text:p>
      <text:p text:style-name="Standard"/>
      <text:p text:style-name="Standard">T </text:p>
      <text:p text:style-name="Standard"/>
      <text:p text:style-name="Standard">G </text:p>
      <text:p text:style-name="Standard"/>
      <text:p text:style-name="Standard">S </text:p>
      <text:p text:style-name="Standard"/>
      <text:p text:style-name="Standard">A </text:p>
      <text:p text:style-name="Standard"/>
      <text:p text:style-name="Standard">R </text:p>
      <text:p text:style-name="Standard"/>
      <text:p text:style-name="Standard">Z </text:p>
      <text:p text:style-name="Standard"/>
      <text:p text:style-name="Standard">P </text:p>
      <text:p text:style-name="Standard"/>
      <text:p text:style-name="Standard">B </text:p>
      <text:p text:style-name="Standard"/>
      <text:p text:style-name="Standard">H </text:p>
      <text:p text:style-name="Standard"/>
      <text:p text:style-name="Standard">X </text:p>
      <text:p text:style-name="Standard"/>
      <text:p text:style-name="Standard">F </text:p>
      <text:p text:style-name="Standard"/>
      <text:p text:style-name="Standard">J </text:p>
      <text:p text:style-name="Standard"/>
      <text:p text:style-name="Standard">0 </text:p>
      <text:p text:style-name="Standard"/>
      <text:p text:style-name="Standard">Y </text:p>
      <text:p text:style-name="Standard"/>
      <text:p text:style-name="Standard">K </text:p>
      <text:p text:style-name="Standard"/>
      <text:p text:style-name="Standard">U </text:p>
      <text:p text:style-name="Standard"/>
      <text:p text:style-name="Standard">D </text:p>
      <text:p text:style-name="Standard"/>
      <text:p text:style-name="Standard">W </text:p>
      <text:p text:style-name="Standard"/>
      <text:p text:style-name="Standard">1 </text:p>
      <text:p text:style-name="Standard"/>
      <text:p text:style-name="Standard">M </text:p>
      <text:p text:style-name="Standard"/>
      <text:p text:style-name="Standard">V </text:p>
      <text:p text:style-name="Standard"/>
      <text:p text:style-name="Standard">C </text:p>
      <text:p text:style-name="Standard"/>
      <text:p text:style-name="Standard">N </text:p>
      <text:p text:style-name="Standard"/>
      <text:p text:style-name="Standard">L </text:p>
      <text:p text:style-name="Standard"><text:soft-page-break/></text:p>
      <text:p text:style-name="Standard">E </text:p>
      <text:p text:style-name="Standard"/>
      <text:p text:style-name="Standard">F </text:p>
      <text:p text:style-name="Standard"/>
      <text:p text:style-name="Standard">M </text:p>
      <text:p text:style-name="Standard"/>
      <text:p text:style-name="Standard">X </text:p>
      <text:p text:style-name="Standard"/>
      <text:p text:style-name="Standard">C </text:p>
      <text:p text:style-name="Standard"/>
      <text:p text:style-name="Standard">P </text:p>
      <text:p text:style-name="Standard"/>
      <text:p text:style-name="Standard">0 </text:p>
      <text:p text:style-name="Standard"/>
      <text:p text:style-name="Standard">N </text:p>
      <text:p text:style-name="Standard"/>
      <text:p text:style-name="Standard">F </text:p>
      <text:p text:style-name="Standard"/>
      <text:p text:style-name="Standard">W </text:p>
      <text:p text:style-name="Standard"/>
      <text:p text:style-name="Standard">E </text:p>
      <text:p text:style-name="Standard"/>
      <text:p text:style-name="Standard">V </text:p>
      <text:p text:style-name="Standard"/>
      <text:p text:style-name="Standard">1 </text:p>
      <text:p text:style-name="Standard"/>
      <text:p text:style-name="Standard">Q </text:p>
      <text:p text:style-name="Standard"/>
      <text:p text:style-name="Standard">B </text:p>
      <text:p text:style-name="Standard"/>
      <text:p text:style-name="Standard">D </text:p>
      <text:p text:style-name="Standard"/>
      <text:p text:style-name="Standard">G </text:p>
      <text:p text:style-name="Standard"/>
      <text:p text:style-name="Standard">H </text:p>
      <text:p text:style-name="Standard"/>
      <text:p text:style-name="Standard">L </text:p>
      <text:p text:style-name="Standard"/>
      <text:p text:style-name="Standard">Z </text:p>
      <text:p text:style-name="Standard"/>
      <text:p text:style-name="Standard">U </text:p>
      <text:p text:style-name="Standard"/>
      <text:p text:style-name="Standard">K </text:p>
      <text:p text:style-name="Standard"/>
      <text:p text:style-name="Standard">R </text:p>
      <text:p text:style-name="Standard"/>
      <text:p text:style-name="Standard">Y </text:p>
      <text:p text:style-name="Standard"/>
      <text:p text:style-name="Standard">J </text:p>
      <text:p text:style-name="Standard"/>
      <text:p text:style-name="Standard">T </text:p>
      <text:p text:style-name="Standard"><text:soft-page-break/></text:p>
      <text:p text:style-name="Standard">A </text:p>
      <text:p text:style-name="Standard"/>
      <text:p text:style-name="Standard">S </text:p>
      <text:p text:style-name="Standard"/>
      <text:p text:style-name="Standard">G </text:p>
      <text:p text:style-name="Standard"/>
      <text:p text:style-name="Standard">F </text:p>
      <text:p text:style-name="Standard"/>
      <text:p text:style-name="Standard">E </text:p>
      <text:p text:style-name="Standard"/>
      <text:p text:style-name="Standard">P </text:p>
      <text:p text:style-name="Standard"/>
      <text:p text:style-name="Standard">z </text:p>
      <text:p text:style-name="Standard"/>
      <text:p text:style-name="Standard">D </text:p>
      <text:p text:style-name="Standard"/>
      <text:p text:style-name="Standard">Y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C </text:p>
      <text:p text:style-name="Standard"/>
      <text:p text:style-name="Standard">W </text:p>
      <text:p text:style-name="Standard"/>
      <text:p text:style-name="Standard">B </text:p>
      <text:p text:style-name="Standard"/>
      <text:p text:style-name="Standard">Q </text:p>
      <text:p text:style-name="Standard"/>
      <text:p text:style-name="Standard">X </text:p>
      <text:p text:style-name="Standard"/>
      <text:p text:style-name="Standard">J </text:p>
      <text:p text:style-name="Standard"/>
      <text:p text:style-name="Standard">S </text:p>
      <text:p text:style-name="Standard"/>
      <text:p text:style-name="Standard">N </text:p>
      <text:p text:style-name="Standard"/>
      <text:p text:style-name="Standard">H </text:p>
      <text:p text:style-name="Standard"/>
      <text:p text:style-name="Standard">A </text:p>
      <text:p text:style-name="Standard"/>
      <text:p text:style-name="Standard">R </text:p>
      <text:p text:style-name="Standard"/>
      <text:p text:style-name="Standard">T </text:p>
      <text:p text:style-name="Standard"/>
      <text:p text:style-name="Standard">G </text:p>
      <text:p text:style-name="Standard"/>
      <text:p text:style-name="Standard">L </text:p>
      <text:p text:style-name="Standard"/>
      <text:p text:style-name="Standard">K </text:p>
      <text:p text:style-name="Standard"><text:soft-page-break/></text:p>
      <text:p text:style-name="Standard">V </text:p>
      <text:p text:style-name="Standard"/>
      <text:p text:style-name="Standard">M </text:p>
      <text:p text:style-name="Standard"/>
      <text:p text:style-name="Standard">U </text:p>
      <text:p text:style-name="Standard"/>
      <text:p text:style-name="Standard">H </text:p>
      <text:p text:style-name="Standard"/>
      <text:p text:style-name="Standard">0 </text:p>
      <text:p text:style-name="Standard"/>
      <text:p text:style-name="Standard">B </text:p>
      <text:p text:style-name="Standard"/>
      <text:p text:style-name="Standard">Z </text:p>
      <text:p text:style-name="Standard"/>
      <text:p text:style-name="Standard">M </text:p>
      <text:p text:style-name="Standard"/>
      <text:p text:style-name="Standard">N </text:p>
      <text:p text:style-name="Standard"/>
      <text:p text:style-name="Standard">Y </text:p>
      <text:p text:style-name="Standard"/>
      <text:p text:style-name="Standard">A </text:p>
      <text:p text:style-name="Standard"/>
      <text:p text:style-name="Standard">L </text:p>
      <text:p text:style-name="Standard"/>
      <text:p text:style-name="Standard">U </text:p>
      <text:p text:style-name="Standard"/>
      <text:p text:style-name="Standard">R </text:p>
      <text:p text:style-name="Standard"/>
      <text:p text:style-name="Standard">D </text:p>
      <text:p text:style-name="Standard"/>
      <text:p text:style-name="Standard">C </text:p>
      <text:p text:style-name="Standard"/>
      <text:p text:style-name="Standard">K </text:p>
      <text:p text:style-name="Standard"/>
      <text:p text:style-name="Standard">P </text:p>
      <text:p text:style-name="Standard"/>
      <text:p text:style-name="Standard">H </text:p>
      <text:p text:style-name="Standard"/>
      <text:p text:style-name="Standard">Q </text:p>
      <text:p text:style-name="Standard"/>
      <text:p text:style-name="Standard">F </text:p>
      <text:p text:style-name="Standard"/>
      <text:p text:style-name="Standard">X </text:p>
      <text:p text:style-name="Standard"/>
      <text:p text:style-name="Standard">J </text:p>
      <text:p text:style-name="Standard"/>
      <text:p text:style-name="Standard">E </text:p>
      <text:p text:style-name="Standard"/>
      <text:p text:style-name="Standard">S </text:p>
      <text:p text:style-name="Standard"/>
      <text:p text:style-name="Standard">T </text:p>
      <text:p text:style-name="Standard"><text:soft-page-break/></text:p>
      <text:p text:style-name="Standard">G </text:p>
      <text:p text:style-name="Standard"/>
      <text:p text:style-name="Standard">1 </text:p>
      <text:p text:style-name="Standard"/>
      <text:p text:style-name="Standard">W V </text:p>
      <text:p text:style-name="Standard"/>
      <text:p text:style-name="Standard">1 </text:p>
      <text:p text:style-name="Standard"/>
      <text:p text:style-name="Standard">N </text:p>
      <text:p text:style-name="Standard"/>
      <text:p text:style-name="Standard">F </text:p>
      <text:p text:style-name="Standard"/>
      <text:p text:style-name="Standard">Y </text:p>
      <text:p text:style-name="Standard"/>
      <text:p text:style-name="Standard">D </text:p>
      <text:p text:style-name="Standard"/>
      <text:p text:style-name="Standard">Z </text:p>
      <text:p text:style-name="Standard"/>
      <text:p text:style-name="Standard">H </text:p>
      <text:p text:style-name="Standard"/>
      <text:p text:style-name="Standard">0 </text:p>
      <text:p text:style-name="Standard"/>
      <text:p text:style-name="Standard">E </text:p>
      <text:p text:style-name="Standard"/>
      <text:p text:style-name="Standard">A </text:p>
      <text:p text:style-name="Standard"/>
      <text:p text:style-name="Standard">G </text:p>
      <text:p text:style-name="Standard"/>
      <text:p text:style-name="Standard">P </text:p>
      <text:p text:style-name="Standard"/>
      <text:p text:style-name="Standard">W </text:p>
      <text:p text:style-name="Standard"/>
      <text:p text:style-name="Standard">C </text:p>
      <text:p text:style-name="Standard"/>
      <text:p text:style-name="Standard">V </text:p>
      <text:p text:style-name="Standard"/>
      <text:p text:style-name="Standard">M </text:p>
      <text:p text:style-name="Standard"/>
      <text:p text:style-name="Standard">1 </text:p>
      <text:p text:style-name="Standard"/>
      <text:p text:style-name="Standard">J </text:p>
      <text:p text:style-name="Standard"/>
      <text:p text:style-name="Standard">T </text:p>
      <text:p text:style-name="Standard"/>
      <text:p text:style-name="Standard">R </text:p>
      <text:p text:style-name="Standard"/>
      <text:p text:style-name="Standard">B </text:p>
      <text:p text:style-name="Standard"/>
      <text:p text:style-name="Standard">Q </text:p>
      <text:p text:style-name="Standard"/>
      <text:p text:style-name="Standard">L </text:p>
      <text:p text:style-name="Standard"><text:soft-page-break/></text:p>
      <text:p text:style-name="Standard">K </text:p>
      <text:p text:style-name="Standard"/>
      <text:p text:style-name="Standard">S </text:p>
      <text:p text:style-name="Standard"/>
      <text:p text:style-name="Standard">U </text:p>
      <text:p text:style-name="Standard"/>
      <text:p text:style-name="Standard">X </text:p>
      <text:p text:style-name="Standard"/>
      <text:p text:style-name="Standard">J </text:p>
      <text:p text:style-name="Standard"/>
      <text:p text:style-name="Standard">S </text:p>
      <text:p text:style-name="Standard"/>
      <text:p text:style-name="Standard">A </text:p>
      <text:p text:style-name="Standard"/>
      <text:p text:style-name="Standard">U </text:p>
      <text:p text:style-name="Standard"/>
      <text:p text:style-name="Standard">M </text:p>
      <text:p text:style-name="Standard"/>
      <text:p text:style-name="Standard">E </text:p>
      <text:p text:style-name="Standard"/>
      <text:p text:style-name="Standard">K </text:p>
      <text:p text:style-name="Standard"/>
      <text:p text:style-name="Standard">0 </text:p>
      <text:p text:style-name="Standard"/>
      <text:p text:style-name="Standard">N </text:p>
      <text:p text:style-name="Standard"/>
      <text:p text:style-name="Standard">J </text:p>
      <text:p text:style-name="Standard"/>
      <text:p text:style-name="Standard">F </text:p>
      <text:p text:style-name="Standard"/>
      <text:p text:style-name="Standard">C </text:p>
      <text:p text:style-name="Standard"/>
      <text:p text:style-name="Standard">P </text:p>
      <text:p text:style-name="Standard"/>
      <text:p text:style-name="Standard">T </text:p>
      <text:p text:style-name="Standard"/>
      <text:p text:style-name="Standard">H </text:p>
      <text:p text:style-name="Standard"/>
      <text:p text:style-name="Standard">Y </text:p>
      <text:p text:style-name="Standard"/>
      <text:p text:style-name="Standard">V </text:p>
      <text:p text:style-name="Standard"/>
      <text:p text:style-name="Standard">L </text:p>
      <text:p text:style-name="Standard"/>
      <text:p text:style-name="Standard">G </text:p>
      <text:p text:style-name="Standard"/>
      <text:p text:style-name="Standard">Q </text:p>
      <text:p text:style-name="Standard"/>
      <text:p text:style-name="Standard">Z </text:p>
      <text:p text:style-name="Standard"/>
      <text:p text:style-name="Standard">D </text:p>
      <text:p text:style-name="Standard"><text:soft-page-break/></text:p>
      <text:p text:style-name="Standard">X </text:p>
      <text:p text:style-name="Standard"/>
      <text:p text:style-name="Standard">1 </text:p>
      <text:p text:style-name="Standard"/>
      <text:p text:style-name="Standard">R </text:p>
      <text:p text:style-name="Standard"/>
      <text:p text:style-name="Standard">B </text:p>
      <text:p text:style-name="Standard"/>
      <text:p text:style-name="Standard">w </text:p>
      <text:p text:style-name="Standard"/>
      <text:p text:style-name="Standard">K </text:p>
      <text:p text:style-name="Standard"/>
      <text:p text:style-name="Standard">E </text:p>
      <text:p text:style-name="Standard"/>
      <text:p text:style-name="Standard">W </text:p>
      <text:p text:style-name="Standard"/>
      <text:p text:style-name="Standard">N </text:p>
      <text:p text:style-name="Standard"/>
      <text:p text:style-name="Standard">D </text:p>
      <text:p text:style-name="Standard"/>
      <text:p text:style-name="Standard">L </text:p>
      <text:p text:style-name="Standard"/>
      <text:p text:style-name="Standard">X </text:p>
      <text:p text:style-name="Standard"/>
      <text:p text:style-name="Standard">U </text:p>
      <text:p text:style-name="Standard"/>
      <text:p text:style-name="Standard">K </text:p>
      <text:p text:style-name="Standard"/>
      <text:p text:style-name="Standard">0 </text:p>
      <text:p text:style-name="Standard"/>
      <text:p text:style-name="Standard">F </text:p>
      <text:p text:style-name="Standard"/>
      <text:p text:style-name="Standard">V </text:p>
      <text:p text:style-name="Standard"/>
      <text:p text:style-name="Standard">M </text:p>
      <text:p text:style-name="Standard"/>
      <text:p text:style-name="Standard">T </text:p>
      <text:p text:style-name="Standard"/>
      <text:p text:style-name="Standard">C </text:p>
      <text:p text:style-name="Standard"/>
      <text:p text:style-name="Standard">S </text:p>
      <text:p text:style-name="Standard"/>
      <text:p text:style-name="Standard">R </text:p>
      <text:p text:style-name="Standard"/>
      <text:p text:style-name="Standard">1 </text:p>
      <text:p text:style-name="Standard"/>
      <text:p text:style-name="Standard">P </text:p>
      <text:p text:style-name="Standard"/>
      <text:p text:style-name="Standard">Z </text:p>
      <text:p text:style-name="Standard"/>
      <text:p text:style-name="Standard">G </text:p>
      <text:p text:style-name="Standard"><text:soft-page-break/></text:p>
      <text:p text:style-name="Standard">Q </text:p>
      <text:p text:style-name="Standard"/>
      <text:p text:style-name="Standard">J </text:p>
      <text:p text:style-name="Standard"/>
      <text:p text:style-name="Standard">Y </text:p>
      <text:p text:style-name="Standard"/>
      <text:p text:style-name="Standard">H </text:p>
      <text:p text:style-name="Standard"/>
      <text:p text:style-name="Standard">A </text:p>
      <text:p text:style-name="Standard"/>
      <text:p text:style-name="Standard">B </text:p>
      <text:p text:style-name="Standard"/>
      <text:p text:style-name="Standard">L </text:p>
      <text:p text:style-name="Standard"/>
      <text:p text:style-name="Standard">M </text:p>
      <text:p text:style-name="Standard"/>
      <text:p text:style-name="Standard">B </text:p>
      <text:p text:style-name="Standard"/>
      <text:p text:style-name="Standard">L </text:p>
      <text:p text:style-name="Standard"/>
      <text:p text:style-name="Standard">T </text:p>
      <text:p text:style-name="Standard"/>
      <text:p text:style-name="Standard">A </text:p>
      <text:p text:style-name="Standard"/>
      <text:p text:style-name="Standard">S </text:p>
      <text:p text:style-name="Standard"/>
      <text:p text:style-name="Standard">N </text:p>
      <text:p text:style-name="Standard"/>
      <text:p text:style-name="Standard">X </text:p>
      <text:p text:style-name="Standard"/>
      <text:p text:style-name="Standard">J </text:p>
      <text:p text:style-name="Standard"/>
      <text:p text:style-name="Standard">W </text:p>
      <text:p text:style-name="Standard"/>
      <text:p text:style-name="Standard">D </text:p>
      <text:p text:style-name="Standard"/>
      <text:p text:style-name="Standard">U </text:p>
      <text:p text:style-name="Standard"/>
      <text:p text:style-name="Standard">V </text:p>
      <text:p text:style-name="Standard"/>
      <text:p text:style-name="Standard">0 </text:p>
      <text:p text:style-name="Standard"/>
      <text:p text:style-name="Standard">C </text:p>
      <text:p text:style-name="Standard"/>
      <text:p text:style-name="Standard">K </text:p>
      <text:p text:style-name="Standard"/>
      <text:p text:style-name="Standard">Q </text:p>
      <text:p text:style-name="Standard"/>
      <text:p text:style-name="Standard">P </text:p>
      <text:p text:style-name="Standard"/>
      <text:p text:style-name="Standard">1 </text:p>
      <text:p text:style-name="Standard"><text:soft-page-break/></text:p>
      <text:p text:style-name="Standard">F </text:p>
      <text:p text:style-name="Standard"/>
      <text:p text:style-name="Standard">Z </text:p>
      <text:p text:style-name="Standard"/>
      <text:p text:style-name="Standard">G </text:p>
      <text:p text:style-name="Standard"/>
      <text:p text:style-name="Standard">R </text:p>
      <text:p text:style-name="Standard"/>
      <text:p text:style-name="Standard">E </text:p>
      <text:p text:style-name="Standard"/>
      <text:p text:style-name="Standard">Y </text:p>
      <text:p text:style-name="Standard"/>
      <text:p text:style-name="Standard">H </text:p>
      <text:p text:style-name="Standard"/>
      <text:p text:style-name="Standard">M </text:p>
      <text:p text:style-name="Standard"/>
      <text:p text:style-name="Standard">J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C </text:p>
      <text:p text:style-name="Standard"/>
      <text:p text:style-name="Standard">W </text:p>
      <text:p text:style-name="Standard"/>
      <text:p text:style-name="Standard">H </text:p>
      <text:p text:style-name="Standard"/>
      <text:p text:style-name="Standard">U </text:p>
      <text:p text:style-name="Standard"/>
      <text:p text:style-name="Standard">M </text:p>
      <text:p text:style-name="Standard"/>
      <text:p text:style-name="Standard">B </text:p>
      <text:p text:style-name="Standard"/>
      <text:p text:style-name="Standard">V </text:p>
      <text:p text:style-name="Standard"/>
      <text:p text:style-name="Standard">G </text:p>
      <text:p text:style-name="Standard"/>
      <text:p text:style-name="Standard">N </text:p>
      <text:p text:style-name="Standard"/>
      <text:p text:style-name="Standard">Y </text:p>
      <text:p text:style-name="Standard"/>
      <text:p text:style-name="Standard">F </text:p>
      <text:p text:style-name="Standard"/>
      <text:p text:style-name="Standard">P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Y </text:p>
      <text:p text:style-name="Standard"><text:soft-page-break/></text:p>
      <text:p text:style-name="Standard">D </text:p>
      <text:p text:style-name="Standard"/>
      <text:p text:style-name="Standard">X </text:p>
      <text:p text:style-name="Standard"/>
      <text:p text:style-name="Standard">E </text:p>
      <text:p text:style-name="Standard"/>
      <text:p text:style-name="Standard">R </text:p>
      <text:p text:style-name="Standard"/>
      <text:p text:style-name="Standard">Q </text:p>
      <text:p text:style-name="Standard"/>
      <text:p text:style-name="Standard">S </text:p>
      <text:p text:style-name="Standard"/>
      <text:p text:style-name="Standard">Z </text:p>
      <text:p text:style-name="Standard"/>
      <text:p text:style-name="Standard">A </text:p>
      <text:p text:style-name="Standard"/>
      <text:p text:style-name="Standard">N </text:p>
      <text:p text:style-name="Standard"/>
      <text:p text:style-name="Standard">E </text:p>
      <text:p text:style-name="Standard"/>
      <text:p text:style-name="Standard">S </text:p>
      <text:p text:style-name="Standard"/>
      <text:p text:style-name="Standard">C </text:p>
      <text:p text:style-name="Standard"/>
      <text:p text:style-name="Standard">Y </text:p>
      <text:p text:style-name="Standard"/>
      <text:p text:style-name="Standard">G </text:p>
      <text:p text:style-name="Standard"/>
      <text:p text:style-name="Standard">Z </text:p>
      <text:p text:style-name="Standard"/>
      <text:p text:style-name="Standard">R </text:p>
      <text:p text:style-name="Standard"/>
      <text:p text:style-name="Standard">U </text:p>
      <text:p text:style-name="Standard"/>
      <text:p text:style-name="Standard">D </text:p>
      <text:p text:style-name="Standard"/>
      <text:p text:style-name="Standard">P </text:p>
      <text:p text:style-name="Standard"/>
      <text:p text:style-name="Standard">0 </text:p>
      <text:p text:style-name="Standard"/>
      <text:p text:style-name="Standard">F </text:p>
      <text:p text:style-name="Standard"/>
      <text:p text:style-name="Standard">A </text:p>
      <text:p text:style-name="Standard"/>
      <text:p text:style-name="Standard">H </text:p>
      <text:p text:style-name="Standard"/>
      <text:p text:style-name="Standard">T </text:p>
      <text:p text:style-name="Standard"/>
      <text:p text:style-name="Standard">V </text:p>
      <text:p text:style-name="Standard"/>
      <text:p text:style-name="Standard">K </text:p>
      <text:p text:style-name="Standard"><text:soft-page-break/></text:p>
      <text:p text:style-name="Standard">Q </text:p>
      <text:p text:style-name="Standard"/>
      <text:p text:style-name="Standard">1 </text:p>
      <text:p text:style-name="Standard"/>
      <text:p text:style-name="Standard">M </text:p>
      <text:p text:style-name="Standard"/>
      <text:p text:style-name="Standard">B </text:p>
      <text:p text:style-name="Standard"/>
      <text:p text:style-name="Standard">X </text:p>
      <text:p text:style-name="Standard"/>
      <text:p text:style-name="Standard">J </text:p>
      <text:p text:style-name="Standard"/>
      <text:p text:style-name="Standard">L </text:p>
      <text:p text:style-name="Standard"/>
      <text:p text:style-name="Standard">w </text:p>
      <text:p text:style-name="Standard"/>
      <text:p text:style-name="Standard">N </text:p>
      <text:p text:style-name="Standard"/>
      <text:p text:style-name="Standard">0 </text:p>
      <text:p text:style-name="Standard"/>
      <text:p text:style-name="Standard">B </text:p>
      <text:p text:style-name="Standard"/>
      <text:p text:style-name="Standard">Z </text:p>
      <text:p text:style-name="Standard"/>
      <text:p text:style-name="Standard">K </text:p>
      <text:p text:style-name="Standard"/>
      <text:p text:style-name="Standard">J </text:p>
      <text:p text:style-name="Standard"/>
      <text:p text:style-name="Standard">W </text:p>
      <text:p text:style-name="Standard"/>
      <text:p text:style-name="Standard">P </text:p>
      <text:p text:style-name="Standard"/>
      <text:p text:style-name="Standard">U </text:p>
      <text:p text:style-name="Standard"/>
      <text:p text:style-name="Standard">Y </text:p>
      <text:p text:style-name="Standard"/>
      <text:p text:style-name="Standard">L </text:p>
      <text:p text:style-name="Standard"/>
      <text:p text:style-name="Standard">A </text:p>
      <text:p text:style-name="Standard"/>
      <text:p text:style-name="Standard">X </text:p>
      <text:p text:style-name="Standard"/>
      <text:p text:style-name="Standard">H </text:p>
      <text:p text:style-name="Standard"/>
      <text:p text:style-name="Standard">V </text:p>
      <text:p text:style-name="Standard"/>
      <text:p text:style-name="Standard">R </text:p>
      <text:p text:style-name="Standard"/>
      <text:p text:style-name="Standard">M </text:p>
      <text:p text:style-name="Standard"/>
      <text:p text:style-name="Standard">1 </text:p>
      <text:p text:style-name="Standard"><text:soft-page-break/></text:p>
      <text:p text:style-name="Standard">F </text:p>
      <text:p text:style-name="Standard"/>
      <text:p text:style-name="Standard">Q </text:p>
      <text:p text:style-name="Standard"/>
      <text:p text:style-name="Standard">G </text:p>
      <text:p text:style-name="Standard"/>
      <text:p text:style-name="Standard">0 </text:p>
      <text:p text:style-name="Standard"/>
      <text:p text:style-name="Standard">S </text:p>
      <text:p text:style-name="Standard"/>
      <text:p text:style-name="Standard">N </text:p>
      <text:p text:style-name="Standard"/>
      <text:p text:style-name="Standard">C </text:p>
      <text:p text:style-name="Standard"/>
      <text:p text:style-name="Standard">T </text:p>
      <text:p text:style-name="Standard"/>
      <text:p text:style-name="Standard">E </text:p>
      <text:p text:style-name="Standard"/>
      <text:p text:style-name="Standard">D </text:p>
      <text:p text:style-name="Standard"/>
      <text:p text:style-name="Standard">P </text:p>
      <text:p text:style-name="Standard"/>
      <text:p text:style-name="Standard">Z </text:p>
      <text:p text:style-name="Standard"/>
      <text:p text:style-name="Standard">Y </text:p>
      <text:p text:style-name="Standard"/>
      <text:p text:style-name="Standard">0 </text:p>
      <text:p text:style-name="Standard"/>
      <text:p text:style-name="Standard">U </text:p>
      <text:p text:style-name="Standard"/>
      <text:p text:style-name="Standard">M W </text:p>
      <text:p text:style-name="Standard"/>
      <text:p text:style-name="Standard">N </text:p>
      <text:p text:style-name="Standard"/>
      <text:p text:style-name="Standard">B </text:p>
      <text:p text:style-name="Standard"/>
      <text:p text:style-name="Standard">V </text:p>
      <text:p text:style-name="Standard"/>
      <text:p text:style-name="Standard">D </text:p>
      <text:p text:style-name="Standard"/>
      <text:p text:style-name="Standard">G </text:p>
      <text:p text:style-name="Standard"/>
      <text:p text:style-name="Standard">P </text:p>
      <text:p text:style-name="Standard"/>
      <text:p text:style-name="Standard">K </text:p>
      <text:p text:style-name="Standard"/>
      <text:p text:style-name="Standard">T </text:p>
      <text:p text:style-name="Standard"/>
      <text:p text:style-name="Standard">A </text:p>
      <text:p text:style-name="Standard"/>
      <text:p text:style-name="Standard">R </text:p>
      <text:p text:style-name="Standard"><text:soft-page-break/></text:p>
      <text:p text:style-name="Standard">H </text:p>
      <text:p text:style-name="Standard"/>
      <text:p text:style-name="Standard">C </text:p>
      <text:p text:style-name="Standard"/>
      <text:p text:style-name="Standard">X </text:p>
      <text:p text:style-name="Standard"/>
      <text:p text:style-name="Standard">J </text:p>
      <text:p text:style-name="Standard"/>
      <text:p text:style-name="Standard">1 </text:p>
      <text:p text:style-name="Standard"/>
      <text:p text:style-name="Standard">E </text:p>
      <text:p text:style-name="Standard"/>
      <text:p text:style-name="Standard">L </text:p>
      <text:p text:style-name="Standard"/>
      <text:p text:style-name="Standard">Q </text:p>
      <text:p text:style-name="Standard"/>
      <text:p text:style-name="Standard">S </text:p>
      <text:p text:style-name="Standard"/>
      <text:p text:style-name="Standard">F </text:p>
      <text:p text:style-name="Standard"/>
      <text:p text:style-name="Standard">Q </text:p>
      <text:p text:style-name="Standard"/>
      <text:p text:style-name="Standard">1 </text:p>
      <text:p text:style-name="Standard"/>
      <text:p text:style-name="Standard">V </text:p>
      <text:p text:style-name="Standard"/>
      <text:p text:style-name="Standard">E </text:p>
      <text:p text:style-name="Standard"/>
      <text:p text:style-name="Standard">H </text:p>
      <text:p text:style-name="Standard"/>
      <text:p text:style-name="Standard">Q </text:p>
      <text:p text:style-name="Standard"/>
      <text:p text:style-name="Standard">J </text:p>
      <text:p text:style-name="Standard"/>
      <text:p text:style-name="Standard">F </text:p>
      <text:p text:style-name="Standard"/>
      <text:p text:style-name="Standard">D </text:p>
      <text:p text:style-name="Standard"/>
      <text:p text:style-name="Standard">K </text:p>
      <text:p text:style-name="Standard"/>
      <text:p text:style-name="Standard">U </text:p>
      <text:p text:style-name="Standard"/>
      <text:p text:style-name="Standard">Z </text:p>
      <text:p text:style-name="Standard"/>
      <text:p text:style-name="Standard">G </text:p>
      <text:p text:style-name="Standard"/>
      <text:p text:style-name="Standard">R </text:p>
      <text:p text:style-name="Standard"/>
      <text:p text:style-name="Standard">A </text:p>
      <text:p text:style-name="Standard"/>
      <text:p text:style-name="Standard">T </text:p>
      <text:p text:style-name="Standard"><text:soft-page-break/></text:p>
      <text:p text:style-name="Standard">P </text:p>
      <text:p text:style-name="Standard"/>
      <text:p text:style-name="Standard">C </text:p>
      <text:p text:style-name="Standard"/>
      <text:p text:style-name="Standard">S </text:p>
      <text:p text:style-name="Standard"/>
      <text:p text:style-name="Standard">Y </text:p>
      <text:p text:style-name="Standard"/>
      <text:p text:style-name="Standard">M W 0 </text:p>
      <text:p text:style-name="Standard"/>
      <text:p text:style-name="Standard">L </text:p>
      <text:p text:style-name="Standard"/>
      <text:p text:style-name="Standard">B </text:p>
      <text:p text:style-name="Standard"/>
      <text:p text:style-name="Standard">X </text:p>
      <text:p text:style-name="Standard"/>
      <text:p text:style-name="Standard">N </text:p>
      <text:p text:style-name="Standard"/>
      <text:p text:style-name="Standard">R </text:p>
      <text:p text:style-name="Standard"/>
      <text:p text:style-name="Standard">c </text:p>
      <text:p text:style-name="Standard"/>
      <text:p text:style-name="Standard">B </text:p>
      <text:p text:style-name="Standard"/>
      <text:p text:style-name="Standard">U </text:p>
      <text:p text:style-name="Standard"/>
      <text:p text:style-name="Standard">Y </text:p>
      <text:p text:style-name="Standard"/>
      <text:p text:style-name="Standard">T </text:p>
      <text:p text:style-name="Standard"/>
      <text:p text:style-name="Standard">G </text:p>
      <text:p text:style-name="Standard"/>
      <text:p text:style-name="Standard">N </text:p>
      <text:p text:style-name="Standard"/>
      <text:p text:style-name="Standard">P </text:p>
      <text:p text:style-name="Standard"/>
      <text:p text:style-name="Standard">E </text:p>
      <text:p text:style-name="Standard"/>
      <text:p text:style-name="Standard">S </text:p>
      <text:p text:style-name="Standard"/>
      <text:p text:style-name="Standard">D </text:p>
      <text:p text:style-name="Standard"/>
      <text:p text:style-name="Standard">Q </text:p>
      <text:p text:style-name="Standard"/>
      <text:p text:style-name="Standard">Z </text:p>
      <text:p text:style-name="Standard"/>
      <text:p text:style-name="Standard">0 </text:p>
      <text:p text:style-name="Standard"/>
      <text:p text:style-name="Standard">A </text:p>
      <text:p text:style-name="Standard"/>
      <text:p text:style-name="Standard">M </text:p>
      <text:p text:style-name="Standard"><text:soft-page-break/></text:p>
      <text:p text:style-name="Standard">F </text:p>
      <text:p text:style-name="Standard"/>
      <text:p text:style-name="Standard">L </text:p>
      <text:p text:style-name="Standard"/>
      <text:p text:style-name="Standard">W </text:p>
      <text:p text:style-name="Standard"/>
      <text:p text:style-name="Standard">K </text:p>
      <text:p text:style-name="Standard"/>
      <text:p text:style-name="Standard">1 </text:p>
      <text:p text:style-name="Standard"/>
      <text:p text:style-name="Standard">R </text:p>
      <text:p text:style-name="Standard"/>
      <text:p text:style-name="Standard">X </text:p>
      <text:p text:style-name="Standard"/>
      <text:p text:style-name="Standard">J </text:p>
      <text:p text:style-name="Standard"/>
      <text:p text:style-name="Standard">H </text:p>
      <text:p text:style-name="Standard"/>
      <text:p text:style-name="Standard">V </text:p>
      <text:p text:style-name="Standard"/>
      <text:p text:style-name="Standard">S </text:p>
      <text:p text:style-name="Standard"/>
      <text:p text:style-name="Standard">V </text:p>
      <text:p text:style-name="Standard"/>
      <text:p text:style-name="Standard">E </text:p>
      <text:p text:style-name="Standard"/>
      <text:p text:style-name="Standard">R </text:p>
      <text:p text:style-name="Standard"/>
      <text:p text:style-name="Standard">D </text:p>
      <text:p text:style-name="Standard"/>
      <text:p text:style-name="Standard">S </text:p>
      <text:p text:style-name="Standard"/>
      <text:p text:style-name="Standard">Q W 0 </text:p>
      <text:p text:style-name="Standard"/>
      <text:p text:style-name="Standard">G </text:p>
      <text:p text:style-name="Standard"/>
      <text:p text:style-name="Standard">F </text:p>
      <text:p text:style-name="Standard"/>
      <text:p text:style-name="Standard">C </text:p>
      <text:p text:style-name="Standard"/>
      <text:p text:style-name="Standard">P </text:p>
      <text:p text:style-name="Standard"/>
      <text:p text:style-name="Standard">Y </text:p>
      <text:p text:style-name="Standard"/>
      <text:p text:style-name="Standard">J </text:p>
      <text:p text:style-name="Standard"/>
      <text:p text:style-name="Standard">U </text:p>
      <text:p text:style-name="Standard"/>
      <text:p text:style-name="Standard">N </text:p>
      <text:p text:style-name="Standard"/>
      <text:p text:style-name="Standard">H </text:p>
      <text:p text:style-name="Standard"><text:soft-page-break/></text:p>
      <text:p text:style-name="Standard">L </text:p>
      <text:p text:style-name="Standard"/>
      <text:p text:style-name="Standard">X </text:p>
      <text:p text:style-name="Standard"/>
      <text:p text:style-name="Standard">1 </text:p>
      <text:p text:style-name="Standard"/>
      <text:p text:style-name="Standard">K </text:p>
      <text:p text:style-name="Standard"/>
      <text:p text:style-name="Standard">Z </text:p>
      <text:p text:style-name="Standard"/>
      <text:p text:style-name="Standard">T </text:p>
      <text:p text:style-name="Standard"/>
      <text:p text:style-name="Standard">B </text:p>
      <text:p text:style-name="Standard"/>
      <text:p text:style-name="Standard">A </text:p>
      <text:p text:style-name="Standard"/>
      <text:p text:style-name="Standard">M </text:p>
      <text:p text:style-name="Standard"/>
      <text:p text:style-name="Standard">T </text:p>
      <text:p text:style-name="Standard"/>
      <text:p text:style-name="Standard">w </text:p>
      <text:p text:style-name="Standard"/>
      <text:p text:style-name="Standard">B </text:p>
      <text:p text:style-name="Standard"/>
      <text:p text:style-name="Standard">R </text:p>
      <text:p text:style-name="Standard"/>
      <text:p text:style-name="Standard">A </text:p>
      <text:p text:style-name="Standard"/>
      <text:p text:style-name="Standard">P </text:p>
      <text:p text:style-name="Standard"/>
      <text:p text:style-name="Standard">0 </text:p>
      <text:p text:style-name="Standard"/>
      <text:p text:style-name="Standard">D </text:p>
      <text:p text:style-name="Standard"/>
      <text:p text:style-name="Standard">F </text:p>
      <text:p text:style-name="Standard"/>
      <text:p text:style-name="Standard">T </text:p>
      <text:p text:style-name="Standard"/>
      <text:p text:style-name="Standard">C </text:p>
      <text:p text:style-name="Standard"/>
      <text:p text:style-name="Standard">M </text:p>
      <text:p text:style-name="Standard"/>
      <text:p text:style-name="Standard">X </text:p>
      <text:p text:style-name="Standard"/>
      <text:p text:style-name="Standard">Y </text:p>
      <text:p text:style-name="Standard"/>
      <text:p text:style-name="Standard">G </text:p>
      <text:p text:style-name="Standard"/>
      <text:p text:style-name="Standard">U </text:p>
      <text:p text:style-name="Standard"/>
      <text:p text:style-name="Standard">E </text:p>
      <text:p text:style-name="Standard"><text:soft-page-break/></text:p>
      <text:p text:style-name="Standard">Q </text:p>
      <text:p text:style-name="Standard"/>
      <text:p text:style-name="Standard">N </text:p>
      <text:p text:style-name="Standard"/>
      <text:p text:style-name="Standard">1 </text:p>
      <text:p text:style-name="Standard"/>
      <text:p text:style-name="Standard">Z </text:p>
      <text:p text:style-name="Standard"/>
      <text:p text:style-name="Standard">V </text:p>
      <text:p text:style-name="Standard"/>
      <text:p text:style-name="Standard">L </text:p>
      <text:p text:style-name="Standard"/>
      <text:p text:style-name="Standard">S </text:p>
      <text:p text:style-name="Standard"/>
      <text:p text:style-name="Standard">H </text:p>
      <text:p text:style-name="Standard"/>
      <text:p text:style-name="Standard">K </text:p>
      <text:p text:style-name="Standard"/>
      <text:p text:style-name="Standard">J </text:p>
      <text:p text:style-name="Standard"/>
      <text:p text:style-name="Standard">U </text:p>
      <text:p text:style-name="Standard"/>
      <text:p text:style-name="Standard">R </text:p>
      <text:p text:style-name="Standard"/>
      <text:p text:style-name="Standard">B </text:p>
      <text:p text:style-name="Standard"/>
      <text:p text:style-name="Standard">0 </text:p>
      <text:p text:style-name="Standard"/>
      <text:p text:style-name="Standard">M </text:p>
      <text:p text:style-name="Standard"/>
      <text:p text:style-name="Standard">A </text:p>
      <text:p text:style-name="Standard"/>
      <text:p text:style-name="Standard">N </text:p>
      <text:p text:style-name="Standard"/>
      <text:p text:style-name="Standard">T </text:p>
      <text:p text:style-name="Standard"/>
      <text:p text:style-name="Standard">C </text:p>
      <text:p text:style-name="Standard"/>
      <text:p text:style-name="Standard">D </text:p>
      <text:p text:style-name="Standard"/>
      <text:p text:style-name="Standard">V </text:p>
      <text:p text:style-name="Standard"/>
      <text:p text:style-name="Standard">L </text:p>
      <text:p text:style-name="Standard"/>
      <text:p text:style-name="Standard">Q </text:p>
      <text:p text:style-name="Standard"/>
      <text:p text:style-name="Standard">J </text:p>
      <text:p text:style-name="Standard"/>
      <text:p text:style-name="Standard">Z </text:p>
      <text:p text:style-name="Standard"/>
      <text:p text:style-name="Standard">E </text:p>
      <text:p text:style-name="Standard"><text:soft-page-break/></text:p>
      <text:p text:style-name="Standard">S </text:p>
      <text:p text:style-name="Standard"/>
      <text:p text:style-name="Standard">K </text:p>
      <text:p text:style-name="Standard"/>
      <text:p text:style-name="Standard">U </text:p>
      <text:p text:style-name="Standard"/>
      <text:p text:style-name="Standard">1 </text:p>
      <text:p text:style-name="Standard"/>
      <text:p text:style-name="Standard">W Y </text:p>
      <text:p text:style-name="Standard"/>
      <text:p text:style-name="Standard">P </text:p>
      <text:p text:style-name="Standard"/>
      <text:p text:style-name="Standard">H </text:p>
      <text:p text:style-name="Standard"/>
      <text:p text:style-name="Standard">F </text:p>
      <text:p text:style-name="Standard"/>
      <text:p text:style-name="Standard">X </text:p>
      <text:p text:style-name="Standard"/>
      <text:p text:style-name="Standard">G </text:p>
      <text:p text:style-name="Standard"/>
      <text:p text:style-name="Standard">V </text:p>
      <text:p text:style-name="Standard"/>
      <text:p text:style-name="Standard">C </text:p>
      <text:p text:style-name="Standard"/>
      <text:p text:style-name="Standard">Z </text:p>
      <text:p text:style-name="Standard"/>
      <text:p text:style-name="Standard">B </text:p>
      <text:p text:style-name="Standard"/>
      <text:p text:style-name="Standard">N </text:p>
      <text:p text:style-name="Standard"/>
      <text:p text:style-name="Standard">G </text:p>
      <text:p text:style-name="Standard"/>
      <text:p text:style-name="Standard">L </text:p>
      <text:p text:style-name="Standard"/>
      <text:p text:style-name="Standard">0 </text:p>
      <text:p text:style-name="Standard"/>
      <text:p text:style-name="Standard">Y </text:p>
      <text:p text:style-name="Standard"/>
      <text:p text:style-name="Standard">F </text:p>
      <text:p text:style-name="Standard"/>
      <text:p text:style-name="Standard">X </text:p>
      <text:p text:style-name="Standard"/>
      <text:p text:style-name="Standard">K </text:p>
      <text:p text:style-name="Standard"/>
      <text:p text:style-name="Standard">M W </text:p>
      <text:p text:style-name="Standard"/>
      <text:p text:style-name="Standard">H </text:p>
      <text:p text:style-name="Standard"/>
      <text:p text:style-name="Standard">R </text:p>
      <text:p text:style-name="Standard"/>
      <text:p text:style-name="Standard">D </text:p>
      <text:p text:style-name="Standard"><text:soft-page-break/></text:p>
      <text:p text:style-name="Standard">P </text:p>
      <text:p text:style-name="Standard"/>
      <text:p text:style-name="Standard">J </text:p>
      <text:p text:style-name="Standard"/>
      <text:p text:style-name="Standard">s </text:p>
      <text:p text:style-name="Standard"/>
      <text:p text:style-name="Standard">A </text:p>
      <text:p text:style-name="Standard"/>
      <text:p text:style-name="Standard">1 </text:p>
      <text:p text:style-name="Standard"/>
      <text:p text:style-name="Standard">Q </text:p>
      <text:p text:style-name="Standard"/>
      <text:p text:style-name="Standard">U </text:p>
      <text:p text:style-name="Standard"/>
      <text:p text:style-name="Standard">E </text:p>
      <text:p text:style-name="Standard"/>
      <text:p text:style-name="Standard">V </text:p>
      <text:p text:style-name="Standard"/>
      <text:p text:style-name="Standard">T </text:p>
      <text:p text:style-name="Standard"/>
      <text:p text:style-name="Standard">w </text:p>
      <text:p text:style-name="Standard"/>
      <text:p text:style-name="Standard">A </text:p>
      <text:p text:style-name="Standard"/>
      <text:p text:style-name="Standard">s </text:p>
      <text:p text:style-name="Standard"/>
      <text:p text:style-name="Standard">P </text:p>
      <text:p text:style-name="Standard"/>
      <text:p text:style-name="Standard">Y </text:p>
      <text:p text:style-name="Standard"/>
      <text:p text:style-name="Standard">Q </text:p>
      <text:p text:style-name="Standard"/>
      <text:p text:style-name="Standard">R </text:p>
      <text:p text:style-name="Standard"/>
      <text:p text:style-name="Standard">G </text:p>
      <text:p text:style-name="Standard"/>
      <text:p text:style-name="Standard">F </text:p>
      <text:p text:style-name="Standard"/>
      <text:p text:style-name="Standard">D </text:p>
      <text:p text:style-name="Standard"/>
      <text:p text:style-name="Standard">E </text:p>
      <text:p text:style-name="Standard"/>
      <text:p text:style-name="Standard">Z </text:p>
      <text:p text:style-name="Standard"/>
      <text:p text:style-name="Standard">H </text:p>
      <text:p text:style-name="Standard"/>
      <text:p text:style-name="Standard">0 </text:p>
      <text:p text:style-name="Standard"/>
      <text:p text:style-name="Standard">T </text:p>
      <text:p text:style-name="Standard"/>
      <text:p text:style-name="Standard">V </text:p>
      <text:p text:style-name="Standard"><text:soft-page-break/></text:p>
      <text:p text:style-name="Standard">1 </text:p>
      <text:p text:style-name="Standard"/>
      <text:p text:style-name="Standard">B </text:p>
      <text:p text:style-name="Standard"/>
      <text:p text:style-name="Standard">X </text:p>
      <text:p text:style-name="Standard"/>
      <text:p text:style-name="Standard">N </text:p>
      <text:p text:style-name="Standard"/>
      <text:p text:style-name="Standard">U </text:p>
      <text:p text:style-name="Standard"/>
      <text:p text:style-name="Standard">J </text:p>
      <text:p text:style-name="Standard"/>
      <text:p text:style-name="Standard">L </text:p>
      <text:p text:style-name="Standard"/>
      <text:p text:style-name="Standard">K W C </text:p>
      <text:p text:style-name="Standard"/>
      <text:p text:style-name="Standard">M </text:p>
      <text:p text:style-name="Standard"/>
      <text:p text:style-name="Standard">X </text:p>
      <text:p text:style-name="Standard"/>
      <text:p text:style-name="Standard">P </text:p>
      <text:p text:style-name="Standard"/>
      <text:p text:style-name="Standard">Q </text:p>
      <text:p text:style-name="Standard"/>
      <text:p text:style-name="Standard">0 </text:p>
      <text:p text:style-name="Standard"/>
      <text:p text:style-name="Standard">Z </text:p>
      <text:p text:style-name="Standard"/>
      <text:p text:style-name="Standard">M </text:p>
      <text:p text:style-name="Standard"/>
      <text:p text:style-name="Standard">X </text:p>
      <text:p text:style-name="Standard"/>
      <text:p text:style-name="Standard">Y W </text:p>
      <text:p text:style-name="Standard"/>
      <text:p text:style-name="Standard">S </text:p>
      <text:p text:style-name="Standard"/>
      <text:p text:style-name="Standard">L </text:p>
      <text:p text:style-name="Standard"/>
      <text:p text:style-name="Standard">N </text:p>
      <text:p text:style-name="Standard"/>
      <text:p text:style-name="Standard">U </text:p>
      <text:p text:style-name="Standard"/>
      <text:p text:style-name="Standard">K </text:p>
      <text:p text:style-name="Standard"/>
      <text:p text:style-name="Standard">V </text:p>
      <text:p text:style-name="Standard"/>
      <text:p text:style-name="Standard">T </text:p>
      <text:p text:style-name="Standard"/>
      <text:p text:style-name="Standard">1 </text:p>
      <text:p text:style-name="Standard"/>
      <text:p text:style-name="Standard">J </text:p>
      <text:p text:style-name="Standard"><text:soft-page-break/></text:p>
      <text:p text:style-name="Standard">D </text:p>
      <text:p text:style-name="Standard"/>
      <text:p text:style-name="Standard">G </text:p>
      <text:p text:style-name="Standard"/>
      <text:p text:style-name="Standard">B </text:p>
      <text:p text:style-name="Standard"/>
      <text:p text:style-name="Standard">R </text:p>
      <text:p text:style-name="Standard"/>
      <text:p text:style-name="Standard">E </text:p>
      <text:p text:style-name="Standard"/>
      <text:p text:style-name="Standard">A </text:p>
      <text:p text:style-name="Standard"/>
      <text:p text:style-name="Standard">F </text:p>
      <text:p text:style-name="Standard"/>
      <text:p text:style-name="Standard">C </text:p>
      <text:p text:style-name="Standard"/>
      <text:p text:style-name="Standard">H </text:p>
      <text:p text:style-name="Standard"/>
      <text:p text:style-name="Standard">Y </text:p>
      <text:p text:style-name="Standard"/>
      <text:p text:style-name="Standard">M </text:p>
      <text:p text:style-name="Standard"/>
      <text:p text:style-name="Standard">Y </text:p>
      <text:p text:style-name="Standard"/>
      <text:p text:style-name="Standard">X </text:p>
      <text:p text:style-name="Standard"/>
      <text:p text:style-name="Standard">0 </text:p>
      <text:p text:style-name="Standard"/>
      <text:p text:style-name="Standard">A </text:p>
      <text:p text:style-name="Standard"/>
      <text:p text:style-name="Standard">N </text:p>
      <text:p text:style-name="Standard"/>
      <text:p text:style-name="Standard">V </text:p>
      <text:p text:style-name="Standard"/>
      <text:p text:style-name="Standard">C </text:p>
      <text:p text:style-name="Standard"/>
      <text:p text:style-name="Standard">L </text:p>
      <text:p text:style-name="Standard"/>
      <text:p text:style-name="Standard">U </text:p>
      <text:p text:style-name="Standard"/>
      <text:p text:style-name="Standard">W </text:p>
      <text:p text:style-name="Standard"/>
      <text:p text:style-name="Standard">B </text:p>
      <text:p text:style-name="Standard"/>
      <text:p text:style-name="Standard">1 </text:p>
      <text:p text:style-name="Standard"/>
      <text:p text:style-name="Standard">T </text:p>
      <text:p text:style-name="Standard"/>
      <text:p text:style-name="Standard">G </text:p>
      <text:p text:style-name="Standard"/>
      <text:p text:style-name="Standard">K </text:p>
      <text:p text:style-name="Standard"><text:soft-page-break/></text:p>
      <text:p text:style-name="Standard">Q </text:p>
      <text:p text:style-name="Standard"/>
      <text:p text:style-name="Standard">J </text:p>
      <text:p text:style-name="Standard"/>
      <text:p text:style-name="Standard">P </text:p>
      <text:p text:style-name="Standard"/>
      <text:p text:style-name="Standard">Z </text:p>
      <text:p text:style-name="Standard"/>
      <text:p text:style-name="Standard">H </text:p>
      <text:p text:style-name="Standard"/>
      <text:p text:style-name="Standard">R </text:p>
      <text:p text:style-name="Standard"/>
      <text:p text:style-name="Standard">S </text:p>
      <text:p text:style-name="Standard"/>
      <text:p text:style-name="Standard">E </text:p>
      <text:p text:style-name="Standard"/>
      <text:p text:style-name="Standard">D </text:p>
      <text:p text:style-name="Standard"/>
      <text:p text:style-name="Standard">F </text:p>
      <text:p text:style-name="Standard"/>
      <text:p text:style-name="Standard">z </text:p>
      <text:p text:style-name="Standard"/>
      <text:p text:style-name="Standard">Q </text:p>
      <text:p text:style-name="Standard"/>
      <text:p text:style-name="Standard">P </text:p>
      <text:p text:style-name="Standard"/>
      <text:p text:style-name="Standard">W 0 </text:p>
      <text:p text:style-name="Standard"/>
      <text:p text:style-name="Standard">Y </text:p>
      <text:p text:style-name="Standard"/>
      <text:p text:style-name="Standard">Z </text:p>
      <text:p text:style-name="Standard"/>
      <text:p text:style-name="Standard">N </text:p>
      <text:p text:style-name="Standard"/>
      <text:p text:style-name="Standard">X </text:p>
      <text:p text:style-name="Standard"/>
      <text:p text:style-name="Standard">H </text:p>
      <text:p text:style-name="Standard"/>
      <text:p text:style-name="Standard">M </text:p>
      <text:p text:style-name="Standard"/>
      <text:p text:style-name="Standard">S </text:p>
      <text:p text:style-name="Standard"/>
      <text:p text:style-name="Standard">J </text:p>
      <text:p text:style-name="Standard"/>
      <text:p text:style-name="Standard">L </text:p>
      <text:p text:style-name="Standard"/>
      <text:p text:style-name="Standard">1 </text:p>
      <text:p text:style-name="Standard"/>
      <text:p text:style-name="Standard">U </text:p>
      <text:p text:style-name="Standard"/>
      <text:p text:style-name="Standard">A </text:p>
      <text:p text:style-name="Standard"><text:soft-page-break/></text:p>
      <text:p text:style-name="Standard">G </text:p>
      <text:p text:style-name="Standard"/>
      <text:p text:style-name="Standard">C </text:p>
      <text:p text:style-name="Standard"/>
      <text:p text:style-name="Standard">T </text:p>
      <text:p text:style-name="Standard"/>
      <text:p text:style-name="Standard">E </text:p>
      <text:p text:style-name="Standard"/>
      <text:p text:style-name="Standard">F </text:p>
      <text:p text:style-name="Standard"/>
      <text:p text:style-name="Standard">V </text:p>
      <text:p text:style-name="Standard"/>
      <text:p text:style-name="Standard">D </text:p>
      <text:p text:style-name="Standard"/>
      <text:p text:style-name="Standard">K </text:p>
      <text:p text:style-name="Standard"/>
      <text:p text:style-name="Standard">B </text:p>
      <text:p text:style-name="Standard"/>
      <text:p text:style-name="Standard">R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Each row is a permutation of the ordinary alphabet; the leftmost letter of each row is </text:p>
      <text:p text:style-name="Standard">referenced by the keyword. The first row in the table represents the plaintext letter. To enci- </text:p>
      <text:p text:style-name="Standard">pher the plaintext letter T using the key letter D, for example, we find the letter in the cell </text:p>
      <text:p text:style-name="Standard">referenced by row D, column T. This yields the ciphertext letter J. </text:p>
      <text:p text:style-name="Standard"/>
      <text:p text:style-name="Standard">3xAMPLE. Encipher the message </text:p>
      <text:p text:style-name="Standard">HAHKOWWEW RULZ </text:p>
      <text:p text:style-name="Standard">using the keyphrase </text:p>
      <text:p text:style-name="Standard">SPICE. </text:p>
      <text:p text:style-name="Standard"/>
      <text:p text:style-name="Standard">By locating each ciphertext letter in the manner described previously, we get </text:p>
      <text:p text:style-name="Standard">OZTJY JTZGD KPX. </text:p>
      <text:p text:style-name="Standard"/>
      <text:p text:style-name="Standard"/>
      <text:p text:style-name="Standard">Decryption should be simple to figure out. What makes the full Vigenere cipher slightly </text:p>
      <text:p text:style-name="Standard">superior to the simple shift Vigenere is that the full relative frequency distribution of the lan- </text:p>
      <text:p text:style-name="Standard">guage may be necessary to break the former, whereas only the most common letter is needed </text:p>
      <text:p text:style-name="Standard">to break the latter. </text:p>
      <text:p text:style-name="Standard"/>
      <text:p text:style-name="Standard"/>
      <text:p text:style-name="Standard"><text:soft-page-break/>1.10 THE AUTO-KEY VIGENERE CIPHER </text:p>
      <text:p text:style-name="Standard"/>
      <text:p text:style-name="Standard">Vigenere ciphers are our earliest examples of stream ciphers. Stream ciphers are those that </text:p>
      <text:p text:style-name="Standard">encipher letters based on their position in the plaintext. Ideally, the key being used should </text:p>
      <text:p text:style-name="Standard">never repeat, as this aids the cryptanalyst. Some stream ciphers make the plaintext and/or </text:p>
      <text:p text:style-name="Standard">the ciphertext part of the encryption process; such is the case with the auto-key Vigenere. </text:p>
      <text:p text:style-name="Standard"/>
      <text:p text:style-name="Standard">This type of cipher begins with a priming key of length n, say k^, ki, . . . , Encryp- </text:p>
      <text:p text:style-name="Standard">tion for the first n characters is done the same way (using the key) as for the simple shift </text:p>
      <text:p text:style-name="Standard">Vigenere, but after that, to encipher the /th character of the plaintext, we add to it (with </text:p>
      <text:p text:style-name="Standard">wrap-around) the {i — n)th letter of the plaintext. This is easily seen with an example. </text:p>
      <text:p text:style-name="Standard"/>
      <text:p text:style-name="Standard"/>
      <text:p text:style-name="Standard">QxAMPLE. Eor this example, it is convenient to see the letter-number associations of the </text:p>
      <text:p text:style-name="Standard">ordinary alphabet. (See Table 1.14.) </text:p>
      <text:p text:style-name="Standard"/>
      <text:p text:style-name="Standard">Suppose we wish to encipher the message </text:p>
      <text:p text:style-name="Standard"/>
      <text:p text:style-name="Standard"/>
      <text:p text:style-name="Standard">LIGHT SPEED CHEWIE WOW </text:p>
      <text:p text:style-name="Standard"/>
      <text:p text:style-name="Standard"/>
      <text:p text:style-name="Standard">A B </text:p>
      <text:p text:style-name="Standard"/>
      <text:p text:style-name="Standard">C </text:p>
      <text:p text:style-name="Standard"/>
      <text:p text:style-name="Standard">D </text:p>
      <text:p text:style-name="Standard"/>
      <text:p text:style-name="Standard">E </text:p>
      <text:p text:style-name="Standard"/>
      <text:p text:style-name="Standard">F </text:p>
      <text:p text:style-name="Standard"/>
      <text:p text:style-name="Standard">G </text:p>
      <text:p text:style-name="Standard"/>
      <text:p text:style-name="Standard">H I </text:p>
      <text:p text:style-name="Standard"/>
      <text:p text:style-name="Standard">J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M </text:p>
      <text:p text:style-name="Standard"/>
      <text:p text:style-name="Standard">N </text:p>
      <text:p text:style-name="Standard"/>
      <text:p text:style-name="Standard">0 </text:p>
      <text:p text:style-name="Standard"/>
      <text:p text:style-name="Standard">P </text:p>
      <text:p text:style-name="Standard"/>
      <text:p text:style-name="Standard">Q </text:p>
      <text:p text:style-name="Standard"/>
      <text:p text:style-name="Standard"><text:soft-page-break/>R </text:p>
      <text:p text:style-name="Standard"/>
      <text:p text:style-name="Standard">S </text:p>
      <text:p text:style-name="Standard"/>
      <text:p text:style-name="Standard">T </text:p>
      <text:p text:style-name="Standard"/>
      <text:p text:style-name="Standard">U </text:p>
      <text:p text:style-name="Standard"/>
      <text:p text:style-name="Standard">V </text:p>
      <text:p text:style-name="Standard"/>
      <text:p text:style-name="Standard">W </text:p>
      <text:p text:style-name="Standard"/>
      <text:p text:style-name="Standard">X </text:p>
      <text:p text:style-name="Standard"/>
      <text:p text:style-name="Standard">Y </text:p>
      <text:p text:style-name="Standard"/>
      <text:p text:style-name="Standard">Z </text:p>
      <text:p text:style-name="Standard"/>
      <text:p text:style-name="Standard">0 1 </text:p>
      <text:p text:style-name="Standard"/>
      <text:p text:style-name="Standard">2 </text:p>
      <text:p text:style-name="Standard"/>
      <text:p text:style-name="Standard">3 </text:p>
      <text:p text:style-name="Standard"/>
      <text:p text:style-name="Standard">4 </text:p>
      <text:p text:style-name="Standard"/>
      <text:p text:style-name="Standard">5 </text:p>
      <text:p text:style-name="Standard"/>
      <text:p text:style-name="Standard">6 </text:p>
      <text:p text:style-name="Standard"/>
      <text:p text:style-name="Standard">7 8 </text:p>
      <text:p text:style-name="Standard"/>
      <text:p text:style-name="Standard">9 </text:p>
      <text:p text:style-name="Standard"/>
      <text:p text:style-name="Standard">10 </text:p>
      <text:p text:style-name="Standard"/>
      <text:p text:style-name="Standard">11 </text:p>
      <text:p text:style-name="Standard"/>
      <text:p text:style-name="Standard">12 </text:p>
      <text:p text:style-name="Standard"/>
      <text:p text:style-name="Standard">13 </text:p>
      <text:p text:style-name="Standard"/>
      <text:p text:style-name="Standard">14 </text:p>
      <text:p text:style-name="Standard"/>
      <text:p text:style-name="Standard">15 </text:p>
      <text:p text:style-name="Standard"/>
      <text:p text:style-name="Standard">16 </text:p>
      <text:p text:style-name="Standard"/>
      <text:p text:style-name="Standard">17 </text:p>
      <text:p text:style-name="Standard"/>
      <text:p text:style-name="Standard">18 </text:p>
      <text:p text:style-name="Standard"/>
      <text:p text:style-name="Standard"><text:soft-page-break/>19 </text:p>
      <text:p text:style-name="Standard"/>
      <text:p text:style-name="Standard">20 </text:p>
      <text:p text:style-name="Standard"/>
      <text:p text:style-name="Standard">21 </text:p>
      <text:p text:style-name="Standard"/>
      <text:p text:style-name="Standard">22 </text:p>
      <text:p text:style-name="Standard"/>
      <text:p text:style-name="Standard">23 </text:p>
      <text:p text:style-name="Standard"/>
      <text:p text:style-name="Standard">24 </text:p>
      <text:p text:style-name="Standard"/>
      <text:p text:style-name="Standard">25 </text:p>
      <text:p text:style-name="Standard"/>
      <text:p text:style-name="Standard"/>
      <text:p text:style-name="Standard">TABLE 1.14 Letter-Number Associations of the Ordinary Alphabet </text:p>
      <text:p text:style-name="Standard"/>
      <text:p text:style-name="Standard"/>
      <text:p text:style-name="Standard"/>
      <text:p text:style-name="Standard">1.11 The Running Key Vigenere Cipher 17 </text:p>
      <text:p text:style-name="Standard"/>
      <text:p text:style-name="Standard"/>
      <text:p text:style-name="Standard">TABLE 1.15 </text:p>
      <text:p text:style-name="Standard"/>
      <text:p text:style-name="Standard"/>
      <text:p text:style-name="Standard">Plaintext LI GHTSPEEDCHEWI ENOW </text:p>
      <text:p text:style-name="Standard">Key ARGHLI GHTSPEEDCHEWI </text:p>
      <text:p text:style-name="Standard">Ciphertext L ZMOEAVLXVRLI Z KLRKE </text:p>
      <text:p text:style-name="Standard"/>
      <text:p text:style-name="Standard"/>
      <text:p text:style-name="Standard">using the keyword </text:p>
      <text:p text:style-name="Standard">ARGH </text:p>
      <text:p text:style-name="Standard"/>
      <text:p text:style-name="Standard">and an auto-key Vigenere. First, we write the plaintext, and underneath it we write the prim- </text:p>
      <text:p text:style-name="Standard">ing key, followed by as much of the plaintext as necessary to fill out the line. Underneath </text:p>
      <text:p text:style-name="Standard">this, we do a simple shift to generate the ciphertext shown in Table 1.15. </text:p>
      <text:p text:style-name="Standard"/>
      <text:p text:style-name="Standard">How does one recover the plaintext when the plaintext is part of the key? It should be </text:p>
      <text:p text:style-name="Standard">easy to see that only knowledge of the priming key is necessary. Once we use the key to </text:p>
      <text:p text:style-name="Standard">decrypt the first n characters of the ciphertext, we derive the first n characters of the plain- </text:p>
      <text:p text:style-name="Standard">text, and hence can use it to decrypt more ciphertext. </text:p>
      <text:p text:style-name="Standard"/>
      <text:p text:style-name="Standard">One must be particularly careful with ciphers like these that no errors are made in the </text:p>
      <text:p text:style-name="Standard">encryption phase, for a single miscalculated character affects an entire series of characters </text:p>
      <text:p text:style-name="Standard">following it. Care must also be taken to ensure that no errors occur during transmission. </text:p>
      <text:p text:style-name="Standard"/>
      <text:p text:style-name="Standard">1.11 THE RUNNING KEY VIGENERE CIPHER </text:p>
      <text:p text:style-name="Standard"/>
      <text:p text:style-name="Standard">Another alternative to the auto-key Vigenere is called a running key Vigenere. It makes use </text:p>
      <text:p text:style-name="Standard">of a very long key in the form of meaningful text, as in a book, of which both the sender </text:p>
      <text:p text:style-name="Standard">and intended receiver have a copy. </text:p>
      <text:p text:style-name="Standard"/>
      <text:p text:style-name="Standard"><text:soft-page-break/>Example. Suppose we are working with the ordinary alphabet. Again, we show the ordinary </text:p>
      <text:p text:style-name="Standard">letter/number associations, in Table 1.16, for quick reference. </text:p>
      <text:p text:style-name="Standard"/>
      <text:p text:style-name="Standard">To encrypt the message </text:p>
      <text:p text:style-name="Standard"/>
      <text:p text:style-name="Standard">TORA TORA TORA </text:p>
      <text:p text:style-name="Standard"/>
      <text:p text:style-name="Standard">we use a passage from a book, such as a particular edition of the Bible, as the key: </text:p>
      <text:p text:style-name="Standard"/>
      <text:p text:style-name="Standard">AND GOD SAID LET THERE BE LIGHT. </text:p>
      <text:p text:style-name="Standard"/>
      <text:p text:style-name="Standard">The encryption proceeds as a simple shift, as shown in Table 1.17. </text:p>
      <text:p text:style-name="Standard"/>
      <text:p text:style-name="Standard">To decrypt, one simply needs to know which passage from which book to use, and the </text:p>
      <text:p text:style-name="Standard">plaintext is easily regained. </text:p>
      <text:p text:style-name="Standard"/>
      <text:p text:style-name="Standard"/>
      <text:p text:style-name="Standard">ABCDEFGHI J KLMNOPQRSTUVWXYZ </text:p>
      <text:p text:style-name="Standard">0 1 2 3 4 5 6 7 8 9 10 11 12 13 14 15 16 17 18 19 20 21 22 23 24 25 </text:p>
      <text:p text:style-name="Standard"/>
      <text:p text:style-name="Standard"/>
      <text:p text:style-name="Standard">TABLE 1.16 Letter-Number Associations of the Ordinary Alphabet </text:p>
      <text:p text:style-name="Standard"/>
      <text:p text:style-name="Standard"/>
      <text:p text:style-name="Standard"/>
      <text:p text:style-name="Standard">18 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TABLE 1.17 Plaintext TORATORATORA </text:p>
      <text:p text:style-name="Standard">Key ANDGODSAIDLE </text:p>
      <text:p text:style-name="Standard"/>
      <text:p text:style-name="Standard">Ciphertext TBUGHRJ ABRDE </text:p>
      <text:p text:style-name="Standard"/>
      <text:p text:style-name="Standard"/>
      <text:p text:style-name="Standard">1.12 BREAKING AUTO-KEY AND RUNNING KEY VIGENERE CIPHERS </text:p>
      <text:p text:style-name="Standard"/>
      <text:p text:style-name="Standard">Though the auto-key Vigenere and the running key Vigenere evade the problem of the </text:p>
      <text:p text:style-name="Standard">repeating key, they are still vulnerable to frequency analysis. This is because plaintext is being </text:p>
      <text:p text:style-name="Standard">used for the key. Even though this plaintext never repeats, it still provides information. This </text:p>
      <text:p text:style-name="Standard">is because high frequency letters in the key will often encipher high frequency letters in the </text:p>
      <text:p text:style-name="Standard">message. This information is often enough to recover messages. </text:p>
      <text:p text:style-name="Standard"/>
      <text:p text:style-name="Standard">1.13 THE ONE-TIME PAD </text:p>
      <text:p text:style-name="Standard"/>
      <text:p text:style-name="Standard">One solution to thwarting frequency analysis on polyalphabetic substitution ciphers was to </text:p>
      <text:p text:style-name="Standard">use a truly random key that would never repeat. Such a key was called a one-time pad. </text:p>
      <text:p text:style-name="Standard">These were notebooks consisting of sheets with tables of random numbers on them. The ran- </text:p>
      <text:p text:style-name="Standard">dom numbers were used as shift values. Each sheet in the pad was different from every </text:p>
      <text:p text:style-name="Standard">other, and each sheet was used only once. Encrypting using a one-time pad would look </text:p>
      <text:p text:style-name="Standard"><text:soft-page-break/>something like Table 1.18. </text:p>
      <text:p text:style-name="Standard"/>
      <text:p text:style-name="Standard">Using this particular sheet from a one-time pad, the ciphertext message </text:p>
      <text:p text:style-name="Standard"/>
      <text:p text:style-name="Standard">WHTAB PJTAUCDHZL </text:p>
      <text:p text:style-name="Standard">is produced from the plaintext message </text:p>
      <text:p text:style-name="Standard"/>
      <text:p text:style-name="Standard">ENGAGE WARP DRIVE. </text:p>
      <text:p text:style-name="Standard"/>
      <text:p text:style-name="Standard">If the message does not fill out the sheet, the rest of the sheet is ignored. After the sheet </text:p>
      <text:p text:style-name="Standard">is used, it is destroyed. The recipient of the message would also have an identical one-time </text:p>
      <text:p text:style-name="Standard">pad. The messages are numbered, so the recipient would know which sheet to use. They </text:p>
      <text:p text:style-name="Standard">would use the same shift values to shift back to the plaintext. </text:p>
      <text:p text:style-name="Standard"/>
      <text:p text:style-name="Standard">The one-time pad is the ultimate cipher, if used properly. In terms of ciphertext analy- </text:p>
      <text:p text:style-name="Standard">sis, it is totally secure. In fact, it is the most secure cipher possible. There is no way an ana- </text:p>
      <text:p text:style-name="Standard"/>
      <text:p text:style-name="Standard"/>
      <text:p text:style-name="Standard">Plaintext letter </text:p>
      <text:p text:style-name="Standard"/>
      <text:p text:style-name="Standard">E </text:p>
      <text:p text:style-name="Standard"/>
      <text:p text:style-name="Standard">N </text:p>
      <text:p text:style-name="Standard"/>
      <text:p text:style-name="Standard">G </text:p>
      <text:p text:style-name="Standard"/>
      <text:p text:style-name="Standard">A </text:p>
      <text:p text:style-name="Standard"/>
      <text:p text:style-name="Standard">G </text:p>
      <text:p text:style-name="Standard"/>
      <text:p text:style-name="Standard">E </text:p>
      <text:p text:style-name="Standard"/>
      <text:p text:style-name="Standard">W </text:p>
      <text:p text:style-name="Standard"/>
      <text:p text:style-name="Standard">A </text:p>
      <text:p text:style-name="Standard"/>
      <text:p text:style-name="Standard">R </text:p>
      <text:p text:style-name="Standard"/>
      <text:p text:style-name="Standard">P </text:p>
      <text:p text:style-name="Standard"/>
      <text:p text:style-name="Standard">D </text:p>
      <text:p text:style-name="Standard"/>
      <text:p text:style-name="Standard">R </text:p>
      <text:p text:style-name="Standard"/>
      <text:p text:style-name="Standard">I </text:p>
      <text:p text:style-name="Standard"/>
      <text:p text:style-name="Standard">V </text:p>
      <text:p text:style-name="Standard"/>
      <text:p text:style-name="Standard">E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Shift value </text:p>
      <text:p text:style-name="Standard"/>
      <text:p text:style-name="Standard">9 </text:p>
      <text:p text:style-name="Standard"/>
      <text:p text:style-name="Standard">20 </text:p>
      <text:p text:style-name="Standard"/>
      <text:p text:style-name="Standard">13 </text:p>
      <text:p text:style-name="Standard"/>
      <text:p text:style-name="Standard">0 </text:p>
      <text:p text:style-name="Standard"/>
      <text:p text:style-name="Standard">21 </text:p>
      <text:p text:style-name="Standard"/>
      <text:p text:style-name="Standard">1 </text:p>
      <text:p text:style-name="Standard"/>
      <text:p text:style-name="Standard">13 </text:p>
      <text:p text:style-name="Standard"/>
      <text:p text:style-name="Standard">19 </text:p>
      <text:p text:style-name="Standard"/>
      <text:p text:style-name="Standard">9 </text:p>
      <text:p text:style-name="Standard"/>
      <text:p text:style-name="Standard">5 </text:p>
      <text:p text:style-name="Standard"/>
      <text:p text:style-name="Standard">25 </text:p>
      <text:p text:style-name="Standard"/>
      <text:p text:style-name="Standard">12 </text:p>
      <text:p text:style-name="Standard"/>
      <text:p text:style-name="Standard">25 </text:p>
      <text:p text:style-name="Standard"/>
      <text:p text:style-name="Standard">4 </text:p>
      <text:p text:style-name="Standard"/>
      <text:p text:style-name="Standard">7 </text:p>
      <text:p text:style-name="Standard"/>
      <text:p text:style-name="Standard">25 </text:p>
      <text:p text:style-name="Standard"/>
      <text:p text:style-name="Standard">0 </text:p>
      <text:p text:style-name="Standard"/>
      <text:p text:style-name="Standard">8 </text:p>
      <text:p text:style-name="Standard"/>
      <text:p text:style-name="Standard">8 7 </text:p>
      <text:p text:style-name="Standard"/>
      <text:p text:style-name="Standard">24 </text:p>
      <text:p text:style-name="Standard"/>
      <text:p text:style-name="Standard">Ciphertext letter </text:p>
      <text:p text:style-name="Standard"/>
      <text:p text:style-name="Standard">N </text:p>
      <text:p text:style-name="Standard"/>
      <text:p text:style-name="Standard">H </text:p>
      <text:p text:style-name="Standard"/>
      <text:p text:style-name="Standard">T </text:p>
      <text:p text:style-name="Standard"><text:soft-page-break/></text:p>
      <text:p text:style-name="Standard">A </text:p>
      <text:p text:style-name="Standard"/>
      <text:p text:style-name="Standard">B </text:p>
      <text:p text:style-name="Standard"/>
      <text:p text:style-name="Standard">F </text:p>
      <text:p text:style-name="Standard"/>
      <text:p text:style-name="Standard">J </text:p>
      <text:p text:style-name="Standard"/>
      <text:p text:style-name="Standard">T </text:p>
      <text:p text:style-name="Standard"/>
      <text:p text:style-name="Standard">A </text:p>
      <text:p text:style-name="Standard"/>
      <text:p text:style-name="Standard">U </text:p>
      <text:p text:style-name="Standard"/>
      <text:p text:style-name="Standard">C </text:p>
      <text:p text:style-name="Standard"/>
      <text:p text:style-name="Standard">D </text:p>
      <text:p text:style-name="Standard"/>
      <text:p text:style-name="Standard">H </text:p>
      <text:p text:style-name="Standard"/>
      <text:p text:style-name="Standard">Z </text:p>
      <text:p text:style-name="Standard"/>
      <text:p text:style-name="Standard">L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laintext letter </text:p>
      <text:p text:style-name="Standard">Shift value </text:p>
      <text:p text:style-name="Standard"/>
      <text:p text:style-name="Standard">2 </text:p>
      <text:p text:style-name="Standard"/>
      <text:p text:style-name="Standard">6 </text:p>
      <text:p text:style-name="Standard"/>
      <text:p text:style-name="Standard">18 </text:p>
      <text:p text:style-name="Standard"/>
      <text:p text:style-name="Standard">16 </text:p>
      <text:p text:style-name="Standard"/>
      <text:p text:style-name="Standard">10 </text:p>
      <text:p text:style-name="Standard"/>
      <text:p text:style-name="Standard">23 </text:p>
      <text:p text:style-name="Standard"/>
      <text:p text:style-name="Standard">5 </text:p>
      <text:p text:style-name="Standard"/>
      <text:p text:style-name="Standard">11 </text:p>
      <text:p text:style-name="Standard"/>
      <text:p text:style-name="Standard">12 </text:p>
      <text:p text:style-name="Standard"/>
      <text:p text:style-name="Standard">13 </text:p>
      <text:p text:style-name="Standard"><text:soft-page-break/></text:p>
      <text:p text:style-name="Standard">6 </text:p>
      <text:p text:style-name="Standard"/>
      <text:p text:style-name="Standard">22 </text:p>
      <text:p text:style-name="Standard"/>
      <text:p text:style-name="Standard">22 </text:p>
      <text:p text:style-name="Standard"/>
      <text:p text:style-name="Standard">17 </text:p>
      <text:p text:style-name="Standard"/>
      <text:p text:style-name="Standard">3 </text:p>
      <text:p text:style-name="Standard"/>
      <text:p text:style-name="Standard">8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9 4 </text:p>
      <text:p text:style-name="Standard"/>
      <text:p text:style-name="Standard">15 </text:p>
      <text:p text:style-name="Standard"/>
      <text:p text:style-name="Standard"/>
      <text:p text:style-name="Standard">Ciphertext letter </text:p>
      <text:p text:style-name="Standard"/>
      <text:p text:style-name="Standard"/>
      <text:p text:style-name="Standard">TABLE 1.18 </text:p>
      <text:p text:style-name="Standard"/>
      <text:p text:style-name="Standard"/>
      <text:p text:style-name="Standard"/>
      <text:p text:style-name="Standard">1.14 Transposition Ciphers 19 </text:p>
      <text:p text:style-name="Standard"/>
      <text:p text:style-name="Standard"/>
      <text:p text:style-name="Standard">lyst can guess the key if it is a potentially infinite sequence of random numbers. It is math- </text:p>
      <text:p text:style-name="Standard">ematically provable that any plaintext message could map to some particular ciphertext </text:p>
      <text:p text:style-name="Standard">message if random numbers are used; thus, the ciphertext provides absolutely no informa- </text:p>
      <text:p text:style-name="Standard">tion to the analyst at all. </text:p>
      <text:p text:style-name="Standard"/>
      <text:p text:style-name="Standard">Of course, the reason one-time pads are not used today is because they are simply imprac- </text:p>
      <text:p text:style-name="Standard">tical. The distribution and protection of the pads is a logistical nightmare. For example, if </text:p>
      <text:p text:style-name="Standard">all the sheets in a pad were used up, it would have to be replaced with a new pad consist- </text:p>
      <text:p text:style-name="Standard">ing of entirely different random numbers. However, one-time pads have been used; in par- </text:p>
      <text:p text:style-name="Standard">ticular, certain embassies have used them for highly sensitive communications with their </text:p>
      <text:p text:style-name="Standard">governments. </text:p>
      <text:p text:style-name="Standard"/>
      <text:p text:style-name="Standard"/>
      <text:p text:style-name="Standard">1.14 TRANSPOSITION CIPHERS </text:p>
      <text:p text:style-name="Standard"/>
      <text:p text:style-name="Standard">Transposition ciphers were simply a permutation of the letters in a plaintext message; that </text:p>
      <text:p text:style-name="Standard">is, they reordered the letters of the message. This reordering was specified for blocks of a </text:p>
      <text:p text:style-name="Standard">predetermined size, and the reordering would occur within each block. Say we choose a </text:p>
      <text:p text:style-name="Standard">block size of 5, and for a particular block we specify the following: </text:p>
      <text:p text:style-name="Standard"/>
      <text:p text:style-name="Standard"><text:soft-page-break/>The F' letter becomes the 4* letter, </text:p>
      <text:p text:style-name="Standard"/>
      <text:p text:style-name="Standard">the 2"'^ letter becomes the 3'^‘* letter, </text:p>
      <text:p text:style-name="Standard"/>
      <text:p text:style-name="Standard">the 3'“* letter becomes the F‘ letter, (*) </text:p>
      <text:p text:style-name="Standard"/>
      <text:p text:style-name="Standard">the 4* letter becomes the 5* letter, and </text:p>
      <text:p text:style-name="Standard"/>
      <text:p text:style-name="Standard">the 5* letter becomes the 2"'^ letter. </text:p>
      <text:p text:style-name="Standard"/>
      <text:p text:style-name="Standard">A short way of denoting this permutation is to use the notation </text:p>
      <text:p text:style-name="Standard"/>
      <text:p text:style-name="Standard">(1 45 2 3), </text:p>
      <text:p text:style-name="Standard"/>
      <text:p text:style-name="Standard">which becomes meaningful if you just rearrange the statements in (*). </text:p>
      <text:p text:style-name="Standard"/>
      <text:p text:style-name="Standard">The F‘ letter becomes the 4* letter, </text:p>
      <text:p text:style-name="Standard">the 4* letter becomes the 5* letter, </text:p>
      <text:p text:style-name="Standard">the 5* letter becomes the 2'“^ letter, </text:p>
      <text:p text:style-name="Standard">the 2"'^ letter becomes the 3'^‘* letter, and </text:p>
      <text:p text:style-name="Standard">the 3'“* letter becomes the F‘ letter. </text:p>
      <text:p text:style-name="Standard"/>
      <text:p text:style-name="Standard">Suppose we have the plaintext message </text:p>
      <text:p text:style-name="Standard">THE SKY PALLING PLEASE ADVISE </text:p>
      <text:p text:style-name="Standard">which we split into blocks of length 5: </text:p>
      <text:p text:style-name="Standard"/>
      <text:p text:style-name="Standard">THESK YEALL IWGPL EASEA DVISE </text:p>
      <text:p text:style-name="Standard"/>
      <text:p text:style-name="Standard">If we use the permutation defined by (’), we get the following scrambled blocks, which </text:p>
      <text:p text:style-name="Standard">comprise the ciphertext. </text:p>
      <text:p text:style-name="Standard"/>
      <text:p text:style-name="Standard">EKHTS ALPYL GLNIP SAAEE lEVDS </text:p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By themselves, transposition ciphers are considered very weak ciphers. Anyone who has </text:p>
      <text:p text:style-name="Standard">played anagrams or has done unscrambling puzzles in the newspaper can testify to this. </text:p>
      <text:p text:style-name="Standard">However, when transposition is used in combination with substitution, one can produce </text:p>
      <text:p text:style-name="Standard">very powerful ciphers. Many modern ciphers are based on this idea. </text:p>
      <text:p text:style-name="Standard"/>
      <text:p text:style-name="Standard">1.15 POLYGRAM SUBSTITUTION CIPHERS </text:p>
      <text:p text:style-name="Standard"/>
      <text:p text:style-name="Standard">Mapping single letters to single letters is far too vulnerable to be useful. Thus, cryptogra- </text:p>
      <text:p text:style-name="Standard">phers eventually came up with the idea of mapping entire blocks of plaintext letters to blocks </text:p>
      <text:p text:style-name="Standard">of ciphertext letters. The ciphertext blocks didn’t necessarily have the same length as the </text:p>
      <text:p text:style-name="Standard">plaintext blocks. For example, suppose we wish to map 8 letter blocks to 8 letter blocks. In </text:p>
      <text:p text:style-name="Standard">general, we could specify the mapping shown in Table 1.19. </text:p>
      <text:p text:style-name="Standard"><text:soft-page-break/></text:p>
      <text:p text:style-name="Standard">There are clearly a lot of 8-letter plaintext blocks in the range AAAAAAAA through </text:p>
      <text:p text:style-name="Standard">ZZZZZZZZ (26®, exactly). If one wanted to do frequency analysis on such a scheme, he </text:p>
      <text:p text:style-name="Standard">would require a table of 26® = 208,827,064,576 blocks, and would have to know the rela- </text:p>
      <text:p text:style-name="Standard">tive percentages for which each 8-letter block appears in typical English text (if that is the </text:p>
      <text:p text:style-name="Standard">language being used). Then, he would need an enormous amount of ciphertext so that he </text:p>
      <text:p text:style-name="Standard">could determine the relative frequency of the 8-letter ciphertext blocks, and equate cipher- </text:p>
      <text:p text:style-name="Standard">text blocks to plaintext blocks. This is clearly infeasible, both in terms of the time and stor- </text:p>
      <text:p text:style-name="Standard">age requirements. Thus, doing frequency analysis on blocks of letters is much harder than </text:p>
      <text:p text:style-name="Standard">doing frequency analysis on individual letters. However, if the cryptosystem does not use </text:p>
      <text:p text:style-name="Standard">a sufficiently large block size, frequency analysis is still possible. An example follows. </text:p>
      <text:p text:style-name="Standard"/>
      <text:p text:style-name="Standard">1.16 THE PLAYFAIR CIPHER </text:p>
      <text:p text:style-name="Standard"/>
      <text:p text:style-name="Standard">The Playfair cipher was a cryptosystem that mapped digraphs (2-letter pairs) to digraphs. </text:p>
      <text:p text:style-name="Standard">The letters were arranged in a 5 X 5 square. There are 26 letters in the ordinary alphabet, </text:p>
      <text:p text:style-name="Standard">so the letters I and J were equated. This is the simplest 5X5 Playfair square: </text:p>
      <text:p text:style-name="Standard"/>
      <text:p text:style-name="Standard"/>
      <text:p text:style-name="Standard">A </text:p>
      <text:p text:style-name="Standard"/>
      <text:p text:style-name="Standard">B </text:p>
      <text:p text:style-name="Standard"/>
      <text:p text:style-name="Standard">C </text:p>
      <text:p text:style-name="Standard"/>
      <text:p text:style-name="Standard">D </text:p>
      <text:p text:style-name="Standard"/>
      <text:p text:style-name="Standard">E </text:p>
      <text:p text:style-name="Standard"/>
      <text:p text:style-name="Standard">F </text:p>
      <text:p text:style-name="Standard"/>
      <text:p text:style-name="Standard">G </text:p>
      <text:p text:style-name="Standard"/>
      <text:p text:style-name="Standard">H </text:p>
      <text:p text:style-name="Standard"/>
      <text:p text:style-name="Standard">l/J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M </text:p>
      <text:p text:style-name="Standard"/>
      <text:p text:style-name="Standard">N </text:p>
      <text:p text:style-name="Standard"/>
      <text:p text:style-name="Standard">0 </text:p>
      <text:p text:style-name="Standard"/>
      <text:p text:style-name="Standard">P </text:p>
      <text:p text:style-name="Standard"/>
      <text:p text:style-name="Standard">Q </text:p>
      <text:p text:style-name="Standard"/>
      <text:p text:style-name="Standard">R </text:p>
      <text:p text:style-name="Standard"><text:soft-page-break/></text:p>
      <text:p text:style-name="Standard">S </text:p>
      <text:p text:style-name="Standard"/>
      <text:p text:style-name="Standard">T </text:p>
      <text:p text:style-name="Standard"/>
      <text:p text:style-name="Standard">U </text:p>
      <text:p text:style-name="Standard"/>
      <text:p text:style-name="Standard">V </text:p>
      <text:p text:style-name="Standard"/>
      <text:p text:style-name="Standard">W </text:p>
      <text:p text:style-name="Standard"/>
      <text:p text:style-name="Standard">X </text:p>
      <text:p text:style-name="Standard"/>
      <text:p text:style-name="Standard">Y </text:p>
      <text:p text:style-name="Standard"/>
      <text:p text:style-name="Standard">Z </text:p>
      <text:p text:style-name="Standard"/>
      <text:p text:style-name="Standard"/>
      <text:p text:style-name="Standard">TABLE 1.19 </text:p>
      <text:p text:style-name="Standard"/>
      <text:p text:style-name="Standard">AAAAAAAA </text:p>
      <text:p text:style-name="Standard"/>
      <text:p text:style-name="Standard">maps </text:p>
      <text:p text:style-name="Standard"/>
      <text:p text:style-name="Standard">to </text:p>
      <text:p text:style-name="Standard"/>
      <text:p text:style-name="Standard">ZXCIJCDV </text:p>
      <text:p text:style-name="Standard"/>
      <text:p text:style-name="Standard"/>
      <text:p text:style-name="Standard">AAAAAAAB </text:p>
      <text:p text:style-name="Standard"/>
      <text:p text:style-name="Standard">maps </text:p>
      <text:p text:style-name="Standard"/>
      <text:p text:style-name="Standard">to </text:p>
      <text:p text:style-name="Standard"/>
      <text:p text:style-name="Standard">APQODFIM </text:p>
      <text:p text:style-name="Standard"/>
      <text:p text:style-name="Standard"/>
      <text:p text:style-name="Standard">ZZZZZZZZ </text:p>
      <text:p text:style-name="Standard"/>
      <text:p text:style-name="Standard">maps </text:p>
      <text:p text:style-name="Standard"/>
      <text:p text:style-name="Standard">to </text:p>
      <text:p text:style-name="Standard"/>
      <text:p text:style-name="Standard">SSTFQQWR </text:p>
      <text:p text:style-name="Standard"/>
      <text:p text:style-name="Standard"/>
      <text:p text:style-name="Standard"/>
      <text:p text:style-name="Standard">1.16 The Playfair Cipher 21 </text:p>
      <text:p text:style-name="Standard"/>
      <text:p text:style-name="Standard"/>
      <text:p text:style-name="Standard">The letters in the square, however, were usually permuted, often based on a keyword or </text:p>
      <text:p text:style-name="Standard"><text:soft-page-break/>keyphrase. The Playfair Square that follows is derived from the keyphrase “The quick brown </text:p>
      <text:p text:style-name="Standard">fox jumped over the lazy dogs.” </text:p>
      <text:p text:style-name="Standard"/>
      <text:p text:style-name="Standard"/>
      <text:p text:style-name="Standard">T </text:p>
      <text:p text:style-name="Standard"/>
      <text:p text:style-name="Standard">H </text:p>
      <text:p text:style-name="Standard"/>
      <text:p text:style-name="Standard">E </text:p>
      <text:p text:style-name="Standard"/>
      <text:p text:style-name="Standard">Q </text:p>
      <text:p text:style-name="Standard"/>
      <text:p text:style-name="Standard">U </text:p>
      <text:p text:style-name="Standard"/>
      <text:p text:style-name="Standard">l/J </text:p>
      <text:p text:style-name="Standard"/>
      <text:p text:style-name="Standard">C </text:p>
      <text:p text:style-name="Standard"/>
      <text:p text:style-name="Standard">K </text:p>
      <text:p text:style-name="Standard"/>
      <text:p text:style-name="Standard">B </text:p>
      <text:p text:style-name="Standard"/>
      <text:p text:style-name="Standard">R </text:p>
      <text:p text:style-name="Standard"/>
      <text:p text:style-name="Standard">0 </text:p>
      <text:p text:style-name="Standard"/>
      <text:p text:style-name="Standard">W </text:p>
      <text:p text:style-name="Standard"/>
      <text:p text:style-name="Standard">N </text:p>
      <text:p text:style-name="Standard"/>
      <text:p text:style-name="Standard">F </text:p>
      <text:p text:style-name="Standard"/>
      <text:p text:style-name="Standard">X </text:p>
      <text:p text:style-name="Standard"/>
      <text:p text:style-name="Standard">M </text:p>
      <text:p text:style-name="Standard"/>
      <text:p text:style-name="Standard">P </text:p>
      <text:p text:style-name="Standard"/>
      <text:p text:style-name="Standard">D </text:p>
      <text:p text:style-name="Standard"/>
      <text:p text:style-name="Standard">V </text:p>
      <text:p text:style-name="Standard"/>
      <text:p text:style-name="Standard">L </text:p>
      <text:p text:style-name="Standard"/>
      <text:p text:style-name="Standard">A </text:p>
      <text:p text:style-name="Standard"/>
      <text:p text:style-name="Standard">Z </text:p>
      <text:p text:style-name="Standard"/>
      <text:p text:style-name="Standard">Y </text:p>
      <text:p text:style-name="Standard"/>
      <text:p text:style-name="Standard">G </text:p>
      <text:p text:style-name="Standard"/>
      <text:p text:style-name="Standard"><text:soft-page-break/>S </text:p>
      <text:p text:style-name="Standard"/>
      <text:p text:style-name="Standard"/>
      <text:p text:style-name="Standard">It is easy enough to see how this is done. You fill in the square with letters from the </text:p>
      <text:p text:style-name="Standard">keyphrase, avoiding duplicates. If the keyphrase does not contain all 26 letters, you fill out </text:p>
      <text:p text:style-name="Standard">the rest of the table with the unused letters, in order. A Playfair square based on the keyphrase </text:p>
      <text:p text:style-name="Standard">“Since by man came death” follows. </text:p>
      <text:p text:style-name="Standard"/>
      <text:p text:style-name="Standard"/>
      <text:p text:style-name="Standard">S </text:p>
      <text:p text:style-name="Standard"/>
      <text:p text:style-name="Standard">l/J </text:p>
      <text:p text:style-name="Standard"/>
      <text:p text:style-name="Standard">N </text:p>
      <text:p text:style-name="Standard"/>
      <text:p text:style-name="Standard">C </text:p>
      <text:p text:style-name="Standard"/>
      <text:p text:style-name="Standard">E </text:p>
      <text:p text:style-name="Standard"/>
      <text:p text:style-name="Standard">B </text:p>
      <text:p text:style-name="Standard"/>
      <text:p text:style-name="Standard">Y </text:p>
      <text:p text:style-name="Standard"/>
      <text:p text:style-name="Standard">M </text:p>
      <text:p text:style-name="Standard"/>
      <text:p text:style-name="Standard">A </text:p>
      <text:p text:style-name="Standard"/>
      <text:p text:style-name="Standard">D </text:p>
      <text:p text:style-name="Standard"/>
      <text:p text:style-name="Standard">T </text:p>
      <text:p text:style-name="Standard"/>
      <text:p text:style-name="Standard">H </text:p>
      <text:p text:style-name="Standard"/>
      <text:p text:style-name="Standard">F </text:p>
      <text:p text:style-name="Standard"/>
      <text:p text:style-name="Standard">G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0 </text:p>
      <text:p text:style-name="Standard"/>
      <text:p text:style-name="Standard">P </text:p>
      <text:p text:style-name="Standard"/>
      <text:p text:style-name="Standard">Q </text:p>
      <text:p text:style-name="Standard"/>
      <text:p text:style-name="Standard">R </text:p>
      <text:p text:style-name="Standard"/>
      <text:p text:style-name="Standard">U </text:p>
      <text:p text:style-name="Standard"/>
      <text:p text:style-name="Standard">V </text:p>
      <text:p text:style-name="Standard"><text:soft-page-break/></text:p>
      <text:p text:style-name="Standard">W </text:p>
      <text:p text:style-name="Standard"/>
      <text:p text:style-name="Standard">X </text:p>
      <text:p text:style-name="Standard"/>
      <text:p text:style-name="Standard">Z </text:p>
      <text:p text:style-name="Standard"/>
      <text:p text:style-name="Standard"/>
      <text:p text:style-name="Standard">Here is how to encrypt with the square: The plaintext pair of letters p, q is mapped to the </text:p>
      <text:p text:style-name="Standard"/>
      <text:p text:style-name="Standard">ciphertext letters c, d as follows: </text:p>
      <text:p text:style-name="Standard"/>
      <text:p text:style-name="Standard">1 . If p and q are in both different columns and different rows, they define the corners of a </text:p>
      <text:p text:style-name="Standard">square. The other 2 corners are c and d; c is the letter in the same column as p. </text:p>
      <text:p text:style-name="Standard"/>
      <text:p text:style-name="Standard">2 . If p and q are in the same row, c is the letter to the right of p, and d is the letter to the right </text:p>
      <text:p text:style-name="Standard">of q (wrapping around if necessary). </text:p>
      <text:p text:style-name="Standard"/>
      <text:p text:style-name="Standard">3. If p and q are in the same column, c is the letter below p, and d is the letter below q (with </text:p>
      <text:p text:style-name="Standard">wrap-around). </text:p>
      <text:p text:style-name="Standard"/>
      <text:p text:style-name="Standard">4 . If p = q, the letter “X” is inserted into the plaintext between the doubled letters. The eval- </text:p>
      <text:p text:style-name="Standard">uation continues with the new pair p, and q = “X.” If there is only one letter trailing at </text:p>
      <text:p text:style-name="Standard">the end (instead of a full pair), add a final letter “X.” </text:p>
      <text:p text:style-name="Standard"/>
      <text:p text:style-name="Standard"/>
      <text:p text:style-name="Standard"/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HxAMPLE. </text:p>
      <text:p text:style-name="Standard"/>
      <text:p text:style-name="Standard"/>
      <text:p text:style-name="Standard">We use the following square </text:p>
      <text:p text:style-name="Standard"/>
      <text:p text:style-name="Standard"/>
      <text:p text:style-name="Standard">L </text:p>
      <text:p text:style-name="Standard"/>
      <text:p text:style-name="Standard">0 </text:p>
      <text:p text:style-name="Standard"/>
      <text:p text:style-name="Standard">V </text:p>
      <text:p text:style-name="Standard"/>
      <text:p text:style-name="Standard">E </text:p>
      <text:p text:style-name="Standard"/>
      <text:p text:style-name="Standard">I/J </text:p>
      <text:p text:style-name="Standard"/>
      <text:p text:style-name="Standard">S </text:p>
      <text:p text:style-name="Standard"><text:soft-page-break/></text:p>
      <text:p text:style-name="Standard">A </text:p>
      <text:p text:style-name="Standard"/>
      <text:p text:style-name="Standard">M </text:p>
      <text:p text:style-name="Standard"/>
      <text:p text:style-name="Standard">N </text:p>
      <text:p text:style-name="Standard"/>
      <text:p text:style-name="Standard">Y </text:p>
      <text:p text:style-name="Standard"/>
      <text:p text:style-name="Standard">P </text:p>
      <text:p text:style-name="Standard"/>
      <text:p text:style-name="Standard">D </text:p>
      <text:p text:style-name="Standard"/>
      <text:p text:style-name="Standard">R </text:p>
      <text:p text:style-name="Standard"/>
      <text:p text:style-name="Standard">T </text:p>
      <text:p text:style-name="Standard"/>
      <text:p text:style-name="Standard">H </text:p>
      <text:p text:style-name="Standard"/>
      <text:p text:style-name="Standard">G </text:p>
      <text:p text:style-name="Standard"/>
      <text:p text:style-name="Standard">B </text:p>
      <text:p text:style-name="Standard"/>
      <text:p text:style-name="Standard">C </text:p>
      <text:p text:style-name="Standard"/>
      <text:p text:style-name="Standard">F </text:p>
      <text:p text:style-name="Standard"/>
      <text:p text:style-name="Standard">K </text:p>
      <text:p text:style-name="Standard"/>
      <text:p text:style-name="Standard">Q </text:p>
      <text:p text:style-name="Standard"/>
      <text:p text:style-name="Standard">U </text:p>
      <text:p text:style-name="Standard"/>
      <text:p text:style-name="Standard">W </text:p>
      <text:p text:style-name="Standard"/>
      <text:p text:style-name="Standard">X </text:p>
      <text:p text:style-name="Standard"/>
      <text:p text:style-name="Standard">Z </text:p>
      <text:p text:style-name="Standard"/>
      <text:p text:style-name="Standard"/>
      <text:p text:style-name="Standard">to encrypt the message </text:p>
      <text:p text:style-name="Standard">AMBASSADOR SHOT. </text:p>
      <text:p text:style-name="Standard"/>
      <text:p text:style-name="Standard">First, group the letters in pairs </text:p>
      <text:p text:style-name="Standard">AM BA SS AD OR SH OT. </text:p>
      <text:p text:style-name="Standard"/>
      <text:p text:style-name="Standard">Now look for any douhled letter pairs and insert an X between them. Regroup the plain- </text:p>
      <text:p text:style-name="Standard">text. </text:p>
      <text:p text:style-name="Standard"/>
      <text:p text:style-name="Standard">AM BA SX SA DO RS HO TX </text:p>
      <text:p text:style-name="Standard"/>
      <text:p text:style-name="Standard">If there are not enough letters to make the final pair, add another X at the end, as done </text:p>
      <text:p text:style-name="Standard"><text:soft-page-break/>here. If one follows the rules outlined previously, one should obtain the following cipher- </text:p>
      <text:p text:style-name="Standard">text: </text:p>
      <text:p text:style-name="Standard"/>
      <text:p text:style-name="Standard">MN UD QN AM BA MR ID PE </text:p>
      <text:p text:style-name="Standard"/>
      <text:p text:style-name="Standard">The rules for decryption should be easy to figure out; the same Playfair square is used. </text:p>
      <text:p text:style-name="Standard">(Of course — the square is the key.) The ciphertext pair of letters c, and d, are mapped to the </text:p>
      <text:p text:style-name="Standard">plaintext letters p and q in the following way. </text:p>
      <text:p text:style-name="Standard"/>
      <text:p text:style-name="Standard">1. If c and d are in both different columns and different rows, they define the corners of a </text:p>
      <text:p text:style-name="Standard">square. The other 2 corners are p and q; p is the letter in the same column as c. </text:p>
      <text:p text:style-name="Standard"/>
      <text:p text:style-name="Standard">2. If c and d are in the same row, p is the letter to the left of c, and q is the letter to the left </text:p>
      <text:p text:style-name="Standard">of d (wrapping around if necessary). </text:p>
      <text:p text:style-name="Standard"/>
      <text:p text:style-name="Standard">3. If c and d are in the same column, p is the letter above c, and q is the letter above d (with </text:p>
      <text:p text:style-name="Standard">wrap-around). </text:p>
      <text:p text:style-name="Standard"/>
      <text:p text:style-name="Standard">Because of the way enciphering was done, doubled letter ciphertext pairs will not occur. </text:p>
      <text:p text:style-name="Standard">The recipient must remove from the recovered plaintext any letter X’s which do not make </text:p>
      <text:p text:style-name="Standard">sense. They must also determine, since I and J are equated, whether a recovered plaintext </text:p>
      <text:p text:style-name="Standard">I/J is an I or a J. </text:p>
      <text:p text:style-name="Standard"/>
      <text:p text:style-name="Standard"/>
      <text:p text:style-name="Standard">1.18 The Jefferson Cylinder 23 </text:p>
      <text:p text:style-name="Standard"/>
      <text:p text:style-name="Standard"/>
      <text:p text:style-name="Standard"/>
      <text:p text:style-name="Standard">FIGURE 1.3 Percentage of Common Digraphs in English Text </text:p>
      <text:p text:style-name="Standard"/>
      <text:p text:style-name="Standard"/>
      <text:p text:style-name="Standard">1.17 BREAKING SIMPLE POLYGRAM CIPHERS </text:p>
      <text:p text:style-name="Standard"/>
      <text:p text:style-name="Standard">The Playfair cipher, for all its complicated rules, is not secure. Digraphs are not large enough </text:p>
      <text:p text:style-name="Standard">blocks to rule out the use of frequency analysis. Tables that record the relative frequency of </text:p>
      <text:p text:style-name="Standard">digraphs in typical English text exist (as well as for many other languages). For example, </text:p>
      <text:p text:style-name="Standard">the most common digraph in English text is “TH,” followed by “HE.” Using such tables, </text:p>
      <text:p text:style-name="Standard">one can break a Playfair cipher given enough ciphertext. A complete table is often not even </text:p>
      <text:p text:style-name="Standard">necessary; a partial table will often be enough, such as the chart shown in Figure 1.3. </text:p>
      <text:p text:style-name="Standard"/>
      <text:p text:style-name="Standard">Relative frequency tables for English exist even for trigraphs (3-letter blocks); the most </text:p>
      <text:p text:style-name="Standard">common is “THE,” followed by “AND” and “THA.” Such tables exist for even larger blocks. </text:p>
      <text:p text:style-name="Standard">Modern polygram ciphers use a block size of at least 8 characters. </text:p>
      <text:p text:style-name="Standard"/>
      <text:p text:style-name="Standard">1 .18 THE JEFFERSON CYLINDER </text:p>
      <text:p text:style-name="Standard"/>
      <text:p text:style-name="Standard">None other than the American statesman Thomas Jefferson invented the Jefferson cylinder. </text:p>
      <text:p text:style-name="Standard">It was an ingenious device that provided very secure ciphers, and it was used for many </text:p>
      <text:p text:style-name="Standard">years. The cylinder consisted of 36 wheels. Each wheel had printed on it a complete (scram- </text:p>
      <text:p text:style-name="Standard">bled) alphabet. A simplified drawing of a typical Jefferson cylinder is shown in Figure 1 .4. </text:p>
      <text:p text:style-name="Standard"/>
      <text:p text:style-name="Standard">To encipher, one needed to rotate the wheels so that the plaintext appeared along one of </text:p>
      <text:p text:style-name="Standard"><text:soft-page-break/>the rows in the cylinder. To select the ciphertext, one would simply select any of the other </text:p>
      <text:p text:style-name="Standard">25 rows. Rotating the wheels so that the ciphertext would appear in one of the rows did </text:p>
      <text:p text:style-name="Standard">deciphering. Then they would search the other 25 rows of the cylinder for meaningful text. </text:p>
      <text:p text:style-name="Standard"/>
      <text:p text:style-name="Standard">What made the Jefferson cylinder so powerful was the huge size of its rows, or blocks; </text:p>
      <text:p text:style-name="Standard">frequency analysis on such blocks, each consisting of 36 characters, was literally impossi- </text:p>
      <text:p text:style-name="Standard">ble at the time. </text:p>
      <text:p text:style-name="Standard"/>
      <text:p text:style-name="Standard">The Jefferson cylinder eventually fell into disuse because of its impracticality. (This is </text:p>
      <text:p text:style-name="Standard">why most of the excellent classical ciphers were rejected; they were too hard to implement.) </text:p>
      <text:p text:style-name="Standard">Every authorized user of the cryptosystem would need his or her own cylinder. If a single </text:p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/>
      <text:p text:style-name="Standard">cylinder fell into the wrong hands, the cipher would become useless; in that case, one solu- </text:p>
      <text:p text:style-name="Standard">tion would be to reorder the wheels on the cylinder, ensuring that no unauthorized persons </text:p>
      <text:p text:style-name="Standard">receive this vital information. </text:p>
      <text:p text:style-name="Standard"/>
      <text:p text:style-name="Standard">1.19 HOMOPHONIC SUBSTITUTION CIPHERS </text:p>
      <text:p text:style-name="Standard"/>
      <text:p text:style-name="Standard">Another approach taken to thwart frequency analysis was the use of homophones. This was </text:p>
      <text:p text:style-name="Standard">a system of enciphering wherein letters that occurred more frequently in the language were </text:p>
      <text:p text:style-name="Standard">given multiple choices of ciphertext symbols. The more frequent a plaintext letter was, the </text:p>
      <text:p text:style-name="Standard">more choices it would have. </text:p>
      <text:p text:style-name="Standard"/>
      <text:p text:style-name="Standard">For quick reference, the relative frequencies of letters in typical English text are shown </text:p>
      <text:p text:style-name="Standard">again, in Figure 1.5. </text:p>
      <text:p text:style-name="Standard"/>
      <text:p text:style-name="Standard"/>
      <text:p text:style-name="Standard"/>
      <text:p text:style-name="Standard">FIGURE 1.5 Relative Frequencies of English Letters (percent) </text:p>
      <text:p text:style-name="Standard"/>
      <text:p text:style-name="Standard"/>
      <text:p text:style-name="Standard">1.19 Homophonic Substitution Ciphers 25 </text:p>
      <text:p text:style-name="Standard"/>
      <text:p text:style-name="Standard"/>
      <text:p text:style-name="Standard">The following table is a sample of a homophonic substitution scheme. This scheme is </text:p>
      <text:p text:style-name="Standard">based on the distribution of letters in typical English text. So, for example, because the let- </text:p>
      <text:p text:style-name="Standard">ter E appears about 13 percent of the time in such text, there are 13 choices of ciphertext </text:p>
      <text:p text:style-name="Standard">replacements for E in the table. This is called a table of homophones. (See Table 1.20.) </text:p>
      <text:p text:style-name="Standard"/>
      <text:p text:style-name="Standard">Using this table, the message “RETREAT” could be enciphered as </text:p>
      <text:p text:style-name="Standard"/>
      <text:p text:style-name="Standard">DQ AW CC AQ CO BS DB. </text:p>
      <text:p text:style-name="Standard"/>
      <text:p text:style-name="Standard">It could also be enciphered in other ways depending on our choices for those letters hav- </text:p>
      <text:p text:style-name="Standard"><text:soft-page-break/>ing multiple selections. It is important to make a selection as randomly as possible. This ran- </text:p>
      <text:p text:style-name="Standard">domization “evens out” the relative frequency distribution of the ciphertext digraphs, so </text:p>
      <text:p text:style-name="Standard">equating “humps” in the ciphertext to “humps” in the plaintext becomes difficult, if not </text:p>
      <text:p text:style-name="Standard">impossible. </text:p>
      <text:p text:style-name="Standard"/>
      <text:p text:style-name="Standard">Note that the ciphertext is larger than the plaintext. This is necessary if individual letters </text:p>
      <text:p text:style-name="Standard">have multiple choices without introducing new alphabetic symbols. Encryption is a </text:p>
      <text:p text:style-name="Standard"/>
      <text:p text:style-name="Standard"/>
      <text:p text:style-name="Standard">Plaintext </text:p>
      <text:p text:style-name="Standard"/>
      <text:p text:style-name="Standard">letter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oices for ciphertext unit </text:p>
      <text:p text:style-name="Standard"/>
      <text:p text:style-name="Standard"/>
      <text:p text:style-name="Standard"/>
      <text:p text:style-name="Standard"/>
      <text:p text:style-name="Standard">A </text:p>
      <text:p text:style-name="Standard"/>
      <text:p text:style-name="Standard">BU </text:p>
      <text:p text:style-name="Standard"/>
      <text:p text:style-name="Standard">CP </text:p>
      <text:p text:style-name="Standard"/>
      <text:p text:style-name="Standard">AV </text:p>
      <text:p text:style-name="Standard"/>
      <text:p text:style-name="Standard">AH </text:p>
      <text:p text:style-name="Standard"/>
      <text:p text:style-name="Standard">BT </text:p>
      <text:p text:style-name="Standard"/>
      <text:p text:style-name="Standard">BS </text:p>
      <text:p text:style-name="Standard"/>
      <text:p text:style-name="Standard">CQ </text:p>
      <text:p text:style-name="Standard"/>
      <text:p text:style-name="Standard"/>
      <text:p text:style-name="Standard"/>
      <text:p text:style-name="Standard"/>
      <text:p text:style-name="Standard"/>
      <text:p text:style-name="Standard">B </text:p>
      <text:p text:style-name="Standard"/>
      <text:p text:style-name="Standard">AT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C </text:p>
      <text:p text:style-name="Standard"/>
      <text:p text:style-name="Standard">DL </text:p>
      <text:p text:style-name="Standard"/>
      <text:p text:style-name="Standard">BK </text:p>
      <text:p text:style-name="Standard"/>
      <text:p text:style-name="Standard">AU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 </text:p>
      <text:p text:style-name="Standard"/>
      <text:p text:style-name="Standard">BV </text:p>
      <text:p text:style-name="Standard"/>
      <text:p text:style-name="Standard">DY </text:p>
      <text:p text:style-name="Standard"/>
      <text:p text:style-name="Standard">DM </text:p>
      <text:p text:style-name="Standard"/>
      <text:p text:style-name="Standard">AI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 </text:p>
      <text:p text:style-name="Standard"/>
      <text:p text:style-name="Standard">DK </text:p>
      <text:p text:style-name="Standard"/>
      <text:p text:style-name="Standard">CO </text:p>
      <text:p text:style-name="Standard"/>
      <text:p text:style-name="Standard">AW </text:p>
      <text:p text:style-name="Standard"/>
      <text:p text:style-name="Standard">BE </text:p>
      <text:p text:style-name="Standard"/>
      <text:p text:style-name="Standard">AA </text:p>
      <text:p text:style-name="Standard"/>
      <text:p text:style-name="Standard">CR </text:p>
      <text:p text:style-name="Standard"/>
      <text:p text:style-name="Standard"><text:soft-page-break/>BM </text:p>
      <text:p text:style-name="Standard"/>
      <text:p text:style-name="Standard">CS AF </text:p>
      <text:p text:style-name="Standard"/>
      <text:p text:style-name="Standard">AG </text:p>
      <text:p text:style-name="Standard"/>
      <text:p text:style-name="Standard">BO </text:p>
      <text:p text:style-name="Standard"/>
      <text:p text:style-name="Standard">BN BE </text:p>
      <text:p text:style-name="Standard"/>
      <text:p text:style-name="Standard">F </text:p>
      <text:p text:style-name="Standard"/>
      <text:p text:style-name="Standard">BW </text:p>
      <text:p text:style-name="Standard"/>
      <text:p text:style-name="Standard">CM </text:p>
      <text:p text:style-name="Standard"/>
      <text:p text:style-name="Standard">CN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 </text:p>
      <text:p text:style-name="Standard"/>
      <text:p text:style-name="Standard">DN </text:p>
      <text:p text:style-name="Standard"/>
      <text:p text:style-name="Standard">BJ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 </text:p>
      <text:p text:style-name="Standard"/>
      <text:p text:style-name="Standard">AS </text:p>
      <text:p text:style-name="Standard"/>
      <text:p text:style-name="Standard">CL </text:p>
      <text:p text:style-name="Standard"/>
      <text:p text:style-name="Standard">CK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I </text:p>
      <text:p text:style-name="Standard"/>
      <text:p text:style-name="Standard">DJ </text:p>
      <text:p text:style-name="Standard"/>
      <text:p text:style-name="Standard">BI </text:p>
      <text:p text:style-name="Standard"/>
      <text:p text:style-name="Standard">AX </text:p>
      <text:p text:style-name="Standard"/>
      <text:p text:style-name="Standard">CJ </text:p>
      <text:p text:style-name="Standard"/>
      <text:p text:style-name="Standard">AB </text:p>
      <text:p text:style-name="Standard"/>
      <text:p text:style-name="Standard">BP </text:p>
      <text:p text:style-name="Standard"/>
      <text:p text:style-name="Standard">CU </text:p>
      <text:p text:style-name="Standard"/>
      <text:p text:style-name="Standard">CT </text:p>
      <text:p text:style-name="Standard"/>
      <text:p text:style-name="Standard"/>
      <text:p text:style-name="Standard"/>
      <text:p text:style-name="Standard"/>
      <text:p text:style-name="Standard">J </text:p>
      <text:p text:style-name="Standard"/>
      <text:p text:style-name="Standard">BX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K </text:p>
      <text:p text:style-name="Standard"/>
      <text:p text:style-name="Standard">DI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L </text:p>
      <text:p text:style-name="Standard"/>
      <text:p text:style-name="Standard">AR </text:p>
      <text:p text:style-name="Standard"/>
      <text:p text:style-name="Standard">BH </text:p>
      <text:p text:style-name="Standard"/>
      <text:p text:style-name="Standard">Cl </text:p>
      <text:p text:style-name="Standard"/>
      <text:p text:style-name="Standard">AJ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 </text:p>
      <text:p text:style-name="Standard"/>
      <text:p text:style-name="Standard">DH </text:p>
      <text:p text:style-name="Standard"/>
      <text:p text:style-name="Standard">BG </text:p>
      <text:p text:style-name="Standard"/>
      <text:p text:style-name="Standard">AY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 </text:p>
      <text:p text:style-name="Standard"/>
      <text:p text:style-name="Standard">BY </text:p>
      <text:p text:style-name="Standard"/>
      <text:p text:style-name="Standard">DC </text:p>
      <text:p text:style-name="Standard"/>
      <text:p text:style-name="Standard">DF </text:p>
      <text:p text:style-name="Standard"/>
      <text:p text:style-name="Standard">CH </text:p>
      <text:p text:style-name="Standard"/>
      <text:p text:style-name="Standard">AC </text:p>
      <text:p text:style-name="Standard"/>
      <text:p text:style-name="Standard">BR </text:p>
      <text:p text:style-name="Standard"/>
      <text:p text:style-name="Standard">DU </text:p>
      <text:p text:style-name="Standard"/>
      <text:p text:style-name="Standard">DT </text:p>
      <text:p text:style-name="Standard"><text:soft-page-break/></text:p>
      <text:p text:style-name="Standard"/>
      <text:p text:style-name="Standard"/>
      <text:p text:style-name="Standard"/>
      <text:p text:style-name="Standard">O </text:p>
      <text:p text:style-name="Standard"/>
      <text:p text:style-name="Standard">DZ </text:p>
      <text:p text:style-name="Standard"/>
      <text:p text:style-name="Standard">BE </text:p>
      <text:p text:style-name="Standard"/>
      <text:p text:style-name="Standard">DX </text:p>
      <text:p text:style-name="Standard"/>
      <text:p text:style-name="Standard">AK </text:p>
      <text:p text:style-name="Standard"/>
      <text:p text:style-name="Standard">CG </text:p>
      <text:p text:style-name="Standard"/>
      <text:p text:style-name="Standard">BQ </text:p>
      <text:p text:style-name="Standard"/>
      <text:p text:style-name="Standard">DR </text:p>
      <text:p text:style-name="Standard"/>
      <text:p text:style-name="Standard"/>
      <text:p text:style-name="Standard"/>
      <text:p text:style-name="Standard"/>
      <text:p text:style-name="Standard"/>
      <text:p text:style-name="Standard">P </text:p>
      <text:p text:style-name="Standard"/>
      <text:p text:style-name="Standard">BZ </text:p>
      <text:p text:style-name="Standard"/>
      <text:p text:style-name="Standard">DE </text:p>
      <text:p text:style-name="Standard"/>
      <text:p text:style-name="Standard">AZ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 </text:p>
      <text:p text:style-name="Standard"/>
      <text:p text:style-name="Standard">DD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R </text:p>
      <text:p text:style-name="Standard"/>
      <text:p text:style-name="Standard">AQ </text:p>
      <text:p text:style-name="Standard"/>
      <text:p text:style-name="Standard">DC </text:p>
      <text:p text:style-name="Standard"/>
      <text:p text:style-name="Standard">DQ </text:p>
      <text:p text:style-name="Standard"/>
      <text:p text:style-name="Standard">AL </text:p>
      <text:p text:style-name="Standard"/>
      <text:p text:style-name="Standard">CE </text:p>
      <text:p text:style-name="Standard"/>
      <text:p text:style-name="Standard">CF </text:p>
      <text:p text:style-name="Standard"/>
      <text:p text:style-name="Standard">CV </text:p>
      <text:p text:style-name="Standard"/>
      <text:p text:style-name="Standard">DS </text:p>
      <text:p text:style-name="Standard"/>
      <text:p text:style-name="Standard"/>
      <text:p text:style-name="Standard"/>
      <text:p text:style-name="Standard"/>
      <text:p text:style-name="Standard">S </text:p>
      <text:p text:style-name="Standard"/>
      <text:p text:style-name="Standard">AP </text:p>
      <text:p text:style-name="Standard"/>
      <text:p text:style-name="Standard">AN </text:p>
      <text:p text:style-name="Standard"/>
      <text:p text:style-name="Standard">AO </text:p>
      <text:p text:style-name="Standard"/>
      <text:p text:style-name="Standard">CD </text:p>
      <text:p text:style-name="Standard"/>
      <text:p text:style-name="Standard">DW </text:p>
      <text:p text:style-name="Standard"/>
      <text:p text:style-name="Standard">DV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 </text:p>
      <text:p text:style-name="Standard"/>
      <text:p text:style-name="Standard">CB </text:p>
      <text:p text:style-name="Standard"/>
      <text:p text:style-name="Standard">DB </text:p>
      <text:p text:style-name="Standard"/>
      <text:p text:style-name="Standard">DP </text:p>
      <text:p text:style-name="Standard"/>
      <text:p text:style-name="Standard">CC </text:p>
      <text:p text:style-name="Standard"/>
      <text:p text:style-name="Standard"><text:soft-page-break/>AD </text:p>
      <text:p text:style-name="Standard"/>
      <text:p text:style-name="Standard">CY </text:p>
      <text:p text:style-name="Standard"/>
      <text:p text:style-name="Standard">CW </text:p>
      <text:p text:style-name="Standard"/>
      <text:p text:style-name="Standard">CX AE </text:p>
      <text:p text:style-name="Standard"/>
      <text:p text:style-name="Standard"/>
      <text:p text:style-name="Standard"/>
      <text:p text:style-name="Standard"/>
      <text:p text:style-name="Standard">U </text:p>
      <text:p text:style-name="Standard"/>
      <text:p text:style-name="Standard">CA </text:p>
      <text:p text:style-name="Standard"/>
      <text:p text:style-name="Standard">AM </text:p>
      <text:p text:style-name="Standard"/>
      <text:p text:style-name="Standard">BA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 </text:p>
      <text:p text:style-name="Standard"/>
      <text:p text:style-name="Standard">BB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w </text:p>
      <text:p text:style-name="Standard"/>
      <text:p text:style-name="Standard">CZ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X </text:p>
      <text:p text:style-name="Standard"/>
      <text:p text:style-name="Standard">BD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Y </text:p>
      <text:p text:style-name="Standard"/>
      <text:p text:style-name="Standard">DO </text:p>
      <text:p text:style-name="Standard"/>
      <text:p text:style-name="Standard">DA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Z </text:p>
      <text:p text:style-name="Standard"/>
      <text:p text:style-name="Standard">BC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ABLE 1.20 A Sample Table of Homophones </text:p>
      <text:p text:style-name="Standard"/>
      <text:p text:style-name="Standard"/>
      <text:p text:style-name="Standard"/>
      <text:p text:style-name="Standard"/>
      <text:p text:style-name="Standard"><text:soft-page-break/>26 </text:p>
      <text:p text:style-name="Standard"/>
      <text:p text:style-name="Standard"/>
      <text:p text:style-name="Standard">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one-to-many mapping, but note that decryption is not, for none of the letter pairs in the pre- </text:p>
      <text:p text:style-name="Standard">vious table appear more than once. (You may wish to verify this.) Thus, decryption always </text:p>
      <text:p text:style-name="Standard">produces the correct message. </text:p>
      <text:p text:style-name="Standard"/>
      <text:p text:style-name="Standard">Those decrypting would probably have the inverse mappings organized according to the </text:p>
      <text:p text:style-name="Standard">ciphertext symbols, to aid in decryption. A listing of the inverse mappings of our sample </text:p>
      <text:p text:style-name="Standard">homophone is shown in Table 1.21. </text:p>
      <text:p text:style-name="Standard"/>
      <text:p text:style-name="Standard">Homophonic ciphers were very effective, and were used extensively in the past. Because </text:p>
      <text:p text:style-name="Standard">of their heavy dependence on the language being used, and because modern powerful block </text:p>
      <text:p text:style-name="Standard">ciphers are primarily independent of language, homophones are not commonly used today. </text:p>
      <text:p text:style-name="Standard"/>
      <text:p text:style-name="Standard"/>
      <text:p text:style-name="Standard">1.20 COMBINATION SUBSTITUTION/TRANSPOSITION CIPHERS </text:p>
      <text:p text:style-name="Standard"/>
      <text:p text:style-name="Standard">When substitution and transposition are used simultaneously, and especially when the respec- </text:p>
      <text:p text:style-name="Standard">tive block sizes are different, the result can be a very powerful cipher. </text:p>
      <text:p text:style-name="Standard"/>
      <text:p text:style-name="Standard">Example. The following is a cipher that uses both substitution and transposition. Three </text:p>
      <text:p text:style-name="Standard">transformations will be involved. Suppose we use the ordinary alphabet, where substitu- </text:p>
      <text:p text:style-name="Standard">tions for plaintext are first made according to Table 1.22. </text:p>
      <text:p text:style-name="Standard"/>
      <text:p text:style-name="Standard">That is, </text:p>
      <text:p text:style-name="Standard"/>
      <text:p text:style-name="Standard">A maps to AA (row A, column A) </text:p>
      <text:p text:style-name="Standard"/>
      <text:p text:style-name="Standard">B maps to AB </text:p>
      <text:p text:style-name="Standard">C maps to AC </text:p>
      <text:p text:style-name="Standard"/>
      <text:p text:style-name="Standard"/>
      <text:p text:style-name="Standard">Q maps to DB </text:p>
      <text:p text:style-name="Standard"/>
      <text:p text:style-name="Standard"/>
      <text:p text:style-name="Standard">Y maps to EE </text:p>
      <text:p text:style-name="Standard">Z maps to DB. </text:p>
      <text:p text:style-name="Standard"/>
      <text:p text:style-name="Standard">(Note that the letters Q and Z map to the same pair. When decryption is done this should not </text:p>
      <text:p text:style-name="Standard">be a problem as Q and Z are very infrequent letters, and it should be easy to determine </text:p>
      <text:p text:style-name="Standard">which letter was intended). Suppose we wish to encipher the following message: </text:p>
      <text:p text:style-name="Standard"/>
      <text:p text:style-name="Standard">TAKE ME TO YOUR LEADER. </text:p>
      <text:p text:style-name="Standard"/>
      <text:p text:style-name="Standard">Now, convert each letter to its letter pair equivalent. </text:p>
      <text:p text:style-name="Standard"><text:soft-page-break/></text:p>
      <text:p text:style-name="Standard">DE AA CA AE CC AE DE CE EE CE EA DC CB AE AA AD AE DC </text:p>
      <text:p text:style-name="Standard"/>
      <text:p text:style-name="Standard">Take the second half of this text and place it under the first half. </text:p>
      <text:p text:style-name="Standard"/>
      <text:p text:style-name="Standard">DE AA CA AE CC AE DE CE EE </text:p>
      <text:p text:style-name="Standard">CE EA DC CB AE AA AD AE DC </text:p>
      <text:p text:style-name="Standard"/>
      <text:p text:style-name="Standard"/>
      <text:p text:style-name="Standard">1.20 Combination Substitution/Transposition Ciphers 27 </text:p>
      <text:p text:style-name="Standard"/>
      <text:p text:style-name="Standard"/>
      <text:p text:style-name="Standard">TABLE 1.21 </text:p>
      <text:p text:style-name="Standard">Inverse </text:p>
      <text:p text:style-name="Standard">Mappings </text:p>
      <text:p text:style-name="Standard">for Sample </text:p>
      <text:p text:style-name="Standard">Table of </text:p>
      <text:p text:style-name="Standard">Homophones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etter </text:p>
      <text:p text:style-name="Standard"/>
      <text:p text:style-name="Standard">AA </text:p>
      <text:p text:style-name="Standard"/>
      <text:p text:style-name="Standard">E </text:p>
      <text:p text:style-name="Standard"/>
      <text:p text:style-name="Standard">BA </text:p>
      <text:p text:style-name="Standard"/>
      <text:p text:style-name="Standard">U </text:p>
      <text:p text:style-name="Standard"/>
      <text:p text:style-name="Standard">CA </text:p>
      <text:p text:style-name="Standard"/>
      <text:p text:style-name="Standard">U </text:p>
      <text:p text:style-name="Standard"/>
      <text:p text:style-name="Standard">DA </text:p>
      <text:p text:style-name="Standard"/>
      <text:p text:style-name="Standard">Y </text:p>
      <text:p text:style-name="Standard"/>
      <text:p text:style-name="Standard">AB </text:p>
      <text:p text:style-name="Standard"/>
      <text:p text:style-name="Standard">1 </text:p>
      <text:p text:style-name="Standard"/>
      <text:p text:style-name="Standard">BB </text:p>
      <text:p text:style-name="Standard"/>
      <text:p text:style-name="Standard">V </text:p>
      <text:p text:style-name="Standard"><text:soft-page-break/></text:p>
      <text:p text:style-name="Standard">OB </text:p>
      <text:p text:style-name="Standard"/>
      <text:p text:style-name="Standard">T </text:p>
      <text:p text:style-name="Standard"/>
      <text:p text:style-name="Standard">DB </text:p>
      <text:p text:style-name="Standard"/>
      <text:p text:style-name="Standard">T </text:p>
      <text:p text:style-name="Standard"/>
      <text:p text:style-name="Standard">AC </text:p>
      <text:p text:style-name="Standard"/>
      <text:p text:style-name="Standard">N </text:p>
      <text:p text:style-name="Standard"/>
      <text:p text:style-name="Standard">BC </text:p>
      <text:p text:style-name="Standard"/>
      <text:p text:style-name="Standard">Z </text:p>
      <text:p text:style-name="Standard"/>
      <text:p text:style-name="Standard">00 </text:p>
      <text:p text:style-name="Standard"/>
      <text:p text:style-name="Standard">T </text:p>
      <text:p text:style-name="Standard"/>
      <text:p text:style-name="Standard">DC </text:p>
      <text:p text:style-name="Standard"/>
      <text:p text:style-name="Standard">R </text:p>
      <text:p text:style-name="Standard"/>
      <text:p text:style-name="Standard">AD </text:p>
      <text:p text:style-name="Standard"/>
      <text:p text:style-name="Standard">T </text:p>
      <text:p text:style-name="Standard"/>
      <text:p text:style-name="Standard">BD </text:p>
      <text:p text:style-name="Standard"/>
      <text:p text:style-name="Standard">X </text:p>
      <text:p text:style-name="Standard"/>
      <text:p text:style-name="Standard">CD </text:p>
      <text:p text:style-name="Standard"/>
      <text:p text:style-name="Standard">S </text:p>
      <text:p text:style-name="Standard"/>
      <text:p text:style-name="Standard">DD </text:p>
      <text:p text:style-name="Standard"/>
      <text:p text:style-name="Standard">Q </text:p>
      <text:p text:style-name="Standard"/>
      <text:p text:style-name="Standard">AE </text:p>
      <text:p text:style-name="Standard"/>
      <text:p text:style-name="Standard">T </text:p>
      <text:p text:style-name="Standard"/>
      <text:p text:style-name="Standard">BE </text:p>
      <text:p text:style-name="Standard"/>
      <text:p text:style-name="Standard">E </text:p>
      <text:p text:style-name="Standard"/>
      <text:p text:style-name="Standard">CE </text:p>
      <text:p text:style-name="Standard"/>
      <text:p text:style-name="Standard">R </text:p>
      <text:p text:style-name="Standard"><text:soft-page-break/></text:p>
      <text:p text:style-name="Standard">DE </text:p>
      <text:p text:style-name="Standard"/>
      <text:p text:style-name="Standard">P </text:p>
      <text:p text:style-name="Standard"/>
      <text:p text:style-name="Standard">AF </text:p>
      <text:p text:style-name="Standard"/>
      <text:p text:style-name="Standard">E </text:p>
      <text:p text:style-name="Standard"/>
      <text:p text:style-name="Standard">BE </text:p>
      <text:p text:style-name="Standard"/>
      <text:p text:style-name="Standard">0 </text:p>
      <text:p text:style-name="Standard"/>
      <text:p text:style-name="Standard">OF </text:p>
      <text:p text:style-name="Standard"/>
      <text:p text:style-name="Standard">R </text:p>
      <text:p text:style-name="Standard"/>
      <text:p text:style-name="Standard">DF </text:p>
      <text:p text:style-name="Standard"/>
      <text:p text:style-name="Standard">N </text:p>
      <text:p text:style-name="Standard"/>
      <text:p text:style-name="Standard">AG </text:p>
      <text:p text:style-name="Standard"/>
      <text:p text:style-name="Standard">E </text:p>
      <text:p text:style-name="Standard"/>
      <text:p text:style-name="Standard">BG </text:p>
      <text:p text:style-name="Standard"/>
      <text:p text:style-name="Standard">M </text:p>
      <text:p text:style-name="Standard"/>
      <text:p text:style-name="Standard">CG </text:p>
      <text:p text:style-name="Standard"/>
      <text:p text:style-name="Standard">0 </text:p>
      <text:p text:style-name="Standard"/>
      <text:p text:style-name="Standard">DG </text:p>
      <text:p text:style-name="Standard"/>
      <text:p text:style-name="Standard">N </text:p>
      <text:p text:style-name="Standard"/>
      <text:p text:style-name="Standard">AH </text:p>
      <text:p text:style-name="Standard"/>
      <text:p text:style-name="Standard">A </text:p>
      <text:p text:style-name="Standard"/>
      <text:p text:style-name="Standard">BH </text:p>
      <text:p text:style-name="Standard"/>
      <text:p text:style-name="Standard">L </text:p>
      <text:p text:style-name="Standard"/>
      <text:p text:style-name="Standard">OH </text:p>
      <text:p text:style-name="Standard"/>
      <text:p text:style-name="Standard">N </text:p>
      <text:p text:style-name="Standard"/>
      <text:p text:style-name="Standard">DH </text:p>
      <text:p text:style-name="Standard"/>
      <text:p text:style-name="Standard">M </text:p>
      <text:p text:style-name="Standard"><text:soft-page-break/></text:p>
      <text:p text:style-name="Standard">Al </text:p>
      <text:p text:style-name="Standard"/>
      <text:p text:style-name="Standard">D </text:p>
      <text:p text:style-name="Standard"/>
      <text:p text:style-name="Standard">Bl </text:p>
      <text:p text:style-name="Standard"/>
      <text:p text:style-name="Standard">1 </text:p>
      <text:p text:style-name="Standard"/>
      <text:p text:style-name="Standard">Cl </text:p>
      <text:p text:style-name="Standard"/>
      <text:p text:style-name="Standard">L </text:p>
      <text:p text:style-name="Standard"/>
      <text:p text:style-name="Standard">Dl </text:p>
      <text:p text:style-name="Standard"/>
      <text:p text:style-name="Standard">K </text:p>
      <text:p text:style-name="Standard"/>
      <text:p text:style-name="Standard">AJ </text:p>
      <text:p text:style-name="Standard"/>
      <text:p text:style-name="Standard">L </text:p>
      <text:p text:style-name="Standard"/>
      <text:p text:style-name="Standard">BJ </text:p>
      <text:p text:style-name="Standard"/>
      <text:p text:style-name="Standard">G </text:p>
      <text:p text:style-name="Standard"/>
      <text:p text:style-name="Standard">CJ </text:p>
      <text:p text:style-name="Standard"/>
      <text:p text:style-name="Standard">1 </text:p>
      <text:p text:style-name="Standard"/>
      <text:p text:style-name="Standard">DJ </text:p>
      <text:p text:style-name="Standard"/>
      <text:p text:style-name="Standard">1 </text:p>
      <text:p text:style-name="Standard"/>
      <text:p text:style-name="Standard">AK </text:p>
      <text:p text:style-name="Standard"/>
      <text:p text:style-name="Standard">0 </text:p>
      <text:p text:style-name="Standard"/>
      <text:p text:style-name="Standard">BK </text:p>
      <text:p text:style-name="Standard"/>
      <text:p text:style-name="Standard">0 </text:p>
      <text:p text:style-name="Standard"/>
      <text:p text:style-name="Standard">CK </text:p>
      <text:p text:style-name="Standard"/>
      <text:p text:style-name="Standard">H </text:p>
      <text:p text:style-name="Standard"/>
      <text:p text:style-name="Standard">DK </text:p>
      <text:p text:style-name="Standard"/>
      <text:p text:style-name="Standard">E </text:p>
      <text:p text:style-name="Standard"/>
      <text:p text:style-name="Standard">AL </text:p>
      <text:p text:style-name="Standard"/>
      <text:p text:style-name="Standard">R </text:p>
      <text:p text:style-name="Standard"><text:soft-page-break/></text:p>
      <text:p text:style-name="Standard">BL </text:p>
      <text:p text:style-name="Standard"/>
      <text:p text:style-name="Standard">E </text:p>
      <text:p text:style-name="Standard"/>
      <text:p text:style-name="Standard">CL </text:p>
      <text:p text:style-name="Standard"/>
      <text:p text:style-name="Standard">H </text:p>
      <text:p text:style-name="Standard"/>
      <text:p text:style-name="Standard">DL </text:p>
      <text:p text:style-name="Standard"/>
      <text:p text:style-name="Standard">C </text:p>
      <text:p text:style-name="Standard"/>
      <text:p text:style-name="Standard">AM </text:p>
      <text:p text:style-name="Standard"/>
      <text:p text:style-name="Standard">U </text:p>
      <text:p text:style-name="Standard"/>
      <text:p text:style-name="Standard">BM </text:p>
      <text:p text:style-name="Standard"/>
      <text:p text:style-name="Standard">E </text:p>
      <text:p text:style-name="Standard"/>
      <text:p text:style-name="Standard">CM </text:p>
      <text:p text:style-name="Standard"/>
      <text:p text:style-name="Standard">F </text:p>
      <text:p text:style-name="Standard"/>
      <text:p text:style-name="Standard">DM </text:p>
      <text:p text:style-name="Standard"/>
      <text:p text:style-name="Standard">D </text:p>
      <text:p text:style-name="Standard"/>
      <text:p text:style-name="Standard">AN </text:p>
      <text:p text:style-name="Standard"/>
      <text:p text:style-name="Standard">S </text:p>
      <text:p text:style-name="Standard"/>
      <text:p text:style-name="Standard">BN </text:p>
      <text:p text:style-name="Standard"/>
      <text:p text:style-name="Standard">E </text:p>
      <text:p text:style-name="Standard"/>
      <text:p text:style-name="Standard">CN </text:p>
      <text:p text:style-name="Standard"/>
      <text:p text:style-name="Standard">F </text:p>
      <text:p text:style-name="Standard"/>
      <text:p text:style-name="Standard">DN </text:p>
      <text:p text:style-name="Standard"/>
      <text:p text:style-name="Standard">G </text:p>
      <text:p text:style-name="Standard"/>
      <text:p text:style-name="Standard">AO </text:p>
      <text:p text:style-name="Standard"/>
      <text:p text:style-name="Standard">S </text:p>
      <text:p text:style-name="Standard"/>
      <text:p text:style-name="Standard">BO </text:p>
      <text:p text:style-name="Standard"/>
      <text:p text:style-name="Standard">E </text:p>
      <text:p text:style-name="Standard"><text:soft-page-break/></text:p>
      <text:p text:style-name="Standard">CO </text:p>
      <text:p text:style-name="Standard"/>
      <text:p text:style-name="Standard">E </text:p>
      <text:p text:style-name="Standard"/>
      <text:p text:style-name="Standard">DO </text:p>
      <text:p text:style-name="Standard"/>
      <text:p text:style-name="Standard">Y </text:p>
      <text:p text:style-name="Standard"/>
      <text:p text:style-name="Standard">AP </text:p>
      <text:p text:style-name="Standard"/>
      <text:p text:style-name="Standard">S </text:p>
      <text:p text:style-name="Standard"/>
      <text:p text:style-name="Standard">BP </text:p>
      <text:p text:style-name="Standard"/>
      <text:p text:style-name="Standard">1 </text:p>
      <text:p text:style-name="Standard"/>
      <text:p text:style-name="Standard">CP </text:p>
      <text:p text:style-name="Standard"/>
      <text:p text:style-name="Standard">A </text:p>
      <text:p text:style-name="Standard"/>
      <text:p text:style-name="Standard">DP </text:p>
      <text:p text:style-name="Standard"/>
      <text:p text:style-name="Standard">T </text:p>
      <text:p text:style-name="Standard"/>
      <text:p text:style-name="Standard">AQ </text:p>
      <text:p text:style-name="Standard"/>
      <text:p text:style-name="Standard">R </text:p>
      <text:p text:style-name="Standard"/>
      <text:p text:style-name="Standard">BO </text:p>
      <text:p text:style-name="Standard"/>
      <text:p text:style-name="Standard">0 </text:p>
      <text:p text:style-name="Standard"/>
      <text:p text:style-name="Standard">CO </text:p>
      <text:p text:style-name="Standard"/>
      <text:p text:style-name="Standard">A </text:p>
      <text:p text:style-name="Standard"/>
      <text:p text:style-name="Standard">DO </text:p>
      <text:p text:style-name="Standard"/>
      <text:p text:style-name="Standard">R </text:p>
      <text:p text:style-name="Standard"/>
      <text:p text:style-name="Standard">AR </text:p>
      <text:p text:style-name="Standard"/>
      <text:p text:style-name="Standard">L </text:p>
      <text:p text:style-name="Standard"/>
      <text:p text:style-name="Standard">BR </text:p>
      <text:p text:style-name="Standard"/>
      <text:p text:style-name="Standard">N </text:p>
      <text:p text:style-name="Standard"/>
      <text:p text:style-name="Standard">CR </text:p>
      <text:p text:style-name="Standard"/>
      <text:p text:style-name="Standard">E </text:p>
      <text:p text:style-name="Standard"><text:soft-page-break/></text:p>
      <text:p text:style-name="Standard">DR </text:p>
      <text:p text:style-name="Standard"/>
      <text:p text:style-name="Standard">0 </text:p>
      <text:p text:style-name="Standard"/>
      <text:p text:style-name="Standard">AS </text:p>
      <text:p text:style-name="Standard"/>
      <text:p text:style-name="Standard">H </text:p>
      <text:p text:style-name="Standard"/>
      <text:p text:style-name="Standard">BS </text:p>
      <text:p text:style-name="Standard"/>
      <text:p text:style-name="Standard">A </text:p>
      <text:p text:style-name="Standard"/>
      <text:p text:style-name="Standard">CS </text:p>
      <text:p text:style-name="Standard"/>
      <text:p text:style-name="Standard">E </text:p>
      <text:p text:style-name="Standard"/>
      <text:p text:style-name="Standard">DS </text:p>
      <text:p text:style-name="Standard"/>
      <text:p text:style-name="Standard">R </text:p>
      <text:p text:style-name="Standard"/>
      <text:p text:style-name="Standard">AT </text:p>
      <text:p text:style-name="Standard"/>
      <text:p text:style-name="Standard">B </text:p>
      <text:p text:style-name="Standard"/>
      <text:p text:style-name="Standard">BT </text:p>
      <text:p text:style-name="Standard"/>
      <text:p text:style-name="Standard">A </text:p>
      <text:p text:style-name="Standard"/>
      <text:p text:style-name="Standard">CT </text:p>
      <text:p text:style-name="Standard"/>
      <text:p text:style-name="Standard">1 </text:p>
      <text:p text:style-name="Standard"/>
      <text:p text:style-name="Standard">DT </text:p>
      <text:p text:style-name="Standard"/>
      <text:p text:style-name="Standard">N </text:p>
      <text:p text:style-name="Standard"/>
      <text:p text:style-name="Standard">AU </text:p>
      <text:p text:style-name="Standard"/>
      <text:p text:style-name="Standard">C </text:p>
      <text:p text:style-name="Standard"/>
      <text:p text:style-name="Standard">BU </text:p>
      <text:p text:style-name="Standard"/>
      <text:p text:style-name="Standard">A </text:p>
      <text:p text:style-name="Standard"/>
      <text:p text:style-name="Standard">CU </text:p>
      <text:p text:style-name="Standard"/>
      <text:p text:style-name="Standard">1 </text:p>
      <text:p text:style-name="Standard"/>
      <text:p text:style-name="Standard">DU </text:p>
      <text:p text:style-name="Standard"/>
      <text:p text:style-name="Standard">N </text:p>
      <text:p text:style-name="Standard"><text:soft-page-break/></text:p>
      <text:p text:style-name="Standard">AV </text:p>
      <text:p text:style-name="Standard"/>
      <text:p text:style-name="Standard">A </text:p>
      <text:p text:style-name="Standard"/>
      <text:p text:style-name="Standard">BV </text:p>
      <text:p text:style-name="Standard"/>
      <text:p text:style-name="Standard">D </text:p>
      <text:p text:style-name="Standard"/>
      <text:p text:style-name="Standard">CV </text:p>
      <text:p text:style-name="Standard"/>
      <text:p text:style-name="Standard">R </text:p>
      <text:p text:style-name="Standard"/>
      <text:p text:style-name="Standard">DV </text:p>
      <text:p text:style-name="Standard"/>
      <text:p text:style-name="Standard">S </text:p>
      <text:p text:style-name="Standard"/>
      <text:p text:style-name="Standard">AW </text:p>
      <text:p text:style-name="Standard"/>
      <text:p text:style-name="Standard">E </text:p>
      <text:p text:style-name="Standard"/>
      <text:p text:style-name="Standard">BW </text:p>
      <text:p text:style-name="Standard"/>
      <text:p text:style-name="Standard">F </text:p>
      <text:p text:style-name="Standard"/>
      <text:p text:style-name="Standard">CW </text:p>
      <text:p text:style-name="Standard"/>
      <text:p text:style-name="Standard">T </text:p>
      <text:p text:style-name="Standard"/>
      <text:p text:style-name="Standard">DW </text:p>
      <text:p text:style-name="Standard"/>
      <text:p text:style-name="Standard">S </text:p>
      <text:p text:style-name="Standard"/>
      <text:p text:style-name="Standard">AX </text:p>
      <text:p text:style-name="Standard"/>
      <text:p text:style-name="Standard">1 </text:p>
      <text:p text:style-name="Standard"/>
      <text:p text:style-name="Standard">BX </text:p>
      <text:p text:style-name="Standard"/>
      <text:p text:style-name="Standard">J </text:p>
      <text:p text:style-name="Standard"/>
      <text:p text:style-name="Standard">CX </text:p>
      <text:p text:style-name="Standard"/>
      <text:p text:style-name="Standard">T </text:p>
      <text:p text:style-name="Standard"/>
      <text:p text:style-name="Standard">DX </text:p>
      <text:p text:style-name="Standard"/>
      <text:p text:style-name="Standard">0 </text:p>
      <text:p text:style-name="Standard"/>
      <text:p text:style-name="Standard">AY </text:p>
      <text:p text:style-name="Standard"/>
      <text:p text:style-name="Standard">M </text:p>
      <text:p text:style-name="Standard"><text:soft-page-break/></text:p>
      <text:p text:style-name="Standard">BY </text:p>
      <text:p text:style-name="Standard"/>
      <text:p text:style-name="Standard">N </text:p>
      <text:p text:style-name="Standard"/>
      <text:p text:style-name="Standard">CY </text:p>
      <text:p text:style-name="Standard"/>
      <text:p text:style-name="Standard">T </text:p>
      <text:p text:style-name="Standard"/>
      <text:p text:style-name="Standard">DY </text:p>
      <text:p text:style-name="Standard"/>
      <text:p text:style-name="Standard">D </text:p>
      <text:p text:style-name="Standard"/>
      <text:p text:style-name="Standard">AZ </text:p>
      <text:p text:style-name="Standard"/>
      <text:p text:style-name="Standard">P </text:p>
      <text:p text:style-name="Standard"/>
      <text:p text:style-name="Standard">BZ </text:p>
      <text:p text:style-name="Standard"/>
      <text:p text:style-name="Standard">P </text:p>
      <text:p text:style-name="Standard"/>
      <text:p text:style-name="Standard">CZ </text:p>
      <text:p text:style-name="Standard"/>
      <text:p text:style-name="Standard">W </text:p>
      <text:p text:style-name="Standard"/>
      <text:p text:style-name="Standard">DZ </text:p>
      <text:p text:style-name="Standard"/>
      <text:p text:style-name="Standard">0 </text:p>
      <text:p text:style-name="Standard"/>
      <text:p text:style-name="Standard"/>
      <text:p text:style-name="Standard"/>
      <text:p text:style-name="Standard"/>
      <text:p text:style-name="Standard">28 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Q </text:p>
      <text:p text:style-name="Standard"/>
      <text:p text:style-name="Standard"/>
      <text:p text:style-name="Standard">EXERCISES </text:p>
      <text:p text:style-name="Standard"/>
      <text:p text:style-name="Standard"/>
      <text:p text:style-name="Standard">TABLE </text:p>
      <text:p text:style-name="Standard"/>
      <text:p text:style-name="Standard"/>
      <text:p text:style-name="Standard"/>
      <text:p text:style-name="Standard">Now, we do the second transformation. Form new pairs by associating each letter in the </text:p>
      <text:p text:style-name="Standard">upper half with the letter below it; this yields </text:p>
      <text:p text:style-name="Standard"/>
      <text:p text:style-name="Standard">DC EE AE AA CD AC AC EB CA CE AA EA DA ED CA EE ED EC. </text:p>
      <text:p text:style-name="Standard"><text:soft-page-break/></text:p>
      <text:p text:style-name="Standard">Now, using the same matrix given previously, map these pairs back to their single letter </text:p>
      <text:p text:style-name="Standard">equivalents. This third transformation yields the final ciphertext (grouped into 5-letter </text:p>
      <text:p text:style-name="Standard">blocks): </text:p>
      <text:p text:style-name="Standard"/>
      <text:p text:style-name="Standard">RYEAN CCVKO AUPXK YXW </text:p>
      <text:p text:style-name="Standard"/>
      <text:p text:style-name="Standard">(If we encounter a DB pair, it doesn’t matter if we map it back to a Q or a Z.) In order to </text:p>
      <text:p text:style-name="Standard">decipher, an individual simply maps the ciphertext letters to their letter pair equivalents, </text:p>
      <text:p text:style-name="Standard">perhaps writing them vertically to save time. </text:p>
      <text:p text:style-name="Standard"/>
      <text:p text:style-name="Standard">DE AA CA AE CC AE DE CE EE </text:p>
      <text:p text:style-name="Standard">CE EA DC CB AE AA AD AE DC </text:p>
      <text:p text:style-name="Standard"/>
      <text:p text:style-name="Standard">She then regards the pairs horizontally, and regains the plaintext </text:p>
      <text:p text:style-name="Standard"/>
      <text:p text:style-name="Standard">TAKEM ETOYO URLEA DER. </text:p>
      <text:p text:style-name="Standard"/>
      <text:p text:style-name="Standard"/>
      <text:p text:style-name="Standard">This cipher is similar to a German wartime cipher (called the ADFGVX cipher) that per- </text:p>
      <text:p text:style-name="Standard">plexed the allied cryptanalysts for quite some time. It was a surprisingly simple cipher, but </text:p>
      <text:p text:style-name="Standard">it was only cracked after great expenditure of time and effort. </text:p>
      <text:p text:style-name="Standard"/>
      <text:p text:style-name="Standard">This cipher, like the German ADFGVX cipher, uses a property called fractionation, which </text:p>
      <text:p text:style-name="Standard">means a permutation on parts of a unit rather than among the units. In this cipher, this hap- </text:p>
      <text:p text:style-name="Standard">pens when we split the letter pairs. A mapping from a single character initially formed these </text:p>
      <text:p text:style-name="Standard">pairs, so it is akin to moving “half” of a plaintext character. This is what confounds attempts </text:p>
      <text:p text:style-name="Standard">at breaking such ciphers. Not all substitution/transposition ciphers use this property. </text:p>
      <text:p text:style-name="Standard"/>
      <text:p text:style-name="Standard"/>
      <text:p text:style-name="Standard">1. Write a Java program to simulate one of the ciphers in this chapter. Prompt the user to </text:p>
      <text:p text:style-name="Standard">enter a message, and then return the corresponding ciphertext. Then decrypt the mes-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xercises </text:p>
      <text:p text:style-name="Standard"/>
      <text:p text:style-name="Standard"/>
      <text:p text:style-name="Standard">29 </text:p>
      <text:p text:style-name="Standard"/>
      <text:p text:style-name="Standard"/>
      <text:p text:style-name="Standard">sage and show the user the regained plaintext. Use only uppercase English characters </text:p>
      <text:p text:style-name="Standard">for your alphabet. </text:p>
      <text:p text:style-name="Standard"/>
      <text:p text:style-name="Standard">2. The following text was produced using a Caesar cipher on a message consisting of only </text:p>
      <text:p text:style-name="Standard">uppercase English letters. Determine the shift value and recover the plaintext. </text:p>
      <text:p text:style-name="Standard"/>
      <text:p text:style-name="Standard">MXXFT QQHUX WMDYM QHQDO DQMFQ PNKYQ EUZOQ ARAXP AZMOO AGZFA RYKNQ </text:p>
      <text:p text:style-name="Standard"><text:soft-page-break/></text:p>
      <text:p text:style-name="Standard">SUZZU ZSXQE ESDQQ PTMFD QPMZP USZAD MZOQN ADZAR YKOAZ PGOFE BQQOT </text:p>
      <text:p text:style-name="Standard"/>
      <text:p text:style-name="Standard">MZPFT AGSTF UZAIO AZRQE EABQZ XKMZP RGXXK </text:p>
      <text:p text:style-name="Standard"/>
      <text:p text:style-name="Standard">3. The following text was produced using a simple Vigenere cipher. Use the Kaisiski </text:p>
      <text:p text:style-name="Standard"/>
      <text:p text:style-name="Standard">method to determine probable key length, then do a frequency analysis to determine the </text:p>
      <text:p text:style-name="Standard">keyword, and recover the plaintext. </text:p>
      <text:p text:style-name="Standard"/>
      <text:p text:style-name="Standard"/>
      <text:p text:style-name="Standard">SSQYN </text:p>
      <text:p text:style-name="Standard"/>
      <text:p text:style-name="Standard">ASXES </text:p>
      <text:p text:style-name="Standard"/>
      <text:p text:style-name="Standard">RBFOR </text:p>
      <text:p text:style-name="Standard"/>
      <text:p text:style-name="Standard">SOUYK </text:p>
      <text:p text:style-name="Standard"/>
      <text:p text:style-name="Standard">VTAKO </text:p>
      <text:p text:style-name="Standard"/>
      <text:p text:style-name="Standard">QVKSZ </text:p>
      <text:p text:style-name="Standard"/>
      <text:p text:style-name="Standard">WOQSF </text:p>
      <text:p text:style-name="Standard"/>
      <text:p text:style-name="Standard">VNOBB </text:p>
      <text:p text:style-name="Standard"/>
      <text:p text:style-name="Standard">BRWKB </text:p>
      <text:p text:style-name="Standard"/>
      <text:p text:style-name="Standard">BRGQS </text:p>
      <text:p text:style-name="Standard"/>
      <text:p text:style-name="Standard">QSOSF </text:p>
      <text:p text:style-name="Standard"/>
      <text:p text:style-name="Standard">WUYSX </text:p>
      <text:p text:style-name="Standard"/>
      <text:p text:style-name="Standard">FHKYS </text:p>
      <text:p text:style-name="Standard"/>
      <text:p text:style-name="Standard">YGODI </text:p>
      <text:p text:style-name="Standard"/>
      <text:p text:style-name="Standard">ESUMD </text:p>
      <text:p text:style-name="Standard"/>
      <text:p text:style-name="Standard">BUJOD </text:p>
      <text:p text:style-name="Standard"/>
      <text:p text:style-name="Standard">FQGWN </text:p>
      <text:p text:style-name="Standard"/>
      <text:p text:style-name="Standard">IBSDO </text:p>
      <text:p text:style-name="Standard"/>
      <text:p text:style-name="Standard">HSPBW </text:p>
      <text:p text:style-name="Standard"/>
      <text:p text:style-name="Standard">XBDIL </text:p>
      <text:p text:style-name="Standard"/>
      <text:p text:style-name="Standard">MWQGP </text:p>
      <text:p text:style-name="Standard"><text:soft-page-break/></text:p>
      <text:p text:style-name="Standard">FZNVD </text:p>
      <text:p text:style-name="Standard"/>
      <text:p text:style-name="Standard">DOSGO </text:p>
      <text:p text:style-name="Standard"/>
      <text:p text:style-name="Standard">NEZSB </text:p>
      <text:p text:style-name="Standard"/>
      <text:p text:style-name="Standard">JUSBQ </text:p>
      <text:p text:style-name="Standard"/>
      <text:p text:style-name="Standard">FSXUW </text:p>
      <text:p text:style-name="Standard"/>
      <text:p text:style-name="Standard">QOIOZ </text:p>
      <text:p text:style-name="Standard"/>
      <text:p text:style-name="Standard">VLBIN </text:p>
      <text:p text:style-name="Standard"/>
      <text:p text:style-name="Standard">TSBTP </text:p>
      <text:p text:style-name="Standard"/>
      <text:p text:style-name="Standard">VBKUV </text:p>
      <text:p text:style-name="Standard"/>
      <text:p text:style-name="Standard">OXKOJ </text:p>
      <text:p text:style-name="Standard"/>
      <text:p text:style-name="Standard">KDFMZ </text:p>
      <text:p text:style-name="Standard"/>
      <text:p text:style-name="Standard">UGUBB </text:p>
      <text:p text:style-name="Standard"/>
      <text:p text:style-name="Standard">DVITS </text:p>
      <text:p text:style-name="Standard"/>
      <text:p text:style-name="Standard">PKTHG </text:p>
      <text:p text:style-name="Standard"/>
      <text:p text:style-name="Standard">ZPZCB </text:p>
      <text:p text:style-name="Standard"/>
      <text:p text:style-name="Standard">FWZVZ </text:p>
      <text:p text:style-name="Standard"/>
      <text:p text:style-name="Standard">YCLMW </text:p>
      <text:p text:style-name="Standard"/>
      <text:p text:style-name="Standard">HUOSO </text:p>
      <text:p text:style-name="Standard"/>
      <text:p text:style-name="Standard">VBQCE </text:p>
      <text:p text:style-name="Standard"/>
      <text:p text:style-name="Standard">SGSSO </text:p>
      <text:p text:style-name="Standard"/>
      <text:p text:style-name="Standard">BIWGS </text:p>
      <text:p text:style-name="Standard"/>
      <text:p text:style-name="Standard">FDISG </text:p>
      <text:p text:style-name="Standard"/>
      <text:p text:style-name="Standard">BZOBN </text:p>
      <text:p text:style-name="Standard"/>
      <text:p text:style-name="Standard">DFMZU </text:p>
      <text:p text:style-name="Standard"/>
      <text:p text:style-name="Standard">GUBBD </text:p>
      <text:p text:style-name="Standard"/>
      <text:p text:style-name="Standard">VIORS </text:p>
      <text:p text:style-name="Standard"><text:soft-page-break/></text:p>
      <text:p text:style-name="Standard">NUHWY </text:p>
      <text:p text:style-name="Standard"/>
      <text:p text:style-name="Standard">OBSGZ </text:p>
      <text:p text:style-name="Standard"/>
      <text:p text:style-name="Standard">GFUTD </text:p>
      <text:p text:style-name="Standard"/>
      <text:p text:style-name="Standard">FSOUS </text:p>
      <text:p text:style-name="Standard"/>
      <text:p text:style-name="Standard">BWSFV </text:p>
      <text:p text:style-name="Standard"/>
      <text:p text:style-name="Standard">BUAOO </text:p>
      <text:p text:style-name="Standard"/>
      <text:p text:style-name="Standard">SNOTO </text:p>
      <text:p text:style-name="Standard"/>
      <text:p text:style-name="Standard">ZPSSR </text:p>
      <text:p text:style-name="Standard"/>
      <text:p text:style-name="Standard">FBBCY </text:p>
      <text:p text:style-name="Standard"/>
      <text:p text:style-name="Standard">SGQRP </text:p>
      <text:p text:style-name="Standard"/>
      <text:p text:style-name="Standard">HDKVZ </text:p>
      <text:p text:style-name="Standard"/>
      <text:p text:style-name="Standard">OXEUO </text:p>
      <text:p text:style-name="Standard"/>
      <text:p text:style-name="Standard">XTHCX </text:p>
      <text:p text:style-name="Standard"/>
      <text:p text:style-name="Standard">FGQYU </text:p>
      <text:p text:style-name="Standard"/>
      <text:p text:style-name="Standard">HVKOR </text:p>
      <text:p text:style-name="Standard"/>
      <text:p text:style-name="Standard">PYPYG </text:p>
      <text:p text:style-name="Standard"/>
      <text:p text:style-name="Standard">PBDDV </text:p>
      <text:p text:style-name="Standard"/>
      <text:p text:style-name="Standard">US RMS </text:p>
      <text:p text:style-name="Standard"/>
      <text:p text:style-name="Standard">MDDPU </text:p>
      <text:p text:style-name="Standard"/>
      <text:p text:style-name="Standard">FKQVM </text:p>
      <text:p text:style-name="Standard"/>
      <text:p text:style-name="Standard">MSQDB </text:p>
      <text:p text:style-name="Standard"/>
      <text:p text:style-name="Standard">FGGBP </text:p>
      <text:p text:style-name="Standard"/>
      <text:p text:style-name="Standard">GSXLS </text:p>
      <text:p text:style-name="Standard"/>
      <text:p text:style-name="Standard">BXFHV </text:p>
      <text:p text:style-name="Standard"/>
      <text:p text:style-name="Standard">OMSAO </text:p>
      <text:p text:style-name="Standard"/>
      <text:p text:style-name="Standard">OHOBZ </text:p>
      <text:p text:style-name="Standard"><text:soft-page-break/></text:p>
      <text:p text:style-name="Standard">BIWGS </text:p>
      <text:p text:style-name="Standard"/>
      <text:p text:style-name="Standard">FDISG </text:p>
      <text:p text:style-name="Standard"/>
      <text:p text:style-name="Standard">BZOBN </text:p>
      <text:p text:style-name="Standard"/>
      <text:p text:style-name="Standard">JHGKQ </text:p>
      <text:p text:style-name="Standard"/>
      <text:p text:style-name="Standard">DZSDO </text:p>
      <text:p text:style-name="Standard"/>
      <text:p text:style-name="Standard">HSPBG </text:p>
      <text:p text:style-name="Standard"/>
      <text:p text:style-name="Standard">LPGHY </text:p>
      <text:p text:style-name="Standard"/>
      <text:p text:style-name="Standard">OORNJ </text:p>
      <text:p text:style-name="Standard"/>
      <text:p text:style-name="Standard">GGXXS </text:p>
      <text:p text:style-name="Standard"/>
      <text:p text:style-name="Standard">GVFMF </text:p>
      <text:p text:style-name="Standard"/>
      <text:p text:style-name="Standard">YTWBQ </text:p>
      <text:p text:style-name="Standard"/>
      <text:p text:style-name="Standard">NWQRB </text:p>
      <text:p text:style-name="Standard"/>
      <text:p text:style-name="Standard">SZSND </text:p>
      <text:p text:style-name="Standard"/>
      <text:p text:style-name="Standard">ZONSB </text:p>
      <text:p text:style-name="Standard"/>
      <text:p text:style-name="Standard">DUBUO </text:p>
      <text:p text:style-name="Standard"/>
      <text:p text:style-name="Standard">MZWZU </text:p>
      <text:p text:style-name="Standard"/>
      <text:p text:style-name="Standard">WQMVF </text:p>
      <text:p text:style-name="Standard"/>
      <text:p text:style-name="Standard">JODFM </text:p>
      <text:p text:style-name="Standard"/>
      <text:p text:style-name="Standard">ZUCUB </text:p>
      <text:p text:style-name="Standard"/>
      <text:p text:style-name="Standard">BDVIH </text:p>
      <text:p text:style-name="Standard"/>
      <text:p text:style-name="Standard">ESOOK </text:p>
      <text:p text:style-name="Standard"/>
      <text:p text:style-name="Standard">WMIAO </text:p>
      <text:p text:style-name="Standard"/>
      <text:p text:style-name="Standard">XOWBQ </text:p>
      <text:p text:style-name="Standard"/>
      <text:p text:style-name="Standard">TAWDI </text:p>
      <text:p text:style-name="Standard"/>
      <text:p text:style-name="Standard">FWMIO </text:p>
      <text:p text:style-name="Standard"/>
      <text:p text:style-name="Standard">FNJBH </text:p>
      <text:p text:style-name="Standard"><text:soft-page-break/></text:p>
      <text:p text:style-name="Standard">OSBSD </text:p>
      <text:p text:style-name="Standard"/>
      <text:p text:style-name="Standard">DFMZU </text:p>
      <text:p text:style-name="Standard"/>
      <text:p text:style-name="Standard">CUBBD </text:p>
      <text:p text:style-name="Standard"/>
      <text:p text:style-name="Standard">VICCG </text:p>
      <text:p text:style-name="Standard"/>
      <text:p text:style-name="Standard">DPBON </text:p>
      <text:p text:style-name="Standard"/>
      <text:p text:style-name="Standard">EWGYO </text:p>
      <text:p text:style-name="Standard"/>
      <text:p text:style-name="Standard">KSGMS </text:p>
      <text:p text:style-name="Standard"/>
      <text:p text:style-name="Standard">MCUOZ </text:p>
      <text:p text:style-name="Standard"/>
      <text:p text:style-name="Standard">VUBUG </text:p>
      <text:p text:style-name="Standard"/>
      <text:p text:style-name="Standard">XWZVJ </text:p>
      <text:p text:style-name="Standard"/>
      <text:p text:style-name="Standard">OAMSM </text:p>
      <text:p text:style-name="Standard"/>
      <text:p text:style-name="Standard">DDPUF </text:p>
      <text:p text:style-name="Standard"/>
      <text:p text:style-name="Standard">KQVMK </text:p>
      <text:p text:style-name="Standard"/>
      <text:p text:style-name="Standard">ORBOU </text:p>
      <text:p text:style-name="Standard"/>
      <text:p text:style-name="Standard">KCBLG </text:p>
      <text:p text:style-name="Standard"/>
      <text:p text:style-name="Standard">SMVFW </text:p>
      <text:p text:style-name="Standard"/>
      <text:p text:style-name="Standard">DZBRO </text:p>
      <text:p text:style-name="Standard"/>
      <text:p text:style-name="Standard">EWHSP </text:p>
      <text:p text:style-name="Standard"/>
      <text:p text:style-name="Standard">BIZQS </text:p>
      <text:p text:style-name="Standard"/>
      <text:p text:style-name="Standard">FCBRR </text:p>
      <text:p text:style-name="Standard"/>
      <text:p text:style-name="Standard">VFFWF </text:p>
      <text:p text:style-name="Standard"/>
      <text:p text:style-name="Standard">FFDBF </text:p>
      <text:p text:style-name="Standard"/>
      <text:p text:style-name="Standard">BHSDS </text:p>
      <text:p text:style-name="Standard"/>
      <text:p text:style-name="Standard">VKMZG </text:p>
      <text:p text:style-name="Standard"/>
      <text:p text:style-name="Standard">DFDSX </text:p>
      <text:p text:style-name="Standard"/>
      <text:p text:style-name="Standard">TCBXF </text:p>
      <text:p text:style-name="Standard"><text:soft-page-break/></text:p>
      <text:p text:style-name="Standard">OZMSM </text:p>
      <text:p text:style-name="Standard"/>
      <text:p text:style-name="Standard">DDPBG </text:p>
      <text:p text:style-name="Standard"/>
      <text:p text:style-name="Standard">WUQCX </text:p>
      <text:p text:style-name="Standard"/>
      <text:p text:style-name="Standard">OSKIP </text:p>
      <text:p text:style-name="Standard"/>
      <text:p text:style-name="Standard">FYZFF </text:p>
      <text:p text:style-name="Standard"/>
      <text:p text:style-name="Standard">SXOWO </text:p>
      <text:p text:style-name="Standard"/>
      <text:p text:style-name="Standard">VUFOZ </text:p>
      <text:p text:style-name="Standard"/>
      <text:p text:style-name="Standard">QSKKE </text:p>
      <text:p text:style-name="Standard"/>
      <text:p text:style-name="Standard">SOXEK </text:p>
      <text:p text:style-name="Standard"/>
      <text:p text:style-name="Standard">OCIWB </text:p>
      <text:p text:style-name="Standard"/>
      <text:p text:style-name="Standard">QUGBV </text:p>
      <text:p text:style-name="Standard"/>
      <text:p text:style-name="Standard">BKFOO </text:p>
      <text:p text:style-name="Standard"/>
      <text:p text:style-name="Standard">QSSOH </text:p>
      <text:p text:style-name="Standard"/>
      <text:p text:style-name="Standard">FYEIQ </text:p>
      <text:p text:style-name="Standard"/>
      <text:p text:style-name="Standard">DUGBD </text:p>
      <text:p text:style-name="Standard"/>
      <text:p text:style-name="Standard">PQFIQ </text:p>
      <text:p text:style-name="Standard"/>
      <text:p text:style-name="Standard">HGQSO </text:p>
      <text:p text:style-name="Standard"/>
      <text:p text:style-name="Standard">DRZKW </text:p>
      <text:p text:style-name="Standard"/>
      <text:p text:style-name="Standard">DIQCN </text:p>
      <text:p text:style-name="Standard"/>
      <text:p text:style-name="Standard">JBUDI </text:p>
      <text:p text:style-name="Standard"/>
      <text:p text:style-name="Standard">SCBZI </text:p>
      <text:p text:style-name="Standard"/>
      <text:p text:style-name="Standard">DZFFG </text:p>
      <text:p text:style-name="Standard"/>
      <text:p text:style-name="Standard">KERZO </text:p>
      <text:p text:style-name="Standard"/>
      <text:p text:style-name="Standard">SWJOS </text:p>
      <text:p text:style-name="Standard"/>
      <text:p text:style-name="Standard">DFOOH </text:p>
      <text:p text:style-name="Standard"/>
      <text:p text:style-name="Standard">WMFVO </text:p>
      <text:p text:style-name="Standard"><text:soft-page-break/></text:p>
      <text:p text:style-name="Standard">VMKOI </text:p>
      <text:p text:style-name="Standard"/>
      <text:p text:style-name="Standard">OSFZE </text:p>
      <text:p text:style-name="Standard"/>
      <text:p text:style-name="Standard">HSBEW </text:p>
      <text:p text:style-name="Standard"/>
      <text:p text:style-name="Standard">GKQDS </text:p>
      <text:p text:style-name="Standard"/>
      <text:p text:style-name="Standard">KSWBQ </text:p>
      <text:p text:style-name="Standard"/>
      <text:p text:style-name="Standard">DFMZU </text:p>
      <text:p text:style-name="Standard"/>
      <text:p text:style-name="Standard">GUBBD </text:p>
      <text:p text:style-name="Standard"/>
      <text:p text:style-name="Standard">VIDVS </text:p>
      <text:p text:style-name="Standard"/>
      <text:p text:style-name="Standard">GUBID </text:p>
      <text:p text:style-name="Standard"/>
      <text:p text:style-name="Standard">IWZVB </text:p>
      <text:p text:style-name="Standard"/>
      <text:p text:style-name="Standard">DDBPT </text:p>
      <text:p text:style-name="Standard"/>
      <text:p text:style-name="Standard">SGTWG </text:p>
      <text:p text:style-name="Standard"/>
      <text:p text:style-name="Standard">XBZ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 The following text was produced using an auto-key Vigenere cipher. Attempt to recover </text:p>
      <text:p text:style-name="Standard">the priming key, and hence the plaintext. </text:p>
      <text:p text:style-name="Standard"/>
      <text:p text:style-name="Standard">TVWFP WHZD PZXLX ADBSS SSWBW KAABS DXZFG ANWTZ PWEKV AEOEA </text:p>
      <text:p text:style-name="Standard"/>
      <text:p text:style-name="Standard">PIOBZ TALSV XUIFW AYEMU MFWAY EMWLT AMMNL HGAHX QILIG PPXFQ </text:p>
      <text:p text:style-name="Standard"/>
      <text:p text:style-name="Standard">ZMEAD XUXGM RSJHZ XLXCW HKNEH YKZMB OEDXZ EGANW TZPWE MOGWO </text:p>
      <text:p text:style-name="Standard"/>
      <text:p text:style-name="Standard">EAPKH HRTAL SVXUI EWAYE MUMFW AYEMW LTAMM NLHGA HXQIL IGPPX </text:p>
      <text:p text:style-name="Standard"/>
      <text:p text:style-name="Standard">FSSSW BWKAA BS </text:p>
      <text:p text:style-name="Standard"/>
      <text:p text:style-name="Standard">5. The following text was produced using a monoalphabetic substitution cipher, which </text:p>
      <text:p text:style-name="Standard">maps the alphabet A . . . Z to a permutation of that alphabet. Using frequency analysis, </text:p>
      <text:p text:style-name="Standard">attempt to recover the plaintext. </text:p>
      <text:p text:style-name="Standard"/>
      <text:p text:style-name="Standard">ULNEA YTWPX TFNUR WBPHN BPEXE YRKXB PANXE YRKFX HNENW WPETE </text:p>
      <text:p text:style-name="Standard"><text:soft-page-break/></text:p>
      <text:p text:style-name="Standard">NUULN BKRFN YZNKU LNSXW LYSUL NWNPP ETULN GXKTW YSULN PXKYZ </text:p>
      <text:p text:style-name="Standard"/>
      <text:p text:style-name="Standard">NKULN FXZNW UYIHY ZNKPE EULNN PKULP ETYZN KPEFU LNIKN PURKN </text:p>
      <text:p text:style-name="Standard"/>
      <text:p text:style-name="Standard">WULPU BYZNP FYEAU LNAKY RETWY AYTIK NPUNT BPEXE LXWYD EXBPA </text:p>
      <text:p text:style-name="Standard"/>
      <text:p text:style-name="Standard">NXEUL NXBPA NYSAY TLNIK NPUNT LXBBP FNPET SNBPE NLNIK NPUNT </text:p>
      <text:p text:style-name="Standard"/>
      <text:p text:style-name="Standard">ULNBA YTGFN WWNTU LNBPE TWPXT UYULN BGNSK RXUSR EPETX EIKNP </text:p>
      <text:p text:style-name="Standard"/>
      <text:p text:style-name="Standard"/>
      <text:p text:style-name="Standard"/>
      <text:p text:style-name="Standard">30 Chapter 1 </text:p>
      <text:p text:style-name="Standard"/>
      <text:p text:style-name="Standard"/>
      <text:p text:style-name="Standard">A History of Cryptography </text:p>
      <text:p text:style-name="Standard"/>
      <text:p text:style-name="Standard"/>
      <text:p text:style-name="Standard">WNXEE </text:p>
      <text:p text:style-name="Standard"/>
      <text:p text:style-name="Standard">RBGNK </text:p>
      <text:p text:style-name="Standard"/>
      <text:p text:style-name="Standard">SXFFU </text:p>
      <text:p text:style-name="Standard"/>
      <text:p text:style-name="Standard">LNNPK </text:p>
      <text:p text:style-name="Standard"/>
      <text:p text:style-name="Standard">ULPET </text:p>
      <text:p text:style-name="Standard"/>
      <text:p text:style-name="Standard">WRGTR </text:p>
      <text:p text:style-name="Standard"/>
      <text:p text:style-name="Standard">NXUKR </text:p>
      <text:p text:style-name="Standard"/>
      <text:p text:style-name="Standard">FNYZN </text:p>
      <text:p text:style-name="Standard"/>
      <text:p text:style-name="Standard">KULNS </text:p>
      <text:p text:style-name="Standard"/>
      <text:p text:style-name="Standard">XWLYS </text:p>
      <text:p text:style-name="Standard"/>
      <text:p text:style-name="Standard">ULNWN </text:p>
      <text:p text:style-name="Standard"/>
      <text:p text:style-name="Standard">PPETU </text:p>
      <text:p text:style-name="Standard"/>
      <text:p text:style-name="Standard">LNGXK </text:p>
      <text:p text:style-name="Standard"/>
      <text:p text:style-name="Standard">TWYSU </text:p>
      <text:p text:style-name="Standard"/>
      <text:p text:style-name="Standard">LNPXK </text:p>
      <text:p text:style-name="Standard"/>
      <text:p text:style-name="Standard">PETYZ </text:p>
      <text:p text:style-name="Standard"/>
      <text:p text:style-name="Standard">NKNZN </text:p>
      <text:p text:style-name="Standard"><text:soft-page-break/></text:p>
      <text:p text:style-name="Standard">KJFXZ </text:p>
      <text:p text:style-name="Standard"/>
      <text:p text:style-name="Standard">XEAIK </text:p>
      <text:p text:style-name="Standard"/>
      <text:p text:style-name="Standard">NPURK </text:p>
      <text:p text:style-name="Standard"/>
      <text:p text:style-name="Standard">NULPU </text:p>
      <text:p text:style-name="Standard"/>
      <text:p text:style-name="Standard">BYZNW </text:p>
      <text:p text:style-name="Standard"/>
      <text:p text:style-name="Standard">YEULN </text:p>
      <text:p text:style-name="Standard"/>
      <text:p text:style-name="Standard">AKYRE </text:p>
      <text:p text:style-name="Standard"/>
      <text:p text:style-name="Standard">TULNE </text:p>
      <text:p text:style-name="Standard"/>
      <text:p text:style-name="Standard">AYTWP </text:p>
      <text:p text:style-name="Standard"/>
      <text:p text:style-name="Standard">XTXAX </text:p>
      <text:p text:style-name="Standard"/>
      <text:p text:style-name="Standard">ZNJYR </text:p>
      <text:p text:style-name="Standard"/>
      <text:p text:style-name="Standard">NZNKJ </text:p>
      <text:p text:style-name="Standard"/>
      <text:p text:style-name="Standard">WNNTG </text:p>
      <text:p text:style-name="Standard"/>
      <text:p text:style-name="Standard">NPKXE </text:p>
      <text:p text:style-name="Standard"/>
      <text:p text:style-name="Standard">AMFPE </text:p>
      <text:p text:style-name="Standard"/>
      <text:p text:style-name="Standard">UYEUL </text:p>
      <text:p text:style-name="Standard"/>
      <text:p text:style-name="Standard">NSPIN </text:p>
      <text:p text:style-name="Standard"/>
      <text:p text:style-name="Standard">YSULN </text:p>
      <text:p text:style-name="Standard"/>
      <text:p text:style-name="Standard">DLYFN </text:p>
      <text:p text:style-name="Standard"/>
      <text:p text:style-name="Standard">NPKUL </text:p>
      <text:p text:style-name="Standard"/>
      <text:p text:style-name="Standard">PETNZ </text:p>
      <text:p text:style-name="Standard"/>
      <text:p text:style-name="Standard">NKJUK </text:p>
      <text:p text:style-name="Standard"/>
      <text:p text:style-name="Standard">NNULP </text:p>
      <text:p text:style-name="Standard"/>
      <text:p text:style-name="Standard">ULPWS </text:p>
      <text:p text:style-name="Standard"/>
      <text:p text:style-name="Standard">KRXUD </text:p>
      <text:p text:style-name="Standard"/>
      <text:p text:style-name="Standard">XULWN </text:p>
      <text:p text:style-name="Standard"><text:soft-page-break/></text:p>
      <text:p text:style-name="Standard">NTXEX </text:p>
      <text:p text:style-name="Standard"/>
      <text:p text:style-name="Standard">UULNJ </text:p>
      <text:p text:style-name="Standard"/>
      <text:p text:style-name="Standard">DXFFG </text:p>
      <text:p text:style-name="Standard"/>
      <text:p text:style-name="Standard">NJYRK </text:p>
      <text:p text:style-name="Standard"/>
      <text:p text:style-name="Standard">WSYKS </text:p>
      <text:p text:style-name="Standard"/>
      <text:p text:style-name="Standard">YYTPE </text:p>
      <text:p text:style-name="Standard"/>
      <text:p text:style-name="Standard">TUYPF </text:p>
      <text:p text:style-name="Standard"/>
      <text:p text:style-name="Standard">FULNG </text:p>
      <text:p text:style-name="Standard"/>
      <text:p text:style-name="Standard">NPWUW </text:p>
      <text:p text:style-name="Standard"/>
      <text:p text:style-name="Standard">YSULN </text:p>
      <text:p text:style-name="Standard"/>
      <text:p text:style-name="Standard">NPKUL </text:p>
      <text:p text:style-name="Standard"/>
      <text:p text:style-name="Standard">PETPF </text:p>
      <text:p text:style-name="Standard"/>
      <text:p text:style-name="Standard">FULNG </text:p>
      <text:p text:style-name="Standard"/>
      <text:p text:style-name="Standard">XKTWY </text:p>
      <text:p text:style-name="Standard"/>
      <text:p text:style-name="Standard">SULNP </text:p>
      <text:p text:style-name="Standard"/>
      <text:p text:style-name="Standard">XKPET </text:p>
      <text:p text:style-name="Standard"/>
      <text:p text:style-name="Standard">PFFUL </text:p>
      <text:p text:style-name="Standard"/>
      <text:p text:style-name="Standard">NIKNP </text:p>
      <text:p text:style-name="Standard"/>
      <text:p text:style-name="Standard">URKNW </text:p>
      <text:p text:style-name="Standard"/>
      <text:p text:style-name="Standard">ULPUB </text:p>
      <text:p text:style-name="Standard"/>
      <text:p text:style-name="Standard">YZNYE </text:p>
      <text:p text:style-name="Standard"/>
      <text:p text:style-name="Standard">ULNAK </text:p>
      <text:p text:style-name="Standard"/>
      <text:p text:style-name="Standard">YRETN </text:p>
      <text:p text:style-name="Standard"/>
      <text:p text:style-name="Standard">ZNKJU </text:p>
      <text:p text:style-name="Standard"/>
      <text:p text:style-name="Standard">LXEAU </text:p>
      <text:p text:style-name="Standard"/>
      <text:p text:style-name="Standard">LPULP </text:p>
      <text:p text:style-name="Standard"><text:soft-page-break/></text:p>
      <text:p text:style-name="Standard">WULNG </text:p>
      <text:p text:style-name="Standard"/>
      <text:p text:style-name="Standard">KNPUL </text:p>
      <text:p text:style-name="Standard"/>
      <text:p text:style-name="Standard">YSFXS </text:p>
      <text:p text:style-name="Standard"/>
      <text:p text:style-name="Standard">NXEXU </text:p>
      <text:p text:style-name="Standard"/>
      <text:p text:style-name="Standard">XAXZN </text:p>
      <text:p text:style-name="Standard"/>
      <text:p text:style-name="Standard">NZNKJ </text:p>
      <text:p text:style-name="Standard"/>
      <text:p text:style-name="Standard">AKNNE </text:p>
      <text:p text:style-name="Standard"/>
      <text:p text:style-name="Standard">MFPEU </text:p>
      <text:p text:style-name="Standard"/>
      <text:p text:style-name="Standard">SYKSY </text:p>
      <text:p text:style-name="Standard"/>
      <text:p text:style-name="Standard">YTPET </text:p>
      <text:p text:style-name="Standard"/>
      <text:p text:style-name="Standard">XUDPW </text:p>
      <text:p text:style-name="Standard"/>
      <text:p text:style-name="Standard">WYAYT </text:p>
      <text:p text:style-name="Standard"/>
      <text:p text:style-name="Standard">WPDPF </text:p>
      <text:p text:style-name="Standard"/>
      <text:p text:style-name="Standard">FULPU </text:p>
      <text:p text:style-name="Standard"/>
      <text:p text:style-name="Standard">LNLPT </text:p>
      <text:p text:style-name="Standard"/>
      <text:p text:style-name="Standard">BPTNP </text:p>
      <text:p text:style-name="Standard"/>
      <text:p text:style-name="Standard">ETXUD </text:p>
      <text:p text:style-name="Standard"/>
      <text:p text:style-name="Standard">PWZNK </text:p>
      <text:p text:style-name="Standard"/>
      <text:p text:style-name="Standard">JAYYT </text:p>
      <text:p text:style-name="Standard"/>
      <text:p text:style-name="Standard">PETUL </text:p>
      <text:p text:style-name="Standard"/>
      <text:p text:style-name="Standard">NKNDP </text:p>
      <text:p text:style-name="Standard"/>
      <text:p text:style-name="Standard">WNZNE </text:p>
      <text:p text:style-name="Standard"/>
      <text:p text:style-name="Standard">XEAPE </text:p>
      <text:p text:style-name="Standard"/>
      <text:p text:style-name="Standard">TULNK </text:p>
      <text:p text:style-name="Standard"/>
      <text:p text:style-name="Standard">NDPWB </text:p>
      <text:p text:style-name="Standard"/>
      <text:p text:style-name="Standard">YKEXE </text:p>
      <text:p text:style-name="Standard"><text:soft-page-break/></text:p>
      <text:p text:style-name="Standard">AULNW </text:p>
      <text:p text:style-name="Standard"/>
      <text:p text:style-name="Standard">XOULT </text:p>
      <text:p text:style-name="Standard"/>
      <text:p text:style-name="Standard">PJ </text:p>
      <text:p text:style-name="Standard"/>
      <text:p text:style-name="Standard"/>
      <text:p text:style-name="Standard"/>
      <text:p text:style-name="Standard"/>
      <text:p text:style-name="Standard">6 . The following ciphertext was produced from a Playfair square. Using the relative fre- </text:p>
      <text:p text:style-name="Standard">quencies of digraphs in the English language (see Figure 1.3), attempt to recover the </text:p>
      <text:p text:style-name="Standard">plaintext and the Playfair square used. </text:p>
      <text:p text:style-name="Standard"/>
      <text:p text:style-name="Standard"/>
      <text:p text:style-name="Standard">PK </text:p>
      <text:p text:style-name="Standard"/>
      <text:p text:style-name="Standard">QT </text:p>
      <text:p text:style-name="Standard"/>
      <text:p text:style-name="Standard">OX </text:p>
      <text:p text:style-name="Standard"/>
      <text:p text:style-name="Standard">OK </text:p>
      <text:p text:style-name="Standard"/>
      <text:p text:style-name="Standard">KR </text:p>
      <text:p text:style-name="Standard"/>
      <text:p text:style-name="Standard">QK </text:p>
      <text:p text:style-name="Standard"/>
      <text:p text:style-name="Standard">ZX </text:p>
      <text:p text:style-name="Standard"/>
      <text:p text:style-name="Standard">BI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ZO </text:p>
      <text:p text:style-name="Standard"/>
      <text:p text:style-name="Standard">EK </text:p>
      <text:p text:style-name="Standard"/>
      <text:p text:style-name="Standard">KQ </text:p>
      <text:p text:style-name="Standard"/>
      <text:p text:style-name="Standard">KP </text:p>
      <text:p text:style-name="Standard"/>
      <text:p text:style-name="Standard">ZO </text:p>
      <text:p text:style-name="Standard"/>
      <text:p text:style-name="Standard">IB </text:p>
      <text:p text:style-name="Standard"/>
      <text:p text:style-name="Standard">zo </text:p>
      <text:p text:style-name="Standard"/>
      <text:p text:style-name="Standard">KG </text:p>
      <text:p text:style-name="Standard"/>
      <text:p text:style-name="Standard">ZS </text:p>
      <text:p text:style-name="Standard"><text:soft-page-break/></text:p>
      <text:p text:style-name="Standard">VL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RK </text:p>
      <text:p text:style-name="Standard"/>
      <text:p text:style-name="Standard">RU </text:p>
      <text:p text:style-name="Standard"/>
      <text:p text:style-name="Standard">PH </text:p>
      <text:p text:style-name="Standard"/>
      <text:p text:style-name="Standard">BO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FW </text:p>
      <text:p text:style-name="Standard"/>
      <text:p text:style-name="Standard">EK </text:p>
      <text:p text:style-name="Standard"/>
      <text:p text:style-name="Standard">01 </text:p>
      <text:p text:style-name="Standard"/>
      <text:p text:style-name="Standard">NR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FW </text:p>
      <text:p text:style-name="Standard"/>
      <text:p text:style-name="Standard">EK </text:p>
      <text:p text:style-name="Standard"/>
      <text:p text:style-name="Standard">AF </text:p>
      <text:p text:style-name="Standard"/>
      <text:p text:style-name="Standard">AX </text:p>
      <text:p text:style-name="Standard"/>
      <text:p text:style-name="Standard">AT </text:p>
      <text:p text:style-name="Standard"/>
      <text:p text:style-name="Standard">VA </text:p>
      <text:p text:style-name="Standard"/>
      <text:p text:style-name="Standard">KU </text:p>
      <text:p text:style-name="Standard"><text:soft-page-break/></text:p>
      <text:p text:style-name="Standard">GX </text:p>
      <text:p text:style-name="Standard"/>
      <text:p text:style-name="Standard">OW </text:p>
      <text:p text:style-name="Standard"/>
      <text:p text:style-name="Standard">YH </text:p>
      <text:p text:style-name="Standard"/>
      <text:p text:style-name="Standard">VM </text:p>
      <text:p text:style-name="Standard"/>
      <text:p text:style-name="Standard">El </text:p>
      <text:p text:style-name="Standard"/>
      <text:p text:style-name="Standard">FL </text:p>
      <text:p text:style-name="Standard"/>
      <text:p text:style-name="Standard">HT </text:p>
      <text:p text:style-name="Standard"/>
      <text:p text:style-name="Standard">QT </text:p>
      <text:p text:style-name="Standard"/>
      <text:p text:style-name="Standard">XG </text:p>
      <text:p text:style-name="Standard"/>
      <text:p text:style-name="Standard">AB </text:p>
      <text:p text:style-name="Standard"/>
      <text:p text:style-name="Standard">LO </text:p>
      <text:p text:style-name="Standard"/>
      <text:p text:style-name="Standard">LZ </text:p>
      <text:p text:style-name="Standard"/>
      <text:p text:style-name="Standard">RH </text:p>
      <text:p text:style-name="Standard"/>
      <text:p text:style-name="Standard">EK </text:p>
      <text:p text:style-name="Standard"/>
      <text:p text:style-name="Standard">KU </text:p>
      <text:p text:style-name="Standard"/>
      <text:p text:style-name="Standard">AE </text:p>
      <text:p text:style-name="Standard"/>
      <text:p text:style-name="Standard">ME </text:p>
      <text:p text:style-name="Standard"/>
      <text:p text:style-name="Standard">QH </text:p>
      <text:p text:style-name="Standard"/>
      <text:p text:style-name="Standard">AI </text:p>
      <text:p text:style-name="Standard"/>
      <text:p text:style-name="Standard">EK </text:p>
      <text:p text:style-name="Standard"/>
      <text:p text:style-name="Standard">HY </text:p>
      <text:p text:style-name="Standard"/>
      <text:p text:style-name="Standard">KY </text:p>
      <text:p text:style-name="Standard"/>
      <text:p text:style-name="Standard">QE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><text:soft-page-break/></text:p>
      <text:p text:style-name="Standard">UG </text:p>
      <text:p text:style-name="Standard"/>
      <text:p text:style-name="Standard">FT </text:p>
      <text:p text:style-name="Standard"/>
      <text:p text:style-name="Standard">ZN </text:p>
      <text:p text:style-name="Standard"/>
      <text:p text:style-name="Standard">AI </text:p>
      <text:p text:style-name="Standard"/>
      <text:p text:style-name="Standard">ZS </text:p>
      <text:p text:style-name="Standard"/>
      <text:p text:style-name="Standard">FC </text:p>
      <text:p text:style-name="Standard"/>
      <text:p text:style-name="Standard">LO </text:p>
      <text:p text:style-name="Standard"/>
      <text:p text:style-name="Standard">TL </text:p>
      <text:p text:style-name="Standard"/>
      <text:p text:style-name="Standard">PH </text:p>
      <text:p text:style-name="Standard"/>
      <text:p text:style-name="Standard">TF </text:p>
      <text:p text:style-name="Standard"/>
      <text:p text:style-name="Standard">BZ </text:p>
      <text:p text:style-name="Standard"/>
      <text:p text:style-name="Standard">LZ </text:p>
      <text:p text:style-name="Standard"/>
      <text:p text:style-name="Standard">RH </text:p>
      <text:p text:style-name="Standard"/>
      <text:p text:style-name="Standard">EK </text:p>
      <text:p text:style-name="Standard"/>
      <text:p text:style-name="Standard">RQ </text:p>
      <text:p text:style-name="Standard"/>
      <text:p text:style-name="Standard">OR </text:p>
      <text:p text:style-name="Standard"/>
      <text:p text:style-name="Standard">RH </text:p>
      <text:p text:style-name="Standard"/>
      <text:p text:style-name="Standard">QL </text:p>
      <text:p text:style-name="Standard"/>
      <text:p text:style-name="Standard">GI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OF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KR </text:p>
      <text:p text:style-name="Standard"><text:soft-page-break/></text:p>
      <text:p text:style-name="Standard">HR </text:p>
      <text:p text:style-name="Standard"/>
      <text:p text:style-name="Standard">QK </text:p>
      <text:p text:style-name="Standard"/>
      <text:p text:style-name="Standard">OD </text:p>
      <text:p text:style-name="Standard"/>
      <text:p text:style-name="Standard">VK </text:p>
      <text:p text:style-name="Standard"/>
      <text:p text:style-name="Standard">RO </text:p>
      <text:p text:style-name="Standard"/>
      <text:p text:style-name="Standard">CI </text:p>
      <text:p text:style-name="Standard"/>
      <text:p text:style-name="Standard">EK </text:p>
      <text:p text:style-name="Standard"/>
      <text:p text:style-name="Standard">RH </text:p>
      <text:p text:style-name="Standard"/>
      <text:p text:style-name="Standard">RQ </text:p>
      <text:p text:style-name="Standard"/>
      <text:p text:style-name="Standard">LO </text:p>
      <text:p text:style-name="Standard"/>
      <text:p text:style-name="Standard">OD </text:p>
      <text:p text:style-name="Standard"/>
      <text:p text:style-name="Standard">VK </text:p>
      <text:p text:style-name="Standard"/>
      <text:p text:style-name="Standard">KZ </text:p>
      <text:p text:style-name="Standard"/>
      <text:p text:style-name="Standard">LI </text:p>
      <text:p text:style-name="Standard"/>
      <text:p text:style-name="Standard">OL </text:p>
      <text:p text:style-name="Standard"/>
      <text:p text:style-name="Standard">NR </text:p>
      <text:p text:style-name="Standard"/>
      <text:p text:style-name="Standard">RL </text:p>
      <text:p text:style-name="Standard"/>
      <text:p text:style-name="Standard">KI </text:p>
      <text:p text:style-name="Standard"/>
      <text:p text:style-name="Standard">EK </text:p>
      <text:p text:style-name="Standard"/>
      <text:p text:style-name="Standard">HU </text:p>
      <text:p text:style-name="Standard"/>
      <text:p text:style-name="Standard">XZ </text:p>
      <text:p text:style-name="Standard"/>
      <text:p text:style-name="Standard">KE </text:p>
      <text:p text:style-name="Standard"/>
      <text:p text:style-name="Standard">AF </text:p>
      <text:p text:style-name="Standard"/>
      <text:p text:style-name="Standard">XK </text:p>
      <text:p text:style-name="Standard"/>
      <text:p text:style-name="Standard">SI </text:p>
      <text:p text:style-name="Standard"/>
      <text:p text:style-name="Standard">LI </text:p>
      <text:p text:style-name="Standard"><text:soft-page-break/></text:p>
      <text:p text:style-name="Standard">OW </text:p>
      <text:p text:style-name="Standard"/>
      <text:p text:style-name="Standard">VC </text:p>
      <text:p text:style-name="Standard"/>
      <text:p text:style-name="Standard">KU </text:p>
      <text:p text:style-name="Standard"/>
      <text:p text:style-name="Standard">QE </text:p>
      <text:p text:style-name="Standard"/>
      <text:p text:style-name="Standard">FW </text:p>
      <text:p text:style-name="Standard"/>
      <text:p text:style-name="Standard">OR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HU </text:p>
      <text:p text:style-name="Standard"/>
      <text:p text:style-name="Standard">XZ </text:p>
      <text:p text:style-name="Standard"/>
      <text:p text:style-name="Standard">KE </text:p>
      <text:p text:style-name="Standard"/>
      <text:p text:style-name="Standard">MW </text:p>
      <text:p text:style-name="Standard"/>
      <text:p text:style-name="Standard">AZ </text:p>
      <text:p text:style-name="Standard"/>
      <text:p text:style-name="Standard">EK </text:p>
      <text:p text:style-name="Standard"/>
      <text:p text:style-name="Standard">HY </text:p>
      <text:p text:style-name="Standard"/>
      <text:p text:style-name="Standard">FW </text:p>
      <text:p text:style-name="Standard"/>
      <text:p text:style-name="Standard">TB </text:p>
      <text:p text:style-name="Standard"/>
      <text:p text:style-name="Standard">KU </text:p>
      <text:p text:style-name="Standard"/>
      <text:p text:style-name="Standard">GX </text:p>
      <text:p text:style-name="Standard"/>
      <text:p text:style-name="Standard">ZS </text:p>
      <text:p text:style-name="Standard"/>
      <text:p text:style-name="Standard">VL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HU </text:p>
      <text:p text:style-name="Standard"><text:soft-page-break/></text:p>
      <text:p text:style-name="Standard">XZ </text:p>
      <text:p text:style-name="Standard"/>
      <text:p text:style-name="Standard">KE </text:p>
      <text:p text:style-name="Standard"/>
      <text:p text:style-name="Standard">EL </text:p>
      <text:p text:style-name="Standard"/>
      <text:p text:style-name="Standard">FU </text:p>
      <text:p text:style-name="Standard"/>
      <text:p text:style-name="Standard">Cl </text:p>
      <text:p text:style-name="Standard"/>
      <text:p text:style-name="Standard">EK </text:p>
      <text:p text:style-name="Standard"/>
      <text:p text:style-name="Standard">HY </text:p>
      <text:p text:style-name="Standard"/>
      <text:p text:style-name="Standard">FW </text:p>
      <text:p text:style-name="Standard"/>
      <text:p text:style-name="Standard">TB </text:p>
      <text:p text:style-name="Standard"/>
      <text:p text:style-name="Standard">KU </text:p>
      <text:p text:style-name="Standard"/>
      <text:p text:style-name="Standard">GX </text:p>
      <text:p text:style-name="Standard"/>
      <text:p text:style-name="Standard">KR </text:p>
      <text:p text:style-name="Standard"/>
      <text:p text:style-name="Standard">WL </text:p>
      <text:p text:style-name="Standard"/>
      <text:p text:style-name="Standard">SD </text:p>
      <text:p text:style-name="Standard"/>
      <text:p text:style-name="Standard">UH </text:p>
      <text:p text:style-name="Standard"/>
      <text:p text:style-name="Standard">IC </text:p>
      <text:p text:style-name="Standard"/>
      <text:p text:style-name="Standard">XZ </text:p>
      <text:p text:style-name="Standard"/>
      <text:p text:style-name="Standard">KE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UK </text:p>
      <text:p text:style-name="Standard"/>
      <text:p text:style-name="Standard">PH </text:p>
      <text:p text:style-name="Standard"/>
      <text:p text:style-name="Standard">OZ </text:p>
      <text:p text:style-name="Standard"><text:soft-page-break/></text:p>
      <text:p text:style-name="Standard">BZ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AG </text:p>
      <text:p text:style-name="Standard"/>
      <text:p text:style-name="Standard">AT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EK </text:p>
      <text:p text:style-name="Standard"/>
      <text:p text:style-name="Standard">RY </text:p>
      <text:p text:style-name="Standard"/>
      <text:p text:style-name="Standard">FT </text:p>
      <text:p text:style-name="Standard"/>
      <text:p text:style-name="Standard">OK </text:p>
      <text:p text:style-name="Standard"/>
      <text:p text:style-name="Standard">EL </text:p>
      <text:p text:style-name="Standard"/>
      <text:p text:style-name="Standard">FU </text:p>
      <text:p text:style-name="Standard"/>
      <text:p text:style-name="Standard">GI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OF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QK </text:p>
      <text:p text:style-name="Standard"><text:soft-page-break/></text:p>
      <text:p text:style-name="Standard">OW </text:p>
      <text:p text:style-name="Standard"/>
      <text:p text:style-name="Standard">KY </text:p>
      <text:p text:style-name="Standard"/>
      <text:p text:style-name="Standard">MU </text:p>
      <text:p text:style-name="Standard"/>
      <text:p text:style-name="Standard">BO </text:p>
      <text:p text:style-name="Standard"/>
      <text:p text:style-name="Standard">KQ </text:p>
      <text:p text:style-name="Standard"/>
      <text:p text:style-name="Standard">RE </text:p>
      <text:p text:style-name="Standard"/>
      <text:p text:style-name="Standard">QR </text:p>
      <text:p text:style-name="Standard"/>
      <text:p text:style-name="Standard">YK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AF </text:p>
      <text:p text:style-name="Standard"/>
      <text:p text:style-name="Standard">ER </text:p>
      <text:p text:style-name="Standard"/>
      <text:p text:style-name="Standard">KA </text:p>
      <text:p text:style-name="Standard"/>
      <text:p text:style-name="Standard">NI </text:p>
      <text:p text:style-name="Standard"/>
      <text:p text:style-name="Standard">UK </text:p>
      <text:p text:style-name="Standard"/>
      <text:p text:style-name="Standard">MU </text:p>
      <text:p text:style-name="Standard"/>
      <text:p text:style-name="Standard">WE </text:p>
      <text:p text:style-name="Standard"/>
      <text:p text:style-name="Standard">ER </text:p>
      <text:p text:style-name="Standard"/>
      <text:p text:style-name="Standard">AF </text:p>
      <text:p text:style-name="Standard"/>
      <text:p text:style-name="Standard">ER </text:p>
      <text:p text:style-name="Standard"/>
      <text:p text:style-name="Standard">WM </text:p>
      <text:p text:style-name="Standard"/>
      <text:p text:style-name="Standard">TA </text:p>
      <text:p text:style-name="Standard"/>
      <text:p text:style-name="Standard">RA </text:p>
      <text:p text:style-name="Standard"/>
      <text:p text:style-name="Standard">OR </text:p>
      <text:p text:style-name="Standard"/>
      <text:p text:style-name="Standard">RH </text:p>
      <text:p text:style-name="Standard"/>
      <text:p text:style-name="Standard">OU </text:p>
      <text:p text:style-name="Standard"><text:soft-page-break/></text:p>
      <text:p text:style-name="Standard">ZS </text:p>
      <text:p text:style-name="Standard"/>
      <text:p text:style-name="Standard">FV </text:p>
      <text:p text:style-name="Standard"/>
      <text:p text:style-name="Standard">LF </text:p>
      <text:p text:style-name="Standard"/>
      <text:p text:style-name="Standard">RE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YG </text:p>
      <text:p text:style-name="Standard"/>
      <text:p text:style-name="Standard">OW </text:p>
      <text:p text:style-name="Standard"/>
      <text:p text:style-name="Standard">UK </text:p>
      <text:p text:style-name="Standard"/>
      <text:p text:style-name="Standard">OW </text:p>
      <text:p text:style-name="Standard"/>
      <text:p text:style-name="Standard">XL </text:p>
      <text:p text:style-name="Standard"/>
      <text:p text:style-name="Standard">QE </text:p>
      <text:p text:style-name="Standard"/>
      <text:p text:style-name="Standard">FW </text:p>
      <text:p text:style-name="Standard"/>
      <text:p text:style-name="Standard">OR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RQ </text:p>
      <text:p text:style-name="Standard"/>
      <text:p text:style-name="Standard">OR </text:p>
      <text:p text:style-name="Standard"/>
      <text:p text:style-name="Standard">RH </text:p>
      <text:p text:style-name="Standard"/>
      <text:p text:style-name="Standard">OQ </text:p>
      <text:p text:style-name="Standard"/>
      <text:p text:style-name="Standard">YH </text:p>
      <text:p text:style-name="Standard"/>
      <text:p text:style-name="Standard">HE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YG </text:p>
      <text:p text:style-name="Standard"/>
      <text:p text:style-name="Standard">OW </text:p>
      <text:p text:style-name="Standard"><text:soft-page-break/></text:p>
      <text:p text:style-name="Standard">UK </text:p>
      <text:p text:style-name="Standard"/>
      <text:p text:style-name="Standard">MW </text:p>
      <text:p text:style-name="Standard"/>
      <text:p text:style-name="Standard">AZ </text:p>
      <text:p text:style-name="Standard"/>
      <text:p text:style-name="Standard">EK </text:p>
      <text:p text:style-name="Standard"/>
      <text:p text:style-name="Standard">RQ </text:p>
      <text:p text:style-name="Standard"/>
      <text:p text:style-name="Standard">OR </text:p>
      <text:p text:style-name="Standard"/>
      <text:p text:style-name="Standard">RH </text:p>
      <text:p text:style-name="Standard"/>
      <text:p text:style-name="Standard">SW </text:p>
      <text:p text:style-name="Standard"/>
      <text:p text:style-name="Standard">LZ </text:p>
      <text:p text:style-name="Standard"/>
      <text:p text:style-name="Standard">TY </text:p>
      <text:p text:style-name="Standard"/>
      <text:p text:style-name="Standard">RO </text:p>
      <text:p text:style-name="Standard"/>
      <text:p text:style-name="Standard">Ci </text:p>
      <text:p text:style-name="Standard"/>
      <text:p text:style-name="Standard">ZN </text:p>
      <text:p text:style-name="Standard"/>
      <text:p text:style-name="Standard">AF </text:p>
      <text:p text:style-name="Standard"/>
      <text:p text:style-name="Standard">XG </text:p>
      <text:p text:style-name="Standard"/>
      <text:p text:style-name="Standard">OU </text:p>
      <text:p text:style-name="Standard"/>
      <text:p text:style-name="Standard">ZS </text:p>
      <text:p text:style-name="Standard"/>
      <text:p text:style-name="Standard">VL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KY </text:p>
      <text:p text:style-name="Standard"/>
      <text:p text:style-name="Standard">KY </text:p>
      <text:p text:style-name="Standard"/>
      <text:p text:style-name="Standard">MU </text:p>
      <text:p text:style-name="Standard"/>
      <text:p text:style-name="Standard">BO </text:p>
      <text:p text:style-name="Standard"><text:soft-page-break/></text:p>
      <text:p text:style-name="Standard">KU </text:p>
      <text:p text:style-name="Standard"/>
      <text:p text:style-name="Standard">EX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UK </text:p>
      <text:p text:style-name="Standard"/>
      <text:p text:style-name="Standard">PH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AG </text:p>
      <text:p text:style-name="Standard"/>
      <text:p text:style-name="Standard">AT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EK </text:p>
      <text:p text:style-name="Standard"/>
      <text:p text:style-name="Standard">KU </text:p>
      <text:p text:style-name="Standard"/>
      <text:p text:style-name="Standard">HQ </text:p>
      <text:p text:style-name="Standard"/>
      <text:p text:style-name="Standard">10 </text:p>
      <text:p text:style-name="Standard"/>
      <text:p text:style-name="Standard">XI </text:p>
      <text:p text:style-name="Standard"/>
      <text:p text:style-name="Standard">FL </text:p>
      <text:p text:style-name="Standard"><text:soft-page-break/></text:p>
      <text:p text:style-name="Standard">FU </text:p>
      <text:p text:style-name="Standard"/>
      <text:p text:style-name="Standard">Cl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OF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KR </text:p>
      <text:p text:style-name="Standard"/>
      <text:p text:style-name="Standard">AF </text:p>
      <text:p text:style-name="Standard"/>
      <text:p text:style-name="Standard">ER </text:p>
      <text:p text:style-name="Standard"/>
      <text:p text:style-name="Standard">EA </text:p>
      <text:p text:style-name="Standard"/>
      <text:p text:style-name="Standard">GI </text:p>
      <text:p text:style-name="Standard"/>
      <text:p text:style-name="Standard">RH </text:p>
      <text:p text:style-name="Standard"/>
      <text:p text:style-name="Standard">EK </text:p>
      <text:p text:style-name="Standard"/>
      <text:p text:style-name="Standard">KU </text:p>
      <text:p text:style-name="Standard"/>
      <text:p text:style-name="Standard">EX </text:p>
      <text:p text:style-name="Standard"/>
      <text:p text:style-name="Standard">QK </text:p>
      <text:p text:style-name="Standard"/>
      <text:p text:style-name="Standard">MS </text:p>
      <text:p text:style-name="Standard"/>
      <text:p text:style-name="Standard">EK </text:p>
      <text:p text:style-name="Standard"/>
      <text:p text:style-name="Standard">RH </text:p>
      <text:p text:style-name="Standard"/>
      <text:p text:style-name="Standard">HY </text:p>
      <text:p text:style-name="Standard"/>
      <text:p text:style-name="Standard">NI </text:p>
      <text:p text:style-name="Standard"/>
      <text:p text:style-name="Standard">IS </text:p>
      <text:p text:style-name="Standard"/>
      <text:p text:style-name="Standard">QT </text:p>
      <text:p text:style-name="Standard"/>
      <text:p text:style-name="Standard">VU </text:p>
      <text:p text:style-name="Standard"><text:soft-page-break/></text:p>
      <text:p text:style-name="Standard">LW </text:p>
      <text:p text:style-name="Standard"/>
      <text:p text:style-name="Standard">RU </text:p>
      <text:p text:style-name="Standard"/>
      <text:p text:style-name="Standard">CI </text:p>
      <text:p text:style-name="Standard"/>
      <text:p text:style-name="Standard">UH </text:p>
      <text:p text:style-name="Standard"/>
      <text:p text:style-name="Standard">HI </text:p>
      <text:p text:style-name="Standard"/>
      <text:p text:style-name="Standard">EE </text:p>
      <text:p text:style-name="Standard"/>
      <text:p text:style-name="Standard">MK </text:p>
      <text:p text:style-name="Standard"/>
      <text:p text:style-name="Standard">UA </text:p>
      <text:p text:style-name="Standard"/>
      <text:p text:style-name="Standard">GI </text:p>
      <text:p text:style-name="Standard"/>
      <text:p text:style-name="Standard">UM </text:p>
      <text:p text:style-name="Standard"/>
      <text:p text:style-name="Standard">YG </text:p>
      <text:p text:style-name="Standard"/>
      <text:p text:style-name="Standard">RU </text:p>
      <text:p text:style-name="Standard"/>
      <text:p text:style-name="Standard">WE </text:p>
      <text:p text:style-name="Standard"/>
      <text:p text:style-name="Standard">Cl </text:p>
      <text:p text:style-name="Standard"/>
      <text:p text:style-name="Standard">ZN </text:p>
      <text:p text:style-name="Standard"/>
      <text:p text:style-name="Standard">AF </text:p>
      <text:p text:style-name="Standard"/>
      <text:p text:style-name="Standard">XG </text:p>
      <text:p text:style-name="Standard"/>
      <text:p text:style-name="Standard">OU </text:p>
      <text:p text:style-name="Standard"/>
      <text:p text:style-name="Standard">ZS </text:p>
      <text:p text:style-name="Standard"/>
      <text:p text:style-name="Standard">VL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HY </text:p>
      <text:p text:style-name="Standard"/>
      <text:p text:style-name="Standard">EF </text:p>
      <text:p text:style-name="Standard"><text:soft-page-break/></text:p>
      <text:p text:style-name="Standard">MK </text:p>
      <text:p text:style-name="Standard"/>
      <text:p text:style-name="Standard">UA </text:p>
      <text:p text:style-name="Standard"/>
      <text:p text:style-name="Standard">GI </text:p>
      <text:p text:style-name="Standard"/>
      <text:p text:style-name="Standard">SL </text:p>
      <text:p text:style-name="Standard"/>
      <text:p text:style-name="Standard">GI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MS </text:p>
      <text:p text:style-name="Standard"/>
      <text:p text:style-name="Standard">EK </text:p>
      <text:p text:style-name="Standard"/>
      <text:p text:style-name="Standard">RH </text:p>
      <text:p text:style-name="Standard"/>
      <text:p text:style-name="Standard">HY </text:p>
      <text:p text:style-name="Standard"/>
      <text:p text:style-name="Standard">AF </text:p>
      <text:p text:style-name="Standard"/>
      <text:p text:style-name="Standard">ER </text:p>
      <text:p text:style-name="Standard"/>
      <text:p text:style-name="Standard">KA </text:p>
      <text:p text:style-name="Standard"/>
      <text:p text:style-name="Standard">KR </text:p>
      <text:p text:style-name="Standard"/>
      <text:p text:style-name="Standard">WL </text:p>
      <text:p text:style-name="Standard"/>
      <text:p text:style-name="Standard">SD </text:p>
      <text:p text:style-name="Standard"/>
      <text:p text:style-name="Standard">UH </text:p>
      <text:p text:style-name="Standard"/>
      <text:p text:style-name="Standard">XL </text:p>
      <text:p text:style-name="Standard"/>
      <text:p text:style-name="Standard">RU </text:p>
      <text:p text:style-name="Standard"/>
      <text:p text:style-name="Standard">OL </text:p>
      <text:p text:style-name="Standard"/>
      <text:p text:style-name="Standard">GI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FA </text:p>
      <text:p text:style-name="Standard"><text:soft-page-break/></text:p>
      <text:p text:style-name="Standard">EK </text:p>
      <text:p text:style-name="Standard"/>
      <text:p text:style-name="Standard">OR </text:p>
      <text:p text:style-name="Standard"/>
      <text:p text:style-name="Standard">ZN </text:p>
      <text:p text:style-name="Standard"/>
      <text:p text:style-name="Standard">AF </text:p>
      <text:p text:style-name="Standard"/>
      <text:p text:style-name="Standard">XK </text:p>
      <text:p text:style-name="Standard"/>
      <text:p text:style-name="Standard">SI </text:p>
      <text:p text:style-name="Standard"/>
      <text:p text:style-name="Standard">LI </text:p>
      <text:p text:style-name="Standard"/>
      <text:p text:style-name="Standard">EK </text:p>
      <text:p text:style-name="Standard"/>
      <text:p text:style-name="Standard">TQ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OF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KR </text:p>
      <text:p text:style-name="Standard"/>
      <text:p text:style-name="Standard">SL </text:p>
      <text:p text:style-name="Standard"/>
      <text:p text:style-name="Standard">GI </text:p>
      <text:p text:style-name="Standard"/>
      <text:p text:style-name="Standard">ME </text:p>
      <text:p text:style-name="Standard"/>
      <text:p text:style-name="Standard">LI </text:p>
      <text:p text:style-name="Standard"/>
      <text:p text:style-name="Standard">LQ </text:p>
      <text:p text:style-name="Standard"/>
      <text:p text:style-name="Standard">HP </text:p>
      <text:p text:style-name="Standard"/>
      <text:p text:style-name="Standard">KP </text:p>
      <text:p text:style-name="Standard"/>
      <text:p text:style-name="Standard">RE </text:p>
      <text:p text:style-name="Standard"/>
      <text:p text:style-name="Standard">OR </text:p>
      <text:p text:style-name="Standard"/>
      <text:p text:style-name="Standard">ZI </text:p>
      <text:p text:style-name="Standard"><text:soft-page-break/></text:p>
      <text:p text:style-name="Standard">BO </text:p>
      <text:p text:style-name="Standard"/>
      <text:p text:style-name="Standard">KY </text:p>
      <text:p text:style-name="Standard"/>
      <text:p text:style-name="Standard">HY </text:p>
      <text:p text:style-name="Standard"/>
      <text:p text:style-name="Standard">QK </text:p>
      <text:p text:style-name="Standard"/>
      <text:p text:style-name="Standard">FW </text:p>
      <text:p text:style-name="Standard"/>
      <text:p text:style-name="Standard">ZO </text:p>
      <text:p text:style-name="Standard"/>
      <text:p text:style-name="Standard">ZM </text:p>
      <text:p text:style-name="Standard"/>
      <text:p text:style-name="Standard">SL </text:p>
      <text:p text:style-name="Standard"/>
      <text:p text:style-name="Standard">ON </text:p>
      <text:p text:style-name="Standard"/>
      <text:p text:style-name="Standard">OL </text:p>
      <text:p text:style-name="Standard"/>
      <text:p text:style-name="Standard">CI </text:p>
      <text:p text:style-name="Standard"/>
      <text:p text:style-name="Standard">EH </text:p>
      <text:p text:style-name="Standard"/>
      <text:p text:style-name="Standard">KY </text:p>
      <text:p text:style-name="Standard"/>
      <text:p text:style-name="Standard">KU </text:p>
      <text:p text:style-name="Standard"/>
      <text:p text:style-name="Standard">10 </text:p>
      <text:p text:style-name="Standard"/>
      <text:p text:style-name="Standard">EK </text:p>
      <text:p text:style-name="Standard"/>
      <text:p text:style-name="Standard">HU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RL </text:p>
      <text:p text:style-name="Standard"/>
      <text:p text:style-name="Standard">KN </text:p>
      <text:p text:style-name="Standard"/>
      <text:p text:style-name="Standard">RU </text:p>
      <text:p text:style-name="Standard"/>
      <text:p text:style-name="Standard">WM </text:p>
      <text:p text:style-name="Standard"/>
      <text:p text:style-name="Standard">EA </text:p>
      <text:p text:style-name="Standard"/>
      <text:p text:style-name="Standard">ZN </text:p>
      <text:p text:style-name="Standard"/>
      <text:p text:style-name="Standard">NF </text:p>
      <text:p text:style-name="Standard"><text:soft-page-break/></text:p>
      <text:p text:style-name="Standard">EK </text:p>
      <text:p text:style-name="Standard"/>
      <text:p text:style-name="Standard">UK </text:p>
      <text:p text:style-name="Standard"/>
      <text:p text:style-name="Standard">YK </text:p>
      <text:p text:style-name="Standard"/>
      <text:p text:style-name="Standard">XY </text:p>
      <text:p text:style-name="Standard"/>
      <text:p text:style-name="Standard">OZ </text:p>
      <text:p text:style-name="Standard"/>
      <text:p text:style-name="Standard">RO </text:p>
      <text:p text:style-name="Standard"/>
      <text:p text:style-name="Standard">BD </text:p>
      <text:p text:style-name="Standard"/>
      <text:p text:style-name="Standard">NL </text:p>
      <text:p text:style-name="Standard"/>
      <text:p text:style-name="Standard">HE </text:p>
      <text:p text:style-name="Standard"/>
      <text:p text:style-name="Standard">ZO </text:p>
      <text:p text:style-name="Standard"/>
      <text:p text:style-name="Standard">ZK </text:p>
      <text:p text:style-name="Standard"/>
      <text:p text:style-name="Standard">IN </text:p>
      <text:p text:style-name="Standard"/>
      <text:p text:style-name="Standard">KR </text:p>
      <text:p text:style-name="Standard"/>
      <text:p text:style-name="Standard">FT </text:p>
      <text:p text:style-name="Standard"/>
      <text:p text:style-name="Standard">ML </text:p>
      <text:p text:style-name="Standard"/>
      <text:p text:style-name="Standard">TF </text:p>
      <text:p text:style-name="Standard"/>
      <text:p text:style-name="Standard">UA </text:p>
      <text:p text:style-name="Standard"/>
      <text:p text:style-name="Standard">XB </text:p>
      <text:p text:style-name="Standard"/>
      <text:p text:style-name="Standard">ZO </text:p>
      <text:p text:style-name="Standard"/>
      <text:p text:style-name="Standard">XL </text:p>
      <text:p text:style-name="Standard"/>
      <text:p text:style-name="Standard">OW </text:p>
      <text:p text:style-name="Standard"/>
      <text:p text:style-name="Standard">XY </text:p>
      <text:p text:style-name="Standard"/>
      <text:p text:style-name="Standard">RN </text:p>
      <text:p text:style-name="Standard"/>
      <text:p text:style-name="Standard">LO </text:p>
      <text:p text:style-name="Standard"/>
      <text:p text:style-name="Standard">GX </text:p>
      <text:p text:style-name="Standard"/>
      <text:p text:style-name="Standard">IN </text:p>
      <text:p text:style-name="Standard"><text:soft-page-break/></text:p>
      <text:p text:style-name="Standard">KR </text:p>
      <text:p text:style-name="Standard"/>
      <text:p text:style-name="Standard">SL </text:p>
      <text:p text:style-name="Standard"/>
      <text:p text:style-name="Standard">GI </text:p>
      <text:p text:style-name="Standard"/>
      <text:p text:style-name="Standard">ME </text:p>
      <text:p text:style-name="Standard"/>
      <text:p text:style-name="Standard">LI </text:p>
      <text:p text:style-name="Standard"/>
      <text:p text:style-name="Standard">LQ </text:p>
      <text:p text:style-name="Standard"/>
      <text:p text:style-name="Standard">HY </text:p>
      <text:p text:style-name="Standard"/>
      <text:p text:style-name="Standard">PH </text:p>
      <text:p text:style-name="Standard"/>
      <text:p text:style-name="Standard">PK </text:p>
      <text:p text:style-name="Standard"/>
      <text:p text:style-name="Standard">RO </text:p>
      <text:p text:style-name="Standard"/>
      <text:p text:style-name="Standard">NZ </text:p>
      <text:p text:style-name="Standard"/>
      <text:p text:style-name="Standard">10 </text:p>
      <text:p text:style-name="Standard"/>
      <text:p text:style-name="Standard">VU </text:p>
      <text:p text:style-name="Standard"/>
      <text:p text:style-name="Standard">OW </text:p>
      <text:p text:style-name="Standard"/>
      <text:p text:style-name="Standard">KO </text:p>
      <text:p text:style-name="Standard"/>
      <text:p text:style-name="Standard">QK </text:p>
      <text:p text:style-name="Standard"/>
      <text:p text:style-name="Standard">FW </text:p>
      <text:p text:style-name="Standard"/>
      <text:p text:style-name="Standard">ZO </text:p>
      <text:p text:style-name="Standard"/>
      <text:p text:style-name="Standard">KX </text:p>
      <text:p text:style-name="Standard"/>
      <text:p text:style-name="Standard">KY </text:p>
      <text:p text:style-name="Standard"/>
      <text:p text:style-name="Standard">HY </text:p>
      <text:p text:style-name="Standard"/>
      <text:p text:style-name="Standard">LW </text:p>
      <text:p text:style-name="Standard"/>
      <text:p text:style-name="Standard">DB </text:p>
      <text:p text:style-name="Standard"/>
      <text:p text:style-name="Standard">AT </text:p>
      <text:p text:style-name="Standard"/>
      <text:p text:style-name="Standard">XY </text:p>
      <text:p text:style-name="Standard"/>
      <text:p text:style-name="Standard">BZ </text:p>
      <text:p text:style-name="Standard"><text:soft-page-break/></text:p>
      <text:p text:style-name="Standard">NI </text:p>
      <text:p text:style-name="Standard"/>
      <text:p text:style-name="Standard">EK </text:p>
      <text:p text:style-name="Standard"/>
      <text:p text:style-name="Standard">TY </text:p>
      <text:p text:style-name="Standard"/>
      <text:p text:style-name="Standard">HT </text:p>
      <text:p text:style-name="Standard"/>
      <text:p text:style-name="Standard">ZO </text:p>
      <text:p text:style-name="Standard"/>
      <text:p text:style-name="Standard">XL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HR </text:p>
      <text:p text:style-name="Standard"/>
      <text:p text:style-name="Standard">YK </text:p>
      <text:p text:style-name="Standard"/>
      <text:p text:style-name="Standard">XS </text:p>
      <text:p text:style-name="Standard"/>
      <text:p text:style-name="Standard">RU </text:p>
      <text:p text:style-name="Standard"/>
      <text:p text:style-name="Standard">TF </text:p>
      <text:p text:style-name="Standard"/>
      <text:p text:style-name="Standard">BZ </text:p>
      <text:p text:style-name="Standard"/>
      <text:p text:style-name="Standard">MW </text:p>
      <text:p text:style-name="Standard"/>
      <text:p text:style-name="Standard">OY </text:p>
      <text:p text:style-name="Standard"/>
      <text:p text:style-name="Standard">RN </text:p>
      <text:p text:style-name="Standard"/>
      <text:p text:style-name="Standard">ZN </text:p>
      <text:p text:style-name="Standard"/>
      <text:p text:style-name="Standard">KL </text:p>
      <text:p text:style-name="Standard"/>
      <text:p text:style-name="Standard">KY </text:p>
      <text:p text:style-name="Standard"/>
      <text:p text:style-name="Standard">HY </text:p>
      <text:p text:style-name="Standard"/>
      <text:p text:style-name="Standard">ZO </text:p>
      <text:p text:style-name="Standard"/>
      <text:p text:style-name="Standard">ZN </text:p>
      <text:p text:style-name="Standard"/>
      <text:p text:style-name="Standard">LW </text:p>
      <text:p text:style-name="Standard"/>
      <text:p text:style-name="Standard">DB </text:p>
      <text:p text:style-name="Standard"/>
      <text:p text:style-name="Standard">AT </text:p>
      <text:p text:style-name="Standard"><text:soft-page-break/></text:p>
      <text:p text:style-name="Standard">XY </text:p>
      <text:p text:style-name="Standard"/>
      <text:p text:style-name="Standard">BZ </text:p>
      <text:p text:style-name="Standard"/>
      <text:p text:style-name="Standard">NI </text:p>
      <text:p text:style-name="Standard"/>
      <text:p text:style-name="Standard">EK </text:p>
      <text:p text:style-name="Standard"/>
      <text:p text:style-name="Standard">TY </text:p>
      <text:p text:style-name="Standard"/>
      <text:p text:style-name="Standard">HT </text:p>
      <text:p text:style-name="Standard"/>
      <text:p text:style-name="Standard">ZO </text:p>
      <text:p text:style-name="Standard"/>
      <text:p text:style-name="Standard">XL </text:p>
      <text:p text:style-name="Standard"/>
      <text:p text:style-name="Standard">OW </text:p>
      <text:p text:style-name="Standard"/>
      <text:p text:style-name="Standard">XV </text:p>
      <text:p text:style-name="Standard"/>
      <text:p text:style-name="Standard">LI </text:p>
      <text:p text:style-name="Standard"/>
      <text:p text:style-name="Standard">OL </text:p>
      <text:p text:style-name="Standard"/>
      <text:p text:style-name="Standard">NR </text:p>
      <text:p text:style-name="Standard"/>
      <text:p text:style-name="Standard">RL </text:p>
      <text:p text:style-name="Standard"/>
      <text:p text:style-name="Standard">NZ </text:p>
      <text:p text:style-name="Standard"/>
      <text:p text:style-name="Standard">RN </text:p>
      <text:p text:style-name="Standard"/>
      <text:p text:style-name="Standard">LO </text:p>
      <text:p text:style-name="Standard"/>
      <text:p text:style-name="Standard">ZS </text:p>
      <text:p text:style-name="Standard"/>
      <text:p text:style-name="Standard">IS </text:p>
      <text:p text:style-name="Standard"/>
      <text:p text:style-name="Standard">FL </text:p>
      <text:p text:style-name="Standard"/>
      <text:p text:style-name="Standard">Cl </text:p>
      <text:p text:style-name="Standard"/>
      <text:p text:style-name="Standard">EK </text:p>
      <text:p text:style-name="Standard"/>
      <text:p text:style-name="Standard">RH </text:p>
      <text:p text:style-name="Standard"/>
      <text:p text:style-name="Standard">RQ </text:p>
      <text:p text:style-name="Standard"/>
      <text:p text:style-name="Standard">LO </text:p>
      <text:p text:style-name="Standard"/>
      <text:p text:style-name="Standard">HP </text:p>
      <text:p text:style-name="Standard"><text:soft-page-break/></text:p>
      <text:p text:style-name="Standard">TQ </text:p>
      <text:p text:style-name="Standard"/>
      <text:p text:style-name="Standard">ZO </text:p>
      <text:p text:style-name="Standard"/>
      <text:p text:style-name="Standard">MS </text:p>
      <text:p text:style-name="Standard"/>
      <text:p text:style-name="Standard">CI </text:p>
      <text:p text:style-name="Standard"/>
      <text:p text:style-name="Standard">EK </text:p>
      <text:p text:style-name="Standard"/>
      <text:p text:style-name="Standard">RH </text:p>
      <text:p text:style-name="Standard"/>
      <text:p text:style-name="Standard">RQ </text:p>
      <text:p text:style-name="Standard"/>
      <text:p text:style-name="Standard">LO </text:p>
      <text:p text:style-name="Standard"/>
      <text:p text:style-name="Standard">ZA </text:p>
      <text:p text:style-name="Standard"/>
      <text:p text:style-name="Standard">TW </text:p>
      <text:p text:style-name="Standard"/>
      <text:p text:style-name="Standard">ZO </text:p>
      <text:p text:style-name="Standard"/>
      <text:p text:style-name="Standard">ZK </text:p>
      <text:p text:style-name="Standard"/>
      <text:p text:style-name="Standard">KR </text:p>
      <text:p text:style-name="Standard"/>
      <text:p text:style-name="Standard">EK </text:p>
      <text:p text:style-name="Standard"/>
      <text:p text:style-name="Standard">FT </text:p>
      <text:p text:style-name="Standard"/>
      <text:p text:style-name="Standard">XI </text:p>
      <text:p text:style-name="Standard"/>
      <text:p text:style-name="Standard">FL </text:p>
      <text:p text:style-name="Standard"/>
      <text:p text:style-name="Standard">FU </text:p>
      <text:p text:style-name="Standard"/>
      <text:p text:style-name="Standard">GI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OF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KR </text:p>
      <text:p text:style-name="Standard"><text:soft-page-break/></text:p>
      <text:p text:style-name="Standard">HR </text:p>
      <text:p text:style-name="Standard"/>
      <text:p text:style-name="Standard">QK </text:p>
      <text:p text:style-name="Standard"/>
      <text:p text:style-name="Standard">OD </text:p>
      <text:p text:style-name="Standard"/>
      <text:p text:style-name="Standard">VK </text:p>
      <text:p text:style-name="Standard"/>
      <text:p text:style-name="Standard">KO </text:p>
      <text:p text:style-name="Standard"/>
      <text:p text:style-name="Standard">ZO </text:p>
      <text:p text:style-name="Standard"/>
      <text:p text:style-name="Standard">EK </text:p>
      <text:p text:style-name="Standard"/>
      <text:p text:style-name="Standard">KY </text:p>
      <text:p text:style-name="Standard"/>
      <text:p text:style-name="Standard">KY </text:p>
      <text:p text:style-name="Standard"/>
      <text:p text:style-name="Standard">MU </text:p>
      <text:p text:style-name="Standard"/>
      <text:p text:style-name="Standard">BO </text:p>
      <text:p text:style-name="Standard"/>
      <text:p text:style-name="Standard">TU </text:p>
      <text:p text:style-name="Standard"/>
      <text:p text:style-name="Standard">IR </text:p>
      <text:p text:style-name="Standard"/>
      <text:p text:style-name="Standard">KR </text:p>
      <text:p text:style-name="Standard"/>
      <text:p text:style-name="Standard">XB </text:p>
      <text:p text:style-name="Standard"/>
      <text:p text:style-name="Standard">IE </text:p>
      <text:p text:style-name="Standard"/>
      <text:p text:style-name="Standard">UO </text:p>
      <text:p text:style-name="Standard"/>
      <text:p text:style-name="Standard">QF </text:p>
      <text:p text:style-name="Standard"/>
      <text:p text:style-name="Standard">FW </text:p>
      <text:p text:style-name="Standard"/>
      <text:p text:style-name="Standard">OR </text:p>
      <text:p text:style-name="Standard"/>
      <text:p text:style-name="Standard">RE </text:p>
      <text:p text:style-name="Standard"/>
      <text:p text:style-name="Standard">KR </text:p>
      <text:p text:style-name="Standard"/>
      <text:p text:style-name="Standard">FL </text:p>
      <text:p text:style-name="Standard"/>
      <text:p text:style-name="Standard">ED </text:p>
      <text:p text:style-name="Standard"/>
      <text:p text:style-name="Standard">TA </text:p>
      <text:p text:style-name="Standard"/>
      <text:p text:style-name="Standard">ZR </text:p>
      <text:p text:style-name="Standard"><text:soft-page-break/></text:p>
      <text:p text:style-name="Standard">KR </text:p>
      <text:p text:style-name="Standard"/>
      <text:p text:style-name="Standard">OZ </text:p>
      <text:p text:style-name="Standard"/>
      <text:p text:style-name="Standard">VK </text:p>
      <text:p text:style-name="Standard"/>
      <text:p text:style-name="Standard">RO </text:p>
      <text:p text:style-name="Standard"/>
      <text:p text:style-name="Standard">GI </text:p>
      <text:p text:style-name="Standard"/>
      <text:p text:style-name="Standard">UH </text:p>
      <text:p text:style-name="Standard"/>
      <text:p text:style-name="Standard">KI </text:p>
      <text:p text:style-name="Standard"/>
      <text:p text:style-name="Standard">EK </text:p>
      <text:p text:style-name="Standard"/>
      <text:p text:style-name="Standard">RP </text:p>
      <text:p text:style-name="Standard"/>
      <text:p text:style-name="Standard">UK </text:p>
      <text:p text:style-name="Standard"/>
      <text:p text:style-name="Standard">HM </text:p>
      <text:p text:style-name="Standard"/>
      <text:p text:style-name="Standard">RU </text:p>
      <text:p text:style-name="Standard"/>
      <text:p text:style-name="Standard">XG </text:p>
      <text:p text:style-name="Standard"/>
      <text:p text:style-name="Standard">OX </text:p>
      <text:p text:style-name="Standard"/>
      <text:p text:style-name="Standard">ZB </text:p>
      <text:p text:style-name="Standard"/>
      <text:p text:style-name="Standard">OK </text:p>
      <text:p text:style-name="Standard"/>
      <text:p text:style-name="Standard">AZ </text:p>
      <text:p text:style-name="Standard"/>
      <text:p text:style-name="Standard">FW </text:p>
      <text:p text:style-name="Standard"/>
      <text:p text:style-name="Standard">BX </text:p>
      <text:p text:style-name="Standard"/>
      <text:p text:style-name="Standard">RU </text:p>
      <text:p text:style-name="Standard"/>
      <text:p text:style-name="Standard">OU </text:p>
      <text:p text:style-name="Standard"/>
      <text:p text:style-name="Standard">BO </text:p>
      <text:p text:style-name="Standard"/>
      <text:p text:style-name="Standard">OW </text:p>
      <text:p text:style-name="Standard"/>
      <text:p text:style-name="Standard">XI </text:p>
      <text:p text:style-name="Standard"/>
      <text:p text:style-name="Standard">EL </text:p>
      <text:p text:style-name="Standard"/>
      <text:p text:style-name="Standard">XU </text:p>
      <text:p text:style-name="Standard"><text:soft-page-break/></text:p>
      <text:p text:style-name="Standard">OW </text:p>
      <text:p text:style-name="Standard"/>
      <text:p text:style-name="Standard">XF </text:p>
      <text:p text:style-name="Standard"/>
      <text:p text:style-name="Standard">RU </text:p>
      <text:p text:style-name="Standard"/>
      <text:p text:style-name="Standard">KA </text:p>
      <text:p text:style-name="Standard"/>
      <text:p text:style-name="Standard">OW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KR </text:p>
      <text:p text:style-name="Standard"/>
      <text:p text:style-name="Standard">GW </text:p>
      <text:p text:style-name="Standard"/>
      <text:p text:style-name="Standard">HU </text:p>
      <text:p text:style-name="Standard"/>
      <text:p text:style-name="Standard">XZ </text:p>
      <text:p text:style-name="Standard"/>
      <text:p text:style-name="Standard">KE </text:p>
      <text:p text:style-name="Standard"/>
      <text:p text:style-name="Standard">OX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YG </text:p>
      <text:p text:style-name="Standard"/>
      <text:p text:style-name="Standard">OW </text:p>
      <text:p text:style-name="Standard"/>
      <text:p text:style-name="Standard">UK </text:p>
      <text:p text:style-name="Standard"/>
      <text:p text:style-name="Standard">AI </text:p>
      <text:p text:style-name="Standard"/>
      <text:p text:style-name="Standard">EK </text:p>
      <text:p text:style-name="Standard"/>
      <text:p text:style-name="Standard">KU </text:p>
      <text:p text:style-name="Standard"/>
      <text:p text:style-name="Standard">EX </text:p>
      <text:p text:style-name="Standard"/>
      <text:p text:style-name="Standard">NI </text:p>
      <text:p text:style-name="Standard"/>
      <text:p text:style-name="Standard">ZX </text:p>
      <text:p text:style-name="Standard"><text:soft-page-break/></text:p>
      <text:p text:style-name="Standard">PH </text:p>
      <text:p text:style-name="Standard"/>
      <text:p text:style-name="Standard">OD </text:p>
      <text:p text:style-name="Standard"/>
      <text:p text:style-name="Standard">VK </text:p>
      <text:p text:style-name="Standard"/>
      <text:p text:style-name="Standard">NI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FW </text:p>
      <text:p text:style-name="Standard"/>
      <text:p text:style-name="Standard">EK </text:p>
      <text:p text:style-name="Standard"/>
      <text:p text:style-name="Standard">OW </text:p>
      <text:p text:style-name="Standard"/>
      <text:p text:style-name="Standard">XY </text:p>
      <text:p text:style-name="Standard"/>
      <text:p text:style-name="Standard">RN </text:p>
      <text:p text:style-name="Standard"/>
      <text:p text:style-name="Standard">LO </text:p>
      <text:p text:style-name="Standard"/>
      <text:p text:style-name="Standard">GX </text:p>
      <text:p text:style-name="Standard"/>
      <text:p text:style-name="Standard">SZ </text:p>
      <text:p text:style-name="Standard"/>
      <text:p text:style-name="Standard">LI </text:p>
      <text:p text:style-name="Standard"/>
      <text:p text:style-name="Standard">RF </text:p>
      <text:p text:style-name="Standard"/>
      <text:p text:style-name="Standard">YH </text:p>
      <text:p text:style-name="Standard"/>
      <text:p text:style-name="Standard">RN </text:p>
      <text:p text:style-name="Standard"/>
      <text:p text:style-name="Standard">SZ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OD </text:p>
      <text:p text:style-name="Standard"/>
      <text:p text:style-name="Standard">VK </text:p>
      <text:p text:style-name="Standard"/>
      <text:p text:style-name="Standard">KO </text:p>
      <text:p text:style-name="Standard"/>
      <text:p text:style-name="Standard">EK </text:p>
      <text:p text:style-name="Standard"><text:soft-page-break/></text:p>
      <text:p text:style-name="Standard">KP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RH </text:p>
      <text:p text:style-name="Standard"/>
      <text:p text:style-name="Standard">OD </text:p>
      <text:p text:style-name="Standard"/>
      <text:p text:style-name="Standard">VK </text:p>
      <text:p text:style-name="Standard"/>
      <text:p text:style-name="Standard">KI </text:p>
      <text:p text:style-name="Standard"/>
      <text:p text:style-name="Standard">NI </text:p>
      <text:p text:style-name="Standard"/>
      <text:p text:style-name="Standard">ZS </text:p>
      <text:p text:style-name="Standard"/>
      <text:p text:style-name="Standard">PH </text:p>
      <text:p text:style-name="Standard"/>
      <text:p text:style-name="Standard">TW </text:p>
      <text:p text:style-name="Standard"/>
      <text:p text:style-name="Standard">EK </text:p>
      <text:p text:style-name="Standard"/>
      <text:p text:style-name="Standard">HY </text:p>
      <text:p text:style-name="Standard"/>
      <text:p text:style-name="Standard">UF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UH </text:p>
      <text:p text:style-name="Standard"/>
      <text:p text:style-name="Standard">XG </text:p>
      <text:p text:style-name="Standard"/>
      <text:p text:style-name="Standard">UK </text:p>
      <text:p text:style-name="Standard"/>
      <text:p text:style-name="Standard">HA </text:p>
      <text:p text:style-name="Standard"/>
      <text:p text:style-name="Standard">XZ </text:p>
      <text:p text:style-name="Standard"/>
      <text:p text:style-name="Standard">KE </text:p>
      <text:p text:style-name="Standard"/>
      <text:p text:style-name="Standard">IK </text:p>
      <text:p text:style-name="Standard"/>
      <text:p text:style-name="Standard">SZ </text:p>
      <text:p text:style-name="Standard"/>
      <text:p text:style-name="Standard">LZ </text:p>
      <text:p text:style-name="Standard"><text:soft-page-break/></text:p>
      <text:p text:style-name="Standard">RH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OZ </text:p>
      <text:p text:style-name="Standard"/>
      <text:p text:style-name="Standard">VK </text:p>
      <text:p text:style-name="Standard"/>
      <text:p text:style-name="Standard">EK </text:p>
      <text:p text:style-name="Standard"/>
      <text:p text:style-name="Standard">RU </text:p>
      <text:p text:style-name="Standard"/>
      <text:p text:style-name="Standard">SO </text:p>
      <text:p text:style-name="Standard"/>
      <text:p text:style-name="Standard">AZ </text:p>
      <text:p text:style-name="Standard"/>
      <text:p text:style-name="Standard">LF </text:p>
      <text:p text:style-name="Standard"/>
      <text:p text:style-name="Standard">RE </text:p>
      <text:p text:style-name="Standard"/>
      <text:p text:style-name="Standard">KR </text:p>
      <text:p text:style-name="Standard"/>
      <text:p text:style-name="Standard">OK </text:p>
      <text:p text:style-name="Standard"/>
      <text:p text:style-name="Standard">FW </text:p>
      <text:p text:style-name="Standard"/>
      <text:p text:style-name="Standard">XK </text:p>
      <text:p text:style-name="Standard"/>
      <text:p text:style-name="Standard">LI </text:p>
      <text:p text:style-name="Standard"/>
      <text:p text:style-name="Standard">UK </text:p>
      <text:p text:style-name="Standard"/>
      <text:p text:style-name="Standard">KI </text:p>
      <text:p text:style-name="Standard"/>
      <text:p text:style-name="Standard">EK </text:p>
      <text:p text:style-name="Standard"/>
      <text:p text:style-name="Standard">RP </text:p>
      <text:p text:style-name="Standard"/>
      <text:p text:style-name="Standard">zo </text:p>
      <text:p text:style-name="Standard"/>
      <text:p text:style-name="Standard">EK </text:p>
      <text:p text:style-name="Standard"/>
      <text:p text:style-name="Standard">KY </text:p>
      <text:p text:style-name="Standard"/>
      <text:p text:style-name="Standard">KY </text:p>
      <text:p text:style-name="Standard"/>
      <text:p text:style-name="Standard">MU </text:p>
      <text:p text:style-name="Standard"/>
      <text:p text:style-name="Standard">BO </text:p>
      <text:p text:style-name="Standard"><text:soft-page-break/></text:p>
      <text:p text:style-name="Standard">TU </text:p>
      <text:p text:style-name="Standard"/>
      <text:p text:style-name="Standard">IR </text:p>
      <text:p text:style-name="Standard"/>
      <text:p text:style-name="Standard">KR </text:p>
      <text:p text:style-name="Standard"/>
      <text:p text:style-name="Standard">XB </text:p>
      <text:p text:style-name="Standard"/>
      <text:p text:style-name="Standard">IE </text:p>
      <text:p text:style-name="Standard"/>
      <text:p text:style-name="Standard">SZ </text:p>
      <text:p text:style-name="Standard"/>
      <text:p text:style-name="Standard">DZ </text:p>
      <text:p text:style-name="Standard"/>
      <text:p text:style-name="Standard">HU </text:p>
      <text:p text:style-name="Standard"/>
      <text:p text:style-name="Standard">XZ </text:p>
      <text:p text:style-name="Standard"/>
      <text:p text:style-name="Standard">KE </text:p>
      <text:p text:style-name="Standard"/>
      <text:p text:style-name="Standard">10 </text:p>
      <text:p text:style-name="Standard"/>
      <text:p text:style-name="Standard">EK </text:p>
      <text:p text:style-name="Standard"/>
      <text:p text:style-name="Standard">KY </text:p>
      <text:p text:style-name="Standard"/>
      <text:p text:style-name="Standard">RU </text:p>
      <text:p text:style-name="Standard"/>
      <text:p text:style-name="Standard"/>
      <text:p text:style-name="Standard"/>
      <text:p text:style-name="Standard">Exercises 31 </text:p>
      <text:p text:style-name="Standard"/>
      <text:p text:style-name="Standard"/>
      <text:p text:style-name="Standard">HE </text:p>
      <text:p text:style-name="Standard"/>
      <text:p text:style-name="Standard">KE </text:p>
      <text:p text:style-name="Standard"/>
      <text:p text:style-name="Standard">SZ </text:p>
      <text:p text:style-name="Standard"/>
      <text:p text:style-name="Standard">LZ </text:p>
      <text:p text:style-name="Standard"/>
      <text:p text:style-name="Standard">RH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EL </text:p>
      <text:p text:style-name="Standard"/>
      <text:p text:style-name="Standard">FU </text:p>
      <text:p text:style-name="Standard"/>
      <text:p text:style-name="Standard"><text:soft-page-break/>Cl </text:p>
      <text:p text:style-name="Standard"/>
      <text:p text:style-name="Standard">EK </text:p>
      <text:p text:style-name="Standard"/>
      <text:p text:style-name="Standard">TQ </text:p>
      <text:p text:style-name="Standard"/>
      <text:p text:style-name="Standard">XZ </text:p>
      <text:p text:style-name="Standard"/>
      <text:p text:style-name="Standard">KE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UO </text:p>
      <text:p text:style-name="Standard"/>
      <text:p text:style-name="Standard">QE </text:p>
      <text:p text:style-name="Standard"/>
      <text:p text:style-name="Standard">FW </text:p>
      <text:p text:style-name="Standard"/>
      <text:p text:style-name="Standard">OR </text:p>
      <text:p text:style-name="Standard"/>
      <text:p text:style-name="Standard">HU </text:p>
      <text:p text:style-name="Standard"/>
      <text:p text:style-name="Standard">XZ </text:p>
      <text:p text:style-name="Standard"/>
      <text:p text:style-name="Standard">KE </text:p>
      <text:p text:style-name="Standard"/>
      <text:p text:style-name="Standard">MW </text:p>
      <text:p text:style-name="Standard"/>
      <text:p text:style-name="Standard">AZ </text:p>
      <text:p text:style-name="Standard"/>
      <text:p text:style-name="Standard">EL </text:p>
      <text:p text:style-name="Standard"/>
      <text:p text:style-name="Standard">HT </text:p>
      <text:p text:style-name="Standard"/>
      <text:p text:style-name="Standard">QT </text:p>
      <text:p text:style-name="Standard"/>
      <text:p text:style-name="Standard">XG </text:p>
      <text:p text:style-name="Standard"/>
      <text:p text:style-name="Standard">OL </text:p>
      <text:p text:style-name="Standard"/>
      <text:p text:style-name="Standard">Cl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FA </text:p>
      <text:p text:style-name="Standard"/>
      <text:p text:style-name="Standard">EK </text:p>
      <text:p text:style-name="Standard"/>
      <text:p text:style-name="Standard"><text:soft-page-break/>OR </text:p>
      <text:p text:style-name="Standard"/>
      <text:p text:style-name="Standard">ZN </text:p>
      <text:p text:style-name="Standard"/>
      <text:p text:style-name="Standard">AF </text:p>
      <text:p text:style-name="Standard"/>
      <text:p text:style-name="Standard">XK </text:p>
      <text:p text:style-name="Standard"/>
      <text:p text:style-name="Standard">SI </text:p>
      <text:p text:style-name="Standard"/>
      <text:p text:style-name="Standard">LI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UK </text:p>
      <text:p text:style-name="Standard"/>
      <text:p text:style-name="Standard">PH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AG </text:p>
      <text:p text:style-name="Standard"/>
      <text:p text:style-name="Standard">AT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EK </text:p>
      <text:p text:style-name="Standard"/>
      <text:p text:style-name="Standard">RY </text:p>
      <text:p text:style-name="Standard"/>
      <text:p text:style-name="Standard"><text:soft-page-break/>UA </text:p>
      <text:p text:style-name="Standard"/>
      <text:p text:style-name="Standard">HE </text:p>
      <text:p text:style-name="Standard"/>
      <text:p text:style-name="Standard">CV </text:p>
      <text:p text:style-name="Standard"/>
      <text:p text:style-name="Standard">UF </text:p>
      <text:p text:style-name="Standard"/>
      <text:p text:style-name="Standard">OW </text:p>
      <text:p text:style-name="Standard"/>
      <text:p text:style-name="Standard">XV </text:p>
      <text:p text:style-name="Standard"/>
      <text:p text:style-name="Standard">LI </text:p>
      <text:p text:style-name="Standard"/>
      <text:p text:style-name="Standard">OL </text:p>
      <text:p text:style-name="Standard"/>
      <text:p text:style-name="Standard">YX </text:p>
      <text:p text:style-name="Standard"/>
      <text:p text:style-name="Standard">UH </text:p>
      <text:p text:style-name="Standard"/>
      <text:p text:style-name="Standard">KI </text:p>
      <text:p text:style-name="Standard"/>
      <text:p text:style-name="Standard">EK </text:p>
      <text:p text:style-name="Standard"/>
      <text:p text:style-name="Standard">RQ </text:p>
      <text:p text:style-name="Standard"/>
      <text:p text:style-name="Standard">OR </text:p>
      <text:p text:style-name="Standard"/>
      <text:p text:style-name="Standard">RH </text:p>
      <text:p text:style-name="Standard"/>
      <text:p text:style-name="Standard">ER </text:p>
      <text:p text:style-name="Standard"/>
      <text:p text:style-name="Standard">YK </text:p>
      <text:p text:style-name="Standard"/>
      <text:p text:style-name="Standard">RA </text:p>
      <text:p text:style-name="Standard"/>
      <text:p text:style-name="Standard">ZN </text:p>
      <text:p text:style-name="Standard"/>
      <text:p text:style-name="Standard">CD </text:p>
      <text:p text:style-name="Standard"/>
      <text:p text:style-name="Standard">DZ </text:p>
      <text:p text:style-name="Standard"/>
      <text:p text:style-name="Standard">ZO </text:p>
      <text:p text:style-name="Standard"/>
      <text:p text:style-name="Standard">VB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AF </text:p>
      <text:p text:style-name="Standard"/>
      <text:p text:style-name="Standard"><text:soft-page-break/>KU </text:p>
      <text:p text:style-name="Standard"/>
      <text:p text:style-name="Standard">OW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NX </text:p>
      <text:p text:style-name="Standard"/>
      <text:p text:style-name="Standard">HF </text:p>
      <text:p text:style-name="Standard"/>
      <text:p text:style-name="Standard">AX </text:p>
      <text:p text:style-name="Standard"/>
      <text:p text:style-name="Standard">UD </text:p>
      <text:p text:style-name="Standard"/>
      <text:p text:style-name="Standard">SW </text:p>
      <text:p text:style-name="Standard"/>
      <text:p text:style-name="Standard">LZ </text:p>
      <text:p text:style-name="Standard"/>
      <text:p text:style-name="Standard">RE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FW </text:p>
      <text:p text:style-name="Standard"/>
      <text:p text:style-name="Standard">EK </text:p>
      <text:p text:style-name="Standard"/>
      <text:p text:style-name="Standard">LW </text:p>
      <text:p text:style-name="Standard"/>
      <text:p text:style-name="Standard">TA </text:p>
      <text:p text:style-name="Standard"/>
      <text:p text:style-name="Standard">XG </text:p>
      <text:p text:style-name="Standard"/>
      <text:p text:style-name="Standard">OK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YG </text:p>
      <text:p text:style-name="Standard"/>
      <text:p text:style-name="Standard">OW </text:p>
      <text:p text:style-name="Standard"/>
      <text:p text:style-name="Standard">UK </text:p>
      <text:p text:style-name="Standard"/>
      <text:p text:style-name="Standard">AI </text:p>
      <text:p text:style-name="Standard"/>
      <text:p text:style-name="Standard">EK </text:p>
      <text:p text:style-name="Standard"/>
      <text:p text:style-name="Standard"><text:soft-page-break/>KU </text:p>
      <text:p text:style-name="Standard"/>
      <text:p text:style-name="Standard">EX </text:p>
      <text:p text:style-name="Standard"/>
      <text:p text:style-name="Standard">OU </text:p>
      <text:p text:style-name="Standard"/>
      <text:p text:style-name="Standard">ZS </text:p>
      <text:p text:style-name="Standard"/>
      <text:p text:style-name="Standard">VL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KP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WH </text:p>
      <text:p text:style-name="Standard"/>
      <text:p text:style-name="Standard">RU </text:p>
      <text:p text:style-name="Standard"/>
      <text:p text:style-name="Standard">EO </text:p>
      <text:p text:style-name="Standard"/>
      <text:p text:style-name="Standard">HR </text:p>
      <text:p text:style-name="Standard"/>
      <text:p text:style-name="Standard">OU </text:p>
      <text:p text:style-name="Standard"/>
      <text:p text:style-name="Standard">IR </text:p>
      <text:p text:style-name="Standard"/>
      <text:p text:style-name="Standard">KR </text:p>
      <text:p text:style-name="Standard"/>
      <text:p text:style-name="Standard">UK </text:p>
      <text:p text:style-name="Standard"/>
      <text:p text:style-name="Standard">SF </text:p>
      <text:p text:style-name="Standard"/>
      <text:p text:style-name="Standard">OW </text:p>
      <text:p text:style-name="Standard"/>
      <text:p text:style-name="Standard">YH </text:p>
      <text:p text:style-name="Standard"/>
      <text:p text:style-name="Standard">PH </text:p>
      <text:p text:style-name="Standard"/>
      <text:p text:style-name="Standard">EF </text:p>
      <text:p text:style-name="Standard"/>
      <text:p text:style-name="Standard">OD </text:p>
      <text:p text:style-name="Standard"/>
      <text:p text:style-name="Standard"><text:soft-page-break/>ZD </text:p>
      <text:p text:style-name="Standard"/>
      <text:p text:style-name="Standard">BZ </text:p>
      <text:p text:style-name="Standard"/>
      <text:p text:style-name="Standard">OW </text:p>
      <text:p text:style-name="Standard"/>
      <text:p text:style-name="Standard">FV </text:p>
      <text:p text:style-name="Standard"/>
      <text:p text:style-name="Standard">LZ </text:p>
      <text:p text:style-name="Standard"/>
      <text:p text:style-name="Standard">ZO </text:p>
      <text:p text:style-name="Standard"/>
      <text:p text:style-name="Standard">ZK </text:p>
      <text:p text:style-name="Standard"/>
      <text:p text:style-name="Standard">TD </text:p>
      <text:p text:style-name="Standard"/>
      <text:p text:style-name="Standard">BZ </text:p>
      <text:p text:style-name="Standard"/>
      <text:p text:style-name="Standard">NF </text:p>
      <text:p text:style-name="Standard"/>
      <text:p text:style-name="Standard">EK </text:p>
      <text:p text:style-name="Standard"/>
      <text:p text:style-name="Standard">CR </text:p>
      <text:p text:style-name="Standard"/>
      <text:p text:style-name="Standard">DN </text:p>
      <text:p text:style-name="Standard"/>
      <text:p text:style-name="Standard">KE </text:p>
      <text:p text:style-name="Standard"/>
      <text:p text:style-name="Standard">KR </text:p>
      <text:p text:style-name="Standard"/>
      <text:p text:style-name="Standard">AF </text:p>
      <text:p text:style-name="Standard"/>
      <text:p text:style-name="Standard">ER </text:p>
      <text:p text:style-name="Standard"/>
      <text:p text:style-name="Standard">HE </text:p>
      <text:p text:style-name="Standard"/>
      <text:p text:style-name="Standard">KY </text:p>
      <text:p text:style-name="Standard"/>
      <text:p text:style-name="Standard">RP </text:p>
      <text:p text:style-name="Standard"/>
      <text:p text:style-name="Standard">OL </text:p>
      <text:p text:style-name="Standard"/>
      <text:p text:style-name="Standard">BD </text:p>
      <text:p text:style-name="Standard"/>
      <text:p text:style-name="Standard">NL </text:p>
      <text:p text:style-name="Standard"/>
      <text:p text:style-name="Standard">HF </text:p>
      <text:p text:style-name="Standard"/>
      <text:p text:style-name="Standard">ZO </text:p>
      <text:p text:style-name="Standard"/>
      <text:p text:style-name="Standard">ZK </text:p>
      <text:p text:style-name="Standard"/>
      <text:p text:style-name="Standard"><text:soft-page-break/>IN </text:p>
      <text:p text:style-name="Standard"/>
      <text:p text:style-name="Standard">KR </text:p>
      <text:p text:style-name="Standard"/>
      <text:p text:style-name="Standard">FT </text:p>
      <text:p text:style-name="Standard"/>
      <text:p text:style-name="Standard">TX </text:p>
      <text:p text:style-name="Standard"/>
      <text:p text:style-name="Standard">Cl </text:p>
      <text:p text:style-name="Standard"/>
      <text:p text:style-name="Standard">OL </text:p>
      <text:p text:style-name="Standard"/>
      <text:p text:style-name="Standard">GI </text:p>
      <text:p text:style-name="Standard"/>
      <text:p text:style-name="Standard">HP </text:p>
      <text:p text:style-name="Standard"/>
      <text:p text:style-name="Standard">RH </text:p>
      <text:p text:style-name="Standard"/>
      <text:p text:style-name="Standard">FQ </text:p>
      <text:p text:style-name="Standard"/>
      <text:p text:style-name="Standard">ZO </text:p>
      <text:p text:style-name="Standard"/>
      <text:p text:style-name="Standard">PK </text:p>
      <text:p text:style-name="Standard"/>
      <text:p text:style-name="Standard">XC </text:p>
      <text:p text:style-name="Standard"/>
      <text:p text:style-name="Standard">FT </text:p>
      <text:p text:style-name="Standard"/>
      <text:p text:style-name="Standard">FL </text:p>
      <text:p text:style-name="Standard"/>
      <text:p text:style-name="Standard">BD </text:p>
      <text:p text:style-name="Standard"/>
      <text:p text:style-name="Standard">NL </text:p>
      <text:p text:style-name="Standard"/>
      <text:p text:style-name="Standard">HF </text:p>
      <text:p text:style-name="Standard"/>
      <text:p text:style-name="Standard">ZO </text:p>
      <text:p text:style-name="Standard"/>
      <text:p text:style-name="Standard">ZK </text:p>
      <text:p text:style-name="Standard"/>
      <text:p text:style-name="Standard">IZ </text:p>
      <text:p text:style-name="Standard"/>
      <text:p text:style-name="Standard">KO </text:p>
      <text:p text:style-name="Standard"/>
      <text:p text:style-name="Standard">TX </text:p>
      <text:p text:style-name="Standard"/>
      <text:p text:style-name="Standard">GI </text:p>
      <text:p text:style-name="Standard"/>
      <text:p text:style-name="Standard">OW </text:p>
      <text:p text:style-name="Standard"/>
      <text:p text:style-name="Standard">XV </text:p>
      <text:p text:style-name="Standard"/>
      <text:p text:style-name="Standard"><text:soft-page-break/>LI </text:p>
      <text:p text:style-name="Standard"/>
      <text:p text:style-name="Standard">OL </text:p>
      <text:p text:style-name="Standard"/>
      <text:p text:style-name="Standard">NR </text:p>
      <text:p text:style-name="Standard"/>
      <text:p text:style-name="Standard">RL </text:p>
      <text:p text:style-name="Standard"/>
      <text:p text:style-name="Standard">NZ </text:p>
      <text:p text:style-name="Standard"/>
      <text:p text:style-name="Standard">RN </text:p>
      <text:p text:style-name="Standard"/>
      <text:p text:style-name="Standard">LO </text:p>
      <text:p text:style-name="Standard"/>
      <text:p text:style-name="Standard">ZS </text:p>
      <text:p text:style-name="Standard"/>
      <text:p text:style-name="Standard">IS </text:p>
      <text:p text:style-name="Standard"/>
      <text:p text:style-name="Standard">XV </text:p>
      <text:p text:style-name="Standard"/>
      <text:p text:style-name="Standard">LI </text:p>
      <text:p text:style-name="Standard"/>
      <text:p text:style-name="Standard">CS </text:p>
      <text:p text:style-name="Standard"/>
      <text:p text:style-name="Standard">KU </text:p>
      <text:p text:style-name="Standard"/>
      <text:p text:style-name="Standard">GX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RP </text:p>
      <text:p text:style-name="Standard"/>
      <text:p text:style-name="Standard">OW </text:p>
      <text:p text:style-name="Standard"/>
      <text:p text:style-name="Standard">XL </text:p>
      <text:p text:style-name="Standard"/>
      <text:p text:style-name="Standard">OF </text:p>
      <text:p text:style-name="Standard"/>
      <text:p text:style-name="Standard">XC </text:p>
      <text:p text:style-name="Standard"/>
      <text:p text:style-name="Standard">RY </text:p>
      <text:p text:style-name="Standard"/>
      <text:p text:style-name="Standard">FA </text:p>
      <text:p text:style-name="Standard"/>
      <text:p text:style-name="Standard">ZN </text:p>
      <text:p text:style-name="Standard"/>
      <text:p text:style-name="Standard">YA </text:p>
      <text:p text:style-name="Standard"/>
      <text:p text:style-name="Standard">SL </text:p>
      <text:p text:style-name="Standard"/>
      <text:p text:style-name="Standard"><text:soft-page-break/>Cl </text:p>
      <text:p text:style-name="Standard"/>
      <text:p text:style-name="Standard">ZO </text:p>
      <text:p text:style-name="Standard"/>
      <text:p text:style-name="Standard">WH </text:p>
      <text:p text:style-name="Standard"/>
      <text:p text:style-name="Standard">RU </text:p>
      <text:p text:style-name="Standard"/>
      <text:p text:style-name="Standard">UK </text:p>
      <text:p text:style-name="Standard"/>
      <text:p text:style-name="Standard">ZO </text:p>
      <text:p text:style-name="Standard"/>
      <text:p text:style-name="Standard">IB </text:p>
      <text:p text:style-name="Standard"/>
      <text:p text:style-name="Standard">AP </text:p>
      <text:p text:style-name="Standard"/>
      <text:p text:style-name="Standard">QK </text:p>
      <text:p text:style-name="Standard"/>
      <text:p text:style-name="Standard">WF </text:p>
      <text:p text:style-name="Standard"/>
      <text:p text:style-name="Standard">Cl </text:p>
      <text:p text:style-name="Standard"/>
      <text:p text:style-name="Standard">DY </text:p>
      <text:p text:style-name="Standard"/>
      <text:p text:style-name="Standard">SD </text:p>
      <text:p text:style-name="Standard"/>
      <text:p text:style-name="Standard">OH </text:p>
      <text:p text:style-name="Standard"/>
      <text:p text:style-name="Standard">KR </text:p>
      <text:p text:style-name="Standard"/>
      <text:p text:style-name="Standard">AF </text:p>
      <text:p text:style-name="Standard"/>
      <text:p text:style-name="Standard">ER </text:p>
      <text:p text:style-name="Standard"/>
      <text:p text:style-name="Standard">TF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UK </text:p>
      <text:p text:style-name="Standard"/>
      <text:p text:style-name="Standard">LO </text:p>
      <text:p text:style-name="Standard"/>
      <text:p text:style-name="Standard">OW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<text:soft-page-break/>KR </text:p>
      <text:p text:style-name="Standard"/>
      <text:p text:style-name="Standard">NX </text:p>
      <text:p text:style-name="Standard"/>
      <text:p text:style-name="Standard">HF </text:p>
      <text:p text:style-name="Standard"/>
      <text:p text:style-name="Standard">OX </text:p>
      <text:p text:style-name="Standard"/>
      <text:p text:style-name="Standard">QB </text:p>
      <text:p text:style-name="Standard"/>
      <text:p text:style-name="Standard">HR </text:p>
      <text:p text:style-name="Standard"/>
      <text:p text:style-name="Standard">LO </text:p>
      <text:p text:style-name="Standard"/>
      <text:p text:style-name="Standard">TU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FW </text:p>
      <text:p text:style-name="Standard"/>
      <text:p text:style-name="Standard">EK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UK </text:p>
      <text:p text:style-name="Standard"/>
      <text:p text:style-name="Standard">PH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<text:soft-page-break/>AF </text:p>
      <text:p text:style-name="Standard"/>
      <text:p text:style-name="Standard">AG </text:p>
      <text:p text:style-name="Standard"/>
      <text:p text:style-name="Standard">AT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EK </text:p>
      <text:p text:style-name="Standard"/>
      <text:p text:style-name="Standard">RY </text:p>
      <text:p text:style-name="Standard"/>
      <text:p text:style-name="Standard">YD </text:p>
      <text:p text:style-name="Standard"/>
      <text:p text:style-name="Standard">EK </text:p>
      <text:p text:style-name="Standard"/>
      <text:p text:style-name="Standard">EL </text:p>
      <text:p text:style-name="Standard"/>
      <text:p text:style-name="Standard">FU </text:p>
      <text:p text:style-name="Standard"/>
      <text:p text:style-name="Standard">Cl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OF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KR </text:p>
      <text:p text:style-name="Standard"/>
      <text:p text:style-name="Standard">SL </text:p>
      <text:p text:style-name="Standard"/>
      <text:p text:style-name="Standard">Cl </text:p>
      <text:p text:style-name="Standard"/>
      <text:p text:style-name="Standard">ME </text:p>
      <text:p text:style-name="Standard"/>
      <text:p text:style-name="Standard">LI </text:p>
      <text:p text:style-name="Standard"/>
      <text:p text:style-name="Standard">LQ </text:p>
      <text:p text:style-name="Standard"/>
      <text:p text:style-name="Standard">HU </text:p>
      <text:p text:style-name="Standard"/>
      <text:p text:style-name="Standard">DZ </text:p>
      <text:p text:style-name="Standard"/>
      <text:p text:style-name="Standard"><text:soft-page-break/>ZO </text:p>
      <text:p text:style-name="Standard"/>
      <text:p text:style-name="Standard">VB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AE </text:p>
      <text:p text:style-name="Standard"/>
      <text:p text:style-name="Standard">KU </text:p>
      <text:p text:style-name="Standard"/>
      <text:p text:style-name="Standard">LW </text:p>
      <text:p text:style-name="Standard"/>
      <text:p text:style-name="Standard">DB </text:p>
      <text:p text:style-name="Standard"/>
      <text:p text:style-name="Standard">AT </text:p>
      <text:p text:style-name="Standard"/>
      <text:p text:style-name="Standard">XY </text:p>
      <text:p text:style-name="Standard"/>
      <text:p text:style-name="Standard">BZ </text:p>
      <text:p text:style-name="Standard"/>
      <text:p text:style-name="Standard">NI </text:p>
      <text:p text:style-name="Standard"/>
      <text:p text:style-name="Standard">EK </text:p>
      <text:p text:style-name="Standard"/>
      <text:p text:style-name="Standard">TY </text:p>
      <text:p text:style-name="Standard"/>
      <text:p text:style-name="Standard">HT </text:p>
      <text:p text:style-name="Standard"/>
      <text:p text:style-name="Standard">ZO </text:p>
      <text:p text:style-name="Standard"/>
      <text:p text:style-name="Standard">XL </text:p>
      <text:p text:style-name="Standard"/>
      <text:p text:style-name="Standard">OD </text:p>
      <text:p text:style-name="Standard"/>
      <text:p text:style-name="Standard">PH </text:p>
      <text:p text:style-name="Standard"/>
      <text:p text:style-name="Standard">OK </text:p>
      <text:p text:style-name="Standard"/>
      <text:p text:style-name="Standard">LN </text:p>
      <text:p text:style-name="Standard"/>
      <text:p text:style-name="Standard">HB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AE </text:p>
      <text:p text:style-name="Standard"/>
      <text:p text:style-name="Standard">KU </text:p>
      <text:p text:style-name="Standard"/>
      <text:p text:style-name="Standard"><text:soft-page-break/>EK </text:p>
      <text:p text:style-name="Standard"/>
      <text:p text:style-name="Standard">OR </text:p>
      <text:p text:style-name="Standard"/>
      <text:p text:style-name="Standard">ZA </text:p>
      <text:p text:style-name="Standard"/>
      <text:p text:style-name="Standard">PH </text:p>
      <text:p text:style-name="Standard"/>
      <text:p text:style-name="Standard">LS </text:p>
      <text:p text:style-name="Standard"/>
      <text:p text:style-name="Standard">10 </text:p>
      <text:p text:style-name="Standard"/>
      <text:p text:style-name="Standard">ZK </text:p>
      <text:p text:style-name="Standard"/>
      <text:p text:style-name="Standard">KR </text:p>
      <text:p text:style-name="Standard"/>
      <text:p text:style-name="Standard">MK </text:p>
      <text:p text:style-name="Standard"/>
      <text:p text:style-name="Standard">UA </text:p>
      <text:p text:style-name="Standard"/>
      <text:p text:style-name="Standard">Cl </text:p>
      <text:p text:style-name="Standard"/>
      <text:p text:style-name="Standard">OW </text:p>
      <text:p text:style-name="Standard"/>
      <text:p text:style-name="Standard">FC </text:p>
      <text:p text:style-name="Standard"/>
      <text:p text:style-name="Standard">DO </text:p>
      <text:p text:style-name="Standard"/>
      <text:p text:style-name="Standard">FL </text:p>
      <text:p text:style-name="Standard"/>
      <text:p text:style-name="Standard">OZ </text:p>
      <text:p text:style-name="Standard"/>
      <text:p text:style-name="Standard">RE </text:p>
      <text:p text:style-name="Standard"/>
      <text:p text:style-name="Standard">SO </text:p>
      <text:p text:style-name="Standard"/>
      <text:p text:style-name="Standard">RU </text:p>
      <text:p text:style-name="Standard"/>
      <text:p text:style-name="Standard">LC </text:p>
      <text:p text:style-name="Standard"/>
      <text:p text:style-name="Standard">LW </text:p>
      <text:p text:style-name="Standard"/>
      <text:p text:style-name="Standard">DB </text:p>
      <text:p text:style-name="Standard"/>
      <text:p text:style-name="Standard">AT </text:p>
      <text:p text:style-name="Standard"/>
      <text:p text:style-name="Standard">XY </text:p>
      <text:p text:style-name="Standard"/>
      <text:p text:style-name="Standard">BZ </text:p>
      <text:p text:style-name="Standard"/>
      <text:p text:style-name="Standard">NI </text:p>
      <text:p text:style-name="Standard"/>
      <text:p text:style-name="Standard"><text:soft-page-break/>ZN </text:p>
      <text:p text:style-name="Standard"/>
      <text:p text:style-name="Standard">XB </text:p>
      <text:p text:style-name="Standard"/>
      <text:p text:style-name="Standard">ZO </text:p>
      <text:p text:style-name="Standard"/>
      <text:p text:style-name="Standard">FL </text:p>
      <text:p text:style-name="Standard"/>
      <text:p text:style-name="Standard">Cl </text:p>
      <text:p text:style-name="Standard"/>
      <text:p text:style-name="Standard">ZN </text:p>
      <text:p text:style-name="Standard"/>
      <text:p text:style-name="Standard">AF </text:p>
      <text:p text:style-name="Standard"/>
      <text:p text:style-name="Standard">XG </text:p>
      <text:p text:style-name="Standard"/>
      <text:p text:style-name="Standard">OU </text:p>
      <text:p text:style-name="Standard"/>
      <text:p text:style-name="Standard">ZS </text:p>
      <text:p text:style-name="Standard"/>
      <text:p text:style-name="Standard">FV </text:p>
      <text:p text:style-name="Standard"/>
      <text:p text:style-name="Standard">LF </text:p>
      <text:p text:style-name="Standard"/>
      <text:p text:style-name="Standard">RE </text:p>
      <text:p text:style-name="Standard"/>
      <text:p text:style-name="Standard">KR </text:p>
      <text:p text:style-name="Standard"/>
      <text:p text:style-name="Standard">NF </text:p>
      <text:p text:style-name="Standard"/>
      <text:p text:style-name="Standard">DV </text:p>
      <text:p text:style-name="Standard"/>
      <text:p text:style-name="Standard">OW </text:p>
      <text:p text:style-name="Standard"/>
      <text:p text:style-name="Standard">FZ </text:p>
      <text:p text:style-name="Standard"/>
      <text:p text:style-name="Standard">LS </text:p>
      <text:p text:style-name="Standard"/>
      <text:p text:style-name="Standard">OL </text:p>
      <text:p text:style-name="Standard"/>
      <text:p text:style-name="Standard">BD </text:p>
      <text:p text:style-name="Standard"/>
      <text:p text:style-name="Standard">NL </text:p>
      <text:p text:style-name="Standard"/>
      <text:p text:style-name="Standard">HF </text:p>
      <text:p text:style-name="Standard"/>
      <text:p text:style-name="Standard">ZO </text:p>
      <text:p text:style-name="Standard"/>
      <text:p text:style-name="Standard">ZK </text:p>
      <text:p text:style-name="Standard"/>
      <text:p text:style-name="Standard">IN </text:p>
      <text:p text:style-name="Standard"/>
      <text:p text:style-name="Standard"><text:soft-page-break/>KR </text:p>
      <text:p text:style-name="Standard"/>
      <text:p text:style-name="Standard">FT </text:p>
      <text:p text:style-name="Standard"/>
      <text:p text:style-name="Standard">TX </text:p>
      <text:p text:style-name="Standard"/>
      <text:p text:style-name="Standard">Cl </text:p>
      <text:p text:style-name="Standard"/>
      <text:p text:style-name="Standard">OK </text:p>
      <text:p text:style-name="Standard"/>
      <text:p text:style-name="Standard">KR </text:p>
      <text:p text:style-name="Standard"/>
      <text:p text:style-name="Standard">OD </text:p>
      <text:p text:style-name="Standard"/>
      <text:p text:style-name="Standard">PH </text:p>
      <text:p text:style-name="Standard"/>
      <text:p text:style-name="Standard">OK </text:p>
      <text:p text:style-name="Standard"/>
      <text:p text:style-name="Standard">LN </text:p>
      <text:p text:style-name="Standard"/>
      <text:p text:style-name="Standard">RS </text:p>
      <text:p text:style-name="Standard"/>
      <text:p text:style-name="Standard">BD </text:p>
      <text:p text:style-name="Standard"/>
      <text:p text:style-name="Standard">NL </text:p>
      <text:p text:style-name="Standard"/>
      <text:p text:style-name="Standard">HF </text:p>
      <text:p text:style-name="Standard"/>
      <text:p text:style-name="Standard">ZO </text:p>
      <text:p text:style-name="Standard"/>
      <text:p text:style-name="Standard">ZK </text:p>
      <text:p text:style-name="Standard"/>
      <text:p text:style-name="Standard">IN </text:p>
      <text:p text:style-name="Standard"/>
      <text:p text:style-name="Standard">KR </text:p>
      <text:p text:style-name="Standard"/>
      <text:p text:style-name="Standard">FT </text:p>
      <text:p text:style-name="Standard"/>
      <text:p text:style-name="Standard">TX </text:p>
      <text:p text:style-name="Standard"/>
      <text:p text:style-name="Standard">Cl </text:p>
      <text:p text:style-name="Standard"/>
      <text:p text:style-name="Standard">OL </text:p>
      <text:p text:style-name="Standard"/>
      <text:p text:style-name="Standard">Cl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EK </text:p>
      <text:p text:style-name="Standard"/>
      <text:p text:style-name="Standard"><text:soft-page-break/>HQ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AE </text:p>
      <text:p text:style-name="Standard"/>
      <text:p text:style-name="Standard">KU </text:p>
      <text:p text:style-name="Standard"/>
      <text:p text:style-name="Standard">EK </text:p>
      <text:p text:style-name="Standard"/>
      <text:p text:style-name="Standard">OR </text:p>
      <text:p text:style-name="Standard"/>
      <text:p text:style-name="Standard">ZA </text:p>
      <text:p text:style-name="Standard"/>
      <text:p text:style-name="Standard">PH </text:p>
      <text:p text:style-name="Standard"/>
      <text:p text:style-name="Standard">LS </text:p>
      <text:p text:style-name="Standard"/>
      <text:p text:style-name="Standard">10 </text:p>
      <text:p text:style-name="Standard"/>
      <text:p text:style-name="Standard">ZK </text:p>
      <text:p text:style-name="Standard"/>
      <text:p text:style-name="Standard">KR </text:p>
      <text:p text:style-name="Standard"/>
      <text:p text:style-name="Standard">MK </text:p>
      <text:p text:style-name="Standard"/>
      <text:p text:style-name="Standard">UA </text:p>
      <text:p text:style-name="Standard"/>
      <text:p text:style-name="Standard">Cl </text:p>
      <text:p text:style-name="Standard"/>
      <text:p text:style-name="Standard">LW </text:p>
      <text:p text:style-name="Standard"/>
      <text:p text:style-name="Standard">DB </text:p>
      <text:p text:style-name="Standard"/>
      <text:p text:style-name="Standard">AT </text:p>
      <text:p text:style-name="Standard"/>
      <text:p text:style-name="Standard">XY </text:p>
      <text:p text:style-name="Standard"/>
      <text:p text:style-name="Standard">BZ </text:p>
      <text:p text:style-name="Standard"/>
      <text:p text:style-name="Standard">NI </text:p>
      <text:p text:style-name="Standard"/>
      <text:p text:style-name="Standard">EK </text:p>
      <text:p text:style-name="Standard"/>
      <text:p text:style-name="Standard">TY </text:p>
      <text:p text:style-name="Standard"/>
      <text:p text:style-name="Standard">HT </text:p>
      <text:p text:style-name="Standard"/>
      <text:p text:style-name="Standard">ZO </text:p>
      <text:p text:style-name="Standard"/>
      <text:p text:style-name="Standard"><text:soft-page-break/>XL </text:p>
      <text:p text:style-name="Standard"/>
      <text:p text:style-name="Standard">OW </text:p>
      <text:p text:style-name="Standard"/>
      <text:p text:style-name="Standard">XV </text:p>
      <text:p text:style-name="Standard"/>
      <text:p text:style-name="Standard">LI </text:p>
      <text:p text:style-name="Standard"/>
      <text:p text:style-name="Standard">OL </text:p>
      <text:p text:style-name="Standard"/>
      <text:p text:style-name="Standard">NR </text:p>
      <text:p text:style-name="Standard"/>
      <text:p text:style-name="Standard">RL </text:p>
      <text:p text:style-name="Standard"/>
      <text:p text:style-name="Standard">NZ </text:p>
      <text:p text:style-name="Standard"/>
      <text:p text:style-name="Standard">RN </text:p>
      <text:p text:style-name="Standard"/>
      <text:p text:style-name="Standard">LO </text:p>
      <text:p text:style-name="Standard"/>
      <text:p text:style-name="Standard">ZS </text:p>
      <text:p text:style-name="Standard"/>
      <text:p text:style-name="Standard">IS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BZ </text:p>
      <text:p text:style-name="Standard"/>
      <text:p text:style-name="Standard">LI </text:p>
      <text:p text:style-name="Standard"/>
      <text:p text:style-name="Standard">OL </text:p>
      <text:p text:style-name="Standard"/>
      <text:p text:style-name="Standard">YX </text:p>
      <text:p text:style-name="Standard"/>
      <text:p text:style-name="Standard">UH </text:p>
      <text:p text:style-name="Standard"/>
      <text:p text:style-name="Standard">EO </text:p>
      <text:p text:style-name="Standard"/>
      <text:p text:style-name="Standard">AG </text:p>
      <text:p text:style-name="Standard"/>
      <text:p text:style-name="Standard">SR </text:p>
      <text:p text:style-name="Standard"/>
      <text:p text:style-name="Standard">RP </text:p>
      <text:p text:style-name="Standard"/>
      <text:p text:style-name="Standard">OW </text:p>
      <text:p text:style-name="Standard"/>
      <text:p text:style-name="Standard">ZO </text:p>
      <text:p text:style-name="Standard"/>
      <text:p text:style-name="Standard">UA </text:p>
      <text:p text:style-name="Standard"/>
      <text:p text:style-name="Standard"><text:soft-page-break/>TF </text:p>
      <text:p text:style-name="Standard"/>
      <text:p text:style-name="Standard">RF </text:p>
      <text:p text:style-name="Standard"/>
      <text:p text:style-name="Standard">PK </text:p>
      <text:p text:style-name="Standard"/>
      <text:p text:style-name="Standard">ZO </text:p>
      <text:p text:style-name="Standard"/>
      <text:p text:style-name="Standard">UA </text:p>
      <text:p text:style-name="Standard"/>
      <text:p text:style-name="Standard">HA </text:p>
      <text:p text:style-name="Standard"/>
      <text:p text:style-name="Standard">XT </text:p>
      <text:p text:style-name="Standard"/>
      <text:p text:style-name="Standard">TQ </text:p>
      <text:p text:style-name="Standard"/>
      <text:p text:style-name="Standard">KU </text:p>
      <text:p text:style-name="Standard"/>
      <text:p text:style-name="Standard">GX </text:p>
      <text:p text:style-name="Standard"/>
      <text:p text:style-name="Standard">OW </text:p>
      <text:p text:style-name="Standard"/>
      <text:p text:style-name="Standard">VD </text:p>
      <text:p text:style-name="Standard"/>
      <text:p text:style-name="Standard">RE </text:p>
      <text:p text:style-name="Standard"/>
      <text:p text:style-name="Standard">IK </text:p>
      <text:p text:style-name="Standard"/>
      <text:p text:style-name="Standard">KR </text:p>
      <text:p text:style-name="Standard"/>
      <text:p text:style-name="Standard">RW </text:p>
      <text:p text:style-name="Standard"/>
      <text:p text:style-name="Standard">AS </text:p>
      <text:p text:style-name="Standard"/>
      <text:p text:style-name="Standard">TU </text:p>
      <text:p text:style-name="Standard"/>
      <text:p text:style-name="Standard">PH </text:p>
      <text:p text:style-name="Standard"/>
      <text:p text:style-name="Standard">HE </text:p>
      <text:p text:style-name="Standard"/>
      <text:p text:style-name="Standard">KR </text:p>
      <text:p text:style-name="Standard"/>
      <text:p text:style-name="Standard">DY </text:p>
      <text:p text:style-name="Standard"/>
      <text:p text:style-name="Standard">LK </text:p>
      <text:p text:style-name="Standard"/>
      <text:p text:style-name="Standard">AI </text:p>
      <text:p text:style-name="Standard"/>
      <text:p text:style-name="Standard">EK </text:p>
      <text:p text:style-name="Standard"/>
      <text:p text:style-name="Standard">KU </text:p>
      <text:p text:style-name="Standard"/>
      <text:p text:style-name="Standard"><text:soft-page-break/>RU </text:p>
      <text:p text:style-name="Standard"/>
      <text:p text:style-name="Standard">FS </text:p>
      <text:p text:style-name="Standard"/>
      <text:p text:style-name="Standard">Cl </text:p>
      <text:p text:style-name="Standard"/>
      <text:p text:style-name="Standard">EK </text:p>
      <text:p text:style-name="Standard"/>
      <text:p text:style-name="Standard">KQ </text:p>
      <text:p text:style-name="Standard"/>
      <text:p text:style-name="Standard">FT </text:p>
      <text:p text:style-name="Standard"/>
      <text:p text:style-name="Standard">XL </text:p>
      <text:p text:style-name="Standard"/>
      <text:p text:style-name="Standard">AI </text:p>
      <text:p text:style-name="Standard"/>
      <text:p text:style-name="Standard">EK </text:p>
      <text:p text:style-name="Standard"/>
      <text:p text:style-name="Standard">RU </text:p>
      <text:p text:style-name="Standard"/>
      <text:p text:style-name="Standard">FT </text:p>
      <text:p text:style-name="Standard"/>
      <text:p text:style-name="Standard">LZ </text:p>
      <text:p text:style-name="Standard"/>
      <text:p text:style-name="Standard">RH </text:p>
      <text:p text:style-name="Standard"/>
      <text:p text:style-name="Standard">EK </text:p>
      <text:p text:style-name="Standard"/>
      <text:p text:style-name="Standard">HU </text:p>
      <text:p text:style-name="Standard"/>
      <text:p text:style-name="Standard">DZ </text:p>
      <text:p text:style-name="Standard"/>
      <text:p text:style-name="Standard">KU </text:p>
      <text:p text:style-name="Standard"/>
      <text:p text:style-name="Standard">NI </text:p>
      <text:p text:style-name="Standard"/>
      <text:p text:style-name="Standard">BH </text:p>
      <text:p text:style-name="Standard"/>
      <text:p text:style-name="Standard">LZ </text:p>
      <text:p text:style-name="Standard"/>
      <text:p text:style-name="Standard">RH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EK </text:p>
      <text:p text:style-name="Standard"/>
      <text:p text:style-name="Standard">KY </text:p>
      <text:p text:style-name="Standard"/>
      <text:p text:style-name="Standard">RU </text:p>
      <text:p text:style-name="Standard"/>
      <text:p text:style-name="Standard"><text:soft-page-break/>HE </text:p>
      <text:p text:style-name="Standard"/>
      <text:p text:style-name="Standard">RL </text:p>
      <text:p text:style-name="Standard"/>
      <text:p text:style-name="Standard">Cl </text:p>
      <text:p text:style-name="Standard"/>
      <text:p text:style-name="Standard">LZ </text:p>
      <text:p text:style-name="Standard"/>
      <text:p text:style-name="Standard">RH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EK </text:p>
      <text:p text:style-name="Standard"/>
      <text:p text:style-name="Standard">HQ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AE </text:p>
      <text:p text:style-name="Standard"/>
      <text:p text:style-name="Standard">KU </text:p>
      <text:p text:style-name="Standard"/>
      <text:p text:style-name="Standard">EK </text:p>
      <text:p text:style-name="Standard"/>
      <text:p text:style-name="Standard">OR </text:p>
      <text:p text:style-name="Standard"/>
      <text:p text:style-name="Standard">ZA </text:p>
      <text:p text:style-name="Standard"/>
      <text:p text:style-name="Standard">PH </text:p>
      <text:p text:style-name="Standard"/>
      <text:p text:style-name="Standard">LS </text:p>
      <text:p text:style-name="Standard"/>
      <text:p text:style-name="Standard">10 </text:p>
      <text:p text:style-name="Standard"/>
      <text:p text:style-name="Standard">ZK </text:p>
      <text:p text:style-name="Standard"/>
      <text:p text:style-name="Standard">KR </text:p>
      <text:p text:style-name="Standard"/>
      <text:p text:style-name="Standard">MK </text:p>
      <text:p text:style-name="Standard"/>
      <text:p text:style-name="Standard">UA </text:p>
      <text:p text:style-name="Standard"/>
      <text:p text:style-name="Standard">Cl </text:p>
      <text:p text:style-name="Standard"/>
      <text:p text:style-name="Standard">ou </text:p>
      <text:p text:style-name="Standard"/>
      <text:p text:style-name="Standard">ZS </text:p>
      <text:p text:style-name="Standard"/>
      <text:p text:style-name="Standard"><text:soft-page-break/>VL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HY </text:p>
      <text:p text:style-name="Standard"/>
      <text:p text:style-name="Standard">RE </text:p>
      <text:p text:style-name="Standard"/>
      <text:p text:style-name="Standard">OZ </text:p>
      <text:p text:style-name="Standard"/>
      <text:p text:style-name="Standard">CT </text:p>
      <text:p text:style-name="Standard"/>
      <text:p text:style-name="Standard">XO </text:p>
      <text:p text:style-name="Standard"/>
      <text:p text:style-name="Standard">AN </text:p>
      <text:p text:style-name="Standard"/>
      <text:p text:style-name="Standard">OZ </text:p>
      <text:p text:style-name="Standard"/>
      <text:p text:style-name="Standard">RF </text:p>
      <text:p text:style-name="Standard"/>
      <text:p text:style-name="Standard">PK </text:p>
      <text:p text:style-name="Standard"/>
      <text:p text:style-name="Standard">ZO </text:p>
      <text:p text:style-name="Standard"/>
      <text:p text:style-name="Standard">EK </text:p>
      <text:p text:style-name="Standard"/>
      <text:p text:style-name="Standard">TY </text:p>
      <text:p text:style-name="Standard"/>
      <text:p text:style-name="Standard">RF </text:p>
      <text:p text:style-name="Standard"/>
      <text:p text:style-name="Standard">PK </text:p>
      <text:p text:style-name="Standard"/>
      <text:p text:style-name="Standard">AI </text:p>
      <text:p text:style-name="Standard"/>
      <text:p text:style-name="Standard">ZS </text:p>
      <text:p text:style-name="Standard"/>
      <text:p text:style-name="Standard">VC </text:p>
      <text:p text:style-name="Standard"/>
      <text:p text:style-name="Standard">HQ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HY </text:p>
      <text:p text:style-name="Standard"/>
      <text:p text:style-name="Standard">TD </text:p>
      <text:p text:style-name="Standard"/>
      <text:p text:style-name="Standard">GF </text:p>
      <text:p text:style-name="Standard"/>
      <text:p text:style-name="Standard"><text:soft-page-break/>RF </text:p>
      <text:p text:style-name="Standard"/>
      <text:p text:style-name="Standard">UH </text:p>
      <text:p text:style-name="Standard"/>
      <text:p text:style-name="Standard">OW </text:p>
      <text:p text:style-name="Standard"/>
      <text:p text:style-name="Standard">XD </text:p>
      <text:p text:style-name="Standard"/>
      <text:p text:style-name="Standard">RP </text:p>
      <text:p text:style-name="Standard"/>
      <text:p text:style-name="Standard">LS </text:p>
      <text:p text:style-name="Standard"/>
      <text:p text:style-name="Standard">RK </text:p>
      <text:p text:style-name="Standard"/>
      <text:p text:style-name="Standard">HQ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HY </text:p>
      <text:p text:style-name="Standard"/>
      <text:p text:style-name="Standard">EK </text:p>
      <text:p text:style-name="Standard"/>
      <text:p text:style-name="Standard">RP </text:p>
      <text:p text:style-name="Standard"/>
      <text:p text:style-name="Standard">ZS </text:p>
      <text:p text:style-name="Standard"/>
      <text:p text:style-name="Standard">XC </text:p>
      <text:p text:style-name="Standard"/>
      <text:p text:style-name="Standard">UH </text:p>
      <text:p text:style-name="Standard"/>
      <text:p text:style-name="Standard">XG </text:p>
      <text:p text:style-name="Standard"/>
      <text:p text:style-name="Standard">UK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RE </text:p>
      <text:p text:style-name="Standard"/>
      <text:p text:style-name="Standard">Cl </text:p>
      <text:p text:style-name="Standard"/>
      <text:p text:style-name="Standard">OL </text:p>
      <text:p text:style-name="Standard"/>
      <text:p text:style-name="Standard">YX </text:p>
      <text:p text:style-name="Standard"/>
      <text:p text:style-name="Standard">NI </text:p>
      <text:p text:style-name="Standard"/>
      <text:p text:style-name="Standard">EK </text:p>
      <text:p text:style-name="Standard"/>
      <text:p text:style-name="Standard"><text:soft-page-break/>RP </text:p>
      <text:p text:style-name="Standard"/>
      <text:p text:style-name="Standard">QK </text:p>
      <text:p text:style-name="Standard"/>
      <text:p text:style-name="Standard">MW </text:p>
      <text:p text:style-name="Standard"/>
      <text:p text:style-name="Standard">OY </text:p>
      <text:p text:style-name="Standard"/>
      <text:p text:style-name="Standard">RI </text:p>
      <text:p text:style-name="Standard"/>
      <text:p text:style-name="Standard">AS </text:p>
      <text:p text:style-name="Standard"/>
      <text:p text:style-name="Standard">OW </text:p>
      <text:p text:style-name="Standard"/>
      <text:p text:style-name="Standard">XY </text:p>
      <text:p text:style-name="Standard"/>
      <text:p text:style-name="Standard">QB </text:p>
      <text:p text:style-name="Standard"/>
      <text:p text:style-name="Standard">HR </text:p>
      <text:p text:style-name="Standard"/>
      <text:p text:style-name="Standard">LO </text:p>
      <text:p text:style-name="Standard"/>
      <text:p text:style-name="Standard">TY </text:p>
      <text:p text:style-name="Standard"/>
      <text:p text:style-name="Standard">BI </text:p>
      <text:p text:style-name="Standard"/>
      <text:p text:style-name="Standard">00 </text:p>
      <text:p text:style-name="Standard"/>
      <text:p text:style-name="Standard">GW </text:p>
      <text:p text:style-name="Standard"/>
      <text:p text:style-name="Standard">RH </text:p>
      <text:p text:style-name="Standard"/>
      <text:p text:style-name="Standard">DY </text:p>
      <text:p text:style-name="Standard"/>
      <text:p text:style-name="Standard">SD </text:p>
      <text:p text:style-name="Standard"/>
      <text:p text:style-name="Standard">OH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FW </text:p>
      <text:p text:style-name="Standard"/>
      <text:p text:style-name="Standard">EK </text:p>
      <text:p text:style-name="Standard"/>
      <text:p text:style-name="Standard">OW </text:p>
      <text:p text:style-name="Standard"/>
      <text:p text:style-name="Standard">XL </text:p>
      <text:p text:style-name="Standard"/>
      <text:p text:style-name="Standard">SQ </text:p>
      <text:p text:style-name="Standard"/>
      <text:p text:style-name="Standard"><text:soft-page-break/>YL </text:p>
      <text:p text:style-name="Standard"/>
      <text:p text:style-name="Standard">TY </text:p>
      <text:p text:style-name="Standard"/>
      <text:p text:style-name="Standard">EH </text:p>
      <text:p text:style-name="Standard"/>
      <text:p text:style-name="Standard">AS </text:p>
      <text:p text:style-name="Standard"/>
      <text:p text:style-name="Standard">TU </text:p>
      <text:p text:style-name="Standard"/>
      <text:p text:style-name="Standard">PH </text:p>
      <text:p text:style-name="Standard"/>
      <text:p text:style-name="Standard">HE </text:p>
      <text:p text:style-name="Standard"/>
      <text:p text:style-name="Standard">KR </text:p>
      <text:p text:style-name="Standard"/>
      <text:p text:style-name="Standard">DY </text:p>
      <text:p text:style-name="Standard"/>
      <text:p text:style-name="Standard">LK </text:p>
      <text:p text:style-name="Standard"/>
      <text:p text:style-name="Standard">AI </text:p>
      <text:p text:style-name="Standard"/>
      <text:p text:style-name="Standard">EK </text:p>
      <text:p text:style-name="Standard"/>
      <text:p text:style-name="Standard">KU </text:p>
      <text:p text:style-name="Standard"/>
      <text:p text:style-name="Standard">RU </text:p>
      <text:p text:style-name="Standard"/>
      <text:p text:style-name="Standard">FS </text:p>
      <text:p text:style-name="Standard"/>
      <text:p text:style-name="Standard">Cl </text:p>
      <text:p text:style-name="Standard"/>
      <text:p text:style-name="Standard">EK </text:p>
      <text:p text:style-name="Standard"/>
      <text:p text:style-name="Standard">KQ </text:p>
      <text:p text:style-name="Standard"/>
      <text:p text:style-name="Standard">FT </text:p>
      <text:p text:style-name="Standard"/>
      <text:p text:style-name="Standard">XL </text:p>
      <text:p text:style-name="Standard"/>
      <text:p text:style-name="Standard">AI </text:p>
      <text:p text:style-name="Standard"/>
      <text:p text:style-name="Standard">EK </text:p>
      <text:p text:style-name="Standard"/>
      <text:p text:style-name="Standard">RU </text:p>
      <text:p text:style-name="Standard"/>
      <text:p text:style-name="Standard">FT </text:p>
      <text:p text:style-name="Standard"/>
      <text:p text:style-name="Standard">OW </text:p>
      <text:p text:style-name="Standard"/>
      <text:p text:style-name="Standard">IL </text:p>
      <text:p text:style-name="Standard"/>
      <text:p text:style-name="Standard"><text:soft-page-break/>PH </text:p>
      <text:p text:style-name="Standard"/>
      <text:p text:style-name="Standard">HR </text:p>
      <text:p text:style-name="Standard"/>
      <text:p text:style-name="Standard">PH </text:p>
      <text:p text:style-name="Standard"/>
      <text:p text:style-name="Standard">EE </text:p>
      <text:p text:style-name="Standard"/>
      <text:p text:style-name="Standard">OD </text:p>
      <text:p text:style-name="Standard"/>
      <text:p text:style-name="Standard">ZD </text:p>
      <text:p text:style-name="Standard"/>
      <text:p text:style-name="Standard">BZ </text:p>
      <text:p text:style-name="Standard"/>
      <text:p text:style-name="Standard">WH </text:p>
      <text:p text:style-name="Standard"/>
      <text:p text:style-name="Standard">RU </text:p>
      <text:p text:style-name="Standard"/>
      <text:p text:style-name="Standard">EO </text:p>
      <text:p text:style-name="Standard"/>
      <text:p text:style-name="Standard">HR </text:p>
      <text:p text:style-name="Standard"/>
      <text:p text:style-name="Standard">EK </text:p>
      <text:p text:style-name="Standard"/>
      <text:p text:style-name="Standard">OR </text:p>
      <text:p text:style-name="Standard"/>
      <text:p text:style-name="Standard">ZA </text:p>
      <text:p text:style-name="Standard"/>
      <text:p text:style-name="Standard">PH </text:p>
      <text:p text:style-name="Standard"/>
      <text:p text:style-name="Standard">OU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MK </text:p>
      <text:p text:style-name="Standard"/>
      <text:p text:style-name="Standard">UA </text:p>
      <text:p text:style-name="Standard"/>
      <text:p text:style-name="Standard">Cl </text:p>
      <text:p text:style-name="Standard"/>
      <text:p text:style-name="Standard">EK </text:p>
      <text:p text:style-name="Standard"/>
      <text:p text:style-name="Standard">TO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OF </text:p>
      <text:p text:style-name="Standard"/>
      <text:p text:style-name="Standard"><text:soft-page-break/>XY </text:p>
      <text:p text:style-name="Standard"/>
      <text:p text:style-name="Standard">ZX </text:p>
      <text:p text:style-name="Standard"/>
      <text:p text:style-name="Standard">PH </text:p>
      <text:p text:style-name="Standard"/>
      <text:p text:style-name="Standard">lU </text:p>
      <text:p text:style-name="Standard"/>
      <text:p text:style-name="Standard">YQ </text:p>
      <text:p text:style-name="Standard"/>
      <text:p text:style-name="Standard">PH </text:p>
      <text:p text:style-name="Standard"/>
      <text:p text:style-name="Standard">EF </text:p>
      <text:p text:style-name="Standard"/>
      <text:p text:style-name="Standard">UK </text:p>
      <text:p text:style-name="Standard"/>
      <text:p text:style-name="Standard">YK </text:p>
      <text:p text:style-name="Standard"/>
      <text:p text:style-name="Standard">XC </text:p>
      <text:p text:style-name="Standard"/>
      <text:p text:style-name="Standard">RU </text:p>
      <text:p text:style-name="Standard"/>
      <text:p text:style-name="Standard">TF </text:p>
      <text:p text:style-name="Standard"/>
      <text:p text:style-name="Standard">BZ </text:p>
      <text:p text:style-name="Standard"/>
      <text:p text:style-name="Standard">VU </text:p>
      <text:p text:style-name="Standard"/>
      <text:p text:style-name="Standard">OW </text:p>
      <text:p text:style-name="Standard"/>
      <text:p text:style-name="Standard">NI </text:p>
      <text:p text:style-name="Standard"/>
      <text:p text:style-name="Standard">ON </text:p>
      <text:p text:style-name="Standard"/>
      <text:p text:style-name="Standard">KR </text:p>
      <text:p text:style-name="Standard"/>
      <text:p text:style-name="Standard">ME </text:p>
      <text:p text:style-name="Standard"/>
      <text:p text:style-name="Standard">QH </text:p>
      <text:p text:style-name="Standard"/>
      <text:p text:style-name="Standard">AI </text:p>
      <text:p text:style-name="Standard"/>
      <text:p text:style-name="Standard">EK </text:p>
      <text:p text:style-name="Standard"/>
      <text:p text:style-name="Standard">RQ </text:p>
      <text:p text:style-name="Standard"/>
      <text:p text:style-name="Standard">TL </text:p>
      <text:p text:style-name="Standard"/>
      <text:p text:style-name="Standard">UH </text:p>
      <text:p text:style-name="Standard"/>
      <text:p text:style-name="Standard">YK </text:p>
      <text:p text:style-name="Standard"/>
      <text:p text:style-name="Standard"><text:soft-page-break/>FW </text:p>
      <text:p text:style-name="Standard"/>
      <text:p text:style-name="Standard">EK </text:p>
      <text:p text:style-name="Standard"/>
      <text:p text:style-name="Standard">OW </text:p>
      <text:p text:style-name="Standard"/>
      <text:p text:style-name="Standard">YH </text:p>
      <text:p text:style-name="Standard"/>
      <text:p text:style-name="Standard">PH </text:p>
      <text:p text:style-name="Standard"/>
      <text:p text:style-name="Standard">EF </text:p>
      <text:p text:style-name="Standard"/>
      <text:p text:style-name="Standard">EH </text:p>
      <text:p text:style-name="Standard"/>
      <text:p text:style-name="Standard">KY </text:p>
      <text:p text:style-name="Standard"/>
      <text:p text:style-name="Standard">RE </text:p>
      <text:p text:style-name="Standard"/>
      <text:p text:style-name="Standard">RL </text:p>
      <text:p text:style-name="Standard"/>
      <text:p text:style-name="Standard">EK </text:p>
      <text:p text:style-name="Standard"/>
      <text:p text:style-name="Standard">LO </text:p>
      <text:p text:style-name="Standard"/>
      <text:p text:style-name="Standard">MW </text:p>
      <text:p text:style-name="Standard"/>
      <text:p text:style-name="Standard">OY </text:p>
      <text:p text:style-name="Standard"/>
      <text:p text:style-name="Standard">RN </text:p>
      <text:p text:style-name="Standard"/>
      <text:p text:style-name="Standard">ZN </text:p>
      <text:p text:style-name="Standard"/>
      <text:p text:style-name="Standard">KL </text:p>
      <text:p text:style-name="Standard"/>
      <text:p text:style-name="Standard">KY </text:p>
      <text:p text:style-name="Standard"/>
      <text:p text:style-name="Standard">HY </text:p>
      <text:p text:style-name="Standard"/>
      <text:p text:style-name="Standard">ZO </text:p>
      <text:p text:style-name="Standard"/>
      <text:p text:style-name="Standard">ZN </text:p>
      <text:p text:style-name="Standard"/>
      <text:p text:style-name="Standard">IK </text:p>
      <text:p text:style-name="Standard"/>
      <text:p text:style-name="Standard">KR </text:p>
      <text:p text:style-name="Standard"/>
      <text:p text:style-name="Standard">FQ </text:p>
      <text:p text:style-name="Standard"/>
      <text:p text:style-name="Standard">DO </text:p>
      <text:p text:style-name="Standard"/>
      <text:p text:style-name="Standard">DS </text:p>
      <text:p text:style-name="Standard"/>
      <text:p text:style-name="Standard"><text:soft-page-break/>QK </text:p>
      <text:p text:style-name="Standard"/>
      <text:p text:style-name="Standard">lU </text:p>
      <text:p text:style-name="Standard"/>
      <text:p text:style-name="Standard">AE </text:p>
      <text:p text:style-name="Standard"/>
      <text:p text:style-name="Standard">AX </text:p>
      <text:p text:style-name="Standard"/>
      <text:p text:style-name="Standard">AT </text:p>
      <text:p text:style-name="Standard"/>
      <text:p text:style-name="Standard">lA </text:p>
      <text:p text:style-name="Standard"/>
      <text:p text:style-name="Standard">IS </text:p>
      <text:p text:style-name="Standard"/>
      <text:p text:style-name="Standard">EL </text:p>
      <text:p text:style-name="Standard"/>
      <text:p text:style-name="Standard">Cl </text:p>
      <text:p text:style-name="Standard"/>
      <text:p text:style-name="Standard">NI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EK </text:p>
      <text:p text:style-name="Standard"/>
      <text:p text:style-name="Standard">KQ </text:p>
      <text:p text:style-name="Standard"/>
      <text:p text:style-name="Standard">RU </text:p>
      <text:p text:style-name="Standard"/>
      <text:p text:style-name="Standard">OK </text:p>
      <text:p text:style-name="Standard"/>
      <text:p text:style-name="Standard">OU </text:p>
      <text:p text:style-name="Standard"/>
      <text:p text:style-name="Standard">IR </text:p>
      <text:p text:style-name="Standard"/>
      <text:p text:style-name="Standard">KR </text:p>
      <text:p text:style-name="Standard"/>
      <text:p text:style-name="Standard">YK </text:p>
      <text:p text:style-name="Standard"/>
      <text:p text:style-name="Standard">FW </text:p>
      <text:p text:style-name="Standard"/>
      <text:p text:style-name="Standard">EK </text:p>
      <text:p text:style-name="Standard"/>
      <text:p text:style-name="Standard">OW </text:p>
      <text:p text:style-name="Standard"/>
      <text:p text:style-name="Standard">FL </text:p>
      <text:p text:style-name="Standard"/>
      <text:p text:style-name="Standard">SD </text:p>
      <text:p text:style-name="Standard"/>
      <text:p text:style-name="Standard">OH </text:p>
      <text:p text:style-name="Standard"/>
      <text:p text:style-name="Standard"><text:soft-page-break/>KR </text:p>
      <text:p text:style-name="Standard"/>
      <text:p text:style-name="Standard">NX </text:p>
      <text:p text:style-name="Standard"/>
      <text:p text:style-name="Standard">HE </text:p>
      <text:p text:style-name="Standard"/>
      <text:p text:style-name="Standard">OU </text:p>
      <text:p text:style-name="Standard"/>
      <text:p text:style-name="Standard">IR </text:p>
      <text:p text:style-name="Standard"/>
      <text:p text:style-name="Standard">KR </text:p>
      <text:p text:style-name="Standard"/>
      <text:p text:style-name="Standard">OF </text:p>
      <text:p text:style-name="Standard"/>
      <text:p text:style-name="Standard">WF </text:p>
      <text:p text:style-name="Standard"/>
      <text:p text:style-name="Standard">Cl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EK </text:p>
      <text:p text:style-name="Standard"/>
      <text:p text:style-name="Standard">HQ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AE </text:p>
      <text:p text:style-name="Standard"/>
      <text:p text:style-name="Standard">KU </text:p>
      <text:p text:style-name="Standard"/>
      <text:p text:style-name="Standard">EK </text:p>
      <text:p text:style-name="Standard"/>
      <text:p text:style-name="Standard">OR </text:p>
      <text:p text:style-name="Standard"/>
      <text:p text:style-name="Standard">ZA </text:p>
      <text:p text:style-name="Standard"/>
      <text:p text:style-name="Standard">PH </text:p>
      <text:p text:style-name="Standard"/>
      <text:p text:style-name="Standard">10 </text:p>
      <text:p text:style-name="Standard"/>
      <text:p text:style-name="Standard">EK </text:p>
      <text:p text:style-name="Standard"/>
      <text:p text:style-name="Standard">KP </text:p>
      <text:p text:style-name="Standard"/>
      <text:p text:style-name="Standard">TA </text:p>
      <text:p text:style-name="Standard"/>
      <text:p text:style-name="Standard">OQ </text:p>
      <text:p text:style-name="Standard"/>
      <text:p text:style-name="Standard"><text:soft-page-break/>YH </text:p>
      <text:p text:style-name="Standard"/>
      <text:p text:style-name="Standard">PH </text:p>
      <text:p text:style-name="Standard"/>
      <text:p text:style-name="Standard">EF </text:p>
      <text:p text:style-name="Standard"/>
      <text:p text:style-name="Standard">EK </text:p>
      <text:p text:style-name="Standard"/>
      <text:p text:style-name="Standard">ZO </text:p>
      <text:p text:style-name="Standard"/>
      <text:p text:style-name="Standard">ZK </text:p>
      <text:p text:style-name="Standard"/>
      <text:p text:style-name="Standard">RL </text:p>
      <text:p text:style-name="Standard"/>
      <text:p text:style-name="Standard">EK </text:p>
      <text:p text:style-name="Standard"/>
      <text:p text:style-name="Standard">LO </text:p>
      <text:p text:style-name="Standard"/>
      <text:p text:style-name="Standard">EK </text:p>
      <text:p text:style-name="Standard"/>
      <text:p text:style-name="Standard">KQ </text:p>
      <text:p text:style-name="Standard"/>
      <text:p text:style-name="Standard">HR </text:p>
      <text:p text:style-name="Standard"/>
      <text:p text:style-name="Standard">OR </text:p>
      <text:p text:style-name="Standard"/>
      <text:p text:style-name="Standard">TL </text:p>
      <text:p text:style-name="Standard"/>
      <text:p text:style-name="Standard">DA </text:p>
      <text:p text:style-name="Standard"/>
      <text:p text:style-name="Standard">YD </text:p>
      <text:p text:style-name="Standard"/>
      <text:p text:style-name="Standard">TY </text:p>
      <text:p text:style-name="Standard"/>
      <text:p text:style-name="Standard">OZ </text:p>
      <text:p text:style-name="Standard"/>
      <text:p text:style-name="Standard">NZ </text:p>
      <text:p text:style-name="Standard"/>
      <text:p text:style-name="Standard">ZX </text:p>
      <text:p text:style-name="Standard"/>
      <text:p text:style-name="Standard">PH </text:p>
      <text:p text:style-name="Standard"/>
      <text:p text:style-name="Standard">YK </text:p>
      <text:p text:style-name="Standard"/>
      <text:p text:style-name="Standard">PH </text:p>
      <text:p text:style-name="Standard"/>
      <text:p text:style-name="Standard">EF </text:p>
      <text:p text:style-name="Standard"/>
      <text:p text:style-name="Standard">MK </text:p>
      <text:p text:style-name="Standard"/>
      <text:p text:style-name="Standard">KY </text:p>
      <text:p text:style-name="Standard"/>
      <text:p text:style-name="Standard"><text:soft-page-break/>TQ </text:p>
      <text:p text:style-name="Standard"/>
      <text:p text:style-name="Standard">VU </text:p>
      <text:p text:style-name="Standard"/>
      <text:p text:style-name="Standard">OW </text:p>
      <text:p text:style-name="Standard"/>
      <text:p text:style-name="Standard">RI </text:p>
      <text:p text:style-name="Standard"/>
      <text:p text:style-name="Standard">AT </text:p>
      <text:p text:style-name="Standard"/>
      <text:p text:style-name="Standard">lA </text:p>
      <text:p text:style-name="Standard"/>
      <text:p text:style-name="Standard">IS </text:p>
      <text:p text:style-name="Standard"/>
      <text:p text:style-name="Standard">FL </text:p>
      <text:p text:style-name="Standard"/>
      <text:p text:style-name="Standard">GI </text:p>
      <text:p text:style-name="Standard"/>
      <text:p text:style-name="Standard">ZN </text:p>
      <text:p text:style-name="Standard"/>
      <text:p text:style-name="Standard">AF </text:p>
      <text:p text:style-name="Standard"/>
      <text:p text:style-name="Standard">XG </text:p>
      <text:p text:style-name="Standard"/>
      <text:p text:style-name="Standard">OU </text:p>
      <text:p text:style-name="Standard"/>
      <text:p text:style-name="Standard">ZS </text:p>
      <text:p text:style-name="Standard"/>
      <text:p text:style-name="Standard">XL </text:p>
      <text:p text:style-name="Standard"/>
      <text:p text:style-name="Standard">FA </text:p>
      <text:p text:style-name="Standard"/>
      <text:p text:style-name="Standard">LS </text:p>
      <text:p text:style-name="Standard"/>
      <text:p text:style-name="Standard">DS </text:p>
      <text:p text:style-name="Standard"/>
      <text:p text:style-name="Standard">EK </text:p>
      <text:p text:style-name="Standard"/>
      <text:p text:style-name="Standard">OR </text:p>
      <text:p text:style-name="Standard"/>
      <text:p text:style-name="Standard">KR </text:p>
      <text:p text:style-name="Standard"/>
      <text:p text:style-name="Standard">RL </text:p>
      <text:p text:style-name="Standard"/>
      <text:p text:style-name="Standard">FV </text:p>
      <text:p text:style-name="Standard"/>
      <text:p text:style-name="Standard">LF </text:p>
      <text:p text:style-name="Standard"/>
      <text:p text:style-name="Standard">RU </text:p>
      <text:p text:style-name="Standard"/>
      <text:p text:style-name="Standard">Cl </text:p>
      <text:p text:style-name="Standard"/>
      <text:p text:style-name="Standard"><text:soft-page-break/>ZN </text:p>
      <text:p text:style-name="Standard"/>
      <text:p text:style-name="Standard">AF </text:p>
      <text:p text:style-name="Standard"/>
      <text:p text:style-name="Standard">LG </text:p>
      <text:p text:style-name="Standard"/>
      <text:p text:style-name="Standard">RH </text:p>
      <text:p text:style-name="Standard"/>
      <text:p text:style-name="Standard">XP </text:p>
      <text:p text:style-name="Standard"/>
      <text:p text:style-name="Standard">SI </text:p>
      <text:p text:style-name="Standard"/>
      <text:p text:style-name="Standard">LI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UK </text:p>
      <text:p text:style-name="Standard"/>
      <text:p text:style-name="Standard">PH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OW </text:p>
      <text:p text:style-name="Standard"/>
      <text:p text:style-name="Standard">IH </text:p>
      <text:p text:style-name="Standard"/>
      <text:p text:style-name="Standard">KR </text:p>
      <text:p text:style-name="Standard"/>
      <text:p text:style-name="Standard">HR </text:p>
      <text:p text:style-name="Standard"/>
      <text:p text:style-name="Standard">AF </text:p>
      <text:p text:style-name="Standard"/>
      <text:p text:style-name="Standard">AG </text:p>
      <text:p text:style-name="Standard"/>
      <text:p text:style-name="Standard">AT </text:p>
      <text:p text:style-name="Standard"/>
      <text:p text:style-name="Standard">OZ </text:p>
      <text:p text:style-name="Standard"/>
      <text:p text:style-name="Standard">BZ </text:p>
      <text:p text:style-name="Standard"/>
      <text:p text:style-name="Standard">EK </text:p>
      <text:p text:style-name="Standard"/>
      <text:p text:style-name="Standard"><text:soft-page-break/>KU </text:p>
      <text:p text:style-name="Standard"/>
      <text:p text:style-name="Standard">YI </text:p>
      <text:p text:style-name="Standard"/>
      <text:p text:style-name="Standard">EK </text:p>
      <text:p text:style-name="Standard"/>
      <text:p text:style-name="Standard">EL </text:p>
      <text:p text:style-name="Standard"/>
      <text:p text:style-name="Standard">FI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HAPTER 2 </text:p>
      <text:p text:style-name="Standard"/>
      <text:p text:style-name="Standard">Large Integer Computing </text:p>
      <text:p text:style-name="Standard"/>
      <text:p text:style-name="Standard"/>
      <text:p text:style-name="Standard">The vast majority of modem cryptography is handled by computers, which deal very </text:p>
      <text:p text:style-name="Standard">efficiently with numbers, especially integers. Thus, not surprisingly, we find that much </text:p>
      <text:p text:style-name="Standard">of modern cryptography is based on arithmetic with large integers. Of course, the default </text:p>
      <text:p text:style-name="Standard">integer data type for computing languages is limited in size, so programmers are often faced </text:p>
      <text:p text:style-name="Standard">with producing a new data type for integers of arbitrary size. Java, however, does provide </text:p>
      <text:p text:style-name="Standard">a Biginteger class, and it is very useful in cryptography. We will discuss this class later in </text:p>
      <text:p text:style-name="Standard">the book, but first it would be enlightening to try to produce a similar class of our own. </text:p>
      <text:p text:style-name="Standard"/>
      <text:p text:style-name="Standard">So, we begin developing an Int class. It can be supplied with various methods that manip- </text:p>
      <text:p text:style-name="Standard">ulate integers of arbitrary size; that is, it should be able to perform arithmetic with integers </text:p>
      <text:p text:style-name="Standard">of hundreds or even thousands of decimal digits. Such integers are common in modern cryp- </text:p>
      <text:p text:style-name="Standard">tography. </text:p>
      <text:p text:style-name="Standard"/>
      <text:p text:style-name="Standard">The Int class data fields should be able to represent an integer of arbitrary size in some </text:p>
      <text:p text:style-name="Standard">way, and also be able to represent some constructors that accept parameters to initialize the </text:p>
      <text:p text:style-name="Standard">data fields. We could represent the integer as an array of ints, where each int is a digit. (See </text:p>
      <text:p text:style-name="Standard">Figure 2. 1 .) We could also have a boolean data field that records the sign of the number, as </text:p>
      <text:p text:style-name="Standard">in the following code: </text:p>
      <text:p text:style-name="Standard"/>
      <text:p text:style-name="Standard"><text:soft-page-break/>public class Int { </text:p>
      <text:p text:style-name="Standard"/>
      <text:p text:style-name="Standard">//Records if Int negative /nonnegative </text:p>
      <text:p text:style-name="Standard">boolean negative=false; </text:p>
      <text:p text:style-name="Standard"/>
      <text:p text:style-name="Standard">//Digits are stored as decimal digits, </text:p>
      <text:p text:style-name="Standard"/>
      <text:p text:style-name="Standard">//highest order digit first </text:p>
      <text:p text:style-name="Standard">int[] digits; </text:p>
      <text:p text:style-name="Standard"/>
      <text:p text:style-name="Standard">//Declare zero constant </text:p>
      <text:p text:style-name="Standard"/>
      <text:p text:style-name="Standard">final public static Int ZERO=new Int ( ) ; </text:p>
      <text:p text:style-name="Standard"/>
      <text:p text:style-name="Standard">//Records position of 0 (zero) in the </text:p>
      <text:p text:style-name="Standard">//character set </text:p>
      <text:p text:style-name="Standard"/>
      <text:p text:style-name="Standard">final private static int zeroPos= ' 0 ' ; </text:p>
      <text:p text:style-name="Standard"/>
      <text:p text:style-name="Standard">33 </text:p>
      <text:p text:style-name="Standard"/>
      <text:p text:style-name="Standard"/>
      <text:p text:style-name="Standard">34 Chapter 2 Large Integer Computing </text:p>
      <text:p text:style-name="Standard"/>
      <text:p text:style-name="Standard"/>
      <text:p text:style-name="Standard">FIGURE 2.1 </text:p>
      <text:p text:style-name="Standard"/>
      <text:p text:style-name="Standard"/>
      <text:p text:style-name="Standard"/>
      <text:p text:style-name="Standard">So, for example, we would store the integer —000723894101 as in Figure 2.1. Note that </text:p>
      <text:p text:style-name="Standard">we disregard any leading zeros. The exception to this will be when we represent zero; the </text:p>
      <text:p text:style-name="Standard">array will have the single digit 0. </text:p>
      <text:p text:style-name="Standard"/>
      <text:p text:style-name="Standard">2.1 CONSTRUCTORS </text:p>
      <text:p text:style-name="Standard"/>
      <text:p text:style-name="Standard">For constructors, we should have the following: </text:p>
      <text:p text:style-name="Standard"/>
      <text:p text:style-name="Standard">1. An Int constructor which can convert an atomic type int to an Int, </text:p>
      <text:p text:style-name="Standard"/>
      <text:p text:style-name="Standard">2. One which can convert a string into an Int, </text:p>
      <text:p text:style-name="Standard"/>
      <text:p text:style-name="Standard">3. One which copies an Int to a new Int, and </text:p>
      <text:p text:style-name="Standard"/>
      <text:p text:style-name="Standard">4. The default constructor (one which accepts no parameters). This one will set the Int to </text:p>
      <text:p text:style-name="Standard">zero. </text:p>
      <text:p text:style-name="Standard"/>
      <text:p text:style-name="Standard">For the first constructor listed, we consider how this will be done. Suppose we want to </text:p>
      <text:p text:style-name="Standard">convert the int n = —562 into an Int. We could set aside enough space for ten digits, since </text:p>
      <text:p text:style-name="Standard">the largest int is around 2 billion and would require no more than ten decimal digits. </text:p>
      <text:p text:style-name="Standard"/>
      <text:p text:style-name="Standard">We first take note of the sign of the number, and then set the boolean negative field to </text:p>
      <text:p text:style-name="Standard">either true or false. We could then successively divide n by ten, keeping the remainder each </text:p>
      <text:p text:style-name="Standard"><text:soft-page-break/>time and placing it in the array starting at the rear. If we have any unfilled slots in the array </text:p>
      <text:p text:style-name="Standard">when we are finished, we can move forward the elements at the rear. The code to accom- </text:p>
      <text:p text:style-name="Standard">plish this follows: </text:p>
      <text:p text:style-name="Standard"/>
      <text:p text:style-name="Standard">public Int (int n) { </text:p>
      <text:p text:style-name="Standard"/>
      <text:p text:style-name="Standard">//Produce the array-an int can not have more than 10 decimal digits </text:p>
      <text:p text:style-name="Standard">int[] temp=new int [10]; </text:p>
      <text:p text:style-name="Standard"/>
      <text:p text:style-name="Standard">//zero is a special case </text:p>
      <text:p text:style-name="Standard">if (n==0) { </text:p>
      <text:p text:style-name="Standard"/>
      <text:p text:style-name="Standard">negat ive= false; </text:p>
      <text:p text:style-name="Standard"/>
      <text:p text:style-name="Standard"/>
      <text:p text:style-name="Standard">2.1 Constructors </text:p>
      <text:p text:style-name="Standard"/>
      <text:p text:style-name="Standard"/>
      <text:p text:style-name="Standard">35 </text:p>
      <text:p text:style-name="Standard"/>
      <text:p text:style-name="Standard"/>
      <text:p text:style-name="Standard">digits=new int[l]; </text:p>
      <text:p text:style-name="Standard">digits [0] =0; </text:p>
      <text:p text:style-name="Standard">return; </text:p>
      <text:p text:style-name="Standard"/>
      <text:p text:style-name="Standard">} </text:p>
      <text:p text:style-name="Standard"/>
      <text:p text:style-name="Standard">//Negative int n-set negative to true, take absolute value of n </text:p>
      <text:p text:style-name="Standard">if (n&lt;0) { </text:p>
      <text:p text:style-name="Standard"/>
      <text:p text:style-name="Standard">negative=true; </text:p>
      <text:p text:style-name="Standard">n=Math.abs (n) ; </text:p>
      <text:p text:style-name="Standard"/>
      <text:p text:style-name="Standard">} </text:p>
      <text:p text:style-name="Standard"/>
      <text:p text:style-name="Standard">int count=10; </text:p>
      <text:p text:style-name="Standard"/>
      <text:p text:style-name="Standard">//Divide by 10 until nothing left </text:p>
      <text:p text:style-name="Standard">while (n&gt;0) { </text:p>
      <text:p text:style-name="Standard"/>
      <text:p text:style-name="Standard">//Remainder is the count-th digit in the array </text:p>
      <text:p text:style-name="Standard"/>
      <text:p text:style-name="Standard">temp [—count] =n%10 ; </text:p>
      <text:p text:style-name="Standard"/>
      <text:p text:style-name="Standard">n/=10; </text:p>
      <text:p text:style-name="Standard"/>
      <text:p text:style-name="Standard">} </text:p>
      <text:p text:style-name="Standard"/>
      <text:p text:style-name="Standard">//Remove any leading zeros-make new array and copy </text:p>
      <text:p text:style-name="Standard">digits=new int [temp. length-count] ; </text:p>
      <text:p text:style-name="Standard"/>
      <text:p text:style-name="Standard">for (int i=0 ; i&lt;digits . length; i++ ) digits [i] =temp [count+i] ; </text:p>
      <text:p text:style-name="Standard"><text:soft-page-break/></text:p>
      <text:p text:style-name="Standard">} </text:p>
      <text:p text:style-name="Standard"/>
      <text:p text:style-name="Standard">The constructor which produces a copy of an Int from another Int, and the Int() con- </text:p>
      <text:p text:style-name="Standard">structor which accepts no parameters, are easy to code. The Int() constructor should set the </text:p>
      <text:p text:style-name="Standard">Int to zero. </text:p>
      <text:p text:style-name="Standard"/>
      <text:p text:style-name="Standard">//This one produces an array of one int containing 0 </text:p>
      <text:p text:style-name="Standard">public Int ( ) { </text:p>
      <text:p text:style-name="Standard"/>
      <text:p text:style-name="Standard">negative=false; </text:p>
      <text:p text:style-name="Standard">digits=new int [1] ; </text:p>
      <text:p text:style-name="Standard">digits [0] =0 ; </text:p>
      <text:p text:style-name="Standard"/>
      <text:p text:style-name="Standard">} </text:p>
      <text:p text:style-name="Standard"/>
      <text:p text:style-name="Standard">public Int (Int n) { </text:p>
      <text:p text:style-name="Standard"/>
      <text:p text:style-name="Standard">negat ive=n . negat ive ; </text:p>
      <text:p text:style-name="Standard">digits=new int [n. digits. length] ; </text:p>
      <text:p text:style-name="Standard"/>
      <text:p text:style-name="Standard">for (int i=0 ; i&lt;digits . length; i++ ) digits [i] =n. digits [i] ; </text:p>
      <text:p text:style-name="Standard"/>
      <text:p text:style-name="Standard">} </text:p>
      <text:p text:style-name="Standard"/>
      <text:p text:style-name="Standard">We now develop a constructor that produces Int objects from strings. We can arrange it </text:p>
      <text:p text:style-name="Standard">so that it will parse strings to determine whether or not it can be interpreted as an Int, then </text:p>
      <text:p text:style-name="Standard">place the characters (converted to ints) in the array. In case the string cannot be parsed as </text:p>
      <text:p text:style-name="Standard">an Int, we can throw an IntException: </text:p>
      <text:p text:style-name="Standard"/>
      <text:p text:style-name="Standard">public class IntException extends Exception { </text:p>
      <text:p text:style-name="Standard">public IntException]) {super]);} </text:p>
      <text:p text:style-name="Standard">public IntException (String s) {super(s);} </text:p>
      <text:p text:style-name="Standard"/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//This constructor converts a String to an Int . May throw an </text:p>
      <text:p text:style-name="Standard">//Exception if the String cannot be converted to an Int. </text:p>
      <text:p text:style-name="Standard">public Int (String s) throws IntException { </text:p>
      <text:p text:style-name="Standard"/>
      <text:p text:style-name="Standard">//Place the string into an array of characters </text:p>
      <text:p text:style-name="Standard">char [ ] teinp=s . trim ( ) . toCharArray ( ) ; </text:p>
      <text:p text:style-name="Standard"/>
      <text:p text:style-name="Standard">//Parse the array. </text:p>
      <text:p text:style-name="Standard"/>
      <text:p text:style-name="Standard">//Eirst character may be a sign </text:p>
      <text:p text:style-name="Standard">Z/firstDigitLoc records index of first digit </text:p>
      <text:p text:style-name="Standard">int f irstDigitLoc=0 ; </text:p>
      <text:p text:style-name="Standard"/>
      <text:p text:style-name="Standard"><text:soft-page-break/>//If sign symbol encountered, make negative Int, move to </text:p>
      <text:p text:style-name="Standard">//next index </text:p>
      <text:p text:style-name="Standard">if (temp [0] == ' - ' ) { </text:p>
      <text:p text:style-name="Standard">negative=true; </text:p>
      <text:p text:style-name="Standard">f irstDigitLoc++; </text:p>
      <text:p text:style-name="Standard"/>
      <text:p text:style-name="Standard">//If "+" just move to next symbol </text:p>
      <text:p text:style-name="Standard">} else if (temp[0]=='+' ) { </text:p>
      <text:p text:style-name="Standard">f irstDigitLoc++; </text:p>
      <text:p text:style-name="Standard"/>
      <text:p text:style-name="Standard">} </text:p>
      <text:p text:style-name="Standard"/>
      <text:p text:style-name="Standard">int index=f irstDigitLoc; </text:p>
      <text:p text:style-name="Standard"/>
      <text:p text:style-name="Standard">//Check if remaining characters are digits-record # leading </text:p>
      <text:p text:style-name="Standard">//zeros </text:p>
      <text:p text:style-name="Standard"/>
      <text:p text:style-name="Standard">boolean signif leant Digit Eound= false, ■ </text:p>
      <text:p text:style-name="Standard"/>
      <text:p text:style-name="Standard">while ( index&lt;temp . length&amp;&amp;Character . isDigit (temp [index] ) ) { </text:p>
      <text:p text:style-name="Standard">if {! signif icantDigitEound) { </text:p>
      <text:p text:style-name="Standard"/>
      <text:p text:style-name="Standard">//Skip any leading zeros </text:p>
      <text:p text:style-name="Standard"/>
      <text:p text:style-name="Standard">if (temp [index] ==' 0 ' ) f irstDigitLoc++ ; </text:p>
      <text:p text:style-name="Standard"/>
      <text:p text:style-name="Standard">else signif icantDigitFound=true ; </text:p>
      <text:p text:style-name="Standard"/>
      <text:p text:style-name="Standard">} </text:p>
      <text:p text:style-name="Standard"/>
      <text:p text:style-name="Standard">index++; </text:p>
      <text:p text:style-name="Standard"/>
      <text:p text:style-name="Standard">} </text:p>
      <text:p text:style-name="Standard"/>
      <text:p text:style-name="Standard">//Throw an exception if nondigit found </text:p>
      <text:p text:style-name="Standard"/>
      <text:p text:style-name="Standard">if ( index&lt;temp . length) throw new IntException ( "This is not a </text:p>
      <text:p text:style-name="Standard">valid integer! " ) ; </text:p>
      <text:p text:style-name="Standard"/>
      <text:p text:style-name="Standard">//If no significant digit found, this was a string of all zeros </text:p>
      <text:p text:style-name="Standard">//Make the zero Int and return </text:p>
      <text:p text:style-name="Standard">if (! signif icantDigitEound) { </text:p>
      <text:p text:style-name="Standard">negat ive= false ; </text:p>
      <text:p text:style-name="Standard">digits=new lnt[l]; </text:p>
      <text:p text:style-name="Standard">digits [0] =0; </text:p>
      <text:p text:style-name="Standard">return,■ </text:p>
      <text:p text:style-name="Standard"/>
      <text:p text:style-name="Standard">} </text:p>
      <text:p text:style-name="Standard"/>
      <text:p text:style-name="Standard"/>
      <text:p text:style-name="Standard"/>
      <text:p text:style-name="Standard">2.1 Constructors </text:p>
      <text:p text:style-name="Standard"><text:soft-page-break/></text:p>
      <text:p text:style-name="Standard"/>
      <text:p text:style-name="Standard">37 </text:p>
      <text:p text:style-name="Standard"/>
      <text:p text:style-name="Standard"/>
      <text:p text:style-name="Standard">//This parsed as an integer-store it, ignoring leading zeros </text:p>
      <text:p text:style-name="Standard">char [ ] </text:p>
      <text:p text:style-name="Standard"/>
      <text:p text:style-name="Standard">c=s.trim() . substring ( firstDigitLoc , s . length ( ) ) . toCharArray ( ) ; </text:p>
      <text:p text:style-name="Standard">digits=new int [c . length] ; </text:p>
      <text:p text:style-name="Standard"/>
      <text:p text:style-name="Standard">//Subtract zeroPos from the character-this gives the </text:p>
      <text:p text:style-name="Standard">//corresponding int </text:p>
      <text:p text:style-name="Standard"/>
      <text:p text:style-name="Standard">for (int i=0 ; i&lt;c . length; i++ ) digits [i] = (int) c [i] -zeroPos; </text:p>
      <text:p text:style-name="Standard"/>
      <text:p text:style-name="Standard">} </text:p>
      <text:p text:style-name="Standard"/>
      <text:p text:style-name="Standard">For output purposes, we should be able to convert an Int object to a string and display </text:p>
      <text:p text:style-name="Standard">it. Thus, as with all good classes in Java, we will supply a toStringO method. </text:p>
      <text:p text:style-name="Standard"/>
      <text:p text:style-name="Standard">//Returns the Int as a String, mainly for output purposes </text:p>
      <text:p text:style-name="Standard">public String toStringO { </text:p>
      <text:p text:style-name="Standard"/>
      <text:p text:style-name="Standard">//Use a StringBuffer for efficiency </text:p>
      <text:p text:style-name="Standard">StringBuffer answer=new StringBuf f er ( " " ) ; </text:p>
      <text:p text:style-name="Standard"/>
      <text:p text:style-name="Standard">//Put a symbol in front if negative </text:p>
      <text:p text:style-name="Standard">if (negative) answer . append ("-") ; </text:p>
      <text:p text:style-name="Standard"/>
      <text:p text:style-name="Standard">//Append each digit to the StringBuffer and return it as a String </text:p>
      <text:p text:style-name="Standard">for (int i=0 ; i&lt;digits . length; i++ ) { </text:p>
      <text:p text:style-name="Standard"/>
      <text:p text:style-name="Standard">answer. append (new Integer (digits [i] ) .toStringO ) ; </text:p>
      <text:p text:style-name="Standard"/>
      <text:p text:style-name="Standard">} </text:p>
      <text:p text:style-name="Standard"/>
      <text:p text:style-name="Standard">return new String (answer ) ; </text:p>
      <text:p text:style-name="Standard"/>
      <text:p text:style-name="Standard">} </text:p>
      <text:p text:style-name="Standard"/>
      <text:p text:style-name="Standard">Now that we have designed these constructors, we should test them to verify that they </text:p>
      <text:p text:style-name="Standard">work. The class TestIntConstructors is a console program that simply asks the user to enter </text:p>
      <text:p text:style-name="Standard">some integers and then converts them to Ints. It then turns them back to strings using the </text:p>
      <text:p text:style-name="Standard">toStringO method and displays them. The code can be found at the book’s website, and an </text:p>
      <text:p text:style-name="Standard">example run is shown in Figures 2.2(a)-(e). </text:p>
      <text:p text:style-name="Standard"/>
      <text:p text:style-name="Standard"/>
      <text:p text:style-name="Standard">FIGURE 2.2 (a)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38 Chapter 2 Large Integer Computing </text:p>
      <text:p text:style-name="Standard"/>
      <text:p text:style-name="Standard"/>
      <text:p text:style-name="Standard">FIGURE 2.2 </text:p>
      <text:p text:style-name="Standard">(continued) </text:p>
      <text:p text:style-name="Standard"/>
      <text:p text:style-name="Standard"/>
      <text:p text:style-name="Standard">(c) </text:p>
      <text:p text:style-name="Standard"/>
      <text:p text:style-name="Standard"/>
      <text:p text:style-name="Standard"/>
      <text:p text:style-name="Standard"/>
      <text:p text:style-name="Standard"/>
      <text:p text:style-name="Standard">2.2 COMPARISON METHODS </text:p>
      <text:p text:style-name="Standard"/>
      <text:p text:style-name="Standard">We should write methods that allow us to compare Int objects; that is, methods to tell us when </text:p>
      <text:p text:style-name="Standard">they are equal, and if one is less than another. To determine whether Int x is less than Int y, </text:p>
      <text:p text:style-name="Standard">for example, we could do the following; </text:p>
      <text:p text:style-name="Standard"/>
      <text:p text:style-name="Standard">• If X and y are of different signs, the negative one is smaller. Otherwise, continue with the </text:p>
      <text:p text:style-name="Standard">next step. </text:p>
      <text:p text:style-name="Standard"/>
      <text:p text:style-name="Standard">• If the arrays representing x and y are different lengths, and if both are negative, then the </text:p>
      <text:p text:style-name="Standard">larger array is the smaller number. Otherwise the smaller array represents the lesser of the </text:p>
      <text:p text:style-name="Standard">two Ints. If both arrays are the same length, continue with the next step. </text:p>
      <text:p text:style-name="Standard"/>
      <text:p text:style-name="Standard">• Proceed down the array until you find unequal digits. If both x and y are negative, the array </text:p>
      <text:p text:style-name="Standard">containing the smaller digit is the largest. Otherwise, the array containing the larger digit </text:p>
      <text:p text:style-name="Standard">represents the larger integer. If you find no unequal digits, neither integer is larger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.2 Comparison Methods </text:p>
      <text:p text:style-name="Standard"/>
      <text:p text:style-name="Standard"/>
      <text:p text:style-name="Standard">39 </text:p>
      <text:p text:style-name="Standard"/>
      <text:p text:style-name="Standard"/>
      <text:p text:style-name="Standard">This is how we normally compare integers ourselves, and writing the lessThan(Int) </text:p>
      <text:p text:style-name="Standard">method in Java isn’t terribly difficult. </text:p>
      <text:p text:style-name="Standard"/>
      <text:p text:style-name="Standard">public boolean lessThan(lnt other) { </text:p>
      <text:p text:style-name="Standard"/>
      <text:p text:style-name="Standard"><text:soft-page-break/>//Start by assuming this is less than other </text:p>
      <text:p text:style-name="Standard">boolean answer=false; </text:p>
      <text:p text:style-name="Standard"/>
      <text:p text:style-name="Standard">//Both Ints are nonnegative here </text:p>
      <text:p text:style-name="Standard">if ( Inegat ive&amp;&amp;! other .negative) { </text:p>
      <text:p text:style-name="Standard"/>
      <text:p text:style-name="Standard">//If they are the same length, must compare the digits </text:p>
      <text:p text:style-name="Standard">if (digits . length==other . digits . length) { </text:p>
      <text:p text:style-name="Standard">int i=0; </text:p>
      <text:p text:style-name="Standard"/>
      <text:p text:style-name="Standard">while (i&lt;this . digits . length&amp;&amp;digits [i] ==other. digits [1] ) i++; </text:p>
      <text:p text:style-name="Standard">//Each digit of this was less than each digit of other </text:p>
      <text:p text:style-name="Standard">if ( i&lt;this . digits . length) </text:p>
      <text:p text:style-name="Standard"/>
      <text:p text:style-name="Standard">if (digits [i] &lt;other. digits [i] ) </text:p>
      <text:p text:style-name="Standard">answer=true; </text:p>
      <text:p text:style-name="Standard"/>
      <text:p text:style-name="Standard">//this has smaller length than other-must be less than </text:p>
      <text:p text:style-name="Standard">} else if (digits . length&lt;other. digits . length) answer=true ; </text:p>
      <text:p text:style-name="Standard"/>
      <text:p text:style-name="Standard">//If both Ints negative, do the reverse of the above comparisons </text:p>
      <text:p text:style-name="Standard">} else if (negative&amp;&amp;other .negative) { </text:p>
      <text:p text:style-name="Standard"/>
      <text:p text:style-name="Standard">if (digits . length==other . digits . length) { </text:p>
      <text:p text:style-name="Standard">int i=0; </text:p>
      <text:p text:style-name="Standard"/>
      <text:p text:style-name="Standard">while (i&lt;this . digits . length&amp;Scdigits [i] ==other. digits [1] ) i++; </text:p>
      <text:p text:style-name="Standard">if ( i&lt;this . digits . length) </text:p>
      <text:p text:style-name="Standard"/>
      <text:p text:style-name="Standard">if (digits [i] &gt;other. digits [i] ) </text:p>
      <text:p text:style-name="Standard">answer=true; </text:p>
      <text:p text:style-name="Standard"/>
      <text:p text:style-name="Standard">} else if (other. digits. length&lt;digits. length) answer=true ; </text:p>
      <text:p text:style-name="Standard"/>
      <text:p text:style-name="Standard">//If this is negative and other nonnegative, must be less than </text:p>
      <text:p text:style-name="Standard">} else if {negative&amp;&amp;! other. negative) answer=true; </text:p>
      <text:p text:style-name="Standard"/>
      <text:p text:style-name="Standard">//Otherwise, this is nonnegative and other negative </text:p>
      <text:p text:style-name="Standard">//Return answer, which was initialized to false </text:p>
      <text:p text:style-name="Standard">return answer; </text:p>
      <text:p text:style-name="Standard"/>
      <text:p text:style-name="Standard"/>
      <text:p text:style-name="Standard">The code to determine whether or not two Ints are equal should now be very simple to </text:p>
      <text:p text:style-name="Standard">write. </text:p>
      <text:p text:style-name="Standard"/>
      <text:p text:style-name="Standard">public boolean equals (Int other) { </text:p>
      <text:p text:style-name="Standard">boolean answer=true; </text:p>
      <text:p text:style-name="Standard"/>
      <text:p text:style-name="Standard">//Check If same sign </text:p>
      <text:p text:style-name="Standard"/>
      <text:p text:style-name="Standard">if (negative!=other. negative) answer=false; </text:p>
      <text:p text:style-name="Standard"/>
      <text:p text:style-name="Standard"><text:soft-page-break/>//Check if different lengths </text:p>
      <text:p text:style-name="Standard"/>
      <text:p text:style-name="Standard">else if (digits. length !=other. digits. length) answer=false; </text:p>
      <text:p text:style-name="Standard"/>
      <text:p text:style-name="Standard">//If same length and sign, compare each digit </text:p>
      <text:p text:style-name="Standard">else for (int i=0 ; i&lt;digits . length; i++) </text:p>
      <text:p text:style-name="Standard"/>
      <text:p text:style-name="Standard"/>
      <text:p text:style-name="Standard"/>
      <text:p text:style-name="Standard">40 </text:p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//Any nonmatching digit sets answer to false </text:p>
      <text:p text:style-name="Standard">if (digits [i] !=other. digits [i] ) answer=false; </text:p>
      <text:p text:style-name="Standard">return answer; </text:p>
      <text:p text:style-name="Standard"/>
      <text:p text:style-name="Standard">} </text:p>
      <text:p text:style-name="Standard"/>
      <text:p text:style-name="Standard"/>
      <text:p text:style-name="Standard">We now demonstrate a test program for the lessThan(Int) and equals(Int) methods. The </text:p>
      <text:p text:style-name="Standard">code can be found on the book’s website under the class name TestIntComparisonMethods. </text:p>
      <text:p text:style-name="Standard">Screen shots of the test program are shown in Figure 2.3a-d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IGURE 2.3 </text:p>
      <text:p text:style-name="Standard"/>
      <text:p text:style-name="Standard"/>
      <text:p text:style-name="Standard"/>
      <text:p text:style-name="Standard"/>
      <text:p text:style-name="Standard"/>
      <text:p text:style-name="Standard">2.3 Arithmetic Methods </text:p>
      <text:p text:style-name="Standard"/>
      <text:p text:style-name="Standard"/>
      <text:p text:style-name="Standard">41 </text:p>
      <text:p text:style-name="Standard"/>
      <text:p text:style-name="Standard"/>
      <text:p text:style-name="Standard">2.3 ARITHMETIC METHODS </text:p>
      <text:p text:style-name="Standard"/>
      <text:p text:style-name="Standard">Of course, we must write methods to perform arithmetic with Int objects. We must be able </text:p>
      <text:p text:style-name="Standard">to add, subtract, multiply, and divide. For convenience, we should add methods to increment </text:p>
      <text:p text:style-name="Standard">and decrement Int objects. First, we consider the addition of two integers a and b: </text:p>
      <text:p text:style-name="Standard"/>
      <text:p text:style-name="Standard">• If one is zero, return the other as the answer. Otherwise go on. </text:p>
      <text:p text:style-name="Standard"/>
      <text:p text:style-name="Standard">• If a = —b, return zero. Otherwise go on. </text:p>
      <text:p text:style-name="Standard"><text:soft-page-break/></text:p>
      <text:p text:style-name="Standard">• If the digits are the same sign, add them beginning with the lowest digits, adding any car- </text:p>
      <text:p text:style-name="Standard">ries in the subsequent addition. Otherwise go on. </text:p>
      <text:p text:style-name="Standard"/>
      <text:p text:style-name="Standard">• If the digits are of different signs, this is a subtraction; either a — -b or b — -a. To do a </text:p>
      <text:p text:style-name="Standard">subtraction, you must determine the larger of the two integers without regard to sign, then </text:p>
      <text:p text:style-name="Standard">subtract the smaller integer from the larger. The sign of the answer is the same as that of </text:p>
      <text:p text:style-name="Standard">the larger operand. </text:p>
      <text:p text:style-name="Standard"/>
      <text:p text:style-name="Standard">We shouldn’t be too surprised at this addition/subtraction scheme, because it is the way </text:p>
      <text:p text:style-name="Standard">humans (using base 10) normally do it. Notice that writing the add(Int) and subtract(Int) may </text:p>
      <text:p text:style-name="Standard">entail using some of the methods already developed (like equals(Int) and lessThan(Int)), </text:p>
      <text:p text:style-name="Standard">and may require writing a few more methods as well. For instance, in the following there </text:p>
      <text:p text:style-name="Standard">is a method to negate an Int, and one to produce the absolute value. These are listed first. </text:p>
      <text:p text:style-name="Standard"/>
      <text:p text:style-name="Standard">public Int absoluteValue ( ) { </text:p>
      <text:p text:style-name="Standard"/>
      <text:p text:style-name="Standard">//Make a new Int by copying this Int </text:p>
      <text:p text:style-name="Standard">Int answer=new Int (this); </text:p>
      <text:p text:style-name="Standard"/>
      <text:p text:style-name="Standard">//Set negative to false </text:p>
      <text:p text:style-name="Standard">answer . negat ive= f a 1 s e ; </text:p>
      <text:p text:style-name="Standard">return answer; </text:p>
      <text:p text:style-name="Standard"/>
      <text:p text:style-name="Standard">} </text:p>
      <text:p text:style-name="Standard"/>
      <text:p text:style-name="Standard">public Int negative!) { </text:p>
      <text:p text:style-name="Standard"/>
      <text:p text:style-name="Standard">Int answer=new Int (this); </text:p>
      <text:p text:style-name="Standard"/>
      <text:p text:style-name="Standard">//Flip the negative value </text:p>
      <text:p text:style-name="Standard">answer . negat ive= ! thi s . negat ive ; </text:p>
      <text:p text:style-name="Standard">return answer; </text:p>
      <text:p text:style-name="Standard"/>
      <text:p text:style-name="Standard">} </text:p>
      <text:p text:style-name="Standard"/>
      <text:p text:style-name="Standard">The code which does most of the work is in the add(Int) method. First, it determines the </text:p>
      <text:p text:style-name="Standard">sign of the two numbers; if they are the same, it is an addition problem, and the addDigits(Int) </text:p>
      <text:p text:style-name="Standard">method is called. If they are not the same, it is a subtraction problem, and the subtractDig- </text:p>
      <text:p text:style-name="Standard">its(Int) method is called. The subtractDigits(Int) method may call the borrow(Int) method, </text:p>
      <text:p text:style-name="Standard">which allows us to borrow from digits to the left for subtraction. Of course, after the num- </text:p>
      <text:p text:style-name="Standard">bers are added or subtracted, there may be leading zeros, which should be removed. </text:p>
      <text:p text:style-name="Standard"/>
      <text:p text:style-name="Standard">public Int add (Int other) { </text:p>
      <text:p text:style-name="Standard"/>
      <text:p text:style-name="Standard">Int ans; </text:p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//zero is a special case-nothing to do but return a copy of the </text:p>
      <text:p text:style-name="Standard"><text:soft-page-break/>//nonzero Int </text:p>
      <text:p text:style-name="Standard"/>
      <text:p text:style-name="Standard">if (this . equals (ZERO) ) return new Int (other) ; </text:p>
      <text:p text:style-name="Standard"/>
      <text:p text:style-name="Standard">else if (other. equals (ZERO) ) return new Int(this); </text:p>
      <text:p text:style-name="Standard"/>
      <text:p text:style-name="Standard">else if (this . equals (other .negative 0) ) return new Int ( ) ; </text:p>
      <text:p text:style-name="Standard"/>
      <text:p text:style-name="Standard">//If they are the same sign, perform the addition; add carries </text:p>
      <text:p text:style-name="Standard">else if (negative==other .negative) { </text:p>
      <text:p text:style-name="Standard">ans=addDigits (other) ; </text:p>
      <text:p text:style-name="Standard">ans . negat ive=negat ive ; </text:p>
      <text:p text:style-name="Standard"/>
      <text:p text:style-name="Standard">} </text:p>
      <text:p text:style-name="Standard"/>
      <text:p text:style-name="Standard">//If they are of different signs, determine the larger </text:p>
      <text:p text:style-name="Standard">// (magnitude-wise) and subtract the smailer from it. </text:p>
      <text:p text:style-name="Standard"/>
      <text:p text:style-name="Standard">//Result has same sign as first (larger) operand, </text:p>
      <text:p text:style-name="Standard">else if (this .absoluteValue (). lessThan (other . absoluteValue 0) ) { </text:p>
      <text:p text:style-name="Standard">ans=other . subtractDigits (this) ; </text:p>
      <text:p text:style-name="Standard">ans . negat ive=other . negat ive ; </text:p>
      <text:p text:style-name="Standard"/>
      <text:p text:style-name="Standard">} else { </text:p>
      <text:p text:style-name="Standard"/>
      <text:p text:style-name="Standard">ans=this . subtractDigits (other) ; </text:p>
      <text:p text:style-name="Standard">ans . negat ive=thi s . negat ive ; </text:p>
      <text:p text:style-name="Standard"/>
      <text:p text:style-name="Standard">} </text:p>
      <text:p text:style-name="Standard"/>
      <text:p text:style-name="Standard">//Trim ieading zeros and return </text:p>
      <text:p text:style-name="Standard">return ans . trimZeros ( ) ; </text:p>
      <text:p text:style-name="Standard"/>
      <text:p text:style-name="Standard"/>
      <text:p text:style-name="Standard">public Int subtract (Int other) { </text:p>
      <text:p text:style-name="Standard"/>
      <text:p text:style-name="Standard">//To subtract, we add the negative </text:p>
      <text:p text:style-name="Standard">return this . add (other .negative ( ) ) ; </text:p>
      <text:p text:style-name="Standard"/>
      <text:p text:style-name="Standard">} </text:p>
      <text:p text:style-name="Standard"/>
      <text:p text:style-name="Standard">private Int addDigits (Int other) { </text:p>
      <text:p text:style-name="Standard">int topl=this . digits . length-1 ; </text:p>
      <text:p text:style-name="Standard">int top2=other . digits . length-1 ; </text:p>
      <text:p text:style-name="Standard"/>
      <text:p text:style-name="Standard">int top3=Math. max (this . digits . length, other . digits . length) +1 ; </text:p>
      <text:p text:style-name="Standard">Int answer =new Int ( ) ; </text:p>
      <text:p text:style-name="Standard">answer .digits=new int[top3]; </text:p>
      <text:p text:style-name="Standard">top3 — ; </text:p>
      <text:p text:style-name="Standard"/>
      <text:p text:style-name="Standard">int carry=0; int sum=0; </text:p>
      <text:p text:style-name="Standard">while (topl&gt;=0&amp;&amp;top2&gt;=0 ) { </text:p>
      <text:p text:style-name="Standard"><text:soft-page-break/></text:p>
      <text:p text:style-name="Standard">sum=thls. digits [topi] +other . digits [top2] +carry; </text:p>
      <text:p text:style-name="Standard">if (sum&gt;9) {sum%=10; carry=l;} else carry=0; </text:p>
      <text:p text:style-name="Standard">answer .digits [top3] =sum; </text:p>
      <text:p text:style-name="Standard">topi-- ; top2 — ; top3--; </text:p>
      <text:p text:style-name="Standard"/>
      <text:p text:style-name="Standard">} </text:p>
      <text:p text:style-name="Standard"/>
      <text:p text:style-name="Standard">if (topl&lt;0&amp;&amp;top2&lt;0 ) { </text:p>
      <text:p text:style-name="Standard"/>
      <text:p text:style-name="Standard">answer .digits [0] =carry; </text:p>
      <text:p text:style-name="Standard"/>
      <text:p text:style-name="Standard">} else if (topl&lt;0) { </text:p>
      <text:p text:style-name="Standard"/>
      <text:p text:style-name="Standard"/>
      <text:p text:style-name="Standard"/>
      <text:p text:style-name="Standard">2.3 Arithmetic Methods </text:p>
      <text:p text:style-name="Standard"/>
      <text:p text:style-name="Standard"/>
      <text:p text:style-name="Standard">43 </text:p>
      <text:p text:style-name="Standard"/>
      <text:p text:style-name="Standard"/>
      <text:p text:style-name="Standard">while (top2&gt;=0) { </text:p>
      <text:p text:style-name="Standard"/>
      <text:p text:style-name="Standard">sum=other .digits [top2] +carrY; </text:p>
      <text:p text:style-name="Standard"/>
      <text:p text:style-name="Standard">if (sum&gt;9) {sum%=10; carry=l;} else carrY=0; </text:p>
      <text:p text:style-name="Standard"/>
      <text:p text:style-name="Standard">answer .digits [top3 ] =sum; </text:p>
      <text:p text:style-name="Standard"/>
      <text:p text:style-name="Standard">top2 — ;top3--; </text:p>
      <text:p text:style-name="Standard"/>
      <text:p text:style-name="Standard">} </text:p>
      <text:p text:style-name="Standard"/>
      <text:p text:style-name="Standard">answer. digits [top3] =carrY; </text:p>
      <text:p text:style-name="Standard"/>
      <text:p text:style-name="Standard">} else { </text:p>
      <text:p text:style-name="Standard"/>
      <text:p text:style-name="Standard">while (topl&gt;=0) { </text:p>
      <text:p text:style-name="Standard"/>
      <text:p text:style-name="Standard">siim=this .digits [topi] +carrY; </text:p>
      <text:p text:style-name="Standard"/>
      <text:p text:style-name="Standard">if (sum&gt;9) {sum%=10; carry=l;} else carrY=0; </text:p>
      <text:p text:style-name="Standard"/>
      <text:p text:style-name="Standard">answer .digits [top3 ] =sum; </text:p>
      <text:p text:style-name="Standard"/>
      <text:p text:style-name="Standard">topi — ;top3--; </text:p>
      <text:p text:style-name="Standard"/>
      <text:p text:style-name="Standard">} </text:p>
      <text:p text:style-name="Standard"/>
      <text:p text:style-name="Standard">answer. digits [top3] =carrY; </text:p>
      <text:p text:style-name="Standard"/>
      <text:p text:style-name="Standard"><text:soft-page-break/>} </text:p>
      <text:p text:style-name="Standard"/>
      <text:p text:style-name="Standard">return answer; </text:p>
      <text:p text:style-name="Standard"/>
      <text:p text:style-name="Standard"/>
      <text:p text:style-name="Standard">private Int subtractDigits ( Int other) { </text:p>
      <text:p text:style-name="Standard"/>
      <text:p text:style-name="Standard">Int answer=new Int { ) ; </text:p>
      <text:p text:style-name="Standard"/>
      <text:p text:style-name="Standard">Int copy=new Int (this); </text:p>
      <text:p text:style-name="Standard"/>
      <text:p text:style-name="Standard">answer. digits=new int [this .digits . length] ; </text:p>
      <text:p text:style-name="Standard">int topl=this. digits. length-1; </text:p>
      <text:p text:style-name="Standard">int top2=other . digits . length-1 ; </text:p>
      <text:p text:style-name="Standard">while (top2&gt;=0) { </text:p>
      <text:p text:style-name="Standard"/>
      <text:p text:style-name="Standard">if (copy. digits [topi] &lt;other. digits [top2 ] ) { </text:p>
      <text:p text:style-name="Standard">borrow(copY, topl-1) ; </text:p>
      <text:p text:style-name="Standard">copy. digits [topi] +=10; </text:p>
      <text:p text:style-name="Standard"/>
      <text:p text:style-name="Standard">} </text:p>
      <text:p text:style-name="Standard"/>
      <text:p text:style-name="Standard">answer. digits [topi] =copY. digits [topi] -other .digits [top2] ; </text:p>
      <text:p text:style-name="Standard">topi--; top2--; </text:p>
      <text:p text:style-name="Standard"/>
      <text:p text:style-name="Standard">} </text:p>
      <text:p text:style-name="Standard"/>
      <text:p text:style-name="Standard">while (topl&gt;=0) { </text:p>
      <text:p text:style-name="Standard"/>
      <text:p text:style-name="Standard">answer .digits [topi] =copY. digits [topi] ; </text:p>
      <text:p text:style-name="Standard">topi--; </text:p>
      <text:p text:style-name="Standard"/>
      <text:p text:style-name="Standard">} </text:p>
      <text:p text:style-name="Standard"/>
      <text:p text:style-name="Standard">return answer; </text:p>
      <text:p text:style-name="Standard"/>
      <text:p text:style-name="Standard"/>
      <text:p text:style-name="Standard">//Method to "borrow" for subtraction </text:p>
      <text:p text:style-name="Standard">private void borrow (Int n,int pos) { </text:p>
      <text:p text:style-name="Standard">while (n. digits [pos] ==0) { </text:p>
      <text:p text:style-name="Standard">n. digits [pos] =9; </text:p>
      <text:p text:style-name="Standard">pos-- ; </text:p>
      <text:p text:style-name="Standard"/>
      <text:p text:style-name="Standard"/>
      <text:p text:style-name="Standard"/>
      <text:p text:style-name="Standard">44 </text:p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n. digits [pos]— ; </text:p>
      <text:p text:style-name="Standard"><text:soft-page-break/></text:p>
      <text:p text:style-name="Standard">} </text:p>
      <text:p text:style-name="Standard"/>
      <text:p text:style-name="Standard">//Method to chop off any leading zeros </text:p>
      <text:p text:style-name="Standard">private Int trimZeros ( ) { </text:p>
      <text:p text:style-name="Standard">int i ; </text:p>
      <text:p text:style-name="Standard"/>
      <text:p text:style-name="Standard">//Look for first nonzero in the array </text:p>
      <text:p text:style-name="Standard">for ( i=0 ; i&lt;this . digits . length; i++) </text:p>
      <text:p text:style-name="Standard">if (this. digits [i] !=0) </text:p>
      <text:p text:style-name="Standard">break ; </text:p>
      <text:p text:style-name="Standard"/>
      <text:p text:style-name="Standard">Int answer =new Int ( ) ; </text:p>
      <text:p text:style-name="Standard"/>
      <text:p text:style-name="Standard">answer . negat ive=thi s . negat ive ; </text:p>
      <text:p text:style-name="Standard"/>
      <text:p text:style-name="Standard">//Make a (possibly) smaller array for answer </text:p>
      <text:p text:style-name="Standard">answer .digits=new int [this .digits . length-i] ; </text:p>
      <text:p text:style-name="Standard"/>
      <text:p text:style-name="Standard">//Copy the nonzero digits over, and return answer </text:p>
      <text:p text:style-name="Standard">for (int j=0;j&lt;answer. digits. length; j++) </text:p>
      <text:p text:style-name="Standard">answer .digits [ j ] =this .digits [ j+i] ; </text:p>
      <text:p text:style-name="Standard">return answer; </text:p>
      <text:p text:style-name="Standard"/>
      <text:p text:style-name="Standard">} </text:p>
      <text:p text:style-name="Standard"/>
      <text:p text:style-name="Standard">Methods to multiply and divide Ints should also be written. We will develop the multi- </text:p>
      <text:p text:style-name="Standard">ply(Int) method here. When we multiply two integers, we really just multiply by a single digit </text:p>
      <text:p text:style-name="Standard">at a time, then perform a total of these individual products. For example, when we do </text:p>
      <text:p text:style-name="Standard"/>
      <text:p text:style-name="Standard">527 </text:p>
      <text:p text:style-name="Standard">X 613 </text:p>
      <text:p text:style-name="Standard"/>
      <text:p text:style-name="Standard"/>
      <text:p text:style-name="Standard">we actually do these separate products: </text:p>
      <text:p text:style-name="Standard"/>
      <text:p text:style-name="Standard">527 X 6 = 3162, 527 X 1 = 527, and 527 X 3 = 1581. </text:p>
      <text:p text:style-name="Standard"/>
      <text:p text:style-name="Standard">We then add these products together, shifting some of the products to the left. That is, we </text:p>
      <text:p text:style-name="Standard">append a zero to 527 X 1 since 1 is in the tens column, and we append two zeros to 526 X </text:p>
      <text:p text:style-name="Standard">6 because 6 is in the hundreds column: This gives us </text:p>
      <text:p text:style-name="Standard"/>
      <text:p text:style-name="Standard">527 </text:p>
      <text:p text:style-name="Standard">X 613 </text:p>
      <text:p text:style-name="Standard">1581 </text:p>
      <text:p text:style-name="Standard">+ 5270 </text:p>
      <text:p text:style-name="Standard"/>
      <text:p text:style-name="Standard">+ 316200 </text:p>
      <text:p text:style-name="Standard">323051 </text:p>
      <text:p text:style-name="Standard"/>
      <text:p text:style-name="Standard">Thus our multiplication problem actually becomes an addition problem, as long as we </text:p>
      <text:p text:style-name="Standard">are able to multiply an integer by a single digit, and as long as we can append a certain </text:p>
      <text:p text:style-name="Standard"><text:soft-page-break/>number of zeros to our sub-products. Doing the latter in Java is very simple, as you can see </text:p>
      <text:p text:style-name="Standard">from the following code: </text:p>
      <text:p text:style-name="Standard"/>
      <text:p text:style-name="Standard"/>
      <text:p text:style-name="Standard"/>
      <text:p text:style-name="Standard">2.3 Arithmetic Methods </text:p>
      <text:p text:style-name="Standard"/>
      <text:p text:style-name="Standard"/>
      <text:p text:style-name="Standard">45 </text:p>
      <text:p text:style-name="Standard"/>
      <text:p text:style-name="Standard"/>
      <text:p text:style-name="Standard">private Int appendzeros ( int places) { </text:p>
      <text:p text:style-name="Standard"/>
      <text:p text:style-name="Standard">//Make a new Int object </text:p>
      <text:p text:style-name="Standard">Int result=new Int ( ) ; </text:p>
      <text:p text:style-name="Standard"/>
      <text:p text:style-name="Standard">//If this equals 0, return 0; no need to append </text:p>
      <text:p text:style-name="Standard">if (this . equals (ZERO) ) return result; </text:p>
      <text:p text:style-name="Standard"/>
      <text:p text:style-name="Standard">//Make the resulting array larger </text:p>
      <text:p text:style-name="Standard"/>
      <text:p text:style-name="Standard">result . digits=new int [this .digits . length+places] ; </text:p>
      <text:p text:style-name="Standard"/>
      <text:p text:style-name="Standard">//Shift the digits into the new array </text:p>
      <text:p text:style-name="Standard"/>
      <text:p text:style-name="Standard">for (int i=0 ; i&lt;this . digits . length; i++) { </text:p>
      <text:p text:style-name="Standard"/>
      <text:p text:style-name="Standard">result .digits [i] =this .digits [i] ; </text:p>
      <text:p text:style-name="Standard"/>
      <text:p text:style-name="Standard">} </text:p>
      <text:p text:style-name="Standard"/>
      <text:p text:style-name="Standard">return result; </text:p>
      <text:p text:style-name="Standard"/>
      <text:p text:style-name="Standard">} </text:p>
      <text:p text:style-name="Standard"/>
      <text:p text:style-name="Standard">Now, to multiply an Int by a single digit, we simply multiply each digit in the first operand </text:p>
      <text:p text:style-name="Standard">by the selected digit from the second operand. If this product is greater than 9, we use the </text:p>
      <text:p text:style-name="Standard">remainder of division hy 10 for the corresponding digit in the result (plus a possible carry </text:p>
      <text:p text:style-name="Standard">from the previous multiplication), and we record the quotient when dividing by 10 as a </text:p>
      <text:p text:style-name="Standard">carry. Take the following example: </text:p>
      <text:p text:style-name="Standard"/>
      <text:p text:style-name="Standard">527 </text:p>
      <text:p text:style-name="Standard"/>
      <text:p text:style-name="Standard">X 3 </text:p>
      <text:p text:style-name="Standard"/>
      <text:p text:style-name="Standard">? ? ? </text:p>
      <text:p text:style-name="Standard"/>
      <text:p text:style-name="Standard"/>
      <text:p text:style-name="Standard">We first take 7 X 3 = 21; 1 becomes the digit in the one’s column of the result, and 2 </text:p>
      <text:p text:style-name="Standard">becomes the carry. </text:p>
      <text:p text:style-name="Standard"/>
      <text:p text:style-name="Standard">2 </text:p>
      <text:p text:style-name="Standard"><text:soft-page-break/></text:p>
      <text:p text:style-name="Standard">527 </text:p>
      <text:p text:style-name="Standard">X 3 </text:p>
      <text:p text:style-name="Standard"/>
      <text:p text:style-name="Standard">? ? 1 </text:p>
      <text:p text:style-name="Standard"/>
      <text:p text:style-name="Standard">We then take 2X3 = 6, and add the previous carry 2, to get 8. This becomes the digit in </text:p>
      <text:p text:style-name="Standard">the tens column of the result, and 0 becomes the carry. </text:p>
      <text:p text:style-name="Standard"/>
      <text:p text:style-name="Standard">0 </text:p>
      <text:p text:style-name="Standard"/>
      <text:p text:style-name="Standard">527 </text:p>
      <text:p text:style-name="Standard"/>
      <text:p text:style-name="Standard">X 3 </text:p>
      <text:p text:style-name="Standard"/>
      <text:p text:style-name="Standard">?81 </text:p>
      <text:p text:style-name="Standard"/>
      <text:p text:style-name="Standard"/>
      <text:p text:style-name="Standard">Now we take 5X3 = 15, and add the previous carry 0. 5 becomes the digit in the hun- </text:p>
      <text:p text:style-name="Standard">dreds column of the result, and 1 becomes the carry. </text:p>
      <text:p text:style-name="Standard"/>
      <text:p text:style-name="Standard">1 </text:p>
      <text:p text:style-name="Standard"/>
      <text:p text:style-name="Standard">527 </text:p>
      <text:p text:style-name="Standard">X 3 </text:p>
      <text:p text:style-name="Standard"/>
      <text:p text:style-name="Standard"/>
      <text:p text:style-name="Standard">581 </text:p>
      <text:p text:style-name="Standard"/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There are no more digits to multiply, but there is the possibility of one final carry, as is </text:p>
      <text:p text:style-name="Standard">the case here. This becomes the thousands digit in the result. </text:p>
      <text:p text:style-name="Standard"/>
      <text:p text:style-name="Standard">527 </text:p>
      <text:p text:style-name="Standard"/>
      <text:p text:style-name="Standard">X 3 </text:p>
      <text:p text:style-name="Standard"/>
      <text:p text:style-name="Standard">1581 </text:p>
      <text:p text:style-name="Standard"/>
      <text:p text:style-name="Standard">Of course, this is exactly how we’ve done multiplication by a single digit since elemen- </text:p>
      <text:p text:style-name="Standard">tary school, but perhaps coding it seems not so elementary. Examine the following code </text:p>
      <text:p text:style-name="Standard">carefully: </text:p>
      <text:p text:style-name="Standard"/>
      <text:p text:style-name="Standard">//Method to multiply an Int by a single decimal digit </text:p>
      <text:p text:style-name="Standard">//Called repeatedly by multiply (Int) method </text:p>
      <text:p text:style-name="Standard">private Int multiply (int otherDlgit) { </text:p>
      <text:p text:style-name="Standard"/>
      <text:p text:style-name="Standard">//Make a new Int for the answer </text:p>
      <text:p text:style-name="Standard"><text:soft-page-break/>Int result=new Int ( ) ; </text:p>
      <text:p text:style-name="Standard"/>
      <text:p text:style-name="Standard">//If digit to multiply by is 0, return 0 </text:p>
      <text:p text:style-name="Standard">if (otherDigit==0 ) return result; </text:p>
      <text:p text:style-name="Standard"/>
      <text:p text:style-name="Standard">//Make the answer array one longer than the first operand, </text:p>
      <text:p text:style-name="Standard"/>
      <text:p text:style-name="Standard">//in case there is a carry </text:p>
      <text:p text:style-name="Standard"/>
      <text:p text:style-name="Standard">result .digits=new int [this . digits . length+1] ; </text:p>
      <text:p text:style-name="Standard">int carry=0; </text:p>
      <text:p text:style-name="Standard">int tempinteger ; </text:p>
      <text:p text:style-name="Standard">int i ; </text:p>
      <text:p text:style-name="Standard"/>
      <text:p text:style-name="Standard">for ( i=this . digits . length-1 ; i&gt;=0 ; i-- ) { </text:p>
      <text:p text:style-name="Standard"/>
      <text:p text:style-name="Standard">//i+lth digit of result is the ith digit of the first operand </text:p>
      <text:p text:style-name="Standard">//times the digit in the second operand. If this is more than </text:p>
      <text:p text:style-name="Standard">//lO, we must keep only the least significant digit. </text:p>
      <text:p text:style-name="Standard"/>
      <text:p text:style-name="Standard">//We also add any previous carries </text:p>
      <text:p text:style-name="Standard">templnteger=this . digits [i] *otherDigit+carry ; </text:p>
      <text:p text:style-name="Standard">result . digits [ i+1 ] =templnteger%10 ; </text:p>
      <text:p text:style-name="Standard"/>
      <text:p text:style-name="Standard">//If the product is more than 10, we must set carry </text:p>
      <text:p text:style-name="Standard">//for the next round </text:p>
      <text:p text:style-name="Standard">car 2 ry=templnteger /10 ; </text:p>
      <text:p text:style-name="Standard"/>
      <text:p text:style-name="Standard">} </text:p>
      <text:p text:style-name="Standard"/>
      <text:p text:style-name="Standard">//Possibility of one last carry; do the final digit, </text:p>
      <text:p text:style-name="Standard">result .digits [0] =carry; </text:p>
      <text:p text:style-name="Standard">return result ; </text:p>
      <text:p text:style-name="Standard"/>
      <text:p text:style-name="Standard">} </text:p>
      <text:p text:style-name="Standard"/>
      <text:p text:style-name="Standard">Once we have the ability to append zeros and to multiply an Int by a single digit, multi- </text:p>
      <text:p text:style-name="Standard">plying two Int objects simply becomes a matter of calculating these sub-products and adding </text:p>
      <text:p text:style-name="Standard">them together. This part is actually easy with the two previous methods defined, as you can </text:p>
      <text:p text:style-name="Standard">see in the following code: </text:p>
      <text:p text:style-name="Standard"/>
      <text:p text:style-name="Standard">public Int multiply (Int other) { </text:p>
      <text:p text:style-name="Standard"/>
      <text:p text:style-name="Standard"/>
      <text:p text:style-name="Standard"/>
      <text:p text:style-name="Standard">2.3 Arithmetic Methods </text:p>
      <text:p text:style-name="Standard"/>
      <text:p text:style-name="Standard"/>
      <text:p text:style-name="Standard">47 </text:p>
      <text:p text:style-name="Standard"/>
      <text:p text:style-name="Standard"/>
      <text:p text:style-name="Standard">//Initialize the answer to 0 </text:p>
      <text:p text:style-name="Standard"><text:soft-page-break/>Int result=new Int ( ) ; </text:p>
      <text:p text:style-name="Standard"/>
      <text:p text:style-name="Standard">//If either operand is 0, return 0 </text:p>
      <text:p text:style-name="Standard"/>
      <text:p text:style-name="Standard">if (this . equals (ZERO) I I other . equals (ZERO) ) return result; </text:p>
      <text:p text:style-name="Standard"/>
      <text:p text:style-name="Standard">//Now, multiply the first operand by each digit in the </text:p>
      <text:p text:style-name="Standard">//second operand, shifting left each answer by a power of ten </text:p>
      <text:p text:style-name="Standard">//as we pass through the digits, adding each time to result, </text:p>
      <text:p text:style-name="Standard">for (int i=0; i&lt;other . digits . length; i++) { </text:p>
      <text:p text:style-name="Standard"/>
      <text:p text:style-name="Standard">result =result . add (this .multiply (other . digits [i] ) </text:p>
      <text:p text:style-name="Standard"/>
      <text:p text:style-name="Standard">. appendzeros (other .digits . length-l-i) ) ; </text:p>
      <text:p text:style-name="Standard"/>
      <text:p text:style-name="Standard">} </text:p>
      <text:p text:style-name="Standard"/>
      <text:p text:style-name="Standard">//If operands are same sign, result is positive </text:p>
      <text:p text:style-name="Standard">//otherwise, the result is negative; 0 is already taken care of </text:p>
      <text:p text:style-name="Standard">if ( this. negative==other. negative) result .negative=false; </text:p>
      <text:p text:style-name="Standard">else result .negative=true; </text:p>
      <text:p text:style-name="Standard"/>
      <text:p text:style-name="Standard">//Return the result </text:p>
      <text:p text:style-name="Standard">return result . trimZeros ( ) ; </text:p>
      <text:p text:style-name="Standard"/>
      <text:p text:style-name="Standard"/>
      <text:p text:style-name="Standard">Note that at the end of the multiply(Int) method we remove any leading zeros which may </text:p>
      <text:p text:style-name="Standard">come about. Another consideration is the sign of each operand; If they are equal, the result </text:p>
      <text:p text:style-name="Standard">is a nonnegative number; otherwise, the result is negative. Zero is treated as a special case. </text:p>
      <text:p text:style-name="Standard"/>
      <text:p text:style-name="Standard">At this point, you should be able to write the divide(Int), and remainder(Int) methods, and </text:p>
      <text:p text:style-name="Standard">will be asked to do so in the exercises. It would be prudent to write a divideAndRemain- </text:p>
      <text:p text:style-name="Standard">der() method, since both the quotient and remainder would probably be generated at the </text:p>
      <text:p text:style-name="Standard">same time. It could return an array of two Ints, with the quotient in slot 0, and the remain- </text:p>
      <text:p text:style-name="Standard">der in slot 1 of the array. </text:p>
      <text:p text:style-name="Standard"/>
      <text:p text:style-name="Standard">Division is the most costly (in terms of computer time) to run. For now, we only consider </text:p>
      <text:p text:style-name="Standard">problems where the dividend and divisor are both positive. One of the primary problems is </text:p>
      <text:p text:style-name="Standard">estimating the digits in the quotient. For example, consider the following division problem: </text:p>
      <text:p text:style-name="Standard"/>
      <text:p text:style-name="Standard">6772190 H- 37658. </text:p>
      <text:p text:style-name="Standard"/>
      <text:p text:style-name="Standard">Note that 3 (the leading digit of the divisor) goes into 6 (the leading digit of the dividend) </text:p>
      <text:p text:style-name="Standard">twice, but the real quotient of the previous division is 179. The estimate of the first digit of </text:p>
      <text:p text:style-name="Standard">the quotient is too high. A similar problem occurs in the following problem: </text:p>
      <text:p text:style-name="Standard"/>
      <text:p text:style-name="Standard">19276 -I- 273. </text:p>
      <text:p text:style-name="Standard"/>
      <text:p text:style-name="Standard">Note that the leading digit of the divisor cannot go into the leading digit of the dividend </text:p>
      <text:p text:style-name="Standard">at all, and we must therefore attempt to take the divisor into the first two digits of the divi- </text:p>
      <text:p text:style-name="Standard">dend. One way to avoid spending too much time estimating is to allow the quotient to have </text:p>
      <text:p text:style-name="Standard">mixed positive and negative digits. Consider again </text:p>
      <text:p text:style-name="Standard"><text:soft-page-break/></text:p>
      <text:p text:style-name="Standard"/>
      <text:p text:style-name="Standard">19276 - 273. </text:p>
      <text:p text:style-name="Standard"/>
      <text:p text:style-name="Standard"/>
      <text:p text:style-name="Standard"/>
      <text:p text:style-name="Standard">48 </text:p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Number the position of each digit: </text:p>
      <text:p text:style-name="Standard"/>
      <text:p text:style-name="Standard">19276 273 </text:p>
      <text:p text:style-name="Standard"/>
      <text:p text:style-name="Standard">54321 321 </text:p>
      <text:p text:style-name="Standard"/>
      <text:p text:style-name="Standard">First, attempt to divide 1 by 2; if this fails, incorporate another digit. Here we divide 19 </text:p>
      <text:p text:style-name="Standard">by 2, which yields 9. Produce the first value for the quotient: </text:p>
      <text:p text:style-name="Standard"/>
      <text:p text:style-name="Standard">90 . </text:p>
      <text:p text:style-name="Standard"/>
      <text:p text:style-name="Standard">The number of zeros to add is clear when you note the position of the 9 in the dividend </text:p>
      <text:p text:style-name="Standard">is 4, and the position of the 2 in the divisor is 3. Thus, we add 4 — 3 = 1 zero. Now, sub- </text:p>
      <text:p text:style-name="Standard">tract 90-273 from 19276: </text:p>
      <text:p text:style-name="Standard"/>
      <text:p text:style-name="Standard"/>
      <text:p text:style-name="Standard">19276 </text:p>
      <text:p text:style-name="Standard"/>
      <text:p text:style-name="Standard">-24570 </text:p>
      <text:p text:style-name="Standard"/>
      <text:p text:style-name="Standard">-5294 </text:p>
      <text:p text:style-name="Standard"/>
      <text:p text:style-name="Standard">Now, attempt to divide 2 into —5; this yields —2. Since the —5 is at position 4, and 2 is </text:p>
      <text:p text:style-name="Standard">still at position 3, we add a zero to get </text:p>
      <text:p text:style-name="Standard"/>
      <text:p text:style-name="Standard"/>
      <text:p text:style-name="Standard">-20 </text:p>
      <text:p text:style-name="Standard"/>
      <text:p text:style-name="Standard"/>
      <text:p text:style-name="Standard">We now modify the quotient value: </text:p>
      <text:p text:style-name="Standard"/>
      <text:p text:style-name="Standard">90 + -20 = 70 . </text:p>
      <text:p text:style-name="Standard"/>
      <text:p text:style-name="Standard">Now, subtract —20 • 273 from —5294; this gives us </text:p>
      <text:p text:style-name="Standard"/>
      <text:p text:style-name="Standard">-5294 </text:p>
      <text:p text:style-name="Standard"/>
      <text:p text:style-name="Standard">--5460 </text:p>
      <text:p text:style-name="Standard"/>
      <text:p text:style-name="Standard">166 </text:p>
      <text:p text:style-name="Standard"><text:soft-page-break/></text:p>
      <text:p text:style-name="Standard">Note now that the value remaining is smaller than the divisor 273; thus, we have </text:p>
      <text:p text:style-name="Standard"/>
      <text:p text:style-name="Standard">quotient = 70, and </text:p>
      <text:p text:style-name="Standard">remainder =166. </text:p>
      <text:p text:style-name="Standard"/>
      <text:p text:style-name="Standard">Here is the whole process written out; the only difference between this and the way we </text:p>
      <text:p text:style-name="Standard">normally do division is that negative quantities appear in the quotient: </text:p>
      <text:p text:style-name="Standard"/>
      <text:p text:style-name="Standard">70 </text:p>
      <text:p text:style-name="Standard"/>
      <text:p text:style-name="Standard">^ </text:p>
      <text:p text:style-name="Standard"/>
      <text:p text:style-name="Standard">273)19276 </text:p>
      <text:p text:style-name="Standard"/>
      <text:p text:style-name="Standard">-24570 </text:p>
      <text:p text:style-name="Standard">-5294 </text:p>
      <text:p text:style-name="Standard">— 5460 </text:p>
      <text:p text:style-name="Standard"/>
      <text:p text:style-name="Standard"/>
      <text:p text:style-name="Standard">166 </text:p>
      <text:p text:style-name="Standard"/>
      <text:p text:style-name="Standard"/>
      <text:p text:style-name="Standard"/>
      <text:p text:style-name="Standard">2.3 Arithmetic Methods </text:p>
      <text:p text:style-name="Standard"/>
      <text:p text:style-name="Standard"/>
      <text:p text:style-name="Standard">49 </text:p>
      <text:p text:style-name="Standard"/>
      <text:p text:style-name="Standard"/>
      <text:p text:style-name="Standard">Here is another example for you: </text:p>
      <text:p text:style-name="Standard"/>
      <text:p text:style-name="Standard"/>
      <text:p text:style-name="Standard">80297 </text:p>
      <text:p text:style-name="Standard"/>
      <text:p text:style-name="Standard">-3 </text:p>
      <text:p text:style-name="Standard"/>
      <text:p text:style-name="Standard">300 </text:p>
      <text:p text:style-name="Standard"/>
      <text:p text:style-name="Standard">-10000 </text:p>
      <text:p text:style-name="Standard"/>
      <text:p text:style-name="Standard">90000 </text:p>
      <text:p text:style-name="Standard"/>
      <text:p text:style-name="Standard">123)9876543 </text:p>
      <text:p text:style-name="Standard"/>
      <text:p text:style-name="Standard">- 11070000 </text:p>
      <text:p text:style-name="Standard">-1193457 </text:p>
      <text:p text:style-name="Standard">— 1230000 </text:p>
      <text:p text:style-name="Standard">36543 </text:p>
      <text:p text:style-name="Standard">- 36900 </text:p>
      <text:p text:style-name="Standard">-357 </text:p>
      <text:p text:style-name="Standard">— 369 </text:p>
      <text:p text:style-name="Standard"><text:soft-page-break/>12 </text:p>
      <text:p text:style-name="Standard"/>
      <text:p text:style-name="Standard"/>
      <text:p text:style-name="Standard">It is entirely possible that this process could yield a negative remainder, as in the following </text:p>
      <text:p text:style-name="Standard">example (the absolute value of —542 is less than the divisor, 982). </text:p>
      <text:p text:style-name="Standard"/>
      <text:p text:style-name="Standard">^ </text:p>
      <text:p text:style-name="Standard"/>
      <text:p text:style-name="Standard">982) 9278 </text:p>
      <text:p text:style-name="Standard"/>
      <text:p text:style-name="Standard">- 9820 </text:p>
      <text:p text:style-name="Standard"/>
      <text:p text:style-name="Standard">-542 </text:p>
      <text:p text:style-name="Standard"/>
      <text:p text:style-name="Standard">When this happens, it is easy to fix: simply add the divisor to the negative remainder and </text:p>
      <text:p text:style-name="Standard">subtract 1 from the quotient. In this case, this yields: </text:p>
      <text:p text:style-name="Standard"/>
      <text:p text:style-name="Standard">quotient = 9 </text:p>
      <text:p text:style-name="Standard"/>
      <text:p text:style-name="Standard">remainder = 440. </text:p>
      <text:p text:style-name="Standard"/>
      <text:p text:style-name="Standard">Now we consider what to do when either the dividend or divisor is negative. Note that </text:p>
      <text:p text:style-name="Standard">if X is the positive dividend, y is the positive divisor, q is the quotient, and r is the remain- </text:p>
      <text:p text:style-name="Standard">der, we can express their relationship to each other as: </text:p>
      <text:p text:style-name="Standard"/>
      <text:p text:style-name="Standard">X = yq + r b &gt; r&gt; 0. </text:p>
      <text:p text:style-name="Standard"/>
      <text:p text:style-name="Standard">If either x or y changes sign, we can maintain this relationship by inverting some signs. </text:p>
      <text:p text:style-name="Standard">For example, we can perform calculations with all positive numbers, because: </text:p>
      <text:p text:style-name="Standard"/>
      <text:p text:style-name="Standard"/>
      <text:p text:style-name="Standard">if y is negative, change the sign of q, since </text:p>
      <text:p text:style-name="Standard">x = yq + r iff </text:p>
      <text:p text:style-name="Standard">x= -y{-q) + r. </text:p>
      <text:p text:style-name="Standard"/>
      <text:p text:style-name="Standard"/>
      <text:p text:style-name="Standard"/>
      <text:p text:style-name="Standard">50 </text:p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if X is negative, change the sign of both q and r, since </text:p>
      <text:p text:style-name="Standard">x = yq + r iff </text:p>
      <text:p text:style-name="Standard">-x=-iyq + r) iff </text:p>
      <text:p text:style-name="Standard"/>
      <text:p text:style-name="Standard">-x = y{-q) - r, </text:p>
      <text:p text:style-name="Standard"/>
      <text:p text:style-name="Standard">and if both x and y are negative, change the sign of r, since </text:p>
      <text:p text:style-name="Standard">x = yq + r iff </text:p>
      <text:p text:style-name="Standard">-x= -(-y(-q) + r) </text:p>
      <text:p text:style-name="Standard"><text:soft-page-break/></text:p>
      <text:p text:style-name="Standard">—X = —yq — r. </text:p>
      <text:p text:style-name="Standard"/>
      <text:p text:style-name="Standard"/>
      <text:p text:style-name="Standard"/>
      <text:p text:style-name="Standard">With this in mind, writing a division method should be a snap. </text:p>
      <text:p text:style-name="Standard"/>
      <text:p text:style-name="Standard">Naturally, the arithmetic methods must be tested. No programmer ever designs a class </text:p>
      <text:p text:style-name="Standard">without writing a multitude of programs to wring all the bugs out of it. I’ve written a sim- </text:p>
      <text:p text:style-name="Standard">ple applet to do this. I ask the user to enter an Int in a text field, and then they click an oper- </text:p>
      <text:p text:style-name="Standard">ation, either or They then enter another Int and press the “=” button. This is </text:p>
      <text:p text:style-name="Standard"/>
      <text:p text:style-name="Standard">the beginning of a calculator; you will be asked to produce a better one in the exercises. Some </text:p>
      <text:p text:style-name="Standard">screen shots follow, and the applet can be found on the book’s website under the class name </text:p>
      <text:p text:style-name="Standard">TestIntArithmeticMethodsApplet. (See Figure 2.4a-c.) </text:p>
      <text:p text:style-name="Standard"/>
      <text:p text:style-name="Standard"/>
      <text:p text:style-name="Standard">FIGURE 2.4 (a) </text:p>
      <text:p text:style-name="Standard"/>
      <text:p text:style-name="Standard"/>
      <text:p text:style-name="Standard"/>
      <text:p text:style-name="Standard">(b) </text:p>
      <text:p text:style-name="Standard"/>
      <text:p text:style-name="Standard"/>
      <text:p text:style-name="Standard"/>
      <text:p text:style-name="Standard"/>
      <text:p text:style-name="Standard">Test of Int class Arilhmelic Methods - Micios... </text:p>
      <text:p text:style-name="Standard"/>
      <text:p text:style-name="Standard"/>
      <text:p text:style-name="Standard">iC </text:p>
      <text:p text:style-name="Standard"/>
      <text:p text:style-name="Standard"/>
      <text:p text:style-name="Standard">File Edit View Fa' » </text:p>
      <text:p text:style-name="Standard"/>
      <text:p text:style-name="Standard">vFi Back ^ </text:p>
      <text:p text:style-name="Standard"/>
      <text:p text:style-name="Standard">Address </text:p>
      <text:p text:style-name="Standard"/>
      <text:p text:style-name="Standard"/>
      <text:p text:style-name="Standard">r ' </text:p>
      <text:p text:style-name="Standard"/>
      <text:p text:style-name="Standard"/>
      <text:p text:style-name="Standard"/>
      <text:p text:style-name="Standard"/>
      <text:p text:style-name="Standard">3 </text:p>
      <text:p text:style-name="Standard"/>
      <text:p text:style-name="Standard">1 </text:p>
      <text:p text:style-name="Standard"/>
      <text:p text:style-name="Standard">|23485G23875478745B7547| </text:p>
      <text:p text:style-name="Standard"/>
      <text:p text:style-name="Standard"/>
      <text:p text:style-name="Standard">+ </text:p>
      <text:p text:style-name="Standard"><text:soft-page-break/></text:p>
      <text:p text:style-name="Standard"/>
      <text:p text:style-name="Standard">* </text:p>
      <text:p text:style-name="Standard"/>
      <text:p text:style-name="Standard"/>
      <text:p text:style-name="Standard"/>
      <text:p text:style-name="Standard"/>
      <text:p text:style-name="Standard"/>
      <text:p text:style-name="Standard">2.5 Constructors </text:p>
      <text:p text:style-name="Standard"/>
      <text:p text:style-name="Standard"/>
      <text:p text:style-name="Standard">51 </text:p>
      <text:p text:style-name="Standard"/>
      <text:p text:style-name="Standard"/>
      <text:p text:style-name="Standard">FIGURE 2.4 (c) </text:p>
      <text:p text:style-name="Standard"/>
      <text:p text:style-name="Standard">(continued) </text:p>
      <text:p text:style-name="Standard"/>
      <text:p text:style-name="Standard"/>
      <text:p text:style-name="Standard"/>
      <text:p text:style-name="Standard">Having an Int class is a very valuable tool, for it frees us from the boundaries placed on </text:p>
      <text:p text:style-name="Standard">us by the primitive integer data types of most computer languages. A Java int, for example, </text:p>
      <text:p text:style-name="Standard">is only 4 bytes, which is not nearly large enough for the numbers we will need to handle in </text:p>
      <text:p text:style-name="Standard">this book. However, the cost of this freedom is decreased performance, and as a result large </text:p>
      <text:p text:style-name="Standard">integer packages are usually very carefully designed and optimized to yield the maximum </text:p>
      <text:p text:style-name="Standard">benefit. The Int class as we have designed it here is in fact rather poor, but it is neverthe- </text:p>
      <text:p text:style-name="Standard">less a good introduction for someone who has never attempted the feat before. In the exer- </text:p>
      <text:p text:style-name="Standard">cises we will discuss how to produce a much better Int class. </text:p>
      <text:p text:style-name="Standard"/>
      <text:p text:style-name="Standard"/>
      <text:p text:style-name="Standard">THE JAVA BIGINTEGER CLASS </text:p>
      <text:p text:style-name="Standard"/>
      <text:p text:style-name="Standard">Java provides a Biginteger class with the same functionality that we have given our Int </text:p>
      <text:p text:style-name="Standard">class, and more. It is optimized for speed, and we will use it for further development. Rewrit- </text:p>
      <text:p text:style-name="Standard">ing programs for the Int class and then comparing their performances to the Biginteger class </text:p>
      <text:p text:style-name="Standard">will make interesting exercises, and you are invited to do this. </text:p>
      <text:p text:style-name="Standard"/>
      <text:p text:style-name="Standard"/>
      <text:p text:style-name="Standard">CONSTRUCTORS </text:p>
      <text:p text:style-name="Standard"/>
      <text:p text:style-name="Standard">A partial list of the Biginteger constructors and methods follows; </text:p>
      <text:p text:style-name="Standard"/>
      <text:p text:style-name="Standard">• public Biginteger (byte B[]) throws NuirberFormatException </text:p>
      <text:p text:style-name="Standard"/>
      <text:p text:style-name="Standard">This constructor translates a byte array containing the two’s-complement representation </text:p>
      <text:p text:style-name="Standard">of a signed integer into a Biginteger (see Figure 2.5). The input array is assumed to be big- </text:p>
      <text:p text:style-name="Standard">endian; that is, the most significant hyte is in the [0] position. The most significant bit of the </text:p>
      <text:p text:style-name="Standard">most significant byte is the sign hit. The array must contain at least one hyte or a Number- </text:p>
      <text:p text:style-name="Standard">FormatException will be thrown. </text:p>
      <text:p text:style-name="Standard"/>
      <text:p text:style-name="Standard">• public Biginteger (int signum, byte magnitude!]) throws </text:p>
      <text:p text:style-name="Standard"/>
      <text:p text:style-name="Standard"><text:soft-page-break/>NuirberFormatExcept ion </text:p>
      <text:p text:style-name="Standard"/>
      <text:p text:style-name="Standard"/>
      <text:p text:style-name="Standard"/>
      <text:p text:style-name="Standard"/>
      <text:p text:style-name="Standard">52 Chapter 2 Large Integer Computing </text:p>
      <text:p text:style-name="Standard"/>
      <text:p text:style-name="Standard"/>
      <text:p text:style-name="Standard"/>
      <text:p text:style-name="Standard">This constructor translates the sign-magnitude representation of an integer into a Bigln- </text:p>
      <text:p text:style-name="Standard">teger (see Figure 2.6). The integer is sent in as an array of bytes, and the sign is represented </text:p>
      <text:p text:style-name="Standard">as an integer signum value: </text:p>
      <text:p text:style-name="Standard"/>
      <text:p text:style-name="Standard">— 1 for negative, </text:p>
      <text:p text:style-name="Standard"/>
      <text:p text:style-name="Standard">0 for zero, and </text:p>
      <text:p text:style-name="Standard"/>
      <text:p text:style-name="Standard">1 for positive. </text:p>
      <text:p text:style-name="Standard"/>
      <text:p text:style-name="Standard"/>
      <text:p text:style-name="Standard">The magnitude is represented as a big-endian byte array; that is, the most significant </text:p>
      <text:p text:style-name="Standard">byte is in the [0] position. An invalid signum value or a 0 signum value coupled with a </text:p>
      <text:p text:style-name="Standard">nonzero magnitude will result in a NumberFormatException. A zero length magnitude array </text:p>
      <text:p text:style-name="Standard">is permissible and will result in a value of zero regardless of the given signum value. </text:p>
      <text:p text:style-name="Standard"/>
      <text:p text:style-name="Standard"/>
      <text:p text:style-name="Standard">• public Biginteger (String val) throws NumberFormatException </text:p>
      <text:p text:style-name="Standard"/>
      <text:p text:style-name="Standard"/>
      <text:p text:style-name="Standard">This translates a string containing an optional minus sign followed by a sequence of one </text:p>
      <text:p text:style-name="Standard">or more decimal digits into a Biginteger. Any extraneous characters (including whitespace) </text:p>
      <text:p text:style-name="Standard">will result in a NumberFormatException. </text:p>
      <text:p text:style-name="Standard"/>
      <text:p text:style-name="Standard"/>
      <text:p text:style-name="Standard"/>
      <text:p text:style-name="Standard"/>
      <text:p text:style-name="Standard">2.5 Constructors </text:p>
      <text:p text:style-name="Standard"/>
      <text:p text:style-name="Standard"/>
      <text:p text:style-name="Standard">53 </text:p>
      <text:p text:style-name="Standard"/>
      <text:p text:style-name="Standard"/>
      <text:p text:style-name="Standard">HxAMPLE. This constructor is very useful when entering large integers in decimal format from </text:p>
      <text:p text:style-name="Standard">an input device. An example of how it may be called follows: </text:p>
      <text:p text:style-name="Standard"/>
      <text:p text:style-name="Standard">Biginteger m = new Biginteger ("92387569832653429874569286898623498") ; </text:p>
      <text:p text:style-name="Standard"/>
      <text:p text:style-name="Standard"/>
      <text:p text:style-name="Standard">• public Biginteger (String val, int radix) throws NumberFormatException </text:p>
      <text:p text:style-name="Standard"/>
      <text:p text:style-name="Standard">This translates a string containing an optional minus sign followed by a sequence of one </text:p>
      <text:p text:style-name="Standard">or more digits in the specified radix into a Biginteger. Any extraneous characters, includ- </text:p>
      <text:p text:style-name="Standard"><text:soft-page-break/>ing whitespace, or a radix outside the range 2 through 36, will result in a NumberFormat- </text:p>
      <text:p text:style-name="Standard">Exception. </text:p>
      <text:p text:style-name="Standard"/>
      <text:p text:style-name="Standard"/>
      <text:p text:style-name="Standard">-EXAMPLE. This constructor is similar to the previous one, and is likewise very useful when </text:p>
      <text:p text:style-name="Standard">entering large integers in decimal format from an input device. However, with this con- </text:p>
      <text:p text:style-name="Standard">structor we can specify the base of the number being entered. An example of creating a Big- </text:p>
      <text:p text:style-name="Standard">integer object from the string representation of a number in base 2 follows: </text:p>
      <text:p text:style-name="Standard"/>
      <text:p text:style-name="Standard">Biginteger m = new </text:p>
      <text:p text:style-name="Standard"/>
      <text:p text:style-name="Standard">Biginteger ("101111100001010111010000001111101010011111101", 2) ; </text:p>
      <text:p text:style-name="Standard"/>
      <text:p text:style-name="Standard"/>
      <text:p text:style-name="Standard">• public Biginteger (int bitLength, int certainty. Random rnd) </text:p>
      <text:p text:style-name="Standard"/>
      <text:p text:style-name="Standard">This returns a randomly selected Biginteger with the specified bitLength that is proba- </text:p>
      <text:p text:style-name="Standard">bly prime. The certainty parameter is a measure of the uncertainty that the caller is willing </text:p>
      <text:p text:style-name="Standard">to tolerate: the probability that the number is prime will exceed 1 — (1/2)' where t = certainty. </text:p>
      <text:p text:style-name="Standard">The execution time is proportional to the value of the certainty parameter. The given ran- </text:p>
      <text:p text:style-name="Standard">dom number generator is used to select candidates to be tested for primality. This will throw </text:p>
      <text:p text:style-name="Standard">an ArithmeticException if bitLength &lt; 2. </text:p>
      <text:p text:style-name="Standard"/>
      <text:p text:style-name="Standard"/>
      <text:p text:style-name="Standard">I£xAMPLE. This Biginteger constructor will prove to be the most useful of them all for our </text:p>
      <text:p text:style-name="Standard">purposes, for it can generate random (probable) primes for use in cryptosystems. To gener- </text:p>
      <text:p text:style-name="Standard">ate an integer 1024 bits long, which is prime with probability 0.875 = 1 — (0.5)^, we could </text:p>
      <text:p text:style-name="Standard">make the following calls: </text:p>
      <text:p text:style-name="Standard"/>
      <text:p text:style-name="Standard">SecureRandom sr=new SecureRandom ( ) ; </text:p>
      <text:p text:style-name="Standard"/>
      <text:p text:style-name="Standard">Biginteger p=new Biginteger (1024, 3, sr) ; </text:p>
      <text:p text:style-name="Standard"/>
      <text:p text:style-name="Standard">The SecureRandom class (seen here) is a subclass of Random; if used properly, it gen- </text:p>
      <text:p text:style-name="Standard">erates random integers much more difficult to predict than those created by ordinary ran- </text:p>
      <text:p text:style-name="Standard">dom number generators. </text:p>
      <text:p text:style-name="Standard"/>
      <text:p text:style-name="Standard"/>
      <text:p text:style-name="Standard">public Biginteger (int numBits, Random rndSrc) throws </text:p>
      <text:p text:style-name="Standard">IllegalArgumentException </text:p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This returns a random number uniformly distributed on the interval [0, — 1], </text:p>
      <text:p text:style-name="Standard"/>
      <text:p text:style-name="Standard">assuming a fair source of random bits is provided in rndSrc. Note that this constructor always </text:p>
      <text:p text:style-name="Standard">returns a nonnegative Biginteger. It throws an IllegalArgumentException if numBits &lt; 0. </text:p>
      <text:p text:style-name="Standard"/>
      <text:p text:style-name="Standard">HXAMPLE. This constructor just generates random positive integers without regard to pri- </text:p>
      <text:p text:style-name="Standard">mality. Again, to ensure randomness which is hard to predict, SecureRandom objects should </text:p>
      <text:p text:style-name="Standard"><text:soft-page-break/>be used, as seen here: </text:p>
      <text:p text:style-name="Standard"/>
      <text:p text:style-name="Standard">SecureRandom sr=new SecureRandom () ; </text:p>
      <text:p text:style-name="Standard"/>
      <text:p text:style-name="Standard">Biginteger p=new Biginteger (1024, sr) ; </text:p>
      <text:p text:style-name="Standard"/>
      <text:p text:style-name="Standard"/>
      <text:p text:style-name="Standard">2.6 METHODS </text:p>
      <text:p text:style-name="Standard"/>
      <text:p text:style-name="Standard">This is the last of the constructors; the Biginteger methods follow: </text:p>
      <text:p text:style-name="Standard"/>
      <text:p text:style-name="Standard">• public static Biginteger valueOf(long val) </text:p>
      <text:p text:style-name="Standard"/>
      <text:p text:style-name="Standard">Returns a Biginteger with the specified value. This factory is provided in preference to </text:p>
      <text:p text:style-name="Standard">a (long) constructor because it allows for reuse of frequently used Bigintegers, such as 0 and </text:p>
      <text:p text:style-name="Standard">1, obviating the need for exported constants. </text:p>
      <text:p text:style-name="Standard"/>
      <text:p text:style-name="Standard"/>
      <text:p text:style-name="Standard">HXAMPLE. (Note that this is a static method, and so is called by the class name): </text:p>
      <text:p text:style-name="Standard">final Biginteger ONE=BigInteger .valueOf (1) ; </text:p>
      <text:p text:style-name="Standard"/>
      <text:p text:style-name="Standard">The methods following perform basic arithmetic with Bigintegers. </text:p>
      <text:p text:style-name="Standard"/>
      <text:p text:style-name="Standard">• public Biginteger add (Biginteger val) throws ArithmeticException </text:p>
      <text:p text:style-name="Standard">Returns a Biginteger whose value is {this + val). </text:p>
      <text:p text:style-name="Standard"/>
      <text:p text:style-name="Standard">• public Biginteger subtract (Biginteger val) </text:p>
      <text:p text:style-name="Standard"/>
      <text:p text:style-name="Standard">Returns a Biginteger whose value is {this — val). </text:p>
      <text:p text:style-name="Standard"/>
      <text:p text:style-name="Standard">• public Biginteger multiply (Biginteger val) </text:p>
      <text:p text:style-name="Standard"/>
      <text:p text:style-name="Standard">Returns a Biginteger whose value is {this ■ val). </text:p>
      <text:p text:style-name="Standard"/>
      <text:p text:style-name="Standard">• public Biginteger divide (Biginteger val) throws ArithmeticException </text:p>
      <text:p text:style-name="Standard"/>
      <text:p text:style-name="Standard">Returns a Biginteger whose value is the quotient of {this / val). It throws an ArithmeticEx- </text:p>
      <text:p text:style-name="Standard">ception if val = 0. </text:p>
      <text:p text:style-name="Standard"/>
      <text:p text:style-name="Standard">• public Biginteger remainder (Biginteger val) throws </text:p>
      <text:p text:style-name="Standard"/>
      <text:p text:style-name="Standard">ArithmeticException </text:p>
      <text:p text:style-name="Standard"/>
      <text:p text:style-name="Standard">Returns a Biginteger whose value is the remainder of {this / val). It throws an Arith- </text:p>
      <text:p text:style-name="Standard">meticException if val = 0. </text:p>
      <text:p text:style-name="Standard"/>
      <text:p text:style-name="Standard"/>
      <text:p text:style-name="Standard">2.6 Methods </text:p>
      <text:p text:style-name="Standard"/>
      <text:p text:style-name="Standard"/>
      <text:p text:style-name="Standard">55 </text:p>
      <text:p text:style-name="Standard"/>
      <text:p text:style-name="Standard"><text:soft-page-break/></text:p>
      <text:p text:style-name="Standard">IXAMPLE. Using these methods is elementary, as you can see from the following program </text:p>
      <text:p text:style-name="Standard">fragment: </text:p>
      <text:p text:style-name="Standard"/>
      <text:p text:style-name="Standard">Biginteger opl=new Biginteger ("3") ; </text:p>
      <text:p text:style-name="Standard"/>
      <text:p text:style-name="Standard">Biginteger op2=new Biginteger ("2") ; </text:p>
      <text:p text:style-name="Standard"/>
      <text:p text:style-name="Standard">Biginteger suin=opl . add (op2 ) ; </text:p>
      <text:p text:style-name="Standard"/>
      <text:p text:style-name="Standard">Biginteger dif ference=opl . subtract (op2 ) ; </text:p>
      <text:p text:style-name="Standard"/>
      <text:p text:style-name="Standard">Biginteger product=opl.multiplY(op2) ; </text:p>
      <text:p text:style-name="Standard"/>
      <text:p text:style-name="Standard">Biginteger guotient=opl .divide (op2 ) ; </text:p>
      <text:p text:style-name="Standard"/>
      <text:p text:style-name="Standard">Biginteger rem=opl .remainder (op2 ) ; </text:p>
      <text:p text:style-name="Standard"/>
      <text:p text:style-name="Standard"/>
      <text:p text:style-name="Standard">• public Biginteger [] divideAndRemainder (Biginteger val) </text:p>
      <text:p text:style-name="Standard">throws ArithmeticException </text:p>
      <text:p text:style-name="Standard"/>
      <text:p text:style-name="Standard">Since most division algorithms produce the quotient and the remainder at the same time, </text:p>
      <text:p text:style-name="Standard">a more efficient way of capturing both of these values is provided by the divide- </text:p>
      <text:p text:style-name="Standard">AndRemainderO method. </text:p>
      <text:p text:style-name="Standard"/>
      <text:p text:style-name="Standard">I£xAMPLE. The answers are returned in an array of two Bigintegers, as follows: </text:p>
      <text:p text:style-name="Standard"/>
      <text:p text:style-name="Standard">Biginteger opl=new Biginteger ("9") ; </text:p>
      <text:p text:style-name="Standard"/>
      <text:p text:style-name="Standard">Biginteger op2=new Biginteger ("2") ; </text:p>
      <text:p text:style-name="Standard"/>
      <text:p text:style-name="Standard">Biginteger!] answers=new Biginteger [2] ; </text:p>
      <text:p text:style-name="Standard">answers=opl . divideAndRemainder (op2 ) ; </text:p>
      <text:p text:style-name="Standard"/>
      <text:p text:style-name="Standard">When this code completes, answers[0] contains the value 4 (as a Biginteger), and </text:p>
      <text:p text:style-name="Standard">answers[l] contains 1. </text:p>
      <text:p text:style-name="Standard"/>
      <text:p text:style-name="Standard"/>
      <text:p text:style-name="Standard">• public Biginteger pow(int exponent) throws ArithmeticException </text:p>
      <text:p text:style-name="Standard"/>
      <text:p text:style-name="Standard">This method returns a Biginteger whose value is this" where e = exponent and throws an </text:p>
      <text:p text:style-name="Standard">ArithmeticException if e &lt; 0 (as the operation would yield a noninteger value). Note that e </text:p>
      <text:p text:style-name="Standard">is an integer rather than a Biginteger </text:p>
      <text:p text:style-name="Standard"/>
      <text:p text:style-name="Standard">jxAMPLE. Here is an example of how this method would be used (it calculates 2^^®): </text:p>
      <text:p text:style-name="Standard"/>
      <text:p text:style-name="Standard">Biginteger base=new Biginteger ("2") ; </text:p>
      <text:p text:style-name="Standard"/>
      <text:p text:style-name="Standard">Biginteger humungous=base.pow(256) ; </text:p>
      <text:p text:style-name="Standard"/>
      <text:p text:style-name="Standard">Clearly, care should be used with this method, for it can easily generate gigantic num- </text:p>
      <text:p text:style-name="Standard"><text:soft-page-break/>hers which could exhaust the storage capacity of the computer. </text:p>
      <text:p text:style-name="Standard"/>
      <text:p text:style-name="Standard"/>
      <text:p text:style-name="Standard">• public Biginteger gcd (Biginteger v) </text:p>
      <text:p text:style-name="Standard"/>
      <text:p text:style-name="Standard">This method returns a Biginteger whose value is the greatest common divisor of \this\ and </text:p>
      <text:p text:style-name="Standard">Ivl. It correctly returns (0, 0) as 0. </text:p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• public Biginteger abs ( ) </text:p>
      <text:p text:style-name="Standard"/>
      <text:p text:style-name="Standard">This method returns a Biginteger whose value is the absolute value of this number. </text:p>
      <text:p text:style-name="Standard"/>
      <text:p text:style-name="Standard">IxAMPLE. Here is how you would call the method: </text:p>
      <text:p text:style-name="Standard"/>
      <text:p text:style-name="Standard">Biginteger test=new Biginteger ("-1") ; </text:p>
      <text:p text:style-name="Standard">test=test . abs ( ) ; </text:p>
      <text:p text:style-name="Standard"/>
      <text:p text:style-name="Standard"/>
      <text:p text:style-name="Standard">• public Biginteger negate ( ) </text:p>
      <text:p text:style-name="Standard"/>
      <text:p text:style-name="Standard">This method returns a Biginteger whose value is (— 1 • this). </text:p>
      <text:p text:style-name="Standard"/>
      <text:p text:style-name="Standard">• public int signumO </text:p>
      <text:p text:style-name="Standard"/>
      <text:p text:style-name="Standard">This method returns the signum function of this number; that is, </text:p>
      <text:p text:style-name="Standard"/>
      <text:p text:style-name="Standard">— 1 if this &lt; 0, </text:p>
      <text:p text:style-name="Standard"/>
      <text:p text:style-name="Standard">0 if this = 0, </text:p>
      <text:p text:style-name="Standard"/>
      <text:p text:style-name="Standard">1 if this &gt; 0. </text:p>
      <text:p text:style-name="Standard"/>
      <text:p text:style-name="Standard">• public Biginteger mod (Biginteger m) </text:p>
      <text:p text:style-name="Standard"/>
      <text:p text:style-name="Standard">This method returns a Biginteger whose value is this mod m. It throws an ArithmeticEx- </text:p>
      <text:p text:style-name="Standard">ception if m &lt; 0. This method may return a negative value if the dividend is negative. </text:p>
      <text:p text:style-name="Standard"/>
      <text:p text:style-name="Standard">• public Biginteger modPow( Biginteger e, Biginteger m) </text:p>
      <text:p text:style-name="Standard"/>
      <text:p text:style-name="Standard">This method returns a Biginteger whose value is {this‘s) mod m. If e = 1, the returned value </text:p>
      <text:p text:style-name="Standard">is this mod m.\ie&lt; 0, the returned value is the modular multiplicative inverse of this~‘^. This </text:p>
      <text:p text:style-name="Standard">method throws an ArithmeticException if m &lt; 0. </text:p>
      <text:p text:style-name="Standard"/>
      <text:p text:style-name="Standard"/>
      <text:p text:style-name="Standard"/>
      <text:p text:style-name="Standard">Java Algorithm The modPow() method will be handy in the upcoming development </text:p>
      <text:p text:style-name="Standard">of cryptography; b.modPow(y,n) basically returns the remainder of b'’ divided by n, where </text:p>
      <text:p text:style-name="Standard">b, y, and n are all positive Bigintegers. Eor example, if b = 2, y = 3, and n = 5 were all </text:p>
      <text:p text:style-name="Standard"><text:soft-page-break/>declared as Bigintegers, then b.modPow(y,n) would return the remainder of 2^/5, or 3. Fig- </text:p>
      <text:p text:style-name="Standard">ure 2.7 shows an applet which allows you to enter b, y, and n, and then returns and displays </text:p>
      <text:p text:style-name="Standard">b.modPow(y,n). </text:p>
      <text:p text:style-name="Standard"/>
      <text:p text:style-name="Standard">The code for this applet can be found on the book’s website under the class name </text:p>
      <text:p text:style-name="Standard">TestPowApplet. </text:p>
      <text:p text:style-name="Standard"/>
      <text:p text:style-name="Standard">• public Biginteger modinverse (Biginteger m) throws ArithmeticException </text:p>
      <text:p text:style-name="Standard"/>
      <text:p text:style-name="Standard"/>
      <text:p text:style-name="Standard">This method returns the modular multiplicative inverse of this modulo m. (The expla- </text:p>
      <text:p text:style-name="Standard">nation of “modular multiplicative inverse” will come later.) The method throws an Arith- </text:p>
      <text:p text:style-name="Standard">meticException if m &lt; 0 or if this has no multiplicative inverse mod m (that is, if this and </text:p>
      <text:p text:style-name="Standard">m are not relatively prime). </text:p>
      <text:p text:style-name="Standard"/>
      <text:p text:style-name="Standard"/>
      <text:p text:style-name="Standard">public Biginteger shiftLeft (int n) </text:p>
      <text:p text:style-name="Standard"/>
      <text:p text:style-name="Standard"/>
      <text:p text:style-name="Standard">2.6 Methods </text:p>
      <text:p text:style-name="Standard"/>
      <text:p text:style-name="Standard"/>
      <text:p text:style-name="Standard">57 </text:p>
      <text:p text:style-name="Standard"/>
      <text:p text:style-name="Standard"/>
      <text:p text:style-name="Standard"/>
      <text:p text:style-name="Standard">FIGURE 2.7 </text:p>
      <text:p text:style-name="Standard"/>
      <text:p text:style-name="Standard"/>
      <text:p text:style-name="Standard">This method returns a Biginteger whose value is this « n\ that is, it shifts the binary rep- </text:p>
      <text:p text:style-name="Standard">resentation of this n bits to the left. </text:p>
      <text:p text:style-name="Standard"/>
      <text:p text:style-name="Standard">• public Biginteger shiftRight (int n) </text:p>
      <text:p text:style-name="Standard"/>
      <text:p text:style-name="Standard">This method returns a Biginteger whose value is this » n\ that is, it shifts the binary rep- </text:p>
      <text:p text:style-name="Standard">resentation of this n bits to the right. </text:p>
      <text:p text:style-name="Standard"/>
      <text:p text:style-name="Standard">• public Biginteger and (Biginteger val) </text:p>
      <text:p text:style-name="Standard"/>
      <text:p text:style-name="Standard">This method returns a Biginteger whose value is {this &amp; val). It performs a bitwise AND </text:p>
      <text:p text:style-name="Standard">on the two Bigintegers. </text:p>
      <text:p text:style-name="Standard"/>
      <text:p text:style-name="Standard">SxAMPLE. If a and b are two Bigintegers, where </text:p>
      <text:p text:style-name="Standard"/>
      <text:p text:style-name="Standard">a= I00I0Ilta3e2 </text:p>
      <text:p text:style-name="Standard"/>
      <text:p text:style-name="Standard">^=I0II0I0b,,e2 </text:p>
      <text:p text:style-name="Standard"/>
      <text:p text:style-name="Standard">then the following call </text:p>
      <text:p text:style-name="Standard"/>
      <text:p text:style-name="Standard">Biginteger c = a.and(b) ; </text:p>
      <text:p text:style-name="Standard"/>
      <text:p text:style-name="Standard"><text:soft-page-break/>leaves c with the value 1001010|,ase2- </text:p>
      <text:p text:style-name="Standard"/>
      <text:p text:style-name="Standard">This method returns a negative number iff both this and val are negative. </text:p>
      <text:p text:style-name="Standard"/>
      <text:p text:style-name="Standard"/>
      <text:p text:style-name="Standard">• public Biginteger or (Biginteger val) </text:p>
      <text:p text:style-name="Standard"/>
      <text:p text:style-name="Standard">This method returns a Biginteger whose value is (this I val). </text:p>
      <text:p text:style-name="Standard"/>
      <text:p text:style-name="Standard"/>
      <text:p text:style-name="Standard">Example. This method performs a bitwise OR on the two operands. So if a and b are as </text:p>
      <text:p text:style-name="Standard">defined previously; that is. </text:p>
      <text:p text:style-name="Standard"/>
      <text:p text:style-name="Standard"/>
      <text:p text:style-name="Standard">a= lOOIOIl </text:p>
      <text:p text:style-name="Standard">lOIIOIO </text:p>
      <text:p text:style-name="Standard"/>
      <text:p text:style-name="Standard"/>
      <text:p text:style-name="Standard">base 2 </text:p>
      <text:p text:style-name="Standard">base 2 </text:p>
      <text:p text:style-name="Standard"/>
      <text:p text:style-name="Standard"/>
      <text:p text:style-name="Standard"/>
      <text:p text:style-name="Standard"/>
      <text:p text:style-name="Standard"/>
      <text:p text:style-name="Standard">Chapter 2 Large Integer Computing </text:p>
      <text:p text:style-name="Standard"/>
      <text:p text:style-name="Standard"/>
      <text:p text:style-name="Standard">then the following call </text:p>
      <text:p text:style-name="Standard"/>
      <text:p text:style-name="Standard">Biginteger c = a.or(b); </text:p>
      <text:p text:style-name="Standard"/>
      <text:p text:style-name="Standard">leaves c with the value 1011011base2- </text:p>
      <text:p text:style-name="Standard"/>
      <text:p text:style-name="Standard">This method returns a negative number iff either this or val is negative. </text:p>
      <text:p text:style-name="Standard"/>
      <text:p text:style-name="Standard"/>
      <text:p text:style-name="Standard">• public Biginteger xor (Biginteger val) </text:p>
      <text:p text:style-name="Standard"/>
      <text:p text:style-name="Standard">This method returns a Biginteger whose value is {this ^ val). </text:p>
      <text:p text:style-name="Standard"/>
      <text:p text:style-name="Standard"/>
      <text:p text:style-name="Standard">I£xAMPLE. This method performs a bitwise exclusive OR on the two operands. So if a and </text:p>
      <text:p text:style-name="Standard">b are as defined previously; that is, </text:p>
      <text:p text:style-name="Standard"/>
      <text:p text:style-name="Standard"/>
      <text:p text:style-name="Standard">a = 1001011 </text:p>
      <text:p text:style-name="Standard">b= 1011010 </text:p>
      <text:p text:style-name="Standard"/>
      <text:p text:style-name="Standard"/>
      <text:p text:style-name="Standard">base 2 </text:p>
      <text:p text:style-name="Standard">base 2 </text:p>
      <text:p text:style-name="Standard"><text:soft-page-break/></text:p>
      <text:p text:style-name="Standard"/>
      <text:p text:style-name="Standard">then the following call </text:p>
      <text:p text:style-name="Standard"/>
      <text:p text:style-name="Standard"/>
      <text:p text:style-name="Standard">Biginteger c = a.xor(b); </text:p>
      <text:p text:style-name="Standard">leaves c with the value 0010001i,ase2- </text:p>
      <text:p text:style-name="Standard"/>
      <text:p text:style-name="Standard">This method returns a negative number iff exactly one of this and val are negative. </text:p>
      <text:p text:style-name="Standard"/>
      <text:p text:style-name="Standard"/>
      <text:p text:style-name="Standard">• public Biginteger not ( ) </text:p>
      <text:p text:style-name="Standard"/>
      <text:p text:style-name="Standard">This method returns a Biginteger whose value is this with each bit flipped. It returns a </text:p>
      <text:p text:style-name="Standard">negative value iff this is nonnegative. </text:p>
      <text:p text:style-name="Standard"/>
      <text:p text:style-name="Standard"/>
      <text:p text:style-name="Standard">Example. Thus, if we are using b as defined earlier; that is. </text:p>
      <text:p text:style-name="Standard"/>
      <text:p text:style-name="Standard"/>
      <text:p text:style-name="Standard">b = </text:p>
      <text:p text:style-name="Standard"/>
      <text:p text:style-name="Standard"/>
      <text:p text:style-name="Standard">101 1010b,, e 2, </text:p>
      <text:p text:style-name="Standard"/>
      <text:p text:style-name="Standard"/>
      <text:p text:style-name="Standard">then the following call </text:p>
      <text:p text:style-name="Standard">Biginteger c = b.notO; </text:p>
      <text:p text:style-name="Standard">leaves c with the value 0100101base2- </text:p>
      <text:p text:style-name="Standard"/>
      <text:p text:style-name="Standard">• public Biginteger andNot (Biginteger val) </text:p>
      <text:p text:style-name="Standard"/>
      <text:p text:style-name="Standard">This method is equivalent to and(val.not()), and is provided as a convenience for mask- </text:p>
      <text:p text:style-name="Standard">ing operations. This method returns a negative number iff this is negative and val is posi- </text:p>
      <text:p text:style-name="Standard">tive. </text:p>
      <text:p text:style-name="Standard"/>
      <text:p text:style-name="Standard">• public boolean testBit(int n) throws ArithmeticException </text:p>
      <text:p text:style-name="Standard"/>
      <text:p text:style-name="Standard">This method returns true iff the designated bit is set, and throws an ArithmeticException </text:p>
      <text:p text:style-name="Standard">if n &lt; 0. </text:p>
      <text:p text:style-name="Standard"/>
      <text:p text:style-name="Standard"/>
      <text:p text:style-name="Standard">2.6 Methods </text:p>
      <text:p text:style-name="Standard"/>
      <text:p text:style-name="Standard"/>
      <text:p text:style-name="Standard">59 </text:p>
      <text:p text:style-name="Standard"/>
      <text:p text:style-name="Standard"/>
      <text:p text:style-name="Standard">• public Biginteger setBit(int n) throws ArithmeticException </text:p>
      <text:p text:style-name="Standard"/>
      <text:p text:style-name="Standard">This method returns a Biginteger whose value is equivalent to this number with the des- </text:p>
      <text:p text:style-name="Standard">ignated bit set. It throws an ArithmeticException if n &lt; 0. </text:p>
      <text:p text:style-name="Standard"><text:soft-page-break/></text:p>
      <text:p text:style-name="Standard">• public Biginteger clearBit(int n) throws ArithmeticException </text:p>
      <text:p text:style-name="Standard"/>
      <text:p text:style-name="Standard">This method returns a Biginteger whose value is equivalent to this number with the des- </text:p>
      <text:p text:style-name="Standard">ignated bit cleared. It throws an ArithmeticException if n &lt; 0. </text:p>
      <text:p text:style-name="Standard"/>
      <text:p text:style-name="Standard">• public Biginteger flipBit(int n) throws ArithmeticException </text:p>
      <text:p text:style-name="Standard"/>
      <text:p text:style-name="Standard">This method returns a Biginteger whose value is equivalent to this number with the des- </text:p>
      <text:p text:style-name="Standard">ignated bit flipped. It throws an ArithmeticException if « &lt; 0. </text:p>
      <text:p text:style-name="Standard"/>
      <text:p text:style-name="Standard">• public int getLowestSetBit ( ) </text:p>
      <text:p text:style-name="Standard"/>
      <text:p text:style-name="Standard">This method returns the index of the rightmost (lowest-order) one bit in this number </text:p>
      <text:p text:style-name="Standard">(that is, the number of zero bits to the right of the rightmost one bit). It returns — I if this </text:p>
      <text:p text:style-name="Standard">number contains no one bits. </text:p>
      <text:p text:style-name="Standard"/>
      <text:p text:style-name="Standard">• public int bitLengthO </text:p>
      <text:p text:style-name="Standard"/>
      <text:p text:style-name="Standard">This method returns the number of bits in the minimal two’s-complement representation </text:p>
      <text:p text:style-name="Standard">of this number, excluding a sign bit. Eor positive numbers, this is equivalent to the number </text:p>
      <text:p text:style-name="Standard">of bits in the ordinary binary representation. </text:p>
      <text:p text:style-name="Standard"/>
      <text:p text:style-name="Standard">• public int bitCount ( ) </text:p>
      <text:p text:style-name="Standard"/>
      <text:p text:style-name="Standard">This method returns the number of bits in the two’s-complement representation of this </text:p>
      <text:p text:style-name="Standard">number that differ from its sign bit. This method is useful when implementing bit- vector style </text:p>
      <text:p text:style-name="Standard">sets atop Bigintegers. </text:p>
      <text:p text:style-name="Standard"/>
      <text:p text:style-name="Standard">• public boolean isProbablePrime(int certainty) </text:p>
      <text:p text:style-name="Standard"/>
      <text:p text:style-name="Standard">This method returns true if this Biginteger is probably prime, or false if it’s definitely com- </text:p>
      <text:p text:style-name="Standard">posite. The certainty parameter is a measure of the uncertainty that the caller is willing to </text:p>
      <text:p text:style-name="Standard">tolerate: the method returns true if the probability that this number is prime exceeds 1 — 1/2' </text:p>
      <text:p text:style-name="Standard">where t = certainty. The execution time is proportional to the value of the certainty parameter. </text:p>
      <text:p text:style-name="Standard">The test for primality here is the same one used in the constructor that generates random prob- </text:p>
      <text:p text:style-name="Standard">able primes. </text:p>
      <text:p text:style-name="Standard"/>
      <text:p text:style-name="Standard">• public int compareTo (Biginteger val) </text:p>
      <text:p text:style-name="Standard"/>
      <text:p text:style-name="Standard">This method returns — 1, 0, or 1 as this number is less than, equal to, or greater than val. </text:p>
      <text:p text:style-name="Standard">This method is provided in preference to individual methods for each of the six boolean </text:p>
      <text:p text:style-name="Standard">comparison operators: </text:p>
      <text:p text:style-name="Standard"/>
      <text:p text:style-name="Standard"/>
      <text:p text:style-name="Standard">!= </text:p>
      <text:p text:style-name="Standard"/>
      <text:p text:style-name="Standard">&lt; </text:p>
      <text:p text:style-name="Standard"/>
      <text:p text:style-name="Standard"/>
      <text:p text:style-name="Standard"/>
      <text:p text:style-name="Standard">Chapter 2 Large Integer Computing </text:p>
      <text:p text:style-name="Standard"><text:soft-page-break/></text:p>
      <text:p text:style-name="Standard"/>
      <text:p text:style-name="Standard">a </text:p>
      <text:p text:style-name="Standard"/>
      <text:p text:style-name="Standard"/>
      <text:p text:style-name="Standard">&lt;= </text:p>
      <text:p text:style-name="Standard"/>
      <text:p text:style-name="Standard">&gt; </text:p>
      <text:p text:style-name="Standard"/>
      <text:p text:style-name="Standard">&gt;= </text:p>
      <text:p text:style-name="Standard"/>
      <text:p text:style-name="Standard"/>
      <text:p text:style-name="Standard">IXAMPLE. Examples for performing these comparisons are any of the following: </text:p>
      <text:p text:style-name="Standard"/>
      <text:p text:style-name="Standard">boolean b=x.compareTo(y)&lt;0; </text:p>
      <text:p text:style-name="Standard"/>
      <text:p text:style-name="Standard">b=x . compareTo (y) &lt;=0 ; </text:p>
      <text:p text:style-name="Standard"/>
      <text:p text:style-name="Standard">b=x . compareTo (y) &gt;0 ; </text:p>
      <text:p text:style-name="Standard"/>
      <text:p text:style-name="Standard">b=x . compareTo (y ) &gt;=0 ; </text:p>
      <text:p text:style-name="Standard"/>
      <text:p text:style-name="Standard">b=x . compareTo (y ) ==0 ; </text:p>
      <text:p text:style-name="Standard"/>
      <text:p text:style-name="Standard">b=x . compareTo (y ) ! =0 ; </text:p>
      <text:p text:style-name="Standard"/>
      <text:p text:style-name="Standard">• public boolean equals (Object x) </text:p>
      <text:p text:style-name="Standard"/>
      <text:p text:style-name="Standard">This method returns true iff x is a Biginteger whose value is equal to this Biginteger. It </text:p>
      <text:p text:style-name="Standard">is provided so that Bigintegers can be used as hash keys. </text:p>
      <text:p text:style-name="Standard"/>
      <text:p text:style-name="Standard">• public Biginteger min (Biginteger val) </text:p>
      <text:p text:style-name="Standard"/>
      <text:p text:style-name="Standard">This method returns the Biginteger whose value is the lesser of this and val. If the val- </text:p>
      <text:p text:style-name="Standard">ues are equal, either may be returned. </text:p>
      <text:p text:style-name="Standard"/>
      <text:p text:style-name="Standard">• public Biginteger max (Biginteger val) </text:p>
      <text:p text:style-name="Standard"/>
      <text:p text:style-name="Standard">This method returns the Biginteger whose value is the greater of this and val. If the val- </text:p>
      <text:p text:style-name="Standard">ues are equal, either may be returned. </text:p>
      <text:p text:style-name="Standard"/>
      <text:p text:style-name="Standard">• public int hashCode ( ) </text:p>
      <text:p text:style-name="Standard"/>
      <text:p text:style-name="Standard">This method computes a hash code for this object. </text:p>
      <text:p text:style-name="Standard"/>
      <text:p text:style-name="Standard">• public String toString(int radix) </text:p>
      <text:p text:style-name="Standard"/>
      <text:p text:style-name="Standard">This method returns the string representation of this number in the given radix. If the radix </text:p>
      <text:p text:style-name="Standard">is outside the range from 2 through 36, it will default to 10. This representation is compat- </text:p>
      <text:p text:style-name="Standard">ible with the (String, int) constructor. </text:p>
      <text:p text:style-name="Standard"/>
      <text:p text:style-name="Standard"/>
      <text:p text:style-name="Standard"><text:soft-page-break/>I^XAMPLE. An example of how this method may be called follows: </text:p>
      <text:p text:style-name="Standard"/>
      <text:p text:style-name="Standard">Biginteger bigBoy=new Biginteger ("255") ; </text:p>
      <text:p text:style-name="Standard"/>
      <text:p text:style-name="Standard">System. out .println("255 in binary is "+bigBoy.toString(2) ) ; </text:p>
      <text:p text:style-name="Standard"/>
      <text:p text:style-name="Standard">The output is: </text:p>
      <text:p text:style-name="Standard"/>
      <text:p text:style-name="Standard">255 in binary is 11111111 </text:p>
      <text:p text:style-name="Standard">• public String toStringO </text:p>
      <text:p text:style-name="Standard"/>
      <text:p text:style-name="Standard">This method returns the string representation of this number, radix 10. The digit-to-char- </text:p>
      <text:p text:style-name="Standard">acter mapping provided by Character. forDigit is used, and a minus sign is prepended if </text:p>
      <text:p text:style-name="Standard">appropriate. This representation is compatible with the (String) constructor, and allows for </text:p>
      <text:p text:style-name="Standard">string concatenation with Java’s + operator. </text:p>
      <text:p text:style-name="Standard"/>
      <text:p text:style-name="Standard"/>
      <text:p text:style-name="Standard">Exercises </text:p>
      <text:p text:style-name="Standard"/>
      <text:p text:style-name="Standard"/>
      <text:p text:style-name="Standard">61 </text:p>
      <text:p text:style-name="Standard"/>
      <text:p text:style-name="Standard"/>
      <text:p text:style-name="Standard">I£xAMPLE. An example of how this method may be called follows: </text:p>
      <text:p text:style-name="Standard"/>
      <text:p text:style-name="Standard">Biginteger bigBoy=new Biginteger ("255") ; </text:p>
      <text:p text:style-name="Standard"/>
      <text:p text:style-name="Standard">System. out. println(bigBoY.toString() ) ; </text:p>
      <text:p text:style-name="Standard"/>
      <text:p text:style-name="Standard">However, it is often not necessary to convert Bigintegers to Strings before printing them, </text:p>
      <text:p text:style-name="Standard">for we can use implicit calls to a toStringO method by concatenating a Biginteger to a String </text:p>
      <text:p text:style-name="Standard">using the “+” concatenation operator: </text:p>
      <text:p text:style-name="Standard"/>
      <text:p text:style-name="Standard">Biginteger bigBoy=new Biginteger ("255") ; </text:p>
      <text:p text:style-name="Standard"/>
      <text:p text:style-name="Standard">System. out. println("This # is: "+bigBoy) ; </text:p>
      <text:p text:style-name="Standard"/>
      <text:p text:style-name="Standard">The Biginteger will be displayed in base 10. </text:p>
      <text:p text:style-name="Standard"/>
      <text:p text:style-name="Standard"/>
      <text:p text:style-name="Standard">• public byte[] toByteArray ( ) </text:p>
      <text:p text:style-name="Standard"/>
      <text:p text:style-name="Standard">This method converts a Biginteger into a raw array of bytes. In effect, it returns the </text:p>
      <text:p text:style-name="Standard">two’s-complement binary representation of this number in the array, which is big-endian </text:p>
      <text:p text:style-name="Standard">(that is, the most significant byte is in the [0] position). The array contains the minimum num- </text:p>
      <text:p text:style-name="Standard">ber of bytes required to represent the number. For example, suppose h is a Biginteger hav- </text:p>
      <text:p text:style-name="Standard">ing the value 987654321=111010110111100110100010110001base2- (You may wish to verify </text:p>
      <text:p text:style-name="Standard">that this is actually the base 2 representation of 987654321.) Then we make the following </text:p>
      <text:p text:style-name="Standard">call: </text:p>
      <text:p text:style-name="Standard"/>
      <text:p text:style-name="Standard">byte[] a=b.toByteArray( ) ; </text:p>
      <text:p text:style-name="Standard"/>
      <text:p text:style-name="Standard"><text:soft-page-break/>This will produce a byteArray of 4 bytes, assign it to a, and the most significant digits </text:p>
      <text:p text:style-name="Standard">of the Biginteger b will be first. That is, </text:p>
      <text:p text:style-name="Standard"/>
      <text:p text:style-name="Standard">a[0]=001 11010, </text:p>
      <text:p text:style-name="Standard"/>
      <text:p text:style-name="Standard">a[l]=11011110, </text:p>
      <text:p text:style-name="Standard"/>
      <text:p text:style-name="Standard">a[2]=01 101000, and </text:p>
      <text:p text:style-name="Standard"/>
      <text:p text:style-name="Standard">a[3]=10110001. </text:p>
      <text:p text:style-name="Standard"/>
      <text:p text:style-name="Standard">This representation is compatible with the (byte[]) constructor. </text:p>
      <text:p text:style-name="Standard"/>
      <text:p text:style-name="Standard">• public int intValueO </text:p>
      <text:p text:style-name="Standard"/>
      <text:p text:style-name="Standard">This method converts this number to an int. </text:p>
      <text:p text:style-name="Standard"/>
      <text:p text:style-name="Standard">• public long longValue ( ) </text:p>
      <text:p text:style-name="Standard"/>
      <text:p text:style-name="Standard">This method converts this number to a long. </text:p>
      <text:p text:style-name="Standard"/>
      <text:p text:style-name="Standard">• public float f loatvalue ( ) </text:p>
      <text:p text:style-name="Standard"/>
      <text:p text:style-name="Standard">This method converts this number to a float. It is similar to the double-to-float narrow- </text:p>
      <text:p text:style-name="Standard">ing primitive conversion defined in The Java Language Specification: If the number has </text:p>
      <text:p text:style-name="Standard">too great a magnitude to represent as a float, it will be converted to infinity or negative </text:p>
      <text:p text:style-name="Standard">infinity as appropriate. </text:p>
      <text:p text:style-name="Standard"/>
      <text:p text:style-name="Standard"/>
      <text:p text:style-name="Standard">62 Chapter 2 Large Integer Computing </text:p>
      <text:p text:style-name="Standard"/>
      <text:p text:style-name="Standard"/>
      <text:p text:style-name="Standard">• public double doubleValue ( ) </text:p>
      <text:p text:style-name="Standard"/>
      <text:p text:style-name="Standard">This method converts this number to a double. It is similar to the double-to-float nar- </text:p>
      <text:p text:style-name="Standard">rowing primitive conversion defined in The Java Language Specification: If the number </text:p>
      <text:p text:style-name="Standard">has too great a magnitude to represent as a double, it will be converted to infinity or nega- </text:p>
      <text:p text:style-name="Standard">tive infinity as appropriate. </text:p>
      <text:p text:style-name="Standard"/>
      <text:p text:style-name="Standard"/>
      <text:p text:style-name="Standard">EXERCISES </text:p>
      <text:p text:style-name="Standard"/>
      <text:p text:style-name="Standard">1. Write the following Java methods for the Int class: </text:p>
      <text:p text:style-name="Standard"/>
      <text:p text:style-name="Standard">public Int[] divideAndRemainder ( Int other); </text:p>
      <text:p text:style-name="Standard">public Int divide (Int other); </text:p>
      <text:p text:style-name="Standard">public Int remainder { Int other); </text:p>
      <text:p text:style-name="Standard"/>
      <text:p text:style-name="Standard">The first returns both the quotient and remainder of one Int object divided by another. </text:p>
      <text:p text:style-name="Standard">(This is more efficient since you will probably compute both quantities at the same </text:p>
      <text:p text:style-name="Standard">time anyway.) Return these two values as an array of two Ints; answer[0] could contain </text:p>
      <text:p text:style-name="Standard">the quotient, and answer[l] could contain the remainder. The second and third meth- </text:p>
      <text:p text:style-name="Standard"><text:soft-page-break/>ods return the quotient and the remainder of Int division, respectively. </text:p>
      <text:p text:style-name="Standard"/>
      <text:p text:style-name="Standard">2. Design a graphical calculator for Int objects, with buttons to perform addition, multi- </text:p>
      <text:p text:style-name="Standard">plication, subtraction, and division. If desired, write methods to perform other opera- </text:p>
      <text:p text:style-name="Standard">tions with Ints, and supply buttons for these on the calculator. Establish precedence </text:p>
      <text:p text:style-name="Standard">among your operators, and include parentheses buttons to override precedence rules. </text:p>
      <text:p text:style-name="Standard"/>
      <text:p text:style-name="Standard"/>
      <text:p text:style-name="Standard"/>
      <text:p text:style-name="Standard"/>
      <text:p text:style-name="Standard">Exercises </text:p>
      <text:p text:style-name="Standard"/>
      <text:p text:style-name="Standard"/>
      <text:p text:style-name="Standard">63 </text:p>
      <text:p text:style-name="Standard"/>
      <text:p text:style-name="Standard"/>
      <text:p text:style-name="Standard">3. There are many ways to implement a class to perform arithmetic with arbitrarily large </text:p>
      <text:p text:style-name="Standard">integers. The method presented in this chapter is perhaps the most intuitive for us, </text:p>
      <text:p text:style-name="Standard">because it uses decimal arithmetic, and because the algorithms closely resemble what </text:p>
      <text:p text:style-name="Standard">we do as humans. However, a computer does arithmetic in a different way than us. First </text:p>
      <text:p text:style-name="Standard">of all, numbers are represented as a series of switches that are either on or off, or in </text:p>
      <text:p text:style-name="Standard">binary. </text:p>
      <text:p text:style-name="Standard"/>
      <text:p text:style-name="Standard">To develop a large integer class that executes more efficiently, we want to mimic as </text:p>
      <text:p text:style-name="Standard">closely as possible the way a binary computer does arithmetic. While we are at it, we </text:p>
      <text:p text:style-name="Standard">might want to make the number representation more flexible, and use linked lists to hold </text:p>
      <text:p text:style-name="Standard">the data instead of arrays. For example, suppose we use a doubly-linked list with a </text:p>
      <text:p text:style-name="Standard">head and tail pointer. It will point at a series of ints (or bytes, or shorts, or longs), where </text:p>
      <text:p text:style-name="Standard">each int represents part of the binary integer. (See the figure.) </text:p>
      <text:p text:style-name="Standard"/>
      <text:p text:style-name="Standard"/>
      <text:p text:style-name="Standard"/>
      <text:p text:style-name="Standard">To perform addition of integers with the same sign, simply add them as binary integers </text:p>
      <text:p text:style-name="Standard">the same way the computer does. If there is a carry in the high order digit of each int, carry </text:p>
      <text:p text:style-name="Standard">it over to the next int. To subtract, simply add the negative, then store all negative num- </text:p>
      <text:p text:style-name="Standard">bers in two’s-complement form, the same way a computer normally does. The two’s- </text:p>
      <text:p text:style-name="Standard">complement of a binary integer is where each bit is inverted, and then you add 1 . For </text:p>
      <text:p text:style-name="Standard">example, the byte-sized two’s complement of 9 = 00001001|,ase2 is 11110111base2- Thus, </text:p>
      <text:p text:style-name="Standard">if you wish to compute 5 minus 9 in binary, this is </text:p>
      <text:p text:style-name="Standard"/>
      <text:p text:style-name="Standard">00000101 </text:p>
      <text:p text:style-name="Standard">- 00001001 </text:p>
      <text:p text:style-name="Standard"/>
      <text:p text:style-name="Standard">To do a subtraction, form the two’s-complement of the second integer, and add them. </text:p>
      <text:p text:style-name="Standard"/>
      <text:p text:style-name="Standard">00000101 </text:p>
      <text:p text:style-name="Standard">-H 11110111 </text:p>
      <text:p text:style-name="Standard">11111100 </text:p>
      <text:p text:style-name="Standard"/>
      <text:p text:style-name="Standard">This answer is the two’s-complement representation of —4 (you can verify this by sub- </text:p>
      <text:p text:style-name="Standard">tracting 1 then inverting the bits), and so the answer to 5 minus 9 is —4, as it should be. 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4 </text:p>
      <text:p text:style-name="Standard"/>
      <text:p text:style-name="Standard"/>
      <text:p text:style-name="Standard">Chapter 2 </text:p>
      <text:p text:style-name="Standard"/>
      <text:p text:style-name="Standard"/>
      <text:p text:style-name="Standard">Large Integer Computing </text:p>
      <text:p text:style-name="Standard"/>
      <text:p text:style-name="Standard"/>
      <text:p text:style-name="Standard">Multiplication and division in binary is particularly easy and fast to implement, </text:p>
      <text:p text:style-name="Standard">since it involves mostly just shifting to the right or left, and adding. For example, to mul- </text:p>
      <text:p text:style-name="Standard">tiply 5 by 9 we take </text:p>
      <text:p text:style-name="Standard"/>
      <text:p text:style-name="Standard"/>
      <text:p text:style-name="Standard">00000101 </text:p>
      <text:p text:style-name="Standard"/>
      <text:p text:style-name="Standard">X 00001001 </text:p>
      <text:p text:style-name="Standard"/>
      <text:p text:style-name="Standard">Which we note is simply OOOOOlOlbase 2 plus OOlOlOOObase 2 (which is OOOOOlOlbase 2 </text:p>
      <text:p text:style-name="Standard">shifted to the left 3 places). This gives us 00101 lOlbase 2&gt; or 45 in decimal, which is </text:p>
      <text:p text:style-name="Standard">correct. </text:p>
      <text:p text:style-name="Standard"/>
      <text:p text:style-name="Standard">Now, with all of this in mind, rewrite the Int class. </text:p>
      <text:p text:style-name="Standard"/>
      <text:p text:style-name="Standard">4. If you prefer using base 10 for the Int() class (it’s much easier to convert these to and </text:p>
      <text:p text:style-name="Standard">from strings, for example), you may consider using base 1 billion. A number in this </text:p>
      <text:p text:style-name="Standard">base can be written as </text:p>
      <text:p text:style-name="Standard"/>
      <text:p text:style-name="Standard">a„ • 1000000000" h- a„_i • lOOOOOOOOO""' + ... + ai- lOOOOOOOOO' h- Gq • 1000000000°. </text:p>
      <text:p text:style-name="Standard"/>
      <text:p text:style-name="Standard">where each a, is an integer between 0 and 999999999. </text:p>
      <text:p text:style-name="Standard"/>
      <text:p text:style-name="Standard">The array (or list) of ints which hold the “digits” can store a number in this range. </text:p>
      <text:p text:style-name="Standard">The size of this data structure will clearly be much smaller. Conversion between base </text:p>
      <text:p text:style-name="Standard">1 billion and base 10 is easy because 1 billion = 10°. You may also consider using an </text:p>
      <text:p text:style-name="Standard">array (or list) of type long, using as your base the maximum power of 10 which does </text:p>
      <text:p text:style-name="Standard">not exceed the maximum positive long value 2°^ — 1 . </text:p>
      <text:p text:style-name="Standard"/>
      <text:p text:style-name="Standard"/>
      <text:p text:style-name="Standard"/>
      <text:p text:style-name="Standard">CHAPTER 3 </text:p>
      <text:p text:style-name="Standard"/>
      <text:p text:style-name="Standard"/>
      <text:p text:style-name="Standard">The Integers </text:p>
      <text:p text:style-name="Standard"/>
      <text:p text:style-name="Standard"><text:soft-page-break/></text:p>
      <text:p text:style-name="Standard">In order to understand most of modern cryptography, it is necessary to understand </text:p>
      <text:p text:style-name="Standard">some number theory. We begin with the divisibility properties of integers. </text:p>
      <text:p text:style-name="Standard"/>
      <text:p text:style-name="Standard">Definition </text:p>
      <text:p text:style-name="Standard"/>
      <text:p text:style-name="Standard">If a and b are integers with a 0, we say that a divides b if there is an integer c such </text:p>
      <text:p text:style-name="Standard">that b = ac. If a divides b, we also say that a is a divisor, or factor, of b, and we write </text:p>
      <text:p text:style-name="Standard">a\b. We also write a -f b if a does not divide b. </text:p>
      <text:p text:style-name="Standard"/>
      <text:p text:style-name="Standard">For example, 3127, since 27 = 3 • 9. Likewise, 5 -f 32, because there exists no inte- </text:p>
      <text:p text:style-name="Standard">ger c such that 32 = 5c. </text:p>
      <text:p text:style-name="Standard"/>
      <text:p text:style-name="Standard"/>
      <text:p text:style-name="Standard">Using this test, we can find and list the divisors of all nonzero integers. For example, the </text:p>
      <text:p text:style-name="Standard">divisors of 9 are ±1, ±3, and ±9. The factors of 20 are ± 1, ±2, ±4, ±5, ± 10, and ±20. </text:p>
      <text:p text:style-name="Standard">Now, we prove some properties of divisibility. </text:p>
      <text:p text:style-name="Standard"/>
      <text:p text:style-name="Standard">PROPOSITION 1 If X, y, and Z are integers with x\y and y\z, then viz. </text:p>
      <text:p text:style-name="Standard"/>
      <text:p text:style-name="Standard">Proof. Say that integer x divides integer y, and y divides integer z. Then 3 (there exits) </text:p>
      <text:p text:style-name="Standard">an integer c such that y = cx, and 3 an integer d such that z = dy. Now, note that z = dy = </text:p>
      <text:p text:style-name="Standard">d(cx) = (dc)x, and that dc is likewise an integer. Thus, x divides z- • </text:p>
      <text:p text:style-name="Standard"/>
      <text:p text:style-name="Standard">Example. Note that 319, and that 9172. By the previous theorem, this implies that 3 also </text:p>
      <text:p text:style-name="Standard">^ divides 72. </text:p>
      <text:p text:style-name="Standard"/>
      <text:p text:style-name="Standard"/>
      <text:p text:style-name="Standard">The next theorem is as easy to prove as the previous, and the proof is left to you. </text:p>
      <text:p text:style-name="Standard">PROPOSITION 2 Ifc,v,y, m, and n are integers such that clx and cly, then cl(mv + ny). </text:p>
      <text:p text:style-name="Standard"/>
      <text:p text:style-name="Standard"/>
      <text:p text:style-name="Standard">65 </text:p>
      <text:p text:style-name="Standard"/>
      <text:p text:style-name="Standard"/>
      <text:p text:style-name="Standard"/>
      <text:p text:style-name="Standard">Chapter 3 The Integers </text:p>
      <text:p text:style-name="Standard"/>
      <text:p text:style-name="Standard"/>
      <text:p text:style-name="Standard">This proposition tells us that if an integer divides two others, it also divides any integer </text:p>
      <text:p text:style-name="Standard">linear combination of the other two. </text:p>
      <text:p text:style-name="Standard"/>
      <text:p text:style-name="Standard"/>
      <text:p text:style-name="Standard">HXAMPLE. </text:p>
      <text:p text:style-name="Standard"/>
      <text:p text:style-name="Standard"/>
      <text:p text:style-name="Standard">a </text:p>
      <text:p text:style-name="Standard"/>
      <text:p text:style-name="Standard"/>
      <text:p text:style-name="Standard">+ 6 - 8 . </text:p>
      <text:p text:style-name="Standard"/>
      <text:p text:style-name="Standard"/>
      <text:p text:style-name="Standard"><text:soft-page-break/>Note that 4120 and 418. By the previous theorem then, 4 also divides 128 = 4-20 </text:p>
      <text:p text:style-name="Standard"/>
      <text:p text:style-name="Standard"/>
      <text:p text:style-name="Standard">The following proposition is very useful in that it establishes that any integer can be </text:p>
      <text:p text:style-name="Standard">expressed as a multiple of any other positive integer b, plus some remainder, where that </text:p>
      <text:p text:style-name="Standard">remainder is nonnegative and less than b. It is called the division algorithm. </text:p>
      <text:p text:style-name="Standard"/>
      <text:p text:style-name="Standard"/>
      <text:p text:style-name="Standard">3.1 THE DIVISION ALGORITHM </text:p>
      <text:p text:style-name="Standard"/>
      <text:p text:style-name="Standard">PROPOSITION 3 (The Division Algorithm.) If y and b are integers such that b&gt;0, then </text:p>
      <text:p text:style-name="Standard">3 unique integers q and r such that Q&lt; r &lt; b and y = bq + r. This q is called the quotient, r </text:p>
      <text:p text:style-name="Standard">the remainder, b the divisor, and y the dividend. </text:p>
      <text:p text:style-name="Standard"/>
      <text:p text:style-name="Standard">Proof. Let S be the set of all integers of the form y — bk where k is an integer. Further, </text:p>
      <text:p text:style-name="Standard">let T be the set of all nonnegative members of S. T is not the empty set, since y — bk&gt; 0 </text:p>
      <text:p text:style-name="Standard">whenever k &lt; y/b. So, T must have a smallest element; choose q to be the value of k so that </text:p>
      <text:p text:style-name="Standard">y — is the smallest member of T. Now, set r = y — bq. We will show that this choice of </text:p>
      <text:p text:style-name="Standard">q and r are exactly those desired. First, we know that r &gt; 0, (since y — bq is nonnegative) </text:p>
      <text:p text:style-name="Standard">and r &lt;b, since if r &gt; h we would have r&gt;r — b = y — bq — b = y — b{q + 1) &gt; 0, which </text:p>
      <text:p text:style-name="Standard">says we have a nonnegative integer smaller than r in T, a contradiction. Thus, Q&lt; r &lt; b. </text:p>
      <text:p text:style-name="Standard"/>
      <text:p text:style-name="Standard">We have shown that r and q exist; now we must show that they are unique. Suppose we </text:p>
      <text:p text:style-name="Standard">have two equations </text:p>
      <text:p text:style-name="Standard"/>
      <text:p text:style-name="Standard">y = bq, + r, (*) </text:p>
      <text:p text:style-name="Standard">y = bqj + rj </text:p>
      <text:p text:style-name="Standard"/>
      <text:p text:style-name="Standard">with 0 &lt; ri &lt; b and 0 &lt; r 2 &lt; b. Subtract the second from the first to get 0 = b{qi — ^ 2 ) + </text:p>
      <text:p text:style-name="Standard">(d ~ or ^2 ~ D = “ Gi)- Thus, b\{r 2 — rj). Since 0&lt; ri&lt; b and 0 &lt; ^2 &lt; h we get </text:p>
      <text:p text:style-name="Standard"/>
      <text:p text:style-name="Standard">— h &lt; r 2 — ri&lt;b. Because 0 is the only multiple of b between —b and b (not including —b </text:p>
      <text:p text:style-name="Standard">and b), b divides r 2 — Ti only if ^2 — rj = 0, or when = ^ 2 . Replacing r 2 with rj in the equa- </text:p>
      <text:p text:style-name="Standard">tions in (*), we easily establish that qi = q 2 , and thus q and r are indeed unique. ■ </text:p>
      <text:p text:style-name="Standard"/>
      <text:p text:style-name="Standard"/>
      <text:p text:style-name="Standard">I£xAMPLES. We wish to find q and r as defined in the division algorithm for all of the fol- </text:p>
      <text:p text:style-name="Standard">lowing equations: </text:p>
      <text:p text:style-name="Standard"/>
      <text:p text:style-name="Standard">• ()5 = 'iq + r. Divide 65 by 3 to get q = 21, r = 2. </text:p>
      <text:p text:style-name="Standard"/>
      <text:p text:style-name="Standard">• — 21 = 5^ H- r. If we simply divide —21 by 5, we get a quotient of —4, and a remainder </text:p>
      <text:p text:style-name="Standard">of — 1. To place the remainder in the proper range, simply add 5 to it, while subtracting </text:p>
      <text:p text:style-name="Standard">1 from the quotient. This yields q = —5, r = 4. This is a simple way of calculating q and </text:p>
      <text:p text:style-name="Standard">r when the dividend is negative. </text:p>
      <text:p text:style-name="Standard"/>
      <text:p text:style-name="Standard"/>
      <text:p text:style-name="Standard">3.1 The Division Algorithm </text:p>
      <text:p text:style-name="Standard"/>
      <text:p text:style-name="Standard"/>
      <text:p text:style-name="Standard">67 </text:p>
      <text:p text:style-name="Standard"/>
      <text:p text:style-name="Standard"><text:soft-page-break/></text:p>
      <text:p text:style-name="Standard">Prime numbers play a huge role in number theory, and in modern cryptography as well. </text:p>
      <text:p text:style-name="Standard">Thus, the definition of a prime number follows. </text:p>
      <text:p text:style-name="Standard"/>
      <text:p text:style-name="Standard"/>
      <text:p text:style-name="Standard">Definition </text:p>
      <text:p text:style-name="Standard"/>
      <text:p text:style-name="Standard">A prime number, or a prime, is an integer greater than 1 divisible by no positive inte- </text:p>
      <text:p text:style-name="Standard">gers other than itself and 1 . A positive integer greater than 1 that is not prime is said to </text:p>
      <text:p text:style-name="Standard">be composite. </text:p>
      <text:p text:style-name="Standard"/>
      <text:p text:style-name="Standard"/>
      <text:p text:style-name="Standard">lixAMPLES. All of the following integers are primes: 2, 7, 23, 29, and 163. None of these num- </text:p>
      <text:p text:style-name="Standard">bers has positive factors except themselves and 1 . On the other hand, the following num- </text:p>
      <text:p text:style-name="Standard">bers are composite: 4 = 2X2, 100 = 2X2X5X5, and 39 = 3 X 13. You should be </text:p>
      <text:p text:style-name="Standard">careful to note, however, that many integers are neither prime nor composite, as all primes </text:p>
      <text:p text:style-name="Standard">and composite numbers are positive integers greater than 1. For example, the following </text:p>
      <text:p text:style-name="Standard">integers are neither prime nor composite: 1,0, —21, and —5. </text:p>
      <text:p text:style-name="Standard"/>
      <text:p text:style-name="Standard"/>
      <text:p text:style-name="Standard">It is important to establish that every positive integer greater than 1 has a prime divisor, </text:p>
      <text:p text:style-name="Standard">for it helps us establish that there are infinitely many primes. It also helps us determine the </text:p>
      <text:p text:style-name="Standard">whereabouts of a prime factor for composite numbers. </text:p>
      <text:p text:style-name="Standard"/>
      <text:p text:style-name="Standard">PROPOSITION 4 Every positive integer greater than I has a prime divisor. </text:p>
      <text:p text:style-name="Standard"/>
      <text:p text:style-name="Standard">Proof. First, assume there is a positive integer greater than 1 having no prime divisors. </text:p>
      <text:p text:style-name="Standard">Thus, the set of all such integers is not empty, and so has a least element, say m. Since m </text:p>
      <text:p text:style-name="Standard">has no prime divisors and m\m, m is not prime. So m is composite, and we write m = bc where </text:p>
      <text:p text:style-name="Standard">\ &lt;b &lt;m and 1 &lt; c &lt; m. Now, since b &lt;m, b must have a prime divisor, say p, since m is </text:p>
      <text:p text:style-name="Standard">the least nonnegative integer having no prime divisors. But p then also divides m by Propo- </text:p>
      <text:p text:style-name="Standard">sition 1, and so m has a prime divisor, a contradiction. ■ </text:p>
      <text:p text:style-name="Standard"/>
      <text:p text:style-name="Standard">PROPOSITION 5 There are infinitely many primes. </text:p>
      <text:p text:style-name="Standard"/>
      <text:p text:style-name="Standard">Proof. Take the integer z = n\+l, where n &gt; 1. Proposition 4 says z has a prime divisor, </text:p>
      <text:p text:style-name="Standard">say p. Suppose p&lt;n. Then we would have pin!. This is so since </text:p>
      <text:p text:style-name="Standard"/>
      <text:p text:style-name="Standard">n\=n{n - l)(n - 2) ... 3 • 2 • 1, </text:p>
      <text:p text:style-name="Standard"/>
      <text:p text:style-name="Standard">and if p &lt; n, it must divide one of the numbers in the sequence. But then, by Proposition 2, </text:p>
      <text:p text:style-name="Standard">we would have pl(z — n!) = 1, an impossibility. So the prime p must be greater than n, and </text:p>
      <text:p text:style-name="Standard">since n is completely arbitrary, we have found a prime larger than n for any integer n. This </text:p>
      <text:p text:style-name="Standard">establishes that there must be infinitely many primes. ■ </text:p>
      <text:p text:style-name="Standard"/>
      <text:p text:style-name="Standard"/>
      <text:p text:style-name="Standard">It is important for us to establish that there are infinitely many primes, as we must be able </text:p>
      <text:p text:style-name="Standard">to freely select primes for use in cryptographic applications. The primes we choose are usu- </text:p>
      <text:p text:style-name="Standard">ally kept secret, so there must be enough primes scattered about to make finding the primes </text:p>
      <text:p text:style-name="Standard">you choose very difficult for an attacker. </text:p>
      <text:p text:style-name="Standard"/>
      <text:p text:style-name="Standard"/>
      <text:p text:style-name="Standard"><text:soft-page-break/></text:p>
      <text:p text:style-name="Standard">68 </text:p>
      <text:p text:style-name="Standard"/>
      <text:p text:style-name="Standard"/>
      <text:p text:style-name="Standard">Chapter 3 The Integers </text:p>
      <text:p text:style-name="Standard"/>
      <text:p text:style-name="Standard"/>
      <text:p text:style-name="Standard">PROPOSITION 6 If n is composite, then n has a prime factor not exceeding the square </text:p>
      <text:p text:style-name="Standard">root of n. </text:p>
      <text:p text:style-name="Standard"/>
      <text:p text:style-name="Standard">Proof. Suppose n is the product of integers b and c, and say I &lt; b &lt; c &lt; n. Note that b is </text:p>
      <text:p text:style-name="Standard">no greater than ause if it were, c would also be greater than Vn, implying that be &gt; Vn </text:p>
      <text:p text:style-name="Standard"/>
      <text:p text:style-name="Standard">• Vn = n, a contradiction. Proposition 4 says that b must have a prime divisor, which must </text:p>
      <text:p text:style-name="Standard">also divide n by Proposition 1. Thus, a prime divisor smaller than Vn exists. ■ </text:p>
      <text:p text:style-name="Standard"/>
      <text:p text:style-name="Standard"/>
      <text:p text:style-name="Standard">The previous result tells us that if we wish to search sequentially for a prime factor of some </text:p>
      <text:p text:style-name="Standard">number n, we need not exceed its square root. This can reduce our workload considerably. For </text:p>
      <text:p text:style-name="Standard">example, if we wish to know whether or no t 101 is prime, we need only search for factors up </text:p>
      <text:p text:style-name="Standard">to 10, which is the largest integer &lt; V 101. We check for factors in Table 3.1. </text:p>
      <text:p text:style-name="Standard"/>
      <text:p text:style-name="Standard">We conclude, therefore, that 101 is prime. Proposition 6 proves it is not necessary to </text:p>
      <text:p text:style-name="Standard">search for factors of 101 greater than 10, for one such factor, if it exists, must be &lt; 10. </text:p>
      <text:p text:style-name="Standard"/>
      <text:p text:style-name="Standard">This sequential method for determining whether or not numbers are prime is known as </text:p>
      <text:p text:style-name="Standard">trial division by small primes. </text:p>
      <text:p text:style-name="Standard"/>
      <text:p text:style-name="Standard">Say we want to find a prime factor of an integer consisting of 500 decimal digits. (This </text:p>
      <text:p text:style-name="Standard">is typical in modern cryptography.) Then the square root of that number would still be about </text:p>
      <text:p text:style-name="Standard">250 decimal digits. Asking the computer to search each number in a sequential fashion up </text:p>
      <text:p text:style-name="Standard">to the square root would take an enormous amount of time. Thus, trial division is limited to </text:p>
      <text:p text:style-name="Standard">integers having small prime factors. If we want to factor large integers, we must find bet- </text:p>
      <text:p text:style-name="Standard">ter methods of factoring. </text:p>
      <text:p text:style-name="Standard"/>
      <text:p text:style-name="Standard">We can speed up trial division by noting that it isn’t necessary to divide by every inte- </text:p>
      <text:p text:style-name="Standard">ger not exceeding the square root of n, but only those integers which are prime. If we make </text:p>
      <text:p text:style-name="Standard"/>
      <text:p text:style-name="Standard"/>
      <text:p text:style-name="Standard"/>
      <text:p text:style-name="Standard"/>
      <text:p text:style-name="Standard">2 </text:p>
      <text:p text:style-name="Standard"/>
      <text:p text:style-name="Standard">No </text:p>
      <text:p text:style-name="Standard"/>
      <text:p text:style-name="Standard">3 </text:p>
      <text:p text:style-name="Standard"/>
      <text:p text:style-name="Standard">No </text:p>
      <text:p text:style-name="Standard"/>
      <text:p text:style-name="Standard">4 </text:p>
      <text:p text:style-name="Standard"/>
      <text:p text:style-name="Standard">No </text:p>
      <text:p text:style-name="Standard"><text:soft-page-break/></text:p>
      <text:p text:style-name="Standard">5 </text:p>
      <text:p text:style-name="Standard"/>
      <text:p text:style-name="Standard">No </text:p>
      <text:p text:style-name="Standard"/>
      <text:p text:style-name="Standard">6 </text:p>
      <text:p text:style-name="Standard"/>
      <text:p text:style-name="Standard">No </text:p>
      <text:p text:style-name="Standard"/>
      <text:p text:style-name="Standard">7 </text:p>
      <text:p text:style-name="Standard"/>
      <text:p text:style-name="Standard">No </text:p>
      <text:p text:style-name="Standard"/>
      <text:p text:style-name="Standard">8 </text:p>
      <text:p text:style-name="Standard"/>
      <text:p text:style-name="Standard">No </text:p>
      <text:p text:style-name="Standard"/>
      <text:p text:style-name="Standard">9 </text:p>
      <text:p text:style-name="Standard"/>
      <text:p text:style-name="Standard">No </text:p>
      <text:p text:style-name="Standard"/>
      <text:p text:style-name="Standard">10 </text:p>
      <text:p text:style-name="Standard"/>
      <text:p text:style-name="Standard">No </text:p>
      <text:p text:style-name="Standard"/>
      <text:p text:style-name="Standard"/>
      <text:p text:style-name="Standard"/>
      <text:p text:style-name="Standard"/>
      <text:p text:style-name="Standard">3.1 The Division Algorithm </text:p>
      <text:p text:style-name="Standard"/>
      <text:p text:style-name="Standard"/>
      <text:p text:style-name="Standard">69 </text:p>
      <text:p text:style-name="Standard"/>
      <text:p text:style-name="Standard"/>
      <text:p text:style-name="Standard">a table of all integers from 2 to n, we can begin by successively crossing out all multiples </text:p>
      <text:p text:style-name="Standard">of 2, then multiples of 3, then multiples of 5, and so on. In this way, we can determine all </text:p>
      <text:p text:style-name="Standard">primes less than or equal to any integer; they are the numbers which have not been crossed </text:p>
      <text:p text:style-name="Standard">out. </text:p>
      <text:p text:style-name="Standard"/>
      <text:p text:style-name="Standard">For instance, we make a list of all the integers from 2 to 99, and begin by crossing out </text:p>
      <text:p text:style-name="Standard">all multiples of 2 in the list, then all multiples of 3, then the multiples of 5 (because 4 and </text:p>
      <text:p text:style-name="Standard">all of its multiples are already crossed out), and so on until we reach 9, the largest integer </text:p>
      <text:p text:style-name="Standard">&lt; = 9.95. Its multiples have already been crossed out; thus the numbers in the list </text:p>
      <text:p text:style-name="Standard"/>
      <text:p text:style-name="Standard">which have not been crossed out are the primes &lt; 99. See Table 3.2. Integers which are mul- </text:p>
      <text:p text:style-name="Standard">tiples of 2, 3, 5, or 7 have been removed. </text:p>
      <text:p text:style-name="Standard"/>
      <text:p text:style-name="Standard">This method of identifying primes by crossing out multiples is known as the Sieve of </text:p>
      <text:p text:style-name="Standard">Eratosthenes. Because of great storage requirements, it is not very efficient for determining </text:p>
      <text:p text:style-name="Standard">large primes. </text:p>
      <text:p text:style-name="Standard"/>
      <text:p text:style-name="Standard">Java Algorithm We can write a Java program which sequentially searches up to Vn </text:p>
      <text:p text:style-name="Standard"><text:soft-page-break/>for the smallest prime factor of n, then returns it if found. Otherwise, we conclude n is </text:p>
      <text:p text:style-name="Standard">prime, and return n. Since trial division would perform poorly for large integers, we will just </text:p>
      <text:p text:style-name="Standard">write it for primitive ints. </text:p>
      <text:p text:style-name="Standard"/>
      <text:p text:style-name="Standard">The main method prompts the user to enter an integer n greater than 1 ; it then calls the </text:p>
      <text:p text:style-name="Standard">sieveFactorO method, which will return the first prime divisor it finds, or n itself if n is </text:p>
      <text:p text:style-name="Standard">prime. </text:p>
      <text:p text:style-name="Standard"/>
      <text:p text:style-name="Standard"/>
      <text:p text:style-name="Standard"/>
      <text:p text:style-name="Standard"/>
      <text:p text:style-name="Standard">2 </text:p>
      <text:p text:style-name="Standard"/>
      <text:p text:style-name="Standard">3 </text:p>
      <text:p text:style-name="Standard"/>
      <text:p text:style-name="Standard"/>
      <text:p text:style-name="Standard">5 </text:p>
      <text:p text:style-name="Standard"/>
      <text:p text:style-name="Standard"/>
      <text:p text:style-name="Standard">7 </text:p>
      <text:p text:style-name="Standard"/>
      <text:p text:style-name="Standard"/>
      <text:p text:style-name="Standard"/>
      <text:p text:style-name="Standard"/>
      <text:p text:style-name="Standard">11 </text:p>
      <text:p text:style-name="Standard"/>
      <text:p text:style-name="Standard"/>
      <text:p text:style-name="Standard">13 </text:p>
      <text:p text:style-name="Standard"/>
      <text:p text:style-name="Standard"/>
      <text:p text:style-name="Standard"/>
      <text:p text:style-name="Standard"/>
      <text:p text:style-name="Standard">17 </text:p>
      <text:p text:style-name="Standard"/>
      <text:p text:style-name="Standard"/>
      <text:p text:style-name="Standard">19 </text:p>
      <text:p text:style-name="Standard"/>
      <text:p text:style-name="Standard"/>
      <text:p text:style-name="Standard"/>
      <text:p text:style-name="Standard"/>
      <text:p text:style-name="Standard">23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9 </text:p>
      <text:p text:style-name="Standard"/>
      <text:p text:style-name="Standard"/>
      <text:p text:style-name="Standard">31 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37 </text:p>
      <text:p text:style-name="Standard"/>
      <text:p text:style-name="Standard"/>
      <text:p text:style-name="Standard"/>
      <text:p text:style-name="Standard"/>
      <text:p text:style-name="Standard">41 </text:p>
      <text:p text:style-name="Standard"/>
      <text:p text:style-name="Standard"/>
      <text:p text:style-name="Standard">43 </text:p>
      <text:p text:style-name="Standard"/>
      <text:p text:style-name="Standard"/>
      <text:p text:style-name="Standard"/>
      <text:p text:style-name="Standard"/>
      <text:p text:style-name="Standard">47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3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9 </text:p>
      <text:p text:style-name="Standard"/>
      <text:p text:style-name="Standard"/>
      <text:p text:style-name="Standard">61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7 </text:p>
      <text:p text:style-name="Standard"/>
      <text:p text:style-name="Standard"/>
      <text:p text:style-name="Standard"/>
      <text:p text:style-name="Standard"/>
      <text:p text:style-name="Standard">71 </text:p>
      <text:p text:style-name="Standard"/>
      <text:p text:style-name="Standard"/>
      <text:p text:style-name="Standard">73 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79 </text:p>
      <text:p text:style-name="Standard"/>
      <text:p text:style-name="Standard"/>
      <text:p text:style-name="Standard"/>
      <text:p text:style-name="Standard"/>
      <text:p text:style-name="Standard">83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9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7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0 Chapter 3 The Integers </text:p>
      <text:p text:style-name="Standard"/>
      <text:p text:style-name="Standard"/>
      <text:p text:style-name="Standard">import j avax . swing . * ; </text:p>
      <text:p text:style-name="Standard"/>
      <text:p text:style-name="Standard">public class TestSieveFactor { </text:p>
      <text:p text:style-name="Standard"/>
      <text:p text:style-name="Standard">public static void main ( String [] args) { </text:p>
      <text:p text:style-name="Standard">boolean idiot ; </text:p>
      <text:p text:style-name="Standard">do { </text:p>
      <text:p text:style-name="Standard"/>
      <text:p text:style-name="Standard">idiot=false; </text:p>
      <text:p text:style-name="Standard">try { </text:p>
      <text:p text:style-name="Standard"/>
      <text:p text:style-name="Standard">int n=new Integer (JOptionPane . showInputDialog </text:p>
      <text:p text:style-name="Standard"/>
      <text:p text:style-name="Standard">("Enter an integer &gt; 1 : " ) ) . intValue ( ) ; </text:p>
      <text:p text:style-name="Standard"/>
      <text:p text:style-name="Standard">if (n&lt;=l) { </text:p>
      <text:p text:style-name="Standard"><text:soft-page-break/></text:p>
      <text:p text:style-name="Standard">idiot=true; </text:p>
      <text:p text:style-name="Standard"/>
      <text:p text:style-name="Standard">JOptionPane . showMessageDialog (null , "Invalid integer entered!") ; </text:p>
      <text:p text:style-name="Standard"/>
      <text:p text:style-name="Standard">} else { </text:p>
      <text:p text:style-name="Standard"/>
      <text:p text:style-name="Standard">int d=sieveFactor (n) ; </text:p>
      <text:p text:style-name="Standard"/>
      <text:p text:style-name="Standard">if {d==n) JOptionPane. showMessageDialog(null,n+" is prime."); </text:p>
      <text:p text:style-name="Standard">else JOptionPane. showMessageDialog (null, d+" divides "+n+"."); </text:p>
      <text:p text:style-name="Standard"/>
      <text:p text:style-name="Standard">} </text:p>
      <text:p text:style-name="Standard"/>
      <text:p text:style-name="Standard">} catch (NumberFormatException e) { </text:p>
      <text:p text:style-name="Standard">idiot=true; </text:p>
      <text:p text:style-name="Standard"/>
      <text:p text:style-name="Standard">JOptionPane . showMessageDialog (null , e . toString ( ) ) ; </text:p>
      <text:p text:style-name="Standard"/>
      <text:p text:style-name="Standard">} </text:p>
      <text:p text:style-name="Standard"/>
      <text:p text:style-name="Standard">} while (idiot) ; </text:p>
      <text:p text:style-name="Standard"/>
      <text:p text:style-name="Standard">System. exit (0) ; </text:p>
      <text:p text:style-name="Standard"/>
      <text:p text:style-name="Standard">} </text:p>
      <text:p text:style-name="Standard"/>
      <text:p text:style-name="Standard">private static int sieveFactor ( int n) { </text:p>
      <text:p text:style-name="Standard">int divisor; boolean prime=true; </text:p>
      <text:p text:style-name="Standard">for (divisor=2 ;divisor&lt;=Math. sqrt (n) ;divisor++) </text:p>
      <text:p text:style-name="Standard">if (n%divisor==0) {prime=false; break;} </text:p>
      <text:p text:style-name="Standard">return primePn: divisor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If we ran the previous program with some test data, we get the results shown in Figure </text:p>
      <text:p text:style-name="Standard">3.1a-h. </text:p>
      <text:p text:style-name="Standard"/>
      <text:p text:style-name="Standard">The ability to factor efficiently is at the heart of breaking many cryptosystems. We thus </text:p>
      <text:p text:style-name="Standard">begin the study of finding divisors, or factors. In particular, we want to find the greatest </text:p>
      <text:p text:style-name="Standard">common divisor of two integers. </text:p>
      <text:p text:style-name="Standard"/>
      <text:p text:style-name="Standard"/>
      <text:p text:style-name="Standard">Definition </text:p>
      <text:p text:style-name="Standard"/>
      <text:p text:style-name="Standard">The greatest common divisor of two integers x and y, where at least one is nonzero, is </text:p>
      <text:p text:style-name="Standard">the largest integer that divides both x and y. We also call this the gcd of x and y, and write </text:p>
      <text:p text:style-name="Standard">it as (x, y). We define the greatest common divisor of 0 and 0 as 0; that is, (0, 0) = 0. </text:p>
      <text:p text:style-name="Standard"/>
      <text:p text:style-name="Standard"/>
      <text:p text:style-name="Standard"><text:soft-page-break/></text:p>
      <text:p text:style-name="Standard"/>
      <text:p text:style-name="Standard">Figure 3.1 </text:p>
      <text:p text:style-name="Standard"/>
      <text:p text:style-name="Standard"/>
      <text:p text:style-name="Standard">3.1 The Division Algorithm 71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2 Chapter 3 The Integers </text:p>
      <text:p text:style-name="Standard"/>
      <text:p text:style-name="Standard"/>
      <text:p text:style-name="Standard">Figure 3.1 </text:p>
      <text:p text:style-name="Standard"/>
      <text:p text:style-name="Standard"/>
      <text:p text:style-name="Standard"/>
      <text:p text:style-name="Standard"/>
      <text:p text:style-name="Standard"/>
      <text:p text:style-name="Standard">"Example. The divisors of 30 are ±1, ±2, ±3, ±5, ±6, ± 10, ± 15, and ±30. The divisors </text:p>
      <text:p text:style-name="Standard">of 18 are ±1, ±2, ±3, ±6, ±9, ±18. The largest integer in both lists is 6, so the gcd of 30 </text:p>
      <text:p text:style-name="Standard">^ and 18 is 6. </text:p>
      <text:p text:style-name="Standard"/>
      <text:p text:style-name="Standard"/>
      <text:p text:style-name="Standard">Definition </text:p>
      <text:p text:style-name="Standard"/>
      <text:p text:style-name="Standard">Two integers are said to be relatively prime if their gcd is 1 . </text:p>
      <text:p text:style-name="Standard"/>
      <text:p text:style-name="Standard"/>
      <text:p text:style-name="Standard">_£xAMPLES. The following pairs of integers are relatively prime. (Verify.) </text:p>
      <text:p text:style-name="Standard"/>
      <text:p text:style-name="Standard">a. 8 and 9 </text:p>
      <text:p text:style-name="Standard"/>
      <text:p text:style-name="Standard">b. 23 and 44 </text:p>
      <text:p text:style-name="Standard"/>
      <text:p text:style-name="Standard">c. 27 and 55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3.1 The Division Algorithm </text:p>
      <text:p text:style-name="Standard"/>
      <text:p text:style-name="Standard"/>
      <text:p text:style-name="Standard">73 </text:p>
      <text:p text:style-name="Standard"/>
      <text:p text:style-name="Standard"/>
      <text:p text:style-name="Standard">Note that the sign of the integers is not important when computing the gcd. This is easy </text:p>
      <text:p text:style-name="Standard">to see if one simply notices that the divisors of n are exactly the same as the divisors of —n. </text:p>
      <text:p text:style-name="Standard">So, all of the following are equal: </text:p>
      <text:p text:style-name="Standard"/>
      <text:p text:style-name="Standard">(x, y) = (x, -y) = (-X, y) = (-x, -y) = (Ixl, lyl) </text:p>
      <text:p text:style-name="Standard"/>
      <text:p text:style-name="Standard">Thus, we need only concern ourselves with the gcd of positive integers. </text:p>
      <text:p text:style-name="Standard"/>
      <text:p text:style-name="Standard"/>
      <text:p text:style-name="Standard">HXAMPLE. (18, -54) = (18, 54) = 9. </text:p>
      <text:p text:style-name="Standard"/>
      <text:p text:style-name="Standard"/>
      <text:p text:style-name="Standard">PROPOSITION 7 Let x, y, and z be integers with (x, y) = d. Then </text:p>
      <text:p text:style-name="Standard"/>
      <text:p text:style-name="Standard">a. (x/fif, y/d) = 1 </text:p>
      <text:p text:style-name="Standard"/>
      <text:p text:style-name="Standard">b. (x + cy, y) = (x, y). </text:p>
      <text:p text:style-name="Standard"/>
      <text:p text:style-name="Standard">c. An integer c divides both x and y if and only if cl(x, y). </text:p>
      <text:p text:style-name="Standard"/>
      <text:p text:style-name="Standard"/>
      <text:p text:style-name="Standard">Proof. (Part a.) First, suppose there is some integer n that divides both xld and yid. Then </text:p>
      <text:p text:style-name="Standard">3 integers j and k such that xld = jn and yId = kn or, alternatively, x = djn and y = dkn. From </text:p>
      <text:p text:style-name="Standard">this we establish that dn is a common divisor of both x and y. But d is the greatest common </text:p>
      <text:p text:style-name="Standard">divisor of both x and y, so dn &lt; d, implying that n = 1 . So the gcd of xld and yid is 1 . </text:p>
      <text:p text:style-name="Standard"/>
      <text:p text:style-name="Standard">(Part b.) Let x, c, and y be integers, and suppose e is a common divisor of x and y. By </text:p>
      <text:p text:style-name="Standard">Proposition 2 we know el(x + cy), so e divides both x + cy and y. On the other hand, sup- </text:p>
      <text:p text:style-name="Standard">pose/is a common divisor of x + cy and y. Then/also divides (x + cy) — cy = x by Propo- </text:p>
      <text:p text:style-name="Standard">sition 2. So / is then a common divisor of x and y. Consequently, we conclude that the </text:p>
      <text:p text:style-name="Standard">common divisors of x and y are identical to the common divisors of x H- cy and y, and so they </text:p>
      <text:p text:style-name="Standard">share the same greatest common divisor. </text:p>
      <text:p text:style-name="Standard"/>
      <text:p text:style-name="Standard">(Part c.) The “if ” part is obvious, since (x, y) divides both x and y, and because if we have </text:p>
      <text:p text:style-name="Standard">cl(x, y) we must have clx and cly by proposition 1. This tells us that the divisors of (x, y) is </text:p>
      <text:p text:style-name="Standard">a subset of the common divisors of x and y. We can represent this with a Venn diagram, as </text:p>
      <text:p text:style-name="Standard">shown in Figure 3.2. </text:p>
      <text:p text:style-name="Standard"/>
      <text:p text:style-name="Standard">Now we write x and y as multiples of their gcd; that is, </text:p>
      <text:p text:style-name="Standard"/>
      <text:p text:style-name="Standard">X = (x, y)e, and y = (x, y)f. </text:p>
      <text:p text:style-name="Standard"/>
      <text:p text:style-name="Standard">and note ie,f)= 1 by part (a). Thus, no common divisor of x and y (except 1) can simulta- </text:p>
      <text:p text:style-name="Standard">neously divide e and/, and so any common divisor of x and y must also divide (x, y). </text:p>
      <text:p text:style-name="Standard"/>
      <text:p text:style-name="Standard"><text:soft-page-break/>Thus, the set of divisors of (x, y) and the set of common divisors of x and y are the same </text:p>
      <text:p text:style-name="Standard">set. (See Figure 3.3.) ■ </text:p>
      <text:p text:style-name="Standard"/>
      <text:p text:style-name="Standard"/>
      <text:p text:style-name="Standard">Examples. To satisfy our cynical natures, weTl test the previous proposition with some data. </text:p>
      <text:p text:style-name="Standard"/>
      <text:p text:style-name="Standard"/>
      <text:p text:style-name="Standard">Chapter 3 The Integers </text:p>
      <text:p text:style-name="Standard"/>
      <text:p text:style-name="Standard"/>
      <text:p text:style-name="Standard"/>
      <text:p text:style-name="Standard"/>
      <text:p text:style-name="Standard">• Note that (24, 42) = 6, and that if we divide both 24 and 42 by 6, we can verify that (24/6, </text:p>
      <text:p text:style-name="Standard">42/6) = (4, 7) = 1. </text:p>
      <text:p text:style-name="Standard"/>
      <text:p text:style-name="Standard">• Take the same two integers, 24 and 42. Compute = 24 + (— 3)(42) = — 102, and note that </text:p>
      <text:p text:style-name="Standard">(-102, 42) = 6 = (24, 42). </text:p>
      <text:p text:style-name="Standard"/>
      <text:p text:style-name="Standard"/>
      <text:p text:style-name="Standard">Definition </text:p>
      <text:p text:style-name="Standard"/>
      <text:p text:style-name="Standard">If X and y are integers, we will say a linear combination of x and y is a sum of the form </text:p>
      <text:p text:style-name="Standard">mx + ny where m and n are integers. </text:p>
      <text:p text:style-name="Standard"/>
      <text:p text:style-name="Standard"/>
      <text:p text:style-name="Standard">3.1 The Division Algorithm </text:p>
      <text:p text:style-name="Standard"/>
      <text:p text:style-name="Standard"/>
      <text:p text:style-name="Standard">75 </text:p>
      <text:p text:style-name="Standard"/>
      <text:p text:style-name="Standard"/>
      <text:p text:style-name="Standard">PROPOSITION 8 The gcd of integers x and y, not both zero, is the least positive inte- </text:p>
      <text:p text:style-name="Standard">ger that is a linear combination of x and y. </text:p>
      <text:p text:style-name="Standard"/>
      <text:p text:style-name="Standard">Proof. Suppose d is the least positive integer that is a linear combination of x and y. We </text:p>
      <text:p text:style-name="Standard">know that the set of such integers must be nonempty, as at least one of the following linear </text:p>
      <text:p text:style-name="Standard">combinations must be positive: </text:p>
      <text:p text:style-name="Standard"/>
      <text:p text:style-name="Standard"/>
      <text:p text:style-name="Standard">x + 0 -y, </text:p>
      <text:p text:style-name="Standard"/>
      <text:p text:style-name="Standard">—x + Q-y, </text:p>
      <text:p text:style-name="Standard"/>
      <text:p text:style-name="Standard">Q ■ x + y, or </text:p>
      <text:p text:style-name="Standard">0-x-y. </text:p>
      <text:p text:style-name="Standard"/>
      <text:p text:style-name="Standard">So, a least such element in this set, say d, exists. We must first show dis a divisor of both </text:p>
      <text:p text:style-name="Standard">X and y. We have d = mx + ny where m and n are integers, and by the division algorithm we </text:p>
      <text:p text:style-name="Standard">can obtain </text:p>
      <text:p text:style-name="Standard"/>
      <text:p text:style-name="Standard">x = dq + r where 0&lt; r &lt;d. </text:p>
      <text:p text:style-name="Standard"/>
      <text:p text:style-name="Standard"><text:soft-page-break/>From this equation, and because d = mx + ny, we can derive </text:p>
      <text:p text:style-name="Standard"/>
      <text:p text:style-name="Standard">r = x — dq = x — q(mx + ny) = (1 — qm)x — qny. </text:p>
      <text:p text:style-name="Standard"/>
      <text:p text:style-name="Standard">So we can write r also as a linear combination of x and y. Now, by construction, r is non- </text:p>
      <text:p text:style-name="Standard">negative, strictly less than d, and d is the least positive integer which may be written as a </text:p>
      <text:p text:style-name="Standard">linear combination of x and y. So r must be zero. This means that d divides x, which is what </text:p>
      <text:p text:style-name="Standard">we want to show. Similarly, we can show that d\y, and that d is therefore a common divisor </text:p>
      <text:p text:style-name="Standard">of X and y, as desired. </text:p>
      <text:p text:style-name="Standard"/>
      <text:p text:style-name="Standard">Now, it remains to be shown that d is the gcd of x and y. Suppose c is a common divisor </text:p>
      <text:p text:style-name="Standard">of X and y. Then, since d = mx + ny, c divides d by proposition 2. Hence, because c is arbi- </text:p>
      <text:p text:style-name="Standard">trary, d must be the greatest common divisor of x and y. ■ </text:p>
      <text:p text:style-name="Standard"/>
      <text:p text:style-name="Standard"/>
      <text:p text:style-name="Standard">We now turn our attention to common divisors of more than two integers. </text:p>
      <text:p text:style-name="Standard"/>
      <text:p text:style-name="Standard"/>
      <text:p text:style-name="Standard">Definition </text:p>
      <text:p text:style-name="Standard"/>
      <text:p text:style-name="Standard">The greatest common divisor of a set of integers Oi, &lt; 32 , ... , a„, not all zero, is the </text:p>
      <text:p text:style-name="Standard">largest divisor of all the integers in the set. We write this as (a 1 , &lt; 32 , ... , a„). </text:p>
      <text:p text:style-name="Standard"/>
      <text:p text:style-name="Standard"/>
      <text:p text:style-name="Standard">Example. The greatest common divisor of 20, 30, and 15 is 5. </text:p>
      <text:p text:style-name="Standard"/>
      <text:p text:style-name="Standard">PROPOSITION 9 («!, fl 2 &gt; &lt; 33 , . ■ ■ , a„) = ((«!, 02 ), &lt; 33 , ... , a,,). </text:p>
      <text:p text:style-name="Standard"/>
      <text:p text:style-name="Standard">Proof. Note that any common divisor of the n integers in the list ai, a 2 , ■ ■ ■ , a„ is, in par- </text:p>
      <text:p text:style-name="Standard">ticular, a common divisor of the first two, Oi and a 2 - This divisor then also divides the gcd </text:p>
      <text:p text:style-name="Standard"/>
      <text:p text:style-name="Standard"/>
      <text:p text:style-name="Standard"/>
      <text:p text:style-name="Standard">Chapter 3 The Integers </text:p>
      <text:p text:style-name="Standard"/>
      <text:p text:style-name="Standard"/>
      <text:p text:style-name="Standard">of fli and fl 2 by proposition 7 (part c). Now consider an integer that divides the last n — 2 </text:p>
      <text:p text:style-name="Standard">integers in the list, and that also divides the gcd of ai and 02 - This divisor must then also sep- </text:p>
      <text:p text:style-name="Standard">arately divide both ai and 02 , and so then is a common divisor of all the n integers. We now </text:p>
      <text:p text:style-name="Standard">see that the common divisors of all the n integers are exactly the same as the common divi- </text:p>
      <text:p text:style-name="Standard">sors of the last n — 2 integers taken with the gcd of the first two. Hence, they also have the </text:p>
      <text:p text:style-name="Standard">same greatest common divisor. ■ </text:p>
      <text:p text:style-name="Standard"/>
      <text:p text:style-name="Standard"/>
      <text:p text:style-name="Standard">lixAMPLE. The previous proposition is very handy in that it turns a large problem into a </text:p>
      <text:p text:style-name="Standard">small one. It says, for example, that we can compute the gcd of 28, 126, 21, and 10 in the </text:p>
      <text:p text:style-name="Standard">following way: </text:p>
      <text:p text:style-name="Standard"/>
      <text:p text:style-name="Standard"/>
      <text:p text:style-name="Standard">(28, 126, 21, 10) </text:p>
      <text:p text:style-name="Standard"/>
      <text:p text:style-name="Standard">= ((28, 126), 21, 10) </text:p>
      <text:p text:style-name="Standard"><text:soft-page-break/></text:p>
      <text:p text:style-name="Standard">= (14,21, 10) </text:p>
      <text:p text:style-name="Standard"/>
      <text:p text:style-name="Standard">= ((14,21), 10) </text:p>
      <text:p text:style-name="Standard"/>
      <text:p text:style-name="Standard">= (7, 10) </text:p>
      <text:p text:style-name="Standard"/>
      <text:p text:style-name="Standard">= 1 . </text:p>
      <text:p text:style-name="Standard"/>
      <text:p text:style-name="Standard">Note that the previous numbers, when taken together, have a gcd of 1. However, if we </text:p>
      <text:p text:style-name="Standard">examine each pair from the list, we see that some pairs are not relatively prime. (For exam- </text:p>
      <text:p text:style-name="Standard">ple, (28, 21) = 7.) This motivates us to make a distinction between these two situations, and </text:p>
      <text:p text:style-name="Standard">thus make a definition. </text:p>
      <text:p text:style-name="Standard"/>
      <text:p text:style-name="Standard"/>
      <text:p text:style-name="Standard">Definition </text:p>
      <text:p text:style-name="Standard"/>
      <text:p text:style-name="Standard">We say that the integers Oi, 02 , . . . , a„ are mutually relatively prime if the gcd of the </text:p>
      <text:p text:style-name="Standard">set of integers is 1 . We say the integers are pairwise relatively prime if each pair of </text:p>
      <text:p text:style-name="Standard">integers taken from the set are relatively prime. </text:p>
      <text:p text:style-name="Standard"/>
      <text:p text:style-name="Standard"/>
      <text:p text:style-name="Standard">ISxAMPLE. The numbers 18, 9, and 25 are mutually relatively prime. The largest divisor all </text:p>
      <text:p text:style-name="Standard">have in common is 1. But, they are not pairwise relatively prime because (18, 9) = 9. </text:p>
      <text:p text:style-name="Standard"/>
      <text:p text:style-name="Standard"/>
      <text:p text:style-name="Standard">Until now, we have presented a lot of propositions about the gcd, but no really good way </text:p>
      <text:p text:style-name="Standard">of finding it has been presented. We could make a list of all the divisors of our numbers, then </text:p>
      <text:p text:style-name="Standard">choose the largest divisor that they have in common, but this is not really efficient. The </text:p>
      <text:p text:style-name="Standard">next proposition, which you should be able to prove, leads us to the Euclidean algorithm, a </text:p>
      <text:p text:style-name="Standard">lightning-fast way of finding the gcd. </text:p>
      <text:p text:style-name="Standard"/>
      <text:p text:style-name="Standard">PROPOSITION 10 If c and r/ are integers and c = dq + r where q and r are integers, then </text:p>
      <text:p text:style-name="Standard">(c, d) = (d, r). </text:p>
      <text:p text:style-name="Standard"/>
      <text:p text:style-name="Standard"/>
      <text:p text:style-name="Standard">3.2 The Euclidean Algorithm </text:p>
      <text:p text:style-name="Standard"/>
      <text:p text:style-name="Standard"/>
      <text:p text:style-name="Standard">77 </text:p>
      <text:p text:style-name="Standard"/>
      <text:p text:style-name="Standard"/>
      <text:p text:style-name="Standard">The previous proposition provides us with a particularly fast way of finding the gcd of </text:p>
      <text:p text:style-name="Standard">two integers. We will calculate the gcd of 132 and 55. If we successively apply the division </text:p>
      <text:p text:style-name="Standard">algorithm to obtain </text:p>
      <text:p text:style-name="Standard"/>
      <text:p text:style-name="Standard">132 = 2-55 + 22 </text:p>
      <text:p text:style-name="Standard">55 =2-22+ 11 </text:p>
      <text:p text:style-name="Standard">22 = 2 - 11 + 0 , </text:p>
      <text:p text:style-name="Standard"/>
      <text:p text:style-name="Standard">the preceding proposition then tells us that </text:p>
      <text:p text:style-name="Standard"/>
      <text:p text:style-name="Standard"><text:soft-page-break/>(132, 55) = (55, 22) = (22, 11) = (11, 0) = 11. </text:p>
      <text:p text:style-name="Standard"/>
      <text:p text:style-name="Standard">Note that we wisely chose q and r as the same q and r obtained by the division algorithm. </text:p>
      <text:p text:style-name="Standard">The remainders are all positive, and are getting smaller after each successive division. The </text:p>
      <text:p text:style-name="Standard">remainder must eventually reach 0, and the previous remainder must be the gcd. The proof </text:p>
      <text:p text:style-name="Standard">that this always works follows. </text:p>
      <text:p text:style-name="Standard"/>
      <text:p text:style-name="Standard">.2 THE EUCLIDEAN ALGORITHM </text:p>
      <text:p text:style-name="Standard"/>
      <text:p text:style-name="Standard">PROPOSITION 1 1 (The Euclidean Algorithm.) Let Tq = Jt and rj = y be integers such that </text:p>
      <text:p text:style-name="Standard">X &gt; y &gt; 0. If the division algorithm is successively applied to obtain r, = rj+^qj+i + rj +2 with </text:p>
      <text:p text:style-name="Standard">0 &lt; r ,-+2 &lt; Xj+i fory = 0, 1, 2, . . . , n — 2 and /■„+! = 0, then (x, y) = r„. </text:p>
      <text:p text:style-name="Standard"/>
      <text:p text:style-name="Standard">Proof. This follows almost immediately using proposition 10. Let = x, rj = y, where x </text:p>
      <text:p text:style-name="Standard">&gt; y &gt; 0. We successively apply the division algorithm to obtain </text:p>
      <text:p text:style-name="Standard"/>
      <text:p text:style-name="Standard">''o = + ^2 with 0 &lt; ^2 &lt; rj </text:p>
      <text:p text:style-name="Standard"/>
      <text:p text:style-name="Standard">''i = '' 2^2 + ^3 with 0 &lt; ^3 &lt; r 2 </text:p>
      <text:p text:style-name="Standard"/>
      <text:p text:style-name="Standard"/>
      <text:p text:style-name="Standard">L-2 = + L </text:p>
      <text:p text:style-name="Standard"/>
      <text:p text:style-name="Standard"/>
      <text:p text:style-name="Standard">This process must terminate. The remainders form a strictly decreasing sequence of pos- </text:p>
      <text:p text:style-name="Standard">itive integers bounded below by zero. This sequence can certainly have no more than x </text:p>
      <text:p text:style-name="Standard">terms: </text:p>
      <text:p text:style-name="Standard"/>
      <text:p text:style-name="Standard"/>
      <text:p text:style-name="Standard">ro &gt; ri &gt; ^2 &gt; . . . &gt; r„^i &gt; r„ &gt; r„+i = 0. </text:p>
      <text:p text:style-name="Standard"/>
      <text:p text:style-name="Standard">We must eventually have = 0 for some n, where r„ is the last nonzero remainder. </text:p>
      <text:p text:style-name="Standard">Proposition 10 then tells us that </text:p>
      <text:p text:style-name="Standard"/>
      <text:p text:style-name="Standard">(x, y) = (ro, ri) = (rj, r 2 ) = . . . = (r„.i, rj = (r„, r„+i) = (r„, 0) = r„ </text:p>
      <text:p text:style-name="Standard">and we have the desired result. ■ </text:p>
      <text:p text:style-name="Standard"/>
      <text:p text:style-name="Standard">l^XAMPLE. Use the Euclidean algorithm to find the gcd of 252 and 198. Successively apply </text:p>
      <text:p text:style-name="Standard">the division algorithm to obtain </text:p>
      <text:p text:style-name="Standard"/>
      <text:p text:style-name="Standard"/>
      <text:p text:style-name="Standard">78 Chapter 3 The Integers </text:p>
      <text:p text:style-name="Standard"/>
      <text:p text:style-name="Standard"/>
      <text:p text:style-name="Standard">252 = 1 • 198 + 54 </text:p>
      <text:p text:style-name="Standard">198 = 3 • 54 + 36 </text:p>
      <text:p text:style-name="Standard">54 = 1 • 36 + 18 </text:p>
      <text:p text:style-name="Standard">36 = 2-18 + 0 </text:p>
      <text:p text:style-name="Standard"/>
      <text:p text:style-name="Standard">The last nonzero remainder is 18, so (252, 198) = 18. We can write this process out very </text:p>
      <text:p text:style-name="Standard">quickly as </text:p>
      <text:p text:style-name="Standard"/>
      <text:p text:style-name="Standard"><text:soft-page-break/>(252, 198) = (198, 54) = (54, 36) = (36, 18) = (18, 0) = 18. </text:p>
      <text:p text:style-name="Standard"/>
      <text:p text:style-name="Standard">Java Algorithm Once we know the Euclidean algorithm, writing a method to compute </text:p>
      <text:p text:style-name="Standard">the gcd should be simple. Though the Biglnteger class supplies a method to compute the gcd </text:p>
      <text:p text:style-name="Standard">of two Biglntegers, it may be interesting to write our own. Here, we use a static recursive </text:p>
      <text:p text:style-name="Standard">method. Recursion is natural for this algorithm, because if we have positive ints m and n in </text:p>
      <text:p text:style-name="Standard">Java such that m&gt; n, proposition 10 says that {m, n) = (n,m% n). This makes an easy sub- </text:p>
      <text:p text:style-name="Standard">stitution in a recursive call. The recursion is not particularly wasteful in this case since the </text:p>
      <text:p text:style-name="Standard">Euclidean algorithm arrives at the gcd so quickly. The following test program simply asks </text:p>
      <text:p text:style-name="Standard">the user to enter two integers, then computes and displays their gcd (see Eigures 3.4a-c). </text:p>
      <text:p text:style-name="Standard"/>
      <text:p text:style-name="Standard">import java.io.*; </text:p>
      <text:p text:style-name="Standard">import j avax . swing . * ; </text:p>
      <text:p text:style-name="Standard">import java. math. Biglnteger ; </text:p>
      <text:p text:style-name="Standard">public class TestGCD { </text:p>
      <text:p text:style-name="Standard"/>
      <text:p text:style-name="Standard">public static void main (String [ ] args) { </text:p>
      <text:p text:style-name="Standard"/>
      <text:p text:style-name="Standard">Biglnteger i=new Biglnteger (JOptionPane . showInputDialog ( "Enter an integer: ")); </text:p>
      <text:p text:style-name="Standard">Biglnteger j=new Biglnteger (JOptionPane . showInputDialog </text:p>
      <text:p text:style-name="Standard"/>
      <text:p text:style-name="Standard">("Enter another integer: ")); </text:p>
      <text:p text:style-name="Standard"/>
      <text:p text:style-name="Standard">JOptionPane . showMessageDialog (null , "The gcd of "+i+" and "+j+" is "+gcd(i,j)); </text:p>
      <text:p text:style-name="Standard">System. exit (0) ; </text:p>
      <text:p text:style-name="Standard"/>
      <text:p text:style-name="Standard">} </text:p>
      <text:p text:style-name="Standard"/>
      <text:p text:style-name="Standard">static Biglnteger ZERO=new Biglnteger ( "0 ") ; </text:p>
      <text:p text:style-name="Standard"/>
      <text:p text:style-name="Standard">//Compute the gcd recursively using the Euclidean algorithm </text:p>
      <text:p text:style-name="Standard"/>
      <text:p text:style-name="Standard">private static Biglnteger gcd (Biglnteger first, Biglnteger second) { </text:p>
      <text:p text:style-name="Standard"/>
      <text:p text:style-name="Standard">//Make sure both are nonnegative </text:p>
      <text:p text:style-name="Standard">f irst=f irst . abs ( ) ; </text:p>
      <text:p text:style-name="Standard">second=second. abs ( ) ; </text:p>
      <text:p text:style-name="Standard"/>
      <text:p text:style-name="Standard">//Call the recursive method </text:p>
      <text:p text:style-name="Standard"/>
      <text:p text:style-name="Standard">return recurseCCD (first , second) ; </text:p>
      <text:p text:style-name="Standard"/>
      <text:p text:style-name="Standard">} </text:p>
      <text:p text:style-name="Standard"/>
      <text:p text:style-name="Standard">private static Biglnteger recurseCCD (Biglnteger x, Biglnteger y) { </text:p>
      <text:p text:style-name="Standard">if (y. equals (ZERO) ) return x; </text:p>
      <text:p text:style-name="Standard">else return recurseCCD (y,x.mod{y) ) ; </text:p>
      <text:p text:style-name="Standard"/>
      <text:p text:style-name="Standard">} </text:p>
      <text:p text:style-name="Standard"/>
      <text:p text:style-name="Standard"/>
      <text:p text:style-name="Standard">} </text:p>
      <text:p text:style-name="Standard"><text:soft-page-break/></text:p>
      <text:p text:style-name="Standard"/>
      <text:p text:style-name="Standard"/>
      <text:p text:style-name="Standard">3.2 The Euclidean Algorithm </text:p>
      <text:p text:style-name="Standard"/>
      <text:p text:style-name="Standard"/>
      <text:p text:style-name="Standard">79 </text:p>
      <text:p text:style-name="Standard"/>
      <text:p text:style-name="Standard"/>
      <text:p text:style-name="Standard">Figure 3.4 </text:p>
      <text:p text:style-name="Standard"/>
      <text:p text:style-name="Standard"/>
      <text:p text:style-name="Standard"/>
      <text:p text:style-name="Standard">Enter an integer: </text:p>
      <text:p text:style-name="Standard"/>
      <text:p text:style-name="Standard">° 18237961 </text:p>
      <text:p text:style-name="Standard"/>
      <text:p text:style-name="Standard"/>
      <text:p text:style-name="Standard"/>
      <text:p text:style-name="Standard">OK </text:p>
      <text:p text:style-name="Standard"/>
      <text:p text:style-name="Standard"/>
      <text:p text:style-name="Standard">Cancel </text:p>
      <text:p text:style-name="Standard"/>
      <text:p text:style-name="Standard"/>
      <text:p text:style-name="Standard"/>
      <text:p text:style-name="Standard"/>
      <text:p text:style-name="Standard"/>
      <text:p text:style-name="Standard">There is a test applet for computing greatest common divisors on the book’s website </text:p>
      <text:p text:style-name="Standard">under the class name TestGCD Applet. It uses the gcd() method supplied with the Biglnte- </text:p>
      <text:p text:style-name="Standard">ger class. Figure 3.5 shows a screen shot of a sample run. </text:p>
      <text:p text:style-name="Standard"/>
      <text:p text:style-name="Standard">The following development will be very useful to us later on, for it will help us solve spe- </text:p>
      <text:p text:style-name="Standard">cial equations called diophantine equations, and congruences. It also reveals something </text:p>
      <text:p text:style-name="Standard">interesting about the gcd. Recall that the gcd of two numbers is the least positive integer that </text:p>
      <text:p text:style-name="Standard">can be expressed as a linear combination of those two numbers; that is. </text:p>
      <text:p text:style-name="Standard"/>
      <text:p text:style-name="Standard"/>
      <text:p text:style-name="Standard">(x, y) = mx + ny </text:p>
      <text:p text:style-name="Standard"/>
      <text:p text:style-name="Standard">for some integers m and n. What are the values of m and n? The next proposition shows us </text:p>
      <text:p text:style-name="Standard">exactly how these two quantities can be computed. </text:p>
      <text:p text:style-name="Standard"/>
      <text:p text:style-name="Standard"/>
      <text:p text:style-name="Standard">PROPOSITION 1 2 (Extended Euclidean Algorithm). Let x and y be positive integers such </text:p>
      <text:p text:style-name="Standard">that x&gt;y&gt;0. Then </text:p>
      <text:p text:style-name="Standard"/>
      <text:p text:style-name="Standard"/>
      <text:p text:style-name="Standard">(x, y) = 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80 </text:p>
      <text:p text:style-name="Standard"/>
      <text:p text:style-name="Standard"/>
      <text:p text:style-name="Standard">Chapter 3 </text:p>
      <text:p text:style-name="Standard"/>
      <text:p text:style-name="Standard"/>
      <text:p text:style-name="Standard">The Integers </text:p>
      <text:p text:style-name="Standard"/>
      <text:p text:style-name="Standard"/>
      <text:p text:style-name="Standard"/>
      <text:p text:style-name="Standard">where the s„ and t„ are defined recursively as </text:p>
      <text:p text:style-name="Standard"/>
      <text:p text:style-name="Standard">Sj = Sj -2 - qj-iSj-i for; = 2,...,n </text:p>
      <text:p text:style-name="Standard"/>
      <text:p text:style-name="Standard">^o= 1 </text:p>
      <text:p text:style-name="Standard"/>
      <text:p text:style-name="Standard">i'l = 0 </text:p>
      <text:p text:style-name="Standard"/>
      <text:p text:style-name="Standard">tj= tj-i - for; = 2, ... ,n </text:p>
      <text:p text:style-name="Standard"/>
      <text:p text:style-name="Standard">(q = 0 </text:p>
      <text:p text:style-name="Standard"/>
      <text:p text:style-name="Standard">h = i </text:p>
      <text:p text:style-name="Standard"/>
      <text:p text:style-name="Standard">and the qj and r, are as in the Euclidean algorithm. </text:p>
      <text:p text:style-name="Standard"/>
      <text:p text:style-name="Standard">Rather than produce a proof right away for this, we do an example to clarify what is </text:p>
      <text:p text:style-name="Standard">going on. Suppose we wish to express the gcd of 252 and 198 as a linear combination of 252 </text:p>
      <text:p text:style-name="Standard">and 198. We can apply the Euclidean algorithm, and while keeping track of the quotients </text:p>
      <text:p text:style-name="Standard">and remainders, we shall also compute the two values Sj and tj during the ;th step. This is </text:p>
      <text:p text:style-name="Standard">perhaps best done in a table. (See Table 3.3.) </text:p>
      <text:p text:style-name="Standard"/>
      <text:p text:style-name="Standard">The fourth remainder is the last nonzero remainder, so we need not compute the fifth </text:p>
      <text:p text:style-name="Standard">row in the table. The two numbers desired are 4, and —5; that is, </text:p>
      <text:p text:style-name="Standard"/>
      <text:p text:style-name="Standard">18 = (252, 198) = 4 • 252 + (-5) • 198 </text:p>
      <text:p text:style-name="Standard"/>
      <text:p text:style-name="Standard">Now, we can show a proof to you that this always works. </text:p>
      <text:p text:style-name="Standard"/>
      <text:p text:style-name="Standard">Proof. First note that (x, y) = r„, where is the last nonzero remainder generated in the </text:p>
      <text:p text:style-name="Standard">Euclidean algorithm. If we show then that </text:p>
      <text:p text:style-name="Standard"/>
      <text:p text:style-name="Standard">rj = SjX + tjy (*) </text:p>
      <text:p text:style-name="Standard"/>
      <text:p text:style-name="Standard">V (for all) j = 0, I, . . . , k&lt;n, the result then follows by induction. First, note (*) is true </text:p>
      <text:p text:style-name="Standard">when ; = 0, and when ;' = 1 , since </text:p>
      <text:p text:style-name="Standard"/>
      <text:p text:style-name="Standard">ro=l'X + 0'y = Scpc + t^y, and ry=() ■ x + \ ■ y = 5iX + tyy. </text:p>
      <text:p text:style-name="Standard"><text:soft-page-break/></text:p>
      <text:p text:style-name="Standard"/>
      <text:p text:style-name="Standard"/>
      <text:p text:style-name="Standard"/>
      <text:p text:style-name="Standard">3.2 The Euclidean Algorithm </text:p>
      <text:p text:style-name="Standard"/>
      <text:p text:style-name="Standard"/>
      <text:p text:style-name="Standard">81 </text:p>
      <text:p text:style-name="Standard"/>
      <text:p text:style-name="Standard"/>
      <text:p text:style-name="Standard">Table 3.3 </text:p>
      <text:p text:style-name="Standard"/>
      <text:p text:style-name="Standard"/>
      <text:p text:style-name="Standard">Now, assume (*) is true for j = 2, . . . , k — 1 . The Ath step of the Euclidean algorithm </text:p>
      <text:p text:style-name="Standard">tells us that r*. = /■^_2 — and hy using the induction hypothesis, we can then show </text:p>
      <text:p text:style-name="Standard"/>
      <text:p text:style-name="Standard">(*) is true when j = kas follows: </text:p>
      <text:p text:style-name="Standard"/>
      <text:p text:style-name="Standard">rk = (Sk-2X + tk-2y) - (Sk-iX + h-iy)qk-i </text:p>
      <text:p text:style-name="Standard">= (Sk-2 - Sk~iqk-i)x + (tk-2 - tk~iqk-i)y </text:p>
      <text:p text:style-name="Standard"/>
      <text:p text:style-name="Standard">= SkX+ 10! </text:p>
      <text:p text:style-name="Standard"/>
      <text:p text:style-name="Standard">Induction then says s^c + t0/ = r„ = (x, y), as desired. ■ </text:p>
      <text:p text:style-name="Standard"/>
      <text:p text:style-name="Standard">Java Algorithm We should write a euclid() method to calculate the values cited in the </text:p>
      <text:p text:style-name="Standard">foregoing theorem. The Biginteger class does not provide such a method, so we will write </text:p>
      <text:p text:style-name="Standard">a BigIntegerMath class to place methods in. The Biginteger class will be used to house </text:p>
      <text:p text:style-name="Standard">many of the methods used in this book. In particular, this class defines a euclid(BigInteger </text:p>
      <text:p text:style-name="Standard">X, Biginteger y) method, which returns an array (say, arr[]) of three Bigintegers. We will set </text:p>
      <text:p text:style-name="Standard">arr[0] to (x, y) = r„ (from Proposition 12), arr[l] to s„, and arr[2] to t„. This method is not </text:p>
      <text:p text:style-name="Standard">recursive; an interesting exercise for you is to write it recursively. </text:p>
      <text:p text:style-name="Standard"/>
      <text:p text:style-name="Standard">import java .math ; </text:p>
      <text:p text:style-name="Standard"/>
      <text:p text:style-name="Standard">import j ava . security . SecureRandom; </text:p>
      <text:p text:style-name="Standard"/>
      <text:p text:style-name="Standard">import j ava . ut i 1 . * ; </text:p>
      <text:p text:style-name="Standard"/>
      <text:p text:style-name="Standard">public class BigIntegerMath { </text:p>
      <text:p text:style-name="Standard"/>
      <text:p text:style-name="Standard">//Define some Biginteger constants; this is handy for comparisons </text:p>
      <text:p text:style-name="Standard"/>
      <text:p text:style-name="Standard">static final Biginteger ZERO=new Biginteger ( "0 ") ; </text:p>
      <text:p text:style-name="Standard"/>
      <text:p text:style-name="Standard">static final Biginteger ONE=new Biginteger { "I" ) ; </text:p>
      <text:p text:style-name="Standard"/>
      <text:p text:style-name="Standard">static final Biginteger TWO=new Biginteger ( "2 ") ; </text:p>
      <text:p text:style-name="Standard"/>
      <text:p text:style-name="Standard">static final Biginteger THREE=new Biginteger ( "3" ) ; </text:p>
      <text:p text:style-name="Standard"/>
      <text:p text:style-name="Standard">static final Biginteger FOUR=new Biginteger ( "4" ) ;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82 Chapter 3 The Integers </text:p>
      <text:p text:style-name="Standard"/>
      <text:p text:style-name="Standard"/>
      <text:p text:style-name="Standard">//A nonrecursive version of euclid. It returns an array answer of 3 Bigintegers </text:p>
      <text:p text:style-name="Standard">//answer[0] is the god, answer[l] is the coefficient of a, answer[2] the coeff </text:p>
      <text:p text:style-name="Standard">//of b </text:p>
      <text:p text:style-name="Standard"/>
      <text:p text:style-name="Standard">public static Biglnteger[] euclid (Biginteger a,Biglnteger b) throws </text:p>
      <text:p text:style-name="Standard">IllegalArgumentException { </text:p>
      <text:p text:style-name="Standard"/>
      <text:p text:style-name="Standard">//Throw an exception if either argument is not positive </text:p>
      <text:p text:style-name="Standard">if (a. compareTo (ZERO) &lt;=0 I lb. compareTo (ZERO) &lt;=0 ) throw new </text:p>
      <text:p text:style-name="Standard">IllegalArgumentException ( "Euclid requires both arguments to be positive!"); </text:p>
      <text:p text:style-name="Standard">Biginteger [] answer =new Biginteger [3 ] ; </text:p>
      <text:p text:style-name="Standard"/>
      <text:p text:style-name="Standard">//Set up all the initial table entries </text:p>
      <text:p text:style-name="Standard">Biginteger rO=new Biginteger (a . toByteArray ()) ; </text:p>
      <text:p text:style-name="Standard"/>
      <text:p text:style-name="Standard">Biginteger rl=new Biginteger (b . toByteArray ()) ; </text:p>
      <text:p text:style-name="Standard"/>
      <text:p text:style-name="Standard">Biginteger sO=new Biginteger ( "1" ) ; </text:p>
      <text:p text:style-name="Standard"/>
      <text:p text:style-name="Standard">Biginteger sl=new Biginteger ( "0 ") ; </text:p>
      <text:p text:style-name="Standard"/>
      <text:p text:style-name="Standard">Biginteger t0=new Biginteger ( "0 ") ; </text:p>
      <text:p text:style-name="Standard"/>
      <text:p text:style-name="Standard">Biginteger tl=new Biginteger ( "1" ) ; </text:p>
      <text:p text:style-name="Standard"/>
      <text:p text:style-name="Standard">Biginteger ql=r0 .divide (rl) ; </text:p>
      <text:p text:style-name="Standard"/>
      <text:p text:style-name="Standard">Biginteger r2=r0 .mod(rl) ; </text:p>
      <text:p text:style-name="Standard"/>
      <text:p text:style-name="Standard">Biginteger s2 , t2 ; </text:p>
      <text:p text:style-name="Standard"/>
      <text:p text:style-name="Standard">//When r2 becomes zero, the previous table entries are the answers </text:p>
      <text:p text:style-name="Standard">while (r2 . compareTo (ZERO) &gt;0 ) { </text:p>
      <text:p text:style-name="Standard"/>
      <text:p text:style-name="Standard">s2=s0 . subtract (ql .multiply (si) ) ; s0=sl; sl=s2; </text:p>
      <text:p text:style-name="Standard">t2=t0 . subtract (ql .multiply (tl) ) ; t0=tl; tl=t2; </text:p>
      <text:p text:style-name="Standard">r0=rl; rl=r2; ql=r0 .divide (rl) ; r2=r0 .mod(rl) ; </text:p>
      <text:p text:style-name="Standard"/>
      <text:p text:style-name="Standard">} </text:p>
      <text:p text:style-name="Standard"/>
      <text:p text:style-name="Standard">answer [0] =rl; answer [1] =sl ; answer [2 ] =tl ; </text:p>
      <text:p text:style-name="Standard">return answer; </text:p>
      <text:p text:style-name="Standard"/>
      <text:p text:style-name="Standard"/>
      <text:p text:style-name="Standard"><text:soft-page-break/>TestEuclidApplet is on the book’s website. Run it to test the algorithm (see Figure 3.6). </text:p>
      <text:p text:style-name="Standard"/>
      <text:p text:style-name="Standard">3.3 THE FUNDAMENTAL THEOREM OF ARITHMETIC </text:p>
      <text:p text:style-name="Standard"/>
      <text:p text:style-name="Standard">The following propositions lead us to the pinnacle of number theory: the Fundamental The- </text:p>
      <text:p text:style-name="Standard">orem of Arithmetic, which states that every integer factors uniquely into a product of prime </text:p>
      <text:p text:style-name="Standard">powers. Of course, we’ve been using this fact since we were children, but we rarely see the </text:p>
      <text:p text:style-name="Standard">proof until after we’ve left high school, and most people never see it at all. But first, two </text:p>
      <text:p text:style-name="Standard">other theorems: </text:p>
      <text:p text:style-name="Standard"/>
      <text:p text:style-name="Standard">PROPOSITION 13 If a, b, and c are positive integers with a and b relatively prime, and </text:p>
      <text:p text:style-name="Standard">such that a\bc, then ale. </text:p>
      <text:p text:style-name="Standard"/>
      <text:p text:style-name="Standard">Proof. Since a and b are relatively prime, 3 integers x and y such that ax + by= 1 . Mul- </text:p>
      <text:p text:style-name="Standard">tiply both sides of the equation by c to get acx + bey = c. Now, since ala, and a\bc by hypoth- </text:p>
      <text:p text:style-name="Standard">esis, proposition 2 says al(acx + bey), a linear combination of a and be. Hence, ale. ■ </text:p>
      <text:p text:style-name="Standard"/>
      <text:p text:style-name="Standard"/>
      <text:p text:style-name="Standard"/>
      <text:p text:style-name="Standard">3.3 The Fundamental Theorem of Arithmetic </text:p>
      <text:p text:style-name="Standard"/>
      <text:p text:style-name="Standard"/>
      <text:p text:style-name="Standard">83 </text:p>
      <text:p text:style-name="Standard"/>
      <text:p text:style-name="Standard"/>
      <text:p text:style-name="Standard"/>
      <text:p text:style-name="Standard">PROPOSITION 14 Suppose a;, 02 , are positive integers, and p is a prime which </text:p>
      <text:p text:style-name="Standard"/>
      <text:p text:style-name="Standard">divides a[fl 2 ■ ■ ■«„■ Then there is an integer i such that 1 &lt; / &lt; n and pb,. </text:p>
      <text:p text:style-name="Standard"/>
      <text:p text:style-name="Standard">Proof. If n= 1, the result is trivially true. Now suppose the theorem is true for n = k, and </text:p>
      <text:p text:style-name="Standard">consider a product of ^ + 1 integers a 102 ■ ■ ■ divisible by p. Since p\aia 2 ■ ■ . = (a\a 2 </text:p>
      <text:p text:style-name="Standard"/>
      <text:p text:style-name="Standard">. . . proposition 13 says either plojOj ■ ■ ■ a*, or pbt+i. If pbj:+i, we are finished. If, </text:p>
      <text:p text:style-name="Standard"/>
      <text:p text:style-name="Standard">on the other hand plfl[fl 2 ■ ■ ■ our supposition says 3 an integer i between I and n (inclu- </text:p>
      <text:p text:style-name="Standard">sive) such that pla,. In this case, induction establishes the desired result. ■ </text:p>
      <text:p text:style-name="Standard"/>
      <text:p text:style-name="Standard">PROPOSITION 15 (The Fundamental Theorem of Arithmetic.) Every positive integer </text:p>
      <text:p text:style-name="Standard">n greater than 1 can be written in the form n = p ^2 ■ ■ ■ Pr where each p^ is prime, i = 1, </text:p>
      <text:p text:style-name="Standard">2, . . . ,n. Furthermore, this representation is unique. </text:p>
      <text:p text:style-name="Standard"/>
      <text:p text:style-name="Standard">Proof. Assume some positive integer greater than 1 cannot be written as a product of </text:p>
      <text:p text:style-name="Standard">primes, and let n be the smallest such integer. If n is prime, it is trivially a product of primes. </text:p>
      <text:p text:style-name="Standard">So n = ah is composite, where l&lt;a&lt;n, l&lt;h&lt;«. Since n is the smallest number greater </text:p>
      <text:p text:style-name="Standard">than 1 which cannot be written as a product of primes, a and b must both be products of </text:p>
      <text:p text:style-name="Standard">primes. But since n = ab, n is also a product of primes, contrary to our assumption. Given </text:p>
      <text:p text:style-name="Standard">that this prime factorization of n exists, we must now show it is unique. Suppose n has two </text:p>
      <text:p text:style-name="Standard">different factorizations </text:p>
      <text:p text:style-name="Standard"/>
      <text:p text:style-name="Standard"/>
      <text:p text:style-name="Standard">n =piP2 . . ■Pm = qiq2 ■ ■ - qk </text:p>
      <text:p text:style-name="Standard"><text:soft-page-break/></text:p>
      <text:p text:style-name="Standard"/>
      <text:p text:style-name="Standard"/>
      <text:p text:style-name="Standard">Chapter 3 The Integers </text:p>
      <text:p text:style-name="Standard"/>
      <text:p text:style-name="Standard"/>
      <text:p text:style-name="Standard">where each pi and qj is prime, i = I, 2, . . . , m, j = \, 2, . . . , k, and that these factors are in </text:p>
      <text:p text:style-name="Standard">nondecreasing order. Remove any common primes from the two factorizations, and re-index </text:p>
      <text:p text:style-name="Standard">if necessary to obtain </text:p>
      <text:p text:style-name="Standard"/>
      <text:p text:style-name="Standard">P1P2 ■ ■ ■Pv = qiqi ■ ■ - qw, where v&lt;m,w&lt;k. </text:p>
      <text:p text:style-name="Standard"/>
      <text:p text:style-name="Standard">All of the factors on the left-hand side are different from the factors on the right. Now, </text:p>
      <text:p text:style-name="Standard">consider pi, which divides qiq 2 ■ ■ ■ q^ (since Pi\p\P 2 ■ ■ ■ Pv^ which is equal to qiq 2 . . . q^). </text:p>
      <text:p text:style-name="Standard">Proposition 14 says then that p^ must divide g, for some i between 1 and &gt;v (inclusive), but </text:p>
      <text:p text:style-name="Standard">this is clearly impossible, since each q, is prime, and each different from pi. Thus, the prime </text:p>
      <text:p text:style-name="Standard">factorization of n is unique. ■ </text:p>
      <text:p text:style-name="Standard"/>
      <text:p text:style-name="Standard">The Fundamental Theorem of Arithmetic reveals that integers greater than 1 factor </text:p>
      <text:p text:style-name="Standard">uniquely into primes. We often order these factors from the smallest to the largest, and group </text:p>
      <text:p text:style-name="Standard">those that are equal together. We call this the prime power factorization of an integer. </text:p>
      <text:p text:style-name="Standard"/>
      <text:p text:style-name="Standard"/>
      <text:p text:style-name="Standard">lixAMPLES. </text:p>
      <text:p text:style-name="Standard"/>
      <text:p text:style-name="Standard"/>
      <text:p text:style-name="Standard">• 24 = 2’ • 3 </text:p>
      <text:p text:style-name="Standard"/>
      <text:p text:style-name="Standard"/>
      <text:p text:style-name="Standard">• 588 = 2^ • 3 • 7^ </text:p>
      <text:p text:style-name="Standard"/>
      <text:p text:style-name="Standard">• 450 = 2 -3^ -5^ </text:p>
      <text:p text:style-name="Standard"/>
      <text:p text:style-name="Standard">Before we move on to the next chapter, we should discuss the least common multiple of </text:p>
      <text:p text:style-name="Standard">two integers. We will derive a convenient formula to compute it, based on the greatest com- </text:p>
      <text:p text:style-name="Standard">mon divisor. Proving the validity of this formula is easy with the Fundamental Theorem of </text:p>
      <text:p text:style-name="Standard">Arithmetic. </text:p>
      <text:p text:style-name="Standard"/>
      <text:p text:style-name="Standard"/>
      <text:p text:style-name="Standard">Definition </text:p>
      <text:p text:style-name="Standard"/>
      <text:p text:style-name="Standard">The least common multiple of two integers x and y, not both zero, is the smallest pos- </text:p>
      <text:p text:style-name="Standard">itive integer that is divisible by both x and y. We denote the least common multiple, or </text:p>
      <text:p text:style-name="Standard">1cm, of X and y as lcm(x, y). </text:p>
      <text:p text:style-name="Standard"/>
      <text:p text:style-name="Standard">It isn’t difficult to compute the 1cm of two integers x and y if we reason in the following </text:p>
      <text:p text:style-name="Standard">way: Take the prime power factorization of the two integers, and note which factors they </text:p>
      <text:p text:style-name="Standard">have in common. Note that the product P of these common factors must be the gcd of x and </text:p>
      <text:p text:style-name="Standard">y. To see this, note that PIx and Ply, and furthermore: </text:p>
      <text:p text:style-name="Standard"/>
      <text:p text:style-name="Standard">• If we multiply P by another factor of x (or y), that product will then fail to divide y (or x), </text:p>
      <text:p text:style-name="Standard">and </text:p>
      <text:p text:style-name="Standard"><text:soft-page-break/></text:p>
      <text:p text:style-name="Standard">• if we remove a factor from P, we then have a common divisor of x and y which is smaller </text:p>
      <text:p text:style-name="Standard">than P. </text:p>
      <text:p text:style-name="Standard"/>
      <text:p text:style-name="Standard">Thus, P = (x, y). (See Figure 3.7.) </text:p>
      <text:p text:style-name="Standard"/>
      <text:p text:style-name="Standard">Now, remove one set of the common factors; say, fromx. (See Figure 3.8.) </text:p>
      <text:p text:style-name="Standard"/>
      <text:p text:style-name="Standard"/>
      <text:p text:style-name="Standard">3.3 The Fundamental Theorem of Arithmetic </text:p>
      <text:p text:style-name="Standard"/>
      <text:p text:style-name="Standard"/>
      <text:p text:style-name="Standard">85 </text:p>
      <text:p text:style-name="Standard"/>
      <text:p text:style-name="Standard"/>
      <text:p text:style-name="Standard"/>
      <text:p text:style-name="Standard"/>
      <text:p text:style-name="Standard"/>
      <text:p text:style-name="Standard">Consider now the integer formed by the product of the factors of y with the remaining </text:p>
      <text:p text:style-name="Standard">factors of x. (See Figure 3.9.) </text:p>
      <text:p text:style-name="Standard"/>
      <text:p text:style-name="Standard">Clearly, this integer is divisible by both x and y. Furthermore, if we attempt to remove </text:p>
      <text:p text:style-name="Standard">any more factors from this integer, it will no longer be divisible by either x or y (possibly </text:p>
      <text:p text:style-name="Standard">neither). This is clearly the least common multiple of x and y. This yields a convenient for- </text:p>
      <text:p text:style-name="Standard">mula for the least common multiple; that is, </text:p>
      <text:p text:style-name="Standard"/>
      <text:p text:style-name="Standard">lcm(x, y) = xy/{x, y). </text:p>
      <text:p text:style-name="Standard"/>
      <text:p text:style-name="Standard">This argument doesn’t really count as a proof, and you should confirm this. (Hint: Use </text:p>
      <text:p text:style-name="Standard">the prime power factorization of x and y.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86 Chapter 3 The Integers </text:p>
      <text:p text:style-name="Standard"/>
      <text:p text:style-name="Standard"/>
      <text:p text:style-name="Standard">HxAMPLES. </text:p>
      <text:p text:style-name="Standard"/>
      <text:p text:style-name="Standard">• lcm(36, 78) = 36 • 78/(36, 78) = 36 • 78/6 = 6 • 78 = 468 </text:p>
      <text:p text:style-name="Standard"/>
      <text:p text:style-name="Standard">• lcm(21, 56) = 21 • 56/(21, 56) = 21 • 56/7 = 3 • 56 = 168 </text:p>
      <text:p text:style-name="Standard"/>
      <text:p text:style-name="Standard">^ • lcm(100, 2050) = 100 • 2050/(100, 2050) = 100 • 2050/50 = 2 • 2050 = 4100 </text:p>
      <text:p text:style-name="Standard"/>
      <text:p text:style-name="Standard"/>
      <text:p text:style-name="Standard">EXERCISES </text:p>
      <text:p text:style-name="Standard"/>
      <text:p text:style-name="Standard">1. Show that </text:p>
      <text:p text:style-name="Standard"/>
      <text:p text:style-name="Standard"><text:soft-page-break/>a. 5120 </text:p>
      <text:p text:style-name="Standard"/>
      <text:p text:style-name="Standard">b. 7142 </text:p>
      <text:p text:style-name="Standard"/>
      <text:p text:style-name="Standard">c. 818 </text:p>
      <text:p text:style-name="Standard"/>
      <text:p text:style-name="Standard">d. 1155 </text:p>
      <text:p text:style-name="Standard"/>
      <text:p text:style-name="Standard">e. 710 </text:p>
      <text:p text:style-name="Standard"/>
      <text:p text:style-name="Standard">f. 34210 </text:p>
      <text:p text:style-name="Standard"/>
      <text:p text:style-name="Standard">2. Give the divisors of </text:p>
      <text:p text:style-name="Standard"/>
      <text:p text:style-name="Standard">a. 72 </text:p>
      <text:p text:style-name="Standard"/>
      <text:p text:style-name="Standard">b. 37 </text:p>
      <text:p text:style-name="Standard"/>
      <text:p text:style-name="Standard">c. 30 </text:p>
      <text:p text:style-name="Standard"/>
      <text:p text:style-name="Standard">d. -27 </text:p>
      <text:p text:style-name="Standard"/>
      <text:p text:style-name="Standard">e. 0 </text:p>
      <text:p text:style-name="Standard"/>
      <text:p text:style-name="Standard">3. Using the division algorithm, find integers q and r for the following equations. Remem- </text:p>
      <text:p text:style-name="Standard">ber, 0&lt; r&lt;b. </text:p>
      <text:p text:style-name="Standard"/>
      <text:p text:style-name="Standard">a. 47 = 5q + r </text:p>
      <text:p text:style-name="Standard"/>
      <text:p text:style-name="Standard">b. I53 = 7q + r </text:p>
      <text:p text:style-name="Standard"/>
      <text:p text:style-name="Standard">c. -143 = 8^H-r </text:p>
      <text:p text:style-name="Standard"/>
      <text:p text:style-name="Standard">d. —7 = 9q + r </text:p>
      <text:p text:style-name="Standard"/>
      <text:p text:style-name="Standard">e. 0 = 32q + r </text:p>
      <text:p text:style-name="Standard"/>
      <text:p text:style-name="Standard">f. —l=6q + r </text:p>
      <text:p text:style-name="Standard"/>
      <text:p text:style-name="Standard">g. —6 = 6q + r </text:p>
      <text:p text:style-name="Standard"/>
      <text:p text:style-name="Standard">4. Prove proposition 2. </text:p>
      <text:p text:style-name="Standard"/>
      <text:p text:style-name="Standard">5. Determine which, if any, of the following integers are primes. For any that are not </text:p>
      <text:p text:style-name="Standard">prime, list the positive factors. </text:p>
      <text:p text:style-name="Standard"/>
      <text:p text:style-name="Standard">a. 77 </text:p>
      <text:p text:style-name="Standard"/>
      <text:p text:style-name="Standard">b. 78 </text:p>
      <text:p text:style-name="Standard"/>
      <text:p text:style-name="Standard"/>
      <text:p text:style-name="Standard">Exercises </text:p>
      <text:p text:style-name="Standard"><text:soft-page-break/></text:p>
      <text:p text:style-name="Standard"/>
      <text:p text:style-name="Standard">87 </text:p>
      <text:p text:style-name="Standard"/>
      <text:p text:style-name="Standard"/>
      <text:p text:style-name="Standard">c. 79 </text:p>
      <text:p text:style-name="Standard"/>
      <text:p text:style-name="Standard">d. 1801 </text:p>
      <text:p text:style-name="Standard"/>
      <text:p text:style-name="Standard">e. 981 </text:p>
      <text:p text:style-name="Standard"/>
      <text:p text:style-name="Standard">f. 31 </text:p>
      <text:p text:style-name="Standard"/>
      <text:p text:style-name="Standard">g. -31 </text:p>
      <text:p text:style-name="Standard"/>
      <text:p text:style-name="Standard">6. Find all the primes &lt; 100 using the Sieve of Eratosthenes. </text:p>
      <text:p text:style-name="Standard"/>
      <text:p text:style-name="Standard">7. Write a Java program to prompt the user for a positive number n, then compute and dis- </text:p>
      <text:p text:style-name="Standard">play all primes &lt; n using the Sieve of Eratosthenes. (Hint: Use an array of size n + I </text:p>
      <text:p text:style-name="Standard">of type boolean.) </text:p>
      <text:p text:style-name="Standard"/>
      <text:p text:style-name="Standard">8. Find the gcd of the following sets of integers. </text:p>
      <text:p text:style-name="Standard"/>
      <text:p text:style-name="Standard">a. 15,35 </text:p>
      <text:p text:style-name="Standard"/>
      <text:p text:style-name="Standard">b. 21,99 </text:p>
      <text:p text:style-name="Standard"/>
      <text:p text:style-name="Standard">c. 76,24,32 </text:p>
      <text:p text:style-name="Standard"/>
      <text:p text:style-name="Standard">d. 132,64,0 </text:p>
      <text:p text:style-name="Standard"/>
      <text:p text:style-name="Standard">e. 99,-100 </text:p>
      <text:p text:style-name="Standard"/>
      <text:p text:style-name="Standard">f. -83, -23 </text:p>
      <text:p text:style-name="Standard"/>
      <text:p text:style-name="Standard">9 . Determine if the following lists of integers are mutually relatively prime, pairwise rel- </text:p>
      <text:p text:style-name="Standard">atively prime, or neither. </text:p>
      <text:p text:style-name="Standard"/>
      <text:p text:style-name="Standard">a. 198,252,54,18,9 </text:p>
      <text:p text:style-name="Standard"/>
      <text:p text:style-name="Standard">b. 130, 65, 39, 143 </text:p>
      <text:p text:style-name="Standard"/>
      <text:p text:style-name="Standard">c. 14,98,25 </text:p>
      <text:p text:style-name="Standard"/>
      <text:p text:style-name="Standard">d. 32,27,35 </text:p>
      <text:p text:style-name="Standard"/>
      <text:p text:style-name="Standard">10 . Find a set of four integers which are mutually relatively prime, but not pairwise rela- </text:p>
      <text:p text:style-name="Standard">tively prime. </text:p>
      <text:p text:style-name="Standard"/>
      <text:p text:style-name="Standard">11 . Find a set of five integers which are mutually relatively prime, but not pairwise rela- </text:p>
      <text:p text:style-name="Standard">tively prime. </text:p>
      <text:p text:style-name="Standard"/>
      <text:p text:style-name="Standard"><text:soft-page-break/>12 . Find the gcd of the following sets of integers using the Euclidean algorithm. </text:p>
      <text:p text:style-name="Standard"/>
      <text:p text:style-name="Standard">a. 318,3243 </text:p>
      <text:p text:style-name="Standard"/>
      <text:p text:style-name="Standard">b. 21,364 </text:p>
      <text:p text:style-name="Standard"/>
      <text:p text:style-name="Standard">c. 102,222 </text:p>
      <text:p text:style-name="Standard"/>
      <text:p text:style-name="Standard">d. 104,24,32 </text:p>
      <text:p text:style-name="Standard"/>
      <text:p text:style-name="Standard">e. 132,64,40 </text:p>
      <text:p text:style-name="Standard"/>
      <text:p text:style-name="Standard">f. 20785,44350 </text:p>
      <text:p text:style-name="Standard"/>
      <text:p text:style-name="Standard">g. 99, 121 </text:p>
      <text:p text:style-name="Standard"/>
      <text:p text:style-name="Standard">h. 83,23 </text:p>
      <text:p text:style-name="Standard"/>
      <text:p text:style-name="Standard">i. 34709, 100313 </text:p>
      <text:p text:style-name="Standard"/>
      <text:p text:style-name="Standard"/>
      <text:p text:style-name="Standard"/>
      <text:p text:style-name="Standard">88 </text:p>
      <text:p text:style-name="Standard"/>
      <text:p text:style-name="Standard"/>
      <text:p text:style-name="Standard">Chapter 3 The Integers </text:p>
      <text:p text:style-name="Standard"/>
      <text:p text:style-name="Standard"/>
      <text:p text:style-name="Standard">13 . Prove proposition 10. (Hint: Use proposition 2 to show that the common divisors of c </text:p>
      <text:p text:style-name="Standard">and d are the same as the common divisors of d and r.) </text:p>
      <text:p text:style-name="Standard"/>
      <text:p text:style-name="Standard">14 . Write a gcd() method for the Int class without using recursion. </text:p>
      <text:p text:style-name="Standard"/>
      <text:p text:style-name="Standard">15 . Add a gcd button to the Int calculator developed in a previous exercise. Use your own </text:p>
      <text:p text:style-name="Standard">gcd() method from the previous exercise. </text:p>
      <text:p text:style-name="Standard"/>
      <text:p text:style-name="Standard">16 . Express the gcd of each of the following pairs of integers as a linear combination of the </text:p>
      <text:p text:style-name="Standard">pair. </text:p>
      <text:p text:style-name="Standard"/>
      <text:p text:style-name="Standard">a. 45 and 75 </text:p>
      <text:p text:style-name="Standard"/>
      <text:p text:style-name="Standard">b. 121 and 32 </text:p>
      <text:p text:style-name="Standard"/>
      <text:p text:style-name="Standard">c. 512 and 96 </text:p>
      <text:p text:style-name="Standard"/>
      <text:p text:style-name="Standard">d. 10101 and 27 </text:p>
      <text:p text:style-name="Standard"/>
      <text:p text:style-name="Standard">e. 39 and 143 </text:p>
      <text:p text:style-name="Standard"/>
      <text:p text:style-name="Standard">f. 1023 and 300 </text:p>
      <text:p text:style-name="Standard"/>
      <text:p text:style-name="Standard">g. 25 and 26 </text:p>
      <text:p text:style-name="Standard"><text:soft-page-break/></text:p>
      <text:p text:style-name="Standard">h. 423102 and 462 </text:p>
      <text:p text:style-name="Standard"/>
      <text:p text:style-name="Standard">i. 98 and 70 </text:p>
      <text:p text:style-name="Standard"/>
      <text:p text:style-name="Standard">j. 23984756 and 9238475 </text:p>
      <text:p text:style-name="Standard"/>
      <text:p text:style-name="Standard">17 . Write a recursive version of the euclid() method for Bigintegers. </text:p>
      <text:p text:style-name="Standard"/>
      <text:p text:style-name="Standard">18 . Give the prime power factorization of the following integers: </text:p>
      <text:p text:style-name="Standard"/>
      <text:p text:style-name="Standard"/>
      <text:p text:style-name="Standard">a. </text:p>
      <text:p text:style-name="Standard"/>
      <text:p text:style-name="Standard">10201 </text:p>
      <text:p text:style-name="Standard"/>
      <text:p text:style-name="Standard">b. </text:p>
      <text:p text:style-name="Standard"/>
      <text:p text:style-name="Standard">874 </text:p>
      <text:p text:style-name="Standard"/>
      <text:p text:style-name="Standard">c. </text:p>
      <text:p text:style-name="Standard"/>
      <text:p text:style-name="Standard">252 </text:p>
      <text:p text:style-name="Standard"/>
      <text:p text:style-name="Standard">d. </text:p>
      <text:p text:style-name="Standard"/>
      <text:p text:style-name="Standard">5250 </text:p>
      <text:p text:style-name="Standard"/>
      <text:p text:style-name="Standard">e. </text:p>
      <text:p text:style-name="Standard"/>
      <text:p text:style-name="Standard">1212 </text:p>
      <text:p text:style-name="Standard"/>
      <text:p text:style-name="Standard">f. </text:p>
      <text:p text:style-name="Standard"/>
      <text:p text:style-name="Standard">36179 </text:p>
      <text:p text:style-name="Standard"/>
      <text:p text:style-name="Standard">g- </text:p>
      <text:p text:style-name="Standard"/>
      <text:p text:style-name="Standard">4350 </text:p>
      <text:p text:style-name="Standard"/>
      <text:p text:style-name="Standard"/>
      <text:p text:style-name="Standard">19 . Prove that if a and b are nonzero integers, then lcm(a, b) = abl(a, b). </text:p>
      <text:p text:style-name="Standard"/>
      <text:p text:style-name="Standard">20 . Calculate the 1cm of the following pairs of integers: </text:p>
      <text:p text:style-name="Standard"/>
      <text:p text:style-name="Standard">a. 104,24 </text:p>
      <text:p text:style-name="Standard"/>
      <text:p text:style-name="Standard">b. 252, 198 </text:p>
      <text:p text:style-name="Standard"/>
      <text:p text:style-name="Standard">c. 17,83 </text:p>
      <text:p text:style-name="Standard"/>
      <text:p text:style-name="Standard">d. -123,6 </text:p>
      <text:p text:style-name="Standard"><text:soft-page-break/></text:p>
      <text:p text:style-name="Standard">e. 987654321, 123456789 </text:p>
      <text:p text:style-name="Standard"/>
      <text:p text:style-name="Standard"/>
      <text:p text:style-name="Standard"/>
      <text:p text:style-name="Standard">CHAPTER 4 </text:p>
      <text:p text:style-name="Standard"/>
      <text:p text:style-name="Standard"/>
      <text:p text:style-name="Standard">Linear Diophantine Equations </text:p>
      <text:p text:style-name="Standard">and Linear Congruences </text:p>
      <text:p text:style-name="Standard"/>
      <text:p text:style-name="Standard"/>
      <text:p text:style-name="Standard">4.1 LINEAR DIOPHANTINE EQUATIONS </text:p>
      <text:p text:style-name="Standard"/>
      <text:p text:style-name="Standard">Diophantine equations are special types of equations. What characterizes them is that their </text:p>
      <text:p text:style-name="Standard">solutions must be integers. Consider the following equation: </text:p>
      <text:p text:style-name="Standard"/>
      <text:p text:style-name="Standard">12x + 27y = 32. </text:p>
      <text:p text:style-name="Standard"/>
      <text:p text:style-name="Standard">This is called a linear diophantine equation in two variables. It is diophantine because we </text:p>
      <text:p text:style-name="Standard">are only interested in integer solutions for the variables, and it is linear because the highest </text:p>
      <text:p text:style-name="Standard">power of any variable in the equation is 1 . The preceding equation has no integer solutions </text:p>
      <text:p text:style-name="Standard">for X and y (try to find one, if you like), whereas the following equation </text:p>
      <text:p text:style-name="Standard"/>
      <text:p text:style-name="Standard">12x + 27y = 30 </text:p>
      <text:p text:style-name="Standard"/>
      <text:p text:style-name="Standard">has infinitely many integral solutions! One solution is x = —20, y = 10. (Try to find some </text:p>
      <text:p text:style-name="Standard">more, or a formula which gives them all.) What distinguishes the first equation from the sec- </text:p>
      <text:p text:style-name="Standard">ond? Proposition 16 will provide the answer to this; it will tell us which such equations </text:p>
      <text:p text:style-name="Standard">have solutions, and which do not. The proof is constructive, in that it shows how to find the </text:p>
      <text:p text:style-name="Standard">solutions when they exist. </text:p>
      <text:p text:style-name="Standard"/>
      <text:p text:style-name="Standard">PROPOSITION 16. Let a and b be nonzero integers with d = (a, b). If die, the integer </text:p>
      <text:p text:style-name="Standard">solutions X and y of the equation ax + by = c are x = Xq + bn/d, y = yo — an/d, where x = Xq, </text:p>
      <text:p text:style-name="Standard">y = yo is a particular solution. If r/ T c, the equation has no integer solutions. </text:p>
      <text:p text:style-name="Standard"/>
      <text:p text:style-name="Standard">Proof. Suppose x and y are integers such that </text:p>
      <text:p text:style-name="Standard"/>
      <text:p text:style-name="Standard">ax + by = c. (*) </text:p>
      <text:p text:style-name="Standard"/>
      <text:p text:style-name="Standard">Then, since d\a and d\b, by proposition 2, d also divides c. Thus, the contrapositive says </text:p>
      <text:p text:style-name="Standard">if d does not divide c then there are no integral solutions. So, suppose die. Proposition 12 </text:p>
      <text:p text:style-name="Standard">demonstrates the existence of integers s and f such that </text:p>
      <text:p text:style-name="Standard"/>
      <text:p text:style-name="Standard">d = as + bt. </text:p>
      <text:p text:style-name="Standard"/>
      <text:p text:style-name="Standard"/>
      <text:p text:style-name="Standard">89 </text:p>
      <text:p text:style-name="Standard"/>
      <text:p text:style-name="Standard"/>
      <text:p text:style-name="Standard">Chapter 4 Linear Diophantine Equations and Linear Congruences </text:p>
      <text:p text:style-name="Standard"/>
      <text:p text:style-name="Standard"><text:soft-page-break/></text:p>
      <text:p text:style-name="Standard">Since d\c, there is an integer e such that de = c. Multiply both sides of d = as + bthy e </text:p>
      <text:p text:style-name="Standard">to obtain </text:p>
      <text:p text:style-name="Standard"/>
      <text:p text:style-name="Standard"/>
      <text:p text:style-name="Standard">c = de = {as + bt)e = a{se) + b{te) </text:p>
      <text:p text:style-name="Standard"/>
      <text:p text:style-name="Standard">and we see then that x = Xq = se,y = y(^ = te is a. particular solution to (*). Now, let x = Xo + </text:p>
      <text:p text:style-name="Standard">bnid, y =yo ~ anid, where n is any integer. Note that this is also a solution: </text:p>
      <text:p text:style-name="Standard"/>
      <text:p text:style-name="Standard">ax + by = aXf) + abnid + hyo ~ ban/d = axg + by^ = c. </text:p>
      <text:p text:style-name="Standard"/>
      <text:p text:style-name="Standard">We must show that every solution of (*) must be of this form. Suppose x and y are inte- </text:p>
      <text:p text:style-name="Standard">gers such that ax + by = c. Since axg -i- by^ = c, we subtract and rearrange terms to get </text:p>
      <text:p text:style-name="Standard"/>
      <text:p text:style-name="Standard">(ax + by) — (oxq + byo) = 0 </text:p>
      <text:p text:style-name="Standard"/>
      <text:p text:style-name="Standard">a{x - Xo) + b{y - yg) = 0 </text:p>
      <text:p text:style-name="Standard"/>
      <text:p text:style-name="Standard">a{x - Xg) = biyo - y). </text:p>
      <text:p text:style-name="Standard"/>
      <text:p text:style-name="Standard">Divide both sides of the previous equation by d to get </text:p>
      <text:p text:style-name="Standard"/>
      <text:p text:style-name="Standard">{a/d)ix - Xg) = {bld){yo - y). </text:p>
      <text:p text:style-name="Standard"/>
      <text:p text:style-name="Standard">Proposition 7 tells us that (a/d, bid) = 1, and we use proposition 13 to then show that </text:p>
      <text:p text:style-name="Standard">{a/d)\(yfj — y). Thus, we can write anId = yo — y for some integer n, and so y = yg — an/d. </text:p>
      <text:p text:style-name="Standard">If we insert this value of y back into </text:p>
      <text:p text:style-name="Standard"/>
      <text:p text:style-name="Standard">a{x - Xg) = b{yo- y) </text:p>
      <text:p text:style-name="Standard"/>
      <text:p text:style-name="Standard">we get a{x — Xg) = b{an/d), and hence x = Xg H- bn/d, as desired. ■ </text:p>
      <text:p text:style-name="Standard"/>
      <text:p text:style-name="Standard"/>
      <text:p text:style-name="Standard">Example. The previous theorem allows us to find all solutions of the two equations presented </text:p>
      <text:p text:style-name="Standard">at the beginning of this chapter. Consider again the equation 12x + 27y = 32. The gcd of 12 </text:p>
      <text:p text:style-name="Standard">and 27 is 3, which does not divide 32. Thus, this equation has no integer solutions. But the </text:p>
      <text:p text:style-name="Standard">second equation, 12x + 27y = 30, has infinitely many integer solutions since 3130. We find </text:p>
      <text:p text:style-name="Standard">all the solutions by first finding a particular solution. First, note that integers s and t exist </text:p>
      <text:p text:style-name="Standard">which solve 12^ + 21t = (12, 27) = 3, and proposition 12 tells us how to compute them. </text:p>
      <text:p text:style-name="Standard">They are s = —2, t=\. Thus, since 12(— 2) H- 27 ■ 1 = 3, we can multiply both sides of the </text:p>
      <text:p text:style-name="Standard">equation by 10 to get 12(— 20) -i- 27 • 10 = 30. So a particular solution to 12x + 27y = 30 is </text:p>
      <text:p text:style-name="Standard">Xg = —20, yg = 10. Proposition 16 says all of the solutions to 12x + 27y = 30 are then given </text:p>
      <text:p text:style-name="Standard">by X = —20 + T/n/'i = —20 + 9n, and y = 10 — 12w/3 = 10 — 4w, V integers n. </text:p>
      <text:p text:style-name="Standard"/>
      <text:p text:style-name="Standard">ZMxAMPLE. Diophantine equations have real-world applications as well. Suppose you are at </text:p>
      <text:p text:style-name="Standard">the grocery store with 4 dollars and 27 cents. Apples sell for 35 cents, and oranges for 49 </text:p>
      <text:p text:style-name="Standard">cents. What combination of apples and oranges (if any) will exhaust your money? (Assume </text:p>
      <text:p text:style-name="Standard">there is no sales tax.) We wish to find all integer solutions to the equation 35x + 49y = 427. </text:p>
      <text:p text:style-name="Standard">First, compute (35, 49) = 7, and note that 427 = 61 • 7, so 71427. Thus, the equation has infi- </text:p>
      <text:p text:style-name="Standard">nitely many solutions. We find a particular solution by first solving 355 -i- 49? = 7, and get </text:p>
      <text:p text:style-name="Standard">s = 3, t= -2. Multiply both sides of 35 • 3 H- 49(-2) = 7 by 61 to get 35 • 183 H- 49(- 122) </text:p>
      <text:p text:style-name="Standard"><text:soft-page-break/>= 427, and get a particular solution to our equation; that is, Xg = 183, and yg = — 122. The </text:p>
      <text:p text:style-name="Standard"/>
      <text:p text:style-name="Standard"/>
      <text:p text:style-name="Standard">4.1 Linear Diophantine Equations </text:p>
      <text:p text:style-name="Standard"/>
      <text:p text:style-name="Standard"/>
      <text:p text:style-name="Standard">91 </text:p>
      <text:p text:style-name="Standard"/>
      <text:p text:style-name="Standard"/>
      <text:p text:style-name="Standard">Table 4.1 </text:p>
      <text:p text:style-name="Standard"/>
      <text:p text:style-name="Standard"/>
      <text:p text:style-name="Standard"/>
      <text:p text:style-name="Standard">general solutions to the equation are then x= 183 + In, y = —122 — 5n\/ integers n. Since </text:p>
      <text:p text:style-name="Standard">we obviously cannot huy a negative number of apples or oranges, we need to find which of </text:p>
      <text:p text:style-name="Standard">these solutions are nonnegative. Thus we find that x = 183 + 7n &gt; 0, or n &gt; —183/7 = </text:p>
      <text:p text:style-name="Standard">—26 1/7, and y=— 122 — 5« &gt; 0, or n &lt; — 122/5 = — 24 2/5. Thus, n can only attain the val- </text:p>
      <text:p text:style-name="Standard">ues —26, and —25. Each of these values of n produces a satisfactory solution to our prob- </text:p>
      <text:p text:style-name="Standard">lem, which can be seen in the Table 4. 1 . </text:p>
      <text:p text:style-name="Standard"/>
      <text:p text:style-name="Standard"/>
      <text:p text:style-name="Standard">Note that with diophantine equations, it is only necessary to solve the equation ax + by </text:p>
      <text:p text:style-name="Standard">= c where a, b, and c are all positive, for if any of these are negative, the solution is still eas- </text:p>
      <text:p text:style-name="Standard">ily obtained by inverting some of the signs. For example, suppose x = x' and y = y' is a </text:p>
      <text:p text:style-name="Standard">solution to ax + by = c, where a, b, and c are all positive. Then we have all of the following </text:p>
      <text:p text:style-name="Standard">in case any one of the constants changes sign. </text:p>
      <text:p text:style-name="Standard"/>
      <text:p text:style-name="Standard">X = — x', y = — y' is a solution to ax + by = —c, </text:p>
      <text:p text:style-name="Standard"/>
      <text:p text:style-name="Standard">X = — x', y = y' is a solution to —ax + by = c, and </text:p>
      <text:p text:style-name="Standard"/>
      <text:p text:style-name="Standard">X = x', y = — y' is a solution to ax — by = c </text:p>
      <text:p text:style-name="Standard"/>
      <text:p text:style-name="Standard">One can easily solve for the other cases when 2 or all 3 of the constants change sign. </text:p>
      <text:p text:style-name="Standard">More cases to consider are when one of a, b, or c is 0. For these cases we have </text:p>
      <text:p text:style-name="Standard"/>
      <text:p text:style-name="Standard">• x = b,y= —a is a solution to ax + by = 0 </text:p>
      <text:p text:style-name="Standard"/>
      <text:p text:style-name="Standard">• X = 0, y = db is a solution to Ox H- by = c (provided b\c) </text:p>
      <text:p text:style-name="Standard"/>
      <text:p text:style-name="Standard">• X = da, y = 0 is a solution to ax H- Oy = c (provided ale) </text:p>
      <text:p text:style-name="Standard"/>
      <text:p text:style-name="Standard">Java Algorithm. We now write for the BigIntegerMath class a method to solve linear </text:p>
      <text:p text:style-name="Standard">diophantine equations ax + by = c. Because of the previous discussion, we will allow only </text:p>
      <text:p text:style-name="Standard">equations where a and b are positive, and c is nonnegative. You may wish to rewrite the </text:p>
      <text:p text:style-name="Standard">method to solve equations when any of a, b, or c are negative, or zero. The method will accept </text:p>
      <text:p text:style-name="Standard">the coefficients a and b, and the constant c as Bigintegers. If a or h are not positive, or if c </text:p>
      <text:p text:style-name="Standard">is negative, it will throw an IllegalArgumentException. It will then compute d = (a, b), and </text:p>
      <text:p text:style-name="Standard">if &lt;7 T c, it will again throw an IllegalArgumentException. Otherwise, it will compute a par- </text:p>
      <text:p text:style-name="Standard">ticular solution X = x', y = y' to the equation, and return it in an array of Bigintegers. The </text:p>
      <text:p text:style-name="Standard">element at index 1 will be x', and y' will be at index 2. For convenience, the ged of a and b </text:p>
      <text:p text:style-name="Standard">will be returned at index 0. This is useful if we want to display the general solution. </text:p>
      <text:p text:style-name="Standard"><text:soft-page-break/></text:p>
      <text:p text:style-name="Standard">public static Biglnteger[] solveLinearDiophantine (Biginteger a, </text:p>
      <text:p text:style-name="Standard"/>
      <text:p text:style-name="Standard">Biginteger b. </text:p>
      <text:p text:style-name="Standard"/>
      <text:p text:style-name="Standard"/>
      <text:p text:style-name="Standard"/>
      <text:p text:style-name="Standard">92 Chapter 4 Linear Diophantine Equations and Linear Congruences </text:p>
      <text:p text:style-name="Standard"/>
      <text:p text:style-name="Standard"/>
      <text:p text:style-name="Standard">FIGURE 4.1 </text:p>
      <text:p text:style-name="Standard"/>
      <text:p text:style-name="Standard"/>
      <text:p text:style-name="Standard">1 CADocuments and Setlings\AdminisUalor\Mj&gt; Docamei </text:p>
      <text:p text:style-name="Standard"/>
      <text:p text:style-name="Standard"/>
      <text:p text:style-name="Standard">jnijcj </text:p>
      <text:p text:style-name="Standard"/>
      <text:p text:style-name="Standard">J File Edit View Favorites Tools H </text:p>
      <text:p text:style-name="Standard"/>
      <text:p text:style-name="Standard">1 1^ - </text:p>
      <text:p text:style-name="Standard"/>
      <text:p text:style-name="Standard">j Address </text:p>
      <text:p text:style-name="Standard"/>
      <text:p text:style-name="Standard">D </text:p>
      <text:p text:style-name="Standard"/>
      <text:p text:style-name="Standard"/>
      <text:p text:style-name="Standard">a: </text:p>
      <text:p text:style-name="Standard"/>
      <text:p text:style-name="Standard"/>
      <text:p text:style-name="Standard">3] </text:p>
      <text:p text:style-name="Standard"/>
      <text:p text:style-name="Standard"/>
      <text:p text:style-name="Standard">|324897568923756897e5982365987623895 </text:p>
      <text:p text:style-name="Standard"/>
      <text:p text:style-name="Standard"/>
      <text:p text:style-name="Standard">b: </text:p>
      <text:p text:style-name="Standard"/>
      <text:p text:style-name="Standard"/>
      <text:p text:style-name="Standard">193482756982347568923475889723485897 </text:p>
      <text:p text:style-name="Standard"/>
      <text:p text:style-name="Standard"/>
      <text:p text:style-name="Standard">F </text:p>
      <text:p text:style-name="Standard"/>
      <text:p text:style-name="Standard"/>
      <text:p text:style-name="Standard">1 52726301 1 391 65844330267579083843427 </text:p>
      <text:p text:style-name="Standard"/>
      <text:p text:style-name="Standard">y: </text:p>
      <text:p text:style-name="Standard"/>
      <text:p text:style-name="Standard"/>
      <text:p text:style-name="Standard">1 8324579541 575465894427798552657746 </text:p>
      <text:p text:style-name="Standard">_ + by = c: Compute </text:p>
      <text:p text:style-name="Standard"><text:soft-page-break/></text:p>
      <text:p text:style-name="Standard"/>
      <text:p text:style-name="Standard">d </text:p>
      <text:p text:style-name="Standard"/>
      <text:p text:style-name="Standard"/>
      <text:p text:style-name="Standard">Biginteger c) throws IllegalArgumentException { </text:p>
      <text:p text:style-name="Standard"/>
      <text:p text:style-name="Standard">if (a. compareTo (ZERO) &lt;=0 I I b. compareTo (ZERO) &lt;=0 I |c.compareTo(ZERO)&lt;0) </text:p>
      <text:p text:style-name="Standard">throw new IllegalArgumentException </text:p>
      <text:p text:style-name="Standard"/>
      <text:p text:style-name="Standard">("All constants must be positive in linear diophantine equation."); </text:p>
      <text:p text:style-name="Standard">Biglnteger[] euclidAnswers=euclid(a,b) ; </text:p>
      <text:p text:style-name="Standard">if (c.mod(euclidAnswers [0] ) . compareTo (ZERO) !=0) </text:p>
      <text:p text:style-name="Standard">throw new IllegalArgumentException </text:p>
      <text:p text:style-name="Standard"/>
      <text:p text:style-name="Standard">("No solution since "+euclidAnswers [0] +" does not divide "+c+"."); </text:p>
      <text:p text:style-name="Standard">Biginteger [] answer =new Biginteger [3 ] ; </text:p>
      <text:p text:style-name="Standard"/>
      <text:p text:style-name="Standard">Biginteger q=c .divide (euclidAnswers [0] ) ; </text:p>
      <text:p text:style-name="Standard">answer [0] =euclidAnswers [0] ; </text:p>
      <text:p text:style-name="Standard">answer [1] =q. multiply (euclidAnswers [1] ) ; </text:p>
      <text:p text:style-name="Standard">answer [2] =q. multiply (euclidAnswers [2 ] ) ; </text:p>
      <text:p text:style-name="Standard">return answer;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There is an applet called TestDiophantineApplet on the book’s website you can use to </text:p>
      <text:p text:style-name="Standard">solve linear diophantine equations. A screen shot of the applet solving a sample equation is </text:p>
      <text:p text:style-name="Standard">shown in Figure 4. 1 . </text:p>
      <text:p text:style-name="Standard"/>
      <text:p text:style-name="Standard"/>
      <text:p text:style-name="Standard">4.2 LINEAR CONGRUENCES </text:p>
      <text:p text:style-name="Standard"/>
      <text:p text:style-name="Standard">Now we can begin the study of congruences, which are a special type of relation greatly influ- </text:p>
      <text:p text:style-name="Standard">enced by and related to diophantine equations. They are used heavily in many cryptosys- </text:p>
      <text:p text:style-name="Standard">tems. The definition of congruence follows. </text:p>
      <text:p text:style-name="Standard"/>
      <text:p text:style-name="Standard"/>
      <text:p text:style-name="Standard"/>
      <text:p text:style-name="Standard">4.2 Linear Congruences </text:p>
      <text:p text:style-name="Standard"/>
      <text:p text:style-name="Standard"/>
      <text:p text:style-name="Standard">93 </text:p>
      <text:p text:style-name="Standard"/>
      <text:p text:style-name="Standard"/>
      <text:p text:style-name="Standard">Definition </text:p>
      <text:p text:style-name="Standard"/>
      <text:p text:style-name="Standard">Let m be a positive integer, and a and b integers. If m\{a — b), we say that a is congru- </text:p>
      <text:p text:style-name="Standard">ent to b modulo m, and write a = b (mod m). If m L (a — b), we say that a and b are </text:p>
      <text:p text:style-name="Standard"><text:soft-page-break/>incongruent modulo m (or not congruent modulo m), and write a^b (mod m). </text:p>
      <text:p text:style-name="Standard"/>
      <text:p text:style-name="Standard"/>
      <text:p text:style-name="Standard">I£xAMPLES. Note the following: </text:p>
      <text:p text:style-name="Standard"/>
      <text:p text:style-name="Standard">• 23 = 2 (mod 7), since 7 divides 23 — 2 = 21. </text:p>
      <text:p text:style-name="Standard"/>
      <text:p text:style-name="Standard">. 45 ^ -7 (mod 13), since 131(45 - (-7) = 52). </text:p>
      <text:p text:style-name="Standard"/>
      <text:p text:style-name="Standard">-| » 10 ^ 100 modulo 4, since 4 L (10 — 100) = —90. </text:p>
      <text:p text:style-name="Standard"/>
      <text:p text:style-name="Standard">The following will help us solve linear congruences by allowing us to express them as </text:p>
      <text:p text:style-name="Standard">equations. </text:p>
      <text:p text:style-name="Standard"/>
      <text:p text:style-name="Standard">PROPOSITION 17. Integers a and b are congruent modulo m iff 3 an integer k such that </text:p>
      <text:p text:style-name="Standard">a = b + km. </text:p>
      <text:p text:style-name="Standard"/>
      <text:p text:style-name="Standard">Proof, a = b (mod m) iff m\(a — b) iff 3 an integer k with a — b = km, or a = b + km. </text:p>
      <text:p text:style-name="Standard"/>
      <text:p text:style-name="Standard"/>
      <text:p text:style-name="Standard">Example. </text:p>
      <text:p text:style-name="Standard"/>
      <text:p text:style-name="Standard"/>
      <text:p text:style-name="Standard">75 ^ 3 (mod 8) </text:p>
      <text:p text:style-name="Standard">iff 81(75 - 3) </text:p>
      <text:p text:style-name="Standard"/>
      <text:p text:style-name="Standard">iff 8A: = 75 — 3 for some integer k </text:p>
      <text:p text:style-name="Standard">iff 75 = 8A: H- 3 for some integer k </text:p>
      <text:p text:style-name="Standard">iff k = 7. </text:p>
      <text:p text:style-name="Standard"/>
      <text:p text:style-name="Standard"/>
      <text:p text:style-name="Standard">Congruences have many properties similar to equations. Some of these follow in the </text:p>
      <text:p text:style-name="Standard">next proposition, and you should easily be able to prove all of them. </text:p>
      <text:p text:style-name="Standard"/>
      <text:p text:style-name="Standard"/>
      <text:p text:style-name="Standard">PROPOSITION 1 8 . Let a, b and c be integers, and let m be a positive integer. Then </text:p>
      <text:p text:style-name="Standard">a. fl = a (mod m). </text:p>
      <text:p text:style-name="Standard"/>
      <text:p text:style-name="Standard">\). a = b (mod m) implies b = a (mod m). </text:p>
      <text:p text:style-name="Standard"/>
      <text:p text:style-name="Standard">c. a = b (mod m) and = c (mod m) implies a = c (mod m). </text:p>
      <text:p text:style-name="Standard"/>
      <text:p text:style-name="Standard"/>
      <text:p text:style-name="Standard">94 Chapter 4 Linear Diophantine Equations and Linear Congruences </text:p>
      <text:p text:style-name="Standard"/>
      <text:p text:style-name="Standard"/>
      <text:p text:style-name="Standard">HxAMPLES. </text:p>
      <text:p text:style-name="Standard"/>
      <text:p text:style-name="Standard">1 ^1 (mod 9) (Clearly, since 91(7 - 7) = 0). </text:p>
      <text:p text:style-name="Standard"/>
      <text:p text:style-name="Standard">b. 8 ^ 2 (mod 6) and so 2 ^ 8 (mod 6) (Since 61(8 - 2) = 6 iff 61(2 - 8) = -6). </text:p>
      <text:p text:style-name="Standard"/>
      <text:p text:style-name="Standard"><text:soft-page-break/>c. 7 = — 3 (mod 5) and —3 = 2 (mod 5) implies 7 = 2 (mod 5). </text:p>
      <text:p text:style-name="Standard"/>
      <text:p text:style-name="Standard">Proposition 18 tells us that congruences modulo m partition the integers into m distinct </text:p>
      <text:p text:style-name="Standard">subsets modulo m, and each subset contains integers that are all congruent to each other </text:p>
      <text:p text:style-name="Standard">modulo m. For example, congruences modulo 3 partition the integers into 3 subsets: </text:p>
      <text:p text:style-name="Standard"/>
      <text:p text:style-name="Standard">a. {. . . , -9, -6, -3,0, 3,6,9, . . .} </text:p>
      <text:p text:style-name="Standard"/>
      <text:p text:style-name="Standard">b. {. . . , -8, -5, -2, 1,4,7, 10, . . .} </text:p>
      <text:p text:style-name="Standard"/>
      <text:p text:style-name="Standard">c. {. . . , -7, -4, -1,2,5, 8, 11, . . .} </text:p>
      <text:p text:style-name="Standard"/>
      <text:p text:style-name="Standard">All of the integers in set (a) are congruent to each other modulo 3. Likewise for sets (b) </text:p>
      <text:p text:style-name="Standard">and (c). (Verify.) Also, there are no integers that do not belong to exactly one of these sets. </text:p>
      <text:p text:style-name="Standard">Now, consider the subsets consisting of only the nonnegative members of sets (a), (b), and </text:p>
      <text:p text:style-name="Standard">(c). Note that no such subset is empty, and so each will have a minimal element. For the set </text:p>
      <text:p text:style-name="Standard">of nonnegative elements of set (a), this minimal element is 0. For set (b), the minimal pos- </text:p>
      <text:p text:style-name="Standard">itive element is 1, and 2 is the minimal positive element of set (c). These particular ele- </text:p>
      <text:p text:style-name="Standard">ments are often used as representatives of the congruence classes in which they reside, and </text:p>
      <text:p text:style-name="Standard">a definition for them follows. </text:p>
      <text:p text:style-name="Standard"/>
      <text:p text:style-name="Standard"/>
      <text:p text:style-name="Standard">Definition </text:p>
      <text:p text:style-name="Standard"/>
      <text:p text:style-name="Standard">Let b be an integer, and let m be a positive integer. All integers congruent to b modulo </text:p>
      <text:p text:style-name="Standard">m are called residues of b modulo m. The least nonnegative residue, or Inr, of b mod- </text:p>
      <text:p text:style-name="Standard">ulo m is the least nonnegative integer congruent to b modulo m. </text:p>
      <text:p text:style-name="Standard"/>
      <text:p text:style-name="Standard">Again, note that such a least nonnegative residue always exists, just by noting that </text:p>
      <text:p text:style-name="Standard">the least nonnegative residue r of c modulo m &gt; 0 is the very same r obtained from the </text:p>
      <text:p text:style-name="Standard">division algorithm </text:p>
      <text:p text:style-name="Standard"/>
      <text:p text:style-name="Standard">c = dq + r 0&lt; r&lt;d </text:p>
      <text:p text:style-name="Standard"/>
      <text:p text:style-name="Standard">which we already know always exists. </text:p>
      <text:p text:style-name="Standard"/>
      <text:p text:style-name="Standard"/>
      <text:p text:style-name="Standard">lIxamples. </text:p>
      <text:p text:style-name="Standard"/>
      <text:p text:style-name="Standard">a. The Inr of 29 modulo 13 is 3. That is, 3 = 29 (mod 13), and 3 is the smallest nonnega- </text:p>
      <text:p text:style-name="Standard">tive integer congruent to 29 modulo 13. </text:p>
      <text:p text:style-name="Standard"/>
      <text:p text:style-name="Standard">b. 44 = 2 (mod 6), and 2 is the smallest nonnegative number congruent to 44 modulo 6, </text:p>
      <text:p text:style-name="Standard">hence it is the Inr of 44 modulo 6. </text:p>
      <text:p text:style-name="Standard"/>
      <text:p text:style-name="Standard">c. — 17 = — 2 = 3 (mod 5), and 3 is the Inr of — 17 modulo 5. </text:p>
      <text:p text:style-name="Standard"/>
      <text:p text:style-name="Standard">Note that in all of the examples, the Inr is just r from the division algorithm, for </text:p>
      <text:p text:style-name="Standard">a. 29 = 13 • 2 H- 3, </text:p>
      <text:p text:style-name="Standard"/>
      <text:p text:style-name="Standard"/>
      <text:p text:style-name="Standard">4.2 Linear Congruences </text:p>
      <text:p text:style-name="Standard"><text:soft-page-break/></text:p>
      <text:p text:style-name="Standard"/>
      <text:p text:style-name="Standard">95 </text:p>
      <text:p text:style-name="Standard"/>
      <text:p text:style-name="Standard"/>
      <text:p text:style-name="Standard">b. 44 = 7 ■ 6 + 2, and </text:p>
      <text:p text:style-name="Standard"/>
      <text:p text:style-name="Standard">c. -17 = 5 • -4 + 3. </text:p>
      <text:p text:style-name="Standard"/>
      <text:p text:style-name="Standard"/>
      <text:p text:style-name="Standard">Java Algorithm. Since we now have the concept of the least nonnegative residue, we </text:p>
      <text:p text:style-name="Standard">should write a Java method (in the BigIntegerMath class) to compute it. The Biginteger </text:p>
      <text:p text:style-name="Standard">class provides a mod() method, but the Java documentation says it can return a negative </text:p>
      <text:p text:style-name="Standard">remainder if the dividend is negative. We correct this by just adding the value of the mod- </text:p>
      <text:p text:style-name="Standard">ulus to the residue if it is negative. Also, recall that we do not allow negative moduli. </text:p>
      <text:p text:style-name="Standard"/>
      <text:p text:style-name="Standard">//Computes the least nonnegative residue of b mod m, where m&gt;0 . </text:p>
      <text:p text:style-name="Standard">public static Biginteger Inr (Biginteger b, Biginteger m) { </text:p>
      <text:p text:style-name="Standard">if (m. compareTo (ZERO) &lt;=0 ) </text:p>
      <text:p text:style-name="Standard"/>
      <text:p text:style-name="Standard">throw new IllegalArgumentException ( "Modulus must be positive."); </text:p>
      <text:p text:style-name="Standard"/>
      <text:p text:style-name="Standard">Biginteger answer=b.mod(m) ; </text:p>
      <text:p text:style-name="Standard"/>
      <text:p text:style-name="Standard">return (answer . compareTo ( ZERO) &lt;0 ) /answer . add (m) : answer; </text:p>
      <text:p text:style-name="Standard"/>
      <text:p text:style-name="Standard">} </text:p>
      <text:p text:style-name="Standard"/>
      <text:p text:style-name="Standard">We would like to be able to form some rules of algebra for congruences. Many rules that </text:p>
      <text:p text:style-name="Standard">hold for equations also hold for congruences. </text:p>
      <text:p text:style-name="Standard"/>
      <text:p text:style-name="Standard">PROPOSITION 1 9. Let a, b, and c be integers, and let m be a positive integer. Suppose </text:p>
      <text:p text:style-name="Standard">a = b (mod m). Then </text:p>
      <text:p text:style-name="Standard"/>
      <text:p text:style-name="Standard">a. a + c = b + c (mod m) </text:p>
      <text:p text:style-name="Standard"/>
      <text:p text:style-name="Standard">b. a — c = b — c (mod m) </text:p>
      <text:p text:style-name="Standard"/>
      <text:p text:style-name="Standard">c. ac = be (mod m). </text:p>
      <text:p text:style-name="Standard"/>
      <text:p text:style-name="Standard">Proof. </text:p>
      <text:p text:style-name="Standard"/>
      <text:p text:style-name="Standard">a. We prove the first here. We have a = b (mod m), so m\{a — b). But a — b = (a + c) — </text:p>
      <text:p text:style-name="Standard">(b + c), and this is divisible by m, hence a + c = b + c (mod m). </text:p>
      <text:p text:style-name="Standard"/>
      <text:p text:style-name="Standard">b. (For you to prove.) </text:p>
      <text:p text:style-name="Standard"/>
      <text:p text:style-name="Standard">c. (For you to prove.) ■ </text:p>
      <text:p text:style-name="Standard"/>
      <text:p text:style-name="Standard">We can do even better than the properties of proposition 19 when dealing with congru- </text:p>
      <text:p text:style-name="Standard">ences. That is, we do not have to add, subtract, or multiply by the same element on both sides </text:p>
      <text:p text:style-name="Standard">of a congruence to preserve it, but only by elements that are congruent modulo m. These </text:p>
      <text:p text:style-name="Standard"><text:soft-page-break/>properties are easily established, and are left to you to prove. </text:p>
      <text:p text:style-name="Standard"/>
      <text:p text:style-name="Standard">PROPOSITION 20. Let a, b, c, and d be integers, and let m be a positive integer. Sup- </text:p>
      <text:p text:style-name="Standard">pose a = b (mod m), and c = d (mod m). Then </text:p>
      <text:p text:style-name="Standard"/>
      <text:p text:style-name="Standard">a. a + c = b + d (mod m) </text:p>
      <text:p text:style-name="Standard"/>
      <text:p text:style-name="Standard">b. a — c = b — d (mod ni) </text:p>
      <text:p text:style-name="Standard"/>
      <text:p text:style-name="Standard">c. ac = bd (mod m). </text:p>
      <text:p text:style-name="Standard"/>
      <text:p text:style-name="Standard"/>
      <text:p text:style-name="Standard">96 Chapter 4 Linear Diophantine Equations and Linear Congruences </text:p>
      <text:p text:style-name="Standard"/>
      <text:p text:style-name="Standard"/>
      <text:p text:style-name="Standard">Examples. Note that 9 = 2 (mod 7). Then all of the following are true: </text:p>
      <text:p text:style-name="Standard">. (7 + 9) ^ (-7 + 2) (mod 7) </text:p>
      <text:p text:style-name="Standard"/>
      <text:p text:style-name="Standard">Check: (7 + 9) ^ 16 ^ 2 (mod 7) and (-7 + 2) ^ -5 ^ 2 (mod 7) </text:p>
      <text:p text:style-name="Standard"/>
      <text:p text:style-name="Standard">• (3 - 9) ^ (-4 - 2) (mod 7) </text:p>
      <text:p text:style-name="Standard"/>
      <text:p text:style-name="Standard">Check: (3 - 9) ^ -6 ^ 1 (mod 7) and (-4 - 2) ^ -6 ^ 1 (mod 7) </text:p>
      <text:p text:style-name="Standard"/>
      <text:p text:style-name="Standard">• (3 • 9) ^ (-4 • 9) (mod 7) </text:p>
      <text:p text:style-name="Standard"/>
      <text:p text:style-name="Standard">^ Check: (3 • 9) ^ 27 = 6 (mod 7) and (-4 • 2) ^ -8 ^ 6 (mod 7) </text:p>
      <text:p text:style-name="Standard"/>
      <text:p text:style-name="Standard"/>
      <text:p text:style-name="Standard">Note that a similar property for division does not appear in proposition 19 or proposition </text:p>
      <text:p text:style-name="Standard">20. This is because it isn’t true in general. For example, note that 16 = 4 (mod 12), but that </text:p>
      <text:p text:style-name="Standard">16/2 = 8 is not congruent modulo 12 to 4/2 = 2. However, if we take the gcd of 12 and 2, </text:p>
      <text:p text:style-name="Standard">note that 8 and 2 are congruent modulo 6 = 12/(12, 2). This is true in general, and we prove </text:p>
      <text:p text:style-name="Standard">it thus: </text:p>
      <text:p text:style-name="Standard"/>
      <text:p text:style-name="Standard">PROPOSiTiON 21 . Let a, b, and c be integers, and let m be a positive integer. Let d = </text:p>
      <text:p text:style-name="Standard">(c, m), and suppose ac = be (mod m). Then a = b (mod mid). </text:p>
      <text:p text:style-name="Standard"/>
      <text:p text:style-name="Standard">Proof. Since ac = be (mod m), m\{ac — be) = c(a — b). Thus, there is an integer k such </text:p>
      <text:p text:style-name="Standard">that c{a — b) = km. Divide both sides by d to get {c/d){a — b) = k(m/d). Proposition 7 says </text:p>
      <text:p text:style-name="Standard">dd and mid are relatively prime, so {mld)\ia — b) by proposition 13. Thus, a = b (mod </text:p>
      <text:p text:style-name="Standard">mid). ■ </text:p>
      <text:p text:style-name="Standard"/>
      <text:p text:style-name="Standard"/>
      <text:p text:style-name="Standard">A special case occurs in the previous theorem when c and m are relatively prime, for </text:p>
      <text:p text:style-name="Standard">then division by the integer c preserves the congruence modulo m. For example, note that </text:p>
      <text:p text:style-name="Standard">50 = 15 (mod 7), and that 50 = 10 ■ 5, and 15 = 3-5. Since 5 is relatively prime to the mod- </text:p>
      <text:p text:style-name="Standard">ulus 7, we can factor it out on both sides of the congruence and still preserve it; that is, 10 </text:p>
      <text:p text:style-name="Standard">^ 3 (mod 7). </text:p>
      <text:p text:style-name="Standard"/>
      <text:p text:style-name="Standard"/>
      <text:p text:style-name="Standard">lixAMPLES. </text:p>
      <text:p text:style-name="Standard"><text:soft-page-break/></text:p>
      <text:p text:style-name="Standard">•10 = 4 (mod 3), so </text:p>
      <text:p text:style-name="Standard"/>
      <text:p text:style-name="Standard">10/2 = 4/2 (mod 3), or </text:p>
      <text:p text:style-name="Standard">5^2 (mod 3) </text:p>
      <text:p text:style-name="Standard"/>
      <text:p text:style-name="Standard">• 30^ 12 (mod 18), so </text:p>
      <text:p text:style-name="Standard"/>
      <text:p text:style-name="Standard">30/3 = 12/3 (mod 18/3), or </text:p>
      <text:p text:style-name="Standard">10^4 (mod 6). </text:p>
      <text:p text:style-name="Standard"/>
      <text:p text:style-name="Standard"/>
      <text:p text:style-name="Standard">4.2 Linear Congruences 97 </text:p>
      <text:p text:style-name="Standard"/>
      <text:p text:style-name="Standard"/>
      <text:p text:style-name="Standard">We now have enough artillery in our arsenal to solve linear congruences. A linear con- </text:p>
      <text:p text:style-name="Standard">gruence in one variable is of the form ax= b (mod m) where x is unknown. The following </text:p>
      <text:p text:style-name="Standard">are examples of such congruences: </text:p>
      <text:p text:style-name="Standard"/>
      <text:p text:style-name="Standard">a. 9x=l (mod 45) </text:p>
      <text:p text:style-name="Standard"/>
      <text:p text:style-name="Standard">b. 2lz ^ 9 (mod 30) </text:p>
      <text:p text:style-name="Standard"/>
      <text:p text:style-name="Standard">Some of these congruences have solutions, while others do not. For example, the con- </text:p>
      <text:p text:style-name="Standard">gruence (b) has all of the following solutions for z- </text:p>
      <text:p text:style-name="Standard"/>
      <text:p text:style-name="Standard">z = 9 (mod 30), since 21 - 9=1 89 = 9 (mod 30) </text:p>
      <text:p text:style-name="Standard"/>
      <text:p text:style-name="Standard">z = 19 (mod 30), since 21 • 19 = 399 = 9 (mod 30) </text:p>
      <text:p text:style-name="Standard"/>
      <text:p text:style-name="Standard">Z = 29 (mod 30), since 21 • 29 = 609 = 9 (mod 30) </text:p>
      <text:p text:style-name="Standard"/>
      <text:p text:style-name="Standard">However, the congruence (a) has no solutions for x. Why? The following tells us when </text:p>
      <text:p text:style-name="Standard">solutions exist, and how to find them. </text:p>
      <text:p text:style-name="Standard"/>
      <text:p text:style-name="Standard">PROPOSITION 22. Suppose ax=b (mod m), where b is an integer, and a and m are </text:p>
      <text:p text:style-name="Standard">nonzero integers. Let d = {a, m). If c? T b, the congruence has no solution for x. If d\b, then </text:p>
      <text:p text:style-name="Standard">there are exactly d incongruent solutions modulo m, given by x = Xq + tmid, where Xq is a </text:p>
      <text:p text:style-name="Standard">particular solution to the linear diophantine equation ax + my = b, and t = 0, I, . . . , d — 1. </text:p>
      <text:p text:style-name="Standard"/>
      <text:p text:style-name="Standard">Proof. Proposition 7 says that the linear congruence ax= b (mod m) is equivalent to the </text:p>
      <text:p text:style-name="Standard">linear diophantine equation ax — mz = b, or ax + my = b where y = — z. The integer x is a </text:p>
      <text:p text:style-name="Standard">solution of ax = b (mod m) iff 3 an integer y such that ax + my = b. By proposition 16 we </text:p>
      <text:p text:style-name="Standard">have no integer solutions to this equation if d -f b, but when d\b, we have infinitely many </text:p>
      <text:p text:style-name="Standard">solutions given by </text:p>
      <text:p text:style-name="Standard"/>
      <text:p text:style-name="Standard">X = Xq + mt/d, y = yo + add, where x = Xq, y = yo is a particular solution. </text:p>
      <text:p text:style-name="Standard"/>
      <text:p text:style-name="Standard">These values for x are then solutions to ax = b (mod m). To determine which solutions </text:p>
      <text:p text:style-name="Standard">are congruent modulo m, suppose </text:p>
      <text:p text:style-name="Standard"/>
      <text:p text:style-name="Standard">Xq + mr/d = Xq + ms/d where r and s are integers. </text:p>
      <text:p text:style-name="Standard"><text:soft-page-break/></text:p>
      <text:p text:style-name="Standard">Subtract Xg from both sides to get </text:p>
      <text:p text:style-name="Standard"/>
      <text:p text:style-name="Standard">(m/d)r = (m/d)s (mod m) </text:p>
      <text:p text:style-name="Standard"/>
      <text:p text:style-name="Standard">and note that (m, m/d) = m/d since (m/d)\m. We then use proposition 21 to see that </text:p>
      <text:p text:style-name="Standard"/>
      <text:p text:style-name="Standard">r = 5 (mod d). </text:p>
      <text:p text:style-name="Standard"/>
      <text:p text:style-name="Standard">This says that two solutions Xq -h mr/d and Xg -i- ms/d are congruent modulo m exactly when </text:p>
      <text:p text:style-name="Standard">r and s are congruent modulo d. Thus, the complete set of incongruent solutions x = Xg -i- mdd </text:p>
      <text:p text:style-name="Standard">is obtained as f spans the integers 0, 1. ■ </text:p>
      <text:p text:style-name="Standard"/>
      <text:p text:style-name="Standard">Just stating proposition 22 sounds like a mouthful, but using it to solve linear congruences </text:p>
      <text:p text:style-name="Standard">is actually easy, as we’ll see in the following examples. Note that for linear congruences, </text:p>
      <text:p text:style-name="Standard">as with linear diophantine equations, we concern ourselves only with congruences where all </text:p>
      <text:p text:style-name="Standard"/>
      <text:p text:style-name="Standard"/>
      <text:p text:style-name="Standard"/>
      <text:p text:style-name="Standard">98 Chapter 4 Linear Diophantine Equations and Linear Congruences </text:p>
      <text:p text:style-name="Standard"/>
      <text:p text:style-name="Standard"/>
      <text:p text:style-name="Standard">the constants are positive. Congruences not in this form can easily be put so by replacing </text:p>
      <text:p text:style-name="Standard">the values for a and b with their least nonnegative residues modulo m. For example, the </text:p>
      <text:p text:style-name="Standard">congruence 143x = — 11 (mod 121) yields exactly the same set of incongruent solutions as </text:p>
      <text:p text:style-name="Standard">22x^ no (mod 121). </text:p>
      <text:p text:style-name="Standard"/>
      <text:p text:style-name="Standard"/>
      <text:p text:style-name="Standard">Examples. </text:p>
      <text:p text:style-name="Standard"/>
      <text:p text:style-name="Standard">• Find all incongruent solutions to 9x = 7 (mod 12). Note that (9, 12) = 3, and that 3 -f 7. </text:p>
      <text:p text:style-name="Standard">Therefore, there are no solutions. </text:p>
      <text:p text:style-name="Standard"/>
      <text:p text:style-name="Standard">• Find all incongruent solutions to 16x = 12(mod 20). We compute (16, 20) = 4, and note </text:p>
      <text:p text:style-name="Standard">that 4112. Thus, 4 incongruent solutions modulo 12 exist. We first find a particular solu- </text:p>
      <text:p text:style-name="Standard">tion by noting that solving 16x = 12 (mod 20) for x is the same as solving the linear dio- </text:p>
      <text:p text:style-name="Standard">phantine equation I6x — 20y = 12. Note that we may just as well solve the equation </text:p>
      <text:p text:style-name="Standard">16x H- 20&gt;’ =12 because we will discard the value obtained for y anyway. We find a par- </text:p>
      <text:p text:style-name="Standard">ticular solution to be X = Xq = — 3, y = yo = 3. The set of all incongruent solutions can be </text:p>
      <text:p text:style-name="Standard">computed as </text:p>
      <text:p text:style-name="Standard"/>
      <text:p text:style-name="Standard">x=-3+0- (20/4) =-3^17 (mod 20) </text:p>
      <text:p text:style-name="Standard">x=— 3h-1 - 5 = 2 (mod 20) </text:p>
      <text:p text:style-name="Standard">x=-3h-2-5^7 (mod 20) </text:p>
      <text:p text:style-name="Standard"/>
      <text:p text:style-name="Standard">^ x= -3 h- 3 • 5 ^ 12(mod20). </text:p>
      <text:p text:style-name="Standard"/>
      <text:p text:style-name="Standard"/>
      <text:p text:style-name="Standard">The validity of each of these solutions is easily checked, and you are invited to do so. </text:p>
      <text:p text:style-name="Standard"/>
      <text:p text:style-name="Standard"/>
      <text:p text:style-name="Standard">Java Algorithm. Surely you have noticed that solving a linear congruence simply </text:p>
      <text:p text:style-name="Standard"><text:soft-page-break/>means solving the appropriate linear diophantine equation. Therefore, writing a solveLin- </text:p>
      <text:p text:style-name="Standard">earCongruenceO method in the BigIntegerMath class should be a snap. </text:p>
      <text:p text:style-name="Standard"/>
      <text:p text:style-name="Standard">public static Biglnteger[] solveLinearCongruence (Biginteger a, Biginteger b, </text:p>
      <text:p text:style-name="Standard">Biginteger m) { </text:p>
      <text:p text:style-name="Standard"/>
      <text:p text:style-name="Standard">Biginteger!] answers=solveLinearDiophantine (Inr (a,m) ,m,lnr(b,m) ) ; </text:p>
      <text:p text:style-name="Standard">return answers; </text:p>
      <text:p text:style-name="Standard"/>
      <text:p text:style-name="Standard"/>
      <text:p text:style-name="Standard"/>
      <text:p text:style-name="Standard">I have written an applet called TestLinearCongruenceApplet which you can run from </text:p>
      <text:p text:style-name="Standard">the book’s website. Some screen shots are shown in Figures 4.2, 4.3, and 4.4. </text:p>
      <text:p text:style-name="Standard"/>
      <text:p text:style-name="Standard">Note that if there are multiple solutions, you can repeatedly press the “Next Solution” but- </text:p>
      <text:p text:style-name="Standard">ton to see the others. </text:p>
      <text:p text:style-name="Standard"/>
      <text:p text:style-name="Standard"/>
      <text:p text:style-name="Standard">4.3 MODULAR INVERSES </text:p>
      <text:p text:style-name="Standard"/>
      <text:p text:style-name="Standard">Congruences of the form ax = 1 (mod m) are considered special. Solutions for a to such con- </text:p>
      <text:p text:style-name="Standard">gruences are called inverses of a, when they exist. The following definition formalizes this </text:p>
      <text:p text:style-name="Standard">concept. </text:p>
      <text:p text:style-name="Standard"/>
      <text:p text:style-name="Standard"/>
      <text:p text:style-name="Standard">4.3 Modular Inverses </text:p>
      <text:p text:style-name="Standard"/>
      <text:p text:style-name="Standard"/>
      <text:p text:style-name="Standard">99 </text:p>
      <text:p text:style-name="Standard"/>
      <text:p text:style-name="Standard"/>
      <text:p text:style-name="Standard">FIGURE 4.2 </text:p>
      <text:p text:style-name="Standard"/>
      <text:p text:style-name="Standard"/>
      <text:p text:style-name="Standard">FIGURE 4.3 </text:p>
      <text:p text:style-name="Standard"/>
      <text:p text:style-name="Standard"/>
      <text:p text:style-name="Standard"/>
      <text:p text:style-name="Standard"/>
      <text:p text:style-name="Standard"/>
      <text:p text:style-name="Standard">100 </text:p>
      <text:p text:style-name="Standard"/>
      <text:p text:style-name="Standard"/>
      <text:p text:style-name="Standard">Chapter 4 Linear Diophantine Equations and Linear Congruences </text:p>
      <text:p text:style-name="Standard"/>
      <text:p text:style-name="Standard"/>
      <text:p text:style-name="Standard">FIGURE 4.4 </text:p>
      <text:p text:style-name="Standard"/>
      <text:p text:style-name="Standard"/>
      <text:p text:style-name="Standard">^ CADocumenU and Setlings\Adininistiator\Mj&gt; Do </text:p>
      <text:p text:style-name="Standard"/>
      <text:p text:style-name="Standard"/>
      <text:p text:style-name="Standard"><text:soft-page-break/></text:p>
      <text:p text:style-name="Standard"/>
      <text:p text:style-name="Standard">File Edit View Favorites Tools H J Address </text:p>
      <text:p text:style-name="Standard"/>
      <text:p text:style-name="Standard"/>
      <text:p text:style-name="Standard">|4823697561111 </text:p>
      <text:p text:style-name="Standard">X is congruent to </text:p>
      <text:p text:style-name="Standard"/>
      <text:p text:style-name="Standard"/>
      <text:p text:style-name="Standard">324897563811111 </text:p>
      <text:p text:style-name="Standard"/>
      <text:p text:style-name="Standard">modulo </text:p>
      <text:p text:style-name="Standard"/>
      <text:p text:style-name="Standard"/>
      <text:p text:style-name="Standard">2389475623897311 </text:p>
      <text:p text:style-name="Standard"/>
      <text:p text:style-name="Standard"/>
      <text:p text:style-name="Standard">Solve congruence </text:p>
      <text:p text:style-name="Standard"/>
      <text:p text:style-name="Standard"/>
      <text:p text:style-name="Standard">Next solution </text:p>
      <text:p text:style-name="Standard"/>
      <text:p text:style-name="Standard"/>
      <text:p text:style-name="Standard">245633903480094 </text:p>
      <text:p text:style-name="Standard"/>
      <text:p text:style-name="Standard"/>
      <text:p text:style-name="Standard">d </text:p>
      <text:p text:style-name="Standard"/>
      <text:p text:style-name="Standard"/>
      <text:p text:style-name="Standard">Definition </text:p>
      <text:p text:style-name="Standard"/>
      <text:p text:style-name="Standard">Note that the solution to ox = 1 (mod m) exists only when a is relatively prime to m, </text:p>
      <text:p text:style-name="Standard">since (a, m) must divide 1. When such solutions exist, there is only one incongruent solu- </text:p>
      <text:p text:style-name="Standard">tion modulo m. A solution to such a congruence is called an inverse of a modulo m, and </text:p>
      <text:p text:style-name="Standard">we write such an inverse as o'. </text:p>
      <text:p text:style-name="Standard"/>
      <text:p text:style-name="Standard"/>
      <text:p text:style-name="Standard">OxAMPLES. </text:p>
      <text:p text:style-name="Standard"/>
      <text:p text:style-name="Standard"/>
      <text:p text:style-name="Standard">• 19 is an inverse of 4 modulo 25, since x = 19 (mod 25) solves 4x = 1 (mod 25). (Verify.) </text:p>
      <text:p text:style-name="Standard">Thus, we write 4' = 19 (mod 25). </text:p>
      <text:p text:style-name="Standard"/>
      <text:p text:style-name="Standard">• A solution to 7x = 1 (mod 8) is x = 7 (mod 8). Thus, 7 is its own inverse modulo 8, or </text:p>
      <text:p text:style-name="Standard">we can write 7' = 7 (mod 8). This is easily checked, since 7 - 7' = 7- 7 = 49 =1 (mod </text:p>
      <text:p text:style-name="Standard">8 ). </text:p>
      <text:p text:style-name="Standard"/>
      <text:p text:style-name="Standard">• Now, consider the congruence 9x = 1 (mod 15). Note that 9 has no inverse modulo 15, </text:p>
      <text:p text:style-name="Standard">since 9 and 15 are not relatively prime. </text:p>
      <text:p text:style-name="Standard"/>
      <text:p text:style-name="Standard"/>
      <text:p text:style-name="Standard">1. Find all integer solutions to the following linear diophantine equations, if any exist: </text:p>
      <text:p text:style-name="Standard"><text:soft-page-break/>a. 42x + 30y = 20 </text:p>
      <text:p text:style-name="Standard"/>
      <text:p text:style-name="Standard"/>
      <text:p text:style-name="Standard">EXERCISES </text:p>
      <text:p text:style-name="Standard"/>
      <text:p text:style-name="Standard"/>
      <text:p text:style-name="Standard"/>
      <text:p text:style-name="Standard">Exercises </text:p>
      <text:p text:style-name="Standard"/>
      <text:p text:style-name="Standard"/>
      <text:p text:style-name="Standard">101 </text:p>
      <text:p text:style-name="Standard"/>
      <text:p text:style-name="Standard"/>
      <text:p text:style-name="Standard">b. </text:p>
      <text:p text:style-name="Standard"/>
      <text:p text:style-name="Standard">42x -H 30y = </text:p>
      <text:p text:style-name="Standard"/>
      <text:p text:style-name="Standard">18 </text:p>
      <text:p text:style-name="Standard"/>
      <text:p text:style-name="Standard">c. </text:p>
      <text:p text:style-name="Standard"/>
      <text:p text:style-name="Standard">252xh- 198y </text:p>
      <text:p text:style-name="Standard"/>
      <text:p text:style-name="Standard">= 90 </text:p>
      <text:p text:style-name="Standard"/>
      <text:p text:style-name="Standard">d. </text:p>
      <text:p text:style-name="Standard"/>
      <text:p text:style-name="Standard">llxH- 17y = </text:p>
      <text:p text:style-name="Standard"/>
      <text:p text:style-name="Standard">23 </text:p>
      <text:p text:style-name="Standard"/>
      <text:p text:style-name="Standard">e. </text:p>
      <text:p text:style-name="Standard"/>
      <text:p text:style-name="Standard">12x + 32y = </text:p>
      <text:p text:style-name="Standard"/>
      <text:p text:style-name="Standard">10 </text:p>
      <text:p text:style-name="Standard"/>
      <text:p text:style-name="Standard">f. </text:p>
      <text:p text:style-name="Standard"/>
      <text:p text:style-name="Standard">12x + 32y = </text:p>
      <text:p text:style-name="Standard"/>
      <text:p text:style-name="Standard">92 </text:p>
      <text:p text:style-name="Standard"/>
      <text:p text:style-name="Standard">g- </text:p>
      <text:p text:style-name="Standard"/>
      <text:p text:style-name="Standard">36x-H81y = </text:p>
      <text:p text:style-name="Standard"/>
      <text:p text:style-name="Standard">117 </text:p>
      <text:p text:style-name="Standard"/>
      <text:p text:style-name="Standard">h. </text:p>
      <text:p text:style-name="Standard"/>
      <text:p text:style-name="Standard">252xh- 198y </text:p>
      <text:p text:style-name="Standard"><text:soft-page-break/></text:p>
      <text:p text:style-name="Standard">= 414 </text:p>
      <text:p text:style-name="Standard"/>
      <text:p text:style-name="Standard"/>
      <text:p text:style-name="Standard">2 . Suppose for the apples and oranges example in this chapter that you have instead the </text:p>
      <text:p text:style-name="Standard">following amounts of money: </text:p>
      <text:p text:style-name="Standard"/>
      <text:p text:style-name="Standard">a. 2 dollars and 66 cents </text:p>
      <text:p text:style-name="Standard"/>
      <text:p text:style-name="Standard">b. 3 dollars </text:p>
      <text:p text:style-name="Standard"/>
      <text:p text:style-name="Standard">c. 7 dollars and 42 cents </text:p>
      <text:p text:style-name="Standard"/>
      <text:p text:style-name="Standard">d. 91 cents </text:p>
      <text:p text:style-name="Standard"/>
      <text:p text:style-name="Standard">Find all feasible solutions to the number of apples and oranges you should buy to exactly </text:p>
      <text:p text:style-name="Standard">exhaust your money. </text:p>
      <text:p text:style-name="Standard"/>
      <text:p text:style-name="Standard">3 . Dr. Fonebone goes to the post office to buy some 320 stamps and some 50 stamps. If </text:p>
      <text:p text:style-name="Standard">the doctor spent $3.45, how many stamps of each type could he have bought? </text:p>
      <text:p text:style-name="Standard"/>
      <text:p text:style-name="Standard">4 . Alien Commander Freenbean returns to her planet after a trip to Southeast Asia. If she </text:p>
      <text:p text:style-name="Standard">exchanges her foreign currency and receives a total of 941 gznardls, where she receives </text:p>
      <text:p text:style-name="Standard">37 gznardls for each Philippine peso and 63 gznardls for each Thai baht, how much of </text:p>
      <text:p text:style-name="Standard">each type of currency did she exchange? Are there multiple answers? </text:p>
      <text:p text:style-name="Standard"/>
      <text:p text:style-name="Standard">5 . You are at a classy restaurant with only $18.17 in your pocket, and you are starving. </text:p>
      <text:p text:style-name="Standard">Everything on the menu costs more than $20, except the following two items: bread- </text:p>
      <text:p text:style-name="Standard">sticks at $1.89 each, and large mountain oysters at $2.50 each. How much of each item </text:p>
      <text:p text:style-name="Standard">should you buy to spend all your money? </text:p>
      <text:p text:style-name="Standard"/>
      <text:p text:style-name="Standard">6. What combination(s) of quarters and dimes totals $2.95? </text:p>
      <text:p text:style-name="Standard"/>
      <text:p text:style-name="Standard">7. Write a GUI or an applet to enter the values of a, b, and c for the linear diophantine equa- </text:p>
      <text:p text:style-name="Standard">tion ax + by = c. Display a particular solution x = XQ,y = yQ in the window when the user </text:p>
      <text:p text:style-name="Standard">presses a “compute” button. Subsequent presses of the same button should produce an </text:p>
      <text:p text:style-name="Standard">alternate solution; the nth press should give the solution x = Xq + bnid, y = yo ~ anid. </text:p>
      <text:p text:style-name="Standard"/>
      <text:p text:style-name="Standard">8. Solve all of the following congruences for x, when solutions exist. If solutions do not </text:p>
      <text:p text:style-name="Standard">exist, explain why. </text:p>
      <text:p text:style-name="Standard"/>
      <text:p text:style-name="Standard">a. 6jc = 4 (mod 14) </text:p>
      <text:p text:style-name="Standard"/>
      <text:p text:style-name="Standard">b. 9x^7 (mod 15) </text:p>
      <text:p text:style-name="Standard"/>
      <text:p text:style-name="Standard">c. 9x=2\ (mod 24) </text:p>
      <text:p text:style-name="Standard"/>
      <text:p text:style-name="Standard">d. 21x^9 (mod 24) </text:p>
      <text:p text:style-name="Standard"/>
      <text:p text:style-name="Standard">e. 35x =21 (mod 56) </text:p>
      <text:p text:style-name="Standard"/>
      <text:p text:style-name="Standard">f. 8x = 7 (mod 15) </text:p>
      <text:p text:style-name="Standard"><text:soft-page-break/></text:p>
      <text:p text:style-name="Standard">g. 348975893461X = 1 (mod 9238745892364) </text:p>
      <text:p text:style-name="Standard"/>
      <text:p text:style-name="Standard"/>
      <text:p text:style-name="Standard"/>
      <text:p text:style-name="Standard">102 Chapter 4 Linear Diophantine Equations and Linear Congruences </text:p>
      <text:p text:style-name="Standard"/>
      <text:p text:style-name="Standard"/>
      <text:p text:style-name="Standard">h. 46873258738754865JC = 3 (mod 9283765872587542121751) </text:p>
      <text:p text:style-name="Standard"/>
      <text:p text:style-name="Standard">9. Find an inverse of </text:p>
      <text:p text:style-name="Standard"/>
      <text:p text:style-name="Standard">a. 10 modulo 21 </text:p>
      <text:p text:style-name="Standard"/>
      <text:p text:style-name="Standard">b. 5 modulo 8 </text:p>
      <text:p text:style-name="Standard"/>
      <text:p text:style-name="Standard">c. 6 modulo 21 </text:p>
      <text:p text:style-name="Standard"/>
      <text:p text:style-name="Standard">d. 13 modulo 30 </text:p>
      <text:p text:style-name="Standard"/>
      <text:p text:style-name="Standard">e. 13 modulo 143 </text:p>
      <text:p text:style-name="Standard"/>
      <text:p text:style-name="Standard">f. 14 modulo 15 </text:p>
      <text:p text:style-name="Standard"/>
      <text:p text:style-name="Standard">g. 33 modulo 121 </text:p>
      <text:p text:style-name="Standard"/>
      <text:p text:style-name="Standard">h. 985 modulo 2527 </text:p>
      <text:p text:style-name="Standard"/>
      <text:p text:style-name="Standard">i. 8 modulo 27 </text:p>
      <text:p text:style-name="Standard"/>
      <text:p text:style-name="Standard">j. 9 modulo 14 </text:p>
      <text:p text:style-name="Standard"/>
      <text:p text:style-name="Standard">when such an inverse exists. If it does not exist, state the reason. </text:p>
      <text:p text:style-name="Standard"/>
      <text:p text:style-name="Standard">10 . Prove proposition 18. </text:p>
      <text:p text:style-name="Standard"/>
      <text:p text:style-name="Standard">11 . Prove proposition 19. </text:p>
      <text:p text:style-name="Standard"/>
      <text:p text:style-name="Standard">12 . Prove proposition 20. </text:p>
      <text:p text:style-name="Standard"/>
      <text:p text:style-name="Standard">13 . Consider how you might solve linear diophantine equations in more than two variables; </text:p>
      <text:p text:style-name="Standard">for example, the equation </text:p>
      <text:p text:style-name="Standard"/>
      <text:p text:style-name="Standard">3x + 2y + 5z = 26 </text:p>
      <text:p text:style-name="Standard"/>
      <text:p text:style-name="Standard">has X = 5, y = 3, z= 1 as a particular solution. How might you find this particular solu- </text:p>
      <text:p text:style-name="Standard">tion? Or any other? One approach you might take is to solve the equation </text:p>
      <text:p text:style-name="Standard"/>
      <text:p text:style-name="Standard">3x + 2y + 5z = 1 </text:p>
      <text:p text:style-name="Standard"/>
      <text:p text:style-name="Standard">where (3, 2, 5) = 1, and remember that (3, 2, 5) = ((3, 2), 5). That is, you can solve </text:p>
      <text:p text:style-name="Standard"/>
      <text:p text:style-name="Standard"><text:soft-page-break/>3x + 2y = (3, 2) = 1 </text:p>
      <text:p text:style-name="Standard"/>
      <text:p text:style-name="Standard">then use these values for x and y to solve the equation in three variables using the proper </text:p>
      <text:p text:style-name="Standard">substitutions. </text:p>
      <text:p text:style-name="Standard"/>
      <text:p text:style-name="Standard">14 . What combination(s) of quarters, dimes, and nickels equals 850? </text:p>
      <text:p text:style-name="Standard"/>
      <text:p text:style-name="Standard">15 . How many ways can change be made for a dollar using </text:p>
      <text:p text:style-name="Standard"/>
      <text:p text:style-name="Standard">a. quarters and dimes? </text:p>
      <text:p text:style-name="Standard"/>
      <text:p text:style-name="Standard">b. quarters, dimes, and nickels? </text:p>
      <text:p text:style-name="Standard"/>
      <text:p text:style-name="Standard">16 . What time does a 12-hour clock read </text:p>
      <text:p text:style-name="Standard"/>
      <text:p text:style-name="Standard">a. 35 hours after 8 o’clock? </text:p>
      <text:p text:style-name="Standard"/>
      <text:p text:style-name="Standard">b. 73 hours after 5 o’clock? </text:p>
      <text:p text:style-name="Standard"/>
      <text:p text:style-name="Standard">c. 58 hours before 1 o’clock? </text:p>
      <text:p text:style-name="Standard"/>
      <text:p text:style-name="Standard"/>
      <text:p text:style-name="Standard"/>
      <text:p text:style-name="Standard">Exercises </text:p>
      <text:p text:style-name="Standard"/>
      <text:p text:style-name="Standard"/>
      <text:p text:style-name="Standard">103 </text:p>
      <text:p text:style-name="Standard"/>
      <text:p text:style-name="Standard"/>
      <text:p text:style-name="Standard">17 . A satellite orbits the earth with period p hours, where 0 &lt;p &lt; 24, and p is an integer. If </text:p>
      <text:p text:style-name="Standard">the satellite is directly overhead at 1300 (on a 24-hour clock), then 7 orhits later is again </text:p>
      <text:p text:style-name="Standard">directly overhead at 1800, what is p, the orbital period of the satellite? </text:p>
      <text:p text:style-name="Standard"/>
      <text:p text:style-name="Standard">18 . Old Faithless is a geyser in Tibet that erupts every 5 hours. If it erupted at exactly 12 </text:p>
      <text:p text:style-name="Standard">noon on lune 2, 2000, when did it next erupt at exactly 12 noon? </text:p>
      <text:p text:style-name="Standard"/>
      <text:p text:style-name="Standard">19 . The Screechids is a meteor shower through which the planet Mongo passes every 143 </text:p>
      <text:p text:style-name="Standard">of its days. Mongo passed through the Screechids on its New Year’s day in its year </text:p>
      <text:p text:style-name="Standard">10793. If the orbital period of Mongo is 299 of its days, when did Mongo next pass </text:p>
      <text:p text:style-name="Standard">through the Screechids on New Year’s day? (Mongo has no leap years, nor any other </text:p>
      <text:p text:style-name="Standard">calendar adjustments.) </text:p>
      <text:p text:style-name="Standard"/>
      <text:p text:style-name="Standard">20 . Consider now how you may solve a system of linear diophantine equations, as in the </text:p>
      <text:p text:style-name="Standard">system </text:p>
      <text:p text:style-name="Standard"/>
      <text:p text:style-name="Standard">3x+3y + 2z= 11 </text:p>
      <text:p text:style-name="Standard">5x H-y H- 3z = 10 </text:p>
      <text:p text:style-name="Standard"/>
      <text:p text:style-name="Standard">which has as a particular solution x= \,y = 2,z = 1. Explain how such a solution (or </text:p>
      <text:p text:style-name="Standard">any other particular solution) could be found. Does this system have infinitely many </text:p>
      <text:p text:style-name="Standard">solutions? </text:p>
      <text:p text:style-name="Standard"/>
      <text:p text:style-name="Standard"><text:soft-page-break/>21 . Solve the following system of linear diophantine equations. </text:p>
      <text:p text:style-name="Standard"/>
      <text:p text:style-name="Standard">3x + y + lz = 14 </text:p>
      <text:p text:style-name="Standard">Ax+3z + z=l2 </text:p>
      <text:p text:style-name="Standard"/>
      <text:p text:style-name="Standard">22. Solve the following system of linear diophantine equations. </text:p>
      <text:p text:style-name="Standard"/>
      <text:p text:style-name="Standard">3x + y + lz = 14 </text:p>
      <text:p text:style-name="Standard">Ax+3z + z=l2 </text:p>
      <text:p text:style-name="Standard">2x + 5z + z = 10 </text:p>
      <text:p text:style-name="Standard"/>
      <text:p text:style-name="Standard">23. Solve the following system of linear diophantine equations. </text:p>
      <text:p text:style-name="Standard"/>
      <text:p text:style-name="Standard">3x + y + lz = 14 </text:p>
      <text:p text:style-name="Standard">4x + 3z + z = 12 </text:p>
      <text:p text:style-name="Standard">2x + 5z + z = 9 </text:p>
      <text:p text:style-name="Standard"/>
      <text:p text:style-name="Standard"/>
      <text:p text:style-name="Standard"/>
      <text:p text:style-name="Standard"/>
      <text:p text:style-name="Standard">CHAPTER 5 </text:p>
      <text:p text:style-name="Standard"/>
      <text:p text:style-name="Standard"/>
      <text:p text:style-name="Standard">Linear Ciphers </text:p>
      <text:p text:style-name="Standard"/>
      <text:p text:style-name="Standard"/>
      <text:p text:style-name="Standard">The earliest cryptosystems were simple character substitution ciphers; that is, ciphers </text:p>
      <text:p text:style-name="Standard">which mapped individual characters to characters. These were the predecessors of </text:p>
      <text:p text:style-name="Standard">stream ciphers. Stream ciphers may encipher characters, or they may encipher quantities as </text:p>
      <text:p text:style-name="Standard">small as a single bit. What characterizes most modern stream ciphers is that the encipher- </text:p>
      <text:p text:style-name="Standard">ing transformation enciphers quantities differently based on their position in the stream. </text:p>
      <text:p text:style-name="Standard">The cipher that follows actually does not fit this definition, since its enciphering transfor- </text:p>
      <text:p text:style-name="Standard">mation always maps any particular character to the same character. </text:p>
      <text:p text:style-name="Standard"/>
      <text:p text:style-name="Standard"/>
      <text:p text:style-name="Standard">5.1 THE CAESAR CIPHER </text:p>
      <text:p text:style-name="Standard"/>
      <text:p text:style-name="Standard">The earliest known cipher is the Caesar cipher. This cipher simply replaces each letter in the </text:p>
      <text:p text:style-name="Standard">plaintext with the letter three characters down. That is, if we are using the alphabet A thru </text:p>
      <text:p text:style-name="Standard">Z, A is replaced with D, B is replaced with E, and so on, with the substitution wrapping </text:p>
      <text:p text:style-name="Standard">around for letters near the end of the alphabet. (See Chapter 1 , “A History of Cryptography.”) </text:p>
      <text:p text:style-name="Standard">For convenience, each letter-number pair of the ordinary alphabet is shown in Table 5.1. </text:p>
      <text:p text:style-name="Standard">We can represent the enciphering transformation as </text:p>
      <text:p text:style-name="Standard"/>
      <text:p text:style-name="Standard">C ^ P H- 3 (mod 26) 0 &lt; C &lt; 26 </text:p>
      <text:p text:style-name="Standard"/>
      <text:p text:style-name="Standard">where C represents the ciphertext character, and P represents the plaintext character. To </text:p>
      <text:p text:style-name="Standard">decipher, it is obvious that we solve the above congruence for P to get </text:p>
      <text:p text:style-name="Standard"/>
      <text:p text:style-name="Standard">P ^ C - 3 (mod 26) 0 &lt; P &lt; 26. </text:p>
      <text:p text:style-name="Standard"/>
      <text:p text:style-name="Standard"/>
      <text:p text:style-name="Standard"><text:soft-page-break/>ABCDEFGHI J KLMNOPQRSTUVWXYZ </text:p>
      <text:p text:style-name="Standard">0 1 2 3 4 5 6 7 8 9 10 11 12 13 14 15 16 17 18 19 20 21 22 23 24 25 </text:p>
      <text:p text:style-name="Standard"/>
      <text:p text:style-name="Standard"/>
      <text:p text:style-name="Standard">TABLE 5.1 </text:p>
      <text:p text:style-name="Standard"/>
      <text:p text:style-name="Standard"/>
      <text:p text:style-name="Standard">105 </text:p>
      <text:p text:style-name="Standard"/>
      <text:p text:style-name="Standard"/>
      <text:p text:style-name="Standard">1 06 Chapter 5 </text:p>
      <text:p text:style-name="Standard"/>
      <text:p text:style-name="Standard"/>
      <text:p text:style-name="Standard">Linear Ciphers </text:p>
      <text:p text:style-name="Standard"/>
      <text:p text:style-name="Standard"/>
      <text:p text:style-name="Standard">In general, if we use an alphabet of size n, the enciphering transformation of a shift cipher </text:p>
      <text:p text:style-name="Standard">is </text:p>
      <text:p text:style-name="Standard"/>
      <text:p text:style-name="Standard"/>
      <text:p text:style-name="Standard">C = P + 5 (mod n) 0 &lt; C &lt; n. </text:p>
      <text:p text:style-name="Standard">We allow the shift s to be any number between 1 and n — 1. </text:p>
      <text:p text:style-name="Standard"/>
      <text:p text:style-name="Standard"/>
      <text:p text:style-name="Standard">I£xAMPLE. Encipher the message </text:p>
      <text:p text:style-name="Standard"/>
      <text:p text:style-name="Standard">THIS MESSAGE IS TOP SECRET </text:p>
      <text:p text:style-name="Standard"/>
      <text:p text:style-name="Standard">using the ordinary alphabet and a Caesar cipher with a shift of 3. When each letter is con- </text:p>
      <text:p text:style-name="Standard">verted to a number, and we group into blocks of length 5, we get </text:p>
      <text:p text:style-name="Standard"/>
      <text:p text:style-name="Standard">19 7 8 18 12 4 18 18 0 6 4 8 18 19 14 15 18 4 2 17 4 19. </text:p>
      <text:p text:style-name="Standard"/>
      <text:p text:style-name="Standard">(Here, we group the items in blocks for readability.) After applying the enciphering trans- </text:p>
      <text:p text:style-name="Standard">formation, each number becomes </text:p>
      <text:p text:style-name="Standard"/>
      <text:p text:style-name="Standard">22 10 11 21 15 7 21 21 3 9 7 11 21 22 17 18 21 7 5 20 7 22 </text:p>
      <text:p text:style-name="Standard"/>
      <text:p text:style-name="Standard">and the ciphertext message is sent as </text:p>
      <text:p text:style-name="Standard"/>
      <text:p text:style-name="Standard">WKLVP HWDI HLVWR SVHEU HW. </text:p>
      <text:p text:style-name="Standard"/>
      <text:p text:style-name="Standard">Hopefully you can see that by shifting each of the ciphertext letters back three letters; that </text:p>
      <text:p text:style-name="Standard">is, by applying the deciphering transformation </text:p>
      <text:p text:style-name="Standard"/>
      <text:p text:style-name="Standard">P ^ C - 3 (mod 26), </text:p>
      <text:p text:style-name="Standard"/>
      <text:p text:style-name="Standard"/>
      <text:p text:style-name="Standard">a </text:p>
      <text:p text:style-name="Standard"/>
      <text:p text:style-name="Standard"/>
      <text:p text:style-name="Standard">the plaintext is regained. </text:p>
      <text:p text:style-name="Standard"><text:soft-page-break/></text:p>
      <text:p text:style-name="Standard"/>
      <text:p text:style-name="Standard">When writing programs to encipher/decipher, we will rarely use the ordinary alphabet. </text:p>
      <text:p text:style-name="Standard">Computers already have a character-number association, since everything must be stored </text:p>
      <text:p text:style-name="Standard">as a binary number inside a digital computer. There are various character representation </text:p>
      <text:p text:style-name="Standard">schemes out there; most notable are ASCII, and EBCDIC. Java uses a character mapping </text:p>
      <text:p text:style-name="Standard">called Unicode; programs using Java over the Internet usually encode characters in Unicode. </text:p>
      <text:p text:style-name="Standard">The following is a partial listing of the Unicode sequence (the first 255 characters happen </text:p>
      <text:p text:style-name="Standard">to be the same characters as in the ASCII sequence). The characters and their associated num- </text:p>
      <text:p text:style-name="Standard">ber code are listed. The first 32 characters (0 through 31) are nonprintable characters, and </text:p>
      <text:p text:style-name="Standard">character #32 is the space. Thus, they are not shown here. (See Table 5.2.) </text:p>
      <text:p text:style-name="Standard"/>
      <text:p text:style-name="Standard">We will call the previous character-number association the “ASCII alphabet.” In general, </text:p>
      <text:p text:style-name="Standard">however, we will regard a message as merely an array of bytes, and will not concern our- </text:p>
      <text:p text:style-name="Standard">selves with what the bytes represent. </text:p>
      <text:p text:style-name="Standard"/>
      <text:p text:style-name="Standard">Java Algorithm. To see the character encoding used by your system, the following </text:p>
      <text:p text:style-name="Standard">Java program will help. </text:p>
      <text:p text:style-name="Standard"/>
      <text:p text:style-name="Standard"/>
      <text:p text:style-name="Standard">5.1 The Caesar Cipher 107 </text:p>
      <text:p text:style-name="Standard"/>
      <text:p text:style-name="Standard"/>
      <text:p text:style-name="Standard">TABLE 5.2 </text:p>
      <text:p text:style-name="Standard">Partial </text:p>
      <text:p text:style-name="Standard"/>
      <text:p text:style-name="Standard">ASCII-Unicode </text:p>
      <text:p text:style-name="Standard"/>
      <text:p text:style-name="Standard">Table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3 ! </text:p>
      <text:p text:style-name="Standard"/>
      <text:p text:style-name="Standard">34 " </text:p>
      <text:p text:style-name="Standard"/>
      <text:p text:style-name="Standard">35# </text:p>
      <text:p text:style-name="Standard"/>
      <text:p text:style-name="Standard">36$ </text:p>
      <text:p text:style-name="Standard"/>
      <text:p text:style-name="Standard">37% </text:p>
      <text:p text:style-name="Standard"/>
      <text:p text:style-name="Standard">38 &amp; </text:p>
      <text:p text:style-name="Standard"/>
      <text:p text:style-name="Standard">39 ' </text:p>
      <text:p text:style-name="Standard"><text:soft-page-break/></text:p>
      <text:p text:style-name="Standard">40 ( </text:p>
      <text:p text:style-name="Standard"/>
      <text:p text:style-name="Standard">41 ) </text:p>
      <text:p text:style-name="Standard"/>
      <text:p text:style-name="Standard">42* </text:p>
      <text:p text:style-name="Standard"/>
      <text:p text:style-name="Standard">43 + </text:p>
      <text:p text:style-name="Standard"/>
      <text:p text:style-name="Standard">44 , </text:p>
      <text:p text:style-name="Standard"/>
      <text:p text:style-name="Standard">45 - </text:p>
      <text:p text:style-name="Standard"/>
      <text:p text:style-name="Standard">46 . </text:p>
      <text:p text:style-name="Standard"/>
      <text:p text:style-name="Standard">47/ </text:p>
      <text:p text:style-name="Standard"/>
      <text:p text:style-name="Standard">48 0 </text:p>
      <text:p text:style-name="Standard"/>
      <text:p text:style-name="Standard">49 1 </text:p>
      <text:p text:style-name="Standard"/>
      <text:p text:style-name="Standard">50 2 </text:p>
      <text:p text:style-name="Standard"/>
      <text:p text:style-name="Standard">51 3 </text:p>
      <text:p text:style-name="Standard"/>
      <text:p text:style-name="Standard">52 4 </text:p>
      <text:p text:style-name="Standard"/>
      <text:p text:style-name="Standard">53 5 </text:p>
      <text:p text:style-name="Standard"/>
      <text:p text:style-name="Standard">54 6 </text:p>
      <text:p text:style-name="Standard"/>
      <text:p text:style-name="Standard">55 7 </text:p>
      <text:p text:style-name="Standard"/>
      <text:p text:style-name="Standard">56 8 </text:p>
      <text:p text:style-name="Standard"/>
      <text:p text:style-name="Standard">57 9 </text:p>
      <text:p text:style-name="Standard"/>
      <text:p text:style-name="Standard">58 : </text:p>
      <text:p text:style-name="Standard"/>
      <text:p text:style-name="Standard">59 ; </text:p>
      <text:p text:style-name="Standard"/>
      <text:p text:style-name="Standard">60 &lt; </text:p>
      <text:p text:style-name="Standard"/>
      <text:p text:style-name="Standard">61 = </text:p>
      <text:p text:style-name="Standard"/>
      <text:p text:style-name="Standard">62 &gt; </text:p>
      <text:p text:style-name="Standard"/>
      <text:p text:style-name="Standard">63 ? </text:p>
      <text:p text:style-name="Standard"/>
      <text:p text:style-name="Standard">64 @ </text:p>
      <text:p text:style-name="Standard"/>
      <text:p text:style-name="Standard">65 A </text:p>
      <text:p text:style-name="Standard"><text:soft-page-break/></text:p>
      <text:p text:style-name="Standard">66 B </text:p>
      <text:p text:style-name="Standard"/>
      <text:p text:style-name="Standard">67 C </text:p>
      <text:p text:style-name="Standard"/>
      <text:p text:style-name="Standard">68 D </text:p>
      <text:p text:style-name="Standard"/>
      <text:p text:style-name="Standard">69 E </text:p>
      <text:p text:style-name="Standard"/>
      <text:p text:style-name="Standard">70 F </text:p>
      <text:p text:style-name="Standard"/>
      <text:p text:style-name="Standard">71 G </text:p>
      <text:p text:style-name="Standard"/>
      <text:p text:style-name="Standard">72 H </text:p>
      <text:p text:style-name="Standard"/>
      <text:p text:style-name="Standard">73 1 </text:p>
      <text:p text:style-name="Standard"/>
      <text:p text:style-name="Standard">74 J </text:p>
      <text:p text:style-name="Standard"/>
      <text:p text:style-name="Standard">75 K </text:p>
      <text:p text:style-name="Standard"/>
      <text:p text:style-name="Standard">76 L </text:p>
      <text:p text:style-name="Standard"/>
      <text:p text:style-name="Standard">77 M </text:p>
      <text:p text:style-name="Standard"/>
      <text:p text:style-name="Standard">78 N </text:p>
      <text:p text:style-name="Standard"/>
      <text:p text:style-name="Standard">79 0 </text:p>
      <text:p text:style-name="Standard"/>
      <text:p text:style-name="Standard">80 P </text:p>
      <text:p text:style-name="Standard"/>
      <text:p text:style-name="Standard">81 Q </text:p>
      <text:p text:style-name="Standard"/>
      <text:p text:style-name="Standard">82 R </text:p>
      <text:p text:style-name="Standard"/>
      <text:p text:style-name="Standard">83 S </text:p>
      <text:p text:style-name="Standard"/>
      <text:p text:style-name="Standard">84 T </text:p>
      <text:p text:style-name="Standard"/>
      <text:p text:style-name="Standard">85 U </text:p>
      <text:p text:style-name="Standard"/>
      <text:p text:style-name="Standard">86 V </text:p>
      <text:p text:style-name="Standard"/>
      <text:p text:style-name="Standard">87 W </text:p>
      <text:p text:style-name="Standard"/>
      <text:p text:style-name="Standard">88 X </text:p>
      <text:p text:style-name="Standard"/>
      <text:p text:style-name="Standard">89 Y </text:p>
      <text:p text:style-name="Standard"/>
      <text:p text:style-name="Standard">90 Z </text:p>
      <text:p text:style-name="Standard"/>
      <text:p text:style-name="Standard">91 [ </text:p>
      <text:p text:style-name="Standard"><text:soft-page-break/></text:p>
      <text:p text:style-name="Standard">92 \ </text:p>
      <text:p text:style-name="Standard"/>
      <text:p text:style-name="Standard">93] </text:p>
      <text:p text:style-name="Standard"/>
      <text:p text:style-name="Standard">94^ </text:p>
      <text:p text:style-name="Standard"/>
      <text:p text:style-name="Standard">95 _ </text:p>
      <text:p text:style-name="Standard"/>
      <text:p text:style-name="Standard">96' </text:p>
      <text:p text:style-name="Standard"/>
      <text:p text:style-name="Standard">97 a </text:p>
      <text:p text:style-name="Standard"/>
      <text:p text:style-name="Standard">98 b </text:p>
      <text:p text:style-name="Standard"/>
      <text:p text:style-name="Standard">99 c </text:p>
      <text:p text:style-name="Standard"/>
      <text:p text:style-name="Standard">100 d </text:p>
      <text:p text:style-name="Standard"/>
      <text:p text:style-name="Standard">101 e </text:p>
      <text:p text:style-name="Standard"/>
      <text:p text:style-name="Standard">102 f </text:p>
      <text:p text:style-name="Standard"/>
      <text:p text:style-name="Standard">103 g </text:p>
      <text:p text:style-name="Standard"/>
      <text:p text:style-name="Standard">104 h </text:p>
      <text:p text:style-name="Standard"/>
      <text:p text:style-name="Standard">105 i </text:p>
      <text:p text:style-name="Standard"/>
      <text:p text:style-name="Standard">106j </text:p>
      <text:p text:style-name="Standard"/>
      <text:p text:style-name="Standard">107 k </text:p>
      <text:p text:style-name="Standard"/>
      <text:p text:style-name="Standard">108 1 </text:p>
      <text:p text:style-name="Standard"/>
      <text:p text:style-name="Standard">109 m </text:p>
      <text:p text:style-name="Standard"/>
      <text:p text:style-name="Standard">110 n </text:p>
      <text:p text:style-name="Standard"/>
      <text:p text:style-name="Standard">111 0 </text:p>
      <text:p text:style-name="Standard"/>
      <text:p text:style-name="Standard">112 p </text:p>
      <text:p text:style-name="Standard"/>
      <text:p text:style-name="Standard">113 q </text:p>
      <text:p text:style-name="Standard"/>
      <text:p text:style-name="Standard">114 r </text:p>
      <text:p text:style-name="Standard"/>
      <text:p text:style-name="Standard">115s </text:p>
      <text:p text:style-name="Standard"/>
      <text:p text:style-name="Standard">116t </text:p>
      <text:p text:style-name="Standard"/>
      <text:p text:style-name="Standard">117 u </text:p>
      <text:p text:style-name="Standard"><text:soft-page-break/></text:p>
      <text:p text:style-name="Standard">118 V </text:p>
      <text:p text:style-name="Standard"/>
      <text:p text:style-name="Standard">119 w </text:p>
      <text:p text:style-name="Standard"/>
      <text:p text:style-name="Standard">120 X </text:p>
      <text:p text:style-name="Standard"/>
      <text:p text:style-name="Standard">121 y </text:p>
      <text:p text:style-name="Standard"/>
      <text:p text:style-name="Standard">122 z </text:p>
      <text:p text:style-name="Standard"/>
      <text:p text:style-name="Standard">123 { </text:p>
      <text:p text:style-name="Standard"/>
      <text:p text:style-name="Standard">124 I </text:p>
      <text:p text:style-name="Standard"/>
      <text:p text:style-name="Standard">125 } </text:p>
      <text:p text:style-name="Standard"/>
      <text:p text:style-name="Standard">126 ~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blic class DisplayCharacterSet { </text:p>
      <text:p text:style-name="Standard"/>
      <text:p text:style-name="Standard">public static void main (String [ ] args) { </text:p>
      <text:p text:style-name="Standard"/>
      <text:p text:style-name="Standard">for (int i=33;i&lt;256;i++) System. out .print (i+" "+ (char ) i+" \t-"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>Here is the output of the program when I ran it: </text:p>
      <text:p text:style-name="Standard"/>
      <text:p text:style-name="Standard"/>
      <text:p text:style-name="Standard">-33 ! </text:p>
      <text:p text:style-name="Standard"/>
      <text:p text:style-name="Standard">-34 " </text:p>
      <text:p text:style-name="Standard"/>
      <text:p text:style-name="Standard">-35 # </text:p>
      <text:p text:style-name="Standard"/>
      <text:p text:style-name="Standard">-36 $ </text:p>
      <text:p text:style-name="Standard"/>
      <text:p text:style-name="Standard">-37 % </text:p>
      <text:p text:style-name="Standard"/>
      <text:p text:style-name="Standard">-38 &amp; </text:p>
      <text:p text:style-name="Standard"/>
      <text:p text:style-name="Standard"><text:soft-page-break/>-39 ■ </text:p>
      <text:p text:style-name="Standard"/>
      <text:p text:style-name="Standard">-40 ( </text:p>
      <text:p text:style-name="Standard"/>
      <text:p text:style-name="Standard">-41 } </text:p>
      <text:p text:style-name="Standard"/>
      <text:p text:style-name="Standard">-42 * </text:p>
      <text:p text:style-name="Standard"/>
      <text:p text:style-name="Standard">-43 + </text:p>
      <text:p text:style-name="Standard"/>
      <text:p text:style-name="Standard">-44 , </text:p>
      <text:p text:style-name="Standard"/>
      <text:p text:style-name="Standard">-45 - </text:p>
      <text:p text:style-name="Standard"/>
      <text:p text:style-name="Standard">-46 . </text:p>
      <text:p text:style-name="Standard"/>
      <text:p text:style-name="Standard">-47 / </text:p>
      <text:p text:style-name="Standard"/>
      <text:p text:style-name="Standard">-48 0 </text:p>
      <text:p text:style-name="Standard"/>
      <text:p text:style-name="Standard">-49 1 </text:p>
      <text:p text:style-name="Standard"/>
      <text:p text:style-name="Standard">-50 2 </text:p>
      <text:p text:style-name="Standard"/>
      <text:p text:style-name="Standard">-51 3 </text:p>
      <text:p text:style-name="Standard"/>
      <text:p text:style-name="Standard">-52 4 </text:p>
      <text:p text:style-name="Standard"/>
      <text:p text:style-name="Standard">-53 5 </text:p>
      <text:p text:style-name="Standard"/>
      <text:p text:style-name="Standard">-54 6 </text:p>
      <text:p text:style-name="Standard"/>
      <text:p text:style-name="Standard">-55 7 </text:p>
      <text:p text:style-name="Standard"/>
      <text:p text:style-name="Standard">-56 8 </text:p>
      <text:p text:style-name="Standard"/>
      <text:p text:style-name="Standard">-57 9 </text:p>
      <text:p text:style-name="Standard"/>
      <text:p text:style-name="Standard">-58 ; </text:p>
      <text:p text:style-name="Standard"/>
      <text:p text:style-name="Standard">-59 ; </text:p>
      <text:p text:style-name="Standard"/>
      <text:p text:style-name="Standard">-60 &lt; </text:p>
      <text:p text:style-name="Standard"/>
      <text:p text:style-name="Standard">-61 = </text:p>
      <text:p text:style-name="Standard"/>
      <text:p text:style-name="Standard">-62 &gt; </text:p>
      <text:p text:style-name="Standard"/>
      <text:p text:style-name="Standard">-63 ? </text:p>
      <text:p text:style-name="Standard"/>
      <text:p text:style-name="Standard">-64 @ </text:p>
      <text:p text:style-name="Standard"/>
      <text:p text:style-name="Standard"><text:soft-page-break/>-65 A </text:p>
      <text:p text:style-name="Standard"/>
      <text:p text:style-name="Standard">-66 B </text:p>
      <text:p text:style-name="Standard"/>
      <text:p text:style-name="Standard">-67 C </text:p>
      <text:p text:style-name="Standard"/>
      <text:p text:style-name="Standard">-68 D </text:p>
      <text:p text:style-name="Standard"/>
      <text:p text:style-name="Standard">-69 E </text:p>
      <text:p text:style-name="Standard"/>
      <text:p text:style-name="Standard">-70 F </text:p>
      <text:p text:style-name="Standard"/>
      <text:p text:style-name="Standard">-71 G </text:p>
      <text:p text:style-name="Standard"/>
      <text:p text:style-name="Standard">-72 H </text:p>
      <text:p text:style-name="Standard"/>
      <text:p text:style-name="Standard">-73 I </text:p>
      <text:p text:style-name="Standard"/>
      <text:p text:style-name="Standard">-74 J </text:p>
      <text:p text:style-name="Standard"/>
      <text:p text:style-name="Standard">-75 K </text:p>
      <text:p text:style-name="Standard"/>
      <text:p text:style-name="Standard">-76 L </text:p>
      <text:p text:style-name="Standard"/>
      <text:p text:style-name="Standard">-77 M </text:p>
      <text:p text:style-name="Standard"/>
      <text:p text:style-name="Standard">-78 N </text:p>
      <text:p text:style-name="Standard"/>
      <text:p text:style-name="Standard">-79 0 </text:p>
      <text:p text:style-name="Standard"/>
      <text:p text:style-name="Standard">-80 P </text:p>
      <text:p text:style-name="Standard"/>
      <text:p text:style-name="Standard">-81 Q </text:p>
      <text:p text:style-name="Standard"/>
      <text:p text:style-name="Standard">-82 R </text:p>
      <text:p text:style-name="Standard"/>
      <text:p text:style-name="Standard">-83 S </text:p>
      <text:p text:style-name="Standard"/>
      <text:p text:style-name="Standard">-84 T </text:p>
      <text:p text:style-name="Standard"/>
      <text:p text:style-name="Standard">-85 U </text:p>
      <text:p text:style-name="Standard"/>
      <text:p text:style-name="Standard">-86 V </text:p>
      <text:p text:style-name="Standard"/>
      <text:p text:style-name="Standard">-87 W </text:p>
      <text:p text:style-name="Standard"/>
      <text:p text:style-name="Standard">-88 X </text:p>
      <text:p text:style-name="Standard"/>
      <text:p text:style-name="Standard">-89 Y </text:p>
      <text:p text:style-name="Standard"/>
      <text:p text:style-name="Standard">-90 Z </text:p>
      <text:p text:style-name="Standard"/>
      <text:p text:style-name="Standard"><text:soft-page-break/>-91 [ </text:p>
      <text:p text:style-name="Standard"/>
      <text:p text:style-name="Standard">-92 \ </text:p>
      <text:p text:style-name="Standard"/>
      <text:p text:style-name="Standard">-93 ] </text:p>
      <text:p text:style-name="Standard"/>
      <text:p text:style-name="Standard">-94 </text:p>
      <text:p text:style-name="Standard"/>
      <text:p text:style-name="Standard">-95 </text:p>
      <text:p text:style-name="Standard"/>
      <text:p text:style-name="Standard">-96 ' </text:p>
      <text:p text:style-name="Standard"/>
      <text:p text:style-name="Standard">-97 a </text:p>
      <text:p text:style-name="Standard"/>
      <text:p text:style-name="Standard">-98 b </text:p>
      <text:p text:style-name="Standard"/>
      <text:p text:style-name="Standard">-99 c </text:p>
      <text:p text:style-name="Standard"/>
      <text:p text:style-name="Standard">-100 d </text:p>
      <text:p text:style-name="Standard"/>
      <text:p text:style-name="Standard">-101 e </text:p>
      <text:p text:style-name="Standard"/>
      <text:p text:style-name="Standard">-102 f </text:p>
      <text:p text:style-name="Standard"/>
      <text:p text:style-name="Standard">-103 g </text:p>
      <text:p text:style-name="Standard"/>
      <text:p text:style-name="Standard">-104 h </text:p>
      <text:p text:style-name="Standard"/>
      <text:p text:style-name="Standard">-105 i </text:p>
      <text:p text:style-name="Standard"/>
      <text:p text:style-name="Standard">-106 j </text:p>
      <text:p text:style-name="Standard"/>
      <text:p text:style-name="Standard">-107 k </text:p>
      <text:p text:style-name="Standard"/>
      <text:p text:style-name="Standard">-108 1 </text:p>
      <text:p text:style-name="Standard"/>
      <text:p text:style-name="Standard">-109 m </text:p>
      <text:p text:style-name="Standard"/>
      <text:p text:style-name="Standard">-110 n </text:p>
      <text:p text:style-name="Standard"/>
      <text:p text:style-name="Standard">-111 o </text:p>
      <text:p text:style-name="Standard"/>
      <text:p text:style-name="Standard">-112 p </text:p>
      <text:p text:style-name="Standard"/>
      <text:p text:style-name="Standard">-113 q </text:p>
      <text:p text:style-name="Standard"/>
      <text:p text:style-name="Standard">-114 r </text:p>
      <text:p text:style-name="Standard"/>
      <text:p text:style-name="Standard">-115 s </text:p>
      <text:p text:style-name="Standard"/>
      <text:p text:style-name="Standard">-116 t </text:p>
      <text:p text:style-name="Standard"/>
      <text:p text:style-name="Standard"><text:soft-page-break/>-117 u </text:p>
      <text:p text:style-name="Standard"/>
      <text:p text:style-name="Standard">-118 V </text:p>
      <text:p text:style-name="Standard"/>
      <text:p text:style-name="Standard">-119 w </text:p>
      <text:p text:style-name="Standard"/>
      <text:p text:style-name="Standard">-120 X </text:p>
      <text:p text:style-name="Standard"/>
      <text:p text:style-name="Standard">-121 y </text:p>
      <text:p text:style-name="Standard"/>
      <text:p text:style-name="Standard">-122 z </text:p>
      <text:p text:style-name="Standard"/>
      <text:p text:style-name="Standard">-123 { </text:p>
      <text:p text:style-name="Standard"/>
      <text:p text:style-name="Standard">-124 1 </text:p>
      <text:p text:style-name="Standard"/>
      <text:p text:style-name="Standard">-125 } </text:p>
      <text:p text:style-name="Standard"/>
      <text:p text:style-name="Standard">-126 ~ </text:p>
      <text:p text:style-name="Standard"/>
      <text:p text:style-name="Standard">-127 a </text:p>
      <text:p text:style-name="Standard"/>
      <text:p text:style-name="Standard">-128 ? </text:p>
      <text:p text:style-name="Standard"/>
      <text:p text:style-name="Standard">-129 ? </text:p>
      <text:p text:style-name="Standard"/>
      <text:p text:style-name="Standard">-130 ? </text:p>
      <text:p text:style-name="Standard"/>
      <text:p text:style-name="Standard">-131 ? </text:p>
      <text:p text:style-name="Standard"/>
      <text:p text:style-name="Standard">-132 ? </text:p>
      <text:p text:style-name="Standard"/>
      <text:p text:style-name="Standard">-133 ? </text:p>
      <text:p text:style-name="Standard"/>
      <text:p text:style-name="Standard">-134 ? </text:p>
      <text:p text:style-name="Standard"/>
      <text:p text:style-name="Standard">-135 ? </text:p>
      <text:p text:style-name="Standard"/>
      <text:p text:style-name="Standard">-136 ? </text:p>
      <text:p text:style-name="Standard"/>
      <text:p text:style-name="Standard">-137 ? </text:p>
      <text:p text:style-name="Standard"/>
      <text:p text:style-name="Standard">-138 ? </text:p>
      <text:p text:style-name="Standard"/>
      <text:p text:style-name="Standard">-139 ? </text:p>
      <text:p text:style-name="Standard"/>
      <text:p text:style-name="Standard">-140 ? </text:p>
      <text:p text:style-name="Standard"/>
      <text:p text:style-name="Standard">-141 ? </text:p>
      <text:p text:style-name="Standard"/>
      <text:p text:style-name="Standard">-142 ? </text:p>
      <text:p text:style-name="Standard"/>
      <text:p text:style-name="Standard"><text:soft-page-break/></text:p>
      <text:p text:style-name="Standard"/>
      <text:p text:style-name="Standard"/>
      <text:p text:style-name="Standard">108 Chapters Linear Ciphers </text:p>
      <text:p text:style-name="Standard"/>
      <text:p text:style-name="Standard"/>
      <text:p text:style-name="Standard">-143 </text:p>
      <text:p text:style-name="Standard"/>
      <text:p text:style-name="Standard"/>
      <text:p text:style-name="Standard">-144 </text:p>
      <text:p text:style-name="Standard"/>
      <text:p text:style-name="Standard">? </text:p>
      <text:p text:style-name="Standard"/>
      <text:p text:style-name="Standard">-145 </text:p>
      <text:p text:style-name="Standard"/>
      <text:p text:style-name="Standard">■p </text:p>
      <text:p text:style-name="Standard"/>
      <text:p text:style-name="Standard">-146 ? </text:p>
      <text:p text:style-name="Standard"/>
      <text:p text:style-name="Standard">-153 </text:p>
      <text:p text:style-name="Standard"/>
      <text:p text:style-name="Standard">? </text:p>
      <text:p text:style-name="Standard"/>
      <text:p text:style-name="Standard">-154 </text:p>
      <text:p text:style-name="Standard"/>
      <text:p text:style-name="Standard">? </text:p>
      <text:p text:style-name="Standard"/>
      <text:p text:style-name="Standard">-155 </text:p>
      <text:p text:style-name="Standard"/>
      <text:p text:style-name="Standard">■p </text:p>
      <text:p text:style-name="Standard"/>
      <text:p text:style-name="Standard">-156 ? </text:p>
      <text:p text:style-name="Standard"/>
      <text:p text:style-name="Standard">-163 </text:p>
      <text:p text:style-name="Standard"/>
      <text:p text:style-name="Standard">u </text:p>
      <text:p text:style-name="Standard"/>
      <text:p text:style-name="Standard">-164 </text:p>
      <text:p text:style-name="Standard"/>
      <text:p text:style-name="Standard">n </text:p>
      <text:p text:style-name="Standard"/>
      <text:p text:style-name="Standard">-165 </text:p>
      <text:p text:style-name="Standard"/>
      <text:p text:style-name="Standard">N </text:p>
      <text:p text:style-name="Standard"/>
      <text:p text:style-name="Standard">-166 ^ </text:p>
      <text:p text:style-name="Standard"/>
      <text:p text:style-name="Standard">-173 </text:p>
      <text:p text:style-name="Standard"/>
      <text:p text:style-name="Standard">i </text:p>
      <text:p text:style-name="Standard"/>
      <text:p text:style-name="Standard">-174 </text:p>
      <text:p text:style-name="Standard"><text:soft-page-break/></text:p>
      <text:p text:style-name="Standard">« </text:p>
      <text:p text:style-name="Standard"/>
      <text:p text:style-name="Standard">-175 </text:p>
      <text:p text:style-name="Standard"/>
      <text:p text:style-name="Standard">» </text:p>
      <text:p text:style-name="Standard"/>
      <text:p text:style-name="Standard">-176 1 </text:p>
      <text:p text:style-name="Standard"/>
      <text:p text:style-name="Standard">-183 </text:p>
      <text:p text:style-name="Standard"/>
      <text:p text:style-name="Standard">I </text:p>
      <text:p text:style-name="Standard"/>
      <text:p text:style-name="Standard">-184 </text:p>
      <text:p text:style-name="Standard"/>
      <text:p text:style-name="Standard">I </text:p>
      <text:p text:style-name="Standard"/>
      <text:p text:style-name="Standard">-185 </text:p>
      <text:p text:style-name="Standard"/>
      <text:p text:style-name="Standard">11 </text:p>
      <text:p text:style-name="Standard"/>
      <text:p text:style-name="Standard">-186 II </text:p>
      <text:p text:style-name="Standard"/>
      <text:p text:style-name="Standard"/>
      <text:p text:style-name="Standard">-193 </text:p>
      <text:p text:style-name="Standard"/>
      <text:p text:style-name="Standard">_L </text:p>
      <text:p text:style-name="Standard"/>
      <text:p text:style-name="Standard">-194 </text:p>
      <text:p text:style-name="Standard"/>
      <text:p text:style-name="Standard">“T </text:p>
      <text:p text:style-name="Standard"/>
      <text:p text:style-name="Standard">-195 </text:p>
      <text:p text:style-name="Standard"/>
      <text:p text:style-name="Standard">h -196 </text:p>
      <text:p text:style-name="Standard"/>
      <text:p text:style-name="Standard">-203 </text:p>
      <text:p text:style-name="Standard"/>
      <text:p text:style-name="Standard">T </text:p>
      <text:p text:style-name="Standard"/>
      <text:p text:style-name="Standard">-204 </text:p>
      <text:p text:style-name="Standard"/>
      <text:p text:style-name="Standard">11 </text:p>
      <text:p text:style-name="Standard"/>
      <text:p text:style-name="Standard">-205 = </text:p>
      <text:p text:style-name="Standard"/>
      <text:p text:style-name="Standard">-206 1 </text:p>
      <text:p text:style-name="Standard"/>
      <text:p text:style-name="Standard">-213 </text:p>
      <text:p text:style-name="Standard"/>
      <text:p text:style-name="Standard">r </text:p>
      <text:p text:style-name="Standard"/>
      <text:p text:style-name="Standard"><text:soft-page-break/>-214 </text:p>
      <text:p text:style-name="Standard"/>
      <text:p text:style-name="Standard">fr </text:p>
      <text:p text:style-name="Standard"/>
      <text:p text:style-name="Standard">-215 1 </text:p>
      <text:p text:style-name="Standard"/>
      <text:p text:style-name="Standard">-216 =(= </text:p>
      <text:p text:style-name="Standard"/>
      <text:p text:style-name="Standard">-223 </text:p>
      <text:p text:style-name="Standard"/>
      <text:p text:style-name="Standard">m </text:p>
      <text:p text:style-name="Standard"/>
      <text:p text:style-name="Standard">-224 </text:p>
      <text:p text:style-name="Standard"/>
      <text:p text:style-name="Standard">a </text:p>
      <text:p text:style-name="Standard"/>
      <text:p text:style-name="Standard">-225 5 </text:p>
      <text:p text:style-name="Standard"/>
      <text:p text:style-name="Standard">-226 r </text:p>
      <text:p text:style-name="Standard"/>
      <text:p text:style-name="Standard">-233 </text:p>
      <text:p text:style-name="Standard"/>
      <text:p text:style-name="Standard">® </text:p>
      <text:p text:style-name="Standard"/>
      <text:p text:style-name="Standard">-234 </text:p>
      <text:p text:style-name="Standard"/>
      <text:p text:style-name="Standard">Q </text:p>
      <text:p text:style-name="Standard"/>
      <text:p text:style-name="Standard">-235 S </text:p>
      <text:p text:style-name="Standard"/>
      <text:p text:style-name="Standard">-236 CO </text:p>
      <text:p text:style-name="Standard"/>
      <text:p text:style-name="Standard">-243 </text:p>
      <text:p text:style-name="Standard"/>
      <text:p text:style-name="Standard"/>
      <text:p text:style-name="Standard">-244 </text:p>
      <text:p text:style-name="Standard"/>
      <text:p text:style-name="Standard">f </text:p>
      <text:p text:style-name="Standard"/>
      <text:p text:style-name="Standard">-245 J </text:p>
      <text:p text:style-name="Standard"/>
      <text:p text:style-name="Standard">-246 ^ </text:p>
      <text:p text:style-name="Standard"/>
      <text:p text:style-name="Standard">-253 </text:p>
      <text:p text:style-name="Standard"/>
      <text:p text:style-name="Standard">2 </text:p>
      <text:p text:style-name="Standard"/>
      <text:p text:style-name="Standard">-254 </text:p>
      <text:p text:style-name="Standard"/>
      <text:p text:style-name="Standard">■ </text:p>
      <text:p text:style-name="Standard"/>
      <text:p text:style-name="Standard">-255 </text:p>
      <text:p text:style-name="Standard"><text:soft-page-break/></text:p>
      <text:p text:style-name="Standard">_ </text:p>
      <text:p text:style-name="Standard"/>
      <text:p text:style-name="Standard"/>
      <text:p text:style-name="Standard">-147 </text:p>
      <text:p text:style-name="Standard"/>
      <text:p text:style-name="Standard">■p </text:p>
      <text:p text:style-name="Standard"/>
      <text:p text:style-name="Standard">-148 </text:p>
      <text:p text:style-name="Standard"/>
      <text:p text:style-name="Standard">p </text:p>
      <text:p text:style-name="Standard"/>
      <text:p text:style-name="Standard">-149 ? </text:p>
      <text:p text:style-name="Standard"/>
      <text:p text:style-name="Standard">-150 ? -151 ? </text:p>
      <text:p text:style-name="Standard"/>
      <text:p text:style-name="Standard">-152 ? </text:p>
      <text:p text:style-name="Standard"/>
      <text:p text:style-name="Standard">-157 </text:p>
      <text:p text:style-name="Standard"/>
      <text:p text:style-name="Standard">■p </text:p>
      <text:p text:style-name="Standard"/>
      <text:p text:style-name="Standard">-158 </text:p>
      <text:p text:style-name="Standard"/>
      <text:p text:style-name="Standard">p </text:p>
      <text:p text:style-name="Standard"/>
      <text:p text:style-name="Standard">-159 ? </text:p>
      <text:p text:style-name="Standard"/>
      <text:p text:style-name="Standard">-160 a -161 i </text:p>
      <text:p text:style-name="Standard"/>
      <text:p text:style-name="Standard">-162 6 </text:p>
      <text:p text:style-name="Standard"/>
      <text:p text:style-name="Standard">-167 </text:p>
      <text:p text:style-name="Standard"/>
      <text:p text:style-name="Standard">■&gt; </text:p>
      <text:p text:style-name="Standard"/>
      <text:p text:style-name="Standard">-168 </text:p>
      <text:p text:style-name="Standard"/>
      <text:p text:style-name="Standard">6 </text:p>
      <text:p text:style-name="Standard"/>
      <text:p text:style-name="Standard">-169 </text:p>
      <text:p text:style-name="Standard"/>
      <text:p text:style-name="Standard">-170 -171 </text:p>
      <text:p text:style-name="Standard"/>
      <text:p text:style-name="Standard">-172 k </text:p>
      <text:p text:style-name="Standard"/>
      <text:p text:style-name="Standard">-177 </text:p>
      <text:p text:style-name="Standard"/>
      <text:p text:style-name="Standard">1 </text:p>
      <text:p text:style-name="Standard"/>
      <text:p text:style-name="Standard">-178 </text:p>
      <text:p text:style-name="Standard"/>
      <text:p text:style-name="Standard"><text:soft-page-break/>1 </text:p>
      <text:p text:style-name="Standard"/>
      <text:p text:style-name="Standard">-179 1 </text:p>
      <text:p text:style-name="Standard"/>
      <text:p text:style-name="Standard">1 </text:p>
      <text:p text:style-name="Standard"/>
      <text:p text:style-name="Standard">M </text:p>
      <text:p text:style-name="Standard"/>
      <text:p text:style-name="Standard">CO </text:p>
      <text:p text:style-name="Standard"/>
      <text:p text:style-name="Standard">O </text:p>
      <text:p text:style-name="Standard"/>
      <text:p text:style-name="Standard">CO </text:p>
      <text:p text:style-name="Standard"/>
      <text:p text:style-name="Standard">1-1 </text:p>
      <text:p text:style-name="Standard"/>
      <text:p text:style-name="Standard">_u_ </text:p>
      <text:p text:style-name="Standard"/>
      <text:p text:style-name="Standard">-182 1 </text:p>
      <text:p text:style-name="Standard"/>
      <text:p text:style-name="Standard">-187 </text:p>
      <text:p text:style-name="Standard"/>
      <text:p text:style-name="Standard">n </text:p>
      <text:p text:style-name="Standard"/>
      <text:p text:style-name="Standard">-188 </text:p>
      <text:p text:style-name="Standard"/>
      <text:p text:style-name="Standard">J </text:p>
      <text:p text:style-name="Standard"/>
      <text:p text:style-name="Standard">-189 -11 </text:p>
      <text:p text:style-name="Standard"/>
      <text:p text:style-name="Standard">-190 J -191 n </text:p>
      <text:p text:style-name="Standard"/>
      <text:p text:style-name="Standard">-192 ^ </text:p>
      <text:p text:style-name="Standard"/>
      <text:p text:style-name="Standard">- -197 </text:p>
      <text:p text:style-name="Standard"/>
      <text:p text:style-name="Standard">+ </text:p>
      <text:p text:style-name="Standard"/>
      <text:p text:style-name="Standard">198 </text:p>
      <text:p text:style-name="Standard"/>
      <text:p text:style-name="Standard">[= -199 </text:p>
      <text:p text:style-name="Standard"/>
      <text:p text:style-name="Standard">||- -200 It -201 </text:p>
      <text:p text:style-name="Standard"/>
      <text:p text:style-name="Standard">If -202 </text:p>
      <text:p text:style-name="Standard"/>
      <text:p text:style-name="Standard">-207 </text:p>
      <text:p text:style-name="Standard"/>
      <text:p text:style-name="Standard">± </text:p>
      <text:p text:style-name="Standard"/>
      <text:p text:style-name="Standard">-208 </text:p>
      <text:p text:style-name="Standard"/>
      <text:p text:style-name="Standard"><text:soft-page-break/>JL </text:p>
      <text:p text:style-name="Standard"/>
      <text:p text:style-name="Standard">-209 =r </text:p>
      <text:p text:style-name="Standard"/>
      <text:p text:style-name="Standard">-210 I,- -211 It </text:p>
      <text:p text:style-name="Standard"/>
      <text:p text:style-name="Standard">-212 t </text:p>
      <text:p text:style-name="Standard"/>
      <text:p text:style-name="Standard">-217 </text:p>
      <text:p text:style-name="Standard"/>
      <text:p text:style-name="Standard">J </text:p>
      <text:p text:style-name="Standard"/>
      <text:p text:style-name="Standard">-218 </text:p>
      <text:p text:style-name="Standard"/>
      <text:p text:style-name="Standard">r </text:p>
      <text:p text:style-name="Standard"/>
      <text:p text:style-name="Standard">-219 1 </text:p>
      <text:p text:style-name="Standard"/>
      <text:p text:style-name="Standard">-220 B -221 1 </text:p>
      <text:p text:style-name="Standard"/>
      <text:p text:style-name="Standard">-222 1 </text:p>
      <text:p text:style-name="Standard"/>
      <text:p text:style-name="Standard">-227 </text:p>
      <text:p text:style-name="Standard"/>
      <text:p text:style-name="Standard">n </text:p>
      <text:p text:style-name="Standard"/>
      <text:p text:style-name="Standard">-228 </text:p>
      <text:p text:style-name="Standard"/>
      <text:p text:style-name="Standard">s </text:p>
      <text:p text:style-name="Standard"/>
      <text:p text:style-name="Standard">-229 a </text:p>
      <text:p text:style-name="Standard"/>
      <text:p text:style-name="Standard">-230 VI -231 T </text:p>
      <text:p text:style-name="Standard"/>
      <text:p text:style-name="Standard">-232 4) </text:p>
      <text:p text:style-name="Standard"/>
      <text:p text:style-name="Standard">-237 </text:p>
      <text:p text:style-name="Standard"/>
      <text:p text:style-name="Standard">9 </text:p>
      <text:p text:style-name="Standard"/>
      <text:p text:style-name="Standard">-238 </text:p>
      <text:p text:style-name="Standard"/>
      <text:p text:style-name="Standard">e </text:p>
      <text:p text:style-name="Standard"/>
      <text:p text:style-name="Standard">-239 n </text:p>
      <text:p text:style-name="Standard"/>
      <text:p text:style-name="Standard">-240 = -241 ± </text:p>
      <text:p text:style-name="Standard"/>
      <text:p text:style-name="Standard">-242 £ </text:p>
      <text:p text:style-name="Standard"/>
      <text:p text:style-name="Standard">-247 </text:p>
      <text:p text:style-name="Standard"/>
      <text:p text:style-name="Standard"><text:soft-page-break/>25 </text:p>
      <text:p text:style-name="Standard"/>
      <text:p text:style-name="Standard">-248 </text:p>
      <text:p text:style-name="Standard"/>
      <text:p text:style-name="Standard"/>
      <text:p text:style-name="Standard">-249 • </text:p>
      <text:p text:style-name="Standard"/>
      <text:p text:style-name="Standard">-250 • -251 f </text:p>
      <text:p text:style-name="Standard"/>
      <text:p text:style-name="Standard">-252 " </text:p>
      <text:p text:style-name="Standard"/>
      <text:p text:style-name="Standard"/>
      <text:p text:style-name="Standard"/>
      <text:p text:style-name="Standard">Java Algorithm. Writing a program to encipher and decipher using shift transforma- </text:p>
      <text:p text:style-name="Standard">tions is very easy. In our Java programs, we will map hytes to hytes. The following is a pro- </text:p>
      <text:p text:style-name="Standard">gram to encipher with shift transformations in Java. The modulus, however, is now 256. </text:p>
      <text:p text:style-name="Standard">This is because the numeric range of a single byte is 0 through 255. </text:p>
      <text:p text:style-name="Standard"/>
      <text:p text:style-name="Standard">I have written an applet called TestCaesarCipherApplet which shows how the Caesar </text:p>
      <text:p text:style-name="Standard">cipher operates. It can be found on, and run from, the book’s website. Two pictures are </text:p>
      <text:p text:style-name="Standard">shown in Figures 5.1 and 5.2. </text:p>
      <text:p text:style-name="Standard"/>
      <text:p text:style-name="Standard"/>
      <text:p text:style-name="Standard">FIGURE 5.1 </text:p>
      <text:p text:style-name="Standard"/>
      <text:p text:style-name="Standard"/>
      <text:p text:style-name="Standard"/>
      <text:p text:style-name="Standard"/>
      <text:p text:style-name="Standard"/>
      <text:p text:style-name="Standard">5.1 The Caesar Cipher 109 </text:p>
      <text:p text:style-name="Standard"/>
      <text:p text:style-name="Standard"/>
      <text:p text:style-name="Standard">FIGURE 5.2 </text:p>
      <text:p text:style-name="Standard"/>
      <text:p text:style-name="Standard"/>
      <text:p text:style-name="Standard">C:\Docunients and Settings\Administiator\My Docunen(s\java\. </text:p>
      <text:p text:style-name="Standard"/>
      <text:p text:style-name="Standard"/>
      <text:p text:style-name="Standard">^xj </text:p>
      <text:p text:style-name="Standard"/>
      <text:p text:style-name="Standard"/>
      <text:p text:style-name="Standard">File Edit View Favorites Tools Hel ”!|Addressj| </text:p>
      <text:p text:style-name="Standard"/>
      <text:p text:style-name="Standard">13! </text:p>
      <text:p text:style-name="Standard"/>
      <text:p text:style-name="Standard">Caesat Cipher Demonstration </text:p>
      <text:p text:style-name="Standard"/>
      <text:p text:style-name="Standard">Plaintext </text:p>
      <text:p text:style-name="Standard"/>
      <text:p text:style-name="Standard"/>
      <text:p text:style-name="Standard">3 </text:p>
      <text:p text:style-name="Standard"/>
      <text:p text:style-name="Standard"><text:soft-page-break/>1 </text:p>
      <text:p text:style-name="Standard"/>
      <text:p text:style-name="Standard">Ciphertext </text:p>
      <text:p text:style-name="Standard"/>
      <text:p text:style-name="Standard"/>
      <text:p text:style-name="Standard">d </text:p>
      <text:p text:style-name="Standard"/>
      <text:p text:style-name="Standard">|Wk.h#prqvwhuvttiutptlwkhl}LG $ </text:p>
      <text:p text:style-name="Standard"/>
      <text:p text:style-name="Standard">Shift value (0-255): </text:p>
      <text:p text:style-name="Standard"/>
      <text:p text:style-name="Standard">|5 </text:p>
      <text:p text:style-name="Standard"/>
      <text:p text:style-name="Standard">i ....SfflE - : </text:p>
      <text:p text:style-name="Standard"/>
      <text:p text:style-name="Standard">Decipher </text:p>
      <text:p text:style-name="Standard"/>
      <text:p text:style-name="Standard"/>
      <text:p text:style-name="Standard"/>
      <text:p text:style-name="Standard">The code for this applet follows: </text:p>
      <text:p text:style-name="Standard"/>
      <text:p text:style-name="Standard">import j ava . math . * ; </text:p>
      <text:p text:style-name="Standard">import java. applet ; </text:p>
      <text:p text:style-name="Standard">import j ava . awt . * ; </text:p>
      <text:p text:style-name="Standard">import j ava . awt . event . * ; </text:p>
      <text:p text:style-name="Standard"/>
      <text:p text:style-name="Standard">public class TestCaesarCipherApplet extends Applet implements ActionListener { </text:p>
      <text:p text:style-name="Standard"/>
      <text:p text:style-name="Standard">int shift=0; </text:p>
      <text:p text:style-name="Standard"/>
      <text:p text:style-name="Standard">bytel] msgArray=null ; </text:p>
      <text:p text:style-name="Standard"/>
      <text:p text:style-name="Standard">byte [ ] encmsgArray=null ; </text:p>
      <text:p text:style-name="Standard"/>
      <text:p text:style-name="Standard">Label titleLabel=new Label ( "Caesar Cipher Demonstration"); </text:p>
      <text:p text:style-name="Standard"/>
      <text:p text:style-name="Standard">Label Labell=new Label ( "Plaintext" ) ; </text:p>
      <text:p text:style-name="Standard"/>
      <text:p text:style-name="Standard">TextField msg=new TextField(40) ; </text:p>
      <text:p text:style-name="Standard"/>
      <text:p text:style-name="Standard">Label Label2=new Label ( "Ciphertext" ) ; </text:p>
      <text:p text:style-name="Standard"/>
      <text:p text:style-name="Standard">TextField encmsg=new TextField ( 40 ) ; </text:p>
      <text:p text:style-name="Standard"/>
      <text:p text:style-name="Standard">Label shiftLabel=new Label ("Shift value (0-255):"); </text:p>
      <text:p text:style-name="Standard"/>
      <text:p text:style-name="Standard">TextField entryShiftValue=new TextField (40 ) ; </text:p>
      <text:p text:style-name="Standard"/>
      <text:p text:style-name="Standard">Button encipherButton=new Button ( "Encipher ") ; </text:p>
      <text:p text:style-name="Standard"/>
      <text:p text:style-name="Standard">Button decipherButton=new Button ( "Decipher ") ; </text:p>
      <text:p text:style-name="Standard"/>
      <text:p text:style-name="Standard"><text:soft-page-break/>public void init ( ) { </text:p>
      <text:p text:style-name="Standard"/>
      <text:p text:style-name="Standard">setLayout (new GridLayout (9,1)); </text:p>
      <text:p text:style-name="Standard"/>
      <text:p text:style-name="Standard">add(titleLabel) ; </text:p>
      <text:p text:style-name="Standard"/>
      <text:p text:style-name="Standard">add (Label 1) ; </text:p>
      <text:p text:style-name="Standard"/>
      <text:p text:style-name="Standard">add (msg) ; </text:p>
      <text:p text:style-name="Standard"/>
      <text:p text:style-name="Standard">add (Labe 12 ) ; </text:p>
      <text:p text:style-name="Standard"/>
      <text:p text:style-name="Standard">add(encmsg) ; </text:p>
      <text:p text:style-name="Standard"/>
      <text:p text:style-name="Standard">encmsg.setEditable( false) ; </text:p>
      <text:p text:style-name="Standard">add (shift Label) ; </text:p>
      <text:p text:style-name="Standard"/>
      <text:p text:style-name="Standard"/>
      <text:p text:style-name="Standard"/>
      <text:p text:style-name="Standard"/>
      <text:p text:style-name="Standard"/>
      <text:p text:style-name="Standard">110 Chapters </text:p>
      <text:p text:style-name="Standard"/>
      <text:p text:style-name="Standard"/>
      <text:p text:style-name="Standard">Linear Ciphers </text:p>
      <text:p text:style-name="Standard"/>
      <text:p text:style-name="Standard"/>
      <text:p text:style-name="Standard">add(entryShiftValue) ; </text:p>
      <text:p text:style-name="Standard">add(encipherButton) ; </text:p>
      <text:p text:style-name="Standard"/>
      <text:p text:style-name="Standard">encipherButton . addActionListener ( this ) ; </text:p>
      <text:p text:style-name="Standard">add(decipherButton) ; </text:p>
      <text:p text:style-name="Standard"/>
      <text:p text:style-name="Standard">decipherButton. addActionListener ( this ) ; </text:p>
      <text:p text:style-name="Standard">decipherButton. setEnabled ( false) ; </text:p>
      <text:p text:style-name="Standard"/>
      <text:p text:style-name="Standard">} </text:p>
      <text:p text:style-name="Standard"/>
      <text:p text:style-name="Standard">public void actionPerformed(ActionEvent e) { </text:p>
      <text:p text:style-name="Standard">if (e .getSource ( ) ==encipherButton) { </text:p>
      <text:p text:style-name="Standard">try { </text:p>
      <text:p text:style-name="Standard"/>
      <text:p text:style-name="Standard">shift=lnteger.parselnt (entryShiftValue.getText ( ) ) ; </text:p>
      <text:p text:style-name="Standard"/>
      <text:p text:style-name="Standard">} catch (NumberEormatException nfe) { </text:p>
      <text:p text:style-name="Standard">shift=0; </text:p>
      <text:p text:style-name="Standard"/>
      <text:p text:style-name="Standard">} </text:p>
      <text:p text:style-name="Standard"/>
      <text:p text:style-name="Standard">msgArraY=msg . getText ( ) . getBytes ( ) ; </text:p>
      <text:p text:style-name="Standard">encmsgArray=caesarEncipher (msgArray, shift) ; </text:p>
      <text:p text:style-name="Standard">encmsg. setText (new String (encmsgArray) ) ; </text:p>
      <text:p text:style-name="Standard"><text:soft-page-break/>msg . setText { " " ) ; </text:p>
      <text:p text:style-name="Standard"/>
      <text:p text:style-name="Standard">encipherButton . setEnabled ( false ) ; </text:p>
      <text:p text:style-name="Standard">decipherButton. setEnabled (true) ; </text:p>
      <text:p text:style-name="Standard"/>
      <text:p text:style-name="Standard">} else if (e . getSource 0 ==decipherButton) { </text:p>
      <text:p text:style-name="Standard">msgArray=caesarDecipher (encmsgArray, shift) ; </text:p>
      <text:p text:style-name="Standard">msg. setText (new String (msgArray) ) ; </text:p>
      <text:p text:style-name="Standard">encmsg . setText ( " " ) ; </text:p>
      <text:p text:style-name="Standard">decipherButton . setEnabled ( false ) ; </text:p>
      <text:p text:style-name="Standard">encipherButton. setEnabled (true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/The enciphering method. </text:p>
      <text:p text:style-name="Standard"/>
      <text:p text:style-name="Standard">private static byte[] caesarEncipher (byte [ ] message, int shift) { </text:p>
      <text:p text:style-name="Standard">byte [ ] m2=new byte [message . length] ; </text:p>
      <text:p text:style-name="Standard">for (int i=0 ; i&lt;message . length; i++ ) { </text:p>
      <text:p text:style-name="Standard"/>
      <text:p text:style-name="Standard">m2 [i] = (byte) ( (message [i] +shift) %256) ; </text:p>
      <text:p text:style-name="Standard"/>
      <text:p text:style-name="Standard">} </text:p>
      <text:p text:style-name="Standard"/>
      <text:p text:style-name="Standard">return m2 ; </text:p>
      <text:p text:style-name="Standard"/>
      <text:p text:style-name="Standard">} </text:p>
      <text:p text:style-name="Standard"/>
      <text:p text:style-name="Standard">//The deciphering method. </text:p>
      <text:p text:style-name="Standard"/>
      <text:p text:style-name="Standard">private static byte[] caesarDecipher (byte [ ] message, int shift) { </text:p>
      <text:p text:style-name="Standard">byte[] m2=new byte [message . length] ; </text:p>
      <text:p text:style-name="Standard">for (int i=0 ; i&lt;message . length; i++ ) { </text:p>
      <text:p text:style-name="Standard"/>
      <text:p text:style-name="Standard">m2 [i] = (byte) ( (message [i] + (256-shift) ) %256) ; </text:p>
      <text:p text:style-name="Standard"/>
      <text:p text:style-name="Standard">} </text:p>
      <text:p text:style-name="Standard"/>
      <text:p text:style-name="Standard">return m2 ;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5.3 Affine Transformation Ciphers 111 </text:p>
      <text:p text:style-name="Standard"/>
      <text:p text:style-name="Standard"/>
      <text:p text:style-name="Standard">Note that in this program, the Biginteger class (or the Int class) is not used. This is </text:p>
      <text:p text:style-name="Standard">because it isn’t necessary to use large integers when we are only shifting a single byte up </text:p>
      <text:p text:style-name="Standard"><text:soft-page-break/>or down by a maximum of 255. Regular Java ints work just fine. In the program, the user </text:p>
      <text:p text:style-name="Standard">enters a shift value, and then the plaintext. It enciphers this as an array of bytes, and then </text:p>
      <text:p text:style-name="Standard">converts the enciphered byte array back to a string and displays the ciphertext. Next it </text:p>
      <text:p text:style-name="Standard">reverses the process and recovers the plaintext. </text:p>
      <text:p text:style-name="Standard"/>
      <text:p text:style-name="Standard">Note also that the message need not be text. Any type of data can be enciphered and </text:p>
      <text:p text:style-name="Standard">deciphered, as long as it is first converted into an array of bytes. </text:p>
      <text:p text:style-name="Standard"/>
      <text:p text:style-name="Standard"/>
      <text:p text:style-name="Standard">5.2 WEAKNESSES OF THE CAESAR CIPHER </text:p>
      <text:p text:style-name="Standard"/>
      <text:p text:style-name="Standard">The Caesar Cipher is a secret key cryptosystem; that is, revealing the enciphering key makes </text:p>
      <text:p text:style-name="Standard">decryption simple. In the Caesar cipher, the shift value is the enciphering key. Anyone know- </text:p>
      <text:p text:style-name="Standard">ing it can immediately decrypt, so it must be protected from unauthorized persons. </text:p>
      <text:p text:style-name="Standard"/>
      <text:p text:style-name="Standard">Ciphertext Only Attack. Whenever a cryptosystem can be broken by examining </text:p>
      <text:p text:style-name="Standard">only the ciphertext, we call this a ciphertext only attack. As discussed previously, frequency </text:p>
      <text:p text:style-name="Standard">analysis of the ciphertext can be used to break the Caesar cipher. Any cipher vulnerable to </text:p>
      <text:p text:style-name="Standard">ciphertext only attack is considered completely insecure and should never be used. </text:p>
      <text:p text:style-name="Standard"/>
      <text:p text:style-name="Standard">Exhaustive Key Search. There is yet another method for breaking the Caesar cipher: </text:p>
      <text:p text:style-name="Standard">simply try all the possible keys ! After all, there are only 25 viable keys in the ordinary alpha- </text:p>
      <text:p text:style-name="Standard">bet, and only 255 useful keys in the ASCII alphabet! This kind of attack is called an exhaus- </text:p>
      <text:p text:style-name="Standard">tive search. An exhaustive search is rarely effective against all but the simplest of </text:p>
      <text:p text:style-name="Standard">cryptosystems. </text:p>
      <text:p text:style-name="Standard"/>
      <text:p text:style-name="Standard">Seeing that the Caesar cipher is so vulnerable, we endeavor to develop stronger cryp- </text:p>
      <text:p text:style-name="Standard">tosystems. </text:p>
      <text:p text:style-name="Standard"/>
      <text:p text:style-name="Standard">5.3 AFFINE TRANSFORMATION CIPHERS </text:p>
      <text:p text:style-name="Standard"/>
      <text:p text:style-name="Standard">After the Caesar cipher, the simplest type of enciphering transformation is the affine trans- </text:p>
      <text:p text:style-name="Standard">formation, which multiplies each plaintext value by another number and then adds a shift. </text:p>
      <text:p text:style-name="Standard">This may be represented by the congruence </text:p>
      <text:p text:style-name="Standard"/>
      <text:p text:style-name="Standard">C = mP + b (mod n) </text:p>
      <text:p text:style-name="Standard"/>
      <text:p text:style-name="Standard">where n is the size of the alphabet. The multiplier m in the above congruence must be rel- </text:p>
      <text:p text:style-name="Standard">atively prime to n, otherwise decryption is not possible. For in order to decrypt, we must solve </text:p>
      <text:p text:style-name="Standard">the above congruence for P. A unique solution exists only if an inverse of m modulo n </text:p>
      <text:p text:style-name="Standard">(denoted m') exists, which further only exists when (m, n) = 1. The inverse m' of m mod- </text:p>
      <text:p text:style-name="Standard">ulo n is easily obtained by using the extended Euclidean algorithm, and hence we have the </text:p>
      <text:p text:style-name="Standard">deciphering transformation </text:p>
      <text:p text:style-name="Standard"/>
      <text:p text:style-name="Standard"/>
      <text:p text:style-name="Standard">P = m'(C — b) (mod n). </text:p>
      <text:p text:style-name="Standard"/>
      <text:p text:style-name="Standard"/>
      <text:p text:style-name="Standard">112 Chapter 5 Linear Ciphers </text:p>
      <text:p text:style-name="Standard"/>
      <text:p text:style-name="Standard">_MxAMPLE. Encipher </text:p>
      <text:p text:style-name="Standard">WAH LOST </text:p>
      <text:p text:style-name="Standard"><text:soft-page-break/></text:p>
      <text:p text:style-name="Standard">using an affine transformation with the ordinary alphabet. Use 7 as the multiplier, and 10 </text:p>
      <text:p text:style-name="Standard">as the shift. Then recover the plaintext. The ordinary alphabet associations are shown in </text:p>
      <text:p text:style-name="Standard">Table 5.3; </text:p>
      <text:p text:style-name="Standard"/>
      <text:p text:style-name="Standard"/>
      <text:p text:style-name="Standard">ABC </text:p>
      <text:p text:style-name="Standard"/>
      <text:p text:style-name="Standard">D </text:p>
      <text:p text:style-name="Standard"/>
      <text:p text:style-name="Standard">E </text:p>
      <text:p text:style-name="Standard"/>
      <text:p text:style-name="Standard">F </text:p>
      <text:p text:style-name="Standard"/>
      <text:p text:style-name="Standard">G </text:p>
      <text:p text:style-name="Standard"/>
      <text:p text:style-name="Standard">H I </text:p>
      <text:p text:style-name="Standard"/>
      <text:p text:style-name="Standard">1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M </text:p>
      <text:p text:style-name="Standard"/>
      <text:p text:style-name="Standard">N </text:p>
      <text:p text:style-name="Standard"/>
      <text:p text:style-name="Standard">O </text:p>
      <text:p text:style-name="Standard"/>
      <text:p text:style-name="Standard">P </text:p>
      <text:p text:style-name="Standard"/>
      <text:p text:style-name="Standard">Q </text:p>
      <text:p text:style-name="Standard"/>
      <text:p text:style-name="Standard">R </text:p>
      <text:p text:style-name="Standard"/>
      <text:p text:style-name="Standard">S </text:p>
      <text:p text:style-name="Standard"/>
      <text:p text:style-name="Standard">T </text:p>
      <text:p text:style-name="Standard"/>
      <text:p text:style-name="Standard">U </text:p>
      <text:p text:style-name="Standard"/>
      <text:p text:style-name="Standard">V </text:p>
      <text:p text:style-name="Standard"/>
      <text:p text:style-name="Standard">W </text:p>
      <text:p text:style-name="Standard"/>
      <text:p text:style-name="Standard">X </text:p>
      <text:p text:style-name="Standard"/>
      <text:p text:style-name="Standard">Y </text:p>
      <text:p text:style-name="Standard"/>
      <text:p text:style-name="Standard">Z </text:p>
      <text:p text:style-name="Standard"/>
      <text:p text:style-name="Standard"><text:soft-page-break/>0 1 2 </text:p>
      <text:p text:style-name="Standard"/>
      <text:p text:style-name="Standard">3 </text:p>
      <text:p text:style-name="Standard"/>
      <text:p text:style-name="Standard">4 </text:p>
      <text:p text:style-name="Standard"/>
      <text:p text:style-name="Standard">5 </text:p>
      <text:p text:style-name="Standard"/>
      <text:p text:style-name="Standard">6 </text:p>
      <text:p text:style-name="Standard"/>
      <text:p text:style-name="Standard">7 8 </text:p>
      <text:p text:style-name="Standard"/>
      <text:p text:style-name="Standard">9 </text:p>
      <text:p text:style-name="Standard"/>
      <text:p text:style-name="Standard">10 </text:p>
      <text:p text:style-name="Standard"/>
      <text:p text:style-name="Standard">11 </text:p>
      <text:p text:style-name="Standard"/>
      <text:p text:style-name="Standard">12 </text:p>
      <text:p text:style-name="Standard"/>
      <text:p text:style-name="Standard">13 </text:p>
      <text:p text:style-name="Standard"/>
      <text:p text:style-name="Standard">14 </text:p>
      <text:p text:style-name="Standard"/>
      <text:p text:style-name="Standard">15 </text:p>
      <text:p text:style-name="Standard"/>
      <text:p text:style-name="Standard">16 </text:p>
      <text:p text:style-name="Standard"/>
      <text:p text:style-name="Standard">17 </text:p>
      <text:p text:style-name="Standard"/>
      <text:p text:style-name="Standard">18 </text:p>
      <text:p text:style-name="Standard"/>
      <text:p text:style-name="Standard">19 </text:p>
      <text:p text:style-name="Standard"/>
      <text:p text:style-name="Standard">20 </text:p>
      <text:p text:style-name="Standard"/>
      <text:p text:style-name="Standard">21 </text:p>
      <text:p text:style-name="Standard"/>
      <text:p text:style-name="Standard">22 </text:p>
      <text:p text:style-name="Standard"/>
      <text:p text:style-name="Standard">23 </text:p>
      <text:p text:style-name="Standard"/>
      <text:p text:style-name="Standard">24 </text:p>
      <text:p text:style-name="Standard"/>
      <text:p text:style-name="Standard">25 </text:p>
      <text:p text:style-name="Standard"/>
      <text:p text:style-name="Standard">TABLE 5.3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plaintext message, when the letters are converted to their numerical equivalents, </text:p>
      <text:p text:style-name="Standard">yields </text:p>
      <text:p text:style-name="Standard"/>
      <text:p text:style-name="Standard">22 0 17 11 14 18 19 </text:p>
      <text:p text:style-name="Standard"/>
      <text:p text:style-name="Standard">We then compute the following congruences: </text:p>
      <text:p text:style-name="Standard"/>
      <text:p text:style-name="Standard">C = 7P + 10 ^ 7 • 22 + 10 ^ 8 (mod 26) </text:p>
      <text:p text:style-name="Standard"/>
      <text:p text:style-name="Standard">C ^ 7P + 10 ^ 7 • 0 + 10 ^ 10 (mod 26) </text:p>
      <text:p text:style-name="Standard"/>
      <text:p text:style-name="Standard">C ^ 7P + 10 ^ 7 • 17 + 10 ^ 25 (mod 26) </text:p>
      <text:p text:style-name="Standard"/>
      <text:p text:style-name="Standard">C = 7P + 10 ^ 7 • 11 + 10 ^ 9 (mod 26) </text:p>
      <text:p text:style-name="Standard"/>
      <text:p text:style-name="Standard">C = 7P + 10 ^ 7 • 14 + 10 ^ 4 (mod 26) </text:p>
      <text:p text:style-name="Standard"/>
      <text:p text:style-name="Standard">C = 7P + 10 ^ 7 • 18 + 10 ^ 6 (mod 26) </text:p>
      <text:p text:style-name="Standard"/>
      <text:p text:style-name="Standard">C ^ 7P + 10 ^ 7 • 19 + 10 ^ 13 (mod 26) </text:p>
      <text:p text:style-name="Standard"/>
      <text:p text:style-name="Standard">The results of these calculations produce the ciphertext (in numbers) </text:p>
      <text:p text:style-name="Standard"/>
      <text:p text:style-name="Standard">8 10 25 9 4 6 13 </text:p>
      <text:p text:style-name="Standard">or, the corresponding letters, </text:p>
      <text:p text:style-name="Standard"/>
      <text:p text:style-name="Standard">IKZJE GN </text:p>
      <text:p text:style-name="Standard"/>
      <text:p text:style-name="Standard">To recover the plaintext, we must solve the congruence </text:p>
      <text:p text:style-name="Standard"/>
      <text:p text:style-name="Standard">C = 7P + 10 (mod 26) </text:p>
      <text:p text:style-name="Standard"/>
      <text:p text:style-name="Standard">for P. Since 7 is relatively prime to 26, an inverse of it exists modulo 26, and it can be found </text:p>
      <text:p text:style-name="Standard"><text:soft-page-break/>solving the congruence </text:p>
      <text:p text:style-name="Standard"/>
      <text:p text:style-name="Standard">7x = 1 (mod 26) </text:p>
      <text:p text:style-name="Standard"/>
      <text:p text:style-name="Standard">for X. Quick calculations using the extended Euclidean algorithm yield </text:p>
      <text:p text:style-name="Standard"/>
      <text:p text:style-name="Standard"/>
      <text:p text:style-name="Standard">X = 15 (mod 26). </text:p>
      <text:p text:style-name="Standard"/>
      <text:p text:style-name="Standard"/>
      <text:p text:style-name="Standard">5.4 Weaknesses of Affine Transformation Ciphers 113 </text:p>
      <text:p text:style-name="Standard"/>
      <text:p text:style-name="Standard"/>
      <text:p text:style-name="Standard">This value for x is an inverse of 7 modulo 26, and this is easily verified: </text:p>
      <text:p text:style-name="Standard"/>
      <text:p text:style-name="Standard">7x = 7(15) = 105 ^ 1 (mod 26). </text:p>
      <text:p text:style-name="Standard"/>
      <text:p text:style-name="Standard">Thus, to recover the plaintext from the ciphertext, we crank it through the deciphering </text:p>
      <text:p text:style-name="Standard">transformations: </text:p>
      <text:p text:style-name="Standard"/>
      <text:p text:style-name="Standard">C ^ 15P - 10 ^ 15 • (8 - 10) ^ 15 • -2 = 22 (mod 26) </text:p>
      <text:p text:style-name="Standard"/>
      <text:p text:style-name="Standard">C ^ 15P - 10 ^ 15 • (10 - 10) ^ 15 • 0 ^ 0 (mod 26) </text:p>
      <text:p text:style-name="Standard"/>
      <text:p text:style-name="Standard">C ^ 15P - 10 ^ 15 ■ (25 - 10) ^15-15^17 (mod 26) </text:p>
      <text:p text:style-name="Standard"/>
      <text:p text:style-name="Standard">15P- 10= 15 ■ (9 - 10)= 15 ■ -1 = 11 (mod 26) </text:p>
      <text:p text:style-name="Standard"/>
      <text:p text:style-name="Standard">C ^ 15P - 10 = 15 ■ (4 - 10) ^ 15 ■ -6 = 14 (mod 26) </text:p>
      <text:p text:style-name="Standard"/>
      <text:p text:style-name="Standard">C ^ 15P - 10 = 15 ■ (6 - 10) ^ 15 ■ -4 =18 (mod 26) </text:p>
      <text:p text:style-name="Standard"/>
      <text:p text:style-name="Standard">C ^ 15P - 10 = 15 ■ (13 - 10) = 15 • 3 = 19 (mod 26) </text:p>
      <text:p text:style-name="Standard"/>
      <text:p text:style-name="Standard">which gives us </text:p>
      <text:p text:style-name="Standard"/>
      <text:p text:style-name="Standard">22 0 17 11 14 18 19 </text:p>
      <text:p text:style-name="Standard">or </text:p>
      <text:p text:style-name="Standard"/>
      <text:p text:style-name="Standard">WARLO ST. </text:p>
      <text:p text:style-name="Standard"/>
      <text:p text:style-name="Standard"/>
      <text:p text:style-name="Standard">5.4 WEAKNESSES OF AFFINE TRANSFORMATION CIPHERS </text:p>
      <text:p text:style-name="Standard"/>
      <text:p text:style-name="Standard">Clearly, affine ciphers are secret key ciphers, since if m and b in the enciphering transfor- </text:p>
      <text:p text:style-name="Standard">mation C = mP -I- b (mod n) are revealed, it is easy to compute the inverse of m modulo n, </text:p>
      <text:p text:style-name="Standard">and then decipher. </text:p>
      <text:p text:style-name="Standard"/>
      <text:p text:style-name="Standard">Ciphertext Only Attack-Frequency Analysis. As with the Caesar cipher, break- </text:p>
      <text:p text:style-name="Standard">ing affine ciphers is easy. We may proceed as follows: </text:p>
      <text:p text:style-name="Standard"/>
      <text:p text:style-name="Standard">1 . Suppose the message is English text, and we are using the ordinary alphabet A = 00, </text:p>
      <text:p text:style-name="Standard"><text:soft-page-break/>B = 01,...,Z = 25. (Of course, the message may not be English text, or even text at all, </text:p>
      <text:p text:style-name="Standard">but the principle remains the same.) </text:p>
      <text:p text:style-name="Standard"/>
      <text:p text:style-name="Standard">2. Note that the most common letter appearing in English text is “E”(= 4), followed by </text:p>
      <text:p text:style-name="Standard">“T”(= 19). </text:p>
      <text:p text:style-name="Standard"/>
      <text:p text:style-name="Standard">3. Examine as much ciphertext as possible. The character appearing most often is proba- </text:p>
      <text:p text:style-name="Standard">bly the character “E” enciphered, and the second most frequent character is probably </text:p>
      <text:p text:style-name="Standard">“T” enciphered. </text:p>
      <text:p text:style-name="Standard"/>
      <text:p text:style-name="Standard">4 . Knowing what “E” and “T” map to allows us to calculate a and b, and thus the mapping </text:p>
      <text:p text:style-name="Standard">of all the other letters. </text:p>
      <text:p text:style-name="Standard"/>
      <text:p text:style-name="Standard"/>
      <text:p text:style-name="Standard">114 </text:p>
      <text:p text:style-name="Standard"/>
      <text:p text:style-name="Standard"/>
      <text:p text:style-name="Standard">Chapter 5 Linear Ciphers </text:p>
      <text:p text:style-name="Standard"/>
      <text:p text:style-name="Standard"/>
      <text:p text:style-name="Standard">This can be easily seen with an example. Suppose the letter appearing most frequently </text:p>
      <text:p text:style-name="Standard">in a large amount of ciphertext is “V,” followed by “E.” Then “E”(= 4) probably maps to </text:p>
      <text:p text:style-name="Standard">“V”(= 21), and “T”(= 19) probably maps to “E”(= 4). We can then form the two congruences </text:p>
      <text:p text:style-name="Standard"/>
      <text:p text:style-name="Standard">2\^Aa + b (mod 26) (*) </text:p>
      <text:p text:style-name="Standard"/>
      <text:p text:style-name="Standard">4 = 19a + b (mod 26). </text:p>
      <text:p text:style-name="Standard"/>
      <text:p text:style-name="Standard">Now, subtract the first congruence in (*) from the second (we can do this by proposition </text:p>
      <text:p text:style-name="Standard">20) to obtain </text:p>
      <text:p text:style-name="Standard"/>
      <text:p text:style-name="Standard">-17^9^ 15a (mod 26) </text:p>
      <text:p text:style-name="Standard"/>
      <text:p text:style-name="Standard">Solving this congruence (for a) yields: </text:p>
      <text:p text:style-name="Standard"/>
      <text:p text:style-name="Standard">a = 11 (mod 26). </text:p>
      <text:p text:style-name="Standard"/>
      <text:p text:style-name="Standard">We can then replace a with 11 in one of the congruences in (*), then calculate the value </text:p>
      <text:p text:style-name="Standard">for b. For example, solving 21 = 4(11) + /? (mod 26) for b yields </text:p>
      <text:p text:style-name="Standard"/>
      <text:p text:style-name="Standard">^ 21 - 44 = -23 ^ 3 (mod 26). </text:p>
      <text:p text:style-name="Standard"/>
      <text:p text:style-name="Standard">We can then calculate 11', an inverse of 11 modulo m. This we determine quickly to be </text:p>
      <text:p text:style-name="Standard"/>
      <text:p text:style-name="Standard">11' ^ 19 (mod 26) </text:p>
      <text:p text:style-name="Standard"/>
      <text:p text:style-name="Standard">We can use this value along with b to decrypt a message. If it works, congratulations! If </text:p>
      <text:p text:style-name="Standard">not, then our guesses for the mappings of “E” and “T” were incorrect. </text:p>
      <text:p text:style-name="Standard"/>
      <text:p text:style-name="Standard">Exhaustive Key Search. Note that using ciphers which map single characters to char- </text:p>
      <text:p text:style-name="Standard">acters in this way are simply not practical. If we are using a Caesar cipher with the ordinary </text:p>
      <text:p text:style-name="Standard">alphabet, there are only 25 choices for the shift value b, and if we know that an affine cipher </text:p>
      <text:p text:style-name="Standard"><text:soft-page-break/>with the ordinary alphabet is being used, there are only 12 choices for the multiplier and 25 </text:p>
      <text:p text:style-name="Standard">choices for the shift. A computer could test all of the possible combinations very quickly. </text:p>
      <text:p text:style-name="Standard"/>
      <text:p text:style-name="Standard">Monoalphabetic substitution ciphers should never be used. Even if we allow every pos- </text:p>
      <text:p text:style-name="Standard">sible character to character mapping in the ordinary alphabet, there are 25! = </text:p>
      <text:p text:style-name="Standard">15,511,210,043,330,985,984,000,000 such mappings. (To see this, note that when we map </text:p>
      <text:p text:style-name="Standard">the letter “A” to another letter, we have 25 choices, assuming we want to map no letter to </text:p>
      <text:p text:style-name="Standard">itself). When we map “B” we have 24 choices remaining (the mapping must be one-to-one; </text:p>
      <text:p text:style-name="Standard">no two letters may map to the same letter), and so on. This makes a total of 25 ■ 24 ... 2 ■ </text:p>
      <text:p text:style-name="Standard">1 = 25! mappings. (See Table 5.4.) </text:p>
      <text:p text:style-name="Standard"/>
      <text:p text:style-name="Standard"/>
      <text:p text:style-name="Standard">TABLE 5.4 </text:p>
      <text:p text:style-name="Standard"/>
      <text:p text:style-name="Standard"/>
      <text:p text:style-name="Standard"/>
      <text:p text:style-name="Standard">A </text:p>
      <text:p text:style-name="Standard"/>
      <text:p text:style-name="Standard">B </text:p>
      <text:p text:style-name="Standard"/>
      <text:p text:style-name="Standard">C </text:p>
      <text:p text:style-name="Standard"/>
      <text:p text:style-name="Standard">D </text:p>
      <text:p text:style-name="Standard"/>
      <text:p text:style-name="Standard">E </text:p>
      <text:p text:style-name="Standard"/>
      <text:p text:style-name="Standard">F </text:p>
      <text:p text:style-name="Standard"/>
      <text:p text:style-name="Standard">G </text:p>
      <text:p text:style-name="Standard"/>
      <text:p text:style-name="Standard">H I </text:p>
      <text:p text:style-name="Standard"/>
      <text:p text:style-name="Standard">J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M </text:p>
      <text:p text:style-name="Standard"/>
      <text:p text:style-name="Standard">N </text:p>
      <text:p text:style-name="Standard"/>
      <text:p text:style-name="Standard">0 </text:p>
      <text:p text:style-name="Standard"/>
      <text:p text:style-name="Standard">P </text:p>
      <text:p text:style-name="Standard"/>
      <text:p text:style-name="Standard">Q </text:p>
      <text:p text:style-name="Standard"/>
      <text:p text:style-name="Standard">R </text:p>
      <text:p text:style-name="Standard"/>
      <text:p text:style-name="Standard">S </text:p>
      <text:p text:style-name="Standard"/>
      <text:p text:style-name="Standard"><text:soft-page-break/>T </text:p>
      <text:p text:style-name="Standard"/>
      <text:p text:style-name="Standard">U </text:p>
      <text:p text:style-name="Standard"/>
      <text:p text:style-name="Standard">V </text:p>
      <text:p text:style-name="Standard"/>
      <text:p text:style-name="Standard">W </text:p>
      <text:p text:style-name="Standard"/>
      <text:p text:style-name="Standard">X </text:p>
      <text:p text:style-name="Standard"/>
      <text:p text:style-name="Standard">Y Z </text:p>
      <text:p text:style-name="Standard"/>
      <text:p text:style-name="Standard">2 </text:p>
      <text:p text:style-name="Standard"/>
      <text:p text:style-name="Standard">2 </text:p>
      <text:p text:style-name="Standard"/>
      <text:p text:style-name="Standard">2 </text:p>
      <text:p text:style-name="Standard"/>
      <text:p text:style-name="Standard">2 </text:p>
      <text:p text:style-name="Standard"/>
      <text:p text:style-name="Standard">2 </text:p>
      <text:p text:style-name="Standard"/>
      <text:p text:style-name="Standard">2 </text:p>
      <text:p text:style-name="Standard"/>
      <text:p text:style-name="Standard">1 </text:p>
      <text:p text:style-name="Standard"/>
      <text:p text:style-name="Standard">1 1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9 </text:p>
      <text:p text:style-name="Standard"/>
      <text:p text:style-name="Standard">8 </text:p>
      <text:p text:style-name="Standard"/>
      <text:p text:style-name="Standard">7 </text:p>
      <text:p text:style-name="Standard"/>
      <text:p text:style-name="Standard">6 </text:p>
      <text:p text:style-name="Standard"/>
      <text:p text:style-name="Standard">5 </text:p>
      <text:p text:style-name="Standard"/>
      <text:p text:style-name="Standard"><text:soft-page-break/>4 </text:p>
      <text:p text:style-name="Standard"/>
      <text:p text:style-name="Standard">3 </text:p>
      <text:p text:style-name="Standard"/>
      <text:p text:style-name="Standard">2 </text:p>
      <text:p text:style-name="Standard"/>
      <text:p text:style-name="Standard">1 0 </text:p>
      <text:p text:style-name="Standard"/>
      <text:p text:style-name="Standard">5 </text:p>
      <text:p text:style-name="Standard"/>
      <text:p text:style-name="Standard">4 </text:p>
      <text:p text:style-name="Standard"/>
      <text:p text:style-name="Standard">3 </text:p>
      <text:p text:style-name="Standard"/>
      <text:p text:style-name="Standard">2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9 </text:p>
      <text:p text:style-name="Standard"/>
      <text:p text:style-name="Standard">8 7 </text:p>
      <text:p text:style-name="Standard"/>
      <text:p text:style-name="Standard">6 </text:p>
      <text:p text:style-name="Standard"/>
      <text:p text:style-name="Standard">5 </text:p>
      <text:p text:style-name="Standard"/>
      <text:p text:style-name="Standard">4 </text:p>
      <text:p text:style-name="Standard"/>
      <text:p text:style-name="Standard">3 </text:p>
      <text:p text:style-name="Standard"/>
      <text:p text:style-name="Standard">2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5 The Vigenere Cipher 115 </text:p>
      <text:p text:style-name="Standard"/>
      <text:p text:style-name="Standard"><text:soft-page-break/></text:p>
      <text:p text:style-name="Standard">Certainly, 25 ! seems like a huge number (and it is), but even these generalized charac- </text:p>
      <text:p text:style-name="Standard">ter-to-character mappings are vulnerable to the same frequency analysis used on Caesar </text:p>
      <text:p text:style-name="Standard">ciphers. If enough ciphertext is examined, we can determine what most letters map to, then </text:p>
      <text:p text:style-name="Standard">can fill out the rest of the letters by simply guessing. </text:p>
      <text:p text:style-name="Standard"/>
      <text:p text:style-name="Standard"/>
      <text:p text:style-name="Standard">THE VIGENERE CIPHER </text:p>
      <text:p text:style-name="Standard"/>
      <text:p text:style-name="Standard">As described in Chapter 1 , the Vigenere cipher maps characters to characters based on a key </text:p>
      <text:p text:style-name="Standard">which specifies multiple shifts. A key of length « represents a series of shifts • ■ • &gt; V-i- </text:p>
      <text:p text:style-name="Standard"/>
      <text:p text:style-name="Standard">The enciphering transformation maps the ith character of the plaintext message P = p^, p^, </text:p>
      <text:p text:style-name="Standard">. . . , Pi^i to the ith ciphertext character of the ciphertext message C = Cq, Cj, . . . , in this </text:p>
      <text:p text:style-name="Standard">way: </text:p>
      <text:p text:style-name="Standard"/>
      <text:p text:style-name="Standard">Cj = Pi + Sr (mod m) (0 &lt; c,- &lt; m, 0 &lt; i &lt; f) </text:p>
      <text:p text:style-name="Standard"/>
      <text:p text:style-name="Standard">where </text:p>
      <text:p text:style-name="Standard"/>
      <text:p text:style-name="Standard">r = i (mod n) (0 &lt; r &lt; n). </text:p>
      <text:p text:style-name="Standard"/>
      <text:p text:style-name="Standard"/>
      <text:p text:style-name="Standard">I£xAMPLE. For convenience in the following example, we provide a table of character-to- </text:p>
      <text:p text:style-name="Standard">number associations for the ordinary alphabet. (See Table 5.5.) </text:p>
      <text:p text:style-name="Standard"/>
      <text:p text:style-name="Standard">We will use the ordinary alphabet, and the keyword SPACE representing the shifts s^ = </text:p>
      <text:p text:style-name="Standard">18, = 15, ^2 = 0, S3 = 2, and J4 = 4. The plaintext message is </text:p>
      <text:p text:style-name="Standard"/>
      <text:p text:style-name="Standard">DANGER WILL ROBINSON. </text:p>
      <text:p text:style-name="Standard"/>
      <text:p text:style-name="Standard">So using the Vigenere transformation, we compute the following (see Table 5.6). </text:p>
      <text:p text:style-name="Standard"/>
      <text:p text:style-name="Standard">Thus, the ciphertext message (grouped in blocks of 5 characters) is </text:p>
      <text:p text:style-name="Standard"/>
      <text:p text:style-name="Standard">VPNII JLINP JDBKR KDN </text:p>
      <text:p text:style-name="Standard"/>
      <text:p text:style-name="Standard">Vigenere ciphers fall prey to frequency analysis, just like monoalphabetic substitution </text:p>
      <text:p text:style-name="Standard">ciphers. See Chapter 1 to see how this is done. </text:p>
      <text:p text:style-name="Standard"/>
      <text:p text:style-name="Standard">To get around the weaknesses posed by ciphers which map single characters to single char- </text:p>
      <text:p text:style-name="Standard">acters, we may wish to construct mappings that deal with entire blocks of characters. There </text:p>
      <text:p text:style-name="Standard">are certainly many more ways to construct such a mapping; these are called block ciphers. </text:p>
      <text:p text:style-name="Standard"/>
      <text:p text:style-name="Standard"/>
      <text:p text:style-name="Standard">ABCDEFGH I JKLMNOPQRSTUVWXYZ </text:p>
      <text:p text:style-name="Standard"/>
      <text:p text:style-name="Standard"/>
      <text:p text:style-name="Standard">0 1 2 3 4 5 6 7 8 9 10 11 12 13 14 15 16 17 18 19 20 21 22 23 24 25 </text:p>
      <text:p text:style-name="Standard"/>
      <text:p text:style-name="Standard"/>
      <text:p text:style-name="Standard">TABLE 5.5 Table of character-to-number associations for the ordinary </text:p>
      <text:p text:style-name="Standard"><text:soft-page-break/>alphabet </text:p>
      <text:p text:style-name="Standard"/>
      <text:p text:style-name="Standard"/>
      <text:p text:style-name="Standard">116 </text:p>
      <text:p text:style-name="Standard"/>
      <text:p text:style-name="Standard"/>
      <text:p text:style-name="Standard">Chapter 5 </text:p>
      <text:p text:style-name="Standard"/>
      <text:p text:style-name="Standard"/>
      <text:p text:style-name="Standard">Linear Ciphers </text:p>
      <text:p text:style-name="Standard"/>
      <text:p text:style-name="Standard"/>
      <text:p text:style-name="Standard">TABLE 5.6 </text:p>
      <text:p text:style-name="Standard"/>
      <text:p text:style-name="Standard"/>
      <text:p text:style-name="Standard"/>
      <text:p text:style-name="Standard">5.6 BLOCK AFFINE CIPHERS </text:p>
      <text:p text:style-name="Standard"/>
      <text:p text:style-name="Standard">We construct an affine transformation that maps four-letter blocks to other four-letter blocks. </text:p>
      <text:p text:style-name="Standard">We will call this a block affine cipher. Suppose we are using the numerical alphabet 00, 01, </text:p>
      <text:p text:style-name="Standard">. . . , 99, and suppose the numerals 00 through 25 represent the letters A through Z, respec- </text:p>
      <text:p text:style-name="Standard">tively. (For now, we’ll just say that 26 through 99 are unassigned; the reason we’ve extended </text:p>
      <text:p text:style-name="Standard">the ordinary alphabet in this way will become clear soon.) The message to send (in charac- </text:p>
      <text:p text:style-name="Standard">ters) is </text:p>
      <text:p text:style-name="Standard"/>
      <text:p text:style-name="Standard"/>
      <text:p text:style-name="Standard">HOWDY DOO </text:p>
      <text:p text:style-name="Standard"/>
      <text:p text:style-name="Standard"/>
      <text:p text:style-name="Standard"/>
      <text:p text:style-name="Standard">5.6 Block Affine Ciphers 117 </text:p>
      <text:p text:style-name="Standard"/>
      <text:p text:style-name="Standard"/>
      <text:p text:style-name="Standard">First, regroup the letters into blocks of size four, </text:p>
      <text:p text:style-name="Standard"/>
      <text:p text:style-name="Standard">HOWD YDOO </text:p>
      <text:p text:style-name="Standard"/>
      <text:p text:style-name="Standard">and convert each letter into its numerical equivalent, grouping the digits together to form a </text:p>
      <text:p text:style-name="Standard">large integer. Each character gets two digits; A = 00, B = 01, and so on. Leading zeros are </text:p>
      <text:p text:style-name="Standard">significant. </text:p>
      <text:p text:style-name="Standard"/>
      <text:p text:style-name="Standard">07142203 24031414 </text:p>
      <text:p text:style-name="Standard"/>
      <text:p text:style-name="Standard">Note that the largest integer which can appear in a block of size four in the ordinary </text:p>
      <text:p text:style-name="Standard">alphabet is ZZZZ = 25252525. Thus, we will choose 25252526 as our modulus. To construct </text:p>
      <text:p text:style-name="Standard">an affine cipher mapping, </text:p>
      <text:p text:style-name="Standard"/>
      <text:p text:style-name="Standard">C^mP + b (mod 25252526) </text:p>
      <text:p text:style-name="Standard"/>
      <text:p text:style-name="Standard">we choose any shift b between 1 and 25252525, and any multiplier m relatively prime to </text:p>
      <text:p text:style-name="Standard">25252526. Say we choose b = 23210025 and m = 21035433. (Verify that this choice of m </text:p>
      <text:p text:style-name="Standard">is relatively prime to 25252526.) We use these values to map each block to another. For the </text:p>
      <text:p text:style-name="Standard"><text:soft-page-break/>first block we get </text:p>
      <text:p text:style-name="Standard"/>
      <text:p text:style-name="Standard">C ^ 21035433 ■ 7142203 + 23210025 = 150239355888924 ^ 8007496 (mod 25252526) </text:p>
      <text:p text:style-name="Standard">and for the second we compute </text:p>
      <text:p text:style-name="Standard"/>
      <text:p text:style-name="Standard">C ^ 21035433 • 24031414 + 23210025 = 505511222302287 ^ 20470469 (mod </text:p>
      <text:p text:style-name="Standard"/>
      <text:p text:style-name="Standard">25252526). </text:p>
      <text:p text:style-name="Standard"/>
      <text:p text:style-name="Standard">This gives us the enciphered message </text:p>
      <text:p text:style-name="Standard">08007496 20470469 </text:p>
      <text:p text:style-name="Standard"/>
      <text:p text:style-name="Standard">and this is the message that is sent. Note that no digit pair greater than 25 has an equivalent </text:p>
      <text:p text:style-name="Standard">in the ordinary alphabet, and the digit pairs 74, 96, 47, and 69 all appear in the above mes- </text:p>
      <text:p text:style-name="Standard">sage. (Now you can see why we took 00, 01, . . . , 99 as our alphabet.) Note that if there are </text:p>
      <text:p text:style-name="Standard">less than eight digits in the block, we add leading zeros. To decrypt, we must find an inverse </text:p>
      <text:p text:style-name="Standard">modulo 25252526 of m = 21035433. A quick computation with the extended Euclidean </text:p>
      <text:p text:style-name="Standard">algorithm reveals m' = 5174971. Using this value and the congruence </text:p>
      <text:p text:style-name="Standard"/>
      <text:p text:style-name="Standard">P = m'(C — b) (mod n) </text:p>
      <text:p text:style-name="Standard"/>
      <text:p text:style-name="Standard">we can convert the first enciphered block back to its plaintext form, </text:p>
      <text:p text:style-name="Standard"/>
      <text:p text:style-name="Standard">p ^ 5174971(8007496 - 23210025) ^ 7142203 (mod 25252526) </text:p>
      <text:p text:style-name="Standard">and then the second </text:p>
      <text:p text:style-name="Standard"/>
      <text:p text:style-name="Standard">p ^ 5174971(20470469 - 23210025) ^ 24031414 (mod 25252526) </text:p>
      <text:p text:style-name="Standard">which returns us to our plaintext message </text:p>
      <text:p text:style-name="Standard"/>
      <text:p text:style-name="Standard"/>
      <text:p text:style-name="Standard">HOWD YDOO </text:p>
      <text:p text:style-name="Standard"/>
      <text:p text:style-name="Standard"/>
      <text:p text:style-name="Standard"/>
      <text:p text:style-name="Standard">118 Chapters </text:p>
      <text:p text:style-name="Standard"/>
      <text:p text:style-name="Standard"/>
      <text:p text:style-name="Standard">Linear Ciphers </text:p>
      <text:p text:style-name="Standard"/>
      <text:p text:style-name="Standard"/>
      <text:p text:style-name="Standard">5.7 WEAKNESSES OF THE BLOCK AFFINE CIPHER-KNOWN </text:p>
      <text:p text:style-name="Standard">PLAINTEXT ATTACK </text:p>
      <text:p text:style-name="Standard"/>
      <text:p text:style-name="Standard">This cipher, though not vulnerable to frequency analysis, is vulnerable to a different kind </text:p>
      <text:p text:style-name="Standard">of attack, called a known plaintext attack. This is when the cryptanalyst has both the cipher- </text:p>
      <text:p text:style-name="Standard">text and the corresponding plaintext for a particular message. (This is not so unlikely; one </text:p>
      <text:p text:style-name="Standard">plaintext message getting into enemy hands is good enough for this to work. We always </text:p>
      <text:p text:style-name="Standard">assume that the cryptanalyst has easy access to every ciphertext message.) Say the analyst </text:p>
      <text:p text:style-name="Standard">has ciphertext blocks Cj and C 2 , and their corresponding plaintext blocks Pj and P 2 - These </text:p>
      <text:p text:style-name="Standard">values are known, and it is only left to calculate m and b from the two congruences </text:p>
      <text:p text:style-name="Standard"/>
      <text:p text:style-name="Standard">Cl = mPi -I- b (mod n) </text:p>
      <text:p text:style-name="Standard"><text:soft-page-break/></text:p>
      <text:p text:style-name="Standard">C 2 = mP 2 -I- b (mod n). </text:p>
      <text:p text:style-name="Standard"/>
      <text:p text:style-name="Standard">We assume that the block size, and hence the value of the modulus, is also known to the </text:p>
      <text:p text:style-name="Standard">cryptanalyst. (If not, it shouldn’t be hard to figure out simply by trying different values.) </text:p>
      <text:p text:style-name="Standard"/>
      <text:p text:style-name="Standard">I£xAMPLE. Suppose we use the message HOWDY DOO, as previously presented, with the </text:p>
      <text:p text:style-name="Standard">same values for the multiplier m = 21035433 and shift b = 23210025. Suppose someone </text:p>
      <text:p text:style-name="Standard">eavesdrops on our transmission and easily gets the ciphertext </text:p>
      <text:p text:style-name="Standard"/>
      <text:p text:style-name="Standard">08007496 20470469. </text:p>
      <text:p text:style-name="Standard"/>
      <text:p text:style-name="Standard">But somehow, through devious means he also gets the plaintext message </text:p>
      <text:p text:style-name="Standard"/>
      <text:p text:style-name="Standard">HOWDY DOO </text:p>
      <text:p text:style-name="Standard">or </text:p>
      <text:p text:style-name="Standard"/>
      <text:p text:style-name="Standard">07142203 24031414. </text:p>
      <text:p text:style-name="Standard"/>
      <text:p text:style-name="Standard">To obtain the values for m and b, he must simply solve the two congruences </text:p>
      <text:p text:style-name="Standard">8007496 ^ 7142203 m + b (mod 25252526) </text:p>
      <text:p text:style-name="Standard"/>
      <text:p text:style-name="Standard">20470469 ^ 24031414 m + b (mod 25252526) </text:p>
      <text:p text:style-name="Standard">for m and b. He subtracts the first congruence from the second to get </text:p>
      <text:p text:style-name="Standard">12462973 = 16889211 m (mod 25252526) </text:p>
      <text:p text:style-name="Standard"/>
      <text:p text:style-name="Standard">which he can solve quickly to get m = 21035433 (mod 25252526). Replacing m in the first </text:p>
      <text:p text:style-name="Standard">congruence with 21035433, he gets </text:p>
      <text:p text:style-name="Standard"/>
      <text:p text:style-name="Standard">8007496 ^ 7142203 ■ 21035433 h- b (mod 25252526), </text:p>
      <text:p text:style-name="Standard">which is then easily solved for b to yield </text:p>
      <text:p text:style-name="Standard">^ b^ 23210025 (mod 25252526). </text:p>
      <text:p text:style-name="Standard"/>
      <text:p text:style-name="Standard"/>
      <text:p text:style-name="Standard">Though a known plaintext attack may be thought unlikely, especially by egomaniacs </text:p>
      <text:p text:style-name="Standard">running a “secure” facility, it is dangerous to use block affine ciphers for this reason, even </text:p>
      <text:p text:style-name="Standard"/>
      <text:p text:style-name="Standard"/>
      <text:p text:style-name="Standard">5.8 Padding Methods </text:p>
      <text:p text:style-name="Standard"/>
      <text:p text:style-name="Standard"/>
      <text:p text:style-name="Standard">119 </text:p>
      <text:p text:style-name="Standard"/>
      <text:p text:style-name="Standard"/>
      <text:p text:style-name="Standard">though they are used in many applications today. Thus, we continue to develop better enci- </text:p>
      <text:p text:style-name="Standard">phering methods. However, before we move on to the next topic, we need to address the topic </text:p>
      <text:p text:style-name="Standard">of padding. </text:p>
      <text:p text:style-name="Standard"/>
      <text:p text:style-name="Standard"/>
      <text:p text:style-name="Standard">PADDING METHODS </text:p>
      <text:p text:style-name="Standard"/>
      <text:p text:style-name="Standard">Note that when we use block ciphers, the size of the message we are sending may not be a </text:p>
      <text:p text:style-name="Standard"><text:soft-page-break/>multiple of the block size. For example, when we are using a block size of four, </text:p>
      <text:p text:style-name="Standard"/>
      <text:p text:style-name="Standard">HOWDY DOO = HOWD YDOO </text:p>
      <text:p text:style-name="Standard"/>
      <text:p text:style-name="Standard">is a perfect multiple of the block size, but </text:p>
      <text:p text:style-name="Standard"/>
      <text:p text:style-name="Standard">HOWDY POLKS = HOWD YPOL KS </text:p>
      <text:p text:style-name="Standard"/>
      <text:p text:style-name="Standard">is not. When this happens, we must pad the end of the message so that it becomes a perfect </text:p>
      <text:p text:style-name="Standard">block. We may choose to pad with some character, such as the letter X, as in </text:p>
      <text:p text:style-name="Standard"/>
      <text:p text:style-name="Standard">HOWD YPOL KSXX </text:p>
      <text:p text:style-name="Standard"/>
      <text:p text:style-name="Standard">or we may pad with zeros once we have converted the message into its numerical equiva- </text:p>
      <text:p text:style-name="Standard">lent, like </text:p>
      <text:p text:style-name="Standard"/>
      <text:p text:style-name="Standard">07142203 24051411 10180000 . </text:p>
      <text:p text:style-name="Standard"/>
      <text:p text:style-name="Standard">This is not really satisfactory, as the characters or digits that we choose to pad with may </text:p>
      <text:p text:style-name="Standard">well be a valid part of the message, and not padding at all. This might possibly create con- </text:p>
      <text:p text:style-name="Standard">fusion at the receiving end. One solution to this problem is PKCS#5, a proposed standard </text:p>
      <text:p text:style-name="Standard">method of padding. </text:p>
      <text:p text:style-name="Standard"/>
      <text:p text:style-name="Standard">PKCS#5 Padding. This type of padding works like this: suppose the block size is 64 </text:p>
      <text:p text:style-name="Standard">bytes, and the message is 125 bytes long. This makes 1 complete block, plus 61 bytes, 3 bytes </text:p>
      <text:p text:style-name="Standard">short of a full block. To complete the block, we append 3 bytes, each containing the num- </text:p>
      <text:p text:style-name="Standard">ber 3, as seen in Figure 5.3 (in binary): </text:p>
      <text:p text:style-name="Standard"/>
      <text:p text:style-name="Standard">FIGURE 5.3 Message Padding </text:p>
      <text:p text:style-name="Standard"/>
      <text:p text:style-name="Standard"/>
      <text:p text:style-name="Standard">0000001 1 0000001 1 0000001 1 </text:p>
      <text:p text:style-name="Standard"/>
      <text:p text:style-name="Standard"/>
      <text:p text:style-name="Standard">The message is now encrypted, and sent. On the receiving end, the message is decrypted. </text:p>
      <text:p text:style-name="Standard">The last block is inspected, and the last 3 bytes, each containing the number 3, are removed. </text:p>
      <text:p text:style-name="Standard">In general, if our message is N bytes short of a full block, we append N blocks, each con- </text:p>
      <text:p text:style-name="Standard">taining the number N. </text:p>
      <text:p text:style-name="Standard"/>
      <text:p text:style-name="Standard">What if our last block is complete? With PKCS#5, we add padding anyway! If our block </text:p>
      <text:p text:style-name="Standard">size is 64 bytes, and our message is 128 bytes, we will still append 64 bytes (each byte con- </text:p>
      <text:p text:style-name="Standard">taining the number 64) to the message! Why is this done? Suppose the message being sent </text:p>
      <text:p text:style-name="Standard">is an exact multiple of the block size. Now, suppose the last 6 bytes of the message happen </text:p>
      <text:p text:style-name="Standard">to contain the number 6. How is the receiver to know whether this is padding or part of the </text:p>
      <text:p text:style-name="Standard"/>
      <text:p text:style-name="Standard"/>
      <text:p text:style-name="Standard"/>
      <text:p text:style-name="Standard"/>
      <text:p text:style-name="Standard">1 20 Chapter 5 </text:p>
      <text:p text:style-name="Standard"/>
      <text:p text:style-name="Standard"/>
      <text:p text:style-name="Standard">Linear Ciphers </text:p>
      <text:p text:style-name="Standard"><text:soft-page-break/></text:p>
      <text:p text:style-name="Standard"/>
      <text:p text:style-name="Standard">FIGURE 5.4 </text:p>
      <text:p text:style-name="Standard"/>
      <text:p text:style-name="Standard"/>
      <text:p text:style-name="Standard">message? She doesn’t. This is why we append an entire block to messages that are already </text:p>
      <text:p text:style-name="Standard">perfect multiples of the block size. </text:p>
      <text:p text:style-name="Standard"/>
      <text:p text:style-name="Standard">Note that PKCS#5 padding has a limitation: It cannot be used for ciphers in which the </text:p>
      <text:p text:style-name="Standard">ciphertext block size exceeds 255 bytes. This should be simple to see if you note that each </text:p>
      <text:p text:style-name="Standard">byte of padding in PKCS#5 contains a binary number revealing the number of bytes of </text:p>
      <text:p text:style-name="Standard">padding. Clearly, 111111 1 l(base 2 ) = 255 is the largest number we can write in a byte, so a com- </text:p>
      <text:p text:style-name="Standard">plete block of 255 bytes would be padded as shown in Figure 5.4. </text:p>
      <text:p text:style-name="Standard"/>
      <text:p text:style-name="Standard"/>
      <text:p text:style-name="Standard">(message) 11111111 I </text:p>
      <text:p text:style-name="Standard"/>
      <text:p text:style-name="Standard">I 11111111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55 bytes of padding </text:p>
      <text:p text:style-name="Standard"/>
      <text:p text:style-name="Standard"/>
      <text:p text:style-name="Standard">Java Algorithm. Block ciphers are difficult to write, not because the enciphering trans- </text:p>
      <text:p text:style-name="Standard">formations are any more difficult, but because you must pad/unpad and block/unblock the </text:p>
      <text:p text:style-name="Standard">messages. To do all this, we will write a Ciphers class; it will contain methods to do all the </text:p>
      <text:p text:style-name="Standard">blocking and padding activities, and methods to encipher and decipher using various trans- </text:p>
      <text:p text:style-name="Standard">formations. The first will be the block affine transformation. For better readability (hope- </text:p>
      <text:p text:style-name="Standard">fully), the explanation for the code is interspersed with the code: </text:p>
      <text:p text:style-name="Standard"/>
      <text:p text:style-name="Standard">import j ava . math . * ; </text:p>
      <text:p text:style-name="Standard"/>
      <text:p text:style-name="Standard">public class Ciphers { </text:p>
      <text:p text:style-name="Standard"/>
      <text:p text:style-name="Standard">The following is the padding method. You pass in the message and the block size. It </text:p>
      <text:p text:style-name="Standard">computes the number of blocks, then pads using the PKCS#5 scheme. This means padding </text:p>
      <text:p text:style-name="Standard">is added even if the message is a perfect multiple of the block size. It also means that any </text:p>
      <text:p text:style-name="Standard">ciphers using this method are effectively limited to a maximum block size of 255 bytes. </text:p>
      <text:p text:style-name="Standard"/>
      <text:p text:style-name="Standard">private static bytef] pad(byte[] msg.int blocksize) { </text:p>
      <text:p text:style-name="Standard"/>
      <text:p text:style-name="Standard">//Check that block size is proper for PKCS#5 padding </text:p>
      <text:p text:style-name="Standard">if (blockSize&lt;l I I blockSize&gt;2 55 ) throw new </text:p>
      <text:p text:style-name="Standard"/>
      <text:p text:style-name="Standard">IllegalArgumentException ( "Block size must be between 1 and 255."); </text:p>
      <text:p text:style-name="Standard"/>
      <text:p text:style-name="Standard">//Pad the message </text:p>
      <text:p text:style-name="Standard"><text:soft-page-break/></text:p>
      <text:p text:style-name="Standard">int numberToPad=blockSize-msg . length%blockSize; </text:p>
      <text:p text:style-name="Standard">byte[] paddedMsg=new byte[msg.length+numberToPad]; </text:p>
      <text:p text:style-name="Standard"/>
      <text:p text:style-name="Standard">System. arraycopy (msg, 0,paddedMsg, 0,msg. length) ; </text:p>
      <text:p text:style-name="Standard"/>
      <text:p text:style-name="Standard">for (int i=msg . length; i&lt;paddedMsg . length; i++ ) paddedMsg [i ] = (byte) numberToPad; </text:p>
      <text:p text:style-name="Standard">return paddedMsg; </text:p>
      <text:p text:style-name="Standard"/>
      <text:p text:style-name="Standard">} </text:p>
      <text:p text:style-name="Standard"/>
      <text:p text:style-name="Standard">This method takes a padded message, then converts it to a 2-dimensional byte array. </text:p>
      <text:p text:style-name="Standard">Each “vector” in this 2D array is a block. The enciphering methods will work with this 2D </text:p>
      <text:p text:style-name="Standard">array. </text:p>
      <text:p text:style-name="Standard"/>
      <text:p text:style-name="Standard"/>
      <text:p text:style-name="Standard"/>
      <text:p text:style-name="Standard">5.8 Padding Methods </text:p>
      <text:p text:style-name="Standard"/>
      <text:p text:style-name="Standard"/>
      <text:p text:style-name="Standard">121 </text:p>
      <text:p text:style-name="Standard"/>
      <text:p text:style-name="Standard"/>
      <text:p text:style-name="Standard">private static bYte[][] block{byte[] msg,int blocksize) { </text:p>
      <text:p text:style-name="Standard"/>
      <text:p text:style-name="Standard">//Create a 2D array of bytes corresponding to the message-all blocks should be </text:p>
      <text:p text:style-name="Standard">//full </text:p>
      <text:p text:style-name="Standard"/>
      <text:p text:style-name="Standard">int numberOfBlocks=msg . length/blockSize; </text:p>
      <text:p text:style-name="Standard">byte[] [] ba=new byte [numberOf Blocks] [blocksize]; </text:p>
      <text:p text:style-name="Standard">for (int 1=0 ; i&lt;numberOfBlocks ; i++) </text:p>
      <text:p text:style-name="Standard">for (int j=0; j&lt;blockSize; j++) </text:p>
      <text:p text:style-name="Standard">ba[i] [ j ] =msg [i*blockSize+j ] ; </text:p>
      <text:p text:style-name="Standard">return ba; </text:p>
      <text:p text:style-name="Standard"/>
      <text:p text:style-name="Standard"/>
      <text:p text:style-name="Standard">This method “unblocks” the message; that is, after the enciphering or deciphering trans- </text:p>
      <text:p text:style-name="Standard">formation, it takes the 2D array of blocks, then converts it back to a linear array of bytes. </text:p>
      <text:p text:style-name="Standard">The method must be careful to take into account that the enciphering or deciphering trans- </text:p>
      <text:p text:style-name="Standard">formation may produce an integer smaller than the block size. In that case, it fills in the lin- </text:p>
      <text:p text:style-name="Standard">ear array from the rear of the block. </text:p>
      <text:p text:style-name="Standard"/>
      <text:p text:style-name="Standard">private static bytel] unBlock (byte [ ] [ ] ba,int blocksize) { </text:p>
      <text:p text:style-name="Standard"/>
      <text:p text:style-name="Standard">//Create the ID array in which to place the enciphered blocks </text:p>
      <text:p text:style-name="Standard">byte[] m2=new byte [ba. length*blockSize] ; </text:p>
      <text:p text:style-name="Standard"/>
      <text:p text:style-name="Standard">//Place the blocks in the ID array </text:p>
      <text:p text:style-name="Standard">for (int i=0 ; i&lt;ba . length; i++) { </text:p>
      <text:p text:style-name="Standard">int j =blockSize-l ; </text:p>
      <text:p text:style-name="Standard">int k=ba [i] . length-1 ; </text:p>
      <text:p text:style-name="Standard">while (k&gt;=0) { </text:p>
      <text:p text:style-name="Standard"><text:soft-page-break/></text:p>
      <text:p text:style-name="Standard">m2 [i*blockSize+j ] =ba [i] [k] ; </text:p>
      <text:p text:style-name="Standard"/>
      <text:p text:style-name="Standard">k--; </text:p>
      <text:p text:style-name="Standard"/>
      <text:p text:style-name="Standard">j--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return m2 ; </text:p>
      <text:p text:style-name="Standard"/>
      <text:p text:style-name="Standard"/>
      <text:p text:style-name="Standard">This method removes the padding. All it has to do is examine the numerical value in the </text:p>
      <text:p text:style-name="Standard">last block, then remove exactly that many blocks. </text:p>
      <text:p text:style-name="Standard"/>
      <text:p text:style-name="Standard">private static bytel] unPadlbytel] msg,int blocksize) { </text:p>
      <text:p text:style-name="Standard"/>
      <text:p text:style-name="Standard">//Determine the amount of padding-just look at last block </text:p>
      <text:p text:style-name="Standard">int numberOf Pads= (msg [msg . length-1 ] +256 ) %256 ; </text:p>
      <text:p text:style-name="Standard"/>
      <text:p text:style-name="Standard">//Chop off the padding and return the array </text:p>
      <text:p text:style-name="Standard">bytel] answer=new bytelmsg.length-numberOfPads]; </text:p>
      <text:p text:style-name="Standard"/>
      <text:p text:style-name="Standard">System. arraycopy (msg, 0, answer, 0 , answer . length) ; </text:p>
      <text:p text:style-name="Standard">return answer;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1 22 Chapter 5 </text:p>
      <text:p text:style-name="Standard"/>
      <text:p text:style-name="Standard"/>
      <text:p text:style-name="Standard">Linear Ciphers </text:p>
      <text:p text:style-name="Standard"/>
      <text:p text:style-name="Standard"/>
      <text:p text:style-name="Standard">Finally, here are the enciphering and deciphering methods for the block affine cipher. Each </text:p>
      <text:p text:style-name="Standard">accepts a message, the block size, and the values of a and b from the enciphering transfor- </text:p>
      <text:p text:style-name="Standard">mation </text:p>
      <text:p text:style-name="Standard"/>
      <text:p text:style-name="Standard"/>
      <text:p text:style-name="Standard">C = aP + b. </text:p>
      <text:p text:style-name="Standard"/>
      <text:p text:style-name="Standard">public static bytel] af fineEncipher (byte [ ] msg,int blockSize, Biginteger a,BigInteger </text:p>
      <text:p text:style-name="Standard">b) { </text:p>
      <text:p text:style-name="Standard"/>
      <text:p text:style-name="Standard">//Compute the modulus </text:p>
      <text:p text:style-name="Standard"/>
      <text:p text:style-name="Standard">Biginteger modulus=BigInteger .valueOf (2 ) .pow(8*blockSize) ; </text:p>
      <text:p text:style-name="Standard"><text:soft-page-break/></text:p>
      <text:p text:style-name="Standard">//Check the multiplier </text:p>
      <text:p text:style-name="Standard"/>
      <text:p text:style-name="Standard">if (! (modulus . gcd{a) . equals (BigIntegerMath. ONE) ) ) throw new </text:p>
      <text:p text:style-name="Standard"/>
      <text:p text:style-name="Standard">IllegalArgumentException ( "Enciphering key is not relatively prime to the </text:p>
      <text:p text:style-name="Standard">modulus . " ) ; </text:p>
      <text:p text:style-name="Standard"/>
      <text:p text:style-name="Standard">byte ba[] [] =block (pad (msg, blockSize) , blockSize) ; </text:p>
      <text:p text:style-name="Standard"/>
      <text:p text:style-name="Standard">//Begin the enciphering </text:p>
      <text:p text:style-name="Standard">for (int i=0 ; i&lt;ba . length; i++ ) </text:p>
      <text:p text:style-name="Standard"/>
      <text:p text:style-name="Standard">ba [i] =getBytes (a. multiply (new Biginteger (ba [i] ) ) .add(b) .mod(modulus) ) ; </text:p>
      <text:p text:style-name="Standard">return unBlock (ba, blockSize); </text:p>
      <text:p text:style-name="Standard"/>
      <text:p text:style-name="Standard"/>
      <text:p text:style-name="Standard">public static byte[] af fineDecipher (byte [ ] msg, int blockSize, Biginteger a, Biginteger </text:p>
      <text:p text:style-name="Standard">b) { </text:p>
      <text:p text:style-name="Standard"/>
      <text:p text:style-name="Standard">//Compute the modulus </text:p>
      <text:p text:style-name="Standard"/>
      <text:p text:style-name="Standard">Biginteger modulus=BigInteger . valueOf (2 ) .pow(8*blockSize) ; </text:p>
      <text:p text:style-name="Standard"/>
      <text:p text:style-name="Standard">//Check the multiplier </text:p>
      <text:p text:style-name="Standard"/>
      <text:p text:style-name="Standard">if (! (modulus . gcd(a) . equals (BigIntegerMath. ONE) ) ) throw new </text:p>
      <text:p text:style-name="Standard"/>
      <text:p text:style-name="Standard">IllegalArgumentException ( "Enciphering key is not relatively prime to the </text:p>
      <text:p text:style-name="Standard">modulus . " ) ; </text:p>
      <text:p text:style-name="Standard"/>
      <text:p text:style-name="Standard">//Compute inverse of a </text:p>
      <text:p text:style-name="Standard"/>
      <text:p text:style-name="Standard">Biginteger ainv=a .modinverse (modulus ) ; </text:p>
      <text:p text:style-name="Standard"/>
      <text:p text:style-name="Standard">byte[] [] ba=block (msg, blockSize) ; </text:p>
      <text:p text:style-name="Standard"/>
      <text:p text:style-name="Standard">//Begin the deciphering </text:p>
      <text:p text:style-name="Standard">for (int i=0 ; i&lt;ba . length; i++ ) </text:p>
      <text:p text:style-name="Standard"/>
      <text:p text:style-name="Standard">ba [i] =getBytes (BigIntegerMath. Inr (ainv. multiply (new </text:p>
      <text:p text:style-name="Standard">Biginteger (ba [i] ) . subtract (b) ) , modulus) ) ; </text:p>
      <text:p text:style-name="Standard"/>
      <text:p text:style-name="Standard">//Go from blocks to a ID array, and remove padding; return this </text:p>
      <text:p text:style-name="Standard">return unPad (unBlock (ba, blockSize) , blockSize) ; </text:p>
      <text:p text:style-name="Standard"/>
      <text:p text:style-name="Standard">} </text:p>
      <text:p text:style-name="Standard"/>
      <text:p text:style-name="Standard">This following method is necessary. In order to encipher or decipher, at some point we </text:p>
      <text:p text:style-name="Standard">convert Bigintegers back into an array of bytes using the toByteArrayO method from the </text:p>
      <text:p text:style-name="Standard">Biginteger class. This method, in addition to returning the binary representation of the Big- </text:p>
      <text:p text:style-name="Standard">integer, also returns a sign bit in the high order bit position. This can screw up everything </text:p>
      <text:p text:style-name="Standard"><text:soft-page-break/>if the Biginteger already fills up the block; in this case the extra sign bit forces another byte </text:p>
      <text:p text:style-name="Standard">to be created. When this happens, we must remove the forward byte. This is never a prob- </text:p>
      <text:p text:style-name="Standard">lem for us, as all of the Bigintegers we use are positive; thus the sign bit is always 0. </text:p>
      <text:p text:style-name="Standard"/>
      <text:p text:style-name="Standard"/>
      <text:p text:style-name="Standard"/>
      <text:p text:style-name="Standard">5.8 Padding Methods </text:p>
      <text:p text:style-name="Standard"/>
      <text:p text:style-name="Standard"/>
      <text:p text:style-name="Standard">123 </text:p>
      <text:p text:style-name="Standard"/>
      <text:p text:style-name="Standard"/>
      <text:p text:style-name="Standard">//Method to rectify the extra bit problem of the toByteArray ( ) method </text:p>
      <text:p text:style-name="Standard">private static byte[] getBytes (Biginteger big) { </text:p>
      <text:p text:style-name="Standard">byte [ ] bigBytes=big . toByteArray ( ) ; </text:p>
      <text:p text:style-name="Standard">if (big.bitLength ( ) %8 ! =0) return bigBytes; </text:p>
      <text:p text:style-name="Standard">else { </text:p>
      <text:p text:style-name="Standard"/>
      <text:p text:style-name="Standard">byte[] smallerBytes=new byte[big.bitLength()/8]; </text:p>
      <text:p text:style-name="Standard"/>
      <text:p text:style-name="Standard">System. array copy (bigBytes , 1, smallerBytes , 0 , smallerBytes . length) ; </text:p>
      <text:p text:style-name="Standard">return smallerBytes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>This is the end of the Ciphers class. More methods will be added later, as we develop more </text:p>
      <text:p text:style-name="Standard">cryptosystems.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I have written an applet called TestBlockAffineCipher Applet to test this cipher. The </text:p>
      <text:p text:style-name="Standard">applet can be viewed online at the book’s website. Two screen shots are shown in Figures </text:p>
      <text:p text:style-name="Standard">5.5 and 5.6. </text:p>
      <text:p text:style-name="Standard"/>
      <text:p text:style-name="Standard"/>
      <text:p text:style-name="Standard">FIGURE 5.5 </text:p>
      <text:p text:style-name="Standard"/>
      <text:p text:style-name="Standard"/>
      <text:p text:style-name="Standard"/>
      <text:p text:style-name="Standard"/>
      <text:p text:style-name="Standard">124 </text:p>
      <text:p text:style-name="Standard"/>
      <text:p text:style-name="Standard"/>
      <text:p text:style-name="Standard">Chapter 5 Linear Ciphers </text:p>
      <text:p text:style-name="Standard"/>
      <text:p text:style-name="Standard"/>
      <text:p text:style-name="Standard"><text:soft-page-break/>FIGURE 5.6 </text:p>
      <text:p text:style-name="Standard"/>
      <text:p text:style-name="Standard"/>
      <text:p text:style-name="Standard">Block Affine Cipher Demonstration Applet - Micros^ lot </text:p>
      <text:p text:style-name="Standard"/>
      <text:p text:style-name="Standard"/>
      <text:p text:style-name="Standard">File Edit View Favorites Tools Help j </text:p>
      <text:p text:style-name="Standard"/>
      <text:p text:style-name="Standard"/>
      <text:p text:style-name="Standard"/>
      <text:p text:style-name="Standard">Plaintext </text:p>
      <text:p text:style-name="Standard"/>
      <text:p text:style-name="Standard"/>
      <text:p text:style-name="Standard">Ciphertext </text:p>
      <text:p text:style-name="Standard"/>
      <text:p text:style-name="Standard">|'OJOay.||0|?/'x </text:p>
      <text:p text:style-name="Standard"/>
      <text:p text:style-name="Standard">Block size (in biites): </text:p>
      <text:p text:style-name="Standard"/>
      <text:p text:style-name="Standard">fio </text:p>
      <text:p text:style-name="Standard"/>
      <text:p text:style-name="Standard">Shift value: </text:p>
      <text:p text:style-name="Standard"/>
      <text:p text:style-name="Standard">112345B7890 </text:p>
      <text:p text:style-name="Standard"/>
      <text:p text:style-name="Standard">Multiplier (must be relatively prime to modulus): </text:p>
      <text:p text:style-name="Standard"/>
      <text:p text:style-name="Standard"/>
      <text:p text:style-name="Standard">|987G54321 </text:p>
      <text:p text:style-name="Standard"/>
      <text:p text:style-name="Standard"/>
      <text:p text:style-name="Standard"/>
      <text:p text:style-name="Standard">Decipher </text:p>
      <text:p text:style-name="Standard"/>
      <text:p text:style-name="Standard"/>
      <text:p text:style-name="Standard"/>
      <text:p text:style-name="Standard"/>
      <text:p text:style-name="Standard">EXERCISES </text:p>
      <text:p text:style-name="Standard"/>
      <text:p text:style-name="Standard">1. Writing a program to encipher and decipher individual characters using affine trans- </text:p>
      <text:p text:style-name="Standard">formations is very easy. All you need do is use a method that computes inverses mod </text:p>
      <text:p text:style-name="Standard">n, and the rest is as easy as writing the Caesar cipher. Write a TestAffineCipherApplet </text:p>
      <text:p text:style-name="Standard">class which tests the two static methods affineEncipher(), and affineDecipher(). These </text:p>
      <text:p text:style-name="Standard">last two methods should accept an array of bytes (a message), along with the enci- </text:p>
      <text:p text:style-name="Standard">phering key(s), and return an array of bytes. You must use primitive ints, so you need </text:p>
      <text:p text:style-name="Standard">to write a method to compute inverses modulo n for ints. </text:p>
      <text:p text:style-name="Standard"/>
      <text:p text:style-name="Standard">2. Encipher, and then decipher, the following messages using Caesar shift transforma- </text:p>
      <text:p text:style-name="Standard">tions with the ordinary alphabet, and where the shift b = 23. </text:p>
      <text:p text:style-name="Standard"/>
      <text:p text:style-name="Standard">a. KENNEDY IS DEAD </text:p>
      <text:p text:style-name="Standard"/>
      <text:p text:style-name="Standard"><text:soft-page-break/>b. HITLER IN PERU </text:p>
      <text:p text:style-name="Standard"/>
      <text:p text:style-name="Standard">c. BIG BROTHER </text:p>
      <text:p text:style-name="Standard"/>
      <text:p text:style-name="Standard">3. Repeat the previous exercise but use a single character affine cipher with a multiplier </text:p>
      <text:p text:style-name="Standard">of 15 and a shift of 6. </text:p>
      <text:p text:style-name="Standard"/>
      <text:p text:style-name="Standard">4. Repeat the previous exercise, but use a block affine cipher with a block size of 4 char- </text:p>
      <text:p text:style-name="Standard">acters per block. Use 25252526, the appropriate value for the modulus (using the ordi- </text:p>
      <text:p text:style-name="Standard">nary alphabet), and use 1542327 for the multiplier, and 9923411 for the shift. Pad </text:p>
      <text:p text:style-name="Standard">messages that are not multiples of the block size with the letter X. </text:p>
      <text:p text:style-name="Standard"/>
      <text:p text:style-name="Standard"/>
      <text:p text:style-name="Standard"/>
      <text:p text:style-name="Standard">CHAPTER 6 </text:p>
      <text:p text:style-name="Standard"/>
      <text:p text:style-name="Standard"/>
      <text:p text:style-name="Standard">Systems of Linear Congruences </text:p>
      <text:p text:style-name="Standard">Single Modulus </text:p>
      <text:p text:style-name="Standard"/>
      <text:p text:style-name="Standard"/>
      <text:p text:style-name="Standard">In this chapter we will discuss systems of linear congruences. The systems we consider </text:p>
      <text:p text:style-name="Standard">will he of two types: </text:p>
      <text:p text:style-name="Standard"/>
      <text:p text:style-name="Standard">1 . Multiple linear congruences consisting of several variables, modulo a single modulus. </text:p>
      <text:p text:style-name="Standard"/>
      <text:p text:style-name="Standard">2. Multiple linear congruences consisting of a single variable, modulo different moduli. </text:p>
      <text:p text:style-name="Standard"/>
      <text:p text:style-name="Standard">Here, we discuss systems of type 1. For these types of systems, you should know how </text:p>
      <text:p text:style-name="Standard">to handle systems of equations, as well as matrices. Take the following example of a sys- </text:p>
      <text:p text:style-name="Standard">tem of linear congruences with multiple variables modulo a single modulus: </text:p>
      <text:p text:style-name="Standard"/>
      <text:p text:style-name="Standard">5x + 3y + 2z= 2 (mod 7) </text:p>
      <text:p text:style-name="Standard"/>
      <text:p text:style-name="Standard">3x + 4y + 6z = 1 (mod 7) (*) </text:p>
      <text:p text:style-name="Standard"/>
      <text:p text:style-name="Standard">2x + y + z = 4 (mod 7) </text:p>
      <text:p text:style-name="Standard"/>
      <text:p text:style-name="Standard"/>
      <text:p text:style-name="Standard">6.1 MODULAR MATRICES </text:p>
      <text:p text:style-name="Standard"/>
      <text:p text:style-name="Standard"/>
      <text:p text:style-name="Standard">Note that we can write this in matrix notation as AX = B (mod 7) where A is </text:p>
      <text:p text:style-name="Standard"/>
      <text:p text:style-name="Standard"/>
      <text:p text:style-name="Standard">X is the column vector </text:p>
      <text:p text:style-name="Standard"/>
      <text:p text:style-name="Standard"/>
      <text:p text:style-name="Standard">and B is the vector </text:p>
      <text:p text:style-name="Standard"/>
      <text:p text:style-name="Standard"/>
      <text:p text:style-name="Standard">5 3 2 </text:p>
      <text:p text:style-name="Standard"><text:soft-page-break/>3 4 6 </text:p>
      <text:p text:style-name="Standard">2 1 1 </text:p>
      <text:p text:style-name="Standard"/>
      <text:p text:style-name="Standard">X </text:p>
      <text:p text:style-name="Standard"/>
      <text:p text:style-name="Standard">y </text:p>
      <text:p text:style-name="Standard"/>
      <text:p text:style-name="Standard">z </text:p>
      <text:p text:style-name="Standard"/>
      <text:p text:style-name="Standard"/>
      <text:p text:style-name="Standard">2 </text:p>
      <text:p text:style-name="Standard"/>
      <text:p text:style-name="Standard">1 </text:p>
      <text:p text:style-name="Standard"/>
      <text:p text:style-name="Standard">4 </text:p>
      <text:p text:style-name="Standard"/>
      <text:p text:style-name="Standard"/>
      <text:p text:style-name="Standard">125 </text:p>
      <text:p text:style-name="Standard"/>
      <text:p text:style-name="Standard"/>
      <text:p text:style-name="Standard"/>
      <text:p text:style-name="Standard">1 26 Chapter 6 Systems of Linear Congruences — Single Modulus </text:p>
      <text:p text:style-name="Standard"/>
      <text:p text:style-name="Standard"/>
      <text:p text:style-name="Standard">TABLE 6.1 </text:p>
      <text:p text:style-name="Standard"/>
      <text:p text:style-name="Standard"/>
      <text:p text:style-name="Standard">where congruence for matrices and matrix multiplication are defined as follows: </text:p>
      <text:p text:style-name="Standard"/>
      <text:p text:style-name="Standard"/>
      <text:p text:style-name="Standard">Definition </text:p>
      <text:p text:style-name="Standard"/>
      <text:p text:style-name="Standard">We say two kxp matrices A and B are congruent to each other modulo n if each entry </text:p>
      <text:p text:style-name="Standard">Qij = bj j (mod n) for i = . ,k,i = , p. </text:p>
      <text:p text:style-name="Standard"/>
      <text:p text:style-name="Standard"/>
      <text:p text:style-name="Standard">Examples. Here are some examples of congruent matrices. </text:p>
      <text:p text:style-name="Standard"/>
      <text:p text:style-name="Standard"/>
      <text:p text:style-name="Standard">3 </text:p>
      <text:p text:style-name="Standard"/>
      <text:p text:style-name="Standard">4 </text:p>
      <text:p text:style-name="Standard"/>
      <text:p text:style-name="Standard"/>
      <text:p text:style-name="Standard">13 </text:p>
      <text:p text:style-name="Standard"/>
      <text:p text:style-name="Standard">-6 </text:p>
      <text:p text:style-name="Standard"/>
      <text:p text:style-name="Standard">1 </text:p>
      <text:p text:style-name="Standard"/>
      <text:p text:style-name="Standard">-8 </text:p>
      <text:p text:style-name="Standard"/>
      <text:p text:style-name="Standard"><text:soft-page-break/></text:p>
      <text:p text:style-name="Standard">21 </text:p>
      <text:p text:style-name="Standard"/>
      <text:p text:style-name="Standard">2 </text:p>
      <text:p text:style-name="Standard"/>
      <text:p text:style-name="Standard"/>
      <text:p text:style-name="Standard">(mod 10) </text:p>
      <text:p text:style-name="Standard"/>
      <text:p text:style-name="Standard"/>
      <text:p text:style-name="Standard"/>
      <text:p text:style-name="Standard">0 </text:p>
      <text:p text:style-name="Standard"/>
      <text:p text:style-name="Standard">1 </text:p>
      <text:p text:style-name="Standard"/>
      <text:p text:style-name="Standard">2 </text:p>
      <text:p text:style-name="Standard"/>
      <text:p text:style-name="Standard"/>
      <text:p text:style-name="Standard">6 </text:p>
      <text:p text:style-name="Standard"/>
      <text:p text:style-name="Standard"/>
      <text:p text:style-name="Standard">7 </text:p>
      <text:p text:style-name="Standard"/>
      <text:p text:style-name="Standard">8 </text:p>
      <text:p text:style-name="Standard"/>
      <text:p text:style-name="Standard"/>
      <text:p text:style-name="Standard"/>
      <text:p text:style-name="Standard">1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= </text:p>
      <text:p text:style-name="Standard"/>
      <text:p text:style-name="Standard">-2 </text:p>
      <text:p text:style-name="Standard"/>
      <text:p text:style-name="Standard"/>
      <text:p text:style-name="Standard">-5 </text:p>
      <text:p text:style-name="Standard"/>
      <text:p text:style-name="Standard">1 </text:p>
      <text:p text:style-name="Standard"/>
      <text:p text:style-name="Standard">(m </text:p>
      <text:p text:style-name="Standard"/>
      <text:p text:style-name="Standard"/>
      <text:p text:style-name="Standard">2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11 </text:p>
      <text:p text:style-name="Standard"><text:soft-page-break/></text:p>
      <text:p text:style-name="Standard"/>
      <text:p text:style-name="Standard">9 </text:p>
      <text:p text:style-name="Standard"/>
      <text:p text:style-name="Standard">15 </text:p>
      <text:p text:style-name="Standard"/>
      <text:p text:style-name="Standard"/>
      <text:p text:style-name="Standard">6 </text:p>
      <text:p text:style-name="Standard"/>
      <text:p text:style-name="Standard">5 </text:p>
      <text:p text:style-name="Standard"/>
      <text:p text:style-name="Standard">4 </text:p>
      <text:p text:style-name="Standard"/>
      <text:p text:style-name="Standard">3 </text:p>
      <text:p text:style-name="Standard"/>
      <text:p text:style-name="Standard"/>
      <text:p text:style-name="Standard">0 - </text:p>
      <text:p text:style-name="Standard"/>
      <text:p text:style-name="Standard">-1 </text:p>
      <text:p text:style-name="Standard"/>
      <text:p text:style-name="Standard"/>
      <text:p text:style-name="Standard">-2 </text:p>
      <text:p text:style-name="Standard"/>
      <text:p text:style-name="Standard">-3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6 </text:p>
      <text:p text:style-name="Standard"/>
      <text:p text:style-name="Standard">4 </text:p>
      <text:p text:style-name="Standard"/>
      <text:p text:style-name="Standard"/>
      <text:p text:style-name="Standard">0 - </text:p>
      <text:p text:style-name="Standard"/>
      <text:p text:style-name="Standard">-6 </text:p>
      <text:p text:style-name="Standard"/>
      <text:p text:style-name="Standard"/>
      <text:p text:style-name="Standard">0 </text:p>
      <text:p text:style-name="Standard"/>
      <text:p text:style-name="Standard">-2 </text:p>
      <text:p text:style-name="Standard"/>
      <text:p text:style-name="Standard">1 </text:p>
      <text:p text:style-name="Standard"/>
      <text:p text:style-name="Standard">2 </text:p>
      <text:p text:style-name="Standard"/>
      <text:p text:style-name="Standard">3 </text:p>
      <text:p text:style-name="Standard"/>
      <text:p text:style-name="Standard">3 </text:p>
      <text:p text:style-name="Standard"/>
      <text:p text:style-name="Standard">— </text:p>
      <text:p text:style-name="Standard"><text:soft-page-break/></text:p>
      <text:p text:style-name="Standard">7 </text:p>
      <text:p text:style-name="Standard"/>
      <text:p text:style-name="Standard">2 </text:p>
      <text:p text:style-name="Standard"/>
      <text:p text:style-name="Standard"/>
      <text:p text:style-name="Standard">-3 </text:p>
      <text:p text:style-name="Standard"/>
      <text:p text:style-name="Standard">-9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7 </text:p>
      <text:p text:style-name="Standard"/>
      <text:p text:style-name="Standard"/>
      <text:p text:style-name="Standard">6 </text:p>
      <text:p text:style-name="Standard"/>
      <text:p text:style-name="Standard">0 </text:p>
      <text:p text:style-name="Standard"/>
      <text:p text:style-name="Standard"/>
      <text:p text:style-name="Standard">-5 </text:p>
      <text:p text:style-name="Standard"/>
      <text:p text:style-name="Standard">1 </text:p>
      <text:p text:style-name="Standard"/>
      <text:p text:style-name="Standard"/>
      <text:p text:style-name="Standard">(mod 6) </text:p>
      <text:p text:style-name="Standard"/>
      <text:p text:style-name="Standard"/>
      <text:p text:style-name="Standard">Definition </text:p>
      <text:p text:style-name="Standard"/>
      <text:p text:style-name="Standard">If A is an m X n matrix, and B is an nXp matrix, the matrix product C = AB is the mXp </text:p>
      <text:p text:style-name="Standard">matrix </text:p>
      <text:p text:style-name="Standard"/>
      <text:p text:style-name="Standard"/>
      <text:p text:style-name="Standard"/>
      <text:p text:style-name="Standard">^1,1 </text:p>
      <text:p text:style-name="Standard"/>
      <text:p text:style-name="Standard">Cl. 2 • </text:p>
      <text:p text:style-name="Standard"/>
      <text:p text:style-name="Standard"/>
      <text:p text:style-name="Standard"/>
      <text:p text:style-name="Standard">C2A </text:p>
      <text:p text:style-name="Standard"/>
      <text:p text:style-name="Standard">C2,2 </text:p>
      <text:p text:style-name="Standard"/>
      <text:p text:style-name="Standard"/>
      <text:p text:style-name="Standard"/>
      <text:p text:style-name="Standard">^m, 1 </text:p>
      <text:p text:style-name="Standard"><text:soft-page-break/></text:p>
      <text:p text:style-name="Standard">^m,2 </text:p>
      <text:p text:style-name="Standard"/>
      <text:p text:style-name="Standard">^m,p </text:p>
      <text:p text:style-name="Standard"/>
      <text:p text:style-name="Standard">where the i,jth entry of C is Xa, iBj^j </text:p>
      <text:p text:style-name="Standard"/>
      <text:p text:style-name="Standard">1,2, . . . </text:p>
      <text:p text:style-name="Standard"/>
      <text:p text:style-name="Standard"/>
      <text:p text:style-name="Standard">This simply means we multiply the entries of the ith row of A hy the entries of the jth col- </text:p>
      <text:p text:style-name="Standard">umn of B, then sum them up to get the i, /th entry of C = AB. This also means, of course, </text:p>
      <text:p text:style-name="Standard">that the number of columns of the first matrix must be the same as the number of rows in </text:p>
      <text:p text:style-name="Standard">the second matrix. An example illustrating this process is shown in Table 6.1. </text:p>
      <text:p text:style-name="Standard"/>
      <text:p text:style-name="Standard">To use matrices to solve linear systems of congruences, we must determine whether or </text:p>
      <text:p text:style-name="Standard">not the operations we use for ordinary matrices representing systems of equations still hold </text:p>
      <text:p text:style-name="Standard"/>
      <text:p text:style-name="Standard"/>
      <text:p text:style-name="Standard">12 5 1 </text:p>
      <text:p text:style-name="Standard"/>
      <text:p text:style-name="Standard"/>
      <text:p text:style-name="Standard">3 </text:p>
      <text:p text:style-name="Standard"/>
      <text:p text:style-name="Standard">1 </text:p>
      <text:p text:style-name="Standard"/>
      <text:p text:style-name="Standard">3 </text:p>
      <text:p text:style-name="Standard"/>
      <text:p text:style-name="Standard"/>
      <text:p text:style-name="Standard">Q 1*1+2*7+5*1+1*2=22 H </text:p>
      <text:p text:style-name="Standard"/>
      <text:p text:style-name="Standard">2 4 0 0 </text:p>
      <text:p text:style-name="Standard"/>
      <text:p text:style-name="Standard"/>
      <text:p text:style-name="Standard">1 </text:p>
      <text:p text:style-name="Standard"/>
      <text:p text:style-name="Standard">7 </text:p>
      <text:p text:style-name="Standard"/>
      <text:p text:style-name="Standard">0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 30 6 </text:p>
      <text:p text:style-name="Standard"/>
      <text:p text:style-name="Standard"/>
      <text:p text:style-name="Standard"/>
      <text:p text:style-name="Standard"><text:soft-page-break/>1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6.1 Modular Matrices 127 </text:p>
      <text:p text:style-name="Standard"/>
      <text:p text:style-name="Standard"/>
      <text:p text:style-name="Standard">for matrices when used for congruences. Recall from linear algebra the three basic row </text:p>
      <text:p text:style-name="Standard">operations that are permitted on matrices; we will modify these rules slightly: </text:p>
      <text:p text:style-name="Standard"/>
      <text:p text:style-name="Standard">1. Any two rows may be exchanged. </text:p>
      <text:p text:style-name="Standard"/>
      <text:p text:style-name="Standard">2. Any row may be multiplied by a nonzero scalar. </text:p>
      <text:p text:style-name="Standard"/>
      <text:p text:style-name="Standard">3. A multiple of any row may be added to another row. </text:p>
      <text:p text:style-name="Standard"/>
      <text:p text:style-name="Standard">We redefine the three elementary row operations for matrices used to represent a system </text:p>
      <text:p text:style-name="Standard">of congruences: </text:p>
      <text:p text:style-name="Standard"/>
      <text:p text:style-name="Standard"/>
      <text:p text:style-name="Standard">Definition </text:p>
      <text:p text:style-name="Standard"/>
      <text:p text:style-name="Standard">The three elementary row operations for matrices modulo n are: </text:p>
      <text:p text:style-name="Standard"/>
      <text:p text:style-name="Standard">1. Any two rows may be exchanged. </text:p>
      <text:p text:style-name="Standard"/>
      <text:p text:style-name="Standard">2. Any row may be multiplied by an integer scalar relatively prime to the modulus. </text:p>
      <text:p text:style-name="Standard">(Call this a multiple of a row.) </text:p>
      <text:p text:style-name="Standard"/>
      <text:p text:style-name="Standard">3. A multiple of a row may be added to another row. </text:p>
      <text:p text:style-name="Standard"/>
      <text:p text:style-name="Standard"/>
      <text:p text:style-name="Standard">We will show now that when the elementary operations are defined this way, they do not </text:p>
      <text:p text:style-name="Standard">affect the solutions to a system of congruences. </text:p>
      <text:p text:style-name="Standard"/>
      <text:p text:style-name="Standard">PROPOSITION 23. When matrices are used to represent a system of linear congru- </text:p>
      <text:p text:style-name="Standard">ences, the three elementary row operations for matrices do not affect the solution(s) of the </text:p>
      <text:p text:style-name="Standard">corresponding system of congruences modulo n. </text:p>
      <text:p text:style-name="Standard"/>
      <text:p text:style-name="Standard"/>
      <text:p text:style-name="Standard">Proof. Operation 1 clearly still holds if the matrices are representing congruences, for </text:p>
      <text:p text:style-name="Standard">switching the order of the congruences in a system does not affect the solution. If scalars </text:p>
      <text:p text:style-name="Standard">are always understood to be integers, then multiplying both sides of a congruence by a scalar </text:p>
      <text:p text:style-name="Standard">that is relatively prime to the modulus will not alter the solution. To see this, consider the </text:p>
      <text:p text:style-name="Standard">congruence </text:p>
      <text:p text:style-name="Standard"/>
      <text:p text:style-name="Standard"><text:soft-page-break/>acx + bey = dc (mod n) ($) </text:p>
      <text:p text:style-name="Standard"/>
      <text:p text:style-name="Standard">where c is relatively prime to n. Suppose x = x' ,y = y' is a solution to this congruence; that </text:p>
      <text:p text:style-name="Standard">is, </text:p>
      <text:p text:style-name="Standard"/>
      <text:p text:style-name="Standard">acx' + bey' = dc (mod n). </text:p>
      <text:p text:style-name="Standard"/>
      <text:p text:style-name="Standard">Then we have </text:p>
      <text:p text:style-name="Standard"/>
      <text:p text:style-name="Standard"/>
      <text:p text:style-name="Standard">ax' + by' = d (mod n) </text:p>
      <text:p text:style-name="Standard"/>
      <text:p text:style-name="Standard">by Proposition 21, and so x = x' ,y = y' is also a solution to the congruence </text:p>
      <text:p text:style-name="Standard"/>
      <text:p text:style-name="Standard">ax + by = d (mod n). ($$) </text:p>
      <text:p text:style-name="Standard"/>
      <text:p text:style-name="Standard">Clearly, the reverse is also true: lfx = Xo,y = y^ is a solution to ($$), then it is also a solu- </text:p>
      <text:p text:style-name="Standard">tion to ($). So, the solutions to ($) and ($$) are identical when (c, n) = 1, so operation 2 also </text:p>
      <text:p text:style-name="Standard"/>
      <text:p text:style-name="Standard"/>
      <text:p text:style-name="Standard"/>
      <text:p text:style-name="Standard"/>
      <text:p text:style-name="Standard">128 </text:p>
      <text:p text:style-name="Standard"/>
      <text:p text:style-name="Standard"/>
      <text:p text:style-name="Standard">Chapter 6 Systems of Linear Congruences — Single Modulus </text:p>
      <text:p text:style-name="Standard"/>
      <text:p text:style-name="Standard"/>
      <text:p text:style-name="Standard">holds for matrices representing congruences, provided the scalar multiple is relatively prime </text:p>
      <text:p text:style-name="Standard">to the modulus. Lastly, it is clear from proposition 20 that operation 3 is still valid for matri- </text:p>
      <text:p text:style-name="Standard">ces when they are used to represent congruences. Proposition 20 says we can add congru- </text:p>
      <text:p text:style-name="Standard">ent items to both sides of a congruence without changing the congruence. ■ </text:p>
      <text:p text:style-name="Standard"/>
      <text:p text:style-name="Standard"/>
      <text:p text:style-name="Standard">Thus, we can solve the previous system (*) using elementary row operations on the aug- </text:p>
      <text:p text:style-name="Standard">mented matrix. We will attempt to produce an upper triangular matrix, then use back sub- </text:p>
      <text:p text:style-name="Standard">stitution to obtain values for the variables. When this is done using matrices defined over </text:p>
      <text:p text:style-name="Standard">the real numbers it is called Gaussian elimination; we may as well call it that in this setting, </text:p>
      <text:p text:style-name="Standard">too. </text:p>
      <text:p text:style-name="Standard"/>
      <text:p text:style-name="Standard">5 3 2 2 </text:p>
      <text:p text:style-name="Standard">3 4 6 1 </text:p>
      <text:p text:style-name="Standard">2 114 </text:p>
      <text:p text:style-name="Standard"/>
      <text:p text:style-name="Standard">The augmented matrix A\B. </text:p>
      <text:p text:style-name="Standard"/>
      <text:p text:style-name="Standard">5 3 2 2 </text:p>
      <text:p text:style-name="Standard"/>
      <text:p text:style-name="Standard">6 15 2 </text:p>
      <text:p text:style-name="Standard"/>
      <text:p text:style-name="Standard">2 114 </text:p>
      <text:p text:style-name="Standard"/>
      <text:p text:style-name="Standard"><text:soft-page-break/>Multiply second row by 2; all operations are done modulo 7 and the least nonnegative </text:p>
      <text:p text:style-name="Standard">residue is retained. </text:p>
      <text:p text:style-name="Standard"/>
      <text:p text:style-name="Standard">5 3 2 2 </text:p>
      <text:p text:style-name="Standard">0 5 2 4 </text:p>
      <text:p text:style-name="Standard">2 114 </text:p>
      <text:p text:style-name="Standard"/>
      <text:p text:style-name="Standard">Subtract 3 times third row from second row. </text:p>
      <text:p text:style-name="Standard"/>
      <text:p text:style-name="Standard">5 3 2 2 </text:p>
      <text:p text:style-name="Standard">0 5 2 4 </text:p>
      <text:p text:style-name="Standard">5 6 6 3 </text:p>
      <text:p text:style-name="Standard"/>
      <text:p text:style-name="Standard">Multiply third row by 6. </text:p>
      <text:p text:style-name="Standard"/>
      <text:p text:style-name="Standard">5 3 2 2 </text:p>
      <text:p text:style-name="Standard">0 5 2 4 </text:p>
      <text:p text:style-name="Standard">0 3 4 1 </text:p>
      <text:p text:style-name="Standard"/>
      <text:p text:style-name="Standard">Subtract first row from third row. </text:p>
      <text:p text:style-name="Standard"/>
      <text:p text:style-name="Standard">5 3 2 2 </text:p>
      <text:p text:style-name="Standard">0 5 2 4 </text:p>
      <text:p text:style-name="Standard">0 5 2 4 </text:p>
      <text:p text:style-name="Standard"/>
      <text:p text:style-name="Standard"/>
      <text:p text:style-name="Standard">5 3 2 2 </text:p>
      <text:p text:style-name="Standard">0 5 2 4 </text:p>
      <text:p text:style-name="Standard">0 0 0 0 </text:p>
      <text:p text:style-name="Standard"/>
      <text:p text:style-name="Standard"/>
      <text:p text:style-name="Standard">Multiply third row by 4. </text:p>
      <text:p text:style-name="Standard"/>
      <text:p text:style-name="Standard"/>
      <text:p text:style-name="Standard"/>
      <text:p text:style-name="Standard">6.2 Modular Matrix Inverses 1 29 </text:p>
      <text:p text:style-name="Standard"/>
      <text:p text:style-name="Standard"/>
      <text:p text:style-name="Standard">Subtract second row from third row. Here we obtain a row of all zeros (mod 7), so we can- </text:p>
      <text:p text:style-name="Standard">not get a unique solution in this case. (Here, of course, we take a unique solution to mean </text:p>
      <text:p text:style-name="Standard">that all other solutions are congruent to it). </text:p>
      <text:p text:style-name="Standard"/>
      <text:p text:style-name="Standard">12 6 6 </text:p>
      <text:p text:style-name="Standard">0 16 5 </text:p>
      <text:p text:style-name="Standard">0 0 0 0 </text:p>
      <text:p text:style-name="Standard"/>
      <text:p text:style-name="Standard">Multiply both the first and second rows by 3, an inverse of 5 modulo 7. This gives the fol- </text:p>
      <text:p text:style-name="Standard">lowing solutions for the system: </text:p>
      <text:p text:style-name="Standard"/>
      <text:p text:style-name="Standard">y = — 6z -I- 5 = z H- 5 (mod 7), and </text:p>
      <text:p text:style-name="Standard"/>
      <text:p text:style-name="Standard">X = —2y — 6z + 6 = 5yH-z + 6 = 5(z-i-5)-t-z + 6 = 6z + 25H-6 = 6z + 3 (mod 7). </text:p>
      <text:p text:style-name="Standard"><text:soft-page-break/></text:p>
      <text:p text:style-name="Standard">If we allow z to range from 0 through 6, we can list all of the incongruent solutions to </text:p>
      <text:p text:style-name="Standard">this system. They are presented in Table 6.2, and you are asked to recompute each solution </text:p>
      <text:p text:style-name="Standard">and to verify each of them. </text:p>
      <text:p text:style-name="Standard"/>
      <text:p text:style-name="Standard">The preceding example teaches us an important lesson: that systems of congruences may </text:p>
      <text:p text:style-name="Standard">have multiple solutions due to linear dependence, as it is in linear algebra. Of course, when </text:p>
      <text:p text:style-name="Standard">dealing with congruences, we have finitely many incongruent solutions, rather than infi- </text:p>
      <text:p text:style-name="Standard">nitely many solutions as when dealing with systems of equations defined over the real num- </text:p>
      <text:p text:style-name="Standard">bers. </text:p>
      <text:p text:style-name="Standard"/>
      <text:p text:style-name="Standard">6.2 MODULAR MATRIX INVERSES </text:p>
      <text:p text:style-name="Standard"/>
      <text:p text:style-name="Standard">Later on it will be useful for us to be able to obtain the inverse of a square mXm matrix A </text:p>
      <text:p text:style-name="Standard">modulo n. That is, we will wish to find the matrix M such that MA = AM = I (mod n), </text:p>
      <text:p text:style-name="Standard">where I is the mXm identity matrix. </text:p>
      <text:p text:style-name="Standard"/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... 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... 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... 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1 </text:p>
      <text:p text:style-name="Standard"/>
      <text:p text:style-name="Standard"/>
      <text:p text:style-name="Standard">Of course, an inverse modulo n of a matrix A may not exist, but when it does, we denote </text:p>
      <text:p text:style-name="Standard"><text:soft-page-break/>it as A'. We should be able to find it by forming the augmented matrix A 17, and using </text:p>
      <text:p text:style-name="Standard">Gauss-Jordan elimination with elementary row operations. We illustrate how this will be </text:p>
      <text:p text:style-name="Standard">done with an example; we will attempt to find an inverse modulo 5 of the 2X2 matrix A, </text:p>
      <text:p text:style-name="Standard">which is </text:p>
      <text:p text:style-name="Standard"/>
      <text:p text:style-name="Standard">1 4 </text:p>
      <text:p text:style-name="Standard"/>
      <text:p text:style-name="Standard">2 2 </text:p>
      <text:p text:style-name="Standard"/>
      <text:p text:style-name="Standard"/>
      <text:p text:style-name="Standard">TABLE 6.2 </text:p>
      <text:p text:style-name="Standard"/>
      <text:p text:style-name="Standard"/>
      <text:p text:style-name="Standard">X </text:p>
      <text:p text:style-name="Standard"/>
      <text:p text:style-name="Standard">3 </text:p>
      <text:p text:style-name="Standard"/>
      <text:p text:style-name="Standard">2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6 </text:p>
      <text:p text:style-name="Standard"/>
      <text:p text:style-name="Standard">5 </text:p>
      <text:p text:style-name="Standard"/>
      <text:p text:style-name="Standard">4 </text:p>
      <text:p text:style-name="Standard"/>
      <text:p text:style-name="Standard">y </text:p>
      <text:p text:style-name="Standard"/>
      <text:p text:style-name="Standard">5 </text:p>
      <text:p text:style-name="Standard"/>
      <text:p text:style-name="Standard">6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2 </text:p>
      <text:p text:style-name="Standard"/>
      <text:p text:style-name="Standard">3 </text:p>
      <text:p text:style-name="Standard"/>
      <text:p text:style-name="Standard">4 </text:p>
      <text:p text:style-name="Standard"/>
      <text:p text:style-name="Standard">z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2 </text:p>
      <text:p text:style-name="Standard"><text:soft-page-break/></text:p>
      <text:p text:style-name="Standard">3 </text:p>
      <text:p text:style-name="Standard"/>
      <text:p text:style-name="Standard">4 </text:p>
      <text:p text:style-name="Standard"/>
      <text:p text:style-name="Standard">5 </text:p>
      <text:p text:style-name="Standard"/>
      <text:p text:style-name="Standard">6 </text:p>
      <text:p text:style-name="Standard"/>
      <text:p text:style-name="Standard"/>
      <text:p text:style-name="Standard">1 30 Chapter 6 Systems of Linear Congruences — Single Modulus </text:p>
      <text:p text:style-name="Standard"/>
      <text:p text:style-name="Standard"/>
      <text:p text:style-name="Standard">Specifically, we are looking for a matrix A' such that </text:p>
      <text:p text:style-name="Standard"/>
      <text:p text:style-name="Standard">A'A^AA' =/(mod 5). </text:p>
      <text:p text:style-name="Standard"/>
      <text:p text:style-name="Standard">We begin by joining the matrix A with the 2X2 identity matrix. </text:p>
      <text:p text:style-name="Standard"/>
      <text:p text:style-name="Standard"/>
      <text:p text:style-name="Standard">The augmented matrix A\I. </text:p>
      <text:p text:style-name="Standard"/>
      <text:p text:style-name="Standard"/>
      <text:p text:style-name="Standard">Subtract twice the first row from the second row. All operations are done modulo 5, and the </text:p>
      <text:p text:style-name="Standard">least nonnegative residue is retained. </text:p>
      <text:p text:style-name="Standard"/>
      <text:p text:style-name="Standard"/>
      <text:p text:style-name="Standard">Subtract the second row from the first row. </text:p>
      <text:p text:style-name="Standard"/>
      <text:p text:style-name="Standard"/>
      <text:p text:style-name="Standard">Multiply the second row by 4, an inverse of 4 modulo 5. Now, we have A', an inverse of A </text:p>
      <text:p text:style-name="Standard">modulo 5 ; it is the matrix </text:p>
      <text:p text:style-name="Standard"/>
      <text:p text:style-name="Standard"/>
      <text:p text:style-name="Standard">1 </text:p>
      <text:p text:style-name="Standard"/>
      <text:p text:style-name="Standard">4 </text:p>
      <text:p text:style-name="Standard"/>
      <text:p text:style-name="Standard">3 </text:p>
      <text:p text:style-name="Standard"/>
      <text:p text:style-name="Standard">4 </text:p>
      <text:p text:style-name="Standard"/>
      <text:p text:style-name="Standard">1 0 </text:p>
      <text:p text:style-name="Standard"/>
      <text:p text:style-name="Standard">2 </text:p>
      <text:p text:style-name="Standard"/>
      <text:p text:style-name="Standard">2 </text:p>
      <text:p text:style-name="Standard"/>
      <text:p text:style-name="Standard">2 </text:p>
      <text:p text:style-name="Standard"/>
      <text:p text:style-name="Standard">4 “ </text:p>
      <text:p text:style-name="Standard"/>
      <text:p text:style-name="Standard"><text:soft-page-break/>0 1 </text:p>
      <text:p text:style-name="Standard"/>
      <text:p text:style-name="Standard"/>
      <text:p text:style-name="Standard">To verify that this is an inverse of A modulo 5, take the product AA' (you could also take </text:p>
      <text:p text:style-name="Standard">A'A), and verify that you get the 2X2 identity matrix. We do this here: </text:p>
      <text:p text:style-name="Standard"/>
      <text:p text:style-name="Standard"/>
      <text:p text:style-name="Standard">(mod 5) </text:p>
      <text:p text:style-name="Standard"/>
      <text:p text:style-name="Standard"/>
      <text:p text:style-name="Standard">Now that we have discussed finding inverses, we discuss how they may be used. When </text:p>
      <text:p text:style-name="Standard">an inverse modulo n of a square matrix A exists, it is quite useful in solving linear systems </text:p>
      <text:p text:style-name="Standard">of congruences, for if </text:p>
      <text:p text:style-name="Standard"/>
      <text:p text:style-name="Standard">AX = B (mod n), </text:p>
      <text:p text:style-name="Standard"/>
      <text:p text:style-name="Standard">then by finding A', an inverse of A modulo n, we can find the solutions by multiplying both </text:p>
      <text:p text:style-name="Standard">sides of the congruence by A': </text:p>
      <text:p text:style-name="Standard"/>
      <text:p text:style-name="Standard">A' AX = A' B (mod n). </text:p>
      <text:p text:style-name="Standard"/>
      <text:p text:style-name="Standard">The left-hand side of the above simplifies to </text:p>
      <text:p text:style-name="Standard"/>
      <text:p text:style-name="Standard">A'AZ =1X = X (mod n), </text:p>
      <text:p text:style-name="Standard"/>
      <text:p text:style-name="Standard">which then yields </text:p>
      <text:p text:style-name="Standard"/>
      <text:p text:style-name="Standard">X = A'B (mod n). </text:p>
      <text:p text:style-name="Standard"/>
      <text:p text:style-name="Standard"/>
      <text:p text:style-name="Standard"/>
      <text:p text:style-name="Standard">6.2 Modular Matrix Inverses 131 </text:p>
      <text:p text:style-name="Standard"/>
      <text:p text:style-name="Standard"/>
      <text:p text:style-name="Standard">The matrices A' and B are both known; we simply take the product A 'B modulo n to get </text:p>
      <text:p text:style-name="Standard">our solutions for X. (Note: Linear algebra says that when I is the identity matrix, IX = X, so </text:p>
      <text:p text:style-name="Standard">certainly IX = X (mod n).) </text:p>
      <text:p text:style-name="Standard"/>
      <text:p text:style-name="Standard"/>
      <text:p text:style-name="Standard">Example. Find the solutions to AX = B (mod 5) by finding A' where A is the matrix </text:p>
      <text:p text:style-name="Standard"/>
      <text:p text:style-name="Standard"/>
      <text:p text:style-name="Standard">X is the vector </text:p>
      <text:p text:style-name="Standard"/>
      <text:p text:style-name="Standard"/>
      <text:p text:style-name="Standard">1 4 </text:p>
      <text:p text:style-name="Standard"/>
      <text:p text:style-name="Standard">2 2 </text:p>
      <text:p text:style-name="Standard"/>
      <text:p text:style-name="Standard"/>
      <text:p text:style-name="Standard">and B is the vector </text:p>
      <text:p text:style-name="Standard"/>
      <text:p text:style-name="Standard"><text:soft-page-break/>3 </text:p>
      <text:p text:style-name="Standard">2 </text:p>
      <text:p text:style-name="Standard"/>
      <text:p text:style-name="Standard">We already found the inverse A' of A modulo 5 earlier; it is the matrix </text:p>
      <text:p text:style-name="Standard"/>
      <text:p text:style-name="Standard">3 4 </text:p>
      <text:p text:style-name="Standard">2 4 </text:p>
      <text:p text:style-name="Standard"/>
      <text:p text:style-name="Standard">and to use it to find X, we simply take the product A'B: </text:p>
      <text:p text:style-name="Standard"/>
      <text:p text:style-name="Standard">(mod 5) </text:p>
      <text:p text:style-name="Standard"/>
      <text:p text:style-name="Standard">We now verify that x = 2 (mod 5) and y = 4 (mod 5) is actually a solution to the system </text:p>
      <text:p text:style-name="Standard">of congruences </text:p>
      <text:p text:style-name="Standard"/>
      <text:p text:style-name="Standard">X + 4y = 3 (mod 5) </text:p>
      <text:p text:style-name="Standard"/>
      <text:p text:style-name="Standard">2x + 2y = 2 (mod 5). </text:p>
      <text:p text:style-name="Standard"/>
      <text:p text:style-name="Standard"/>
      <text:p text:style-name="Standard">3 4 </text:p>
      <text:p text:style-name="Standard"/>
      <text:p text:style-name="Standard">3 </text:p>
      <text:p text:style-name="Standard"/>
      <text:p text:style-name="Standard"/>
      <text:p text:style-name="Standard">17 </text:p>
      <text:p text:style-name="Standard"/>
      <text:p text:style-name="Standard"/>
      <text:p text:style-name="Standard">2 </text:p>
      <text:p text:style-name="Standard"/>
      <text:p text:style-name="Standard">2 4 </text:p>
      <text:p text:style-name="Standard"/>
      <text:p text:style-name="Standard">2 </text:p>
      <text:p text:style-name="Standard"/>
      <text:p text:style-name="Standard"/>
      <text:p text:style-name="Standard">14 </text:p>
      <text:p text:style-name="Standard"/>
      <text:p text:style-name="Standard"/>
      <text:p text:style-name="Standard">4 </text:p>
      <text:p text:style-name="Standard"/>
      <text:p text:style-name="Standard"/>
      <text:p text:style-name="Standard">Substitution reveals </text:p>
      <text:p text:style-name="Standard"/>
      <text:p text:style-name="Standard"/>
      <text:p text:style-name="Standard">and the solution checks. </text:p>
      <text:p text:style-name="Standard"/>
      <text:p text:style-name="Standard"/>
      <text:p text:style-name="Standard">2 + 4- 4= 18 ^3 (mod 5) </text:p>
      <text:p text:style-name="Standard">2-2 + 2- 4=12 = 2 (mod 5) </text:p>
      <text:p text:style-name="Standard"/>
      <text:p text:style-name="Standard"/>
      <text:p text:style-name="Standard">You may have noticed something amiss in multiplying both sides of the congruence </text:p>
      <text:p text:style-name="Standard"><text:soft-page-break/>AZ = B (mod n) by some matrix A' in order to solve for X. Namely, how do we know that </text:p>
      <text:p text:style-name="Standard">multiplying both sides of a matrix congruence by a matrix preserves the congruence? That </text:p>
      <text:p text:style-name="Standard">is, if two nXk matrices A and B are such that A = B (mod m), is it true that AC = BC (mod </text:p>
      <text:p text:style-name="Standard">m) for any kXp matrix C, and that DA = DB (mod m) for any qXn matrix D7 The next </text:p>
      <text:p text:style-name="Standard">proposition shows that this is the case, and thus vindicates our seeming recklessness. </text:p>
      <text:p text:style-name="Standard"/>
      <text:p text:style-name="Standard"/>
      <text:p text:style-name="Standard">PROPOSITION 24. Suppose two nXk matrices A and B are such that A = B (mod m) . Then </text:p>
      <text:p text:style-name="Standard">AC = BC (mod m) for any kXp matrix C, and DA = DB (mod m) for any qXn matrix D. </text:p>
      <text:p text:style-name="Standard"/>
      <text:p text:style-name="Standard"/>
      <text:p text:style-name="Standard">132 </text:p>
      <text:p text:style-name="Standard"/>
      <text:p text:style-name="Standard"/>
      <text:p text:style-name="Standard">Chapter 6 Systems of Linear Congruences — Single Modulus </text:p>
      <text:p text:style-name="Standard"/>
      <text:p text:style-name="Standard"/>
      <text:p text:style-name="Standard">Proof. Suppose the matrices are as stated. Note that the ijth entries in the product matri- </text:p>
      <text:p text:style-name="Standard">ces AC and BC are Xa, ,c, j and X&amp;, ,c, j, respectively. Since A = B (mod m), we have a, , = </text:p>
      <text:p text:style-name="Standard">fc, t (mod m) V i and f, and so </text:p>
      <text:p text:style-name="Standard"/>
      <text:p text:style-name="Standard">Sfl;, ,c,^j = Xfo,- (mod m) </text:p>
      <text:p text:style-name="Standard"/>
      <text:p text:style-name="Standard">by proposition 20, which says congruent items (mod m) can be added to both sides of a </text:p>
      <text:p text:style-name="Standard">congruence (mod m) and preserve the congruence. Thus, AC = BC (mod m). The proof that </text:p>
      <text:p text:style-name="Standard">DA = BA (mod m) is nearly identical to the previous; you are invited to do it. ■ </text:p>
      <text:p text:style-name="Standard"/>
      <text:p text:style-name="Standard">Java Algorithm. In this chapter we discussed modular arithmetic and congruences for </text:p>
      <text:p text:style-name="Standard">matrices. This is a perfect opportunity to define a useful class for these purposes. We can </text:p>
      <text:p text:style-name="Standard">call it the ModMatrix class; it represents a matrix whose elements are all taken modulo m. </text:p>
      <text:p text:style-name="Standard"/>
      <text:p text:style-name="Standard">ModMatrix objects need not be square; we will define how to add, subtract, and multi- </text:p>
      <text:p text:style-name="Standard">ply them. There will be exceptions thrown if the matrices are of the improper size. Of course, </text:p>
      <text:p text:style-name="Standard">matrices are not invertible unless they are square (and sometimes not even then), so we will </text:p>
      <text:p text:style-name="Standard">develop a subclass of ModMatrix called ModSquareMatrix. It will have the appropriate </text:p>
      <text:p text:style-name="Standard">methods for inverting matrices. Finally, we will also define a ModIdentityMatrix class, </text:p>
      <text:p text:style-name="Standard">which extends ModSquareMatrix. </text:p>
      <text:p text:style-name="Standard"/>
      <text:p text:style-name="Standard">First, the ModMatrix class: its data items will consist of a two dimensional array of Big- </text:p>
      <text:p text:style-name="Standard">Integers, a Biginteger representing the modulus, and ints to record the number of rows and </text:p>
      <text:p text:style-name="Standard">number of columns in the matrix. </text:p>
      <text:p text:style-name="Standard"/>
      <text:p text:style-name="Standard">import j ava. math. Biginteger ; </text:p>
      <text:p text:style-name="Standard">import java. security. * ; </text:p>
      <text:p text:style-name="Standard">public class ModMatrix { </text:p>
      <text:p text:style-name="Standard"/>
      <text:p text:style-name="Standard">//A ModMatrix is a 2D array of Bigintegers </text:p>
      <text:p text:style-name="Standard">Biginteger [][ ] array; </text:p>
      <text:p text:style-name="Standard"/>
      <text:p text:style-name="Standard">//Number of columns/rows recorded here </text:p>
      <text:p text:style-name="Standard">int numRows, numCols; </text:p>
      <text:p text:style-name="Standard"/>
      <text:p text:style-name="Standard"><text:soft-page-break/>//The modulus of the ModMatrix </text:p>
      <text:p text:style-name="Standard">Biginteger modulus; </text:p>
      <text:p text:style-name="Standard"/>
      <text:p text:style-name="Standard">The ModMatrix constructors are of different types. The first produces either a matrix of </text:p>
      <text:p text:style-name="Standard">all zeros or of random entries, the second reads a one-dimensional array into a two-dimen- </text:p>
      <text:p text:style-name="Standard">sional matrix, and the third simply copies another matrix. The last constructor is the default </text:p>
      <text:p text:style-name="Standard">constructor, which accepts no arguments. It does nothing, but is used by the subclasses we </text:p>
      <text:p text:style-name="Standard">define. </text:p>
      <text:p text:style-name="Standard"/>
      <text:p text:style-name="Standard">//Creates a matrix with random entries having r rows, c columns, </text:p>
      <text:p text:style-name="Standard"/>
      <text:p text:style-name="Standard">//Or, it creates a matrix of all zeros </text:p>
      <text:p text:style-name="Standard"/>
      <text:p text:style-name="Standard">//Matrices start indexing at 1,1. Zeroth column and row are not used, </text:p>
      <text:p text:style-name="Standard">public ModMatrix ( int r,int c, Biginteger m, boolean makeZero) { </text:p>
      <text:p text:style-name="Standard"/>
      <text:p text:style-name="Standard">SecureRandom sr=new SecureRandom ( ) ; </text:p>
      <text:p text:style-name="Standard">modulus=m; </text:p>
      <text:p text:style-name="Standard"/>
      <text:p text:style-name="Standard">array=new Biginteger [r+1] [c+1] ; </text:p>
      <text:p text:style-name="Standard"/>
      <text:p text:style-name="Standard"/>
      <text:p text:style-name="Standard"/>
      <text:p text:style-name="Standard">6.2 Modular Matrix Inverses </text:p>
      <text:p text:style-name="Standard"/>
      <text:p text:style-name="Standard"/>
      <text:p text:style-name="Standard">133 </text:p>
      <text:p text:style-name="Standard"/>
      <text:p text:style-name="Standard"/>
      <text:p text:style-name="Standard">nuinRows=r ; </text:p>
      <text:p text:style-name="Standard">numCols=c; </text:p>
      <text:p text:style-name="Standard"/>
      <text:p text:style-name="Standard">for (int i=0 ; i&lt;r ; i + + ) { </text:p>
      <text:p text:style-name="Standard"/>
      <text:p text:style-name="Standard">for (int j=0; j&lt;c; j++) { </text:p>
      <text:p text:style-name="Standard"/>
      <text:p text:style-name="Standard">//If makeZero set to true, make the zero matrix </text:p>
      <text:p text:style-name="Standard">if (makeZero) array [i+1] [j+1] =new Biginteger { "0" ) ; </text:p>
      <text:p text:style-name="Standard"/>
      <text:p text:style-name="Standard">//otherwise, make matrix with random entries </text:p>
      <text:p text:style-name="Standard">else array [i+1] [j+1] =new </text:p>
      <text:p text:style-name="Standard">Biginteger (modulus .bitLength ( ) , sr) .mod (modulus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/Creates a matrix getting its values from the ID array a. </text:p>
      <text:p text:style-name="Standard"/>
      <text:p text:style-name="Standard">//If array is not long enough to fill matrix, zeros are used, </text:p>
      <text:p text:style-name="Standard"><text:soft-page-break/>public ModMatrix { int r,int c , Biginteger [ ] a, Biginteger m) { </text:p>
      <text:p text:style-name="Standard">modulus =m; </text:p>
      <text:p text:style-name="Standard"/>
      <text:p text:style-name="Standard">//Make the 2D array larger than specified-indices start at 1,1 </text:p>
      <text:p text:style-name="Standard">array=new Biginteger [r+1] [c+1] ; </text:p>
      <text:p text:style-name="Standard">numRows=r ; </text:p>
      <text:p text:style-name="Standard">numCols=c; </text:p>
      <text:p text:style-name="Standard"/>
      <text:p text:style-name="Standard">for (int i=0 ; i&lt;r ; i++ ) { </text:p>
      <text:p text:style-name="Standard"/>
      <text:p text:style-name="Standard">for (int j=0; j&lt;c; j++) { </text:p>
      <text:p text:style-name="Standard">int pos=i*c+j; </text:p>
      <text:p text:style-name="Standard"/>
      <text:p text:style-name="Standard">//Set values for the matrix from the array </text:p>
      <text:p text:style-name="Standard">if {pos&lt;a.length&amp;&amp;a[pos] !=null) </text:p>
      <text:p text:style-name="Standard"/>
      <text:p text:style-name="Standard">array [i+1] [j+1] =BigIntegerMath. Inr (a [pos] ,m) ; </text:p>
      <text:p text:style-name="Standard"/>
      <text:p text:style-name="Standard">//If we have run out of input from the array, fill rest of matrix </text:p>
      <text:p text:style-name="Standard">//with zeros </text:p>
      <text:p text:style-name="Standard"/>
      <text:p text:style-name="Standard">else array [i+1] [j+l]=new Biginteger { "0" ) ; </text:p>
      <text:p text:style-name="Standard"/>
      <text:p text:style-name="Standard"/>
      <text:p text:style-name="Standard">//Makes a copy of another ModMatrix </text:p>
      <text:p text:style-name="Standard">public ModMatrix (ModMatrix m) { </text:p>
      <text:p text:style-name="Standard"/>
      <text:p text:style-name="Standard">array=new Biginteger [m.numRows+1] [m.numCols+1] ; </text:p>
      <text:p text:style-name="Standard"/>
      <text:p text:style-name="Standard">numRows =m . numRows ; </text:p>
      <text:p text:style-name="Standard"/>
      <text:p text:style-name="Standard">numCols=m. numCols ; </text:p>
      <text:p text:style-name="Standard"/>
      <text:p text:style-name="Standard">modulus =m . modulus ; </text:p>
      <text:p text:style-name="Standard"/>
      <text:p text:style-name="Standard">for (int i=l ; i&lt;=m. numRows ; i++ ) { </text:p>
      <text:p text:style-name="Standard"/>
      <text:p text:style-name="Standard">for (int j =1 ; j&lt;=m.numCols ; j ++ ) { </text:p>
      <text:p text:style-name="Standard"/>
      <text:p text:style-name="Standard">array [ i ] [ j ] =new Biginteger (m . array [ i ] [ j ] . toStr ing ( )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/>
      <text:p text:style-name="Standard">1 34 Chapter 6 Systems of Linear Congruences — Single Modulus </text:p>
      <text:p text:style-name="Standard"/>
      <text:p text:style-name="Standard"/>
      <text:p text:style-name="Standard"><text:soft-page-break/>//This is the default constructor; it does nothing-required for subclass </text:p>
      <text:p text:style-name="Standard">public ModMatrixO {} </text:p>
      <text:p text:style-name="Standard"/>
      <text:p text:style-name="Standard">The methods of this class must provide us with the ability to retrieve the number of rows </text:p>
      <text:p text:style-name="Standard">or columns, the modulus, and individual elements in the matrix. We should also be able to </text:p>
      <text:p text:style-name="Standard">set entries in the matrix. Thus, the following methods are provided. </text:p>
      <text:p text:style-name="Standard"/>
      <text:p text:style-name="Standard">//Methods declared here-get rows or columns or modulus of the ModMatrix </text:p>
      <text:p text:style-name="Standard"/>
      <text:p text:style-name="Standard">public int rows { ) {return numRows;} </text:p>
      <text:p text:style-name="Standard"/>
      <text:p text:style-name="Standard">public int columns ( ) {return numCols;} </text:p>
      <text:p text:style-name="Standard"/>
      <text:p text:style-name="Standard">public Biginteger getModulus {) {return modulus;} </text:p>
      <text:p text:style-name="Standard"/>
      <text:p text:style-name="Standard">//Allows one to retrieve an element. </text:p>
      <text:p text:style-name="Standard"/>
      <text:p text:style-name="Standard">public Biginteger getElement { int row, int column) {return array [row] [column] ; } </text:p>
      <text:p text:style-name="Standard"/>
      <text:p text:style-name="Standard">//Allows one to set the value of an element-least nonnegative residue always used </text:p>
      <text:p text:style-name="Standard">public void setElement (int row, int column, Biginteger value) { </text:p>
      <text:p text:style-name="Standard">array[row] [column] =BigIntegerMath. Inr (value, modulus) ; </text:p>
      <text:p text:style-name="Standard"/>
      <text:p text:style-name="Standard">} </text:p>
      <text:p text:style-name="Standard"/>
      <text:p text:style-name="Standard">These are the methods that will be most useful; those that add, subtract, and multiply two </text:p>
      <text:p text:style-name="Standard">matrices. The least nonnegative residue modulo m is always maintained. </text:p>
      <text:p text:style-name="Standard"/>
      <text:p text:style-name="Standard">//Adds two matrices together and returns result. </text:p>
      <text:p text:style-name="Standard"/>
      <text:p text:style-name="Standard">public ModMatrix add (ModMatrix m) throws MatricesNonConformableException { </text:p>
      <text:p text:style-name="Standard"/>
      <text:p text:style-name="Standard">ModMatrix result; </text:p>
      <text:p text:style-name="Standard"/>
      <text:p text:style-name="Standard">//Matrices must be the same dimensions and have same modulus to be added </text:p>
      <text:p text:style-name="Standard">//together </text:p>
      <text:p text:style-name="Standard"/>
      <text:p text:style-name="Standard">if ( Imodulus . equals (m. modulus) ) throw new MatricesNonConformableException </text:p>
      <text:p text:style-name="Standard">("These matrices cannot be added; different moduli."); </text:p>
      <text:p text:style-name="Standard">if (numRows==m.numRows&amp;&amp;numCols==m.numCols) { </text:p>
      <text:p text:style-name="Standard"/>
      <text:p text:style-name="Standard">//Make a new ModMatrix for the sum-start with zero matrix </text:p>
      <text:p text:style-name="Standard">result=new ModMatrix (numRows , numCols , modulus , true) ; </text:p>
      <text:p text:style-name="Standard"/>
      <text:p text:style-name="Standard">//Add i,j-th entries of each to get i,j-th entry of result </text:p>
      <text:p text:style-name="Standard">for (int i=l ; i&lt;=numRows ; i++ ) { </text:p>
      <text:p text:style-name="Standard"/>
      <text:p text:style-name="Standard">for (int j=l; j&lt;=numCols; j++) { </text:p>
      <text:p text:style-name="Standard"/>
      <text:p text:style-name="Standard">result . array [i] [ j ] =BigIntegerMath. inr (array [i] [ j ] . add (m. array [i] [ j ] ) .modulus) ; </text:p>
      <text:p text:style-name="Standard"/>
      <text:p text:style-name="Standard">} </text:p>
      <text:p text:style-name="Standard"><text:soft-page-break/></text:p>
      <text:p text:style-name="Standard">} </text:p>
      <text:p text:style-name="Standard"/>
      <text:p text:style-name="Standard">} else throw new MatricesNonConformableException </text:p>
      <text:p text:style-name="Standard">("These matrices cannot be added; different dimensions."); </text:p>
      <text:p text:style-name="Standard">return result; </text:p>
      <text:p text:style-name="Standard"/>
      <text:p text:style-name="Standard">} </text:p>
      <text:p text:style-name="Standard"/>
      <text:p text:style-name="Standard">//Subtracts 2nd matrix from 1st and returns result. </text:p>
      <text:p text:style-name="Standard"/>
      <text:p text:style-name="Standard"/>
      <text:p text:style-name="Standard"/>
      <text:p text:style-name="Standard">6.2 Modular Matrix Inverses 1 35 </text:p>
      <text:p text:style-name="Standard"/>
      <text:p text:style-name="Standard"/>
      <text:p text:style-name="Standard">public ModMatrix subtract (ModMatrix m) throws MatricesNonConformableException { </text:p>
      <text:p text:style-name="Standard">//Multiply the 2nd matrix by the scalar -1 then add them-see </text:p>
      <text:p text:style-name="Standard">/ /multiply (Biginteger) method </text:p>
      <text:p text:style-name="Standard"/>
      <text:p text:style-name="Standard">return this . add (m. multiply (new Biginteger (" -1 "))) ; </text:p>
      <text:p text:style-name="Standard"/>
      <text:p text:style-name="Standard">} </text:p>
      <text:p text:style-name="Standard"/>
      <text:p text:style-name="Standard">//Multiplies two matrices. </text:p>
      <text:p text:style-name="Standard"/>
      <text:p text:style-name="Standard">public ModMatrix multiply (ModMatrix m) throws MatricesNonConformableException { </text:p>
      <text:p text:style-name="Standard">ModMatrix result ; </text:p>
      <text:p text:style-name="Standard"/>
      <text:p text:style-name="Standard">//Both matrices must be using the same modulus </text:p>
      <text:p text:style-name="Standard"/>
      <text:p text:style-name="Standard">if ( (modulus. equals (m. modulus) ) throw new MatricesNonConformableException </text:p>
      <text:p text:style-name="Standard">("These matrices cannot be multiplied; different moduli."); </text:p>
      <text:p text:style-name="Standard"/>
      <text:p text:style-name="Standard">//If # rows in 2nd matrix = # columns in 1st matrix, they can be multiplied </text:p>
      <text:p text:style-name="Standard">//together </text:p>
      <text:p text:style-name="Standard"/>
      <text:p text:style-name="Standard">if (m.numRows==numCols) { </text:p>
      <text:p text:style-name="Standard"/>
      <text:p text:style-name="Standard">result=new ModMatrix (numRows , m. numCols , modulus , true) ; </text:p>
      <text:p text:style-name="Standard"/>
      <text:p text:style-name="Standard">//Move down the rows in outer loop </text:p>
      <text:p text:style-name="Standard">for (int i=l ; i&lt;=numRows ; i++ ) { </text:p>
      <text:p text:style-name="Standard"/>
      <text:p text:style-name="Standard">//Multiply i-th row of 1st by j-th column of 2nd </text:p>
      <text:p text:style-name="Standard">for (int j =1 ; j&lt;=m.numCols ; j ++ ) { </text:p>
      <text:p text:style-name="Standard"/>
      <text:p text:style-name="Standard">//Start the i,j-th entry of result at zero </text:p>
      <text:p text:style-name="Standard">result . array [i] [j]=new Biginteger ( "0" ) ; </text:p>
      <text:p text:style-name="Standard"/>
      <text:p text:style-name="Standard">//i,j-th entry is sum of i,k-th entry of 1st times k,j-th </text:p>
      <text:p text:style-name="Standard"/>
      <text:p text:style-name="Standard"><text:soft-page-break/>//entry of 2nd for all k </text:p>
      <text:p text:style-name="Standard"/>
      <text:p text:style-name="Standard">for (int k=l ; k&lt;=m. numRows ; k++) </text:p>
      <text:p text:style-name="Standard"/>
      <text:p text:style-name="Standard">result .array [i] [ j ] =BigIntegerMath. Inr </text:p>
      <text:p text:style-name="Standard">(result . array [i] [ j ] . add ( array [ i ] [k] .multiply (m. array [k] [ j ] ) ) .modulus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else throw new MatricesNonConformableException </text:p>
      <text:p text:style-name="Standard">("These matrices cannot be multiplied!"); </text:p>
      <text:p text:style-name="Standard">return result; </text:p>
      <text:p text:style-name="Standard"/>
      <text:p text:style-name="Standard">} </text:p>
      <text:p text:style-name="Standard"/>
      <text:p text:style-name="Standard">//Multiplies a matrix by a scalar. </text:p>
      <text:p text:style-name="Standard"/>
      <text:p text:style-name="Standard">public ModMatrix multiply (Biginteger scalar) { </text:p>
      <text:p text:style-name="Standard"/>
      <text:p text:style-name="Standard">ModMatrix result=new ModMatrix (numRows , numCols , modulus , true) ; </text:p>
      <text:p text:style-name="Standard">for (int i=l ; i&lt;=numRows ; i++ ) </text:p>
      <text:p text:style-name="Standard">for (int j=l; j&lt;=numCols; j++) </text:p>
      <text:p text:style-name="Standard"/>
      <text:p text:style-name="Standard">//Multiply i,j-th entry by the scalar </text:p>
      <text:p text:style-name="Standard"/>
      <text:p text:style-name="Standard">result .array [i] [j ] =BigIntegerMath. Inr (array [i] [j] .multiply ( scalar ) .modulus) ; </text:p>
      <text:p text:style-name="Standard">return result;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1 36 Chapter 6 Systems of Linear Congruences — Single Modulus </text:p>
      <text:p text:style-name="Standard"/>
      <text:p text:style-name="Standard"/>
      <text:p text:style-name="Standard">Many of the methods of ModMatrix throw a MatricesNonConformableException; this </text:p>
      <text:p text:style-name="Standard">means the matrices were simply of the wrong dimensions to do the operation. </text:p>
      <text:p text:style-name="Standard"/>
      <text:p text:style-name="Standard">public class MatricesNonConformableException extends Exception { </text:p>
      <text:p text:style-name="Standard">public MatricesNonConformableException ( ) {superO;} </text:p>
      <text:p text:style-name="Standard">public MatricesNonConformableException (String s) {super (s);} </text:p>
      <text:p text:style-name="Standard"/>
      <text:p text:style-name="Standard">} </text:p>
      <text:p text:style-name="Standard"/>
      <text:p text:style-name="Standard"/>
      <text:p text:style-name="Standard"/>
      <text:p text:style-name="Standard">The following test applet, called TestModMatrixCalculatorApplet, just verifies that the </text:p>
      <text:p text:style-name="Standard">arithmetic methods as we have defined them actually work. It is a calculator for modular </text:p>
      <text:p text:style-name="Standard">matrices. The applet and its source code can he found on the book’s website. A screen shot </text:p>
      <text:p text:style-name="Standard"><text:soft-page-break/>is shown in Figure 6. 1 . </text:p>
      <text:p text:style-name="Standard"/>
      <text:p text:style-name="Standard">The ModSquareMatrix inherits all methods from the ModMatrix class, and supplies other </text:p>
      <text:p text:style-name="Standard">methods to do Gaussian elimination modulo n. It also uses these same methods to produce </text:p>
      <text:p text:style-name="Standard">an inverse modulo n. Of course, if the Gaussian elimination fails an exception will be thrown; </text:p>
      <text:p text:style-name="Standard">namely, either a SingularMatrixException or an ArithmeticException. The gaussianSolve() </text:p>
      <text:p text:style-name="Standard">method I have written here only works when the modulus is prime; you will be asked in the </text:p>
      <text:p text:style-name="Standard">exercises to modify the method so that it works with a composite modulus. </text:p>
      <text:p text:style-name="Standard"/>
      <text:p text:style-name="Standard"/>
      <text:p text:style-name="Standard">public class SingularMatrixException extends Exception { </text:p>
      <text:p text:style-name="Standard">public SingularMatrixException ( ) {superO;} </text:p>
      <text:p text:style-name="Standard">public SingularMatrixException (String s) (super (s);} </text:p>
      <text:p text:style-name="Standard"/>
      <text:p text:style-name="Standard">} </text:p>
      <text:p text:style-name="Standard"/>
      <text:p text:style-name="Standard"/>
      <text:p text:style-name="Standard">The ModSquareMatrix class definition follows; </text:p>
      <text:p text:style-name="Standard"/>
      <text:p text:style-name="Standard">import java .math. Biginteger; </text:p>
      <text:p text:style-name="Standard">import j ava . security . * ; </text:p>
      <text:p text:style-name="Standard">import j ava. util ; </text:p>
      <text:p text:style-name="Standard"/>
      <text:p text:style-name="Standard">//ModSquareMatrix objects inherit all methods from ModMatrix </text:p>
      <text:p text:style-name="Standard">public class ModSquareMatrix extends ModMatrix { </text:p>
      <text:p text:style-name="Standard"/>
      <text:p text:style-name="Standard"/>
      <text:p text:style-name="Standard">//Creates a square matrix with random entries </text:p>
      <text:p text:style-name="Standard">//Or, it creates a matrix with all zeros </text:p>
      <text:p text:style-name="Standard"/>
      <text:p text:style-name="Standard"/>
      <text:p text:style-name="Standard">FIGURE 6.1 </text:p>
      <text:p text:style-name="Standard"/>
      <text:p text:style-name="Standard"/>
      <text:p text:style-name="Standard"/>
      <text:p text:style-name="Standard"/>
      <text:p text:style-name="Standard">6.2 Modular Matrix Inverses 137 </text:p>
      <text:p text:style-name="Standard"/>
      <text:p text:style-name="Standard"/>
      <text:p text:style-name="Standard">//Another parameter specifies whether or not you wish the random </text:p>
      <text:p text:style-name="Standard">//matrix to be invertible; if NOT, matrix may stiil be invertibie by accident </text:p>
      <text:p text:style-name="Standard">public ModSguareMatrix { int s,Biglnteger m, boolean makeZero, boolean </text:p>
      <text:p text:style-name="Standard">makeinvertible) </text:p>
      <text:p text:style-name="Standard"/>
      <text:p text:style-name="Standard">throws MatricesNonConformableException { </text:p>
      <text:p text:style-name="Standard"/>
      <text:p text:style-name="Standard">//Call a superconstructor from ModMatrix-make the zero matrix, </text:p>
      <text:p text:style-name="Standard"/>
      <text:p text:style-name="Standard">// or a matrix with random entries </text:p>
      <text:p text:style-name="Standard">super (s, s,m, makeZero) ; </text:p>
      <text:p text:style-name="Standard"/>
      <text:p text:style-name="Standard">//Zero matrix is not invertible </text:p>
      <text:p text:style-name="Standard"><text:soft-page-break/></text:p>
      <text:p text:style-name="Standard">if (makeZero&amp;&amp;makeInvertible) throw new IllegalArgumentException </text:p>
      <text:p text:style-name="Standard">("Zero matrix cannot be inverted!"); </text:p>
      <text:p text:style-name="Standard"/>
      <text:p text:style-name="Standard">//A random invertible matrix is desired </text:p>
      <text:p text:style-name="Standard">if (makeinvertible) { </text:p>
      <text:p text:style-name="Standard"/>
      <text:p text:style-name="Standard">Random r=new Random ( ) ; </text:p>
      <text:p text:style-name="Standard"/>
      <text:p text:style-name="Standard">SecureRandom sr=new SecureRandom ( ) ; </text:p>
      <text:p text:style-name="Standard">boolean done=false; </text:p>
      <text:p text:style-name="Standard"/>
      <text:p text:style-name="Standard">//Do this until the matrix inverts </text:p>
      <text:p text:style-name="Standard">while (Idone) { </text:p>
      <text:p text:style-name="Standard">try { </text:p>
      <text:p text:style-name="Standard"/>
      <text:p text:style-name="Standard">//Try to take the inverse-may throw an exception if not </text:p>
      <text:p text:style-name="Standard"/>
      <text:p text:style-name="Standard">//invertible </text:p>
      <text:p text:style-name="Standard"/>
      <text:p text:style-name="Standard">this . inverse ( ) ; </text:p>
      <text:p text:style-name="Standard"/>
      <text:p text:style-name="Standard">done=true; </text:p>
      <text:p text:style-name="Standard"/>
      <text:p text:style-name="Standard">} catch (SinguiarMatrixException sme) { </text:p>
      <text:p text:style-name="Standard"/>
      <text:p text:style-name="Standard">//Change a random entjry in the matrix </text:p>
      <text:p text:style-name="Standard">int row=Math . abs (r . next Int ( ) ) %numRows+l ; </text:p>
      <text:p text:style-name="Standard">int col=Math. abs (r . next Int ( ) ) %numCols+l ; </text:p>
      <text:p text:style-name="Standard"/>
      <text:p text:style-name="Standard">Biginteger value=new </text:p>
      <text:p text:style-name="Standard"/>
      <text:p text:style-name="Standard">Biginteger (modulus .bitLength ( ) ,sr) .mod (modulus ) ; </text:p>
      <text:p text:style-name="Standard">this . setEiement (row, col , value) ; </text:p>
      <text:p text:style-name="Standard"/>
      <text:p text:style-name="Standard">} catch (ArithmeticException ae) { </text:p>
      <text:p text:style-name="Standard"/>
      <text:p text:style-name="Standard">//Change a random entry in the matrix </text:p>
      <text:p text:style-name="Standard">int row=Math. abs (r . next Int ( ) ) %numRows+l ; </text:p>
      <text:p text:style-name="Standard">int col=Math . abs (r . next Int ( ) ) %numCols+l ; </text:p>
      <text:p text:style-name="Standard"/>
      <text:p text:style-name="Standard">Biginteger value=new </text:p>
      <text:p text:style-name="Standard"/>
      <text:p text:style-name="Standard">Biginteger (moduius .bitLength ( ) ,sr) .mod (modulus ) ; </text:p>
      <text:p text:style-name="Standard">this . setEiement (row, col , value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<text:soft-page-break/>} </text:p>
      <text:p text:style-name="Standard"/>
      <text:p text:style-name="Standard"/>
      <text:p text:style-name="Standard"/>
      <text:p text:style-name="Standard">1 38 Chapter 6 Systems of Linear Congruences — Single Modulus </text:p>
      <text:p text:style-name="Standard"/>
      <text:p text:style-name="Standard"/>
      <text:p text:style-name="Standard">//Makes a square matrix from a ID array of values </text:p>
      <text:p text:style-name="Standard">public ModSguareMatrix ( int s , Biginteger [ ] a,BigInteger m) { </text:p>
      <text:p text:style-name="Standard">super (s, s,a,m) ; </text:p>
      <text:p text:style-name="Standard"/>
      <text:p text:style-name="Standard">} </text:p>
      <text:p text:style-name="Standard"/>
      <text:p text:style-name="Standard">//Makes a copy of a matrix </text:p>
      <text:p text:style-name="Standard"/>
      <text:p text:style-name="Standard">public ModSguareMatrix (ModSguareMatrix m) { </text:p>
      <text:p text:style-name="Standard"/>
      <text:p text:style-name="Standard">array=new Biginteger [m.numRows+1] [m.numCols+1] ; </text:p>
      <text:p text:style-name="Standard"/>
      <text:p text:style-name="Standard">numRows =m . nuttiRows ; </text:p>
      <text:p text:style-name="Standard"/>
      <text:p text:style-name="Standard">numC o 1 s =m . numC o 1 s ; </text:p>
      <text:p text:style-name="Standard"/>
      <text:p text:style-name="Standard">modulus =m . modulus ; </text:p>
      <text:p text:style-name="Standard"/>
      <text:p text:style-name="Standard">for (int i=l ; i&lt;=m. numRows ; i++) { </text:p>
      <text:p text:style-name="Standard"/>
      <text:p text:style-name="Standard">for (int j=l ; j&lt;=m. numCols ; j ++) { </text:p>
      <text:p text:style-name="Standard"/>
      <text:p text:style-name="Standard">array [i] [ j ] =new Biginteger (m. array [i] [ j ] . toString ( )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>//Method which uses Gaussian elimination to solve AX=B mod m for X </text:p>
      <text:p text:style-name="Standard"/>
      <text:p text:style-name="Standard">//A is the ModSguarematrix calling the method </text:p>
      <text:p text:style-name="Standard"/>
      <text:p text:style-name="Standard">//B is the Modmatrix constants - need not be a Vector </text:p>
      <text:p text:style-name="Standard"/>
      <text:p text:style-name="Standard">//X is the ModMatrix returned </text:p>
      <text:p text:style-name="Standard"/>
      <text:p text:style-name="Standard">public ModMatrix gaussianSolve (ModMatrix constants) throws </text:p>
      <text:p text:style-name="Standard">MatricesNonConformableException, SingularMatrixException { </text:p>
      <text:p text:style-name="Standard"/>
      <text:p text:style-name="Standard">//This method only works when the modulus is prime </text:p>
      <text:p text:style-name="Standard"/>
      <text:p text:style-name="Standard">if ( (modulus . isProbablePrime (16) ) throw new IllegalArgumentException </text:p>
      <text:p text:style-name="Standard"/>
      <text:p text:style-name="Standard">("Gaussian elimination method currently requires modulus to be prime!") </text:p>
      <text:p text:style-name="Standard"><text:soft-page-break/>//Gopy the matrices and modify the copies </text:p>
      <text:p text:style-name="Standard">ModSquareMatrix mat=new ModSguareMatrix ( this ) ; </text:p>
      <text:p text:style-name="Standard"/>
      <text:p text:style-name="Standard">ModMatrix b; </text:p>
      <text:p text:style-name="Standard"/>
      <text:p text:style-name="Standard">//If the ModMatrix constants is square, the answer should also be a </text:p>
      <text:p text:style-name="Standard">//ModSquareMatrix object </text:p>
      <text:p text:style-name="Standard">//(not just a ModMatrix) </text:p>
      <text:p text:style-name="Standard"/>
      <text:p text:style-name="Standard">//Gheck for this here </text:p>
      <text:p text:style-name="Standard"/>
      <text:p text:style-name="Standard">if (constants instanceof ModSquareMatrix) </text:p>
      <text:p text:style-name="Standard"/>
      <text:p text:style-name="Standard">b=new ModSquareMatrix ( (ModSquareMatrix) constants) ; </text:p>
      <text:p text:style-name="Standard">else b=new ModMatrix(constants) ; </text:p>
      <text:p text:style-name="Standard"/>
      <text:p text:style-name="Standard">//Gheck if matrices are of compatible size first </text:p>
      <text:p text:style-name="Standard"/>
      <text:p text:style-name="Standard">if ( b. numRows ! =mat .numRows) throw new MatricesNonConformableException </text:p>
      <text:p text:style-name="Standard">("Matrix of coefficients and matrix of constants have different # of rows! </text:p>
      <text:p text:style-name="Standard"/>
      <text:p text:style-name="Standard">//Work the rows, starting with the first row </text:p>
      <text:p text:style-name="Standard"/>
      <text:p text:style-name="Standard">int currentRow=l ; </text:p>
      <text:p text:style-name="Standard"/>
      <text:p text:style-name="Standard">while (currentRow&lt;=mat .numRows) { </text:p>
      <text:p text:style-name="Standard"/>
      <text:p text:style-name="Standard"/>
      <text:p text:style-name="Standard"/>
      <text:p text:style-name="Standard">6.2 Modular Matrix Inverses 1 39 </text:p>
      <text:p text:style-name="Standard"/>
      <text:p text:style-name="Standard"/>
      <text:p text:style-name="Standard">int i=currentRow; </text:p>
      <text:p text:style-name="Standard"/>
      <text:p text:style-name="Standard">//Make sure diagonal element is nonzero, if possible, by swapping </text:p>
      <text:p text:style-name="Standard">while </text:p>
      <text:p text:style-name="Standard"/>
      <text:p text:style-name="Standard">( i&lt;=mat .numRows&amp;&amp;mat . array [ i] [currentRow] . equals (BigIntegerMath . ZERO) ) </text:p>
      <text:p text:style-name="Standard">i + + ; </text:p>
      <text:p text:style-name="Standard"/>
      <text:p text:style-name="Standard">if ( i&gt;mat . numRows ) throw new SingularMatrixException </text:p>
      <text:p text:style-name="Standard">("Linear dependence exists here!"); </text:p>
      <text:p text:style-name="Standard"/>
      <text:p text:style-name="Standard">//Swap with a row not having zero in diagonal position </text:p>
      <text:p text:style-name="Standard">if ( currentRow !=i) swapRows (mat , b, currentRow, i ) ; </text:p>
      <text:p text:style-name="Standard"/>
      <text:p text:style-name="Standard">//Now, you must produce all zeros below and above the diagonal element </text:p>
      <text:p text:style-name="Standard"/>
      <text:p text:style-name="Standard">i=l; </text:p>
      <text:p text:style-name="Standard"/>
      <text:p text:style-name="Standard">//Multiply each row by the proper scalar </text:p>
      <text:p text:style-name="Standard">while (i&lt;=mat .numRows) { </text:p>
      <text:p text:style-name="Standard"><text:soft-page-break/>if (i ! =currentRow) { </text:p>
      <text:p text:style-name="Standard"/>
      <text:p text:style-name="Standard">Biginteger scalar=mat . array [ i] [currentRow]; </text:p>
      <text:p text:style-name="Standard">if ( Iscalar. equals (BigIntegerMath. ZERO) ) { </text:p>
      <text:p text:style-name="Standard"/>
      <text:p text:style-name="Standard">multiplyRow(mat,b, i, mat. array [currentRow] [currentRow] ) ; </text:p>
      <text:p text:style-name="Standard">multiplyRow(mat,b, currentRow, scalar) ; </text:p>
      <text:p text:style-name="Standard"/>
      <text:p text:style-name="Standard">//Replace row i with row i minus diagonal row </text:p>
      <text:p text:style-name="Standard">subtractRow(mat,b, 1, currentRow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i + + ; </text:p>
      <text:p text:style-name="Standard"/>
      <text:p text:style-name="Standard">} </text:p>
      <text:p text:style-name="Standard"/>
      <text:p text:style-name="Standard">currentRow++ ; </text:p>
      <text:p text:style-name="Standard"/>
      <text:p text:style-name="Standard">} </text:p>
      <text:p text:style-name="Standard"/>
      <text:p text:style-name="Standard">//Now, produce I's along main diagonal by multiplying by an inverse </text:p>
      <text:p text:style-name="Standard">for ( int index=l ; index&lt;=mat . numRows ; index++ ) { </text:p>
      <text:p text:style-name="Standard"/>
      <text:p text:style-name="Standard">multiplyRow (mat , b, index, mat . array [ index] [index] .modinverse (modulus ) ) ; </text:p>
      <text:p text:style-name="Standard"/>
      <text:p text:style-name="Standard">} </text:p>
      <text:p text:style-name="Standard"/>
      <text:p text:style-name="Standard">//Remember, b may be a square matrix-polymorphism takes care of this here </text:p>
      <text:p text:style-name="Standard">return b; </text:p>
      <text:p text:style-name="Standard"/>
      <text:p text:style-name="Standard">} </text:p>
      <text:p text:style-name="Standard"/>
      <text:p text:style-name="Standard">//This method exists in case the answer is actually a square matrix </text:p>
      <text:p text:style-name="Standard">public ModSquareMatrix gaussianSolve (ModSquareMatrix constants) </text:p>
      <text:p text:style-name="Standard"/>
      <text:p text:style-name="Standard">throws MatricesNonConformableException, SingularMatrixException { </text:p>
      <text:p text:style-name="Standard">return (ModSquareMatrix) gaussianSolve ( (ModMatrix) constants ) ; </text:p>
      <text:p text:style-name="Standard"/>
      <text:p text:style-name="Standard">} </text:p>
      <text:p text:style-name="Standard"/>
      <text:p text:style-name="Standard">//Used by gaussianSolve to multiply a row by some scalar </text:p>
      <text:p text:style-name="Standard"/>
      <text:p text:style-name="Standard">private void multiplyRow (ModSquareMatrix mat , ModMatrix b,int i, Biginteger </text:p>
      <text:p text:style-name="Standard">scalar) { </text:p>
      <text:p text:style-name="Standard"/>
      <text:p text:style-name="Standard">//Multiplies row i by scalar-answer replaces i-th row </text:p>
      <text:p text:style-name="Standard">for (Int k=l ; k&lt;=mat . numCols ; k++) </text:p>
      <text:p text:style-name="Standard"/>
      <text:p text:style-name="Standard">mat. array [i] [k] =BigIntegerMath. Inr (mat .array [1] [k] .multiply (scalar) , mat .modulus ) ; </text:p>
      <text:p text:style-name="Standard"><text:soft-page-break/></text:p>
      <text:p text:style-name="Standard"/>
      <text:p text:style-name="Standard"/>
      <text:p text:style-name="Standard">140 Chapter 6 Systems of Linear Congruences — Single Modulus </text:p>
      <text:p text:style-name="Standard"/>
      <text:p text:style-name="Standard"/>
      <text:p text:style-name="Standard">for (int k=l ; k&lt;=b .numCols ; k++ ) </text:p>
      <text:p text:style-name="Standard"/>
      <text:p text:style-name="Standard">b.arraY[i] [k] =BigIntegerMath. Inr (b. array [i] [k] .multiply (scalar ) , mat . modulus ) ; </text:p>
      <text:p text:style-name="Standard"/>
      <text:p text:style-name="Standard">} </text:p>
      <text:p text:style-name="Standard"/>
      <text:p text:style-name="Standard">//Used by gaussianSolve to subtract one row from another </text:p>
      <text:p text:style-name="Standard">private void subtractRow(ModSquareMatrix mat , ModMatrix b,int i,int j) { </text:p>
      <text:p text:style-name="Standard">//Subtracts row j from row i; answer replaces row i </text:p>
      <text:p text:style-name="Standard">for (int k=l ; k&lt;=mat .numCols ; k++ ) </text:p>
      <text:p text:style-name="Standard"/>
      <text:p text:style-name="Standard">mat. array [i] [k] =BigIntegerMath. Inr (mat . array [i] [k] . subtract (mat . array [j ] [k]),mat. </text:p>
      <text:p text:style-name="Standard">modulus) ; </text:p>
      <text:p text:style-name="Standard"/>
      <text:p text:style-name="Standard">for (int k=l ; k&lt;=b .numCols ; k++ ) </text:p>
      <text:p text:style-name="Standard"/>
      <text:p text:style-name="Standard">b.arraY[i] [k] =BigIntegerMath. Inr (b. array [i] [k] . subtract (b. array [j ] [k] ), mat .modulus) </text:p>
      <text:p text:style-name="Standard"/>
      <text:p text:style-name="Standard">} </text:p>
      <text:p text:style-name="Standard"/>
      <text:p text:style-name="Standard">//Used by gaussianSolve to swap two rows </text:p>
      <text:p text:style-name="Standard"/>
      <text:p text:style-name="Standard">private void swapRows (ModSguareMatrix mat, ModMatrix b,int rl,int r2) { </text:p>
      <text:p text:style-name="Standard"/>
      <text:p text:style-name="Standard">Biginteger temp; </text:p>
      <text:p text:style-name="Standard"/>
      <text:p text:style-name="Standard">for (int j =1 ; j&lt;=mat . numCols ; j ++ ) { </text:p>
      <text:p text:style-name="Standard">temp=mat . array [rl] [j] ; </text:p>
      <text:p text:style-name="Standard">mat . array [ r 1 ] [ j ] =mat . array [ r 2 ] [ j ] ; </text:p>
      <text:p text:style-name="Standard">mat . array [ r2 ] [ j ] =temp ; </text:p>
      <text:p text:style-name="Standard"/>
      <text:p text:style-name="Standard">} </text:p>
      <text:p text:style-name="Standard"/>
      <text:p text:style-name="Standard">for (int j=l; j&lt;=b. numCols; j++) { </text:p>
      <text:p text:style-name="Standard">temp=b. array [rl] [j] ; </text:p>
      <text:p text:style-name="Standard">b . array [ r 1 ] [ j ] =b . array [ r 2 ] [ j ] ; </text:p>
      <text:p text:style-name="Standard">b . array [ r2 ] [ j ] =temp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/Method produces an inverse of A (if possible) by using gaussianSolve on AX=I </text:p>
      <text:p text:style-name="Standard">//mod m </text:p>
      <text:p text:style-name="Standard"/>
      <text:p text:style-name="Standard">//where I is an identity matrix </text:p>
      <text:p text:style-name="Standard"><text:soft-page-break/>public ModSguareMatrix inverse]) throws </text:p>
      <text:p text:style-name="Standard">MatricesNonConformableException, SingularMatrixException { </text:p>
      <text:p text:style-name="Standard"/>
      <text:p text:style-name="Standard">//See the ModidentityMatrix class-subclass of ModSguareMatrix </text:p>
      <text:p text:style-name="Standard">return gaussianSolve (new ModidentityMatrix (numRows , modulus )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Finally, we define a ModidentityMatrix class, which is a subclass of the ModSquare- </text:p>
      <text:p text:style-name="Standard">Matrix class. We use it in the inverse() method of ModMatrix, by generating the augmented </text:p>
      <text:p text:style-name="Standard">matrix A\I to produce an inverse of A. </text:p>
      <text:p text:style-name="Standard"/>
      <text:p text:style-name="Standard">import java.math.BigInteger; </text:p>
      <text:p text:style-name="Standard"/>
      <text:p text:style-name="Standard">//ModidentityMatrix objects inherit all methods from ModSguareMatrix, and from </text:p>
      <text:p text:style-name="Standard">ModMatrix </text:p>
      <text:p text:style-name="Standard"/>
      <text:p text:style-name="Standard"/>
      <text:p text:style-name="Standard"/>
      <text:p text:style-name="Standard">Exercises 141 </text:p>
      <text:p text:style-name="Standard"/>
      <text:p text:style-name="Standard"/>
      <text:p text:style-name="Standard">FIGURE 6.2 </text:p>
      <text:p text:style-name="Standard"/>
      <text:p text:style-name="Standard"/>
      <text:p text:style-name="Standard"/>
      <text:p text:style-name="Standard">public class ModldentityMatrix extends ModSquareMatrix { </text:p>
      <text:p text:style-name="Standard"/>
      <text:p text:style-name="Standard">//Make a ModSquareMatrix whose diagonal elements are all 1, zeros elsewhere </text:p>
      <text:p text:style-name="Standard">public ModldentityMatrix ( int n,BigInteger mod) throws </text:p>
      <text:p text:style-name="Standard"/>
      <text:p text:style-name="Standard">MatricesNonConf ormableException { </text:p>
      <text:p text:style-name="Standard"/>
      <text:p text:style-name="Standard">//Call a super constructor first, making zero matrix </text:p>
      <text:p text:style-name="Standard">super {n,mod, true, false) ; </text:p>
      <text:p text:style-name="Standard"/>
      <text:p text:style-name="Standard">//Set the diagonal elements to 1 </text:p>
      <text:p text:style-name="Standard"/>
      <text:p text:style-name="Standard">for (int i=l ; i&lt;=n; i++) array [ i ][ i ] =new Biginteger ( "1" ) ; </text:p>
      <text:p text:style-name="Standard"/>
      <text:p text:style-name="Standard">}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I have written a test applet called TestLinearSystemSolveApplet to test Gaussian elimi- </text:p>
      <text:p text:style-name="Standard">nation modulo m. Consider the congruence AX = B (mod m). The user enters the modulus </text:p>
      <text:p text:style-name="Standard">m, the square matrix of coefficients A, and a vector of constants B. If a unique solution X </text:p>
      <text:p text:style-name="Standard"><text:soft-page-break/>exists modulo m, the applet will compute and display it. The applet and its source code can </text:p>
      <text:p text:style-name="Standard">be found on the book’s website. A screen shot is shown in Figure 6.2. </text:p>
      <text:p text:style-name="Standard"/>
      <text:p text:style-name="Standard"/>
      <text:p text:style-name="Standard">EXERCISES </text:p>
      <text:p text:style-name="Standard"/>
      <text:p text:style-name="Standard">1. Solve the following systems of linear congruences, if any solutions exist. For any sys- </text:p>
      <text:p text:style-name="Standard">tems that have multiple solutions, report all the solutions. </text:p>
      <text:p text:style-name="Standard"/>
      <text:p text:style-name="Standard">a. 2x -I- 5y = 1 (mod 11) </text:p>
      <text:p text:style-name="Standard"/>
      <text:p text:style-name="Standard">3x + 2y = 7 (mod 11) </text:p>
      <text:p text:style-name="Standard"/>
      <text:p text:style-name="Standard">b. 2x -I- 5y = 1 (mod 11) </text:p>
      <text:p text:style-name="Standard"/>
      <text:p text:style-name="Standard">3x -t- 2y = 6 (mod 11) </text:p>
      <text:p text:style-name="Standard"/>
      <text:p text:style-name="Standard">c. 4x + 3y + z=2 (mod 7) </text:p>
      <text:p text:style-name="Standard">y H- 3z = 5 (mod 7) </text:p>
      <text:p text:style-name="Standard"/>
      <text:p text:style-name="Standard">2x + 6y + 3z = 0 (mod 7) </text:p>
      <text:p text:style-name="Standard"/>
      <text:p text:style-name="Standard"/>
      <text:p text:style-name="Standard"/>
      <text:p text:style-name="Standard"/>
      <text:p text:style-name="Standard">142 Chapter 6 Systems of Linear Congruences — Single Modulus </text:p>
      <text:p text:style-name="Standard"/>
      <text:p text:style-name="Standard"/>
      <text:p text:style-name="Standard">d. llx+ 12y + z = 1 (mod 23) </text:p>
      <text:p text:style-name="Standard"/>
      <text:p text:style-name="Standard">15x + 20y + 22z ^ 11 (mod 23) </text:p>
      <text:p text:style-name="Standard"/>
      <text:p text:style-name="Standard">3 jc + 93 ; ^ 12 (mod 23) </text:p>
      <text:p text:style-name="Standard"/>
      <text:p text:style-name="Standard">e. llx + 12y + z = 1 (mod 23) </text:p>
      <text:p text:style-name="Standard"/>
      <text:p text:style-name="Standard">15x + 20^ + 22z ^ 11 (mod 23) </text:p>
      <text:p text:style-name="Standard"/>
      <text:p text:style-name="Standard">3x + 9y = 10 (mod 23) </text:p>
      <text:p text:style-name="Standard"/>
      <text:p text:style-name="Standard">2 . Find an inverse of the matrix A modulo n, if such an inverse exists. </text:p>
      <text:p text:style-name="Standard"/>
      <text:p text:style-name="Standard">a. n = 26, and matrix A follows: </text:p>
      <text:p text:style-name="Standard"/>
      <text:p text:style-name="Standard">2 7 </text:p>
      <text:p text:style-name="Standard">5 1 </text:p>
      <text:p text:style-name="Standard"/>
      <text:p text:style-name="Standard">b. n = 25, and matrix A follows: </text:p>
      <text:p text:style-name="Standard"/>
      <text:p text:style-name="Standard"/>
      <text:p text:style-name="Standard">3 0 1 </text:p>
      <text:p text:style-name="Standard"/>
      <text:p text:style-name="Standard"><text:soft-page-break/>4 3 2 </text:p>
      <text:p text:style-name="Standard"/>
      <text:p text:style-name="Standard">c. n = 7, and matrix A follows: </text:p>
      <text:p text:style-name="Standard"/>
      <text:p text:style-name="Standard">2 0 0 </text:p>
      <text:p text:style-name="Standard">3 3 0 </text:p>
      <text:p text:style-name="Standard">6 1 2 </text:p>
      <text:p text:style-name="Standard"/>
      <text:p text:style-name="Standard">d. n = 13, and matrix A follows: </text:p>
      <text:p text:style-name="Standard"/>
      <text:p text:style-name="Standard">10 9 0 </text:p>
      <text:p text:style-name="Standard">0 2 3 0 </text:p>
      <text:p text:style-name="Standard"/>
      <text:p text:style-name="Standard">3 4 0 1 </text:p>
      <text:p text:style-name="Standard"/>
      <text:p text:style-name="Standard">10 1 2 1 </text:p>
      <text:p text:style-name="Standard"/>
      <text:p text:style-name="Standard">3 . Write a transpose() method for the ModMatrix class which returns the transpose of a </text:p>
      <text:p text:style-name="Standard">matrix. The transpose of a matrix is simply the matrix “flipped over”; that is, the mXn </text:p>
      <text:p text:style-name="Standard">matrix becomes an nXm matrix where the i, yth element in the transpose is just the j, </text:p>
      <text:p text:style-name="Standard">ith element of the original. For example, the transpose of </text:p>
      <text:p text:style-name="Standard"/>
      <text:p text:style-name="Standard">1 2 </text:p>
      <text:p text:style-name="Standard">3 4 </text:p>
      <text:p text:style-name="Standard">5 6 </text:p>
      <text:p text:style-name="Standard"/>
      <text:p text:style-name="Standard">is </text:p>
      <text:p text:style-name="Standard"/>
      <text:p text:style-name="Standard">1 3 5 </text:p>
      <text:p text:style-name="Standard"/>
      <text:p text:style-name="Standard">2 4 6 </text:p>
      <text:p text:style-name="Standard"/>
      <text:p text:style-name="Standard">4 . Modify the gaussianSolve() method so that it works for matrices whose modulus is not </text:p>
      <text:p text:style-name="Standard">prime. </text:p>
      <text:p text:style-name="Standard"/>
      <text:p text:style-name="Standard"/>
      <text:p text:style-name="Standard"/>
      <text:p text:style-name="Standard">CHAPTER 7 </text:p>
      <text:p text:style-name="Standard"/>
      <text:p text:style-name="Standard"/>
      <text:p text:style-name="Standard">Matrix Ciphers </text:p>
      <text:p text:style-name="Standard"/>
      <text:p text:style-name="Standard"/>
      <text:p text:style-name="Standard">Matrices offer us an alternative way to implement a linear block cipher. We will call </text:p>
      <text:p text:style-name="Standard">such a matrix-based cryptosystem a matrix cipher. In the matrix ciphers, we use an </text:p>
      <text:p text:style-name="Standard">enciphering transformation </text:p>
      <text:p text:style-name="Standard"/>
      <text:p text:style-name="Standard">C = AP + B (mod n) </text:p>
      <text:p text:style-name="Standard"/>
      <text:p text:style-name="Standard">but now A is a mXm matrix (called the enciphering matrix), P is a column vector of num- </text:p>
      <text:p text:style-name="Standard">bers corresponding to a block of plaintext letters of length m, and P is a column vector of </text:p>
      <text:p text:style-name="Standard">length m. (When B is the zero vector, these are called Hill ciphers.) To decipher, we must </text:p>
      <text:p text:style-name="Standard"><text:soft-page-break/>again solve for P: </text:p>
      <text:p text:style-name="Standard"/>
      <text:p text:style-name="Standard">AP + B = C (mod n) </text:p>
      <text:p text:style-name="Standard"/>
      <text:p text:style-name="Standard">AP = C — B (mod n) </text:p>
      <text:p text:style-name="Standard"/>
      <text:p text:style-name="Standard">P = IP = A’AP = A'(C - B) (mod n). </text:p>
      <text:p text:style-name="Standard"/>
      <text:p text:style-name="Standard">(Proposition 24 allows us to multiply both sides of a congruence by a matrix and preserve </text:p>
      <text:p text:style-name="Standard">the congruence.) A' represents an inverse of A modulo n; that is. A' must satisfy the con- </text:p>
      <text:p text:style-name="Standard">gruence </text:p>
      <text:p text:style-name="Standard"/>
      <text:p text:style-name="Standard">A' A = I (mod n) </text:p>
      <text:p text:style-name="Standard"/>
      <text:p text:style-name="Standard">where / represents the identity matrix. A must be chosen, of course, so that it has an inverse </text:p>
      <text:p text:style-name="Standard">modulo n. </text:p>
      <text:p text:style-name="Standard"/>
      <text:p text:style-name="Standard"/>
      <text:p text:style-name="Standard">Example. We use the ordinary alphabet, so n = 26. Let the enciphering matrix A be </text:p>
      <text:p text:style-name="Standard"/>
      <text:p text:style-name="Standard">5 17 </text:p>
      <text:p text:style-name="Standard"/>
      <text:p text:style-name="Standard">4 15 </text:p>
      <text:p text:style-name="Standard"/>
      <text:p text:style-name="Standard"/>
      <text:p text:style-name="Standard">let the shift vector B be </text:p>
      <text:p text:style-name="Standard"/>
      <text:p text:style-name="Standard"/>
      <text:p text:style-name="Standard">5 </text:p>
      <text:p text:style-name="Standard"/>
      <text:p text:style-name="Standard">2 </text:p>
      <text:p text:style-name="Standard"/>
      <text:p text:style-name="Standard"/>
      <text:p text:style-name="Standard">143 </text:p>
      <text:p text:style-name="Standard"/>
      <text:p text:style-name="Standard"/>
      <text:p text:style-name="Standard"/>
      <text:p text:style-name="Standard">144 Chapter 7 Matrix Ciphers </text:p>
      <text:p text:style-name="Standard"/>
      <text:p text:style-name="Standard"/>
      <text:p text:style-name="Standard">5 17 </text:p>
      <text:p text:style-name="Standard"/>
      <text:p text:style-name="Standard">19 </text:p>
      <text:p text:style-name="Standard"/>
      <text:p text:style-name="Standard"/>
      <text:p text:style-name="Standard">5 </text:p>
      <text:p text:style-name="Standard"/>
      <text:p text:style-name="Standard"/>
      <text:p text:style-name="Standard">11 </text:p>
      <text:p text:style-name="Standard"/>
      <text:p text:style-name="Standard">4 15 </text:p>
      <text:p text:style-name="Standard"/>
      <text:p text:style-name="Standard"><text:soft-page-break/>7 </text:p>
      <text:p text:style-name="Standard"/>
      <text:p text:style-name="Standard">+ </text:p>
      <text:p text:style-name="Standard"/>
      <text:p text:style-name="Standard">2 </text:p>
      <text:p text:style-name="Standard"/>
      <text:p text:style-name="Standard">— </text:p>
      <text:p text:style-name="Standard"/>
      <text:p text:style-name="Standard">1 </text:p>
      <text:p text:style-name="Standard"/>
      <text:p text:style-name="Standard"/>
      <text:p text:style-name="Standard">5 17 </text:p>
      <text:p text:style-name="Standard"/>
      <text:p text:style-name="Standard">4 </text:p>
      <text:p text:style-name="Standard"/>
      <text:p text:style-name="Standard"/>
      <text:p text:style-name="Standard">5 </text:p>
      <text:p text:style-name="Standard"/>
      <text:p text:style-name="Standard"/>
      <text:p text:style-name="Standard">15 </text:p>
      <text:p text:style-name="Standard"/>
      <text:p text:style-name="Standard">4 15 </text:p>
      <text:p text:style-name="Standard"/>
      <text:p text:style-name="Standard">4 </text:p>
      <text:p text:style-name="Standard"/>
      <text:p text:style-name="Standard">+ </text:p>
      <text:p text:style-name="Standard"/>
      <text:p text:style-name="Standard">2 </text:p>
      <text:p text:style-name="Standard"/>
      <text:p text:style-name="Standard">— </text:p>
      <text:p text:style-name="Standard"/>
      <text:p text:style-name="Standard">0 </text:p>
      <text:p text:style-name="Standard"/>
      <text:p text:style-name="Standard"/>
      <text:p text:style-name="Standard">and the message is THE END, which we split into blocks of size 2 to get TH EE ND. To </text:p>
      <text:p text:style-name="Standard">encipher the plaintext TH, we use the vector P, which is </text:p>
      <text:p text:style-name="Standard"/>
      <text:p text:style-name="Standard">19 </text:p>
      <text:p text:style-name="Standard">7 </text:p>
      <text:p text:style-name="Standard"/>
      <text:p text:style-name="Standard">and crank it through the transformation AP + B = C (mod 26). </text:p>
      <text:p text:style-name="Standard"/>
      <text:p text:style-name="Standard">(mod 26) </text:p>
      <text:p text:style-name="Standard"/>
      <text:p text:style-name="Standard">The number pair 11,1 corresponds to the letter pair LB, and so this is the ciphertext. We now </text:p>
      <text:p text:style-name="Standard">encipher the pair EE </text:p>
      <text:p text:style-name="Standard"/>
      <text:p text:style-name="Standard">S 17 4 S IS </text:p>
      <text:p text:style-name="Standard"/>
      <text:p text:style-name="Standard">(mod 26) </text:p>
      <text:p text:style-name="Standard"/>
      <text:p text:style-name="Standard">which yields the ciphertext PK. Finally, we encipher the pair ND </text:p>
      <text:p text:style-name="Standard"><text:soft-page-break/></text:p>
      <text:p text:style-name="Standard">(mod 26) </text:p>
      <text:p text:style-name="Standard"/>
      <text:p text:style-name="Standard">Z,i </text:p>
      <text:p text:style-name="Standard"/>
      <text:p text:style-name="Standard">to get the ciphertext RV. Thus, the message sent is </text:p>
      <text:p text:style-name="Standard">LB PA RV. </text:p>
      <text:p text:style-name="Standard"/>
      <text:p text:style-name="Standard">To decipher, compute an inverse A' of A modulo 26; verify that the following is such a </text:p>
      <text:p text:style-name="Standard">matrix. </text:p>
      <text:p text:style-name="Standard"/>
      <text:p text:style-name="Standard">' 17 5 </text:p>
      <text:p text:style-name="Standard"/>
      <text:p text:style-name="Standard">18 23 </text:p>
      <text:p text:style-name="Standard"/>
      <text:p text:style-name="Standard">To decipher, crank the ciphertext through the inverse transformation P = A' {C — B) </text:p>
      <text:p text:style-name="Standard">(mod 26). If we send the letter pair LB back through. </text:p>
      <text:p text:style-name="Standard"/>
      <text:p text:style-name="Standard"/>
      <text:p text:style-name="Standard">5 17 </text:p>
      <text:p text:style-name="Standard"/>
      <text:p text:style-name="Standard">13 </text:p>
      <text:p text:style-name="Standard"/>
      <text:p text:style-name="Standard"/>
      <text:p text:style-name="Standard">5 </text:p>
      <text:p text:style-name="Standard"/>
      <text:p text:style-name="Standard"/>
      <text:p text:style-name="Standard">17 </text:p>
      <text:p text:style-name="Standard"/>
      <text:p text:style-name="Standard">4 15 </text:p>
      <text:p text:style-name="Standard"/>
      <text:p text:style-name="Standard">3 </text:p>
      <text:p text:style-name="Standard"/>
      <text:p text:style-name="Standard">+ </text:p>
      <text:p text:style-name="Standard"/>
      <text:p text:style-name="Standard">2 </text:p>
      <text:p text:style-name="Standard"/>
      <text:p text:style-name="Standard">— </text:p>
      <text:p text:style-name="Standard"/>
      <text:p text:style-name="Standard">21 </text:p>
      <text:p text:style-name="Standard"/>
      <text:p text:style-name="Standard"/>
      <text:p text:style-name="Standard">17 </text:p>
      <text:p text:style-name="Standard"/>
      <text:p text:style-name="Standard">5 </text:p>
      <text:p text:style-name="Standard"/>
      <text:p text:style-name="Standard">11-5 </text:p>
      <text:p text:style-name="Standard"/>
      <text:p text:style-name="Standard"/>
      <text:p text:style-name="Standard">19 </text:p>
      <text:p text:style-name="Standard"/>
      <text:p text:style-name="Standard">18 </text:p>
      <text:p text:style-name="Standard"><text:soft-page-break/></text:p>
      <text:p text:style-name="Standard">23 </text:p>
      <text:p text:style-name="Standard"/>
      <text:p text:style-name="Standard">1-2 </text:p>
      <text:p text:style-name="Standard"/>
      <text:p text:style-name="Standard"/>
      <text:p text:style-name="Standard">7 </text:p>
      <text:p text:style-name="Standard"/>
      <text:p text:style-name="Standard"/>
      <text:p text:style-name="Standard">(mod 26) </text:p>
      <text:p text:style-name="Standard"/>
      <text:p text:style-name="Standard"/>
      <text:p text:style-name="Standard">we note that we have the pair 19, 7 corresponding to the letter pair TH, the original plain- </text:p>
      <text:p text:style-name="Standard">text. You are invited to do the subsequent letter pairs. </text:p>
      <text:p text:style-name="Standard"/>
      <text:p text:style-name="Standard"/>
      <text:p text:style-name="Standard">Note that we can make the block size m as large as desired by choosing large mXm </text:p>
      <text:p text:style-name="Standard">encryption matrices. When m &gt; 10, cryptanalysis of such systems is quite difficult. </text:p>
      <text:p text:style-name="Standard"/>
      <text:p text:style-name="Standard"/>
      <text:p text:style-name="Standard">7.1 WEAKNESSES OF MATRIX CRYPTOSYSTEMS </text:p>
      <text:p text:style-name="Standard"/>
      <text:p text:style-name="Standard">Matrix cryptosystems, like the block affine system, are resistant to frequency analysis. In </text:p>
      <text:p text:style-name="Standard">general, when using the ordinary alphabet with blocks of size n, there are 26" different ways </text:p>
      <text:p text:style-name="Standard">to map an n-block of text to another. Maintaining a frequency table of these blocks when n </text:p>
      <text:p text:style-name="Standard">is large quickly becomes infeasible. For example, when the enciphering matrix is 10 by 10, </text:p>
      <text:p text:style-name="Standard">that is, the block size n = 10, there are 26'“ s 1 .4 X 10''' possible blocks. A table of that size </text:p>
      <text:p text:style-name="Standard"/>
      <text:p text:style-name="Standard"/>
      <text:p text:style-name="Standard">7.1 Weaknesses of Matrix Cryptosystems 145 </text:p>
      <text:p text:style-name="Standard"/>
      <text:p text:style-name="Standard">would quickly exhaust the space and exceed the search time of even the greatest comput- </text:p>
      <text:p text:style-name="Standard">ers. For this reason, matrix ciphers (where the size of the block is reasonably large) are still </text:p>
      <text:p text:style-name="Standard">used today, and are relatively secure for most purposes. </text:p>
      <text:p text:style-name="Standard"/>
      <text:p text:style-name="Standard">Of course, these matrix cryptosystems are secret key. The enciphering matrix A is the enci- </text:p>
      <text:p text:style-name="Standard">phering key, and must be given only to authorized users, since anyone in possession of it </text:p>
      <text:p text:style-name="Standard">can quickly compute the inverse deciphering matrix A' and decipher messages. </text:p>
      <text:p text:style-name="Standard"/>
      <text:p text:style-name="Standard">Known Plaintext Attack. You will notice that the matrix ciphers are vulnerable to </text:p>
      <text:p text:style-name="Standard">a known plaintext attack, for if a cryptanalyst manages to acquire enough plaintext P = pi, </text:p>
      <text:p text:style-name="Standard">P 2 , ■■■, Pm corresponding to known ciphertext C = Cj, C 2 , . . . , c,„, she can compute the </text:p>
      <text:p text:style-name="Standard">inverse A' of the enciphering matrix A, and the shift vector B, by solving the matrix con- </text:p>
      <text:p text:style-name="Standard">gruence AP + B=C (mod n) for A and B, or equivalently, by solving the corresponding sys- </text:p>
      <text:p text:style-name="Standard">tem of congruences </text:p>
      <text:p text:style-name="Standard"/>
      <text:p text:style-name="Standard">«i,iPi + « 1 , 2 P 2 + ■ ■ ■ + fli.rf’m + bi= Cl (mod n) </text:p>
      <text:p text:style-name="Standard"/>
      <text:p text:style-name="Standard">«2.lPl + a2,2P2 + ■ ■ ■ + fl2.mPm + ^2 = C 2 (mod «) </text:p>
      <text:p text:style-name="Standard"/>
      <text:p text:style-name="Standard">+ «m, 2 P 2 + ■ ■ ■ + = c,„ (mod n) </text:p>
      <text:p text:style-name="Standard"/>
      <text:p text:style-name="Standard"><text:soft-page-break/>using different plaintext to ciphertext mappings. </text:p>
      <text:p text:style-name="Standard"/>
      <text:p text:style-name="Standard"/>
      <text:p text:style-name="Standard">lixAMPLE. Suppose a cryptanalyst knows we are using a matrix cipher of block length 2, with </text:p>
      <text:p text:style-name="Standard">the ordinary alphabet. She has some ciphertext, </text:p>
      <text:p text:style-name="Standard"/>
      <text:p text:style-name="Standard">BT GT HM </text:p>
      <text:p text:style-name="Standard"/>
      <text:p text:style-name="Standard">and its corresponding plaintext </text:p>
      <text:p text:style-name="Standard">AT TA CK. </text:p>
      <text:p text:style-name="Standard"/>
      <text:p text:style-name="Standard">The job of the cryptanalyst is to get what she doesn’t know, namely A and B. Suppose </text:p>
      <text:p text:style-name="Standard">she denotes the enciphering matrix A as </text:p>
      <text:p text:style-name="Standard"/>
      <text:p text:style-name="Standard">a b </text:p>
      <text:p text:style-name="Standard">c d </text:p>
      <text:p text:style-name="Standard"/>
      <text:p text:style-name="Standard">and the shift vector B as </text:p>
      <text:p text:style-name="Standard"/>
      <text:p text:style-name="Standard">t </text:p>
      <text:p text:style-name="Standard"/>
      <text:p text:style-name="Standard">The first mapping takes the pair AT to BT, or </text:p>
      <text:p text:style-name="Standard"/>
      <text:p text:style-name="Standard"/>
      <text:p text:style-name="Standard">Ofl + I9b H- = 1 (mod 26) </text:p>
      <text:p text:style-name="Standard">Oc + I9d H- 1 = 19 (mod 26) </text:p>
      <text:p text:style-name="Standard"/>
      <text:p text:style-name="Standard"/>
      <text:p text:style-name="Standard">146 </text:p>
      <text:p text:style-name="Standard"/>
      <text:p text:style-name="Standard"/>
      <text:p text:style-name="Standard">Chapter 7 </text:p>
      <text:p text:style-name="Standard"/>
      <text:p text:style-name="Standard"/>
      <text:p text:style-name="Standard">Matrix Ciphers </text:p>
      <text:p text:style-name="Standard"/>
      <text:p text:style-name="Standard"/>
      <text:p text:style-name="Standard">and the second and third mappings follow: </text:p>
      <text:p text:style-name="Standard"/>
      <text:p text:style-name="Standard">19a + 0b + s = 6 (mod 26) </text:p>
      <text:p text:style-name="Standard">19c + 0d + t= 19 (mod 26) </text:p>
      <text:p text:style-name="Standard"/>
      <text:p text:style-name="Standard">2a + IQb + s = 1 (mod 26) </text:p>
      <text:p text:style-name="Standard">2c + lOr/ + t = 12 (mod 26) </text:p>
      <text:p text:style-name="Standard">She then rearranges the congruences to get two systems </text:p>
      <text:p text:style-name="Standard"/>
      <text:p text:style-name="Standard">Oa + \9b + ^ = 1 (mod 26) </text:p>
      <text:p text:style-name="Standard">19a + Ofc + ^ = 6 (mod 26) </text:p>
      <text:p text:style-name="Standard">2a + IQb + s = l (mod 26) </text:p>
      <text:p text:style-name="Standard"/>
      <text:p text:style-name="Standard">and </text:p>
      <text:p text:style-name="Standard"/>
      <text:p text:style-name="Standard"><text:soft-page-break/></text:p>
      <text:p text:style-name="Standard">Oc + \9d + t= \9 (mod 26) </text:p>
      <text:p text:style-name="Standard"/>
      <text:p text:style-name="Standard">19c + 0d + t= 19 (mod 26) </text:p>
      <text:p text:style-name="Standard"/>
      <text:p text:style-name="Standard">2c + \0d + t= \2 (mod 26). </text:p>
      <text:p text:style-name="Standard"/>
      <text:p text:style-name="Standard">She solves the first system to obtain values for a, b, and s, and the second system to get </text:p>
      <text:p text:style-name="Standard">the values for c, d, and t. Since the coefficients of the two systems are the same, she can solve </text:p>
      <text:p text:style-name="Standard">them simultaneously. </text:p>
      <text:p text:style-name="Standard"/>
      <text:p text:style-name="Standard"/>
      <text:p text:style-name="Standard">0 </text:p>
      <text:p text:style-name="Standard"/>
      <text:p text:style-name="Standard">19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19 </text:p>
      <text:p text:style-name="Standard"/>
      <text:p text:style-name="Standard">19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6 </text:p>
      <text:p text:style-name="Standard"/>
      <text:p text:style-name="Standard">19 </text:p>
      <text:p text:style-name="Standard"/>
      <text:p text:style-name="Standard">2 </text:p>
      <text:p text:style-name="Standard"/>
      <text:p text:style-name="Standard">10 </text:p>
      <text:p text:style-name="Standard"/>
      <text:p text:style-name="Standard">1 </text:p>
      <text:p text:style-name="Standard"/>
      <text:p text:style-name="Standard">7 </text:p>
      <text:p text:style-name="Standard"/>
      <text:p text:style-name="Standard">12 </text:p>
      <text:p text:style-name="Standard"/>
      <text:p text:style-name="Standard"/>
      <text:p text:style-name="Standard">She then proceeds to reduce the matrix, say first by multiplying row 2 by 1 1 , an inverse </text:p>
      <text:p text:style-name="Standard">of 19 modulo 26, then by swapping row 2 with row 1, then by subtracting row 1 from row </text:p>
      <text:p text:style-name="Standard">3. This yields </text:p>
      <text:p text:style-name="Standard"/>
      <text:p text:style-name="Standard"/>
      <text:p text:style-name="Standard">1 </text:p>
      <text:p text:style-name="Standard"/>
      <text:p text:style-name="Standard">0 </text:p>
      <text:p text:style-name="Standard"/>
      <text:p text:style-name="Standard"><text:soft-page-break/>11 </text:p>
      <text:p text:style-name="Standard"/>
      <text:p text:style-name="Standard">14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19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19 </text:p>
      <text:p text:style-name="Standard"/>
      <text:p text:style-name="Standard">0 </text:p>
      <text:p text:style-name="Standard"/>
      <text:p text:style-name="Standard">10 </text:p>
      <text:p text:style-name="Standard"/>
      <text:p text:style-name="Standard">5 </text:p>
      <text:p text:style-name="Standard"/>
      <text:p text:style-name="Standard">5 </text:p>
      <text:p text:style-name="Standard"/>
      <text:p text:style-name="Standard">10 </text:p>
      <text:p text:style-name="Standard"/>
      <text:p text:style-name="Standard"/>
      <text:p text:style-name="Standard">She then multiplies row 2 by 11, then subtracts 10 times row 2 from row 3 </text:p>
      <text:p text:style-name="Standard"/>
      <text:p text:style-name="Standard"/>
      <text:p text:style-name="Standard">1 </text:p>
      <text:p text:style-name="Standard"/>
      <text:p text:style-name="Standard">0 </text:p>
      <text:p text:style-name="Standard"/>
      <text:p text:style-name="Standard">11 </text:p>
      <text:p text:style-name="Standard"/>
      <text:p text:style-name="Standard">14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11 </text:p>
      <text:p text:style-name="Standard"/>
      <text:p text:style-name="Standard">11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<text:soft-page-break/>0 </text:p>
      <text:p text:style-name="Standard"/>
      <text:p text:style-name="Standard">25 </text:p>
      <text:p text:style-name="Standard"/>
      <text:p text:style-name="Standard">25 </text:p>
      <text:p text:style-name="Standard"/>
      <text:p text:style-name="Standard">0 </text:p>
      <text:p text:style-name="Standard"/>
      <text:p text:style-name="Standard"/>
      <text:p text:style-name="Standard"/>
      <text:p text:style-name="Standard">7.1 Weaknesses of Matrix Cryptosystems 147 </text:p>
      <text:p text:style-name="Standard"/>
      <text:p text:style-name="Standard">She then multiplies row 3 by 25 (which is its own inverse mod 26), then subtracts 1 1 times </text:p>
      <text:p text:style-name="Standard">row 3 from both row 1 and row 2. This gives the desired solutions. </text:p>
      <text:p text:style-name="Standard"/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3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/>
      <text:p text:style-name="Standard">She now knows that </text:p>
      <text:p text:style-name="Standard"/>
      <text:p text:style-name="Standard"/>
      <text:p text:style-name="Standard">a = 3 (mod 26) </text:p>
      <text:p text:style-name="Standard"/>
      <text:p text:style-name="Standard"><text:soft-page-break/>c = 1 (mod 26) </text:p>
      <text:p text:style-name="Standard"/>
      <text:p text:style-name="Standard">b = 0 (mod 26) </text:p>
      <text:p text:style-name="Standard"/>
      <text:p text:style-name="Standard">d = 1 (mod 26) </text:p>
      <text:p text:style-name="Standard"/>
      <text:p text:style-name="Standard">s = 1 (mod 26) </text:p>
      <text:p text:style-name="Standard"/>
      <text:p text:style-name="Standard">f = 0 (mod 26) </text:p>
      <text:p text:style-name="Standard"/>
      <text:p text:style-name="Standard">and so an enciphering matrix A is </text:p>
      <text:p text:style-name="Standard"/>
      <text:p text:style-name="Standard"/>
      <text:p text:style-name="Standard">3 0 </text:p>
      <text:p text:style-name="Standard">1 1 </text:p>
      <text:p text:style-name="Standard"/>
      <text:p text:style-name="Standard">and its corresponding shift vector B is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(You should test these values to ensure that A and B actually map the given plaintext to the </text:p>
      <text:p text:style-name="Standard">ciphertext.) Once our cryptanalyst has A, it is simple to compute the inverse A' modulo 26 </text:p>
      <text:p text:style-name="Standard">to obtain </text:p>
      <text:p text:style-name="Standard"/>
      <text:p text:style-name="Standard">9 0 </text:p>
      <text:p text:style-name="Standard"/>
      <text:p text:style-name="Standard"/>
      <text:p text:style-name="Standard">Example. Earlier we enciphered the message </text:p>
      <text:p text:style-name="Standard">TH EE TO </text:p>
      <text:p text:style-name="Standard">to the ciphertext </text:p>
      <text:p text:style-name="Standard">LB PA RV. </text:p>
      <text:p text:style-name="Standard"/>
      <text:p text:style-name="Standard">Suppose the cryptanalyst knows we are using matrix ciphers of block size m = 2 with the </text:p>
      <text:p text:style-name="Standard">ordinary alphabet. She acquires both the plaintext message and the ciphertext message. </text:p>
      <text:p text:style-name="Standard">Now, </text:p>
      <text:p text:style-name="Standard"/>
      <text:p text:style-name="Standard">“TH”(=19 7) corresponds with “LB”(=11 1), </text:p>
      <text:p text:style-name="Standard"/>
      <text:p text:style-name="Standard">“EE”(=4 4) corresponds with “PA”(=15 0), </text:p>
      <text:p text:style-name="Standard"/>
      <text:p text:style-name="Standard">“ND”(=13 3) corresponds with “RV”(=17 21). </text:p>
      <text:p text:style-name="Standard"/>
      <text:p text:style-name="Standard">Using the same procedure described above, she solves the first system to obtain values </text:p>
      <text:p text:style-name="Standard">for a, b, and s, and the second system to get the values for c, d, and t. You should be able to </text:p>
      <text:p text:style-name="Standard">do this, and to verify that an enciphering matrix A is </text:p>
      <text:p text:style-name="Standard"/>
      <text:p text:style-name="Standard"/>
      <text:p text:style-name="Standard">5 17 </text:p>
      <text:p text:style-name="Standard"/>
      <text:p text:style-name="Standard">4 15 </text:p>
      <text:p text:style-name="Standard"><text:soft-page-break/></text:p>
      <text:p text:style-name="Standard"/>
      <text:p text:style-name="Standard">148 Chapter 7 Matrix Ciphers </text:p>
      <text:p text:style-name="Standard"/>
      <text:p text:style-name="Standard"/>
      <text:p text:style-name="Standard">and the corresponding shift vector B is </text:p>
      <text:p text:style-name="Standard"/>
      <text:p text:style-name="Standard">5 </text:p>
      <text:p text:style-name="Standard"/>
      <text:p text:style-name="Standard">2 ' </text:p>
      <text:p text:style-name="Standard"/>
      <text:p text:style-name="Standard">It is now a simple matter for her to compute A', an inverse of A modulo 26. </text:p>
      <text:p text:style-name="Standard"/>
      <text:p text:style-name="Standard">17 5 </text:p>
      <text:p text:style-name="Standard"/>
      <text:p text:style-name="Standard">18 23 </text:p>
      <text:p text:style-name="Standard"/>
      <text:p text:style-name="Standard">In these examples we have chosen the block size to be artificially small to simplify the </text:p>
      <text:p text:style-name="Standard">computations. In reality larger block sizes would be used; the computations involved are the </text:p>
      <text:p text:style-name="Standard">same, there are only more of them. </text:p>
      <text:p text:style-name="Standard"/>
      <text:p text:style-name="Standard"/>
      <text:p text:style-name="Standard">Java Algorithm. You will be asked in the exercises to develop some classes to perform </text:p>
      <text:p text:style-name="Standard">encryption and decryption with matrices, but before you do that, we review a couple of con- </text:p>
      <text:p text:style-name="Standard">structors, one from ModMatrix, and the other from ModSquareMatrix. I refer to the con- </text:p>
      <text:p text:style-name="Standard">structors which produce a ModMatrix or a ModSquareMatrix with random entries; here is </text:p>
      <text:p text:style-name="Standard">the code for review: </text:p>
      <text:p text:style-name="Standard"/>
      <text:p text:style-name="Standard">//Creates a matrix with random entries having r rows, c columns, </text:p>
      <text:p text:style-name="Standard"/>
      <text:p text:style-name="Standard">//Or, it creates a matrix of all zeros </text:p>
      <text:p text:style-name="Standard"/>
      <text:p text:style-name="Standard">//Matrices start indexing at 1,1. Zeroth column and row are not used, </text:p>
      <text:p text:style-name="Standard">public ModMatrix ( int r,int c,BigInteger m, boolean makeZero) { </text:p>
      <text:p text:style-name="Standard"/>
      <text:p text:style-name="Standard">SecureRandom sr=new SecureRandom ( ) ; </text:p>
      <text:p text:style-name="Standard">modulus=m; </text:p>
      <text:p text:style-name="Standard"/>
      <text:p text:style-name="Standard">array=new Biginteger [r+1] [c+1] ; </text:p>
      <text:p text:style-name="Standard"/>
      <text:p text:style-name="Standard">numRows=r ; </text:p>
      <text:p text:style-name="Standard"/>
      <text:p text:style-name="Standard">numCols=c; </text:p>
      <text:p text:style-name="Standard"/>
      <text:p text:style-name="Standard">for (int i=0 ; i&lt;r; i++) { </text:p>
      <text:p text:style-name="Standard"/>
      <text:p text:style-name="Standard">for (int j=0; j&lt;c; j++) { </text:p>
      <text:p text:style-name="Standard"/>
      <text:p text:style-name="Standard">//If makeZero set to true, make the zero matrix </text:p>
      <text:p text:style-name="Standard">if (makeZero) array[i+l] [j+l]=new Biginteger (" 0 ") ; </text:p>
      <text:p text:style-name="Standard"/>
      <text:p text:style-name="Standard">//otherwise, make matrix with random entries </text:p>
      <text:p text:style-name="Standard"><text:soft-page-break/>else array [i+1] [j +1] =new </text:p>
      <text:p text:style-name="Standard"/>
      <text:p text:style-name="Standard">Biginteger (modulus .bitLength ( ) ,sr) .mod (modulus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/Creates a square matrix with random entries </text:p>
      <text:p text:style-name="Standard">//Or, it creates a matrix with all zeros </text:p>
      <text:p text:style-name="Standard"/>
      <text:p text:style-name="Standard">//Another parameter specifies whether or not you wish the random </text:p>
      <text:p text:style-name="Standard"/>
      <text:p text:style-name="Standard">//matrix to be invertible; if NOT, matrix may still be invertible by accident </text:p>
      <text:p text:style-name="Standard"/>
      <text:p text:style-name="Standard"/>
      <text:p text:style-name="Standard">7.1 Weaknesses of Matrix Cryptosystems 149 </text:p>
      <text:p text:style-name="Standard"/>
      <text:p text:style-name="Standard"/>
      <text:p text:style-name="Standard">public ModSquareMatrix ( int s,Biglnteger m, boolean makeZero, boolean make Invertible) </text:p>
      <text:p text:style-name="Standard">throws MatricesNonConformableException { </text:p>
      <text:p text:style-name="Standard"/>
      <text:p text:style-name="Standard">//Call a superconstructor from ModMatrix-make the zero matrix, </text:p>
      <text:p text:style-name="Standard"/>
      <text:p text:style-name="Standard">//or a matrix with random entries </text:p>
      <text:p text:style-name="Standard">super ( s , s , m, makeZero ) ; </text:p>
      <text:p text:style-name="Standard"/>
      <text:p text:style-name="Standard">//Zero matrix is not invertible </text:p>
      <text:p text:style-name="Standard"/>
      <text:p text:style-name="Standard">if (makeZero&amp;&amp;makeInvertible) throw new IllegaiArgumentException </text:p>
      <text:p text:style-name="Standard">("Zero matrix cannot be inverted!"); </text:p>
      <text:p text:style-name="Standard"/>
      <text:p text:style-name="Standard">//A random invertible matrix is desired </text:p>
      <text:p text:style-name="Standard">if (make Invertible) { </text:p>
      <text:p text:style-name="Standard"/>
      <text:p text:style-name="Standard">Random r=new Random ( ) ; </text:p>
      <text:p text:style-name="Standard"/>
      <text:p text:style-name="Standard">SecureRandom sr=new SecureRandom { ) ; </text:p>
      <text:p text:style-name="Standard">boolean done=false; </text:p>
      <text:p text:style-name="Standard"/>
      <text:p text:style-name="Standard">//Do this until the matrix inverts </text:p>
      <text:p text:style-name="Standard">while (!done) { </text:p>
      <text:p text:style-name="Standard">try { </text:p>
      <text:p text:style-name="Standard"/>
      <text:p text:style-name="Standard">//Try to take the inverse-may throw an exception if not invertible </text:p>
      <text:p text:style-name="Standard"/>
      <text:p text:style-name="Standard">this . inverse ( ) ; </text:p>
      <text:p text:style-name="Standard"/>
      <text:p text:style-name="Standard">done=true; </text:p>
      <text:p text:style-name="Standard"/>
      <text:p text:style-name="Standard"><text:soft-page-break/>} catch ( SingularMatrixException sme) { </text:p>
      <text:p text:style-name="Standard"/>
      <text:p text:style-name="Standard">//Change a random entry in the matrix </text:p>
      <text:p text:style-name="Standard">int row=Math.abs (r.nextint { ) ) %numRows+l; </text:p>
      <text:p text:style-name="Standard">int col=Math. abs (r .nextint { ) ) %numCols+l ; </text:p>
      <text:p text:style-name="Standard"/>
      <text:p text:style-name="Standard">Biginteger value=new </text:p>
      <text:p text:style-name="Standard"/>
      <text:p text:style-name="Standard">Biginteger (modulus .bitLength ( ) ,sr) .mod (modulus) ; </text:p>
      <text:p text:style-name="Standard">this . setElement (row, col, value) ; </text:p>
      <text:p text:style-name="Standard"/>
      <text:p text:style-name="Standard">} catch (ArithmeticException ae) { </text:p>
      <text:p text:style-name="Standard"/>
      <text:p text:style-name="Standard">//Change a random entry in the matrix </text:p>
      <text:p text:style-name="Standard">int row=Math.abs (r.nextint ( ) ) %numRows+I; </text:p>
      <text:p text:style-name="Standard">int col =Math. abs (r . nextint ( ) ) %numCols+I ; </text:p>
      <text:p text:style-name="Standard"/>
      <text:p text:style-name="Standard">Biginteger value=new </text:p>
      <text:p text:style-name="Standard"/>
      <text:p text:style-name="Standard">Biginteger (modulus .bitLength ( ) ,sr) .mod (modulus) ; </text:p>
      <text:p text:style-name="Standard">this . setElement (row, col, value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The ModSquareMatrix constructor has an additional boolean variable to allow the user </text:p>
      <text:p text:style-name="Standard">to specify whether or not they wish to enforce invertibility on the new matrix. If so, we can </text:p>
      <text:p text:style-name="Standard">use this to generate random invertible square matrices modulo n; perfect for use as keys </text:p>
      <text:p text:style-name="Standard">with this cryptosystem. </text:p>
      <text:p text:style-name="Standard"/>
      <text:p text:style-name="Standard"/>
      <text:p text:style-name="Standard"/>
      <text:p text:style-name="Standard">1 50 Chapter 7 Matrix Ciphers </text:p>
      <text:p text:style-name="Standard"/>
      <text:p text:style-name="Standard"/>
      <text:p text:style-name="Standard">FIGURE 7.1 </text:p>
      <text:p text:style-name="Standard"/>
      <text:p text:style-name="Standard"/>
      <text:p text:style-name="Standard">7.2 </text:p>
      <text:p text:style-name="Standard"/>
      <text:p text:style-name="Standard"/>
      <text:p text:style-name="Standard"/>
      <text:p text:style-name="Standard">There is an applet called TestRandomModSquareMatrixApplet which can be found on </text:p>
      <text:p text:style-name="Standard">the book’s website. It generates random invertible matrices for a specified size, and modu- </text:p>
      <text:p text:style-name="Standard">lus. Pressing a button allows you to invert the matrix. A screen shot of this applet is shown </text:p>
      <text:p text:style-name="Standard">in Figure 7.1. </text:p>
      <text:p text:style-name="Standard"/>
      <text:p text:style-name="Standard"><text:soft-page-break/></text:p>
      <text:p text:style-name="Standard">TRANSPOSITION CIPHERS </text:p>
      <text:p text:style-name="Standard"/>
      <text:p text:style-name="Standard">As you recall, transposition ciphers simply permute the characters in a plaintext message. </text:p>
      <text:p text:style-name="Standard">Matrices provide us with a convenient way of specifying permutations for this purpose. </text:p>
      <text:p text:style-name="Standard">Thus, we make the following definition: </text:p>
      <text:p text:style-name="Standard"/>
      <text:p text:style-name="Standard"/>
      <text:p text:style-name="Standard"/>
      <text:p text:style-name="Standard"/>
      <text:p text:style-name="Standard">7.2 Transposition Ciphers 151 </text:p>
      <text:p text:style-name="Standard"/>
      <text:p text:style-name="Standard"/>
      <text:p text:style-name="Standard">Definition </text:p>
      <text:p text:style-name="Standard"/>
      <text:p text:style-name="Standard">A square matrix A is a transposition matrix if each column and row of A contain a sin- </text:p>
      <text:p text:style-name="Standard">gle 1 ; all other entries are 0. </text:p>
      <text:p text:style-name="Standard"/>
      <text:p text:style-name="Standard"/>
      <text:p text:style-name="Standard">lixAMPLE. </text:p>
      <text:p text:style-name="Standard"/>
      <text:p text:style-name="Standard"/>
      <text:p text:style-name="Standard">LL </text:p>
      <text:p text:style-name="Standard"/>
      <text:p text:style-name="Standard"/>
      <text:p text:style-name="Standard">A = </text:p>
      <text:p text:style-name="Standard"/>
      <text:p text:style-name="Standard"/>
      <text:p text:style-name="Standard">0 0 10 </text:p>
      <text:p text:style-name="Standard">0 0 0 1 </text:p>
      <text:p text:style-name="Standard">0 10 0 </text:p>
      <text:p text:style-name="Standard"/>
      <text:p text:style-name="Standard"/>
      <text:p text:style-name="Standard">Note that an identity matrix is a transposition matrix (but one which we would never </text:p>
      <text:p text:style-name="Standard">use). These types of matrices do exactly what we want. Note that if we take the product </text:p>
      <text:p text:style-name="Standard"/>
      <text:p text:style-name="Standard"/>
      <text:p text:style-name="Standard">y = AX </text:p>
      <text:p text:style-name="Standard"/>
      <text:p text:style-name="Standard"/>
      <text:p text:style-name="Standard">where V and B are column vectors, and A is a transposition matrix, then </text:p>
      <text:p text:style-name="Standard"/>
      <text:p text:style-name="Standard">• since each row of A contains a single 1 , each entry in V will merely be an entry from X, </text:p>
      <text:p text:style-name="Standard">and </text:p>
      <text:p text:style-name="Standard"/>
      <text:p text:style-name="Standard">• since each column of A contains a single 1 , each entry of V will be a different entry from </text:p>
      <text:p text:style-name="Standard"/>
      <text:p text:style-name="Standard">Z. </text:p>
      <text:p text:style-name="Standard"/>
      <text:p text:style-name="Standard">Thus, the entries of V are merely a permutation of the entries of X. </text:p>
      <text:p text:style-name="Standard"/>
      <text:p text:style-name="Standard"/>
      <text:p text:style-name="Standard"><text:soft-page-break/>3 </text:p>
      <text:p text:style-name="Standard"/>
      <text:p text:style-name="Standard"/>
      <text:p text:style-name="Standard">XAMPLE. </text:p>
      <text:p text:style-name="Standard"/>
      <text:p text:style-name="Standard"/>
      <text:p text:style-name="Standard">Suppose we have the following: </text:p>
      <text:p text:style-name="Standard"/>
      <text:p text:style-name="Standard"/>
      <text:p text:style-name="Standard">A = </text:p>
      <text:p text:style-name="Standard"/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0 0 0 </text:p>
      <text:p text:style-name="Standard">0 0 1 </text:p>
      <text:p text:style-name="Standard">0 0 0 </text:p>
      <text:p text:style-name="Standard">1 0 0 </text:p>
      <text:p text:style-name="Standard">0 1 0 </text:p>
      <text:p text:style-name="Standard"/>
      <text:p text:style-name="Standard"/>
      <text:p text:style-name="Standard">B = </text:p>
      <text:p text:style-name="Standard"/>
      <text:p text:style-name="Standard"/>
      <text:p text:style-name="Standard">12 </text:p>
      <text:p text:style-name="Standard"/>
      <text:p text:style-name="Standard">5 </text:p>
      <text:p text:style-name="Standard"/>
      <text:p text:style-name="Standard">23 </text:p>
      <text:p text:style-name="Standard"/>
      <text:p text:style-name="Standard">8 </text:p>
      <text:p text:style-name="Standard"/>
      <text:p text:style-name="Standard"><text:soft-page-break/>6 </text:p>
      <text:p text:style-name="Standard"/>
      <text:p text:style-name="Standard"/>
      <text:p text:style-name="Standard">and we take V = BX. Then we see that </text:p>
      <text:p text:style-name="Standard"/>
      <text:p text:style-name="Standard"/>
      <text:p text:style-name="Standard">0 10 0 0 </text:p>
      <text:p text:style-name="Standard"/>
      <text:p text:style-name="Standard"/>
      <text:p text:style-name="Standard">12 </text:p>
      <text:p text:style-name="Standard"/>
      <text:p text:style-name="Standard"/>
      <text:p text:style-name="Standard">5 </text:p>
      <text:p text:style-name="Standard"/>
      <text:p text:style-name="Standard">0 0 0 0 1 </text:p>
      <text:p text:style-name="Standard"/>
      <text:p text:style-name="Standard"/>
      <text:p text:style-name="Standard">5 </text:p>
      <text:p text:style-name="Standard"/>
      <text:p text:style-name="Standard"/>
      <text:p text:style-name="Standard">6 </text:p>
      <text:p text:style-name="Standard"/>
      <text:p text:style-name="Standard">1 0 0 0 0 </text:p>
      <text:p text:style-name="Standard"/>
      <text:p text:style-name="Standard"/>
      <text:p text:style-name="Standard">23 </text:p>
      <text:p text:style-name="Standard"/>
      <text:p text:style-name="Standard">= </text:p>
      <text:p text:style-name="Standard"/>
      <text:p text:style-name="Standard">12 </text:p>
      <text:p text:style-name="Standard"/>
      <text:p text:style-name="Standard">0 0 10 0 </text:p>
      <text:p text:style-name="Standard"/>
      <text:p text:style-name="Standard"/>
      <text:p text:style-name="Standard">8 </text:p>
      <text:p text:style-name="Standard"/>
      <text:p text:style-name="Standard"/>
      <text:p text:style-name="Standard">23 </text:p>
      <text:p text:style-name="Standard"/>
      <text:p text:style-name="Standard">0 0 0 1 0 </text:p>
      <text:p text:style-name="Standard"/>
      <text:p text:style-name="Standard"/>
      <text:p text:style-name="Standard">6 </text:p>
      <text:p text:style-name="Standard"/>
      <text:p text:style-name="Standard"/>
      <text:p text:style-name="Standard">8 </text:p>
      <text:p text:style-name="Standard"/>
      <text:p text:style-name="Standard"/>
      <text:p text:style-name="Standard">1 52 Chapter 7 Matrix Ciphers </text:p>
      <text:p text:style-name="Standard"/>
      <text:p text:style-name="Standard"/>
      <text:p text:style-name="Standard">We can now specify in terms of matrices what we mean by a transposition cipher. A </text:p>
      <text:p text:style-name="Standard"><text:soft-page-break/>transposition cipher having block length n maps a plaintext block P (as a column vector) to </text:p>
      <text:p text:style-name="Standard">a ciphertext block C (also a column vector) by the transformation </text:p>
      <text:p text:style-name="Standard"/>
      <text:p text:style-name="Standard">C = AP. </text:p>
      <text:p text:style-name="Standard"/>
      <text:p text:style-name="Standard"/>
      <text:p text:style-name="Standard">I£xAMPLE. Suppose we wish to encrypt the message THIS IS NIRVANA using the transpo- </text:p>
      <text:p text:style-name="Standard">sition matrix </text:p>
      <text:p text:style-name="Standard"/>
      <text:p text:style-name="Standard"/>
      <text:p text:style-name="Standard">A = </text:p>
      <text:p text:style-name="Standard"/>
      <text:p text:style-name="Standard"/>
      <text:p text:style-name="Standard">0 0 10 0 </text:p>
      <text:p text:style-name="Standard">0 0 0 0 1 </text:p>
      <text:p text:style-name="Standard">0 0 0 1 0 </text:p>
      <text:p text:style-name="Standard">0 10 0 0 </text:p>
      <text:p text:style-name="Standard">1 0 0 0 0 </text:p>
      <text:p text:style-name="Standard"/>
      <text:p text:style-name="Standard"/>
      <text:p text:style-name="Standard">and the ordinary alphabet. First, we group the plaintext into blocks of length 5, </text:p>
      <text:p text:style-name="Standard"/>
      <text:p text:style-name="Standard">THIS! SNIRV ANAXX </text:p>
      <text:p text:style-name="Standard"/>
      <text:p text:style-name="Standard">and, if necessary, pad with X’s (or random letters, if desired). This corresponds to the mes- </text:p>
      <text:p text:style-name="Standard">sage </text:p>
      <text:p text:style-name="Standard"/>
      <text:p text:style-name="Standard">19 7 8 18 8 18 13 8 17 21 0 13 0 23 23 . </text:p>
      <text:p text:style-name="Standard"/>
      <text:p text:style-name="Standard">If we consider each block as a column vector, we derive each enciphered block by mul- </text:p>
      <text:p text:style-name="Standard">tiplying A by each plaintext vector. So we get this for the first, second, and third blocks: </text:p>
      <text:p text:style-name="Standard"/>
      <text:p text:style-name="Standard"/>
      <text:p text:style-name="Standard">0 0 10 0 </text:p>
      <text:p text:style-name="Standard"/>
      <text:p text:style-name="Standard"/>
      <text:p text:style-name="Standard">19 </text:p>
      <text:p text:style-name="Standard"/>
      <text:p text:style-name="Standard"/>
      <text:p text:style-name="Standard">8 </text:p>
      <text:p text:style-name="Standard"/>
      <text:p text:style-name="Standard">0 0 0 0 1 </text:p>
      <text:p text:style-name="Standard"/>
      <text:p text:style-name="Standard"/>
      <text:p text:style-name="Standard">7 </text:p>
      <text:p text:style-name="Standard"/>
      <text:p text:style-name="Standard"/>
      <text:p text:style-name="Standard">8 </text:p>
      <text:p text:style-name="Standard"/>
      <text:p text:style-name="Standard">0 0 0 1 0 </text:p>
      <text:p text:style-name="Standard"/>
      <text:p text:style-name="Standard"/>
      <text:p text:style-name="Standard"><text:soft-page-break/>8 </text:p>
      <text:p text:style-name="Standard"/>
      <text:p text:style-name="Standard">= </text:p>
      <text:p text:style-name="Standard"/>
      <text:p text:style-name="Standard">18 </text:p>
      <text:p text:style-name="Standard"/>
      <text:p text:style-name="Standard">0 10 0 0 </text:p>
      <text:p text:style-name="Standard"/>
      <text:p text:style-name="Standard"/>
      <text:p text:style-name="Standard">18 </text:p>
      <text:p text:style-name="Standard"/>
      <text:p text:style-name="Standard"/>
      <text:p text:style-name="Standard">7 </text:p>
      <text:p text:style-name="Standard"/>
      <text:p text:style-name="Standard">1 0 0 0 0 </text:p>
      <text:p text:style-name="Standard"/>
      <text:p text:style-name="Standard"/>
      <text:p text:style-name="Standard">8 </text:p>
      <text:p text:style-name="Standard"/>
      <text:p text:style-name="Standard"/>
      <text:p text:style-name="Standard">19 </text:p>
      <text:p text:style-name="Standard"/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18 </text:p>
      <text:p text:style-name="Standard"/>
      <text:p text:style-name="Standard"/>
      <text:p text:style-name="Standard">8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/>
      <text:p text:style-name="Standard">13 </text:p>
      <text:p text:style-name="Standard"/>
      <text:p text:style-name="Standard"><text:soft-page-break/></text:p>
      <text:p text:style-name="Standard">2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/>
      <text:p text:style-name="Standard">8 </text:p>
      <text:p text:style-name="Standard"/>
      <text:p text:style-name="Standard">= </text:p>
      <text:p text:style-name="Standard"/>
      <text:p text:style-name="Standard">17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17 </text:p>
      <text:p text:style-name="Standard"/>
      <text:p text:style-name="Standard"/>
      <text:p text:style-name="Standard">13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21 </text:p>
      <text:p text:style-name="Standard"/>
      <text:p text:style-name="Standard"/>
      <text:p text:style-name="Standard">18 </text:p>
      <text:p text:style-name="Standard"/>
      <text:p text:style-name="Standard"><text:soft-page-break/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0 </text:p>
      <text:p text:style-name="Standard"/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/>
      <text:p text:style-name="Standard">13 </text:p>
      <text:p text:style-name="Standard"/>
      <text:p text:style-name="Standard"/>
      <text:p text:style-name="Standard">23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/>
      <text:p text:style-name="Standard">0 </text:p>
      <text:p text:style-name="Standard"/>
      <text:p text:style-name="Standard">= </text:p>
      <text:p text:style-name="Standard"/>
      <text:p text:style-name="Standard">23 </text:p>
      <text:p text:style-name="Standard"/>
      <text:p text:style-name="Standard">0 </text:p>
      <text:p text:style-name="Standard"/>
      <text:p text:style-name="Standard">1 </text:p>
      <text:p text:style-name="Standard"><text:soft-page-break/></text:p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23 </text:p>
      <text:p text:style-name="Standard"/>
      <text:p text:style-name="Standard"/>
      <text:p text:style-name="Standard">13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23 </text:p>
      <text:p text:style-name="Standard"/>
      <text:p text:style-name="Standard"/>
      <text:p text:style-name="Standard">0 </text:p>
      <text:p text:style-name="Standard"/>
      <text:p text:style-name="Standard"/>
      <text:p text:style-name="Standard">Thus, the enciphered message is </text:p>
      <text:p text:style-name="Standard"/>
      <text:p text:style-name="Standard">8 8 18 7 19 8 21 17 13 18 0 23 23 13 0 </text:p>
      <text:p text:style-name="Standard"/>
      <text:p text:style-name="Standard"/>
      <text:p text:style-name="Standard">7.2 Transposition Ciphers 153 </text:p>
      <text:p text:style-name="Standard"/>
      <text:p text:style-name="Standard"/>
      <text:p text:style-name="Standard">or </text:p>
      <text:p text:style-name="Standard"/>
      <text:p text:style-name="Standard"/>
      <text:p text:style-name="Standard">IISHT IVRNS AXXNA </text:p>
      <text:p text:style-name="Standard"/>
      <text:p text:style-name="Standard">Of course, we must ensure that transpositions are reversible. It seems natural to think that </text:p>
      <text:p text:style-name="Standard">they are, but how do we do this in the setting of matrices? Of course, what we seek is an </text:p>
      <text:p text:style-name="Standard">inverse A' of the transposition matrix A so that </text:p>
      <text:p text:style-name="Standard"/>
      <text:p text:style-name="Standard">P=A’C. </text:p>
      <text:p text:style-name="Standard"/>
      <text:p text:style-name="Standard">Transposition matrices are easily invertible using Gauss-Jordan elimination with the </text:p>
      <text:p text:style-name="Standard">augmented matrix Al/. Since a transposition matrix is chosen so that each row and column </text:p>
      <text:p text:style-name="Standard">contains a single 1, and nothing else, any such matrix can be reduced to an identity matrix </text:p>
      <text:p text:style-name="Standard"><text:soft-page-break/>simply by swapping rows! Thus, an inverse A' of any transposition matrix A always exists. </text:p>
      <text:p text:style-name="Standard"/>
      <text:p text:style-name="Standard"/>
      <text:p text:style-name="Standard">Example. Let a be defined as the same matrix used in our transposition cipher example; that </text:p>
      <text:p text:style-name="Standard">is </text:p>
      <text:p text:style-name="Standard"/>
      <text:p text:style-name="Standard"/>
      <text:p text:style-name="Standard"/>
      <text:p text:style-name="Standard"/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/>
      <text:p text:style-name="Standard"/>
      <text:p text:style-name="Standard"/>
      <text:p text:style-name="Standard">A </text:p>
      <text:p text:style-name="Standard"/>
      <text:p text:style-name="Standard">=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/>
      <text:p text:style-name="Standard">'A, first form </text:p>
      <text:p text:style-name="Standard"/>
      <text:p text:style-name="Standard">the augmented matrix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<text:soft-page-break/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<text:soft-page-break/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/>
      <text:p text:style-name="Standard">By simply swapping the rows so that we obtain the identity matrix on the left hand side, </text:p>
      <text:p text:style-name="Standard">we get </text:p>
      <text:p text:style-name="Standard"/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><text:soft-page-break/></text:p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><text:soft-page-break/></text:p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/>
      <text:p text:style-name="Standard">Thus, the inverse A' of A that we seek is </text:p>
      <text:p text:style-name="Standard"/>
      <text:p text:style-name="Standard">0 0 0 0 1 </text:p>
      <text:p text:style-name="Standard"/>
      <text:p text:style-name="Standard">0 0 0 1 0 </text:p>
      <text:p text:style-name="Standard"/>
      <text:p text:style-name="Standard">1 0 0 0 0 </text:p>
      <text:p text:style-name="Standard"/>
      <text:p text:style-name="Standard">0 0 10 0 </text:p>
      <text:p text:style-name="Standard">0 10 0 0 </text:p>
      <text:p text:style-name="Standard"/>
      <text:p text:style-name="Standard"/>
      <text:p text:style-name="Standard">A' = </text:p>
      <text:p text:style-name="Standard"/>
      <text:p text:style-name="Standard"/>
      <text:p text:style-name="Standard">1 54 Chapter 7 Matrix Ciphers </text:p>
      <text:p text:style-name="Standard"/>
      <text:p text:style-name="Standard"/>
      <text:p text:style-name="Standard"><text:soft-page-break/>We will use this inverse to regain the plaintext of our ciphertext example. We get for the </text:p>
      <text:p text:style-name="Standard">first block </text:p>
      <text:p text:style-name="Standard"/>
      <text:p text:style-name="Standard"/>
      <text:p text:style-name="Standard">for the second we get </text:p>
      <text:p text:style-name="Standard"/>
      <text:p text:style-name="Standard"/>
      <text:p text:style-name="Standard">and for the third we get </text:p>
      <text:p text:style-name="Standard"/>
      <text:p text:style-name="Standard"/>
      <text:p text:style-name="Standard">0 0 0 0 1 </text:p>
      <text:p text:style-name="Standard"/>
      <text:p text:style-name="Standard"/>
      <text:p text:style-name="Standard">8 </text:p>
      <text:p text:style-name="Standard"/>
      <text:p text:style-name="Standard"/>
      <text:p text:style-name="Standard">19 </text:p>
      <text:p text:style-name="Standard"/>
      <text:p text:style-name="Standard">0 0 0 1 0 </text:p>
      <text:p text:style-name="Standard"/>
      <text:p text:style-name="Standard"/>
      <text:p text:style-name="Standard">8 </text:p>
      <text:p text:style-name="Standard"/>
      <text:p text:style-name="Standard"/>
      <text:p text:style-name="Standard">7 </text:p>
      <text:p text:style-name="Standard"/>
      <text:p text:style-name="Standard">1 0 0 0 0 </text:p>
      <text:p text:style-name="Standard"/>
      <text:p text:style-name="Standard"/>
      <text:p text:style-name="Standard">18 </text:p>
      <text:p text:style-name="Standard"/>
      <text:p text:style-name="Standard">= </text:p>
      <text:p text:style-name="Standard"/>
      <text:p text:style-name="Standard">8 </text:p>
      <text:p text:style-name="Standard"/>
      <text:p text:style-name="Standard">0 0 10 0 </text:p>
      <text:p text:style-name="Standard"/>
      <text:p text:style-name="Standard"/>
      <text:p text:style-name="Standard">7 </text:p>
      <text:p text:style-name="Standard"/>
      <text:p text:style-name="Standard"/>
      <text:p text:style-name="Standard">18 </text:p>
      <text:p text:style-name="Standard"/>
      <text:p text:style-name="Standard">0 10 0 0 </text:p>
      <text:p text:style-name="Standard"/>
      <text:p text:style-name="Standard"/>
      <text:p text:style-name="Standard">19 </text:p>
      <text:p text:style-name="Standard"/>
      <text:p text:style-name="Standard"/>
      <text:p text:style-name="Standard">8 </text:p>
      <text:p text:style-name="Standard"/>
      <text:p text:style-name="Standard"/>
      <text:p text:style-name="Standard"><text:soft-page-break/>0 0 0 0 1 </text:p>
      <text:p text:style-name="Standard"/>
      <text:p text:style-name="Standard"/>
      <text:p text:style-name="Standard">8 </text:p>
      <text:p text:style-name="Standard"/>
      <text:p text:style-name="Standard"/>
      <text:p text:style-name="Standard">18 </text:p>
      <text:p text:style-name="Standard"/>
      <text:p text:style-name="Standard">0 0 0 1 0 </text:p>
      <text:p text:style-name="Standard"/>
      <text:p text:style-name="Standard"/>
      <text:p text:style-name="Standard">21 </text:p>
      <text:p text:style-name="Standard"/>
      <text:p text:style-name="Standard"/>
      <text:p text:style-name="Standard">13 </text:p>
      <text:p text:style-name="Standard"/>
      <text:p text:style-name="Standard">1 0 0 0 0 </text:p>
      <text:p text:style-name="Standard"/>
      <text:p text:style-name="Standard"/>
      <text:p text:style-name="Standard">17 </text:p>
      <text:p text:style-name="Standard"/>
      <text:p text:style-name="Standard">= </text:p>
      <text:p text:style-name="Standard"/>
      <text:p text:style-name="Standard">8 </text:p>
      <text:p text:style-name="Standard"/>
      <text:p text:style-name="Standard">0 0 10 0 </text:p>
      <text:p text:style-name="Standard"/>
      <text:p text:style-name="Standard"/>
      <text:p text:style-name="Standard">13 </text:p>
      <text:p text:style-name="Standard"/>
      <text:p text:style-name="Standard"/>
      <text:p text:style-name="Standard">17 </text:p>
      <text:p text:style-name="Standard"/>
      <text:p text:style-name="Standard">0 10 0 0 </text:p>
      <text:p text:style-name="Standard"/>
      <text:p text:style-name="Standard"/>
      <text:p text:style-name="Standard">18 </text:p>
      <text:p text:style-name="Standard"/>
      <text:p text:style-name="Standard"/>
      <text:p text:style-name="Standard">21 </text:p>
      <text:p text:style-name="Standard"/>
      <text:p text:style-name="Standard"/>
      <text:p text:style-name="Standard">0 0 0 0 1 </text:p>
      <text:p text:style-name="Standard"/>
      <text:p text:style-name="Standard"/>
      <text:p text:style-name="Standard">0 </text:p>
      <text:p text:style-name="Standard"/>
      <text:p text:style-name="Standard"/>
      <text:p text:style-name="Standard">0 </text:p>
      <text:p text:style-name="Standard"/>
      <text:p text:style-name="Standard">0 0 0 1 0 </text:p>
      <text:p text:style-name="Standard"/>
      <text:p text:style-name="Standard"><text:soft-page-break/></text:p>
      <text:p text:style-name="Standard">23 </text:p>
      <text:p text:style-name="Standard"/>
      <text:p text:style-name="Standard"/>
      <text:p text:style-name="Standard">13 </text:p>
      <text:p text:style-name="Standard"/>
      <text:p text:style-name="Standard">1 0 0 0 0 </text:p>
      <text:p text:style-name="Standard"/>
      <text:p text:style-name="Standard"/>
      <text:p text:style-name="Standard">23 </text:p>
      <text:p text:style-name="Standard"/>
      <text:p text:style-name="Standard">= </text:p>
      <text:p text:style-name="Standard"/>
      <text:p text:style-name="Standard">0 </text:p>
      <text:p text:style-name="Standard"/>
      <text:p text:style-name="Standard">0 0 10 0 </text:p>
      <text:p text:style-name="Standard"/>
      <text:p text:style-name="Standard"/>
      <text:p text:style-name="Standard">13 </text:p>
      <text:p text:style-name="Standard"/>
      <text:p text:style-name="Standard"/>
      <text:p text:style-name="Standard">23 </text:p>
      <text:p text:style-name="Standard"/>
      <text:p text:style-name="Standard">0 10 0 0 </text:p>
      <text:p text:style-name="Standard"/>
      <text:p text:style-name="Standard"/>
      <text:p text:style-name="Standard">0 </text:p>
      <text:p text:style-name="Standard"/>
      <text:p text:style-name="Standard"/>
      <text:p text:style-name="Standard">23 </text:p>
      <text:p text:style-name="Standard"/>
      <text:p text:style-name="Standard"/>
      <text:p text:style-name="Standard">This produces the plaintext blocks </text:p>
      <text:p text:style-name="Standard"/>
      <text:p text:style-name="Standard">19 7 8 18 8 18 13 8 17 21 0 13 0 23 23 </text:p>
      <text:p text:style-name="Standard"/>
      <text:p text:style-name="Standard"/>
      <text:p text:style-name="Standard">THISI </text:p>
      <text:p text:style-name="Standard"/>
      <text:p text:style-name="Standard"/>
      <text:p text:style-name="Standard">SNIRV </text:p>
      <text:p text:style-name="Standard"/>
      <text:p text:style-name="Standard"/>
      <text:p text:style-name="Standard">ANAXX. </text:p>
      <text:p text:style-name="Standard"/>
      <text:p text:style-name="Standard"/>
      <text:p text:style-name="Standard">7.3 COMBINATION SUBSTITUTION/TRANSPOSITION CIPHERS </text:p>
      <text:p text:style-name="Standard"/>
      <text:p text:style-name="Standard">When substitution ciphers are combined with transposition ciphers, the resulting cipher can </text:p>
      <text:p text:style-name="Standard">be very hard to crack, especially when the block sizes are different. Now that we have a con- </text:p>
      <text:p text:style-name="Standard">venient vehicle (matrices) for representing these ciphers, we will discuss how this is done. </text:p>
      <text:p text:style-name="Standard"/>
      <text:p text:style-name="Standard"><text:soft-page-break/>Suppose we use a matrix cipher to map blocks of n characters from the plaintext P to the </text:p>
      <text:p text:style-name="Standard">ciphertext C . Then we regroup this ciphertext into blocks of size m and apply a transposi- </text:p>
      <text:p text:style-name="Standard">tion cipher to these blocks to produce another ciphertext C". This, of course, permutes the </text:p>
      <text:p text:style-name="Standard">characters in each m character block, and since the first encryption was done for n charac- </text:p>
      <text:p text:style-name="Standard">ter blocks, some characters find themselves in different blocks. Finally, to put another nail </text:p>
      <text:p text:style-name="Standard">in the coffin, we can encrypt C" again using the first matrix cipher to produce the final </text:p>
      <text:p text:style-name="Standard">ciphertext C. For many ciphers, multiple encryption does not strengthen the cipher; hence </text:p>
      <text:p text:style-name="Standard">it is often just a waste of time, but in this case, it strengthens the cipher considerably. This </text:p>
      <text:p text:style-name="Standard">type of cryptosystem confounds any attempt at frequency analysis, and even makes a known </text:p>
      <text:p text:style-name="Standard">plaintext attack more difficult. </text:p>
      <text:p text:style-name="Standard"/>
      <text:p text:style-name="Standard"/>
      <text:p text:style-name="Standard">7.3 Combination Substitution/Transposition Ciphers 155 </text:p>
      <text:p text:style-name="Standard"/>
      <text:p text:style-name="Standard"/>
      <text:p text:style-name="Standard">Note that if we are using this type of cipher, we must be careful about how we pad the </text:p>
      <text:p text:style-name="Standard">message. We must pad enough characters so that the message is divisible by both n and m </text:p>
      <text:p text:style-name="Standard">(the block size of the first and second ciphers, respectively.) Thus, we wish to ensure the size </text:p>
      <text:p text:style-name="Standard">of the message is divisible by the least common multiple of m and n. </text:p>
      <text:p text:style-name="Standard"/>
      <text:p text:style-name="Standard">Example. Suppose we are using the ordinary alphabet, and we wish to encipher the fol- </text:p>
      <text:p text:style-name="Standard">lowing message </text:p>
      <text:p text:style-name="Standard"/>
      <text:p text:style-name="Standard">SCOOBY DOO WHERE ARE YOU </text:p>
      <text:p text:style-name="Standard"/>
      <text:p text:style-name="Standard">using first the matrix cipher transformation C = AP + B (mod 26) where the enciphering </text:p>
      <text:p text:style-name="Standard">matrix A is </text:p>
      <text:p text:style-name="Standard"/>
      <text:p text:style-name="Standard">5 17 </text:p>
      <text:p text:style-name="Standard"/>
      <text:p text:style-name="Standard">4 15 </text:p>
      <text:p text:style-name="Standard"/>
      <text:p text:style-name="Standard">and the shift vector B is </text:p>
      <text:p text:style-name="Standard"/>
      <text:p text:style-name="Standard">5 </text:p>
      <text:p text:style-name="Standard"/>
      <text:p text:style-name="Standard">2 </text:p>
      <text:p text:style-name="Standard"/>
      <text:p text:style-name="Standard">Secondly, we wish to perform a transposition C" = TC, where the transposition matrix </text:p>
      <text:p text:style-name="Standard">Tis </text:p>
      <text:p text:style-name="Standard"/>
      <text:p text:style-name="Standard">0 0 0 1 0 </text:p>
      <text:p text:style-name="Standard"/>
      <text:p text:style-name="Standard">1 0 0 0 0 </text:p>
      <text:p text:style-name="Standard"/>
      <text:p text:style-name="Standard">0 0 0 0 1 . </text:p>
      <text:p text:style-name="Standard"/>
      <text:p text:style-name="Standard">0 10 0 0 </text:p>
      <text:p text:style-name="Standard">0 0 10 0 </text:p>
      <text:p text:style-name="Standard"/>
      <text:p text:style-name="Standard">Note that the substitution cipher uses a block size of 2 characters, whereas the transpo- </text:p>
      <text:p text:style-name="Standard">sition cipher uses a block size of 5 characters. Thus, the length of the plaintext needs to be </text:p>
      <text:p text:style-name="Standard"><text:soft-page-break/>divisible by lcm(2, 5) = 10. Finally, we apply once again the previous matrix substitution </text:p>
      <text:p text:style-name="Standard">to get the final ciphertext. </text:p>
      <text:p text:style-name="Standard"/>
      <text:p text:style-name="Standard">C ^ AC + B (mod 26). </text:p>
      <text:p text:style-name="Standard"/>
      <text:p text:style-name="Standard">We will first group the plaintext P into letter pairs: </text:p>
      <text:p text:style-name="Standard"/>
      <text:p text:style-name="Standard">SC 00 BY DO OW HE RE AR EY OU </text:p>
      <text:p text:style-name="Standard">and note that in this case, no padding is necessary. (See Table 7.1.) </text:p>
      <text:p text:style-name="Standard"/>
      <text:p text:style-name="Standard"/>
      <text:p text:style-name="Standard">A B </text:p>
      <text:p text:style-name="Standard"/>
      <text:p text:style-name="Standard">C </text:p>
      <text:p text:style-name="Standard"/>
      <text:p text:style-name="Standard">D </text:p>
      <text:p text:style-name="Standard"/>
      <text:p text:style-name="Standard">E </text:p>
      <text:p text:style-name="Standard"/>
      <text:p text:style-name="Standard">F </text:p>
      <text:p text:style-name="Standard"/>
      <text:p text:style-name="Standard">G </text:p>
      <text:p text:style-name="Standard"/>
      <text:p text:style-name="Standard">H I </text:p>
      <text:p text:style-name="Standard"/>
      <text:p text:style-name="Standard">J </text:p>
      <text:p text:style-name="Standard"/>
      <text:p text:style-name="Standard">K </text:p>
      <text:p text:style-name="Standard"/>
      <text:p text:style-name="Standard">L </text:p>
      <text:p text:style-name="Standard"/>
      <text:p text:style-name="Standard">M </text:p>
      <text:p text:style-name="Standard"/>
      <text:p text:style-name="Standard">N </text:p>
      <text:p text:style-name="Standard"/>
      <text:p text:style-name="Standard">0 </text:p>
      <text:p text:style-name="Standard"/>
      <text:p text:style-name="Standard">P </text:p>
      <text:p text:style-name="Standard"/>
      <text:p text:style-name="Standard">Q </text:p>
      <text:p text:style-name="Standard"/>
      <text:p text:style-name="Standard">R </text:p>
      <text:p text:style-name="Standard"/>
      <text:p text:style-name="Standard">S </text:p>
      <text:p text:style-name="Standard"/>
      <text:p text:style-name="Standard">T </text:p>
      <text:p text:style-name="Standard"/>
      <text:p text:style-name="Standard">U </text:p>
      <text:p text:style-name="Standard"/>
      <text:p text:style-name="Standard">V </text:p>
      <text:p text:style-name="Standard"/>
      <text:p text:style-name="Standard">W </text:p>
      <text:p text:style-name="Standard"><text:soft-page-break/></text:p>
      <text:p text:style-name="Standard">X </text:p>
      <text:p text:style-name="Standard"/>
      <text:p text:style-name="Standard">Y </text:p>
      <text:p text:style-name="Standard"/>
      <text:p text:style-name="Standard">Z </text:p>
      <text:p text:style-name="Standard"/>
      <text:p text:style-name="Standard">0 1 </text:p>
      <text:p text:style-name="Standard"/>
      <text:p text:style-name="Standard">2 </text:p>
      <text:p text:style-name="Standard"/>
      <text:p text:style-name="Standard">3 </text:p>
      <text:p text:style-name="Standard"/>
      <text:p text:style-name="Standard">4 </text:p>
      <text:p text:style-name="Standard"/>
      <text:p text:style-name="Standard">5 </text:p>
      <text:p text:style-name="Standard"/>
      <text:p text:style-name="Standard">6 </text:p>
      <text:p text:style-name="Standard"/>
      <text:p text:style-name="Standard">7 8 </text:p>
      <text:p text:style-name="Standard"/>
      <text:p text:style-name="Standard">9 </text:p>
      <text:p text:style-name="Standard"/>
      <text:p text:style-name="Standard">10 </text:p>
      <text:p text:style-name="Standard"/>
      <text:p text:style-name="Standard">11 </text:p>
      <text:p text:style-name="Standard"/>
      <text:p text:style-name="Standard">12 </text:p>
      <text:p text:style-name="Standard"/>
      <text:p text:style-name="Standard">13 </text:p>
      <text:p text:style-name="Standard"/>
      <text:p text:style-name="Standard">14 </text:p>
      <text:p text:style-name="Standard"/>
      <text:p text:style-name="Standard">15 </text:p>
      <text:p text:style-name="Standard"/>
      <text:p text:style-name="Standard">16 </text:p>
      <text:p text:style-name="Standard"/>
      <text:p text:style-name="Standard">17 </text:p>
      <text:p text:style-name="Standard"/>
      <text:p text:style-name="Standard">18 </text:p>
      <text:p text:style-name="Standard"/>
      <text:p text:style-name="Standard">19 </text:p>
      <text:p text:style-name="Standard"/>
      <text:p text:style-name="Standard">20 </text:p>
      <text:p text:style-name="Standard"/>
      <text:p text:style-name="Standard">21 </text:p>
      <text:p text:style-name="Standard"/>
      <text:p text:style-name="Standard">22 </text:p>
      <text:p text:style-name="Standard"/>
      <text:p text:style-name="Standard">23 </text:p>
      <text:p text:style-name="Standard"/>
      <text:p text:style-name="Standard">24 </text:p>
      <text:p text:style-name="Standard"><text:soft-page-break/></text:p>
      <text:p text:style-name="Standard">25 </text:p>
      <text:p text:style-name="Standard"/>
      <text:p text:style-name="Standard"/>
      <text:p text:style-name="Standard">TABLE 7.1 </text:p>
      <text:p text:style-name="Standard"/>
      <text:p text:style-name="Standard"/>
      <text:p text:style-name="Standard"/>
      <text:p text:style-name="Standard">1 56 Chapter 7 Matrix Ciphers </text:p>
      <text:p text:style-name="Standard"/>
      <text:p text:style-name="Standard"/>
      <text:p text:style-name="Standard">Converted to numbers (using Table 7.1) the message is </text:p>
      <text:p text:style-name="Standard"/>
      <text:p text:style-name="Standard">18 2 14 14 1 24 3 14 14 22 7 4 17 4 0 17 4 24 14 20 . </text:p>
      <text:p text:style-name="Standard"/>
      <text:p text:style-name="Standard">When we apply the matrix transformation C = AP + B (mod 26), we get the results </text:p>
      <text:p text:style-name="Standard"/>
      <text:p text:style-name="Standard">shown in Table 7.2. </text:p>
      <text:p text:style-name="Standard"/>
      <text:p text:style-name="Standard">Now, we regroup the ciphertext into blocks of length 5. </text:p>
      <text:p text:style-name="Standard"/>
      <text:p text:style-name="Standard">25 0 1 8 2 2 24 16 7 24 4 12 2 0 8 23 17 14 25 20 </text:p>
      <text:p text:style-name="Standard"/>
      <text:p text:style-name="Standard">We apply the transposition cipher C" = TC. (See Table 7.3.) </text:p>
      <text:p text:style-name="Standard"/>
      <text:p text:style-name="Standard">Finally, we regroup the ciphertext into blocks of length 2, and reapply the first matrix </text:p>
      <text:p text:style-name="Standard">transformation. (See Table 7.4.) </text:p>
      <text:p text:style-name="Standard"/>
      <text:p text:style-name="Standard">The final ciphertext is </text:p>
      <text:p text:style-name="Standard"/>
      <text:p text:style-name="Standard">CT PK ZH HG HA VK PG YV SE QU. </text:p>
      <text:p text:style-name="Standard"/>
      <text:p text:style-name="Standard">What makes ciphers like this so difficult for anyone doing frequency analysis is that the </text:p>
      <text:p text:style-name="Standard">blocks are split up by the enciphering transformation. You should verify that the plaintext </text:p>
      <text:p text:style-name="Standard">is regained by applying the inverse matrix transformation (at the beginning and the end) </text:p>
      <text:p text:style-name="Standard">using </text:p>
      <text:p text:style-name="Standard"/>
      <text:p text:style-name="Standard">A'= ^ </text:p>
      <text:p text:style-name="Standard"/>
      <text:p text:style-name="Standard">18 23 </text:p>
      <text:p text:style-name="Standard"/>
      <text:p text:style-name="Standard"/>
      <text:p text:style-name="Standard">p </text:p>
      <text:p text:style-name="Standard"/>
      <text:p text:style-name="Standard">18 2 </text:p>
      <text:p text:style-name="Standard"/>
      <text:p text:style-name="Standard">14 14 </text:p>
      <text:p text:style-name="Standard"/>
      <text:p text:style-name="Standard">1 24 </text:p>
      <text:p text:style-name="Standard"/>
      <text:p text:style-name="Standard">3 14 </text:p>
      <text:p text:style-name="Standard"/>
      <text:p text:style-name="Standard"><text:soft-page-break/>14 22 </text:p>
      <text:p text:style-name="Standard"/>
      <text:p text:style-name="Standard">74 </text:p>
      <text:p text:style-name="Standard"/>
      <text:p text:style-name="Standard">17 4 </text:p>
      <text:p text:style-name="Standard"/>
      <text:p text:style-name="Standard">0 17 </text:p>
      <text:p text:style-name="Standard"/>
      <text:p text:style-name="Standard">4 24 </text:p>
      <text:p text:style-name="Standard"/>
      <text:p text:style-name="Standard">14 20 </text:p>
      <text:p text:style-name="Standard"/>
      <text:p text:style-name="Standard">c </text:p>
      <text:p text:style-name="Standard"/>
      <text:p text:style-name="Standard">25 0 </text:p>
      <text:p text:style-name="Standard"/>
      <text:p text:style-name="Standard">1 8 </text:p>
      <text:p text:style-name="Standard"/>
      <text:p text:style-name="Standard">22 </text:p>
      <text:p text:style-name="Standard"/>
      <text:p text:style-name="Standard">24 16 </text:p>
      <text:p text:style-name="Standard"/>
      <text:p text:style-name="Standard">7 24 </text:p>
      <text:p text:style-name="Standard"/>
      <text:p text:style-name="Standard">4 12 </text:p>
      <text:p text:style-name="Standard"/>
      <text:p text:style-name="Standard">20 </text:p>
      <text:p text:style-name="Standard"/>
      <text:p text:style-name="Standard">8 23 </text:p>
      <text:p text:style-name="Standard"/>
      <text:p text:style-name="Standard">17 14 </text:p>
      <text:p text:style-name="Standard"/>
      <text:p text:style-name="Standard">25 20 </text:p>
      <text:p text:style-name="Standard"/>
      <text:p text:style-name="Standard"/>
      <text:p text:style-name="Standard">TABLE 7.2 </text:p>
      <text:p text:style-name="Standard"/>
      <text:p text:style-name="Standard"/>
      <text:p text:style-name="Standard">C </text:p>
      <text:p text:style-name="Standard"/>
      <text:p text:style-name="Standard">25 0 1 8 2 </text:p>
      <text:p text:style-name="Standard"/>
      <text:p text:style-name="Standard">2 24 16 7 24 </text:p>
      <text:p text:style-name="Standard"/>
      <text:p text:style-name="Standard">4 12208 </text:p>
      <text:p text:style-name="Standard"/>
      <text:p text:style-name="Standard">23 17 14 25 20 </text:p>
      <text:p text:style-name="Standard"/>
      <text:p text:style-name="Standard">C" </text:p>
      <text:p text:style-name="Standard"/>
      <text:p text:style-name="Standard">8 25 2 0 1 </text:p>
      <text:p text:style-name="Standard"/>
      <text:p text:style-name="Standard"><text:soft-page-break/>7 2 24 24 16 </text:p>
      <text:p text:style-name="Standard"/>
      <text:p text:style-name="Standard">048 122 </text:p>
      <text:p text:style-name="Standard"/>
      <text:p text:style-name="Standard">25 23 20 17 14 </text:p>
      <text:p text:style-name="Standard"/>
      <text:p text:style-name="Standard"/>
      <text:p text:style-name="Standard">TABLE 7.3 </text:p>
      <text:p text:style-name="Standard"/>
      <text:p text:style-name="Standard"/>
      <text:p text:style-name="Standard">C" </text:p>
      <text:p text:style-name="Standard"/>
      <text:p text:style-name="Standard">8 25 </text:p>
      <text:p text:style-name="Standard"/>
      <text:p text:style-name="Standard">20 </text:p>
      <text:p text:style-name="Standard"/>
      <text:p text:style-name="Standard">1 7 </text:p>
      <text:p text:style-name="Standard"/>
      <text:p text:style-name="Standard">2 24 </text:p>
      <text:p text:style-name="Standard"/>
      <text:p text:style-name="Standard">24 16 </text:p>
      <text:p text:style-name="Standard"/>
      <text:p text:style-name="Standard">04 </text:p>
      <text:p text:style-name="Standard"/>
      <text:p text:style-name="Standard">8 12 </text:p>
      <text:p text:style-name="Standard"/>
      <text:p text:style-name="Standard">2 25 </text:p>
      <text:p text:style-name="Standard"/>
      <text:p text:style-name="Standard">23 20 </text:p>
      <text:p text:style-name="Standard"/>
      <text:p text:style-name="Standard">17 14 </text:p>
      <text:p text:style-name="Standard"/>
      <text:p text:style-name="Standard">C </text:p>
      <text:p text:style-name="Standard"/>
      <text:p text:style-name="Standard">2 19 </text:p>
      <text:p text:style-name="Standard"/>
      <text:p text:style-name="Standard">15 10 </text:p>
      <text:p text:style-name="Standard"/>
      <text:p text:style-name="Standard">25 7 </text:p>
      <text:p text:style-name="Standard"/>
      <text:p text:style-name="Standard">76 </text:p>
      <text:p text:style-name="Standard"/>
      <text:p text:style-name="Standard">70 </text:p>
      <text:p text:style-name="Standard"/>
      <text:p text:style-name="Standard">21 10 </text:p>
      <text:p text:style-name="Standard"/>
      <text:p text:style-name="Standard">15 6 </text:p>
      <text:p text:style-name="Standard"/>
      <text:p text:style-name="Standard">24 21 </text:p>
      <text:p text:style-name="Standard"/>
      <text:p text:style-name="Standard">18 4 </text:p>
      <text:p text:style-name="Standard"/>
      <text:p text:style-name="Standard"><text:soft-page-break/>16 20 </text:p>
      <text:p text:style-name="Standard"/>
      <text:p text:style-name="Standard"/>
      <text:p text:style-name="Standard">TABLE 7.4 </text:p>
      <text:p text:style-name="Standard"/>
      <text:p text:style-name="Standard"/>
      <text:p text:style-name="Standard">7.3 Combination Substitution/Transposition Ciphers 157 </text:p>
      <text:p text:style-name="Standard"/>
      <text:p text:style-name="Standard"/>
      <text:p text:style-name="Standard">and </text:p>
      <text:p text:style-name="Standard"/>
      <text:p text:style-name="Standard"/>
      <text:p text:style-name="Standard">T' = </text:p>
      <text:p text:style-name="Standard"/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/>
      <text:p text:style-name="Standard">10 0 0 </text:p>
      <text:p text:style-name="Standard">0 0 10 </text:p>
      <text:p text:style-name="Standard">0 0 0 1 </text:p>
      <text:p text:style-name="Standard">0 0 0 0 </text:p>
      <text:p text:style-name="Standard">0 10 0 </text:p>
      <text:p text:style-name="Standard"/>
      <text:p text:style-name="Standard"/>
      <text:p text:style-name="Standard">the inverse of the transposition matrix T. </text:p>
      <text:p text:style-name="Standard"/>
      <text:p text:style-name="Standard"/>
      <text:p text:style-name="Standard">Example. Here we encipher the message </text:p>
      <text:p text:style-name="Standard">BLOW ME DOWN </text:p>
      <text:p text:style-name="Standard"/>
      <text:p text:style-name="Standard"/>
      <text:p text:style-name="Standard">using the ordinary alphabet, a 3X3 substitution matrix, and a 4X4 transposition matrix. </text:p>
      <text:p text:style-name="Standard">Here, though, the transposition is done by taking C" = C'T, instead of C" = TC. </text:p>
      <text:p text:style-name="Standard"/>
      <text:p text:style-name="Standard">Enciphering matrix: </text:p>
      <text:p text:style-name="Standard"/>
      <text:p text:style-name="Standard">7 19 22 </text:p>
      <text:p text:style-name="Standard"/>
      <text:p text:style-name="Standard"/>
      <text:p text:style-name="Standard">a = 15 11 1 </text:p>
      <text:p text:style-name="Standard"/>
      <text:p text:style-name="Standard"/>
      <text:p text:style-name="Standard">0 21 17 </text:p>
      <text:p text:style-name="Standard"><text:soft-page-break/></text:p>
      <text:p text:style-name="Standard">The inverse of the enciphering matrix modulo 26: </text:p>
      <text:p text:style-name="Standard"/>
      <text:p text:style-name="Standard">14 23 5 </text:p>
      <text:p text:style-name="Standard"/>
      <text:p text:style-name="Standard">ainv = 7 21 5 </text:p>
      <text:p text:style-name="Standard"/>
      <text:p text:style-name="Standard">25 23 0 </text:p>
      <text:p text:style-name="Standard"/>
      <text:p text:style-name="Standard">The transposition matrix: </text:p>
      <text:p text:style-name="Standard"/>
      <text:p text:style-name="Standard">0 10 0 </text:p>
      <text:p text:style-name="Standard"/>
      <text:p text:style-name="Standard">0 0 0 1 </text:p>
      <text:p text:style-name="Standard"/>
      <text:p text:style-name="Standard">t = </text:p>
      <text:p text:style-name="Standard"/>
      <text:p text:style-name="Standard">10 0 0 </text:p>
      <text:p text:style-name="Standard"/>
      <text:p text:style-name="Standard">0 0 10 </text:p>
      <text:p text:style-name="Standard"/>
      <text:p text:style-name="Standard">The inverse of the transposition matrix: </text:p>
      <text:p text:style-name="Standard"/>
      <text:p text:style-name="Standard">0 0 10 </text:p>
      <text:p text:style-name="Standard"/>
      <text:p text:style-name="Standard">10 0 0 </text:p>
      <text:p text:style-name="Standard"/>
      <text:p text:style-name="Standard">0 0 0 1 </text:p>
      <text:p text:style-name="Standard"/>
      <text:p text:style-name="Standard"/>
      <text:p text:style-name="Standard">0 10 0 </text:p>
      <text:p text:style-name="Standard"/>
      <text:p text:style-name="Standard"/>
      <text:p text:style-name="Standard">1 58 Chapter 7 Matrix Ciphers </text:p>
      <text:p text:style-name="Standard"/>
      <text:p text:style-name="Standard"/>
      <text:p text:style-name="Standard">The plaintext “BLOW ME DOWN,” padded with X’s: </text:p>
      <text:p text:style-name="Standard"/>
      <text:p text:style-name="Standard"/>
      <text:p text:style-name="Standard"/>
      <text:p text:style-name="Standard">1 </text:p>
      <text:p text:style-name="Standard"/>
      <text:p text:style-name="Standard">22 </text:p>
      <text:p text:style-name="Standard"/>
      <text:p text:style-name="Standard">3 </text:p>
      <text:p text:style-name="Standard"/>
      <text:p text:style-name="Standard">13 </text:p>
      <text:p text:style-name="Standard"/>
      <text:p text:style-name="Standard">p = </text:p>
      <text:p text:style-name="Standard"/>
      <text:p text:style-name="Standard">11 </text:p>
      <text:p text:style-name="Standard"/>
      <text:p text:style-name="Standard"><text:soft-page-break/>12 </text:p>
      <text:p text:style-name="Standard"/>
      <text:p text:style-name="Standard">14 </text:p>
      <text:p text:style-name="Standard"/>
      <text:p text:style-name="Standard">23 </text:p>
      <text:p text:style-name="Standard"/>
      <text:p text:style-name="Standard"/>
      <text:p text:style-name="Standard">14 </text:p>
      <text:p text:style-name="Standard"/>
      <text:p text:style-name="Standard">4 </text:p>
      <text:p text:style-name="Standard"/>
      <text:p text:style-name="Standard">22 </text:p>
      <text:p text:style-name="Standard"/>
      <text:p text:style-name="Standard">23 </text:p>
      <text:p text:style-name="Standard"/>
      <text:p text:style-name="Standard">Do the first substitution: </text:p>
      <text:p text:style-name="Standard"/>
      <text:p text:style-name="Standard">4 2 17 20 </text:p>
      <text:p text:style-name="Standard"/>
      <text:p text:style-name="Standard">20 </text:p>
      <text:p text:style-name="Standard"/>
      <text:p text:style-name="Standard">24 </text:p>
      <text:p text:style-name="Standard"/>
      <text:p text:style-name="Standard">13 </text:p>
      <text:p text:style-name="Standard"/>
      <text:p text:style-name="Standard">3 </text:p>
      <text:p text:style-name="Standard"/>
      <text:p text:style-name="Standard"/>
      <text:p text:style-name="Standard">1 </text:p>
      <text:p text:style-name="Standard"/>
      <text:p text:style-name="Standard">8 </text:p>
      <text:p text:style-name="Standard"/>
      <text:p text:style-name="Standard">18 </text:p>
      <text:p text:style-name="Standard"/>
      <text:p text:style-name="Standard">16 </text:p>
      <text:p text:style-name="Standard"/>
      <text:p text:style-name="Standard"/>
      <text:p text:style-name="Standard">Do the transposition: </text:p>
      <text:p text:style-name="Standard"/>
      <text:p text:style-name="Standard">17 4 20 2 </text:p>
      <text:p text:style-name="Standard"/>
      <text:p text:style-name="Standard"/>
      <text:p text:style-name="Standard">13 </text:p>
      <text:p text:style-name="Standard"/>
      <text:p text:style-name="Standard">20 </text:p>
      <text:p text:style-name="Standard"/>
      <text:p text:style-name="Standard">3 </text:p>
      <text:p text:style-name="Standard"/>
      <text:p text:style-name="Standard">24 </text:p>
      <text:p text:style-name="Standard"/>
      <text:p text:style-name="Standard"/>
      <text:p text:style-name="Standard">18 </text:p>
      <text:p text:style-name="Standard"><text:soft-page-break/></text:p>
      <text:p text:style-name="Standard">1 </text:p>
      <text:p text:style-name="Standard"/>
      <text:p text:style-name="Standard">16 </text:p>
      <text:p text:style-name="Standard"/>
      <text:p text:style-name="Standard">8 </text:p>
      <text:p text:style-name="Standard"/>
      <text:p text:style-name="Standard"/>
      <text:p text:style-name="Standard"/>
      <text:p text:style-name="Standard">Do the second substitution. </text:p>
      <text:p text:style-name="Standard"/>
      <text:p text:style-name="Standard">The final ciphertext is “lAH OVV DLX WQQ”. </text:p>
      <text:p text:style-name="Standard"/>
      <text:p text:style-name="Standard"/>
      <text:p text:style-name="Standard">8 </text:p>
      <text:p text:style-name="Standard"/>
      <text:p text:style-name="Standard">14 </text:p>
      <text:p text:style-name="Standard"/>
      <text:p text:style-name="Standard">3 </text:p>
      <text:p text:style-name="Standard"/>
      <text:p text:style-name="Standard">22 </text:p>
      <text:p text:style-name="Standard"/>
      <text:p text:style-name="Standard">0 </text:p>
      <text:p text:style-name="Standard"/>
      <text:p text:style-name="Standard">21 </text:p>
      <text:p text:style-name="Standard"/>
      <text:p text:style-name="Standard">11 </text:p>
      <text:p text:style-name="Standard"/>
      <text:p text:style-name="Standard">16 </text:p>
      <text:p text:style-name="Standard"/>
      <text:p text:style-name="Standard">7 </text:p>
      <text:p text:style-name="Standard"/>
      <text:p text:style-name="Standard">21 </text:p>
      <text:p text:style-name="Standard"/>
      <text:p text:style-name="Standard">23 </text:p>
      <text:p text:style-name="Standard"/>
      <text:p text:style-name="Standard">16 </text:p>
      <text:p text:style-name="Standard"/>
      <text:p text:style-name="Standard"/>
      <text:p text:style-name="Standard">Begin decryption — reverse second substitution: </text:p>
      <text:p text:style-name="Standard"/>
      <text:p text:style-name="Standard">17 4 20 2 </text:p>
      <text:p text:style-name="Standard"/>
      <text:p text:style-name="Standard">13 20 3 24 </text:p>
      <text:p text:style-name="Standard"/>
      <text:p text:style-name="Standard">18 1 16 8 </text:p>
      <text:p text:style-name="Standard"/>
      <text:p text:style-name="Standard">Reverse the transposition: </text:p>
      <text:p text:style-name="Standard"/>
      <text:p text:style-name="Standard">4 2 17 20 </text:p>
      <text:p text:style-name="Standard"/>
      <text:p text:style-name="Standard">20 24 13 3 </text:p>
      <text:p text:style-name="Standard"><text:soft-page-break/></text:p>
      <text:p text:style-name="Standard">1 8 18 16 </text:p>
      <text:p text:style-name="Standard"/>
      <text:p text:style-name="Standard">Now reverse the first substitution, and the recovered plaintext is “BLO </text:p>
      <text:p text:style-name="Standard"/>
      <text:p text:style-name="Standard"/>
      <text:p text:style-name="Standard">WME </text:p>
      <text:p text:style-name="Standard"/>
      <text:p text:style-name="Standard">DOW NXX.’ </text:p>
      <text:p text:style-name="Standard"/>
      <text:p text:style-name="Standard">1 </text:p>
      <text:p text:style-name="Standard"/>
      <text:p text:style-name="Standard">22 </text:p>
      <text:p text:style-name="Standard"/>
      <text:p text:style-name="Standard">3 13 </text:p>
      <text:p text:style-name="Standard"/>
      <text:p text:style-name="Standard">11 </text:p>
      <text:p text:style-name="Standard"/>
      <text:p text:style-name="Standard">12 </text:p>
      <text:p text:style-name="Standard"/>
      <text:p text:style-name="Standard">14 23 </text:p>
      <text:p text:style-name="Standard"/>
      <text:p text:style-name="Standard">14 </text:p>
      <text:p text:style-name="Standard"/>
      <text:p text:style-name="Standard">4 </text:p>
      <text:p text:style-name="Standard"/>
      <text:p text:style-name="Standard">22 23 </text:p>
      <text:p text:style-name="Standard"/>
      <text:p text:style-name="Standard"/>
      <text:p text:style-name="Standard">a </text:p>
      <text:p text:style-name="Standard"/>
      <text:p text:style-name="Standard"/>
      <text:p text:style-name="Standard">Exercises 1 59 </text:p>
      <text:p text:style-name="Standard"/>
      <text:p text:style-name="Standard"/>
      <text:p text:style-name="Standard">EXERCISES </text:p>
      <text:p text:style-name="Standard"/>
      <text:p text:style-name="Standard"/>
      <text:p text:style-name="Standard">1. Using the ordinary alphabet and a block size of 2, encipher and decipher the following </text:p>
      <text:p text:style-name="Standard">messages: </text:p>
      <text:p text:style-name="Standard"/>
      <text:p text:style-name="Standard">a. GREY LADY DOWN </text:p>
      <text:p text:style-name="Standard"/>
      <text:p text:style-name="Standard">b. WHERE EAGLES DARE </text:p>
      <text:p text:style-name="Standard"/>
      <text:p text:style-name="Standard">c. TOKYO IN ELAMES </text:p>
      <text:p text:style-name="Standard"/>
      <text:p text:style-name="Standard">Pad with the letter X if necessary. Use the enciphering matrix </text:p>
      <text:p text:style-name="Standard"/>
      <text:p text:style-name="Standard">2 7 </text:p>
      <text:p text:style-name="Standard">5 4 </text:p>
      <text:p text:style-name="Standard"/>
      <text:p text:style-name="Standard"><text:soft-page-break/>and shift vector </text:p>
      <text:p text:style-name="Standard"/>
      <text:p text:style-name="Standard"/>
      <text:p text:style-name="Standard">21 </text:p>
      <text:p text:style-name="Standard"/>
      <text:p text:style-name="Standard">19 </text:p>
      <text:p text:style-name="Standard"/>
      <text:p text:style-name="Standard">2. Repeat the previous exercise, but use a block size of 3 with the enciphering matrix </text:p>
      <text:p text:style-name="Standard"/>
      <text:p text:style-name="Standard">12 21 9 </text:p>
      <text:p text:style-name="Standard"/>
      <text:p text:style-name="Standard">7 8 18 </text:p>
      <text:p text:style-name="Standard"/>
      <text:p text:style-name="Standard">3 23 6 </text:p>
      <text:p text:style-name="Standard"/>
      <text:p text:style-name="Standard">and the shift vector </text:p>
      <text:p text:style-name="Standard"/>
      <text:p text:style-name="Standard">19 </text:p>
      <text:p text:style-name="Standard"/>
      <text:p text:style-name="Standard">5 </text:p>
      <text:p text:style-name="Standard"/>
      <text:p text:style-name="Standard">6 </text:p>
      <text:p text:style-name="Standard"/>
      <text:p text:style-name="Standard">3. Repeat the previous exercise, but use a block size of 5 with the enciphering matrix </text:p>
      <text:p text:style-name="Standard"/>
      <text:p text:style-name="Standard">20 15 3 1 5 </text:p>
      <text:p text:style-name="Standard"/>
      <text:p text:style-name="Standard">4 23 16 4 3 </text:p>
      <text:p text:style-name="Standard"/>
      <text:p text:style-name="Standard">3 8 13 10 8 </text:p>
      <text:p text:style-name="Standard"/>
      <text:p text:style-name="Standard">12 15 4 3 2 </text:p>
      <text:p text:style-name="Standard"/>
      <text:p text:style-name="Standard">5 6 7 8 9 </text:p>
      <text:p text:style-name="Standard"/>
      <text:p text:style-name="Standard">and the following shift vector </text:p>
      <text:p text:style-name="Standard"/>
      <text:p text:style-name="Standard">14 </text:p>
      <text:p text:style-name="Standard"/>
      <text:p text:style-name="Standard">12 </text:p>
      <text:p text:style-name="Standard"/>
      <text:p text:style-name="Standard">13 </text:p>
      <text:p text:style-name="Standard"/>
      <text:p text:style-name="Standard">9 </text:p>
      <text:p text:style-name="Standard"/>
      <text:p text:style-name="Standard">21 </text:p>
      <text:p text:style-name="Standard"/>
      <text:p text:style-name="Standard"/>
      <text:p text:style-name="Standard">4. Suppose that you are a cryptanalyst trying to find the enciphering matrices used in the </text:p>
      <text:p text:style-name="Standard">previous exercises. Recover the enciphering matrix A and shift vector B from each of </text:p>
      <text:p text:style-name="Standard"/>
      <text:p text:style-name="Standard"/>
      <text:p text:style-name="Standard"><text:soft-page-break/>160 Chapter 7 Matrix Ciphers </text:p>
      <text:p text:style-name="Standard"/>
      <text:p text:style-name="Standard"/>
      <text:p text:style-name="Standard">the exercises using only knowledge of the modulus, the block size, and the plain- </text:p>
      <text:p text:style-name="Standard">text-ciphertext message pairs. If you are unable to obtain these matrices, state why. </text:p>
      <text:p text:style-name="Standard"/>
      <text:p text:style-name="Standard">5. Show that if T is a transposition matrix, then the inverse of T is the same as the trans- </text:p>
      <text:p text:style-name="Standard">pose of T. </text:p>
      <text:p text:style-name="Standard"/>
      <text:p text:style-name="Standard">6. Encipher and decipher the following messages: </text:p>
      <text:p text:style-name="Standard"/>
      <text:p text:style-name="Standard">a. GREY LADY DOWN </text:p>
      <text:p text:style-name="Standard"/>
      <text:p text:style-name="Standard">b. WHERE EAGLES DARE </text:p>
      <text:p text:style-name="Standard"/>
      <text:p text:style-name="Standard">c. TOKYO IN FLAMES </text:p>
      <text:p text:style-name="Standard"/>
      <text:p text:style-name="Standard">Pad with the letter X if necessary. Use the transposition matrix </text:p>
      <text:p text:style-name="Standard"/>
      <text:p text:style-name="Standard">0 0 0 1 0 0 0 </text:p>
      <text:p text:style-name="Standard"/>
      <text:p text:style-name="Standard">0 1 0 0 0 0 0 </text:p>
      <text:p text:style-name="Standard"/>
      <text:p text:style-name="Standard">1 0 0 0 0 0 0 </text:p>
      <text:p text:style-name="Standard"/>
      <text:p text:style-name="Standard">0 0 0 0 1 0 0 </text:p>
      <text:p text:style-name="Standard"/>
      <text:p text:style-name="Standard">0 0 0 0 0 1 0 </text:p>
      <text:p text:style-name="Standard"/>
      <text:p text:style-name="Standard">0 0 0 0 0 0 1 </text:p>
      <text:p text:style-name="Standard"/>
      <text:p text:style-name="Standard">0 0 1 0 0 0 0 </text:p>
      <text:p text:style-name="Standard"/>
      <text:p text:style-name="Standard">7. Repeat the previous exercise, but first encrypt with matrix A, given by </text:p>
      <text:p text:style-name="Standard"/>
      <text:p text:style-name="Standard">20 15 3 15 </text:p>
      <text:p text:style-name="Standard"/>
      <text:p text:style-name="Standard">4 23 16 4 3 </text:p>
      <text:p text:style-name="Standard"/>
      <text:p text:style-name="Standard">3 8 13 10 8 </text:p>
      <text:p text:style-name="Standard"/>
      <text:p text:style-name="Standard">12 15 4 3 2 </text:p>
      <text:p text:style-name="Standard"/>
      <text:p text:style-name="Standard">5 6 7 8 9 </text:p>
      <text:p text:style-name="Standard"/>
      <text:p text:style-name="Standard">then with the transposition matrix, then again with matrix A. </text:p>
      <text:p text:style-name="Standard"/>
      <text:p text:style-name="Standard">8. Implement a matrix cipher program by adding a matrixEncipher() method and a </text:p>
      <text:p text:style-name="Standard">matrixDecipherO method to the Ciphers class. </text:p>
      <text:p text:style-name="Standard"/>
      <text:p text:style-name="Standard"/>
      <text:p text:style-name="Standard"/>
      <text:p text:style-name="Standard"><text:soft-page-break/>CHAPTER 8 </text:p>
      <text:p text:style-name="Standard"/>
      <text:p text:style-name="Standard"/>
      <text:p text:style-name="Standard">Systems of Linear Congruences </text:p>
      <text:p text:style-name="Standard">Multiple Moduli </text:p>
      <text:p text:style-name="Standard"/>
      <text:p text:style-name="Standard"/>
      <text:p text:style-name="Standard">Now we proceed with the next type of linear systems of congruences. These systems </text:p>
      <text:p text:style-name="Standard">involve a single variable with multiple moduli, as in the following example: </text:p>
      <text:p text:style-name="Standard"/>
      <text:p text:style-name="Standard">X = 3 (mod 4) </text:p>
      <text:p text:style-name="Standard"/>
      <text:p text:style-name="Standard">X = 0 (mod 5) (*) </text:p>
      <text:p text:style-name="Standard"/>
      <text:p text:style-name="Standard">X = 0 (mod 7) </text:p>
      <text:p text:style-name="Standard"/>
      <text:p text:style-name="Standard">X = 8 (mod 9). </text:p>
      <text:p text:style-name="Standard"/>
      <text:p text:style-name="Standard">We wish to find all integers x which solve all four of the congruences in (*). We can go </text:p>
      <text:p text:style-name="Standard">about finding solutions as follows: first, rewrite the first congruence as an equality </text:p>
      <text:p text:style-name="Standard"/>
      <text:p text:style-name="Standard">x = 4t + 3 </text:p>
      <text:p text:style-name="Standard"/>
      <text:p text:style-name="Standard">where x is an integer (proposition 17 allows this). Insert this expression into the second </text:p>
      <text:p text:style-name="Standard">congruence to get </text:p>
      <text:p text:style-name="Standard"/>
      <text:p text:style-name="Standard">4f + 3 = 0 (mod 5), </text:p>
      <text:p text:style-name="Standard"/>
      <text:p text:style-name="Standard">then solve for t to get </text:p>
      <text:p text:style-name="Standard"/>
      <text:p text:style-name="Standard">t = 3 (mod 5). </text:p>
      <text:p text:style-name="Standard"/>
      <text:p text:style-name="Standard">We can now rewrite the previous as an equation </text:p>
      <text:p text:style-name="Standard"/>
      <text:p text:style-name="Standard">t = 5 m + 3 </text:p>
      <text:p text:style-name="Standard"/>
      <text:p text:style-name="Standard">which we can then substitute for x in the next congruence, since </text:p>
      <text:p text:style-name="Standard">x = 4t + 3 = 4(5m + 3) + 3 = 20m + 15. </text:p>
      <text:p text:style-name="Standard"/>
      <text:p text:style-name="Standard">Doing this, we see that </text:p>
      <text:p text:style-name="Standard"/>
      <text:p text:style-name="Standard">20m + 15 = 6m + 1 = 0 (mod 7) </text:p>
      <text:p text:style-name="Standard"/>
      <text:p text:style-name="Standard"/>
      <text:p text:style-name="Standard">161 </text:p>
      <text:p text:style-name="Standard"/>
      <text:p text:style-name="Standard"/>
      <text:p text:style-name="Standard">162 Chapters Systems of Linear Congruences — Multiple Moduli </text:p>
      <text:p text:style-name="Standard"/>
      <text:p text:style-name="Standard"/>
      <text:p text:style-name="Standard">or that </text:p>
      <text:p text:style-name="Standard"/>
      <text:p text:style-name="Standard"><text:soft-page-break/>M = 1 (mod 7). </text:p>
      <text:p text:style-name="Standard"/>
      <text:p text:style-name="Standard">Again, rewrite this congruence as an equation; namely </text:p>
      <text:p text:style-name="Standard"/>
      <text:p text:style-name="Standard">M = 7v + 1 </text:p>
      <text:p text:style-name="Standard"/>
      <text:p text:style-name="Standard">which we can then substitute for x in the last congruence since </text:p>
      <text:p text:style-name="Standard"/>
      <text:p text:style-name="Standard">X = 20m + 15 = 20(7v + 1) + 15 = 140v + 35. </text:p>
      <text:p text:style-name="Standard"/>
      <text:p text:style-name="Standard">Replace x with this expression in the last congruence </text:p>
      <text:p text:style-name="Standard"/>
      <text:p text:style-name="Standard">140v + 35 ^ 5v + 8 ^ 8 (mod 9) </text:p>
      <text:p text:style-name="Standard">to obtain solutions for v, which are all v such that </text:p>
      <text:p text:style-name="Standard"/>
      <text:p text:style-name="Standard">V = 0 (mod 9). </text:p>
      <text:p text:style-name="Standard"/>
      <text:p text:style-name="Standard">Finally, rewrite this congruence as an equation </text:p>
      <text:p text:style-name="Standard"/>
      <text:p text:style-name="Standard">V = 9^ + 0. </text:p>
      <text:p text:style-name="Standard"/>
      <text:p text:style-name="Standard">Once we back substitute this value for x, we get </text:p>
      <text:p text:style-name="Standard"/>
      <text:p text:style-name="Standard">X = 140v + 35 = 140(9w) + 35 = 1260w + 35 </text:p>
      <text:p text:style-name="Standard">or, written as a congruence, </text:p>
      <text:p text:style-name="Standard"/>
      <text:p text:style-name="Standard">X = 35 (mod 1260). </text:p>
      <text:p text:style-name="Standard"/>
      <text:p text:style-name="Standard">These are exactly the solutions desired, for note that if x = 35(mod 1260), we certainly </text:p>
      <text:p text:style-name="Standard">have all of the following: </text:p>
      <text:p text:style-name="Standard"/>
      <text:p text:style-name="Standard">X = 35 = 3 (mod 4) </text:p>
      <text:p text:style-name="Standard"/>
      <text:p text:style-name="Standard">X = 35 = 0 (mod 5) </text:p>
      <text:p text:style-name="Standard"/>
      <text:p text:style-name="Standard">X = 35 = 0 (mod 7) </text:p>
      <text:p text:style-name="Standard"/>
      <text:p text:style-name="Standard">X = 35 = 8 (mod 9). </text:p>
      <text:p text:style-name="Standard"/>
      <text:p text:style-name="Standard">8.1 THE CHINESE REMAINDER THEOREM </text:p>
      <text:p text:style-name="Standard"/>
      <text:p text:style-name="Standard">This method of solving these types of congruences is very effective, but we can develop an </text:p>
      <text:p text:style-name="Standard">even faster method of solving such systems if we only require that the moduli be pairwise </text:p>
      <text:p text:style-name="Standard">relatively prime. Note, however, that the previous method has no such requirement. The </text:p>
      <text:p text:style-name="Standard">proof of proposition 27 describes the new method; it is called the Chinese Remainder The- </text:p>
      <text:p text:style-name="Standard">orem, since the Chinese have known its results since ancient times. However, we must first </text:p>
      <text:p text:style-name="Standard">establish the two following facts: </text:p>
      <text:p text:style-name="Standard"/>
      <text:p text:style-name="Standard">PROPOSITION 25. Suppose integers ai, 02 , ■ ■ ■ ,a„ are pairwise relatively prime. Then </text:p>
      <text:p text:style-name="Standard">(flifl 2 ■ • ■ if and only if Oilc, a^c, . . . ,a„ Ic. </text:p>
      <text:p text:style-name="Standard"/>
      <text:p text:style-name="Standard"/>
      <text:p text:style-name="Standard"><text:soft-page-break/>8.1 The Chinese Remainder Theorem 163 </text:p>
      <text:p text:style-name="Standard"/>
      <text:p text:style-name="Standard"/>
      <text:p text:style-name="Standard">Proof. Clearly, if the product p = (aia 2 ■ ■ ■ a„) divides c, then each a^, i = \,2, . . . , n </text:p>
      <text:p text:style-name="Standard">likewise divides c, since each a, Ip, and pic. Conversely, suppose each a, divides c. Then </text:p>
      <text:p text:style-name="Standard">the prime factorization of c must contain the prime factorization of each a„ and since </text:p>
      <text:p text:style-name="Standard">these are pairwise relatively prime, no a, can have a prime factor in common with any </text:p>
      <text:p text:style-name="Standard">other. Thus, the prime factorization of c contains the prime factorization of the product </text:p>
      <text:p text:style-name="Standard">p, and so pic. ■ </text:p>
      <text:p text:style-name="Standard"/>
      <text:p text:style-name="Standard">The next proposition is what we really need for the Chinese Remainder Theorem, and </text:p>
      <text:p text:style-name="Standard">using the previous result makes its proof very simple. You are requested to do this. </text:p>
      <text:p text:style-name="Standard"/>
      <text:p text:style-name="Standard">PROPOSITION 26. Let a = b (mod mj), a = b (mod m 2 ), . . . , a = fc(mod m„) where </text:p>
      <text:p text:style-name="Standard">fli, a 2 , ■ ■ ■ , a„ are pairwise relatively prime. Then we have a = b (mod m[m 2 . . . m„). </text:p>
      <text:p text:style-name="Standard"/>
      <text:p text:style-name="Standard">PROPOSITION 27. (THE CHINESE REMAINDER THEOREM.) </text:p>
      <text:p text:style-name="Standard"/>
      <text:p text:style-name="Standard">Suppose nil, ^ 2 ^ . . . , m„ are pairwise relatively prime. Then the system of congruences </text:p>
      <text:p text:style-name="Standard"/>
      <text:p text:style-name="Standard">x = ai (mod mj) </text:p>
      <text:p text:style-name="Standard">x = a 2 (mod m 2 ) </text:p>
      <text:p text:style-name="Standard"/>
      <text:p text:style-name="Standard"/>
      <text:p text:style-name="Standard">X = a„ (mod m„) </text:p>
      <text:p text:style-name="Standard"/>
      <text:p text:style-name="Standard">has a unique solution modulo M = mim 2 . . . m„; namely, </text:p>
      <text:p text:style-name="Standard"/>
      <text:p text:style-name="Standard">X = UiMiMi + a 2 M 2 M 2 ' + . . . + a„M„M„' (mod M) </text:p>
      <text:p text:style-name="Standard">where M, = M/nii and M,' is an inverse of M, modulo m, V i = 1, 2, . . . , n. </text:p>
      <text:p text:style-name="Standard"/>
      <text:p text:style-name="Standard">Proof. Let all the quantities he defined as stated in the proposition. First, note that M, = </text:p>
      <text:p text:style-name="Standard">mim 2 ■ ■ . m,_im,+i ■ ■ ■ m„ and m, are relatively prime for any i. To see this, note that each </text:p>
      <text:p text:style-name="Standard">m, is relatively prime to nii^M i k, and so if we have an integer p greater than 1 which </text:p>
      <text:p text:style-name="Standard">divides m„ it cannot divide any other m*., and hence cannot divide the product mim 2 . . . </text:p>
      <text:p text:style-name="Standard">m,_im,+i . . . m„ = M,. Thus, proposition 22 says that an inverse M,' of M, modulo m, exists. </text:p>
      <text:p text:style-name="Standard">Then the integer given by </text:p>
      <text:p text:style-name="Standard"/>
      <text:p text:style-name="Standard">X = UiMiMi + a2M2M2' + . . . + </text:p>
      <text:p text:style-name="Standard">simultaneously solves the system of congruences </text:p>
      <text:p text:style-name="Standard"/>
      <text:p text:style-name="Standard">X = ai (mod nii) </text:p>
      <text:p text:style-name="Standard"/>
      <text:p text:style-name="Standard">X = 02 (mod m 2 ) </text:p>
      <text:p text:style-name="Standard"/>
      <text:p text:style-name="Standard"/>
      <text:p text:style-name="Standard">X = a„ (mod m„). </text:p>
      <text:p text:style-name="Standard"/>
      <text:p text:style-name="Standard">To see this, note that m^.lM, when i + k, hence giving us M, = 0 (mod m^^.). Thus, all terms </text:p>
      <text:p text:style-name="Standard">of X modulo nif. vanish except the kth term, and so we have </text:p>
      <text:p text:style-name="Standard"/>
      <text:p text:style-name="Standard">X = ai;M;^Mi^' = Oj. • 1 = Oj. (mod m*,) </text:p>
      <text:p text:style-name="Standard"><text:soft-page-break/></text:p>
      <text:p text:style-name="Standard"/>
      <text:p text:style-name="Standard"/>
      <text:p text:style-name="Standard">164 Chapters Systems of Linear Congruences — Multiple Moduli </text:p>
      <text:p text:style-name="Standard"/>
      <text:p text:style-name="Standard">for any k. That is, x is also a solution to the individual congruences of the system. To show this </text:p>
      <text:p text:style-name="Standard">solution is unique (in the sense that all other solutions are congruent to it modulo M), let x and </text:p>
      <text:p text:style-name="Standard">y hoth be simultaneous solutions to the previous system. Note now that we have x = y^at </text:p>
      <text:p text:style-name="Standard">(mod m*-) V k, and proposition 26 tells us then that x = y (mod M), as desired. ■ </text:p>
      <text:p text:style-name="Standard"/>
      <text:p text:style-name="Standard">HxAMPLE. Well use the Chinese Remainder Theorem (CRT) to solve the same system (*); </text:p>
      <text:p text:style-name="Standard">that is, the system </text:p>
      <text:p text:style-name="Standard"/>
      <text:p text:style-name="Standard">X = 3 (mod 4) </text:p>
      <text:p text:style-name="Standard"/>
      <text:p text:style-name="Standard">X = 0 (mod 5) </text:p>
      <text:p text:style-name="Standard"/>
      <text:p text:style-name="Standard">X = 0 (mod 7) </text:p>
      <text:p text:style-name="Standard"/>
      <text:p text:style-name="Standard">X = 8 (mod 9). </text:p>
      <text:p text:style-name="Standard"/>
      <text:p text:style-name="Standard">(Note that the moduli are pairwise relatively prime.) The proof of CRT shows us how to get </text:p>
      <text:p text:style-name="Standard">our solutions very quickly by computing M = 4 • 5 ■ 7 • 9 = 1260, and </text:p>
      <text:p text:style-name="Standard"/>
      <text:p text:style-name="Standard">Ml = 1260/4 = 315, Mj = 1260/5 = 252, M3 = 1260/7 = 180, M4 = 1260/9 = 140. </text:p>
      <text:p text:style-name="Standard"/>
      <text:p text:style-name="Standard">We then compute inverses y, of each M, modulo m,: </text:p>
      <text:p text:style-name="Standard"/>
      <text:p text:style-name="Standard">M/ = 3 (an inverse of 315 modulo 4) </text:p>
      <text:p text:style-name="Standard"/>
      <text:p text:style-name="Standard">M2' = 3 (an inverse of 252 modulo 5) </text:p>
      <text:p text:style-name="Standard"/>
      <text:p text:style-name="Standard">M3' = 3 (an inverse of 180 modulo 7) </text:p>
      <text:p text:style-name="Standard"/>
      <text:p text:style-name="Standard">M4' = 2 (an inverse of 140 modulo 9) </text:p>
      <text:p text:style-name="Standard"/>
      <text:p text:style-name="Standard">To get our solution, we now simply form the sum </text:p>
      <text:p text:style-name="Standard"/>
      <text:p text:style-name="Standard">X — I "t" ri 3/1/34/3 + ^24/1/44/4 </text:p>
      <text:p text:style-name="Standard"/>
      <text:p text:style-name="Standard">= 3 ■ 315 ■ 3 + 0 ■ 252 • 3 + 0 ■ 180 • 7 + 8 ■ 140 • 2 </text:p>
      <text:p text:style-name="Standard">= 5075 </text:p>
      <text:p text:style-name="Standard"/>
      <text:p text:style-name="Standard">= 35 (mod 1260). </text:p>
      <text:p text:style-name="Standard"/>
      <text:p text:style-name="Standard">This is exactly the same solution we obtained earlier, only perhaps less directly but cer- </text:p>
      <text:p text:style-name="Standard">tainly more quickly. (Note that computing M2, M3, 3^2 and ^3 isn’t even necessary in this </text:p>
      <text:p text:style-name="Standard">example, because they vanish in the final computation.) </text:p>
      <text:p text:style-name="Standard"/>
      <text:p text:style-name="Standard"/>
      <text:p text:style-name="Standard">Java Algorithm. Suppose we write a static method in the BiglntegerMath class to </text:p>
      <text:p text:style-name="Standard">solve such sets of congruences; we can call it solveCRT(). We can make it solve systems of </text:p>
      <text:p text:style-name="Standard"><text:soft-page-break/>the form </text:p>
      <text:p text:style-name="Standard"/>
      <text:p text:style-name="Standard"/>
      <text:p text:style-name="Standard">8.1 The Chinese Remainder Theorem 165 </text:p>
      <text:p text:style-name="Standard"/>
      <text:p text:style-name="Standard"/>
      <text:p text:style-name="Standard">X = (mod mj) </text:p>
      <text:p text:style-name="Standard">x = a2 (mod m2) </text:p>
      <text:p text:style-name="Standard"/>
      <text:p text:style-name="Standard"/>
      <text:p text:style-name="Standard">X = a„ (mod m„). </text:p>
      <text:p text:style-name="Standard"/>
      <text:p text:style-name="Standard">If any individual congruence does not have a unique solution, we will throw an excep- </text:p>
      <text:p text:style-name="Standard">tion; likewise if the moduli are not pairwise relatively prime. We will pass in the values of </text:p>
      <text:p text:style-name="Standard">a, and m, as arrays of Bigintegers, and the solution will be returned as an array of two Big- </text:p>
      <text:p text:style-name="Standard">Integers, say answer[]. Then answer[ 0 ] will contain the residue solution, and answer[l] will </text:p>
      <text:p text:style-name="Standard">contain M, the product of the individual moduli. </text:p>
      <text:p text:style-name="Standard"/>
      <text:p text:style-name="Standard">Here is the program: </text:p>
      <text:p text:style-name="Standard"/>
      <text:p text:style-name="Standard">//Finds simultaneous solutions to a linear system of congruences </text:p>
      <text:p text:style-name="Standard">//involving only one variable and multiple moduli. </text:p>
      <text:p text:style-name="Standard"/>
      <text:p text:style-name="Standard">public static Biglnteger[] solveCRT (Biginteger [ ] residue, Biglnteger[] modulus) { </text:p>
      <text:p text:style-name="Standard">//See if the number of moduli and residues match </text:p>
      <text:p text:style-name="Standard"/>
      <text:p text:style-name="Standard">if (residue . length! =modulus . length) throw new IllegalArgumentException </text:p>
      <text:p text:style-name="Standard">("Residues and moduli are in different amounts."); </text:p>
      <text:p text:style-name="Standard"/>
      <text:p text:style-name="Standard">//See if the moduli are pairwise relatively prime </text:p>
      <text:p text:style-name="Standard">for (int i=0; i&lt;modulus . length- 1 ; i++) { </text:p>
      <text:p text:style-name="Standard"/>
      <text:p text:style-name="Standard">for (Int j=i+l; j&lt;modulus . length; j++) { </text:p>
      <text:p text:style-name="Standard"/>
      <text:p text:style-name="Standard">if ( ! (modulus [i] .gcd(modulus [ j ] ) .equals (ONE) ) ) </text:p>
      <text:p text:style-name="Standard">throw new IllegalArgumentException </text:p>
      <text:p text:style-name="Standard">("Moduli are not pairwise relatively prime.")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 /Form the product of the individual moduli </text:p>
      <text:p text:style-name="Standard">Biginteger M=new Biginteger ( "1" ) ; </text:p>
      <text:p text:style-name="Standard">for (int i=0; i&lt;modulus . length; i++) </text:p>
      <text:p text:style-name="Standard"/>
      <text:p text:style-name="Standard">M=M. multiply (modulus [1] ) ; </text:p>
      <text:p text:style-name="Standard"/>
      <text:p text:style-name="Standard">//Eoim the solution as in the Chinese Remainder Theorem </text:p>
      <text:p text:style-name="Standard">Biginteger solution=new Biginteger ( "0" ) ; </text:p>
      <text:p text:style-name="Standard">for (int i=0 ; i&lt;modulus . length; 1++) { </text:p>
      <text:p text:style-name="Standard"/>
      <text:p text:style-name="Standard"><text:soft-page-break/>Biginteger Mi=M. divide (modulus [i] ) ; </text:p>
      <text:p text:style-name="Standard"/>
      <text:p text:style-name="Standard">solution=solution.add(resldue [i] .multiply (Ml) .multiply </text:p>
      <text:p text:style-name="Standard">(Ml .modinverse (modulus [i] ) ) ) ; </text:p>
      <text:p text:style-name="Standard"/>
      <text:p text:style-name="Standard">} </text:p>
      <text:p text:style-name="Standard"/>
      <text:p text:style-name="Standard">solution=lnr (solution, M) ; </text:p>
      <text:p text:style-name="Standard"/>
      <text:p text:style-name="Standard"/>
      <text:p text:style-name="Standard"/>
      <text:p text:style-name="Standard">166 </text:p>
      <text:p text:style-name="Standard"/>
      <text:p text:style-name="Standard"/>
      <text:p text:style-name="Standard">Chapter 8 Systems of Linear Congruences — Multiple Moduli </text:p>
      <text:p text:style-name="Standard"/>
      <text:p text:style-name="Standard"/>
      <text:p text:style-name="Standard">FIGURE 8.1 </text:p>
      <text:p text:style-name="Standard"/>
      <text:p text:style-name="Standard"/>
      <text:p text:style-name="Standard"/>
      <text:p text:style-name="Standard">//Answer must be returned as a two dimensional array. </text:p>
      <text:p text:style-name="Standard"/>
      <text:p text:style-name="Standard">Biglnteger[] result=new Biginteger [2 ] ; </text:p>
      <text:p text:style-name="Standard"/>
      <text:p text:style-name="Standard">result [0] =solution; </text:p>
      <text:p text:style-name="Standard"/>
      <text:p text:style-name="Standard">result [1] =M; </text:p>
      <text:p text:style-name="Standard"/>
      <text:p text:style-name="Standard">return result; </text:p>
      <text:p text:style-name="Standard"/>
      <text:p text:style-name="Standard"/>
      <text:p text:style-name="Standard"/>
      <text:p text:style-name="Standard">I have written an applet called TestCRTApplet which allows you to solve these types of </text:p>
      <text:p text:style-name="Standard">systems using the Chinese Remainder Theorem. It can be run from the book’s website, and </text:p>
      <text:p text:style-name="Standard">a screen shot follows (see Figure 8.1). The Chinese Remainder Theorem has many impor- </text:p>
      <text:p text:style-name="Standard">tant applications in cryptography, and it is equally useful to both the cryptographer and the </text:p>
      <text:p text:style-name="Standard">cryptanalyst. We will investigate many of these applications in upcoming chapters. </text:p>
      <text:p text:style-name="Standard"/>
      <text:p text:style-name="Standard"/>
      <text:p text:style-name="Standard">EXERCISES </text:p>
      <text:p text:style-name="Standard"/>
      <text:p text:style-name="Standard">1 . Solve the following systems of linear congruences using the Chinese Remainder The- </text:p>
      <text:p text:style-name="Standard">orem (CRT). </text:p>
      <text:p text:style-name="Standard"/>
      <text:p text:style-name="Standard">a. X = 23 (mod 26) </text:p>
      <text:p text:style-name="Standard"/>
      <text:p text:style-name="Standard">X = 2 (mod 31) </text:p>
      <text:p text:style-name="Standard"/>
      <text:p text:style-name="Standard">X = 5 (mod 17) </text:p>
      <text:p text:style-name="Standard"/>
      <text:p text:style-name="Standard">b. X = 1 (mod 26) </text:p>
      <text:p text:style-name="Standard"><text:soft-page-break/></text:p>
      <text:p text:style-name="Standard">X = 1 (mod 33) </text:p>
      <text:p text:style-name="Standard"/>
      <text:p text:style-name="Standard">X = 1 (mod 35) </text:p>
      <text:p text:style-name="Standard"/>
      <text:p text:style-name="Standard">5x = 3 (mod 18) </text:p>
      <text:p text:style-name="Standard"/>
      <text:p text:style-name="Standard">3x = 4 (mod 7) </text:p>
      <text:p text:style-name="Standard"/>
      <text:p text:style-name="Standard">2x = 5 (mod 25) </text:p>
      <text:p text:style-name="Standard"/>
      <text:p text:style-name="Standard">6x = 10 (mod 11) </text:p>
      <text:p text:style-name="Standard"/>
      <text:p text:style-name="Standard"/>
      <text:p text:style-name="Standard">c. </text:p>
      <text:p text:style-name="Standard"/>
      <text:p text:style-name="Standard"/>
      <text:p text:style-name="Standard"/>
      <text:p text:style-name="Standard">Exercises 167 </text:p>
      <text:p text:style-name="Standard"/>
      <text:p text:style-name="Standard"/>
      <text:p text:style-name="Standard">2 . Solve the previous systems of linear congruences without using the Chinese Remain- </text:p>
      <text:p text:style-name="Standard">der Theorem. </text:p>
      <text:p text:style-name="Standard"/>
      <text:p text:style-name="Standard">3 . Willie the woodchuck is building a dam for his family. After gnawing down trees all </text:p>
      <text:p text:style-name="Standard">day he stacks the logs in the mud in rows of 5, and notices he has 1 left over. Disgrun- </text:p>
      <text:p text:style-name="Standard">tled, he stacks them in rows of 6 and notices he has 2 logs remaining. Highly upset </text:p>
      <text:p text:style-name="Standard">now, Willie chews one of the logs to bits in a fit of rage (so he has 1 less log now), then </text:p>
      <text:p text:style-name="Standard">stacks the logs in rows of 7 and has none remaining. What is the minimum number of </text:p>
      <text:p text:style-name="Standard">logs Willie produced that day? </text:p>
      <text:p text:style-name="Standard"/>
      <text:p text:style-name="Standard">4 . Francine the dancing gorilla is dividing up coconuts for her family. If she divides them </text:p>
      <text:p text:style-name="Standard">up equally among all her 46 children, she has 3 coconuts left over, but if she divides </text:p>
      <text:p text:style-name="Standard">them up only among her 25 favorite children, she has 2 coconuts remaining. What is </text:p>
      <text:p text:style-name="Standard">the minimum number of coconuts Francine has? </text:p>
      <text:p text:style-name="Standard"/>
      <text:p text:style-name="Standard">5. Redneck Slim is planting petunias for his sweetheart Daisy Mae. If he places them in </text:p>
      <text:p text:style-name="Standard">9 rows, he has 2 plants left over. If he puts them in 10 rows, he has 3 plants left over, </text:p>
      <text:p text:style-name="Standard">but if he puts them in 11 rows he has exactly 1 plant left over for his date Saturday </text:p>
      <text:p text:style-name="Standard">night. What is the minimum number of petunia plants? </text:p>
      <text:p text:style-name="Standard"/>
      <text:p text:style-name="Standard">6. Show that the system of congruences </text:p>
      <text:p text:style-name="Standard">X = ai (mod mi) </text:p>
      <text:p text:style-name="Standard"/>
      <text:p text:style-name="Standard">X = 02 (mod m 2 ) </text:p>
      <text:p text:style-name="Standard"/>
      <text:p text:style-name="Standard">X = a„ (mod m„) </text:p>
      <text:p text:style-name="Standard"/>
      <text:p text:style-name="Standard">has a solution iff the gcd of m, and divides a, — a&lt;. where \ &lt;i&lt;k&lt;n. This can serve </text:p>
      <text:p text:style-name="Standard">as a check for systems which do not have moduli that are pairwise relatively prime. </text:p>
      <text:p text:style-name="Standard"/>
      <text:p text:style-name="Standard">7. Solve the following systems of linear congruences: </text:p>
      <text:p text:style-name="Standard"><text:soft-page-break/></text:p>
      <text:p text:style-name="Standard">a. x=l (mod 24) </text:p>
      <text:p text:style-name="Standard"/>
      <text:p text:style-name="Standard">X = 23 (mod 56) </text:p>
      <text:p text:style-name="Standard"/>
      <text:p text:style-name="Standard">b. X = 80 (mod 95) </text:p>
      <text:p text:style-name="Standard"/>
      <text:p text:style-name="Standard">X = 4 (mod 38) </text:p>
      <text:p text:style-name="Standard"/>
      <text:p text:style-name="Standard">X = 50 (mod 60) </text:p>
      <text:p text:style-name="Standard"/>
      <text:p text:style-name="Standard">8. Write a static solveMultipleModuli() method in the BigIntegerMath class to find a par- </text:p>
      <text:p text:style-name="Standard">ticular solution to linear systems of congruences with multiple moduli that need not be </text:p>
      <text:p text:style-name="Standard">pairwise relatively prime. (Thus, you cannot use the Chinese Remainder Theorem.) </text:p>
      <text:p text:style-name="Standard"/>
      <text:p text:style-name="Standard"/>
      <text:p text:style-name="Standard"/>
      <text:p text:style-name="Standard"/>
      <text:p text:style-name="Standard">CHAPTER 9 </text:p>
      <text:p text:style-name="Standard"/>
      <text:p text:style-name="Standard"/>
      <text:p text:style-name="Standard">Quadratic Congruences </text:p>
      <text:p text:style-name="Standard"/>
      <text:p text:style-name="Standard"/>
      <text:p text:style-name="Standard">9.1 QUADRATIC CONGRUENCES MODULO A PRIME </text:p>
      <text:p text:style-name="Standard"/>
      <text:p text:style-name="Standard">The type of congruences we will first investigate here are those of the form </text:p>
      <text:p text:style-name="Standard"/>
      <text:p text:style-name="Standard">= a (mod p) </text:p>
      <text:p text:style-name="Standard"/>
      <text:p text:style-name="Standard">where p is prime. (Later on, we will allow the modulus to he composite.) Not all such con- </text:p>
      <text:p text:style-name="Standard">gruences have solutions; for example, </text:p>
      <text:p text:style-name="Standard"/>
      <text:p text:style-name="Standard">= 5 (mod 11) </text:p>
      <text:p text:style-name="Standard"/>
      <text:p text:style-name="Standard">has two solutions, x = 4 (mod 11), and x = —4 = 7 (mod 11). (Verify.) But the congruence </text:p>
      <text:p text:style-name="Standard"/>
      <text:p text:style-name="Standard">x^ = 2 (mod 5) </text:p>
      <text:p text:style-name="Standard"/>
      <text:p text:style-name="Standard">has no solutions. (Verify by trying all values from 0 through 4.) It turns out that such con- </text:p>
      <text:p text:style-name="Standard">gruences either have no solutions, or exactly two, as the next theorem shows. </text:p>
      <text:p text:style-name="Standard"/>
      <text:p text:style-name="Standard">PROPOSITION 28. Ifp is an odd prime and p a, then the congruence x^ = a (mod p) </text:p>
      <text:p text:style-name="Standard">has either no solutions or exactly two incongruent solutions modulo p. </text:p>
      <text:p text:style-name="Standard"/>
      <text:p text:style-name="Standard">Proof. Suppose the congruence has a solution, say x = z; that is, 7 } = a (mod p). Then </text:p>
      <text:p text:style-name="Standard">clearly, x = — z is also a solution, since (— z)^ = z?' = a (mod p). Also, —z (mod p), </text:p>
      <text:p text:style-name="Standard">because if z = — z (mod p), this would imply that 2z = 0 (mod p), which cannot be because </text:p>
      <text:p text:style-name="Standard">p is odd and does not divide z (since z^ = a (mod p) and p -Y a). </text:p>
      <text:p text:style-name="Standard"/>
      <text:p text:style-name="Standard">Now we must show these two solutions (when they exist) are the only solutions. Suppose </text:p>
      <text:p text:style-name="Standard">X = z, X = y are two solutions to this quadratic congruence, hence z^ = = fl (mod p) and </text:p>
      <text:p text:style-name="Standard"><text:soft-page-break/></text:p>
      <text:p text:style-name="Standard">so z^ — y^ = (z + y)(z — y) = fl — fl = 0 (mod p). This says that p\{z + y) or p\{z — y), which </text:p>
      <text:p text:style-name="Standard">further implies then that z = — y (mod p) or z = y (mod p). Either way, we are left with only </text:p>
      <text:p text:style-name="Standard">two distinct solutions, x = z (mod p) and x = — z (mod p). ■ </text:p>
      <text:p text:style-name="Standard"/>
      <text:p text:style-name="Standard">Note that the previous only applies to odd primes, so quadratic congruences modulo 2 </text:p>
      <text:p text:style-name="Standard">(the only even prime) are handled somewhat differently. We will not have occasion to do </text:p>
      <text:p text:style-name="Standard">this. </text:p>
      <text:p text:style-name="Standard"/>
      <text:p text:style-name="Standard"/>
      <text:p text:style-name="Standard">169 </text:p>
      <text:p text:style-name="Standard"/>
      <text:p text:style-name="Standard"/>
      <text:p text:style-name="Standard">1 70 Chapter 9 Quadratic Congruences </text:p>
      <text:p text:style-name="Standard"/>
      <text:p text:style-name="Standard"/>
      <text:p text:style-name="Standard">9.2 FERMAT'S LITTLE THEOREM </text:p>
      <text:p text:style-name="Standard"/>
      <text:p text:style-name="Standard">How do we find solutions to quadratic congruences? When the modulus is a prime of the </text:p>
      <text:p text:style-name="Standard">form Ak + 3, that is, congruent to 3 modulo 4, these solutions are easily obtained. But before </text:p>
      <text:p text:style-name="Standard">we do this, we must first prove Fermat’s Little Theorem, an extremely useful result. </text:p>
      <text:p text:style-name="Standard"/>
      <text:p text:style-name="Standard">PROPOSITION 29. (FERMAT'S LITTLE THEOREM.) Let p be prime and b an inte- </text:p>
      <text:p text:style-name="Standard">ger such that p A b. Then = 1 (mod p). </text:p>
      <text:p text:style-name="Standard"/>
      <text:p text:style-name="Standard">Proof. Note first that p divides none of the integers b, 2b, . . . , (p — l)h, for if p\kb for </text:p>
      <text:p text:style-name="Standard">some k between 1 and p — I (inclusive), then by proposition 13, p\k since p A b, and this is </text:p>
      <text:p text:style-name="Standard">impossible. Now we want to show that no two of the integers b, 2b, . . . ,{p — \)b are con- </text:p>
      <text:p text:style-name="Standard">gruent modulo p. Assume two of them are; that is, </text:p>
      <text:p text:style-name="Standard"/>
      <text:p text:style-name="Standard">jb = kb (mod p) where \ &lt;j &lt;k&lt;p — </text:p>
      <text:p text:style-name="Standard"/>
      <text:p text:style-name="Standard">Then proposition 21 says j = k (mod p) since b and p are relatively prime. But this can- </text:p>
      <text:p text:style-name="Standard">not be since j and k are positive integers both less than p — \. </text:p>
      <text:p text:style-name="Standard"/>
      <text:p text:style-name="Standard">Thus, the sequence of integers 1, 2, — 1 has the same number of members as the </text:p>
      <text:p text:style-name="Standard">sequence b, 2b, ...,(/?— \)b, and the least nonnegative residues of the latter (modulo p) </text:p>
      <text:p text:style-name="Standard">must therefore be a permutation of \,2, . . . , p — 1. Thus we must have </text:p>
      <text:p text:style-name="Standard"/>
      <text:p text:style-name="Standard">\ ■ 2 . . . {p — = b ■ 2b . . . ip — \)b (mod p), or </text:p>
      <text:p text:style-name="Standard"/>
      <text:p text:style-name="Standard">(p - 1 )! ^ bP~\p - 1)! (modp). </text:p>
      <text:p text:style-name="Standard"/>
      <text:p text:style-name="Standard">Since ip — 1)! is relatively prime to p, we can divide it out and preserve the congruence </text:p>
      <text:p text:style-name="Standard">by proposition 21. This yields the desired result; namely, </text:p>
      <text:p text:style-name="Standard"/>
      <text:p text:style-name="Standard">= 1 (mod p). ■ </text:p>
      <text:p text:style-name="Standard"/>
      <text:p text:style-name="Standard">Now we can find the solutions to = a (mod p) when is a prime congruent to 3 mod- </text:p>
      <text:p text:style-name="Standard">ulo 4. These solutions are in the next proposition, which you can prove quickly with the aid </text:p>
      <text:p text:style-name="Standard">of Fermat’s Little Theorem. Solutions to quadratic congruences when the modulus is a prime </text:p>
      <text:p text:style-name="Standard">of the form 4^ H- 1 are more difficult to obtain, and we will not cover such congruences </text:p>
      <text:p text:style-name="Standard"><text:soft-page-break/>here. </text:p>
      <text:p text:style-name="Standard"/>
      <text:p text:style-name="Standard">PROPOSITION 30. Letp be a prime congruent to 3 modulo 4, and a an integer such that </text:p>
      <text:p text:style-name="Standard">p -f a. Then if the congruence = a (mod p) has solutions, they are x = (mod p), </text:p>
      <text:p text:style-name="Standard"/>
      <text:p text:style-name="Standard">and X = (mod p). </text:p>
      <text:p text:style-name="Standard"/>
      <text:p text:style-name="Standard">(Hint: First show that = 1 (mod /?); this is called Euler’s criterion. It may not </text:p>
      <text:p text:style-name="Standard"/>
      <text:p text:style-name="Standard">be clear to you when proving proposition 30 why p must be congruent to 3 modulo 4; it is </text:p>
      <text:p text:style-name="Standard">simply the only way ip + l)/4 can be an integer.) </text:p>
      <text:p text:style-name="Standard"/>
      <text:p text:style-name="Standard"/>
      <text:p text:style-name="Standard">9.3 Quadratic Congruences Modulo a Composite </text:p>
      <text:p text:style-name="Standard"/>
      <text:p text:style-name="Standard"/>
      <text:p text:style-name="Standard">171 </text:p>
      <text:p text:style-name="Standard"/>
      <text:p text:style-name="Standard"/>
      <text:p text:style-name="Standard">IXAMPLES. We will solve all of the following congruences. Note that the modulus is prime </text:p>
      <text:p text:style-name="Standard">and congruent to 3 modulo 4. </text:p>
      <text:p text:style-name="Standard"/>
      <text:p text:style-name="Standard">• = 2 (mod 23) </text:p>
      <text:p text:style-name="Standard"/>
      <text:p text:style-name="Standard">Solutions: x ^ ±2(23+i)/4^ + 2 ®= ±64 ^ ±5 (mod 23) </text:p>
      <text:p text:style-name="Standard"/>
      <text:p text:style-name="Standard">If you prefer to always use least nonnegative residues, the solutions are: </text:p>
      <text:p text:style-name="Standard"/>
      <text:p text:style-name="Standard">X = 5 (mod 23), and x = —5 =18 (mod 23) </text:p>
      <text:p text:style-name="Standard"/>
      <text:p text:style-name="Standard">• x^ ^ 17 (mod 19) </text:p>
      <text:p text:style-name="Standard"/>
      <text:p text:style-name="Standard">Solutions: x = ±17^ = ±6 (mod 19) </text:p>
      <text:p text:style-name="Standard"/>
      <text:p text:style-name="Standard">• x^ = 2 (mod 7) </text:p>
      <text:p text:style-name="Standard"/>
      <text:p text:style-name="Standard">Solutions: x = ±2^ = ±4 (mod 7) </text:p>
      <text:p text:style-name="Standard"/>
      <text:p text:style-name="Standard"/>
      <text:p text:style-name="Standard">.3 QUADRATIC CONGRUENCES MODULO A COMPOSITE </text:p>
      <text:p text:style-name="Standard"/>
      <text:p text:style-name="Standard">We are now ready to attempt solving congruences when the modulus is not prime. Let n = </text:p>
      <text:p text:style-name="Standard">pq, where p and q are distinct primes of the form Ak + 3, and consider the congruence </text:p>
      <text:p text:style-name="Standard"/>
      <text:p text:style-name="Standard">x^ = a (mod n) (*) </text:p>
      <text:p text:style-name="Standard"/>
      <text:p text:style-name="Standard">where 0 &lt; a &lt;n. Suppose (*) has a solution, say x = y. Then it has four solutions, accord- </text:p>
      <text:p text:style-name="Standard">ing to the following proposition. </text:p>
      <text:p text:style-name="Standard"/>
      <text:p text:style-name="Standard">PROPOSITION 31. Let n=pq where p and q are primes congruent to 3 modulo 4, and </text:p>
      <text:p text:style-name="Standard">let a be an integer such that 0 &lt;a &lt;n. Suppose the equation = a (mod n) has a solution. </text:p>
      <text:p text:style-name="Standard">Then all the solutions are given by </text:p>
      <text:p text:style-name="Standard"><text:soft-page-break/></text:p>
      <text:p text:style-name="Standard">X = ±{zqqp ± wpPq') (mod n) </text:p>
      <text:p text:style-name="Standard"/>
      <text:p text:style-name="Standard">where z = w = qp is an inverse of q modulo p, and p^ is an inverse of p mod- </text:p>
      <text:p text:style-name="Standard"/>
      <text:p text:style-name="Standard">ulo q. </text:p>
      <text:p text:style-name="Standard"/>
      <text:p text:style-name="Standard">Proof. We will show it has exactly four solutions as follows. Note that x = ±}' are solu- </text:p>
      <text:p text:style-name="Standard">tions to x^ = a (mod n) iff they are solutions to both x^ = a (mod p) and x^ = a (mod q). </text:p>
      <text:p text:style-name="Standard">This is easy enough to see if you use the definition of congruence: </text:p>
      <text:p text:style-name="Standard"/>
      <text:p text:style-name="Standard">y is a solution to x^ = a (mod n) </text:p>
      <text:p text:style-name="Standard">iff = a (mod n) </text:p>
      <text:p text:style-name="Standard">iff n\(y^ — a) </text:p>
      <text:p text:style-name="Standard"/>
      <text:p text:style-name="Standard">iff p\(y^ — a) and q\(y^ — a) (since n= pq and clearly p\n and q\n) </text:p>
      <text:p text:style-name="Standard"/>
      <text:p text:style-name="Standard">iff y^ ^ a (mod p) and y^ ^ a (mod q) </text:p>
      <text:p text:style-name="Standard"/>
      <text:p text:style-name="Standard">iff y is a solution to both x^ = a (mod p) and x^ = a (mod q) </text:p>
      <text:p text:style-name="Standard"/>
      <text:p text:style-name="Standard"/>
      <text:p text:style-name="Standard">1 72 Chapter 9 Quadratic Congruences </text:p>
      <text:p text:style-name="Standard"/>
      <text:p text:style-name="Standard"/>
      <text:p text:style-name="Standard">Now let z be the least nonnegative residue of y modulo p, and let w be the least nonneg- </text:p>
      <text:p text:style-name="Standard">ative residue of y modulo q.Sox= ±z are solutions to = a (mod p), and x= ±w are solu- </text:p>
      <text:p text:style-name="Standard">tions tox^ = a (mod q). We can combine these solutions in four different ways to get four </text:p>
      <text:p text:style-name="Standard">sets of simultaneous congruences: </text:p>
      <text:p text:style-name="Standard"/>
      <text:p text:style-name="Standard">1 . X = z (mod p) and x = w (mod q) </text:p>
      <text:p text:style-name="Standard"/>
      <text:p text:style-name="Standard">2. X = p — z (mod p) and x=q — w (mod q) </text:p>
      <text:p text:style-name="Standard"/>
      <text:p text:style-name="Standard">3. X = p — z (mod p) and x = vr (mod q) </text:p>
      <text:p text:style-name="Standard"/>
      <text:p text:style-name="Standard">4 . X = z (mod p) and x=q — w (mod q). </text:p>
      <text:p text:style-name="Standard"/>
      <text:p text:style-name="Standard">Using the Chinese Remainder Theorem (CRT) on each of sets 1 through 4, we can find </text:p>
      <text:p text:style-name="Standard">the value for x which solves the two congruences simultaneously, and these four values are </text:p>
      <text:p text:style-name="Standard">thus solutions to (*). For congruences 1 and 2, we use CRT to construct the two solutions </text:p>
      <text:p text:style-name="Standard"/>
      <text:p text:style-name="Standard">X = ±{zqqp' + wppq) (mod n) </text:p>
      <text:p text:style-name="Standard"/>
      <text:p text:style-name="Standard">where q^ is an inverse of q modulo p, and p^ is an inverse of p modulo q. Similarly, using </text:p>
      <text:p text:style-name="Standard">CRT on congruences 2 and 3 we arrive at the other pair of solutions </text:p>
      <text:p text:style-name="Standard"/>
      <text:p text:style-name="Standard">X = ±{zqqp' - wpPq') (mod n). </text:p>
      <text:p text:style-name="Standard"/>
      <text:p text:style-name="Standard">We then can write the four solutions quickly as </text:p>
      <text:p text:style-name="Standard"/>
      <text:p text:style-name="Standard">X = ±{zqqp ± wppg') (mod n). </text:p>
      <text:p text:style-name="Standard"><text:soft-page-break/></text:p>
      <text:p text:style-name="Standard">and the proof is complete. ■ </text:p>
      <text:p text:style-name="Standard"/>
      <text:p text:style-name="Standard">lixAMPLE. Suppose we wish to solve </text:p>
      <text:p text:style-name="Standard"/>
      <text:p text:style-name="Standard">x^ ^ 23 (mod 77). </text:p>
      <text:p text:style-name="Standard"/>
      <text:p text:style-name="Standard">Note that the prime factorization of 77 is 7 ■ 11, and both of these primes are congruent </text:p>
      <text:p text:style-name="Standard">to 3 modulo 4. We first obtain the solutions to </text:p>
      <text:p text:style-name="Standard"/>
      <text:p text:style-name="Standard">a. x^ = 23 = 2 (mod 7), and </text:p>
      <text:p text:style-name="Standard"/>
      <text:p text:style-name="Standard">b. 1 (mod 11). </text:p>
      <text:p text:style-name="Standard"/>
      <text:p text:style-name="Standard">The solutions to (a) are x = ±3 (mod 7), and the solutions to (b) are x = ± 1 (mod 11). </text:p>
      <text:p text:style-name="Standard">Using the Chinese Remainder Theorem, we then separately solve the four sets of congru- </text:p>
      <text:p text:style-name="Standard">ences </text:p>
      <text:p text:style-name="Standard"/>
      <text:p text:style-name="Standard">1 . X = 3 (mod 7) and x = 1 mod 11) </text:p>
      <text:p text:style-name="Standard"/>
      <text:p text:style-name="Standard">2 . X = —3 (mod 7) and x = — 1 mod 11) </text:p>
      <text:p text:style-name="Standard"/>
      <text:p text:style-name="Standard">3 . X = —3 (mod 7) and x = 1 mod 11) </text:p>
      <text:p text:style-name="Standard"/>
      <text:p text:style-name="Standard">4 . X = 3 (mod 7) and x = — 1 mod 11). </text:p>
      <text:p text:style-name="Standard"/>
      <text:p text:style-name="Standard">Each yields a solution to x^ = 23 (mod 77). We can do all of these at once, as denoted in </text:p>
      <text:p text:style-name="Standard">the formula of proposition 31: </text:p>
      <text:p text:style-name="Standard"/>
      <text:p text:style-name="Standard">x=±(3- 11 ■2± 1 - 7 -8) (mod 77) </text:p>
      <text:p text:style-name="Standard"/>
      <text:p text:style-name="Standard"/>
      <text:p text:style-name="Standard">9.3 Quadratic Congruences Modulo a Composite 173 </text:p>
      <text:p text:style-name="Standard"/>
      <text:p text:style-name="Standard"/>
      <text:p text:style-name="Standard">which yields the four solutions </text:p>
      <text:p text:style-name="Standard"/>
      <text:p text:style-name="Standard">±122 = ±45 (mod 77), </text:p>
      <text:p text:style-name="Standard">or </text:p>
      <text:p text:style-name="Standard"/>
      <text:p text:style-name="Standard">±10 (mod 77). </text:p>
      <text:p text:style-name="Standard"/>
      <text:p text:style-name="Standard">(Here 2 is an inverse of 1 1 mod 7, and 8 is an inverse of 7 mod 1 1 .) If you prefer to have </text:p>
      <text:p text:style-name="Standard">the solutions in terms of least nonnegative residues modulo n, they are </text:p>
      <text:p text:style-name="Standard"/>
      <text:p text:style-name="Standard">45 (mod 77), </text:p>
      <text:p text:style-name="Standard"/>
      <text:p text:style-name="Standard">X = 32 (mod 77), </text:p>
      <text:p text:style-name="Standard"/>
      <text:p text:style-name="Standard">X ^ 10 (mod 77), </text:p>
      <text:p text:style-name="Standard"/>
      <text:p text:style-name="Standard">X ^ 67 (mod 77). </text:p>
      <text:p text:style-name="Standard"><text:soft-page-break/></text:p>
      <text:p text:style-name="Standard">You should verify that each solution satisfies the congruence x^ = 23 (mod 77). </text:p>
      <text:p text:style-name="Standard"/>
      <text:p text:style-name="Standard"/>
      <text:p text:style-name="Standard">We see from the previous development that solving quadratic congruences when the </text:p>
      <text:p text:style-name="Standard">modulus is not prime involves obtaining the prime factorization of n, solving the congru- </text:p>
      <text:p text:style-name="Standard">ences for the prime moduli, and then recombining the solutions using CRT. This will work </text:p>
      <text:p text:style-name="Standard">even when the solutions we seek are for quadratic congruences more complicated than the </text:p>
      <text:p text:style-name="Standard">simple congruence x^ = a (mod p). </text:p>
      <text:p text:style-name="Standard"/>
      <text:p text:style-name="Standard">To continue with this, we will now consider quadratic congruences of the form </text:p>
      <text:p text:style-name="Standard"/>
      <text:p text:style-name="Standard">ax^ + bx + c ^ 0 (mod p) </text:p>
      <text:p text:style-name="Standard"/>
      <text:p text:style-name="Standard">where p is a prime of the form 4k + 3, and a is not divisible by p. Solving such a congru- </text:p>
      <text:p text:style-name="Standard">ence can go quickly by completing the square, almost the same way we do in algebra. First, </text:p>
      <text:p text:style-name="Standard">multiply both sides by an inverse of a modulo p. This inverse exists because (a, p) = 1: </text:p>
      <text:p text:style-name="Standard"/>
      <text:p text:style-name="Standard">x^ + a'bx + a'c = 0 (mod p). </text:p>
      <text:p text:style-name="Standard"/>
      <text:p text:style-name="Standard">Now move a'c to the RHS: </text:p>
      <text:p text:style-name="Standard"/>
      <text:p text:style-name="Standard">x^ + a'bx = —a'c (mod p). </text:p>
      <text:p text:style-name="Standard"/>
      <text:p text:style-name="Standard">Next, add the exact quantity to both sides to make the LHS a perfect square: </text:p>
      <text:p text:style-name="Standard">x^ + a'bx -I- (2'a'bf = —a'c + {Ta'bf (mod p). </text:p>
      <text:p text:style-name="Standard"/>
      <text:p text:style-name="Standard">The value desired is 2'a'b, where 2' is an inverse of 2 modulo p, which exists since p is </text:p>
      <text:p text:style-name="Standard">an odd prime. Now, rewrite the LHS as a square, and factor the RHS: </text:p>
      <text:p text:style-name="Standard"/>
      <text:p text:style-name="Standard">(x + 2'a'bf' = a'i{2'bfa' — c) (mod p). </text:p>
      <text:p text:style-name="Standard"/>
      <text:p text:style-name="Standard">Proposition 30 now tells us the solutions to the previous congruence: </text:p>
      <text:p text:style-name="Standard"/>
      <text:p text:style-name="Standard">X -I- 2'a'b = ±(a'((2'bfa' — (mod p). </text:p>
      <text:p text:style-name="Standard"/>
      <text:p text:style-name="Standard">Thus, we finally arrive at our solutions for x: </text:p>
      <text:p text:style-name="Standard"/>
      <text:p text:style-name="Standard">X = ±{a' ((2' bfa' — — 2'a'b (mod p). </text:p>
      <text:p text:style-name="Standard"/>
      <text:p text:style-name="Standard"/>
      <text:p text:style-name="Standard">1 74 Chapter 9 Quadratic Congruences </text:p>
      <text:p text:style-name="Standard"/>
      <text:p text:style-name="Standard">The previous formula can be used to solve these types of quadratic congruences, but </text:p>
      <text:p text:style-name="Standard">often it is easier to complete the square yourself and simplify as you proceed. </text:p>
      <text:p text:style-name="Standard"/>
      <text:p text:style-name="Standard">Example. We wish to solve the congruence </text:p>
      <text:p text:style-name="Standard"/>
      <text:p text:style-name="Standard">+ 10.r + 7 ^ 1 (mod 19). </text:p>
      <text:p text:style-name="Standard"/>
      <text:p text:style-name="Standard">Move the 7 to the RHS: </text:p>
      <text:p text:style-name="Standard"/>
      <text:p text:style-name="Standard"><text:soft-page-break/>3x2 ^ = _5 ^ 13 (jnod 19). </text:p>
      <text:p text:style-name="Standard"/>
      <text:p text:style-name="Standard">Multiply both sides by 13, an inverse of 3 modulo 19; </text:p>
      <text:p text:style-name="Standard"/>
      <text:p text:style-name="Standard">x2 + 10 ■ 13x ^ 13 • 3x2 ^ 13 . iQ^ ^ 13 . 13 ^ 159 ^ 17 19 ^ </text:p>
      <text:p text:style-name="Standard"/>
      <text:p text:style-name="Standard">Now, add (10 • 13 • 2')^ to both sides. 10 is an inverse of 2 modulo 19: </text:p>
      <text:p text:style-name="Standard"/>
      <text:p text:style-name="Standard">x2 + 10 • 13x + (10 • 13 • 10)2 ^ 17 + (16 • 10)2 ^ 17 + 32 ^ 5 (mod 19). </text:p>
      <text:p text:style-name="Standard"/>
      <text:p text:style-name="Standard">Write the LHS as a square: </text:p>
      <text:p text:style-name="Standard"/>
      <text:p text:style-name="Standard">(x + 10 • 13 • 10)2 ^ (x + 8)2 ^ 5 (mod 19). </text:p>
      <text:p text:style-name="Standard"/>
      <text:p text:style-name="Standard">Proposition 30 gives us the solutions to (x + 8)2 = 5 (mod 19); they are </text:p>
      <text:p text:style-name="Standard"/>
      <text:p text:style-name="Standard">X + 8 ^ +5(19+i)/4 = +55 ^ +9 19)^ QJ. </text:p>
      <text:p text:style-name="Standard"/>
      <text:p text:style-name="Standard">X = ±9 — 8 (mod 19). </text:p>
      <text:p text:style-name="Standard"/>
      <text:p text:style-name="Standard">This yields the two solutions </text:p>
      <text:p text:style-name="Standard"/>
      <text:p text:style-name="Standard">X = 1 (mod 19), and x = —17 = 2 (mod 19). </text:p>
      <text:p text:style-name="Standard"/>
      <text:p text:style-name="Standard">You should verify that each of the solutions is correct. We will solve this congruence </text:p>
      <text:p text:style-name="Standard">once again however, this time using the quadratic formula: </text:p>
      <text:p text:style-name="Standard"/>
      <text:p text:style-name="Standard">X = ±(a'((2'b)2fl' — c))^^'^^"^ — 2'a'b (mod p). </text:p>
      <text:p text:style-name="Standard"/>
      <text:p text:style-name="Standard">The congruence to solve is </text:p>
      <text:p text:style-name="Standard"/>
      <text:p text:style-name="Standard">3x2 + lOx + 7 ^ 1 (mod 19), </text:p>
      <text:p text:style-name="Standard"/>
      <text:p text:style-name="Standard">or in standard form, </text:p>
      <text:p text:style-name="Standard"/>
      <text:p text:style-name="Standard">3x2 + 5 = 0 (mod 19), </text:p>
      <text:p text:style-name="Standard"/>
      <text:p text:style-name="Standard">so a = 3, b = 10, c = 6 , a' = 13, and 2' = 10. </text:p>
      <text:p text:style-name="Standard"/>
      <text:p text:style-name="Standard">Substituting these values into (ft) we get </text:p>
      <text:p text:style-name="Standard"/>
      <text:p text:style-name="Standard">X = ±(13((10 • 10)2 • 13 - 6 ))“®'"*’''* - 10 • 13 • 10 </text:p>
      <text:p text:style-name="Standard"/>
      <text:p text:style-name="Standard">^ ±(13(10000 • 13 - 6 ))^ - 8 </text:p>
      <text:p text:style-name="Standard"/>
      <text:p text:style-name="Standard">^ ±(13(15))^ - 8 </text:p>
      <text:p text:style-name="Standard"/>
      <text:p text:style-name="Standard">^ ±5^ - 8 </text:p>
      <text:p text:style-name="Standard"/>
      <text:p text:style-name="Standard"/>
      <text:p text:style-name="Standard">9-8 (mod 19). </text:p>
      <text:p text:style-name="Standard"/>
      <text:p text:style-name="Standard"><text:soft-page-break/></text:p>
      <text:p text:style-name="Standard">9.3 Quadratic Congruences Modulo a Composite 175 </text:p>
      <text:p text:style-name="Standard"/>
      <text:p text:style-name="Standard"/>
      <text:p text:style-name="Standard">This yields x=l (mod 19), and x = — 17 = 2 (mod 19), the same solutions obtained by </text:p>
      <text:p text:style-name="Standard">completing the square. </text:p>
      <text:p text:style-name="Standard"/>
      <text:p text:style-name="Standard">We are finally ready to solve the type of congruence which we will find most useful; </text:p>
      <text:p text:style-name="Standard">those of the type </text:p>
      <text:p text:style-name="Standard"/>
      <text:p text:style-name="Standard">ax^ + bx + c = 0 (mod n) </text:p>
      <text:p text:style-name="Standard"/>
      <text:p text:style-name="Standard">where (a, n) = 1, n= pq, and where p and q are both primes congruent to 3 modulo 4. </text:p>
      <text:p text:style-name="Standard"/>
      <text:p text:style-name="Standard"/>
      <text:p text:style-name="Standard">PROPOSITION 32. Let n = pq, where p and q are primes congruent to 3 modulo n. </text:p>
      <text:p text:style-name="Standard">Suppose a is an integer relatively prime to n, and that the congruence </text:p>
      <text:p text:style-name="Standard"/>
      <text:p text:style-name="Standard">ax^ + bx + c = Q (mod n) </text:p>
      <text:p text:style-name="Standard"/>
      <text:p text:style-name="Standard">has a solution. Then all the solutions are given by </text:p>
      <text:p text:style-name="Standard"/>
      <text:p text:style-name="Standard">X = (±(a' ((2' b)^a' — c))^^^^'^)qqp + {±(a' {{2' b)^a' — — 2’a'b (mod n). </text:p>
      <text:p text:style-name="Standard"/>
      <text:p text:style-name="Standard">(Again, q^ means an inverse of q modulo p, and p^' is an inverse of p modulo q.) </text:p>
      <text:p text:style-name="Standard"/>
      <text:p text:style-name="Standard">Proof. Most of the work involved in finding the solutions has already been done. As </text:p>
      <text:p text:style-name="Standard">before, use some algebra to rewrite the congruence as </text:p>
      <text:p text:style-name="Standard"/>
      <text:p text:style-name="Standard">(x + 2'a'bf = a'{{2'b)^a' — c) (mod n). </text:p>
      <text:p text:style-name="Standard"/>
      <text:p text:style-name="Standard">As before, this splits up into two congruences </text:p>
      <text:p text:style-name="Standard"/>
      <text:p text:style-name="Standard">(x + 2'a'bY = a'{{2'b)^a' — c) (mod p), and </text:p>
      <text:p text:style-name="Standard"/>
      <text:p text:style-name="Standard">(x + 2'a'b)^ = a'{(2’bf'a' — c) (mod q), </text:p>
      <text:p text:style-name="Standard"/>
      <text:p text:style-name="Standard">and proposition 30 tells us the solutions: </text:p>
      <text:p text:style-name="Standard"/>
      <text:p text:style-name="Standard">X + 2'a'b = ±{a\{2'b)^a' — (mod p), and </text:p>
      <text:p text:style-name="Standard"/>
      <text:p text:style-name="Standard">X + 2'a'b = ±{a' ((2' bfa' — (mod q) </text:p>
      <text:p text:style-name="Standard"/>
      <text:p text:style-name="Standard">We then use CRT to recombine these solutions and obtain solutions to ax^ + bx + c = 0 </text:p>
      <text:p text:style-name="Standard">(mod n): </text:p>
      <text:p text:style-name="Standard"/>
      <text:p text:style-name="Standard">X + 2'a'b = {±(a'{{2'b)^a' — c))^^^^'‘*)qqp' + (±(a'{{2'b)^a' — c)f‘‘^'''''‘^)ppq' (mod n), </text:p>
      <text:p text:style-name="Standard">or </text:p>
      <text:p text:style-name="Standard"/>
      <text:p text:style-name="Standard">X = {±{a' {{2' bf'a' — c))^^^^'^)qqp' + {±(a' {{2' bf'a' — c))^‘‘"^^^'‘^)pp^' — 2'a'b (mod n). </text:p>
      <text:p text:style-name="Standard"/>
      <text:p text:style-name="Standard">Here qp is an inverse of q modulo p, and p^ is an inverse of p modulo q. These are the </text:p>
      <text:p text:style-name="Standard"><text:soft-page-break/>values claimed in the proposition. ■ </text:p>
      <text:p text:style-name="Standard"/>
      <text:p text:style-name="Standard">The formula may appear quite horrifying at first, but it provides the solutions we seek </text:p>
      <text:p text:style-name="Standard">very nicely. We demonstrate this now: </text:p>
      <text:p text:style-name="Standard"/>
      <text:p text:style-name="Standard">LMxAMPLE. We solve the congruence </text:p>
      <text:p text:style-name="Standard"/>
      <text:p text:style-name="Standard">2x^ + 3x + 16 = 0 (mod 21). </text:p>
      <text:p text:style-name="Standard"/>
      <text:p text:style-name="Standard"/>
      <text:p text:style-name="Standard">1 76 Chapter 9 Quadratic Congruences </text:p>
      <text:p text:style-name="Standard"/>
      <text:p text:style-name="Standard"/>
      <text:p text:style-name="Standard">Note that 21=3-7. The congruence is already in standard form, so we have a = 2, b = </text:p>
      <text:p text:style-name="Standard">3, c = 16, a' = 11, and 2' = 11. We first calculate the quantities ±(a'((2'bfa' — (mod </text:p>
      <text:p text:style-name="Standard"/>
      <text:p text:style-name="Standard">3), ±{a' {(2’ b)^a' — (mod 7), and 2'a'b (mod 3 and mod 7): </text:p>
      <text:p text:style-name="Standard"/>
      <text:p text:style-name="Standard">±(a'{(2’bfa' - </text:p>
      <text:p text:style-name="Standard"/>
      <text:p text:style-name="Standard">^ ±(11((11 ■ 3)^11 - 16)^^"*'^'^ </text:p>
      <text:p text:style-name="Standard"/>
      <text:p text:style-name="Standard">= ±( 2((2 • 0)^2 - l ))( 3 + i )« </text:p>
      <text:p text:style-name="Standard"/>
      <text:p text:style-name="Standard">= ±2 (mod 3). </text:p>
      <text:p text:style-name="Standard"/>
      <text:p text:style-name="Standard">±{a'({2’bfa’ - </text:p>
      <text:p text:style-name="Standard">^ ±(11((11 ■ 3)^11 - </text:p>
      <text:p text:style-name="Standard">^ ±(4((4 • 3)^4 - </text:p>
      <text:p text:style-name="Standard">= ±0 (mod 7). </text:p>
      <text:p text:style-name="Standard"/>
      <text:p text:style-name="Standard">2'a'b </text:p>
      <text:p text:style-name="Standard"/>
      <text:p text:style-name="Standard">^ 11 • 11 • 3 </text:p>
      <text:p text:style-name="Standard">^ 2 ■ 2 • 0 </text:p>
      <text:p text:style-name="Standard">^ 0 (mod 3) </text:p>
      <text:p text:style-name="Standard"/>
      <text:p text:style-name="Standard"/>
      <text:p text:style-name="Standard">2'a'b </text:p>
      <text:p text:style-name="Standard"/>
      <text:p text:style-name="Standard">^ 11 • 11 • 3 </text:p>
      <text:p text:style-name="Standard">^ 4 ■ 4 ■ 3 </text:p>
      <text:p text:style-name="Standard">^ 6 (mod 7) </text:p>
      <text:p text:style-name="Standard"/>
      <text:p text:style-name="Standard">The four solutions we seek (actually two, because of ±0 helow) are then </text:p>
      <text:p text:style-name="Standard"/>
      <text:p text:style-name="Standard">(±1 - 0) • 7 • 1 + (±0 - 6) • 3 • 5 (mod 21). </text:p>
      <text:p text:style-name="Standard"/>
      <text:p text:style-name="Standard">Here, 1 is an inverse of 7 mod 3, and 5 is an inverse of 3 mod 7. If we provide the answers </text:p>
      <text:p text:style-name="Standard">in terms of least nonnegative residues, we get </text:p>
      <text:p text:style-name="Standard"/>
      <text:p text:style-name="Standard">X = 7 — 6 = 1 (mod 21), </text:p>
      <text:p text:style-name="Standard"><text:soft-page-break/></text:p>
      <text:p text:style-name="Standard">-7 - 6^-13 ^8 (mod 21). </text:p>
      <text:p text:style-name="Standard"/>
      <text:p text:style-name="Standard">The methods we have discussed here can be easily extended to solve quadratic congru- </text:p>
      <text:p text:style-name="Standard">ences modulo n = piP 2 . ■ ■ p„ where the factors are all distinct primes congruent to 3 mod- </text:p>
      <text:p text:style-name="Standard">ulo 4. You may wish to attempt this. </text:p>
      <text:p text:style-name="Standard"/>
      <text:p text:style-name="Standard">Java Algorithm. We should write a solveQuadratic() method (in the BigIntegerMath </text:p>
      <text:p text:style-name="Standard">class, of course) to solve quadratic congruences of the forms described above. That is, the </text:p>
      <text:p text:style-name="Standard"/>
      <text:p text:style-name="Standard"/>
      <text:p text:style-name="Standard">9.3 Quadratic Congruences Modulo a Composite 177 </text:p>
      <text:p text:style-name="Standard"/>
      <text:p text:style-name="Standard"/>
      <text:p text:style-name="Standard">modulus must be a product of distinct primes of the form 4A: + 3. If we are going to deal with </text:p>
      <text:p text:style-name="Standard">truly large integers, then we must take many things into consideration: </text:p>
      <text:p text:style-name="Standard"/>
      <text:p text:style-name="Standard">• We cannot send in the modulus n as a parameter directly; rather, we must send in the </text:p>
      <text:p text:style-name="Standard">prime factorization n = pq. This is because factoring n when n has large prime factors is </text:p>
      <text:p text:style-name="Standard">an intractable problem. (We will discuss this more later.) </text:p>
      <text:p text:style-name="Standard"/>
      <text:p text:style-name="Standard">• We must test each factor of n first to see if each one is a probable prime, using the isProb- </text:p>
      <text:p text:style-name="Standard">ablePrimeO method of the Biginteger class. (This method of determining primality does </text:p>
      <text:p text:style-name="Standard">not involve attempted factoring and will execute quickly.) If the factor is probably prime, </text:p>
      <text:p text:style-name="Standard">we must also test whether it is congruent to 3 modulo 4. If either is not the case, our </text:p>
      <text:p text:style-name="Standard">method is unusable and we must throw an exception. </text:p>
      <text:p text:style-name="Standard"/>
      <text:p text:style-name="Standard">• We must check that no factor of the modulus n is repeated; that is, the two primes p and </text:p>
      <text:p text:style-name="Standard">q must be unique if we are to use the Chinese Remainder Theorem to produce the solu- </text:p>
      <text:p text:style-name="Standard">tions. (CRT requires that the moduli be pairwise relatively prime; if any two moduli are </text:p>
      <text:p text:style-name="Standard">equal this condition is certainly violated.) \fp = q, we throw an exception. </text:p>
      <text:p text:style-name="Standard"/>
      <text:p text:style-name="Standard">• We must check the solutions we obtain. It is possible the quadratic congruence we are try- </text:p>
      <text:p text:style-name="Standard">ing to solve has, in fact, no solutions! Thus, any values we obtain must be checked against </text:p>
      <text:p text:style-name="Standard">the original congruence. If any solution fails to check, we must again throw an exception. </text:p>
      <text:p text:style-name="Standard"/>
      <text:p text:style-name="Standard">The method as we have outlined has many rules to follow, but if we take the proper pre- </text:p>
      <text:p text:style-name="Standard">cautions, this method can produce very satisfactory results. The code follows: </text:p>
      <text:p text:style-name="Standard"/>
      <text:p text:style-name="Standard"/>
      <text:p text:style-name="Standard">import j ava. math. Biginteger ; </text:p>
      <text:p text:style-name="Standard">import j ava . security . SecureRandom; </text:p>
      <text:p text:style-name="Standard">public class BigintegerMath { </text:p>
      <text:p text:style-name="Standard"/>
      <text:p text:style-name="Standard">//Define zero as a Biginteger; this is handy for comparisons </text:p>
      <text:p text:style-name="Standard"/>
      <text:p text:style-name="Standard">static final Biginteger ZERO=new Biginteger ( "0 ") ; </text:p>
      <text:p text:style-name="Standard"/>
      <text:p text:style-name="Standard">static final Biginteger ONE=new Biginteger ( "1" ) ; </text:p>
      <text:p text:style-name="Standard"/>
      <text:p text:style-name="Standard">static final Biginteger TWO=new Biginteger ( "2 ") ; </text:p>
      <text:p text:style-name="Standard"/>
      <text:p text:style-name="Standard"><text:soft-page-break/>static final Biginteger THREE=new Biginteger ( "3 ") ; </text:p>
      <text:p text:style-name="Standard"/>
      <text:p text:style-name="Standard">static final Biginteger FOUR=new Biginteger ("4"); </text:p>
      <text:p text:style-name="Standard"/>
      <text:p text:style-name="Standard"/>
      <text:p text:style-name="Standard">//Other methods </text:p>
      <text:p text:style-name="Standard"/>
      <text:p text:style-name="Standard"/>
      <text:p text:style-name="Standard">//Solves quadratic congruences ax''2+bx+c congruent to 0 mod n=pq </text:p>
      <text:p text:style-name="Standard">//Returns four solutions when they exist </text:p>
      <text:p text:style-name="Standard"/>
      <text:p text:style-name="Standard">public static Biginteger [] solveQuadratic (Biginteger a, Biginteger b, Biginteger </text:p>
      <text:p text:style-name="Standard"/>
      <text:p text:style-name="Standard">Biginteger p, Biginteger q, int primeTolerance) { </text:p>
      <text:p text:style-name="Standard"/>
      <text:p text:style-name="Standard">//Check that the factors of the modulus are distinct </text:p>
      <text:p text:style-name="Standard">if (p . equals (q) ) </text:p>
      <text:p text:style-name="Standard"/>
      <text:p text:style-name="Standard">throw new IllegalArgumentException ( "The modulus factors are not unique!"); </text:p>
      <text:p text:style-name="Standard">//Check that the factors are congruent to 3 modulo 4 </text:p>
      <text:p text:style-name="Standard">Biginteger n=p .multiply (q) ; </text:p>
      <text:p text:style-name="Standard">if ( ! Inr (p .mod (EOUR) , n) . equals (THREE) ) </text:p>
      <text:p text:style-name="Standard"/>
      <text:p text:style-name="Standard"/>
      <text:p text:style-name="Standard"/>
      <text:p text:style-name="Standard">1 78 Chapter 9 Quadratic Congruences </text:p>
      <text:p text:style-name="Standard"/>
      <text:p text:style-name="Standard"/>
      <text:p text:style-name="Standard">throw new IllegalArgumentException (p+" is not of form 4k+3!"); </text:p>
      <text:p text:style-name="Standard">if ( ! Inr (q. mod (FOUR) , n) . equals (THREE) ) </text:p>
      <text:p text:style-name="Standard"/>
      <text:p text:style-name="Standard">throw new IllegalArgumentException (q+" is not of form 4k+3!"); </text:p>
      <text:p text:style-name="Standard"/>
      <text:p text:style-name="Standard">//Check that the factors of the modulus are prime </text:p>
      <text:p text:style-name="Standard">if ( !p . isProbablePrime (primeTolerance) ) </text:p>
      <text:p text:style-name="Standard"/>
      <text:p text:style-name="Standard">throw new IllegalArgumentException (p+" is not prime!"); </text:p>
      <text:p text:style-name="Standard">if (! q. isProbablePrime (primeTolerance) ) </text:p>
      <text:p text:style-name="Standard"/>
      <text:p text:style-name="Standard">throw new IllegalArgumentException (q+" is not prime!"); </text:p>
      <text:p text:style-name="Standard"/>
      <text:p text:style-name="Standard">//Create the array of solutions </text:p>
      <text:p text:style-name="Standard">Biglnteger[] result=new Biglnteger[4]; </text:p>
      <text:p text:style-name="Standard"/>
      <text:p text:style-name="Standard">//Start forming the terms </text:p>
      <text:p text:style-name="Standard">Biginteger alnv=a .modinverse (n) ; </text:p>
      <text:p text:style-name="Standard"/>
      <text:p text:style-name="Standard">Biginteger plnv=p .modinverse (q) ; </text:p>
      <text:p text:style-name="Standard"/>
      <text:p text:style-name="Standard">Biginteger qlnv=q. modinverse (p) ; </text:p>
      <text:p text:style-name="Standard"/>
      <text:p text:style-name="Standard">Biginteger twoInv=TWO .modinverse (n) ; </text:p>
      <text:p text:style-name="Standard"><text:soft-page-break/></text:p>
      <text:p text:style-name="Standard">Biginteger terml= </text:p>
      <text:p text:style-name="Standard"/>
      <text:p text:style-name="Standard">ainv. multiply (twolnv. multiply (b) .modPow (TWO, n) .multiply (alnv) .subtract(c) ) </text:p>
      <text:p text:style-name="Standard">Biginteger term2=twoInv. multiply (alnv) .multiply (b) ; </text:p>
      <text:p text:style-name="Standard"/>
      <text:p text:style-name="Standard">Biginteger tl= </text:p>
      <text:p text:style-name="Standard"/>
      <text:p text:style-name="Standard">Inr (terml.modPow{p.add(ONE) . divide (EOUR) ,n) </text:p>
      <text:p text:style-name="Standard"/>
      <text:p text:style-name="Standard">. subtract {term2 ) .multiply (q) .multiply (qinv) ,n) ; </text:p>
      <text:p text:style-name="Standard"/>
      <text:p text:style-name="Standard">Biginteger t2= </text:p>
      <text:p text:style-name="Standard"/>
      <text:p text:style-name="Standard">Inr (terml.modPow{q.add(ONE) . divide (POUR) ,n) </text:p>
      <text:p text:style-name="Standard"/>
      <text:p text:style-name="Standard">. subtract (term2 ) .multiply (p) .multiply (pinv) ,n) ; </text:p>
      <text:p text:style-name="Standard"/>
      <text:p text:style-name="Standard">Biginteger t3= </text:p>
      <text:p text:style-name="Standard"/>
      <text:p text:style-name="Standard">Inr (terml.modPow{p.add(ONE) . divide (POUR) ,n) .negateO </text:p>
      <text:p text:style-name="Standard">. subtract {term2 ) .multiply (q) .multiply (qInv) ,n) ; </text:p>
      <text:p text:style-name="Standard"/>
      <text:p text:style-name="Standard">Biginteger t4= </text:p>
      <text:p text:style-name="Standard"/>
      <text:p text:style-name="Standard">Inr (terml.modPow{q.add(ONE) . divide (POUR) ,n) .negateO </text:p>
      <text:p text:style-name="Standard">. subtract (term2 ) .multiply (p) .multiply (pInv) ,n) ; </text:p>
      <text:p text:style-name="Standard"/>
      <text:p text:style-name="Standard">//Form the solutions </text:p>
      <text:p text:style-name="Standard">result [0] =lnr (tl . add(t2 ) , n) ; </text:p>
      <text:p text:style-name="Standard">result [1] =lnr (tl . add(t4) , n) ; </text:p>
      <text:p text:style-name="Standard">result [2 ] =lnr (t3 . add(t2 ) , n) ; </text:p>
      <text:p text:style-name="Standard">result [3 ] =lnr (t3 . add(t4) , n) ; </text:p>
      <text:p text:style-name="Standard"/>
      <text:p text:style-name="Standard">//Check the solutions; if any are bad, throw an exception </text:p>
      <text:p text:style-name="Standard">Biginteger x; </text:p>
      <text:p text:style-name="Standard">for (int i=0;i&lt;4;i++) { </text:p>
      <text:p text:style-name="Standard">x=result [i] ; </text:p>
      <text:p text:style-name="Standard"/>
      <text:p text:style-name="Standard">if ( !lnr (a. multiply(x. multiply (x) ) . add(b. multiply (x) ) .add(c) ,n) . </text:p>
      <text:p text:style-name="Standard">equals (ZERO) ) </text:p>
      <text:p text:style-name="Standard"/>
      <text:p text:style-name="Standard">throw new IllegalArgumentException ( "Solution x="+x+" does not check!") </text:p>
      <text:p text:style-name="Standard"/>
      <text:p text:style-name="Standard">} </text:p>
      <text:p text:style-name="Standard"/>
      <text:p text:style-name="Standard">return result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<text:soft-page-break/></text:p>
      <text:p text:style-name="Standard"/>
      <text:p text:style-name="Standard">Exercises 1 79 </text:p>
      <text:p text:style-name="Standard"/>
      <text:p text:style-name="Standard"/>
      <text:p text:style-name="Standard">FIGURE 9.1 </text:p>
      <text:p text:style-name="Standard"/>
      <text:p text:style-name="Standard"/>
      <text:p text:style-name="Standard"/>
      <text:p text:style-name="Standard"/>
      <text:p text:style-name="Standard">I have written an applet test program of the solveQuadratic() method, which can be run </text:p>
      <text:p text:style-name="Standard">from the book’s website. You enter the values a, b, c, p, and q for the quadratic congruence </text:p>
      <text:p text:style-name="Standard">ax^ + bx + c = 0 (mod pq). The primes p and q must both be congruent to 3 modulo 4. A </text:p>
      <text:p text:style-name="Standard">screen shot of the applet, called TestSolveQuadratic Applet, is shown in Figure 9.1. </text:p>
      <text:p text:style-name="Standard"/>
      <text:p text:style-name="Standard"/>
      <text:p text:style-name="Standard">EXERCISES </text:p>
      <text:p text:style-name="Standard"/>
      <text:p text:style-name="Standard">1. Solve the following quadratic congruences: </text:p>
      <text:p text:style-name="Standard"/>
      <text:p text:style-name="Standard">a. = 1 (mod 7) </text:p>
      <text:p text:style-name="Standard"/>
      <text:p text:style-name="Standard">b. x^ = —2 (mod 11) </text:p>
      <text:p text:style-name="Standard"/>
      <text:p text:style-name="Standard">c. x^ = 6 (mod 19) </text:p>
      <text:p text:style-name="Standard"/>
      <text:p text:style-name="Standard">d. x^ = — 3 (mod 19) </text:p>
      <text:p text:style-name="Standard"/>
      <text:p text:style-name="Standard">e. x^ = 3 (mod 23) </text:p>
      <text:p text:style-name="Standard"/>
      <text:p text:style-name="Standard">f. x^ = 7 (mod 31) </text:p>
      <text:p text:style-name="Standard"/>
      <text:p text:style-name="Standard">Check the solution(s) you obtain. </text:p>
      <text:p text:style-name="Standard"/>
      <text:p text:style-name="Standard">2. Solve the following quadratic congruences: </text:p>
      <text:p text:style-name="Standard"/>
      <text:p text:style-name="Standard">a. x^ = 7 (mod 93) </text:p>
      <text:p text:style-name="Standard"/>
      <text:p text:style-name="Standard">b. x^^ -17 (mod 33) </text:p>
      <text:p text:style-name="Standard"/>
      <text:p text:style-name="Standard">c. x^=— 8(mod57) </text:p>
      <text:p text:style-name="Standard"/>
      <text:p text:style-name="Standard">d. x^ ^ 23 (mod 77) </text:p>
      <text:p text:style-name="Standard"/>
      <text:p text:style-name="Standard"/>
      <text:p text:style-name="Standard"/>
      <text:p text:style-name="Standard"/>
      <text:p text:style-name="Standard"/>
      <text:p text:style-name="Standard">180 </text:p>
      <text:p text:style-name="Standard"/>
      <text:p text:style-name="Standard"/>
      <text:p text:style-name="Standard">Chapter 9 </text:p>
      <text:p text:style-name="Standard"><text:soft-page-break/></text:p>
      <text:p text:style-name="Standard"/>
      <text:p text:style-name="Standard">Quadratic Congruences </text:p>
      <text:p text:style-name="Standard"/>
      <text:p text:style-name="Standard"/>
      <text:p text:style-name="Standard">e. = 12 (mod 69) </text:p>
      <text:p text:style-name="Standard"/>
      <text:p text:style-name="Standard">f. ^ 8 (mod 217) </text:p>
      <text:p text:style-name="Standard"/>
      <text:p text:style-name="Standard">Check the solution(s) you obtain. </text:p>
      <text:p text:style-name="Standard"/>
      <text:p text:style-name="Standard">3. Solve the following quadratic congruences: </text:p>
      <text:p text:style-name="Standard"/>
      <text:p text:style-name="Standard">a. 3x^ + 2x = 0 (mod 7) </text:p>
      <text:p text:style-name="Standard"/>
      <text:p text:style-name="Standard">b. 2x^ + 3x + 9 = 5 (mod 7) </text:p>
      <text:p text:style-name="Standard"/>
      <text:p text:style-name="Standard">c. 5x^ + lOx +13^18 (mod 23) </text:p>
      <text:p text:style-name="Standard"/>
      <text:p text:style-name="Standard">Check the solution(s) you obtain. </text:p>
      <text:p text:style-name="Standard"/>
      <text:p text:style-name="Standard">4. Solve the following quadratic congruences: </text:p>
      <text:p text:style-name="Standard"/>
      <text:p text:style-name="Standard">a. 3x^ + 2x = 12 (mod 77) </text:p>
      <text:p text:style-name="Standard"/>
      <text:p text:style-name="Standard">b. 2x^ + 3x + 9 ^ 106(mod 133) </text:p>
      <text:p text:style-name="Standard"/>
      <text:p text:style-name="Standard">c. 5x^ + lOx + 13 ^ 101 (mod 209) </text:p>
      <text:p text:style-name="Standard"/>
      <text:p text:style-name="Standard">Check the solution(s) you obtain. </text:p>
      <text:p text:style-name="Standard"/>
      <text:p text:style-name="Standard">5. Prove proposition 30. </text:p>
      <text:p text:style-name="Standard"/>
      <text:p text:style-name="Standard">6. Solve the following quadratic congruences: </text:p>
      <text:p text:style-name="Standard"/>
      <text:p text:style-name="Standard">a. 4x^ + 2x + 100 = 58 (mod 231) </text:p>
      <text:p text:style-name="Standard"/>
      <text:p text:style-name="Standard">b. 2x^ + 3x + 182 = 0 (mod 1463) </text:p>
      <text:p text:style-name="Standard"/>
      <text:p text:style-name="Standard">Check the solution(s) you obtain. </text:p>
      <text:p text:style-name="Standard"/>
      <text:p text:style-name="Standard">7. The solveQuadraticO method can be written in a much “cleaner” way. First, write a </text:p>
      <text:p text:style-name="Standard">method to solve quadratic congruences of the form </text:p>
      <text:p text:style-name="Standard"/>
      <text:p text:style-name="Standard">= a (mod p) </text:p>
      <text:p text:style-name="Standard"/>
      <text:p text:style-name="Standard">where p is a prime congruent to 3 modulo 4. Use this method in conjunction with the </text:p>
      <text:p text:style-name="Standard">solveCRTO method, and use the Chinese Remainder Theorem to produce the solutions. </text:p>
      <text:p text:style-name="Standard"/>
      <text:p text:style-name="Standard">8. Suppose the quadratic congruence ax^ + bx + c = 0 (mod n) has solutions, and that n </text:p>
      <text:p text:style-name="Standard">= piP 2 ■ ■ ■ Pm, where each prime factor p, is unique, and each congruent to 3 modulo 4. </text:p>
      <text:p text:style-name="Standard">Explain how you would find the solutions. </text:p>
      <text:p text:style-name="Standard"><text:soft-page-break/></text:p>
      <text:p text:style-name="Standard">9. Revise the solveQuadraticO method to compute and return solutions of quadratic con- </text:p>
      <text:p text:style-name="Standard">gruences as described in the previous exercise. </text:p>
      <text:p text:style-name="Standard"/>
      <text:p text:style-name="Standard"/>
      <text:p text:style-name="Standard"/>
      <text:p text:style-name="Standard">CHAPTER 10 </text:p>
      <text:p text:style-name="Standard"/>
      <text:p text:style-name="Standard"/>
      <text:p text:style-name="Standard">Quadratic Ciphers </text:p>
      <text:p text:style-name="Standard"/>
      <text:p text:style-name="Standard"/>
      <text:p text:style-name="Standard">The cryptosystems we are about to cover in this chapter are called public key cryp- </text:p>
      <text:p text:style-name="Standard">tosystems. All the cipher systems we’ve looked at so far have been secret key schemes. </text:p>
      <text:p text:style-name="Standard">This is the classical view of cryptography; it means that both the enciphering key and deci- </text:p>
      <text:p text:style-name="Standard">phering key must be kept secret, for knowing one is equivalent to knowing the other. For </text:p>
      <text:p text:style-name="Standard">example, consider a block affine transformation </text:p>
      <text:p text:style-name="Standard"/>
      <text:p text:style-name="Standard">C = aP + b (mod m) </text:p>
      <text:p text:style-name="Standard"/>
      <text:p text:style-name="Standard">where (a, m) = l. The enciphering key are the numbers a, m, and b. If an unauthorized user </text:p>
      <text:p text:style-name="Standard">captured these values, she could certainly encrypt messages to you, but even worse (obvi- </text:p>
      <text:p text:style-name="Standard">ously), she can easily derive the decryption key a' (where a' is an inverse of a modulo m) </text:p>
      <text:p text:style-name="Standard">and decrypt any messages. </text:p>
      <text:p text:style-name="Standard"/>
      <text:p text:style-name="Standard">With public key cryptography, the situation is somewhat different. Public key means that </text:p>
      <text:p text:style-name="Standard">two keys are involved: a public key used for enciphering, and a private key used for deci- </text:p>
      <text:p text:style-name="Standard">phering. But knowing the encryption key is not equivalent to knowing the decryption key, </text:p>
      <text:p text:style-name="Standard">and this is the crucial difference. With public key cryptography, each user generates a pub- </text:p>
      <text:p text:style-name="Standard">lic key, which they distribute to everyone, and a private key, which they do not divulge to </text:p>
      <text:p text:style-name="Standard">anyone. Anyone who wants to send a message to some user must look up their public encryp- </text:p>
      <text:p text:style-name="Standard">tion key and use it to encrypt the message. On the receiving end, the user decrypts the mes- </text:p>
      <text:p text:style-name="Standard">sage with their private key. No one else can decrypt because only the intended recipient </text:p>
      <text:p text:style-name="Standard">knows the private key, and the private key is very difficult to calculate from the encryption </text:p>
      <text:p text:style-name="Standard">key. </text:p>
      <text:p text:style-name="Standard"/>
      <text:p text:style-name="Standard">10.1 THE RABIN CIPHER </text:p>
      <text:p text:style-name="Standard"/>
      <text:p text:style-name="Standard">The encryption process of the following cipher, known as the Rabin cipher, involves pro- </text:p>
      <text:p text:style-name="Standard">ducing ciphertext C from plaintext P as follows: </text:p>
      <text:p text:style-name="Standard"/>
      <text:p text:style-name="Standard">C=P^ (mod n). (0 &lt; P &lt; n, 0 &lt; C &lt;n) (t) </text:p>
      <text:p text:style-name="Standard"/>
      <text:p text:style-name="Standard">Here n is the product of two distinct large primes, say p and q, both congruent to 3 mod- </text:p>
      <text:p text:style-name="Standard">ulo 4. At current levels of computing power, n should be at least 1024 bits in length. The </text:p>
      <text:p text:style-name="Standard"/>
      <text:p text:style-name="Standard"/>
      <text:p text:style-name="Standard">181 </text:p>
      <text:p text:style-name="Standard"/>
      <text:p text:style-name="Standard"/>
      <text:p text:style-name="Standard">182 Chapter 10 Quadratic Ciphers </text:p>
      <text:p text:style-name="Standard"/>
      <text:p text:style-name="Standard"><text:soft-page-break/></text:p>
      <text:p text:style-name="Standard">public key in this cipher is n. What is not made public is the prime factorization of n; that </text:p>
      <text:p text:style-name="Standard">is, the two primes p and q are kept secret. These two values are necessary for decryption; </text:p>
      <text:p text:style-name="Standard">thus, they are the private key. </text:p>
      <text:p text:style-name="Standard"/>
      <text:p text:style-name="Standard">The enciphering process is described in (f). Anyone knowing the value of n can send mes- </text:p>
      <text:p text:style-name="Standard">sages. Now, in order to decipher, we must solve the congruence </text:p>
      <text:p text:style-name="Standard"/>
      <text:p text:style-name="Standard">C = (mod n) </text:p>
      <text:p text:style-name="Standard"/>
      <text:p text:style-name="Standard">for the plaintext P. We know from previous work that these solutions are obtained by form- </text:p>
      <text:p text:style-name="Standard">ing the two congruences </text:p>
      <text:p text:style-name="Standard"/>
      <text:p text:style-name="Standard">C = P^ (mod p) </text:p>
      <text:p text:style-name="Standard"/>
      <text:p text:style-name="Standard">C = P^ (mod q) </text:p>
      <text:p text:style-name="Standard"/>
      <text:p text:style-name="Standard">and solving them. We then combine these solutions using CRT to obtain solutions for P. Thus, </text:p>
      <text:p text:style-name="Standard">we can only solve (f) for P by factoring the modulus n=pq (at least, no other way to solve </text:p>
      <text:p text:style-name="Standard">these congruences is known). This is why the prime factors of n are kept secret. Only the </text:p>
      <text:p text:style-name="Standard">individual possessing them can decipher. From proposition 3 1 , we get the solution(s) to (f) </text:p>
      <text:p text:style-name="Standard">as </text:p>
      <text:p text:style-name="Standard"/>
      <text:p text:style-name="Standard"/>
      <text:p text:style-name="Standard">P = ±{zqqp ± wpp^') (mod n) </text:p>
      <text:p text:style-name="Standard"/>
      <text:p text:style-name="Standard">where z = w = qp is an inverse of q modulo p, and p^' is an inverse of p </text:p>
      <text:p text:style-name="Standard"/>
      <text:p text:style-name="Standard">modulo q. </text:p>
      <text:p text:style-name="Standard"/>
      <text:p text:style-name="Standard">The obvious drawback to this method is that solving such congruences can produce four </text:p>
      <text:p text:style-name="Standard">distinct square roots P for C. That is, it reports four possible plaintext messages during the </text:p>
      <text:p text:style-name="Standard">decryption phase. If the message is text, it is easy to identify the correct one; it’s the one that </text:p>
      <text:p text:style-name="Standard">doesn’t look like garbage! However, if the message is some type of binary stream, for exam- </text:p>
      <text:p text:style-name="Standard">ple, the messages must be tagged in some way so this tag will reappear in the decryption </text:p>
      <text:p text:style-name="Standard">process. </text:p>
      <text:p text:style-name="Standard"/>
      <text:p text:style-name="Standard">Why is it that we can reveal the value of n to everyone? We know that if someone man- </text:p>
      <text:p text:style-name="Standard">ages to factor n into its prime factors p and q, our cryptosystem and we will be, metaphor- </text:p>
      <text:p text:style-name="Standard">ically, up the creek without a paddle! Anyone knowing p and q can decrypt; the question is, </text:p>
      <text:p text:style-name="Standard">how easy is it to factor nl If n is the product of two sufficiently large primes (say a few </text:p>
      <text:p text:style-name="Standard">hundred digits each), then it is nearly impossible to factor n in a reasonable period of time. </text:p>
      <text:p text:style-name="Standard">In fact, it will take somewhere on the order of a few billion years! We may find this hard to </text:p>
      <text:p text:style-name="Standard">believe since we routinely factor integers in our math classes, but we simply don’t appre- </text:p>
      <text:p text:style-name="Standard">ciate the size of the numbers involved here. Indeed, factoring has become a huge study </text:p>
      <text:p text:style-name="Standard">involving many techniques, some of which we shall study in upcoming chapters. </text:p>
      <text:p text:style-name="Standard"/>
      <text:p text:style-name="Standard">jixAMPLE. To see how the Rabin cipher works, we use the ordinary alphabet A = 00, B = 0 1 , </text:p>
      <text:p text:style-name="Standard">. . . , Z = 25. We will use a block size of four characters. With our choice of alphabet and </text:p>
      <text:p text:style-name="Standard">block size, the largest possible block corresponds to ZZZZ = 25252525. We must pick a mod- </text:p>
      <text:p text:style-name="Standard">ulus n greater than this, and furthermore, n must be the product of 2 primes congruent to 3 </text:p>
      <text:p text:style-name="Standard">modulo 4. Let p = 69 1 1 and q = 6947. (You may wish to verify that p and q are both primes </text:p>
      <text:p text:style-name="Standard"><text:soft-page-break/>of the form Ak + 3.) These two values are the private key, and must not be made public. We </text:p>
      <text:p text:style-name="Standard"/>
      <text:p text:style-name="Standard"/>
      <text:p text:style-name="Standard">10.1 The Rabin Cipher </text:p>
      <text:p text:style-name="Standard"/>
      <text:p text:style-name="Standard"/>
      <text:p text:style-name="Standard">183 </text:p>
      <text:p text:style-name="Standard"/>
      <text:p text:style-name="Standard"/>
      <text:p text:style-name="Standard">then compute n = 6911 • 6947 = 48010717. The value of n can be made known to anyone, </text:p>
      <text:p text:style-name="Standard">and in fact is necessary for encryption. </text:p>
      <text:p text:style-name="Standard"/>
      <text:p text:style-name="Standard">We wish to encipher the message </text:p>
      <text:p text:style-name="Standard"/>
      <text:p text:style-name="Standard">SHOOT NOW GEEK </text:p>
      <text:p text:style-name="Standard"/>
      <text:p text:style-name="Standard">which we will regroup into blocks of four letters each, </text:p>
      <text:p text:style-name="Standard"/>
      <text:p text:style-name="Standard">SHOO TNOW GEEK </text:p>
      <text:p text:style-name="Standard"/>
      <text:p text:style-name="Standard">then convert the characters into their numerical equivalents. Leading zeros are important: </text:p>
      <text:p text:style-name="Standard">18071414 19131422 06040410. </text:p>
      <text:p text:style-name="Standard"/>
      <text:p text:style-name="Standard">Notice that should our messages not be evenly divisible into blocks of size 4, we should </text:p>
      <text:p text:style-name="Standard">use some type of padding scheme. We proceed to encrypt the first block: </text:p>
      <text:p text:style-name="Standard"/>
      <text:p text:style-name="Standard">180714142 </text:p>
      <text:p text:style-name="Standard"/>
      <text:p text:style-name="Standard">= 1339280 (mod 48010717) </text:p>
      <text:p text:style-name="Standard"/>
      <text:p text:style-name="Standard">This residue is the first ciphertext block. The second block we encrypt as follows: </text:p>
      <text:p text:style-name="Standard"/>
      <text:p text:style-name="Standard">191314222 </text:p>
      <text:p text:style-name="Standard"/>
      <text:p text:style-name="Standard">= 22338923 (mod 48010717) </text:p>
      <text:p text:style-name="Standard"/>
      <text:p text:style-name="Standard">and the third as: </text:p>
      <text:p text:style-name="Standard"/>
      <text:p text:style-name="Standard">C ^ 60404102 </text:p>
      <text:p text:style-name="Standard"/>
      <text:p text:style-name="Standard">^ 40412478 (mod 48010717) </text:p>
      <text:p text:style-name="Standard"/>
      <text:p text:style-name="Standard">The transmitted enciphered message is the sequence of numbers </text:p>
      <text:p text:style-name="Standard">01339280 22338923 40412478. </text:p>
      <text:p text:style-name="Standard"/>
      <text:p text:style-name="Standard">Now, if you have done the job right and haven’t told anyone about the two secret num- </text:p>
      <text:p text:style-name="Standard">bers, p = 6911, and q = 6947, you should be the only individual able to decrypt. (Of course, </text:p>
      <text:p text:style-name="Standard">in this example, n = 48010717 is easily factorable into n = 6911 • 6947; in reality we would </text:p>
      <text:p text:style-name="Standard">use a much larger block size, and much larger primes.) To decrypt the first enciphered block, </text:p>
      <text:p text:style-name="Standard">you must solve the congruence </text:p>
      <text:p text:style-name="Standard"/>
      <text:p text:style-name="Standard">1339280 = p2 48010717) </text:p>
      <text:p text:style-name="Standard"><text:soft-page-break/></text:p>
      <text:p text:style-name="Standard">for P. Using the Chinese Remainder Theorem, we derive the four roots </text:p>
      <text:p text:style-name="Standard">^ p ^ 18071414 (mod 48010717) </text:p>
      <text:p text:style-name="Standard">p ^ 16274554 (mod 48010717) </text:p>
      <text:p text:style-name="Standard"/>
      <text:p text:style-name="Standard">P = 29939303 (mod 48010717) </text:p>
      <text:p text:style-name="Standard"/>
      <text:p text:style-name="Standard">P = 31736163 (mod 48010717). </text:p>
      <text:p text:style-name="Standard"/>
      <text:p text:style-name="Standard"/>
      <text:p text:style-name="Standard"/>
      <text:p text:style-name="Standard">184 </text:p>
      <text:p text:style-name="Standard"/>
      <text:p text:style-name="Standard"/>
      <text:p text:style-name="Standard">Chapter 10 Quadratic Ciphers </text:p>
      <text:p text:style-name="Standard"/>
      <text:p text:style-name="Standard"/>
      <text:p text:style-name="Standard">The correct root is marked. We decrypt the second block by solving </text:p>
      <text:p text:style-name="Standard">22338920 = (mod 48010717) </text:p>
      <text:p text:style-name="Standard"/>
      <text:p text:style-name="Standard">for P. We get the following roots, with the correct one again marked: </text:p>
      <text:p text:style-name="Standard"/>
      <text:p text:style-name="Standard">p ^ 39784853 (mod 48010717) </text:p>
      <text:p text:style-name="Standard"/>
      <text:p text:style-name="Standard">P ^ 28879295 (mod 48010717) </text:p>
      <text:p text:style-name="Standard"/>
      <text:p text:style-name="Standard">P = 8225864 (mod 48010717) </text:p>
      <text:p text:style-name="Standard"/>
      <text:p text:style-name="Standard">^ P^ 19131422 (mod 48010717). </text:p>
      <text:p text:style-name="Standard"/>
      <text:p text:style-name="Standard">We solve this third congruence </text:p>
      <text:p text:style-name="Standard"/>
      <text:p text:style-name="Standard">40412478 = P^ (mod 48010717) </text:p>
      <text:p text:style-name="Standard">for P to decrypt the third block. The roots we obtain are: </text:p>
      <text:p text:style-name="Standard"/>
      <text:p text:style-name="Standard">p ^ 36711428 (mod 48010717) </text:p>
      <text:p text:style-name="Standard"/>
      <text:p text:style-name="Standard">^ p^ 6040410 (mod 48010717) </text:p>
      <text:p text:style-name="Standard"/>
      <text:p text:style-name="Standard">P ^ 11299289 (mod 48010717) </text:p>
      <text:p text:style-name="Standard">p ^ 41970307 (mod 48010717). </text:p>
      <text:p text:style-name="Standard"/>
      <text:p text:style-name="Standard">You can surely see the problem of deciding between four roots during decryption. In this </text:p>
      <text:p text:style-name="Standard">case, deciding was easy because of our alphabet (no character &gt; 26). In general, how do we </text:p>
      <text:p text:style-name="Standard">know which solution for P is the correct one? The answer is, if we didn’t write the message, </text:p>
      <text:p text:style-name="Standard">we don’t know. The correct root may be any of the four roots, and there is no way of know- </text:p>
      <text:p text:style-name="Standard">ing in advance which one it will be. This poses a problem for this cryptosystem: What if two </text:p>
      <text:p text:style-name="Standard">(or more) roots could both be construed as a valid message? One solution may be to tag the </text:p>
      <text:p text:style-name="Standard">blocks with special character(s) which do not otherwise appear in the messages. For instance, </text:p>
      <text:p text:style-name="Standard">in our example we use only the characters A = 00 through Z = 25; we could use the num- </text:p>
      <text:p text:style-name="Standard">ber 26 to tag the beginning of each block, as in: </text:p>
      <text:p text:style-name="Standard"/>
      <text:p text:style-name="Standard"><text:soft-page-break/>SHOO TNO’W GEEK </text:p>
      <text:p text:style-name="Standard">converts to </text:p>
      <text:p text:style-name="Standard"/>
      <text:p text:style-name="Standard">28705651 20676817 47296051. </text:p>
      <text:p text:style-name="Standard"/>
      <text:p text:style-name="Standard">Now, in front of each block, we place the tag, 26: </text:p>
      <text:p text:style-name="Standard"/>
      <text:p text:style-name="Standard">2628705651 2620676817 2647296051 </text:p>
      <text:p text:style-name="Standard"/>
      <text:p text:style-name="Standard">and encipher this message. Thus, the block size of the enciphered message is greater than </text:p>
      <text:p text:style-name="Standard">that of the plaintext. This is not a problem; many cipher systems exhibit different plain- </text:p>
      <text:p text:style-name="Standard">text/ciphertext block sizes. When we decrypt, the tags will reappear, which we then remove </text:p>
      <text:p text:style-name="Standard">from the message and convert back to characters. Similar tagging schemes can be used for </text:p>
      <text:p text:style-name="Standard">messages that use ASCII character encoding and Unicode. You should remember that some </text:p>
      <text:p text:style-name="Standard">messages, however, are not text at all, but may be any type of binary stream whatsoever. </text:p>
      <text:p text:style-name="Standard"/>
      <text:p text:style-name="Standard"/>
      <text:p text:style-name="Standard"/>
      <text:p text:style-name="Standard">10.2 Weaknesses of the Rabin Cipher 185 </text:p>
      <text:p text:style-name="Standard"/>
      <text:p text:style-name="Standard"/>
      <text:p text:style-name="Standard">Careful planning is necessary to ensure that a tagging scheme will work properly; that is, </text:p>
      <text:p text:style-name="Standard">will not cause confusion on the receiving end. We will soon discuss a type of tagging which </text:p>
      <text:p text:style-name="Standard">is most often employed with Rabin cipher implementations. </text:p>
      <text:p text:style-name="Standard"/>
      <text:p text:style-name="Standard"/>
      <text:p text:style-name="Standard">We actually have been rather presumptuous throughout this chapter, and we should cor- </text:p>
      <text:p text:style-name="Standard">rect this now. The Rabin cipher says both primes p and q must be of the form 4k H- 3. A nat- </text:p>
      <text:p text:style-name="Standard">ural question to ask now is, “OK, we know there are infinitely many primes, but are there </text:p>
      <text:p text:style-name="Standard">infinitely many primes of the form Ak + 3?” This is important because we must be able to </text:p>
      <text:p text:style-name="Standard">freely select such primes for this cipher. But what if such primes eventually “run out,” and </text:p>
      <text:p text:style-name="Standard">we are left only with primes of the form 4A: H- 1 ? The next result assures us that this does not </text:p>
      <text:p text:style-name="Standard">happen. </text:p>
      <text:p text:style-name="Standard"/>
      <text:p text:style-name="Standard">PROPOSITION 33 There are infinitely many primes of the form 4k H- 3. </text:p>
      <text:p text:style-name="Standard"/>
      <text:p text:style-name="Standard">Proof. First note that if we have any two integers both of the form 4k H- 1 , their product </text:p>
      <text:p text:style-name="Standard">is also of the form 4k H- 1 , since if m = 4j + 1 and n = 4; H- 1 we have </text:p>
      <text:p text:style-name="Standard"/>
      <text:p text:style-name="Standard">mn = (4j + 1)(4; -I- 1) = 16ji + 4i + 4j + I = 4(4/7 + i+j) + 1. (*) </text:p>
      <text:p text:style-name="Standard"/>
      <text:p text:style-name="Standard">Hence, mn is also of the form 4k H- 1 (where k here is equal to 4ji + i + j). Given this, we </text:p>
      <text:p text:style-name="Standard">now assume there are finitely many primes congruent to 3 modulo 4. Thus, we can list them </text:p>
      <text:p text:style-name="Standard">in a finite sequence starting with the smallest prime congruent to 3 modulo 4, and pro- </text:p>
      <text:p text:style-name="Standard">gressing through them in order to the largest, say pg = 3,pi = 1 ,P 2 = 1 1 . • ■ ■ &gt; Fn- Now, con- </text:p>
      <text:p text:style-name="Standard">sider the integer </text:p>
      <text:p text:style-name="Standard"/>
      <text:p text:style-name="Standard">N=4p^2-- ■Pn + ^ </text:p>
      <text:p text:style-name="Standard"/>
      <text:p text:style-name="Standard">which must contain a prime factor of the form 4k H- 3, for if not, its prime factors would all be </text:p>
      <text:p text:style-name="Standard">congruent to 1 modulo 4, and hence their product N would also be congruent to 1 modulo 4, a </text:p>
      <text:p text:style-name="Standard">contradiction. However, now note that 3 T A; for if 3IA, we also have 3I(A — 3) = 4p^2 ■ ■ ■ Pm </text:p>
      <text:p text:style-name="Standard"><text:soft-page-break/>another contradiction (since Pq = 3 does not appear in the sequence 4pj)2 - ■ ■ Pn)- Likewise, none </text:p>
      <text:p text:style-name="Standard">of the other primes p, (1 &lt; i &lt; n) divides N, since if we have some p^lN, we then also have pi\{N </text:p>
      <text:p text:style-name="Standard">— 4pj}2 - ■ ■ Pn) = 3, which is ridiculous because all of the primes pi(i=l,2, . . . , n) are larger </text:p>
      <text:p text:style-name="Standard">than 3. Since no prime of the form 4k H- 3 in the list p^, p 2 , ... ,p„ can divide N, and N must </text:p>
      <text:p text:style-name="Standard">have such a prime as a factor, we can only conclude that our assumption is incorrect. There must </text:p>
      <text:p text:style-name="Standard">be infinitely many primes congruent to 3 modulo 4. ■ </text:p>
      <text:p text:style-name="Standard"/>
      <text:p text:style-name="Standard">.2 WEAKNESSES OF THE RABIN CIPHER </text:p>
      <text:p text:style-name="Standard"/>
      <text:p text:style-name="Standard">The Rabin cipher is quite secure, provided the proper precautions are taken. (Of course, the </text:p>
      <text:p text:style-name="Standard">necessity of taking the proper precautions is true of any cipher.) As presented here, the Rabin </text:p>
      <text:p text:style-name="Standard">cipher has certain weaknesses which can be exploited. We describe these weaknesses below. </text:p>
      <text:p text:style-name="Standard"/>
      <text:p text:style-name="Standard">Chosen Ciphertext Attack A chosen ciphertext attack is when an adversary has </text:p>
      <text:p text:style-name="Standard">the ability to pass a single ciphertext message (of his choice) through an individual’s </text:p>
      <text:p text:style-name="Standard">decryption machine. The adversary may even have access to the decryption machine </text:p>
      <text:p text:style-name="Standard"/>
      <text:p text:style-name="Standard"/>
      <text:p text:style-name="Standard">186 Chapter 10 Quadratic Ciphers </text:p>
      <text:p text:style-name="Standard"/>
      <text:p text:style-name="Standard"/>
      <text:p text:style-name="Standard">himself, but this does not necessarily mean he has access to the private key; these values </text:p>
      <text:p text:style-name="Standard">may be secured inside the hardware in such a way that their retrieval by unauthorized </text:p>
      <text:p text:style-name="Standard">means is not possible. </text:p>
      <text:p text:style-name="Standard"/>
      <text:p text:style-name="Standard">Suppose the Rabin decryption machine returns all 4 plaintext message values, and leaves </text:p>
      <text:p text:style-name="Standard">it up to the application to decide which message is correct. If the Rabin decryption machine </text:p>
      <text:p text:style-name="Standard">works this way, the analyst can factor n. To see this, suppose the analyst chooses a random </text:p>
      <text:p text:style-name="Standard">integer, say z, and encrypts it using the public key value n: </text:p>
      <text:p text:style-name="Standard"/>
      <text:p text:style-name="Standard">C = (mod n). </text:p>
      <text:p text:style-name="Standard"/>
      <text:p text:style-name="Standard">He then runs this ciphertext C back through the decryption machine, and receives 4 mes- </text:p>
      <text:p text:style-name="Standard">sages in return. One of the returned values will be congruent to z modulo n, and another will </text:p>
      <text:p text:style-name="Standard">be congruent to — z modulo n. However, the other 2 roots, say r and r', are congruent to nei- </text:p>
      <text:p text:style-name="Standard">ther z nor — z modulo n. Take either root, say r; he can derive one of the prime factors of n </text:p>
      <text:p text:style-name="Standard">by simply noting that since z ^ r (mod n), n -X {z — r), and so </text:p>
      <text:p text:style-name="Standard"/>
      <text:p text:style-name="Standard">(z — r,n)^ n. </text:p>
      <text:p text:style-name="Standard"/>
      <text:p text:style-name="Standard">But if he can also show that z — r and n are not relatively prime, he will then have found </text:p>
      <text:p text:style-name="Standard">a nontrivial divisor of n\ that is, p or q. He can do this in the following way; note that n can- </text:p>
      <text:p text:style-name="Standard">not divide z + r = z — (—r) since z^ —r (mod n). Hence, n divides neither z + r nor z — r. </text:p>
      <text:p text:style-name="Standard">However, since z^ = (mod n) he has </text:p>
      <text:p text:style-name="Standard"/>
      <text:p text:style-name="Standard">n I (z^ - r^), or n I (z H- r)(z - r) </text:p>
      <text:p text:style-name="Standard"/>
      <text:p text:style-name="Standard">which implies n is not relatively prime to z ~ r. Thus, (z — r, n) yields a nontrivial divisor </text:p>
      <text:p text:style-name="Standard">of n\ namely, p or q. </text:p>
      <text:p text:style-name="Standard"/>
      <text:p text:style-name="Standard"/>
      <text:p text:style-name="Standard">AMPLE. Here we show a chosen ciphertext attack on Rabin. The adversary does not know </text:p>
      <text:p text:style-name="Standard"><text:soft-page-break/>the first two values p and q listed here; she only knows n, the product of p and q. She sub- </text:p>
      <text:p text:style-name="Standard">mits a message m to the decryption machine and gets four roots: Xj, X 2 , x^, and X 4 . She is inter- </text:p>
      <text:p text:style-name="Standard">ested only in a root congruent to neither m nor —m modulo n. The first root, Xj, is such a </text:p>
      <text:p text:style-name="Standard">root. She calculates {m — Xi, n), and in this case, obtains the factor q. She then derives p by </text:p>
      <text:p text:style-name="Standard">taking p = n/q. </text:p>
      <text:p text:style-name="Standard"/>
      <text:p text:style-name="Standard">p is unknown to adversary: </text:p>
      <text:p text:style-name="Standard"/>
      <text:p text:style-name="Standard">P = </text:p>
      <text:p text:style-name="Standard"/>
      <text:p text:style-name="Standard">179769313486231590772930519078902473361797697894230657273430081157732675 </text:p>
      <text:p text:style-name="Standard"/>
      <text:p text:style-name="Standard">805500963132708477322407536021120113879871393357658789768814416622492847 </text:p>
      <text:p text:style-name="Standard"/>
      <text:p text:style-name="Standard">430639474124377767893424865485276302219601246094119453082952085005768838 </text:p>
      <text:p text:style-name="Standard"/>
      <text:p text:style-name="Standard">150682342462881473913110540827237163350510684586298239947245938479716304 </text:p>
      <text:p text:style-name="Standard"/>
      <text:p text:style-name="Standard">835356329624224137859 </text:p>
      <text:p text:style-name="Standard"/>
      <text:p text:style-name="Standard">q is unknown to adversary: </text:p>
      <text:p text:style-name="Standard"/>
      <text:p text:style-name="Standard">q = </text:p>
      <text:p text:style-name="Standard"/>
      <text:p text:style-name="Standard">359538626972463181545861038157804946723595395788461314546860162315465351 </text:p>
      <text:p text:style-name="Standard"/>
      <text:p text:style-name="Standard">611001926265416954644815072042240227759742786715317579537628833244985694 </text:p>
      <text:p text:style-name="Standard"/>
      <text:p text:style-name="Standard"/>
      <text:p text:style-name="Standard">10.2 Weaknesses of the Rabin Cipher 187 </text:p>
      <text:p text:style-name="Standard"/>
      <text:p text:style-name="Standard">861278948248755535786849730970552604439202492188238906165904170011537676 </text:p>
      <text:p text:style-name="Standard">30136468492576294782622 1 08 1 65447432670 1 02 136917259647989449 1 876959432609 </text:p>
      <text:p text:style-name="Standard">6707 1 2659248448276687 </text:p>
      <text:p text:style-name="Standard"/>
      <text:p text:style-name="Standard">n=pq is public: </text:p>
      <text:p text:style-name="Standard"/>
      <text:p text:style-name="Standard"/>
      <text:p text:style-name="Standard">n = </text:p>
      <text:p text:style-name="Standard"/>
      <text:p text:style-name="Standard">646340121426220146014297533773399039208882053394309680642606908550493102 </text:p>
      <text:p text:style-name="Standard">777357817863944028230458269273774359218437960389882391183009818421901763 </text:p>
      <text:p text:style-name="Standard">047728965662412617547346019921835003955007793042135921152767681351365535 </text:p>
      <text:p text:style-name="Standard">844372852395123236761886769523409411632917040726100857751517830821316172 </text:p>
      <text:p text:style-name="Standard">151047982478607716803918058340827477683169176315227971638380003141234015 </text:p>
      <text:p text:style-name="Standard">213715286981934574126958310812212353843734392842382104560615275941849712 </text:p>
      <text:p text:style-name="Standard">736764525520559801471208444488841303619868703237828364738114662819239227 </text:p>
      <text:p text:style-name="Standard">238184943188233259835607113670605755573747578481214665113626049865412769 </text:p>
      <text:p text:style-name="Standard">4383482536657973 1 809108470421496863793 1 33 . </text:p>
      <text:p text:style-name="Standard"/>
      <text:p text:style-name="Standard">Here is the bogus plaintext message that the adversary creates: </text:p>
      <text:p text:style-name="Standard"/>
      <text:p text:style-name="Standard"><text:soft-page-break/></text:p>
      <text:p text:style-name="Standard">m = </text:p>
      <text:p text:style-name="Standard"/>
      <text:p text:style-name="Standard">327562836508236509237590237590823750923875098275908237590827359082375908 </text:p>
      <text:p text:style-name="Standard"/>
      <text:p text:style-name="Standard">723095873209875093285790328750932875093248750983275098327509832759082375 </text:p>
      <text:p text:style-name="Standard"/>
      <text:p text:style-name="Standard">098370957309287509328750923858723658972365892365930275094327590342857326 </text:p>
      <text:p text:style-name="Standard"/>
      <text:p text:style-name="Standard">589726598235698236598235689265892365095780936723985689236598236598236598 </text:p>
      <text:p text:style-name="Standard"/>
      <text:p text:style-name="Standard">236598236598256982569823569826539823659826985273209568923658923793286598 </text:p>
      <text:p text:style-name="Standard"/>
      <text:p text:style-name="Standard">2365982365987263986598236589726895698236598236598723658972 . </text:p>
      <text:p text:style-name="Standard"/>
      <text:p text:style-name="Standard">The adversary computes the ciphertext by squaring the plaintext modulo n, and submits </text:p>
      <text:p text:style-name="Standard">this to the decryption machine: </text:p>
      <text:p text:style-name="Standard"/>
      <text:p text:style-name="Standard">C = </text:p>
      <text:p text:style-name="Standard"/>
      <text:p text:style-name="Standard">633117525812174963141726511411569613510692954921413433904834216758854296 </text:p>
      <text:p text:style-name="Standard">633124876624725803389226024659872532640785232933916621224271521661591779 </text:p>
      <text:p text:style-name="Standard">805056806132874825319189837524810853175640040181499810175228697753511769 </text:p>
      <text:p text:style-name="Standard">733199644184786773309701377090720855844334771741032864292654831554262834 </text:p>
      <text:p text:style-name="Standard">830106099159752454122074338825214233151941406426968586422774039868803500 </text:p>
      <text:p text:style-name="Standard">958440877983431882318911204475101540253926424708618519209984525553968321 </text:p>
      <text:p text:style-name="Standard">269537413569633044293116969006410634311794364957784418800457585030758560 </text:p>
      <text:p text:style-name="Standard">064753995190942293115578955198138212298271399040518748965782046565242764 </text:p>
      <text:p text:style-name="Standard">022 176873403735774342 1 7 1 96605 1 68494458628 . </text:p>
      <text:p text:style-name="Standard"/>
      <text:p text:style-name="Standard">The decryption machine calculates and returns four roots to the adversary (knowing p and </text:p>
      <text:p text:style-name="Standard">q you should be able to do this yourself and verify these calculations): </text:p>
      <text:p text:style-name="Standard"/>
      <text:p text:style-name="Standard"/>
      <text:p text:style-name="Standard">^ 1 = </text:p>
      <text:p text:style-name="Standard"/>
      <text:p text:style-name="Standard">136581210291743377386869067901142217233939214683424267658172999911458881 </text:p>
      <text:p text:style-name="Standard"/>
      <text:p text:style-name="Standard"/>
      <text:p text:style-name="Standard"/>
      <text:p text:style-name="Standard">188 </text:p>
      <text:p text:style-name="Standard"/>
      <text:p text:style-name="Standard"/>
      <text:p text:style-name="Standard">Chapter 10 Quadratic Ciphers </text:p>
      <text:p text:style-name="Standard"/>
      <text:p text:style-name="Standard"/>
      <text:p text:style-name="Standard">101371791334898587390563770149554181160653931381289940174632065720864984 </text:p>
      <text:p text:style-name="Standard">1 6070571705314011152928769000337192325260392980183091752907203 1 239306598 </text:p>
      <text:p text:style-name="Standard">040700753365794505657513929226515691686332665760750657196364168456902823 </text:p>
      <text:p text:style-name="Standard">203050625077910855586397879032295214458991406870906366079175118986933410 </text:p>
      <text:p text:style-name="Standard">93723894495064925648985272373453897 1811075264323 866647349340 157867181964 </text:p>
      <text:p text:style-name="Standard">926088594958034247340186513722802386107673559315549871858881556554492677 </text:p>
      <text:p text:style-name="Standard"><text:soft-page-break/>028840739965027 1 67600998 10207722 110516129854911652071 87079372969 1 2 1 66955 </text:p>
      <text:p text:style-name="Standard">06923066755098517382626285867590850161814 </text:p>
      <text:p text:style-name="Standard"/>
      <text:p text:style-name="Standard"/>
      <text:p text:style-name="Standard">-«2 = </text:p>
      <text:p text:style-name="Standard"/>
      <text:p text:style-name="Standard">646340121426220146014297533773399039208882053394309680642606908550493102 </text:p>
      <text:p text:style-name="Standard"/>
      <text:p text:style-name="Standard">777357817863944028230458269273774359218437960389882391183009818421901763 </text:p>
      <text:p text:style-name="Standard"/>
      <text:p text:style-name="Standard">047728965662412617547346019921835003955007793042135921120011397700541884 </text:p>
      <text:p text:style-name="Standard"/>
      <text:p text:style-name="Standard">920613828636040861669499259695818587873834304817863266879208243500328662 </text:p>
      <text:p text:style-name="Standard"/>
      <text:p text:style-name="Standard">822468949603514429294593183242499967850418193039319734128542907410305264 </text:p>
      <text:p text:style-name="Standard"/>
      <text:p text:style-name="Standard">280840194596062208229721721575619326334301633808096371901642616118279889 </text:p>
      <text:p text:style-name="Standard"/>
      <text:p text:style-name="Standard">076940956593970564961630350816442734696208879578004704914454839159413528 </text:p>
      <text:p text:style-name="Standard"/>
      <text:p text:style-name="Standard">981202586205579277469624415143284798681381686101886005289966226205540129 </text:p>
      <text:p text:style-name="Standard"/>
      <text:p text:style-name="Standard">57236588776852836110871872184898140134161 </text:p>
      <text:p text:style-name="Standard"/>
      <text:p text:style-name="Standard"/>
      <text:p text:style-name="Standard">^3 = </text:p>
      <text:p text:style-name="Standard"/>
      <text:p text:style-name="Standard">509758911134476768627428465872256821974942838710885412984433908639034221 </text:p>
      <text:p text:style-name="Standard">675986026529045440839894499124220178057784029008592451008377752701036778 </text:p>
      <text:p text:style-name="Standard">8870232486092725060180583299 1 8463080702403863240305003623695650112058937 </text:p>
      <text:p text:style-name="Standard">803672099029328731104372840296893719946584374965350200555153662364413348 </text:p>
      <text:p text:style-name="Standard">947997357400696861217520179308532263224177769444321605559204884154300604 </text:p>
      <text:p text:style-name="Standard">276476342031285317637105587077673382032659128518515457211275118074667747 </text:p>
      <text:p text:style-name="Standard">810675930562525554131021930766038917512195143922278492879233106264746550 </text:p>
      <text:p text:style-name="Standard">209344203223206092234609011593384650412449029364693946405688752953245814 </text:p>
      <text:p text:style-name="Standard">36911758611481214426482184553906013631319 </text:p>
      <text:p text:style-name="Standard"/>
      <text:p text:style-name="Standard"/>
      <text:p text:style-name="Standard">X4 = </text:p>
      <text:p text:style-name="Standard"/>
      <text:p text:style-name="Standard">327562836508236509237590237590823750923875098275908237590827359082375908 </text:p>
      <text:p text:style-name="Standard"/>
      <text:p text:style-name="Standard">723095873209875093285790328750932875093248750983275098327509832759082375 </text:p>
      <text:p text:style-name="Standard"/>
      <text:p text:style-name="Standard">098370957309287509328750923858723658972365892365930275094327590342857326 </text:p>
      <text:p text:style-name="Standard"/>
      <text:p text:style-name="Standard">589726598235698236598235689265892365095780936723985689236598236598236598 </text:p>
      <text:p text:style-name="Standard"/>
      <text:p text:style-name="Standard">236598236598256982569823569826539823659826985273209568923658923793286598 </text:p>
      <text:p text:style-name="Standard"/>
      <text:p text:style-name="Standard">2365982365987263986598236589726895698236598236598723658972 . </text:p>
      <text:p text:style-name="Standard"/>
      <text:p text:style-name="Standard"><text:soft-page-break/></text:p>
      <text:p text:style-name="Standard">Two of these roots will yield a nontrivial divisor of n. We begin with Xi by calculating </text:p>
      <text:p text:style-name="Standard">(m — Xi, n). </text:p>
      <text:p text:style-name="Standard"/>
      <text:p text:style-name="Standard"/>
      <text:p text:style-name="Standard"/>
      <text:p text:style-name="Standard">10.2 Weaknesses of the Rabin Cipher 189 </text:p>
      <text:p text:style-name="Standard"/>
      <text:p text:style-name="Standard"/>
      <text:p text:style-name="Standard">(m — Xj, n) = </text:p>
      <text:p text:style-name="Standard"/>
      <text:p text:style-name="Standard">359538626972463181545861038157804946723595395788461314546860162315465351 </text:p>
      <text:p text:style-name="Standard">611001926265416954644815072042240227759742786715317579537628833244985694 </text:p>
      <text:p text:style-name="Standard">861278948248755535786849730970552604439202492188238906165904170011537676 </text:p>
      <text:p text:style-name="Standard">30136468492576294782622 1 08 1 65447432670 1021369 17259647989449 1 876959432609 </text:p>
      <text:p text:style-name="Standard">670712659248448276687. </text:p>
      <text:p text:style-name="Standard"/>
      <text:p text:style-name="Standard">This is certainly not a trivial divisor of n. We have found one of its prime factors, and in </text:p>
      <text:p text:style-name="Standard">this case, we found q. To find p, the adversary simply divides nhy q (of course). </text:p>
      <text:p text:style-name="Standard"/>
      <text:p text:style-name="Standard"/>
      <text:p text:style-name="Standard">p = nlq = </text:p>
      <text:p text:style-name="Standard"/>
      <text:p text:style-name="Standard">179769313486231590772930519078902473361797697894230657273430081157732675 </text:p>
      <text:p text:style-name="Standard"/>
      <text:p text:style-name="Standard">805500963132708477322407536021120113879871393357658789768814416622492847 </text:p>
      <text:p text:style-name="Standard"/>
      <text:p text:style-name="Standard">430639474124377767893424865485276302219601246094119453082952085005768838 </text:p>
      <text:p text:style-name="Standard"/>
      <text:p text:style-name="Standard">150682342462881473913110540827237163350510684586298239947245938479716304 </text:p>
      <text:p text:style-name="Standard"/>
      <text:p text:style-name="Standard">835356329624224137859. </text:p>
      <text:p text:style-name="Standard"/>
      <text:p text:style-name="Standard"/>
      <text:p text:style-name="Standard">You will be asked to write a program to execute such attacks in Java. A slight modifica- </text:p>
      <text:p text:style-name="Standard">tion to the chosen ciphertext attack yields the adaptive chosen ciphertext attack, described </text:p>
      <text:p text:style-name="Standard">below. </text:p>
      <text:p text:style-name="Standard"/>
      <text:p text:style-name="Standard">Homomorphic Property — Adaptive Chosen Ciphertext Attack Note that </text:p>
      <text:p text:style-name="Standard">the Rabin cipher has the following behavior: If we encrypt a plaintext message P to C, note </text:p>
      <text:p text:style-name="Standard">that if we separate P into 2 parts, say m and m*, which individually encrypt to c and c*, </text:p>
      <text:p text:style-name="Standard">respectively, we have </text:p>
      <text:p text:style-name="Standard"/>
      <text:p text:style-name="Standard">P^ = = cc* = C (mod n). </text:p>
      <text:p text:style-name="Standard"/>
      <text:p text:style-name="Standard">This is referred to as the homomorphic property of the Rabin transformation. This can </text:p>
      <text:p text:style-name="Standard">be exploited to employ an adaptive chosen ciphertext attack on this cipher. This attack is </text:p>
      <text:p text:style-name="Standard">when a cryptanalyst has access to the decryption machine, as in the chosen ciphertext attack, </text:p>
      <text:p text:style-name="Standard">but does not have total freedom to choose any message. That is, suppose the analyst chooses </text:p>
      <text:p text:style-name="Standard">an integer z and computes </text:p>
      <text:p text:style-name="Standard"/>
      <text:p text:style-name="Standard">C = (mod n), </text:p>
      <text:p text:style-name="Standard"><text:soft-page-break/></text:p>
      <text:p text:style-name="Standard">but the decryption machine has been instructed to reject this message. The analyst must </text:p>
      <text:p text:style-name="Standard">then “adapt” by trying to disguise the message C as another message. She can do this by </text:p>
      <text:p text:style-name="Standard">selecting a random integer x relatively prime to n, and then computing </text:p>
      <text:p text:style-name="Standard"/>
      <text:p text:style-name="Standard">C* = Cx^ (mod n) </text:p>
      <text:p text:style-name="Standard"/>
      <text:p text:style-name="Standard">and submitting the message C* to the decryption machine. Now, note that </text:p>
      <text:p text:style-name="Standard"/>
      <text:p text:style-name="Standard">Cx^ = zV = (zxf (mod n) </text:p>
      <text:p text:style-name="Standard">by the homomorphic property, and so </text:p>
      <text:p text:style-name="Standard"/>
      <text:p text:style-name="Standard">C* = (zx)^ (mod n). </text:p>
      <text:p text:style-name="Standard"/>
      <text:p text:style-name="Standard"/>
      <text:p text:style-name="Standard">190 Chapter 10 Quadratic Ciphers </text:p>
      <text:p text:style-name="Standard"/>
      <text:p text:style-name="Standard"/>
      <text:p text:style-name="Standard">Thus, the decryption machine will return 4 square roots modulo n of C*, say S 2 , </text:p>
      <text:p text:style-name="Standard"/>
      <text:p text:style-name="Standard">Sn- One of these 4 values will be congruent to zx modulo n, and another will be congruent </text:p>
      <text:p text:style-name="Standard">to —zx modulo n. However, the remaining 2 roots will be congruent to neither zx nor —zx </text:p>
      <text:p text:style-name="Standard">modulo n. Choose one from the latter category, say and compute Six' where x' is an </text:p>
      <text:p text:style-name="Standard">inverse of x modulo n. This value s,x' is congruent to neither z nor — z modulo n, and can </text:p>
      <text:p text:style-name="Standard">be used in the same manner as the chosen ciphertext attack described previously to obtain </text:p>
      <text:p text:style-name="Standard">a prime factor of n. </text:p>
      <text:p text:style-name="Standard"/>
      <text:p text:style-name="Standard">Redundancy One solution to the chosen ciphertext problem and the adaptive chosen </text:p>
      <text:p text:style-name="Standard">ciphertext problem is to ensure that the decryption machine returns only the correct plain- </text:p>
      <text:p text:style-name="Standard">text message and withholds the other 3 roots. We can do this by padding with redundancy. </text:p>
      <text:p text:style-name="Standard">For example, we can pad each block with 8 characters, where these characters are the first </text:p>
      <text:p text:style-name="Standard">8 characters of that block. Using this, the decryption machine will be able to distinguish the </text:p>
      <text:p text:style-name="Standard">correct root from the other roots, as (with very high probability) only one root will possess </text:p>
      <text:p text:style-name="Standard">the required redundancy. </text:p>
      <text:p text:style-name="Standard"/>
      <text:p text:style-name="Standard">Another form of redundancy is to append a “digest” of each block. A digest, in this case, </text:p>
      <text:p text:style-name="Standard">is a fixed-size compressed version of the block. See Chapter 16 on cryptographic applica- </text:p>
      <text:p text:style-name="Standard">tions for more information about message digests/hashes. </text:p>
      <text:p text:style-name="Standard"/>
      <text:p text:style-name="Standard">Now, if an adversary computes an enciphered message from some random plaintext mes- </text:p>
      <text:p text:style-name="Standard">sage z to the decryption machine, it will only return the correct root z, giving him no new </text:p>
      <text:p text:style-name="Standard">information. This is also the case even if he attempts to disguise the message in the manner </text:p>
      <text:p text:style-name="Standard">described using an adaptive chosen plaintext attack. </text:p>
      <text:p text:style-name="Standard"/>
      <text:p text:style-name="Standard">Weak Primes If the primes p and q for the Rabin cipher are not chosen carefully, the </text:p>
      <text:p text:style-name="Standard">Pollard p — I method can be used to factor n (see Chapter 12 on factorization techniques). </text:p>
      <text:p text:style-name="Standard">Specifically, p (also q) must be chosen so that p — 1 does not consist entirely of small fac- </text:p>
      <text:p text:style-name="Standard">tors. </text:p>
      <text:p text:style-name="Standard"/>
      <text:p text:style-name="Standard">For example, consider the prime p = 10888869450418352160768000001 = 27! -H 1. Then </text:p>
      <text:p text:style-name="Standard">p — 1 = 271, and so the largest factor of p — 1 is 27 — a very small integer when compared </text:p>
      <text:p text:style-name="Standard">to p. The Pollard p — 1 method of factorization uses this fact to find the prime p. One solu- </text:p>
      <text:p text:style-name="Standard"><text:soft-page-break/>tion to this problem is to choose p so that p = 2t+ 1, where t is prime. Then we have p — 1 </text:p>
      <text:p text:style-name="Standard">= 2t, and so p — 1 has a large prime factor, namely t. </text:p>
      <text:p text:style-name="Standard"/>
      <text:p text:style-name="Standard">For similar reasons, we also want to avoid primes p such that pH-1 consists entirely of </text:p>
      <text:p text:style-name="Standard">small factors. When we generate primes with the intent of avoiding these weaknesses to </text:p>
      <text:p text:style-name="Standard">factoring methods, we call such primes strong primes. </text:p>
      <text:p text:style-name="Standard"/>
      <text:p text:style-name="Standard">10.3 STRONG PRIMES </text:p>
      <text:p text:style-name="Standard"/>
      <text:p text:style-name="Standard"/>
      <text:p text:style-name="Standard">Definition </text:p>
      <text:p text:style-name="Standard"/>
      <text:p text:style-name="Standard">A prime number p is said to be a strong prime if integers r, s, and t exist such that: </text:p>
      <text:p text:style-name="Standard"/>
      <text:p text:style-name="Standard">(a) p — 1 has a large prime factor r </text:p>
      <text:p text:style-name="Standard"/>
      <text:p text:style-name="Standard">(b) p H- 1 has a large prime factor s </text:p>
      <text:p text:style-name="Standard"/>
      <text:p text:style-name="Standard">(c) r — 1 has a large prime factor t. </text:p>
      <text:p text:style-name="Standard"/>
      <text:p text:style-name="Standard"/>
      <text:p text:style-name="Standard"/>
      <text:p text:style-name="Standard">10.3 Strong Primes 191 </text:p>
      <text:p text:style-name="Standard"/>
      <text:p text:style-name="Standard"/>
      <text:p text:style-name="Standard">Prime Generator — Cordon's Algorithm This algorithm produces strong primes. </text:p>
      <text:p text:style-name="Standard">When we produce integers that are the product of large strong primes, these integers are </text:p>
      <text:p text:style-name="Standard">highly resistant to factoring methods. </text:p>
      <text:p text:style-name="Standard"/>
      <text:p text:style-name="Standard">1. Generate two large random primes s and f of approximately the same size. (Use an appro- </text:p>
      <text:p text:style-name="Standard">priate random number generator and primality test; see Chapter 1 1 on primality testing.) </text:p>
      <text:p text:style-name="Standard"/>
      <text:p text:style-name="Standard">2. Choose an integer i*, then find the first prime r = 2it+ 1, where i = i*, i* + I, i* + 2, . . . . </text:p>
      <text:p text:style-name="Standard"/>
      <text:p text:style-name="Standard">3. Compute z = the Inr of (mod r). </text:p>
      <text:p text:style-name="Standard"/>
      <text:p text:style-name="Standard">4. Calculate p* = 2zs — 1. </text:p>
      <text:p text:style-name="Standard"/>
      <text:p text:style-name="Standard">5. Choose an integer k*, then find the first prime p =p* + 2krs, where k = k*, k* + 1,^*H- </text:p>
      <text:p text:style-name="Standard"/>
      <text:p text:style-name="Standard">2, . . . . </text:p>
      <text:p text:style-name="Standard"/>
      <text:p text:style-name="Standard">6. /? is a strong prime. </text:p>
      <text:p text:style-name="Standard"/>
      <text:p text:style-name="Standard">To see that p is indeed a strong prime, note that by FLT we have 5 '“' = 1 (mod r). Thus, </text:p>
      <text:p text:style-name="Standard">p* = 2zs — 1 = - j— 1 = 2-1 — 1=1 (mod r), and </text:p>
      <text:p text:style-name="Standard"/>
      <text:p text:style-name="Standard">p* = 2zs — 1 = — 1 (mod i'). </text:p>
      <text:p text:style-name="Standard"/>
      <text:p text:style-name="Standard">This immediately gives us what we need: </text:p>
      <text:p text:style-name="Standard"/>
      <text:p text:style-name="Standard">(a)/7 — \ =p* + 2krs —1=0 (mod r)', ^ r = 2it H- 1 is a large prime factor ofp—\ </text:p>
      <text:p text:style-name="Standard"><text:soft-page-break/></text:p>
      <text:p text:style-name="Standard">{h)p + \ = p* + 2krs H- 1 = 0 (mod i'); ^ 5 is a large prime factor of p H- 1 </text:p>
      <text:p text:style-name="Standard">(c) r — 1 = 2it = 0 (mod t); ^ t is a large prime factor of r — 1. </text:p>
      <text:p text:style-name="Standard">and we establish that p is a strong prime. </text:p>
      <text:p text:style-name="Standard"/>
      <text:p text:style-name="Standard"/>
      <text:p text:style-name="Standard">HXAMPLE. The following demonstrates finding a strong prime using Gordon’s algorithm. First </text:p>
      <text:p text:style-name="Standard">we generate s and f, two primes of about the same size. </text:p>
      <text:p text:style-name="Standard"/>
      <text:p text:style-name="Standard">s = </text:p>
      <text:p text:style-name="Standard"/>
      <text:p text:style-name="Standard">649257745123755764564298232583183358105018398492925296182752230219795813 </text:p>
      <text:p text:style-name="Standard"/>
      <text:p text:style-name="Standard">315606717730413881037389513739598704819556327738654940708820981641744821 </text:p>
      <text:p text:style-name="Standard"/>
      <text:p text:style-name="Standard">701213543 </text:p>
      <text:p text:style-name="Standard"/>
      <text:p text:style-name="Standard">t = </text:p>
      <text:p text:style-name="Standard"/>
      <text:p text:style-name="Standard">4592298 1 635 193614540940767220687 1 372046265685062392744762039282823998800 </text:p>
      <text:p text:style-name="Standard">862208949389232433994508929505925943890562601701058936427954733705485851 </text:p>
      <text:p text:style-name="Standard">046387127 </text:p>
      <text:p text:style-name="Standard"/>
      <text:p text:style-name="Standard">Now, we look for the first prime r of the form 2it - 1 - 1, where i begins at 1. In this case, </text:p>
      <text:p text:style-name="Standard">we get: </text:p>
      <text:p text:style-name="Standard"/>
      <text:p text:style-name="Standard">r = </text:p>
      <text:p text:style-name="Standard"/>
      <text:p text:style-name="Standard">596998761257516989032229973868932783660145390581110568190651067671198441 </text:p>
      <text:p text:style-name="Standard"/>
      <text:p text:style-name="Standard">120871634206002164192861608357703727057731382211376617356341153817131606 </text:p>
      <text:p text:style-name="Standard"/>
      <text:p text:style-name="Standard">36030326511 </text:p>
      <text:p text:style-name="Standard"/>
      <text:p text:style-name="Standard"/>
      <text:p text:style-name="Standard">192 Chapter 10 Quadratic Ciphers </text:p>
      <text:p text:style-name="Standard"/>
      <text:p text:style-name="Standard"/>
      <text:p text:style-name="Standard">Now, we compute z, the Inr of ^ modulo r. </text:p>
      <text:p text:style-name="Standard"/>
      <text:p text:style-name="Standard"/>
      <text:p text:style-name="Standard">z = </text:p>
      <text:p text:style-name="Standard"/>
      <text:p text:style-name="Standard">665230492072090237201496662581252085144747143014640731643715847110536584 </text:p>
      <text:p text:style-name="Standard"/>
      <text:p text:style-name="Standard">592217084417720567412260139505217601163389933696724796030966764997614576 </text:p>
      <text:p text:style-name="Standard"/>
      <text:p text:style-name="Standard">5260549183 </text:p>
      <text:p text:style-name="Standard"/>
      <text:p text:style-name="Standard">We compute p* as 2zs — 1 : </text:p>
      <text:p text:style-name="Standard"/>
      <text:p text:style-name="Standard">p* = </text:p>
      <text:p text:style-name="Standard"><text:soft-page-break/></text:p>
      <text:p text:style-name="Standard">346084307903560664425684232051486131077315397498633595581688753937826631 </text:p>
      <text:p text:style-name="Standard"/>
      <text:p text:style-name="Standard">433322997849280623926140157753141972793817951619368163028361404889048627 </text:p>
      <text:p text:style-name="Standard"/>
      <text:p text:style-name="Standard">525470705306956391991968534559962944356650024630432157045548591633214550 </text:p>
      <text:p text:style-name="Standard"/>
      <text:p text:style-name="Standard">857822086145412115926942830031833676001801967113277394757571799217642094 </text:p>
      <text:p text:style-name="Standard"/>
      <text:p text:style-name="Standard">28697654507474370737 </text:p>
      <text:p text:style-name="Standard"/>
      <text:p text:style-name="Standard">We search now for the first prime p of the form p* + 2krs, where here k starts with the </text:p>
      <text:p text:style-name="Standard">value 1 . This yields a strong prime, and, in this case, we get: </text:p>
      <text:p text:style-name="Standard"/>
      <text:p text:style-name="Standard">P = </text:p>
      <text:p text:style-name="Standard"/>
      <text:p text:style-name="Standard">13685955099102335767423383775 1193444637 145211672745580838508211454534324 </text:p>
      <text:p text:style-name="Standard">823686210424604005719046718052981484190707562992713417956940416543355152 </text:p>
      <text:p text:style-name="Standard">315219159854859002395777579635185385039269578229009584384066590554210488 </text:p>
      <text:p text:style-name="Standard">182334714799737615710384650453125076807810092764555005612188062536100529 </text:p>
      <text:p text:style-name="Standard">7295821927389722 1 3 1 80427 </text:p>
      <text:p text:style-name="Standard"/>
      <text:p text:style-name="Standard"/>
      <text:p text:style-name="Standard">Java Aigorithm 1 have created a PrimeGenerator class for the purpose of generating </text:p>
      <text:p text:style-name="Standard">strong primes. One creates a PrimeGenerator object, then calls a getStrongPrime() method. </text:p>
      <text:p text:style-name="Standard">The primes generated by this method are of sufficient size and quality to thwart modern </text:p>
      <text:p text:style-name="Standard">factorization methods. </text:p>
      <text:p text:style-name="Standard"/>
      <text:p text:style-name="Standard">import j ava . security . * ; </text:p>
      <text:p text:style-name="Standard">import j ava . math . * ; </text:p>
      <text:p text:style-name="Standard">import j ava. util ; </text:p>
      <text:p text:style-name="Standard">public class PrimeGenerator { </text:p>
      <text:p text:style-name="Standard"/>
      <text:p text:style-name="Standard"/>
      <text:p text:style-name="Standard">//To find primes, we first specify the minimum bit length </text:p>
      <text:p text:style-name="Standard"/>
      <text:p text:style-name="Standard">//The methods will produce primes 1 to 3 bits larger than requested, but never </text:p>
      <text:p text:style-name="Standard"/>
      <text:p text:style-name="Standard">// smaller </text:p>
      <text:p text:style-name="Standard"/>
      <text:p text:style-name="Standard">Int minBitLength; </text:p>
      <text:p text:style-name="Standard"/>
      <text:p text:style-name="Standard"/>
      <text:p text:style-name="Standard">//certainty is the number of primality tests to pass </text:p>
      <text:p text:style-name="Standard">int certainty; </text:p>
      <text:p text:style-name="Standard"/>
      <text:p text:style-name="Standard"/>
      <text:p text:style-name="Standard">SecureRandom sr; </text:p>
      <text:p text:style-name="Standard"/>
      <text:p text:style-name="Standard"/>
      <text:p text:style-name="Standard">public PrimeGenerator ( int minBitLength, int certainty, SecureRandom sr) { </text:p>
      <text:p text:style-name="Standard">//The bit length of the prime will exceed minBitLength </text:p>
      <text:p text:style-name="Standard"><text:soft-page-break/></text:p>
      <text:p text:style-name="Standard"/>
      <text:p text:style-name="Standard">10.3 Strong Primes 193 </text:p>
      <text:p text:style-name="Standard"/>
      <text:p text:style-name="Standard"/>
      <text:p text:style-name="Standard">if (minBitLength&lt;512 ) throw new IllegalArgumentException </text:p>
      <text:p text:style-name="Standard">("Strong/Safe primes must be at least 64 bytes long."); </text:p>
      <text:p text:style-name="Standard"/>
      <text:p text:style-name="Standard">//Set the values </text:p>
      <text:p text:style-name="Standard">this .minBitLength=minBit Length, ■ </text:p>
      <text:p text:style-name="Standard">this . certainty=certaintY; </text:p>
      <text:p text:style-name="Standard">this . sr=sr ; </text:p>
      <text:p text:style-name="Standard"/>
      <text:p text:style-name="Standard">} </text:p>
      <text:p text:style-name="Standard"/>
      <text:p text:style-name="Standard">//This method finds and returns a strong prime </text:p>
      <text:p text:style-name="Standard">public Biginteger getStrongPrime ( ) { </text:p>
      <text:p text:style-name="Standard"/>
      <text:p text:style-name="Standard">//The strong prime p will be such that p+1 has a large prime factor s </text:p>
      <text:p text:style-name="Standard">Biginteger s=new Biginteger (minBitLength/2-8 , certainty , sr) ; </text:p>
      <text:p text:style-name="Standard"/>
      <text:p text:style-name="Standard">//t will be a large prime factor of r, which follows </text:p>
      <text:p text:style-name="Standard">Biginteger t=new Biginteger (minBitLength/2-8 , certainty , sr) ; </text:p>
      <text:p text:style-name="Standard"/>
      <text:p text:style-name="Standard">Biginteger i=BigInteger . valueOf ( 1 ) ; </text:p>
      <text:p text:style-name="Standard"/>
      <text:p text:style-name="Standard">//p-I will have a large prime factor r </text:p>
      <text:p text:style-name="Standard"/>
      <text:p text:style-name="Standard">//r is the first prime in the sequence 2t + l, 2*2t + l, 2*3t + l, . . . </text:p>
      <text:p text:style-name="Standard"/>
      <text:p text:style-name="Standard">Biginteger r; </text:p>
      <text:p text:style-name="Standard">do { </text:p>
      <text:p text:style-name="Standard"/>
      <text:p text:style-name="Standard">r=BigIntegerMath.TWO.multiply (i) .multiply (t) .add(BiglntegerMath.ONE) ; </text:p>
      <text:p text:style-name="Standard">i=i .add{BiglntegerMath.ONE) ; </text:p>
      <text:p text:style-name="Standard"/>
      <text:p text:style-name="Standard">} while (! r. isProbablePrime (certainty )) ; </text:p>
      <text:p text:style-name="Standard"/>
      <text:p text:style-name="Standard">Biginteger z=s .modPow (r . subtract (BigIntegerMath. TWO) ,r) ; </text:p>
      <text:p text:style-name="Standard"/>
      <text:p text:style-name="Standard">Biginteger pstar=BigIntegerMath. TWO. multiply ( z ) .multiply(s) . </text:p>
      <text:p text:style-name="Standard"/>
      <text:p text:style-name="Standard">subtract (BigIntegerMath. ONE) ; </text:p>
      <text:p text:style-name="Standard"/>
      <text:p text:style-name="Standard">Biginteger k=BigInteger . valueOf ( 1 ) ; </text:p>
      <text:p text:style-name="Standard"/>
      <text:p text:style-name="Standard">//The strong prime p is the first prime in the sequence 2rs+p*, 2*2rs+p*, </text:p>
      <text:p text:style-name="Standard">//2*3rs+p*, . . . </text:p>
      <text:p text:style-name="Standard"/>
      <text:p text:style-name="Standard">Biginteger p=BigIntegerMath. TWO. multiply (r) .multiply(s) .add(pstar) ; </text:p>
      <text:p text:style-name="Standard">while (p .bitLength ( ) &lt;=minBitLength) { </text:p>
      <text:p text:style-name="Standard">k=k. multiply (BigIntegerMath. TWO) ; </text:p>
      <text:p text:style-name="Standard"><text:soft-page-break/></text:p>
      <text:p text:style-name="Standard">p=BigIntegerMath. TWO. multiply (k) .multiply(r) .multiply(s) .add(pstar) ; </text:p>
      <text:p text:style-name="Standard"/>
      <text:p text:style-name="Standard">} </text:p>
      <text:p text:style-name="Standard"/>
      <text:p text:style-name="Standard">while ( !p. isProbablePrime (certainty) ) { </text:p>
      <text:p text:style-name="Standard">k=k.add(BiglntegerMath.ONE) ; </text:p>
      <text:p text:style-name="Standard"/>
      <text:p text:style-name="Standard">p=BigIntegerMath. TWO. multiply (k) .multiply{r) .multiply(s) .add(pstar) ; </text:p>
      <text:p text:style-name="Standard"/>
      <text:p text:style-name="Standard">} </text:p>
      <text:p text:style-name="Standard"/>
      <text:p text:style-name="Standard">return p; </text:p>
      <text:p text:style-name="Standard"/>
      <text:p text:style-name="Standard"/>
      <text:p text:style-name="Standard"/>
      <text:p text:style-name="Standard">An applet that tests the getStrongPrime() method follows; it is called TestPrimeGenera- </text:p>
      <text:p text:style-name="Standard">torApplet, and can be ran from the book’s website. A screen shot of the applet is shown in </text:p>
      <text:p text:style-name="Standard">Figure 10.1. </text:p>
      <text:p text:style-name="Standard"/>
      <text:p text:style-name="Standard"/>
      <text:p text:style-name="Standard"/>
      <text:p text:style-name="Standard">194 </text:p>
      <text:p text:style-name="Standard"/>
      <text:p text:style-name="Standard"/>
      <text:p text:style-name="Standard">Chapter 10 Quadratic Ciphers </text:p>
      <text:p text:style-name="Standard"/>
      <text:p text:style-name="Standard"/>
      <text:p text:style-name="Standard">FIGURE 10.1 </text:p>
      <text:p text:style-name="Standard"/>
      <text:p text:style-name="Standard"/>
      <text:p text:style-name="Standard"/>
      <text:p text:style-name="Standard">This applet also allows you to generate a probable prime using what is called the </text:p>
      <text:p text:style-name="Standard">Rabin-Miller test. We have been using the constructor provided in Java from the Biglnte- </text:p>
      <text:p text:style-name="Standard">ger class: </text:p>
      <text:p text:style-name="Standard"/>
      <text:p text:style-name="Standard"/>
      <text:p text:style-name="Standard">public BigIntegerCint bitLength, Int certainty, Random r). </text:p>
      <text:p text:style-name="Standard"/>
      <text:p text:style-name="Standard"/>
      <text:p text:style-name="Standard">This constractor generates random Bigintegers of the specified bitlength, until one passes </text:p>
      <text:p text:style-name="Standard">a primality test for a certain number of trials. The probability that this number is prime is </text:p>
      <text:p text:style-name="Standard"/>
      <text:p text:style-name="Standard"/>
      <text:p text:style-name="Standard">1 </text:p>
      <text:p text:style-name="Standard"/>
      <text:p text:style-name="Standard"/>
      <text:p text:style-name="Standard"/>
      <text:p text:style-name="Standard"/>
      <text:p text:style-name="Standard">This constractor does not use the Rabin Miller primality test. However, we will cover the </text:p>
      <text:p text:style-name="Standard">Rabin-Miller test in the chapter on primality testing. This applet also allows you to gener- </text:p>
      <text:p text:style-name="Standard">ate what are called safe primes, suitable for other types of cryptosystems. The PrimeGen- </text:p>
      <text:p text:style-name="Standard"><text:soft-page-break/>erator class has a getSafePrimeAndGenerator() method, and a getSafePrime() method. Look </text:p>
      <text:p text:style-name="Standard">in the chapter on exponential congruences for the definitions of safe prime, and generator. </text:p>
      <text:p text:style-name="Standard"/>
      <text:p text:style-name="Standard">There are other properties a prime may have that would make it vulnerable to certain fac- </text:p>
      <text:p text:style-name="Standard">toring algorithms; see the chapter on factorization techniques for more information. </text:p>
      <text:p text:style-name="Standard"/>
      <text:p text:style-name="Standard"/>
      <text:p text:style-name="Standard">Square Root Problem The Chinese Remainder Theorem can help an adversary if </text:p>
      <text:p text:style-name="Standard">Rabin is used to send the same message to multiple entities. Suppose someone wants to </text:p>
      <text:p text:style-name="Standard"/>
      <text:p text:style-name="Standard"/>
      <text:p text:style-name="Standard"/>
      <text:p text:style-name="Standard"/>
      <text:p text:style-name="Standard">10.3 Strong Primes 195 </text:p>
      <text:p text:style-name="Standard"/>
      <text:p text:style-name="Standard"/>
      <text:p text:style-name="Standard">send the same message P to 2 entities, having moduli n, and n*. They would compute the </text:p>
      <text:p text:style-name="Standard">Inr’s of </text:p>
      <text:p text:style-name="Standard"/>
      <text:p text:style-name="Standard">C = (mod n) </text:p>
      <text:p text:style-name="Standard"/>
      <text:p text:style-name="Standard">C* = (mod n*). </text:p>
      <text:p text:style-name="Standard"/>
      <text:p text:style-name="Standard">Since it is very likely that these 2 moduli are pairwise relatively prime, one can easily </text:p>
      <text:p text:style-name="Standard">compute a simultaneous solution modulo M = n ■ n* for x to the set of congruences </text:p>
      <text:p text:style-name="Standard"/>
      <text:p text:style-name="Standard">jc = C (mod n) </text:p>
      <text:p text:style-name="Standard"/>
      <text:p text:style-name="Standard">x= C* (mod n*). </text:p>
      <text:p text:style-name="Standard"/>
      <text:p text:style-name="Standard">Since P^ &lt;n ■ n*, by CRT we must have x = P^. Thus, by merely taking the normal pos- </text:p>
      <text:p text:style-name="Standard">itive square root of x, one can obtain P. </text:p>
      <text:p text:style-name="Standard"/>
      <text:p text:style-name="Standard"/>
      <text:p text:style-name="Standard">Example, in this example, we will use parameters which would be feasible in actual prac- </text:p>
      <text:p text:style-name="Standard">tice. I think this is important for examples in cryptanalysis, to give you an idea of the scope </text:p>
      <text:p text:style-name="Standard">of the problem. Suppose we wish to send the message </text:p>
      <text:p text:style-name="Standard"/>
      <text:p text:style-name="Standard">m = </text:p>
      <text:p text:style-name="Standard"/>
      <text:p text:style-name="Standard">327562836508236509237590237590823750923875098275908237590827359082375908 </text:p>
      <text:p text:style-name="Standard"/>
      <text:p text:style-name="Standard">723095873209875093285790328750932875093248750983275098327509832759082375 </text:p>
      <text:p text:style-name="Standard"/>
      <text:p text:style-name="Standard">098370957309287509328750923858723658972365892365930275094327590342857326 </text:p>
      <text:p text:style-name="Standard"/>
      <text:p text:style-name="Standard">589726598235698236598235689265892365095780936723985689236598236598236598 </text:p>
      <text:p text:style-name="Standard"/>
      <text:p text:style-name="Standard">236598236598256982569823569826539823659826985273209568923658923793286598 </text:p>
      <text:p text:style-name="Standard"/>
      <text:p text:style-name="Standard">2365982365987263986598236589726895698236598236598723658972 </text:p>
      <text:p text:style-name="Standard"/>
      <text:p text:style-name="Standard"><text:soft-page-break/>to two different entities using Rabin. The first entity uses the public modulus </text:p>
      <text:p text:style-name="Standard"/>
      <text:p text:style-name="Standard"/>
      <text:p text:style-name="Standard">n = </text:p>
      <text:p text:style-name="Standard"/>
      <text:p text:style-name="Standard">646340121426220146014297533773399039208882053394309680642606908550493102 </text:p>
      <text:p text:style-name="Standard">777357817863944028230458269273774359218437960389882391183009818421901763 </text:p>
      <text:p text:style-name="Standard">047728965662412617547346019921835003955007793042135921152767681351365535 </text:p>
      <text:p text:style-name="Standard">844372852395123236761886769523409411632917040726100857751517830821316172 </text:p>
      <text:p text:style-name="Standard">151047982478607716803918058340827477683169176315227971638380003141234015 </text:p>
      <text:p text:style-name="Standard">213715286981934574126958310812212353843734392842382104560615275941849712 </text:p>
      <text:p text:style-name="Standard">736764525520559801471208444488841303619868703237828364738114662819239227 </text:p>
      <text:p text:style-name="Standard">238184943188233259835607113670605755573747578481214665113626049865412769 </text:p>
      <text:p text:style-name="Standard">4383482536657973 1 809108470421496863793 1 33, </text:p>
      <text:p text:style-name="Standard"/>
      <text:p text:style-name="Standard">and the second uses the modulus </text:p>
      <text:p text:style-name="Standard"/>
      <text:p text:style-name="Standard">n* = </text:p>
      <text:p text:style-name="Standard"/>
      <text:p text:style-name="Standard">827315355425561786898300843229950770187369028344716391222536842944631171 </text:p>
      <text:p text:style-name="Standard">5550 1 800686584835613498658467043 1179799600589299049460714252567580034256 </text:p>
      <text:p text:style-name="Standard">701093076047888150460602905499948805062409975093933979075542632129747885 </text:p>
      <text:p text:style-name="Standard"/>
      <text:p text:style-name="Standard"/>
      <text:p text:style-name="Standard">196 </text:p>
      <text:p text:style-name="Standard"/>
      <text:p text:style-name="Standard"/>
      <text:p text:style-name="Standard">Chapter 10 Quadratic Ciphers </text:p>
      <text:p text:style-name="Standard"/>
      <text:p text:style-name="Standard"/>
      <text:p text:style-name="Standard">880797251065757743055215064989964046890133812129409097921942823451284700 </text:p>
      <text:p text:style-name="Standard">353341417572617870433870197661339699702384692398942940091526767537122407 </text:p>
      <text:p text:style-name="Standard">2946225492282228797405663320 1825081 263745 11091 62228995 890265099106862 175 </text:p>
      <text:p text:style-name="Standard">129783360538190048124955153727405933205488194213497935668384446131585719 </text:p>
      <text:p text:style-name="Standard">769748108 1 2589556326080228965524 1 774630887967226547 1 8079206243270 1 705774 </text:p>
      <text:p text:style-name="Standard">9253168131337219010124364276404953144761357. </text:p>
      <text:p text:style-name="Standard"/>
      <text:p text:style-name="Standard">To compute the ciphertext C = rrP' (mod n) for the first entity, we obtain </text:p>
      <text:p text:style-name="Standard"/>
      <text:p text:style-name="Standard">C = </text:p>
      <text:p text:style-name="Standard"/>
      <text:p text:style-name="Standard">633117525812174963141726511411569613510692954921413433904834216758854296 </text:p>
      <text:p text:style-name="Standard"/>
      <text:p text:style-name="Standard">633124876624725803389226024659872532640785232933916621224271521661591779 </text:p>
      <text:p text:style-name="Standard"/>
      <text:p text:style-name="Standard">805056806132874825319189837524810853175640040181499810175228697753511769 </text:p>
      <text:p text:style-name="Standard"/>
      <text:p text:style-name="Standard">733199644184786773309701377090720855844334771741032864292654831554262834 </text:p>
      <text:p text:style-name="Standard"/>
      <text:p text:style-name="Standard">830106099159752454122074338825214233151941406426968586422774039868803500 </text:p>
      <text:p text:style-name="Standard"/>
      <text:p text:style-name="Standard">958440877983431882318911204475101540253926424708618519209984525553968321 </text:p>
      <text:p text:style-name="Standard"><text:soft-page-break/></text:p>
      <text:p text:style-name="Standard">269537413569633044293116969006410634311794364957784418800457585030758560 </text:p>
      <text:p text:style-name="Standard"/>
      <text:p text:style-name="Standard">064753995190942293115578955198138212298271399040518748965782046565242764 </text:p>
      <text:p text:style-name="Standard"/>
      <text:p text:style-name="Standard">02217687340373577434217196605168494458628, </text:p>
      <text:p text:style-name="Standard"/>
      <text:p text:style-name="Standard">and we apply the transformation C* = (mod n*) to obtain the ciphertext for the second </text:p>
      <text:p text:style-name="Standard">entity: </text:p>
      <text:p text:style-name="Standard"/>
      <text:p text:style-name="Standard">C* = </text:p>
      <text:p text:style-name="Standard"/>
      <text:p text:style-name="Standard">394135248113853837239995785378155119660436161585799942724612487297884404 </text:p>
      <text:p text:style-name="Standard">632745939484613684148169252487434528179060956986090118025870479973165415 </text:p>
      <text:p text:style-name="Standard">807243287982752578261206149474414115340822662855315835762700720048234558 </text:p>
      <text:p text:style-name="Standard">712444543617330299373057364169102752460252141023980586511691405908268083 </text:p>
      <text:p text:style-name="Standard">588138459388456857535076380649491418151420595527403167925459720523465715 </text:p>
      <text:p text:style-name="Standard">021500179306273478205638799251490159856470610252397459099946884001280830 </text:p>
      <text:p text:style-name="Standard">252629399799543352087268619877293435351018907962347103035620025259332348 </text:p>
      <text:p text:style-name="Standard">275482523386757262089321203787452631835007817304852012889299139015826664 </text:p>
      <text:p text:style-name="Standard">750136364110090814992374452422470738855529 1 . </text:p>
      <text:p text:style-name="Standard"/>
      <text:p text:style-name="Standard">An eavesdropper captures both messages C and C*, and knows their plaintext equivalents </text:p>
      <text:p text:style-name="Standard">are the same. He has access to the public moduli n, and n*, so he simply needs to find the </text:p>
      <text:p text:style-name="Standard">simultaneous solution x to </text:p>
      <text:p text:style-name="Standard"/>
      <text:p text:style-name="Standard"/>
      <text:p text:style-name="Standard">X = C (mod n) </text:p>
      <text:p text:style-name="Standard"/>
      <text:p text:style-name="Standard">X = C* (mod «*). </text:p>
      <text:p text:style-name="Standard"/>
      <text:p text:style-name="Standard">CRT tells him exactly how to compute this solution; it is </text:p>
      <text:p text:style-name="Standard"/>
      <text:p text:style-name="Standard">X = Cn*{n*)’ + C*nn' (mod n ■ n*) </text:p>
      <text:p text:style-name="Standard"/>
      <text:p text:style-name="Standard">where («*)' is an inverse of n* modulo n, and n' is an inverse of n modulo n*. Both of these </text:p>
      <text:p text:style-name="Standard">values are easily computable using the extended Euclidean algorithm. The values he obtains </text:p>
      <text:p text:style-name="Standard">for n' and («*)' are </text:p>
      <text:p text:style-name="Standard"/>
      <text:p text:style-name="Standard"/>
      <text:p text:style-name="Standard"/>
      <text:p text:style-name="Standard">10.3 Strong Primes </text:p>
      <text:p text:style-name="Standard"/>
      <text:p text:style-name="Standard"/>
      <text:p text:style-name="Standard">197 </text:p>
      <text:p text:style-name="Standard"/>
      <text:p text:style-name="Standard"/>
      <text:p text:style-name="Standard">n' = </text:p>
      <text:p text:style-name="Standard"/>
      <text:p text:style-name="Standard">103263461981882861062786663752777462175094289042793826073777660932064239 </text:p>
      <text:p text:style-name="Standard">421442774128148179956149383630351472101383901416222437739428120537496844 </text:p>
      <text:p text:style-name="Standard">245199079442668017154702976062842089841568938071479001427994543188554221 </text:p>
      <text:p text:style-name="Standard"><text:soft-page-break/>115276088728567455684565042964557431421107222436249019878609266108175858 </text:p>
      <text:p text:style-name="Standard">124361197755381114937973572181548712613409747227913581319056985394852398 </text:p>
      <text:p text:style-name="Standard">084487124970716064947426472124245378223284977468290053203588152259348515 </text:p>
      <text:p text:style-name="Standard">625046935987244280800174540272797917758248171 25434 1 20769029806248 1216167 </text:p>
      <text:p text:style-name="Standard">528333934836121894789925388081585752480608066799998740549915224135659234 </text:p>
      <text:p text:style-name="Standard">59 1 2472 1 094404 1 143033 1 08675792907161 1556082, </text:p>
      <text:p text:style-name="Standard"/>
      <text:p text:style-name="Standard">and </text:p>
      <text:p text:style-name="Standard"/>
      <text:p text:style-name="Standard">(n*y = </text:p>
      <text:p text:style-name="Standard"/>
      <text:p text:style-name="Standard">56566554 1752874 1 608089954527 1 654 1 646884589640079627004022468 1 1 09473 17915 </text:p>
      <text:p text:style-name="Standard">729355650576328262639716563312562271639231787408458611699081599251982353 </text:p>
      <text:p text:style-name="Standard">481167184847828229145234319872739621266282060173792951287146944485307550 </text:p>
      <text:p text:style-name="Standard">598063408075929912008320329707348918335177023197781310971354341674303782 </text:p>
      <text:p text:style-name="Standard">99 13907967322 1 622006870266072664522352582560 1 2044622807827949568363561 23 </text:p>
      <text:p text:style-name="Standard">348142830696396398621571457726481064542977798874551230913235978372189710 </text:p>
      <text:p text:style-name="Standard">059519841017844537104921977286499738353103100370267565323698898530108734 </text:p>
      <text:p text:style-name="Standard">170588312885569924743018308407355426370867568374322691255471122749516099 </text:p>
      <text:p text:style-name="Standard">67399232498190089468651608956593592819968. </text:p>
      <text:p text:style-name="Standard"/>
      <text:p text:style-name="Standard">He then combines these values using the CRT formula to obtain </text:p>
      <text:p text:style-name="Standard"/>
      <text:p text:style-name="Standard">= X = </text:p>
      <text:p text:style-name="Standard"/>
      <text:p text:style-name="Standard">107297411861321680907514861384339217765295082808206114325123089381136015 </text:p>
      <text:p text:style-name="Standard">524701635341161871377007555148580336419555532871152609983017836612563487 </text:p>
      <text:p text:style-name="Standard">591327437743663832845605641026043394022012578434187301314894547456727730 </text:p>
      <text:p text:style-name="Standard">257625586451817991411251446477064513852860540591300380302198128398350095 </text:p>
      <text:p text:style-name="Standard">008517337820821682833970271741889770829366774041010862939865154136215583 </text:p>
      <text:p text:style-name="Standard">576547154338003222682025233175666362486458726928146033065226496988099344 </text:p>
      <text:p text:style-name="Standard">946501245683372299902380475067363053365780390691996437208014464278584234 </text:p>
      <text:p text:style-name="Standard">314944962513348436839550335887834620312109611730644090035255616166589958 </text:p>
      <text:p text:style-name="Standard">290436903597929892282050969055549903864227200176485400546369403199956019 </text:p>
      <text:p text:style-name="Standard">817111464120200227052607334143654876555969639885312017068888815665743235 </text:p>
      <text:p text:style-name="Standard">084504551643813143206463824739078205795097842594282570823541551058657452 </text:p>
      <text:p text:style-name="Standard">56509992538572757424398951566596819756096784 (mod n ■ n*). </text:p>
      <text:p text:style-name="Standard"/>
      <text:p text:style-name="Standard">Since he knows is less than n ■ n*, x must in fact equal (rather than some residue </text:p>
      <text:p text:style-name="Standard">of m^). He merely needs to compute the positive square root of x to regain the plaintext: </text:p>
      <text:p text:style-name="Standard"/>
      <text:p text:style-name="Standard">m = Vx = </text:p>
      <text:p text:style-name="Standard"/>
      <text:p text:style-name="Standard">327562836508236509237590237590823750923875098275908237590827359082375908 </text:p>
      <text:p text:style-name="Standard"/>
      <text:p text:style-name="Standard">723095873209875093285790328750932875093248750983275098327509832759082375 </text:p>
      <text:p text:style-name="Standard"/>
      <text:p text:style-name="Standard">098370957309287509328750923858723658972365892365930275094327590342857326 </text:p>
      <text:p text:style-name="Standard"/>
      <text:p text:style-name="Standard"/>
      <text:p text:style-name="Standard"/>
      <text:p text:style-name="Standard">198 Chapter 10 Quadratic Ciphers </text:p>
      <text:p text:style-name="Standard"><text:soft-page-break/></text:p>
      <text:p text:style-name="Standard"/>
      <text:p text:style-name="Standard">589726598235698236598235689265892365095780936723985689236598236598236598 </text:p>
      <text:p text:style-name="Standard"/>
      <text:p text:style-name="Standard">236598236598256982569823569826539823659826985273209568923658923793286598 </text:p>
      <text:p text:style-name="Standard"/>
      <text:p text:style-name="Standard">2365982365987263986598236589726895698236598236598723658972 . </text:p>
      <text:p text:style-name="Standard"/>
      <text:p text:style-name="Standard">Note that nowhere did the eavesdropper have to use any private information of either of </text:p>
      <text:p text:style-name="Standard">the intended recipients! You will be asked to program this attack in Java. </text:p>
      <text:p text:style-name="Standard"/>
      <text:p text:style-name="Standard"/>
      <text:p text:style-name="Standard">A similar situation to the repeated message problem occurs if the message P is small </text:p>
      <text:p text:style-name="Standard">when compared to a modulus n. For, in this case, it may turn out that is still less than n. </text:p>
      <text:p text:style-name="Standard">Thus, the ciphertext C = P^, and one can derive the plaintext P by simply taking the posi- </text:p>
      <text:p text:style-name="Standard">tive square root of C. </text:p>
      <text:p text:style-name="Standard"/>
      <text:p text:style-name="Standard"/>
      <text:p text:style-name="Standard">I£xAMPLE. Suppose we want to send the message </text:p>
      <text:p text:style-name="Standard">P = </text:p>
      <text:p text:style-name="Standard"/>
      <text:p text:style-name="Standard">2390 1 84792 1 064892 176487658947562 1934521 754012450100521 34527 164521 635472 1 </text:p>
      <text:p text:style-name="Standard">645782153478215784521784587216547821547264765686587157161289768792648947 </text:p>
      <text:p text:style-name="Standard">56345234 </text:p>
      <text:p text:style-name="Standard"/>
      <text:p text:style-name="Standard">to someone using Rabin. Their public modulus is </text:p>
      <text:p text:style-name="Standard"/>
      <text:p text:style-name="Standard"/>
      <text:p text:style-name="Standard">n = </text:p>
      <text:p text:style-name="Standard"/>
      <text:p text:style-name="Standard">646340121426220146014297533773399039208882053394309680642606908550493102 </text:p>
      <text:p text:style-name="Standard">77735781786394402823045826927377435921843796038988239 1 1 8300981 8421901763 </text:p>
      <text:p text:style-name="Standard">047728965662412617547346019921835003955007793042135921152767681351365535 </text:p>
      <text:p text:style-name="Standard">844372852395123236761886769523409411632917040726100857751517830821316172 </text:p>
      <text:p text:style-name="Standard">151047982478607716803918058340827477683169176315227971638380003141234015 </text:p>
      <text:p text:style-name="Standard">213715286981934574126958310812212353843734392842382104560615275941849712 </text:p>
      <text:p text:style-name="Standard">736764525520559801471208444488841303619868703237828364738114662819239227 </text:p>
      <text:p text:style-name="Standard">238184943188233259835607113670605755573747578481214665113626049865412769 </text:p>
      <text:p text:style-name="Standard">43834825366579731809108470421496863793133 . </text:p>
      <text:p text:style-name="Standard"/>
      <text:p text:style-name="Standard">By applying the enciphering transformation, we obtain the ciphertext </text:p>
      <text:p text:style-name="Standard"/>
      <text:p text:style-name="Standard">C = P^ = </text:p>
      <text:p text:style-name="Standard"/>
      <text:p text:style-name="Standard">571298334041714108108345643190462228642901026856795346055535425667278441 </text:p>
      <text:p text:style-name="Standard">850934824793736487150968102492632521428140126182308141623561315311127797 </text:p>
      <text:p text:style-name="Standard">0937055455 1 1982088097 1 69004995 193640628781 3097 1 869830920 1 990365 156015487 </text:p>
      <text:p text:style-name="Standard">8 14518004431530143866988010770332236034011312080519927953939004687628572 </text:p>
      <text:p text:style-name="Standard">888504994514756 . </text:p>
      <text:p text:style-name="Standard"/>
      <text:p text:style-name="Standard">The ciphertext is still smaller than the modulus; thus, all one needs to do is take the </text:p>
      <text:p text:style-name="Standard">square root of the ciphertext message to derive P: </text:p>
      <text:p text:style-name="Standard"><text:soft-page-break/></text:p>
      <text:p text:style-name="Standard"/>
      <text:p text:style-name="Standard">P = ^C = </text:p>
      <text:p text:style-name="Standard"/>
      <text:p text:style-name="Standard">2390 1 84792 1 064892 176487658947562 1934521 754012450100521 34527 164521 635472 1 </text:p>
      <text:p text:style-name="Standard"/>
      <text:p text:style-name="Standard"/>
      <text:p text:style-name="Standard">10.4 Salt 199 </text:p>
      <text:p text:style-name="Standard"/>
      <text:p text:style-name="Standard"/>
      <text:p text:style-name="Standard">645782153478215784521784587216547821547264765686587157161289768792648947 </text:p>
      <text:p text:style-name="Standard"/>
      <text:p text:style-name="Standard">56345234. </text:p>
      <text:p text:style-name="Standard"/>
      <text:p text:style-name="Standard"/>
      <text:p text:style-name="Standard">A remedy to this problem, called salt, is described shortly. </text:p>
      <text:p text:style-name="Standard"/>
      <text:p text:style-name="Standard">Forward Search Attack This attack is useful when the number of possible messages </text:p>
      <text:p text:style-name="Standard">is small or predictable in some way. If this is the case, an adversary simply needs to encrypt </text:p>
      <text:p text:style-name="Standard">all suspected messages (using public information) until a result is obtained that matches </text:p>
      <text:p text:style-name="Standard">some ciphertext. </text:p>
      <text:p text:style-name="Standard"/>
      <text:p text:style-name="Standard"/>
      <text:p text:style-name="Standard">10.4 SALT </text:p>
      <text:p text:style-name="Standard"/>
      <text:p text:style-name="Standard">Salt simply refers to adding random data to the end of each block. This helps solve certain </text:p>
      <text:p text:style-name="Standard">problems; in the case of the Rabin cipher, it certainly foils the forward search attack, as the </text:p>
      <text:p text:style-name="Standard">messages are no longer predictable. It also solves the square root problem for small mes- </text:p>
      <text:p text:style-name="Standard">sages, if enough salt is used. To solve the square root problem posed by using the Chinese </text:p>
      <text:p text:style-name="Standard">Remainder Theorem, we simply salt each block of each message differently (randomly) </text:p>
      <text:p text:style-name="Standard">every time the message is sent. Thus, no 2 entities will receive the same message because </text:p>
      <text:p text:style-name="Standard">of the random data tagged on the end. One who has the decrypting keys knows how much </text:p>
      <text:p text:style-name="Standard">salt has been added (this is agreed on beforehand), and so removes it after decryption. At </text:p>
      <text:p text:style-name="Standard">current levels of computing power, at least 64 bits of salt should be used (per block). </text:p>
      <text:p text:style-name="Standard"/>
      <text:p text:style-name="Standard"/>
      <text:p text:style-name="Standard">Example. To foil a small message attack, we will add some salt to the small message in the </text:p>
      <text:p text:style-name="Standard">previous example. We will encipher using the same modulus. </text:p>
      <text:p text:style-name="Standard"/>
      <text:p text:style-name="Standard">P = </text:p>
      <text:p text:style-name="Standard"/>
      <text:p text:style-name="Standard">2390 1 847921064892 1 76487658947562 1934521754012450100521 34527 164521 635472 1 </text:p>
      <text:p text:style-name="Standard">645782153478215784521784587216547821547264765686587157161289768792648947 </text:p>
      <text:p text:style-name="Standard"/>
      <text:p text:style-name="Standard">563452343204985729038750923487509238750932759063428568293658792658926502 </text:p>
      <text:p text:style-name="Standard"/>
      <text:p text:style-name="Standard">345732904573029875903245790234592437590279023457902709270927908270927309 </text:p>
      <text:p text:style-name="Standard"/>
      <text:p text:style-name="Standard">827032198749812648917264891276489127648912764982136489721634897126984621 </text:p>
      <text:p text:style-name="Standard"/>
      <text:p text:style-name="Standard">8946 . </text:p>
      <text:p text:style-name="Standard"/>
      <text:p text:style-name="Standard"><text:soft-page-break/>By applying the enciphering transformation, we now obtain the ciphertext </text:p>
      <text:p text:style-name="Standard">P^^C = </text:p>
      <text:p text:style-name="Standard"/>
      <text:p text:style-name="Standard">362553151149932290693370397428556816309612860797213471999021301363970532 </text:p>
      <text:p text:style-name="Standard">507759737177005742323020709244386843096963830437628218686278812350788061 </text:p>
      <text:p text:style-name="Standard">965619398198903437544832410128148805922800361293406046652128918390329775 </text:p>
      <text:p text:style-name="Standard">694836555904101302789331938629983720911345280340650671106530527991109007 </text:p>
      <text:p text:style-name="Standard">492490780768265310413373267274165164009328331195722273832191470040406895 </text:p>
      <text:p text:style-name="Standard">818936053712468645971674045864005833135144807356844179852541177298341854 </text:p>
      <text:p text:style-name="Standard">811520524357320450008042254589982743442715951668881225417413416712356390 </text:p>
      <text:p text:style-name="Standard">00053349 1 929 1 0349 1 1 30866508303679 188401345886873831 4676627 1 2090878394709 </text:p>
      <text:p text:style-name="Standard">91344857388135329931312052597944482054859 (mod n). </text:p>
      <text:p text:style-name="Standard"/>
      <text:p text:style-name="Standard"/>
      <text:p text:style-name="Standard">200 </text:p>
      <text:p text:style-name="Standard"/>
      <text:p text:style-name="Standard"/>
      <text:p text:style-name="Standard">Chapter 10 Quadratic Ciphers </text:p>
      <text:p text:style-name="Standard"/>
      <text:p text:style-name="Standard"/>
      <text:p text:style-name="Standard">The plaintext is now large enough so that when squared modulo n, we obtain a residue </text:p>
      <text:p text:style-name="Standard">different from P^. An attacker is now forced to compute the modular square root. </text:p>
      <text:p text:style-name="Standard"/>
      <text:p text:style-name="Standard"/>
      <text:p text:style-name="Standard">Java Algorithm I have written methods to encrypt and decrypt using Rabin. To ensure </text:p>
      <text:p text:style-name="Standard">only the correct message is returned out of the four possible roots obtained in the decryp- </text:p>
      <text:p text:style-name="Standard">tion phase, I add 4 bytes of redundancy to the beginning of each block; that is, before a </text:p>
      <text:p text:style-name="Standard">block is encrypted, the first 4 bytes of the blocks are repeated at the front. (See Figure 10.2.) </text:p>
      <text:p text:style-name="Standard"/>
      <text:p text:style-name="Standard">Then, to protect against attacks commonly used on Rabin ciphers, 1 add 4 bytes of salt </text:p>
      <text:p text:style-name="Standard">to the head of each block before encrypting it. This means a different ciphertext will be pro- </text:p>
      <text:p text:style-name="Standard">duced each time the message is encrypted. (See Figure 10.3.) </text:p>
      <text:p text:style-name="Standard"/>
      <text:p text:style-name="Standard">Of course, after decrypting, the receiver knows these bytes are simply random data, and </text:p>
      <text:p text:style-name="Standard">throws them out. </text:p>
      <text:p text:style-name="Standard"/>
      <text:p text:style-name="Standard">I also use PKCS#5 padding, and so that the addition of redundancy and salt does not </text:p>
      <text:p text:style-name="Standard">further restrict the block size, I do not include it in the padding. Thus, the maximum plain- </text:p>
      <text:p text:style-name="Standard">text block size (including salt and redundancy) is 255 -H 8 = 263 bytes. (See Figure 10.4.) </text:p>
      <text:p text:style-name="Standard"/>
      <text:p text:style-name="Standard"/>
      <text:p text:style-name="Standard">FIGURE 10.2 </text:p>
      <text:p text:style-name="Standard"/>
      <text:p text:style-name="Standard"/>
      <text:p text:style-name="Standard">Repeat first 4 bytes </text:p>
      <text:p text:style-name="Standard"/>
      <text:p text:style-name="Standard"/>
      <text:p text:style-name="Standard">H </text:p>
      <text:p text:style-name="Standard"/>
      <text:p text:style-name="Standard">1 </text:p>
      <text:p text:style-name="Standard"/>
      <text:p text:style-name="Standard">! </text:p>
      <text:p text:style-name="Standard"><text:soft-page-break/></text:p>
      <text:p text:style-name="Standard"/>
      <text:p text:style-name="Standard"/>
      <text:p text:style-name="Standard">H </text:p>
      <text:p text:style-name="Standard"/>
      <text:p text:style-name="Standard">1 </text:p>
      <text:p text:style-name="Standard"/>
      <text:p text:style-name="Standard">! </text:p>
      <text:p text:style-name="Standard"/>
      <text:p text:style-name="Standard"/>
      <text:p text:style-name="Standard">H </text:p>
      <text:p text:style-name="Standard"/>
      <text:p text:style-name="Standard">0 </text:p>
      <text:p text:style-name="Standard"/>
      <text:p text:style-name="Standard">W </text:p>
      <text:p text:style-name="Standard"/>
      <text:p text:style-name="Standard"/>
      <text:p text:style-name="Standard"/>
      <text:p text:style-name="Standard">FIGURE 10.3 </text:p>
      <text:p text:style-name="Standard"/>
      <text:p text:style-name="Standard"/>
      <text:p text:style-name="Standard">Random Data </text:p>
      <text:p text:style-name="Standard"/>
      <text:p text:style-name="Standard"/>
      <text:p text:style-name="Standard"/>
      <text:p text:style-name="Standard">$ </text:p>
      <text:p text:style-name="Standard"/>
      <text:p text:style-name="Standard">% </text:p>
      <text:p text:style-name="Standard"/>
      <text:p text:style-name="Standard">(2) </text:p>
      <text:p text:style-name="Standard"/>
      <text:p text:style-name="Standard">&amp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 </text:p>
      <text:p text:style-name="Standard"/>
      <text:p text:style-name="Standard">1 </text:p>
      <text:p text:style-name="Standard"/>
      <text:p text:style-name="Standard">! </text:p>
      <text:p text:style-name="Standard"/>
      <text:p text:style-name="Standard"/>
      <text:p text:style-name="Standard">H </text:p>
      <text:p text:style-name="Standard"><text:soft-page-break/></text:p>
      <text:p text:style-name="Standard"/>
      <text:p text:style-name="Standard">FIGURE 10.4 </text:p>
      <text:p text:style-name="Standard"/>
      <text:p text:style-name="Standard"/>
      <text:p text:style-name="Standard">Salt </text:p>
      <text:p text:style-name="Standard"/>
      <text:p text:style-name="Standard">4 </text:p>
      <text:p text:style-name="Standard"/>
      <text:p text:style-name="Standard"/>
      <text:p text:style-name="Standard"/>
      <text:p text:style-name="Standard">Redundancy </text:p>
      <text:p text:style-name="Standard"/>
      <text:p text:style-name="Standard">4 </text:p>
      <text:p text:style-name="Standard"/>
      <text:p text:style-name="Standard"/>
      <text:p text:style-name="Standard">± </text:p>
      <text:p text:style-name="Standard"/>
      <text:p text:style-name="Standard"/>
      <text:p text:style-name="Standard">Message -i- Padding </text:p>
      <text:p text:style-name="Standard">255 </text:p>
      <text:p text:style-name="Standard"/>
      <text:p text:style-name="Standard">/ </text:p>
      <text:p text:style-name="Standard"/>
      <text:p text:style-name="Standard"/>
      <text:p text:style-name="Standard">263 bytes </text:p>
      <text:p text:style-name="Standard"/>
      <text:p text:style-name="Standard"/>
      <text:p text:style-name="Standard">10.4 Salt 201 </text:p>
      <text:p text:style-name="Standard"/>
      <text:p text:style-name="Standard"/>
      <text:p text:style-name="Standard">public class Ciphers { </text:p>
      <text:p text:style-name="Standard"/>
      <text:p text:style-name="Standard">public static byteL] rabinEncipherWSalt (byte [ ] msg, Biginteger n, SecureRandom sr) </text:p>
      <text:p text:style-name="Standard"/>
      <text:p text:style-name="Standard">{ </text:p>
      <text:p text:style-name="Standard"/>
      <text:p text:style-name="Standard">//Compute the plaintext block size-take 4 bytes salt and 4 bytes redundancy </text:p>
      <text:p text:style-name="Standard">//into account </text:p>
      <text:p text:style-name="Standard"/>
      <text:p text:style-name="Standard">int blocks ize= (n . bit Length { ) -1 ) /8 ; </text:p>
      <text:p text:style-name="Standard"/>
      <text:p text:style-name="Standard">if {blockSize&lt;12 ) throw new IllegalArgumentException </text:p>
      <text:p text:style-name="Standard">("Block size must be &gt;= 12 bytes"); </text:p>
      <text:p text:style-name="Standard">byte[] [] ba=block(pad(msg,blockSize-8) ,blockSize-8) ; </text:p>
      <text:p text:style-name="Standard"/>
      <text:p text:style-name="Standard">//Begin the enciphering </text:p>
      <text:p text:style-name="Standard"/>
      <text:p text:style-name="Standard">for (int i=0 ; i&lt;ba . length; i++ ) { </text:p>
      <text:p text:style-name="Standard"/>
      <text:p text:style-name="Standard">ba [i] =addRedundancyAndSalt (ba [i] ,sr) ; </text:p>
      <text:p text:style-name="Standard"/>
      <text:p text:style-name="Standard"><text:soft-page-break/>ba [i] =getBytes (new Biginteger (1, ba [i] ) .modPow(BigIntegerMath.TWO, n) ) ; </text:p>
      <text:p text:style-name="Standard"/>
      <text:p text:style-name="Standard">} </text:p>
      <text:p text:style-name="Standard"/>
      <text:p text:style-name="Standard">//Return to a ID array. The ciphertext block size is one byte greater than </text:p>
      <text:p text:style-name="Standard"/>
      <text:p text:style-name="Standard">//plaintext block size. </text:p>
      <text:p text:style-name="Standard"/>
      <text:p text:style-name="Standard">return unBlock (ba, blockSize+1 ) ; </text:p>
      <text:p text:style-name="Standard"/>
      <text:p text:style-name="Standard"/>
      <text:p text:style-name="Standard">public static byte[] rabinDecipherWSalt (byte [ ] msg, Biginteger p, Biginteger q) { </text:p>
      <text:p text:style-name="Standard">//Compute inverse of p mod q, and of q mod p </text:p>
      <text:p text:style-name="Standard">Biginteger n=p .multiply (q) ; </text:p>
      <text:p text:style-name="Standard"/>
      <text:p text:style-name="Standard">Biginteger pinv=p .modinverse (q) ; </text:p>
      <text:p text:style-name="Standard"/>
      <text:p text:style-name="Standard">Biginteger qinv=q. modinverse (p) ; </text:p>
      <text:p text:style-name="Standard"/>
      <text:p text:style-name="Standard">Biginteger pexp= (p . add (BigIntegerMath . ONE) ) . divide (BigIntegerMath. FOUR) ; </text:p>
      <text:p text:style-name="Standard">Biginteger qexp= (q. add (BigIntegerMath. ONE) ) . divide (BigIntegerMath. FOUR) ; </text:p>
      <text:p text:style-name="Standard">//Compute the ciphertext block size </text:p>
      <text:p text:style-name="Standard">int blocks ize= (n . bit Length ( ) -1 ) /8+1 ; </text:p>
      <text:p text:style-name="Standard">byte[] [] ba=block(msg,blockSize) ; </text:p>
      <text:p text:style-name="Standard"/>
      <text:p text:style-name="Standard">//Begin the deciphering </text:p>
      <text:p text:style-name="Standard"/>
      <text:p text:style-name="Standard">for (int i=0 ; i&lt;ba . length; i++ ) { </text:p>
      <text:p text:style-name="Standard"/>
      <text:p text:style-name="Standard">//Get the four roots </text:p>
      <text:p text:style-name="Standard"/>
      <text:p text:style-name="Standard">Biginteger terml=new Biginteger ( 1 , ba [ i] ) </text:p>
      <text:p text:style-name="Standard"/>
      <text:p text:style-name="Standard">.modPow(pexp,n) .multiply(q) .multiply (qinv) ; </text:p>
      <text:p text:style-name="Standard"/>
      <text:p text:style-name="Standard">Biginteger term2=new Biginteger ( 1 , ba [ i] ) . </text:p>
      <text:p text:style-name="Standard"/>
      <text:p text:style-name="Standard">modPow ( qexp , n ) .multiply(p) .multiply (pinv) ; </text:p>
      <text:p text:style-name="Standard">byte[] [] msgroot=new byte [4] [0] ; </text:p>
      <text:p text:style-name="Standard"/>
      <text:p text:style-name="Standard">Biginteger sum=terml . add (term2 ) ; </text:p>
      <text:p text:style-name="Standard"/>
      <text:p text:style-name="Standard">Biginteger dif ference=terml . subtract (term2 ) ; </text:p>
      <text:p text:style-name="Standard">msgroot [0] =getBytes (BigIntegerMath. Inr (sum, n) ) ; </text:p>
      <text:p text:style-name="Standard">msgroot [1] =getBytes (BigIntegerMath. Inr (sum. negate ( ) ,n) ) ; </text:p>
      <text:p text:style-name="Standard">msgroot [2 ] =getBytes (BigIntegerMath. Inr (dif ference, n) ) ; </text:p>
      <text:p text:style-name="Standard">msgroot [3 ] =getBytes (BigIntegerMath. Inr (dif ference .negate ( ) ,n) ) ; </text:p>
      <text:p text:style-name="Standard">boolean)] isCorrectRoot=new boolean[4]; </text:p>
      <text:p text:style-name="Standard">for (int k=0;k&lt;4;k++) { </text:p>
      <text:p text:style-name="Standard">isCorrectRoot [k] =true; </text:p>
      <text:p text:style-name="Standard"/>
      <text:p text:style-name="Standard"/>
      <text:p text:style-name="Standard"><text:soft-page-break/></text:p>
      <text:p text:style-name="Standard">202 Chapter 10 Quadratic Ciphers </text:p>
      <text:p text:style-name="Standard"/>
      <text:p text:style-name="Standard"/>
      <text:p text:style-name="Standard">for (int j=4; j&lt;8; j++) if (msgroot [k] [ j ] ! =msgroot [k] [ j+4] ) { </text:p>
      <text:p text:style-name="Standard">isCorrectRoot [k] =false; </text:p>
      <text:p text:style-name="Standard">break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boolean correctFound=false; </text:p>
      <text:p text:style-name="Standard"/>
      <text:p text:style-name="Standard">for (int k=0 ; k&lt;4 ; k++) if ( isCorrectRoot [k] ) { </text:p>
      <text:p text:style-name="Standard">if { ! correctFound) { </text:p>
      <text:p text:style-name="Standard">correctFound=true ; </text:p>
      <text:p text:style-name="Standard">ba [i] =msgroot [k] ; </text:p>
      <text:p text:style-name="Standard"/>
      <text:p text:style-name="Standard">} else { </text:p>
      <text:p text:style-name="Standard"/>
      <text:p text:style-name="Standard">ba [i] =null; </text:p>
      <text:p text:style-name="Standard"/>
      <text:p text:style-name="Standard">throw new IllegalArgumentExceptlon </text:p>
      <text:p text:style-name="Standard"/>
      <text:p text:style-name="Standard">("Multiple messages satisfied redundancy requirement!")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if (! correctFound) throw new NoSuchElementException </text:p>
      <text:p text:style-name="Standard">("No message satisfied redundancy requirement!"); </text:p>
      <text:p text:style-name="Standard">ba [ i ] =removeRedundancyAndSalt (ba [ i ] ) ; </text:p>
      <text:p text:style-name="Standard"/>
      <text:p text:style-name="Standard">} </text:p>
      <text:p text:style-name="Standard"/>
      <text:p text:style-name="Standard">//Go from blocks to a ID array, and remove padding; return this </text:p>
      <text:p text:style-name="Standard">return unPad (unBlock (ba, blockSize-9 ) , blockSize-9 ) ; </text:p>
      <text:p text:style-name="Standard"/>
      <text:p text:style-name="Standard">} </text:p>
      <text:p text:style-name="Standard"/>
      <text:p text:style-name="Standard">//Method to add redundancy and salt to blocks using Rabin </text:p>
      <text:p text:style-name="Standard"/>
      <text:p text:style-name="Standard">private static byte[] addRedundancyAndSalt (byte [ ] b, SecureRandom random) { </text:p>
      <text:p text:style-name="Standard">byte[] answer=new byte [b. length+8] ; </text:p>
      <text:p text:style-name="Standard">byte[] salt=new byte[4]; </text:p>
      <text:p text:style-name="Standard">random. next Bytes (salt) ; </text:p>
      <text:p text:style-name="Standard"/>
      <text:p text:style-name="Standard">//Put salt in front </text:p>
      <text:p text:style-name="Standard"/>
      <text:p text:style-name="Standard">System. arraycopy (salt , 0 , answer, 0,4) ; </text:p>
      <text:p text:style-name="Standard"><text:soft-page-break/></text:p>
      <text:p text:style-name="Standard">//Eollow with 1st 4 bytes of message-redundancy </text:p>
      <text:p text:style-name="Standard">System. arraycopy (b, 0 , answer, 4,4) ; </text:p>
      <text:p text:style-name="Standard"/>
      <text:p text:style-name="Standard">//Copy the message over </text:p>
      <text:p text:style-name="Standard"/>
      <text:p text:style-name="Standard">System. arraycopy (b, 0 , answer, 8 ,b. length) ; </text:p>
      <text:p text:style-name="Standard">return answer; </text:p>
      <text:p text:style-name="Standard"/>
      <text:p text:style-name="Standard"/>
      <text:p text:style-name="Standard">private static byte[] removeRedundancyAndSalt (byte [ ] b) { </text:p>
      <text:p text:style-name="Standard">byte[] answer=new byte [b. length-8] ; </text:p>
      <text:p text:style-name="Standard"/>
      <text:p text:style-name="Standard">//Copy the message over </text:p>
      <text:p text:style-name="Standard"/>
      <text:p text:style-name="Standard">System. arraycopy (b, 8 , answer, 0 , answer . length) ; </text:p>
      <text:p text:style-name="Standard">return answer; </text:p>
      <text:p text:style-name="Standard"/>
      <text:p text:style-name="Standard"/>
      <text:p text:style-name="Standard">//Other methods. . .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10.4 Salt 203 </text:p>
      <text:p text:style-name="Standard"/>
      <text:p text:style-name="Standard"/>
      <text:p text:style-name="Standard"/>
      <text:p text:style-name="Standard">Following is an applet called TestRabinCipherApplet, which demonstrates the Rabin </text:p>
      <text:p text:style-name="Standard">cipher. It can be found on, and run from, the book’s website. (See Figure 10.5.) The applet </text:p>
      <text:p text:style-name="Standard">requests you to enter a desired size for the modulus. Two strong primes are found, and the </text:p>
      <text:p text:style-name="Standard">modulus is their product. </text:p>
      <text:p text:style-name="Standard"/>
      <text:p text:style-name="Standard"/>
      <text:p text:style-name="Standard">FIGURE 10.5 </text:p>
      <text:p text:style-name="Standard"/>
      <text:p text:style-name="Standard"/>
      <text:p text:style-name="Standard"/>
      <text:p text:style-name="Standard">Minimum byte length of Rabin modulus </text:p>
      <text:p text:style-name="Standard"/>
      <text:p text:style-name="Standard"/>
      <text:p text:style-name="Standard">260 </text:p>
      <text:p text:style-name="Standard"/>
      <text:p text:style-name="Standard"/>
      <text:p text:style-name="Standard">Ft odace cqulus </text:p>
      <text:p text:style-name="Standard"/>
      <text:p text:style-name="Standard">1 </text:p>
      <text:p text:style-name="Standard"/>
      <text:p text:style-name="Standard">Prime p </text:p>
      <text:p text:style-name="Standard"/>
      <text:p text:style-name="Standard"><text:soft-page-break/>32806728293971 41 651 574051 251 1 5842552062721 6009941 </text:p>
      <text:p text:style-name="Standard"/>
      <text:p text:style-name="Standard">.iJ 1 </text:p>
      <text:p text:style-name="Standard"/>
      <text:p text:style-name="Standard">-d </text:p>
      <text:p text:style-name="Standard"/>
      <text:p text:style-name="Standard">Prime q </text:p>
      <text:p text:style-name="Standard"/>
      <text:p text:style-name="Standard"/>
      <text:p text:style-name="Standard"/>
      <text:p text:style-name="Standard">3365772343286885GB1 04659332512482241 22380781 48937 </text:p>
      <text:p text:style-name="Standard"/>
      <text:p text:style-name="Standard"/>
      <text:p text:style-name="Standard">► I </text:p>
      <text:p text:style-name="Standard"/>
      <text:p text:style-name="Standard"/>
      <text:p text:style-name="Standard"/>
      <text:p text:style-name="Standard"/>
      <text:p text:style-name="Standard"/>
      <text:p text:style-name="Standard">204 Chapter 10 Quadratic Ciphers </text:p>
      <text:p text:style-name="Standard"/>
      <text:p text:style-name="Standard"/>
      <text:p text:style-name="Standard">You first type a plaintext message in the plaintext area, then click a button to encipher. </text:p>
      <text:p text:style-name="Standard">Clicking this button again regains the plaintext. If you encipher again, you will see that an </text:p>
      <text:p text:style-name="Standard">entirely different ciphertext is generated. This is, of course, because salt is used. </text:p>
      <text:p text:style-name="Standard"/>
      <text:p text:style-name="Standard">Take note of the block sizes with Rabin; that is, the ciphertext block size is one byte </text:p>
      <text:p text:style-name="Standard">greater than the plaintext block size. Why? This is easy to see if you recall that the message </text:p>
      <text:p text:style-name="Standard">(as an integer) in a block must be less than the modulus. Suppose, for example, that the </text:p>
      <text:p text:style-name="Standard">modulus (as a binary integer) is 26 bits long. We would then choose the plaintext block size </text:p>
      <text:p text:style-name="Standard">as the largest byte smaller than 26 bits, or 3 bytes. However, once the encryption takes place </text:p>
      <text:p text:style-name="Standard">on this block, it may produce a number as long as 26 bits (certainly greater than 3 bytes) in </text:p>
      <text:p text:style-name="Standard">length; thus, the ciphertext block size needs to be one byte greater than the plaintext block </text:p>
      <text:p text:style-name="Standard">size, or in this case, 4 bytes. </text:p>
      <text:p text:style-name="Standard"/>
      <text:p text:style-name="Standard">Static Ciphers The Rabin cipher, like many other block ciphers, has a weakness in that </text:p>
      <text:p text:style-name="Standard">it always maps the same plaintext to the same ciphertext. We call these ciphers memoryless, </text:p>
      <text:p text:style-name="Standard">or static. Common plaintext in these cryptosystems can expose itself by appearing often </text:p>
      <text:p text:style-name="Standard">(encrypted) in the ciphertext. When a block cipher is being used in this way, we say it is run- </text:p>
      <text:p text:style-name="Standard">ning in electronic code book, or ECB, mode. </text:p>
      <text:p text:style-name="Standard"/>
      <text:p text:style-name="Standard">A solution to this is to modify these ciphers so that a particular plaintext maps to differ- </text:p>
      <text:p text:style-name="Standard">ent ciphertexts, usually depending on its position in the data. When a cipher is modified to </text:p>
      <text:p text:style-name="Standard">behave this way, it is called a stream cipher. There are many ways to do this; the standard </text:p>
      <text:p text:style-name="Standard">method for public key ciphers is called chaining. </text:p>
      <text:p text:style-name="Standard"/>
      <text:p text:style-name="Standard">10.5 CIPHER BLOCK CHAINING (CBC) </text:p>
      <text:p text:style-name="Standard"/>
      <text:p text:style-name="Standard">Cipher block chaining refers to a method of enhancing block enciphering. It employs a </text:p>
      <text:p text:style-name="Standard">mask using exclusive-or at the bit level. You should be familiar with how an exclusive-or </text:p>
      <text:p text:style-name="Standard">works, but we will review it here in Table 10.1. Suppose x and y are bits, and we represent </text:p>
      <text:p text:style-name="Standard">the exclusive-or operation with the symbol ©. </text:p>
      <text:p text:style-name="Standard"><text:soft-page-break/></text:p>
      <text:p text:style-name="Standard">One should note that the © operation is commutative, and reversible, in the sense that if </text:p>
      <text:p text:style-name="Standard">X, y, and z are bits, then </text:p>
      <text:p text:style-name="Standard"/>
      <text:p text:style-name="Standard">z = X © y iff X = y © z iff y = X © z. </text:p>
      <text:p text:style-name="Standard"/>
      <text:p text:style-name="Standard"/>
      <text:p text:style-name="Standard">ZSxAMPLE. Suppose x = 0, and y = 1 . Then z = x©y = 0©l = l. We can recover x by tak- </text:p>
      <text:p text:style-name="Standard">ing z©y=l©l=0 = x. It should be clear to you that this is possible no matter what val- </text:p>
      <text:p text:style-name="Standard">ues are used for x and y. For completeness, all possible values are in the Table 10.2; note </text:p>
      <text:p text:style-name="Standard">that the appropriate columns match. </text:p>
      <text:p text:style-name="Standard"/>
      <text:p text:style-name="Standard"/>
      <text:p text:style-name="Standard">X y X 0y </text:p>
      <text:p text:style-name="Standard"/>
      <text:p text:style-name="Standard"/>
      <text:p text:style-name="Standard">0 0 0 </text:p>
      <text:p text:style-name="Standard">0 1 1 </text:p>
      <text:p text:style-name="Standard">1 0 1 </text:p>
      <text:p text:style-name="Standard">1 1 0 </text:p>
      <text:p text:style-name="Standard"/>
      <text:p text:style-name="Standard"/>
      <text:p text:style-name="Standard">TABLE 10.1 </text:p>
      <text:p text:style-name="Standard"/>
      <text:p text:style-name="Standard"/>
      <text:p text:style-name="Standard">10.5 Cipher Block Chaining (CBC) </text:p>
      <text:p text:style-name="Standard"/>
      <text:p text:style-name="Standard"/>
      <text:p text:style-name="Standard">205 </text:p>
      <text:p text:style-name="Standard"/>
      <text:p text:style-name="Standard"/>
      <text:p text:style-name="Standard">TABLE 10.2 </text:p>
      <text:p text:style-name="Standard"/>
      <text:p text:style-name="Standard"/>
      <text:p text:style-name="Standard"/>
      <text:p text:style-name="Standard">We will also use the 0 operator to denote the exclusive-or operation on quantities larger </text:p>
      <text:p text:style-name="Standard">than a bit; for example, if X = . . . x„,Y = joji are two bit sequences of length n, </text:p>
      <text:p text:style-name="Standard"/>
      <text:p text:style-name="Standard">then </text:p>
      <text:p text:style-name="Standard"/>
      <text:p text:style-name="Standard"/>
      <text:p text:style-name="Standard">x0 y </text:p>
      <text:p text:style-name="Standard"/>
      <text:p text:style-name="Standard">denotes </text:p>
      <text:p text:style-name="Standard"/>
      <text:p text:style-name="Standard">Xi 0 y,- i = 0 , 1,2, . . . ,n. </text:p>
      <text:p text:style-name="Standard"/>
      <text:p text:style-name="Standard">Now we can describe CBC, which uses exclusive-or in its operation. It can be used with </text:p>
      <text:p text:style-name="Standard">any block cipher to change how enciphering is done. This is how it works: </text:p>
      <text:p text:style-name="Standard"/>
      <text:p text:style-name="Standard">Before the first plaintext block Pi is enciphered, it is 0-ed with a block of random bits </text:p>
      <text:p text:style-name="Standard">called an initialization vector, or IV. The IV does not need to be secret. The result of this plus </text:p>
      <text:p text:style-name="Standard"><text:soft-page-break/>operation is then enciphered; this produces the first ciphertext block Cj. </text:p>
      <text:p text:style-name="Standard"/>
      <text:p text:style-name="Standard">Cl = E(Pi 0 IV) </text:p>
      <text:p text:style-name="Standard"/>
      <text:p text:style-name="Standard">We do not specify which block enciphering transformation to use, because it doesn’t </text:p>
      <text:p text:style-name="Standard">matter; CBC is intended to work with any block cipher. </text:p>
      <text:p text:style-name="Standard"/>
      <text:p text:style-name="Standard">Subsequent plaintext blocks are 0-ed with the previous ciphertext block, then enciphered </text:p>
      <text:p text:style-name="Standard">to produce the next ciphertext block. That is, </text:p>
      <text:p text:style-name="Standard"/>
      <text:p text:style-name="Standard">C2 = £(P2®Ci) </text:p>
      <text:p text:style-name="Standard"/>
      <text:p text:style-name="Standard">C, = E(P,^C2) </text:p>
      <text:p text:style-name="Standard"/>
      <text:p text:style-name="Standard"/>
      <text:p text:style-name="Standard">C„ = £(P„0C„_i) </text:p>
      <text:p text:style-name="Standard"/>
      <text:p text:style-name="Standard">It should be clear to anyone that this avoids the problem of identical plaintext blocks </text:p>
      <text:p text:style-name="Standard">always mapping to the same ciphertext blocks, for any particular block will be enciphered </text:p>
      <text:p text:style-name="Standard">differently depending on whether it is first, second, . . . , or last. </text:p>
      <text:p text:style-name="Standard"/>
      <text:p text:style-name="Standard">Since 0 is reversible, and since enciphering transformations are intended to be reversible, </text:p>
      <text:p text:style-name="Standard">we can recover the plaintext by simply doing what we did earlier in reverse. To decrypt the </text:p>
      <text:p text:style-name="Standard"/>
      <text:p text:style-name="Standard"/>
      <text:p text:style-name="Standard"/>
      <text:p text:style-name="Standard"/>
      <text:p text:style-name="Standard">206 </text:p>
      <text:p text:style-name="Standard"/>
      <text:p text:style-name="Standard"/>
      <text:p text:style-name="Standard">Chapter 10 Quadratic Ciphers </text:p>
      <text:p text:style-name="Standard"/>
      <text:p text:style-name="Standard"/>
      <text:p text:style-name="Standard">first ciphertext block, we run it through the deciphering transformation, then © it with the </text:p>
      <text:p text:style-name="Standard">IV; this yields the first plaintext block = D{Ci) © IV, since </text:p>
      <text:p text:style-name="Standard"/>
      <text:p text:style-name="Standard">Z)(Ci) © IV </text:p>
      <text:p text:style-name="Standard"/>
      <text:p text:style-name="Standard">= D{E{Pi © IV)) © IV </text:p>
      <text:p text:style-name="Standard"/>
      <text:p text:style-name="Standard">= Pi © IV © IV </text:p>
      <text:p text:style-name="Standard"/>
      <text:p text:style-name="Standard">= Pi©0 </text:p>
      <text:p text:style-name="Standard"/>
      <text:p text:style-name="Standard">= Pi </text:p>
      <text:p text:style-name="Standard"/>
      <text:p text:style-name="Standard">We can then regain each subsequent plaintext block P„ because we just use the decryp- </text:p>
      <text:p text:style-name="Standard">tion transformation, and the previous ciphertext block C,_i, </text:p>
      <text:p text:style-name="Standard"/>
      <text:p text:style-name="Standard">D(C2) © Cl = D(EiP2 © Cl) © Cl = P 2 © Cl © Cl = P 2 © 0 = P 2 </text:p>
      <text:p text:style-name="Standard"/>
      <text:p text:style-name="Standard">£)(C3)©C2 = P3 </text:p>
      <text:p text:style-name="Standard"><text:soft-page-break/></text:p>
      <text:p text:style-name="Standard"/>
      <text:p text:style-name="Standard">£)(C„)©C„_i=P„ </text:p>
      <text:p text:style-name="Standard"/>
      <text:p text:style-name="Standard">Figure 10.6 shows a diagram showing CBC encryption: </text:p>
      <text:p text:style-name="Standard"/>
      <text:p text:style-name="Standard">It should be clear that by reversing this operation, decryption coupled with CBC regains </text:p>
      <text:p text:style-name="Standard">the plaintext. (See Figure 10.7.) </text:p>
      <text:p text:style-name="Standard"/>
      <text:p text:style-name="Standard"/>
      <text:p text:style-name="Standard">FIGURE 10.6 </text:p>
      <text:p text:style-name="Standard"/>
      <text:p text:style-name="Standard"/>
      <text:p text:style-name="Standard">Cipher Block Chaining - CBC </text:p>
      <text:p text:style-name="Standard"/>
      <text:p text:style-name="Standard"/>
      <text:p text:style-name="Standard">E = enciphering transformation </text:p>
      <text:p text:style-name="Standard">+ = exclusive-or </text:p>
      <text:p text:style-name="Standard"/>
      <text:p text:style-name="Standard"/>
      <text:p text:style-name="Standard">IV = initialization vector </text:p>
      <text:p text:style-name="Standard">P(i) = i-th plaintext block </text:p>
      <text:p text:style-name="Standard">C(i) = i-th ciphertext block </text:p>
      <text:p text:style-name="Standard"/>
      <text:p text:style-name="Standard"/>
      <text:p text:style-name="Standard"/>
      <text:p text:style-name="Standard">FIGURE 10.7 </text:p>
      <text:p text:style-name="Standard"/>
      <text:p text:style-name="Standard"/>
      <text:p text:style-name="Standard">Cipher Block Chaining - CBC </text:p>
      <text:p text:style-name="Standard"/>
      <text:p text:style-name="Standard"/>
      <text:p text:style-name="Standard">E' = deciphering transformation </text:p>
      <text:p text:style-name="Standard">+ = exclusive-or i </text:p>
      <text:p text:style-name="Standard"/>
      <text:p text:style-name="Standard"/>
      <text:p text:style-name="Standard">C(0) = IV </text:p>
      <text:p text:style-name="Standard"/>
      <text:p text:style-name="Standard"/>
      <text:p text:style-name="Standard">IV = initialization vector </text:p>
      <text:p text:style-name="Standard">P(i) = i-th plaintext block </text:p>
      <text:p text:style-name="Standard">C(i) = i-th ciphertext block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0.5 Cipher Block Chaining (CBC) 207 </text:p>
      <text:p text:style-name="Standard"/>
      <text:p text:style-name="Standard"/>
      <text:p text:style-name="Standard">I£xAIVIPLE. For simplicity’s sake, we’ll do an example of CBC using a simple shift Vigenere </text:p>
      <text:p text:style-name="Standard"><text:soft-page-break/>cipher with a block size of one byte. Since we are using a bitwise operation (namely, exclu- </text:p>
      <text:p text:style-name="Standard">sive-or), we will be mapping bytes. Some numbers will be in base 2. </text:p>
      <text:p text:style-name="Standard"/>
      <text:p text:style-name="Standard">The plaintext message is </text:p>
      <text:p text:style-name="Standard"/>
      <text:p text:style-name="Standard">p = I LOVE YOU = [73, 76, 79, 86, 69, 89, 79, 85] = [01001001, 01001100, 01001111, </text:p>
      <text:p text:style-name="Standard">01010110, 01000101, 01011001, 01001111, 01010101]. </text:p>
      <text:p text:style-name="Standard"/>
      <text:p text:style-name="Standard">(The last quantity is the binary representation.) The key is </text:p>
      <text:p text:style-name="Standard"/>
      <text:p text:style-name="Standard">k = CROAK = [67, 82, 79, 65, 75] = </text:p>
      <text:p text:style-name="Standard"/>
      <text:p text:style-name="Standard">[01000011, 01010010, 01001111, 01000001, 01001011], </text:p>
      <text:p text:style-name="Standard"/>
      <text:p text:style-name="Standard">and the initialization vector is one byte long, given in binary by </text:p>
      <text:p text:style-name="Standard"/>
      <text:p text:style-name="Standard">iv= 10110010. </text:p>
      <text:p text:style-name="Standard"/>
      <text:p text:style-name="Standard">(Throughout the rest of this example, all numbers will be represented in binary.) The first </text:p>
      <text:p text:style-name="Standard">ciphertext block is enciphered as </text:p>
      <text:p text:style-name="Standard"/>
      <text:p text:style-name="Standard">Cl = E(py © iv) </text:p>
      <text:p text:style-name="Standard"/>
      <text:p text:style-name="Standard">= £(01001001 © 10110010) </text:p>
      <text:p text:style-name="Standard"/>
      <text:p text:style-name="Standard">= £(11111011) </text:p>
      <text:p text:style-name="Standard"/>
      <text:p text:style-name="Standard">^ 11111011 +01000011 (mod 100000000) </text:p>
      <text:p text:style-name="Standard"/>
      <text:p text:style-name="Standard">^00111110 (mod 100000000) </text:p>
      <text:p text:style-name="Standard"/>
      <text:p text:style-name="Standard">where we represent the enciphering transformation as £. The resulting ciphertext block is </text:p>
      <text:p text:style-name="Standard">used as input for enciphering the next ciphertext block. This yields </text:p>
      <text:p text:style-name="Standard"/>
      <text:p text:style-name="Standard">C2 =£(&gt;2 ©Cl) </text:p>
      <text:p text:style-name="Standard"/>
      <text:p text:style-name="Standard">= £(01001100 ©00111110) </text:p>
      <text:p text:style-name="Standard"/>
      <text:p text:style-name="Standard">= £(01110010) </text:p>
      <text:p text:style-name="Standard"/>
      <text:p text:style-name="Standard">^ 01110010 + 01010010 (mod 100000000) </text:p>
      <text:p text:style-name="Standard"/>
      <text:p text:style-name="Standard">^ 11000100 (mod 100000000). </text:p>
      <text:p text:style-name="Standard"/>
      <text:p text:style-name="Standard">The enciphering continues, with each block’s value dependent on the previous ciphertext </text:p>
      <text:p text:style-name="Standard">block. </text:p>
      <text:p text:style-name="Standard"/>
      <text:p text:style-name="Standard">C3= 11011010 </text:p>
      <text:p text:style-name="Standard">C4= 11001101 </text:p>
      <text:p text:style-name="Standard">C5= 11010011 </text:p>
      <text:p text:style-name="Standard">C6= 11001101 </text:p>
      <text:p text:style-name="Standard">C7= 11010100 </text:p>
      <text:p text:style-name="Standard"><text:soft-page-break/>C8= 11010000 </text:p>
      <text:p text:style-name="Standard"/>
      <text:p text:style-name="Standard"/>
      <text:p text:style-name="Standard">208 Chapter 10 Quadratic Ciphers </text:p>
      <text:p text:style-name="Standard"/>
      <text:p text:style-name="Standard"/>
      <text:p text:style-name="Standard">Some ciphers do not need to use chaining, for they are already stream ciphers. The fol- </text:p>
      <text:p text:style-name="Standard">lowing public key cipher is a perfect example. </text:p>
      <text:p text:style-name="Standard"/>
      <text:p text:style-name="Standard">10.6 BLUM-GOLDWASSER PROBABILISTIC CIPHER </text:p>
      <text:p text:style-name="Standard"/>
      <text:p text:style-name="Standard">This is another public key cipher based on quadratic congruences, which uses a mask at the </text:p>
      <text:p text:style-name="Standard">bit level with an exclusive-or operation. This cipher qualifies as a stream cipher, which </text:p>
      <text:p text:style-name="Standard">encrypts the same block differently depending on its position in the plaintext. Note that </text:p>
      <text:p text:style-name="Standard">Rabin and most of the other block ciphers presented thus far do not have this property; that </text:p>
      <text:p text:style-name="Standard">is, they always map a particular plaintext to the same ciphertext, unless we employ some </text:p>
      <text:p text:style-name="Standard">type of chaining. </text:p>
      <text:p text:style-name="Standard"/>
      <text:p text:style-name="Standard">To generate keys for Blum-Goldwasser, one must choose two large primes, p and q, both </text:p>
      <text:p text:style-name="Standard">congruent to 3 modulo 4, and let n = pq. At current levels of computing power, n should be </text:p>
      <text:p text:style-name="Standard">at least 1024 bits in length. Then, using the extended Euclidean algorithm, find two integers </text:p>
      <text:p text:style-name="Standard">a and b such that </text:p>
      <text:p text:style-name="Standard"/>
      <text:p text:style-name="Standard">ap + bq= 1 . </text:p>
      <text:p text:style-name="Standard"/>
      <text:p text:style-name="Standard">The public key is the integer n, and the private key is the 4 values a, b, p, and q. </text:p>
      <text:p text:style-name="Standard"/>
      <text:p text:style-name="Standard">To encrypt a message (anyone can do this with the public key n), one does the follow- </text:p>
      <text:p text:style-name="Standard">ing. </text:p>
      <text:p text:style-name="Standard"/>
      <text:p text:style-name="Standard">1 . Let k be the largest integer not exceeding log 2 n, and let h be the largest integer not exceed- </text:p>
      <text:p text:style-name="Standard">ing log 2 A:. Represent the plaintext message P as an array mim 2 ... m, of length t where </text:p>
      <text:p text:style-name="Standard">each m, is a binary number of length h. </text:p>
      <text:p text:style-name="Standard"/>
      <text:p text:style-name="Standard">2. Select a random square Xq modulo n. One can do this by selecting a random integer r </text:p>
      <text:p text:style-name="Standard">between 1 and n — 1, then setting </text:p>
      <text:p text:style-name="Standard"/>
      <text:p text:style-name="Standard">Xo= (mod n) (0 &lt; Xq &lt; n) </text:p>
      <text:p text:style-name="Standard"/>
      <text:p text:style-name="Standard">3. Now, for ( = 1 to t (in order) do </text:p>
      <text:p text:style-name="Standard"/>
      <text:p text:style-name="Standard">• Let Xj = X;_i^ (mod n) (0 &lt; x,- &lt; n) </text:p>
      <text:p text:style-name="Standard"/>
      <text:p text:style-name="Standard">• Let Pi be the h least significant bits of x,. </text:p>
      <text:p text:style-name="Standard"/>
      <text:p text:style-name="Standard">• Let C; = Pi © nil. </text:p>
      <text:p text:style-name="Standard"/>
      <text:p text:style-name="Standard">4. Compute x,+ i = (mod n) (0 &lt; x,+i &lt; n) </text:p>
      <text:p text:style-name="Standard"/>
      <text:p text:style-name="Standard">5. Send the ciphertext message C = C 1 C 2 . . . c, and the integer x,+ i. </text:p>
      <text:p text:style-name="Standard"/>
      <text:p text:style-name="Standard">Note that only knowledge of n is required to encrypt. Now, to decrypt, the individual </text:p>
      <text:p text:style-name="Standard"><text:soft-page-break/>possessing the private key values a, b, p, and q proceeds as follows. </text:p>
      <text:p text:style-name="Standard"/>
      <text:p text:style-name="Standard">1 . Let d^{(p+ l)/4)'+' (mod p - \) (Q&lt;d&lt;p-\) </text:p>
      <text:p text:style-name="Standard"/>
      <text:p text:style-name="Standard">2. Let e^{{q+ l)/4)''"' (mod ^ - 1) (0 &lt; e &lt; ^ - 1) </text:p>
      <text:p text:style-name="Standard"/>
      <text:p text:style-name="Standard">3. Let M = x,+ / (mod p) {0&lt; u &lt;p) </text:p>
      <text:p text:style-name="Standard"/>
      <text:p text:style-name="Standard">4. Let V = x,+ i® (mod q) (0&lt;v&lt;q) </text:p>
      <text:p text:style-name="Standard"/>
      <text:p text:style-name="Standard">5. Retrieve Xq by taking Xg = vap + ubq (mod n) (0 &lt; Xg &lt; n) </text:p>
      <text:p text:style-name="Standard"/>
      <text:p text:style-name="Standard"/>
      <text:p text:style-name="Standard">10.6 Blum-Coldwasser Probabilistic Cipher 209 </text:p>
      <text:p text:style-name="Standard"/>
      <text:p text:style-name="Standard"/>
      <text:p text:style-name="Standard">6. Now, for i from 1 to ? do: </text:p>
      <text:p text:style-name="Standard"/>
      <text:p text:style-name="Standard">• Let Xi = Xi-^ (mod n) (0 &lt; x,- &lt; n) </text:p>
      <text:p text:style-name="Standard"/>
      <text:p text:style-name="Standard">• Let Pi be the h least significant bits of x,. </text:p>
      <text:p text:style-name="Standard"/>
      <text:p text:style-name="Standard">• Compute nil = Pi ® C;- </text:p>
      <text:p text:style-name="Standard"/>
      <text:p text:style-name="Standard">and the plaintext message P = mim 2 ... m, is regained. </text:p>
      <text:p text:style-name="Standard"/>
      <text:p text:style-name="Standard">Why does this scheme work? In particular, how does the recipient retrieve the random </text:p>
      <text:p text:style-name="Standard">value Xq chosen by the sender? Decryption hinges on this, for once the receiver computes </text:p>
      <text:p text:style-name="Standard">Xq, she can compute each successive x,, and consequently compute each nii = pi 0 C;. First, </text:p>
      <text:p text:style-name="Standard"/>
      <text:p text:style-name="Standard">observe that since x, is a square modulo n, that is, x, = x,_i^ (mod n), has a solution, then </text:p>
      <text:p text:style-name="Standard"/>
      <text:p text:style-name="Standard">x, = x,^i^ (mod p) also has a solution (see the proof of proposition 31). Thus, we have </text:p>
      <text:p text:style-name="Standard"/>
      <text:p text:style-name="Standard">= j (mod p). </text:p>
      <text:p text:style-name="Standard"/>
      <text:p text:style-name="Standard">(This is called Euler’s criterion; you were asked to prove this in order to prove proposition </text:p>
      <text:p text:style-name="Standard">30). Given this, note that </text:p>
      <text:p text:style-name="Standard"/>
      <text:p text:style-name="Standard">^ (_,2)(p+1)/4 ^ ^ xr^^'\ - X, (mod p) </text:p>
      <text:p text:style-name="Standard"/>
      <text:p text:style-name="Standard">In the same way, ^ (mod p) and hence </text:p>
      <text:p text:style-name="Standard"/>
      <text:p text:style-name="Standard">(x,+ i&lt;^41)/4)2 ^ </text:p>
      <text:p text:style-name="Standard"/>
      <text:p text:style-name="Standard">Continuing in this way, we obtain </text:p>
      <text:p text:style-name="Standard"/>
      <text:p text:style-name="Standard">M = = (x,+ i&lt;^4i)/4y+i = (mod/?). </text:p>
      <text:p text:style-name="Standard"/>
      <text:p text:style-name="Standard">We obtain a similar result for v: </text:p>
      <text:p text:style-name="Standard"/>
      <text:p text:style-name="Standard">V = x,+{ = (x,+ /«4^&gt;'4y+i = (mod q). </text:p>
      <text:p text:style-name="Standard"><text:soft-page-break/></text:p>
      <text:p text:style-name="Standard">Note that we have not yet obtained Xq; only 2 residues of Xq congruent to u and v mod- </text:p>
      <text:p text:style-name="Standard">ulo p and q, respectively. We need the Inr of Xq modulo n, for this is Xq itself. To achieve this, </text:p>
      <text:p text:style-name="Standard">we note that since </text:p>
      <text:p text:style-name="Standard"/>
      <text:p text:style-name="Standard">ap + bq = I </text:p>
      <text:p text:style-name="Standard"/>
      <text:p text:style-name="Standard">we have both of the following: </text:p>
      <text:p text:style-name="Standard"/>
      <text:p text:style-name="Standard">bq=\ (mod p) </text:p>
      <text:p text:style-name="Standard">ap = \ (mod q). </text:p>
      <text:p text:style-name="Standard"/>
      <text:p text:style-name="Standard">Thus, using the above two congruences, we derive the two congruences </text:p>
      <text:p text:style-name="Standard"/>
      <text:p text:style-name="Standard">vap -H ubq = Xq (mod p) </text:p>
      <text:p text:style-name="Standard">vap + ubq = Xq (mod q) </text:p>
      <text:p text:style-name="Standard">and hence, by proposition 26, we know that </text:p>
      <text:p text:style-name="Standard"/>
      <text:p text:style-name="Standard">vap + ubq = Xq (mod n) </text:p>
      <text:p text:style-name="Standard"/>
      <text:p text:style-name="Standard">and hence the random seed Xq is discovered, making decryption possible. </text:p>
      <text:p text:style-name="Standard"/>
      <text:p text:style-name="Standard"/>
      <text:p text:style-name="Standard"/>
      <text:p text:style-name="Standard">210 Chapter 10 Quadratic Ciphers </text:p>
      <text:p text:style-name="Standard"/>
      <text:p text:style-name="Standard"/>
      <text:p text:style-name="Standard">Since the intended recipient is the only one with knowledge of a, b, p, and q, she should </text:p>
      <text:p text:style-name="Standard">be the only individual able to compute Xg. For without these values, it appears necessary to </text:p>
      <text:p text:style-name="Standard">obtain Xq by computing the sequence x„ , X 2 , Xi by taking successive square roots mod- </text:p>
      <text:p text:style-name="Standard">ulo n beginning with x,+i. As we have mentioned, this is an intractable problem without </text:p>
      <text:p text:style-name="Standard">knowledge of the prime factors of n. </text:p>
      <text:p text:style-name="Standard"/>
      <text:p text:style-name="Standard">Why is this called a “probabilistic” cipher? It has to do with the apparent “randomness” </text:p>
      <text:p text:style-name="Standard">of successive squares modulo n. Note that encryption is done by taking successive squares </text:p>
      <text:p text:style-name="Standard">modulo n, and “masking” (via 0) the h least significant bits of the ith square with the ith </text:p>
      <text:p text:style-name="Standard">plaintext unit. This produces a ciphertext that appears random, in the same sense that squares </text:p>
      <text:p text:style-name="Standard">modulo n appear random. That is, if we could examine a square modulo n and notice some </text:p>
      <text:p text:style-name="Standard">pattern in its binary digits, we could use this information to help us find the square root </text:p>
      <text:p text:style-name="Standard">modulo n. We know of no other way to find solutions to quadratic congruences modulo n </text:p>
      <text:p text:style-name="Standard">without factoring n into its prime factors; thus, a square modulo n looks merely like random </text:p>
      <text:p text:style-name="Standard">data. </text:p>
      <text:p text:style-name="Standard"/>
      <text:p text:style-name="Standard"/>
      <text:p text:style-name="Standard">lixAMPLE. We will do an example of this type of encryption using small values for p and q\ </text:p>
      <text:p text:style-name="Standard">in practice we would use primes hundreds of digits long. Say the recipient chooses two </text:p>
      <text:p text:style-name="Standard">primes, p = 503, and q = 563. (Note that both p and q are congruent to 3 modulo 4). Using </text:p>
      <text:p text:style-name="Standard">the extended Euclidean algorithm, she computes two values a and b such that ap + bq= 1. </text:p>
      <text:p text:style-name="Standard">These are a = — 122, and b = 109. She computes n = pq = 503 ■ 563 = 283189, and makes </text:p>
      <text:p text:style-name="Standard">public the value of n. </text:p>
      <text:p text:style-name="Standard"/>
      <text:p text:style-name="Standard">Now suppose someone wishes to send the message (seen as a binary integer) </text:p>
      <text:p text:style-name="Standard"><text:soft-page-break/></text:p>
      <text:p text:style-name="Standard">P= 10011100001011111010 </text:p>
      <text:p text:style-name="Standard"/>
      <text:p text:style-name="Standard">to this recipient. He knows the value n = 283189, and so uses it to select a random square </text:p>
      <text:p text:style-name="Standard">Xq = 258507 = 736^ (mod 283189). (The value 736 was chosen randomly.) Now, to block </text:p>
      <text:p text:style-name="Standard">the message, he computes log 2 n = 18.11140570189, and so chooses k = 18. He then com- </text:p>
      <text:p text:style-name="Standard">putes log 2 A: s 4.169925001442, and then chooses h = 4. (Note the recipient can also com- </text:p>
      <text:p text:style-name="Standard">pute these values, so she also knows the appropriate block size.) He then splits the message </text:p>
      <text:p text:style-name="Standard">up into 4 bit blocks, to get </text:p>
      <text:p text:style-name="Standard"/>
      <text:p text:style-name="Standard">nil = 1001 </text:p>
      <text:p text:style-name="Standard">m2 = 1100 </text:p>
      <text:p text:style-name="Standard">m3 = 0010 </text:p>
      <text:p text:style-name="Standard"/>
      <text:p text:style-name="Standard">m4= nil </text:p>
      <text:p text:style-name="Standard">= 1010 . </text:p>
      <text:p text:style-name="Standard"/>
      <text:p text:style-name="Standard">Now he must compute the successive squares Xj, X 2 , X 3 , X 4 , Xj modulo n, and mask (via </text:p>
      <text:p text:style-name="Standard">©) the h least significant bits of the ith square with the ith plaintext unit to get the ith cipher- </text:p>
      <text:p text:style-name="Standard">text unit. We show this in Table 10.3. </text:p>
      <text:p text:style-name="Standard"/>
      <text:p text:style-name="Standard">Finally, the sender must compute x^ = Xj^ = 67738 (mod n). He then sends to the recip- </text:p>
      <text:p text:style-name="Standard">ient the ciphertext message </text:p>
      <text:p text:style-name="Standard"/>
      <text:p text:style-name="Standard"/>
      <text:p text:style-name="Standard">C = (1000, 1101, 0001, 1010, 0100, 67738). </text:p>
      <text:p text:style-name="Standard"/>
      <text:p text:style-name="Standard"/>
      <text:p text:style-name="Standard">10.7 Weaknesses of the Blum-Coldwasser Probabilistic Cipher 21 1 </text:p>
      <text:p text:style-name="Standard"/>
      <text:p text:style-name="Standard"/>
      <text:p text:style-name="Standard">TABLE 10.3 </text:p>
      <text:p text:style-name="Standard"/>
      <text:p text:style-name="Standard"/>
      <text:p text:style-name="Standard"/>
      <text:p text:style-name="Standard">TABLE 10.4 </text:p>
      <text:p text:style-name="Standard"/>
      <text:p text:style-name="Standard"/>
      <text:p text:style-name="Standard"/>
      <text:p text:style-name="Standard">To decrypt the message, the recipient must retrieve the random seed that the sender chose. </text:p>
      <text:p text:style-name="Standard">Then she can compute the same sequence of squares X 2 , x^,, x^, x^ and retrieve the plain- </text:p>
      <text:p text:style-name="Standard">text hy ©-ing the 4 least significant hits of the squares with the ciphertext. She does this hy </text:p>
      <text:p text:style-name="Standard">computing </text:p>
      <text:p text:style-name="Standard"/>
      <text:p text:style-name="Standard">d ^ ((503 H- l)IAf ^ 302 (mod 502) </text:p>
      <text:p text:style-name="Standard"/>
      <text:p text:style-name="Standard">e = ((563 H- \)IAf ^ 101 (mod 562) </text:p>
      <text:p text:style-name="Standard"/>
      <text:p text:style-name="Standard">u = 67738^“ ^ 468 (mod 503) </text:p>
      <text:p text:style-name="Standard"/>
      <text:p text:style-name="Standard">V = 67738^°‘ = 90 (mod 563). </text:p>
      <text:p text:style-name="Standard"/>
      <text:p text:style-name="Standard"><text:soft-page-break/>Finally, she obtains Xq, the Inr of vap + ubq modulo n. </text:p>
      <text:p text:style-name="Standard"/>
      <text:p text:style-name="Standard">xo ^ 90 • -122 • 503 h- 468 • 109 • 563 ^ 258507 (mod 283189) </text:p>
      <text:p text:style-name="Standard"/>
      <text:p text:style-name="Standard">For completeness. Table 10.4 shows the recovery process. </text:p>
      <text:p text:style-name="Standard"/>
      <text:p text:style-name="Standard">_l Thus, the plaintext P = 1001 1100 0010 1111 1010 is regained. </text:p>
      <text:p text:style-name="Standard"/>
      <text:p text:style-name="Standard">.7 WEAKNESSES OF THE BLUM-COLDWASSER PROBABILISTIC </text:p>
      <text:p text:style-name="Standard">CIPHER </text:p>
      <text:p text:style-name="Standard"/>
      <text:p text:style-name="Standard">This cipher can be broken if the following weaknesses are not dealt with. First, the primes </text:p>
      <text:p text:style-name="Standard">must be chosen carefully; for example, we must avoid primes p for which the factorization </text:p>
      <text:p text:style-name="Standard"/>
      <text:p text:style-name="Standard"/>
      <text:p text:style-name="Standard"/>
      <text:p text:style-name="Standard"/>
      <text:p text:style-name="Standard"/>
      <text:p text:style-name="Standard">212 Chapter 10 Quadratic Ciphers </text:p>
      <text:p text:style-name="Standard"/>
      <text:p text:style-name="Standard"/>
      <text:p text:style-name="Standard">of p — 1 consists entirely of small factors. Also, as with Rabin, Blum-Goldwasser is vul- </text:p>
      <text:p text:style-name="Standard">nerable to a chosen ciphertext attack. You should consider how such an attack may be posed. </text:p>
      <text:p text:style-name="Standard"/>
      <text:p text:style-name="Standard"/>
      <text:p text:style-name="Standard">EXERCISES </text:p>
      <text:p text:style-name="Standard"/>
      <text:p text:style-name="Standard">1. Use Rabin to encipher the following messages: </text:p>
      <text:p text:style-name="Standard"/>
      <text:p text:style-name="Standard">a. TORPEDO AWAY </text:p>
      <text:p text:style-name="Standard"/>
      <text:p text:style-name="Standard">b. FIRE AT WILL </text:p>
      <text:p text:style-name="Standard"/>
      <text:p text:style-name="Standard">c. WILL GONE BELAY MY LAST </text:p>
      <text:p text:style-name="Standard"/>
      <text:p text:style-name="Standard">Use p = 11027, q = 10859, and the ordinary alphabet. Use a tagging scheme for the sake </text:p>
      <text:p text:style-name="Standard">of decryption. Block and pad as necessary, but do not use salt. Then decipher. </text:p>
      <text:p text:style-name="Standard"/>
      <text:p text:style-name="Standard">2. Explain how Blum-Goldwasser probabilistic encryption is vulnerable to a chosen </text:p>
      <text:p text:style-name="Standard">ciphertext attack. </text:p>
      <text:p text:style-name="Standard"/>
      <text:p text:style-name="Standard">3. Write a Java program to execute a chosen ciphertext attack on Rabin. </text:p>
      <text:p text:style-name="Standard"/>
      <text:p text:style-name="Standard">4. Write a Java program to execute a square root attack on an unsalted enciphered mes- </text:p>
      <text:p text:style-name="Standard">sage sent to multiple recipients using the Rabin transformation. </text:p>
      <text:p text:style-name="Standard"/>
      <text:p text:style-name="Standard">5. Write a rabinEncipherWCBC() method and a rabinDecipherWCBC() method for the </text:p>
      <text:p text:style-name="Standard">Ciphers class. </text:p>
      <text:p text:style-name="Standard"/>
      <text:p text:style-name="Standard">6. Write enciphering and deciphering methods for the Blum-Goldwasser cipher. </text:p>
      <text:p text:style-name="Standard"/>
      <text:p text:style-name="Standard"/>
      <text:p text:style-name="Standard"><text:soft-page-break/>CHAPTER 1 1 </text:p>
      <text:p text:style-name="Standard">Primality Testing </text:p>
      <text:p text:style-name="Standard"/>
      <text:p text:style-name="Standard"/>
      <text:p text:style-name="Standard">Note that we are now using cryptosystems that require us to find and use large prime </text:p>
      <text:p text:style-name="Standard">numbers. How do we find large prime numbers? Do we pick a large random odd inte- </text:p>
      <text:p text:style-name="Standard">ger and try to factor it? No. Factoring takes a lot of time, and is not a good way of deter- </text:p>
      <text:p text:style-name="Standard">mining whether or not an integer is prime. In fact, this is exactly what makes the Rabin </text:p>
      <text:p text:style-name="Standard">cipher and others like it secure. If factoring the public key n was not extremely difficult, any- </text:p>
      <text:p text:style-name="Standard">one could factor n and obtain the private key values p and q (the factors of n). You may have </text:p>
      <text:p text:style-name="Standard">assumed that attempted factoring is the only way to determine whether or not a number is </text:p>
      <text:p text:style-name="Standard">prime. It isn’t. We develop alternative methods to do this now. </text:p>
      <text:p text:style-name="Standard"/>
      <text:p text:style-name="Standard">First recall Fermat’s Little Theorem (FLT): If p is prime and p -f a, a'’ ^ = 1 (mod p). (Note </text:p>
      <text:p text:style-name="Standard">that the contrapositive of FLT says that if ^ 1 (mod p), p must be composite.) What about </text:p>
      <text:p text:style-name="Standard">the converse of FLT? That is, if a'’ ' = 1 (mod p), can we conclude that p is prime? Sur- </text:p>
      <text:p text:style-name="Standard">prisingly, this is often true. We can see this if we raise 2 to some integer powers, as shown </text:p>
      <text:p text:style-name="Standard">in Table 11.1. </text:p>
      <text:p text:style-name="Standard"/>
      <text:p text:style-name="Standard">It appears that when n is prime, we always get a value congruent to 1, and when n is </text:p>
      <text:p text:style-name="Standard">composite, we get a value not congruent to 1. However, this doesn’t always hold. There are </text:p>
      <text:p text:style-name="Standard">composite integers n for which 2”^^ = 1 (mod n). Take the composite number 341 = 1 1 ■ 3 1 . </text:p>
      <text:p text:style-name="Standard">When we raise 2 to the 340 power, we get a least nonnegative residue of 1 modulo 341. (Ver- </text:p>
      <text:p text:style-name="Standard">ify.) If the converse of FLT were true, we could conclude that 341 is prime; but it obviously </text:p>
      <text:p text:style-name="Standard">isn’t, so the converse of FLT is not true. </text:p>
      <text:p text:style-name="Standard"/>
      <text:p text:style-name="Standard">There isn’t anything special about the choice of 2 as our base, so we might want to sim- </text:p>
      <text:p text:style-name="Standard">ply try another base. For example, we apply “Fermat’s test” on 341 using 3 as the base. We </text:p>
      <text:p text:style-name="Standard">get </text:p>
      <text:p text:style-name="Standard"/>
      <text:p text:style-name="Standard">3^'*“ ^56 (mod 341). </text:p>
      <text:p text:style-name="Standard"/>
      <text:p text:style-name="Standard">This establishes immediately that 341 is composite. So, we might think we can get around </text:p>
      <text:p text:style-name="Standard">the failure of Fermat’s test by just trying different bases modulo n until we either </text:p>
      <text:p text:style-name="Standard"/>
      <text:p text:style-name="Standard">1 . Obtain a least nonnegative residue not equal to 1, and conclude that n is composite. </text:p>
      <text:p text:style-name="Standard"/>
      <text:p text:style-name="Standard">2. Do not obtain a residue congruent to 1 modulo n after many tries with different bases, </text:p>
      <text:p text:style-name="Standard"/>
      <text:p text:style-name="Standard">and conclude that n is probably prime since we can’t prove it isn’t using this test. </text:p>
      <text:p text:style-name="Standard"/>
      <text:p text:style-name="Standard"/>
      <text:p text:style-name="Standard">213 </text:p>
      <text:p text:style-name="Standard"/>
      <text:p text:style-name="Standard"/>
      <text:p text:style-name="Standard">214 </text:p>
      <text:p text:style-name="Standard"/>
      <text:p text:style-name="Standard"/>
      <text:p text:style-name="Standard">Chapter 1 1 Primality Testing </text:p>
      <text:p text:style-name="Standard"/>
      <text:p text:style-name="Standard"/>
      <text:p text:style-name="Standard">TABLE 11.1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3 </text:p>
      <text:p text:style-name="Standard"/>
      <text:p text:style-name="Standard">22 = 1 (mod 3) </text:p>
      <text:p text:style-name="Standard"/>
      <text:p text:style-name="Standard">Yes </text:p>
      <text:p text:style-name="Standard"/>
      <text:p text:style-name="Standard">4 </text:p>
      <text:p text:style-name="Standard"/>
      <text:p text:style-name="Standard">23 = 0 (mod 4) </text:p>
      <text:p text:style-name="Standard"/>
      <text:p text:style-name="Standard">No </text:p>
      <text:p text:style-name="Standard"/>
      <text:p text:style-name="Standard">5 </text:p>
      <text:p text:style-name="Standard"/>
      <text:p text:style-name="Standard">24 = 1 (mod 5) </text:p>
      <text:p text:style-name="Standard"/>
      <text:p text:style-name="Standard">Yes </text:p>
      <text:p text:style-name="Standard"/>
      <text:p text:style-name="Standard">6 </text:p>
      <text:p text:style-name="Standard"/>
      <text:p text:style-name="Standard">25 = 2 (mod 6) </text:p>
      <text:p text:style-name="Standard"/>
      <text:p text:style-name="Standard">No </text:p>
      <text:p text:style-name="Standard"/>
      <text:p text:style-name="Standard">7 </text:p>
      <text:p text:style-name="Standard"/>
      <text:p text:style-name="Standard">26 = 1 (mod 7) </text:p>
      <text:p text:style-name="Standard"/>
      <text:p text:style-name="Standard">Yes </text:p>
      <text:p text:style-name="Standard"/>
      <text:p text:style-name="Standard">8 </text:p>
      <text:p text:style-name="Standard"/>
      <text:p text:style-name="Standard">27 = 0 (mod 8) </text:p>
      <text:p text:style-name="Standard"/>
      <text:p text:style-name="Standard">No </text:p>
      <text:p text:style-name="Standard"/>
      <text:p text:style-name="Standard">9 </text:p>
      <text:p text:style-name="Standard"/>
      <text:p text:style-name="Standard">28 = 4 (mod 9) </text:p>
      <text:p text:style-name="Standard"/>
      <text:p text:style-name="Standard">No </text:p>
      <text:p text:style-name="Standard"/>
      <text:p text:style-name="Standard">10 </text:p>
      <text:p text:style-name="Standard"/>
      <text:p text:style-name="Standard">29 = 2 (mod 10) </text:p>
      <text:p text:style-name="Standard"/>
      <text:p text:style-name="Standard">No </text:p>
      <text:p text:style-name="Standard"><text:soft-page-break/></text:p>
      <text:p text:style-name="Standard">11 </text:p>
      <text:p text:style-name="Standard"/>
      <text:p text:style-name="Standard">210 = 1 (mod 11) </text:p>
      <text:p text:style-name="Standard"/>
      <text:p text:style-name="Standard">Yes </text:p>
      <text:p text:style-name="Standard"/>
      <text:p text:style-name="Standard"/>
      <text:p text:style-name="Standard">This isn’t a bad idea, actually, if it weren’t for the existence of Carmichael numbers; </text:p>
      <text:p text:style-name="Standard">these are very rare composite integers that fool Fermat’s test for any base b relatively prime </text:p>
      <text:p text:style-name="Standard">to n. The integer 561 = 3 ■ 11 • 17 is a Carmichael number, and we can prove it in this way: </text:p>
      <text:p text:style-name="Standard">Take any base b relatively prime to 561; so (b, 3) = (b, 11) = (b, 17) = 1. FLT tells us then </text:p>
      <text:p text:style-name="Standard">that b^ = I (mod 3), b^° = 1 (mod 11), and b^^ = 1 (mod 17). This tells us then that </text:p>
      <text:p text:style-name="Standard"/>
      <text:p text:style-name="Standard">b560 ^ (.^2)280 ^ ^ 3)^ </text:p>
      <text:p text:style-name="Standard"/>
      <text:p text:style-name="Standard">^560 ^ (.^ 10^56 ^ ^ </text:p>
      <text:p text:style-name="Standard"/>
      <text:p text:style-name="Standard">^560 ^ (-^16)35 ^ ^ ^7^ </text:p>
      <text:p text:style-name="Standard"/>
      <text:p text:style-name="Standard">Proposition 26 now implies that b^^° = 1 (mod 561) for any base b such that (b, 561) = </text:p>
      <text:p text:style-name="Standard">1, and so 561 is a Carmichael number. </text:p>
      <text:p text:style-name="Standard"/>
      <text:p text:style-name="Standard">Though Carmichael numbers are very rare (much rarer than primes), there are still infi- </text:p>
      <text:p text:style-name="Standard">nitely many of them. However, we will not prove this. The fact that they exist at all is enough </text:p>
      <text:p text:style-name="Standard">to avoid using Fermat’s test for primality, especially when we can develop better tests which </text:p>
      <text:p text:style-name="Standard">Carmichael numbers cannot fool. An example of such a test is Miller’s test. Miller’s test is </text:p>
      <text:p text:style-name="Standard">based on Fermat’s test, but carries it a bit further. In order to prove that it works, we will need </text:p>
      <text:p text:style-name="Standard">the following, which you should easily be able to prove. </text:p>
      <text:p text:style-name="Standard"/>
      <text:p text:style-name="Standard">PROPOSITION 34 Let p be prime, and suppose = 1 (mod p). Then x = 1 (mod p) </text:p>
      <text:p text:style-name="Standard">or X = — 1 (mod p). </text:p>
      <text:p text:style-name="Standard"/>
      <text:p text:style-name="Standard">Proposition 34 says the only square roots of 1 modulo a prime are 1 and — 1. This fact </text:p>
      <text:p text:style-name="Standard">will be immensely helpful. Now we can discuss Miller’s test, which is based on proposition </text:p>
      <text:p text:style-name="Standard">34. </text:p>
      <text:p text:style-name="Standard"/>
      <text:p text:style-name="Standard"/>
      <text:p text:style-name="Standard"/>
      <text:p text:style-name="Standard"/>
      <text:p text:style-name="Standard">11.1 Miller's Test 215 </text:p>
      <text:p text:style-name="Standard"/>
      <text:p text:style-name="Standard"/>
      <text:p text:style-name="Standard">11.1 MILLER'S TEST </text:p>
      <text:p text:style-name="Standard"/>
      <text:p text:style-name="Standard"/>
      <text:p text:style-name="Standard">Definition (Miller’s Test.) </text:p>
      <text:p text:style-name="Standard"/>
      <text:p text:style-name="Standard">Let n be a positive integer with n — 1 = 2T where s is a nonnegative integer, and t is an </text:p>
      <text:p text:style-name="Standard">odd positive integer. We say that n passes Miller’s test for the hase b if either b' = I (mod </text:p>
      <text:p text:style-name="Standard">n) or fo*' = — 1 (mod n) for some k = 2',0&lt;j&lt;s— 1 . </text:p>
      <text:p text:style-name="Standard"/>
      <text:p text:style-name="Standard"><text:soft-page-break/></text:p>
      <text:p text:style-name="Standard">Let’s discuss in detail how Miller’s test works. Suppose you are testing the integer n for </text:p>
      <text:p text:style-name="Standard">primality, and obtain b"^^ = 1 (mod n). This doesn’t tell you if n is prime or not, so consider </text:p>
      <text:p text:style-name="Standard">the quantity y = {n — l)/2, and evaluate x = ZT (mod n). If n is prime we must have x = I </text:p>
      <text:p text:style-name="Standard">(mod n), or X = — 1 (mod n), since = x ■ x = (h*" = 1 (mod n) by Fer- </text:p>
      <text:p text:style-name="Standard">mat’s Little Theorem, and Proposition 34 says the only square roots of 1 modulo a prime </text:p>
      <text:p text:style-name="Standard">are 1 and — 1 . So, when we compute x we have the following cases to consider: </text:p>
      <text:p text:style-name="Standard"/>
      <text:p text:style-name="Standard">1. X is congruent to neither 1 nor — 1 modulo n. In this case, x has a square root that is con- </text:p>
      <text:p text:style-name="Standard">gruent to neither I nor — I ; hence n cannot be prime by Proposition 34 and so fails the </text:p>
      <text:p text:style-name="Standard">test. </text:p>
      <text:p text:style-name="Standard"/>
      <text:p text:style-name="Standard">2. X = — 1 (mod n). This case says that n may be prime. We can go no further with the test </text:p>
      <text:p text:style-name="Standard">once we obtain a residue of — I, so we conclude that n passes the test. </text:p>
      <text:p text:style-name="Standard"/>
      <text:p text:style-name="Standard">3. X = 1 (mod n) This also says that n may be prime, and furthermore we can continue to </text:p>
      <text:p text:style-name="Standard">test n for primality in this way: </text:p>
      <text:p text:style-name="Standard"/>
      <text:p text:style-name="Standard">a. If 2ly, divide y by 2 (again) and evaluate x = Zf (mod n). Then consider as before the </text:p>
      <text:p text:style-name="Standard">three cases above. </text:p>
      <text:p text:style-name="Standard"/>
      <text:p text:style-name="Standard">b. If y is not divisible by 2, the last value for x was congruent to 1 modulo n. We can go </text:p>
      <text:p text:style-name="Standard">no further with the test, and conclude that n passes the test for primality. </text:p>
      <text:p text:style-name="Standard"/>
      <text:p text:style-name="Standard">Note that the previous procedure must eventually terminate, since </text:p>
      <text:p text:style-name="Standard"/>
      <text:p text:style-name="Standard">• we must eventually obtain a residue not equal to 1 , or </text:p>
      <text:p text:style-name="Standard"/>
      <text:p text:style-name="Standard">• during each iteration we divide the value of y in half, and at some point y must fail to be </text:p>
      <text:p text:style-name="Standard">divisible by 2. </text:p>
      <text:p text:style-name="Standard"/>
      <text:p text:style-name="Standard">It should be clear to you that if you run a prime number through Miller’s test, it will </text:p>
      <text:p text:style-name="Standard">pass. </text:p>
      <text:p text:style-name="Standard"/>
      <text:p text:style-name="Standard">PROPOSITION 35 If n is prime and Z) is a positive integer such that « T Zi, then n passes </text:p>
      <text:p text:style-name="Standard">Miller’s test for the base b. </text:p>
      <text:p text:style-name="Standard"/>
      <text:p text:style-name="Standard">Proof. If n is prime in the algorithm described above, you must eventually </text:p>
      <text:p text:style-name="Standard">1 . Obtain a value for x = — 1 (mod n), or </text:p>
      <text:p text:style-name="Standard"/>
      <text:p text:style-name="Standard"/>
      <text:p text:style-name="Standard"/>
      <text:p text:style-name="Standard">216 Chapter 11 Primality Testing </text:p>
      <text:p text:style-name="Standard"/>
      <text:p text:style-name="Standard"/>
      <text:p text:style-name="Standard">2. Fail to be able to divide y by 2 any further </text:p>
      <text:p text:style-name="Standard"/>
      <text:p text:style-name="Standard">Either way, the prime n passes the test. At no point can you generate a square root of 1 </text:p>
      <text:p text:style-name="Standard">that is congruent to neither 1 nor — 1 modulo n, for this is demanded by Proposition 34. ■ </text:p>
      <text:p text:style-name="Standard"/>
      <text:p text:style-name="Standard">HXAMPLES. </text:p>
      <text:p text:style-name="Standard"/>
      <text:p text:style-name="Standard"><text:soft-page-break/>1. Take the prime n = 29 and a base = 5; we will see that n passes Miller’s test. Start with </text:p>
      <text:p text:style-name="Standard">the exponent y = (n — l)/2 = (29 — l)/2 = 14 and compute S''' = 1 (mod 29). So far, this </text:p>
      <text:p text:style-name="Standard">is a pass; divide y by 2 to get y = 7 and compute 5’ = 28 = — 1 (mod 29). This is also a </text:p>
      <text:p text:style-name="Standard">pass, and we can continue no further since we obtained a residue of — 1 . (Had we obtained </text:p>
      <text:p text:style-name="Standard">a residue of 1 , we still could not have proceeded since y cannot be halved any further; </text:p>
      <text:p text:style-name="Standard">regardless, n = 7 passes Miller’s test for the base 5.) </text:p>
      <text:p text:style-name="Standard"/>
      <text:p text:style-name="Standard">2. Take the prime n = 251 , and the base b = 22, and note the progression of Miller’s test in </text:p>
      <text:p text:style-name="Standard">Table 11.2. </text:p>
      <text:p text:style-name="Standard"/>
      <text:p text:style-name="Standard">TABLE 11.2 </text:p>
      <text:p text:style-name="Standard"/>
      <text:p text:style-name="Standard"/>
      <text:p text:style-name="Standard">Exponent y </text:p>
      <text:p text:style-name="Standard"/>
      <text:p text:style-name="Standard">22J'=?(mod 257) </text:p>
      <text:p text:style-name="Standard"/>
      <text:p text:style-name="Standard">Conclusion </text:p>
      <text:p text:style-name="Standard"/>
      <text:p text:style-name="Standard">128 </text:p>
      <text:p text:style-name="Standard"/>
      <text:p text:style-name="Standard">1 </text:p>
      <text:p text:style-name="Standard"/>
      <text:p text:style-name="Standard">Pass-continue </text:p>
      <text:p text:style-name="Standard"/>
      <text:p text:style-name="Standard">64 </text:p>
      <text:p text:style-name="Standard"/>
      <text:p text:style-name="Standard">1 </text:p>
      <text:p text:style-name="Standard"/>
      <text:p text:style-name="Standard">Pass-continue </text:p>
      <text:p text:style-name="Standard"/>
      <text:p text:style-name="Standard">32 </text:p>
      <text:p text:style-name="Standard"/>
      <text:p text:style-name="Standard">-1 </text:p>
      <text:p text:style-name="Standard"/>
      <text:p text:style-name="Standard">Pass-STOP </text:p>
      <text:p text:style-name="Standard"/>
      <text:p text:style-name="Standard"/>
      <text:p text:style-name="Standard">3. We repeat the above test for n = 257, but using a different base b = 17. (See Table 11.3.) </text:p>
      <text:p text:style-name="Standard"/>
      <text:p text:style-name="Standard">TABLE 11.3 </text:p>
      <text:p text:style-name="Standard"/>
      <text:p text:style-name="Standard"/>
      <text:p text:style-name="Standard">Exponent y 171'= ?(mod 257) </text:p>
      <text:p text:style-name="Standard"/>
      <text:p text:style-name="Standard">Conclusion </text:p>
      <text:p text:style-name="Standard"/>
      <text:p text:style-name="Standard">128 </text:p>
      <text:p text:style-name="Standard"/>
      <text:p text:style-name="Standard">1 </text:p>
      <text:p text:style-name="Standard"/>
      <text:p text:style-name="Standard">Pass-continue </text:p>
      <text:p text:style-name="Standard"><text:soft-page-break/></text:p>
      <text:p text:style-name="Standard">64 </text:p>
      <text:p text:style-name="Standard"/>
      <text:p text:style-name="Standard">1 </text:p>
      <text:p text:style-name="Standard"/>
      <text:p text:style-name="Standard">Pass-continue </text:p>
      <text:p text:style-name="Standard"/>
      <text:p text:style-name="Standard">32 </text:p>
      <text:p text:style-name="Standard"/>
      <text:p text:style-name="Standard">1 </text:p>
      <text:p text:style-name="Standard"/>
      <text:p text:style-name="Standard">Pass-continue </text:p>
      <text:p text:style-name="Standard"/>
      <text:p text:style-name="Standard">16 </text:p>
      <text:p text:style-name="Standard"/>
      <text:p text:style-name="Standard">-1 </text:p>
      <text:p text:style-name="Standard"/>
      <text:p text:style-name="Standard">Pass-STOP </text:p>
      <text:p text:style-name="Standard"/>
      <text:p text:style-name="Standard"/>
      <text:p text:style-name="Standard">4. We repeat the test one more time for n = 257, but using a base b = A. (See Table 1 1 .4.) </text:p>
      <text:p text:style-name="Standard"/>
      <text:p text:style-name="Standard">TABLE 11.4 </text:p>
      <text:p text:style-name="Standard"/>
      <text:p text:style-name="Standard"/>
      <text:p text:style-name="Standard">Exponent y </text:p>
      <text:p text:style-name="Standard"/>
      <text:p text:style-name="Standard">4i'=?(mod 257) </text:p>
      <text:p text:style-name="Standard"/>
      <text:p text:style-name="Standard">Conclusion </text:p>
      <text:p text:style-name="Standard"/>
      <text:p text:style-name="Standard">128 </text:p>
      <text:p text:style-name="Standard"/>
      <text:p text:style-name="Standard">1 </text:p>
      <text:p text:style-name="Standard"/>
      <text:p text:style-name="Standard">Pass-continue </text:p>
      <text:p text:style-name="Standard"/>
      <text:p text:style-name="Standard">64 </text:p>
      <text:p text:style-name="Standard"/>
      <text:p text:style-name="Standard">1 </text:p>
      <text:p text:style-name="Standard"/>
      <text:p text:style-name="Standard">Pass-continue </text:p>
      <text:p text:style-name="Standard"/>
      <text:p text:style-name="Standard">32 </text:p>
      <text:p text:style-name="Standard"/>
      <text:p text:style-name="Standard">1 </text:p>
      <text:p text:style-name="Standard"/>
      <text:p text:style-name="Standard">Pass-continue </text:p>
      <text:p text:style-name="Standard"/>
      <text:p text:style-name="Standard">16 </text:p>
      <text:p text:style-name="Standard"/>
      <text:p text:style-name="Standard">1 </text:p>
      <text:p text:style-name="Standard"><text:soft-page-break/></text:p>
      <text:p text:style-name="Standard">Pass-continue </text:p>
      <text:p text:style-name="Standard"/>
      <text:p text:style-name="Standard">8 </text:p>
      <text:p text:style-name="Standard"/>
      <text:p text:style-name="Standard">1 </text:p>
      <text:p text:style-name="Standard"/>
      <text:p text:style-name="Standard">Pass-continue </text:p>
      <text:p text:style-name="Standard"/>
      <text:p text:style-name="Standard">4 </text:p>
      <text:p text:style-name="Standard"/>
      <text:p text:style-name="Standard">-1 </text:p>
      <text:p text:style-name="Standard"/>
      <text:p text:style-name="Standard">Pass-STOP </text:p>
      <text:p text:style-name="Standard"/>
      <text:p text:style-name="Standard"/>
      <text:p text:style-name="Standard"/>
      <text:p text:style-name="Standard"/>
      <text:p text:style-name="Standard"/>
      <text:p text:style-name="Standard">11.2 The Rabin-Miller Test 217 </text:p>
      <text:p text:style-name="Standard"/>
      <text:p text:style-name="Standard"/>
      <text:p text:style-name="Standard">You are invited to verify the values obtained here. When an integer n fails Miller’s test, </text:p>
      <text:p text:style-name="Standard">n is definitely composite, but if it passes, we still don’t know for sure whether or not it is </text:p>
      <text:p text:style-name="Standard">prime. However, there exist no composite integers that can fool Miller’s test to every base </text:p>
      <text:p text:style-name="Standard">b\ even Carmichael numbers must eventually fail Miller’s test for some base b. We will not </text:p>
      <text:p text:style-name="Standard">prove this, but will state a proposition to this effect. The proposition actually says something </text:p>
      <text:p text:style-name="Standard">much stronger; it puts an upper bound on the number of bases for which a composite inte- </text:p>
      <text:p text:style-name="Standard">ger can fool Miller’s test. </text:p>
      <text:p text:style-name="Standard"/>
      <text:p text:style-name="Standard"/>
      <text:p text:style-name="Standard">PROPOSITION 36 Suppose n is an odd, composite positive integer. Then n fails Miller’s </text:p>
      <text:p text:style-name="Standard">test for at least 75 percent of the test bases b where \ &lt;b&lt;n — 1. </text:p>
      <text:p text:style-name="Standard"/>
      <text:p text:style-name="Standard">For example, take the Carmichael number 561 ; it passes Fermat’s test, but fails Miller’s </text:p>
      <text:p text:style-name="Standard">test for the base 2. (See Table 11.5.) </text:p>
      <text:p text:style-name="Standard"/>
      <text:p text:style-name="Standard">The failure of Miller’s test establishes definitely that 561 is composite. Note that Propo- </text:p>
      <text:p text:style-name="Standard">sition 36 says that there can be nothing akin to Carmichael numbers for Miller’s test. In </text:p>
      <text:p text:style-name="Standard">fact. Proposition 36 allows us to establish a “probability” that an integer is prime. Suppose, </text:p>
      <text:p text:style-name="Standard">for example, that we take a very large integer n and it passes Miller’s test for some base b </text:p>
      <text:p text:style-name="Standard">between 1 and n — \. Since n can pass Miller’s test for at most 75 percent of such bases, </text:p>
      <text:p text:style-name="Standard">there is no more than a 25 percent chance that n is composite, or equivalently, no less than </text:p>
      <text:p text:style-name="Standard">a 75 percent chance that n is prime. </text:p>
      <text:p text:style-name="Standard"/>
      <text:p text:style-name="Standard">.2 THE RABIN-MILLER TEST </text:p>
      <text:p text:style-name="Standard"/>
      <text:p text:style-name="Standard">If we then repeat Miller’s test on n with different bases, we can either discover that n is </text:p>
      <text:p text:style-name="Standard">composite, or force the probability that it is prime as close to 1 as desired. This is in fact what </text:p>
      <text:p text:style-name="Standard">modern computers do when searching for large primes, and this particular method of find- </text:p>
      <text:p text:style-name="Standard">ing “probable” primes is called the Rabin-Miller test. </text:p>
      <text:p text:style-name="Standard"/>
      <text:p text:style-name="Standard"><text:soft-page-break/>Succinctly: if an integer n passes Rabin-Miller for q different bases, then the probabil- </text:p>
      <text:p text:style-name="Standard">ity that n is prime is no less than 1 — (1/4)®. It is important to note that the bases used for </text:p>
      <text:p text:style-name="Standard">the Rabin-Miller test be chosen as randomly as possible. The study of pseudo-random num- </text:p>
      <text:p text:style-name="Standard">ber generation is a broad topic of great interest to cryptographers; see Chapter 16 on cryp- </text:p>
      <text:p text:style-name="Standard">tographic applications. </text:p>
      <text:p text:style-name="Standard"/>
      <text:p text:style-name="Standard">Java Algorithm The Java Biginteger class provides a constructor to generate probable </text:p>
      <text:p text:style-name="Standard">primes. The test used is different than Rabin-Miller as we have presented it; their version </text:p>
      <text:p text:style-name="Standard">establishes after q passes that n is prime with probability 1 — (1/2)®. (Most likely, they are </text:p>
      <text:p text:style-name="Standard"/>
      <text:p text:style-name="Standard"/>
      <text:p text:style-name="Standard">TABLE 11.5 </text:p>
      <text:p text:style-name="Standard"/>
      <text:p text:style-name="Standard"/>
      <text:p text:style-name="Standard"/>
      <text:p text:style-name="Standard"/>
      <text:p text:style-name="Standard">218 </text:p>
      <text:p text:style-name="Standard"/>
      <text:p text:style-name="Standard"/>
      <text:p text:style-name="Standard">Chapter 1 1 Primality Testing </text:p>
      <text:p text:style-name="Standard"/>
      <text:p text:style-name="Standard"/>
      <text:p text:style-name="Standard">using the Solovay-Strassen primality test, which uses what are called Jacobi symbols; there </text:p>
      <text:p text:style-name="Standard">is no reason for us to learn it, since Rabin-Miller does just as well, and provides higher </text:p>
      <text:p text:style-name="Standard">probability with fewer trials.) We will write a method called primeProbabilityO to perform </text:p>
      <text:p text:style-name="Standard">Rabin-Miller ’s test on an integer n. It will return the probability that n is prime, given a cer- </text:p>
      <text:p text:style-name="Standard">tain number of passes requested. If n fails any pass, primeProbabilityO will return 0. </text:p>
      <text:p text:style-name="Standard"/>
      <text:p text:style-name="Standard">import java.math.BigInteger; </text:p>
      <text:p text:style-name="Standard">import java . security . SecureRandom; </text:p>
      <text:p text:style-name="Standard">public class BigIntegerMath { </text:p>
      <text:p text:style-name="Standard"/>
      <text:p text:style-name="Standard">//. . . </text:p>
      <text:p text:style-name="Standard"/>
      <text:p text:style-name="Standard">static final Biginteger TWO=new Biginteger (929) ; </text:p>
      <text:p text:style-name="Standard"/>
      <text:p text:style-name="Standard">//. . . </text:p>
      <text:p text:style-name="Standard"/>
      <text:p text:style-name="Standard">//Implements the Rabin-Miller test. </text:p>
      <text:p text:style-name="Standard"/>
      <text:p text:style-name="Standard">//Number of different bases to try is passed in as an int </text:p>
      <text:p text:style-name="Standard"/>
      <text:p text:style-name="Standard">//If the Biginteger passes all tests, returns the probability it is prime as a </text:p>
      <text:p text:style-name="Standard">/ /double . </text:p>
      <text:p text:style-name="Standard"/>
      <text:p text:style-name="Standard">//Returns zero if the Biginteger is determined to be composite, </text:p>
      <text:p text:style-name="Standard">public static double primeProbability (Biginteger n,int numPasses) { </text:p>
      <text:p text:style-name="Standard">if (numPasses&lt;=0) throw new IllegalArgumentException </text:p>
      <text:p text:style-name="Standard">("Number of bases must be positive!"); </text:p>
      <text:p text:style-name="Standard"/>
      <text:p text:style-name="Standard">Biginteger b,x; </text:p>
      <text:p text:style-name="Standard"/>
      <text:p text:style-name="Standard"><text:soft-page-break/>SecureRandom sr=new SecureRandom ( ) ; </text:p>
      <text:p text:style-name="Standard"/>
      <text:p text:style-name="Standard">Biginteger nMinusOne=n. subtract (ONE) ; </text:p>
      <text:p text:style-name="Standard">for (int i=0 ; i&lt;numPasses ; i++) { </text:p>
      <text:p text:style-name="Standard"/>
      <text:p text:style-name="Standard">//Choose a random base smaller than n </text:p>
      <text:p text:style-name="Standard">b=new Biginteger (n.bitLength ( ) -I,sr) ; </text:p>
      <text:p text:style-name="Standard"/>
      <text:p text:style-name="Standard">//Check Fermat's condition first </text:p>
      <text:p text:style-name="Standard">x=b .modPow (nMinusOne , n) ; </text:p>
      <text:p text:style-name="Standard"/>
      <text:p text:style-name="Standard">if ( !x . equals (ONE) ) return 0.0; //not prime </text:p>
      <text:p text:style-name="Standard">//Divide n-1 by 2 </text:p>
      <text:p text:style-name="Standard"/>
      <text:p text:style-name="Standard">Biginteger [] dr=nMinusOne . divideAndRemainder (TWO) ; </text:p>
      <text:p text:style-name="Standard"/>
      <text:p text:style-name="Standard">//Perform the root tests </text:p>
      <text:p text:style-name="Standard">while (dr [1] . equals (ZERO) ) { </text:p>
      <text:p text:style-name="Standard">x=b .modPow (dr [0] ,n) ; </text:p>
      <text:p text:style-name="Standard"/>
      <text:p text:style-name="Standard">//if you get -1, this is a PASS; get out </text:p>
      <text:p text:style-name="Standard"/>
      <text:p text:style-name="Standard">if (x . equals (nMinusOne) ) break;//pass </text:p>
      <text:p text:style-name="Standard"/>
      <text:p text:style-name="Standard">//Now, if its not -1 or 1, this is a FAIL, return 0 </text:p>
      <text:p text:style-name="Standard"/>
      <text:p text:style-name="Standard">if ( !x. equals (ONE) ) return 0.0; //not prime </text:p>
      <text:p text:style-name="Standard"/>
      <text:p text:style-name="Standard">//If its 1, so far its a pass </text:p>
      <text:p text:style-name="Standard"/>
      <text:p text:style-name="Standard">//We can continue with the test; divide by 2 </text:p>
      <text:p text:style-name="Standard"/>
      <text:p text:style-name="Standard">dr=dr[0] . divideAndRemainder (TWO) ; </text:p>
      <text:p text:style-name="Standard"/>
      <text:p text:style-name="Standard"/>
      <text:p text:style-name="Standard">} </text:p>
      <text:p text:style-name="Standard"/>
      <text:p text:style-name="Standard">//Only way to get here is by passing all tests </text:p>
      <text:p text:style-name="Standard">return 1 . 0-Math.pow (0 . 25 , numPasses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/>
      <text:p text:style-name="Standard">Exercises 219 </text:p>
      <text:p text:style-name="Standard"/>
      <text:p text:style-name="Standard"/>
      <text:p text:style-name="Standard">^2cJ </text:p>
      <text:p text:style-name="Standard"/>
      <text:p text:style-name="Standard"/>
      <text:p text:style-name="Standard"><text:soft-page-break/></text:p>
      <text:p text:style-name="Standard">The applet called TestPrimeGeneratorApplet generates probable primes of a specified byte </text:p>
      <text:p text:style-name="Standard">length. It generates random numbers of the requested length, and tests each for primality until </text:p>
      <text:p text:style-name="Standard">one passes, using the number of tests specified. The screen shot in Figure 11.1 is of the </text:p>
      <text:p text:style-name="Standard">applet generating a probable prime using Rabin-Miller. </text:p>
      <text:p text:style-name="Standard"/>
      <text:p text:style-name="Standard">This particular prime is just a probable prime. It was not constructed to be a strong prime, </text:p>
      <text:p text:style-name="Standard">or a safe prime, though it may be either purely by accident. See the chapters on quadratic </text:p>
      <text:p text:style-name="Standard">ciphers (Chapter 10) and on exponential congruences (Chapter 13) for an explanation of the </text:p>
      <text:p text:style-name="Standard">terms strong prime and safe prime. </text:p>
      <text:p text:style-name="Standard"/>
      <text:p text:style-name="Standard">EXERCISES </text:p>
      <text:p text:style-name="Standard"/>
      <text:p text:style-name="Standard">1 . Using the Rabin-Miller primality test, determine the probability that the integer is </text:p>
      <text:p text:style-name="Standard">prime for each of the following numbers. Choose your own bases (as randomly as you </text:p>
      <text:p text:style-name="Standard">can). You should be able to do the calculations without the aid of a computer. </text:p>
      <text:p text:style-name="Standard"/>
      <text:p text:style-name="Standard"/>
      <text:p text:style-name="Standard"/>
      <text:p text:style-name="Standard">Prime Generator - Microsoft Internet Explorer </text:p>
      <text:p text:style-name="Standard"/>
      <text:p text:style-name="Standard"/>
      <text:p text:style-name="Standard"/>
      <text:p text:style-name="Standard"/>
      <text:p text:style-name="Standard"/>
      <text:p text:style-name="Standard">220 </text:p>
      <text:p text:style-name="Standard"/>
      <text:p text:style-name="Standard"/>
      <text:p text:style-name="Standard">Chapter 1 1 Primality Testing </text:p>
      <text:p text:style-name="Standard"/>
      <text:p text:style-name="Standard"/>
      <text:p text:style-name="Standard"/>
      <text:p text:style-name="Standard"/>
      <text:p text:style-name="Standard">19 </text:p>
      <text:p text:style-name="Standard"/>
      <text:p text:style-name="Standard">3 </text:p>
      <text:p text:style-name="Standard"/>
      <text:p text:style-name="Standard">101 </text:p>
      <text:p text:style-name="Standard"/>
      <text:p text:style-name="Standard">5 </text:p>
      <text:p text:style-name="Standard"/>
      <text:p text:style-name="Standard">103 </text:p>
      <text:p text:style-name="Standard"/>
      <text:p text:style-name="Standard">4 </text:p>
      <text:p text:style-name="Standard"/>
      <text:p text:style-name="Standard">97 </text:p>
      <text:p text:style-name="Standard"/>
      <text:p text:style-name="Standard">3 </text:p>
      <text:p text:style-name="Standard"/>
      <text:p text:style-name="Standard"/>
      <text:p text:style-name="Standard">2. Repeat the previous exercise using these larger numbers. A program may be used. </text:p>
      <text:p text:style-name="Standard"/>
      <text:p text:style-name="Standard"><text:soft-page-break/></text:p>
      <text:p text:style-name="Standard"/>
      <text:p text:style-name="Standard"/>
      <text:p text:style-name="Standard">118691 3492875024326501 274951 491 498649 </text:p>
      <text:p text:style-name="Standard"/>
      <text:p text:style-name="Standard">10 </text:p>
      <text:p text:style-name="Standard"/>
      <text:p text:style-name="Standard">5239876572574765437612433386478252751 </text:p>
      <text:p text:style-name="Standard"/>
      <text:p text:style-name="Standard">15 </text:p>
      <text:p text:style-name="Standard"/>
      <text:p text:style-name="Standard">8843888351 2725438948586054071 951 0049 </text:p>
      <text:p text:style-name="Standard"/>
      <text:p text:style-name="Standard">20 </text:p>
      <text:p text:style-name="Standard"/>
      <text:p text:style-name="Standard">930940866280690607285036868096531589 </text:p>
      <text:p text:style-name="Standard"/>
      <text:p text:style-name="Standard">30 </text:p>
      <text:p text:style-name="Standard"/>
      <text:p text:style-name="Standard">899476440042092355083033089040210287 </text:p>
      <text:p text:style-name="Standard"/>
      <text:p text:style-name="Standard">33 </text:p>
      <text:p text:style-name="Standard"/>
      <text:p text:style-name="Standard"/>
      <text:p text:style-name="Standard">3. Test the following number for primality; use 5 different random bases: </text:p>
      <text:p text:style-name="Standard"/>
      <text:p text:style-name="Standard">1358298529049385849277351428359266778603493846931744549748519669727813 </text:p>
      <text:p text:style-name="Standard"/>
      <text:p text:style-name="Standard">0927542418487205392083207560592298578262953847383475038725543234929971 </text:p>
      <text:p text:style-name="Standard"/>
      <text:p text:style-name="Standard">1555483428006287218857634994063903317828641441646807307668371605262231 </text:p>
      <text:p text:style-name="Standard"/>
      <text:p text:style-name="Standard">7651279843577212995655335528603220308038077575973232019898509488400406 </text:p>
      <text:p text:style-name="Standard"/>
      <text:p text:style-name="Standard">9116123084147875437183658467465148948790552744167567. </text:p>
      <text:p text:style-name="Standard"/>
      <text:p text:style-name="Standard"/>
      <text:p text:style-name="Standard"/>
      <text:p text:style-name="Standard"/>
      <text:p text:style-name="Standard">CHAPTER 12 </text:p>
      <text:p text:style-name="Standard"/>
      <text:p text:style-name="Standard"/>
      <text:p text:style-name="Standard">Factorization Techniques </text:p>
      <text:p text:style-name="Standard"/>
      <text:p text:style-name="Standard"/>
      <text:p text:style-name="Standard">The Rabin cipher, like some other modern ciphers, is believed secure because break- </text:p>
      <text:p text:style-name="Standard">ing it seems to involve factoring a huge integer having two large prime factors. This </text:p>
      <text:p text:style-name="Standard">certainly appears to be the case; finding large prime factors is an intractable problem. Hence, </text:p>
      <text:p text:style-name="Standard">research into better factorization techniques is a very serious endeavor now, often involv- </text:p>
      <text:p text:style-name="Standard">ing fair sums of money. </text:p>
      <text:p text:style-name="Standard"/>
      <text:p text:style-name="Standard">Many factorization methods have been developed over the years, but unfortunately, they </text:p>
      <text:p text:style-name="Standard"><text:soft-page-break/>are not widely known to the public. In fact, it is likely that trial division is the only method </text:p>
      <text:p text:style-name="Standard">of factoring most people will learn in their lives. </text:p>
      <text:p text:style-name="Standard"/>
      <text:p text:style-name="Standard">Recall how the trial division method works; to factor an integer n, do trial divisions of n </text:p>
      <text:p text:style-name="Standard">by integers between 2 and the square root of n. A factor, say d, of n is guaranteed to lie in </text:p>
      <text:p text:style-name="Standard">this range by proposition 6. We can then take = nid, then continue to factor by look- </text:p>
      <text:p text:style-name="Standard">ing for factors between 2 and the square root of Wj. We continue in this way, reducing the </text:p>
      <text:p text:style-name="Standard">size of n by producing a smaller number to factor, at iteration i. We will eventually obtain </text:p>
      <text:p text:style-name="Standard">the full factorization of n. The trial division method is quite simple, but is very inefficient </text:p>
      <text:p text:style-name="Standard">when n has only large prime factors, since it may be necessary to try factors very near Vn. </text:p>
      <text:p text:style-name="Standard">When n is very large, its square root is also very large; a loop passing through all the primes </text:p>
      <text:p text:style-name="Standard">less than Vn could take virtually an eternity. However, it is important to note that when n does </text:p>
      <text:p text:style-name="Standard">have small prime factors, this sequential search for factors is quite efficient, and often finds </text:p>
      <text:p text:style-name="Standard">small factors well before an alternative factoring method would. </text:p>
      <text:p text:style-name="Standard"/>
      <text:p text:style-name="Standard">We will cover a few alternative methods of factoring here; many are quite innovative, and </text:p>
      <text:p text:style-name="Standard">the fact that they actually work may seem surprising to you. Though none of the methods </text:p>
      <text:p text:style-name="Standard">covered here are nearly fast enough to break ciphers based on the factoring problem, inves- </text:p>
      <text:p text:style-name="Standard">tigating them is undoubtedly worthwhile, for they may provide insight into even better fac- </text:p>
      <text:p text:style-name="Standard">torization methods. </text:p>
      <text:p text:style-name="Standard"/>
      <text:p text:style-name="Standard">12.1 FERMAT FACTORIZATION </text:p>
      <text:p text:style-name="Standard"/>
      <text:p text:style-name="Standard">This method is named after Pierre de Fermat. Though it can be even more inefficient than </text:p>
      <text:p text:style-name="Standard">the trial division method, it is valuable in that it provides you with an alternative view of </text:p>
      <text:p text:style-name="Standard">factoring. </text:p>
      <text:p text:style-name="Standard"/>
      <text:p text:style-name="Standard"/>
      <text:p text:style-name="Standard">221 </text:p>
      <text:p text:style-name="Standard"/>
      <text:p text:style-name="Standard"/>
      <text:p text:style-name="Standard">222 Chapter 12 Factorization Techniques </text:p>
      <text:p text:style-name="Standard"/>
      <text:p text:style-name="Standard">To see how it works, consider an odd positive integer n, and suppose that </text:p>
      <text:p text:style-name="Standard"/>
      <text:p text:style-name="Standard">n = ab </text:p>
      <text:p text:style-name="Standard"/>
      <text:p text:style-name="Standard">where a and b are integers. (Note that since n is odd, both a and b must be odd.) Now, note </text:p>
      <text:p text:style-name="Standard">that we can write n as the difference of two squares </text:p>
      <text:p text:style-name="Standard"/>
      <text:p text:style-name="Standard">n = f </text:p>
      <text:p text:style-name="Standard"/>
      <text:p text:style-name="Standard">if we have </text:p>
      <text:p text:style-name="Standard"/>
      <text:p text:style-name="Standard">^ = (fl + b)l2, and </text:p>
      <text:p text:style-name="Standard">t=(a- b)I2. </text:p>
      <text:p text:style-name="Standard"/>
      <text:p text:style-name="Standard">Note that both s and t are integers, since both a and b are odd. Similarly, if we have an </text:p>
      <text:p text:style-name="Standard">odd positive integer n that is the difference of two squares, say </text:p>
      <text:p text:style-name="Standard"/>
      <text:p text:style-name="Standard">2 2 </text:p>
      <text:p text:style-name="Standard"/>
      <text:p text:style-name="Standard"><text:soft-page-break/>n=x — y </text:p>
      <text:p text:style-name="Standard"/>
      <text:p text:style-name="Standard">then we can factor this integer into </text:p>
      <text:p text:style-name="Standard"/>
      <text:p text:style-name="Standard">n = cd </text:p>
      <text:p text:style-name="Standard"/>
      <text:p text:style-name="Standard">where </text:p>
      <text:p text:style-name="Standard"/>
      <text:p text:style-name="Standard">c = {x + y), and </text:p>
      <text:p text:style-name="Standard">d=(x — y). </text:p>
      <text:p text:style-name="Standard"/>
      <text:p text:style-name="Standard">Thus, we can approach the problem of factoring an odd positive integer n by looking for </text:p>
      <text:p text:style-name="Standard">squares whose difference is n, rather than looking directly for factors of n. That is, we look </text:p>
      <text:p text:style-name="Standard">for integer solutions of the equation </text:p>
      <text:p text:style-name="Standard"/>
      <text:p text:style-name="Standard">2 2 </text:p>
      <text:p text:style-name="Standard"/>
      <text:p text:style-name="Standard">n=x — y . </text:p>
      <text:p text:style-name="Standard"/>
      <text:p text:style-name="Standard">We can do this by rewriting the previous equation in this way: </text:p>
      <text:p text:style-name="Standard"/>
      <text:p text:style-name="Standard">=x^ — n. </text:p>
      <text:p text:style-name="Standard"/>
      <text:p text:style-name="Standard">and search for perfect squares of the formx^ — n. We can do this sequentially; we start with </text:p>
      <text:p text:style-name="Standard">m, the smallest integer greater than the square root of n, and look for perfect squares in the </text:p>
      <text:p text:style-name="Standard">sequence </text:p>
      <text:p text:style-name="Standard"/>
      <text:p text:style-name="Standard">— n,(m + 1)^ — n, {m + if' — n, .. . </text:p>
      <text:p text:style-name="Standard"/>
      <text:p text:style-name="Standard">This search is guaranteed to end, since m will have to go no further than m = (n + l)/2, </text:p>
      <text:p text:style-name="Standard">since: </text:p>
      <text:p text:style-name="Standard"/>
      <text:p text:style-name="Standard">(in + \)l2f -« = ((«- \)l2f </text:p>
      <text:p text:style-name="Standard"/>
      <text:p text:style-name="Standard">and all the terms are integers. To see that the previous equation is true, note that </text:p>
      <text:p text:style-name="Standard">((« + l)l2f - ((« - l)/2)^ = irf + 2n+ l)/4 - (n^ - 2n + l)/4 = 4n/4 = n. </text:p>
      <text:p text:style-name="Standard"/>
      <text:p text:style-name="Standard"/>
      <text:p text:style-name="Standard">(However, if we do go this far, note that we have only obtained the trivial factorization </text:p>
      <text:p text:style-name="Standard">n = n ■ 1.) </text:p>
      <text:p text:style-name="Standard"/>
      <text:p text:style-name="Standard"/>
      <text:p text:style-name="Standard"/>
      <text:p text:style-name="Standard">12.1 Fermat Factorization 223 </text:p>
      <text:p text:style-name="Standard"/>
      <text:p text:style-name="Standard"/>
      <text:p text:style-name="Standard">I£xAMPLES. We will use Fermat factorization to factor the following integers: </text:p>
      <text:p text:style-name="Standard"/>
      <text:p text:style-name="Standard">a) 3811. We begin with m = 62&gt; 61.73 = V3811 and look for perfect squares in the sequence </text:p>
      <text:p text:style-name="Standard"/>
      <text:p text:style-name="Standard">62^ - 3811 =3844 - 3811 =33 </text:p>
      <text:p text:style-name="Standard">63^ - 3811 =3969 - 3811 = 158 </text:p>
      <text:p text:style-name="Standard"><text:soft-page-break/>64^ - 3811 = 4096 - 3811 = 285 </text:p>
      <text:p text:style-name="Standard">65^ - 3811 = 4225 - 3811 = 414 </text:p>
      <text:p text:style-name="Standard">66^ - 3811 =4356 - 3811 =545 </text:p>
      <text:p text:style-name="Standard">67^ - 3811 = 4489 - 3811 = 678 </text:p>
      <text:p text:style-name="Standard">68^ - 3811 = 4624 - 3811 = 813 </text:p>
      <text:p text:style-name="Standard">69^ - 3811 =4761 - 3811 =950 </text:p>
      <text:p text:style-name="Standard">70^ - 3811 = 4900 - 3811 = 1089 = 33^ </text:p>
      <text:p text:style-name="Standard"/>
      <text:p text:style-name="Standard">Thus we obtain a factorization of 3811 by noting that </text:p>
      <text:p text:style-name="Standard"/>
      <text:p text:style-name="Standard">3811 = 70^ - 33^ = (70 + 33)(70 - 33) = 103 ■ 37. </text:p>
      <text:p text:style-name="Standard"/>
      <text:p text:style-name="Standard">b) 6077 </text:p>
      <text:p text:style-name="Standard"/>
      <text:p text:style-name="Standard">Begin with m = 78 &gt; 77.95 = a/ 6077 and examine the sequence </text:p>
      <text:p text:style-name="Standard"/>
      <text:p text:style-name="Standard">78^ - 6077 = 6084 - 6077 = 7 </text:p>
      <text:p text:style-name="Standard">79^ - 6077 = 6241 - 6077 = 164 </text:p>
      <text:p text:style-name="Standard">80^ - 6077 = 6400 - 6077 = 323 </text:p>
      <text:p text:style-name="Standard">81^ - 6077 = 6561 - 6077 = 484 = 22^ </text:p>
      <text:p text:style-name="Standard"/>
      <text:p text:style-name="Standard">And we see that 6077 = 81^ - 22^ = (81 + 22)(81 - 22) = 103 • 59. </text:p>
      <text:p text:style-name="Standard"/>
      <text:p text:style-name="Standard">c) 11 </text:p>
      <text:p text:style-name="Standard"/>
      <text:p text:style-name="Standard">Begin with m = 4 &gt; 3.32 s a/ 1 1 and examine the sequence </text:p>
      <text:p text:style-name="Standard"/>
      <text:p text:style-name="Standard">4^ - 11 = 16 - 11 =5 </text:p>
      <text:p text:style-name="Standard">5^ - 11 =25 - 11 = 14 </text:p>
      <text:p text:style-name="Standard">6^- 11 = 36 - 11 =25 = 5^ </text:p>
      <text:p text:style-name="Standard"/>
      <text:p text:style-name="Standard">And here we obtain the trivial factorization 11 = 6^ — 5^ = (6 + 5)(6 — 5) = 11 • 1. </text:p>
      <text:p text:style-name="Standard"/>
      <text:p text:style-name="Standard">□ </text:p>
      <text:p text:style-name="Standard"/>
      <text:p text:style-name="Standard"/>
      <text:p text:style-name="Standard">Hopefully you can see how inefficient this method of factoring can be. It can be even </text:p>
      <text:p text:style-name="Standard">worse than the trial division method, for trial division never has to test more than Vn inte- </text:p>
      <text:p text:style-name="Standard">gers, but with the Fermat method it may be necessary to search as many as (n H- l)/2 — Vn </text:p>
      <text:p text:style-name="Standard">integers before the procedure is guaranteed to terminate. As the integer n gets larger, the quan- </text:p>
      <text:p text:style-name="Standard">tity (n -I- l)/2 — Vn becomes much larger than Vn. (See Table 12.1.) </text:p>
      <text:p text:style-name="Standard"/>
      <text:p text:style-name="Standard">The Fermat factorization method is most efficient when the two factors of n, say </text:p>
      <text:p text:style-name="Standard"/>
      <text:p text:style-name="Standard"/>
      <text:p text:style-name="Standard">n = ab = = (x + y){x — y) </text:p>
      <text:p text:style-name="Standard"/>
      <text:p text:style-name="Standard"/>
      <text:p text:style-name="Standard">224 </text:p>
      <text:p text:style-name="Standard"/>
      <text:p text:style-name="Standard"/>
      <text:p text:style-name="Standard">Chapter 12 Factorization Techniques 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101 </text:p>
      <text:p text:style-name="Standard"/>
      <text:p text:style-name="Standard">10.04987562 </text:p>
      <text:p text:style-name="Standard"/>
      <text:p text:style-name="Standard">40.95012438 </text:p>
      <text:p text:style-name="Standard"/>
      <text:p text:style-name="Standard">1001 </text:p>
      <text:p text:style-name="Standard"/>
      <text:p text:style-name="Standard">31 .63858404 </text:p>
      <text:p text:style-name="Standard"/>
      <text:p text:style-name="Standard">469.361416 </text:p>
      <text:p text:style-name="Standard"/>
      <text:p text:style-name="Standard">10001 </text:p>
      <text:p text:style-name="Standard"/>
      <text:p text:style-name="Standard">100.0049999 </text:p>
      <text:p text:style-name="Standard"/>
      <text:p text:style-name="Standard">4900.995 </text:p>
      <text:p text:style-name="Standard"/>
      <text:p text:style-name="Standard">100001 </text:p>
      <text:p text:style-name="Standard"/>
      <text:p text:style-name="Standard">316.2293472 </text:p>
      <text:p text:style-name="Standard"/>
      <text:p text:style-name="Standard">49684.77065 </text:p>
      <text:p text:style-name="Standard"/>
      <text:p text:style-name="Standard">1000001 </text:p>
      <text:p text:style-name="Standard"/>
      <text:p text:style-name="Standard">1000.0005 </text:p>
      <text:p text:style-name="Standard"/>
      <text:p text:style-name="Standard">499000.9995 </text:p>
      <text:p text:style-name="Standard"/>
      <text:p text:style-name="Standard">10000001 </text:p>
      <text:p text:style-name="Standard"/>
      <text:p text:style-name="Standard">3162.277818 </text:p>
      <text:p text:style-name="Standard"/>
      <text:p text:style-name="Standard">4996838.722 </text:p>
      <text:p text:style-name="Standard"/>
      <text:p text:style-name="Standard">100000001 </text:p>
      <text:p text:style-name="Standard"/>
      <text:p text:style-name="Standard">10000.00005 </text:p>
      <text:p text:style-name="Standard"/>
      <text:p text:style-name="Standard">49990001 </text:p>
      <text:p text:style-name="Standard"/>
      <text:p text:style-name="Standard">1000000001 </text:p>
      <text:p text:style-name="Standard"/>
      <text:p text:style-name="Standard">31622.77662 </text:p>
      <text:p text:style-name="Standard"/>
      <text:p text:style-name="Standard">499968378.2 </text:p>
      <text:p text:style-name="Standard"><text:soft-page-break/></text:p>
      <text:p text:style-name="Standard">10000000001 </text:p>
      <text:p text:style-name="Standard"/>
      <text:p text:style-name="Standard">100000 </text:p>
      <text:p text:style-name="Standard"/>
      <text:p text:style-name="Standard">4999900001 </text:p>
      <text:p text:style-name="Standard"/>
      <text:p text:style-name="Standard"/>
      <text:p text:style-name="Standard">are close together (thereby making x and y close together). This keeps the search of the </text:p>
      <text:p text:style-name="Standard">sequence </text:p>
      <text:p text:style-name="Standard"/>
      <text:p text:style-name="Standard">— n, (m + 1)^ — n,{m + 7,'f' — </text:p>
      <text:p text:style-name="Standard"/>
      <text:p text:style-name="Standard">relatively short. </text:p>
      <text:p text:style-name="Standard"/>
      <text:p text:style-name="Standard">Java Algorithm To develop a method to extract factors of n using Fermat factorization, </text:p>
      <text:p text:style-name="Standard">we need to be able to compute Vn. The Biginteger class contains no square root method, so </text:p>
      <text:p text:style-name="Standard">we must write our own. We wish this method to return the largest integer whose square </text:p>
      <text:p text:style-name="Standard">does not exceed n. To compute the integer square root of a positive number, we will approach </text:p>
      <text:p text:style-name="Standard">the real root using a numerical algorithm known as Newton’s method. Suppose we wish to </text:p>
      <text:p text:style-name="Standard">find the square root of n\ i.e., a solution to </text:p>
      <text:p text:style-name="Standard"/>
      <text:p text:style-name="Standard">= n. </text:p>
      <text:p text:style-name="Standard"/>
      <text:p text:style-name="Standard">We will do this by trying to find a root (or a zero) of the function </text:p>
      <text:p text:style-name="Standard"/>
      <text:p text:style-name="Standard">/(x) =x^ - n. </text:p>
      <text:p text:style-name="Standard"/>
      <text:p text:style-name="Standard">To use Newton’s method, we need the derivative of/(x), which, in this case is </text:p>
      <text:p text:style-name="Standard"/>
      <text:p text:style-name="Standard">/'(x) = 2x. </text:p>
      <text:p text:style-name="Standard"/>
      <text:p text:style-name="Standard">We begin with an initial guess for the root, say Tq. Suppose, for convenience, that this </text:p>
      <text:p text:style-name="Standard">guess overestimates the true root. (See Figure 12.1.) We compute subsequent guesses by com- </text:p>
      <text:p text:style-name="Standard">puting </text:p>
      <text:p text:style-name="Standard"/>
      <text:p text:style-name="Standard">^=1,2,3,... </text:p>
      <text:p text:style-name="Standard"/>
      <text:p text:style-name="Standard">These guesses approach a true root of/(x) rather quickly. If the root we seek is irrational, </text:p>
      <text:p text:style-name="Standard">we truncate the result to produce the integer square root. I have written a sqrt() method and </text:p>
      <text:p text:style-name="Standard"/>
      <text:p text:style-name="Standard"/>
      <text:p text:style-name="Standard"/>
      <text:p text:style-name="Standard"/>
      <text:p text:style-name="Standard">12.1 Fermat Factorization 225 </text:p>
      <text:p text:style-name="Standard"/>
      <text:p text:style-name="Standard"/>
      <text:p text:style-name="Standard"/>
      <text:p text:style-name="Standard">placed it in the BigIntegerMath class. It makes use of the BigDecimal class, which allows </text:p>
      <text:p text:style-name="Standard">us to compute with arbitrarily large numbers using arbitrary precision. </text:p>
      <text:p text:style-name="Standard"/>
      <text:p text:style-name="Standard">public static Biginteger sqrt (Biginteger m) { </text:p>
      <text:p text:style-name="Standard"><text:soft-page-break/></text:p>
      <text:p text:style-name="Standard">//Uses the Newton method to find largest integer whose square does not exceed m </text:p>
      <text:p text:style-name="Standard">//We search for a zero of f (x)=x^2-p ==&gt; note that derivative f' (x) =2x </text:p>
      <text:p text:style-name="Standard"/>
      <text:p text:style-name="Standard">int dif f=m. compareTo (ZERO) ; </text:p>
      <text:p text:style-name="Standard"/>
      <text:p text:style-name="Standard">//Throw an exception for negative arguments </text:p>
      <text:p text:style-name="Standard">if (diff&lt;0) throw new IllegalArgumentException </text:p>
      <text:p text:style-name="Standard"/>
      <text:p text:style-name="Standard">("Cannot compute square root of a negative integer!"); </text:p>
      <text:p text:style-name="Standard"/>
      <text:p text:style-name="Standard">//Return 0 in case m is 0 </text:p>
      <text:p text:style-name="Standard"/>
      <text:p text:style-name="Standard">if (diff==0) return Biginteger .valueOf (0) ; </text:p>
      <text:p text:style-name="Standard"/>
      <text:p text:style-name="Standard">BigDecimal two=new BigDecimal (TWO) ; </text:p>
      <text:p text:style-name="Standard"/>
      <text:p text:style-name="Standard">//Convert the parameter to a BigDecimal </text:p>
      <text:p text:style-name="Standard">BigDecimal n=new BigDecimal (m) ; </text:p>
      <text:p text:style-name="Standard"/>
      <text:p text:style-name="Standard">//Begin with an initial guess-the square root will be half the size of m </text:p>
      <text:p text:style-name="Standard">//Make a byte array at least that long, &amp; set bits in the high order byte </text:p>
      <text:p text:style-name="Standard">byte [] barray=new byte [m.bitLength ( ) /16+1] ; </text:p>
      <text:p text:style-name="Standard">barray [0] = (byte) 255 ; </text:p>
      <text:p text:style-name="Standard"/>
      <text:p text:style-name="Standard">//This is the first guess-it will be too high </text:p>
      <text:p text:style-name="Standard">BigDecimal r=new BigDecimal (new Biginteger ( 1 , barray) ) ; </text:p>
      <text:p text:style-name="Standard"/>
      <text:p text:style-name="Standard"/>
      <text:p text:style-name="Standard"/>
      <text:p text:style-name="Standard"/>
      <text:p text:style-name="Standard">226 </text:p>
      <text:p text:style-name="Standard"/>
      <text:p text:style-name="Standard"/>
      <text:p text:style-name="Standard">Chapter 12 Factorization Techniques </text:p>
      <text:p text:style-name="Standard"/>
      <text:p text:style-name="Standard"/>
      <text:p text:style-name="Standard">FIGURE 12.2 </text:p>
      <text:p text:style-name="Standard"/>
      <text:p text:style-name="Standard"/>
      <text:p text:style-name="Standard"/>
      <text:p text:style-name="Standard">//Next approximation is computed by taking r-f (r) /f ' (r) </text:p>
      <text:p text:style-name="Standard">r=r . subtract (r .multiply (r) .subtract(n) .divide </text:p>
      <text:p text:style-name="Standard">(r .multiply (two) , BigDecimal . ROUND_UP) ) ; </text:p>
      <text:p text:style-name="Standard"/>
      <text:p text:style-name="Standard">//As long as our new approximation squared exceeds m, we continue to approximate </text:p>
      <text:p text:style-name="Standard">while (r .multiply (r) . compareTo (n) &gt;0) { </text:p>
      <text:p text:style-name="Standard"/>
      <text:p text:style-name="Standard">r=r . subtract (r .multiply (r) . subtract (n) .divide </text:p>
      <text:p text:style-name="Standard">(r .multiply (two) , BigDecimal . ROUND_UP) ) ; </text:p>
      <text:p text:style-name="Standard"/>
      <text:p text:style-name="Standard">} </text:p>
      <text:p text:style-name="Standard"><text:soft-page-break/></text:p>
      <text:p text:style-name="Standard"/>
      <text:p text:style-name="Standard">} </text:p>
      <text:p text:style-name="Standard"/>
      <text:p text:style-name="Standard"/>
      <text:p text:style-name="Standard">return r . toBigInteger ( ) ; //Method truncates any fractional part of a BigDecimal </text:p>
      <text:p text:style-name="Standard"/>
      <text:p text:style-name="Standard"/>
      <text:p text:style-name="Standard"/>
      <text:p text:style-name="Standard">We will test the method with the following applet, TestSQRTApplet, from the hook’s </text:p>
      <text:p text:style-name="Standard">wehsite. (See Figure 12.2.) </text:p>
      <text:p text:style-name="Standard"/>
      <text:p text:style-name="Standard">Once we have this square root finding method, writing a program to find factors using </text:p>
      <text:p text:style-name="Standard">Femat’s method should be simple. </text:p>
      <text:p text:style-name="Standard"/>
      <text:p text:style-name="Standard"/>
      <text:p text:style-name="Standard">12.2 MONTE CARLO FACTORIZATION </text:p>
      <text:p text:style-name="Standard"/>
      <text:p text:style-name="Standard">Another method of factoring was developed by J. M. Pollard, who called it the Monte Carlo </text:p>
      <text:p text:style-name="Standard">method, due to the type of numbers generated in the method. Here we will not prove that </text:p>
      <text:p text:style-name="Standard">this works; we will only describe the algorithm. </text:p>
      <text:p text:style-name="Standard"/>
      <text:p text:style-name="Standard">Say n is composite, and that p is its smallest prime divisor. We wish to choose a sequence </text:p>
      <text:p text:style-name="Standard">of integers, say mg, nii, m 2 , . . .,mi^ such that their Inr’s are distinct modulo n, but not all dis- </text:p>
      <text:p text:style-name="Standard">tinct modulo p. Though we will not prove the following, this happens when </text:p>
      <text:p text:style-name="Standard"/>
      <text:p text:style-name="Standard">• k is large compared to Vp, </text:p>
      <text:p text:style-name="Standard"/>
      <text:p text:style-name="Standard">• k is small compared to Vn, and </text:p>
      <text:p text:style-name="Standard"/>
      <text:p text:style-name="Standard">• the m, (where 0&lt; i&lt; k) are chosen randomly. </text:p>
      <text:p text:style-name="Standard"/>
      <text:p text:style-name="Standard"/>
      <text:p text:style-name="Standard"/>
      <text:p text:style-name="Standard">12.2 Monte Carlo Factorization 227 </text:p>
      <text:p text:style-name="Standard"/>
      <text:p text:style-name="Standard"/>
      <text:p text:style-name="Standard">Suppose we generate a sequence of random integers as mentioned, and we come across </text:p>
      <text:p text:style-name="Standard">a pair m^, such that </text:p>
      <text:p text:style-name="Standard"/>
      <text:p text:style-name="Standard">(mod p) </text:p>
      <text:p text:style-name="Standard">but </text:p>
      <text:p text:style-name="Standard"/>
      <text:p text:style-name="Standard"/>
      <text:p text:style-name="Standard">niq ^ m,. (mod n). </text:p>
      <text:p text:style-name="Standard"/>
      <text:p text:style-name="Standard">It follows then that the gcd of — nii. and «; that is, (m^ — m^, n), is a nontrivial divi- </text:p>
      <text:p text:style-name="Standard">sor of n, since </text:p>
      <text:p text:style-name="Standard"/>
      <text:p text:style-name="Standard">p\{m^ - m,) </text:p>
      <text:p text:style-name="Standard">but </text:p>
      <text:p text:style-name="Standard"/>
      <text:p text:style-name="Standard"><text:soft-page-break/></text:p>
      <text:p text:style-name="Standard">n 'f {niq — m^). </text:p>
      <text:p text:style-name="Standard"/>
      <text:p text:style-name="Standard">The question is, how quickly can we find such a pair of numbers? As mentioned earlier, </text:p>
      <text:p text:style-name="Standard">this pair will surface relatively quickly if we generate the sequence randomly. We do this </text:p>
      <text:p text:style-name="Standard">in the following way: </text:p>
      <text:p text:style-name="Standard"/>
      <text:p text:style-name="Standard">• Start with an initial, randomly generated integer, mg- </text:p>
      <text:p text:style-name="Standard"/>
      <text:p text:style-name="Standard">• Generate successive terms in the sequence by computing </text:p>
      <text:p text:style-name="Standard"/>
      <text:p text:style-name="Standard">m, = + 1 (mod n), 0 &lt; m,- &lt; n </text:p>
      <text:p text:style-name="Standard"/>
      <text:p text:style-name="Standard">This, of course, is not a random sequence, but it “appears to be,” and for our purposes it </text:p>
      <text:p text:style-name="Standard">will suffice. (See the chapter on cryptographic applications.) Once we have generated m2, </text:p>
      <text:p text:style-name="Standard">in the sequence, we check the greatest common divisor of m2, — m, and n; if we have </text:p>
      <text:p text:style-name="Standard"/>
      <text:p text:style-name="Standard">(m2,' — m,', n) = d, \ &lt;d &lt;n, </text:p>
      <text:p text:style-name="Standard"/>
      <text:p text:style-name="Standard">then, as we mentioned before, we have found a nontrivial divisor of n. </text:p>
      <text:p text:style-name="Standard"/>
      <text:p text:style-name="Standard">Example. We will attempt to factor n = 356659679. Start with an initial value for nig, say </text:p>
      <text:p text:style-name="Standard">1260345256, and proceed to generate numbers in the sequence. </text:p>
      <text:p text:style-name="Standard"/>
      <text:p text:style-name="Standard">mi = 1260345256^ H- 1 ^ 72342499 (mod 356659679) </text:p>
      <text:p text:style-name="Standard"/>
      <text:p text:style-name="Standard">m2 = 72342499^ H- 1 ^ 278250477 (mod 356659679) </text:p>
      <text:p text:style-name="Standard"/>
      <text:p text:style-name="Standard">Now we can compute </text:p>
      <text:p text:style-name="Standard"/>
      <text:p text:style-name="Standard">(m2 -mi, 356659679)=!. </text:p>
      <text:p text:style-name="Standard"/>
      <text:p text:style-name="Standard">This fails to help us, so we continue to compute numbers in our sequence. </text:p>
      <text:p text:style-name="Standard"/>
      <text:p text:style-name="Standard">m3 = 278250477^ -t- 1 ^ 66447814 (mod 356659679) </text:p>
      <text:p text:style-name="Standard"/>
      <text:p text:style-name="Standard">m4 = 664478 14^ H- 1 ^ 333376938 (mod 356659679) </text:p>
      <text:p text:style-name="Standard"/>
      <text:p text:style-name="Standard">Now we compute (m4 — m2, n), which again is 1 . This gives us nothing, so we continue </text:p>
      <text:p text:style-name="Standard">to compute the next two values, and mg, then m-j and mg, and so on. We obtain a nontrivial </text:p>
      <text:p text:style-name="Standard"/>
      <text:p text:style-name="Standard"/>
      <text:p text:style-name="Standard">228 Chapter 12 Factorization Techniques </text:p>
      <text:p text:style-name="Standard"/>
      <text:p text:style-name="Standard"/>
      <text:p text:style-name="Standard">divisor when we compute (ntg — m^, n) = 359. A complete listing of these values can be seen </text:p>
      <text:p text:style-name="Standard">in Table 12.2. </text:p>
      <text:p text:style-name="Standard"/>
      <text:p text:style-name="Standard"/>
      <text:p text:style-name="Standard">TABLE 12.2 </text:p>
      <text:p text:style-name="Standard"/>
      <text:p text:style-name="Standard"/>
      <text:p text:style-name="Standard"><text:soft-page-break/></text:p>
      <text:p text:style-name="Standard">□ </text:p>
      <text:p text:style-name="Standard"/>
      <text:p text:style-name="Standard">I£xAMPLE. Let n = 72133. We apply the Monte Carlo method to obtain the values shown in </text:p>
      <text:p text:style-name="Standard">Table 12.3. </text:p>
      <text:p text:style-name="Standard"/>
      <text:p text:style-name="Standard"/>
      <text:p text:style-name="Standard">TABLE 12.3 </text:p>
      <text:p text:style-name="Standard"/>
      <text:p text:style-name="Standard"/>
      <text:p text:style-name="Standard"/>
      <text:p text:style-name="Standard">Q </text:p>
      <text:p text:style-name="Standard"/>
      <text:p text:style-name="Standard"/>
      <text:p text:style-name="Standard"/>
      <text:p text:style-name="Standard"/>
      <text:p text:style-name="Standard">12.2 Monte Carlo Factorization 229 </text:p>
      <text:p text:style-name="Standard"/>
      <text:p text:style-name="Standard"/>
      <text:p text:style-name="Standard">I£x AMPLE. Let n = 9090909091. We apply the Monte Carlo method to obtain the values </text:p>
      <text:p text:style-name="Standard">shown in Table 12.4. </text:p>
      <text:p text:style-name="Standard"/>
      <text:p text:style-name="Standard"/>
      <text:p text:style-name="Standard">TABLE 12.4 </text:p>
      <text:p text:style-name="Standard"/>
      <text:p text:style-name="Standard"/>
      <text:p text:style-name="Standard"/>
      <text:p text:style-name="Standard">a </text:p>
      <text:p text:style-name="Standard"/>
      <text:p text:style-name="Standard"/>
      <text:p text:style-name="Standard">HxAMPLE. Let n = 992387659879678689176986897665716567855813467857777. We </text:p>
      <text:p text:style-name="Standard">apply the Monte Carlo method to obtain the values shown in Table 12.5. </text:p>
      <text:p text:style-name="Standard"/>
      <text:p text:style-name="Standard"/>
      <text:p text:style-name="Standard">TABLE 12.5 </text:p>
      <text:p text:style-name="Standard"/>
      <text:p text:style-name="Standard"/>
      <text:p text:style-name="Standard"/>
      <text:p text:style-name="Standard">□ </text:p>
      <text:p text:style-name="Standard"/>
      <text:p text:style-name="Standard">Java Algorithm The monteCarloFactor() method will be quite interesting to write. We </text:p>
      <text:p text:style-name="Standard">will make an array of integers to hold the generated sequence, and compute gcd’s at every </text:p>
      <text:p text:style-name="Standard">other iteration of the number-generating loop. The code to do this is elementary. (This </text:p>
      <text:p text:style-name="Standard">method is in the BigIntegerMath class): </text:p>
      <text:p text:style-name="Standard"/>
      <text:p text:style-name="Standard">//Monte Carlo factorization method returns a Monte Carlo factor. </text:p>
      <text:p text:style-name="Standard"/>
      <text:p text:style-name="Standard">//An array holds a sequence of random numbers; must specify max </text:p>
      <text:p text:style-name="Standard">//size of this array. </text:p>
      <text:p text:style-name="Standard"/>
      <text:p text:style-name="Standard">//This puppy returns null if no factor is found. </text:p>
      <text:p text:style-name="Standard"/>
      <text:p text:style-name="Standard"><text:soft-page-break/>public static Biginteger monteCarloFactor (Biginteger n, int maxArraySize) </text:p>
      <text:p text:style-name="Standard">throws IllegalArgumentException, ArrayIndexOutOfBoundsException { </text:p>
      <text:p text:style-name="Standard">if (n. compareTo (THREE) &lt;=0) </text:p>
      <text:p text:style-name="Standard"/>
      <text:p text:style-name="Standard">throw new IllegalArgumentException ( "Number to factor must be &gt; 3"); </text:p>
      <text:p text:style-name="Standard"/>
      <text:p text:style-name="Standard">Biginteger [] m=new Biginteger [maxArraySize] ; </text:p>
      <text:p text:style-name="Standard">m[0] =BigInteger .valueOf (new RandomO .nextint () ) ; </text:p>
      <text:p text:style-name="Standard"/>
      <text:p text:style-name="Standard">Biginteger g; </text:p>
      <text:p text:style-name="Standard"/>
      <text:p text:style-name="Standard">for (int i=l ; i&lt;maxArraySize ; i++) { </text:p>
      <text:p text:style-name="Standard"/>
      <text:p text:style-name="Standard">m [i] =m [i-1] . multiply (m [i-1] ) . add (ONE) .mod (n) ; </text:p>
      <text:p text:style-name="Standard"/>
      <text:p text:style-name="Standard"/>
      <text:p text:style-name="Standard"/>
      <text:p text:style-name="Standard"/>
      <text:p text:style-name="Standard">Chapter 12 Factorization Techniques </text:p>
      <text:p text:style-name="Standard"/>
      <text:p text:style-name="Standard"/>
      <text:p text:style-name="Standard">if (i%2==0) { </text:p>
      <text:p text:style-name="Standard"/>
      <text:p text:style-name="Standard">g=m[i] .subtract (m[i/2] ) .gcd(n) ; </text:p>
      <text:p text:style-name="Standard"/>
      <text:p text:style-name="Standard">if (g. compareTo (ONE) &gt;0&amp;&amp;;g. compareTo (n) &lt;0) return g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return null; </text:p>
      <text:p text:style-name="Standard"/>
      <text:p text:style-name="Standard"/>
      <text:p text:style-name="Standard">This method is unsatisfactory for integers having truly “large” factors (say, greater than </text:p>
      <text:p text:style-name="Standard">10'^). You can verify this by testing the method with numbers having factors of this size; </text:p>
      <text:p text:style-name="Standard">the method starts to fail at around this point. Recall that the length of the sequence k should </text:p>
      <text:p text:style-name="Standard">be large compared to V/?. In the previous case, k = 100000, and Vp = a/900383347 s </text:p>
      <text:p text:style-name="Standard">30006.39, which is why the method succeeded in finding the factor. But for factors exceed- </text:p>
      <text:p text:style-name="Standard">ing, say, k would need to be at least as high as 2^°, and will thus require storage space </text:p>
      <text:p text:style-name="Standard">for around a million Bigintegers. This is already beginning to test the capacity of some </text:p>
      <text:p text:style-name="Standard">machines, and factors of much larger size are common in modern cryptography. </text:p>
      <text:p text:style-name="Standard"/>
      <text:p text:style-name="Standard">12.3 THE POLLARD p - 1 METHOD OF FACTORIZATION </text:p>
      <text:p text:style-name="Standard"/>
      <text:p text:style-name="Standard">This method of factorization was also developed by J. M. Pollard. It can be effective in </text:p>
      <text:p text:style-name="Standard">finding large factors p if the choice of p is such that the integer p — I consists of only small </text:p>
      <text:p text:style-name="Standard">prime factors. This is certainly not unusual, and in fact is quite common. It may seem strange </text:p>
      <text:p text:style-name="Standard">to you that the factorization of p — 1 can help us find the factor p, but it can. </text:p>
      <text:p text:style-name="Standard"/>
      <text:p text:style-name="Standard">Suppose n is a large composite integer, and that n has a factor p such that {p — 1)IA:! for </text:p>
      <text:p text:style-name="Standard">some k. Now, if the prime factorization of/? — 1 consists entirely of small prime factors, this </text:p>
      <text:p text:style-name="Standard"><text:soft-page-break/>number k will not be excessively large (and A:! will be computable). </text:p>
      <text:p text:style-name="Standard"/>
      <text:p text:style-name="Standard">Now, by Fermat’s Little Theorem (FLT), we have </text:p>
      <text:p text:style-name="Standard"/>
      <text:p text:style-name="Standard">2'’ ‘ = 1 (mod p) </text:p>
      <text:p text:style-name="Standard"/>
      <text:p text:style-name="Standard">and since ip — 1)1^! for some integer k, we have k\ =(p — l)q for some integer q. This then </text:p>
      <text:p text:style-name="Standard">yields </text:p>
      <text:p text:style-name="Standard"/>
      <text:p text:style-name="Standard">= (2'^-'))'? ^ L = 1 (mod p). (FLT is used here.) </text:p>
      <text:p text:style-name="Standard"/>
      <text:p text:style-name="Standard">This says that p\{2’^' — 1). Now, let Z be the least nonnegative residue of 2*' — 1 mod- </text:p>
      <text:p text:style-name="Standard">ulo n. </text:p>
      <text:p text:style-name="Standard"/>
      <text:p text:style-name="Standard">If n 4(2*' - 1) </text:p>
      <text:p text:style-name="Standard"/>
      <text:p text:style-name="Standard">we have </text:p>
      <text:p text:style-name="Standard"/>
      <text:p text:style-name="Standard">Z = (2*’ — 1) — ni, for some integer i. </text:p>
      <text:p text:style-name="Standard"/>
      <text:p text:style-name="Standard">Note, now that p\Z, since it divides both 2*' — 1, and n. Thus, we see that a divisor of n </text:p>
      <text:p text:style-name="Standard">can be found simply by computing (Z, n). Should Z and n not be relatively prime; that is, </text:p>
      <text:p text:style-name="Standard">{Z, n) = d &gt; 1, then &lt;7 is a nontrivial factor of n. </text:p>
      <text:p text:style-name="Standard"/>
      <text:p text:style-name="Standard">Note that if nl(2*' — 1), the p — \ method will fail, since then we would have Z = 0 </text:p>
      <text:p text:style-name="Standard">(mod n), and computing the gcd of Z and n would only yield the trivial factor n since (Z, n) </text:p>
      <text:p text:style-name="Standard"/>
      <text:p text:style-name="Standard"/>
      <text:p text:style-name="Standard">12.3 The Pollard p - 1 Method of Factorization 231 </text:p>
      <text:p text:style-name="Standard"/>
      <text:p text:style-name="Standard"/>
      <text:p text:style-name="Standard">= (0, n) = n. It turns out that this is unlikely when n has large prime factors (we will not prove </text:p>
      <text:p text:style-name="Standard">this), but should it happen, we can simply choose a base b other than 2 when computing b'‘' </text:p>
      <text:p text:style-name="Standard">— 1 , and start over. </text:p>
      <text:p text:style-name="Standard"/>
      <text:p text:style-name="Standard"/>
      <text:p text:style-name="Standard">ISxAMPLE. We will attempt to find a factor of n = 632887. (Note that 632887 = 769 • 823, </text:p>
      <text:p text:style-name="Standard">and that 768 = 2* ■ 3, so that the smallest value of k for which 768IA:! is k= 10. (To see this, </text:p>
      <text:p text:style-name="Standard">note that 10! = 10 • 9 • 8 • 7 ■ 6 ■ 5 ■ 4 • 3 • 2 ■ 1 = (2 • 5) ■ 9 ■ (2^) • 7 ■ (2 • 3) • 5 • (2^) • 3 </text:p>
      <text:p text:style-name="Standard">■ 2 ■ 1 = 4275 • 2*^ ■ 3 = 4275 • 768.) </text:p>
      <text:p text:style-name="Standard"/>
      <text:p text:style-name="Standard">We start by choosing a random base, say b = 261482. We then proceed to compute the </text:p>
      <text:p text:style-name="Standard">least nonnegative residue r, = b’' modulo n, for / = 1, 2, 3, . . . . When we have found a non- </text:p>
      <text:p text:style-name="Standard">trivial gcd of (r,- — I, n), we have found a nontrivial divisor of n. </text:p>
      <text:p text:style-name="Standard"/>
      <text:p text:style-name="Standard"/>
      <text:p text:style-name="Standard">a </text:p>
      <text:p text:style-name="Standard"/>
      <text:p text:style-name="Standard"/>
      <text:p text:style-name="Standard">ri = 261482 (mod 632887) </text:p>
      <text:p text:style-name="Standard"/>
      <text:p text:style-name="Standard">^ 155053 (mod 632887) </text:p>
      <text:p text:style-name="Standard"><text:soft-page-break/>rj = ^ 386889 (mod 632887) </text:p>
      <text:p text:style-name="Standard"/>
      <text:p text:style-name="Standard">= rj'* ^ 181843 (mod 632887) </text:p>
      <text:p text:style-name="Standard">rj = ^ 293940 (mod 632887) </text:p>
      <text:p text:style-name="Standard"/>
      <text:p text:style-name="Standard">rg = rj® ^ 630444 (mod 632887) </text:p>
      <text:p text:style-name="Standard">r-j = ^ 249467 (mod 632887) </text:p>
      <text:p text:style-name="Standard"/>
      <text:p text:style-name="Standard"/>
      <text:p text:style-name="Standard">(rj - 1, «) = 1 </text:p>
      <text:p text:style-name="Standard">(rj - 1, «) = 1 </text:p>
      <text:p text:style-name="Standard"/>
      <text:p text:style-name="Standard">(r^ — 1 , «) = 1 </text:p>
      <text:p text:style-name="Standard"/>
      <text:p text:style-name="Standard">(rj - 1, «) = 1 </text:p>
      <text:p text:style-name="Standard">(rg - 1 ,m)= 1 </text:p>
      <text:p text:style-name="Standard">(r^ - l,n)= 1 </text:p>
      <text:p text:style-name="Standard"/>
      <text:p text:style-name="Standard"/>
      <text:p text:style-name="Standard">rg = r/ ^ 234544 (mod 632887) (rg - 1, n) = 1 </text:p>
      <text:p text:style-name="Standard">rg = ri ^ 422180 (mod 632887) {rg - 1, n) = 1 </text:p>
      <text:p text:style-name="Standard"/>
      <text:p text:style-name="Standard"/>
      <text:p text:style-name="Standard">rjg = rg^° ^ 582903 (mod 632887) - 1, n) = 769 </text:p>
      <text:p text:style-name="Standard"/>
      <text:p text:style-name="Standard">In the 10* step, we find that 769 is a nontrivial divisor of 632887, exactly as we expected, </text:p>
      <text:p text:style-name="Standard">since 768 divides 101, but no smaller value of the factorial function. </text:p>
      <text:p text:style-name="Standard"/>
      <text:p text:style-name="Standard"/>
      <text:p text:style-name="Standard">I£xAMPLE. Here we try to factor n = 559374799933 starting with the base b = 557566181343. </text:p>
      <text:p text:style-name="Standard">The values have been placed in Table 12.6. </text:p>
      <text:p text:style-name="Standard"/>
      <text:p text:style-name="Standard">This says a factor of 559374799933 is found; namely, 740279. Apparently, this also says </text:p>
      <text:p text:style-name="Standard">559374799933 divides 23!, but no smaller value of the factorial function. </text:p>
      <text:p text:style-name="Standard"/>
      <text:p text:style-name="Standard">□ </text:p>
      <text:p text:style-name="Standard"/>
      <text:p text:style-name="Standard">Java Algorithm A method to extract factors using the p — \ method follows. It is also </text:p>
      <text:p text:style-name="Standard">in the BigIntegerMath class. </text:p>
      <text:p text:style-name="Standard"/>
      <text:p text:style-name="Standard">public static Biginteger pMinusOneFactor (Biginteger n) </text:p>
      <text:p text:style-name="Standard">throws IllegalArgumentException { </text:p>
      <text:p text:style-name="Standard">if (n. compareTo (THREE) &lt;=0) </text:p>
      <text:p text:style-name="Standard"/>
      <text:p text:style-name="Standard">throw new IllegalArgumentException ( "Integer must be larger than three!"); </text:p>
      <text:p text:style-name="Standard">Random rand=new Random ( ) ; </text:p>
      <text:p text:style-name="Standard"/>
      <text:p text:style-name="Standard">Biginteger power=BigInteger . valueOf (1) ; </text:p>
      <text:p text:style-name="Standard"/>
      <text:p text:style-name="Standard"/>
      <text:p text:style-name="Standard">232 </text:p>
      <text:p text:style-name="Standard"/>
      <text:p text:style-name="Standard"><text:soft-page-break/></text:p>
      <text:p text:style-name="Standard">Chapter 12 Factorization Techniques </text:p>
      <text:p text:style-name="Standard"/>
      <text:p text:style-name="Standard"/>
      <text:p text:style-name="Standard">TABLE 12.6 </text:p>
      <text:p text:style-name="Standard"/>
      <text:p text:style-name="Standard"/>
      <text:p text:style-name="Standard"/>
      <text:p text:style-name="Standard"/>
      <text:p text:style-name="Standard"/>
      <text:p text:style-name="Standard">1 </text:p>
      <text:p text:style-name="Standard"/>
      <text:p text:style-name="Standard">557566181343 </text:p>
      <text:p text:style-name="Standard"/>
      <text:p text:style-name="Standard">1 </text:p>
      <text:p text:style-name="Standard"/>
      <text:p text:style-name="Standard">2 </text:p>
      <text:p text:style-name="Standard"/>
      <text:p text:style-name="Standard">436541389360 </text:p>
      <text:p text:style-name="Standard"/>
      <text:p text:style-name="Standard">1 </text:p>
      <text:p text:style-name="Standard"/>
      <text:p text:style-name="Standard">3 </text:p>
      <text:p text:style-name="Standard"/>
      <text:p text:style-name="Standard">155204284985 </text:p>
      <text:p text:style-name="Standard"/>
      <text:p text:style-name="Standard">1 </text:p>
      <text:p text:style-name="Standard"/>
      <text:p text:style-name="Standard">4 </text:p>
      <text:p text:style-name="Standard"/>
      <text:p text:style-name="Standard">538254521186 </text:p>
      <text:p text:style-name="Standard"/>
      <text:p text:style-name="Standard">1 </text:p>
      <text:p text:style-name="Standard"/>
      <text:p text:style-name="Standard">5 </text:p>
      <text:p text:style-name="Standard"/>
      <text:p text:style-name="Standard">224074559848 </text:p>
      <text:p text:style-name="Standard"/>
      <text:p text:style-name="Standard">1 </text:p>
      <text:p text:style-name="Standard"/>
      <text:p text:style-name="Standard">6 </text:p>
      <text:p text:style-name="Standard"/>
      <text:p text:style-name="Standard">556398555479 </text:p>
      <text:p text:style-name="Standard"/>
      <text:p text:style-name="Standard">1 </text:p>
      <text:p text:style-name="Standard"/>
      <text:p text:style-name="Standard">7 </text:p>
      <text:p text:style-name="Standard"/>
      <text:p text:style-name="Standard">461773086408 </text:p>
      <text:p text:style-name="Standard"/>
      <text:p text:style-name="Standard">1 </text:p>
      <text:p text:style-name="Standard"/>
      <text:p text:style-name="Standard"><text:soft-page-break/>8 </text:p>
      <text:p text:style-name="Standard"/>
      <text:p text:style-name="Standard">524373376099 </text:p>
      <text:p text:style-name="Standard"/>
      <text:p text:style-name="Standard">1 </text:p>
      <text:p text:style-name="Standard"/>
      <text:p text:style-name="Standard">9 </text:p>
      <text:p text:style-name="Standard"/>
      <text:p text:style-name="Standard">528286461332 </text:p>
      <text:p text:style-name="Standard"/>
      <text:p text:style-name="Standard">1 </text:p>
      <text:p text:style-name="Standard"/>
      <text:p text:style-name="Standard">10 </text:p>
      <text:p text:style-name="Standard"/>
      <text:p text:style-name="Standard">257084687919 </text:p>
      <text:p text:style-name="Standard"/>
      <text:p text:style-name="Standard">1 </text:p>
      <text:p text:style-name="Standard"/>
      <text:p text:style-name="Standard">11 </text:p>
      <text:p text:style-name="Standard"/>
      <text:p text:style-name="Standard">553469773152 </text:p>
      <text:p text:style-name="Standard"/>
      <text:p text:style-name="Standard">1 </text:p>
      <text:p text:style-name="Standard"/>
      <text:p text:style-name="Standard">12 </text:p>
      <text:p text:style-name="Standard"/>
      <text:p text:style-name="Standard">378473232758 </text:p>
      <text:p text:style-name="Standard"/>
      <text:p text:style-name="Standard">1 </text:p>
      <text:p text:style-name="Standard"/>
      <text:p text:style-name="Standard">13 </text:p>
      <text:p text:style-name="Standard"/>
      <text:p text:style-name="Standard">281899611802 </text:p>
      <text:p text:style-name="Standard"/>
      <text:p text:style-name="Standard">1 </text:p>
      <text:p text:style-name="Standard"/>
      <text:p text:style-name="Standard">14 </text:p>
      <text:p text:style-name="Standard"/>
      <text:p text:style-name="Standard">377823757725 </text:p>
      <text:p text:style-name="Standard"/>
      <text:p text:style-name="Standard">1 </text:p>
      <text:p text:style-name="Standard"/>
      <text:p text:style-name="Standard">15 </text:p>
      <text:p text:style-name="Standard"/>
      <text:p text:style-name="Standard">263895130902 </text:p>
      <text:p text:style-name="Standard"/>
      <text:p text:style-name="Standard">1 </text:p>
      <text:p text:style-name="Standard"/>
      <text:p text:style-name="Standard">16 </text:p>
      <text:p text:style-name="Standard"/>
      <text:p text:style-name="Standard">262689042015 </text:p>
      <text:p text:style-name="Standard"/>
      <text:p text:style-name="Standard"><text:soft-page-break/>1 </text:p>
      <text:p text:style-name="Standard"/>
      <text:p text:style-name="Standard">17 </text:p>
      <text:p text:style-name="Standard"/>
      <text:p text:style-name="Standard">286305785793 </text:p>
      <text:p text:style-name="Standard"/>
      <text:p text:style-name="Standard">1 </text:p>
      <text:p text:style-name="Standard"/>
      <text:p text:style-name="Standard">18 </text:p>
      <text:p text:style-name="Standard"/>
      <text:p text:style-name="Standard">489134478513 </text:p>
      <text:p text:style-name="Standard"/>
      <text:p text:style-name="Standard">1 </text:p>
      <text:p text:style-name="Standard"/>
      <text:p text:style-name="Standard">19 </text:p>
      <text:p text:style-name="Standard"/>
      <text:p text:style-name="Standard">96491246483 </text:p>
      <text:p text:style-name="Standard"/>
      <text:p text:style-name="Standard">1 </text:p>
      <text:p text:style-name="Standard"/>
      <text:p text:style-name="Standard">20 </text:p>
      <text:p text:style-name="Standard"/>
      <text:p text:style-name="Standard">194503288400 </text:p>
      <text:p text:style-name="Standard"/>
      <text:p text:style-name="Standard">1 </text:p>
      <text:p text:style-name="Standard"/>
      <text:p text:style-name="Standard">21 </text:p>
      <text:p text:style-name="Standard"/>
      <text:p text:style-name="Standard">141727500886 </text:p>
      <text:p text:style-name="Standard"/>
      <text:p text:style-name="Standard">1 </text:p>
      <text:p text:style-name="Standard"/>
      <text:p text:style-name="Standard">22 </text:p>
      <text:p text:style-name="Standard"/>
      <text:p text:style-name="Standard">97401438906 </text:p>
      <text:p text:style-name="Standard"/>
      <text:p text:style-name="Standard">1 </text:p>
      <text:p text:style-name="Standard"/>
      <text:p text:style-name="Standard">23 </text:p>
      <text:p text:style-name="Standard"/>
      <text:p text:style-name="Standard">173399991845 </text:p>
      <text:p text:style-name="Standard"/>
      <text:p text:style-name="Standard">740279 </text:p>
      <text:p text:style-name="Standard"/>
      <text:p text:style-name="Standard"/>
      <text:p text:style-name="Standard"/>
      <text:p text:style-name="Standard"/>
      <text:p text:style-name="Standard">12.3 The Pollard p - 1 Method of Factorization </text:p>
      <text:p text:style-name="Standard"/>
      <text:p text:style-name="Standard"/>
      <text:p text:style-name="Standard">233 </text:p>
      <text:p text:style-name="Standard"/>
      <text:p text:style-name="Standard"><text:soft-page-break/></text:p>
      <text:p text:style-name="Standard">Biginteger residue=lnr (Biginteger . valueOf (rand. nextint ( ) ) ,n) ; </text:p>
      <text:p text:style-name="Standard">Biginteger test=residue . subtract (ONE) ; </text:p>
      <text:p text:style-name="Standard"/>
      <text:p text:style-name="Standard">Biginteger gcd=test .gcd (n) ; </text:p>
      <text:p text:style-name="Standard">while (true) { </text:p>
      <text:p text:style-name="Standard"/>
      <text:p text:style-name="Standard">while (gcd . equals (ONE) ) { </text:p>
      <text:p text:style-name="Standard"/>
      <text:p text:style-name="Standard">power=power . add (ONE) ; </text:p>
      <text:p text:style-name="Standard">residue=residue .modPow (power , n) ; </text:p>
      <text:p text:style-name="Standard">test=residue . subtract (ONE) ; </text:p>
      <text:p text:style-name="Standard">gcd=test.gcd(n) ; </text:p>
      <text:p text:style-name="Standard"/>
      <text:p text:style-name="Standard">} </text:p>
      <text:p text:style-name="Standard"/>
      <text:p text:style-name="Standard">if (gcd. equals (n) ) { </text:p>
      <text:p text:style-name="Standard"/>
      <text:p text:style-name="Standard">power=BigInteger .valueOf (1); </text:p>
      <text:p text:style-name="Standard"/>
      <text:p text:style-name="Standard">residue=lnr (Biginteger .valueOf (rand. nextint 0 ) ,n) ; </text:p>
      <text:p text:style-name="Standard">test=residue . subtract (ONE) ; </text:p>
      <text:p text:style-name="Standard">gcd=test .gcd (n) ; </text:p>
      <text:p text:style-name="Standard"/>
      <text:p text:style-name="Standard">} else return gcd; </text:p>
      <text:p text:style-name="Standard"/>
      <text:p text:style-name="Standard">} </text:p>
      <text:p text:style-name="Standard"/>
      <text:p text:style-name="Standard"/>
      <text:p text:style-name="Standard">The Pollard p — I method can be used to break cryptosystems based on factoring num- </text:p>
      <text:p text:style-name="Standard">bers having large prime factors if the primes are chosen carelessly. To prevent this method </text:p>
      <text:p text:style-name="Standard">from factoring quickly, one must make sure that the choice of a prime p must be such that </text:p>
      <text:p text:style-name="Standard">p — \ has at least one large prime factor. For example, consider the following prime: </text:p>
      <text:p text:style-name="Standard"/>
      <text:p text:style-name="Standard">p= 160086307116559738155869925798757514626756457565007398646711114857005 </text:p>
      <text:p text:style-name="Standard">992922967078590696196618658161690735876437589642027120745407208793588072 </text:p>
      <text:p text:style-name="Standard">404971617007494843354135377095406066154855880767615610812537786121677226 </text:p>
      <text:p text:style-name="Standard">656934787295293329889991101773874178363226192550806087278026993983201987 </text:p>
      <text:p text:style-name="Standard">753863431668129069694725023374409414275815875828834913374670967078348380 </text:p>
      <text:p text:style-name="Standard">060934470394466978765779646756545675424549350157457563271478245865405680 </text:p>
      <text:p text:style-name="Standard">761395848801899028763255590217026083243137987131686080581096674871056010 </text:p>
      <text:p text:style-name="Standard">581499513879026589855942403498079792835159647491344925369568016515800543 </text:p>
      <text:p text:style-name="Standard">448680025803391561534522694855761493401748918989590240396787824784555716 </text:p>
      <text:p text:style-name="Standard">446448873404044136201133055019564546002121091038978073635688462008895936 </text:p>
      <text:p text:style-name="Standard">295056689750153498900363988015318027982295262581227520000000000000000000 </text:p>
      <text:p text:style-name="Standard">000000000000000000000000000000000000000000000000000000000000000000000000 </text:p>
      <text:p text:style-name="Standard">000001 . </text:p>
      <text:p text:style-name="Standard"/>
      <text:p text:style-name="Standard"/>
      <text:p text:style-name="Standard"/>
      <text:p text:style-name="Standard">If you run the Pollard p — I method on a large integer having this prime /? as a factor, p </text:p>
      <text:p text:style-name="Standard">will be found in only 399 iterations! Why? It turns out that this particular prime p = 399! H- </text:p>
      <text:p text:style-name="Standard"><text:soft-page-break/>1 . Though these primes are rare, there are many other primes q not specifically of this form </text:p>
      <text:p text:style-name="Standard">such that q — I divides k\ for a relatively small value of k. To ensure this does not happen, </text:p>
      <text:p text:style-name="Standard">we must choose such primes such that q — \ has a large prime factor, forcing k to also be </text:p>
      <text:p text:style-name="Standard">large. </text:p>
      <text:p text:style-name="Standard"/>
      <text:p text:style-name="Standard">I have written an applet (called TestFactor Applet), which demonstrates both the Monte </text:p>
      <text:p text:style-name="Standard">Carlo method, and the Pollard p — I method of factorization. You enter an integer, then </text:p>
      <text:p text:style-name="Standard"/>
      <text:p text:style-name="Standard"/>
      <text:p text:style-name="Standard"/>
      <text:p text:style-name="Standard">234 </text:p>
      <text:p text:style-name="Standard"/>
      <text:p text:style-name="Standard"/>
      <text:p text:style-name="Standard">Chapter 12 Factorization Techniques </text:p>
      <text:p text:style-name="Standard"/>
      <text:p text:style-name="Standard"/>
      <text:p text:style-name="Standard">FIGURE 12.3 </text:p>
      <text:p text:style-name="Standard"/>
      <text:p text:style-name="Standard"/>
      <text:p text:style-name="Standard">^ Factorization Demonstiation Applet • Microsatl folernel PxplorHr </text:p>
      <text:p text:style-name="Standard"/>
      <text:p text:style-name="Standard"/>
      <text:p text:style-name="Standard">JnJicJ </text:p>
      <text:p text:style-name="Standard"/>
      <text:p text:style-name="Standard"/>
      <text:p text:style-name="Standard">File Edit View Favorites Tools H ^ t »» Address </text:p>
      <text:p text:style-name="Standard"/>
      <text:p text:style-name="Standard"/>
      <text:p text:style-name="Standard"/>
      <text:p text:style-name="Standard"/>
      <text:p text:style-name="Standard">Enter a positive integer to factor here; </text:p>
      <text:p text:style-name="Standard"/>
      <text:p text:style-name="Standard"/>
      <text:p text:style-name="Standard">53024985702937850382347509823830568972365837365897365897683756892 </text:p>
      <text:p text:style-name="Standard">76589723689476982568976891 2681 6289461 289468975689347569861 2341 298 </text:p>
      <text:p text:style-name="Standard">4701 294782901 846891 2764897698521 561 1 1 </text:p>
      <text:p text:style-name="Standard"/>
      <text:p text:style-name="Standard"/>
      <text:p text:style-name="Standard">Find Monte Carlo Factor </text:p>
      <text:p text:style-name="Standard"/>
      <text:p text:style-name="Standard"/>
      <text:p text:style-name="Standard">Find Pollard p-1 Factor </text:p>
      <text:p text:style-name="Standard"/>
      <text:p text:style-name="Standard"/>
      <text:p text:style-name="Standard">46651 051 is a Monte Carlo factor of </text:p>
      <text:p text:style-name="Standard"/>
      <text:p text:style-name="Standard">53024985702937850982347509823890568972365897365897365897689756892 </text:p>
      <text:p text:style-name="Standard">76589723G8947G9825G8976891 2G81 G2694G1 2894G8975G893475G98G1 2341 298 </text:p>
      <text:p text:style-name="Standard">4701 294782901 846891 2764837698521 56111 , </text:p>
      <text:p text:style-name="Standard"/>
      <text:p text:style-name="Standard">jd </text:p>
      <text:p text:style-name="Standard"/>
      <text:p text:style-name="Standard"><text:soft-page-break/></text:p>
      <text:p text:style-name="Standard">press a button to find a factor. You may choose either method, and the applet is threaded so </text:p>
      <text:p text:style-name="Standard">that you can search for a Monte Carlo factor and a Pollard p — I factor at the same time. </text:p>
      <text:p text:style-name="Standard">(See Figure 12.3.) </text:p>
      <text:p text:style-name="Standard"/>
      <text:p text:style-name="Standard"/>
      <text:p text:style-name="Standard">EXERCISES </text:p>
      <text:p text:style-name="Standard"/>
      <text:p text:style-name="Standard">1. Write a fermatFactor() method and place it in the BigIntegerMath class. </text:p>
      <text:p text:style-name="Standard"/>
      <text:p text:style-name="Standard">2. Write a trialDivisionFactor() method in the BigintegerMath class to work with Bigln- </text:p>
      <text:p text:style-name="Standard">tegers. </text:p>
      <text:p text:style-name="Standard"/>
      <text:p text:style-name="Standard">3. Write a test program to compare the performance of the factoring methods for numbers </text:p>
      <text:p text:style-name="Standard">having factors of small, intermediate, and large sizes. How does the trial division method </text:p>
      <text:p text:style-name="Standard">compare to the other methods when factors are small? </text:p>
      <text:p text:style-name="Standard"/>
      <text:p text:style-name="Standard"/>
      <text:p text:style-name="Standard"/>
      <text:p text:style-name="Standard"/>
      <text:p text:style-name="Standard"/>
      <text:p text:style-name="Standard">CHAPTER 13 </text:p>
      <text:p text:style-name="Standard"/>
      <text:p text:style-name="Standard">Exponential Congruences </text:p>
      <text:p text:style-name="Standard"/>
      <text:p text:style-name="Standard"/>
      <text:p text:style-name="Standard">This chapter involves solving congruences of the form </text:p>
      <text:p text:style-name="Standard"/>
      <text:p text:style-name="Standard">a' = b (mod n) </text:p>
      <text:p text:style-name="Standard"/>
      <text:p text:style-name="Standard"/>
      <text:p text:style-name="Standard">for X. If there is a solution for x, we call x a discrete logarithm modulo « of a to the base b, </text:p>
      <text:p text:style-name="Standard">and we write </text:p>
      <text:p text:style-name="Standard"/>
      <text:p text:style-name="Standard"/>
      <text:p text:style-name="Standard">When the modulus n is clear from the context, we often simply write </text:p>
      <text:p text:style-name="Standard"/>
      <text:p text:style-name="Standard">X = logi,a. </text:p>
      <text:p text:style-name="Standard"/>
      <text:p text:style-name="Standard">If p is a large prime, these congruences can be very difficult to solve; this is formally </text:p>
      <text:p text:style-name="Standard">known as the discrete logarithm problem, or DLR To help us understand the nature of these </text:p>
      <text:p text:style-name="Standard">problems, weTl need to do some development. As a review, recall Fermat’s Little Theo- </text:p>
      <text:p text:style-name="Standard">rem: </text:p>
      <text:p text:style-name="Standard"/>
      <text:p text:style-name="Standard">If p is prime, and b is an integer such that p ^ b, then </text:p>
      <text:p text:style-name="Standard">1 ^ 1 (mod p). </text:p>
      <text:p text:style-name="Standard"/>
      <text:p text:style-name="Standard">However, could b^ be congruent to 1 modulo p for some value z smaller than p — 1 ? We </text:p>
      <text:p text:style-name="Standard">can see this is possible just from the following simple example: let p = 7, and examine the </text:p>
      <text:p text:style-name="Standard">powers of each integer greater than 0 but less than 7. (See Table 13.1.) </text:p>
      <text:p text:style-name="Standard"/>
      <text:p text:style-name="Standard">Note that the integers 2, 4, and 6 (and also 1, obviously), yield powers which are con- </text:p>
      <text:p text:style-name="Standard"><text:soft-page-break/>gruent to 1 modulo 7 for values smaller than 6. </text:p>
      <text:p text:style-name="Standard"/>
      <text:p text:style-name="Standard"/>
      <text:p text:style-name="Standard">235 </text:p>
      <text:p text:style-name="Standard"/>
      <text:p text:style-name="Standard"/>
      <text:p text:style-name="Standard">236 Chapter 13 </text:p>
      <text:p text:style-name="Standard"/>
      <text:p text:style-name="Standard"/>
      <text:p text:style-name="Standard">Exponential Congruences </text:p>
      <text:p text:style-name="Standard"/>
      <text:p text:style-name="Standard"/>
      <text:p text:style-name="Standard">TABLE </text:p>
      <text:p text:style-name="Standard"/>
      <text:p text:style-name="Standard"/>
      <text:p text:style-name="Standard"/>
      <text:p text:style-name="Standard">13.1 ORDEROF AN INTEGER </text:p>
      <text:p text:style-name="Standard"/>
      <text:p text:style-name="Standard"/>
      <text:p text:style-name="Standard">Definition </text:p>
      <text:p text:style-name="Standard"/>
      <text:p text:style-name="Standard">Let n be a positive integer and b an integer. Then the least positive integer z for which </text:p>
      <text:p text:style-name="Standard">= I (mod n) is called the order of b modulo n. We denote this as lhl„. If the modulus </text:p>
      <text:p text:style-name="Standard">n is clear from the context, we simply write \b\. </text:p>
      <text:p text:style-name="Standard"/>
      <text:p text:style-name="Standard"/>
      <text:p text:style-name="Standard">Examples. From the previous table, we see that </text:p>
      <text:p text:style-name="Standard"/>
      <text:p text:style-name="Standard">I2I7 = 3, 13I7 = 6, I4I7 = 3, 15I7 = 6, and I6I7 = 2. </text:p>
      <text:p text:style-name="Standard"/>
      <text:p text:style-name="Standard">Using this property, we can derive the following propositions: </text:p>
      <text:p text:style-name="Standard"/>
      <text:p text:style-name="Standard">□ </text:p>
      <text:p text:style-name="Standard"/>
      <text:p text:style-name="Standard">PROPOSITION 37 \fp is prime and b an integer such that p b, then </text:p>
      <text:p text:style-name="Standard"/>
      <text:p text:style-name="Standard">a) the positive integer x is a solution to h' = 1 (mod p) iff \b\p divides x. </text:p>
      <text:p text:style-name="Standard"/>
      <text:p text:style-name="Standard">b) \b\p divides p — 1. </text:p>
      <text:p text:style-name="Standard"/>
      <text:p text:style-name="Standard">Proof. </text:p>
      <text:p text:style-name="Standard"/>
      <text:p text:style-name="Standard">a) Suppose \b\ divides x; then x = k\b\ for some positive integer k. Thus, </text:p>
      <text:p text:style-name="Standard">b^ = M'*' = {b''’'f ^ 1 (mod p). </text:p>
      <text:p text:style-name="Standard"/>
      <text:p text:style-name="Standard">On the other hand, suppose = 1 (mod p). Then, if </text:p>
      <text:p text:style-name="Standard">x = q\b\ + r Q&lt;r&lt;\b\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3.2 Generators 237 </text:p>
      <text:p text:style-name="Standard"/>
      <text:p text:style-name="Standard"/>
      <text:p text:style-name="Standard">we see that </text:p>
      <text:p text:style-name="Standard"/>
      <text:p text:style-name="Standard">1/ = h?!'’'*'- = ^ ¥ (mod p). </text:p>
      <text:p text:style-name="Standard"/>
      <text:p text:style-name="Standard">Now, since ¥ = \ (mod p), ¥ = 1 (mod p) also. But since 0 &lt; r &lt; \b\, we must have r = </text:p>
      <text:p text:style-name="Standard">0 since \b\ is the least positive integer k such that b'‘ = 1 (mod p). Hence, \b\ divides x. </text:p>
      <text:p text:style-name="Standard">b) (Exercise. Hint: use FLT and part (a).) ■ </text:p>
      <text:p text:style-name="Standard"/>
      <text:p text:style-name="Standard">PROPOSITION 38 Suppose p is prime and b an integer such that p b. Then, if i and </text:p>
      <text:p text:style-name="Standard">j are nonnegative integers, ¥ = ¥ (mod p) iff i = j (mod \b\p). </text:p>
      <text:p text:style-name="Standard"/>
      <text:p text:style-name="Standard">Proof. Suppose i = j (mod \b\) and 0&lt;j&lt; i. Then i=j + k\b\ for some positive integer k. </text:p>
      <text:p text:style-name="Standard">Thus, </text:p>
      <text:p text:style-name="Standard"/>
      <text:p text:style-name="Standard">¥ = h'**^'*' = ¥(b'‘’'f ^ y (mod p). </text:p>
      <text:p text:style-name="Standard"/>
      <text:p text:style-name="Standard">On the other hand, if b‘ = ¥ (mod p), where i &gt; j, we have p -^ ¥ since p b. Then, note </text:p>
      <text:p text:style-name="Standard">that since </text:p>
      <text:p text:style-name="Standard"/>
      <text:p text:style-name="Standard">¥ ^ ^ y (mod p) </text:p>
      <text:p text:style-name="Standard"/>
      <text:p text:style-name="Standard">we can divide this congruence by ¥ using proposition 2 1 to obtain </text:p>
      <text:p text:style-name="Standard"/>
      <text:p text:style-name="Standard">y^^ = 1 (mod p). </text:p>
      <text:p text:style-name="Standard"/>
      <text:p text:style-name="Standard">By proposition 27, we then know that \b\ divides i — j, or i = j (mod \b\). ■ </text:p>
      <text:p text:style-name="Standard"/>
      <text:p text:style-name="Standard"/>
      <text:p text:style-name="Standard">.2 GENERATORS </text:p>
      <text:p text:style-name="Standard"/>
      <text:p text:style-name="Standard"/>
      <text:p text:style-name="Standard">Definition </text:p>
      <text:p text:style-name="Standard"/>
      <text:p text:style-name="Standard">An integer g such that the prime p does not divide g is called a generator modulo p if </text:p>
      <text:p text:style-name="Standard"/>
      <text:p text:style-name="Standard">\8\p=P - 1 - </text:p>
      <text:p text:style-name="Standard"/>
      <text:p text:style-name="Standard"/>
      <text:p text:style-name="Standard">lixAMPLE. Note from the previous example that 3 and 5 are generators modulo 7; 1, 2, 4, and </text:p>
      <text:p text:style-name="Standard">6 are not. </text:p>
      <text:p text:style-name="Standard"/>
      <text:p text:style-name="Standard">□ </text:p>
      <text:p text:style-name="Standard"/>
      <text:p text:style-name="Standard"/>
      <text:p text:style-name="Standard">Most cryptosystems that depend on the difficulty of DLP use generators. Thus, we prove </text:p>
      <text:p text:style-name="Standard">some important facts about generators. </text:p>
      <text:p text:style-name="Standard"/>
      <text:p text:style-name="Standard">PROPOSITION 39 If g is a generator modulo p, then the sequence of integers g, g^, . . ., </text:p>
      <text:p text:style-name="Standard"><text:soft-page-break/>' is a permutation of 1, 2, . . . ., p — 1. </text:p>
      <text:p text:style-name="Standard"/>
      <text:p text:style-name="Standard">Proof. To show this, we need only show that none of the p — I members of the former </text:p>
      <text:p text:style-name="Standard">sequence are congruent to 0 modulo p, and that none are congruent to each other modulo </text:p>
      <text:p text:style-name="Standard"/>
      <text:p text:style-name="Standard"/>
      <text:p text:style-name="Standard"/>
      <text:p text:style-name="Standard">238 </text:p>
      <text:p text:style-name="Standard"/>
      <text:p text:style-name="Standard"/>
      <text:p text:style-name="Standard">Chapter 1 3 Exponential Congruences </text:p>
      <text:p text:style-name="Standard"/>
      <text:p text:style-name="Standard"/>
      <text:p text:style-name="Standard">p. Note that since p g, p likewise does not divide for any positive integer k. So, none </text:p>
      <text:p text:style-name="Standard">of the integers g, g^, . . . , g'’^^ are congruent to 0 modulo p. Now, suppose </text:p>
      <text:p text:style-name="Standard"/>
      <text:p text:style-name="Standard">g‘ = gi (mod p) </text:p>
      <text:p text:style-name="Standard"/>
      <text:p text:style-name="Standard">for some positive integers i and j, where 0 &lt; i &lt;j &lt; p.By proposition 38, we then have i = </text:p>
      <text:p text:style-name="Standard">j (mod Igl). But since i and j are both no greater than \g\=p — 1 (recall that g is a genera- </text:p>
      <text:p text:style-name="Standard">tor), we must have i = j. Thus, no two members of g, g^, . . . , g^^^ are congruent modulo p, </text:p>
      <text:p text:style-name="Standard">and so these integers must simply be a permutation of the positive integers not exceeding </text:p>
      <text:p text:style-name="Standard"/>
      <text:p text:style-name="Standard">p-i. m </text:p>
      <text:p text:style-name="Standard"/>
      <text:p text:style-name="Standard">It is important to be able to find generators, since the discrete logarithm problem is most </text:p>
      <text:p text:style-name="Standard">intractable when generators are used as the base. Note that proposition 39 says that when </text:p>
      <text:p text:style-name="Standard">we have = b (mod p) for prime p and generator g, the solution (when it exists) is unique, </text:p>
      <text:p text:style-name="Standard">and, it turns out, harder to find. </text:p>
      <text:p text:style-name="Standard"/>
      <text:p text:style-name="Standard">PROPOSITION 40 If \b\p = t and m is a positive integer, then 1^“!^ = tl{t, u). </text:p>
      <text:p text:style-name="Standard"/>
      <text:p text:style-name="Standard">Proof. Let s = lh“l, v = (t, u), t = t'v for some integer t' , and u = u’v for some integer u' . </text:p>
      <text:p text:style-name="Standard">By proposition 7 we have </text:p>
      <text:p text:style-name="Standard"/>
      <text:p text:style-name="Standard">{t',u') = l. </text:p>
      <text:p text:style-name="Standard"/>
      <text:p text:style-name="Standard">Thus, we have </text:p>
      <text:p text:style-name="Standard"/>
      <text:p text:style-name="Standard">{b^y = (b^y^ = {bY = 1 (mod p) </text:p>
      <text:p text:style-name="Standard">since \b\ = t. Then, by proposition 37, s\t' . But since </text:p>
      <text:p text:style-name="Standard"/>
      <text:p text:style-name="Standard">{by = = 1 (mod p) </text:p>
      <text:p text:style-name="Standard"/>
      <text:p text:style-name="Standard">we have t\us, which is equivalent to t'v\u'vs. Thus we derive the fact that t’\u’ s, and since f' </text:p>
      <text:p text:style-name="Standard">and u' are relatively prime, we have t'\s by proposition 13. Now, since ilT, and since t'\s, </text:p>
      <text:p text:style-name="Standard">we have </text:p>
      <text:p text:style-name="Standard"/>
      <text:p text:style-name="Standard">m = s = t' = ti{t, u). ■ </text:p>
      <text:p text:style-name="Standard"/>
      <text:p text:style-name="Standard">We will now prove that if a prime p has a generator, then it has many generators. This is </text:p>
      <text:p text:style-name="Standard">important, since if there are too few generators (or none at all) to choose from when pick- </text:p>
      <text:p text:style-name="Standard"><text:soft-page-break/>ing a generator for a cipher, one may be hard (or impossible) to find. </text:p>
      <text:p text:style-name="Standard"/>
      <text:p text:style-name="Standard">PROPOSITION 41 Let r be the number of positive integers not exceeding p — \ which </text:p>
      <text:p text:style-name="Standard">are relatively prime to p — 1. Then, if the prime p has a generator, it has r of them. </text:p>
      <text:p text:style-name="Standard"/>
      <text:p text:style-name="Standard">Proof. Let g be a generator modulo p. By proposition 40, we know that </text:p>
      <text:p text:style-name="Standard"/>
      <text:p text:style-name="Standard">\g\ = \g\p/{u, \g\p) = (p-mu,p-i) </text:p>
      <text:p text:style-name="Standard"/>
      <text:p text:style-name="Standard">for any positive integer m. Furthermore, from the previous equation, we can say that </text:p>
      <text:p text:style-name="Standard">is a generator modulo p iff lg“lp = P ~ 1 iff m and p — I are relatively prime. ( ) </text:p>
      <text:p text:style-name="Standard"/>
      <text:p text:style-name="Standard"/>
      <text:p text:style-name="Standard"/>
      <text:p text:style-name="Standard">13.3 Generator Selection 239 </text:p>
      <text:p text:style-name="Standard"/>
      <text:p text:style-name="Standard"/>
      <text:p text:style-name="Standard">Now, from proposition 39 we know that the sequence </text:p>
      <text:p text:style-name="Standard"/>
      <text:p text:style-name="Standard">g, ■ ■ . , g" ‘ </text:p>
      <text:p text:style-name="Standard"/>
      <text:p text:style-name="Standard">is simply a permutation of 1, 2, . . . , p — 1 . Since there are exactly r integers in the first set </text:p>
      <text:p text:style-name="Standard">that are relatively prime top — 1, there are exactly r integers in the former sequence of the </text:p>
      <text:p text:style-name="Standard">form g‘ where i is relatively prime to p — 1. But, from the previous development (*), these </text:p>
      <text:p text:style-name="Standard">are exactly the generators modulo p. ■ </text:p>
      <text:p text:style-name="Standard"/>
      <text:p text:style-name="Standard">This tells us that when a prime has a generator, it has quite a few, since there are always </text:p>
      <text:p text:style-name="Standard">many positive integers smaller than p which are relatively prime to p — 1 . </text:p>
      <text:p text:style-name="Standard"/>
      <text:p text:style-name="Standard"/>
      <text:p text:style-name="Standard">I£xAIVIPLE. Consider the prime p = 101; since p — 1 = 100 = 2^ • 5^, any positive integer </text:p>
      <text:p text:style-name="Standard">smaller than 100 not having a 2 or a 5 in its factorization will be relatively prime to 100. There </text:p>
      <text:p text:style-name="Standard">are clearly many such integers. </text:p>
      <text:p text:style-name="Standard"/>
      <text:p text:style-name="Standard"/>
      <text:p text:style-name="Standard">Note that proposition 41 does not tell us that every prime has a generator; it only says </text:p>
      <text:p text:style-name="Standard">that if it has a generator, it has a certain number of them. We need this fact, but will not prove </text:p>
      <text:p text:style-name="Standard">it. </text:p>
      <text:p text:style-name="Standard"/>
      <text:p text:style-name="Standard">PROPOSITION 42 Every prime has a generator. </text:p>
      <text:p text:style-name="Standard"/>
      <text:p text:style-name="Standard">Proposition 41 also says that if we find a generator g modulo p, we can find another by </text:p>
      <text:p text:style-name="Standard">simply calculating the Inr of g' modulo p for some i relatively prime top — 1 . But how do </text:p>
      <text:p text:style-name="Standard">we find a generator in the first place? This isn’t difficult to do in practice, since we will </text:p>
      <text:p text:style-name="Standard">choose our primes carefully. For example, if prime p is such that p — \ consists entirely of </text:p>
      <text:p text:style-name="Standard">small factors, such a prime p is susceptible to some discrete logarithm finding algorithms </text:p>
      <text:p text:style-name="Standard">(like Pohlig-Hellman). If we choose p so that p — 1 has at least one large prime factor, we </text:p>
      <text:p text:style-name="Standard">call it a safe prime. </text:p>
      <text:p text:style-name="Standard"/>
      <text:p text:style-name="Standard">A solution is to choose primes of the form p = 2Rt + 1 where t is prime, and Ris a rela- </text:p>
      <text:p text:style-name="Standard">tively small positive integer. We first select integers t at random, and subject them to pri- </text:p>
      <text:p text:style-name="Standard">mality testing, until a particular value of t passes. We then select small values of R (say, &lt; </text:p>
      <text:p text:style-name="Standard"><text:soft-page-break/>1 billion) at random and submit p = 2Rt+l to primality testing, until p passes with some value </text:p>
      <text:p text:style-name="Standard">of R. Since R is small, it can be easily factored, and since p — 1 = 2Rt, the factorization of </text:p>
      <text:p text:style-name="Standard">/7 — 1 is known. Thus, we present a method of finding generators. </text:p>
      <text:p text:style-name="Standard"/>
      <text:p text:style-name="Standard">.3 GENERATOR SELECTION </text:p>
      <text:p text:style-name="Standard"/>
      <text:p text:style-name="Standard">Suppose p is prime, and pi‘^i ■ p 2 ^ ■ is the prime factorization ofp— 1. To find a </text:p>
      <text:p text:style-name="Standard"/>
      <text:p text:style-name="Standard">generator g modulo p, do the following: </text:p>
      <text:p text:style-name="Standard"/>
      <text:p text:style-name="Standard">1. Choose a random integer x between 2 and p — 2. </text:p>
      <text:p text:style-name="Standard"/>
      <text:p text:style-name="Standard">2. For i = 1 to n do </text:p>
      <text:p text:style-name="Standard"/>
      <text:p text:style-name="Standard"/>
      <text:p text:style-name="Standard">a) Compute z = plpi </text:p>
      <text:p text:style-name="Standard"/>
      <text:p text:style-name="Standard"/>
      <text:p text:style-name="Standard">240 Chapter 1 3 Exponential Congruences </text:p>
      <text:p text:style-name="Standard"/>
      <text:p text:style-name="Standard"/>
      <text:p text:style-name="Standard">b) Calculate the Inr of modulo p. If the least nonnegative residue is 1 modulo p, x is </text:p>
      <text:p text:style-name="Standard">not a generator. Return to step 1 . </text:p>
      <text:p text:style-name="Standard"/>
      <text:p text:style-name="Standard">3. X is a generator modulo p. </text:p>
      <text:p text:style-name="Standard"/>
      <text:p text:style-name="Standard"/>
      <text:p text:style-name="Standard">HxAMPLE. Here we generate a safe prime /?, and then a generator for p. This will be simple </text:p>
      <text:p text:style-name="Standard">because we will know the factorization ofp— 1 hy our method of construction. We begin </text:p>
      <text:p text:style-name="Standard">by finding a large random prime t. </text:p>
      <text:p text:style-name="Standard"/>
      <text:p text:style-name="Standard">t= 106134897172928103943918854073295879814210153054070185316305605667648 </text:p>
      <text:p text:style-name="Standard">115167285318268319586681005150020607472483671576748374031351891166746019 </text:p>
      <text:p text:style-name="Standard">54897381 84672821 1 246036708099048606601439297700504038644255829445960865 8 </text:p>
      <text:p text:style-name="Standard">668158933760001311189926258441385295561653708006547249455162460344775949 </text:p>
      <text:p text:style-name="Standard">000288933247779568497479. </text:p>
      <text:p text:style-name="Standard"/>
      <text:p text:style-name="Standard">We will now search for the first prime of the form 2rt + 1, where r begins with the value </text:p>
      <text:p text:style-name="Standard">1 , and increments by 1 for each iteration. It turns out that this happens when r reaches the </text:p>
      <text:p text:style-name="Standard">value 362, and the target safe prime p is </text:p>
      <text:p text:style-name="Standard"/>
      <text:p text:style-name="Standard">p= 768416655531999472553972503490662169854881508111468141690052585033772 </text:p>
      <text:p text:style-name="Standard">353811145704262633807570477286149198100781782215658227986987692047241181 </text:p>
      <text:p text:style-name="Standard">534570445703122494213057666371119117944205153516492397844122051887566688 </text:p>
      <text:p text:style-name="Standard">75747068042240949301506611 1 115629539866372845967402086055376212896177870 </text:p>
      <text:p text:style-name="Standard">76209 187671 392407592 1 74797. </text:p>
      <text:p text:style-name="Standard"/>
      <text:p text:style-name="Standard">(You may wish to verify that p is, indeed, 2 • 362 • t + 1, and is prime.) Since r = 362 is a </text:p>
      <text:p text:style-name="Standard">relatively small integer, it can be easily factored. The prime factorization of r is; </text:p>
      <text:p text:style-name="Standard"/>
      <text:p text:style-name="Standard">r = 362 = 2 • 181 </text:p>
      <text:p text:style-name="Standard"/>
      <text:p text:style-name="Standard"><text:soft-page-break/>Now we generate another random integer x between 2 and p — 2. Let us choose x = 2. </text:p>
      <text:p text:style-name="Standard">We test if X is a generator by raising it to all of the following powers modulo p\ </text:p>
      <text:p text:style-name="Standard"/>
      <text:p text:style-name="Standard">jf-ip-m = </text:p>
      <text:p text:style-name="Standard"/>
      <text:p text:style-name="Standard">768416655531999472553972503490662169854881508111468141690052585033772353 </text:p>
      <text:p text:style-name="Standard">811145704262633807570477286149198100781782215658227986987692047241181534 </text:p>
      <text:p text:style-name="Standard">570445703 1 224942 1 305766637 11191 17944205 15351 6492397844 1 2205 1 887566688757 </text:p>
      <text:p text:style-name="Standard">47068042240949301 5066 11111 56295398663728459674020860553762 128961 77870762 </text:p>
      <text:p text:style-name="Standard">09187671392407592174796 (mod p) </text:p>
      <text:p text:style-name="Standard"/>
      <text:p text:style-name="Standard">759610078033092819549168009542029758562732552302229095079700578685006509 </text:p>
      <text:p text:style-name="Standard">781787175350810699575676555672711591634685786263572318673572188350335378 </text:p>
      <text:p text:style-name="Standard">422741882791298343532264353436668160520311489609485712535342907357206171 </text:p>
      <text:p text:style-name="Standard">457774990867629982901232534301789080080079058523455688622892974408888364 </text:p>
      <text:p text:style-name="Standard">96564879035543972034961 (mod p) </text:p>
      <text:p text:style-name="Standard"/>
      <text:p text:style-name="Standard"/>
      <text:p text:style-name="Standard">13.3 Generator Selection 241 </text:p>
      <text:p text:style-name="Standard"/>
      <text:p text:style-name="Standard"/>
      <text:p text:style-name="Standard">^{p-m = </text:p>
      <text:p text:style-name="Standard"/>
      <text:p text:style-name="Standard">8825043620963179677965965 1 3 18894620729729809745361797646356310339459 1 82 1 </text:p>
      <text:p text:style-name="Standard">987874531220585600311009374053405582968213748930663530270586997171133297 </text:p>
      <text:p text:style-name="Standard">840152170658259623778588348787678947522653969852413674174837135790739292 </text:p>
      <text:p text:style-name="Standard">16 (mod p). </text:p>
      <text:p text:style-name="Standard"/>
      <text:p text:style-name="Standard">None of these yield a residue of 1, so we conclude 2 is a generator of this safe prime p. </text:p>
      <text:p text:style-name="Standard"/>
      <text:p text:style-name="Standard">□ </text:p>
      <text:p text:style-name="Standard"/>
      <text:p text:style-name="Standard">Java Algorithm In my PrimeGenerator class, there is a method called getSafePrime- </text:p>
      <text:p text:style-name="Standard">AndGeneratorO, which finds a safe prime p and a corresponding generator. There is also a </text:p>
      <text:p text:style-name="Standard">method called getSafePrime(), which finds and returns a safe prime but does not find a gen- </text:p>
      <text:p text:style-name="Standard">erator for it. </text:p>
      <text:p text:style-name="Standard"/>
      <text:p text:style-name="Standard">import java. security ; </text:p>
      <text:p text:style-name="Standard">import j ava . math . * ; </text:p>
      <text:p text:style-name="Standard">import j ava . ut i 1 . * ; </text:p>
      <text:p text:style-name="Standard">public class PrimeGenerator { </text:p>
      <text:p text:style-name="Standard"/>
      <text:p text:style-name="Standard">int minBitLength; </text:p>
      <text:p text:style-name="Standard">int certainty; </text:p>
      <text:p text:style-name="Standard"/>
      <text:p text:style-name="Standard">SecureRandom sr.- </text:p>
      <text:p text:style-name="Standard"/>
      <text:p text:style-name="Standard">public PrimeGenerator ( int minBitLength, int certainty, SecureRandom sr) { </text:p>
      <text:p text:style-name="Standard"/>
      <text:p text:style-name="Standard">//The bit length of the prime will exceed minBitLength </text:p>
      <text:p text:style-name="Standard">if (minBitLength&lt;512 ) throw new IllegalArgumentException </text:p>
      <text:p text:style-name="Standard">("Strong/Safe primes must be at least 64 bytes long."); </text:p>
      <text:p text:style-name="Standard"><text:soft-page-break/>this. minBi tLength=minBit Length ; </text:p>
      <text:p text:style-name="Standard">this . certainty=certainty ; </text:p>
      <text:p text:style-name="Standard">this . sr=sr ; </text:p>
      <text:p text:style-name="Standard"/>
      <text:p text:style-name="Standard">} </text:p>
      <text:p text:style-name="Standard"/>
      <text:p text:style-name="Standard">//This method returns a safe prime of form 2rt+l where t is a large prime, </text:p>
      <text:p text:style-name="Standard"/>
      <text:p text:style-name="Standard">//and the factorization of r is known </text:p>
      <text:p text:style-name="Standard"/>
      <text:p text:style-name="Standard">//It also returns a generator for the safe prime </text:p>
      <text:p text:style-name="Standard"/>
      <text:p text:style-name="Standard">//The zero-th slot in the resulting array is the safe prime </text:p>
      <text:p text:style-name="Standard"/>
      <text:p text:style-name="Standard">//Slot 1 of the result is the generator </text:p>
      <text:p text:style-name="Standard"/>
      <text:p text:style-name="Standard">public Biglnteger[] getSaf ePrimeAndGenerator ( ) { </text:p>
      <text:p text:style-name="Standard"/>
      <text:p text:style-name="Standard">Biglnteger[] p=new Biginteger [2 ] ; </text:p>
      <text:p text:style-name="Standard"/>
      <text:p text:style-name="Standard">Biginteger r=BigInteger . valueOf ( OxVf f f f f f f ) ; </text:p>
      <text:p text:style-name="Standard"/>
      <text:p text:style-name="Standard">Biginteger t=new Biginteger (minBitLength-30 , certainty , sr) ; </text:p>
      <text:p text:style-name="Standard"/>
      <text:p text:style-name="Standard">//p is the first prime in the sequence 2rt+l, 2*2rt+l, 2*3rt+l, . . . </text:p>
      <text:p text:style-name="Standard">do { </text:p>
      <text:p text:style-name="Standard"/>
      <text:p text:style-name="Standard">r=r .add(BiglntegerMath.ONE) ; </text:p>
      <text:p text:style-name="Standard"/>
      <text:p text:style-name="Standard">p [0] =BigIntegerMath. TWO. multiply (r) .multiply(t) . add (BigIntegerMath . ONE) ; </text:p>
      <text:p text:style-name="Standard"/>
      <text:p text:style-name="Standard"/>
      <text:p text:style-name="Standard">242 Chapter 1 3 Exponential Congruences </text:p>
      <text:p text:style-name="Standard"/>
      <text:p text:style-name="Standard"/>
      <text:p text:style-name="Standard">} while ( !p [0] . isProbablePrime (certainty) ) ; </text:p>
      <text:p text:style-name="Standard"/>
      <text:p text:style-name="Standard">//We must get the prime factors of p-l=2rt </text:p>
      <text:p text:style-name="Standard"/>
      <text:p text:style-name="Standard">//Put the prime factors in a Vector-iist each prime factor oniy once </text:p>
      <text:p text:style-name="Standard">Vector factors=new Vector {) ; </text:p>
      <text:p text:style-name="Standard"/>
      <text:p text:style-name="Standard">//Add t to the vector, since t is a prime factor of p-l=2rt </text:p>
      <text:p text:style-name="Standard">factors . addElement (t ) ; </text:p>
      <text:p text:style-name="Standard"/>
      <text:p text:style-name="Standard">//We know 2 is a factor of p-l=2rt, so add 2 to the Vector </text:p>
      <text:p text:style-name="Standard">factors . addElement (Biglnteger .valueOf (2 ) ) ; </text:p>
      <text:p text:style-name="Standard"/>
      <text:p text:style-name="Standard">//r may be prime-don' t factor it if you don't have to </text:p>
      <text:p text:style-name="Standard">if (r . isProbablePrime ( 10 ) ) factors . addElement (r) ; </text:p>
      <text:p text:style-name="Standard"/>
      <text:p text:style-name="Standard">//otherwise, find the factors of r and add them to the Vector </text:p>
      <text:p text:style-name="Standard"><text:soft-page-break/>else { </text:p>
      <text:p text:style-name="Standard"/>
      <text:p text:style-name="Standard">//Divide all the 2's out of r, since 2 is already in the Vector </text:p>
      <text:p text:style-name="Standard">while (r .mod (BigIntegerMath. TWO) . equals (BigIntegerMath. ZERO) ) { </text:p>
      <text:p text:style-name="Standard">r=r .divide (BiglntegerMath.TWO) ; </text:p>
      <text:p text:style-name="Standard"/>
      <text:p text:style-name="Standard">} </text:p>
      <text:p text:style-name="Standard"/>
      <text:p text:style-name="Standard">//We now get the prime factors of r, which should be small enough to </text:p>
      <text:p text:style-name="Standard">//factor </text:p>
      <text:p text:style-name="Standard"/>
      <text:p text:style-name="Standard">//Start with 3 - 2 is already in the Vector </text:p>
      <text:p text:style-name="Standard">Biglnteger divisor=BigInteger .valueOf (3 ) ; </text:p>
      <text:p text:style-name="Standard"/>
      <text:p text:style-name="Standard">//Do not search for factors past the square root of r </text:p>
      <text:p text:style-name="Standard">//Square the divisor for comparison to r </text:p>
      <text:p text:style-name="Standard">Biglnteger square=divisor .multiply (divisor) ; </text:p>
      <text:p text:style-name="Standard">while (square . compareTo (r) &lt;=0) { </text:p>
      <text:p text:style-name="Standard"/>
      <text:p text:style-name="Standard">//If this divisor divides r, add it to the Vector </text:p>
      <text:p text:style-name="Standard">if (r .mod (divisor ). equals (BigIntegerMath. ZERO) ) { </text:p>
      <text:p text:style-name="Standard">factors . addElement (divisor) ; </text:p>
      <text:p text:style-name="Standard"/>
      <text:p text:style-name="Standard">//Divide r by this divisor until it no longer divides </text:p>
      <text:p text:style-name="Standard">while (r. mod (divisor) . equals (BigIntegerMath. ZERO) ) </text:p>
      <text:p text:style-name="Standard">r=r . divide (divisor) ; </text:p>
      <text:p text:style-name="Standard"/>
      <text:p text:style-name="Standard">} </text:p>
      <text:p text:style-name="Standard"/>
      <text:p text:style-name="Standard">divisor=divisor . add (BigIntegerMath . ONE) ; </text:p>
      <text:p text:style-name="Standard"/>
      <text:p text:style-name="Standard">//Do not search for factors past the square root of r </text:p>
      <text:p text:style-name="Standard">//Square the divisor for comparison to r </text:p>
      <text:p text:style-name="Standard">square=divisor .multiply (divisor) ; </text:p>
      <text:p text:style-name="Standard"/>
      <text:p text:style-name="Standard">}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1 3.4 Calculating Discrete Logarithms 243 </text:p>
      <text:p text:style-name="Standard"/>
      <text:p text:style-name="Standard"/>
      <text:p text:style-name="Standard">//Now, start looking for a generator </text:p>
      <text:p text:style-name="Standard">boolean isGenerator ; </text:p>
      <text:p text:style-name="Standard"/>
      <text:p text:style-name="Standard">Biginteger pMinusOne=p [0] . subtract (BigIntegerMath. ONE) ; </text:p>
      <text:p text:style-name="Standard"/>
      <text:p text:style-name="Standard">Biginteger x,z,lnr; </text:p>
      <text:p text:style-name="Standard">do { </text:p>
      <text:p text:style-name="Standard"><text:soft-page-break/></text:p>
      <text:p text:style-name="Standard">//Start by assuming the test # is a generator </text:p>
      <text:p text:style-name="Standard">isGenerator=true; </text:p>
      <text:p text:style-name="Standard"/>
      <text:p text:style-name="Standard">//Pick a random integer x smaller than the safe prime p </text:p>
      <text:p text:style-name="Standard">x=new Biginteger (p [0] .bitLength ( ) -1 , sr) ; </text:p>
      <text:p text:style-name="Standard">for (int i=0 ; i&lt;factors . size ( ) ; i++) { </text:p>
      <text:p text:style-name="Standard"/>
      <text:p text:style-name="Standard">//Compute z as p-1 divided by the i-th prime factor in the Vector </text:p>
      <text:p text:style-name="Standard">z=pMinusOne . divide { (Biginteger ) factors . elementAt ( i ) ) ; </text:p>
      <text:p text:style-name="Standard"/>
      <text:p text:style-name="Standard">//Raise X to the z power modulo p </text:p>
      <text:p text:style-name="Standard">lnr=x . modPow ( z , p [ 0 ] ) ; </text:p>
      <text:p text:style-name="Standard"/>
      <text:p text:style-name="Standard">//If this equals 1, x is not a generator </text:p>
      <text:p text:style-name="Standard">if ( Inr . equals (BigIntegerMath . ONE) ) { </text:p>
      <text:p text:style-name="Standard"/>
      <text:p text:style-name="Standard">isGenerator=false; </text:p>
      <text:p text:style-name="Standard"/>
      <text:p text:style-name="Standard">//break-no reason to try the other prime factors for this failed x </text:p>
      <text:p text:style-name="Standard">break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/While X is not a generator, go back and pick another random x </text:p>
      <text:p text:style-name="Standard">} while (! isGenerator) ; </text:p>
      <text:p text:style-name="Standard"/>
      <text:p text:style-name="Standard">//If we get here, we found a generator-set it and return it </text:p>
      <text:p text:style-name="Standard"/>
      <text:p text:style-name="Standard">p[l]=x; </text:p>
      <text:p text:style-name="Standard"/>
      <text:p text:style-name="Standard">return p; </text:p>
      <text:p text:style-name="Standard"/>
      <text:p text:style-name="Standard">} </text:p>
      <text:p text:style-name="Standard"/>
      <text:p text:style-name="Standard">//getSafePrime ( ) is identical to this, but does not search for a generator. </text:p>
      <text:p text:style-name="Standard"/>
      <text:p text:style-name="Standard"/>
      <text:p text:style-name="Standard">} </text:p>
      <text:p text:style-name="Standard"/>
      <text:p text:style-name="Standard"/>
      <text:p text:style-name="Standard"/>
      <text:p text:style-name="Standard">The TestPrimeGeneratorApplet class allows us to retrieve safe primes. Here is a shot of </text:p>
      <text:p text:style-name="Standard">it, displaying a safe prime and its generator. (See Figure 13.1.) </text:p>
      <text:p text:style-name="Standard"/>
      <text:p text:style-name="Standard"/>
      <text:p text:style-name="Standard">13.4 CALCULATING DISCRETE LOGARITHMS </text:p>
      <text:p text:style-name="Standard"/>
      <text:p text:style-name="Standard">There are a variety of discrete log finding algorithms known; however, none of them are fast </text:p>
      <text:p text:style-name="Standard">enough to break the cryptosystems based on DLR However, those implementing such ciphers </text:p>
      <text:p text:style-name="Standard"><text:soft-page-break/>should take care that the primes they use do not have certain weaknesses, which some of these </text:p>
      <text:p text:style-name="Standard">algorithms exploit. </text:p>
      <text:p text:style-name="Standard"/>
      <text:p text:style-name="Standard"/>
      <text:p text:style-name="Standard">244 </text:p>
      <text:p text:style-name="Standard"/>
      <text:p text:style-name="Standard"/>
      <text:p text:style-name="Standard">Chapter 1 3 Exponential Congruences </text:p>
      <text:p text:style-name="Standard"/>
      <text:p text:style-name="Standard"/>
      <text:p text:style-name="Standard">FIGURE 13.1 </text:p>
      <text:p text:style-name="Standard"/>
      <text:p text:style-name="Standard"/>
      <text:p text:style-name="Standard"/>
      <text:p text:style-name="Standard">Exhaustive Search for Discrete Logs The most obvious solution to finding a dis- </text:p>
      <text:p text:style-name="Standard">crete logarithm (and by far the slowest) is to search by taking successive powers. For exam- </text:p>
      <text:p text:style-name="Standard">ple, to solve </text:p>
      <text:p text:style-name="Standard"/>
      <text:p text:style-name="Standard">= z (mod n) 0 &lt;z&lt;n </text:p>
      <text:p text:style-name="Standard"/>
      <text:p text:style-name="Standard">forx, we simply calculate the Inr’s of the sequence </text:p>
      <text:p text:style-name="Standard"/>
      <text:p text:style-name="Standard">b, b^, b\... </text:p>
      <text:p text:style-name="Standard"/>
      <text:p text:style-name="Standard"/>
      <text:p text:style-name="Standard">until we derive z- </text:p>
      <text:p text:style-name="Standard"/>
      <text:p text:style-name="Standard">CBxAMPLE. Suppose we wish to solve the congruence </text:p>
      <text:p text:style-name="Standard"/>
      <text:p text:style-name="Standard">25T ^ 369 (mod 1009) </text:p>
      <text:p text:style-name="Standard"/>
      <text:p text:style-name="Standard">for X. We calculate the successive powers until we obtain a least nonnegative residue of 369 </text:p>
      <text:p text:style-name="Standard">modulo 1009. (See Table 13.2.) </text:p>
      <text:p text:style-name="Standard"/>
      <text:p text:style-name="Standard">(The successive powers of 257^ go across from left to right.) There are 10 columns in the </text:p>
      <text:p text:style-name="Standard">table; the last entry (369) is the 104* entry, so </text:p>
      <text:p text:style-name="Standard"/>
      <text:p text:style-name="Standard">257'“ ^ 369 (mod 1009). </text:p>
      <text:p text:style-name="Standard"/>
      <text:p text:style-name="Standard"/>
      <text:p text:style-name="Standard"/>
      <text:p text:style-name="Standard"/>
      <text:p text:style-name="Standard"/>
      <text:p text:style-name="Standard">1 3.4 Calculating Discrete Logarithms 245 </text:p>
      <text:p text:style-name="Standard"/>
      <text:p text:style-name="Standard"/>
      <text:p text:style-name="Standard">Column </text:p>
      <text:p text:style-name="Standard"/>
      <text:p text:style-name="Standard"/>
      <text:p text:style-name="Standard"/>
      <text:p text:style-name="Standard">1 </text:p>
      <text:p text:style-name="Standard"/>
      <text:p text:style-name="Standard"><text:soft-page-break/>2 </text:p>
      <text:p text:style-name="Standard"/>
      <text:p text:style-name="Standard">3 </text:p>
      <text:p text:style-name="Standard"/>
      <text:p text:style-name="Standard">4 </text:p>
      <text:p text:style-name="Standard"/>
      <text:p text:style-name="Standard">5 </text:p>
      <text:p text:style-name="Standard"/>
      <text:p text:style-name="Standard">6 </text:p>
      <text:p text:style-name="Standard"/>
      <text:p text:style-name="Standard">7 </text:p>
      <text:p text:style-name="Standard"/>
      <text:p text:style-name="Standard">8 </text:p>
      <text:p text:style-name="Standard"/>
      <text:p text:style-name="Standard">9 </text:p>
      <text:p text:style-name="Standard"/>
      <text:p text:style-name="Standard">10 </text:p>
      <text:p text:style-name="Standard"/>
      <text:p text:style-name="Standard">1 </text:p>
      <text:p text:style-name="Standard"/>
      <text:p text:style-name="Standard">257 </text:p>
      <text:p text:style-name="Standard"/>
      <text:p text:style-name="Standard">464 </text:p>
      <text:p text:style-name="Standard"/>
      <text:p text:style-name="Standard">186 </text:p>
      <text:p text:style-name="Standard"/>
      <text:p text:style-name="Standard">379 </text:p>
      <text:p text:style-name="Standard"/>
      <text:p text:style-name="Standard">539 </text:p>
      <text:p text:style-name="Standard"/>
      <text:p text:style-name="Standard">290 </text:p>
      <text:p text:style-name="Standard"/>
      <text:p text:style-name="Standard">873 </text:p>
      <text:p text:style-name="Standard"/>
      <text:p text:style-name="Standard">363 </text:p>
      <text:p text:style-name="Standard"/>
      <text:p text:style-name="Standard">463 </text:p>
      <text:p text:style-name="Standard"/>
      <text:p text:style-name="Standard">938 </text:p>
      <text:p text:style-name="Standard"/>
      <text:p text:style-name="Standard">2 </text:p>
      <text:p text:style-name="Standard"/>
      <text:p text:style-name="Standard">924 </text:p>
      <text:p text:style-name="Standard"/>
      <text:p text:style-name="Standard">353 </text:p>
      <text:p text:style-name="Standard"/>
      <text:p text:style-name="Standard">920 </text:p>
      <text:p text:style-name="Standard"/>
      <text:p text:style-name="Standard">334 </text:p>
      <text:p text:style-name="Standard"/>
      <text:p text:style-name="Standard">73 </text:p>
      <text:p text:style-name="Standard"/>
      <text:p text:style-name="Standard"><text:soft-page-break/>599 </text:p>
      <text:p text:style-name="Standard"/>
      <text:p text:style-name="Standard">575 </text:p>
      <text:p text:style-name="Standard"/>
      <text:p text:style-name="Standard">461 </text:p>
      <text:p text:style-name="Standard"/>
      <text:p text:style-name="Standard">424 </text:p>
      <text:p text:style-name="Standard"/>
      <text:p text:style-name="Standard">1005 </text:p>
      <text:p text:style-name="Standard"/>
      <text:p text:style-name="Standard">3 </text:p>
      <text:p text:style-name="Standard"/>
      <text:p text:style-name="Standard">990 </text:p>
      <text:p text:style-name="Standard"/>
      <text:p text:style-name="Standard">162 </text:p>
      <text:p text:style-name="Standard"/>
      <text:p text:style-name="Standard">265 </text:p>
      <text:p text:style-name="Standard"/>
      <text:p text:style-name="Standard">502 </text:p>
      <text:p text:style-name="Standard"/>
      <text:p text:style-name="Standard">871 </text:p>
      <text:p text:style-name="Standard"/>
      <text:p text:style-name="Standard">858 </text:p>
      <text:p text:style-name="Standard"/>
      <text:p text:style-name="Standard">544 </text:p>
      <text:p text:style-name="Standard"/>
      <text:p text:style-name="Standard">566 </text:p>
      <text:p text:style-name="Standard"/>
      <text:p text:style-name="Standard">166 </text:p>
      <text:p text:style-name="Standard"/>
      <text:p text:style-name="Standard">284 </text:p>
      <text:p text:style-name="Standard"/>
      <text:p text:style-name="Standard">4 </text:p>
      <text:p text:style-name="Standard"/>
      <text:p text:style-name="Standard">340 </text:p>
      <text:p text:style-name="Standard"/>
      <text:p text:style-name="Standard">606 </text:p>
      <text:p text:style-name="Standard"/>
      <text:p text:style-name="Standard">356 </text:p>
      <text:p text:style-name="Standard"/>
      <text:p text:style-name="Standard">682 </text:p>
      <text:p text:style-name="Standard"/>
      <text:p text:style-name="Standard">717 </text:p>
      <text:p text:style-name="Standard"/>
      <text:p text:style-name="Standard">631 </text:p>
      <text:p text:style-name="Standard"/>
      <text:p text:style-name="Standard">727 </text:p>
      <text:p text:style-name="Standard"/>
      <text:p text:style-name="Standard">174 </text:p>
      <text:p text:style-name="Standard"/>
      <text:p text:style-name="Standard">322 </text:p>
      <text:p text:style-name="Standard"/>
      <text:p text:style-name="Standard"><text:soft-page-break/>16 </text:p>
      <text:p text:style-name="Standard"/>
      <text:p text:style-name="Standard">5 </text:p>
      <text:p text:style-name="Standard"/>
      <text:p text:style-name="Standard">76 </text:p>
      <text:p text:style-name="Standard"/>
      <text:p text:style-name="Standard">361 </text:p>
      <text:p text:style-name="Standard"/>
      <text:p text:style-name="Standard">958 </text:p>
      <text:p text:style-name="Standard"/>
      <text:p text:style-name="Standard">10 </text:p>
      <text:p text:style-name="Standard"/>
      <text:p text:style-name="Standard">552 </text:p>
      <text:p text:style-name="Standard"/>
      <text:p text:style-name="Standard">604 </text:p>
      <text:p text:style-name="Standard"/>
      <text:p text:style-name="Standard">851 </text:p>
      <text:p text:style-name="Standard"/>
      <text:p text:style-name="Standard">763 </text:p>
      <text:p text:style-name="Standard"/>
      <text:p text:style-name="Standard">345 </text:p>
      <text:p text:style-name="Standard"/>
      <text:p text:style-name="Standard">882 </text:p>
      <text:p text:style-name="Standard"/>
      <text:p text:style-name="Standard">6 </text:p>
      <text:p text:style-name="Standard"/>
      <text:p text:style-name="Standard">658 </text:p>
      <text:p text:style-name="Standard"/>
      <text:p text:style-name="Standard">603 </text:p>
      <text:p text:style-name="Standard"/>
      <text:p text:style-name="Standard">594 </text:p>
      <text:p text:style-name="Standard"/>
      <text:p text:style-name="Standard">299 </text:p>
      <text:p text:style-name="Standard"/>
      <text:p text:style-name="Standard">159 </text:p>
      <text:p text:style-name="Standard"/>
      <text:p text:style-name="Standard">503 </text:p>
      <text:p text:style-name="Standard"/>
      <text:p text:style-name="Standard">119 </text:p>
      <text:p text:style-name="Standard"/>
      <text:p text:style-name="Standard">313 </text:p>
      <text:p text:style-name="Standard"/>
      <text:p text:style-name="Standard">730 </text:p>
      <text:p text:style-name="Standard"/>
      <text:p text:style-name="Standard">945 </text:p>
      <text:p text:style-name="Standard"/>
      <text:p text:style-name="Standard">7 </text:p>
      <text:p text:style-name="Standard"/>
      <text:p text:style-name="Standard">705 </text:p>
      <text:p text:style-name="Standard"/>
      <text:p text:style-name="Standard">574 </text:p>
      <text:p text:style-name="Standard"/>
      <text:p text:style-name="Standard"><text:soft-page-break/>204 </text:p>
      <text:p text:style-name="Standard"/>
      <text:p text:style-name="Standard">969 </text:p>
      <text:p text:style-name="Standard"/>
      <text:p text:style-name="Standard">819 </text:p>
      <text:p text:style-name="Standard"/>
      <text:p text:style-name="Standard">611 </text:p>
      <text:p text:style-name="Standard"/>
      <text:p text:style-name="Standard">632 </text:p>
      <text:p text:style-name="Standard"/>
      <text:p text:style-name="Standard">984 </text:p>
      <text:p text:style-name="Standard"/>
      <text:p text:style-name="Standard">638 </text:p>
      <text:p text:style-name="Standard"/>
      <text:p text:style-name="Standard">508 </text:p>
      <text:p text:style-name="Standard"/>
      <text:p text:style-name="Standard">8 </text:p>
      <text:p text:style-name="Standard"/>
      <text:p text:style-name="Standard">395 </text:p>
      <text:p text:style-name="Standard"/>
      <text:p text:style-name="Standard">615 </text:p>
      <text:p text:style-name="Standard"/>
      <text:p text:style-name="Standard">651 </text:p>
      <text:p text:style-name="Standard"/>
      <text:p text:style-name="Standard">822 </text:p>
      <text:p text:style-name="Standard"/>
      <text:p text:style-name="Standard">373 </text:p>
      <text:p text:style-name="Standard"/>
      <text:p text:style-name="Standard">6 </text:p>
      <text:p text:style-name="Standard"/>
      <text:p text:style-name="Standard">533 </text:p>
      <text:p text:style-name="Standard"/>
      <text:p text:style-name="Standard">766 </text:p>
      <text:p text:style-name="Standard"/>
      <text:p text:style-name="Standard">107 </text:p>
      <text:p text:style-name="Standard"/>
      <text:p text:style-name="Standard">256 </text:p>
      <text:p text:style-name="Standard"/>
      <text:p text:style-name="Standard">9 </text:p>
      <text:p text:style-name="Standard"/>
      <text:p text:style-name="Standard">207 </text:p>
      <text:p text:style-name="Standard"/>
      <text:p text:style-name="Standard">731 </text:p>
      <text:p text:style-name="Standard"/>
      <text:p text:style-name="Standard">193 </text:p>
      <text:p text:style-name="Standard"/>
      <text:p text:style-name="Standard">160 </text:p>
      <text:p text:style-name="Standard"/>
      <text:p text:style-name="Standard">760 </text:p>
      <text:p text:style-name="Standard"/>
      <text:p text:style-name="Standard">583 </text:p>
      <text:p text:style-name="Standard"/>
      <text:p text:style-name="Standard"><text:soft-page-break/>499 </text:p>
      <text:p text:style-name="Standard"/>
      <text:p text:style-name="Standard">100 </text:p>
      <text:p text:style-name="Standard"/>
      <text:p text:style-name="Standard">475 </text:p>
      <text:p text:style-name="Standard"/>
      <text:p text:style-name="Standard">995 </text:p>
      <text:p text:style-name="Standard"/>
      <text:p text:style-name="Standard">10 </text:p>
      <text:p text:style-name="Standard"/>
      <text:p text:style-name="Standard">438 </text:p>
      <text:p text:style-name="Standard"/>
      <text:p text:style-name="Standard">567 </text:p>
      <text:p text:style-name="Standard"/>
      <text:p text:style-name="Standard">423 </text:p>
      <text:p text:style-name="Standard"/>
      <text:p text:style-name="Standard">748 </text:p>
      <text:p text:style-name="Standard"/>
      <text:p text:style-name="Standard">526 </text:p>
      <text:p text:style-name="Standard"/>
      <text:p text:style-name="Standard">985 </text:p>
      <text:p text:style-name="Standard"/>
      <text:p text:style-name="Standard">895 </text:p>
      <text:p text:style-name="Standard"/>
      <text:p text:style-name="Standard">972 </text:p>
      <text:p text:style-name="Standard"/>
      <text:p text:style-name="Standard">581 </text:p>
      <text:p text:style-name="Standard"/>
      <text:p text:style-name="Standard">994 </text:p>
      <text:p text:style-name="Standard"/>
      <text:p text:style-name="Standard">11 </text:p>
      <text:p text:style-name="Standard"/>
      <text:p text:style-name="Standard">181 </text:p>
      <text:p text:style-name="Standard"/>
      <text:p text:style-name="Standard">103 </text:p>
      <text:p text:style-name="Standard"/>
      <text:p text:style-name="Standard">237 </text:p>
      <text:p text:style-name="Standard"/>
      <text:p text:style-name="Standard">369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example alone should suggest to you that exhaustive search is obviously not the </text:p>
      <text:p text:style-name="Standard">way we want to go about finding discrete logs. However, an exhaustive search may be </text:p>
      <text:p text:style-name="Standard">worthwhile if the base is an integer of low order modulo n. </text:p>
      <text:p text:style-name="Standard"/>
      <text:p text:style-name="Standard">□ </text:p>
      <text:p text:style-name="Standard"><text:soft-page-break/></text:p>
      <text:p text:style-name="Standard">Java Algorithm I have written a method to calculate discrete logs using exhaustive </text:p>
      <text:p text:style-name="Standard">search. The code is in the BigIntegerMath class; </text:p>
      <text:p text:style-name="Standard"/>
      <text:p text:style-name="Standard">public static Biginteger logExhaustiveSearch </text:p>
      <text:p text:style-name="Standard">(Biginteger base, Biginteger residue, Biginteger modulus) { </text:p>
      <text:p text:style-name="Standard"/>
      <text:p text:style-name="Standard">//This aigorithm solves base^'x = residue (mod modulus) for x using exhaustive </text:p>
      <text:p text:style-name="Standard">//search </text:p>
      <text:p text:style-name="Standard"/>
      <text:p text:style-name="Standard">Biginteger basePow=Biglnteger . valueOf ( 1 ) ; </text:p>
      <text:p text:style-name="Standard"/>
      <text:p text:style-name="Standard">Biginteger j ; </text:p>
      <text:p text:style-name="Standard"/>
      <text:p text:style-name="Standard">for ( j=BigInteger .valueOf (1) ; j . compareTo (modulus ) &lt;0 ; j =j .add(ONE) ) { </text:p>
      <text:p text:style-name="Standard"/>
      <text:p text:style-name="Standard">basePow=basePow. multiply (base) .mod (modulus) ; </text:p>
      <text:p text:style-name="Standard">if (basePow. equals (residue) ) break; </text:p>
      <text:p text:style-name="Standard"/>
      <text:p text:style-name="Standard">} </text:p>
      <text:p text:style-name="Standard"/>
      <text:p text:style-name="Standard">if ( j . equals (moduius) ) throw new NoSuchElementExcept ion ( "No solution"); </text:p>
      <text:p text:style-name="Standard">return j ; </text:p>
      <text:p text:style-name="Standard"/>
      <text:p text:style-name="Standard"/>
      <text:p text:style-name="Standard">246 Chapter 1 3 Exponential Congruences </text:p>
      <text:p text:style-name="Standard"/>
      <text:p text:style-name="Standard"/>
      <text:p text:style-name="Standard">Baby-step Giant-step Algorithm The next algorithm is an improvement of exhaus- </text:p>
      <text:p text:style-name="Standard">tive search in that it doesn’t cycle through all exponents. It is based on the fact that if m is </text:p>
      <text:p text:style-name="Standard">the smallest integer no less than Vn, where n is the modulus, and </text:p>
      <text:p text:style-name="Standard"/>
      <text:p text:style-name="Standard">cf = b (mod n) </text:p>
      <text:p text:style-name="Standard"/>
      <text:p text:style-name="Standard">we can write </text:p>
      <text:p text:style-name="Standard"/>
      <text:p text:style-name="Standard"/>
      <text:p text:style-name="Standard">X = im + j </text:p>
      <text:p text:style-name="Standard"/>
      <text:p text:style-name="Standard">where 0 &lt; i and j &lt; m. This yields </text:p>
      <text:p text:style-name="Standard"/>
      <text:p text:style-name="Standard">rT = a"" ■ o', </text:p>
      <text:p text:style-name="Standard"/>
      <text:p text:style-name="Standard">implying that </text:p>
      <text:p text:style-name="Standard"/>
      <text:p text:style-name="Standard">b{{a”')')' = a! (mod n), </text:p>
      <text:p text:style-name="Standard"/>
      <text:p text:style-name="Standard">where (a'")' is an inverse of a"' modulo n (if this inverse exists). The baby-step giant-step </text:p>
      <text:p text:style-name="Standard">algorithm exploits this: The algorithm finds a discrete log (if one exists) of </text:p>
      <text:p text:style-name="Standard"/>
      <text:p text:style-name="Standard">a‘ = b (mod n) </text:p>
      <text:p text:style-name="Standard"/>
      <text:p text:style-name="Standard"><text:soft-page-break/>1. Let b be an integer between 1 and n — 1 . </text:p>
      <text:p text:style-name="Standard"/>
      <text:p text:style-name="Standard">2. Let m be the smallest integer no less than </text:p>
      <text:p text:style-name="Standard"/>
      <text:p text:style-name="Standard">3. Make a table whose entries are (j, g') fory = 0, 1, 2, . . ., m — 1. The entries for g-' should </text:p>
      <text:p text:style-name="Standard">be the least nonnegative residues modulo n. </text:p>
      <text:p text:style-name="Standard"/>
      <text:p text:style-name="Standard">Compute ig'")', an inverse of g"‘ modulo n. (Of course, this assumes g"' is invertible </text:p>
      <text:p text:style-name="Standard">modulo «; if not, this method will fail. Of course, if the modulus is prime, this will not </text:p>
      <text:p text:style-name="Standard">be a problem.) </text:p>
      <text:p text:style-name="Standard"/>
      <text:p text:style-name="Standard">5. Sety = b. </text:p>
      <text:p text:style-name="Standard"/>
      <text:p text:style-name="Standard">6. For i from 0 to m — 1 do: </text:p>
      <text:p text:style-name="Standard"/>
      <text:p text:style-name="Standard">• Search the second components in the table for a g' such that g' = y for some index j. </text:p>
      <text:p text:style-name="Standard"/>
      <text:p text:style-name="Standard">• If such an entry is found, compute and return x = im+ j. </text:p>
      <text:p text:style-name="Standard"/>
      <text:p text:style-name="Standard">• If no such entry is found, set y equal to the Inr of yig"')'. </text:p>
      <text:p text:style-name="Standard"/>
      <text:p text:style-name="Standard">This algorithm will usually be superior in running time to exhaustive search because it </text:p>
      <text:p text:style-name="Standard">only checks a maximum of m = ^n exponents (whereas exhaustive search may cycle through </text:p>
      <text:p text:style-name="Standard">n exponents). However, the table required can be quite large, obviously, if n is very large. </text:p>
      <text:p text:style-name="Standard">Also, the method we use to search the table is important. A sequential search is out of the </text:p>
      <text:p text:style-name="Standard">question, and a binary search on a sorted table will also be time-consuming; a much prefer- </text:p>
      <text:p text:style-name="Standard">able alternative is to use a hash table. </text:p>
      <text:p text:style-name="Standard"/>
      <text:p text:style-name="Standard">-Example. We’ll use baby-step giant-step to solve the congruence </text:p>
      <text:p text:style-name="Standard"/>
      <text:p text:style-name="Standard">43' ^ 140 (mod 307). </text:p>
      <text:p text:style-name="Standard"/>
      <text:p text:style-name="Standard">(Note 43 is a generator modulo the prime 307.) First, since V307 s 17.5214, we’ll set m = </text:p>
      <text:p text:style-name="Standard">18. Hence, Table 13.3 will have 18 entries: </text:p>
      <text:p text:style-name="Standard"/>
      <text:p text:style-name="Standard"/>
      <text:p text:style-name="Standard">1 3.4 Calculating Discrete Logarithms </text:p>
      <text:p text:style-name="Standard"/>
      <text:p text:style-name="Standard"/>
      <text:p text:style-name="Standard">247 </text:p>
      <text:p text:style-name="Standard"/>
      <text:p text:style-name="Standard"/>
      <text:p text:style-name="Standard">TABLE 13.3 </text:p>
      <text:p text:style-name="Standard"/>
      <text:p text:style-name="Standard"/>
      <text:p text:style-name="Standard"/>
      <text:p text:style-name="Standard">(We will not sort the table by second component; we will assume that an efficient method </text:p>
      <text:p text:style-name="Standard">is being used to search the table.) Now, we must compute an inverse of 43'* modulo 307: </text:p>
      <text:p text:style-name="Standard"/>
      <text:p text:style-name="Standard">(43'*)' ^ 299' ^ 115 (mod 307). </text:p>
      <text:p text:style-name="Standard"/>
      <text:p text:style-name="Standard">We now set y = 140, and begin the loop. We show the iterations in the following table. </text:p>
      <text:p text:style-name="Standard"><text:soft-page-break/>At each iteration y is set equal to the Inr of its old value times 115 modulo 307. (See Table </text:p>
      <text:p text:style-name="Standard">13.4.) </text:p>
      <text:p text:style-name="Standard"/>
      <text:p text:style-name="Standard">We now compute and return the value of x = 4(18) + 15 = 87. You should check that </text:p>
      <text:p text:style-name="Standard">indeed. </text:p>
      <text:p text:style-name="Standard"/>
      <text:p text:style-name="Standard"/>
      <text:p text:style-name="Standard">a </text:p>
      <text:p text:style-name="Standard"/>
      <text:p text:style-name="Standard"/>
      <text:p text:style-name="Standard">43*’ ^ 140 (mod 307). </text:p>
      <text:p text:style-name="Standard"/>
      <text:p text:style-name="Standard"/>
      <text:p text:style-name="Standard"/>
      <text:p text:style-name="Standard">248 Chapter 1 3 Exponential Congruences </text:p>
      <text:p text:style-name="Standard"/>
      <text:p text:style-name="Standard"/>
      <text:p text:style-name="Standard">TABLE 13.4 </text:p>
      <text:p text:style-name="Standard"/>
      <text:p text:style-name="Standard"/>
      <text:p text:style-name="Standard">Java Algorithm The BigIntegerMath class also contains a method to compute discrete </text:p>
      <text:p text:style-name="Standard">logs using haby-step giant-step. The code follows: </text:p>
      <text:p text:style-name="Standard"/>
      <text:p text:style-name="Standard">public static Biginteger logBabyStepGiantStep </text:p>
      <text:p text:style-name="Standard">(Biginteger base, Biginteger residue, Biginteger modulus) { </text:p>
      <text:p text:style-name="Standard"/>
      <text:p text:style-name="Standard">//This algorithm solves base^x = residue (mod modulus) for x using baby step </text:p>
      <text:p text:style-name="Standard">//giant step </text:p>
      <text:p text:style-name="Standard"/>
      <text:p text:style-name="Standard">Biginteger m=sqrt (modulus ) .add(ONE) ; </text:p>
      <text:p text:style-name="Standard"/>
      <text:p text:style-name="Standard">//Use a hash table to store the entries-use Java Hashtable class </text:p>
      <text:p text:style-name="Standard">Hashtable h=new Hashtable ( ) ; </text:p>
      <text:p text:style-name="Standard"/>
      <text:p text:style-name="Standard">Biginteger basePow=BigInteger .valueOf (1) ; </text:p>
      <text:p text:style-name="Standard"/>
      <text:p text:style-name="Standard">//Build the hash table base^'j is the key, index j is the value </text:p>
      <text:p text:style-name="Standard">for (Biginteger j =BigInteger . valueOf ( 0 ) ; j . compareTo (m) &lt;0 ; j = j . add (ONE) ) { </text:p>
      <text:p text:style-name="Standard"/>
      <text:p text:style-name="Standard">h.put (basePow, j ) ; </text:p>
      <text:p text:style-name="Standard"/>
      <text:p text:style-name="Standard">basePow=basePow. multiply (base) .mod(modulus) ; </text:p>
      <text:p text:style-name="Standard"/>
      <text:p text:style-name="Standard">} </text:p>
      <text:p text:style-name="Standard"/>
      <text:p text:style-name="Standard">//Compute an inverse of base^m modulo p </text:p>
      <text:p text:style-name="Standard"/>
      <text:p text:style-name="Standard">Biginteger basetotheminv=base .modPow (m, modulus) .modinverse (modulus) ; </text:p>
      <text:p text:style-name="Standard"/>
      <text:p text:style-name="Standard">Biginteger y=new Biginteger (residue . toByteArray ()) ; </text:p>
      <text:p text:style-name="Standard"/>
      <text:p text:style-name="Standard">//Search the hashtable for a base^j such that y=base''j for some j </text:p>
      <text:p text:style-name="Standard"><text:soft-page-break/>Biginteger target; </text:p>
      <text:p text:style-name="Standard"/>
      <text:p text:style-name="Standard">for (Biginteger i=BigInteger .valueOf ( 0 ); i . compareTo (m) &lt;0 ; i=i . add (ONE) ) { </text:p>
      <text:p text:style-name="Standard"/>
      <text:p text:style-name="Standard">target = (Biglnteger)h.get (y) ; </text:p>
      <text:p text:style-name="Standard"/>
      <text:p text:style-name="Standard">if (target ! =null) return i.multiply(m).add(target); </text:p>
      <text:p text:style-name="Standard">y=y .multiply (basetotheminv) .mod (modulus) ; </text:p>
      <text:p text:style-name="Standard"/>
      <text:p text:style-name="Standard">} </text:p>
      <text:p text:style-name="Standard"/>
      <text:p text:style-name="Standard">throw new NoSuchElementException ( "No solution"); </text:p>
      <text:p text:style-name="Standard"/>
      <text:p text:style-name="Standard">I have written TestDiscreteLogApplet to test these log finding methods. It can be run </text:p>
      <text:p text:style-name="Standard">from the book’s website. Figures 13.2 and 13.3 show two screen shot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 3.4 Calculating Discrete Logarithms 249 </text:p>
      <text:p text:style-name="Standard"/>
      <text:p text:style-name="Standard"/>
      <text:p text:style-name="Standard">FIGURE 13.2 </text:p>
      <text:p text:style-name="Standard"/>
      <text:p text:style-name="Standard"/>
      <text:p text:style-name="Standard"/>
      <text:p text:style-name="Standard">FIGURE 13.3 </text:p>
      <text:p text:style-name="Standard"/>
      <text:p text:style-name="Standard"/>
      <text:p text:style-name="Standard">Discrete Logarithm Solver - Microsoft Internet Exploit. </text:p>
      <text:p text:style-name="Standard"/>
      <text:p text:style-name="Standard">1 </text:p>
      <text:p text:style-name="Standard"/>
      <text:p text:style-name="Standard">J File Edit View Favorites ”| </text:p>
      <text:p text:style-name="Standard"/>
      <text:p text:style-name="Standard">J ^ B ack - ” </text:p>
      <text:p text:style-name="Standard"/>
      <text:p text:style-name="Standard">I Address </text:p>
      <text:p text:style-name="Standard"/>
      <text:p text:style-name="Standard">■ </text:p>
      <text:p text:style-name="Standard"/>
      <text:p text:style-name="Standard">1123454321 </text:p>
      <text:p text:style-name="Standard"/>
      <text:p text:style-name="Standard"/>
      <text:p text:style-name="Standard">3 </text:p>
      <text:p text:style-name="Standard"/>
      <text:p text:style-name="Standard"/>
      <text:p text:style-name="Standard">to the X power is congruent to </text:p>
      <text:p text:style-name="Standard">308536306 </text:p>
      <text:p text:style-name="Standard"/>
      <text:p text:style-name="Standard"><text:soft-page-break/>modulo </text:p>
      <text:p text:style-name="Standard"/>
      <text:p text:style-name="Standard">1122334455 </text:p>
      <text:p text:style-name="Standard"/>
      <text:p text:style-name="Standard">j Solve for x using baby step giant step </text:p>
      <text:p text:style-name="Standard"/>
      <text:p text:style-name="Standard">Solve for x using exhaustive search </text:p>
      <text:p text:style-name="Standard"/>
      <text:p text:style-name="Standard">11111 </text:p>
      <text:p text:style-name="Standard"/>
      <text:p text:style-name="Standard">J </text:p>
      <text:p text:style-name="Standard"/>
      <text:p text:style-name="Standard"/>
      <text:p text:style-name="Standard"/>
      <text:p text:style-name="Standard">Pohlig-Hellman Algorithm for Discrete Logs The Pohlig-Hellman algorithm </text:p>
      <text:p text:style-name="Standard">is only effective when a prime modulus p is such that p — \ consists entirely of small fac- </text:p>
      <text:p text:style-name="Standard">tors. But in this case, it is very effective. Consider the prime p, and let the prime factoriza- </text:p>
      <text:p text:style-name="Standard">tion of p — 1 be given by </text:p>
      <text:p text:style-name="Standard"/>
      <text:p text:style-name="Standard"/>
      <text:p text:style-name="Standard">P - 1 =Pi"' ■ ■■■ -Pn"- </text:p>
      <text:p text:style-name="Standard"/>
      <text:p text:style-name="Standard"/>
      <text:p text:style-name="Standard"/>
      <text:p text:style-name="Standard">250 Chapter 1 3 Exponential Congruences </text:p>
      <text:p text:style-name="Standard"/>
      <text:p text:style-name="Standard"/>
      <text:p text:style-name="Standard">Let g be a generator modulo p, and suppose we wish to solve </text:p>
      <text:p text:style-name="Standard"/>
      <text:p text:style-name="Standard">= b (mod p) </text:p>
      <text:p text:style-name="Standard"/>
      <text:p text:style-name="Standard">for X. To do this, we will first determine each residue x, such that </text:p>
      <text:p text:style-name="Standard"/>
      <text:p text:style-name="Standard">X = X; (mod pi‘) V i. </text:p>
      <text:p text:style-name="Standard"/>
      <text:p text:style-name="Standard">To compute each of these residues, we will compute the digits of each x, in terms of its </text:p>
      <text:p text:style-name="Standard">Pr^ry representation; that is, we will construct each x, as a base p, number: </text:p>
      <text:p text:style-name="Standard"/>
      <text:p text:style-name="Standard">Xi = d ,- 1 • p/' ' + 4,-2 ■ pr^ + . . . + d2- p^ + di- Pi + do- C) </text:p>
      <text:p text:style-name="Standard"/>
      <text:p text:style-name="Standard">Once we have determined each x,, we have a system </text:p>
      <text:p text:style-name="Standard"/>
      <text:p text:style-name="Standard">X = Xi (mod Pi'^l) </text:p>
      <text:p text:style-name="Standard"/>
      <text:p text:style-name="Standard">X = X2 (mod P2''2) </text:p>
      <text:p text:style-name="Standard"/>
      <text:p text:style-name="Standard"/>
      <text:p text:style-name="Standard">X = x„ (mod p„‘n) </text:p>
      <text:p text:style-name="Standard"/>
      <text:p text:style-name="Standard">which we can then solve for x = log^h using the Chinese Remainder Theorem (notice the </text:p>
      <text:p text:style-name="Standard">moduli are pairwise relatively prime). The trick, of course, is to obtain the representation </text:p>
      <text:p text:style-name="Standard">given by (*); this is described in the following algorithm. </text:p>
      <text:p text:style-name="Standard"><text:soft-page-break/></text:p>
      <text:p text:style-name="Standard">Suppose p, g, and the prime factorization of p — 1 are as described previously. We wish </text:p>
      <text:p text:style-name="Standard">to find X = loggpb: </text:p>
      <text:p text:style-name="Standard"/>
      <text:p text:style-name="Standard">1. For i = 1 to n do: </text:p>
      <text:p text:style-name="Standard"/>
      <text:p text:style-name="Standard">(a) Let q = p„ e = Cj, c = 1, and d^i = 0. </text:p>
      <text:p text:style-name="Standard"/>
      <text:p text:style-name="Standard">(b) Compute g* = </text:p>
      <text:p text:style-name="Standard"/>
      <text:p text:style-name="Standard">(c) For A: = 0 to e — 1 do: </text:p>
      <text:p text:style-name="Standard"/>
      <text:p text:style-name="Standard">I. Set c = cg‘‘k - ‘ </text:p>
      <text:p text:style-name="Standard"/>
      <text:p text:style-name="Standard">II. Set b* = (where c' is an inverse of c modulo p) </text:p>
      <text:p text:style-name="Standard"/>
      <text:p text:style-name="Standard">III. Compute di, = log^.h* </text:p>
      <text:p text:style-name="Standard"/>
      <text:p text:style-name="Standard">(d) Let Xi = de-i ■ + de -2 ' q" ^ + . . . + d 2 ■ q^ + di ■ q + d^ </text:p>
      <text:p text:style-name="Standard"/>
      <text:p text:style-name="Standard">2. Use CRT to compute a simultaneous solution x to the system </text:p>
      <text:p text:style-name="Standard"/>
      <text:p text:style-name="Standard">X = Xi (mod p{') </text:p>
      <text:p text:style-name="Standard"/>
      <text:p text:style-name="Standard">X = X 2 (mod p 2 ^) </text:p>
      <text:p text:style-name="Standard"/>
      <text:p text:style-name="Standard"/>
      <text:p text:style-name="Standard">x = x„(modp/«) </text:p>
      <text:p text:style-name="Standard"/>
      <text:p text:style-name="Standard"/>
      <text:p text:style-name="Standard"/>
      <text:p text:style-name="Standard">13.4 Calculating Discrete Logarithms 251 </text:p>
      <text:p text:style-name="Standard"/>
      <text:p text:style-name="Standard"/>
      <text:p text:style-name="Standard">One step may require clarification; namely, step l.(a).III: How do we know that </text:p>
      <text:p text:style-name="Standard"/>
      <text:p text:style-name="Standard">4 = </text:p>
      <text:p text:style-name="Standard"/>
      <text:p text:style-name="Standard">is indeed the Ath digit in the p-siry representation of xf! Note first that if ^ = pi and e = e, </text:p>
      <text:p text:style-name="Standard">as in the algorithm, we have \g\ = q. During the Ath loop of step l.(a).III, we have </text:p>
      <text:p text:style-name="Standard"/>
      <text:p text:style-name="Standard">C jt-i+.+ifiij+iio </text:p>
      <text:p text:style-name="Standard"/>
      <text:p text:style-name="Standard">and so </text:p>
      <text:p text:style-name="Standard"/>
      <text:p text:style-name="Standard"/>
      <text:p text:style-name="Standard">b*={blcf**^ </text:p>
      <text:p text:style-name="Standard"/>
      <text:p text:style-name="Standard">= ‘‘k — D*' * - d-^q-daylqk*! </text:p>
      <text:p text:style-name="Standard"/>
      <text:p text:style-name="Standard">= h' ''A - (switch order of exponents) </text:p>
      <text:p text:style-name="Standard"/>
      <text:p text:style-name="Standard"><text:soft-page-break/>_ ^^nlqk+\yl^ + ■ - - + d^k </text:p>
      <text:p text:style-name="Standard"/>
      <text:p text:style-name="Standard">= - D'-' * * • • ■ * 4 (divide and multiply by ^') </text:p>
      <text:p text:style-name="Standard"/>
      <text:p text:style-name="Standard">= (g*)''* (since lg*l = q) </text:p>
      <text:p text:style-name="Standard"/>
      <text:p text:style-name="Standard">Thus, we indeed have = log^ b* . </text:p>
      <text:p text:style-name="Standard"/>
      <text:p text:style-name="Standard">Note that in order for us to compute a logarithm with Pohlig-Hellman, we need to know </text:p>
      <text:p text:style-name="Standard">the prime factorization ofp — 1, and to compute other logarithms (specifically, step l.(c).III.). </text:p>
      <text:p text:style-name="Standard">We must use another algorithm to compute these logs; for example, baby-step giant-step. </text:p>
      <text:p text:style-name="Standard">If one of the factors of p — 1 is large, then computing this “sublogarithm” is also an </text:p>
      <text:p text:style-name="Standard">intractable problem. </text:p>
      <text:p text:style-name="Standard"/>
      <text:p text:style-name="Standard">Admittedly, the notation in this algorithm looks virtually labyrinthine; however (as usual), </text:p>
      <text:p text:style-name="Standard">an example will show how straightforward it really is. We will use small parameters. </text:p>
      <text:p text:style-name="Standard"/>
      <text:p text:style-name="Standard"/>
      <text:p text:style-name="Standard">Example. Let the prime p = 41. We can easily obtain the prime power factorization of </text:p>
      <text:p text:style-name="Standard"/>
      <text:p text:style-name="Standard">P-1-. </text:p>
      <text:p text:style-name="Standard"/>
      <text:p text:style-name="Standard">p - 1 = 40 = 2^ ■ 5 </text:p>
      <text:p text:style-name="Standard"/>
      <text:p text:style-name="Standard">We want to find log64i5; that is, the solution to 6^ = 5 (mod 41). </text:p>
      <text:p text:style-name="Standard"/>
      <text:p text:style-name="Standard">To do this, we must compute each of the following: </text:p>
      <text:p text:style-name="Standard"/>
      <text:p text:style-name="Standard">1 . Xi = X (mod 2^) Xi= do + d{l + d 22 ^ </text:p>
      <text:p text:style-name="Standard"/>
      <text:p text:style-name="Standard">2 . X2 = X (mod 5) — &gt; Xj = 4 </text:p>
      <text:p text:style-name="Standard"/>
      <text:p text:style-name="Standard">We begin with Xj : </text:p>
      <text:p text:style-name="Standard"/>
      <text:p text:style-name="Standard"/>
      <text:p text:style-name="Standard">g* = ^ 40 (mod 41). </text:p>
      <text:p text:style-name="Standard"/>
      <text:p text:style-name="Standard"/>
      <text:p text:style-name="Standard">252 Chapter 1 3 Exponential Congruences </text:p>
      <text:p text:style-name="Standard"/>
      <text:p text:style-name="Standard"/>
      <text:p text:style-name="Standard">Let c = 1 and compute b* = (5 ■ = 1 (mod 41). </text:p>
      <text:p text:style-name="Standard"/>
      <text:p text:style-name="Standard">Compute do = log 4 ol = 2 (by using, for example, baby-step giant-step). </text:p>
      <text:p text:style-name="Standard"/>
      <text:p text:style-name="Standard">Now, let c = 1 ■ 6^ = 36 (mod 41) and compute b* = {5 ■ 36')"'®'' = 1 (mod 41). </text:p>
      <text:p text:style-name="Standard">Compute di = log 4 ol = 2 (by using, for example, baby-step giant-step). </text:p>
      <text:p text:style-name="Standard"/>
      <text:p text:style-name="Standard">Now, let c = 1 • 6*'^ = 36 (mod 41) and compute b* = (5 ■ 36')"^°^* = 1 (mod 41). </text:p>
      <text:p text:style-name="Standard">Compute ^2 = log 4 ol = 2 (by using, for example, baby-step giant-step). </text:p>
      <text:p text:style-name="Standard"/>
      <text:p text:style-name="Standard">This yields </text:p>
      <text:p text:style-name="Standard"><text:soft-page-break/></text:p>
      <text:p text:style-name="Standard">Xi = 2 H- 2 • 2 H- 2 ■ 2^ = 14. </text:p>
      <text:p text:style-name="Standard"/>
      <text:p text:style-name="Standard">Now, to compute X 2 . </text:p>
      <text:p text:style-name="Standard"/>
      <text:p text:style-name="Standard">= ^ 10 (mod 41) </text:p>
      <text:p text:style-name="Standard"/>
      <text:p text:style-name="Standard">Let c = 1 and compute b* = (5 ■ 1')“*°^^ = 18 (mod 41). </text:p>
      <text:p text:style-name="Standard"/>
      <text:p text:style-name="Standard">Compute do = logjglS = 2 (by using, for example, baby-step giant-step). </text:p>
      <text:p text:style-name="Standard"/>
      <text:p text:style-name="Standard">This immediately yields </text:p>
      <text:p text:style-name="Standard"/>
      <text:p text:style-name="Standard">X2 = 2. </text:p>
      <text:p text:style-name="Standard"/>
      <text:p text:style-name="Standard">Thus, we seek a solution to the system of congruences </text:p>
      <text:p text:style-name="Standard"/>
      <text:p text:style-name="Standard">14^6 (mod 2^) </text:p>
      <text:p text:style-name="Standard">x = 2 (mod 5). </text:p>
      <text:p text:style-name="Standard"/>
      <text:p text:style-name="Standard">By using the Chinese Remainder Theorem, we derive the solution </text:p>
      <text:p text:style-name="Standard"/>
      <text:p text:style-name="Standard">X = 22 (mod 40). </text:p>
      <text:p text:style-name="Standard"/>
      <text:p text:style-name="Standard">Thus, logg 4 i 5 = 22. (Verify!) </text:p>
      <text:p text:style-name="Standard"/>
      <text:p text:style-name="Standard"/>
      <text:p text:style-name="Standard">Now, to the index-calculus algorithm. But before we describe it, we should cover some </text:p>
      <text:p text:style-name="Standard">properties which discrete logarithms possess; they are very similar to properties of logarithms </text:p>
      <text:p text:style-name="Standard">of real numbers. </text:p>
      <text:p text:style-name="Standard"/>
      <text:p text:style-name="Standard">PROPOSITION 43 Let p be prime, and let g be a generator modulo p. Suppose a and b </text:p>
      <text:p text:style-name="Standard">are positive integers not divisible by p. Then we have all of the following: </text:p>
      <text:p text:style-name="Standard"/>
      <text:p text:style-name="Standard">a) logl = 0 (mod p — 1) </text:p>
      <text:p text:style-name="Standard"/>
      <text:p text:style-name="Standard">b) log(a^7) = logo + \ogb (mod p — 1) </text:p>
      <text:p text:style-name="Standard"/>
      <text:p text:style-name="Standard">c) log(a*) = k ■ logo (mod p — 1) </text:p>
      <text:p text:style-name="Standard"/>
      <text:p text:style-name="Standard">where all logarithms are to the base g modulo p. </text:p>
      <text:p text:style-name="Standard"/>
      <text:p text:style-name="Standard"/>
      <text:p text:style-name="Standard">13.4 Calculating Discrete Logarithms 253 </text:p>
      <text:p text:style-name="Standard"/>
      <text:p text:style-name="Standard"/>
      <text:p text:style-name="Standard">Proof. </text:p>
      <text:p text:style-name="Standard"/>
      <text:p text:style-name="Standard">a) From FLT, we have g'’ ' = 1 (mod p). Since g is a generator modulo p, no smaller power </text:p>
      <text:p text:style-name="Standard">of g is congruent to 1 modulo p, and thus logl =p — 1=0 (mod p — 1). </text:p>
      <text:p text:style-name="Standard"/>
      <text:p text:style-name="Standard">b) Note that from the definition of discrete logarithms, </text:p>
      <text:p text:style-name="Standard"><text:soft-page-break/></text:p>
      <text:p text:style-name="Standard">^log(a6) = (mod p), </text:p>
      <text:p text:style-name="Standard"/>
      <text:p text:style-name="Standard">and </text:p>
      <text:p text:style-name="Standard"/>
      <text:p text:style-name="Standard"/>
      <text:p text:style-name="Standard">^log«.logfe ^ ^loga . ^logfi ^ </text:p>
      <text:p text:style-name="Standard"/>
      <text:p text:style-name="Standard"/>
      <text:p text:style-name="Standard">Thus, </text:p>
      <text:p text:style-name="Standard"/>
      <text:p text:style-name="Standard">g\og(ab)^ g\oga.logh (modp), </text:p>
      <text:p text:style-name="Standard"/>
      <text:p text:style-name="Standard">and by using proposition 38, we conclude that </text:p>
      <text:p text:style-name="Standard"/>
      <text:p text:style-name="Standard">\og{ab) = logo + \ogb (mod p- 1) </text:p>
      <text:p text:style-name="Standard"/>
      <text:p text:style-name="Standard">c) Exercise. ■ </text:p>
      <text:p text:style-name="Standard"/>
      <text:p text:style-name="Standard"/>
      <text:p text:style-name="Standard">I£xAMPLES. Take the prime p = 13, and note that 2 is a generator modulo 13 (this is easily </text:p>
      <text:p text:style-name="Standard">checked). Note that since 2° = 2'^ = 1 (mod 13) by FLT, we have </text:p>
      <text:p text:style-name="Standard"/>
      <text:p text:style-name="Standard">log 2 [ 3 I =12 = 0 (mod 12 ). </text:p>
      <text:p text:style-name="Standard"/>
      <text:p text:style-name="Standard">Also, note that </text:p>
      <text:p text:style-name="Standard"/>
      <text:p text:style-name="Standard">log2,13l2 = 6 , </text:p>
      <text:p text:style-name="Standard">log 2 ,i 39 = 8 , and </text:p>
      <text:p text:style-name="Standard"/>
      <text:p text:style-name="Standard">log 2 ,i 3(9 • 12) = Iog2,i3(108) = log 2 ,i 3 ( 4 ) = 2. </text:p>
      <text:p text:style-name="Standard"/>
      <text:p text:style-name="Standard">(Since 108 = 4 modulo 13.) </text:p>
      <text:p text:style-name="Standard"/>
      <text:p text:style-name="Standard">This gives us </text:p>
      <text:p text:style-name="Standard"/>
      <text:p text:style-name="Standard">log 2 .i 3(9 • 12 ) = 2 = 6 + 8 = log 2 ,i 3 l 2 + log 2 ,i 39 (mod 12 ). </text:p>
      <text:p text:style-name="Standard"/>
      <text:p text:style-name="Standard">Also, note that </text:p>
      <text:p text:style-name="Standard"/>
      <text:p text:style-name="Standard">10 ■ log 2 ,i 3 l 2 = 10 -6 = 60, </text:p>
      <text:p text:style-name="Standard"/>
      <text:p text:style-name="Standard">and </text:p>
      <text:p text:style-name="Standard"/>
      <text:p text:style-name="Standard">log2,i3l2'“ = log2,i361917364224 = log2,i3l = 12. </text:p>
      <text:p text:style-name="Standard"/>
      <text:p text:style-name="Standard">(Since 61917364224 ^ 1 modulo 13.) </text:p>
      <text:p text:style-name="Standard"/>
      <text:p text:style-name="Standard">This yields </text:p>
      <text:p text:style-name="Standard"/>
      <text:p text:style-name="Standard">log 2 ,i 3 l 2 “’ = 12 = 0 ^ 60 = log 2 ,i 3 l 2 *° (mod 12 ). </text:p>
      <text:p text:style-name="Standard"/>
      <text:p text:style-name="Standard"><text:soft-page-break/>□ </text:p>
      <text:p text:style-name="Standard"/>
      <text:p text:style-name="Standard"/>
      <text:p text:style-name="Standard">254 Chapter 1 3 Exponential Congruences </text:p>
      <text:p text:style-name="Standard"/>
      <text:p text:style-name="Standard"/>
      <text:p text:style-name="Standard">Index-Calculus Algorithm An optimized variant of this algorithm is the fastest </text:p>
      <text:p text:style-name="Standard">known algorithm to date for computing discrete logarithms to the base g modulo a prime p, </text:p>
      <text:p text:style-name="Standard">where g is a generator. </text:p>
      <text:p text:style-name="Standard"/>
      <text:p text:style-name="Standard">To compute logg pb where = b (mod p) using the index-calculus algorithm: </text:p>
      <text:p text:style-name="Standard"/>
      <text:p text:style-name="Standard">1. Select from the numbers 2, 3, — 2, a subset of the first t primes S = {pi, p 2 , ■ ■ ■ , </text:p>
      <text:p text:style-name="Standard"/>
      <text:p text:style-name="Standard">p,} such that “many” of the elements g‘ where \ &lt;i&lt;p — 1 can be written as a product </text:p>
      <text:p text:style-name="Standard">of elements from S. </text:p>
      <text:p text:style-name="Standard"/>
      <text:p text:style-name="Standard">2. Select a random integer j such that 0 &lt;j &lt; p — 2 and compute the Inr of g' modulo p. </text:p>
      <text:p text:style-name="Standard"/>
      <text:p text:style-name="Standard">3. Attempt to write g' as a product of elements from S: </text:p>
      <text:p text:style-name="Standard"/>
      <text:p text:style-name="Standard">g^=Pi^-P 2 ^- c,&gt;0Vi. </text:p>
      <text:p text:style-name="Standard"/>
      <text:p text:style-name="Standard">If this is not successful, return to step 2; otherwise, continue. </text:p>
      <text:p text:style-name="Standard"/>
      <text:p text:style-name="Standard">4. Take the logarithm modulo p of both sides to produce a congruence; </text:p>
      <text:p text:style-name="Standard"/>
      <text:p text:style-name="Standard">j ■ log(g) = y = Cl • logipi) + C 2 ■ logipz) + . . . + c, • logip,) (mod/? - 1). </text:p>
      <text:p text:style-name="Standard"/>
      <text:p text:style-name="Standard">(Simplify using the properties of discrete logarithms, as shown.) </text:p>
      <text:p text:style-name="Standard"/>
      <text:p text:style-name="Standard">5. Repeat steps 2 through 4 to make a system of at least f such congruences. Attempt to </text:p>
      <text:p text:style-name="Standard">find a unique solution for each logarithm by solving the system. If the system is linearly </text:p>
      <text:p text:style-name="Standard">dependent, go back to step 2 and generate new congruences to replace those that are lin- </text:p>
      <text:p text:style-name="Standard">early dependent on the others. </text:p>
      <text:p text:style-name="Standard"/>
      <text:p text:style-name="Standard">6. Select a random integer k such that 0 &lt; k&lt; p — 2, and compute the Inr of b ■ g*^ modulo </text:p>
      <text:p text:style-name="Standard">P- </text:p>
      <text:p text:style-name="Standard"/>
      <text:p text:style-name="Standard">1. Attempt to write h ■ as a product of elements from S\ </text:p>
      <text:p text:style-name="Standard"/>
      <text:p text:style-name="Standard">b ■ g'‘ = • P2‘^^ • . . . ■ pf', df &gt; 0 Vi. </text:p>
      <text:p text:style-name="Standard"/>
      <text:p text:style-name="Standard">If this attempt is not successful, return to step 6; otherwise, continue. </text:p>
      <text:p text:style-name="Standard"/>
      <text:p text:style-name="Standard">8. Take the logarithm to the base g of both sides; this yields </text:p>
      <text:p text:style-name="Standard"/>
      <text:p text:style-name="Standard">log(b ■ g*) </text:p>
      <text:p text:style-name="Standard"/>
      <text:p text:style-name="Standard">= log(i?) H- k ■ log(.g) </text:p>
      <text:p text:style-name="Standard"/>
      <text:p text:style-name="Standard">= \og(b) + k </text:p>
      <text:p text:style-name="Standard"><text:soft-page-break/></text:p>
      <text:p text:style-name="Standard">= di ■ log(/?i) H- d 2 ■ log(/? 2 ) + .. .+d,- log(/?,) (mod/? - 1). </text:p>
      <text:p text:style-name="Standard">which we then solve for \ogg pb'. </text:p>
      <text:p text:style-name="Standard"/>
      <text:p text:style-name="Standard">log(h) = &lt;ii • log(/?i) H- d 2 ■ log(/? 2 ) + . ..+d,' \og{p,) - k (mod/? - 1). </text:p>
      <text:p text:style-name="Standard"/>
      <text:p text:style-name="Standard"/>
      <text:p text:style-name="Standard">Z^XAMPLE. We will use the index-calculus algorithm to find a solution to 6^ = 57 (mod </text:p>
      <text:p text:style-name="Standard">107). Note that 107 is prime, and that 6 is a generator modulo 107 (verify). So, the parameters </text:p>
      <text:p text:style-name="Standard"/>
      <text:p text:style-name="Standard"/>
      <text:p text:style-name="Standard">13.4 Calculating Discrete Logarithms 255 </text:p>
      <text:p text:style-name="Standard"/>
      <text:p text:style-name="Standard"/>
      <text:p text:style-name="Standard">are p = 107, g = 6, and b = 57. We will choose 5 = {2, 3, 5, 7}. Now, we generate some ran- </text:p>
      <text:p text:style-name="Standard">dom integers, and attempt to write powers of g = 6 as products of elements from S. </text:p>
      <text:p text:style-name="Standard"/>
      <text:p text:style-name="Standard">Inr of 6^ modulo 107: 42 = 2 • 3 ■ 7 </text:p>
      <text:p text:style-name="Standard"/>
      <text:p text:style-name="Standard">Inr of 6® modulo 107: 4 = 2^ </text:p>
      <text:p text:style-name="Standard"/>
      <text:p text:style-name="Standard">Inr of 6^^ modulo 107: 15 = 3-5 </text:p>
      <text:p text:style-name="Standard"/>
      <text:p text:style-name="Standard">Inr of 6^^ modulo 107: 90 = 2 • 3^ • 5 </text:p>
      <text:p text:style-name="Standard"/>
      <text:p text:style-name="Standard">By taking the logarithm base 6 modulo 107 of both sides, and using the properties of dis- </text:p>
      <text:p text:style-name="Standard">crete logarithms (from proposition 43), we get the following system of congruences: </text:p>
      <text:p text:style-name="Standard"/>
      <text:p text:style-name="Standard">24 = log2 -H log3 + log7 (mod 106) </text:p>
      <text:p text:style-name="Standard"/>
      <text:p text:style-name="Standard">6 = 2- log2 (mod 106) </text:p>
      <text:p text:style-name="Standard"/>
      <text:p text:style-name="Standard">33 = log3 -H log5 (mod 106) </text:p>
      <text:p text:style-name="Standard"/>
      <text:p text:style-name="Standard">34 = log2 -H 2 • log3 -H log5 (mod 106) </text:p>
      <text:p text:style-name="Standard"/>
      <text:p text:style-name="Standard">To solve this system, we need to reduce the following matrix to row echelon form using </text:p>
      <text:p text:style-name="Standard">an analogue of Gauss-Jordan elimination for matrices representing congruences. </text:p>
      <text:p text:style-name="Standard"/>
      <text:p text:style-name="Standard"/>
      <text:p text:style-name="Standard">1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24 </text:p>
      <text:p text:style-name="Standard"/>
      <text:p text:style-name="Standard">1 </text:p>
      <text:p text:style-name="Standard"/>
      <text:p text:style-name="Standard"><text:soft-page-break/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6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33 </text:p>
      <text:p text:style-name="Standard"/>
      <text:p text:style-name="Standard">1 </text:p>
      <text:p text:style-name="Standard"/>
      <text:p text:style-name="Standard">2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34 </text:p>
      <text:p text:style-name="Standard"/>
      <text:p text:style-name="Standard"/>
      <text:p text:style-name="Standard">When this is done, we achieve this reduced matrix. (Verify.) </text:p>
      <text:p text:style-name="Standard"/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3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04 </text:p>
      <text:p text:style-name="Standard"/>
      <text:p text:style-name="Standard"><text:soft-page-break/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0 </text:p>
      <text:p text:style-name="Standard"/>
      <text:p text:style-name="Standard">35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0 </text:p>
      <text:p text:style-name="Standard"/>
      <text:p text:style-name="Standard">1 </text:p>
      <text:p text:style-name="Standard"/>
      <text:p text:style-name="Standard">23 </text:p>
      <text:p text:style-name="Standard"/>
      <text:p text:style-name="Standard"/>
      <text:p text:style-name="Standard">Thus, we have </text:p>
      <text:p text:style-name="Standard"/>
      <text:p text:style-name="Standard">log62 = 3 </text:p>
      <text:p text:style-name="Standard">loggS = 104 </text:p>
      <text:p text:style-name="Standard">log65 = 35 </text:p>
      <text:p text:style-name="Standard">logj = 23 </text:p>
      <text:p text:style-name="Standard"/>
      <text:p text:style-name="Standard">Now, we try to evaluate logg io757 (the purpose of all this work, remember?). First, we </text:p>
      <text:p text:style-name="Standard">pick a random integer k = 38, and try to write • g*' as a product of members of S. It turns </text:p>
      <text:p text:style-name="Standard">out that we can: </text:p>
      <text:p text:style-name="Standard"/>
      <text:p text:style-name="Standard"/>
      <text:p text:style-name="Standard">Inr of 57 • 6^* modulo 107 = 35 = 5 • 7. </text:p>
      <text:p text:style-name="Standard"/>
      <text:p text:style-name="Standard"/>
      <text:p text:style-name="Standard"/>
      <text:p text:style-name="Standard">256 Chapter 1 3 Exponential Congruences </text:p>
      <text:p text:style-name="Standard"/>
      <text:p text:style-name="Standard"/>
      <text:p text:style-name="Standard">Taking the logarithm base 6 of both sides, and by using the properties of discrete loga- </text:p>
      <text:p text:style-name="Standard">rithms, we get </text:p>
      <text:p text:style-name="Standard"/>
      <text:p text:style-name="Standard"/>
      <text:p text:style-name="Standard">log57 H- 38 = logS + log? </text:p>
      <text:p text:style-name="Standard"/>
      <text:p text:style-name="Standard">= 35 H- 23 </text:p>
      <text:p text:style-name="Standard">= 58 (mod 106). </text:p>
      <text:p text:style-name="Standard"/>
      <text:p text:style-name="Standard"/>
      <text:p text:style-name="Standard">Thus, we obtain our final result. </text:p>
      <text:p text:style-name="Standard"/>
      <text:p text:style-name="Standard"><text:soft-page-break/></text:p>
      <text:p text:style-name="Standard">log6,i0757 = 58 - 38 = 20. (Verify!) </text:p>
      <text:p text:style-name="Standard"/>
      <text:p text:style-name="Standard"/>
      <text:p text:style-name="Standard">a </text:p>
      <text:p text:style-name="Standard"/>
      <text:p text:style-name="Standard"/>
      <text:p text:style-name="Standard">Some parts of this algorithm are not clear; for instance, how many primes t should be in </text:p>
      <text:p text:style-name="Standard">the set SI The answer is not clear, since it depends on the abilities of the computing device. </text:p>
      <text:p text:style-name="Standard">If f is too large, the corresponding system of congruences may take up too much memory, </text:p>
      <text:p text:style-name="Standard">and take too long to solve. On the other hand, if t is too small, it will be harder to find ele- </text:p>
      <text:p text:style-name="Standard">ments which can be written as a product of members of S; the search for these elements </text:p>
      <text:p text:style-name="Standard">could take too long. This type of time-memory tradeoff always depends on the hardware </text:p>
      <text:p text:style-name="Standard">being used; thus, we leave this part of the algorithm unspecified. </text:p>
      <text:p text:style-name="Standard"/>
      <text:p text:style-name="Standard">Another part of the algorithm that is unclear is when it directs one to “attempt to write </text:p>
      <text:p text:style-name="Standard">the element as a product of members from S.” If we are using the first f primes, we can do </text:p>
      <text:p text:style-name="Standard">this by simply taking the prime factorization of the element (say E), and checking if each </text:p>
      <text:p text:style-name="Standard">factor of E is in the set S. However, if £ is a large prime, or is composite but is difficult to </text:p>
      <text:p text:style-name="Standard">factor because it has large prime factors, the time to do this could be prohibitive. Thus, we </text:p>
      <text:p text:style-name="Standard">should probably submit £ to a primality test; if it turns out to be a probable prime, we should </text:p>
      <text:p text:style-name="Standard">reject £ and choose another random integer. Otherwise, we can try to factor £, but enforce </text:p>
      <text:p text:style-name="Standard">some time limit to do this. </text:p>
      <text:p text:style-name="Standard"/>
      <text:p text:style-name="Standard">Many of these decisions for the index-calculus algorithm are heavily dependent on the </text:p>
      <text:p text:style-name="Standard">hardware, and the software, such as the implementation of large integer arithmetic. Thus, </text:p>
      <text:p text:style-name="Standard">the decisions on how to implement the index-calculus algorithm are often made based on </text:p>
      <text:p text:style-name="Standard">experimentation. </text:p>
      <text:p text:style-name="Standard"/>
      <text:p text:style-name="Standard"/>
      <text:p text:style-name="Standard">EXERCISES </text:p>
      <text:p text:style-name="Standard"/>
      <text:p text:style-name="Standard">1. Prove part (b) of proposition 37. </text:p>
      <text:p text:style-name="Standard"/>
      <text:p text:style-name="Standard">2. Write a logPohligHellman() method in the BigIntegerMath class to compute discrete </text:p>
      <text:p text:style-name="Standard">logs using the Pohlig-Hellman algorithm. </text:p>
      <text:p text:style-name="Standard"/>
      <text:p text:style-name="Standard">3. Prove part (c) of proposition 43. </text:p>
      <text:p text:style-name="Standard"/>
      <text:p text:style-name="Standard">4. The Biginteger class provides a modPow() method to perform modular exponentia- </text:p>
      <text:p text:style-name="Standard">tion, but you should consider how to write such a method. Write an efficient method to </text:p>
      <text:p text:style-name="Standard">perform modular exponentiation, say a modPow(BigInteger base, Biginteger exponent, </text:p>
      <text:p text:style-name="Standard">Biginteger modulus) method. Put it in the BigintegerMath class. For help, refer to the </text:p>
      <text:p text:style-name="Standard">following: </text:p>
      <text:p text:style-name="Standard"/>
      <text:p text:style-name="Standard"/>
      <text:p text:style-name="Standard">Exercises 257 </text:p>
      <text:p text:style-name="Standard"/>
      <text:p text:style-name="Standard"/>
      <text:p text:style-name="Standard">Implementing Modular Exponentiation. Notice that many cryptosystems require us to </text:p>
      <text:p text:style-name="Standard">raise integers to large powers modulo n. It is easy to write an algorithm that does a </text:p>
      <text:p text:style-name="Standard">poor job of this. Consider the relatively easy problem of raising 2 to the 340th power </text:p>
      <text:p text:style-name="Standard"><text:soft-page-break/>modulo 341; that is, compute the Inr x of </text:p>
      <text:p text:style-name="Standard"/>
      <text:p text:style-name="Standard">2^“° ^ X (mod 341). </text:p>
      <text:p text:style-name="Standard"/>
      <text:p text:style-name="Standard">Do we compute 2^"*°, then compute the least nonnegative residue? Of course not; if the </text:p>
      <text:p text:style-name="Standard">numbers involved were only moderately larger, the storage space of computers would </text:p>
      <text:p text:style-name="Standard">be quickly maxed out trying to contain such a large number. </text:p>
      <text:p text:style-name="Standard"/>
      <text:p text:style-name="Standard">Our second alternative may be to write a loop which executes 339 times, begins with </text:p>
      <text:p text:style-name="Standard">a value of the base 2, then multiplying the product times 2 each time and taking the Inr </text:p>
      <text:p text:style-name="Standard">modulo 341 on each iteration. This is better, but only moderately larger exponents could </text:p>
      <text:p text:style-name="Standard">make this far too slow. For example, an exponent larger than a trillion would cause the </text:p>
      <text:p text:style-name="Standard">loop to execute more than a trillion times, and even supercomputers would take a while </text:p>
      <text:p text:style-name="Standard">to crank through such a loop. </text:p>
      <text:p text:style-name="Standard"/>
      <text:p text:style-name="Standard">A much better alternative is to do repeated squarings and multiplications, taking </text:p>
      <text:p text:style-name="Standard">the Inr after each operation. To see this, we rewrite as </text:p>
      <text:p text:style-name="Standard"/>
      <text:p text:style-name="Standard">2340 </text:p>
      <text:p text:style-name="Standard"/>
      <text:p text:style-name="Standard">= 2 ™ </text:p>
      <text:p text:style-name="Standard"/>
      <text:p text:style-name="Standard">= (2‘™)2 </text:p>
      <text:p text:style-name="Standard"/>
      <text:p text:style-name="Standard">= ((2*^)")' </text:p>
      <text:p text:style-name="Standard"/>
      <text:p text:style-name="Standard">= </text:p>
      <text:p text:style-name="Standard"/>
      <text:p text:style-name="Standard">= (({2{2^^'^)Yf? </text:p>
      <text:p text:style-name="Standard"/>
      <text:p text:style-name="Standard">= (((2((2^m^ff </text:p>
      <text:p text:style-name="Standard"/>
      <text:p text:style-name="Standard">= </text:p>
      <text:p text:style-name="Standard"/>
      <text:p text:style-name="Standard">= ((i2((2{2^-^ffffff </text:p>
      <text:p text:style-name="Standard"/>
      <text:p text:style-name="Standard">= (({2((2{(2^fffffff </text:p>
      <text:p text:style-name="Standard"/>
      <text:p text:style-name="Standard">= (((2((2((2^-^^yfffff? </text:p>
      <text:p text:style-name="Standard"/>
      <text:p text:style-name="Standard">= ((i2((2{(2i2^)Yfffff)\ </text:p>
      <text:p text:style-name="Standard"/>
      <text:p text:style-name="Standard">Computing 2^'*° modulo 341 then becomes a matter of calculating </text:p>
      <text:p text:style-name="Standard"/>
      <text:p text:style-name="Standard">- mii2({2(4fff)Yfff </text:p>
      <text:p text:style-name="Standard"/>
      <text:p text:style-name="Standard">- m{{2({32fffffff </text:p>
      <text:p text:style-name="Standard"/>
      <text:p text:style-name="Standard"/>
      <text:p text:style-name="Standard"/>
      <text:p text:style-name="Standard">258 </text:p>
      <text:p text:style-name="Standard"/>
      <text:p text:style-name="Standard"><text:soft-page-break/></text:p>
      <text:p text:style-name="Standard">Chapter 1 3 </text:p>
      <text:p text:style-name="Standard"/>
      <text:p text:style-name="Standard"/>
      <text:p text:style-name="Standard">Exponential Congruences </text:p>
      <text:p text:style-name="Standard"/>
      <text:p text:style-name="Standard"/>
      <text:p text:style-name="Standard">- </text:p>
      <text:p text:style-name="Standard"/>
      <text:p text:style-name="Standard">- miAffff </text:p>
      <text:p text:style-name="Standard"/>
      <text:p text:style-name="Standard">- </text:p>
      <text:p text:style-name="Standard"/>
      <text:p text:style-name="Standard">- ( 12)2 </text:p>
      <text:p text:style-name="Standard"/>
      <text:p text:style-name="Standard">^ 1 (mod 341). </text:p>
      <text:p text:style-name="Standard"/>
      <text:p text:style-name="Standard">Writing these computations out is far uglier than actually doing them. You will notice </text:p>
      <text:p text:style-name="Standard">that calculating modulo 341 this way only requires 9 squarings, and only 3 multi- </text:p>
      <text:p text:style-name="Standard">plications by the base 2. This is a dramatic improvement over 339 multiplications, and </text:p>
      <text:p text:style-name="Standard">this improvement becomes even more obvious as we use much larger exponents. </text:p>
      <text:p text:style-name="Standard"/>
      <text:p text:style-name="Standard">To do this, it may help to look at the binary representation of 340; that is, </text:p>
      <text:p text:style-name="Standard"/>
      <text:p text:style-name="Standard">340= 101010100(base2) </text:p>
      <text:p text:style-name="Standard"/>
      <text:p text:style-name="Standard"/>
      <text:p text:style-name="Standard">When calculating the Inr x of </text:p>
      <text:p text:style-name="Standard"/>
      <text:p text:style-name="Standard"/>
      <text:p text:style-name="Standard">22“° ^ X (mod 341) </text:p>
      <text:p text:style-name="Standard"/>
      <text:p text:style-name="Standard">You may see an efficient way to determine when to square, and when to multiply by </text:p>
      <text:p text:style-name="Standard">the base. </text:p>
      <text:p text:style-name="Standard"/>
      <text:p text:style-name="Standard">5. Write the following constructor for the Int class. </text:p>
      <text:p text:style-name="Standard"/>
      <text:p text:style-name="Standard">public Int (int bitlength, int certainty. Random r) ; </text:p>
      <text:p text:style-name="Standard"/>
      <text:p text:style-name="Standard">It should generate probable primes of the desired bitlength. They should be prime with </text:p>
      <text:p text:style-name="Standard">probability exceeding 1 - 0.25“"““b </text:p>
      <text:p text:style-name="Standard"/>
      <text:p text:style-name="Standard"/>
      <text:p text:style-name="Standard"/>
      <text:p text:style-name="Standard">CHAPTER 14 </text:p>
      <text:p text:style-name="Standard">Exponential Ciphers </text:p>
      <text:p text:style-name="Standard"/>
      <text:p text:style-name="Standard"/>
      <text:p text:style-name="Standard">In the last chapter, we discussed how to solve congruences of the form </text:p>
      <text:p text:style-name="Standard"/>
      <text:p text:style-name="Standard">= b (mod p) </text:p>
      <text:p text:style-name="Standard"/>
      <text:p text:style-name="Standard"><text:soft-page-break/>for X, where a and b are known, and p is prime. Cryptosystems based on exponential con- </text:p>
      <text:p text:style-name="Standard">gruences can be quite difficult to crack. We will consider such ciphers now. </text:p>
      <text:p text:style-name="Standard"/>
      <text:p text:style-name="Standard"/>
      <text:p text:style-name="Standard">14.1 DIFFIE-HELLMAN KEY EXCHANGE </text:p>
      <text:p text:style-name="Standard"/>
      <text:p text:style-name="Standard">The first public key scheme was invented by Diffie and Heilman. Though it could not be </text:p>
      <text:p text:style-name="Standard">used to send messages, it could establish secret keys for use in secret key cryptosystems. An </text:p>
      <text:p text:style-name="Standard">eavesdropper “tapping the line” would be unable to determine what the generated key was. </text:p>
      <text:p text:style-name="Standard">The steps to Diffie-Hellman (DFH) are as follows: </text:p>
      <text:p text:style-name="Standard"/>
      <text:p text:style-name="Standard">1 . Two users agree on using a large prime p, and g, a generator modulo p. At current lev- </text:p>
      <text:p text:style-name="Standard">els of computing power, p should be at least 1024 bits in length. It doesn’t matter if a third </text:p>
      <text:p text:style-name="Standard">party hears this exchange and knows these numbers g and p. </text:p>
      <text:p text:style-name="Standard"/>
      <text:p text:style-name="Standard">2. Next, user 1 chooses a private number, say x. User 2 chooses his own secret number, say </text:p>
      <text:p text:style-name="Standard"/>
      <text:p text:style-name="Standard">y- </text:p>
      <text:p text:style-name="Standard"/>
      <text:p text:style-name="Standard">3. User 1 then calculates g^ (mod p) and sends this quantity to User 2. User 2 similarly </text:p>
      <text:p text:style-name="Standard">computes g^ (mod p) and sends this to User 1. </text:p>
      <text:p text:style-name="Standard"/>
      <text:p text:style-name="Standard">4 . User 1 then takes the value received from User 2 and raises it to his x power, and User </text:p>
      <text:p text:style-name="Standard">2 likewise computes the value received from User 1 to his y power. Thus, they both com- </text:p>
      <text:p text:style-name="Standard">pute K = {g’^y = g’^ = (g^y (mod p). This value K can then be used as a key in subse- </text:p>
      <text:p text:style-name="Standard">quent secret key sessions. </text:p>
      <text:p text:style-name="Standard"/>
      <text:p text:style-name="Standard"/>
      <text:p text:style-name="Standard">259 </text:p>
      <text:p text:style-name="Standard"/>
      <text:p text:style-name="Standard"/>
      <text:p text:style-name="Standard"/>
      <text:p text:style-name="Standard">260 Chapter 14 Exponential Ciphers </text:p>
      <text:p text:style-name="Standard"/>
      <text:p text:style-name="Standard"/>
      <text:p text:style-name="Standard">14.2 WEAKNESSES OF DIFFIE-HELLMAN </text:p>
      <text:p text:style-name="Standard"/>
      <text:p text:style-name="Standard">Why is this secure? Note that even if a third party is listening, and hears all of the follow- </text:p>
      <text:p text:style-name="Standard">ing transmissions, he will know the value of g, p, g‘, and g'. Is this enough to compute the </text:p>
      <text:p text:style-name="Standard">K value? No! In order to compute K, the eavesdropper must do either of two things: </text:p>
      <text:p text:style-name="Standard"/>
      <text:p text:style-name="Standard">• Raise to the y power (mod p), which he cannot do because he does not know y, or </text:p>
      <text:p text:style-name="Standard"/>
      <text:p text:style-name="Standard">• Raise g^ to the x power (mod p), which he cannot do because he does not know x. </text:p>
      <text:p text:style-name="Standard"/>
      <text:p text:style-name="Standard">Note that though the eavesdropper does not know x or y, he does know g' and g’’. How </text:p>
      <text:p text:style-name="Standard">easy is it to obtain x, for example, if you know what is? Nearly impossible! This is, of </text:p>
      <text:p text:style-name="Standard">course, the discrete logarithm problem, and it means solving a congruence of the form </text:p>
      <text:p text:style-name="Standard"/>
      <text:p text:style-name="Standard">z = (mod p) </text:p>
      <text:p text:style-name="Standard"/>
      <text:p text:style-name="Standard">forx. We know this problem is intractable when the modulus p is large, and when g is a gen- </text:p>
      <text:p text:style-name="Standard"><text:soft-page-break/>erator modulo p. Thus, anyone using DFH with confidence in the difficulty of the discrete </text:p>
      <text:p text:style-name="Standard">logarithm problem can generate as many keys as desired and use them with other cryp- </text:p>
      <text:p text:style-name="Standard">tosystems. </text:p>
      <text:p text:style-name="Standard"/>
      <text:p text:style-name="Standard">Later we will see a Diffie-Hellman Key Exchange. To do this, we will need to cover </text:p>
      <text:p text:style-name="Standard">some of the Java networking classes, so I’ve saved this topic for the upcoming chapter. </text:p>
      <text:p text:style-name="Standard">Establishing Keys and Message Exchange. </text:p>
      <text:p text:style-name="Standard"/>
      <text:p text:style-name="Standard">14.3 THE POHLIG-HELLMAN EXPONENTIATION CIPHER </text:p>
      <text:p text:style-name="Standard"/>
      <text:p text:style-name="Standard">This cipher is based on Fermat’s Little Theorem (FLT), and is called the Pohlig-Hellman </text:p>
      <text:p text:style-name="Standard">exponentiation cipher. Let p be a large safe prime, and let e be some integer relatively prime </text:p>
      <text:p text:style-name="Standard">top — 1. At current levels of computing power, p should be at least 1024 bits in length. Our </text:p>
      <text:p text:style-name="Standard">plaintext message P is a nonnegative integer less than p. The enciphering transformation is </text:p>
      <text:p text:style-name="Standard"/>
      <text:p text:style-name="Standard">C=P^ (mod p),0&lt;P&lt;p,0&lt;C&lt;p. </text:p>
      <text:p text:style-name="Standard"/>
      <text:p text:style-name="Standard">To decrypt, we must first find an inverse of e modulo p — 1, call it d. We know this </text:p>
      <text:p text:style-name="Standard">inverse exists because e is relatively prime to p — 1 ; thus, d must satisfy the congruence </text:p>
      <text:p text:style-name="Standard"/>
      <text:p text:style-name="Standard">ed= I (mod p — 1). </text:p>
      <text:p text:style-name="Standard"/>
      <text:p text:style-name="Standard">This congruence has a unique solution for d modulo p — 1 and is easily solved using the </text:p>
      <text:p text:style-name="Standard">extended Euclidean algorithm. Once d is calculated, one may decrypt in the following way: </text:p>
      <text:p text:style-name="Standard"/>
      <text:p text:style-name="Standard">P^C' (mod p). </text:p>
      <text:p text:style-name="Standard"/>
      <text:p text:style-name="Standard">Why does this work? Why does raising the ciphertext to the d power recover the plain- </text:p>
      <text:p text:style-name="Standard">text? If we recall Fermat’s Little Theorem, it is easy to show why: </text:p>
      <text:p text:style-name="Standard"/>
      <text:p text:style-name="Standard">&amp; </text:p>
      <text:p text:style-name="Standard"/>
      <text:p text:style-name="Standard">^ {p^Y </text:p>
      <text:p text:style-name="Standard"/>
      <text:p text:style-name="Standard">— ped </text:p>
      <text:p text:style-name="Standard"/>
      <text:p text:style-name="Standard"/>
      <text:p text:style-name="Standard">14.4 Weaknesses of the Pohlig-Hellman Cipher 261 </text:p>
      <text:p text:style-name="Standard"/>
      <text:p text:style-name="Standard"/>
      <text:p text:style-name="Standard">= pkij’ I) + 1 (Since ed = I (mod p — 1), ed = kip — 1) + 1 for some integer k.) </text:p>
      <text:p text:style-name="Standard"/>
      <text:p text:style-name="Standard">^ (PP - ^fP </text:p>
      <text:p text:style-name="Standard"/>
      <text:p text:style-name="Standard">= 1*/* (Here is where FLT comes in.) </text:p>
      <text:p text:style-name="Standard"/>
      <text:p text:style-name="Standard">= P (mod p). </text:p>
      <text:p text:style-name="Standard"/>
      <text:p text:style-name="Standard">Note that the conditions in the hypothesis of Fermat’s Little Theorem are satisfied; that </text:p>
      <text:p text:style-name="Standard">is, p is prime and does not divide P, a nonnegative integer less than p. </text:p>
      <text:p text:style-name="Standard"/>
      <text:p text:style-name="Standard"/>
      <text:p text:style-name="Standard"><text:soft-page-break/>14.4 WEAKNESSES OF THE POHLIG-HELLMAN CIPHER </text:p>
      <text:p text:style-name="Standard"/>
      <text:p text:style-name="Standard">Suppose we are using Pohlig-Hellman and manage to get our hands on the plaintext P asso- </text:p>
      <text:p text:style-name="Standard">ciated with some ciphertext C. Finding the encryption key e then means solving the con- </text:p>
      <text:p text:style-name="Standard">gruence </text:p>
      <text:p text:style-name="Standard"/>
      <text:p text:style-name="Standard">C = P’’ (mod p) </text:p>
      <text:p text:style-name="Standard"/>
      <text:p text:style-name="Standard">for e. This is an exponential congruence, and as we know, these are quite difficult to solve. </text:p>
      <text:p text:style-name="Standard">Thus, when using this cipher, even if we obtain some plaintext knowing that it corresponds </text:p>
      <text:p text:style-name="Standard">to certain ciphertext, it still does not help us in cracking the cipher. Hence, the Pohlig-Hell- </text:p>
      <text:p text:style-name="Standard">man cipher is resistant even to a known plaintext attack. It is very important that a cipher </text:p>
      <text:p text:style-name="Standard">not be vulnerable to such an attack, since it is considered too great a security risk. This </text:p>
      <text:p text:style-name="Standard">exponentiation cipher is quite resistant to cryptanalysis, provided the proper precautions </text:p>
      <text:p text:style-name="Standard">are taken. We list some of the potential weaknesses of this cipher. </text:p>
      <text:p text:style-name="Standard"/>
      <text:p text:style-name="Standard">Inadequate Block Size The block size (and thus the prime modulus p) must be cho- </text:p>
      <text:p text:style-name="Standard">sen large enough; say greater than 500 decimal digits for the prime p. </text:p>
      <text:p text:style-name="Standard"/>
      <text:p text:style-name="Standard">Weak Primes The quantity p — I should have at least one large prime factor, otherwise </text:p>
      <text:p text:style-name="Standard">p could be vulnerable to certain discrete log finding algorithms. </text:p>
      <text:p text:style-name="Standard"/>
      <text:p text:style-name="Standard">Low Order Messages modulo p Since we encrypt with Pohlig-Hellman using the </text:p>
      <text:p text:style-name="Standard">transformation </text:p>
      <text:p text:style-name="Standard"/>
      <text:p text:style-name="Standard"/>
      <text:p text:style-name="Standard">C = P^ (mod p), </text:p>
      <text:p text:style-name="Standard"/>
      <text:p text:style-name="Standard">the plaintext message may not be a generator modulo p, and in fact may have low order. This </text:p>
      <text:p text:style-name="Standard">makes the discrete logarithm problem easier to solve. Some method must be employed to </text:p>
      <text:p text:style-name="Standard">ensure the message is of high order modulo /?; perhaps by judicious use of salt. Note finally </text:p>
      <text:p text:style-name="Standard">that Pohlig-Hellman is a secret key cipher. Divulging the encryption key e to anyone is the </text:p>
      <text:p text:style-name="Standard">same as handing them the decryption key d, since finding it merely means solving the con- </text:p>
      <text:p text:style-name="Standard">gruence ed = I (mod p — 1) for d, which is very easily done. </text:p>
      <text:p text:style-name="Standard"/>
      <text:p text:style-name="Standard">Memoryless Cipher Pohlig-Hellman is a static cipher. That is, it always maps a par- </text:p>
      <text:p text:style-name="Standard">ticular plaintext block to the same ciphertext block. We discussed CBC earlier to cope with </text:p>
      <text:p text:style-name="Standard"/>
      <text:p text:style-name="Standard"/>
      <text:p text:style-name="Standard">262 Chapter 14 Exponential Ciphers </text:p>
      <text:p text:style-name="Standard"/>
      <text:p text:style-name="Standard"/>
      <text:p text:style-name="Standard">this problem, but here we will cover a different solution. It has some advantages over CBC, </text:p>
      <text:p text:style-name="Standard">but can only be used for a secret key cipher. </text:p>
      <text:p text:style-name="Standard"/>
      <text:p text:style-name="Standard">14.5 CIPHER FEEDBACK MODE (CFB) </text:p>
      <text:p text:style-name="Standard"/>
      <text:p text:style-name="Standard">Like CBC, CFB uses an initialization vector (IV) to start the encryption and decryption. </text:p>
      <text:p text:style-name="Standard">What may seem strange is that only the encryption transformation is used for both encryp- </text:p>
      <text:p text:style-name="Standard">tion and decryption; the decryption key is never needed. (This makes CFB unsuitable for </text:p>
      <text:p text:style-name="Standard">public key ciphers, of course.) </text:p>
      <text:p text:style-name="Standard"/>
      <text:p text:style-name="Standard"><text:soft-page-break/>Suppose the cipher maps m-bit blocks to «-bit blocks, where m&lt;n. Let Ei^{x) denote the </text:p>
      <text:p text:style-name="Standard">encipherment of x using the secret encryption key k. The IV is an m-bit quantity that need </text:p>
      <text:p text:style-name="Standard">not be secret. Let r be a positive integer not exceeding n, and divide the plaintext message </text:p>
      <text:p text:style-name="Standard">into r-bit blocks, x^, X 2 , . ■ ■ , We proceed as follows; </text:p>
      <text:p text:style-name="Standard"/>
      <text:p text:style-name="Standard">1. Let li = IV </text:p>
      <text:p text:style-name="Standard"/>
      <text:p text:style-name="Standard">2. For i from I through w do: </text:p>
      <text:p text:style-name="Standard"/>
      <text:p text:style-name="Standard">a) Let Ui = E^Qi). </text:p>
      <text:p text:style-name="Standard"/>
      <text:p text:style-name="Standard">b) Let tf be the r least significant bits of Uj. (Suppose the least significant bits are to the </text:p>
      <text:p text:style-name="Standard">right.) </text:p>
      <text:p text:style-name="Standard"/>
      <text:p text:style-name="Standard">c) Let Cj = X; © tf. </text:p>
      <text:p text:style-name="Standard"/>
      <text:p text:style-name="Standard">d) Shift /; toward the left r bit positions, and append c,; assign this value to </text:p>
      <text:p text:style-name="Standard"/>
      <text:p text:style-name="Standard">The ciphertext is the set of r-bit blocks Cj, C 2 , . . . , c„. Figure 14. 1 is a diagram of the CFB </text:p>
      <text:p text:style-name="Standard">mode of operation. </text:p>
      <text:p text:style-name="Standard"/>
      <text:p text:style-name="Standard">To decrypt, we go through nearly the same process, with only the ciphertext blocks and </text:p>
      <text:p text:style-name="Standard">plaintext blocks exchanging roles in step 2.(c). </text:p>
      <text:p text:style-name="Standard"/>
      <text:p text:style-name="Standard"/>
      <text:p text:style-name="Standard">FIGURE 14.1 </text:p>
      <text:p text:style-name="Standard"/>
      <text:p text:style-name="Standard"/>
      <text:p text:style-name="Standard"/>
      <text:p text:style-name="Standard"/>
      <text:p text:style-name="Standard">14.5 Cipher Feedback Mode (CFB) 263 </text:p>
      <text:p text:style-name="Standard"/>
      <text:p text:style-name="Standard"/>
      <text:p text:style-name="Standard">1. Let /i = IV </text:p>
      <text:p text:style-name="Standard"/>
      <text:p text:style-name="Standard">2. For i from 1 through w do: </text:p>
      <text:p text:style-name="Standard"/>
      <text:p text:style-name="Standard">a) Let [/,. = £,(/,). </text:p>
      <text:p text:style-name="Standard"/>
      <text:p text:style-name="Standard">b) Let t, be the r least significant bits of f/,. (Suppose the least significant bits are to the </text:p>
      <text:p text:style-name="Standard">right.) </text:p>
      <text:p text:style-name="Standard"/>
      <text:p text:style-name="Standard">c) Let Xi = Ci 0 ?/. </text:p>
      <text:p text:style-name="Standard"/>
      <text:p text:style-name="Standard">d) Shift /; toward the left r bit positions, and append c,; assign this value to </text:p>
      <text:p text:style-name="Standard"/>
      <text:p text:style-name="Standard">This cipher mode has a great benefit; using it we can process message blocks which are </text:p>
      <text:p text:style-name="Standard">smaller than the cipher block length. This is necessary for some applications, in which a sin- </text:p>
      <text:p text:style-name="Standard">gle byte (or even a bit) must be processed as soon as it enters the stream. (Many networked </text:p>
      <text:p text:style-name="Standard">applications work this way; telnet, for example.) </text:p>
      <text:p text:style-name="Standard"/>
      <text:p text:style-name="Standard">CFB has an advantage over CBC, in that errors do not propagate very far down the </text:p>
      <text:p text:style-name="Standard"><text:soft-page-break/>stream. With CBC, each ciphertext block is produced based on the previous ciphertext block, </text:p>
      <text:p text:style-name="Standard">and a single bit inversion in one of these blocks changes all of the blocks following it. This </text:p>
      <text:p text:style-name="Standard">is not likely to happen during the encryption phase, but is quite possible on the receiving end </text:p>
      <text:p text:style-name="Standard">of the message, after it has passed possibly thousands of miles over a noisy channel. One </text:p>
      <text:p text:style-name="Standard">incorrect bit in any block destroys all the blocks following. </text:p>
      <text:p text:style-name="Standard"/>
      <text:p text:style-name="Standard">A bit error using CFB propagates only a small distance. If you see how each ciphertext </text:p>
      <text:p text:style-name="Standard">block is used, you will see why. In the ith step of the algorithm, a ciphertext block c, is </text:p>
      <text:p text:style-name="Standard">appended to a left- shifted /,, then continues to be shifted left until it is eventually shifted out </text:p>
      <text:p text:style-name="Standard">of the m-bit register. If the bit error is in block c„ for example, then it will only affect those </text:p>
      <text:p text:style-name="Standard">blocks processed while c, remains in the register. </text:p>
      <text:p text:style-name="Standard"/>
      <text:p text:style-name="Standard"/>
      <text:p text:style-name="Standard">Example. We will use CFB with Pohlig-Hellman, using a small prime. In reality, a safe </text:p>
      <text:p text:style-name="Standard">prime at least a thousand bits in length should be used. The quantities will be expressed in </text:p>
      <text:p text:style-name="Standard">binary. We will process 3 bits of the message at a time. Suppose the prime modulus is </text:p>
      <text:p text:style-name="Standard"/>
      <text:p text:style-name="Standard"/>
      <text:p text:style-name="Standard">p= 1101011111111, </text:p>
      <text:p text:style-name="Standard"/>
      <text:p text:style-name="Standard">the encryption exponent is </text:p>
      <text:p text:style-name="Standard"/>
      <text:p text:style-name="Standard">e= 111111110000, </text:p>
      <text:p text:style-name="Standard"/>
      <text:p text:style-name="Standard"/>
      <text:p text:style-name="Standard">the initialization vector is </text:p>
      <text:p text:style-name="Standard"/>
      <text:p text:style-name="Standard"/>
      <text:p text:style-name="Standard">iv= 10110011, </text:p>
      <text:p text:style-name="Standard"/>
      <text:p text:style-name="Standard">and the message (divided into 3 -bit blocks) is </text:p>
      <text:p text:style-name="Standard"/>
      <text:p text:style-name="Standard">Xi = 101, X2 = 110, X3 = OIL </text:p>
      <text:p text:style-name="Standard">We begin by setting /; = to the initialization vector: </text:p>
      <text:p text:style-name="Standard"/>
      <text:p text:style-name="Standard">/j = iv= 10110011. </text:p>
      <text:p text:style-name="Standard"/>
      <text:p text:style-name="Standard">We then compute </text:p>
      <text:p text:style-name="Standard"/>
      <text:p text:style-name="Standard">Ml = V ^ 0101101100011 (mod p), </text:p>
      <text:p text:style-name="Standard"/>
      <text:p text:style-name="Standard"/>
      <text:p text:style-name="Standard">264 Chapter 14 Exponential Ciphers </text:p>
      <text:p text:style-name="Standard"/>
      <text:p text:style-name="Standard"/>
      <text:p text:style-name="Standard">and fi is the three rightmost bits: </text:p>
      <text:p text:style-name="Standard"/>
      <text:p text:style-name="Standard">ti = 011. </text:p>
      <text:p text:style-name="Standard"/>
      <text:p text:style-name="Standard">This is 0 -ed with the first plaintext block to yield the first ciphertext block. </text:p>
      <text:p text:style-name="Standard"/>
      <text:p text:style-name="Standard">Cl = fi© 101 =011 ©101 = 110 </text:p>
      <text:p text:style-name="Standard"><text:soft-page-break/></text:p>
      <text:p text:style-name="Standard">We now form the next value I2 by shifting /[ to the left three bits, and appending Ci. The </text:p>
      <text:p text:style-name="Standard">three most significant bits of I^ are lost. </text:p>
      <text:p text:style-name="Standard"/>
      <text:p text:style-name="Standard">/ 2 = 10011110 . </text:p>
      <text:p text:style-name="Standard"/>
      <text:p text:style-name="Standard">From here on out, the process goes exactly the same way: </text:p>
      <text:p text:style-name="Standard"/>
      <text:p text:style-name="Standard">111101111 (modp) </text:p>
      <text:p text:style-name="Standard"/>
      <text:p text:style-name="Standard">t2=lll </text:p>
      <text:p text:style-name="Standard"/>
      <text:p text:style-name="Standard">C2 = t2© 110 = 001 </text:p>
      <text:p text:style-name="Standard">/ 3 = 11110111 </text:p>
      <text:p text:style-name="Standard"/>
      <text:p text:style-name="Standard">c/3 ^ 73-^ ^ 1011100100 (mod p) </text:p>
      <text:p text:style-name="Standard"/>
      <text:p text:style-name="Standard">= 100 </text:p>
      <text:p text:style-name="Standard"/>
      <text:p text:style-name="Standard">C3 = t3©011 = 111 </text:p>
      <text:p text:style-name="Standard"/>
      <text:p text:style-name="Standard">The final ciphertext message (in 3 -bit blocks) is: </text:p>
      <text:p text:style-name="Standard"/>
      <text:p text:style-name="Standard">Ci= no, C2 = 001,C3= 111 </text:p>
      <text:p text:style-name="Standard"/>
      <text:p text:style-name="Standard"/>
      <text:p text:style-name="Standard">Java Algorithm Using the Biglnteger class in Java, it is easy to write code to perform </text:p>
      <text:p text:style-name="Standard">Pohlig-Hellman exponentiation encryption/decryption. Here, we add a couple of methods, </text:p>
      <text:p text:style-name="Standard">pohligHellmanEncipherO and pohligHellmanDecipher(), to our Ciphers class. It calls the </text:p>
      <text:p text:style-name="Standard">same pad(), block(), unPad() and unBlock() methods we defined earlier, but it does not use </text:p>
      <text:p text:style-name="Standard">salt, or CFB. You will be asked to do CFB in the exercises. </text:p>
      <text:p text:style-name="Standard"/>
      <text:p text:style-name="Standard"/>
      <text:p text:style-name="Standard">import j ava . math . * ; </text:p>
      <text:p text:style-name="Standard">public class Ciphers { </text:p>
      <text:p text:style-name="Standard"/>
      <text:p text:style-name="Standard">public static byte[] pohligHellmanEncipher (byte [ ] msg, Biglnteger e, Biglnteger p) </text:p>
      <text:p text:style-name="Standard"/>
      <text:p text:style-name="Standard">{ </text:p>
      <text:p text:style-name="Standard"/>
      <text:p text:style-name="Standard">//Compute the plaintext block size </text:p>
      <text:p text:style-name="Standard">int blockSize= (p .bitLength ( ) -1) /8; </text:p>
      <text:p text:style-name="Standard"/>
      <text:p text:style-name="Standard">//Check the enciphering exponent </text:p>
      <text:p text:style-name="Standard"/>
      <text:p text:style-name="Standard">if ( ! (p. subtract (BiglntegerMath. ONE) .gcd(e) . equals (BigIntegerMath. ONE) ) ) </text:p>
      <text:p text:style-name="Standard">throw new IllegalArgumentException </text:p>
      <text:p text:style-name="Standard"/>
      <text:p text:style-name="Standard">("Enciphering key is not relatively prime to (modulus minus one)."); </text:p>
      <text:p text:style-name="Standard">byte ba[] [] =block(pad(msg,blockSize) ,blockSize) ; </text:p>
      <text:p text:style-name="Standard"/>
      <text:p text:style-name="Standard">//Begin the enciphering </text:p>
      <text:p text:style-name="Standard"><text:soft-page-break/></text:p>
      <text:p text:style-name="Standard"/>
      <text:p text:style-name="Standard">14.5 Cipher Feedback Mode (CFB) 265 </text:p>
      <text:p text:style-name="Standard"/>
      <text:p text:style-name="Standard"/>
      <text:p text:style-name="Standard">for (int i=0;i&lt;ba. length; i++) ba [i] =getBytes (new </text:p>
      <text:p text:style-name="Standard">Biginteger (l,ba[i] ) . modPow ( e , p ) ) ; </text:p>
      <text:p text:style-name="Standard"/>
      <text:p text:style-name="Standard">//Return to a ID array. </text:p>
      <text:p text:style-name="Standard"/>
      <text:p text:style-name="Standard">//The ciphertext block size is one byte greater than plaintext block size, </text:p>
      <text:p text:style-name="Standard">return unBlock (ba, blockSize+1 ) ; </text:p>
      <text:p text:style-name="Standard"/>
      <text:p text:style-name="Standard">} </text:p>
      <text:p text:style-name="Standard"/>
      <text:p text:style-name="Standard">public static byte[] pohligHellmanDecipher (byte [ ] msg, Biginteger d, Biginteger p) </text:p>
      <text:p text:style-name="Standard"/>
      <text:p text:style-name="Standard">{ </text:p>
      <text:p text:style-name="Standard"/>
      <text:p text:style-name="Standard">//Compute the ciphertext block size </text:p>
      <text:p text:style-name="Standard">int blockSize= (p .bitLength ( ) -1) /8+1; </text:p>
      <text:p text:style-name="Standard"/>
      <text:p text:style-name="Standard">//Check the deciphering exponent </text:p>
      <text:p text:style-name="Standard"/>
      <text:p text:style-name="Standard">if ( ! (p. subtract (BigIntegerMath.ONE) .gcd(d) .equals (BigIntegerMath.ONE) ) ) </text:p>
      <text:p text:style-name="Standard">throw new IllegalArgumentException </text:p>
      <text:p text:style-name="Standard"/>
      <text:p text:style-name="Standard">("Deciphering key is not relatively prime to (modulus minus one)."); </text:p>
      <text:p text:style-name="Standard">byte[] [] ba=block(msg,blockSize) ; </text:p>
      <text:p text:style-name="Standard"/>
      <text:p text:style-name="Standard">//Begin the deciphering </text:p>
      <text:p text:style-name="Standard"/>
      <text:p text:style-name="Standard">for (int i=0;i&lt;ba. length; i++) ba [ i] =getBytes (new </text:p>
      <text:p text:style-name="Standard">Biginteger (l,ba[i] ) .modPow(d,p) ) ; </text:p>
      <text:p text:style-name="Standard"/>
      <text:p text:style-name="Standard">//Go from blocks to a ID array, and remove padding; return this </text:p>
      <text:p text:style-name="Standard">return unPad (unBlock (ba, blockSize-1 ) , blockSize-1 ) ; </text:p>
      <text:p text:style-name="Standard"/>
      <text:p text:style-name="Standard">} </text:p>
      <text:p text:style-name="Standard"/>
      <text:p text:style-name="Standard">//...Other methods </text:p>
      <text:p text:style-name="Standard"/>
      <text:p text:style-name="Standard">} </text:p>
      <text:p text:style-name="Standard"/>
      <text:p text:style-name="Standard">An applet (called TestPohligHellmanCipherApplet) to view the behavior of this cipher </text:p>
      <text:p text:style-name="Standard">can be run from the book’s website. The applet generates a safe prime to use as the modu- </text:p>
      <text:p text:style-name="Standard">lus. The applet actually uses a salted version of Pohlig-Hellman. You will see that if you enci- </text:p>
      <text:p text:style-name="Standard">pher the same plaintext multiple times, you will receive a different ciphertext each time. The </text:p>
      <text:p text:style-name="Standard">methods to encipher/decipher this way are in the Ciphers class. </text:p>
      <text:p text:style-name="Standard"/>
      <text:p text:style-name="Standard">public static byte[] pohligHellmanEncipherWSalt </text:p>
      <text:p text:style-name="Standard">(byte[] msg, Biginteger e, Biginteger p, SecureRandom sr) { </text:p>
      <text:p text:style-name="Standard"><text:soft-page-break/></text:p>
      <text:p text:style-name="Standard">//Compute the plaintext block size </text:p>
      <text:p text:style-name="Standard">int blockSize= (p .bitLength ( ) -1) /8; </text:p>
      <text:p text:style-name="Standard"/>
      <text:p text:style-name="Standard">if (blockSize&lt;5 ) throw new IllegalArgumentException </text:p>
      <text:p text:style-name="Standard">("Block size must be &gt;= 5 bytes"); </text:p>
      <text:p text:style-name="Standard"/>
      <text:p text:style-name="Standard">//Check the enciphering exponent </text:p>
      <text:p text:style-name="Standard"/>
      <text:p text:style-name="Standard">if (! (p. subtract (BigIntegerMath.ONE) .gcd(e) . equals (BlglntegerMath. ONE) ) ) </text:p>
      <text:p text:style-name="Standard">throw new IllegalArgumentException </text:p>
      <text:p text:style-name="Standard"/>
      <text:p text:style-name="Standard">("Enciphering key is not relatively prime to (modulus minus one)."); </text:p>
      <text:p text:style-name="Standard">byte[] [] ba=block(pad(msg,blockSize-4) ,blockSize-4) ; </text:p>
      <text:p text:style-name="Standard"/>
      <text:p text:style-name="Standard">//Begin the enciphering </text:p>
      <text:p text:style-name="Standard">for (int i=0 ; i&lt;ba . length; i++ ) { </text:p>
      <text:p text:style-name="Standard">ba [i] =addSalt (ba [i] , sr) ; </text:p>
      <text:p text:style-name="Standard"/>
      <text:p text:style-name="Standard">ba [i] =getBytes (new Biginteger (1 , ba [i] ) .modPow(e,p) ) ; </text:p>
      <text:p text:style-name="Standard"/>
      <text:p text:style-name="Standard">} </text:p>
      <text:p text:style-name="Standard"/>
      <text:p text:style-name="Standard"/>
      <text:p text:style-name="Standard"/>
      <text:p text:style-name="Standard">266 Chapter 14 Exponential Ciphers </text:p>
      <text:p text:style-name="Standard"/>
      <text:p text:style-name="Standard"/>
      <text:p text:style-name="Standard">//Return to a ID array. The ciphertext block size is one byte greater than </text:p>
      <text:p text:style-name="Standard"/>
      <text:p text:style-name="Standard">//plaintext block size. </text:p>
      <text:p text:style-name="Standard"/>
      <text:p text:style-name="Standard">return unBlock (ba, blockSize+1 ) ; </text:p>
      <text:p text:style-name="Standard"/>
      <text:p text:style-name="Standard">} </text:p>
      <text:p text:style-name="Standard"/>
      <text:p text:style-name="Standard">public static byte[] pohligHellmanDecipherWSalt (byte [ ] msg, Biginteger d,Biglnteger </text:p>
      <text:p text:style-name="Standard">P) { </text:p>
      <text:p text:style-name="Standard"/>
      <text:p text:style-name="Standard">//Compute the ciphertext block size </text:p>
      <text:p text:style-name="Standard">int blockSize= (p .bitLength ( ) -1) /8+1; </text:p>
      <text:p text:style-name="Standard"/>
      <text:p text:style-name="Standard">//Check the deciphering exponent </text:p>
      <text:p text:style-name="Standard"/>
      <text:p text:style-name="Standard">if {! (p . subtract (BigIntegerMath. ONE) .gcd(d) . equals (BigIntegerMath. ONE) ) ) </text:p>
      <text:p text:style-name="Standard">throw new IllegalArgumentException </text:p>
      <text:p text:style-name="Standard"/>
      <text:p text:style-name="Standard">("Deciphering key is not relatively prime to (modulus minus one)."); </text:p>
      <text:p text:style-name="Standard">byte[] [] ba=block(msg,blockSize) ; </text:p>
      <text:p text:style-name="Standard"/>
      <text:p text:style-name="Standard">//Begin the deciphering </text:p>
      <text:p text:style-name="Standard"/>
      <text:p text:style-name="Standard"><text:soft-page-break/>for (int i=0 ; i&lt;ba . length; i++) { </text:p>
      <text:p text:style-name="Standard"/>
      <text:p text:style-name="Standard">ba [i] =getBytes (new Biginteger (1, ba [i] ) .modPow(d,p) ) ; </text:p>
      <text:p text:style-name="Standard">ba [i] =removeSalt (ba [i] ) ; </text:p>
      <text:p text:style-name="Standard"/>
      <text:p text:style-name="Standard">} </text:p>
      <text:p text:style-name="Standard"/>
      <text:p text:style-name="Standard">//Go from blocks to a ID array, and remove padding; return this </text:p>
      <text:p text:style-name="Standard">return unPad (unBlock (ba, blockSize-5 ) , blockSize-5 ) ; </text:p>
      <text:p text:style-name="Standard"/>
      <text:p text:style-name="Standard">} </text:p>
      <text:p text:style-name="Standard"/>
      <text:p text:style-name="Standard">You can see that these methods call a couple of helper methods, addSalt() and </text:p>
      <text:p text:style-name="Standard">removeSaltO, also in the Ciphers class. </text:p>
      <text:p text:style-name="Standard"/>
      <text:p text:style-name="Standard">//Method to add salt to blocks </text:p>
      <text:p text:style-name="Standard"/>
      <text:p text:style-name="Standard">private static byte[] addSalt (byte [ ] b, SecureRandom random) { </text:p>
      <text:p text:style-name="Standard">byte[] answer=new byte [b. length+4] ; </text:p>
      <text:p text:style-name="Standard">byte[] salt=new byte[4]; </text:p>
      <text:p text:style-name="Standard">random. nextBytes (salt) ; </text:p>
      <text:p text:style-name="Standard"/>
      <text:p text:style-name="Standard">//Put salt in front </text:p>
      <text:p text:style-name="Standard"/>
      <text:p text:style-name="Standard">System. arraycopy (salt , 0 , answer, 0,4) ; </text:p>
      <text:p text:style-name="Standard"/>
      <text:p text:style-name="Standard">//Copy the message over </text:p>
      <text:p text:style-name="Standard"/>
      <text:p text:style-name="Standard">System. arraycopy (b, 0 , answer, 4, b. length) ; </text:p>
      <text:p text:style-name="Standard">return answer; </text:p>
      <text:p text:style-name="Standard"/>
      <text:p text:style-name="Standard"/>
      <text:p text:style-name="Standard">//Method to remove salt </text:p>
      <text:p text:style-name="Standard"/>
      <text:p text:style-name="Standard">private static byte[] removeSalt (byte [ ] b) { </text:p>
      <text:p text:style-name="Standard">byte[] answer =new byte [b. length-4] ; </text:p>
      <text:p text:style-name="Standard"/>
      <text:p text:style-name="Standard">//Copy the message over </text:p>
      <text:p text:style-name="Standard"/>
      <text:p text:style-name="Standard">System. arraycopy (b, 4, answer, 0 , answer. length) ; </text:p>
      <text:p text:style-name="Standard">return answer; </text:p>
      <text:p text:style-name="Standard"/>
      <text:p text:style-name="Standard"/>
      <text:p text:style-name="Standard"/>
      <text:p text:style-name="Standard">14.6 The ElCamal Cipher 267 </text:p>
      <text:p text:style-name="Standard"/>
      <text:p text:style-name="Standard"/>
      <text:p text:style-name="Standard">FIGURE 14.2 </text:p>
      <text:p text:style-name="Standard"/>
      <text:p text:style-name="Standard"/>
      <text:p text:style-name="Standard">14.6 </text:p>
      <text:p text:style-name="Standard"/>
      <text:p text:style-name="Standard"><text:soft-page-break/></text:p>
      <text:p text:style-name="Standard"/>
      <text:p text:style-name="Standard">Figure 14.2 is a screen shot of TestPohligHellmanCipherApplet. Give it a try and see </text:p>
      <text:p text:style-name="Standard">how it works. </text:p>
      <text:p text:style-name="Standard"/>
      <text:p text:style-name="Standard">THE ELCAMAL CIPHER </text:p>
      <text:p text:style-name="Standard"/>
      <text:p text:style-name="Standard">Since DFH, there has been an explosion of public key algorithms. The proposed national </text:p>
      <text:p text:style-name="Standard">standard, backed by the National Security Agency (NSA), is called ElGamal. Though it is </text:p>
      <text:p text:style-name="Standard">a very interesting algorithm, it is possible that NSA has already broken it, which could </text:p>
      <text:p text:style-name="Standard">explain their enthusiasm for it. ElGamal is similar to Diffie-Hellman key exchange and </text:p>
      <text:p text:style-name="Standard">Pohlig-Hellman in that breaking it requires solving the discrete logarithm problem. This is </text:p>
      <text:p text:style-name="Standard">opposed to RSA (which we will soon discuss), which depends on the intractability of fac- </text:p>
      <text:p text:style-name="Standard">toring integers with large prime factors. </text:p>
      <text:p text:style-name="Standard"/>
      <text:p text:style-name="Standard">This is how ElGamal works: Eirst, the recipient of a message must choose a large ran- </text:p>
      <text:p text:style-name="Standard">dom safe prime p, and a generator g modulo p. At current levels of computing power, p </text:p>
      <text:p text:style-name="Standard">should be at least 1024 bits in length. Then he selects a random integer a such that 1 &lt; a &lt; </text:p>
      <text:p text:style-name="Standard">p — 1, and computes the least nonnegative residue r of g" modulo p. That is, </text:p>
      <text:p text:style-name="Standard"/>
      <text:p text:style-name="Standard">r=g“ (mod p) (0 &lt; r &lt; p). </text:p>
      <text:p text:style-name="Standard"/>
      <text:p text:style-name="Standard">He makes public the values p, g, and r. The private key is a. </text:p>
      <text:p text:style-name="Standard"/>
      <text:p text:style-name="Standard">Now, for someone to send a message to this individual, she must do the following: Sup- </text:p>
      <text:p text:style-name="Standard">pose P is the plaintext message, considered as an integer, with 0&lt; P &lt;p. The sender then </text:p>
      <text:p text:style-name="Standard"/>
      <text:p text:style-name="Standard"/>
      <text:p text:style-name="Standard"/>
      <text:p text:style-name="Standard"/>
      <text:p text:style-name="Standard">268 </text:p>
      <text:p text:style-name="Standard"/>
      <text:p text:style-name="Standard"/>
      <text:p text:style-name="Standard">Chapter 14 Exponential Ciphers </text:p>
      <text:p text:style-name="Standard"/>
      <text:p text:style-name="Standard"/>
      <text:p text:style-name="Standard">selects a random integer k such that 1 &lt; A: &lt; ;? — 2 (it is very important that the sender choose </text:p>
      <text:p text:style-name="Standard">a different random value for each message); then she computes the two values </text:p>
      <text:p text:style-name="Standard"/>
      <text:p text:style-name="Standard">c = g* (mod p) (0&lt;c &lt;p) </text:p>
      <text:p text:style-name="Standard"/>
      <text:p text:style-name="Standard">P{g‘‘f (mod p) iO&lt;d&lt; p). </text:p>
      <text:p text:style-name="Standard"/>
      <text:p text:style-name="Standard">The ciphertext to send is the pair of values c and d', that is, </text:p>
      <text:p text:style-name="Standard"/>
      <text:p text:style-name="Standard">C = (c, d). </text:p>
      <text:p text:style-name="Standard"/>
      <text:p text:style-name="Standard">The intended recipient decrypts C by using the private key a to first compute the Inr z of </text:p>
      <text:p text:style-name="Standard">an inverse of c“ modulo p; that is, </text:p>
      <text:p text:style-name="Standard"/>
      <text:p text:style-name="Standard">z = (c“)' (modp) (0&lt;z&lt;p). </text:p>
      <text:p text:style-name="Standard"/>
      <text:p text:style-name="Standard"><text:soft-page-break/>He then recovers the plaintext P by computing </text:p>
      <text:p text:style-name="Standard"/>
      <text:p text:style-name="Standard">P = zd (mod p) (0 &lt; P &lt; p). </text:p>
      <text:p text:style-name="Standard"/>
      <text:p text:style-name="Standard">Why does this last computation recover the plaintext? If one references how each quan- </text:p>
      <text:p text:style-name="Standard">tity was created, it becomes obvious: </text:p>
      <text:p text:style-name="Standard"/>
      <text:p text:style-name="Standard">zd ^ {€“)' -P-/^ {{g’^yy ■ P ■ ig^y ^ (/*)' ■g‘"‘-P^P (mod p). </text:p>
      <text:p text:style-name="Standard"/>
      <text:p text:style-name="Standard">Example. We will now demonstrate ElGamal using very small numbers. The intended </text:p>
      <text:p text:style-name="Standard">recipient first chooses a prime p = 2357, and g = 2, a generator modulo 2357. She then </text:p>
      <text:p text:style-name="Standard">chooses a random integer a = 2001 which will serve as the private key. She then computes </text:p>
      <text:p text:style-name="Standard"/>
      <text:p text:style-name="Standard">r = 2034 ^ 2^“' (mod 2357). </text:p>
      <text:p text:style-name="Standard"/>
      <text:p text:style-name="Standard">She makes public the values of p, g, and r. </text:p>
      <text:p text:style-name="Standard"/>
      <text:p text:style-name="Standard">Suppose now someone wishes to send the message (regarded as an integer) </text:p>
      <text:p text:style-name="Standard"/>
      <text:p text:style-name="Standard">P = 1622 </text:p>
      <text:p text:style-name="Standard"/>
      <text:p text:style-name="Standard">to the aforementioned recipient. She must first generate a random integer k = 835 then com- </text:p>
      <text:p text:style-name="Standard">pute the two values </text:p>
      <text:p text:style-name="Standard"/>
      <text:p text:style-name="Standard">c = 731 ^ 2*3^ (mod 2357) </text:p>
      <text:p text:style-name="Standard"/>
      <text:p text:style-name="Standard">^/ = 1326 ^ 1622 • 2034*^^ (mod 2357) </text:p>
      <text:p text:style-name="Standard"/>
      <text:p text:style-name="Standard">She then sends these 2 values; the ciphertext is </text:p>
      <text:p text:style-name="Standard"/>
      <text:p text:style-name="Standard">C=(731, 1326) </text:p>
      <text:p text:style-name="Standard"/>
      <text:p text:style-name="Standard">To decrypt, the recipient must first find an inverse of c" modulo p\ that is, </text:p>
      <text:p text:style-name="Standard">z = 794 ^ 1980' ^ (73 P“')' (mod 2357). </text:p>
      <text:p text:style-name="Standard"/>
      <text:p text:style-name="Standard">She then retrieves the plaintext by computing the Inr of zd modulo p. </text:p>
      <text:p text:style-name="Standard"/>
      <text:p text:style-name="Standard"/>
      <text:p text:style-name="Standard">P = 1622 = 794 ■ 1326 (mod 2357). </text:p>
      <text:p text:style-name="Standard"/>
      <text:p text:style-name="Standard"/>
      <text:p text:style-name="Standard">14.7 Weaknesses of ElCamal 269 </text:p>
      <text:p text:style-name="Standard"/>
      <text:p text:style-name="Standard"/>
      <text:p text:style-name="Standard">Note that ElGamal basically doubles the size of the message. For this reason, cryptog- </text:p>
      <text:p text:style-name="Standard">raphers often ignore the national standard in favor of other cryptosystems. </text:p>
      <text:p text:style-name="Standard"/>
      <text:p text:style-name="Standard">□ </text:p>
      <text:p text:style-name="Standard"/>
      <text:p text:style-name="Standard">System-Wide Parameters Note that there is no particular reason why everyone in </text:p>
      <text:p text:style-name="Standard">a system could not use the same values for the prime p and the generator g with ElGamal. </text:p>
      <text:p text:style-name="Standard">Each individual would only then need to choose a private value for a. This has been sug- </text:p>
      <text:p text:style-name="Standard"><text:soft-page-break/>gested, and has received limited use in practice. </text:p>
      <text:p text:style-name="Standard"/>
      <text:p text:style-name="Standard">7 WEAKNESSES OF ELGAMAL </text:p>
      <text:p text:style-name="Standard"/>
      <text:p text:style-name="Standard">ElGamal can be broken provided proper precautions are not taken. We describe the most </text:p>
      <text:p text:style-name="Standard">important weakness here. </text:p>
      <text:p text:style-name="Standard"/>
      <text:p text:style-name="Standard">Equal Encryption Exponent Attack It is very important that when enciphering </text:p>
      <text:p text:style-name="Standard">using the transformations </text:p>
      <text:p text:style-name="Standard"/>
      <text:p text:style-name="Standard">c = (mod p) (Q&lt;c&lt;p) </text:p>
      <text:p text:style-name="Standard"/>
      <text:p text:style-name="Standard">d = Pr^ = Pig‘‘)'‘ (mod p) (Q&lt;d&lt;p). </text:p>
      <text:p text:style-name="Standard"/>
      <text:p text:style-name="Standard">that the sender choose a different random value of k for each plaintext message. If the mes- </text:p>
      <text:p text:style-name="Standard">sage must be separated into blocks, a different value of k must be used on each block. If not, </text:p>
      <text:p text:style-name="Standard">plaintext can be easily derived by an adversary. To see this, suppose the same value for k </text:p>
      <text:p text:style-name="Standard">was used to encipher the plaintext messages P and P . Their corresponding ciphertext pairs </text:p>
      <text:p text:style-name="Standard">are (c, d), and (c*, cf). Note then that we have </text:p>
      <text:p text:style-name="Standard"/>
      <text:p text:style-name="Standard">d • (/)' - Pig^f ■ {P^g^fy (mod/7), </text:p>
      <text:p text:style-name="Standard"/>
      <text:p text:style-name="Standard">where d' and {ct)' are inverses of d and (f modulo p, respectively. Thus </text:p>
      <text:p text:style-name="Standard"/>
      <text:p text:style-name="Standard">P* ■ d ■ (d*y = P (modulo p). </text:p>
      <text:p text:style-name="Standard"/>
      <text:p text:style-name="Standard">Thus, if either message, P or P , were known to an adversary, they could easily derive </text:p>
      <text:p text:style-name="Standard">the other message. Thus, this is a known plaintext attack coupled with carelessness on the </text:p>
      <text:p text:style-name="Standard">part of the sender. If the sender always used the same value for k, an adversary would need </text:p>
      <text:p text:style-name="Standard">only one plaintext message to retrieve any others. </text:p>
      <text:p text:style-name="Standard"/>
      <text:p text:style-name="Standard">Example. Here we see this type of attack, which you will be asked to program in Java. We </text:p>
      <text:p text:style-name="Standard">begin by finding a safe prime: </text:p>
      <text:p text:style-name="Standard"/>
      <text:p text:style-name="Standard">p=32 13876088517980551083924184682325205044405987565585670609523 </text:p>
      <text:p text:style-name="Standard"/>
      <text:p text:style-name="Standard">It turns out that g = 2 is a generator for this prime. The sender’s private ElGamal key will </text:p>
      <text:p text:style-name="Standard">be: </text:p>
      <text:p text:style-name="Standard"/>
      <text:p text:style-name="Standard">a = 1897456254164942343917965235766273117568497123443633417036846 </text:p>
      <text:p text:style-name="Standard">We compute the sender’s public key value r as the Inr of g" modulo p: </text:p>
      <text:p text:style-name="Standard"/>
      <text:p text:style-name="Standard"/>
      <text:p text:style-name="Standard">r= 2063540830854289477395627063716322702415230040026373835561574 </text:p>
      <text:p text:style-name="Standard"/>
      <text:p text:style-name="Standard"/>
      <text:p text:style-name="Standard">270 Chapter 14 Exponential Ciphers </text:p>
      <text:p text:style-name="Standard"/>
      <text:p text:style-name="Standard"/>
      <text:p text:style-name="Standard">To execute this attack we have two plaintext messages; suppose the first is unknown to </text:p>
      <text:p text:style-name="Standard">the adversary: </text:p>
      <text:p text:style-name="Standard"/>
      <text:p text:style-name="Standard"><text:soft-page-break/>P = 30249875309285709328759302875930285709327590347524096346 </text:p>
      <text:p text:style-name="Standard"/>
      <text:p text:style-name="Standard">The second plaintext message, however, is known to the adversary: </text:p>
      <text:p text:style-name="Standard"/>
      <text:p text:style-name="Standard">P* = 9238652389765892365982365826589265892569823659826892659823 </text:p>
      <text:p text:style-name="Standard"/>
      <text:p text:style-name="Standard">We will choose a random k for encryption, but we will make the mistake of using the same </text:p>
      <text:p text:style-name="Standard">k for both messages: </text:p>
      <text:p text:style-name="Standard"/>
      <text:p text:style-name="Standard">A: = 2388424515437026664851549783676880762378680269832085250306583 </text:p>
      <text:p text:style-name="Standard"/>
      <text:p text:style-name="Standard">We now compute the ciphertext values for both messages, and send them. The adversary </text:p>
      <text:p text:style-name="Standard">now has both ciphertext messages. </text:p>
      <text:p text:style-name="Standard"/>
      <text:p text:style-name="Standard">c = g'‘ (mod p) = </text:p>
      <text:p text:style-name="Standard"/>
      <text:p text:style-name="Standard">1642888020851138839985143747652209853264823298182518021833998 </text:p>
      <text:p text:style-name="Standard">d = P ■ (mod p) = </text:p>
      <text:p text:style-name="Standard"/>
      <text:p text:style-name="Standard">242369927295936507 1 2999 1 9696965347809 1 280 1 909834 1 877537393 147 </text:p>
      <text:p text:style-name="Standard">c* = c = g'' (mod p) = </text:p>
      <text:p text:style-name="Standard"/>
      <text:p text:style-name="Standard">1642888020851138839985143747652209853264823298182518021833998 </text:p>
      <text:p text:style-name="Standard">d* = p* ■ ^ (mod p) = </text:p>
      <text:p text:style-name="Standard"/>
      <text:p text:style-name="Standard">1 39450079 15236963673054425267 1 29053 12818729871 045966459248084 </text:p>
      <text:p text:style-name="Standard"/>
      <text:p text:style-name="Standard">With this information, the adversary computes inverse of ct modulo p\ this is easily done: </text:p>
      <text:p text:style-name="Standard"/>
      <text:p text:style-name="Standard">((f) ' = 1711 6426930002101 4098269930428606 19413933561 6620654362864 1 66 </text:p>
      <text:p text:style-name="Standard"/>
      <text:p text:style-name="Standard">The adversary can now obtain the first plaintext message without decrypting, by com- </text:p>
      <text:p text:style-name="Standard">puting the Inr of P* ■ d ■ (cf)' modulo p: </text:p>
      <text:p text:style-name="Standard"/>
      <text:p text:style-name="Standard">30249875309285709328759302875930285709327590347524096346. </text:p>
      <text:p text:style-name="Standard"/>
      <text:p text:style-name="Standard">This should convince you that you should never use the same value for k to encrypt mul- </text:p>
      <text:p text:style-name="Standard">tiple messages. </text:p>
      <text:p text:style-name="Standard"/>
      <text:p text:style-name="Standard">□ </text:p>
      <text:p text:style-name="Standard"/>
      <text:p text:style-name="Standard">14.8 THE RSA CIPHER </text:p>
      <text:p text:style-name="Standard"/>
      <text:p text:style-name="Standard">Rivest, Shamir, and Adleman created the RSA cipher (hence the acronym RSA). They were </text:p>
      <text:p text:style-name="Standard">among the first to patent their work in public key cryptography, and they even claimed their </text:p>
      <text:p text:style-name="Standard">patent included all forms of public key cryptography! Regardless, their patent has now </text:p>
      <text:p text:style-name="Standard">expired. </text:p>
      <text:p text:style-name="Standard"/>
      <text:p text:style-name="Standard">RSA works like this: </text:p>
      <text:p text:style-name="Standard"/>
      <text:p text:style-name="Standard">1 . The receiver of a message generates two large strong primes, p and q, forms their prod- </text:p>
      <text:p text:style-name="Standard">uct, say n = pq, and makes public the value of n. At current levels of computing power. </text:p>
      <text:p text:style-name="Standard"><text:soft-page-break/></text:p>
      <text:p text:style-name="Standard"/>
      <text:p text:style-name="Standard">14.8 The RSA Cipher 271 </text:p>
      <text:p text:style-name="Standard"/>
      <text:p text:style-name="Standard"/>
      <text:p text:style-name="Standard">n should be at least 1024 bits in length. Everyone knows n, but not its two factors, p or </text:p>
      <text:p text:style-name="Standard">q. </text:p>
      <text:p text:style-name="Standard"/>
      <text:p text:style-name="Standard">2. The receiver then chooses an integer e &lt;n, such that ie,{p — l){q — 1)) = 1. The value </text:p>
      <text:p text:style-name="Standard">for e is made public. </text:p>
      <text:p text:style-name="Standard"/>
      <text:p text:style-name="Standard">3. The receiver also computes a decryption key, d, which is an inverse of e modulo </text:p>
      <text:p text:style-name="Standard">(p — 1)((? — 1). This inverse exists since e was chosen relatively prime to (p — 1) </text:p>
      <text:p text:style-name="Standard">(q — 1). That is, d must satisfy the congruence </text:p>
      <text:p text:style-name="Standard"/>
      <text:p text:style-name="Standard">ed= I (mod (p — l)(q — 1)). </text:p>
      <text:p text:style-name="Standard"/>
      <text:p text:style-name="Standard">The sender of the message can send a message P &lt; nhy computing with the encipher- </text:p>
      <text:p text:style-name="Standard">ing transformation </text:p>
      <text:p text:style-name="Standard"/>
      <text:p text:style-name="Standard">C = P" (mod n) 0&lt; C &lt;n. </text:p>
      <text:p text:style-name="Standard"/>
      <text:p text:style-name="Standard">5. The receiver gets the ciphertext message C, and can retrieve the plaintext by computing </text:p>
      <text:p text:style-name="Standard">P = Cf (mod n). </text:p>
      <text:p text:style-name="Standard"/>
      <text:p text:style-name="Standard">This cipher looks remarkably similar to the Pohlig-Hellman exponentiation cipher. </text:p>
      <text:p text:style-name="Standard">Decryption worked in that case because of Fermat’s Little Theorem. FLT will also help us </text:p>
      <text:p text:style-name="Standard">prove that decryption works here. Note that since </text:p>
      <text:p text:style-name="Standard"/>
      <text:p text:style-name="Standard">ed= \ (mod (p — \){q — 1)) </text:p>
      <text:p text:style-name="Standard"/>
      <text:p text:style-name="Standard">there is an integer k such that ed = \ + k(p — l)(q — 1). Now, suppose the plaintext mes- </text:p>
      <text:p text:style-name="Standard">sage P is relatively prime to p; that is, (P, p) = 1. Then, by FLT, </text:p>
      <text:p text:style-name="Standard"/>
      <text:p text:style-name="Standard">pp-i ^ 1 (mod p). </text:p>
      <text:p text:style-name="Standard"/>
      <text:p text:style-name="Standard">Thus, we also have the following: </text:p>
      <text:p text:style-name="Standard"/>
      <text:p text:style-name="Standard">ped — pl+k{p-\){q~l) ^ p^p{p-y)^k[q-~l) ^ p . j%+l) = p (mod p) </text:p>
      <text:p text:style-name="Standard"/>
      <text:p text:style-name="Standard">On the other hand, even if P is not relatively prime to p, we still have </text:p>
      <text:p text:style-name="Standard"/>
      <text:p text:style-name="Standard">P^‘‘^P (mod p), </text:p>
      <text:p text:style-name="Standard"/>
      <text:p text:style-name="Standard">since both sides are congruent to 0 modulo m. Similarly, we can also show that in all cases, </text:p>
      <text:p text:style-name="Standard"/>
      <text:p text:style-name="Standard">P^‘‘ = P (mod q). </text:p>
      <text:p text:style-name="Standard"/>
      <text:p text:style-name="Standard">Now, since p and q are certainly relatively prime, by proposition 26 we have </text:p>
      <text:p text:style-name="Standard"/>
      <text:p text:style-name="Standard">P^‘‘^P (mod n). </text:p>
      <text:p text:style-name="Standard"/>
      <text:p text:style-name="Standard"><text:soft-page-break/></text:p>
      <text:p text:style-name="Standard">Now, simply note that </text:p>
      <text:p text:style-name="Standard"/>
      <text:p text:style-name="Standard">Cd ^ ^pey ^ ped ^p </text:p>
      <text:p text:style-name="Standard"/>
      <text:p text:style-name="Standard">and we have our proof that decryption always works, whether or not the plaintext message </text:p>
      <text:p text:style-name="Standard">P is relatively prime to the modulus n. </text:p>
      <text:p text:style-name="Standard"/>
      <text:p text:style-name="Standard"/>
      <text:p text:style-name="Standard"/>
      <text:p text:style-name="Standard">272 Chapter 14 Exponential Ciphers </text:p>
      <text:p text:style-name="Standard"/>
      <text:p text:style-name="Standard"/>
      <text:p text:style-name="Standard">I£xAMPLE. We will demonstrate RSA using small numbers. To establish a public and private </text:p>
      <text:p text:style-name="Standard">key, an individual first selects two primes, say p = 563 and q = 2357. So, n = 563 • 2357 = </text:p>
      <text:p text:style-name="Standard">1326991. Finally, he selects an integer e = 3 relatively prime to (p — l)(q — 1) = 1324072, </text:p>
      <text:p text:style-name="Standard">and computes the inverse of e modulo (p — l)(q — 1 ) by solving </text:p>
      <text:p text:style-name="Standard"/>
      <text:p text:style-name="Standard">3d^ 1 mod (1324072) </text:p>
      <text:p text:style-name="Standard"/>
      <text:p text:style-name="Standard">for d. This yields </text:p>
      <text:p text:style-name="Standard"/>
      <text:p text:style-name="Standard">d^ 882715 (mod 1324072). </text:p>
      <text:p text:style-name="Standard"/>
      <text:p text:style-name="Standard">The values for n and e are made public; d, p, and q remain private. </text:p>
      <text:p text:style-name="Standard"/>
      <text:p text:style-name="Standard">Suppose someone wants to send the message (regarded as an integer) </text:p>
      <text:p text:style-name="Standard"/>
      <text:p text:style-name="Standard">P= 1107300 </text:p>
      <text:p text:style-name="Standard"/>
      <text:p text:style-name="Standard">to the aforementioned individual. They must simply calculate and send the ciphertext </text:p>
      <text:p text:style-name="Standard"/>
      <text:p text:style-name="Standard">C= 875102 ^ 1107300^ (mod 1326991). </text:p>
      <text:p text:style-name="Standard"/>
      <text:p text:style-name="Standard">To decrypt, the recipient uses the decryption key to derive the plaintext thus; </text:p>
      <text:p text:style-name="Standard"/>
      <text:p text:style-name="Standard">P = 1107300 ^ 875102'^®2’15 (mod 1326991). </text:p>
      <text:p text:style-name="Standard"/>
      <text:p text:style-name="Standard">□ </text:p>
      <text:p text:style-name="Standard"/>
      <text:p text:style-name="Standard">14.9 WEAKNESSES OF RSA </text:p>
      <text:p text:style-name="Standard"/>
      <text:p text:style-name="Standard">RSA can be compromised given certain conditions. We will examine these issues here. </text:p>
      <text:p text:style-name="Standard"/>
      <text:p text:style-name="Standard">Small Encryption Exponent It has been suggested that a small encryption expo- </text:p>
      <text:p text:style-name="Standard">nent in RSA be used since it speeds up encryption. For example, ah users could use e = 3 </text:p>
      <text:p text:style-name="Standard">as their public encryption key. This doesn’t help recover their decryption exponents, since </text:p>
      <text:p text:style-name="Standard">this still seems to involve factoring each of their moduli (each still chooses a different mod- </text:p>
      <text:p text:style-name="Standard">ulus). However, a small common value for e allows one to compute the eth root (with the </text:p>
      <text:p text:style-name="Standard">aid of the Chinese Remainder Theorem) when the same message is sent to multiple entities. </text:p>
      <text:p text:style-name="Standard">Recall that a similar problem occurs with the Rabin cipher. </text:p>
      <text:p text:style-name="Standard"/>
      <text:p text:style-name="Standard"><text:soft-page-break/>Suppose e = 3 for some individual, and they send the same message m (enciphered) to </text:p>
      <text:p text:style-name="Standard">three different entities, having respective moduli Hj, and rij,. The ciphertext sent to each </text:p>
      <text:p text:style-name="Standard">entity will be denoted Ci, C 2 , and C 3 . An eavesdropper intercepting these messages merely </text:p>
      <text:p text:style-name="Standard">has to find the simultaneous solution x to the system </text:p>
      <text:p text:style-name="Standard"/>
      <text:p text:style-name="Standard">X = Cl (mod 111 ) </text:p>
      <text:p text:style-name="Standard"/>
      <text:p text:style-name="Standard">x = C 2 (mod 112 ) </text:p>
      <text:p text:style-name="Standard"/>
      <text:p text:style-name="Standard">X = C 3 (mod n^). </text:p>
      <text:p text:style-name="Standard"/>
      <text:p text:style-name="Standard">Since &lt; nin 2 nj,, (and these moduli are almost certainly pairwise relatively prime) the </text:p>
      <text:p text:style-name="Standard">Inr of the x obtained using CRT is in fact, m^. Thus, to recover m, one needs only compute </text:p>
      <text:p text:style-name="Standard"/>
      <text:p text:style-name="Standard"/>
      <text:p text:style-name="Standard">14.9 Weaknesses of RSA 273 </text:p>
      <text:p text:style-name="Standard"/>
      <text:p text:style-name="Standard"/>
      <text:p text:style-name="Standard">the ordinary cube root of x. The eavesdropper needs no knowledge of the private decryp- </text:p>
      <text:p text:style-name="Standard">tion keys. </text:p>
      <text:p text:style-name="Standard"/>
      <text:p text:style-name="Standard"/>
      <text:p text:style-name="Standard">Example. Here we see this type of attack. You will be asked to program this in Java. We </text:p>
      <text:p text:style-name="Standard">will use e = 3, a small RSA encryption exponent. The private primes pi and q\ for the first </text:p>
      <text:p text:style-name="Standard">recipient will be </text:p>
      <text:p text:style-name="Standard"/>
      <text:p text:style-name="Standard">pi = 1797693134862315907729305190789024733617976978942306572734300811577 </text:p>
      <text:p text:style-name="Standard">326758055009631327084773224075360211201138798713933576587897688144166224 </text:p>
      <text:p text:style-name="Standard">928474306394741243777678934248654852763022196012460941194530829520850057 </text:p>
      <text:p text:style-name="Standard">688381506823424628814739131105408272371633505106845862982399472459384797 </text:p>
      <text:p text:style-name="Standard">16304835356329624224137859 </text:p>
      <text:p text:style-name="Standard"/>
      <text:p text:style-name="Standard">ql = 3595386269724631815458610381578049467235953957884613145468601623154 </text:p>
      <text:p text:style-name="Standard">653516110019262654169546448150720422402277597427867153175795376288332449 </text:p>
      <text:p text:style-name="Standard">856948612789482487555357868497309705526044392024921882389061659041700115 </text:p>
      <text:p text:style-name="Standard">37676301 36468492576294782622108 1 65447432670 1021369 17259647989449 1 8769594 </text:p>
      <text:p text:style-name="Standard">32609670712659248448276687 </text:p>
      <text:p text:style-name="Standard"/>
      <text:p text:style-name="Standard">and so the public modulus of the first recipient is </text:p>
      <text:p text:style-name="Standard"/>
      <text:p text:style-name="Standard">n\ = 6463401214262201460142975337733990392088820533943096806426069085504 </text:p>
      <text:p text:style-name="Standard">931027773578178639440282304582692737743592184379603898823911830098184219 </text:p>
      <text:p text:style-name="Standard">017630477289656624126175473460199218350039550077930421359211527676813513 </text:p>
      <text:p text:style-name="Standard">655358443728523951232367618867695234094116329170407261008577515178308213 </text:p>
      <text:p text:style-name="Standard">161721510479824786077168039180583408274776831691763152279716383800031412 </text:p>
      <text:p text:style-name="Standard">340152137152869819345741269583108122123538437343928423821045606152759418 </text:p>
      <text:p text:style-name="Standard">497127367645255205598014712084444888413036198687032378283647381146628192 </text:p>
      <text:p text:style-name="Standard">392272381 84943 188233259835607 113670605755573747578481214665 1136260498654 </text:p>
      <text:p text:style-name="Standard">127694383482536657973 1 809108470421496863793 133. </text:p>
      <text:p text:style-name="Standard"/>
      <text:p text:style-name="Standard">The private primes p2 and q2 of the second recipient will be </text:p>
      <text:p text:style-name="Standard"/>
      <text:p text:style-name="Standard"><text:soft-page-break/>p2 = 2876309015779705452366888305262439573788763166307690516374881298523 </text:p>
      <text:p text:style-name="Standard">722812888015410123335637158520576337921822077942293722540636301030665959 </text:p>
      <text:p text:style-name="Standard">885558890231585990044286294797847764420835513619937505911249327233360092 </text:p>
      <text:p text:style-name="Standard">301410410917479406103582609768653235794613608170953380771839155935015675 </text:p>
      <text:p text:style-name="Standard">460877365701273987586195643 </text:p>
      <text:p text:style-name="Standard"/>
      <text:p text:style-name="Standard">q2 = 2876309015779705452366888305262439573788763166307690516374881298523 </text:p>
      <text:p text:style-name="Standard">722812888015410123335637158520576337921822077942293722540636301030665959 </text:p>
      <text:p text:style-name="Standard">885558890231585990044286294797847764420835513619937505911249327233360092 </text:p>
      <text:p text:style-name="Standard">301410410917479406103582609768653235794613608170953380771839155935015675 </text:p>
      <text:p text:style-name="Standard">460877365701273987586198999 </text:p>
      <text:p text:style-name="Standard"/>
      <text:p text:style-name="Standard">and so the public modulus of the second recipient is </text:p>
      <text:p text:style-name="Standard"/>
      <text:p text:style-name="Standard">n2 = 8273153554255617868983008432299507701873690283447163912225368429446 </text:p>
      <text:p text:style-name="Standard">311715550180068658483561349865846704311797996005892990494607142525675800 </text:p>
      <text:p text:style-name="Standard">3425670 1 093076047888 1 504606029054999488050624099750939339790755426321 297 </text:p>
      <text:p text:style-name="Standard"/>
      <text:p text:style-name="Standard"/>
      <text:p text:style-name="Standard">274 </text:p>
      <text:p text:style-name="Standard"/>
      <text:p text:style-name="Standard"/>
      <text:p text:style-name="Standard">Chapter 14 Exponential Ciphers </text:p>
      <text:p text:style-name="Standard"/>
      <text:p text:style-name="Standard"/>
      <text:p text:style-name="Standard">478858807972510657577430552150649899640468901338121294090979219428234512 </text:p>
      <text:p text:style-name="Standard">847003533414175726178704338701976613396997023846923989429400915267675371 </text:p>
      <text:p text:style-name="Standard">224072946225492282228797405663320 1 82508 126374511091 62228995 890265099 1 068 </text:p>
      <text:p text:style-name="Standard">621751297833605381900481249551537274059332054881942134979356683844461315 </text:p>
      <text:p text:style-name="Standard">85719769748108125895563260802289655241774630887967226547 1 807920624327017 </text:p>
      <text:p text:style-name="Standard">057749253168131337219010124364276404953144761357. </text:p>
      <text:p text:style-name="Standard"/>
      <text:p text:style-name="Standard">The values for the third recipient follow: </text:p>
      <text:p text:style-name="Standard"/>
      <text:p text:style-name="Standard">/73= 35411102995737846719623366518168333594298050196755774758706943392443 </text:p>
      <text:p text:style-name="Standard">66354248746209746766217298983045 1 40 1 74450682725781 1 09897 1539574175429169 </text:p>
      <text:p text:style-name="Standard">040491337203319097489754734608074368268882013823897755753670014930080870 </text:p>
      <text:p text:style-name="Standard">848303015557260084193760775969411802919046594091514825570101726091141999 </text:p>
      <text:p text:style-name="Standard">723275760769674074440206 1 </text:p>
      <text:p text:style-name="Standard"/>
      <text:p text:style-name="Standard">ql, = 5372505775803011191699027186229436115154643737621173737244331649963 </text:p>
      <text:p text:style-name="Standard">8397 18830571435 1 36309031205287665049557609629101429655500045920075361837 </text:p>
      <text:p text:style-name="Standard">470441790476989175818634152591423832165782821767069215312532720454065486 </text:p>
      <text:p text:style-name="Standard">795987726325808014350172260902692229856033303728223284940139917347963269 </text:p>
      <text:p text:style-name="Standard">3304050579950 1161 62025577 </text:p>
      <text:p text:style-name="Standard"/>
      <text:p text:style-name="Standard">n3 = 1902463553721568939032257823502926001674773697587598247139701501558 </text:p>
      <text:p text:style-name="Standard">833032560573732156154986990101160748711956621018724350255640687762304205 </text:p>
      <text:p text:style-name="Standard">144517420437252812678611421725439723210501596142807702910144484328413464 </text:p>
      <text:p text:style-name="Standard">009410879198942831308327834478772050471428586982951345191112660759887497 </text:p>
      <text:p text:style-name="Standard">098234128606203524070530199477782074583416481614110088865594576679523571 </text:p>
      <text:p text:style-name="Standard">008070891377916006088569389740523909478410532054423032367945632587585577 </text:p>
      <text:p text:style-name="Standard"><text:soft-page-break/>649911547160430568562503586541625305374277808808231279409769887944404948 </text:p>
      <text:p text:style-name="Standard">587431526155196203679667198209757558869929282570299557397858226950493053 </text:p>
      <text:p text:style-name="Standard">5780212065956740098961873155687720229453514197. </text:p>
      <text:p text:style-name="Standard"/>
      <text:p text:style-name="Standard">Here is the plaintext message, which will be enciphered using the public information of </text:p>
      <text:p text:style-name="Standard">all three recipients, and sent to each of them. </text:p>
      <text:p text:style-name="Standard"/>
      <text:p text:style-name="Standard">P = 3275628365082365092375902375908237509238750982759082375908273590823 </text:p>
      <text:p text:style-name="Standard">759087230958732098750932857903287509328750932487509832750983275098327590 </text:p>
      <text:p text:style-name="Standard">823750983709573092875093287509238587236589723658923659302750943275903428 </text:p>
      <text:p text:style-name="Standard">573265897265982356982365982356892658923650957809367239856892365982365982 </text:p>
      <text:p text:style-name="Standard">365982365982365982569825698235698265398236598269852732095689236589237932 </text:p>
      <text:p text:style-name="Standard">865982365982365987263986598236589726895698236598236598723658972 </text:p>
      <text:p text:style-name="Standard"/>
      <text:p text:style-name="Standard">The three ciphertext messages follow (remember that all three recipients are using the </text:p>
      <text:p text:style-name="Standard">same encryption exponent e = 3): </text:p>
      <text:p text:style-name="Standard"/>
      <text:p text:style-name="Standard">cl = 2985228835528562083388427674196356206282147873827945558991685797078 </text:p>
      <text:p text:style-name="Standard">077854306787783992568624318014109425772341743388920108913938591038814111 </text:p>
      <text:p text:style-name="Standard">839772619456653274001839218157096089847009660629844237128793654287567350 </text:p>
      <text:p text:style-name="Standard"/>
      <text:p text:style-name="Standard"/>
      <text:p text:style-name="Standard"/>
      <text:p text:style-name="Standard">14.9 Weaknesses of RSA </text:p>
      <text:p text:style-name="Standard"/>
      <text:p text:style-name="Standard"/>
      <text:p text:style-name="Standard">275 </text:p>
      <text:p text:style-name="Standard"/>
      <text:p text:style-name="Standard"/>
      <text:p text:style-name="Standard">240401106933796831238382712726065503420969945031934587505960500202039271 </text:p>
      <text:p text:style-name="Standard"/>
      <text:p text:style-name="Standard">010204205064906015443161021845653786752636025260799122554299333085262937 </text:p>
      <text:p text:style-name="Standard"/>
      <text:p text:style-name="Standard">754681616948053574596664948180936338471404599519393350947311750249336602 </text:p>
      <text:p text:style-name="Standard"/>
      <text:p text:style-name="Standard">566373054085085654466968467435173138677842771269107786076764683104725159 </text:p>
      <text:p text:style-name="Standard"/>
      <text:p text:style-name="Standard">085803399247689839480710024231899552955240866564500416082461325382912856 </text:p>
      <text:p text:style-name="Standard"/>
      <text:p text:style-name="Standard">3981127997579924735517785176219721209395629732 </text:p>
      <text:p text:style-name="Standard"/>
      <text:p text:style-name="Standard">c2= 16286983518735228505840113496918055700047960329750616066339974975250 </text:p>
      <text:p text:style-name="Standard">894466786593649586940796439731971714973648579964628952756390697386846725 </text:p>
      <text:p text:style-name="Standard">808247246350123364251824728684405000577233656908306660838469990709494371 </text:p>
      <text:p text:style-name="Standard">183440981716872319937648396756921247290698985908758743411248226003010386 </text:p>
      <text:p text:style-name="Standard">914137647769501871476851826732558313018035079597905992082481553177956845 </text:p>
      <text:p text:style-name="Standard">505791440702248084940208130754599931889430653577464075295729219681632788 </text:p>
      <text:p text:style-name="Standard">900620750598115948837855900651606672958729969095386594621689577676203663 </text:p>
      <text:p text:style-name="Standard">696374637520566486504552000041248343493856740588118792122227244169316401 </text:p>
      <text:p text:style-name="Standard">46389299122604098725356865820444366292947816563 </text:p>
      <text:p text:style-name="Standard"/>
      <text:p text:style-name="Standard">c3 = 12567783837800213521200299914797114622076420797206177684473093808580 </text:p>
      <text:p text:style-name="Standard"><text:soft-page-break/>938325308332512752655068693755790871997590027458508437 1108056795 1 3 1 83420 </text:p>
      <text:p text:style-name="Standard">442283465242611891567416821943641070051981230872763796105042888016717025 </text:p>
      <text:p text:style-name="Standard">300494644541461194457425228032425313318614186520722586565382438019917243 </text:p>
      <text:p text:style-name="Standard">091905720890203872957452684366165431133548225626913824877304107770894899 </text:p>
      <text:p text:style-name="Standard">866371960770489484155556132768782853292020545589228629366651712164492852 </text:p>
      <text:p text:style-name="Standard">409158186141379757758419440311040383774470301077963093119315090023781825 </text:p>
      <text:p text:style-name="Standard">727351989076473102076691623614368347638568431352532118619990795887055439 </text:p>
      <text:p text:style-name="Standard">8 1 22042 1 2 1 24790288640996535404057617561 04 1 475 . </text:p>
      <text:p text:style-name="Standard"/>
      <text:p text:style-name="Standard">The adversary now simply needs to apply the Chinese Remainder Theorem to find a </text:p>
      <text:p text:style-name="Standard">unique solution for modulo n\ ■ n2 ■ n3. In this case, the value obtained for is: </text:p>
      <text:p text:style-name="Standard"/>
      <text:p text:style-name="Standard">7"^= 35146644579287030560978762514660233813201904405872999705932115768696 </text:p>
      <text:p text:style-name="Standard">905737782928494123424667693810639154098057179494678341604252064480085930 </text:p>
      <text:p text:style-name="Standard">448873399913510559180840627391661278513747773824532131736429578868180533 </text:p>
      <text:p text:style-name="Standard">546596973051679447607224498688779103441643557427932944735844102120065513 </text:p>
      <text:p text:style-name="Standard">450152647261203797382245638092253606052730256469061716464027241288668992 </text:p>
      <text:p text:style-name="Standard">664846323926601472426171907548221063300008782269770133937503368215361341 </text:p>
      <text:p text:style-name="Standard">424695299633422970257709050340398184758688361230894677215671248555876252 </text:p>
      <text:p text:style-name="Standard">443718216841326453679475853867288182326358282946314703313981226936021432 </text:p>
      <text:p text:style-name="Standard">181551344885263869383227262609681750731967113205459444397137846013122862 </text:p>
      <text:p text:style-name="Standard">368427908741920030361275067287900463396928835345577244527199407924861646 </text:p>
      <text:p text:style-name="Standard">312092052422402960394100282941179465457702698040031492383614192133451124 </text:p>
      <text:p text:style-name="Standard">256650262335384033971798138589528092667727448073755938420554419216151431 </text:p>
      <text:p text:style-name="Standard">513983340263604768937226944910380656153269128104985487494450080601939672 </text:p>
      <text:p text:style-name="Standard">203312127933868265041404967517875435486001476509867909690981955130557982 </text:p>
      <text:p text:style-name="Standard"/>
      <text:p text:style-name="Standard"/>
      <text:p text:style-name="Standard"/>
      <text:p text:style-name="Standard">276 Chapter 14 Exponential Ciphers </text:p>
      <text:p text:style-name="Standard"/>
      <text:p text:style-name="Standard"/>
      <text:p text:style-name="Standard">04847 1 3 1 60979561 1 68757844476643 1 3597829828076647064321 39830408029286 1 040 </text:p>
      <text:p text:style-name="Standard">181121981874584035357384531261940870073590132259507075848608542622897132 </text:p>
      <text:p text:style-name="Standard">965830205493142649925057238587095855015428120910267486856492069160267899 </text:p>
      <text:p text:style-name="Standard">700588571140797942067121441946048. </text:p>
      <text:p text:style-name="Standard"/>
      <text:p text:style-name="Standard">Since the adversary knows that must be less than n\ ■ n2 ■ n3, she simply needs to take </text:p>
      <text:p text:style-name="Standard">a normal cube root to retrieve the plaintext. </text:p>
      <text:p text:style-name="Standard"/>
      <text:p text:style-name="Standard">p = (p3)i/3= 32756283650823650923759023759082375092387509827590823759082735 </text:p>
      <text:p text:style-name="Standard">908237590872309587320987509328579032875093287509324875098327509832750983 </text:p>
      <text:p text:style-name="Standard">275908237509837095730928750932875092385872365897236589236593027509432759 </text:p>
      <text:p text:style-name="Standard">034285732658972659823569823659823568926589236509578093672398568923659823 </text:p>
      <text:p text:style-name="Standard">659823659823659823659825698256982356982653982365982698527320956892365892 </text:p>
      <text:p text:style-name="Standard">37932865982365982365987263986598236589726895698236598236598723658972. </text:p>
      <text:p text:style-name="Standard"/>
      <text:p text:style-name="Standard">Note that nowhere during this attack does the adversary need to know any of the private </text:p>
      <text:p text:style-name="Standard">info of any of the recipients. Of course, this attack can be circumvented by salting mes- </text:p>
      <text:p text:style-name="Standard">sages. Another way of getting around this attack is NOT to use a small encryption exponent </text:p>
      <text:p text:style-name="Standard">with RSA. </text:p>
      <text:p text:style-name="Standard"/>
      <text:p text:style-name="Standard"><text:soft-page-break/></text:p>
      <text:p text:style-name="Standard">Common Modulus Attack It has also been suggested for RSA that all entities in a </text:p>
      <text:p text:style-name="Standard">system could use the same modulus n. Each user would choose their own distinct enci- </text:p>
      <text:p text:style-name="Standard">phering exponent e and its corresponding deciphering exponent d. However, a common </text:p>
      <text:p text:style-name="Standard">value for n is far worse than everyone using the same value for e, as it allows anyone know- </text:p>
      <text:p text:style-name="Standard">ing a single pair (e*, d*) of exponents to determine the private keys of everyone using the </text:p>
      <text:p text:style-name="Standard">same modulus. You should consider how this is done. </text:p>
      <text:p text:style-name="Standard"/>
      <text:p text:style-name="Standard"/>
      <text:p text:style-name="Standard">Java Algorithm Following are two methods in the Ciphers class to do encryption and </text:p>
      <text:p text:style-name="Standard">decryption using RSA. Neither salt nor CBC is used. Of course, these methods use the </text:p>
      <text:p text:style-name="Standard">helper methods in the Ciphers class to block, unblock, pad and unpad. </text:p>
      <text:p text:style-name="Standard"/>
      <text:p text:style-name="Standard">public static bytei] RSAEncipher (byte [ ] msg, Biginteger e,BigInteger n) { </text:p>
      <text:p text:style-name="Standard"/>
      <text:p text:style-name="Standard">//Compute the plaintext block size </text:p>
      <text:p text:style-name="Standard">int blockSize= (n .bitLength ( ) -1 ) /8 ; </text:p>
      <text:p text:style-name="Standard">byte[] [] ba=block(pad{msg,blockSize) ,blockSize) ; </text:p>
      <text:p text:style-name="Standard"/>
      <text:p text:style-name="Standard">//Begin the enciphering </text:p>
      <text:p text:style-name="Standard"/>
      <text:p text:style-name="Standard">for (int i=0;i&lt;ba. length; i++) ba [i] =getBytes (new </text:p>
      <text:p text:style-name="Standard">Biginteger (l,ba[i] ) .modPow(e,n) ) ; </text:p>
      <text:p text:style-name="Standard"/>
      <text:p text:style-name="Standard">//Return to a ID array. The ciphertext block size is one byte greater than </text:p>
      <text:p text:style-name="Standard">plaintext block size. </text:p>
      <text:p text:style-name="Standard"/>
      <text:p text:style-name="Standard">return unBlock (ba, blockSize+1 ) ; </text:p>
      <text:p text:style-name="Standard"/>
      <text:p text:style-name="Standard">} </text:p>
      <text:p text:style-name="Standard"/>
      <text:p text:style-name="Standard">public static byte[] RSADecipher (byte [ ] msg, Biginteger d, Biginteger n) { </text:p>
      <text:p text:style-name="Standard"/>
      <text:p text:style-name="Standard">//Compute the ciphertext block size </text:p>
      <text:p text:style-name="Standard"/>
      <text:p text:style-name="Standard"/>
      <text:p text:style-name="Standard">14.9 Weaknesses of RSA 277 </text:p>
      <text:p text:style-name="Standard"/>
      <text:p text:style-name="Standard"/>
      <text:p text:style-name="Standard">int blockSize= (n.bitLength( ) -1) /8+1; </text:p>
      <text:p text:style-name="Standard">bYte[] [] ba=block (msg, blocksize) ; </text:p>
      <text:p text:style-name="Standard"/>
      <text:p text:style-name="Standard">//Begin the deciphering </text:p>
      <text:p text:style-name="Standard"/>
      <text:p text:style-name="Standard">for (int i=0;i&lt;ba. length; i++) ba [i] =getBYtes (new </text:p>
      <text:p text:style-name="Standard">Biginteger (l,ba[i] ) .modPow{d,n) ) ; </text:p>
      <text:p text:style-name="Standard"/>
      <text:p text:style-name="Standard">//Go from blocks to a ID array, and remove padding; return this </text:p>
      <text:p text:style-name="Standard">return unPad (unBlock (ba, blockSize-1 ) , blockSize-1 ) ; </text:p>
      <text:p text:style-name="Standard"/>
      <text:p text:style-name="Standard"/>
      <text:p text:style-name="Standard">The methods to encipher/decipher with salt are also in the Ciphers class. </text:p>
      <text:p text:style-name="Standard"><text:soft-page-break/></text:p>
      <text:p text:style-name="Standard">public static bYte[] RSAEncipherWSalt </text:p>
      <text:p text:style-name="Standard"/>
      <text:p text:style-name="Standard">{bYte[] msg, Biginteger e, Biginteger n, SecureRandom sr) { </text:p>
      <text:p text:style-name="Standard"/>
      <text:p text:style-name="Standard">//Compute the plaintext block size </text:p>
      <text:p text:style-name="Standard">int blocks! ze= (n. bit Length ( ) -1 ) /8 ; </text:p>
      <text:p text:style-name="Standard"/>
      <text:p text:style-name="Standard">if (blockSize&lt;5 ) throw new IllegalArgumentException </text:p>
      <text:p text:style-name="Standard">("Block size must be &gt;= 5 bYtes"); </text:p>
      <text:p text:style-name="Standard">bYte[] [] ba=block(pad(msg,blockSize-4) ,blockSize-4) ; </text:p>
      <text:p text:style-name="Standard"/>
      <text:p text:style-name="Standard">//Begin the enciphering </text:p>
      <text:p text:style-name="Standard">for (int i=0 ; i&lt;ba . length; i++ ) { </text:p>
      <text:p text:style-name="Standard">ba [i] =addSalt (ba [i] , sr) ; </text:p>
      <text:p text:style-name="Standard"/>
      <text:p text:style-name="Standard">ba [i] =getBYtes (new Biginteger (1 , ba [i] ) .modPow(e, n) ) ; </text:p>
      <text:p text:style-name="Standard"/>
      <text:p text:style-name="Standard">} </text:p>
      <text:p text:style-name="Standard"/>
      <text:p text:style-name="Standard">//Return to a ID arraY- The ciphertext block size is one bYte greater than </text:p>
      <text:p text:style-name="Standard"/>
      <text:p text:style-name="Standard">//plaintext block size. </text:p>
      <text:p text:style-name="Standard"/>
      <text:p text:style-name="Standard">return unBlock (ba,blockSize+l); </text:p>
      <text:p text:style-name="Standard"/>
      <text:p text:style-name="Standard"/>
      <text:p text:style-name="Standard">public static bYte[] RSADecipherWSalt (bYte [ ] msg, Biginteger d, Biginteger n) { </text:p>
      <text:p text:style-name="Standard">//Compute the ciphertext block size </text:p>
      <text:p text:style-name="Standard">int blockSize= (n.bitLength( ) -1) /8+1; </text:p>
      <text:p text:style-name="Standard">bYte[] [] ba=block (msg, blocksize) ; </text:p>
      <text:p text:style-name="Standard"/>
      <text:p text:style-name="Standard">//Begin the deciphering </text:p>
      <text:p text:style-name="Standard"/>
      <text:p text:style-name="Standard">for (int i=0 ; i&lt;ba . length; i++ ) { </text:p>
      <text:p text:style-name="Standard"/>
      <text:p text:style-name="Standard">ba [i] =getBYtes (new Biginteger (1 , ba [i] ) .modPow(d, n) ) ; </text:p>
      <text:p text:style-name="Standard">ba [i] =removeSalt (ba [i] ) ; </text:p>
      <text:p text:style-name="Standard"/>
      <text:p text:style-name="Standard">} </text:p>
      <text:p text:style-name="Standard"/>
      <text:p text:style-name="Standard">//Go from blocks to a ID arraY, and remove padding; return this </text:p>
      <text:p text:style-name="Standard">return unPad (unBlock (ba, blockSize-5 ) , blockSize-5 ) ; </text:p>
      <text:p text:style-name="Standard"/>
      <text:p text:style-name="Standard"/>
      <text:p text:style-name="Standard"/>
      <text:p text:style-name="Standard">TestRSACipherApplet is on the book’s website to test the RSA methods. The applet actu- </text:p>
      <text:p text:style-name="Standard">ally uses a salted version of RSA. You will see that if you encipher the same plaintext mul- </text:p>
      <text:p text:style-name="Standard">tiple times, you will receive a different ciphertext each time. (See Figure 14.3.) </text:p>
      <text:p text:style-name="Standard"/>
      <text:p text:style-name="Standard"/>
      <text:p text:style-name="Standard"/>
      <text:p text:style-name="Standard"><text:soft-page-break/>278 </text:p>
      <text:p text:style-name="Standard"/>
      <text:p text:style-name="Standard"/>
      <text:p text:style-name="Standard">Chapter 14 Exponential Ciphers </text:p>
      <text:p text:style-name="Standard"/>
      <text:p text:style-name="Standard"/>
      <text:p text:style-name="Standard">FIGURE 14.3 </text:p>
      <text:p text:style-name="Standard"/>
      <text:p text:style-name="Standard"/>
      <text:p text:style-name="Standard">Cipher Demo - Microsoft Internet Explorer ' i - </text:p>
      <text:p text:style-name="Standard"/>
      <text:p text:style-name="Standard"/>
      <text:p text:style-name="Standard">jlij. File Edit View Favorites ”j i #*,Back:. ■&gt;' ^ </text:p>
      <text:p text:style-name="Standard"/>
      <text:p text:style-name="Standard">1 Address </text:p>
      <text:p text:style-name="Standard"/>
      <text:p text:style-name="Standard">BBl </text:p>
      <text:p text:style-name="Standard"/>
      <text:p text:style-name="Standard"/>
      <text:p text:style-name="Standard">Desired minimum BYTE length of RSA modulus: </text:p>
      <text:p text:style-name="Standard"/>
      <text:p text:style-name="Standard"/>
      <text:p text:style-name="Standard"/>
      <text:p text:style-name="Standard"/>
      <text:p text:style-name="Standard">123 </text:p>
      <text:p text:style-name="Standard"/>
      <text:p text:style-name="Standard"/>
      <text:p text:style-name="Standard">jcf^e^Siand modulus </text:p>
      <text:p text:style-name="Standard"/>
      <text:p text:style-name="Standard"/>
      <text:p text:style-name="Standard">1 428943372041 41 32071 01 824G1 031 03521 7351 529221 891 1 0581 0S9947G558 jL </text:p>
      <text:p text:style-name="Standard">0851 9741 38001 9644323881 74656500G31 481 09891 628543440459542947207 T </text:p>
      <text:p text:style-name="Standard"/>
      <text:p text:style-name="Standard"/>
      <text:p text:style-name="Standard">481 5992G29821 428G48958995G3322^ </text:p>
      <text:p text:style-name="Standard">784G21 9208724921 861 31 1 38246004 </text:p>
      <text:p text:style-name="Standard">827G1 54035897968974211 29681 418 </text:p>
      <text:p text:style-name="Standard">574899956617189441352475967128 , </text:p>
      <text:p text:style-name="Standard"/>
      <text:p text:style-name="Standard"/>
      <text:p text:style-name="Standard">Encipher </text:p>
      <text:p text:style-name="Standard"/>
      <text:p text:style-name="Standard"/>
      <text:p text:style-name="Standard">Hello in there!!!l!!!!!!!!!! </text:p>
      <text:p text:style-name="Standard"/>
      <text:p text:style-name="Standard"/>
      <text:p text:style-name="Standard">89088731 7387887327978948432839 </text:p>
      <text:p text:style-name="Standard">3435451 605584378028585081 82486 </text:p>
      <text:p text:style-name="Standard">4235948701 2231 3092998354645565 </text:p>
      <text:p text:style-name="Standard">327926076999938659370515462332 , </text:p>
      <text:p text:style-name="Standard"/>
      <text:p text:style-name="Standard">d7i1 7R?91 71 1 RRqnnddROI R7R-ll </text:p>
      <text:p text:style-name="Standard"><text:soft-page-break/></text:p>
      <text:p text:style-name="Standard"/>
      <text:p text:style-name="Standard">Dvciph </text:p>
      <text:p text:style-name="Standard"/>
      <text:p text:style-name="Standard"/>
      <text:p text:style-name="Standard">Jj </text:p>
      <text:p text:style-name="Standard"/>
      <text:p text:style-name="Standard"/>
      <text:p text:style-name="Standard">EXERCISES </text:p>
      <text:p text:style-name="Standard"/>
      <text:p text:style-name="Standard">1. Write a pohligHellmanEncipherWCFB() and pohligHellmanDecipherWCFB() method </text:p>
      <text:p text:style-name="Standard">in the Ciphers class to use CFB. </text:p>
      <text:p text:style-name="Standard"/>
      <text:p text:style-name="Standard">2. Write the elGamalEncipher() and elGamalDecipher() methods in the Ciphers class. </text:p>
      <text:p text:style-name="Standard"/>
      <text:p text:style-name="Standard">3. Write the RSAFncipherWCBC() and RSADecipherWCBC() methods in the Ciphers </text:p>
      <text:p text:style-name="Standard">class to use CBC. </text:p>
      <text:p text:style-name="Standard"/>
      <text:p text:style-name="Standard">4. Write a Java program to retrieve ElGamal messages using the equal enciphering expo- </text:p>
      <text:p text:style-name="Standard">nent attack. </text:p>
      <text:p text:style-name="Standard"/>
      <text:p text:style-name="Standard">5. Write a Java program to retrieve RSA messages when all entities use the same small </text:p>
      <text:p text:style-name="Standard">encryption exponent. </text:p>
      <text:p text:style-name="Standard"/>
      <text:p text:style-name="Standard">6 . It has been proposed that each entity using RSA use a common modulus (but distinct </text:p>
      <text:p text:style-name="Standard">encryption and decryption exponents). Why is it crucial that each entity choose its own </text:p>
      <text:p text:style-name="Standard">modulus? </text:p>
      <text:p text:style-name="Standard"/>
      <text:p text:style-name="Standard"/>
      <text:p text:style-name="Standard"/>
      <text:p text:style-name="Standard">CHAPTER 15 </text:p>
      <text:p text:style-name="Standard"/>
      <text:p text:style-name="Standard">Establishing Keys and </text:p>
      <text:p text:style-name="Standard">Message Exchange </text:p>
      <text:p text:style-name="Standard"/>
      <text:p text:style-name="Standard"/>
      <text:p text:style-name="Standard">15.1 ESTABLISHING KEYS </text:p>
      <text:p text:style-name="Standard"/>
      <text:p text:style-name="Standard">Since its appearance, public key cryptography has been used to establish secret keys over </text:p>
      <text:p text:style-name="Standard">an unsecure connection. Thus, communicants with no secret key to share can establish one </text:p>
      <text:p text:style-name="Standard">by using a public key protocol, and some public keys generated “on the fly.” </text:p>
      <text:p text:style-name="Standard"/>
      <text:p text:style-name="Standard">To demonstrate this key exchange I have written a couple of classes. However, in order </text:p>
      <text:p text:style-name="Standard">to see how they work we must cover some of the methods of the Java networking classes. </text:p>
      <text:p text:style-name="Standard">To get two computers to talk to each other, we will use two classes from thejava.net pack- </text:p>
      <text:p text:style-name="Standard">age: Socket and ServerSocket. A socket represents an abstraction of a connection between </text:p>
      <text:p text:style-name="Standard">computers. The way data is transferred between machines is quite complicated, and a socket </text:p>
      <text:p text:style-name="Standard">insulates the programmer from this. Thus, socket I/O in most languages is similar to key- </text:p>
      <text:p text:style-name="Standard">board I/O, or file I/O. In Java, this is certainly the case. </text:p>
      <text:p text:style-name="Standard"/>
      <text:p text:style-name="Standard">To set up a socket between machines, one machine starts out by listening for a connec- </text:p>
      <text:p text:style-name="Standard">tion on a designated port (the server) and one starts out by talking to the server (the client). </text:p>
      <text:p text:style-name="Standard"><text:soft-page-break/></text:p>
      <text:p text:style-name="Standard">In Java, we set up a server by doing something like this: </text:p>
      <text:p text:style-name="Standard"/>
      <text:p text:style-name="Standard">ServerSocket ss = new ServerSocket ( 5432 1 ) ; </text:p>
      <text:p text:style-name="Standard"/>
      <text:p text:style-name="Standard">Socket connectionServerSide = ss . accept () ; </text:p>
      <text:p text:style-name="Standard"/>
      <text:p text:style-name="Standard">This server will listen on port 54321 for a request from a client. When it receives such a </text:p>
      <text:p text:style-name="Standard">request, the accept() method from the ServerSocket class will create (and return) a socket </text:p>
      <text:p text:style-name="Standard">between the server and the client. </text:p>
      <text:p text:style-name="Standard"/>
      <text:p text:style-name="Standard">There are 65535 logical ports that a server can use; however, some are set aside for use </text:p>
      <text:p text:style-name="Standard">with standard protocols. A list of some of these standardized ports follows. (See Table 15.1.) </text:p>
      <text:p text:style-name="Standard">Do not use them unless you are writing a server for that purpose. </text:p>
      <text:p text:style-name="Standard"/>
      <text:p text:style-name="Standard">Most standard protocols are on the low end of the range of 1 thru 65535. If you use a port </text:p>
      <text:p text:style-name="Standard">greater than 10000, say, you will probably be fine. Another potential problem with running </text:p>
      <text:p text:style-name="Standard">a server is that you may not have permission to bind to (listen on) a port. You may need to </text:p>
      <text:p text:style-name="Standard">see your system administrator to obtain permission to do this. </text:p>
      <text:p text:style-name="Standard"/>
      <text:p text:style-name="Standard">Setting up the client side of a socket is simple. You simply request a connection to a </text:p>
      <text:p text:style-name="Standard">server running on a specified port. </text:p>
      <text:p text:style-name="Standard"/>
      <text:p text:style-name="Standard"/>
      <text:p text:style-name="Standard">279 </text:p>
      <text:p text:style-name="Standard"/>
      <text:p text:style-name="Standard"/>
      <text:p text:style-name="Standard">280 </text:p>
      <text:p text:style-name="Standard"/>
      <text:p text:style-name="Standard"/>
      <text:p text:style-name="Standard">Chapter 15 Establishing Keys and Message Exchange </text:p>
      <text:p text:style-name="Standard"/>
      <text:p text:style-name="Standard"/>
      <text:p text:style-name="Standard"/>
      <text:p text:style-name="Standard"/>
      <text:p text:style-name="Standard">echo </text:p>
      <text:p text:style-name="Standard"/>
      <text:p text:style-name="Standard">7 </text:p>
      <text:p text:style-name="Standard"/>
      <text:p text:style-name="Standard">discard </text:p>
      <text:p text:style-name="Standard"/>
      <text:p text:style-name="Standard">9 </text:p>
      <text:p text:style-name="Standard"/>
      <text:p text:style-name="Standard">daytime </text:p>
      <text:p text:style-name="Standard"/>
      <text:p text:style-name="Standard">13 </text:p>
      <text:p text:style-name="Standard"/>
      <text:p text:style-name="Standard">ftp-data </text:p>
      <text:p text:style-name="Standard"/>
      <text:p text:style-name="Standard">20 </text:p>
      <text:p text:style-name="Standard"/>
      <text:p text:style-name="Standard">ftp </text:p>
      <text:p text:style-name="Standard"><text:soft-page-break/></text:p>
      <text:p text:style-name="Standard">21 </text:p>
      <text:p text:style-name="Standard"/>
      <text:p text:style-name="Standard">telnet </text:p>
      <text:p text:style-name="Standard"/>
      <text:p text:style-name="Standard">23 </text:p>
      <text:p text:style-name="Standard"/>
      <text:p text:style-name="Standard">smtp </text:p>
      <text:p text:style-name="Standard"/>
      <text:p text:style-name="Standard">25 </text:p>
      <text:p text:style-name="Standard"/>
      <text:p text:style-name="Standard">time </text:p>
      <text:p text:style-name="Standard"/>
      <text:p text:style-name="Standard">37 </text:p>
      <text:p text:style-name="Standard"/>
      <text:p text:style-name="Standard">whois </text:p>
      <text:p text:style-name="Standard"/>
      <text:p text:style-name="Standard">43 </text:p>
      <text:p text:style-name="Standard"/>
      <text:p text:style-name="Standard">finger </text:p>
      <text:p text:style-name="Standard"/>
      <text:p text:style-name="Standard">79 </text:p>
      <text:p text:style-name="Standard"/>
      <text:p text:style-name="Standard">http </text:p>
      <text:p text:style-name="Standard"/>
      <text:p text:style-name="Standard">80 </text:p>
      <text:p text:style-name="Standard"/>
      <text:p text:style-name="Standard">pop3 </text:p>
      <text:p text:style-name="Standard"/>
      <text:p text:style-name="Standard">110 </text:p>
      <text:p text:style-name="Standard"/>
      <text:p text:style-name="Standard">nntp </text:p>
      <text:p text:style-name="Standard"/>
      <text:p text:style-name="Standard">119 </text:p>
      <text:p text:style-name="Standard"/>
      <text:p text:style-name="Standard">RMI registry </text:p>
      <text:p text:style-name="Standard"/>
      <text:p text:style-name="Standard">1099 </text:p>
      <text:p text:style-name="Standard"/>
      <text:p text:style-name="Standard"/>
      <text:p text:style-name="Standard">Socket connectionClientSide = </text:p>
      <text:p text:style-name="Standard"/>
      <text:p text:style-name="Standard">new Socket ( "WupAssGameMachine" , 54321) ; </text:p>
      <text:p text:style-name="Standard"/>
      <text:p text:style-name="Standard">The server’s name can be any of the following: </text:p>
      <text:p text:style-name="Standard"/>
      <text:p text:style-name="Standard">1 . Its name on a network (if the client is also part of that network), </text:p>
      <text:p text:style-name="Standard"/>
      <text:p text:style-name="Standard">2 . Its domain name on the Internet (if it has one), or </text:p>
      <text:p text:style-name="Standard"/>
      <text:p text:style-name="Standard">3. Its IP (Internet Protocol) address (this is a number in dotted quad format, like 127.0.0.1). </text:p>
      <text:p text:style-name="Standard">Any computer connected to the Internet will have an IP address. </text:p>
      <text:p text:style-name="Standard"><text:soft-page-break/></text:p>
      <text:p text:style-name="Standard">If anything goes wrong in setting up, the ServerSocket and socket constructors can throw </text:p>
      <text:p text:style-name="Standard">various exceptions, as listed in Table 15.2. </text:p>
      <text:p text:style-name="Standard"/>
      <text:p text:style-name="Standard"/>
      <text:p text:style-name="Standard">TABLE 15.2 </text:p>
      <text:p text:style-name="Standard"/>
      <text:p text:style-name="Standard"/>
      <text:p text:style-name="Standard"/>
      <text:p text:style-name="Standard"/>
      <text:p text:style-name="Standard">lOException </text:p>
      <text:p text:style-name="Standard"/>
      <text:p text:style-name="Standard">BindException </text:p>
      <text:p text:style-name="Standard"/>
      <text:p text:style-name="Standard">lOException </text:p>
      <text:p text:style-name="Standard"/>
      <text:p text:style-name="Standard">UnknownHostException </text:p>
      <text:p text:style-name="Standard"/>
      <text:p text:style-name="Standard"/>
      <text:p text:style-name="Standard"/>
      <text:p text:style-name="Standard"/>
      <text:p text:style-name="Standard"/>
      <text:p text:style-name="Standard">15.2 Diffie-Hellman Key Exchange Application 281 </text:p>
      <text:p text:style-name="Standard"/>
      <text:p text:style-name="Standard"/>
      <text:p text:style-name="Standard">How these exceptions are handled is up to the application. Once the socket exists between </text:p>
      <text:p text:style-name="Standard">client and server, both client and server can prepare for input and output by using the get- </text:p>
      <text:p text:style-name="Standard">InputStreamO and getOutputStream() methods from the Socket class. Each returns an Input- </text:p>
      <text:p text:style-name="Standard">Stream object, and an OutputStream object, respectively. We usually pass these objects into </text:p>
      <text:p text:style-name="Standard">constructors, which transform the streams into objects that can be more easily read from or </text:p>
      <text:p text:style-name="Standard">written to; for example, if the server needs to send text data to the client, the programmer </text:p>
      <text:p text:style-name="Standard">may do something like this: </text:p>
      <text:p text:style-name="Standard"/>
      <text:p text:style-name="Standard">PrintStream toClient = </text:p>
      <text:p text:style-name="Standard"/>
      <text:p text:style-name="Standard">new PrintStream(connectionServerSide.getOutputStreain( ) ) ; </text:p>
      <text:p text:style-name="Standard"/>
      <text:p text:style-name="Standard">To send text data, we can use any of the methods from the PrintStream class: </text:p>
      <text:p text:style-name="Standard"/>
      <text:p text:style-name="Standard">toClient .println ( "Howdy, client ! " ) ; </text:p>
      <text:p text:style-name="Standard"/>
      <text:p text:style-name="Standard">The client can set up output in the same way. To receive text data, the client can set up </text:p>
      <text:p text:style-name="Standard">a BufferedReader object, like this: </text:p>
      <text:p text:style-name="Standard"/>
      <text:p text:style-name="Standard">Buf f eredReader fromServer = new Buf f eredReader ( </text:p>
      <text:p text:style-name="Standard"/>
      <text:p text:style-name="Standard">new InputStreamReader (connectionClientSide . getInputStream ( ) ) ; </text:p>
      <text:p text:style-name="Standard"/>
      <text:p text:style-name="Standard">To receive the text data, we have now at our disposal any of the methods from the Buffered- </text:p>
      <text:p text:style-name="Standard">Reader class: </text:p>
      <text:p text:style-name="Standard"/>
      <text:p text:style-name="Standard">String greetings = fromServer . readLine () ; </text:p>
      <text:p text:style-name="Standard"><text:soft-page-break/></text:p>
      <text:p text:style-name="Standard">One should close a socket prior to exiting a program, or at any time during the program </text:p>
      <text:p text:style-name="Standard">when we wish to break the connection. Either the client or the server can close the socket, </text:p>
      <text:p text:style-name="Standard">using the close() method from the socket class, as the server does here: </text:p>
      <text:p text:style-name="Standard"/>
      <text:p text:style-name="Standard">connectionServerSide . close ( ) ; </text:p>
      <text:p text:style-name="Standard"/>
      <text:p text:style-name="Standard">In Java, attempting to close a Socket which has already been closed does nothing. Server- </text:p>
      <text:p text:style-name="Standard">Sockets should also be closed (once the Socket has been closed, of course): </text:p>
      <text:p text:style-name="Standard"/>
      <text:p text:style-name="Standard">ss . close ( ) ; </text:p>
      <text:p text:style-name="Standard"/>
      <text:p text:style-name="Standard">15.2 DIFFIE-HELLMAN KEY EXCHANGE APPLICATION </text:p>
      <text:p text:style-name="Standard"/>
      <text:p text:style-name="Standard">You now know everything you need to know to set up a line of communication between com- </text:p>
      <text:p text:style-name="Standard">puters using Java. Hence, I will now show you a couple of programs called DiffieHell- </text:p>
      <text:p text:style-name="Standard">manListener (the server) and DiffieHellmanInitiator (the client), which set up a connection </text:p>
      <text:p text:style-name="Standard">with each other and establish a secret key over an unsecure line. Here is the code for the </text:p>
      <text:p text:style-name="Standard">server side. </text:p>
      <text:p text:style-name="Standard"/>
      <text:p text:style-name="Standard">import java. security ; </text:p>
      <text:p text:style-name="Standard">import j ava . math . * ; </text:p>
      <text:p text:style-name="Standard">import j ava . net . * ; </text:p>
      <text:p text:style-name="Standard">import j ava . io . * ; </text:p>
      <text:p text:style-name="Standard"/>
      <text:p text:style-name="Standard">public class Dif fieHellmanListener { </text:p>
      <text:p text:style-name="Standard"/>
      <text:p text:style-name="Standard">public static void main (String [ ] args) throws lOException { </text:p>
      <text:p text:style-name="Standard"/>
      <text:p text:style-name="Standard"/>
      <text:p text:style-name="Standard">282 </text:p>
      <text:p text:style-name="Standard"/>
      <text:p text:style-name="Standard"/>
      <text:p text:style-name="Standard">Chapter 15 Establishing Keys and Message Exchange </text:p>
      <text:p text:style-name="Standard"/>
      <text:p text:style-name="Standard"/>
      <text:p text:style-name="Standard">//start by listening on port 11111 </text:p>
      <text:p text:style-name="Standard">ServerSocket ss=new ServerSocket ( 11111 ) ; </text:p>
      <text:p text:style-name="Standard"/>
      <text:p text:style-name="Standard">//Wait for a connection </text:p>
      <text:p text:style-name="Standard">Socket socket=ss . accept ( ) ; </text:p>
      <text:p text:style-name="Standard"/>
      <text:p text:style-name="Standard">//Open input and output streams on the socket </text:p>
      <text:p text:style-name="Standard">Buf feredReader in=new Buf feredReader (new </text:p>
      <text:p text:style-name="Standard"/>
      <text:p text:style-name="Standard">inputStreamReader (socket .getlnputStream( ) ) ) ; </text:p>
      <text:p text:style-name="Standard"/>
      <text:p text:style-name="Standard">PrintStream out=new PrintStream ( socket . getOutputStream ()) ; </text:p>
      <text:p text:style-name="Standard"/>
      <text:p text:style-name="Standard">//Capture p,g,gtox values from client </text:p>
      <text:p text:style-name="Standard">Biginteger p=new Biginteger { in. readLine ( ) ) ; </text:p>
      <text:p text:style-name="Standard"/>
      <text:p text:style-name="Standard"><text:soft-page-break/>Biginteger g=new Biginteger ( in. readLine ()) ; </text:p>
      <text:p text:style-name="Standard"/>
      <text:p text:style-name="Standard">Biginteger gtox=new Biginteger (in. readLine ()) ; </text:p>
      <text:p text:style-name="Standard"/>
      <text:p text:style-name="Standard">//Produce your own secret exponent </text:p>
      <text:p text:style-name="Standard">SecureRandom sr=new SecureRandom ( ) ; </text:p>
      <text:p text:style-name="Standard"/>
      <text:p text:style-name="Standard">Biginteger y=new Biginteger (p .bitLength () -1 , sr) ; </text:p>
      <text:p text:style-name="Standard"/>
      <text:p text:style-name="Standard">//Raise g to this power </text:p>
      <text:p text:style-name="Standard">Biginteger gtoy=g .modPow (y , p) ; </text:p>
      <text:p text:style-name="Standard"/>
      <text:p text:style-name="Standard">//Send this to client </text:p>
      <text:p text:style-name="Standard">out. print In (gtoy) ; </text:p>
      <text:p text:style-name="Standard"/>
      <text:p text:style-name="Standard">//Raise gtox to y power-this is the secret key </text:p>
      <text:p text:style-name="Standard">Biginteger key=gtox.modPow (y , p) ; </text:p>
      <text:p text:style-name="Standard"/>
      <text:p text:style-name="Standard">System. out .println </text:p>
      <text:p text:style-name="Standard"/>
      <text:p text:style-name="Standard">("The secret key with "rsocket . getInetAddress ( ) . toString ( ) +" is:\n"+key) </text:p>
      <text:p text:style-name="Standard">int c=System. in. read(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The client side of this connection is equally simple: </text:p>
      <text:p text:style-name="Standard"/>
      <text:p text:style-name="Standard">import java. security ; </text:p>
      <text:p text:style-name="Standard">import j ava . math . * ; </text:p>
      <text:p text:style-name="Standard">import j ava . net . * ; </text:p>
      <text:p text:style-name="Standard">import java.io.*; </text:p>
      <text:p text:style-name="Standard"/>
      <text:p text:style-name="Standard">public class Dif f leHellmanlnitiator { </text:p>
      <text:p text:style-name="Standard"/>
      <text:p text:style-name="Standard">static Buf feredReader k=new Buf feredReader (new InputStreamReader (System. in) ) ; </text:p>
      <text:p text:style-name="Standard">public static void main (String!] args) throws lOException { </text:p>
      <text:p text:style-name="Standard"/>
      <text:p text:style-name="Standard">//Make a safe prime and generator </text:p>
      <text:p text:style-name="Standard">SecureRandom sr=new SecureRandom () ; </text:p>
      <text:p text:style-name="Standard"/>
      <text:p text:style-name="Standard">PrimeGenerator pg=new PrimeGenerator ( 1025 , 10 , sr ) ; </text:p>
      <text:p text:style-name="Standard"/>
      <text:p text:style-name="Standard">Biginteger [ ] pandg=pg . getSaf ePrimeAndGenerator ( ) ; </text:p>
      <text:p text:style-name="Standard"/>
      <text:p text:style-name="Standard">//Make your secret exponent </text:p>
      <text:p text:style-name="Standard"/>
      <text:p text:style-name="Standard">Biginteger x=new Biginteger (pandg [ 0 ] .bitLength () -1 , sr) ; </text:p>
      <text:p text:style-name="Standard"/>
      <text:p text:style-name="Standard"/>
      <text:p text:style-name="Standard"/>
      <text:p text:style-name="Standard"><text:soft-page-break/>15.2 Diffie-Heilman Key Exchange Application </text:p>
      <text:p text:style-name="Standard"/>
      <text:p text:style-name="Standard"/>
      <text:p text:style-name="Standard">283 </text:p>
      <text:p text:style-name="Standard"/>
      <text:p text:style-name="Standard"/>
      <text:p text:style-name="Standard">//Raise g to this power </text:p>
      <text:p text:style-name="Standard"/>
      <text:p text:style-name="Standard">Biginteger gtox=pandg [ 1] .modPow (x, pandg [ 0 ] ) ; </text:p>
      <text:p text:style-name="Standard"/>
      <text:p text:style-name="Standard">//Open a connection with a server waiting for info </text:p>
      <text:p text:style-name="Standard"/>
      <text:p text:style-name="Standard">System. out. println("Enter host name or IP address of server:"); </text:p>
      <text:p text:style-name="Standard"/>
      <text:p text:style-name="Standard">String host=k. readLine ( ) ; </text:p>
      <text:p text:style-name="Standard"/>
      <text:p text:style-name="Standard">//Server shouid be listening on port 11111 </text:p>
      <text:p text:style-name="Standard">Socket socket=new Socket (host, 11111) ; </text:p>
      <text:p text:style-name="Standard"/>
      <text:p text:style-name="Standard">//Open input and output streams on the socket </text:p>
      <text:p text:style-name="Standard">Buf feredReader in=new Buf feredReader (new </text:p>
      <text:p text:style-name="Standard"/>
      <text:p text:style-name="Standard">inputStreamReader (socket . getlnputStream( ) ) ) ; </text:p>
      <text:p text:style-name="Standard"/>
      <text:p text:style-name="Standard">PrintStream out=new PrintStream ( socket . getOutputStream ()) ; </text:p>
      <text:p text:style-name="Standard"/>
      <text:p text:style-name="Standard">//Send the values p,g,gtox to server </text:p>
      <text:p text:style-name="Standard">out . print in (pandg [0] ) ; </text:p>
      <text:p text:style-name="Standard">out.print in ( pandg [1] ) ; </text:p>
      <text:p text:style-name="Standard">out .print in (gtox) ; </text:p>
      <text:p text:style-name="Standard"/>
      <text:p text:style-name="Standard">//Get the gtoy value from server </text:p>
      <text:p text:style-name="Standard"/>
      <text:p text:style-name="Standard">Biginteger gtoy=new Biginteger ( in . readLine ()) ; </text:p>
      <text:p text:style-name="Standard"/>
      <text:p text:style-name="Standard">//Raise gtoy to x power-this is the secret key </text:p>
      <text:p text:style-name="Standard">Biginteger key=gtoy .modPow(x,pandg [0] ) ; </text:p>
      <text:p text:style-name="Standard"/>
      <text:p text:style-name="Standard">System. out .println ( "The secret key is : \n"+key) ; </text:p>
      <text:p text:style-name="Standard">k . readLine ( ) ; </text:p>
      <text:p text:style-name="Standard"/>
      <text:p text:style-name="Standard"/>
      <text:p text:style-name="Standard">Here is a sample run of the server (which was started first) and the client (started second </text:p>
      <text:p text:style-name="Standard">on a different machine). </text:p>
      <text:p text:style-name="Standard"/>
      <text:p text:style-name="Standard">Server: </text:p>
      <text:p text:style-name="Standard"/>
      <text:p text:style-name="Standard">The secret key with **********/********** is: </text:p>
      <text:p text:style-name="Standard"/>
      <text:p text:style-name="Standard">12114199636606924797266840610171527288281060629502849488049381607979 </text:p>
      <text:p text:style-name="Standard"/>
      <text:p text:style-name="Standard">21289097119134252210652032462292962890192274749104820619339989532999 </text:p>
      <text:p text:style-name="Standard"><text:soft-page-break/></text:p>
      <text:p text:style-name="Standard">29747753068016087465910738004515719368489010404514526849086194982928 </text:p>
      <text:p text:style-name="Standard"/>
      <text:p text:style-name="Standard">86796661064671158843778504644018420014267514586262260562581776028857 </text:p>
      <text:p text:style-name="Standard"/>
      <text:p text:style-name="Standard">52446509603402778647138069775001533301 </text:p>
      <text:p text:style-name="Standard"/>
      <text:p text:style-name="Standard">Client: </text:p>
      <text:p text:style-name="Standard"/>
      <text:p text:style-name="Standard">Enter host name or IP address of server: </text:p>
      <text:p text:style-name="Standard"/>
      <text:p text:style-name="Standard">•k'k'k'k'k'k-k'k'k-k </text:p>
      <text:p text:style-name="Standard"/>
      <text:p text:style-name="Standard">The secret key is: </text:p>
      <text:p text:style-name="Standard"/>
      <text:p text:style-name="Standard">12114199636606924797266840610171527288281060629502849488049381607979 </text:p>
      <text:p text:style-name="Standard"/>
      <text:p text:style-name="Standard"/>
      <text:p text:style-name="Standard"/>
      <text:p text:style-name="Standard">284 Chapter 15 Establishing Keys and Message Exchange </text:p>
      <text:p text:style-name="Standard"/>
      <text:p text:style-name="Standard"/>
      <text:p text:style-name="Standard">21289097119134252210652032462292962890192274749104820619339989532999 </text:p>
      <text:p text:style-name="Standard"/>
      <text:p text:style-name="Standard">29747753068016087465910738004515719368489010404514526849086194982928 </text:p>
      <text:p text:style-name="Standard"/>
      <text:p text:style-name="Standard">86796661064671158843778504644018420014267514586262260562581776028857 </text:p>
      <text:p text:style-name="Standard"/>
      <text:p text:style-name="Standard">52446509603402778647138069775001533301 </text:p>
      <text:p text:style-name="Standard"/>
      <text:p text:style-name="Standard">Here, for reasons of anonymity, I have replaced the computers’ names and/or IP addresses </text:p>
      <text:p text:style-name="Standard">with asterisks. </text:p>
      <text:p text:style-name="Standard"/>
      <text:p text:style-name="Standard">15.3 MESSAGE EXCHANGE </text:p>
      <text:p text:style-name="Standard"/>
      <text:p text:style-name="Standard">Certainly, the most common use of cryptography has been to exchange messages. A natural </text:p>
      <text:p text:style-name="Standard">question to ask is, “which cryptographic method is best?” This is a loaded question, because </text:p>
      <text:p text:style-name="Standard">the answer is, “It depends.” Most algorithms are superior in some ways, but inferior in oth- </text:p>
      <text:p text:style-name="Standard">ers. We can make a table of the ciphers we have covered, as shown in Table 15.3, listing the </text:p>
      <text:p text:style-name="Standard">advantages, disadvantages, and weaknesses of each. (I consider a weakness different than </text:p>
      <text:p text:style-name="Standard">a mere disadvantage.) Some of the weaknesses can be described as potential weaknesses, </text:p>
      <text:p text:style-name="Standard">since they can be corrected. </text:p>
      <text:p text:style-name="Standard"/>
      <text:p text:style-name="Standard">15.4 CIPHER CHAT APPLICATION </text:p>
      <text:p text:style-name="Standard"/>
      <text:p text:style-name="Standard">I have written a chat program to pass enciphered messages back and forth between a machine </text:p>
      <text:p text:style-name="Standard">running as a client, and another running as a server. The two chatters do not need to share </text:p>
      <text:p text:style-name="Standard">a secret key, since the client and the server each generate a public key/private key pair, then </text:p>
      <text:p text:style-name="Standard">send the public key to the other. It doesn’t matter if anyone “listening in” captures either of </text:p>
      <text:p text:style-name="Standard">these public keys. After the client and the server know the other’s public key, either can </text:p>
      <text:p text:style-name="Standard">send encrypted messages. </text:p>
      <text:p text:style-name="Standard"/>
      <text:p text:style-name="Standard"><text:soft-page-break/>I should note that the messages in this application are not text, but arrays of bytes. Of </text:p>
      <text:p text:style-name="Standard">course, this is because the messages are enciphered. Thus, the PrintStream and Buffered- </text:p>
      <text:p text:style-name="Standard">Reader classes are not appropriate for doing 10. We must use something appropriate for </text:p>
      <text:p text:style-name="Standard">reading/writing raw bytes, like DataInputStream, and DataOutputStream. </text:p>
      <text:p text:style-name="Standard"/>
      <text:p text:style-name="Standard">To create these, we would do something like this: </text:p>
      <text:p text:style-name="Standard"/>
      <text:p text:style-name="Standard">DataInputStream in=new </text:p>
      <text:p text:style-name="Standard"/>
      <text:p text:style-name="Standard">DataInputStream(connection.getInputStream( ) ) ; </text:p>
      <text:p text:style-name="Standard"/>
      <text:p text:style-name="Standard">and </text:p>
      <text:p text:style-name="Standard"/>
      <text:p text:style-name="Standard">DataOutputStream out=new </text:p>
      <text:p text:style-name="Standard"/>
      <text:p text:style-name="Standard">DataOutputStream{connection.getOutputStream( ) ) ; </text:p>
      <text:p text:style-name="Standard"/>
      <text:p text:style-name="Standard">To write an array of bytes to the stream, we could use one of the write() methods from </text:p>
      <text:p text:style-name="Standard">DataOutputStream, like this. </text:p>
      <text:p text:style-name="Standard"/>
      <text:p text:style-name="Standard">bytel] msg = new byte [100]; </text:p>
      <text:p text:style-name="Standard"/>
      <text:p text:style-name="Standard"/>
      <text:p text:style-name="Standard">out .write (msg) ; </text:p>
      <text:p text:style-name="Standard"/>
      <text:p text:style-name="Standard"/>
      <text:p text:style-name="Standard">15.4 Cipher Chat Application 285 </text:p>
      <text:p text:style-name="Standard"/>
      <text:p text:style-name="Standard"/>
      <text:p text:style-name="Standard">TABLE 15.3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abin </text:p>
      <text:p text:style-name="Standard"/>
      <text:p text:style-name="Standard">Quick encryption — only </text:p>
      <text:p text:style-name="Standard">a modular scanning is </text:p>
      <text:p text:style-name="Standard">required. </text:p>
      <text:p text:style-name="Standard"/>
      <text:p text:style-name="Standard">Can sign messages. </text:p>
      <text:p text:style-name="Standard"/>
      <text:p text:style-name="Standard">Relatively slow </text:p>
      <text:p text:style-name="Standard">decryption — correct </text:p>
      <text:p text:style-name="Standard">root must be found. </text:p>
      <text:p text:style-name="Standard">Must be padded with </text:p>
      <text:p text:style-name="Standard">redundant bits for </text:p>
      <text:p text:style-name="Standard">deciphering. </text:p>
      <text:p text:style-name="Standard"/>
      <text:p text:style-name="Standard">Must use strong primes. </text:p>
      <text:p text:style-name="Standard"><text:soft-page-break/>Static cipher — salt or </text:p>
      <text:p text:style-name="Standard">CBC required. </text:p>
      <text:p text:style-name="Standard"/>
      <text:p text:style-name="Standard">If salt not used, </text:p>
      <text:p text:style-name="Standard">vulnerable to chosen </text:p>
      <text:p text:style-name="Standard">ciphertext attack, </text:p>
      <text:p text:style-name="Standard">adaptive chosen </text:p>
      <text:p text:style-name="Standard">ciphertext attack, and </text:p>
      <text:p text:style-name="Standard">square root attack. </text:p>
      <text:p text:style-name="Standard"/>
      <text:p text:style-name="Standard">Blum- </text:p>
      <text:p text:style-name="Standard"/>
      <text:p text:style-name="Standard">Goldwasser </text:p>
      <text:p text:style-name="Standard"/>
      <text:p text:style-name="Standard">Quick encryption. </text:p>
      <text:p text:style-name="Standard"/>
      <text:p text:style-name="Standard">Stream cipher — can </text:p>
      <text:p text:style-name="Standard">work with small quantities. </text:p>
      <text:p text:style-name="Standard">Randomization is part of </text:p>
      <text:p text:style-name="Standard">the encryption process. </text:p>
      <text:p text:style-name="Standard"/>
      <text:p text:style-name="Standard"/>
      <text:p text:style-name="Standard">Vulnerable to chosen </text:p>
      <text:p text:style-name="Standard">ciphertext attack. </text:p>
      <text:p text:style-name="Standard"/>
      <text:p text:style-name="Standard">Pohlig- </text:p>
      <text:p text:style-name="Standard"/>
      <text:p text:style-name="Standard">Hellman </text:p>
      <text:p text:style-name="Standard"/>
      <text:p text:style-name="Standard"/>
      <text:p text:style-name="Standard">Secret key cipher — </text:p>
      <text:p text:style-name="Standard">distribution of keys </text:p>
      <text:p text:style-name="Standard">difficult. </text:p>
      <text:p text:style-name="Standard"/>
      <text:p text:style-name="Standard">Must use safe primes. </text:p>
      <text:p text:style-name="Standard">Message may be of </text:p>
      <text:p text:style-name="Standard">low order modulo p. </text:p>
      <text:p text:style-name="Standard">Static cipher — salt or </text:p>
      <text:p text:style-name="Standard">CFB required. </text:p>
      <text:p text:style-name="Standard"/>
      <text:p text:style-name="Standard">El Gamal </text:p>
      <text:p text:style-name="Standard"/>
      <text:p text:style-name="Standard">Not a static cipher — </text:p>
      <text:p text:style-name="Standard">randomization is part of </text:p>
      <text:p text:style-name="Standard">the encryption process. </text:p>
      <text:p text:style-name="Standard">Can sign messages. </text:p>
      <text:p text:style-name="Standard"/>
      <text:p text:style-name="Standard">Ciphertext is at least </text:p>
      <text:p text:style-name="Standard">twice as long as the </text:p>
      <text:p text:style-name="Standard">plaintext. </text:p>
      <text:p text:style-name="Standard"/>
      <text:p text:style-name="Standard">Must use safe primes. </text:p>
      <text:p text:style-name="Standard"><text:soft-page-break/>Must use a different </text:p>
      <text:p text:style-name="Standard">random value kfor </text:p>
      <text:p text:style-name="Standard">each block. </text:p>
      <text:p text:style-name="Standard"/>
      <text:p text:style-name="Standard">RSA </text:p>
      <text:p text:style-name="Standard"/>
      <text:p text:style-name="Standard">Quick encryption if a </text:p>
      <text:p text:style-name="Standard">small enciphering </text:p>
      <text:p text:style-name="Standard">exponent is used. </text:p>
      <text:p text:style-name="Standard"/>
      <text:p text:style-name="Standard">Can sign messages. </text:p>
      <text:p text:style-name="Standard"/>
      <text:p text:style-name="Standard">Decryption relatively </text:p>
      <text:p text:style-name="Standard">slow due to modular </text:p>
      <text:p text:style-name="Standard">exponentiation to </text:p>
      <text:p text:style-name="Standard">large powers. </text:p>
      <text:p text:style-name="Standard">Encryption may also </text:p>
      <text:p text:style-name="Standard">be slow if a small </text:p>
      <text:p text:style-name="Standard">encryption exponent </text:p>
      <text:p text:style-name="Standard">is not used. </text:p>
      <text:p text:style-name="Standard"/>
      <text:p text:style-name="Standard">Must use strong primes. </text:p>
      <text:p text:style-name="Standard">Message may be of </text:p>
      <text:p text:style-name="Standard">low order modulo n. </text:p>
      <text:p text:style-name="Standard">Static cipher — salt or </text:p>
      <text:p text:style-name="Standard">CFB required. </text:p>
      <text:p text:style-name="Standard"/>
      <text:p text:style-name="Standard">If small encryption </text:p>
      <text:p text:style-name="Standard">exponent is used </text:p>
      <text:p text:style-name="Standard">without salt, vulnerable </text:p>
      <text:p text:style-name="Standard">to a root attack. </text:p>
      <text:p text:style-name="Standard">Vulnerable to common </text:p>
      <text:p text:style-name="Standard">modulus attack if multiple </text:p>
      <text:p text:style-name="Standard">entities choose to use </text:p>
      <text:p text:style-name="Standard">the same modulus. </text:p>
      <text:p text:style-name="Standard"/>
      <text:p text:style-name="Standard"/>
      <text:p text:style-name="Standard">To read bytes from the input stream into a byte array, we could use one of the read() </text:p>
      <text:p text:style-name="Standard">methods from DataInputStream: </text:p>
      <text:p text:style-name="Standard"/>
      <text:p text:style-name="Standard">bytel] buffer = new byte[100]; </text:p>
      <text:p text:style-name="Standard"/>
      <text:p text:style-name="Standard">int numBytes = in . read (buf f er ) ; </text:p>
      <text:p text:style-name="Standard"/>
      <text:p text:style-name="Standard">After execution of the last statement here, the array buffer will be filled up with as many </text:p>
      <text:p text:style-name="Standard">bytes that were read, and this read() method returns how many bytes were read. You should </text:p>
      <text:p text:style-name="Standard"/>
      <text:p text:style-name="Standard"/>
      <text:p text:style-name="Standard"/>
      <text:p text:style-name="Standard"/>
      <text:p text:style-name="Standard">286 </text:p>
      <text:p text:style-name="Standard"/>
      <text:p text:style-name="Standard"><text:soft-page-break/></text:p>
      <text:p text:style-name="Standard">import </text:p>
      <text:p text:style-name="Standard"/>
      <text:p text:style-name="Standard">import </text:p>
      <text:p text:style-name="Standard"/>
      <text:p text:style-name="Standard">import </text:p>
      <text:p text:style-name="Standard"/>
      <text:p text:style-name="Standard">import </text:p>
      <text:p text:style-name="Standard"/>
      <text:p text:style-name="Standard">import </text:p>
      <text:p text:style-name="Standard"/>
      <text:p text:style-name="Standard">import </text:p>
      <text:p text:style-name="Standard"/>
      <text:p text:style-name="Standard">public </text:p>
      <text:p text:style-name="Standard"/>
      <text:p text:style-name="Standard"/>
      <text:p text:style-name="Standard">FIGURE </text:p>
      <text:p text:style-name="Standard"/>
      <text:p text:style-name="Standard"/>
      <text:p text:style-name="Standard">Chapter 15 Establishing Keys and Message Exchange </text:p>
      <text:p text:style-name="Standard"/>
      <text:p text:style-name="Standard">make the input buffer at least as long as the number of bytes you expect to receive, or not </text:p>
      <text:p text:style-name="Standard">all the bytes will be read in. This should be adequate for you to understand the byte 10 in </text:p>
      <text:p text:style-name="Standard">the chat program that follows. </text:p>
      <text:p text:style-name="Standard"/>
      <text:p text:style-name="Standard">ni start with a screen shot of the CipherChat Server, because looking at the GUI helps </text:p>
      <text:p text:style-name="Standard">to explain the components we will see later in the code. (See Figure 15.1.) It has a button </text:p>
      <text:p text:style-name="Standard">to disconnect from the client (it starts out disabled), a field to type messages in, and an out- </text:p>
      <text:p text:style-name="Standard">put area which displays incoming messages, plus information on the connection. </text:p>
      <text:p text:style-name="Standard"/>
      <text:p text:style-name="Standard">Here is the code for CipherChatServer, which can be found on the book’s website. I will </text:p>
      <text:p text:style-name="Standard">explain the code as I present it. </text:p>
      <text:p text:style-name="Standard"/>
      <text:p text:style-name="Standard">java. io . * ; </text:p>
      <text:p text:style-name="Standard">j ava . net . * ; </text:p>
      <text:p text:style-name="Standard">j ava . awt . * ; </text:p>
      <text:p text:style-name="Standard">j ava . awt . event . * ; </text:p>
      <text:p text:style-name="Standard">j ava . math . * ; </text:p>
      <text:p text:style-name="Standard">j ava . security . * ; </text:p>
      <text:p text:style-name="Standard"/>
      <text:p text:style-name="Standard">class CipherChatServer extends Frame implements ActionListener { </text:p>
      <text:p text:style-name="Standard"/>
      <text:p text:style-name="Standard">The following are all the objects the server will need. They are: </text:p>
      <text:p text:style-name="Standard"/>
      <text:p text:style-name="Standard">1. The graphical components for the chat window. </text:p>
      <text:p text:style-name="Standard"/>
      <text:p text:style-name="Standard">2. The objects used for input and output. </text:p>
      <text:p text:style-name="Standard"/>
      <text:p text:style-name="Standard">3. The networking objects required to establish a connection. </text:p>
      <text:p text:style-name="Standard"/>
      <text:p text:style-name="Standard"/>
      <text:p text:style-name="Standard">15.1 </text:p>
      <text:p text:style-name="Standard"><text:soft-page-break/></text:p>
      <text:p text:style-name="Standard"/>
      <text:p text:style-name="Standard"/>
      <text:p text:style-name="Standard">15.4 Cipher Chat Application 287 </text:p>
      <text:p text:style-name="Standard"/>
      <text:p text:style-name="Standard"/>
      <text:p text:style-name="Standard">4. The crypto objects to store the server’s public and private keys, and to store the public </text:p>
      <text:p text:style-name="Standard">key of the client. Two variables store the length of the ciphertext, and the length of the </text:p>
      <text:p text:style-name="Standard">plaintext. </text:p>
      <text:p text:style-name="Standard"/>
      <text:p text:style-name="Standard">private Button disconnectButton=new Button ( "Disconnect Client"); </text:p>
      <text:p text:style-name="Standard"/>
      <text:p text:style-name="Standard">private TextField enterField=new TextField ( ) ; </text:p>
      <text:p text:style-name="Standard"/>
      <text:p text:style-name="Standard">private TextArea displaYArea=new TextArea ( ) ; </text:p>
      <text:p text:style-name="Standard"/>
      <text:p text:style-name="Standard">private Panel top=new Panel ( ) ; </text:p>
      <text:p text:style-name="Standard"/>
      <text:p text:style-name="Standard">private Panel bottom=new Panel ( ) ; </text:p>
      <text:p text:style-name="Standard"/>
      <text:p text:style-name="Standard">private DataOutputStream output; </text:p>
      <text:p text:style-name="Standard">private DataInputStream input; </text:p>
      <text:p text:style-name="Standard">private String message=""; </text:p>
      <text:p text:style-name="Standard"/>
      <text:p text:style-name="Standard">private static ServerSocket server; </text:p>
      <text:p text:style-name="Standard">private Socket connection; </text:p>
      <text:p text:style-name="Standard"/>
      <text:p text:style-name="Standard">private Biginteger p, g, modulus , dec ipherExp, recipModuius ; </text:p>
      <text:p text:style-name="Standard">private SecureRandom sr=new SecureRandom ( ) ; </text:p>
      <text:p text:style-name="Standard">private int ciphertextBlockSize; </text:p>
      <text:p text:style-name="Standard">private int plaintextBlockSize ; </text:p>
      <text:p text:style-name="Standard"/>
      <text:p text:style-name="Standard">The constructor does the typical thing for a GUI; it lays out all the components on the </text:p>
      <text:p text:style-name="Standard">frame, and displays it. However, this constructor also produces the public and private keys </text:p>
      <text:p text:style-name="Standard">of the server when it calls the makeKeys() method, which we will see later. </text:p>
      <text:p text:style-name="Standard"/>
      <text:p text:style-name="Standard">public CipherChatServer { ) { </text:p>
      <text:p text:style-name="Standard"/>
      <text:p text:style-name="Standard">//Lay components on frame and display it </text:p>
      <text:p text:style-name="Standard">super ( "Cipher Chat Server"); </text:p>
      <text:p text:style-name="Standard"/>
      <text:p text:style-name="Standard">//Establish keys for RSA cipher </text:p>
      <text:p text:style-name="Standard">makeKeys ( ) ; </text:p>
      <text:p text:style-name="Standard"/>
      <text:p text:style-name="Standard">setLayout (new GridLayout (2,1) ) ; </text:p>
      <text:p text:style-name="Standard">top . setLayout (new GridLayout (2,1) ) ; </text:p>
      <text:p text:style-name="Standard">bottom. setLayout (new GridLayout (1,1) ) ; </text:p>
      <text:p text:style-name="Standard">add (top) ; </text:p>
      <text:p text:style-name="Standard">add (bottom) ; </text:p>
      <text:p text:style-name="Standard"/>
      <text:p text:style-name="Standard">disconnectButton. setEnabled ( false) ; </text:p>
      <text:p text:style-name="Standard">disconnectButton.addActionListener (this) ; </text:p>
      <text:p text:style-name="Standard"><text:soft-page-break/>top. add (disconnectButton) ; </text:p>
      <text:p text:style-name="Standard">enterField. setEnabled (false) ; </text:p>
      <text:p text:style-name="Standard">enterField. addActionListener ( this ) ; </text:p>
      <text:p text:style-name="Standard">top .add (enterEield, BorderLayout .NORTH) ; </text:p>
      <text:p text:style-name="Standard">bottom. add(displayArea) ; </text:p>
      <text:p text:style-name="Standard">setSize (400 , 300 ) ; </text:p>
      <text:p text:style-name="Standard">show ( ) ; </text:p>
      <text:p text:style-name="Standard"/>
      <text:p text:style-name="Standard">} </text:p>
      <text:p text:style-name="Standard"/>
      <text:p text:style-name="Standard"/>
      <text:p text:style-name="Standard"/>
      <text:p text:style-name="Standard">288 Chapter 15 Establishing Keys and Message Exchange </text:p>
      <text:p text:style-name="Standard"/>
      <text:p text:style-name="Standard"/>
      <text:p text:style-name="Standard">The makeKeysO method is called early by the constructor to set up the sender’s public </text:p>
      <text:p text:style-name="Standard">and private keys. Since we use RSA with salt, each communicant can use the enciphering </text:p>
      <text:p text:style-name="Standard">exponent e = 3. Of course, each has its own modulus, and deciphering key, which are cre- </text:p>
      <text:p text:style-name="Standard">ated here. Strong primes are used. </text:p>
      <text:p text:style-name="Standard"/>
      <text:p text:style-name="Standard">private void makeKeys ( ) { </text:p>
      <text:p text:style-name="Standard"/>
      <text:p text:style-name="Standard">PrimeGenerator pg=new PrimeGenerator ( 513 , 10 , sr ) ; </text:p>
      <text:p text:style-name="Standard">do { </text:p>
      <text:p text:style-name="Standard"/>
      <text:p text:style-name="Standard">p=pg . getStrongPrime ( ) ; </text:p>
      <text:p text:style-name="Standard"/>
      <text:p text:style-name="Standard">} while (p . subtract (BigintegerMath. ONE) .mod (BigintegerMath. THREE) .equals </text:p>
      <text:p text:style-name="Standard">(BigIntegerMath. ZERO) ) ; </text:p>
      <text:p text:style-name="Standard"/>
      <text:p text:style-name="Standard">do { </text:p>
      <text:p text:style-name="Standard"/>
      <text:p text:style-name="Standard">q=pg . getStrongPrime ( ) ; </text:p>
      <text:p text:style-name="Standard"/>
      <text:p text:style-name="Standard">} while (q. subtract (BigintegerMath. ONE) .mod (BigintegerMath. THREE) .equals </text:p>
      <text:p text:style-name="Standard">(BigintegerMath. ZERO) ) ; </text:p>
      <text:p text:style-name="Standard">modulus=p .multiply (q) ; </text:p>
      <text:p text:style-name="Standard"/>
      <text:p text:style-name="Standard">//Use 3 as enciphering exponent - OK since we are using salt </text:p>
      <text:p text:style-name="Standard">decipherExp=BigIntegerMath. THREE .modinverse </text:p>
      <text:p text:style-name="Standard"/>
      <text:p text:style-name="Standard">(p. subtract (BigintegerMath. ONE) .multiply (q. subtract (BigintegerMath. ONE) ) ) ; </text:p>
      <text:p text:style-name="Standard">ciphertextBlockSize= (modulus .bitLength ( ) -1 ) /8+1 ; </text:p>
      <text:p text:style-name="Standard">plaintextBlockSize=ciphertextBlockSize-6 ; </text:p>
      <text:p text:style-name="Standard"/>
      <text:p text:style-name="Standard">} </text:p>
      <text:p text:style-name="Standard"/>
      <text:p text:style-name="Standard">Note that the plaintext block size is computed as 6 bytes less than the ciphertext block </text:p>
      <text:p text:style-name="Standard">size. This is because we need to take off 1 byte to get the plaintext under the modulus (all </text:p>
      <text:p text:style-name="Standard">plaintext blocks must be smaller than the modulus), 4 bytes for the salt, and 1 byte for a pad </text:p>
      <text:p text:style-name="Standard">byte (remember that the decipher method always removes padding). </text:p>
      <text:p text:style-name="Standard"/>
      <text:p text:style-name="Standard"><text:soft-page-break/>Once the keys exist, they can be sent to the other communicant. This task is handled </text:p>
      <text:p text:style-name="Standard">here by the exchangeKeys() method. It will be called from a point in the program soon after </text:p>
      <text:p text:style-name="Standard">a socket has been set up between the two parties. </text:p>
      <text:p text:style-name="Standard"/>
      <text:p text:style-name="Standard">private void exchangeKeys ( ) { </text:p>
      <text:p text:style-name="Standard">try { </text:p>
      <text:p text:style-name="Standard"/>
      <text:p text:style-name="Standard">byte[] buffer=new bytelciphertextBlockSize]; </text:p>
      <text:p text:style-name="Standard">input . read (buffer) ; </text:p>
      <text:p text:style-name="Standard"/>
      <text:p text:style-name="Standard">recipModulus=new Biginteger (1, buffer) ; </text:p>
      <text:p text:style-name="Standard">output .write (modulus . toByteArray ( ) ) ; </text:p>
      <text:p text:style-name="Standard"/>
      <text:p text:style-name="Standard">} catch (lOException ioe) { </text:p>
      <text:p text:style-name="Standard"/>
      <text:p text:style-name="Standard">System. err. println("Error establishing keys")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>Two components on this window can generate an ActionEvent object: </text:p>
      <text:p text:style-name="Standard"/>
      <text:p text:style-name="Standard">1. The user hit the enter key while in the message entry field. This means a message is to </text:p>
      <text:p text:style-name="Standard">be sent. The text is captured from the field, enciphered using the recipient’s public key, </text:p>
      <text:p text:style-name="Standard">and sent down the output stream. </text:p>
      <text:p text:style-name="Standard"/>
      <text:p text:style-name="Standard"/>
      <text:p text:style-name="Standard"/>
      <text:p text:style-name="Standard">15.4 Cipher Chat Application 289 </text:p>
      <text:p text:style-name="Standard"/>
      <text:p text:style-name="Standard"/>
      <text:p text:style-name="Standard">2. The user clicked on the disconnect button. This sends a final one byte message of ZERO </text:p>
      <text:p text:style-name="Standard">(enciphered) to the recipient. This special message signifies that this is the last trans- </text:p>
      <text:p text:style-name="Standard">mission for the connection. </text:p>
      <text:p text:style-name="Standard"/>
      <text:p text:style-name="Standard">These cases are handled here in the actionPerformed() method. </text:p>
      <text:p text:style-name="Standard"/>
      <text:p text:style-name="Standard">public void actionPerfonned(ActionEvent e) { </text:p>
      <text:p text:style-name="Standard"/>
      <text:p text:style-name="Standard">Obj ect source=e . getSource ( ) ; </text:p>
      <text:p text:style-name="Standard"/>
      <text:p text:style-name="Standard">//User pressed enter in message entry field-send it </text:p>
      <text:p text:style-name="Standard">if (source==enterField) { </text:p>
      <text:p text:style-name="Standard"/>
      <text:p text:style-name="Standard">//Get the message </text:p>
      <text:p text:style-name="Standard"/>
      <text:p text:style-name="Standard">message=e . getActionCommand { ) ; </text:p>
      <text:p text:style-name="Standard"/>
      <text:p text:style-name="Standard">try { </text:p>
      <text:p text:style-name="Standard"/>
      <text:p text:style-name="Standard"><text:soft-page-break/>//Encipher the message </text:p>
      <text:p text:style-name="Standard"/>
      <text:p text:style-name="Standard">if (message . length ( ) &gt;plaintextBlockSize) </text:p>
      <text:p text:style-name="Standard"/>
      <text:p text:style-name="Standard">message=message . substring ( 0 , plaintextBlockSize ) ; </text:p>
      <text:p text:style-name="Standard">byte [ ] ciphertext=Ciphers . RSAEncipherWSalt </text:p>
      <text:p text:style-name="Standard"/>
      <text:p text:style-name="Standard">(message . getBytes ( ) , BigintegerMath. THREE, recipModulus, sr) ; </text:p>
      <text:p text:style-name="Standard"/>
      <text:p text:style-name="Standard">//Send to the client </text:p>
      <text:p text:style-name="Standard">output .write (ciphertext ) ; </text:p>
      <text:p text:style-name="Standard">output . flush ( ) ; </text:p>
      <text:p text:style-name="Standard"/>
      <text:p text:style-name="Standard">//Display same message in output area </text:p>
      <text:p text:style-name="Standard">displayArea . append ( " \n" +message ) ; </text:p>
      <text:p text:style-name="Standard">enterField. setText ( " " ) ; </text:p>
      <text:p text:style-name="Standard"/>
      <text:p text:style-name="Standard">} catch ( lOException ioe ) { </text:p>
      <text:p text:style-name="Standard"/>
      <text:p text:style-name="Standard">displayArea. append ("\nError writing message"); </text:p>
      <text:p text:style-name="Standard"/>
      <text:p text:style-name="Standard">} </text:p>
      <text:p text:style-name="Standard"/>
      <text:p text:style-name="Standard">//Server wishes disconnect from the client </text:p>
      <text:p text:style-name="Standard">} else if (source==disconnectButton) { </text:p>
      <text:p text:style-name="Standard">try { </text:p>
      <text:p text:style-name="Standard"/>
      <text:p text:style-name="Standard">byte[] lastMsg=new byte[l]; </text:p>
      <text:p text:style-name="Standard">lastMsglO] =0; </text:p>
      <text:p text:style-name="Standard"/>
      <text:p text:style-name="Standard">output .write (Ciphers .RSAEncipherWSalt </text:p>
      <text:p text:style-name="Standard"/>
      <text:p text:style-name="Standard">( lastMsg, BigintegerMath . THREE, recipModulus , sr) ) ; </text:p>
      <text:p text:style-name="Standard">output . flush ( ) ; </text:p>
      <text:p text:style-name="Standard">closeAll ( ) ; </text:p>
      <text:p text:style-name="Standard"/>
      <text:p text:style-name="Standard">} catch (lOException ioe) { </text:p>
      <text:p text:style-name="Standard"/>
      <text:p text:style-name="Standard">displayArea. append ("\nError in disconnecting")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Note that before a message is encrypted and sent, it may be truncated so that it does not </text:p>
      <text:p text:style-name="Standard">exceed the plaintext block size. </text:p>
      <text:p text:style-name="Standard"/>
      <text:p text:style-name="Standard">The go() method is where the server does most of its work. It continually loops (until </text:p>
      <text:p text:style-name="Standard">someone closes the application) listening for incoming connections. When the accept() </text:p>
      <text:p text:style-name="Standard"/>
      <text:p text:style-name="Standard"><text:soft-page-break/></text:p>
      <text:p text:style-name="Standard"/>
      <text:p text:style-name="Standard">290 Chapter 15 Establishing Keys and Message Exchange </text:p>
      <text:p text:style-name="Standard"/>
      <text:p text:style-name="Standard"/>
      <text:p text:style-name="Standard">method returns a Socket object, a connection exists. The server then opens up its 10 streams, </text:p>
      <text:p text:style-name="Standard">and exchanges its public key (just the modulus — both parties will use 3 as their encipher- </text:p>
      <text:p text:style-name="Standard">ing exponent) with the client. It then enables the disconnect button on the frame, and makes </text:p>
      <text:p text:style-name="Standard">the message entry field editable. Finally, it enters into a loop, listening for messages from </text:p>
      <text:p text:style-name="Standard">its input stream. If the disconnect message 0 is sent from the client, or if there is no more </text:p>
      <text:p text:style-name="Standard">input to be read, the server disconnects by calling the closeAll() method, which you will soon </text:p>
      <text:p text:style-name="Standard">see. The server then loops back up to the top, and waits for another connection. </text:p>
      <text:p text:style-name="Standard"/>
      <text:p text:style-name="Standard">public void go ( ) { </text:p>
      <text:p text:style-name="Standard">try { </text:p>
      <text:p text:style-name="Standard"/>
      <text:p text:style-name="Standard">while (true) { </text:p>
      <text:p text:style-name="Standard"/>
      <text:p text:style-name="Standard">display Area. setText ( "Waiting for connection"); </text:p>
      <text:p text:style-name="Standard"/>
      <text:p text:style-name="Standard">//accept)) halts execution until a connection is made from a client </text:p>
      <text:p text:style-name="Standard">connection = server . accept ( ) ; </text:p>
      <text:p text:style-name="Standard"/>
      <text:p text:style-name="Standard">display Area. append ("\nConnection received from:" </text:p>
      <text:p text:style-name="Standard"/>
      <text:p text:style-name="Standard">+connection.getlnetAddress ( ) .getHostName ( ) ) ; </text:p>
      <text:p text:style-name="Standard"/>
      <text:p text:style-name="Standard">//Set up the 10 streams </text:p>
      <text:p text:style-name="Standard"/>
      <text:p text:style-name="Standard">output = new DataOutputStream{connection.getOutputStream( ) ) ; </text:p>
      <text:p text:style-name="Standard">output . flush ( ) ; </text:p>
      <text:p text:style-name="Standard"/>
      <text:p text:style-name="Standard">input = new DataInputStream(connection.getInputStream( ) ) ; </text:p>
      <text:p text:style-name="Standard"/>
      <text:p text:style-name="Standard">//Exchange public keys with the client-send yours, get theirs </text:p>
      <text:p text:style-name="Standard">exchangeKeys ( ) ; </text:p>
      <text:p text:style-name="Standard"/>
      <text:p text:style-name="Standard">//Send connection message to client </text:p>
      <text:p text:style-name="Standard">message = connection. getLocalAddress ( ) </text:p>
      <text:p text:style-name="Standard"/>
      <text:p text:style-name="Standard">. getLocalHost ( ) +" :Connection successful" ; </text:p>
      <text:p text:style-name="Standard">byte [ ] ciphertext=Ciphers . RSAEncipherWSalt </text:p>
      <text:p text:style-name="Standard"/>
      <text:p text:style-name="Standard">(message. getBytes ( ) , BigintegerMath. THREE, recipModulus, sr) ; </text:p>
      <text:p text:style-name="Standard"/>
      <text:p text:style-name="Standard">//Send to the client </text:p>
      <text:p text:style-name="Standard">output .write (ciphertext) ; </text:p>
      <text:p text:style-name="Standard">output . flush ( ) ; </text:p>
      <text:p text:style-name="Standard"/>
      <text:p text:style-name="Standard">//Enable disconnect button </text:p>
      <text:p text:style-name="Standard">disconnectButton. setEnabled (true) ; </text:p>
      <text:p text:style-name="Standard"/>
      <text:p text:style-name="Standard"><text:soft-page-break/>//Messages may now be entered </text:p>
      <text:p text:style-name="Standard">enterEield. setEnabled (true) ; </text:p>
      <text:p text:style-name="Standard"/>
      <text:p text:style-name="Standard">try { </text:p>
      <text:p text:style-name="Standard"/>
      <text:p text:style-name="Standard">//Read as long as there is input </text:p>
      <text:p text:style-name="Standard"/>
      <text:p text:style-name="Standard">byte[] buffer=new byte [ciphertextBlockSize] ; </text:p>
      <text:p text:style-name="Standard"/>
      <text:p text:style-name="Standard">boolean disconnectMsgSent=f alse ; </text:p>
      <text:p text:style-name="Standard"/>
      <text:p text:style-name="Standard">while ( !disconnectMsgSent&amp;&amp;input.read(buffer) !=-l) { </text:p>
      <text:p text:style-name="Standard"/>
      <text:p text:style-name="Standard"/>
      <text:p text:style-name="Standard"/>
      <text:p text:style-name="Standard">15.4 Cipher Chat Application 291 </text:p>
      <text:p text:style-name="Standard"/>
      <text:p text:style-name="Standard"/>
      <text:p text:style-name="Standard">//Decipher the bytes read in </text:p>
      <text:p text:style-name="Standard">byte [] </text:p>
      <text:p text:style-name="Standard"/>
      <text:p text:style-name="Standard">plaintext =Ciphers . RSADecipherWSalt (buffer, dec ipherExp, modulus) ; </text:p>
      <text:p text:style-name="Standard">if (piaintext . length==l&amp;&amp;plaintext [0] ==0) { </text:p>
      <text:p text:style-name="Standard">disconnectMsgSent=true; </text:p>
      <text:p text:style-name="Standard">closeAll ( ) ; </text:p>
      <text:p text:style-name="Standard"/>
      <text:p text:style-name="Standard">} eise { </text:p>
      <text:p text:style-name="Standard"/>
      <text:p text:style-name="Standard">//convert to a string and display </text:p>
      <text:p text:style-name="Standard">message = new Strlng(plaintext); </text:p>
      <text:p text:style-name="Standard">dlsplayArea . append ( " \n" +message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/Socket was closed from client side </text:p>
      <text:p text:style-name="Standard">} catch (SocketException se) { </text:p>
      <text:p text:style-name="Standard"/>
      <text:p text:style-name="Standard">//close connection and 10 streams, change some components </text:p>
      <text:p text:style-name="Standard">closeAil ( ) ; </text:p>
      <text:p text:style-name="Standard"/>
      <text:p text:style-name="Standard">} </text:p>
      <text:p text:style-name="Standard"/>
      <text:p text:style-name="Standard">closeAll ( ) ; </text:p>
      <text:p text:style-name="Standard"/>
      <text:p text:style-name="Standard">} </text:p>
      <text:p text:style-name="Standard"/>
      <text:p text:style-name="Standard">} catch (Exception exc) { </text:p>
      <text:p text:style-name="Standard">exc . printStackTrace ( ) ; </text:p>
      <text:p text:style-name="Standard"/>
      <text:p text:style-name="Standard">} </text:p>
      <text:p text:style-name="Standard"><text:soft-page-break/></text:p>
      <text:p text:style-name="Standard">} </text:p>
      <text:p text:style-name="Standard"/>
      <text:p text:style-name="Standard">Here is the closeAll() method. It puts a “Connection closing” string in the display area, </text:p>
      <text:p text:style-name="Standard">then shuts down its 10 streams, then the socket. It turns off the message entry field, and </text:p>
      <text:p text:style-name="Standard">disables the disconnect button. </text:p>
      <text:p text:style-name="Standard"/>
      <text:p text:style-name="Standard">//Close socket and 10 streams, change appearance/ functionality of some components </text:p>
      <text:p text:style-name="Standard">private void closeAll () throws lOExceptlon { </text:p>
      <text:p text:style-name="Standard">dlsplayArea. append ("\nConnectlon closing") ; </text:p>
      <text:p text:style-name="Standard">output . close ( ) ; </text:p>
      <text:p text:style-name="Standard">input . close ( ) ; </text:p>
      <text:p text:style-name="Standard">connection . close ( ) ; </text:p>
      <text:p text:style-name="Standard"/>
      <text:p text:style-name="Standard">//Disable message entry </text:p>
      <text:p text:style-name="Standard">enterFleld.setEnabled( false) ; </text:p>
      <text:p text:style-name="Standard"/>
      <text:p text:style-name="Standard">//We are not connected-turn off the disconnect button </text:p>
      <text:p text:style-name="Standard">disconnectButton. setEnabled ( false) ; </text:p>
      <text:p text:style-name="Standard"/>
      <text:p text:style-name="Standard">} </text:p>
      <text:p text:style-name="Standard"/>
      <text:p text:style-name="Standard">Of course, here is the main() method of CipherChatServer, which simply sets up the </text:p>
      <text:p text:style-name="Standard">GUI, binds to a port for listening, then calls the go() method. </text:p>
      <text:p text:style-name="Standard"/>
      <text:p text:style-name="Standard">public static void main (String [ ] args) throws lOException { </text:p>
      <text:p text:style-name="Standard"/>
      <text:p text:style-name="Standard">CipherChatServer ccs=new CipherChatServer () ; </text:p>
      <text:p text:style-name="Standard"/>
      <text:p text:style-name="Standard">CCS .addWindowListener ( </text:p>
      <text:p text:style-name="Standard">new WindowAdapter ( ) { </text:p>
      <text:p text:style-name="Standard"/>
      <text:p text:style-name="Standard"/>
      <text:p text:style-name="Standard"/>
      <text:p text:style-name="Standard">292 Chapter 15 Establishing Keys and Message Exchange </text:p>
      <text:p text:style-name="Standard"/>
      <text:p text:style-name="Standard"/>
      <text:p text:style-name="Standard">public void windowclosing (WindowEvent e) { </text:p>
      <text:p text:style-name="Standard">System. exit ( 0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) ; </text:p>
      <text:p text:style-name="Standard"/>
      <text:p text:style-name="Standard">server = new ServerSocket ( 55555 ) ; </text:p>
      <text:p text:style-name="Standard"/>
      <text:p text:style-name="Standard">CCS .go ( ) ; </text:p>
      <text:p text:style-name="Standard">server. close ( ) ; </text:p>
      <text:p text:style-name="Standard"/>
      <text:p text:style-name="Standard"/>
      <text:p text:style-name="Standard"><text:soft-page-break/>} </text:p>
      <text:p text:style-name="Standard"/>
      <text:p text:style-name="Standard"/>
      <text:p text:style-name="Standard">The client side of the chat program is pretty much the same, except it must initiate the </text:p>
      <text:p text:style-name="Standard">connection with the server. Either the client or the server can break the connection, but the </text:p>
      <text:p text:style-name="Standard">client must reinitiate, if desired. Figure 15.2 shows a screen shot of the client. </text:p>
      <text:p text:style-name="Standard"/>
      <text:p text:style-name="Standard">It contains an area to type in the name of the server to connect to, and a button to con- </text:p>
      <text:p text:style-name="Standard">nect. This button changes appearance once a connection exists; the label changes to “Dis- </text:p>
      <text:p text:style-name="Standard">connect from server above.” The client also contains a field to type messages in, and an </text:p>
      <text:p text:style-name="Standard">output area for incoming messages, and connection information. </text:p>
      <text:p text:style-name="Standard"/>
      <text:p text:style-name="Standard">import java.lo.*; </text:p>
      <text:p text:style-name="Standard">import j ava . net . * ; </text:p>
      <text:p text:style-name="Standard"/>
      <text:p text:style-name="Standard"/>
      <text:p text:style-name="Standard"/>
      <text:p text:style-name="Standard"/>
      <text:p text:style-name="Standard">15.4 Cipher Chat Application 293 </text:p>
      <text:p text:style-name="Standard"/>
      <text:p text:style-name="Standard"/>
      <text:p text:style-name="Standard">import 3 ava . awt . * ; </text:p>
      <text:p text:style-name="Standard">import j ava . awt . event . * ; </text:p>
      <text:p text:style-name="Standard">import j ava . math . * ; </text:p>
      <text:p text:style-name="Standard">import java. security ; </text:p>
      <text:p text:style-name="Standard"/>
      <text:p text:style-name="Standard">public class CipherChatClient extends Frame implements ActionListener { </text:p>
      <text:p text:style-name="Standard"/>
      <text:p text:style-name="Standard">The following are all the objects the client will need. They are: </text:p>
      <text:p text:style-name="Standard"/>
      <text:p text:style-name="Standard">1. The graphical components for the chat window. </text:p>
      <text:p text:style-name="Standard"/>
      <text:p text:style-name="Standard">2. The objects used for input and output. </text:p>
      <text:p text:style-name="Standard"/>
      <text:p text:style-name="Standard">3. The networking objects required to establish a connection. </text:p>
      <text:p text:style-name="Standard"/>
      <text:p text:style-name="Standard">4. The crypto objects to store the client’s public and private keys, and to store the public key </text:p>
      <text:p text:style-name="Standard">of the server. Two variables record the length of the ciphertext, and the length of the </text:p>
      <text:p text:style-name="Standard">plaintext. </text:p>
      <text:p text:style-name="Standard"/>
      <text:p text:style-name="Standard">5. A Thread object. Since the client’s go() method (which just reads the input stream) can- </text:p>
      <text:p text:style-name="Standard">not be called from the main method (since a connection may not yet exist), but is called </text:p>
      <text:p text:style-name="Standard">from the actionPerformed() method, it does not exist in a separate thread from the frame. </text:p>
      <text:p text:style-name="Standard">Thus, the read() method will block execution and won’t allow interactivity with the </text:p>
      <text:p text:style-name="Standard">frame, unless it runs in a separate thread. (Note that the chat server does not have this prob- </text:p>
      <text:p text:style-name="Standard">lem.) </text:p>
      <text:p text:style-name="Standard"/>
      <text:p text:style-name="Standard">private TextField serverField=new TextField( ) ; </text:p>
      <text:p text:style-name="Standard"/>
      <text:p text:style-name="Standard">private Button connectButton=new Button { "Connect to server above"); </text:p>
      <text:p text:style-name="Standard"/>
      <text:p text:style-name="Standard">private TextField enterField=new TextField () ; </text:p>
      <text:p text:style-name="Standard"><text:soft-page-break/></text:p>
      <text:p text:style-name="Standard">private TextArea displayArea = new TextAreaO; </text:p>
      <text:p text:style-name="Standard"/>
      <text:p text:style-name="Standard">private Panel top=new Panel ( ) ; </text:p>
      <text:p text:style-name="Standard"/>
      <text:p text:style-name="Standard">private Panel bottom=new Panel ( ) ; </text:p>
      <text:p text:style-name="Standard"/>
      <text:p text:style-name="Standard">private DataOutputStream output; </text:p>
      <text:p text:style-name="Standard">private DataInputStream input; </text:p>
      <text:p text:style-name="Standard"/>
      <text:p text:style-name="Standard">private String message=""; </text:p>
      <text:p text:style-name="Standard">private String chatServer; </text:p>
      <text:p text:style-name="Standard"/>
      <text:p text:style-name="Standard">private Socket connection=null ; </text:p>
      <text:p text:style-name="Standard">private InetAddress clientName; </text:p>
      <text:p text:style-name="Standard">private InetAddress serverName; </text:p>
      <text:p text:style-name="Standard"/>
      <text:p text:style-name="Standard">private Biginteger p, g, modulus , dec ipherExp, recipModulus ; </text:p>
      <text:p text:style-name="Standard">private SecureRandom sr=new SecureRandom ( ) ; </text:p>
      <text:p text:style-name="Standard">private int ciphertextBlockSize; </text:p>
      <text:p text:style-name="Standard">private int plaintextBlockSize ; </text:p>
      <text:p text:style-name="Standard"/>
      <text:p text:style-name="Standard"/>
      <text:p text:style-name="Standard">private static Thread listener=null ; </text:p>
      <text:p text:style-name="Standard"/>
      <text:p text:style-name="Standard"/>
      <text:p text:style-name="Standard"/>
      <text:p text:style-name="Standard">294 Chapter 15 Establishing Keys and Message Exchange </text:p>
      <text:p text:style-name="Standard"/>
      <text:p text:style-name="Standard"/>
      <text:p text:style-name="Standard">The constructor does the typical thing for a GUI; it lays out all the components on the </text:p>
      <text:p text:style-name="Standard">frame, and displays it. However, this constructor also produces the public and private keys </text:p>
      <text:p text:style-name="Standard">of the client when it calls the makeKeys() method, which we will see later. </text:p>
      <text:p text:style-name="Standard"/>
      <text:p text:style-name="Standard">public CipherChatClient ( ) { </text:p>
      <text:p text:style-name="Standard"/>
      <text:p text:style-name="Standard">super ( "Cipher Chat Client"); </text:p>
      <text:p text:style-name="Standard"/>
      <text:p text:style-name="Standard">//Establish keys for RSA cipher </text:p>
      <text:p text:style-name="Standard">makeKeys ( ) ; </text:p>
      <text:p text:style-name="Standard"/>
      <text:p text:style-name="Standard">//Lay out the components and display the frame </text:p>
      <text:p text:style-name="Standard">setLayout (new GridLayout (2,1) ) ; </text:p>
      <text:p text:style-name="Standard">top . setLayout (new GridLayout (3,1)); </text:p>
      <text:p text:style-name="Standard">add (top) ; </text:p>
      <text:p text:style-name="Standard"/>
      <text:p text:style-name="Standard">bottom. setLayout (new GridLayout (1, 1) ) ; </text:p>
      <text:p text:style-name="Standard">add (bottom) ; </text:p>
      <text:p text:style-name="Standard"/>
      <text:p text:style-name="Standard">connectButton.addActionListener (this) ; </text:p>
      <text:p text:style-name="Standard">enterField.setEnabled( false) ; </text:p>
      <text:p text:style-name="Standard">enterField. addActionListener ( this ) ; </text:p>
      <text:p text:style-name="Standard"><text:soft-page-break/>top.add(serverField) ; </text:p>
      <text:p text:style-name="Standard">top.add(connectButton) ; </text:p>
      <text:p text:style-name="Standard">top. add (enterField) ; </text:p>
      <text:p text:style-name="Standard">bottom. add (displayArea) ; </text:p>
      <text:p text:style-name="Standard">setSize (400 , 300 ) ; </text:p>
      <text:p text:style-name="Standard">show ( ) ; </text:p>
      <text:p text:style-name="Standard"/>
      <text:p text:style-name="Standard">} </text:p>
      <text:p text:style-name="Standard"/>
      <text:p text:style-name="Standard">The client does a lot of work in its actionPerformed() method. The ActionEvents gener- </text:p>
      <text:p text:style-name="Standard">ated here may mean more than one thing. The events are: </text:p>
      <text:p text:style-name="Standard"/>
      <text:p text:style-name="Standard">1. The user hit enter in the message entry field, and wants to send the message. We send this </text:p>
      <text:p text:style-name="Standard">message down the output stream the way we did for the server. </text:p>
      <text:p text:style-name="Standard"/>
      <text:p text:style-name="Standard">2. The user pressed the connect/disconnect button. This can mean one of two things: </text:p>
      <text:p text:style-name="Standard"/>
      <text:p text:style-name="Standard">a) We are currently connected, and the client wishes to disconnect. To disconnect, we </text:p>
      <text:p text:style-name="Standard">must first send the terminate message 0 (enciphered) to the server. Then we call the </text:p>
      <text:p text:style-name="Standard">closeAllO method, which closes the streams and sockets, and changes the appear- </text:p>
      <text:p text:style-name="Standard">ance/functionality of components on the GUI. </text:p>
      <text:p text:style-name="Standard"/>
      <text:p text:style-name="Standard">b) We are currently disconnected, and the client wishes to connect. To connect (or recon- </text:p>
      <text:p text:style-name="Standard">nect) the client must attempt to establish a socket with the specified server, open its </text:p>
      <text:p text:style-name="Standard">10 streams, exchange public keys with the server, and enable the message entry field. </text:p>
      <text:p text:style-name="Standard">It then calls the go() method, which listens for input in a separate thread. </text:p>
      <text:p text:style-name="Standard"/>
      <text:p text:style-name="Standard">All of these cases are handled here. </text:p>
      <text:p text:style-name="Standard"/>
      <text:p text:style-name="Standard">public void actionPerformed (ActionEvent e) { </text:p>
      <text:p text:style-name="Standard"/>
      <text:p text:style-name="Standard">Ob j ect source=e . getSource ( ) ; </text:p>
      <text:p text:style-name="Standard"/>
      <text:p text:style-name="Standard">//Client pressed enter in the message entry field-send it </text:p>
      <text:p text:style-name="Standard">if (source==enterField) { </text:p>
      <text:p text:style-name="Standard"/>
      <text:p text:style-name="Standard"/>
      <text:p text:style-name="Standard"/>
      <text:p text:style-name="Standard">15.4 Cipher Chat Application 295 </text:p>
      <text:p text:style-name="Standard"/>
      <text:p text:style-name="Standard"/>
      <text:p text:style-name="Standard">//Get the message </text:p>
      <text:p text:style-name="Standard"/>
      <text:p text:style-name="Standard">message=e . getActionCommand ( ) ; </text:p>
      <text:p text:style-name="Standard"/>
      <text:p text:style-name="Standard">try { </text:p>
      <text:p text:style-name="Standard"/>
      <text:p text:style-name="Standard">//Encipher the message </text:p>
      <text:p text:style-name="Standard"/>
      <text:p text:style-name="Standard">if (message . length ( ) &gt;plaintextBlockSize) </text:p>
      <text:p text:style-name="Standard"/>
      <text:p text:style-name="Standard">message=message . substring ( 0 ,plaintextBlockSize) ; </text:p>
      <text:p text:style-name="Standard"><text:soft-page-break/>byte [ ] ciphertext=Ciphers . RSAEncipherWSalt </text:p>
      <text:p text:style-name="Standard"/>
      <text:p text:style-name="Standard">(message. getBytes ( ) , BigintegerMath. THREE, recipModulus, sr) ; </text:p>
      <text:p text:style-name="Standard"/>
      <text:p text:style-name="Standard">//Send to the server </text:p>
      <text:p text:style-name="Standard">output .write (ciphertext ) ; </text:p>
      <text:p text:style-name="Standard">output . flush ( ) ; </text:p>
      <text:p text:style-name="Standard"/>
      <text:p text:style-name="Standard">//Display same message in client output area </text:p>
      <text:p text:style-name="Standard">displayArea . append ( " \n" rmessage ) ; </text:p>
      <text:p text:style-name="Standard">enterField. setText ( " " ) ; </text:p>
      <text:p text:style-name="Standard"/>
      <text:p text:style-name="Standard">} catch (lOException ioe) { </text:p>
      <text:p text:style-name="Standard"/>
      <text:p text:style-name="Standard">displayArea. append ("\nError writing message"); </text:p>
      <text:p text:style-name="Standard"/>
      <text:p text:style-name="Standard">} </text:p>
      <text:p text:style-name="Standard"/>
      <text:p text:style-name="Standard">else if (source==connectButton) { </text:p>
      <text:p text:style-name="Standard"/>
      <text:p text:style-name="Standard">if (connection! =null) { //Already connected-button press now means disconnect </text:p>
      <text:p text:style-name="Standard">try { </text:p>
      <text:p text:style-name="Standard"/>
      <text:p text:style-name="Standard">//Send final message of 0 </text:p>
      <text:p text:style-name="Standard">byte[] lastMsg=new byte[l]; </text:p>
      <text:p text:style-name="Standard">lastMsg[0] =0; </text:p>
      <text:p text:style-name="Standard"/>
      <text:p text:style-name="Standard">output .write (Ciphers . RSAEncipherWSalt </text:p>
      <text:p text:style-name="Standard"/>
      <text:p text:style-name="Standard">( lastMsg, BigintegerMath. THREE, recipModulus , sr) ) ; </text:p>
      <text:p text:style-name="Standard">output . flush ( ) ; </text:p>
      <text:p text:style-name="Standard"/>
      <text:p text:style-name="Standard">//close connection and TO streams, change some components </text:p>
      <text:p text:style-name="Standard">closeAll ( ) ; </text:p>
      <text:p text:style-name="Standard"/>
      <text:p text:style-name="Standard">} catch (lOException ioe) { </text:p>
      <text:p text:style-name="Standard"/>
      <text:p text:style-name="Standard">displayArea. append ("\nError closing connection"); </text:p>
      <text:p text:style-name="Standard"/>
      <text:p text:style-name="Standard">} </text:p>
      <text:p text:style-name="Standard"/>
      <text:p text:style-name="Standard">} else {//Not connected-connect </text:p>
      <text:p text:style-name="Standard"/>
      <text:p text:style-name="Standard">//Get name of server to connect to </text:p>
      <text:p text:style-name="Standard">chatServer=serverField. getText ( ) ; </text:p>
      <text:p text:style-name="Standard"/>
      <text:p text:style-name="Standard">displayArea. setText ( "Attempting connection to "+chatServer) ; </text:p>
      <text:p text:style-name="Standard">try { </text:p>
      <text:p text:style-name="Standard"/>
      <text:p text:style-name="Standard">//Set up the socket </text:p>
      <text:p text:style-name="Standard"/>
      <text:p text:style-name="Standard">connection = new Socket (chatServer, 55555 ) ; </text:p>
      <text:p text:style-name="Standard"><text:soft-page-break/>displayArea . append </text:p>
      <text:p text:style-name="Standard"/>
      <text:p text:style-name="Standard">( "\nConnected to: "+connection . getInetAddress ( ) . getHostName ( ) ) ; </text:p>
      <text:p text:style-name="Standard"/>
      <text:p text:style-name="Standard">//Set up the TO streams </text:p>
      <text:p text:style-name="Standard"/>
      <text:p text:style-name="Standard">output = new DataOutputStream (connection . getOutputStream ()) ; </text:p>
      <text:p text:style-name="Standard">output . flush ( ) ; </text:p>
      <text:p text:style-name="Standard"/>
      <text:p text:style-name="Standard"/>
      <text:p text:style-name="Standard"/>
      <text:p text:style-name="Standard">296 Chapter 15 Establishing Keys and Message Exchange </text:p>
      <text:p text:style-name="Standard"/>
      <text:p text:style-name="Standard"/>
      <text:p text:style-name="Standard">input = new DataInputStream (connection. getInputStream {)) ; </text:p>
      <text:p text:style-name="Standard"/>
      <text:p text:style-name="Standard">//Exchange public keys with the server-send yours, get theirs </text:p>
      <text:p text:style-name="Standard">exchangeKeys { ) ; </text:p>
      <text:p text:style-name="Standard"/>
      <text:p text:style-name="Standard">//Change appearance/functionality of some components </text:p>
      <text:p text:style-name="Standard">serverFieid. setEditable ( false) ; </text:p>
      <text:p text:style-name="Standard"/>
      <text:p text:style-name="Standard">connectButton. setLabel ( "Disconnect from server above"); </text:p>
      <text:p text:style-name="Standard">enterField. setEnabied{true) ; </text:p>
      <text:p text:style-name="Standard"/>
      <text:p text:style-name="Standard">//Set up a thread to listen for the connection </text:p>
      <text:p text:style-name="Standard">iistener = new Thread { </text:p>
      <text:p text:style-name="Standard">new Runnable ( ) { </text:p>
      <text:p text:style-name="Standard"/>
      <text:p text:style-name="Standard">public void run() { </text:p>
      <text:p text:style-name="Standard">go (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) ; </text:p>
      <text:p text:style-name="Standard"/>
      <text:p text:style-name="Standard">iistener. start { ) ; </text:p>
      <text:p text:style-name="Standard"/>
      <text:p text:style-name="Standard">} catch (lOException ioe) { </text:p>
      <text:p text:style-name="Standard"/>
      <text:p text:style-name="Standard">displayArea. append ( "\nError connecting to "rchatServer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<text:soft-page-break/>The makeKeysO method here is the same as the one in CipherChatServer. </text:p>
      <text:p text:style-name="Standard"/>
      <text:p text:style-name="Standard">private void makeKeys ( ) { </text:p>
      <text:p text:style-name="Standard"/>
      <text:p text:style-name="Standard">PrimeGenerator pg=new PrimeGenerator ( 513 , 10 , sr ) ; </text:p>
      <text:p text:style-name="Standard">do { </text:p>
      <text:p text:style-name="Standard"/>
      <text:p text:style-name="Standard">p=pg . getStrongPrime ( ) ; </text:p>
      <text:p text:style-name="Standard"/>
      <text:p text:style-name="Standard">} while (p . subtract (BigintegerMath. ONE) .mod (BlglntegerMath . THREE) .equals </text:p>
      <text:p text:style-name="Standard">(BigIntegerMath. ZERO) ) ; </text:p>
      <text:p text:style-name="Standard"/>
      <text:p text:style-name="Standard">do { </text:p>
      <text:p text:style-name="Standard"/>
      <text:p text:style-name="Standard">q=pg . getStrongPrime ( ) ; </text:p>
      <text:p text:style-name="Standard"/>
      <text:p text:style-name="Standard">} while (g. subtract (BigintegerMath. ONE) .mod (BigintegerMath. THREE) .equals </text:p>
      <text:p text:style-name="Standard">(BigintegerMath. ZERO) ) ; </text:p>
      <text:p text:style-name="Standard">modulus=p .multiply (q) ; </text:p>
      <text:p text:style-name="Standard"/>
      <text:p text:style-name="Standard">//Use 3 as enciphering exponent - OK since we are using salt </text:p>
      <text:p text:style-name="Standard">dec lpherExp=Biglnt egerMath. THREE .modinverse (p . subtract (BigintegerMath. ONE) </text:p>
      <text:p text:style-name="Standard">.multiply (q. subtract (BigintegerMath. ONE) ) ) ; </text:p>
      <text:p text:style-name="Standard">ciphertextBlockSize= (modulus .bitLength ( ) -1 ) /8+1 ; </text:p>
      <text:p text:style-name="Standard">plaintextBlockSize=ciphertextBlockSize-6 ; </text:p>
      <text:p text:style-name="Standard"/>
      <text:p text:style-name="Standard">} </text:p>
      <text:p text:style-name="Standard"/>
      <text:p text:style-name="Standard">The exchangeKeysO method here is the same as the one in CipherChatServer, except </text:p>
      <text:p text:style-name="Standard">the client sends its key first, then waits for the public key of the server. </text:p>
      <text:p text:style-name="Standard"/>
      <text:p text:style-name="Standard"/>
      <text:p text:style-name="Standard"/>
      <text:p text:style-name="Standard">15.4 Cipher Chat Application </text:p>
      <text:p text:style-name="Standard"/>
      <text:p text:style-name="Standard"/>
      <text:p text:style-name="Standard">297 </text:p>
      <text:p text:style-name="Standard"/>
      <text:p text:style-name="Standard"/>
      <text:p text:style-name="Standard">private void exchangeKeys { ) { </text:p>
      <text:p text:style-name="Standard">try { </text:p>
      <text:p text:style-name="Standard"/>
      <text:p text:style-name="Standard">output .write (modulus . toByteArray ( ) ) ; </text:p>
      <text:p text:style-name="Standard">byte[] buffer=new byte[ciphertextBlockSize]; </text:p>
      <text:p text:style-name="Standard">input. read (buffer) ; </text:p>
      <text:p text:style-name="Standard"/>
      <text:p text:style-name="Standard">recipModulus=new Biglnteger(l, buffer) ; </text:p>
      <text:p text:style-name="Standard"/>
      <text:p text:style-name="Standard">} catch (lOException ice) { </text:p>
      <text:p text:style-name="Standard"/>
      <text:p text:style-name="Standard">System. err. println("Error establishing keys"); </text:p>
      <text:p text:style-name="Standard"/>
      <text:p text:style-name="Standard"><text:soft-page-break/>} </text:p>
      <text:p text:style-name="Standard"/>
      <text:p text:style-name="Standard">} </text:p>
      <text:p text:style-name="Standard"/>
      <text:p text:style-name="Standard">The go() method is where the client enters into a loop, listening for messages from its input </text:p>
      <text:p text:style-name="Standard">stream. It then proceeds to read input; if the disconnect message 0 is sent from the server, </text:p>
      <text:p text:style-name="Standard">or if there is no more input to be read, the client disconnects by calling its closeAll() method, </text:p>
      <text:p text:style-name="Standard">which you will soon see. This method will be called whenever the client clicks on “Connect </text:p>
      <text:p text:style-name="Standard">to server above.” </text:p>
      <text:p text:style-name="Standard"/>
      <text:p text:style-name="Standard">private void go ( ) { </text:p>
      <text:p text:style-name="Standard">try { </text:p>
      <text:p text:style-name="Standard"/>
      <text:p text:style-name="Standard">//Read as long as there is input </text:p>
      <text:p text:style-name="Standard"/>
      <text:p text:style-name="Standard">byte[] buffer=new byte [ciphertextBlockSize] ; </text:p>
      <text:p text:style-name="Standard"/>
      <text:p text:style-name="Standard">boolean disconnectMsgSent=f alse ; </text:p>
      <text:p text:style-name="Standard"/>
      <text:p text:style-name="Standard">while ( !disconnectMsgSent&amp;&amp;input. read (buffer ) !=-l) { </text:p>
      <text:p text:style-name="Standard"/>
      <text:p text:style-name="Standard">//Decipher the bytes read in </text:p>
      <text:p text:style-name="Standard"/>
      <text:p text:style-name="Standard">byte[] plaintext=Ciphers .RSADecipherWSalt (buff er, decipherExp, modulus ) ; </text:p>
      <text:p text:style-name="Standard">if (plaintext . length==l&amp;&amp;plaintext [0] ==0 ) { </text:p>
      <text:p text:style-name="Standard">disconnectMsgSent=true; </text:p>
      <text:p text:style-name="Standard">cioseAil ( ) ; </text:p>
      <text:p text:style-name="Standard"/>
      <text:p text:style-name="Standard">} else { </text:p>
      <text:p text:style-name="Standard"/>
      <text:p text:style-name="Standard">//convert to a string and display </text:p>
      <text:p text:style-name="Standard">message = new String (plaintext ) ; </text:p>
      <text:p text:style-name="Standard">displayArea . append ( "\n"+message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catch (lOException ice) { </text:p>
      <text:p text:style-name="Standard"/>
      <text:p text:style-name="Standard">//Server disconnected-we can reconnect if we wish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The closeAllO method for the client is similar to the one for the server. It closes its 10 </text:p>
      <text:p text:style-name="Standard">streams, then the socket. It ensures to set the socket to null, since this is how the client tests </text:p>
      <text:p text:style-name="Standard">for a connection. The client then changes its button to say “Connect to server above” again, </text:p>
      <text:p text:style-name="Standard">and shuts off the message entry field. </text:p>
      <text:p text:style-name="Standard"/>
      <text:p text:style-name="Standard">//Close socket and 10 streams, change appearance/ functionality of some components </text:p>
      <text:p text:style-name="Standard"><text:soft-page-break/>private void closeAllO throws lOException { </text:p>
      <text:p text:style-name="Standard">displayArea. append ("\nConnection closing") ; </text:p>
      <text:p text:style-name="Standard">output . close ( ) ; </text:p>
      <text:p text:style-name="Standard"/>
      <text:p text:style-name="Standard"/>
      <text:p text:style-name="Standard"/>
      <text:p text:style-name="Standard">298 Chapter 15 Establishing Keys and Message Exchange </text:p>
      <text:p text:style-name="Standard"/>
      <text:p text:style-name="Standard"/>
      <text:p text:style-name="Standard">input . close ( ) ; </text:p>
      <text:p text:style-name="Standard">connection. close ( ) ; </text:p>
      <text:p text:style-name="Standard"/>
      <text:p text:style-name="Standard">//We are no longer connected </text:p>
      <text:p text:style-name="Standard">connect ion=nul 1 ; </text:p>
      <text:p text:style-name="Standard"/>
      <text:p text:style-name="Standard">//Change components </text:p>
      <text:p text:style-name="Standard">serverField. setEditable (true) ; </text:p>
      <text:p text:style-name="Standard"/>
      <text:p text:style-name="Standard">connectButton. setLabel ( "Connect to server above"); </text:p>
      <text:p text:style-name="Standard">enterField.setEnabled( false) ; </text:p>
      <text:p text:style-name="Standard"/>
      <text:p text:style-name="Standard">} </text:p>
      <text:p text:style-name="Standard"/>
      <text:p text:style-name="Standard">Here is the main() method of CipherChatClient, which simply sets up the GUI. </text:p>
      <text:p text:style-name="Standard"/>
      <text:p text:style-name="Standard">public static void main( String args[] ) throws lOException { </text:p>
      <text:p text:style-name="Standard">final CipherChatClient ccc = new CipherChatClient ( ) ; </text:p>
      <text:p text:style-name="Standard">ccc . addWindowListener ( </text:p>
      <text:p text:style-name="Standard">new WindowAdapter ( ) { </text:p>
      <text:p text:style-name="Standard"/>
      <text:p text:style-name="Standard">public void windowclosing (WindowEvent e) { </text:p>
      <text:p text:style-name="Standard"/>
      <text:p text:style-name="Standard">System. exit ( 0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>Note that this chat program makes no attempt to authenticate its users. That is, you don’t </text:p>
      <text:p text:style-name="Standard">know if the person on the other end of the socket is actually whom he or she claims to he </text:p>
      <text:p text:style-name="Standard">(without, perhaps, asking a few personal questions). To provide authentication, the keys </text:p>
      <text:p text:style-name="Standard">would not be generated for each connection, but would already be on file with a Trusted Third </text:p>
      <text:p text:style-name="Standard">Party, or TTP (see the chapter on cryptographic applications for discussion of a TTP). Each </text:p>
      <text:p text:style-name="Standard">communicant can check the received public keys against this database. It would be virtu- </text:p>
      <text:p text:style-name="Standard">ally impossible for a chatter to pretend to be someone else without knowledge of his or her </text:p>
      <text:p text:style-name="Standard">decryption keys. (They certainly would have a hell of a time trying to carry on an intelli- </text:p>
      <text:p text:style-name="Standard">gent conversation with you without being able to decrypt your messages!) </text:p>
      <text:p text:style-name="Standard"/>
      <text:p text:style-name="Standard">EXERCISE </text:p>
      <text:p text:style-name="Standard"/>
      <text:p text:style-name="Standard">Realistically, a chat program should function both as a multithreaded server, and a multi- </text:p>
      <text:p text:style-name="Standard"><text:soft-page-break/>threaded client. This would allow you to start your chat program and initiate connections </text:p>
      <text:p text:style-name="Standard">with multiple chatters, while at the same time listening for connections from other chatters </text:p>
      <text:p text:style-name="Standard">wishing to connect with you. Write an enciphered chat program with this capability, and use </text:p>
      <text:p text:style-name="Standard">a cipher other than RSA. </text:p>
      <text:p text:style-name="Standard"/>
      <text:p text:style-name="Standard"/>
      <text:p text:style-name="Standard">CHAPTER 16 </text:p>
      <text:p text:style-name="Standard"/>
      <text:p text:style-name="Standard">Cryptographic Applications </text:p>
      <text:p text:style-name="Standard"/>
      <text:p text:style-name="Standard"/>
      <text:p text:style-name="Standard">The classical use of cryptography was to use it to pass secret messages between enti- </text:p>
      <text:p text:style-name="Standard">ties. More recently, cryptography has shown its usefulness in many other ways. We will </text:p>
      <text:p text:style-name="Standard">investigate some of these topics in this chapter. </text:p>
      <text:p text:style-name="Standard"/>
      <text:p text:style-name="Standard">16.1 SHADOWS </text:p>
      <text:p text:style-name="Standard"/>
      <text:p text:style-name="Standard">The Chinese Remainder Theorem has many important applications in cryptography. One of </text:p>
      <text:p text:style-name="Standard">these applications is the protection of vital information from both disclosure (whether inten- </text:p>
      <text:p text:style-name="Standard">tional or not), and from loss. Suppose there is a secret that must be protected from exposure. </text:p>
      <text:p text:style-name="Standard">This might be done by giving separate individuals (who may not even know each other) a </text:p>
      <text:p text:style-name="Standard">piece of the information. To retrieve it, everyone supplies his or her piece and the secret is </text:p>
      <text:p text:style-name="Standard">recovered. However, if one of these persons dies, or if his piece of the information has </text:p>
      <text:p text:style-name="Standard">become somehow inaccessible, we must be able to protect the secret from being lost. That </text:p>
      <text:p text:style-name="Standard">is, we should require that any subset of these individuals (of a predetermined minimum </text:p>
      <text:p text:style-name="Standard">size) be able to reconstruct the secret. CRT provides us with a way to do this. </text:p>
      <text:p text:style-name="Standard"/>
      <text:p text:style-name="Standard">Let the secret be represented by N, a large integer. From this N we will construct a </text:p>
      <text:p text:style-name="Standard">sequence of integers ^l, S2, ■ ■ ■ , s,., called “shadows,” and give them to r different individ- </text:p>
      <text:p text:style-name="Standard">uals. We generate the shadows thus; Choose a prime p greater than N, and a sequence of pair- </text:p>
      <text:p text:style-name="Standard">wise relatively prime integers not divisible by p, say nii, m2 , . . . , m, such that &lt; m2 &lt; . . . </text:p>
      <text:p text:style-name="Standard">&lt; m,., and such that </text:p>
      <text:p text:style-name="Standard"/>
      <text:p text:style-name="Standard"/>
      <text:p text:style-name="Standard">mpn 2 . ■ .nv&gt; pm,m,._i. . </text:p>
      <text:p text:style-name="Standard"/>
      <text:p text:style-name="Standard">This last inequality says that if we take the smallest r' integers, their product must be </text:p>
      <text:p text:style-name="Standard">greater than p times the largest r' — 1 integers. This implies that if M = mim2 . . . then </text:p>
      <text:p text:style-name="Standard">MIp is greater than the product of any subset of r' — 1 integers from {mi, m2, . . . , m,}. </text:p>
      <text:p text:style-name="Standard">Now, choose a random integer u &lt; MIp — 1 , and let </text:p>
      <text:p text:style-name="Standard"/>
      <text:p text:style-name="Standard">N' =N+up, </text:p>
      <text:p text:style-name="Standard"/>
      <text:p text:style-name="Standard"/>
      <text:p text:style-name="Standard">299 </text:p>
      <text:p text:style-name="Standard"/>
      <text:p text:style-name="Standard"/>
      <text:p text:style-name="Standard">300 Chapter 16 Cryptographic Applications </text:p>
      <text:p text:style-name="Standard"/>
      <text:p text:style-name="Standard"/>
      <text:p text:style-name="Standard">so that 0 &lt; N' &lt; M. This is so since </text:p>
      <text:p text:style-name="Standard"/>
      <text:p text:style-name="Standard"><text:soft-page-break/>0 &lt;N' = N + up &lt; p + up = (u + l)p &lt; {Mlp)p = M. </text:p>
      <text:p text:style-name="Standard"/>
      <text:p text:style-name="Standard">Now, this is how to produce the shadows, Si, S 2 , ■ ■ ■ , s,:, let Sj he the least nonnegative </text:p>
      <text:p text:style-name="Standard">residue of N' (mod nij)', that is, </text:p>
      <text:p text:style-name="Standard"/>
      <text:p text:style-name="Standard">Sj = N' (mod nij) 0&lt;kj&lt; nij, and i = 1, 2, . . . , r. </text:p>
      <text:p text:style-name="Standard"/>
      <text:p text:style-name="Standard">In order to recover the secret N from the shadows, we will need at least r' of them, so </text:p>
      <text:p text:style-name="Standard">say we have some subset of the shadows Sj^, Sj ^, . . . , ,}. Using CRT, we can find the least </text:p>
      <text:p text:style-name="Standard"/>
      <text:p text:style-name="Standard">nonnegative residue of N' modulo Mj where M, = . . . nij Now, note that M &lt; M, </text:p>
      <text:p text:style-name="Standard"/>
      <text:p text:style-name="Standard">(since M = mpn 2 . . . m,., is the product of the r' smallest integers), and thus, since </text:p>
      <text:p text:style-name="Standard"/>
      <text:p text:style-name="Standard">Q&lt;N’ &lt;M&lt;Mj, </text:p>
      <text:p text:style-name="Standard"/>
      <text:p text:style-name="Standard">the least nonnegative residue obtained by using CRT is in factN', the very integer we seek. </text:p>
      <text:p text:style-name="Standard">We then recover the secret N by computing </text:p>
      <text:p text:style-name="Standard"/>
      <text:p text:style-name="Standard">N = N' - up. </text:p>
      <text:p text:style-name="Standard"/>
      <text:p text:style-name="Standard">However, if we have fewer than r' shadows to work with, we cannot determine N', and </text:p>
      <text:p text:style-name="Standard">hence cannot retrieve the secret N. To see this, suppose we only have r' — 1 shadows </text:p>
      <text:p text:style-name="Standard">. . . , — i- CRT allows us to determine the Inr (say z) of N' modulo M, where M, = </text:p>
      <text:p text:style-name="Standard"/>
      <text:p text:style-name="Standard">mi , ,m: — 1 , and so we know that </text:p>
      <text:p text:style-name="Standard"/>
      <text:p text:style-name="Standard">N' = z + yMi where y = 0, 1 , . . . , MIMi. </text:p>
      <text:p text:style-name="Standard"/>
      <text:p text:style-name="Standard">Now, we know (by our choice of p and the moduli) that MIp is greater than any product </text:p>
      <text:p text:style-name="Standard">of r' — 1 of the moduli, so since </text:p>
      <text:p text:style-name="Standard"/>
      <text:p text:style-name="Standard">MIp &gt; Ml </text:p>
      <text:p text:style-name="Standard"/>
      <text:p text:style-name="Standard">we have </text:p>
      <text:p text:style-name="Standard"/>
      <text:p text:style-name="Standard">MIMi &gt; P- </text:p>
      <text:p text:style-name="Standard"/>
      <text:p text:style-name="Standard">This tells us that as y traverses the integers smaller than MIMj, y takes on every value mod- </text:p>
      <text:p text:style-name="Standard">ulo p, and so also does N', since N' = z + yMj and since Mi is relatively prime to p. (Recall </text:p>
      <text:p text:style-name="Standard">that all of the moduli are chosen so that they are not divisible by p.) Thus, we cannot pin N' </text:p>
      <text:p text:style-name="Standard">(and hence N) down to any value, because N' could be in any of the residue classes mod- </text:p>
      <text:p text:style-name="Standard">ulo p. </text:p>
      <text:p text:style-name="Standard"/>
      <text:p text:style-name="Standard"/>
      <text:p text:style-name="Standard">ZiixAMPLE. Suppose we want to hide the secret number N= 10 from prying eyes. (Of course, </text:p>
      <text:p text:style-name="Standard">we are choosing an example with ridiculously small values so that you can readily observe </text:p>
      <text:p text:style-name="Standard">how this works.) We choose a prime greater than the secret, say p =\\. Now, suppose we </text:p>
      <text:p text:style-name="Standard">want to have r = 5 shadows, and we wish to be able to recover the secret N from at least r' </text:p>
      <text:p text:style-name="Standard">= 3 of the shadows. We choose the moduli as </text:p>
      <text:p text:style-name="Standard"/>
      <text:p text:style-name="Standard">rwj = 17 </text:p>
      <text:p text:style-name="Standard"><text:soft-page-break/></text:p>
      <text:p text:style-name="Standard"/>
      <text:p text:style-name="Standard">m2 = 19 </text:p>
      <text:p text:style-name="Standard"/>
      <text:p text:style-name="Standard"/>
      <text:p text:style-name="Standard">16.1 Shadows 301 </text:p>
      <text:p text:style-name="Standard"/>
      <text:p text:style-name="Standard"/>
      <text:p text:style-name="Standard">m 3 = 23 </text:p>
      <text:p text:style-name="Standard">= 24 </text:p>
      <text:p text:style-name="Standard">= 25. </text:p>
      <text:p text:style-name="Standard"/>
      <text:p text:style-name="Standard">Note that none of the moduli are divisible by 11, and that the product of the 3 smallest </text:p>
      <text:p text:style-name="Standard">moduli is greater than the prime p=\\ times the two largest moduli: </text:p>
      <text:p text:style-name="Standard"/>
      <text:p text:style-name="Standard">M= 17 • 19 • 23 = 7429 &gt;6600= 11 • 24 ■ 25. </text:p>
      <text:p text:style-name="Standard"/>
      <text:p text:style-name="Standard">Now, we choose a random integer u smaller than M = 7429/11 = 675.36, say u = 439, </text:p>
      <text:p text:style-name="Standard">and then we compute </text:p>
      <text:p text:style-name="Standard"/>
      <text:p text:style-name="Standard">M' =A1+ M/7 = 10 + 439 • 11 =4839. </text:p>
      <text:p text:style-name="Standard"/>
      <text:p text:style-name="Standard">The shadows are the least nonnegative residues of N' modulo each modulus m,. Thus, </text:p>
      <text:p text:style-name="Standard"/>
      <text:p text:style-name="Standard">= 11 (mod 17) </text:p>
      <text:p text:style-name="Standard"/>
      <text:p text:style-name="Standard">^2 = 13 (mod 19) </text:p>
      <text:p text:style-name="Standard"/>
      <text:p text:style-name="Standard">^3 = 9 (mod 23) </text:p>
      <text:p text:style-name="Standard"/>
      <text:p text:style-name="Standard">^4 = 15 (mod 24) </text:p>
      <text:p text:style-name="Standard"/>
      <text:p text:style-name="Standard">= 14 (mod 25). </text:p>
      <text:p text:style-name="Standard"/>
      <text:p text:style-name="Standard">Now, suppose we wish to reconstruct the secret N from any 3 of the shadows, say S 2 = </text:p>
      <text:p text:style-name="Standard">13, S 3 = 9, and J 5 = 14. First we find N' using the Chinese Remainder Theorem, as follows: </text:p>
      <text:p text:style-name="Standard"/>
      <text:p text:style-name="Standard">IV' = 13 ■ 575 • 575' + 9 • 475 • 475' + 14 • 437 ■ 437' </text:p>
      <text:p text:style-name="Standard"/>
      <text:p text:style-name="Standard">= 13 ■ 575 • 4 + 9 • 475 • 20 + 14 • 437 • 23 </text:p>
      <text:p text:style-name="Standard"/>
      <text:p text:style-name="Standard">= 256114 </text:p>
      <text:p text:style-name="Standard"/>
      <text:p text:style-name="Standard">= 4839 (mod 10925) (10925 = 19 • 23 ■ 25) </text:p>
      <text:p text:style-name="Standard"/>
      <text:p text:style-name="Standard">Once we have N' , we recover the secret N by taking </text:p>
      <text:p text:style-name="Standard"/>
      <text:p text:style-name="Standard">N = N' - up </text:p>
      <text:p text:style-name="Standard">= 4839 - 439 • 11 </text:p>
      <text:p text:style-name="Standard">= 10 . </text:p>
      <text:p text:style-name="Standard"/>
      <text:p text:style-name="Standard">It doesn’t matter which 3 shadows we use to reconstruct N', any 3 will do, as you may </text:p>
      <text:p text:style-name="Standard"><text:soft-page-break/>like to verify. However, if we try to pull the secret N out of only 2 shadows, we should fail. </text:p>
      <text:p text:style-name="Standard">Suppose we try to reconstruct N from Sj = 11, and S 4 = 15. We use CRT to form the quan- </text:p>
      <text:p text:style-name="Standard">tity </text:p>
      <text:p text:style-name="Standard"/>
      <text:p text:style-name="Standard">Al' = 11 ■ 24 • 24' + 15 • 17 • 17' </text:p>
      <text:p text:style-name="Standard"/>
      <text:p text:style-name="Standard">= 11 • 24 ■ 5 + 15 • 17 • 17 </text:p>
      <text:p text:style-name="Standard">= 5655 </text:p>
      <text:p text:style-name="Standard"/>
      <text:p text:style-name="Standard">= 351 (mod 408). </text:p>
      <text:p text:style-name="Standard"/>
      <text:p text:style-name="Standard"/>
      <text:p text:style-name="Standard"/>
      <text:p text:style-name="Standard">302 </text:p>
      <text:p text:style-name="Standard"/>
      <text:p text:style-name="Standard"/>
      <text:p text:style-name="Standard">Chapter 16 Cryptographic Applications </text:p>
      <text:p text:style-name="Standard"/>
      <text:p text:style-name="Standard"/>
      <text:p text:style-name="Standard">TABLE 16.1 </text:p>
      <text:p text:style-name="Standard"/>
      <text:p text:style-name="Standard"/>
      <text:p text:style-name="Standard"/>
      <text:p text:style-name="Standard">This is, of course, an incorrect value for N' . We will see that if we try any other pair of </text:p>
      <text:p text:style-name="Standard">shadows, a similarly hopeless situation results. Consult Table 16.1, which shows all the </text:p>
      <text:p text:style-name="Standard">combinations of shadow pairs, and the corresponding values for A^'. </text:p>
      <text:p text:style-name="Standard"/>
      <text:p text:style-name="Standard">None of the values obtained here for N' are correct. Because of the requirements in our </text:p>
      <text:p text:style-name="Standard">choice of the moduli and the prime p, two shadows simply do not provide us with enough </text:p>
      <text:p text:style-name="Standard">information to reconstruct N' (and thus N). </text:p>
      <text:p text:style-name="Standard"/>
      <text:p text:style-name="Standard"/>
      <text:p text:style-name="Standard">Java Algorithm We can write programs to demonstrate shadow making and key recon- </text:p>
      <text:p text:style-name="Standard">struction. To do this, we will define two classes; </text:p>
      <text:p text:style-name="Standard"/>
      <text:p text:style-name="Standard">The ShadowBuilder Class This will define a constructor that will accept a master </text:p>
      <text:p text:style-name="Standard">key, and the number of shadows to generate. It generates the shadows and their respective </text:p>
      <text:p text:style-name="Standard">moduli, plus the values of u, and the prime p as described above. Methods are provided to </text:p>
      <text:p text:style-name="Standard">retrieve all these values. This class exhibits some differences from the scheme described </text:p>
      <text:p text:style-name="Standard">above. First, it sets the minimum number of shadows required for reconstruction at just over </text:p>
      <text:p text:style-name="Standard">half the total number of shadows; for example, if the total number of shadows generated </text:p>
      <text:p text:style-name="Standard">is 7, 4 of them will be required to recover the master key, and if 8 shadows are produced, </text:p>
      <text:p text:style-name="Standard">5 will be required for reconstruction. Second, the class produces a sequence of prime num- </text:p>
      <text:p text:style-name="Standard">bers for the moduli; these will certainly fulfill the requirement to be pairwise relatively </text:p>
      <text:p text:style-name="Standard">prime. </text:p>
      <text:p text:style-name="Standard"/>
      <text:p text:style-name="Standard">The KeyRebuilder Class This class is for recovering the master key. It will define a </text:p>
      <text:p text:style-name="Standard">constructor that accepts some shadows and their respective moduli, plus the values of u and </text:p>
      <text:p text:style-name="Standard">p. It assumes that enough shadows are being used, and that the moduli are pairwise relatively </text:p>
      <text:p text:style-name="Standard">prime. It reconstructs the master key from the shadows using the Chinese Remainder The- </text:p>
      <text:p text:style-name="Standard">orem, and provides a method to return the master key as a Biginteger. </text:p>
      <text:p text:style-name="Standard"/>
      <text:p text:style-name="Standard"><text:soft-page-break/></text:p>
      <text:p text:style-name="Standard"/>
      <text:p text:style-name="Standard">16.1 Shadows 303 </text:p>
      <text:p text:style-name="Standard"/>
      <text:p text:style-name="Standard"/>
      <text:p text:style-name="Standard">The ShadowBuilder class definition follows: </text:p>
      <text:p text:style-name="Standard"/>
      <text:p text:style-name="Standard">import j ava . math . * ; </text:p>
      <text:p text:style-name="Standard">import java. security .* ; </text:p>
      <text:p text:style-name="Standard">public class ShadowBuilder { </text:p>
      <text:p text:style-name="Standard"/>
      <text:p text:style-name="Standard">//The shadows </text:p>
      <text:p text:style-name="Standard">Biglnteger[] shadow; </text:p>
      <text:p text:style-name="Standard"/>
      <text:p text:style-name="Standard">//The moduli </text:p>
      <text:p text:style-name="Standard"/>
      <text:p text:style-name="Standard">//The i-th modulus is for the i-th shadow </text:p>
      <text:p text:style-name="Standard">Biglnteger[] modulus; </text:p>
      <text:p text:style-name="Standard"/>
      <text:p text:style-name="Standard">//Two other values needed to reconstruct the master key </text:p>
      <text:p text:style-name="Standard">Biginteger randomMultiplier ; </text:p>
      <text:p text:style-name="Standard"/>
      <text:p text:style-name="Standard">Biginteger reconstruct ingPrime; </text:p>
      <text:p text:style-name="Standard"/>
      <text:p text:style-name="Standard">//This constructor accepts the master key, the number of shadows to </text:p>
      <text:p text:style-name="Standard">//generate, and the tolerance to set for the primes. These will be </text:p>
      <text:p text:style-name="Standard">//used for the moduli, rather than a set of pairwise relatively prime </text:p>
      <text:p text:style-name="Standard">//integers. The minimum number of shadows required to reconstruct </text:p>
      <text:p text:style-name="Standard">//is set at r/2+1. </text:p>
      <text:p text:style-name="Standard"/>
      <text:p text:style-name="Standard">public ShadowBuilder (Biginteger K, int r, int primeTolerance) { </text:p>
      <text:p text:style-name="Standard">int s=r/2+l; </text:p>
      <text:p text:style-name="Standard"/>
      <text:p text:style-name="Standard">int KeySize=K .bitLength ( ) ; </text:p>
      <text:p text:style-name="Standard"/>
      <text:p text:style-name="Standard">//Generate a probable prime reconstructingPrime larger than K </text:p>
      <text:p text:style-name="Standard">SecureRandom sr=new SecureRandomO; </text:p>
      <text:p text:style-name="Standard"/>
      <text:p text:style-name="Standard">reconstruct ingPrime=new Biginteger (KeySize+1 , primeTolerance, sr) ; </text:p>
      <text:p text:style-name="Standard"/>
      <text:p text:style-name="Standard">//Generate r primes for the moduli </text:p>
      <text:p text:style-name="Standard"/>
      <text:p text:style-name="Standard">modulus=new Biginteger [r] ; </text:p>
      <text:p text:style-name="Standard"/>
      <text:p text:style-name="Standard">for (int index=0 ; index&lt;r; index++) { </text:p>
      <text:p text:style-name="Standard"/>
      <text:p text:style-name="Standard">modulus [index] =new Biginteger (KeySize+2 , primeTolerance, sr) ; </text:p>
      <text:p text:style-name="Standard"/>
      <text:p text:style-name="Standard">} </text:p>
      <text:p text:style-name="Standard"/>
      <text:p text:style-name="Standard">//Choose a random multiplier less than the product of any s of the primes. </text:p>
      <text:p text:style-name="Standard">//This will be so if the bitlength is less than ( s-1 ) * (KeySize-1 ) . </text:p>
      <text:p text:style-name="Standard"><text:soft-page-break/>randomMultiplier=new Biginteger (s* (KeySize-1 ) -KeySize-1 , sr) ; </text:p>
      <text:p text:style-name="Standard"/>
      <text:p text:style-name="Standard">//Compute KO=K+randomMultiplier*reconstruct ingPrime </text:p>
      <text:p text:style-name="Standard"/>
      <text:p text:style-name="Standard">Biginteger K0=K. add (randomMultiplier .multiply (reconstructingPrime) ) ; </text:p>
      <text:p text:style-name="Standard"/>
      <text:p text:style-name="Standard">//Generate the r shadows </text:p>
      <text:p text:style-name="Standard"/>
      <text:p text:style-name="Standard">shadow=new Biginteger [r] ; </text:p>
      <text:p text:style-name="Standard"/>
      <text:p text:style-name="Standard">for (int index=0 ; index&lt;r; index++) { </text:p>
      <text:p text:style-name="Standard"/>
      <text:p text:style-name="Standard">shadow [ index] =K0 .mod (modulus [index]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>//Methods to return the values the constructor generated. </text:p>
      <text:p text:style-name="Standard"/>
      <text:p text:style-name="Standard"/>
      <text:p text:style-name="Standard"/>
      <text:p text:style-name="Standard">304 Chapter 16 Cryptographic Applications </text:p>
      <text:p text:style-name="Standard"/>
      <text:p text:style-name="Standard"/>
      <text:p text:style-name="Standard">public Biglnteger[] get Shadows { ) { </text:p>
      <text:p text:style-name="Standard"/>
      <text:p text:style-name="Standard">return shadow; </text:p>
      <text:p text:style-name="Standard"/>
      <text:p text:style-name="Standard">} </text:p>
      <text:p text:style-name="Standard"/>
      <text:p text:style-name="Standard">public Biglnteger[] getModuli ( ) { </text:p>
      <text:p text:style-name="Standard"/>
      <text:p text:style-name="Standard">return modulus ; </text:p>
      <text:p text:style-name="Standard"/>
      <text:p text:style-name="Standard">} </text:p>
      <text:p text:style-name="Standard"/>
      <text:p text:style-name="Standard">public Biginteger getRandomMultiplier { ) { </text:p>
      <text:p text:style-name="Standard"/>
      <text:p text:style-name="Standard">return randomMultiplier ; </text:p>
      <text:p text:style-name="Standard"/>
      <text:p text:style-name="Standard">} </text:p>
      <text:p text:style-name="Standard"/>
      <text:p text:style-name="Standard">public Biginteger getReconstructingPrime ( ) { </text:p>
      <text:p text:style-name="Standard">return reconstruct ingPrime; </text:p>
      <text:p text:style-name="Standard"/>
      <text:p text:style-name="Standard">} </text:p>
      <text:p text:style-name="Standard"/>
      <text:p text:style-name="Standard"/>
      <text:p text:style-name="Standard">} </text:p>
      <text:p text:style-name="Standard"/>
      <text:p text:style-name="Standard"><text:soft-page-break/></text:p>
      <text:p text:style-name="Standard">Here is the KeyRebuilder class definition: </text:p>
      <text:p text:style-name="Standard"/>
      <text:p text:style-name="Standard">import j ava . math . * ; </text:p>
      <text:p text:style-name="Standard">public class KeyRebuilder { </text:p>
      <text:p text:style-name="Standard"/>
      <text:p text:style-name="Standard"/>
      <text:p text:style-name="Standard">Biginteger masterKey; </text:p>
      <text:p text:style-name="Standard"/>
      <text:p text:style-name="Standard"/>
      <text:p text:style-name="Standard">//This constructor reconstructs the master key from a sequence of shadows </text:p>
      <text:p text:style-name="Standard">//and moduli. It is assumed that enough shadows are being used to do this. </text:p>
      <text:p text:style-name="Standard"/>
      <text:p text:style-name="Standard">//It is further assumed that the moduli are pairwise relatively prime </text:p>
      <text:p text:style-name="Standard">public KeyRebuilder {Biginteger [ ] shadow, Biginteger [] modulus, </text:p>
      <text:p text:style-name="Standard"/>
      <text:p text:style-name="Standard">Biginteger randomMultiplier, Biginteger reconstruct ingPrime) { </text:p>
      <text:p text:style-name="Standard"/>
      <text:p text:style-name="Standard">//Produce a parallel array for each Mi, product of ail mj where i!=j for CRT </text:p>
      <text:p text:style-name="Standard">Biginteger)] M; </text:p>
      <text:p text:style-name="Standard"/>
      <text:p text:style-name="Standard">M=new Biginteger [modulus . length] ; </text:p>
      <text:p text:style-name="Standard"/>
      <text:p text:style-name="Standard">//BigM is the product of all the moduli </text:p>
      <text:p text:style-name="Standard">Biginteger BigM=new Biginteger { "I" ) ; </text:p>
      <text:p text:style-name="Standard">for (int index=0 ; index&lt;modulus . length; index++) { </text:p>
      <text:p text:style-name="Standard"/>
      <text:p text:style-name="Standard">//Multiply BigM by modulus [index] </text:p>
      <text:p text:style-name="Standard"/>
      <text:p text:style-name="Standard">BigM=BigM. multiply (modulus [index] ) ; </text:p>
      <text:p text:style-name="Standard"/>
      <text:p text:style-name="Standard">//Start forming each M[ index] </text:p>
      <text:p text:style-name="Standard"/>
      <text:p text:style-name="Standard">M[index]=new Biginteger ( "1" ) ; </text:p>
      <text:p text:style-name="Standard"/>
      <text:p text:style-name="Standard">for (int index2=0 ; index2&lt;modulus . length; index2++ ) { </text:p>
      <text:p text:style-name="Standard"/>
      <text:p text:style-name="Standard">//If index=index2 , do not multiply M[index] by m[index2] </text:p>
      <text:p text:style-name="Standard">if ( index ! =index2 ) { </text:p>
      <text:p text:style-name="Standard"/>
      <text:p text:style-name="Standard">M [ index] =M[ index] .multiply (modulus [index2 ]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Biginteger K0=new Biginteger ( "0" ) ; </text:p>
      <text:p text:style-name="Standard"/>
      <text:p text:style-name="Standard">//Produce KO using the Chinese Remainder Theorem with the shadows </text:p>
      <text:p text:style-name="Standard"/>
      <text:p text:style-name="Standard"><text:soft-page-break/></text:p>
      <text:p text:style-name="Standard"/>
      <text:p text:style-name="Standard">16.1 Shadows 305 </text:p>
      <text:p text:style-name="Standard"/>
      <text:p text:style-name="Standard"/>
      <text:p text:style-name="Standard">for (int index=0 ; index&lt;modulus . length; index++) { </text:p>
      <text:p text:style-name="Standard"/>
      <text:p text:style-name="Standard">Biginteger MInv=M[index] .modinverse (modulus [index] ) ; </text:p>
      <text:p text:style-name="Standard"/>
      <text:p text:style-name="Standard">K0=K0 . add ( shadow [index] .multiply (M[index] .multiply (Mlnv) ) ) .mod(BigM) ; </text:p>
      <text:p text:style-name="Standard"/>
      <text:p text:style-name="Standard">} </text:p>
      <text:p text:style-name="Standard"/>
      <text:p text:style-name="Standard">//The master key is KO - tp where t is multiplier, p is reconstructing prime </text:p>
      <text:p text:style-name="Standard">masterKey=KO . subtract (randomMultiplier. multiply (reconstructingPrime) ) ; </text:p>
      <text:p text:style-name="Standard"/>
      <text:p text:style-name="Standard">} </text:p>
      <text:p text:style-name="Standard"/>
      <text:p text:style-name="Standard">//Method to return the master key </text:p>
      <text:p text:style-name="Standard">public Biginteger getMasterKey ( ) { </text:p>
      <text:p text:style-name="Standard">return masterKey; </text:p>
      <text:p text:style-name="Standard"/>
      <text:p text:style-name="Standard">} </text:p>
      <text:p text:style-name="Standard"/>
      <text:p text:style-name="Standard"/>
      <text:p text:style-name="Standard">Figure 16. l(a)-(d) shows an applet (called TestShadow Applet) to test the ShadowBuilder </text:p>
      <text:p text:style-name="Standard">and KeyRebuilder classes. </text:p>
      <text:p text:style-name="Standard"/>
      <text:p text:style-name="Standard"/>
      <text:p text:style-name="Standard"/>
      <text:p text:style-name="Standard">FIGURE 16.1 </text:p>
      <text:p text:style-name="Standard"/>
      <text:p text:style-name="Standard"/>
      <text:p text:style-name="Standard">(a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06 </text:p>
      <text:p text:style-name="Standard"/>
      <text:p text:style-name="Standard"/>
      <text:p text:style-name="Standard">Chapter 16 </text:p>
      <text:p text:style-name="Standard"/>
      <text:p text:style-name="Standard"/>
      <text:p text:style-name="Standard">Cryptographic Applications </text:p>
      <text:p text:style-name="Standard"/>
      <text:p text:style-name="Standard"/>
      <text:p text:style-name="Standard">FIGURE 16.1 </text:p>
      <text:p text:style-name="Standard"/>
      <text:p text:style-name="Standard"><text:soft-page-break/></text:p>
      <text:p text:style-name="Standard"/>
      <text:p text:style-name="Standard">(d) </text:p>
      <text:p text:style-name="Standard"/>
      <text:p text:style-name="Standard"/>
      <text:p text:style-name="Standard"/>
      <text:p text:style-name="Standard">16.2 DATABASE ENCRYPTION </text:p>
      <text:p text:style-name="Standard"/>
      <text:p text:style-name="Standard">The Chinese Remainder Theorem can also play a role in enciphering databases. It can be </text:p>
      <text:p text:style-name="Standard">done so that a particular user only has access to their data. A database is a collection of </text:p>
      <text:p text:style-name="Standard">records Ri,R 2 , . . . , R„. We can regard each record as an integer, for they are basically stored </text:p>
      <text:p text:style-name="Standard">this way. </text:p>
      <text:p text:style-name="Standard"/>
      <text:p text:style-name="Standard">We first choose a sequence Pi,P 2 ,- ■ ■ ,Pi, of distinct primes with /?, &gt; R, for / = 1, 2, . . . , </text:p>
      <text:p text:style-name="Standard">n. As the enciphered database we will use an integer C that is congruent to R, modulo /?, V </text:p>
      <text:p text:style-name="Standard">i. Such an integer exists and is computable by the CRT. Let M = pj} 2 - ■ -Pn let M, = Mlpj </text:p>
      <text:p text:style-name="Standard">for each i. Now, let w, = M,M', where M', is an inverse of M, modulo /?,. </text:p>
      <text:p text:style-name="Standard"/>
      <text:p text:style-name="Standard">We compute the enciphered database as </text:p>
      <text:p text:style-name="Standard"/>
      <text:p text:style-name="Standard">C = X wfii (mod M) 0 &lt; C &lt; M, ( = 1, 2, . . . , «. </text:p>
      <text:p text:style-name="Standard"/>
      <text:p text:style-name="Standard">We call Wi, W 2 , . . . ,w„ the write subkeys of the database cipher, for these will be required </text:p>
      <text:p text:style-name="Standard">to write to the database; that is, they are required to construct C. The moduli, however, pi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2 Database Encryption 307 </text:p>
      <text:p text:style-name="Standard"/>
      <text:p text:style-name="Standard"/>
      <text:p text:style-name="Standard">P 2 , ■ ■ ■ , Pn are all that is needed to read a record from the database; thus, we call them the </text:p>
      <text:p text:style-name="Standard">read subkeys. Note that C, by construction, is congruent /?, modulo pi for any i; that is, </text:p>
      <text:p text:style-name="Standard"/>
      <text:p text:style-name="Standard">C = Ri (mod pi) i = 1, 2, . . . , n. </text:p>
      <text:p text:style-name="Standard"/>
      <text:p text:style-name="Standard">Each individual i gets the pair of values w,, and p,; this gives them read/write access to </text:p>
      <text:p text:style-name="Standard">only their data. </text:p>
      <text:p text:style-name="Standard"/>
      <text:p text:style-name="Standard">Example. Suppose the records in our database are </text:p>
      <text:p text:style-name="Standard"/>
      <text:p text:style-name="Standard">Ri = 234 </text:p>
      <text:p text:style-name="Standard">/?2 = 201 </text:p>
      <text:p text:style-name="Standard">R^ = 147. </text:p>
      <text:p text:style-name="Standard"/>
      <text:p text:style-name="Standard">We choose 3 primes, each greater than their associated record; say </text:p>
      <text:p text:style-name="Standard"/>
      <text:p text:style-name="Standard">Pi = 499 </text:p>
      <text:p text:style-name="Standard">P2 = 503 </text:p>
      <text:p text:style-name="Standard"><text:soft-page-break/>P 3 = 563. </text:p>
      <text:p text:style-name="Standard"/>
      <text:p text:style-name="Standard">To encipher the database, we must find an integer C that simultaneously solves </text:p>
      <text:p text:style-name="Standard"/>
      <text:p text:style-name="Standard">C ^ 234 (mod 499) </text:p>
      <text:p text:style-name="Standard"/>
      <text:p text:style-name="Standard">C = 201 (mod 503) </text:p>
      <text:p text:style-name="Standard"/>
      <text:p text:style-name="Standard">C = 147 (mod 563). </text:p>
      <text:p text:style-name="Standard"/>
      <text:p text:style-name="Standard">Thus, we compute </text:p>
      <text:p text:style-name="Standard"/>
      <text:p text:style-name="Standard">M= 141311311 </text:p>
      <text:p text:style-name="Standard">Ml = 141311311/499 = 283189 </text:p>
      <text:p text:style-name="Standard">Mj = 141311311/503 = 280937 </text:p>
      <text:p text:style-name="Standard">M 3 = 141311311/563 = 250997. </text:p>
      <text:p text:style-name="Standard">and we find inverses of each M, modulo p,. </text:p>
      <text:p text:style-name="Standard"/>
      <text:p text:style-name="Standard">Ml' =283189' ^ 384 (mod 499) </text:p>
      <text:p text:style-name="Standard"/>
      <text:p text:style-name="Standard">M 2 ' = 280937' ^ 350 (mod 503) </text:p>
      <text:p text:style-name="Standard"/>
      <text:p text:style-name="Standard">M 3 ' = 250997' ^ 301 (mod 563) </text:p>
      <text:p text:style-name="Standard"/>
      <text:p text:style-name="Standard">Thus, the write subkeys are </text:p>
      <text:p text:style-name="Standard"/>
      <text:p text:style-name="Standard">wi = 283189 ■ 384 = 108744576 </text:p>
      <text:p text:style-name="Standard">W2 = 280937 • 350 = 98327950 </text:p>
      <text:p text:style-name="Standard">^3 = 250997 • 301 = 75550097. </text:p>
      <text:p text:style-name="Standard"/>
      <text:p text:style-name="Standard"/>
      <text:p text:style-name="Standard">308 Chapter 16 Cryptographic Applications </text:p>
      <text:p text:style-name="Standard"/>
      <text:p text:style-name="Standard"/>
      <text:p text:style-name="Standard">TABLE 16.2 </text:p>
      <text:p text:style-name="Standard"/>
      <text:p text:style-name="Standard"/>
      <text:p text:style-name="Standard"/>
      <text:p text:style-name="Standard">Using the write subkeys, we encipher the records by forming the sum </text:p>
      <text:p text:style-name="Standard">C = Wi/?i + W 2 R 2 + W 2 R 3 </text:p>
      <text:p text:style-name="Standard"/>
      <text:p text:style-name="Standard">^ 108744576 ■ 234 + 98327950 • 201 + 75550097 • 147 </text:p>
      <text:p text:style-name="Standard">= 56316012993 </text:p>
      <text:p text:style-name="Standard">= 74111215 (mod 141311311). </text:p>
      <text:p text:style-name="Standard"/>
      <text:p text:style-name="Standard">To retrieve a particular record 7?, from the database, we simply compute the least non- </text:p>
      <text:p text:style-name="Standard">negative residue of C modulo /7,. Table 16.2 shows all the retrieved records. </text:p>
      <text:p text:style-name="Standard"/>
      <text:p text:style-name="Standard">□ </text:p>
      <text:p text:style-name="Standard"/>
      <text:p text:style-name="Standard">Editing a Record Note that modifying some record /?, to some new value R/ with this </text:p>
      <text:p text:style-name="Standard">scheme is particularly easy, for it does not involve recomputing the entire sum </text:p>
      <text:p text:style-name="Standard"><text:soft-page-break/></text:p>
      <text:p text:style-name="Standard">C = X WjRi (mod M) 0 &lt; C &lt; M, i = I, 2, . . . , n. </text:p>
      <text:p text:style-name="Standard"/>
      <text:p text:style-name="Standard">All we have to do is compute the difference between the new value and the old value: </text:p>
      <text:p text:style-name="Standard"/>
      <text:p text:style-name="Standard">D = Ri' - Ri, </text:p>
      <text:p text:style-name="Standard"/>
      <text:p text:style-name="Standard">then add this to the sum to get a new enciphered value for the database. </text:p>
      <text:p text:style-name="Standard"/>
      <text:p text:style-name="Standard">C = C + WfD (mod M). </text:p>
      <text:p text:style-name="Standard"/>
      <text:p text:style-name="Standard">This works because </text:p>
      <text:p text:style-name="Standard"/>
      <text:p text:style-name="Standard">C ^C + WiD </text:p>
      <text:p text:style-name="Standard"/>
      <text:p text:style-name="Standard">= -t W 2 R 2 + WjRi WfjRfj "t WjD </text:p>
      <text:p text:style-name="Standard"/>
      <text:p text:style-name="Standard">= WiRi + W 2 R 2 H- . . . H- wfii H- . . . -H W„R„ + WiiR/ - Ri) </text:p>
      <text:p text:style-name="Standard"/>
      <text:p text:style-name="Standard">= Wi/?! + W 2 R 2 + ■ ■ ■ + W/Ri — WjRi H- . . . H- w„/?„ + WjRi' </text:p>
      <text:p text:style-name="Standard"/>
      <text:p text:style-name="Standard">= Wi/?! + W 2 R 2 + ■ ■ . + wfii' H- . . . H- w„R„ (mod M). </text:p>
      <text:p text:style-name="Standard"/>
      <text:p text:style-name="Standard">-Example. Suppose in our previous example that individual 2 wishes to change </text:p>
      <text:p text:style-name="Standard"/>
      <text:p text:style-name="Standard">R 2 = 201 </text:p>
      <text:p text:style-name="Standard"/>
      <text:p text:style-name="Standard">to the new value </text:p>
      <text:p text:style-name="Standard"/>
      <text:p text:style-name="Standard"/>
      <text:p text:style-name="Standard">R 2 ' = 103. </text:p>
      <text:p text:style-name="Standard"/>
      <text:p text:style-name="Standard"/>
      <text:p text:style-name="Standard">16.3 Large Integer Arithmetic 309 </text:p>
      <text:p text:style-name="Standard"/>
      <text:p text:style-name="Standard"/>
      <text:p text:style-name="Standard">TABLE 16.3 </text:p>
      <text:p text:style-name="Standard"/>
      <text:p text:style-name="Standard"/>
      <text:p text:style-name="Standard"/>
      <text:p text:style-name="Standard">We compute the difference </text:p>
      <text:p text:style-name="Standard"/>
      <text:p text:style-name="Standard">£) = 103 - 201 = -98 </text:p>
      <text:p text:style-name="Standard"/>
      <text:p text:style-name="Standard">and form the modified sum </text:p>
      <text:p text:style-name="Standard"/>
      <text:p text:style-name="Standard">C ^ 74111215 + 98327950 ■ (-98) ^ -9562027885 ^ 47141263 (mod 141311311). </text:p>
      <text:p text:style-name="Standard"/>
      <text:p text:style-name="Standard">To verify that this works see Table 16.3, in which we have once again recovered the 3 </text:p>
      <text:p text:style-name="Standard">records. </text:p>
      <text:p text:style-name="Standard"/>
      <text:p text:style-name="Standard"/>
      <text:p text:style-name="Standard"><text:soft-page-break/>.3 LARGE INTEGER ARITHMETIC </text:p>
      <text:p text:style-name="Standard"/>
      <text:p text:style-name="Standard">CRT provides us with a particularly novel way to do arithmetic with very large nonnega- </text:p>
      <text:p text:style-name="Standard">tive integers. We usually represent numbers using a single radix, like </text:p>
      <text:p text:style-name="Standard"/>
      <text:p text:style-name="Standard">4231 = 4 • 10^ -H 2 • 10^ -H 3 ■ 10' -H 1 • 10“ </text:p>
      <text:p text:style-name="Standard"/>
      <text:p text:style-name="Standard">or </text:p>
      <text:p text:style-name="Standard"/>
      <text:p text:style-name="Standard">100011tase2 = 1 ■ 2^ H- 0 ■ 2^^ H- 0 • 2^ -H 0 • 2^ H- 1 • 2' H- 1 ■ 2“. </text:p>
      <text:p text:style-name="Standard"/>
      <text:p text:style-name="Standard">The Chinese Remainder Theorem tells us that the representation of an integer x such that </text:p>
      <text:p text:style-name="Standard"/>
      <text:p text:style-name="Standard">X ^ ai (mod m^) </text:p>
      <text:p text:style-name="Standard"/>
      <text:p text:style-name="Standard">X = 02 (mod m 2 ) </text:p>
      <text:p text:style-name="Standard"/>
      <text:p text:style-name="Standard"/>
      <text:p text:style-name="Standard">X = (mod m„), </text:p>
      <text:p text:style-name="Standard"/>
      <text:p text:style-name="Standard">where the moduli are pairwise relatively prime, is unique modulo M = mi«i 2 . . . m„. Thus, </text:p>
      <text:p text:style-name="Standard">we can either represent x in its “composed” representation, or in its “decomposed” repre- </text:p>
      <text:p text:style-name="Standard">sentation. Using multiple moduli to represent an integer in this way is called a mixed radix </text:p>
      <text:p text:style-name="Standard">system, or a residue number system. </text:p>
      <text:p text:style-name="Standard"/>
      <text:p text:style-name="Standard"/>
      <text:p text:style-name="Standard">310 Chapter 16 Cryptographic Applications </text:p>
      <text:p text:style-name="Standard"/>
      <text:p text:style-name="Standard">I£xAMPLE. Take the integer 73, and note that </text:p>
      <text:p text:style-name="Standard"/>
      <text:p text:style-name="Standard">73 ^ 9 (mod 64) </text:p>
      <text:p text:style-name="Standard"/>
      <text:p text:style-name="Standard">73 ^ 19 (mod 27) </text:p>
      <text:p text:style-name="Standard"/>
      <text:p text:style-name="Standard">73 ^ 23 (mod 25) </text:p>
      <text:p text:style-name="Standard"/>
      <text:p text:style-name="Standard">73 ^ 24 (mod 49). </text:p>
      <text:p text:style-name="Standard"/>
      <text:p text:style-name="Standard">We can thus represent the integer 73 as the vector </text:p>
      <text:p text:style-name="Standard"/>
      <text:p text:style-name="Standard">(9, 19, 23, 24) </text:p>
      <text:p text:style-name="Standard"/>
      <text:p text:style-name="Standard">where the moduli are here understood to be 64, 27, 25, and 49. There is no other positive </text:p>
      <text:p text:style-name="Standard">integer less than M = 64 ■ 27 • 25 • 49 = 2116800 that is represented by this vector. In fact, </text:p>
      <text:p text:style-name="Standard">every integer between 0 and 2116799 has a unique such representation. </text:p>
      <text:p text:style-name="Standard"/>
      <text:p text:style-name="Standard">This motivates us to consider perhaps representing integers in this way; we can do arith- </text:p>
      <text:p text:style-name="Standard">metic with such integers by instead doing the arithmetic with their smaller residues. </text:p>
      <text:p text:style-name="Standard"/>
      <text:p text:style-name="Standard">□ </text:p>
      <text:p text:style-name="Standard"/>
      <text:p text:style-name="Standard">I£xAMPLE. We take now the integer 1907833, and note that </text:p>
      <text:p text:style-name="Standard"><text:soft-page-break/></text:p>
      <text:p text:style-name="Standard">1907833 = 57 (mod 64) </text:p>
      <text:p text:style-name="Standard"/>
      <text:p text:style-name="Standard">1907833 ^ 13 (mod 27) </text:p>
      <text:p text:style-name="Standard"/>
      <text:p text:style-name="Standard">1907833 ^ 8 (mod 25) </text:p>
      <text:p text:style-name="Standard"/>
      <text:p text:style-name="Standard">1907833 ^ 18 (mod 49). </text:p>
      <text:p text:style-name="Standard"/>
      <text:p text:style-name="Standard">Using this representation, and the representation of 73 given earlier, we can then com- </text:p>
      <text:p text:style-name="Standard">pute 1907833 — 73 by computing </text:p>
      <text:p text:style-name="Standard"/>
      <text:p text:style-name="Standard">57 - 9 ^ 48 (mod 64) </text:p>
      <text:p text:style-name="Standard"/>
      <text:p text:style-name="Standard">13-19= -6^ 21 (mod 27) </text:p>
      <text:p text:style-name="Standard"/>
      <text:p text:style-name="Standard">8 - 23= -15 ^ 10 (mod 25) </text:p>
      <text:p text:style-name="Standard"/>
      <text:p text:style-name="Standard">18-24= -6^43 (mod 49) </text:p>
      <text:p text:style-name="Standard"/>
      <text:p text:style-name="Standard">This gives the vector </text:p>
      <text:p text:style-name="Standard"/>
      <text:p text:style-name="Standard">(1,4, 9, 40) </text:p>
      <text:p text:style-name="Standard"/>
      <text:p text:style-name="Standard">which is, in fact, the decomposed representation of 1907760 = 1907833 — 73. Taking the </text:p>
      <text:p text:style-name="Standard">Inr of 1907760 modulo, each of the moduli easily checks this. We can multiply, add, and sub- </text:p>
      <text:p text:style-name="Standard">tract (as long as the result of the subtraction is nonnegative) with numbers as large as </text:p>
      <text:p text:style-name="Standard">M — 1 = 2116799 using this mixed radix representation. This works because of propositions </text:p>
      <text:p text:style-name="Standard">20 and 21. </text:p>
      <text:p text:style-name="Standard"/>
      <text:p text:style-name="Standard">□ </text:p>
      <text:p text:style-name="Standard"/>
      <text:p text:style-name="Standard"/>
      <text:p text:style-name="Standard">16.3 Large Integer Arithmetic 311 </text:p>
      <text:p text:style-name="Standard"/>
      <text:p text:style-name="Standard"/>
      <text:p text:style-name="Standard">But why should we do this? There are two good reasons: </text:p>
      <text:p text:style-name="Standard"/>
      <text:p text:style-name="Standard">1. We can reduce arithmetic with very large integers to arithmetic with much smaller inte- </text:p>
      <text:p text:style-name="Standard">gers. If we choose the moduli carefully, we can arrange it so that none of the integers </text:p>
      <text:p text:style-name="Standard">exceeds the word size of our computer. Thus, we can work quickly with a language’s prim- </text:p>
      <text:p text:style-name="Standard">itive integer type. Integer need to he converted to and from their “large” representation </text:p>
      <text:p text:style-name="Standard">only for input and output purposes. </text:p>
      <text:p text:style-name="Standard"/>
      <text:p text:style-name="Standard">2. The arithmetic operations with the decomposed representation are completely indepen- </text:p>
      <text:p text:style-name="Standard">dent of each other, so they can be done in parallel, significantly reducing operation time </text:p>
      <text:p text:style-name="Standard">on multiprocessor machines. This is not true with arithmetic using normal radix repre- </text:p>
      <text:p text:style-name="Standard">sentation. </text:p>
      <text:p text:style-name="Standard"/>
      <text:p text:style-name="Standard">The IntCRT Class This class represents nonnegative integers as a series of residues </text:p>
      <text:p text:style-name="Standard">modulo a series of moduli, where the moduli are all unique primes. It adds/multiplies two </text:p>
      <text:p text:style-name="Standard">IntCRT objects together by adding/multiplying their residues together. The moduli are all </text:p>
      <text:p text:style-name="Standard"><text:soft-page-break/>primes not exceeding the largest value for a Java int, and hence the residues do not exceed </text:p>
      <text:p text:style-name="Standard">the maximum int value either. This allows us to implement the moduli and residues as dual </text:p>
      <text:p text:style-name="Standard">arrays of primitive type long (we use long since a multiplication of two residues may exceed </text:p>
      <text:p text:style-name="Standard">the maximum int value). Here is an outline of the IntCRT class, with descriptions inter- </text:p>
      <text:p text:style-name="Standard">spersed with the code. </text:p>
      <text:p text:style-name="Standard"/>
      <text:p text:style-name="Standard">import 3 ava . ut i 1 . * ; </text:p>
      <text:p text:style-name="Standard">import j ava . math . * ; </text:p>
      <text:p text:style-name="Standard">public class IntCRT { </text:p>
      <text:p text:style-name="Standard"/>
      <text:p text:style-name="Standard">IntCRT objects will consist of </text:p>
      <text:p text:style-name="Standard"/>
      <text:p text:style-name="Standard">1. The moduli, which are stored in a static array of type long. Once they are set up, they are </text:p>
      <text:p text:style-name="Standard">used by all subsequently declared IntCRT objects. Since they use the same moduli, they </text:p>
      <text:p text:style-name="Standard">must all specify the same maximum modulus bit length (the bit length of the product of </text:p>
      <text:p text:style-name="Standard">all the moduli) to be added or multiplied together. </text:p>
      <text:p text:style-name="Standard"/>
      <text:p text:style-name="Standard">2. The residues, which are the corresponding residues for each modulus. </text:p>
      <text:p text:style-name="Standard"/>
      <text:p text:style-name="Standard">3. A variable to record the maximum modulus bit length. </text:p>
      <text:p text:style-name="Standard"/>
      <text:p text:style-name="Standard">//IntCRT objects are based on a series of ints modulo a series of long primes </text:p>
      <text:p text:style-name="Standard">//The primes are stored here in this static array-all IntCRT objects will share </text:p>
      <text:p text:style-name="Standard">this array </text:p>
      <text:p text:style-name="Standard"/>
      <text:p text:style-name="Standard">static long[] moduli=null ; </text:p>
      <text:p text:style-name="Standard"/>
      <text:p text:style-name="Standard">//A parallel array of residues for each IntCRT object holds its mixed radix </text:p>
      <text:p text:style-name="Standard"/>
      <text:p text:style-name="Standard">representation </text:p>
      <text:p text:style-name="Standard"/>
      <text:p text:style-name="Standard">long[] residues=null; </text:p>
      <text:p text:style-name="Standard"/>
      <text:p text:style-name="Standard">//The maximum size of the modulus - computations must not exceed this modulus </text:p>
      <text:p text:style-name="Standard">int maxModulusBitLength=0 ; </text:p>
      <text:p text:style-name="Standard"/>
      <text:p text:style-name="Standard"/>
      <text:p text:style-name="Standard"/>
      <text:p text:style-name="Standard">312 Chapter 16 Cryptographic Applications </text:p>
      <text:p text:style-name="Standard"/>
      <text:p text:style-name="Standard"/>
      <text:p text:style-name="Standard">There is a single public constructor, which reads in a string of digits, and parses it as a </text:p>
      <text:p text:style-name="Standard">Biginteger, say n. If this is the first IntCRT object created, we must set up the moduli. We </text:p>
      <text:p text:style-name="Standard">begin with the largest odd primitive int value, and test it for primality. If it succeeds, we add </text:p>
      <text:p text:style-name="Standard">it to the moduli, and if not, we subtract two from this number and continue in the same way </text:p>
      <text:p text:style-name="Standard">until we have a product of moduli whose bit length exceeds the maximum modulus bit </text:p>
      <text:p text:style-name="Standard">length specified in the constructor. We then produce the residues by taking the Biginteger </text:p>
      <text:p text:style-name="Standard">n modulo each modulus. We convert each residue to a primitive long. Do not be concerned </text:p>
      <text:p text:style-name="Standard">that we use the Biginteger class here (it seems like cheating). We only use it for input/out- </text:p>
      <text:p text:style-name="Standard">put purposes. The addition/multiplication of IntCRT objects (the bulk of processing time for </text:p>
      <text:p text:style-name="Standard">crypto purposes) will be done entirely with the primitive type residues. </text:p>
      <text:p text:style-name="Standard"/>
      <text:p text:style-name="Standard"><text:soft-page-break/>//This constructor produces the residues from the string of decimal digits </text:p>
      <text:p text:style-name="Standard">//Also produces the prime moduli </text:p>
      <text:p text:style-name="Standard"/>
      <text:p text:style-name="Standard">public IntCRT (String digitstring, int maxModulusBitLength) { </text:p>
      <text:p text:style-name="Standard"/>
      <text:p text:style-name="Standard">//If modulus&lt;=64 bits, we might as well be using ints </text:p>
      <text:p text:style-name="Standard">if {maxModulusBitLength&lt;65 ) throw new IllegalArgumentException </text:p>
      <text:p text:style-name="Standard">("The maximum modulus bit length must be at least 65 bits"); </text:p>
      <text:p text:style-name="Standard">this .maxModulusBitLength=maxModulusBitLength; </text:p>
      <text:p text:style-name="Standard"/>
      <text:p text:style-name="Standard">//If the prime moduli are not yet set up, set them up </text:p>
      <text:p text:style-name="Standard">if {moduli==null) setupModuli ( ) ; </text:p>
      <text:p text:style-name="Standard"/>
      <text:p text:style-name="Standard">//The residues are long, but each will be no larger than an int </text:p>
      <text:p text:style-name="Standard"/>
      <text:p text:style-name="Standard">//This is because multiplication of residues may exceed the size of an int, </text:p>
      <text:p text:style-name="Standard"/>
      <text:p text:style-name="Standard">//requiring a long to store </text:p>
      <text:p text:style-name="Standard"/>
      <text:p text:style-name="Standard">residues=new long [moduli . length] ; </text:p>
      <text:p text:style-name="Standard"/>
      <text:p text:style-name="Standard">//Get the string and make it into a Biginteger; Biginteger only used for 10 </text:p>
      <text:p text:style-name="Standard">//conversions, </text:p>
      <text:p text:style-name="Standard"/>
      <text:p text:style-name="Standard">//not for calculations </text:p>
      <text:p text:style-name="Standard"/>
      <text:p text:style-name="Standard">Biginteger n=new Biginteger (digitstring) ; </text:p>
      <text:p text:style-name="Standard"/>
      <text:p text:style-name="Standard">if (n. compareTo (BigIntegerMath. ZERO) &lt;0 ) throw new IllegalArgumentException </text:p>
      <text:p text:style-name="Standard">("IntCRT objects must be nonnegative."); </text:p>
      <text:p text:style-name="Standard">if (n .bitLength ( ) &gt;=maxModulusBitLength) throw new IllegalArgumentException </text:p>
      <text:p text:style-name="Standard">("IntCRT objects must be less than maximum modulus bit length = " </text:p>
      <text:p text:style-name="Standard">+maxModulusBitLength+" . " ) ; </text:p>
      <text:p text:style-name="Standard"/>
      <text:p text:style-name="Standard">//Make each residue </text:p>
      <text:p text:style-name="Standard">for (int i=0 ; i&lt;residues . length; i++ ) </text:p>
      <text:p text:style-name="Standard">residues [i] =n.mod (Biginteger .valueOf (moduli [i] ) ) . longValue ( ) ; </text:p>
      <text:p text:style-name="Standard"/>
      <text:p text:style-name="Standard">} </text:p>
      <text:p text:style-name="Standard"/>
      <text:p text:style-name="Standard">//Private constructor to make IntCRT object by passing in residues </text:p>
      <text:p text:style-name="Standard">private IntCRT ( long [] residues) { </text:p>
      <text:p text:style-name="Standard">this . residues=residues ; </text:p>
      <text:p text:style-name="Standard"/>
      <text:p text:style-name="Standard">} </text:p>
      <text:p text:style-name="Standard"/>
      <text:p text:style-name="Standard"/>
      <text:p text:style-name="Standard"/>
      <text:p text:style-name="Standard">16.3 Large Integer Arithmetic 313 </text:p>
      <text:p text:style-name="Standard"/>
      <text:p text:style-name="Standard"/>
      <text:p text:style-name="Standard">//Set up the prime moduli </text:p>
      <text:p text:style-name="Standard"><text:soft-page-break/>private void setupModuli ( ) { </text:p>
      <text:p text:style-name="Standard"/>
      <text:p text:style-name="Standard">//Don't know how long array should be-start with a Vector </text:p>
      <text:p text:style-name="Standard">Vector vector=new Vector (); </text:p>
      <text:p text:style-name="Standard"/>
      <text:p text:style-name="Standard">Biginteger two=BigInteger .valueOf (2 ) ; </text:p>
      <text:p text:style-name="Standard"/>
      <text:p text:style-name="Standard">//Start with the largest possible int-this is an odd number </text:p>
      <text:p text:style-name="Standard">Biginteger test=Biglnteger .valueOf ( Integer .MAX_VALUE) ; </text:p>
      <text:p text:style-name="Standard"/>
      <text:p text:style-name="Standard">//bigBubba will be the product of all the primes </text:p>
      <text:p text:style-name="Standard">Biginteger bigBubba=BigInteger .valueOf (1) ; </text:p>
      <text:p text:style-name="Standard"/>
      <text:p text:style-name="Standard">//When this product is big enough (has long enough bit length) we have enough </text:p>
      <text:p text:style-name="Standard">//primes </text:p>
      <text:p text:style-name="Standard"/>
      <text:p text:style-name="Standard">while (bigBubba .bltLength () &lt;maxModulusBitLength) { </text:p>
      <text:p text:style-name="Standard"/>
      <text:p text:style-name="Standard">//If test is prime, add it to the vector, and multiply bigBubba by it </text:p>
      <text:p text:style-name="Standard">if (test . isProbablePrime (10 ) ) { </text:p>
      <text:p text:style-name="Standard">vector .addElement (test) ; </text:p>
      <text:p text:style-name="Standard">bigBubba=bigBubba. multiply (test) ; </text:p>
      <text:p text:style-name="Standard"/>
      <text:p text:style-name="Standard">} </text:p>
      <text:p text:style-name="Standard"/>
      <text:p text:style-name="Standard">//Subtract two from the test number-test is always odd </text:p>
      <text:p text:style-name="Standard">test=test . subtract (two) ; </text:p>
      <text:p text:style-name="Standard"/>
      <text:p text:style-name="Standard">} </text:p>
      <text:p text:style-name="Standard"/>
      <text:p text:style-name="Standard">//We know the size of our array of primes-create the array </text:p>
      <text:p text:style-name="Standard">moduli=new long [vector . size ()] ; </text:p>
      <text:p text:style-name="Standard"/>
      <text:p text:style-name="Standard">//Copy the prime moduli into the array </text:p>
      <text:p text:style-name="Standard">for (int i=0 ; i&lt;vector . size ( ) ; i++) </text:p>
      <text:p text:style-name="Standard"/>
      <text:p text:style-name="Standard">moduli [i ] = ( (Biginteger ) vector . elementAt ( i ) ) . longValue ( ) ; </text:p>
      <text:p text:style-name="Standard"/>
      <text:p text:style-name="Standard">} </text:p>
      <text:p text:style-name="Standard"/>
      <text:p text:style-name="Standard">The addition and multiplication methods follow. Note that the work is done entirely with </text:p>
      <text:p text:style-name="Standard">primitive types. The code is not written to do these operations in parallel; however, this </text:p>
      <text:p text:style-name="Standard">would be a great exercise for you. </text:p>
      <text:p text:style-name="Standard"/>
      <text:p text:style-name="Standard">public IntCRT add(IntCRT other) { </text:p>
      <text:p text:style-name="Standard"/>
      <text:p text:style-name="Standard">//IntCRT objects must be using the same moduli </text:p>
      <text:p text:style-name="Standard">if (maxModulusBitLength! =other .maxModulusBitLength) throw new </text:p>
      <text:p text:style-name="Standard">111 egal Argument Exc ep t i on </text:p>
      <text:p text:style-name="Standard"/>
      <text:p text:style-name="Standard">("IntCRT objects must have same maximum modulus bit length to be added together"); </text:p>
      <text:p text:style-name="Standard">long[] answer=new long [residues . length] ; </text:p>
      <text:p text:style-name="Standard"><text:soft-page-break/></text:p>
      <text:p text:style-name="Standard">//Add i-th residue of this to i-th residue of other, take residue mod i-th </text:p>
      <text:p text:style-name="Standard">//moduli </text:p>
      <text:p text:style-name="Standard"/>
      <text:p text:style-name="Standard">for (int i=0 ; i&lt;residues . length; i++) </text:p>
      <text:p text:style-name="Standard"/>
      <text:p text:style-name="Standard">answer [i] = (residues [i] +other . residues [i] ) %moduli [i] ; </text:p>
      <text:p text:style-name="Standard">return new IntCRT (answer); </text:p>
      <text:p text:style-name="Standard"/>
      <text:p text:style-name="Standard"/>
      <text:p text:style-name="Standard">public IntCRT multiply ( IntCRT other) { </text:p>
      <text:p text:style-name="Standard"/>
      <text:p text:style-name="Standard">//IntCRT objects must be using the same moduli </text:p>
      <text:p text:style-name="Standard"/>
      <text:p text:style-name="Standard"/>
      <text:p text:style-name="Standard"/>
      <text:p text:style-name="Standard">314 Chapter 16 Cryptographic Applications </text:p>
      <text:p text:style-name="Standard"/>
      <text:p text:style-name="Standard"/>
      <text:p text:style-name="Standard">if (maxModulusBitLength ! =other .maxModulusBitLength) throw new </text:p>
      <text:p text:style-name="Standard">1 1 1 ega 1 Argument Exception </text:p>
      <text:p text:style-name="Standard"/>
      <text:p text:style-name="Standard">("intCRT objects must have same modulus bit iength to be multiplied together"); </text:p>
      <text:p text:style-name="Standard">iong[] answer=new iong [residues . iength] ; </text:p>
      <text:p text:style-name="Standard"/>
      <text:p text:style-name="Standard">//Multiply i-th residue of this by i-th residue of other, may produce a long </text:p>
      <text:p text:style-name="Standard"/>
      <text:p text:style-name="Standard">//Take residue mod i-th moduli </text:p>
      <text:p text:style-name="Standard"/>
      <text:p text:style-name="Standard">for (int i=0 ; i&lt;residues . length; i++ ) </text:p>
      <text:p text:style-name="Standard"/>
      <text:p text:style-name="Standard">answer [1] = (residues [i] *other. residues [i] ) %moduli [i] ; </text:p>
      <text:p text:style-name="Standard">return new IntCRT (answer ) ; </text:p>
      <text:p text:style-name="Standard"/>
      <text:p text:style-name="Standard">} </text:p>
      <text:p text:style-name="Standard"/>
      <text:p text:style-name="Standard">The toStringO method takes the residues and moduli, and “recomposes” the Biginteger </text:p>
      <text:p text:style-name="Standard">using the solveCRT() method from the BigIntegerMath class. We then convert it to a string </text:p>
      <text:p text:style-name="Standard">by calling the toStringO method from the Biginteger class. </text:p>
      <text:p text:style-name="Standard"/>
      <text:p text:style-name="Standard">public String toStringO { </text:p>
      <text:p text:style-name="Standard"/>
      <text:p text:style-name="Standard">//Make an array of Bigintegers for each modulus </text:p>
      <text:p text:style-name="Standard">Biginteger [] m=new Biginteger [moduli . length] ; </text:p>
      <text:p text:style-name="Standard"/>
      <text:p text:style-name="Standard">//We reconstruct a Biginteger from the residues by using the Chinese Remainder </text:p>
      <text:p text:style-name="Standard">/ /Theorem </text:p>
      <text:p text:style-name="Standard"/>
      <text:p text:style-name="Standard">for (int i=0 ; i&lt;moduli . length; i++ ) m[i] =BigInteger.valueOf (moduli [i] ) ; </text:p>
      <text:p text:style-name="Standard"/>
      <text:p text:style-name="Standard">//Make an array of Bigintegers for each residue </text:p>
      <text:p text:style-name="Standard">Biginteger [] r=new Biginteger [residues . length] ; </text:p>
      <text:p text:style-name="Standard"><text:soft-page-break/></text:p>
      <text:p text:style-name="Standard">for (int i=0;i&lt;residues. length; i++) r [i ] =BlgInteger .valueOf (residues [i] ) ; </text:p>
      <text:p text:style-name="Standard">//Reconstruct the Biginteger and return it as a string </text:p>
      <text:p text:style-name="Standard">Biginteger whopper=BigIntegerMath. solveCRT (r ,m) [0] ; </text:p>
      <text:p text:style-name="Standard">return whopper . toString ( ) ; </text:p>
      <text:p text:style-name="Standard"/>
      <text:p text:style-name="Standard">} </text:p>
      <text:p text:style-name="Standard"/>
      <text:p text:style-name="Standard">}//End of IntCRT class </text:p>
      <text:p text:style-name="Standard"/>
      <text:p text:style-name="Standard">Figures 16.2, 16.3, and 16.4 are shots of TestIntCRTApplet. </text:p>
      <text:p text:style-name="Standard"/>
      <text:p text:style-name="Standard"/>
      <text:p text:style-name="Standard"/>
      <text:p text:style-name="Standard">FIGURE 16.2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4 Random Number Generation 315 </text:p>
      <text:p text:style-name="Standard"/>
      <text:p text:style-name="Standard"/>
      <text:p text:style-name="Standard">FIGURE 16.3 </text:p>
      <text:p text:style-name="Standard"/>
      <text:p text:style-name="Standard"/>
      <text:p text:style-name="Standard"/>
      <text:p text:style-name="Standard"/>
      <text:p text:style-name="Standard"/>
      <text:p text:style-name="Standard">16.4 RANDOM NUMBER GENERATION </text:p>
      <text:p text:style-name="Standard"/>
      <text:p text:style-name="Standard">Many cryptosystems depend on the ability to generate random numbers, where random </text:p>
      <text:p text:style-name="Standard">means in the sense that the values could not be easily predicted by an adversary. Perhaps sur- </text:p>
      <text:p text:style-name="Standard">prisingly, this is difficult to do in practice. Without special hardware, a computer cannot </text:p>
      <text:p text:style-name="Standard">truly generate random numbers; they can merely produce what we call pseudorandom num- </text:p>
      <text:p text:style-name="Standard">bers based on some deterministic mathematical algorithm, and an initial number called a </text:p>
      <text:p text:style-name="Standard">seed. If either the seed or the transformation is not chosen carefully enough, an adversary </text:p>
      <text:p text:style-name="Standard">can predict, to a high degree of accuracy, the pseudorandom numbers produced. </text:p>
      <text:p text:style-name="Standard"/>
      <text:p text:style-name="Standard">CExAMPLE. Conventional random number generators are insufficient for protecting the secrecy </text:p>
      <text:p text:style-name="Standard">of the numbers they generate. An example is a linear congruential generator, which pro- </text:p>
      <text:p text:style-name="Standard">duces a sequence Xj, X 2 , ... of pseudorandom numbers given by the affine transformation </text:p>
      <text:p text:style-name="Standard"/>
      <text:p text:style-name="Standard"/>
      <text:p text:style-name="Standard">x„ = flx„_i + b (mod m) n &gt; 1, 0 &lt; x„ &lt; m. </text:p>
      <text:p text:style-name="Standard"/>
      <text:p text:style-name="Standard"/>
      <text:p text:style-name="Standard"/>
      <text:p text:style-name="Standard"/>
      <text:p text:style-name="Standard"/>
      <text:p text:style-name="Standard">316 Chapter 16 Cryptographic Applications </text:p>
      <text:p text:style-name="Standard"><text:soft-page-break/></text:p>
      <text:p text:style-name="Standard"/>
      <text:p text:style-name="Standard">The values a, b, and m are parameters which define the generator; Xq is the seed which </text:p>
      <text:p text:style-name="Standard">generates the sequence. If any of these values are compromised, or can be guessed, this </text:p>
      <text:p text:style-name="Standard">generator cannot produce unpredictable numbers. It turns out that with this particular trans- </text:p>
      <text:p text:style-name="Standard">formation, this is rather easy to do; given a partial sequence of these random numbers, the </text:p>
      <text:p text:style-name="Standard">rest of the sequence can often be constructed even when a, b, m, and Xq are unknown. </text:p>
      <text:p text:style-name="Standard"/>
      <text:p text:style-name="Standard"/>
      <text:p text:style-name="Standard">It should come as no surprise that many of the same transformations that we use to </text:p>
      <text:p text:style-name="Standard">encrypt data can also be used to generate random numbers. After all, the purposes of dis- </text:p>
      <text:p text:style-name="Standard">guising messages and the purposes of disguising the previous numbers and the seed in a </text:p>
      <text:p text:style-name="Standard">sequence of pseudorandom numbers are very similar. A random number generator able to </text:p>
      <text:p text:style-name="Standard">produce integers that cannot be predicted by an adversary are suitable for cryptography; </text:p>
      <text:p text:style-name="Standard">these are called cryptographically secure pseudorandom bit generators (CSPRBG). Descrip- </text:p>
      <text:p text:style-name="Standard">tions of two such generators follow; the first resembles Rabin, while the second resembles </text:p>
      <text:p text:style-name="Standard">RSA. </text:p>
      <text:p text:style-name="Standard"/>
      <text:p text:style-name="Standard">Blum-Blum-Shub Pseudorandom Bit Generator To generate pseudorandom </text:p>
      <text:p text:style-name="Standard">numbers or bitstreams; </text:p>
      <text:p text:style-name="Standard"/>
      <text:p text:style-name="Standard">1 . Choose two secret strong primes, p and q, both congruent to 3 modulo 4. Form n = pq. </text:p>
      <text:p text:style-name="Standard">Choose j as a positive integer not exceeding log 2 (log 2 n) </text:p>
      <text:p text:style-name="Standard"/>
      <text:p text:style-name="Standard">2 . Select a random integer seed s such that </text:p>
      <text:p text:style-name="Standard"/>
      <text:p text:style-name="Standard">• 2&lt; s &lt;n </text:p>
      <text:p text:style-name="Standard"/>
      <text:p text:style-name="Standard">• s and n are relatively prime. </text:p>
      <text:p text:style-name="Standard"/>
      <text:p text:style-name="Standard">Compute Xg = the Inr of modulo n. </text:p>
      <text:p text:style-name="Standard"/>
      <text:p text:style-name="Standard">3 . Repeat for as long as desired: </text:p>
      <text:p text:style-name="Standard"/>
      <text:p text:style-name="Standard">• Compute X, = the Inr of x,_i^ modulo n. </text:p>
      <text:p text:style-name="Standard"/>
      <text:p text:style-name="Standard">• Let Zi be the j least significant bits of x,. </text:p>
      <text:p text:style-name="Standard"/>
      <text:p text:style-name="Standard">4 . The output sequence is Zi, Z 2 , Z 2 , ■ ■ ■ ■ </text:p>
      <text:p text:style-name="Standard"/>
      <text:p text:style-name="Standard"/>
      <text:p text:style-name="Standard">iZMxAMPLE. For this example we will use small primes; in reality, we must use large, strong </text:p>
      <text:p text:style-name="Standard">primes. Suppose we choose p = 11351, q = 11987. So n = 136064437. We compute j as 4, </text:p>
      <text:p text:style-name="Standard">the largest integer not exceeding log 2 (log 2 («)) = 4.75594, and we will select as our seed </text:p>
      <text:p text:style-name="Standard">s = 80331757. We wish to generate a stream of 2 blocks, each of bit length 4; we compute </text:p>
      <text:p text:style-name="Standard">the values </text:p>
      <text:p text:style-name="Standard"/>
      <text:p text:style-name="Standard"/>
      <text:p text:style-name="Standard">80331757^ ^ 131273718 (mod 136064437) </text:p>
      <text:p text:style-name="Standard">jcj ^ ^ 131273718^ ^ 47497112 (mod 136064437) </text:p>
      <text:p text:style-name="Standard"/>
      <text:p text:style-name="Standard">Zi = 47497 112= 8 = lOOOgase 2 (mod 2‘*') (the 4 least significant bits of Xi) </text:p>
      <text:p text:style-name="Standard"><text:soft-page-break/></text:p>
      <text:p text:style-name="Standard"/>
      <text:p text:style-name="Standard">16.4 Random Number Generation 317 </text:p>
      <text:p text:style-name="Standard"/>
      <text:p text:style-name="Standard"/>
      <text:p text:style-name="Standard">X 2 ^ ^ 47497112^ ^ 69993144 (mod 136064437) </text:p>
      <text:p text:style-name="Standard"/>
      <text:p text:style-name="Standard">Z 2 = 69993144 = 8 = 1000|,ase2 (mod 2'*) (the 4 least significant bits of X 2 ) </text:p>
      <text:p text:style-name="Standard"/>
      <text:p text:style-name="Standard">The final “random” bitstream produced is </text:p>
      <text:p text:style-name="Standard"/>
      <text:p text:style-name="Standard">10001000 . </text:p>
      <text:p text:style-name="Standard"/>
      <text:p text:style-name="Standard">Admittedly, it isn’t much to look at. We need to generate a much larger stream, and will </text:p>
      <text:p text:style-name="Standard">do so in the next example. </text:p>
      <text:p text:style-name="Standard"/>
      <text:p text:style-name="Standard">□ </text:p>
      <text:p text:style-name="Standard"/>
      <text:p text:style-name="Standard">Example. Here we produce a much longer stream of 100 blocks, each of bit length 4. We </text:p>
      <text:p text:style-name="Standard">will use exactly the same parameters p = 11351, q = 11987, n=pq= 136064437, y = 4, and </text:p>
      <text:p text:style-name="Standard">the seed s = 80331757. </text:p>
      <text:p text:style-name="Standard"/>
      <text:p text:style-name="Standard"/>
      <text:p text:style-name="Standard">1000 </text:p>
      <text:p text:style-name="Standard"/>
      <text:p text:style-name="Standard">1000 </text:p>
      <text:p text:style-name="Standard"/>
      <text:p text:style-name="Standard">0101 </text:p>
      <text:p text:style-name="Standard"/>
      <text:p text:style-name="Standard">1111 </text:p>
      <text:p text:style-name="Standard"/>
      <text:p text:style-name="Standard">1110 </text:p>
      <text:p text:style-name="Standard"/>
      <text:p text:style-name="Standard">0101 </text:p>
      <text:p text:style-name="Standard"/>
      <text:p text:style-name="Standard">1101 </text:p>
      <text:p text:style-name="Standard"/>
      <text:p text:style-name="Standard">0001 </text:p>
      <text:p text:style-name="Standard"/>
      <text:p text:style-name="Standard">0000 </text:p>
      <text:p text:style-name="Standard"/>
      <text:p text:style-name="Standard">0000 </text:p>
      <text:p text:style-name="Standard"/>
      <text:p text:style-name="Standard">0000 </text:p>
      <text:p text:style-name="Standard"/>
      <text:p text:style-name="Standard">1000 </text:p>
      <text:p text:style-name="Standard"/>
      <text:p text:style-name="Standard">1100 </text:p>
      <text:p text:style-name="Standard"/>
      <text:p text:style-name="Standard">1101 </text:p>
      <text:p text:style-name="Standard"/>
      <text:p text:style-name="Standard">0001 </text:p>
      <text:p text:style-name="Standard"><text:soft-page-break/></text:p>
      <text:p text:style-name="Standard">0101 </text:p>
      <text:p text:style-name="Standard"/>
      <text:p text:style-name="Standard">0110 </text:p>
      <text:p text:style-name="Standard"/>
      <text:p text:style-name="Standard">1010 </text:p>
      <text:p text:style-name="Standard"/>
      <text:p text:style-name="Standard">1110 </text:p>
      <text:p text:style-name="Standard"/>
      <text:p text:style-name="Standard">0110 </text:p>
      <text:p text:style-name="Standard"/>
      <text:p text:style-name="Standard">0110 </text:p>
      <text:p text:style-name="Standard"/>
      <text:p text:style-name="Standard">0000 </text:p>
      <text:p text:style-name="Standard"/>
      <text:p text:style-name="Standard">1011 </text:p>
      <text:p text:style-name="Standard"/>
      <text:p text:style-name="Standard">0011 </text:p>
      <text:p text:style-name="Standard"/>
      <text:p text:style-name="Standard">1000 </text:p>
      <text:p text:style-name="Standard"/>
      <text:p text:style-name="Standard">1010 </text:p>
      <text:p text:style-name="Standard"/>
      <text:p text:style-name="Standard">1100 </text:p>
      <text:p text:style-name="Standard"/>
      <text:p text:style-name="Standard">1010 </text:p>
      <text:p text:style-name="Standard"/>
      <text:p text:style-name="Standard">0000 </text:p>
      <text:p text:style-name="Standard"/>
      <text:p text:style-name="Standard">1101 </text:p>
      <text:p text:style-name="Standard"/>
      <text:p text:style-name="Standard">1110 </text:p>
      <text:p text:style-name="Standard"/>
      <text:p text:style-name="Standard">0100 </text:p>
      <text:p text:style-name="Standard"/>
      <text:p text:style-name="Standard">0111 </text:p>
      <text:p text:style-name="Standard"/>
      <text:p text:style-name="Standard">1111 </text:p>
      <text:p text:style-name="Standard"/>
      <text:p text:style-name="Standard">1010 </text:p>
      <text:p text:style-name="Standard"/>
      <text:p text:style-name="Standard">0000 </text:p>
      <text:p text:style-name="Standard"/>
      <text:p text:style-name="Standard">1011 </text:p>
      <text:p text:style-name="Standard"/>
      <text:p text:style-name="Standard">1001 </text:p>
      <text:p text:style-name="Standard"/>
      <text:p text:style-name="Standard">1110 </text:p>
      <text:p text:style-name="Standard"/>
      <text:p text:style-name="Standard">1001 </text:p>
      <text:p text:style-name="Standard"/>
      <text:p text:style-name="Standard">1100 </text:p>
      <text:p text:style-name="Standard"><text:soft-page-break/></text:p>
      <text:p text:style-name="Standard">0100 </text:p>
      <text:p text:style-name="Standard"/>
      <text:p text:style-name="Standard">0011 </text:p>
      <text:p text:style-name="Standard"/>
      <text:p text:style-name="Standard">1000 </text:p>
      <text:p text:style-name="Standard"/>
      <text:p text:style-name="Standard">0101 </text:p>
      <text:p text:style-name="Standard"/>
      <text:p text:style-name="Standard">1000 </text:p>
      <text:p text:style-name="Standard"/>
      <text:p text:style-name="Standard">0010 </text:p>
      <text:p text:style-name="Standard"/>
      <text:p text:style-name="Standard">1001 </text:p>
      <text:p text:style-name="Standard"/>
      <text:p text:style-name="Standard">0100 </text:p>
      <text:p text:style-name="Standard"/>
      <text:p text:style-name="Standard">0101 </text:p>
      <text:p text:style-name="Standard"/>
      <text:p text:style-name="Standard">1111 </text:p>
      <text:p text:style-name="Standard"/>
      <text:p text:style-name="Standard">0001 </text:p>
      <text:p text:style-name="Standard"/>
      <text:p text:style-name="Standard">0110 </text:p>
      <text:p text:style-name="Standard"/>
      <text:p text:style-name="Standard">1100 </text:p>
      <text:p text:style-name="Standard"/>
      <text:p text:style-name="Standard">0101 </text:p>
      <text:p text:style-name="Standard"/>
      <text:p text:style-name="Standard">0000 </text:p>
      <text:p text:style-name="Standard"/>
      <text:p text:style-name="Standard">0110 </text:p>
      <text:p text:style-name="Standard"/>
      <text:p text:style-name="Standard">1011 </text:p>
      <text:p text:style-name="Standard"/>
      <text:p text:style-name="Standard">1001 </text:p>
      <text:p text:style-name="Standard"/>
      <text:p text:style-name="Standard">0001 </text:p>
      <text:p text:style-name="Standard"/>
      <text:p text:style-name="Standard">0000 </text:p>
      <text:p text:style-name="Standard"/>
      <text:p text:style-name="Standard">0101 </text:p>
      <text:p text:style-name="Standard"/>
      <text:p text:style-name="Standard">0011 </text:p>
      <text:p text:style-name="Standard"/>
      <text:p text:style-name="Standard">1100 </text:p>
      <text:p text:style-name="Standard"/>
      <text:p text:style-name="Standard">0111 </text:p>
      <text:p text:style-name="Standard"/>
      <text:p text:style-name="Standard">0011 </text:p>
      <text:p text:style-name="Standard"/>
      <text:p text:style-name="Standard">0101 </text:p>
      <text:p text:style-name="Standard"><text:soft-page-break/></text:p>
      <text:p text:style-name="Standard">0111 </text:p>
      <text:p text:style-name="Standard"/>
      <text:p text:style-name="Standard">0000 </text:p>
      <text:p text:style-name="Standard"/>
      <text:p text:style-name="Standard">1000 </text:p>
      <text:p text:style-name="Standard"/>
      <text:p text:style-name="Standard">0010 </text:p>
      <text:p text:style-name="Standard"/>
      <text:p text:style-name="Standard">1111 </text:p>
      <text:p text:style-name="Standard"/>
      <text:p text:style-name="Standard">1111 </text:p>
      <text:p text:style-name="Standard"/>
      <text:p text:style-name="Standard">1100 </text:p>
      <text:p text:style-name="Standard"/>
      <text:p text:style-name="Standard">0110 </text:p>
      <text:p text:style-name="Standard"/>
      <text:p text:style-name="Standard">0001 </text:p>
      <text:p text:style-name="Standard"/>
      <text:p text:style-name="Standard">0011 </text:p>
      <text:p text:style-name="Standard"/>
      <text:p text:style-name="Standard">1110 </text:p>
      <text:p text:style-name="Standard"/>
      <text:p text:style-name="Standard">0111 </text:p>
      <text:p text:style-name="Standard"/>
      <text:p text:style-name="Standard">0001 </text:p>
      <text:p text:style-name="Standard"/>
      <text:p text:style-name="Standard">1111 </text:p>
      <text:p text:style-name="Standard"/>
      <text:p text:style-name="Standard">0010 </text:p>
      <text:p text:style-name="Standard"/>
      <text:p text:style-name="Standard">1111 </text:p>
      <text:p text:style-name="Standard"/>
      <text:p text:style-name="Standard">1100 </text:p>
      <text:p text:style-name="Standard"/>
      <text:p text:style-name="Standard">1011 </text:p>
      <text:p text:style-name="Standard"/>
      <text:p text:style-name="Standard">0011 </text:p>
      <text:p text:style-name="Standard"/>
      <text:p text:style-name="Standard">1111 </text:p>
      <text:p text:style-name="Standard"/>
      <text:p text:style-name="Standard">1111 </text:p>
      <text:p text:style-name="Standard"/>
      <text:p text:style-name="Standard">1110 </text:p>
      <text:p text:style-name="Standard"/>
      <text:p text:style-name="Standard">1010 </text:p>
      <text:p text:style-name="Standard"/>
      <text:p text:style-name="Standard">1000 </text:p>
      <text:p text:style-name="Standard"/>
      <text:p text:style-name="Standard">1001 </text:p>
      <text:p text:style-name="Standard"/>
      <text:p text:style-name="Standard">0111 </text:p>
      <text:p text:style-name="Standard"><text:soft-page-break/></text:p>
      <text:p text:style-name="Standard">0111 </text:p>
      <text:p text:style-name="Standard"/>
      <text:p text:style-name="Standard">0010 </text:p>
      <text:p text:style-name="Standard"/>
      <text:p text:style-name="Standard">0100 </text:p>
      <text:p text:style-name="Standard"/>
      <text:p text:style-name="Standard">1001 </text:p>
      <text:p text:style-name="Standard"/>
      <text:p text:style-name="Standard">0010 </text:p>
      <text:p text:style-name="Standard"/>
      <text:p text:style-name="Standard"/>
      <text:p text:style-name="Standard">1100 </text:p>
      <text:p text:style-name="Standard"/>
      <text:p text:style-name="Standard">You may wish to check these values, or write a program to check them. (I recommend </text:p>
      <text:p text:style-name="Standard">the latter.) </text:p>
      <text:p text:style-name="Standard"/>
      <text:p text:style-name="Standard">□ </text:p>
      <text:p text:style-name="Standard"/>
      <text:p text:style-name="Standard">The CSPRBC Class I have designed a class which implements the Blum-Blum-Shub </text:p>
      <text:p text:style-name="Standard">algorithm for generating random bitstreams. For convenience, the modulus n = pq will be </text:p>
      <text:p text:style-name="Standard">fixed at 1025-1026 bits. Using this bit length for n, we should choose no more than 10 of </text:p>
      <text:p text:style-name="Standard">the least significant bits after each squaring. For convenience again, we will choose the 8 </text:p>
      <text:p text:style-name="Standard">least significant bits, allowing us to easily place them in a byte array using the method fill- </text:p>
      <text:p text:style-name="Standard">Bytes(). We can also retrieve a single byte using the getRandomByte() method. The code </text:p>
      <text:p text:style-name="Standard">for the CSPRBG class follows. </text:p>
      <text:p text:style-name="Standard"/>
      <text:p text:style-name="Standard">import j ava . math . * ; </text:p>
      <text:p text:style-name="Standard">import java. security ; </text:p>
      <text:p text:style-name="Standard">public class CSPRBG { </text:p>
      <text:p text:style-name="Standard"/>
      <text:p text:style-name="Standard">Biginteger p, q, n, seed; </text:p>
      <text:p text:style-name="Standard">public CSPRBG (byte [ ] seed) { </text:p>
      <text:p text:style-name="Standard"/>
      <text:p text:style-name="Standard">this . seed=new Biginteger (seed) ; </text:p>
      <text:p text:style-name="Standard"/>
      <text:p text:style-name="Standard">if (this . seed. bitLength () &lt;515) throw new </text:p>
      <text:p text:style-name="Standard"/>
      <text:p text:style-name="Standard">lllegalArgumentException ( "Seed too small"); </text:p>
      <text:p text:style-name="Standard"/>
      <text:p text:style-name="Standard">SecureRandom sr=new SecureRandom (seed) ; </text:p>
      <text:p text:style-name="Standard"/>
      <text:p text:style-name="Standard">//Use a SecureRandom object to get the strong primes </text:p>
      <text:p text:style-name="Standard">PrimeGenerator pg=new PrimeGenerator (513 , 16, sr) ; </text:p>
      <text:p text:style-name="Standard">do {p=pg . getStrongPrime ( ) ; } </text:p>
      <text:p text:style-name="Standard"/>
      <text:p text:style-name="Standard"/>
      <text:p text:style-name="Standard">318 Chapter 16 Cryptographic Applications </text:p>
      <text:p text:style-name="Standard"/>
      <text:p text:style-name="Standard"/>
      <text:p text:style-name="Standard">} </text:p>
      <text:p text:style-name="Standard"/>
      <text:p text:style-name="Standard"><text:soft-page-break/></text:p>
      <text:p text:style-name="Standard">while ( ! p .mod (BigIntegerMath. FOUR) .equals (BigIntegerMath. THREE) ) ; </text:p>
      <text:p text:style-name="Standard">do {q=pg. getStrongPrime ( ) ; } </text:p>
      <text:p text:style-name="Standard"/>
      <text:p text:style-name="Standard">while ( ! q. mod (BigIntegerMath. FOUR) .equals (BigIntegerMath. THREE) ) ; </text:p>
      <text:p text:style-name="Standard">n=p. multiply (q) ; </text:p>
      <text:p text:style-name="Standard"/>
      <text:p text:style-name="Standard">} </text:p>
      <text:p text:style-name="Standard"/>
      <text:p text:style-name="Standard">//Fills an array of bytes with random data </text:p>
      <text:p text:style-name="Standard">public void fillBytes (byte [ ] array) { </text:p>
      <text:p text:style-name="Standard">for (int 1=0 ; i&lt;array . length; i++ ) { </text:p>
      <text:p text:style-name="Standard"/>
      <text:p text:style-name="Standard">//Seed is continually squared </text:p>
      <text:p text:style-name="Standard">seed=seed. multiply (seed) .mod(n) ; </text:p>
      <text:p text:style-name="Standard"/>
      <text:p text:style-name="Standard">//Least significant byte of residue is the i-th random byte </text:p>
      <text:p text:style-name="Standard">byte b=seed.byteValue ( ) ; </text:p>
      <text:p text:style-name="Standard">array [ i ] =b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/Returns a single byte of pseudorandom data </text:p>
      <text:p text:style-name="Standard">public byte getRandomByte ( ) { </text:p>
      <text:p text:style-name="Standard"/>
      <text:p text:style-name="Standard">seed=seed. multiply (seed) .mod(n) ; </text:p>
      <text:p text:style-name="Standard">return seed.byteValue ( ) ; </text:p>
      <text:p text:style-name="Standard"/>
      <text:p text:style-name="Standard"/>
      <text:p text:style-name="Standard"/>
      <text:p text:style-name="Standard">Figures 16.5, 16.6, and 16.7 are screen shots of the test applet (TestCSPRBGApplet). </text:p>
      <text:p text:style-name="Standard">You first enter a seed as a large integer, then press the button repeatedly to get random bytes, </text:p>
      <text:p text:style-name="Standard">which are displayed as decimal integers in the range — 128 thru 127. </text:p>
      <text:p text:style-name="Standard"/>
      <text:p text:style-name="Standard"/>
      <text:p text:style-name="Standard">Micali-Schnorr Pseudorandom Bit Generator To generate pseudorandom num- </text:p>
      <text:p text:style-name="Standard">bers or bitstreams: </text:p>
      <text:p text:style-name="Standard"/>
      <text:p text:style-name="Standard">1. Choose two secret strong primes, p and q, and form n = pq. </text:p>
      <text:p text:style-name="Standard"/>
      <text:p text:style-name="Standard">Let N equal the bit length of n. </text:p>
      <text:p text:style-name="Standard"/>
      <text:p text:style-name="Standard"/>
      <text:p text:style-name="Standard">FIGURE 16.5 </text:p>
      <text:p text:style-name="Standard"/>
      <text:p text:style-name="Standard"/>
      <text:p text:style-name="Standard">Random bitstream generator/Blum-Blu </text:p>
      <text:p text:style-name="Standard"/>
      <text:p text:style-name="Standard"/>
      <text:p text:style-name="Standard">^ -Inlxi </text:p>
      <text:p text:style-name="Standard"><text:soft-page-break/></text:p>
      <text:p text:style-name="Standard"/>
      <text:p text:style-name="Standard">File Edit View - "jj Address | </text:p>
      <text:p text:style-name="Standard"/>
      <text:p text:style-name="Standard"/>
      <text:p text:style-name="Standard">Enter seed below </text:p>
      <text:p text:style-name="Standard"/>
      <text:p text:style-name="Standard"/>
      <text:p text:style-name="Standard">n </text:p>
      <text:p text:style-name="Standard"/>
      <text:p text:style-name="Standard"/>
      <text:p text:style-name="Standard">4392875G82937568923G5B9GS9562B9756347356981 1 1 </text:p>
      <text:p text:style-name="Standard">Generate random byte </text:p>
      <text:p text:style-name="Standard"/>
      <text:p text:style-name="Standard"/>
      <text:p text:style-name="Standard">■127 </text:p>
      <text:p text:style-name="Standard"/>
      <text:p text:style-name="Standard"/>
      <text:p text:style-name="Standard">hi </text:p>
      <text:p text:style-name="Standard"/>
      <text:p text:style-name="Standard"/>
      <text:p text:style-name="Standard"/>
      <text:p text:style-name="Standard"/>
      <text:p text:style-name="Standard"/>
      <text:p text:style-name="Standard">16.4 Random Number Generation </text:p>
      <text:p text:style-name="Standard"/>
      <text:p text:style-name="Standard"/>
      <text:p text:style-name="Standard">319 </text:p>
      <text:p text:style-name="Standard"/>
      <text:p text:style-name="Standard"/>
      <text:p text:style-name="Standard">FIGURE 16.6 </text:p>
      <text:p text:style-name="Standard"/>
      <text:p text:style-name="Standard"/>
      <text:p text:style-name="Standard">Random bitstream generatoi/Blum-B </text:p>
      <text:p text:style-name="Standard"/>
      <text:p text:style-name="Standard"/>
      <text:p text:style-name="Standard">P </text:p>
      <text:p text:style-name="Standard"/>
      <text:p text:style-name="Standard">E - </text:p>
      <text:p text:style-name="Standard"/>
      <text:p text:style-name="Standard">jnjxj </text:p>
      <text:p text:style-name="Standard"/>
      <text:p text:style-name="Standard">' File Edit View » </text:p>
      <text:p text:style-name="Standard"/>
      <text:p text:style-name="Standard"/>
      <text:p text:style-name="Standard">1 Address </text:p>
      <text:p text:style-name="Standard"/>
      <text:p text:style-name="Standard"/>
      <text:p text:style-name="Standard"/>
      <text:p text:style-name="Standard">Enter seed below </text:p>
      <text:p text:style-name="Standard"/>
      <text:p text:style-name="Standard"/>
      <text:p text:style-name="Standard"><text:soft-page-break/>3 </text:p>
      <text:p text:style-name="Standard"/>
      <text:p text:style-name="Standard">4392875682937568923G5B9G89562B9756347356981 1 1 </text:p>
      <text:p text:style-name="Standard"/>
      <text:p text:style-name="Standard"/>
      <text:p text:style-name="Standard"/>
      <text:p text:style-name="Standard">1 i Generate random byte </text:p>
      <text:p text:style-name="Standard"/>
      <text:p text:style-name="Standard">:jI </text:p>
      <text:p text:style-name="Standard"/>
      <text:p text:style-name="Standard"/>
      <text:p text:style-name="Standard">1 </text:p>
      <text:p text:style-name="Standard"/>
      <text:p text:style-name="Standard"/>
      <text:p text:style-name="Standard"/>
      <text:p text:style-name="Standard"/>
      <text:p text:style-name="Standard">FIGURE 16.7 </text:p>
      <text:p text:style-name="Standard"/>
      <text:p text:style-name="Standard"/>
      <text:p text:style-name="Standard"/>
      <text:p text:style-name="Standard">Choose an exponent e such that </text:p>
      <text:p text:style-name="Standard"/>
      <text:p text:style-name="Standard">• \&lt;e&lt;(p - 1)(^ - 1) </text:p>
      <text:p text:style-name="Standard"/>
      <text:p text:style-name="Standard">• e is relatively prime to (p — l)(q — 1) </text:p>
      <text:p text:style-name="Standard"/>
      <text:p text:style-name="Standard">• 80 e&lt;M </text:p>
      <text:p text:style-name="Standard"/>
      <text:p text:style-name="Standard">Let k be the largest integer not exceeding N(l — 2/e). </text:p>
      <text:p text:style-name="Standard"/>
      <text:p text:style-name="Standard">Let r = N — k. </text:p>
      <text:p text:style-name="Standard"/>
      <text:p text:style-name="Standard">2. Select a random seed Xg of bitlength r. </text:p>
      <text:p text:style-name="Standard"/>
      <text:p text:style-name="Standard">3. For i = 1 , to Z do: </text:p>
      <text:p text:style-name="Standard"/>
      <text:p text:style-name="Standard">• Compute y, = the Inr of x,-!® modulo n. </text:p>
      <text:p text:style-name="Standard"/>
      <text:p text:style-name="Standard">• Let X; be the r most significant bits of y,. </text:p>
      <text:p text:style-name="Standard"/>
      <text:p text:style-name="Standard">• Let z, be the r least significant bits of y,. </text:p>
      <text:p text:style-name="Standard"/>
      <text:p text:style-name="Standard">4. The output sequence is Zi, Z 2 , Z 3 , ■ ■ ■ , Zz- </text:p>
      <text:p text:style-name="Standard"/>
      <text:p text:style-name="Standard">The numbers z, may not be large enough for an application’s purposes; in this case, one </text:p>
      <text:p text:style-name="Standard">concatenates as many of the numbers together as necessary to form a sufficiently large inte- </text:p>
      <text:p text:style-name="Standard">ger. 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320 Chapter 16 Cryptographic Applications </text:p>
      <text:p text:style-name="Standard"/>
      <text:p text:style-name="Standard"/>
      <text:p text:style-name="Standard">16.5 SIGNING MESSAGES </text:p>
      <text:p text:style-name="Standard"/>
      <text:p text:style-name="Standard">Signing messages is a concept which arose with public key cryptography. When you receive </text:p>
      <text:p text:style-name="Standard">a message encrypted with your public key, how do you know the message is from whom </text:p>
      <text:p text:style-name="Standard">claims to have sent it? After all, your encryption keys are public, and so anyone can encrypt </text:p>
      <text:p text:style-name="Standard">messages to you. Signing is a way for the sender to modify the message in a way that could </text:p>
      <text:p text:style-name="Standard">only be done by her. </text:p>
      <text:p text:style-name="Standard"/>
      <text:p text:style-name="Standard">Each public key scheme usually defines a method to perform signing. Sometimes the </text:p>
      <text:p text:style-name="Standard">signing closely resembles the enciphering mechanism, but often it does not. We will first </text:p>
      <text:p text:style-name="Standard">cover signing with RSA, the first system to propose this concept. </text:p>
      <text:p text:style-name="Standard"/>
      <text:p text:style-name="Standard">Signing with RSA Suppose individual A wants to send a message P to individual B </text:p>
      <text:p text:style-name="Standard">using RSA in such a way so that B knows the message could only have come from individual </text:p>
      <text:p text:style-name="Standard">A. Suppose A uses the RSA modulus n = pq, and the exponents e and d, while individual B </text:p>
      <text:p text:style-name="Standard">uses n* =p q* , and the exponents e and ct . Of course, neither party knows the other’s pri- </text:p>
      <text:p text:style-name="Standard">vate key. Individual A does the following: </text:p>
      <text:p text:style-name="Standard"/>
      <text:p text:style-name="Standard">1 . Individual A computes </text:p>
      <text:p text:style-name="Standard"/>
      <text:p text:style-name="Standard">Ci= (mod n) </text:p>
      <text:p text:style-name="Standard"/>
      <text:p text:style-name="Standard">using her decryption exponent. (No one else can do this if A is protecting her private </text:p>
      <text:p text:style-name="Standard">key.) </text:p>
      <text:p text:style-name="Standard"/>
      <text:p text:style-name="Standard">2. If Cl &gt; n , it is necessary for A to separate Ci into blocks before applying the transfor- </text:p>
      <text:p text:style-name="Standard">mation </text:p>
      <text:p text:style-name="Standard"/>
      <text:p text:style-name="Standard">C ^ Cl"* (mod n ) </text:p>
      <text:p text:style-name="Standard"/>
      <text:p text:style-name="Standard">and form the final ciphertext to send to B. </text:p>
      <text:p text:style-name="Standard"/>
      <text:p text:style-name="Standard">To decrypt the message sent by A, B does the following: </text:p>
      <text:p text:style-name="Standard"/>
      <text:p text:style-name="Standard">1 . B decrypts the message C by applying </text:p>
      <text:p text:style-name="Standard"/>
      <text:p text:style-name="Standard">Cl = (mod n) </text:p>
      <text:p text:style-name="Standard"/>
      <text:p text:style-name="Standard">to regain Ci. </text:p>
      <text:p text:style-name="Standard"/>
      <text:p text:style-name="Standard">2. B then computes </text:p>
      <text:p text:style-name="Standard"/>
      <text:p text:style-name="Standard"/>
      <text:p text:style-name="Standard">P = Cl" (mod n) </text:p>
      <text:p text:style-name="Standard"/>
      <text:p text:style-name="Standard">using A’s public information to recover the plaintext. </text:p>
      <text:p text:style-name="Standard"/>
      <text:p text:style-name="Standard">Actually, it isn’t necessary for A to encrypt the message a second time using B’s public </text:p>
      <text:p text:style-name="Standard">information if she isn’t concerned with who reads the message. B could simply decrypt </text:p>
      <text:p text:style-name="Standard"><text:soft-page-break/>with A’s public key to retrieve the plaintext. However, anyone else could do the same thing. </text:p>
      <text:p text:style-name="Standard">If privacy (in addition to integrity) is an issue (and it usually is), both transformations are </text:p>
      <text:p text:style-name="Standard">involved. </text:p>
      <text:p text:style-name="Standard"/>
      <text:p text:style-name="Standard">Is this all there is to it? No. Establishing one’s identity couldn’t possibly be this easy. For </text:p>
      <text:p text:style-name="Standard">example, is it possible someone could publish his or her public key values using someone </text:p>
      <text:p text:style-name="Standard">else’s identity? If this is not regulated in some way, the answer is yes. Most public key </text:p>
      <text:p text:style-name="Standard"/>
      <text:p text:style-name="Standard"/>
      <text:p text:style-name="Standard">16.5 Signing Messages 321 </text:p>
      <text:p text:style-name="Standard"/>
      <text:p text:style-name="Standard"/>
      <text:p text:style-name="Standard">schemes in use provide a mechanism by which individuals must establish their identity with </text:p>
      <text:p text:style-name="Standard">an entity called a “Trusted Third Party” or TTP, when publishing their keys. If necessary, </text:p>
      <text:p text:style-name="Standard">these TTPs can establish that the individual using a certain set of keys is actually the per- </text:p>
      <text:p text:style-name="Standard">son he or she claims to be. The TTP does not need to know anyone’s private keys to do this. </text:p>
      <text:p text:style-name="Standard"/>
      <text:p text:style-name="Standard"/>
      <text:p text:style-name="Standard">I£xAMPLE. For simplicity’s sake, we will use small parameters, and so that blocking will </text:p>
      <text:p text:style-name="Standard">not be an issue, we will arrange it so that n &lt; n . </text:p>
      <text:p text:style-name="Standard"/>
      <text:p text:style-name="Standard">Suppose individual A (the sender) chooses p = l and q = 19, so that n = 133. Individual </text:p>
      <text:p text:style-name="Standard">A chooses e = 5 as the encryption exponent, and computes d = e' = 5' = 65 (mod 108). </text:p>
      <text:p text:style-name="Standard"/>
      <text:p text:style-name="Standard">Individual B (the recipient) chooses p* =\\ and q* = 23, so that n = 253. Individual B </text:p>
      <text:p text:style-name="Standard">chooses e = 9 as the encryption exponent, and computes r/ = e' = 9' = 49 (mod 253). </text:p>
      <text:p text:style-name="Standard"/>
      <text:p text:style-name="Standard">A wishes to send the message P = 93 to B with a signature. Individual A first computes </text:p>
      <text:p text:style-name="Standard"/>
      <text:p text:style-name="Standard">Cl ^ 93“ ^ 4 (mod 133) </text:p>
      <text:p text:style-name="Standard"/>
      <text:p text:style-name="Standard">No one else can do this because A’s decryption exponent is private. Individual A then </text:p>
      <text:p text:style-name="Standard">encrypts using B’s public encryption exponent and modulus: </text:p>
      <text:p text:style-name="Standard"/>
      <text:p text:style-name="Standard">C ^ 4® ^ 36 (mod 253). </text:p>
      <text:p text:style-name="Standard"/>
      <text:p text:style-name="Standard">This is the final ciphertext, which is sent to B. Cl is first recovered by decrypting with </text:p>
      <text:p text:style-name="Standard">B’s private decryption exponent: </text:p>
      <text:p text:style-name="Standard"/>
      <text:p text:style-name="Standard">36^9 ^ 4 ^ Cl (mod 253). </text:p>
      <text:p text:style-name="Standard"/>
      <text:p text:style-name="Standard">No one can do this except B, and so privacy is assured. Finally, B uses A’s public expo- </text:p>
      <text:p text:style-name="Standard">nent and modulus to recover the plaintext P: </text:p>
      <text:p text:style-name="Standard"/>
      <text:p text:style-name="Standard">45 ^ 93 = P (mod 133). </text:p>
      <text:p text:style-name="Standard"/>
      <text:p text:style-name="Standard">□ </text:p>
      <text:p text:style-name="Standard"/>
      <text:p text:style-name="Standard">Java Algorithm Writing the methods to sign with RSA in this way are easy since most </text:p>
      <text:p text:style-name="Standard">of the work has already been done. The methods to do this (from the Ciphers class) follow. </text:p>
      <text:p text:style-name="Standard"/>
      <text:p text:style-name="Standard">public static bytel] RSAEncipherSigned ( </text:p>
      <text:p text:style-name="Standard"><text:soft-page-break/>bytell msg, </text:p>
      <text:p text:style-name="Standard"/>
      <text:p text:style-name="Standard">Biginteger dSender, </text:p>
      <text:p text:style-name="Standard"/>
      <text:p text:style-name="Standard">Biginteger nSender, </text:p>
      <text:p text:style-name="Standard"/>
      <text:p text:style-name="Standard">Biginteger eRecip, </text:p>
      <text:p text:style-name="Standard"/>
      <text:p text:style-name="Standard">Biginteger nRecip, </text:p>
      <text:p text:style-name="Standard"/>
      <text:p text:style-name="Standard">SecureRandom sr) { </text:p>
      <text:p text:style-name="Standard"/>
      <text:p text:style-name="Standard">return RSAEncipherWSalt </text:p>
      <text:p text:style-name="Standard"/>
      <text:p text:style-name="Standard">(RSAEncipherWSalt (msg, dSender , nSender , sr) , eRecip, nRecip, sr) ; </text:p>
      <text:p text:style-name="Standard"/>
      <text:p text:style-name="Standard">} </text:p>
      <text:p text:style-name="Standard"/>
      <text:p text:style-name="Standard">public static bytel] RSADecipherSigned ( </text:p>
      <text:p text:style-name="Standard">bytell msg, </text:p>
      <text:p text:style-name="Standard"/>
      <text:p text:style-name="Standard">Biginteger dRecip, </text:p>
      <text:p text:style-name="Standard"/>
      <text:p text:style-name="Standard">Biginteger nRecip, </text:p>
      <text:p text:style-name="Standard"/>
      <text:p text:style-name="Standard"/>
      <text:p text:style-name="Standard">322 Chapter 16 Cryptographic Applications </text:p>
      <text:p text:style-name="Standard"/>
      <text:p text:style-name="Standard"/>
      <text:p text:style-name="Standard">Biginteger eSender, </text:p>
      <text:p text:style-name="Standard">Biginteger nSender) { </text:p>
      <text:p text:style-name="Standard"/>
      <text:p text:style-name="Standard"/>
      <text:p text:style-name="Standard">return RSADecipherWSalt (RSADecipherWSalt (msg, dRecip, nRecip) , eSender , nSender) ; </text:p>
      <text:p text:style-name="Standard"/>
      <text:p text:style-name="Standard">} </text:p>
      <text:p text:style-name="Standard"/>
      <text:p text:style-name="Standard"/>
      <text:p text:style-name="Standard">Of course, the variables eSender, dSender, and nSender refer to the message sender’s </text:p>
      <text:p text:style-name="Standard">key information, while eRecip, dRecip, and nRecip refers to the recipient’s keys. Note that </text:p>
      <text:p text:style-name="Standard">neither the sender nor the recipient needs to know the other’s private info for message </text:p>
      <text:p text:style-name="Standard">exchange. Also, note that enciphering is an application of RSAEncipher( ) twice, first using </text:p>
      <text:p text:style-name="Standard">the sender’s private exponent, then using the recipient’s public exponent. It is done this way </text:p>
      <text:p text:style-name="Standard">so that padding and blocking issues will be handled correctly. Because of the symmetric </text:p>
      <text:p text:style-name="Standard">nature of the RS A enciphering and deciphering transformations, this works. Likewise, deci- </text:p>
      <text:p text:style-name="Standard">phering involves applying RSADecipher( ) twice with different exponents. You will find that </text:p>
      <text:p text:style-name="Standard">writing methods to sign using other algorithms won’t be quite so easy. </text:p>
      <text:p text:style-name="Standard"/>
      <text:p text:style-name="Standard">Following is the output of a simple console program TestRSACipherSigned. The code </text:p>
      <text:p text:style-name="Standard">can be found on the book’s website: </text:p>
      <text:p text:style-name="Standard"/>
      <text:p text:style-name="Standard">Plaintext message: </text:p>
      <text:p text:style-name="Standard"><text:soft-page-break/></text:p>
      <text:p text:style-name="Standard">Little Willy Willy won't GO HOME! !!!!!!!!!!!!!!!!!!!!!!!!!!!!!!!!!! </text:p>
      <text:p text:style-name="Standard"/>
      <text:p text:style-name="Standard">Sender ' s keys : </text:p>
      <text:p text:style-name="Standard"/>
      <text:p text:style-name="Standard"/>
      <text:p text:style-name="Standard">n=477823 173 909498405997193 614062 827870319711697063408892 05910 600511651090 </text:p>
      <text:p text:style-name="Standard">1324842762783453285232353074783464254995516764280738329563279965438228948 </text:p>
      <text:p text:style-name="Standard">9280441812866482827362912397521119899724567407854726573606946785783804821 </text:p>
      <text:p text:style-name="Standard">1490867893827447459512197749446350191839654657188532964841056340856133204 </text:p>
      <text:p text:style-name="Standard">8607351598198101709 </text:p>
      <text:p text:style-name="Standard"/>
      <text:p text:style-name="Standard">e=83 3 12 974 644 643 859 9 03 2 67 94 683 47 081594 85 647 8 58 62 51792 12 4 85115 61 6222 2 872 37 </text:p>
      <text:p text:style-name="Standard">1938788281455011764149010812987977689838516046837523319281290153766339312 </text:p>
      <text:p text:style-name="Standard">0677513551158027200673951042206830189406463160246696648959448501005242846 </text:p>
      <text:p text:style-name="Standard">6888908193934245905541876379902315861267261663565682552051628101445975498 </text:p>
      <text:p text:style-name="Standard">10696099572097327 </text:p>
      <text:p text:style-name="Standard"/>
      <text:p text:style-name="Standard">d=4 6 84 83 8 91 642 423 3 02 2 5 071449 66 6 604 63 74 112 2 47 13 7 99 115112 04 06092 72 7 0149 9 82 6 </text:p>
      <text:p text:style-name="Standard">8502130258770328850822705030787904612308076555045283496664108139377795438 </text:p>
      <text:p text:style-name="Standard">1875804833671832013034092429080034687115183115320067520484468472483902330 </text:p>
      <text:p text:style-name="Standard">5828867419996923021611059513161144563449042171090062883791376144836807314 </text:p>
      <text:p text:style-name="Standard">5108476860945640143 </text:p>
      <text:p text:style-name="Standard"/>
      <text:p text:style-name="Standard"/>
      <text:p text:style-name="Standard">Recipient's keys: </text:p>
      <text:p text:style-name="Standard"/>
      <text:p text:style-name="Standard">n=4003 006489013 1045556164143 9066399772 1027813942 65593 84091698962 93 40257 81 </text:p>
      <text:p text:style-name="Standard">2870529067795493232933422841793524046547588390029559846808892299192424339 </text:p>
      <text:p text:style-name="Standard">2777303590896263511254432673090184816373225509026440453562416752000207951 </text:p>
      <text:p text:style-name="Standard"/>
      <text:p text:style-name="Standard"/>
      <text:p text:style-name="Standard"/>
      <text:p text:style-name="Standard">16.5 Signing Messages 323 </text:p>
      <text:p text:style-name="Standard"/>
      <text:p text:style-name="Standard"/>
      <text:p text:style-name="Standard">9356433725290818322063237477659539960679619018282576265414797224176810239 </text:p>
      <text:p text:style-name="Standard"/>
      <text:p text:style-name="Standard">4461794720293192639 </text:p>
      <text:p text:style-name="Standard"/>
      <text:p text:style-name="Standard">e=10738975467716313 01622 6411982 6160633 7509 693 528009697337882 0148373901000 </text:p>
      <text:p text:style-name="Standard">0377470313772198875565203421763473641679025697618732906800200949388901714 </text:p>
      <text:p text:style-name="Standard">4337965064160547094535922354431198904536464821168309068889027430457499760 </text:p>
      <text:p text:style-name="Standard">1091047270120113110989646463412317973823604744394241847030235719949845268 </text:p>
      <text:p text:style-name="Standard">584917833408071651 </text:p>
      <text:p text:style-name="Standard"/>
      <text:p text:style-name="Standard">d=3 412 0427 819749 165542 2 58 873 63 06802 43 843 8852 069 12 3 93 3 9 52 9 17 0473 057 523 5416 </text:p>
      <text:p text:style-name="Standard">8499010091359026204518569891972265492221968149078409284214574471096638649 </text:p>
      <text:p text:style-name="Standard">6508925391380739896819274937783290922865761442395151744157771365693061239 </text:p>
      <text:p text:style-name="Standard"><text:soft-page-break/>9916291158832430035510226908257536825863178385774457780384766899733604450 </text:p>
      <text:p text:style-name="Standard">9358887363459579267 </text:p>
      <text:p text:style-name="Standard"/>
      <text:p text:style-name="Standard"/>
      <text:p text:style-name="Standard">Doubly enciphered signed message: </text:p>
      <text:p text:style-name="Standard"/>
      <text:p text:style-name="Standard">tii... ??-aui ? (dRc (uSIs«Uaa6R.K&gt;; D . &gt;Dyf SE-iC9BDicd_0T»%i6? { DceW9'Q </text:p>
      <text:p text:style-name="Standard">ny2?A?4ut/CH3 06U </text:p>
      <text:p text:style-name="Standard">□Au?)UjA™&lt;R-l@0A </text:p>
      <text:p text:style-name="Standard"/>
      <text:p text:style-name="Standard">£uDu“{euU\±by|©D-R,UeYpL0a?SuDD6DiE6s22!H^''O®KPD- E) 'Oa^-Vi </text:p>
      <text:p text:style-name="Standard">ekuDoDyuf" — pDu prDmy 9®/+ acel«%Q-'lIv^yDE=uu- . Zce™7S- </text:p>
      <text:p text:style-name="Standard"/>
      <text:p text:style-name="Standard">Nqp-?±D_?wy2fuY5eoeDDp M6iEDx®=z }©xAGDan®BDD " Ya yDac </text:p>
      <text:p text:style-name="Standard">Dt™l </text:p>
      <text:p text:style-name="Standard"/>
      <text:p text:style-name="Standard">Doubly deciphered signed message: </text:p>
      <text:p text:style-name="Standard"/>
      <text:p text:style-name="Standard">Little Willy Willy won't GO HOME! !!!!!!!!!!!!!!!!!!!!!!!!!!!!!!!!!! </text:p>
      <text:p text:style-name="Standard"/>
      <text:p text:style-name="Standard"/>
      <text:p text:style-name="Standard">Signing with Rabin Rabin signatures are simple to produce. Suppose individual A </text:p>
      <text:p text:style-name="Standard">wants to send a message P to individual B using Rabin in such a way so that B knows the </text:p>
      <text:p text:style-name="Standard">message could only have come from A. Suppose A uses the Rabin modulus n = pq, while </text:p>
      <text:p text:style-name="Standard">B uses n =p q*. (The primes involved now are all congruent to 3 modulo 4, as required by </text:p>
      <text:p text:style-name="Standard">Rabin.) Of course, neither party knows the other’s private key. A does the following: </text:p>
      <text:p text:style-name="Standard"/>
      <text:p text:style-name="Standard">1. A computes a square root of P modulo n (if P has such a square root); that is, she com- </text:p>
      <text:p text:style-name="Standard">putes a value, say Cj, such that </text:p>
      <text:p text:style-name="Standard"/>
      <text:p text:style-name="Standard"/>
      <text:p text:style-name="Standard">Ci^ = P (mod n). </text:p>
      <text:p text:style-name="Standard"/>
      <text:p text:style-name="Standard">This transformation can produce up to four roots; it doesn’t matter which root she chooses. </text:p>
      <text:p text:style-name="Standard">(No one else can do this if A is protecting her primes p and q, as computing a square root </text:p>
      <text:p text:style-name="Standard">modulo n without its prime factorization is an intractable problem.) </text:p>
      <text:p text:style-name="Standard"/>
      <text:p text:style-name="Standard">Note that a particular message may not have a square root modulo n. The sender </text:p>
      <text:p text:style-name="Standard">must salt the message (or salt each block) in such a way that the salted result has a square </text:p>
      <text:p text:style-name="Standard">root modulo n. This isn’t difficult, because the odds of some random integer having a </text:p>
      <text:p text:style-name="Standard">square root modulo n is quite likely. The amount of salt to use for this purpose is agreed </text:p>
      <text:p text:style-name="Standard">on beforehand. </text:p>
      <text:p text:style-name="Standard"/>
      <text:p text:style-name="Standard"/>
      <text:p text:style-name="Standard"/>
      <text:p text:style-name="Standard">324 Chapter 16 Cryptographic Applications </text:p>
      <text:p text:style-name="Standard"/>
      <text:p text:style-name="Standard"/>
      <text:p text:style-name="Standard">2. If Cl &gt; « , it is necessary for A to separate Ci into blocks, and add redundancy before </text:p>
      <text:p text:style-name="Standard">applying the transformation </text:p>
      <text:p text:style-name="Standard"/>
      <text:p text:style-name="Standard">C = Ci^ (mod n*) </text:p>
      <text:p text:style-name="Standard"><text:soft-page-break/></text:p>
      <text:p text:style-name="Standard">and form the final ciphertext to send to B. </text:p>
      <text:p text:style-name="Standard"/>
      <text:p text:style-name="Standard">To decrypt the message sent by A, B does the following: </text:p>
      <text:p text:style-name="Standard"/>
      <text:p text:style-name="Standard">1. B decrypts the message C by sending it through his decryption machine to regain Ci. That </text:p>
      <text:p text:style-name="Standard">is, it computes the square roots of C modulo n . If redundancy was added at the proper </text:p>
      <text:p text:style-name="Standard">point, his decryption machine can determine the correct root congruent to Ci out of the </text:p>
      <text:p text:style-name="Standard">four possible roots calculated. </text:p>
      <text:p text:style-name="Standard"/>
      <text:p text:style-name="Standard">2. B then computes </text:p>
      <text:p text:style-name="Standard"/>
      <text:p text:style-name="Standard">P = Ci^ (mod n) </text:p>
      <text:p text:style-name="Standard">using A’s public modulus to recover the plaintext. </text:p>
      <text:p text:style-name="Standard"/>
      <text:p text:style-name="Standard">Once again, the enciphering and deciphering transformations are used not only to ensure </text:p>
      <text:p text:style-name="Standard">that the message was from the sender, but also to ensure that no one other than the intended </text:p>
      <text:p text:style-name="Standard">recipient can decipher it. </text:p>
      <text:p text:style-name="Standard"/>
      <text:p text:style-name="Standard">HXAMPLE. For simplicity’s sake, we will use small parameters. Suppose individual A (the </text:p>
      <text:p text:style-name="Standard">sender) chooses p = 10259, and q = 10739, so that n = 110171401. Individual B (the recip- </text:p>
      <text:p text:style-name="Standard">ient) chooses p = 10691, and q* = 11351, so that n = 121353541. Note that all primes are </text:p>
      <text:p text:style-name="Standard">congruent to 3 modulo 4. (There is a table in the appendices listing all primes less than </text:p>
      <text:p text:style-name="Standard">12000, plus their Inr’s modulo 4.) </text:p>
      <text:p text:style-name="Standard"/>
      <text:p text:style-name="Standard">A wishes to send the message P = 1696082 to B with a signature. This message may not </text:p>
      <text:p text:style-name="Standard">have a square root modulo n. A first checks this, and discovers that it does not; so by adding </text:p>
      <text:p text:style-name="Standard">salt (just a single digit will do here), she eventually obtains a value that has a square root; </text:p>
      <text:p text:style-name="Standard">namely, </text:p>
      <text:p text:style-name="Standard"/>
      <text:p text:style-name="Standard">P' = 16960824 </text:p>
      <text:p text:style-name="Standard"/>
      <text:p text:style-name="Standard">A then computes the square roots of 16960824 modulo 110171401. B does this by com- </text:p>
      <text:p text:style-name="Standard">puting </text:p>
      <text:p text:style-name="Standard"/>
      <text:p text:style-name="Standard">^ = ±P*'P'^^'‘^qq^, ± P^‘^*^^'*ppq, (mod n) </text:p>
      <text:p text:style-name="Standard"/>
      <text:p text:style-name="Standard">where q^, is an inverse of q modulo p, and p^, is an inverse of p modulo q. The values desired </text:p>
      <text:p text:style-name="Standard">are </text:p>
      <text:p text:style-name="Standard"/>
      <text:p text:style-name="Standard"/>
      <text:p text:style-name="Standard">p^, = 1320 </text:p>
      <text:p text:style-name="Standard">qp, = 8998 </text:p>
      <text:p text:style-name="Standard"/>
      <text:p text:style-name="Standard">This yields the four roots </text:p>
      <text:p text:style-name="Standard"/>
      <text:p text:style-name="Standard">X ^ 50253700 (mod 110171401) </text:p>
      <text:p text:style-name="Standard">jc ^ 40866715 (mod 110171401) </text:p>
      <text:p text:style-name="Standard"/>
      <text:p text:style-name="Standard"/>
      <text:p text:style-name="Standard">16.5 Signing Messages 325 </text:p>
      <text:p text:style-name="Standard"/>
      <text:p text:style-name="Standard"><text:soft-page-break/></text:p>
      <text:p text:style-name="Standard">X ^ 59917701 (mod 110171401) </text:p>
      <text:p text:style-name="Standard"/>
      <text:p text:style-name="Standard">X ^ 69304686 (mod 110171401). </text:p>
      <text:p text:style-name="Standard"/>
      <text:p text:style-name="Standard">No one else can do this since only A knows the values of p and q. A selects one of these </text:p>
      <text:p text:style-name="Standard">roots (it doesn’t matter which), say x = 59917701. To compute the final ciphertext, it is nec- </text:p>
      <text:p text:style-name="Standard">essary that A reblock the text and add redundancy so that B’s decryption machine can select </text:p>
      <text:p text:style-name="Standard">the correct root out of the four possible roots generated by the decryption transformation. </text:p>
      <text:p text:style-name="Standard">Thus, the message is split into </text:p>
      <text:p text:style-name="Standard"/>
      <text:p text:style-name="Standard">xi = 59915991 </text:p>
      <text:p text:style-name="Standard">X2 = 77017701 </text:p>
      <text:p text:style-name="Standard"/>
      <text:p text:style-name="Standard">A then encrypts using B’s public modulus: </text:p>
      <text:p text:style-name="Standard"/>
      <text:p text:style-name="Standard">Cl = 5991599P ^ 20072206 (mod 121353541). </text:p>
      <text:p text:style-name="Standard"/>
      <text:p text:style-name="Standard">Cj ^ 77017701^ = 11711668 (mod 121353541). </text:p>
      <text:p text:style-name="Standard"/>
      <text:p text:style-name="Standard">This is the final ciphertext, which is sent to B. To recover the plaintext, B must first solve </text:p>
      <text:p text:style-name="Standard">for the square roots of Ci and C 2 modulo 121353541: </text:p>
      <text:p text:style-name="Standard"/>
      <text:p text:style-name="Standard">X = ± (mod n*) </text:p>
      <text:p text:style-name="Standard"/>
      <text:p text:style-name="Standard">where q*pt., is an inverse of q* modulo p*, and p*^*, is an inverse of p* modulo q*. The val- </text:p>
      <text:p text:style-name="Standard">ues desired are </text:p>
      <text:p text:style-name="Standard"/>
      <text:p text:style-name="Standard"/>
      <text:p text:style-name="Standard">= 2253 </text:p>
      <text:p text:style-name="Standard">q*p*. = 8569 </text:p>
      <text:p text:style-name="Standard"/>
      <text:p text:style-name="Standard">This yields the four roots for Cp </text:p>
      <text:p text:style-name="Standard"/>
      <text:p text:style-name="Standard">X ^ 36623739 (mod 121353541) </text:p>
      <text:p text:style-name="Standard"/>
      <text:p text:style-name="Standard">X ^ 61437550 (mod 121353541) </text:p>
      <text:p text:style-name="Standard"/>
      <text:p text:style-name="Standard">X ^ 84729802 (mod 121353541) </text:p>
      <text:p text:style-name="Standard"/>
      <text:p text:style-name="Standard">^ X = 59915991 (mod 121353541). </text:p>
      <text:p text:style-name="Standard"/>
      <text:p text:style-name="Standard">Since the last root is the one possessing redundancy, it is chosen as the correct root. The </text:p>
      <text:p text:style-name="Standard">redundancy is discarded to yield Xj = 5991. It is highly unlikely that another root will pos- </text:p>
      <text:p text:style-name="Standard">sess this redundancy (especially if we use large redundant blocks). </text:p>
      <text:p text:style-name="Standard"/>
      <text:p text:style-name="Standard">The four roots for C 2 are: </text:p>
      <text:p text:style-name="Standard"/>
      <text:p text:style-name="Standard">X ^ 28117593 (mod 121353541) </text:p>
      <text:p text:style-name="Standard"/>
      <text:p text:style-name="Standard">X = 44335840 (mod 121353541) </text:p>
      <text:p text:style-name="Standard"/>
      <text:p text:style-name="Standard"><text:soft-page-break/>X ^ 93235948 (mod 121353541) </text:p>
      <text:p text:style-name="Standard"/>
      <text:p text:style-name="Standard">^ X ^ 77017701 (mod 121353541) </text:p>
      <text:p text:style-name="Standard"/>
      <text:p text:style-name="Standard"/>
      <text:p text:style-name="Standard"/>
      <text:p text:style-name="Standard">326 Chapter 16 Cryptographic Applications </text:p>
      <text:p text:style-name="Standard"/>
      <text:p text:style-name="Standard"/>
      <text:p text:style-name="Standard">It so happens that the last root is again the correct one. The redundancy is discarded to </text:p>
      <text:p text:style-name="Standard">give X 2 = 7701. Since no one can do this except B, privacy is assured. Finally, B reforms the </text:p>
      <text:p text:style-name="Standard">message x = 59917701 and uses A’s public modulus to recover the plaintext P' (with salt): </text:p>
      <text:p text:style-name="Standard"/>
      <text:p text:style-name="Standard">59917701^ ^ 16960824 ^ P' (mod 133). </text:p>
      <text:p text:style-name="Standard"/>
      <text:p text:style-name="Standard">The salt is removed, and the plaintext is regained: </text:p>
      <text:p text:style-name="Standard"/>
      <text:p text:style-name="Standard">P = 1696082. </text:p>
      <text:p text:style-name="Standard"/>
      <text:p text:style-name="Standard"/>
      <text:p text:style-name="Standard">16.6 MESSAGE DIGESTS </text:p>
      <text:p text:style-name="Standard"/>
      <text:p text:style-name="Standard">A message digest is basically a fixed-size compressed version of an arbitrary length mes- </text:p>
      <text:p text:style-name="Standard">sage. This compression is done by way of something called a digest function, which is really </text:p>
      <text:p text:style-name="Standard">a special type of hash function. </text:p>
      <text:p text:style-name="Standard"/>
      <text:p text:style-name="Standard">You have probably heard the term hash function before, for we use them when we con- </text:p>
      <text:p text:style-name="Standard">struct hash tables. A hash table is a way of storing data so that it can be retrieved very </text:p>
      <text:p text:style-name="Standard">quickly. The hash function maps a data item to an index in a table; a “good” hash function </text:p>
      <text:p text:style-name="Standard">is one that very rarely maps two different data items to the same index. This property is </text:p>
      <text:p text:style-name="Standard">known as collision resistance. </text:p>
      <text:p text:style-name="Standard"/>
      <text:p text:style-name="Standard"/>
      <text:p text:style-name="Standard">I£xAMPLES. Suppose we represent the data as large integers, and suppose the hash function </text:p>
      <text:p text:style-name="Standard">is defined as </text:p>
      <text:p text:style-name="Standard"/>
      <text:p text:style-name="Standard">h{x) = Inr of x modulo 2®'*. </text:p>
      <text:p text:style-name="Standard"/>
      <text:p text:style-name="Standard">Thus, the hash value is merely the trailing 64 bits of the binary representation of x. If the </text:p>
      <text:p text:style-name="Standard">data items are evenly distributed, this may be a suitable mapping for a hash table. </text:p>
      <text:p text:style-name="Standard"/>
      <text:p text:style-name="Standard">For example, if x = 200900995406429488306921947010403054300, then </text:p>
      <text:p text:style-name="Standard"/>
      <text:p text:style-name="Standard">h(x) = 12493796564522152668 </text:p>
      <text:p text:style-name="Standard"/>
      <text:p text:style-name="Standard">^ 200900995406429488306921947010403054300 (mod 2^) </text:p>
      <text:p text:style-name="Standard"/>
      <text:p text:style-name="Standard">or </text:p>
      <text:p text:style-name="Standard"/>
      <text:p text:style-name="Standard">/z(x)=1010110101100010111000011100011111001100010101101011001011011100base2- </text:p>
      <text:p text:style-name="Standard"/>
      <text:p text:style-name="Standard">However, since data are rarely evenly distributed, we might choose a hash function such </text:p>
      <text:p text:style-name="Standard"><text:soft-page-break/>as this one: </text:p>
      <text:p text:style-name="Standard"/>
      <text:p text:style-name="Standard"/>
      <text:p text:style-name="Standard">g(x) = Inr of X modulo p </text:p>
      <text:p text:style-name="Standard"/>
      <text:p text:style-name="Standard">where is a large prime. Since any message x not divisible by p will be relatively prime to </text:p>
      <text:p text:style-name="Standard">p, an overabundance of messages having the same trailing digits will tend to be spread out </text:p>
      <text:p text:style-name="Standard">among the range of hash values. </text:p>
      <text:p text:style-name="Standard"/>
      <text:p text:style-name="Standard"/>
      <text:p text:style-name="Standard">Most of these “classical” hash functions are not suitable for cryptography, however. For </text:p>
      <text:p text:style-name="Standard">reasons which will become apparent, a hash function, say h, used to produce message digests </text:p>
      <text:p text:style-name="Standard">must also satisfy the following properties: </text:p>
      <text:p text:style-name="Standard"/>
      <text:p text:style-name="Standard"/>
      <text:p text:style-name="Standard">16.6 Message Digests 327 </text:p>
      <text:p text:style-name="Standard"/>
      <text:p text:style-name="Standard"/>
      <text:p text:style-name="Standard">Definition </text:p>
      <text:p text:style-name="Standard"/>
      <text:p text:style-name="Standard">A hash function his a digest function if it satisfies all of the following properties: </text:p>
      <text:p text:style-name="Standard"/>
      <text:p text:style-name="Standard">1. Given a hash value h(m), it must he extremely difficult to determine m. </text:p>
      <text:p text:style-name="Standard"/>
      <text:p text:style-name="Standard">2. Given a message m, it must be extremely difficult to find another message m' such </text:p>
      <text:p text:style-name="Standard">that h(m) = h(m'). </text:p>
      <text:p text:style-name="Standard"/>
      <text:p text:style-name="Standard">3. It must be extremely difficult to find any two messages, say m and m', for which h{m) </text:p>
      <text:p text:style-name="Standard">= h{m'). </text:p>
      <text:p text:style-name="Standard"/>
      <text:p text:style-name="Standard"/>
      <text:p text:style-name="Standard">Property 2 looks very much like property 3, but they are quite different. The former says </text:p>
      <text:p text:style-name="Standard">that if we start with a given message, we can’t find another that maps to the same hash </text:p>
      <text:p text:style-name="Standard">value. The latter does not specify that we start with a particular message; it only requires that </text:p>
      <text:p text:style-name="Standard">we cannot find any two messages that map to the same digest. </text:p>
      <text:p text:style-name="Standard"/>
      <text:p text:style-name="Standard">A hash function that satisfies these three properties will be called a digest function. Some- </text:p>
      <text:p text:style-name="Standard">times we will also refer to the function as a digest, but we also use the word digest to refer </text:p>
      <text:p text:style-name="Standard">to the output of a digest function; the intended meaning should be clear from the context. </text:p>
      <text:p text:style-name="Standard"/>
      <text:p text:style-name="Standard">If we take the hash functions from the previous examples, it is easy to see that they could </text:p>
      <text:p text:style-name="Standard">not be digest functions, since they fail some of the required properties. For example, any two </text:p>
      <text:p text:style-name="Standard">messages with the same trailing 64 bits will map to the same hash value using function h. </text:p>
      <text:p text:style-name="Standard">The function g likewise fails to have property 2. </text:p>
      <text:p text:style-name="Standard"/>
      <text:p text:style-name="Standard">Digest functions are very much like good ciphers, in that the values they produce must </text:p>
      <text:p text:style-name="Standard">look random to the point that an adversary cannot tell what the originating data was. There </text:p>
      <text:p text:style-name="Standard">are three important differences between digest functions and ciphers, however; they are: </text:p>
      <text:p text:style-name="Standard"/>
      <text:p text:style-name="Standard">1 . A cipher is intended to be reversible, given a certain secret key. Digests are specifically </text:p>
      <text:p text:style-name="Standard">intended not to be reversible, no matter what information one has. </text:p>
      <text:p text:style-name="Standard"/>
      <text:p text:style-name="Standard"><text:soft-page-break/>2. A digest function compresses the data, whereas a cipher generally does not. In fact, a </text:p>
      <text:p text:style-name="Standard">cipher usually expands the data. </text:p>
      <text:p text:style-name="Standard"/>
      <text:p text:style-name="Standard">3 . Digest functions use no keys; the scrambling effect that they produce comes about by the </text:p>
      <text:p text:style-name="Standard">nature of the mathematical transformation itself. Such a digest is referred to as a Modi- </text:p>
      <text:p text:style-name="Standard">fication Detection Code (MDC); the name signifies the basic purpose. However, other </text:p>
      <text:p text:style-name="Standard">digests use keys; such a digest is called a Message Authentication Code (MAC). </text:p>
      <text:p text:style-name="Standard"/>
      <text:p text:style-name="Standard">Now we will cover a specific digest function; namely, the Modular Arithmetic Secure </text:p>
      <text:p text:style-name="Standard">Hash, Algorithm 2 (MASH-2). </text:p>
      <text:p text:style-name="Standard"/>
      <text:p text:style-name="Standard">MASH-2 The following produces an n bit digest of a message x of bitlength b such that </text:p>
      <text:p text:style-name="Standard">0&lt;b&lt; 2"'^. </text:p>
      <text:p text:style-name="Standard"/>
      <text:p text:style-name="Standard">1 . Choose two primes such that their product, M, is m bits in length. </text:p>
      <text:p text:style-name="Standard"/>
      <text:p text:style-name="Standard">2. The integer n is chosen as the largest multiple of 16 not exceeding m; n is the bitlength </text:p>
      <text:p text:style-name="Standard">of the digest. </text:p>
      <text:p text:style-name="Standard"/>
      <text:p text:style-name="Standard">3. Hq = 0 is an initialization vector; we will define another n bit constant A, such that </text:p>
      <text:p text:style-name="Standard"/>
      <text:p text:style-name="Standard">A = 11110000. . .OOOObase 2- </text:p>
      <text:p text:style-name="Standard"/>
      <text:p text:style-name="Standard"/>
      <text:p text:style-name="Standard"/>
      <text:p text:style-name="Standard"/>
      <text:p text:style-name="Standard">328 Chapter 16 Cryptographic Applications </text:p>
      <text:p text:style-name="Standard"/>
      <text:p text:style-name="Standard">4. Pad the message x with zeros, if necessary, to make the bitlength of x a perfect multiple </text:p>
      <text:p text:style-name="Standard">of n/2. Divide x up into t blocks, each of bitlength n/2 (t may be 1). Add another n/2 bit </text:p>
      <text:p text:style-name="Standard">block, which is the (n/2) bit representation of b. We represent this as: </text:p>
      <text:p text:style-name="Standard"/>
      <text:p text:style-name="Standard">X X|, X 2 , - - ■ , X^, X^-^j. </text:p>
      <text:p text:style-name="Standard"/>
      <text:p text:style-name="Standard">Note that each of the blocks is a multiple of 8. </text:p>
      <text:p text:style-name="Standard"/>
      <text:p text:style-name="Standard">5. For each i from 1 through t, divide x, into 4-bit blocks; insert the bits 1111 before each </text:p>
      <text:p text:style-name="Standard">4-bit block. This produces an n-bit block, say y„ from each x,. Then divide x ,+ 1 into 4- </text:p>
      <text:p text:style-name="Standard">bit blocks, but this time, insert the bits 1010 before each 4-bit block. This yields the </text:p>
      <text:p text:style-name="Standard">expanded message </text:p>
      <text:p text:style-name="Standard"/>
      <text:p text:style-name="Standard">y = yi,y2, ■ ■ ■,y„y,+i- </text:p>
      <text:p text:style-name="Standard"/>
      <text:p text:style-name="Standard">6. Now, to compute the digest. For i from 1 through f H- 1 do the following: </text:p>
      <text:p text:style-name="Standard"/>
      <text:p text:style-name="Standard">• Compute Fi = Inr of ((//,_ 1 © y,) OR modulo M (where OR means bitwise inclu- </text:p>
      <text:p text:style-name="Standard">sive-or, and © represents bitwise exclusive-or). </text:p>
      <text:p text:style-name="Standard"/>
      <text:p text:style-name="Standard">• Let G; be the n rightmost bits of F,. </text:p>
      <text:p text:style-name="Standard"/>
      <text:p text:style-name="Standard">• Compute Hi = G,©//,_i. </text:p>
      <text:p text:style-name="Standard"/>
      <text:p text:style-name="Standard"><text:soft-page-break/>7. The digest is </text:p>
      <text:p text:style-name="Standard"/>
      <text:p text:style-name="Standard">Example. We will again use very small numbers. Let the message be x = 45 = 101101 </text:p>
      <text:p text:style-name="Standard">(binary), and so the bitlength of x is h = 6 = 110 (binary). Let p = 6911 and q = 6947; thus, </text:p>
      <text:p text:style-name="Standard">M = 48010717 = 10110111001001010111011101 (binary). The bitlength m of M is 26, so </text:p>
      <text:p text:style-name="Standard">we choose n = 16. The IV (initialization vector) Hq is 0, and the constant A is </text:p>
      <text:p text:style-name="Standard">111 1000000000000 (binary). We pad the message with zeros so that it is a multiple of 16/2 </text:p>
      <text:p text:style-name="Standard">= 8; that is, </text:p>
      <text:p text:style-name="Standard"/>
      <text:p text:style-name="Standard">x= 10110100. </text:p>
      <text:p text:style-name="Standard"/>
      <text:p text:style-name="Standard">Now we divide this up into 8 bit blocks; in this case, there is only one such block (t= 1). </text:p>
      <text:p text:style-name="Standard">We append another block, which is the 8-bit representation of b, or 00000110. So, we have </text:p>
      <text:p text:style-name="Standard"/>
      <text:p text:style-name="Standard">Xi = 10110100 </text:p>
      <text:p text:style-name="Standard"/>
      <text:p text:style-name="Standard">X2 = 00000110. </text:p>
      <text:p text:style-name="Standard"/>
      <text:p text:style-name="Standard">We divide the message up by splitting each block x, (where i &lt; t) into 4-bit blocks, and </text:p>
      <text:p text:style-name="Standard">inserting 1111 before each such 4-bit block. For Xi this yields </text:p>
      <text:p text:style-name="Standard"/>
      <text:p text:style-name="Standard">yi = 1111101111110100. </text:p>
      <text:p text:style-name="Standard"/>
      <text:p text:style-name="Standard">The last block is split in the same way, but 1010 is inserted before each block. Hence, </text:p>
      <text:p text:style-name="Standard">for X 2 we have </text:p>
      <text:p text:style-name="Standard"/>
      <text:p text:style-name="Standard">y2= 1010000010100110. </text:p>
      <text:p text:style-name="Standard"/>
      <text:p text:style-name="Standard"/>
      <text:p text:style-name="Standard">Now, to produce the digest: </text:p>
      <text:p text:style-name="Standard"/>
      <text:p text:style-name="Standard"/>
      <text:p text:style-name="Standard">16.6 Message Digests 329 </text:p>
      <text:p text:style-name="Standard"/>
      <text:p text:style-name="Standard"/>
      <text:p text:style-name="Standard">^ ((//o © Ji) OR ^ ((0000000000000000 © 1111101111110100) OR </text:p>
      <text:p text:style-name="Standard">1111000000000000)'“““°* ^ (1111101111110100 OR 1111000000000000)'°°°°°“' ^ </text:p>
      <text:p text:style-name="Standard">1111101111110100'°°°°°°°' = 101011011010010100101011 (mod </text:p>
      <text:p text:style-name="Standard">10110111001001010111011101). </text:p>
      <text:p text:style-name="Standard"/>
      <text:p text:style-name="Standard">Gi is taken to be the 16 rightmost bits of Fi, so </text:p>
      <text:p text:style-name="Standard"/>
      <text:p text:style-name="Standard">Gi= 1010010100101011. </text:p>
      <text:p text:style-name="Standard"/>
      <text:p text:style-name="Standard">We take Hi by computing </text:p>
      <text:p text:style-name="Standard"/>
      <text:p text:style-name="Standard">//i = Gi © //o = 1010010100101011. </text:p>
      <text:p text:style-name="Standard"/>
      <text:p text:style-name="Standard">We compute Hi in the same way: </text:p>
      <text:p text:style-name="Standard"/>
      <text:p text:style-name="Standard">Fi ^ ((//i ©yz) ORA)257 ^ ((1010010100101011 © 1010000010100110) OR </text:p>
      <text:p text:style-name="Standard">1111000000000000)'°°°°°°°' ^ (0000010110001101 OR 1111000000000000)'°°°°°°°' ^ </text:p>
      <text:p text:style-name="Standard"><text:soft-page-break/>1111010110001101'°°°°°°°' = 10001000101100100000010111 (mod </text:p>
      <text:p text:style-name="Standard">10110111001001010111011101). </text:p>
      <text:p text:style-name="Standard"/>
      <text:p text:style-name="Standard">G2= 1100100000010111 </text:p>
      <text:p text:style-name="Standard"/>
      <text:p text:style-name="Standard">//z = Gz © Hi = 1100100000010111 © 1010010100101011 = 0110110100111100. </text:p>
      <text:p text:style-name="Standard"/>
      <text:p text:style-name="Standard">The final digest value is 0110110100111100. </text:p>
      <text:p text:style-name="Standard"/>
      <text:p text:style-name="Standard">Of course, this was a lot to go through for such a tiny message; in fact, in this case, the </text:p>
      <text:p text:style-name="Standard">digest is larger than the message! Of course, we could have used a message up to 2* — 1 = </text:p>
      <text:p text:style-name="Standard">255 bits in length for this example. </text:p>
      <text:p text:style-name="Standard"/>
      <text:p text:style-name="Standard">□ </text:p>
      <text:p text:style-name="Standard"/>
      <text:p text:style-name="Standard">The MASH2 Class I have designed a class to generate digests of messages using the </text:p>
      <text:p text:style-name="Standard">MASH-2 algorithm. The digestOf() method accepts a message as a byte array, and returns </text:p>
      <text:p text:style-name="Standard">the digest as a byte array. </text:p>
      <text:p text:style-name="Standard"/>
      <text:p text:style-name="Standard">import j ava . math . * ; </text:p>
      <text:p text:style-name="Standard">import java. security ; </text:p>
      <text:p text:style-name="Standard">public class MASH2 { </text:p>
      <text:p text:style-name="Standard"/>
      <text:p text:style-name="Standard"/>
      <text:p text:style-name="Standard">//Define some handy values </text:p>
      <text:p text:style-name="Standard"/>
      <text:p text:style-name="Standard">static Biginteger two=BigInteger .valueOf (2 ) ; </text:p>
      <text:p text:style-name="Standard">static Biginteger ten=BigInteger .valueOf (10) ; </text:p>
      <text:p text:style-name="Standard">static Biginteger fifteen=BigInteger .valueOf ( </text:p>
      <text:p text:style-name="Standard">static Biginteger sixteen=BigInteger .valueOf ( </text:p>
      <text:p text:style-name="Standard">static Biginteger exp=BigInteger. valueOf (257) </text:p>
      <text:p text:style-name="Standard"/>
      <text:p text:style-name="Standard"/>
      <text:p text:style-name="Standard">//=binary 1010 </text:p>
      <text:p text:style-name="Standard"/>
      <text:p text:style-name="Standard">15) ; //=binary 1111 </text:p>
      <text:p text:style-name="Standard"/>
      <text:p text:style-name="Standard">16) ; </text:p>
      <text:p text:style-name="Standard"/>
      <text:p text:style-name="Standard"/>
      <text:p text:style-name="Standard">Biginteger modulus; </text:p>
      <text:p text:style-name="Standard"/>
      <text:p text:style-name="Standard"/>
      <text:p text:style-name="Standard">public MASH2 (Biginteger modulus) { </text:p>
      <text:p text:style-name="Standard">this .modulus=modulus ; </text:p>
      <text:p text:style-name="Standard"/>
      <text:p text:style-name="Standard"/>
      <text:p text:style-name="Standard">} </text:p>
      <text:p text:style-name="Standard"/>
      <text:p text:style-name="Standard"/>
      <text:p text:style-name="Standard">330 Chapter 16 Cryptographic Applications </text:p>
      <text:p text:style-name="Standard"/>
      <text:p text:style-name="Standard"><text:soft-page-break/></text:p>
      <text:p text:style-name="Standard">public byte[] digestOf (byte [ ] msg) { </text:p>
      <text:p text:style-name="Standard"/>
      <text:p text:style-name="Standard">//Convert message to Biginteger-easier to work with </text:p>
      <text:p text:style-name="Standard"/>
      <text:p text:style-name="Standard">//Ensure the Biginteger is positive using Biginteger { int signum, byte [ ] b) </text:p>
      <text:p text:style-name="Standard">//constructor </text:p>
      <text:p text:style-name="Standard"/>
      <text:p text:style-name="Standard">Biginteger msglnt=new Biginteger ( 1 ,msg) ; </text:p>
      <text:p text:style-name="Standard"/>
      <text:p text:style-name="Standard">//b is bitlength of msg </text:p>
      <text:p text:style-name="Standard"/>
      <text:p text:style-name="Standard">Biginteger b=BigInteger . valueOf (msgint .bitLength ( ) ) ; </text:p>
      <text:p text:style-name="Standard"/>
      <text:p text:style-name="Standard">//n is largest multiple of 16 not exceeding bitlength of modulus </text:p>
      <text:p text:style-name="Standard">int n=modulus .bitLength ( ) /16*16 ; </text:p>
      <text:p text:style-name="Standard"/>
      <text:p text:style-name="Standard">//Check that msg is not too large for use with MASH2 </text:p>
      <text:p text:style-name="Standard">if (b. compareTo ( two .pow(n/2 ) ) &gt;0 ) throw new IllegalArgumentException </text:p>
      <text:p text:style-name="Standard">("Message is too large"); </text:p>
      <text:p text:style-name="Standard"/>
      <text:p text:style-name="Standard">//Pad msg with enough zeros to make it a multiple of n/2 </text:p>
      <text:p text:style-name="Standard">int amountToShift=msgInt .bitLength ( ) % (n/2 ) ==0?0 : (n/2)- </text:p>
      <text:p text:style-name="Standard">msglnt .bitLength ( ) % (n/2 ) ; </text:p>
      <text:p text:style-name="Standard">msglnt=msglnt . shif theft (amountToShift) ; </text:p>
      <text:p text:style-name="Standard"/>
      <text:p text:style-name="Standard">//Define variable for 2 raised to n power </text:p>
      <text:p text:style-name="Standard">Biginteger twon=two .pow (n) ; </text:p>
      <text:p text:style-name="Standard"/>
      <text:p text:style-name="Standard">//Define initialization vector H </text:p>
      <text:p text:style-name="Standard">Biginteger H=BigInteger . valueOf ( 0 ) ; </text:p>
      <text:p text:style-name="Standard"/>
      <text:p text:style-name="Standard">//Define n bit binary numeric constant A=11110000 . . . 0000 </text:p>
      <text:p text:style-name="Standard">Biginteger A=BigInteger .valueOf ( 15 ) .multiply (two .pow (n-4 ) ) ; </text:p>
      <text:p text:style-name="Standard"/>
      <text:p text:style-name="Standard">//Process the first t blocks </text:p>
      <text:p text:style-name="Standard">int t=msglnt .bitLength( ) / {n/2 ) ; </text:p>
      <text:p text:style-name="Standard"/>
      <text:p text:style-name="Standard">Biginteger prevH; </text:p>
      <text:p text:style-name="Standard">for (int i=0 ; i&lt;t ; i++ ) { </text:p>
      <text:p text:style-name="Standard">prevH=H; </text:p>
      <text:p text:style-name="Standard"/>
      <text:p text:style-name="Standard">H=BigInteger .valueOf ( 0 ) ; </text:p>
      <text:p text:style-name="Standard"/>
      <text:p text:style-name="Standard">//Process the 4 bit nybbles-there are n/8 of them </text:p>
      <text:p text:style-name="Standard"/>
      <text:p text:style-name="Standard">Biginteger rem; </text:p>
      <text:p text:style-name="Standard"/>
      <text:p text:style-name="Standard">for (int j=n/2-4; j&gt;=0; j-=4) { </text:p>
      <text:p text:style-name="Standard"/>
      <text:p text:style-name="Standard">//Each byte begins with lllIB </text:p>
      <text:p text:style-name="Standard">H=H . shiftLef t (4 ) .or (fifteen) ; </text:p>
      <text:p text:style-name="Standard"><text:soft-page-break/></text:p>
      <text:p text:style-name="Standard">//Shift msg to right and keep last 4 bits </text:p>
      <text:p text:style-name="Standard">rem=msglnt . shiftRight {j+n/2*(t-l-i) ) .mod (sixteen) ; </text:p>
      <text:p text:style-name="Standard"/>
      <text:p text:style-name="Standard">//Append this remainder to H </text:p>
      <text:p text:style-name="Standard">H=H . shiftLef t (4 ) .or (rem) ; </text:p>
      <text:p text:style-name="Standard"/>
      <text:p text:style-name="Standard">} </text:p>
      <text:p text:style-name="Standard"/>
      <text:p text:style-name="Standard"/>
      <text:p text:style-name="Standard"/>
      <text:p text:style-name="Standard">16.6 Message Digests 331 </text:p>
      <text:p text:style-name="Standard"/>
      <text:p text:style-name="Standard"/>
      <text:p text:style-name="Standard">//Compute the new digest value for H </text:p>
      <text:p text:style-name="Standard"/>
      <text:p text:style-name="Standard">H=prevH.xor (H) .or(A) .modPow( exp, modulus) .mod(twon) .xor(prevH) ; </text:p>
      <text:p text:style-name="Standard"/>
      <text:p text:style-name="Standard"/>
      <text:p text:style-name="Standard">} </text:p>
      <text:p text:style-name="Standard"/>
      <text:p text:style-name="Standard">//Process the t+1 block </text:p>
      <text:p text:style-name="Standard">prevH=H ; </text:p>
      <text:p text:style-name="Standard"/>
      <text:p text:style-name="Standard">H=BigInteger . valueOf ( 0 ) ; </text:p>
      <text:p text:style-name="Standard"/>
      <text:p text:style-name="Standard">//Process the 4 bit nybbles </text:p>
      <text:p text:style-name="Standard"/>
      <text:p text:style-name="Standard">Biginteger rem; </text:p>
      <text:p text:style-name="Standard"/>
      <text:p text:style-name="Standard">for (int j=n/2-4; j&gt;=0; j-=4) { </text:p>
      <text:p text:style-name="Standard"/>
      <text:p text:style-name="Standard">//Each byte in last block begins with lOlOB </text:p>
      <text:p text:style-name="Standard">H=H . shift Left (4 ) . or (ten) ; </text:p>
      <text:p text:style-name="Standard"/>
      <text:p text:style-name="Standard">//Shift b to right and keep last 4 bits </text:p>
      <text:p text:style-name="Standard">rem=b. shiftRight ( j ) .mod ( sixteen) ; </text:p>
      <text:p text:style-name="Standard"/>
      <text:p text:style-name="Standard">//Append this remainder to H </text:p>
      <text:p text:style-name="Standard">H=H . shif theft (4 ) .or (rem) ; </text:p>
      <text:p text:style-name="Standard"/>
      <text:p text:style-name="Standard">} </text:p>
      <text:p text:style-name="Standard"/>
      <text:p text:style-name="Standard">//Compute the final digest value as a Biginteger </text:p>
      <text:p text:style-name="Standard">H=prevH.xor (H) .or(A) .modPow( exp, modulus) .mod(twon) .xor(prevH) ; </text:p>
      <text:p text:style-name="Standard"/>
      <text:p text:style-name="Standard">//Convert to a byte array and return-call helper method getBytes ( ) . </text:p>
      <text:p text:style-name="Standard">return getBytes (H) ; </text:p>
      <text:p text:style-name="Standard"/>
      <text:p text:style-name="Standard">} </text:p>
      <text:p text:style-name="Standard"/>
      <text:p text:style-name="Standard">//Converting Biginteger to a byte array may force an extra byte for a sign bit. </text:p>
      <text:p text:style-name="Standard"><text:soft-page-break/>//We remove this byte if it is produced </text:p>
      <text:p text:style-name="Standard">private static byte[] getBytes (Biginteger big) { </text:p>
      <text:p text:style-name="Standard">byte [ ] bigBytes=big. toByteArray ( ) ; </text:p>
      <text:p text:style-name="Standard">if (big.bitLength ( ) %8 ! =0) return bigBytes; </text:p>
      <text:p text:style-name="Standard">else { </text:p>
      <text:p text:style-name="Standard"/>
      <text:p text:style-name="Standard">byte[] smallerBytes=new byte[big.bitLength()/8]; </text:p>
      <text:p text:style-name="Standard"/>
      <text:p text:style-name="Standard">System. arraycopy (bigBytes, 1, smallerBytes , 0 , smallerBytes . length) ; </text:p>
      <text:p text:style-name="Standard">return smallerBytes; </text:p>
      <text:p text:style-name="Standard"/>
      <text:p text:style-name="Standard">} </text:p>
      <text:p text:style-name="Standard"/>
      <text:p text:style-name="Standard"/>
      <text:p text:style-name="Standard"/>
      <text:p text:style-name="Standard">TestMASH2Applet is an applet on the book’s website you can use to view the behavior </text:p>
      <text:p text:style-name="Standard">of MASH-2. A modulus about 1024 bits in length is generated. You enter a message, then </text:p>
      <text:p text:style-name="Standard">press a button to see its digest. The digest is displayed as a base 10 integer. (See Figure </text:p>
      <text:p text:style-name="Standard">16.8.) </text:p>
      <text:p text:style-name="Standard"/>
      <text:p text:style-name="Standard">One of the drawbacks of MASH-2 is that the digest it produces can be rather large. To </text:p>
      <text:p text:style-name="Standard">be secure, the size of the modulus should be at least 1024 bits, which implies that the digest </text:p>
      <text:p text:style-name="Standard">will likewise be 1024 bits, or 128 bytes long. For most applications, digests should be around </text:p>
      <text:p text:style-name="Standard">128 bits long. </text:p>
      <text:p text:style-name="Standard"/>
      <text:p text:style-name="Standard"/>
      <text:p text:style-name="Standard"/>
      <text:p text:style-name="Standard">332 </text:p>
      <text:p text:style-name="Standard"/>
      <text:p text:style-name="Standard"/>
      <text:p text:style-name="Standard">Chapter 16 Cryptographic Applications </text:p>
      <text:p text:style-name="Standard"/>
      <text:p text:style-name="Standard"/>
      <text:p text:style-name="Standard"/>
      <text:p text:style-name="Standard">Uses of Message Digests Digests are most commonly used for two purposes: </text:p>
      <text:p text:style-name="Standard"/>
      <text:p text:style-name="Standard">1 . Ensuring data integrity. This refers to methods that the recipient of data can use to deter- </text:p>
      <text:p text:style-name="Standard">mine whether or not this data has heen modified. It is sometimes possible for an adver- </text:p>
      <text:p text:style-name="Standard">sary, even without knowledge of keys, to modify a message in such a way so that it </text:p>
      <text:p text:style-name="Standard">appears valid to the recipient. </text:p>
      <text:p text:style-name="Standard"/>
      <text:p text:style-name="Standard">2. Providing authentication of the origin of data. This means that the recipient can ascer- </text:p>
      <text:p text:style-name="Standard">tain whether or not a message is from the entity that claims to have sent it. Signing mes- </text:p>
      <text:p text:style-name="Standard">sages in the manner described earlier can do this. </text:p>
      <text:p text:style-name="Standard"/>
      <text:p text:style-name="Standard">When you think about it, each of these two objectives is necessary for the other. To argue </text:p>
      <text:p text:style-name="Standard">this, consider a message of which origin you cannot be sure; then knowing whether or not </text:p>
      <text:p text:style-name="Standard">it has been modified is not useful information. On the other hand, if you cannot be sure </text:p>
      <text:p text:style-name="Standard">whether or not a message has been modified, then knowing its true origin does not help. Thus, </text:p>
      <text:p text:style-name="Standard">a digest must always be used to provide assurances of both the integrity and the authentic </text:p>
      <text:p text:style-name="Standard">origin of data. </text:p>
      <text:p text:style-name="Standard"/>
      <text:p text:style-name="Standard"><text:soft-page-break/>Here are some examples of how a digest can be used to do this. </text:p>
      <text:p text:style-name="Standard"/>
      <text:p text:style-name="Standard">Transmission of a Digest by Secure Means The sender of a message computes </text:p>
      <text:p text:style-name="Standard">a digest for the plaintext message. The message is sent (probably encrypted, but perhaps not </text:p>
      <text:p text:style-name="Standard"/>
      <text:p text:style-name="Standard"/>
      <text:p text:style-name="Standard"/>
      <text:p text:style-name="Standard"/>
      <text:p text:style-name="Standard">16.6 Message Digests </text:p>
      <text:p text:style-name="Standard"/>
      <text:p text:style-name="Standard"/>
      <text:p text:style-name="Standard">333 </text:p>
      <text:p text:style-name="Standard"/>
      <text:p text:style-name="Standard"/>
      <text:p text:style-name="Standard">if privacy is not a concern) via an insecure channel, whereas the digest is sent by way of a </text:p>
      <text:p text:style-name="Standard">secure channel. Here, a secure channel may mean: </text:p>
      <text:p text:style-name="Standard"/>
      <text:p text:style-name="Standard">• An electronic means of data communication known to be safe. </text:p>
      <text:p text:style-name="Standard"/>
      <text:p text:style-name="Standard">• The telephone, where voice recognition provides the authentication. </text:p>
      <text:p text:style-name="Standard"/>
      <text:p text:style-name="Standard">• Transporting the data by trusted physical means. </text:p>
      <text:p text:style-name="Standard"/>
      <text:p text:style-name="Standard">When this is done, the recipient of a message can compute the digest for it, then com- </text:p>
      <text:p text:style-name="Standard">pare this to the digest received. If they match, the recipient accepts the message as authen- </text:p>
      <text:p text:style-name="Standard">tic and unmodified (since the digest was sent via secure means.) </text:p>
      <text:p text:style-name="Standard"/>
      <text:p text:style-name="Standard">Due to the logistical problems involved, this type of assurance is rarely used. The mere </text:p>
      <text:p text:style-name="Standard">problem of not being able to guarantee a “secure” channel is the reason cryptography evolved </text:p>
      <text:p text:style-name="Standard">in the first place. However, this example is given to make you realize the importance of </text:p>
      <text:p text:style-name="Standard">never sending a digest along the same lines of communication as a message. An adversary </text:p>
      <text:p text:style-name="Standard">can capture both the message and the digest. He can then construct a new message, com- </text:p>
      <text:p text:style-name="Standard">pute a digest for it, and then send them to you. This is easily done even if a public key </text:p>
      <text:p text:style-name="Standard">encryption scheme is being used. (Think about it; everyone knows your public key, and </text:p>
      <text:p text:style-name="Standard">everyone knows the digest function.) </text:p>
      <text:p text:style-name="Standard"/>
      <text:p text:style-name="Standard">Signing the Digest One of the problems with signing messages in the manner </text:p>
      <text:p text:style-name="Standard">described earlier is that basically, the sender does double encryption, and double decryption </text:p>
      <text:p text:style-name="Standard">is done by the recipient. This may be too costly in terms of computer resources, especially </text:p>
      <text:p text:style-name="Standard">if messages are being transmitted in real time (like an audio or video signal). </text:p>
      <text:p text:style-name="Standard"/>
      <text:p text:style-name="Standard">One solution is for the sender, say A, to produce a digest from the plaintext. A then singly </text:p>
      <text:p text:style-name="Standard">encrypts the message using the public key of the recipient, say B. A then doubly encrypts </text:p>
      <text:p text:style-name="Standard">only the digest, first using the private key of A, then B’s public key. The message and the </text:p>
      <text:p text:style-name="Standard">digest are then sent. It doesn’t matter now if the digest is sent with the message. B decrypts </text:p>
      <text:p text:style-name="Standard">the message, then decrypts the digest first using B’s private key, then As public key. B then </text:p>
      <text:p text:style-name="Standard">calculates a digest of the decrypted message. If it matches the decrypted digest, B accepts </text:p>
      <text:p text:style-name="Standard">the message. See Figure 16.9. </text:p>
      <text:p text:style-name="Standard"/>
      <text:p text:style-name="Standard">Why does this work? Could an adversary capture the message and the digest, and pro- </text:p>
      <text:p text:style-name="Standard">duce a new message and digest? Since the digest was first encrypted using A’s private key, </text:p>
      <text:p text:style-name="Standard">an adversary has no way to duplicate this. The best she can do is “guess” a digest value for </text:p>
      <text:p text:style-name="Standard"><text:soft-page-break/>her modified message, in the hopes that it will match the digest computed by B from her </text:p>
      <text:p text:style-name="Standard">bogus message. If the digest size is large enough, say 128 bits, this is extremely unlikely; </text:p>
      <text:p text:style-name="Standard">in this case, the probability of all 128 bits matching is 1/2^^®, or less than 2.939 X 10^^®. </text:p>
      <text:p text:style-name="Standard"/>
      <text:p text:style-name="Standard">Encrypting Digest with Message The situation of sending a digest along the same </text:p>
      <text:p text:style-name="Standard">line of communication as the message is not necessarily unique to public key cryptosystems. </text:p>
      <text:p text:style-name="Standard">Data authentication is also important for secret key cryptosystems. Even with secret key </text:p>
      <text:p text:style-name="Standard">ciphers, it is sometimes possible for an adversary to modify a message so that it appears </text:p>
      <text:p text:style-name="Standard">meaningful to the recipient. This is actually quite easy if the message possesses little struc- </text:p>
      <text:p text:style-name="Standard">ture; for example, a series of widely ranging numbers in binary format. The adversary does </text:p>
      <text:p text:style-name="Standard">not need to know the secret key to do this. (If they knew the secret key, you would be up </text:p>
      <text:p text:style-name="Standard">the creek anyway!) </text:p>
      <text:p text:style-name="Standard"/>
      <text:p text:style-name="Standard"/>
      <text:p text:style-name="Standard"/>
      <text:p text:style-name="Standard">334 </text:p>
      <text:p text:style-name="Standard"/>
      <text:p text:style-name="Standard"/>
      <text:p text:style-name="Standard">Chapter 16 </text:p>
      <text:p text:style-name="Standard"/>
      <text:p text:style-name="Standard"/>
      <text:p text:style-name="Standard">Cryptographic Applications </text:p>
      <text:p text:style-name="Standard"/>
      <text:p text:style-name="Standard"/>
      <text:p text:style-name="Standard">FIGURE 16.9 </text:p>
      <text:p text:style-name="Standard"/>
      <text:p text:style-name="Standard"/>
      <text:p text:style-name="Standard">Sender A Ex - Encipher with x's Receiver B </text:p>
      <text:p text:style-name="Standard"/>
      <text:p text:style-name="Standard">pubiic info </text:p>
      <text:p text:style-name="Standard"/>
      <text:p text:style-name="Standard"/>
      <text:p text:style-name="Standard"/>
      <text:p text:style-name="Standard">We deal with this very simply: we compute a digest for the plaintext message, then </text:p>
      <text:p text:style-name="Standard">append it to the message. This larger message is then encrypted, and sent. The decryptor </text:p>
      <text:p text:style-name="Standard">checks that the tail end of the decrypted message is the digest of the data that precedes it. </text:p>
      <text:p text:style-name="Standard">Without knowledge of the secret key, it is highly unlikely that an adversary can construct a </text:p>
      <text:p text:style-name="Standard">message that decrypts to a message having this special structure; that is, with the tail of the </text:p>
      <text:p text:style-name="Standard">message being a perfect digest of the rest of the data. (See Figure 16.10.) </text:p>
      <text:p text:style-name="Standard"/>
      <text:p text:style-name="Standard">Note here that we cannot attach a digest to a message in this way if we are using a pub- </text:p>
      <text:p text:style-name="Standard">lic key system, and encrypting using only the recipient’s public information. It should be </text:p>
      <text:p text:style-name="Standard">obvious why this is so. </text:p>
      <text:p text:style-name="Standard"/>
      <text:p text:style-name="Standard"/>
      <text:p text:style-name="Standard">16.7 SIGNING WITH ELGAMAL </text:p>
      <text:p text:style-name="Standard"/>
      <text:p text:style-name="Standard">The ElGamal signature scheme was specifically intended to work with digests. Suppose a </text:p>
      <text:p text:style-name="Standard">sender, say A, is using the public key ip, g, y), and the private key a, where p is a large, safe </text:p>
      <text:p text:style-name="Standard"/>
      <text:p text:style-name="Standard"/>
      <text:p text:style-name="Standard">FIGURE 16.10 </text:p>
      <text:p text:style-name="Standard"><text:soft-page-break/></text:p>
      <text:p text:style-name="Standard"/>
      <text:p text:style-name="Standard"/>
      <text:p text:style-name="Standard">16.7 Signing with ElCamal 335 </text:p>
      <text:p text:style-name="Standard"/>
      <text:p text:style-name="Standard"/>
      <text:p text:style-name="Standard">prime, g is a generator modulo p, and y is the Inr of g" modulo p. Suppose r/ is a public mes- </text:p>
      <text:p text:style-name="Standard">sage digest function. To generate a signed digest of a message P, A must do the following: </text:p>
      <text:p text:style-name="Standard"/>
      <text:p text:style-name="Standard">1 . Select a random integer k between 1 and p — 2 (inclusive), such that k is relatively prime </text:p>
      <text:p text:style-name="Standard">to p — 1 . </text:p>
      <text:p text:style-name="Standard"/>
      <text:p text:style-name="Standard">2. Calculate r, the Inr of g* modulo p. </text:p>
      <text:p text:style-name="Standard"/>
      <text:p text:style-name="Standard">3. Find k', an inverse of k modulo p — 1. (This inverse exists due to our choice of k.) </text:p>
      <text:p text:style-name="Standard"/>
      <text:p text:style-name="Standard">4 . Calculate s, the Inr of k'(d(P) — ar) modulo (p — 1). (Only A can do this step, as only A </text:p>
      <text:p text:style-name="Standard">knows the private key a.) </text:p>
      <text:p text:style-name="Standard"/>
      <text:p text:style-name="Standard">5. The signature is the pair of integers, r and s. </text:p>
      <text:p text:style-name="Standard"/>
      <text:p text:style-name="Standard">To verify that this signature is valid, the recipient B must do this: </text:p>
      <text:p text:style-name="Standard"/>
      <text:p text:style-name="Standard">1 . Verify that r is between 1 and p — 1 ; if not, reject the signature. </text:p>
      <text:p text:style-name="Standard"/>
      <text:p text:style-name="Standard">2. Using A’s public information, calculate v, the Inr of yV' modulo p. </text:p>
      <text:p text:style-name="Standard"/>
      <text:p text:style-name="Standard">3. Calculate d(P), the digest of the message P. </text:p>
      <text:p text:style-name="Standard"/>
      <text:p text:style-name="Standard">4 . Compute w, the Inr of modulo p. </text:p>
      <text:p text:style-name="Standard"/>
      <text:p text:style-name="Standard">5. If V = w, accept the signature as valid; otherwise, reject it. </text:p>
      <text:p text:style-name="Standard"/>
      <text:p text:style-name="Standard">Why does this work? Well, because </text:p>
      <text:p text:style-name="Standard"/>
      <text:p text:style-name="Standard">s = k'(d{P) — ar) (mod p — 1), </text:p>
      <text:p text:style-name="Standard"/>
      <text:p text:style-name="Standard">we have </text:p>
      <text:p text:style-name="Standard"/>
      <text:p text:style-name="Standard">ks = k k'(d(P) — ar) </text:p>
      <text:p text:style-name="Standard"/>
      <text:p text:style-name="Standard">= d{P) — ar (mod p — 1). </text:p>
      <text:p text:style-name="Standard"/>
      <text:p text:style-name="Standard">Thus, by subtracting ar from both sides, we have </text:p>
      <text:p text:style-name="Standard"/>
      <text:p text:style-name="Standard">d{P) ^ ar + ks (mod p — 1). </text:p>
      <text:p text:style-name="Standard"/>
      <text:p text:style-name="Standard">Because of the properties of discrete logarithms, this then yields </text:p>
      <text:p text:style-name="Standard"/>
      <text:p text:style-name="Standard">gdiP) ^ ^r*ks py </text:p>
      <text:p text:style-name="Standard"/>
      <text:p text:style-name="Standard">But note that by construction of v and w, and because of the previous congruence, we must </text:p>
      <text:p text:style-name="Standard"><text:soft-page-break/>have </text:p>
      <text:p text:style-name="Standard"/>
      <text:p text:style-name="Standard">W ^ ^ g-**^ ^ {gyp ^ yV ^ V (mod p). </text:p>
      <text:p text:style-name="Standard"/>
      <text:p text:style-name="Standard">Thus, the signature is valid iff v = w. </text:p>
      <text:p text:style-name="Standard"/>
      <text:p text:style-name="Standard">Example. For this example, we will use a simple hash function, but unsuitable for crypto- </text:p>
      <text:p text:style-name="Standard">graphic purposes. For simplicity’s sake, we will not use salt, or CBC. Suppose A is using </text:p>
      <text:p text:style-name="Standard">the public prime </text:p>
      <text:p text:style-name="Standard"/>
      <text:p text:style-name="Standard">p= 768416655531999472553972503490662169854881508111468141690052585033772 </text:p>
      <text:p text:style-name="Standard">353811145704262633807570477286149198100781782215658227986987692047241181 </text:p>
      <text:p text:style-name="Standard">534570445703 1 224942 130576663711191 17944205 15351 6492397844 1 2205 1 887566688 </text:p>
      <text:p text:style-name="Standard"/>
      <text:p text:style-name="Standard"/>
      <text:p text:style-name="Standard">336 </text:p>
      <text:p text:style-name="Standard"/>
      <text:p text:style-name="Standard"/>
      <text:p text:style-name="Standard">Chapter 16 Cryptographic Applications </text:p>
      <text:p text:style-name="Standard"/>
      <text:p text:style-name="Standard"/>
      <text:p text:style-name="Standard">7574706804224094930 150661111 156295398663728459674020860553762 1 2896 1 77870 </text:p>
      <text:p text:style-name="Standard">76209 187671 392407592 1 74797. </text:p>
      <text:p text:style-name="Standard"/>
      <text:p text:style-name="Standard">This choice of p is a safe prime; we know the factorization of/? — 1, which has at least </text:p>
      <text:p text:style-name="Standard">one large prime factor; in this case, p — \ = 2zt, where </text:p>
      <text:p text:style-name="Standard"/>
      <text:p text:style-name="Standard">Z = 362, </text:p>
      <text:p text:style-name="Standard"/>
      <text:p text:style-name="Standard"/>
      <text:p text:style-name="Standard">and </text:p>
      <text:p text:style-name="Standard"/>
      <text:p text:style-name="Standard">t= 106134897172928103943918854073295879814210153054070185316305605667648 </text:p>
      <text:p text:style-name="Standard">115167285318268319586681005150020607472483671576748374031351891166746019 </text:p>
      <text:p text:style-name="Standard">548973818467282112460367080990486066014392977005040386442558294459608658 </text:p>
      <text:p text:style-name="Standard">668 15893376000 13111 8992625 8441385295561 653708006547249455 1 62460344775949 </text:p>
      <text:p text:style-name="Standard">000288933247779568497479. </text:p>
      <text:p text:style-name="Standard"/>
      <text:p text:style-name="Standard">A chooses a generator modulo p. </text:p>
      <text:p text:style-name="Standard"/>
      <text:p text:style-name="Standard"/>
      <text:p text:style-name="Standard">8 = 2 . </text:p>
      <text:p text:style-name="Standard"/>
      <text:p text:style-name="Standard"/>
      <text:p text:style-name="Standard">A chooses a private value for a: </text:p>
      <text:p text:style-name="Standard"/>
      <text:p text:style-name="Standard">a = 45366932286305017454823998962543872234171279575807307127836833791199 </text:p>
      <text:p text:style-name="Standard">106589647221361411404680513932826550438110018938792808421883674318765239 </text:p>
      <text:p text:style-name="Standard">855541004504826749690514434467452187115574562871476458097782440492959459 </text:p>
      <text:p text:style-name="Standard">1 145959 1 89981923573547 1 8847375845084259 1 86299700677238352348768625876330 </text:p>
      <text:p text:style-name="Standard">30204352936542407 1172153676. </text:p>
      <text:p text:style-name="Standard"/>
      <text:p text:style-name="Standard"><text:soft-page-break/>A computes the public value of y, the Inr of .g" modulo p\ </text:p>
      <text:p text:style-name="Standard"/>
      <text:p text:style-name="Standard">724055273252881509576588841040152725840811907267226166652168857689817 </text:p>
      <text:p text:style-name="Standard">926487564907954651926297199335221112806345258137591945857251048343201130 </text:p>
      <text:p text:style-name="Standard">805689635851693738336967838518779547772897009773874067873510422086447659 </text:p>
      <text:p text:style-name="Standard">524797666800500925069823070582327783189100853134197262953696156421360406 </text:p>
      <text:p text:style-name="Standard">763271593001 58548622476503. </text:p>
      <text:p text:style-name="Standard"/>
      <text:p text:style-name="Standard">The plaintext message which A must sign is </text:p>
      <text:p text:style-name="Standard"/>
      <text:p text:style-name="Standard">P= 47495233644665988426542797641862170747046710526789245391156504620320 </text:p>
      <text:p text:style-name="Standard">517515571648723939384358595186200968673256615798341680398991554123874397 </text:p>
      <text:p text:style-name="Standard">908150043241195926795222914754565141859355539104925268550584190056601904 </text:p>
      <text:p text:style-name="Standard">838582629751247671428189205507655795265722620866029099708789775077073512 </text:p>
      <text:p text:style-name="Standard">480224582285200694 1 89809 1 67. </text:p>
      <text:p text:style-name="Standard"/>
      <text:p text:style-name="Standard">We will assume P has already been encrypted using public information of the recipient </text:p>
      <text:p text:style-name="Standard">B, and sent to B. A creates a signature for this message by doing the following: </text:p>
      <text:p text:style-name="Standard"/>
      <text:p text:style-name="Standard">A selects a random integer k such that Q&lt;k&lt;p — 2 and {k, p — \) = \', say </text:p>
      <text:p text:style-name="Standard"/>
      <text:p text:style-name="Standard">yt= 828569173899706322862537866306640776566352364751963244609011965664662 </text:p>
      <text:p text:style-name="Standard">488417460387862608694420472286305311556299061959003482409233005037723040 </text:p>
      <text:p text:style-name="Standard">325579207521157865540839175624706248094985512559552109060621372261182159 </text:p>
      <text:p text:style-name="Standard"/>
      <text:p text:style-name="Standard"/>
      <text:p text:style-name="Standard"/>
      <text:p text:style-name="Standard">16.7 Signing with ElCamal 337 </text:p>
      <text:p text:style-name="Standard"/>
      <text:p text:style-name="Standard"/>
      <text:p text:style-name="Standard">073674266728597908901785500052357159821947443150603075554861577713129845 </text:p>
      <text:p text:style-name="Standard"/>
      <text:p text:style-name="Standard">7166748765201121009594717. </text:p>
      <text:p text:style-name="Standard"/>
      <text:p text:style-name="Standard">A then calculates r, the Inr of g'‘ modulo p: </text:p>
      <text:p text:style-name="Standard"/>
      <text:p text:style-name="Standard">r= 754980689309015967134652122289681073011337085880931754788354434950465 </text:p>
      <text:p text:style-name="Standard">868945202772744073062829346744777955627154546239814497986673097913596618 </text:p>
      <text:p text:style-name="Standard">187706415730448305962740003790259873593478841192742794988274985183707335 </text:p>
      <text:p text:style-name="Standard">088576870708479793565047483444344434823417504303091568416797285536744959 </text:p>
      <text:p text:style-name="Standard">93894473633702658894519225. </text:p>
      <text:p text:style-name="Standard"/>
      <text:p text:style-name="Standard">The value for r is the first part of the signature. Now, A must find an inverse of k mod- </text:p>
      <text:p text:style-name="Standard">ulo p — 1 ; this is easily done using the extended Euclidean algorithm: </text:p>
      <text:p text:style-name="Standard"/>
      <text:p text:style-name="Standard">k' =41476618378700412297173224500420810670339064876850101272695099201480 </text:p>
      <text:p text:style-name="Standard">409096613565495099867137782188429871575488175498185490101859098759692392 </text:p>
      <text:p text:style-name="Standard">347429741878039564964082396789943865344588220167170614361150870833650116 </text:p>
      <text:p text:style-name="Standard">512052394573930927553494824898854134339214385016217721200185633500260411 </text:p>
      <text:p text:style-name="Standard">302215163263988431152856749. </text:p>
      <text:p text:style-name="Standard"/>
      <text:p text:style-name="Standard">A must compute a digest of the plaintext message. A uses the public hash function </text:p>
      <text:p text:style-name="Standard"><text:soft-page-break/>d(x) = .r (mod q) 0 &lt; dix) &lt; q </text:p>
      <text:p text:style-name="Standard"/>
      <text:p text:style-name="Standard"/>
      <text:p text:style-name="Standard">where the prime q is: </text:p>
      <text:p text:style-name="Standard"/>
      <text:p text:style-name="Standard">^= 10931809682175872911 </text:p>
      <text:p text:style-name="Standard"/>
      <text:p text:style-name="Standard">= 1001011110110101100101101111110010011010010001001100111110001111base2- </text:p>
      <text:p text:style-name="Standard"/>
      <text:p text:style-name="Standard">(Note that the binary representation of q is 64 bits; it will produce a 64-bit digest.) A cal- </text:p>
      <text:p text:style-name="Standard">culates d{Py. </text:p>
      <text:p text:style-name="Standard"/>
      <text:p text:style-name="Standard"/>
      <text:p text:style-name="Standard">d{P) ^ 7763193083250062093 (mod q). </text:p>
      <text:p text:style-name="Standard"/>
      <text:p text:style-name="Standard">Now, A calculates the final part of the signature: </text:p>
      <text:p text:style-name="Standard"/>
      <text:p text:style-name="Standard">5 = k'(d(P) — ar) = </text:p>
      <text:p text:style-name="Standard"/>
      <text:p text:style-name="Standard">504129645472912448866079239459312209155283159891818206116181584336284774 </text:p>
      <text:p text:style-name="Standard">060877780128027574808314656854901317166655437096228316557996491503697413 </text:p>
      <text:p text:style-name="Standard">041178568111884781202739723644461510362506102063431227543591653744230589 </text:p>
      <text:p text:style-name="Standard">232661184347273905109607430598564690942443238612401218536035199345301596 </text:p>
      <text:p text:style-name="Standard">39900593535677309588849 (mod p - 1). </text:p>
      <text:p text:style-name="Standard"/>
      <text:p text:style-name="Standard">The values of r and s are sent to B. To verify that this signature is valid, B must first </text:p>
      <text:p text:style-name="Standard">check that r is between 1 and p — 1. This checks, so B continues in this way: </text:p>
      <text:p text:style-name="Standard"/>
      <text:p text:style-name="Standard">B then calculates the two values v and w. B can compute w because the hash function is </text:p>
      <text:p text:style-name="Standard">public: </text:p>
      <text:p text:style-name="Standard"/>
      <text:p text:style-name="Standard">V = y V = </text:p>
      <text:p text:style-name="Standard"/>
      <text:p text:style-name="Standard">438908365050492172112141159266916014689430122622767850409990603339138565 </text:p>
      <text:p text:style-name="Standard"/>
      <text:p text:style-name="Standard">278995621692689044958914233869339458908488816024934068379856100514306151 </text:p>
      <text:p text:style-name="Standard"/>
      <text:p text:style-name="Standard"/>
      <text:p text:style-name="Standard"/>
      <text:p text:style-name="Standard">338 Chapter 16 Cryptographic Applications </text:p>
      <text:p text:style-name="Standard"/>
      <text:p text:style-name="Standard"/>
      <text:p text:style-name="Standard">641194989852455577634720396702065575387017714394831539504200403961645096 </text:p>
      <text:p text:style-name="Standard">72807272609532202342 1 1 1 2943523393879 1 61424144304336692 1 69642791 4064 1 9470 </text:p>
      <text:p text:style-name="Standard">91918468321515459948865 (mod p) </text:p>
      <text:p text:style-name="Standard"/>
      <text:p text:style-name="Standard">and </text:p>
      <text:p text:style-name="Standard"/>
      <text:p text:style-name="Standard">438908365050492172112141159266916014689430122622767850409990603339138565 </text:p>
      <text:p text:style-name="Standard"/>
      <text:p text:style-name="Standard">278995621692689044958914233869339458908488816024934068379856100514306151 </text:p>
      <text:p text:style-name="Standard"/>
      <text:p text:style-name="Standard"><text:soft-page-break/>641194989852455577634720396702065575387017714394831539504200403961645096 </text:p>
      <text:p text:style-name="Standard"/>
      <text:p text:style-name="Standard">728072726095322023421112943523393879161424144304336692169642791406419470 </text:p>
      <text:p text:style-name="Standard"/>
      <text:p text:style-name="Standard">91918468321515459948865. </text:p>
      <text:p text:style-name="Standard"/>
      <text:p text:style-name="Standard">B takes note of the fact that v and w are equal, and accepts the signature. </text:p>
      <text:p text:style-name="Standard"/>
      <text:p text:style-name="Standard"/>
      <text:p text:style-name="Standard">Storing Passwords or Passphrases as Digests A system administrator has a </text:p>
      <text:p text:style-name="Standard">peculiar problem. She must store the passwords or passphrases of all her users, so that she </text:p>
      <text:p text:style-name="Standard">can compare these entries to the entered passwords when a user attempts a login. However, </text:p>
      <text:p text:style-name="Standard">she must be able to protect these passwords, so unauthorized users cannot obtain them. Ide- </text:p>
      <text:p text:style-name="Standard">ally, it would be best if the system administrator herself could not obtain the passwords. </text:p>
      <text:p text:style-name="Standard"/>
      <text:p text:style-name="Standard">Cryptographically secure digest functions provide a solution. A user’s password is not </text:p>
      <text:p text:style-name="Standard">stored, but rather, a digest of the password is stored. When a user attempts a login, a digest </text:p>
      <text:p text:style-name="Standard">of the password is taken, then compared against this user’s entry in a table. If an adversary </text:p>
      <text:p text:style-name="Standard">somehow obtains the hashed password list, it does him little good if the digest function is </text:p>
      <text:p text:style-name="Standard">a good one; that is, it will be nearly impossible for him to obtain any particular password </text:p>
      <text:p text:style-name="Standard">from its digest. Even the system administrator does not know any particular password; only </text:p>
      <text:p text:style-name="Standard">the user who created it knows (assuming he or she didn’t forget it). Various operating sys- </text:p>
      <text:p text:style-name="Standard">tems grant access based on such an idea; Figure 16.11 illustrates this process: </text:p>
      <text:p text:style-name="Standard"/>
      <text:p text:style-name="Standard"/>
      <text:p text:style-name="Standard">16.8 ATTACKS ON DIGEST FUNCTIONS </text:p>
      <text:p text:style-name="Standard"/>
      <text:p text:style-name="Standard">There are various approaches to defeating a digest function. To defeat a digest function, </text:p>
      <text:p text:style-name="Standard">one must be able to produce a bogus message, say F', which hashes to the same value as </text:p>
      <text:p text:style-name="Standard"/>
      <text:p text:style-name="Standard"/>
      <text:p text:style-name="Standard">Figure 16.1 1 </text:p>
      <text:p text:style-name="Standard"/>
      <text:p text:style-name="Standard"/>
      <text:p text:style-name="Standard"/>
      <text:p text:style-name="Standard">16.8 Attacks on Digest Functions 339 </text:p>
      <text:p text:style-name="Standard"/>
      <text:p text:style-name="Standard"/>
      <text:p text:style-name="Standard">the message P. In addition to other parties, both the verifier (receiver), and the signer (sender) </text:p>
      <text:p text:style-name="Standard">of a message may wish to have this ability. Why? </text:p>
      <text:p text:style-name="Standard"/>
      <text:p text:style-name="Standard">If a third party is able to produce a bogus message P' , such that h(P) = h(P'), he may be </text:p>
      <text:p text:style-name="Standard">able to convince the signer to sign P' , then later claim this signature is for P. The meanings </text:p>
      <text:p text:style-name="Standard">of P and P' may be totally different. For example, suppose you want your secretary to draft </text:p>
      <text:p text:style-name="Standard">a message P that orders your company bank to transfer funds to more conservative stocks. </text:p>
      <text:p text:style-name="Standard">Instead, by careful construction, he drafts a fraudulent message P' which orders the bank </text:p>
      <text:p text:style-name="Standard">to transfer 1.3 million company dollars to his Swiss bank account! By virtue of this careful </text:p>
      <text:p text:style-name="Standard">construction, it so happens that h(P) and h{P') are equal. The bank receives the bogus mes- </text:p>
      <text:p text:style-name="Standard">sage, accepts it as authentic, and the next day your secretary is nowhere to be found. The </text:p>
      <text:p text:style-name="Standard">verifier (an employee of the bank, in this case) may also want to be able to do this (if he also </text:p>
      <text:p text:style-name="Standard">leans toward dishonest activity). </text:p>
      <text:p text:style-name="Standard"/>
      <text:p text:style-name="Standard"><text:soft-page-break/>The signer can also do this. Suppose you are a high-ranking official of your government, </text:p>
      <text:p text:style-name="Standard">and you want to send a message P' ordering the death of millions of innocent civilians. By </text:p>
      <text:p text:style-name="Standard">careful construction, you are able to produce a message P that instead conveys great love </text:p>
      <text:p text:style-name="Standard">and affection for the masses. It so happens that h{P) = h(P'). You send the message P' to </text:p>
      <text:p text:style-name="Standard">your generals, who accept it as genuine, and then carry out your orders. Later, when NATO </text:p>
      <text:p text:style-name="Standard">is trying you for crimes against humanity, you whip out the message P, claiming that it was </text:p>
      <text:p text:style-name="Standard">the message you really sent. You claim that some adversary confiscated the message P and </text:p>
      <text:p text:style-name="Standard">sent P' in its place. The act of denying that you sent a signed message is known as repudi- </text:p>
      <text:p text:style-name="Standard">ation. A good digest function enforces nonrepudiation; that is, it makes it far too difficult for </text:p>
      <text:p text:style-name="Standard">a signer to find a bogus message to use in place of the real one. </text:p>
      <text:p text:style-name="Standard"/>
      <text:p text:style-name="Standard">Now do you see why a digest function must have the three required properties? If you </text:p>
      <text:p text:style-name="Standard">recall, they are: </text:p>
      <text:p text:style-name="Standard"/>
      <text:p text:style-name="Standard">1 . Given a hash value h(m), it must be extremely difficult to determine m. </text:p>
      <text:p text:style-name="Standard"/>
      <text:p text:style-name="Standard">2. Given a message m, it must be extremely difficult to find another message in' such that </text:p>
      <text:p text:style-name="Standard">h(m) = h(m'). </text:p>
      <text:p text:style-name="Standard"/>
      <text:p text:style-name="Standard">3. It must be extremely difficult to find any two messages, say m and m' , for which h(m) = </text:p>
      <text:p text:style-name="Standard">h{m'). </text:p>
      <text:p text:style-name="Standard"/>
      <text:p text:style-name="Standard">The Birthday Attack The following illustrates a method to defeat a digest function, </text:p>
      <text:p text:style-name="Standard">known as the birthday attack. It is based on the following well-known principle: If you </text:p>
      <text:p text:style-name="Standard">select (with replacement) from a set of m objects, with high probability, you can expect to </text:p>
      <text:p text:style-name="Standard">draw some element twice within Vm selections. </text:p>
      <text:p text:style-name="Standard"/>
      <text:p text:style-name="Standard">The way we normally hear this is from the birthday problem: If you select randomly </text:p>
      <text:p text:style-name="Standard">from the population, the odds are high that you will encounter 2 people with the same birth- </text:p>
      <text:p text:style-name="Standard">day within about 19 = V365 selections. </text:p>
      <text:p text:style-name="Standard"/>
      <text:p text:style-name="Standard">In the birthday attack, we assume the individual with bad intent can make modifications </text:p>
      <text:p text:style-name="Standard">to both the real message (P), and the bogus message (P'). Suppose the digest function pro- </text:p>
      <text:p text:style-name="Standard">duces an n-bit hash. Thus, there are 2” possible hashes (2 choices for each bit.) Note before </text:p>
      <text:p text:style-name="Standard">we begin that a/(2") = 2"'^. This is what to do: </text:p>
      <text:p text:style-name="Standard"/>
      <text:p text:style-name="Standard">1 . Generate a table of t = 2"^^ minor modifications to the message P (add a space, delete a </text:p>
      <text:p text:style-name="Standard">semicolon, use a similar word, etc., etc. . . ). Label these modified messages Pi, P 2 , . . . , </text:p>
      <text:p text:style-name="Standard">Pf </text:p>
      <text:p text:style-name="Standard"/>
      <text:p text:style-name="Standard"/>
      <text:p text:style-name="Standard"/>
      <text:p text:style-name="Standard">340 </text:p>
      <text:p text:style-name="Standard"/>
      <text:p text:style-name="Standard"/>
      <text:p text:style-name="Standard">Chapter 16 Cryptographic Applications </text:p>
      <text:p text:style-name="Standard"/>
      <text:p text:style-name="Standard"/>
      <text:p text:style-name="Standard">2. For i from 1 through t, generate the hash h{Pi), and store it with the message F,. </text:p>
      <text:p text:style-name="Standard"/>
      <text:p text:style-name="Standard">3. Generate a minor modification of the bogus message P', say P . Search the table for a </text:p>
      <text:p text:style-name="Standard">message such that h{Pi^) = h(P*) for some k. (The search of the table can be done in </text:p>
      <text:p text:style-name="Standard"><text:soft-page-break/>constant time if a hash table is used.) </text:p>
      <text:p text:style-name="Standard"/>
      <text:p text:style-name="Standard">4. If the search is successful, stop. The current P* is the fraudulent message, to send in place </text:p>
      <text:p text:style-name="Standard">of Pj,. If the search is not successful, return to step 3. </text:p>
      <text:p text:style-name="Standard"/>
      <text:p text:style-name="Standard">Depending on n (the hash size), the birthday attack can have enormous storage require- </text:p>
      <text:p text:style-name="Standard">ments. If n = 64, the table will contain 2^^ s 4 billion elements. If each modified message </text:p>
      <text:p text:style-name="Standard">and its hash takes, say, one thousand bytes each, then we are talking storage space of about </text:p>
      <text:p text:style-name="Standard">4 terabytes. Though this seems large, it is feasible, or soon will be. Thus, digest functions </text:p>
      <text:p text:style-name="Standard">which produce 128 bit (or larger) hashes are preferable. </text:p>
      <text:p text:style-name="Standard"/>
      <text:p text:style-name="Standard">Note that it may be possible for the “bad guy” to modify only the bogus message. This </text:p>
      <text:p text:style-name="Standard">considerably increases the amount of selections one should make before expectations of </text:p>
      <text:p text:style-name="Standard">finding a match are high. As an example, suppose your birthday is luly 15. How many peo- </text:p>
      <text:p text:style-name="Standard">ple should you randomly sample from the population so that the odds are greater than 50 </text:p>
      <text:p text:style-name="Standard">percent that you will find someone with your birthday? </text:p>
      <text:p text:style-name="Standard"/>
      <text:p text:style-name="Standard">There are many other attacks on digest functions. Unfortunately, due to space consider- </text:p>
      <text:p text:style-name="Standard">ations, we cannot cover them here. An excellent reference for this topic (and many other top- </text:p>
      <text:p text:style-name="Standard">ics in cryptography) is The Handbook of Applied Cryptography, by Menezes, van Oorschot, </text:p>
      <text:p text:style-name="Standard">and Vanstone, published by CRC. </text:p>
      <text:p text:style-name="Standard"/>
      <text:p text:style-name="Standard"/>
      <text:p text:style-name="Standard">16.9 ZERO KNOWLEDGE IDENTIFICATION </text:p>
      <text:p text:style-name="Standard"/>
      <text:p text:style-name="Standard">Sometimes all that is desired in an exchange between two parties is that one be assured of </text:p>
      <text:p text:style-name="Standard">the identity of the other. (This is common among military protocols.) There are various </text:p>
      <text:p text:style-name="Standard">ways to do this, but one of the most interesting ways is to use “Zero Knowledge Identifi- </text:p>
      <text:p text:style-name="Standard">cation.” This refers to convincing someone that you are who you claim to be by convinc- </text:p>
      <text:p text:style-name="Standard">ing them that you know certain information that only you could know, but without revealing </text:p>
      <text:p text:style-name="Standard">that information to anyone, including the entity you are trying to convince! In these types </text:p>
      <text:p text:style-name="Standard">of exchanges, the entity trying to prove their identity is called the respondent, and the entity </text:p>
      <text:p text:style-name="Standard">trying to establish the identity of the respondent is called the challenger. </text:p>
      <text:p text:style-name="Standard"/>
      <text:p text:style-name="Standard">For example, suppose individual A is known to be using a public modulus n, where n is </text:p>
      <text:p text:style-name="Standard">the product of two large strong primes both congruent to 3 modulo 4, say p and q. A can con- </text:p>
      <text:p text:style-name="Standard">vince another individual, say B, that he knows these primes, without revealing them to B. </text:p>
      <text:p text:style-name="Standard">If A can do this, B is assured that A is really who he claims to be. A and B proceed in this </text:p>
      <text:p text:style-name="Standard">way: </text:p>
      <text:p text:style-name="Standard"/>
      <text:p text:style-name="Standard">1. Let A (the respondent) choose n as the product of two strong primes, p and q. A also </text:p>
      <text:p text:style-name="Standard">chooses some integer s such that s has a square root modulo n. The integers s and n are </text:p>
      <text:p text:style-name="Standard">public, and registered with a Trusted Third Party (TTP). A computes t, the Inr of a square </text:p>
      <text:p text:style-name="Standard">root of s modulo n; that is, he computes t such that </text:p>
      <text:p text:style-name="Standard"/>
      <text:p text:style-name="Standard"/>
      <text:p text:style-name="Standard">f ^ s (mod n) 0&lt;t&lt;n. </text:p>
      <text:p text:style-name="Standard"/>
      <text:p text:style-name="Standard"/>
      <text:p text:style-name="Standard">16.9 Zero Knowledge Identification 341 </text:p>
      <text:p text:style-name="Standard"/>
      <text:p text:style-name="Standard"/>
      <text:p text:style-name="Standard"><text:soft-page-break/>The value of t is kept private. Note that only A should be able to calculate t, as only he </text:p>
      <text:p text:style-name="Standard">knows the prime factors of n. </text:p>
      <text:p text:style-name="Standard"/>
      <text:p text:style-name="Standard">2. A chooses a random positive integer r less than n, and sends to B (the challenger) two </text:p>
      <text:p text:style-name="Standard">values: </text:p>
      <text:p text:style-name="Standard"/>
      <text:p text:style-name="Standard">Zi = Inr of modulo n, and </text:p>
      <text:p text:style-name="Standard">Z 2 = Inr of JZj. modulo n, </text:p>
      <text:p text:style-name="Standard">where Zy is an inverse of Zi modulo n. </text:p>
      <text:p text:style-name="Standard"/>
      <text:p text:style-name="Standard">3. B checks that Z 1 Z 2 = s modulo n. He then randomly chooses either c = 0 or c = 1 and sends </text:p>
      <text:p text:style-name="Standard">c to A. </text:p>
      <text:p text:style-name="Standard"/>
      <text:p text:style-name="Standard">4. A will respond in one of two ways: </text:p>
      <text:p text:style-name="Standard"/>
      <text:p text:style-name="Standard">• If c = 0, A sends the message r to B. </text:p>
      <text:p text:style-name="Standard"/>
      <text:p text:style-name="Standard">• If c = 1, A sends the Inr of tr' modulo n, where r' is an inverse of r modulo n. </text:p>
      <text:p text:style-name="Standard"/>
      <text:p text:style-name="Standard">5. B now computes the Inr of modulo n, and does one of two things: </text:p>
      <text:p text:style-name="Standard"/>
      <text:p text:style-name="Standard">• If c = 0, he checks that = Zi (mod m). </text:p>
      <text:p text:style-name="Standard"/>
      <text:p text:style-name="Standard">• If c = 1, he checks that (tr')^ = f'r'^ = szi = Za (mod n). </text:p>
      <text:p text:style-name="Standard"/>
      <text:p text:style-name="Standard">After this process, B knows that A can compute t, a square root of s modulo n, but he can- </text:p>
      <text:p text:style-name="Standard">not compute t himself, and t is never revealed to him. These are the only values that B knows </text:p>
      <text:p text:style-name="Standard">(modulo n): Zi = r^, Z 2 = = sr' , ^, and exactly one of r or tr' . Note that B can never </text:p>
      <text:p text:style-name="Standard"/>
      <text:p text:style-name="Standard">be given both r and tr' , for this allows him to calculate t. This process can be repeated as </text:p>
      <text:p text:style-name="Standard">often as necessary with different random values for r until B is convinced that A knows t. </text:p>
      <text:p text:style-name="Standard">However, it is absolutely vital that A choose a different value for r every time. Why? </text:p>
      <text:p text:style-name="Standard"/>
      <text:p text:style-name="Standard">Example. Suppose a is using the public modulus </text:p>
      <text:p text:style-name="Standard">n = </text:p>
      <text:p text:style-name="Standard"/>
      <text:p text:style-name="Standard">274767815982245548988790206801956651309342982830065216921948667831130363 </text:p>
      <text:p text:style-name="Standard"/>
      <text:p text:style-name="Standard">270253391613297772360579492679629996501029139838682116550051160900059917 </text:p>
      <text:p text:style-name="Standard"/>
      <text:p text:style-name="Standard">252079335683044082645443287136361829237904549448424168235143278727967298 </text:p>
      <text:p text:style-name="Standard"/>
      <text:p text:style-name="Standard">537931735369900497614908459888542386548176723918689759709749816846741951 </text:p>
      <text:p text:style-name="Standard"/>
      <text:p text:style-name="Standard">438624571462267660236650416857894422109721140233441189969425961870588371 </text:p>
      <text:p text:style-name="Standard"/>
      <text:p text:style-name="Standard">894903496708435357401553646260714625504652954935134556139340783655294871 </text:p>
      <text:p text:style-name="Standard"/>
      <text:p text:style-name="Standard">737383374223242600468713011439066059016281996201542058384927054227873607 </text:p>
      <text:p text:style-name="Standard"/>
      <text:p text:style-name="Standard">471972731775123706246506154077712330891353812432890865488929521246586593 </text:p>
      <text:p text:style-name="Standard"/>
      <text:p text:style-name="Standard"><text:soft-page-break/>80550940695643273559171683514261677617772051153 </text:p>
      <text:p text:style-name="Standard"/>
      <text:p text:style-name="Standard">which is the product of two large, strong (and private) primes congruent to 3 modulo 4; </text:p>
      <text:p text:style-name="Standard">namely, </text:p>
      <text:p text:style-name="Standard"/>
      <text:p text:style-name="Standard">P = </text:p>
      <text:p text:style-name="Standard"/>
      <text:p text:style-name="Standard">200766270232954088077041575959108612757411238838003505144742064111712514 </text:p>
      <text:p text:style-name="Standard"/>
      <text:p text:style-name="Standard">438539012193632244782163192814569872158475903654023762579506771732582156 </text:p>
      <text:p text:style-name="Standard"/>
      <text:p text:style-name="Standard"/>
      <text:p text:style-name="Standard">342 </text:p>
      <text:p text:style-name="Standard"/>
      <text:p text:style-name="Standard"/>
      <text:p text:style-name="Standard">Chapter 16 Cryptographic Applications </text:p>
      <text:p text:style-name="Standard"/>
      <text:p text:style-name="Standard"/>
      <text:p text:style-name="Standard">267397 1128594579409939294218379325314393 1 816436660620039075 1778729265037 </text:p>
      <text:p text:style-name="Standard">950855560496259965189976512124408069020047445498322443733964180877589666 </text:p>
      <text:p text:style-name="Standard">180519936116197326763539 </text:p>
      <text:p text:style-name="Standard"/>
      <text:p text:style-name="Standard">q = </text:p>
      <text:p text:style-name="Standard"/>
      <text:p text:style-name="Standard">136859550991023357674233837751193444637145211672745580838508211454534324 </text:p>
      <text:p text:style-name="Standard">823686210424604005719046718052981484190707562992713417956940416543355152 </text:p>
      <text:p text:style-name="Standard">315219159854859002395777579635185385039269578229009584384066590554210488 </text:p>
      <text:p text:style-name="Standard">182334714799737615710384650453125076807810092764555005612188062536100529 </text:p>
      <text:p text:style-name="Standard">729582 1927389722131 80427 . </text:p>
      <text:p text:style-name="Standard"/>
      <text:p text:style-name="Standard">A is using the following public identifier: </text:p>
      <text:p text:style-name="Standard"/>
      <text:p text:style-name="Standard"/>
      <text:p text:style-name="Standard">j = </text:p>
      <text:p text:style-name="Standard"/>
      <text:p text:style-name="Standard">655888759462533346896099455125955297863619815052059946417712093279459636 </text:p>
      <text:p text:style-name="Standard">342631365262945091607400505266438654108015109512874780341338294558609172 </text:p>
      <text:p text:style-name="Standard">89602594 1 074322477348 13074447586090300953 1 0089609704 1 1 05461066228022450 1 </text:p>
      <text:p text:style-name="Standard">660338817707042363199903874446894924326459533810656402488896490602481754 </text:p>
      <text:p text:style-name="Standard">670208321628711511660442363295704362838936281451766918918230371219558149 </text:p>
      <text:p text:style-name="Standard">385417339919129898962756076179525208607677979542348282535347567620941558 </text:p>
      <text:p text:style-name="Standard">147949717798991715469439796914202792913405951608628308879284162599741791 </text:p>
      <text:p text:style-name="Standard">439709118592992294885567487226707477594154920388849028073235350461353895 </text:p>
      <text:p text:style-name="Standard">1357097063700167482750883742174106086454102797 . </text:p>
      <text:p text:style-name="Standard"/>
      <text:p text:style-name="Standard">This value for s has a square root modulo n; let’s say, </text:p>
      <text:p text:style-name="Standard"/>
      <text:p text:style-name="Standard"/>
      <text:p text:style-name="Standard">t = </text:p>
      <text:p text:style-name="Standard"/>
      <text:p text:style-name="Standard">165939251694010184592593767485127540635808807933739119951718497170488592 </text:p>
      <text:p text:style-name="Standard"/>
      <text:p text:style-name="Standard"><text:soft-page-break/>148972055777285530210620518273692388315164078449283411444102820207961683 </text:p>
      <text:p text:style-name="Standard"/>
      <text:p text:style-name="Standard">880417477924017600541987600931639085385971444581959989319417992193306141 </text:p>
      <text:p text:style-name="Standard"/>
      <text:p text:style-name="Standard">335450460118404029149636306714968895603334454397709463970275583243016901 </text:p>
      <text:p text:style-name="Standard"/>
      <text:p text:style-name="Standard">423853053941948601770260591458870529845193261034683705291970236037633310 </text:p>
      <text:p text:style-name="Standard"/>
      <text:p text:style-name="Standard">907364071581496095213148290413871725043392307378067658837187041433121406 </text:p>
      <text:p text:style-name="Standard"/>
      <text:p text:style-name="Standard">416290503339428815946362864700618273596792458170735372510429224074039038 </text:p>
      <text:p text:style-name="Standard"/>
      <text:p text:style-name="Standard">301648162396953994412378543760633875395589555679973650286550990104663372 </text:p>
      <text:p text:style-name="Standard"/>
      <text:p text:style-name="Standard">81692939001856637528820509003569587098467436984 . </text:p>
      <text:p text:style-name="Standard"/>
      <text:p text:style-name="Standard">This value for t is kept private. To convince B that he can indeed compute t, without </text:p>
      <text:p text:style-name="Standard">revealing f, A first chooses a random integer less than n, say </text:p>
      <text:p text:style-name="Standard"/>
      <text:p text:style-name="Standard"/>
      <text:p text:style-name="Standard">173651607556993658543074931792348037298652767890536649836378803212048174 </text:p>
      <text:p text:style-name="Standard">119600416703769869733860342049288372423745801528669105373390624108185926 </text:p>
      <text:p text:style-name="Standard">747940578397289745643201766424420162191119041288192344657982273471518628 </text:p>
      <text:p text:style-name="Standard">215332496677780952733934200916926981810730240920232847296029476965497809 </text:p>
      <text:p text:style-name="Standard">6627397045 1 9945 1 8797045340846639594 1 39605 1 840775986075 1251081 82246279299 </text:p>
      <text:p text:style-name="Standard">702785594609410635181141522115473272018306542018693995053351421839424696 </text:p>
      <text:p text:style-name="Standard">91111 754069487517564798020 1 822766 13582698787854707003902690544808844 1 503 </text:p>
      <text:p text:style-name="Standard">482709036662431574895978524539775437034803554754381419475994272847508134 </text:p>
      <text:p text:style-name="Standard">83730877286437180056765310582867370836696334060 . </text:p>
      <text:p text:style-name="Standard"/>
      <text:p text:style-name="Standard"/>
      <text:p text:style-name="Standard"/>
      <text:p text:style-name="Standard">16.9 Zero Knowledge Identification </text:p>
      <text:p text:style-name="Standard"/>
      <text:p text:style-name="Standard"/>
      <text:p text:style-name="Standard">343 </text:p>
      <text:p text:style-name="Standard"/>
      <text:p text:style-name="Standard"/>
      <text:p text:style-name="Standard">A computes Zi, the Inr of modulo n, then sends this to B. </text:p>
      <text:p text:style-name="Standard"/>
      <text:p text:style-name="Standard">= </text:p>
      <text:p text:style-name="Standard"/>
      <text:p text:style-name="Standard">636907372916630417639950660028166281719492055429217364220457489593037866 </text:p>
      <text:p text:style-name="Standard">16533345937931577287578777337037541907245 190619182026856650879956802273 1 </text:p>
      <text:p text:style-name="Standard">737276532379327302367995409491660366403960670960063687902082639535214517 </text:p>
      <text:p text:style-name="Standard">045720899834810899222021096792723663168335105157383677283412810909888900 </text:p>
      <text:p text:style-name="Standard">179491908626568577017870853324071917713448484526818434606091908128397432 </text:p>
      <text:p text:style-name="Standard">395391731852501588490032870693623410766981003941348635411619193549032114 </text:p>
      <text:p text:style-name="Standard">405481488544612831083993700764578354603810601080608921028150953269184186 </text:p>
      <text:p text:style-name="Standard">219061408040286430527370708983876150599535584027175567558557848017906083 </text:p>
      <text:p text:style-name="Standard">1579922562038044043747049460663818567470875382 . </text:p>
      <text:p text:style-name="Standard"/>
      <text:p text:style-name="Standard"><text:soft-page-break/>A then computes an inverse of Zi modulo n; this is easily done using the extended Euclid- </text:p>
      <text:p text:style-name="Standard">ean algorithm: </text:p>
      <text:p text:style-name="Standard"/>
      <text:p text:style-name="Standard">Zr = </text:p>
      <text:p text:style-name="Standard"/>
      <text:p text:style-name="Standard">246861721516894764252857411577867113106454940350062866347313323253750006 </text:p>
      <text:p text:style-name="Standard">309210441793579823771625445834016495579963542682581812777362375425095701 </text:p>
      <text:p text:style-name="Standard">318904290767164397489938749611564580089961691014202886617184187465096281 </text:p>
      <text:p text:style-name="Standard">631499614795929225020721256594603297285157756882085472837738293484795666 </text:p>
      <text:p text:style-name="Standard">944305502745974610118790479938567928569294792138203329433501519459756404 </text:p>
      <text:p text:style-name="Standard">164108998150168996044258670546338629889604324314333379678354812911262934 </text:p>
      <text:p text:style-name="Standard">584061508732936864208392730118708935918087007332226648604671082131679750 </text:p>
      <text:p text:style-name="Standard">509595497578449495620684634767310513103044947716489026578148063839872078 </text:p>
      <text:p text:style-name="Standard">424811 6358933225458494226492425 8171668574862418 . </text:p>
      <text:p text:style-name="Standard"/>
      <text:p text:style-name="Standard">A needs this value to compute Z2, the Inr of szy modulo n. A sends Z2 to B: </text:p>
      <text:p text:style-name="Standard"/>
      <text:p text:style-name="Standard">^2 = </text:p>
      <text:p text:style-name="Standard"/>
      <text:p text:style-name="Standard">127475513685566725446890852720613095360327187603988651941231415853157578 </text:p>
      <text:p text:style-name="Standard">331456597153209494004736210977699578916999466032456677595127519634159990 </text:p>
      <text:p text:style-name="Standard">521540837957056538345106025673773524185786635004052033863289249942948679 </text:p>
      <text:p text:style-name="Standard">351840188229397744858421574833317348003660917673550353744822055165736111 </text:p>
      <text:p text:style-name="Standard">234512904116889272699406948842755115609086788122010131676983531175952081 </text:p>
      <text:p text:style-name="Standard">153644282751762038948324143832454354255524095948364303252903127278566455 </text:p>
      <text:p text:style-name="Standard">8678766548424116876239 1 821058930035 1425 14569910831 1 147796242254029159776 </text:p>
      <text:p text:style-name="Standard">570872196619284791816763597060378966996431439737466965332522784477229827 </text:p>
      <text:p text:style-name="Standard">90267877957407209494836944774782001306385230738 . </text:p>
      <text:p text:style-name="Standard"/>
      <text:p text:style-name="Standard">B receives the two values Zi and Z2, then checks that the Inr of their product is equal to </text:p>
      <text:p text:style-name="Standard">s. If you care to do the calculations, you will see this is true. </text:p>
      <text:p text:style-name="Standard"/>
      <text:p text:style-name="Standard"/>
      <text:p text:style-name="Standard">ZlZ2 = </text:p>
      <text:p text:style-name="Standard"/>
      <text:p text:style-name="Standard">246861721516894764252857411577867113106454940350062866347313323253750006 </text:p>
      <text:p text:style-name="Standard"/>
      <text:p text:style-name="Standard">309210441793579823771625445834016495579963542682581812777362375425095701 </text:p>
      <text:p text:style-name="Standard"/>
      <text:p text:style-name="Standard">318904290767164397489938749611564580089961691014202886617184187465096281 </text:p>
      <text:p text:style-name="Standard"/>
      <text:p text:style-name="Standard">631499614795929225020721256594603297285157756882085472837738293484795666 </text:p>
      <text:p text:style-name="Standard"/>
      <text:p text:style-name="Standard">944305502745974610118790479938567928569294792138203329433501519459756404 </text:p>
      <text:p text:style-name="Standard"/>
      <text:p text:style-name="Standard"/>
      <text:p text:style-name="Standard"/>
      <text:p text:style-name="Standard">344 </text:p>
      <text:p text:style-name="Standard"/>
      <text:p text:style-name="Standard"/>
      <text:p text:style-name="Standard">Chapter 16 </text:p>
      <text:p text:style-name="Standard"/>
      <text:p text:style-name="Standard"><text:soft-page-break/></text:p>
      <text:p text:style-name="Standard">Cryptographic Applications </text:p>
      <text:p text:style-name="Standard"/>
      <text:p text:style-name="Standard"/>
      <text:p text:style-name="Standard">164108998150168996044258670546338629889604324314333379678354812911262934 </text:p>
      <text:p text:style-name="Standard">584061508732936864208392730118708935918087007332226648604671082131679750 </text:p>
      <text:p text:style-name="Standard">5095954975784494956206846347673105 1 3 103044947716489026578148063839872078 </text:p>
      <text:p text:style-name="Standard">4248 1163589332254584942264924258171668574862418 </text:p>
      <text:p text:style-name="Standard"/>
      <text:p text:style-name="Standard">X </text:p>
      <text:p text:style-name="Standard"/>
      <text:p text:style-name="Standard">127475513685566725446890852720613095360327187603988651941231415853157578 </text:p>
      <text:p text:style-name="Standard"/>
      <text:p text:style-name="Standard">331456597153209494004736210977699578916999466032456677595127519634159990 </text:p>
      <text:p text:style-name="Standard"/>
      <text:p text:style-name="Standard">521540837957056538345106025673773524185786635004052033863289249942948679 </text:p>
      <text:p text:style-name="Standard"/>
      <text:p text:style-name="Standard">351840188229397744858421574833317348003660917673550353744822055165736111 </text:p>
      <text:p text:style-name="Standard"/>
      <text:p text:style-name="Standard">234512904116889272699406948842755115609086788122010131676983531175952081 </text:p>
      <text:p text:style-name="Standard"/>
      <text:p text:style-name="Standard">153644282751762038948324143832454354255524095948364303252903127278566455 </text:p>
      <text:p text:style-name="Standard"/>
      <text:p text:style-name="Standard">867876654842411687623918210589300351425145699108311147796242254029159776 </text:p>
      <text:p text:style-name="Standard"/>
      <text:p text:style-name="Standard">570872196619284791816763597060378966996431439737466965332522784477229827 </text:p>
      <text:p text:style-name="Standard"/>
      <text:p text:style-name="Standard">90267877957407209494836944774782001306385230738 </text:p>
      <text:p text:style-name="Standard"/>
      <text:p text:style-name="Standard"/>
      <text:p text:style-name="Standard">655888759462533346896099455125955297863619815052059946417712093279459636 </text:p>
      <text:p text:style-name="Standard">342631365262945091607400505266438654108015109512874780341338294558609172 </text:p>
      <text:p text:style-name="Standard">89602594 1 074322477348 13074447586090300953 1 0089609704 1 1 05461066228022450 1 </text:p>
      <text:p text:style-name="Standard">660338817707042363199903874446894924326459533810656402488896490602481754 </text:p>
      <text:p text:style-name="Standard">670208321628711511660442363295704362838936281451766918918230371219558149 </text:p>
      <text:p text:style-name="Standard">385417339919129898962756076179525208607677979542348282535347567620941558 </text:p>
      <text:p text:style-name="Standard">147949717798991715469439796914202792913405951608628308879284162599741791 </text:p>
      <text:p text:style-name="Standard">439709118592992294885567487226707477594154920388849028073235350461353895 </text:p>
      <text:p text:style-name="Standard">1357097063700167482750883742174106086454102797 </text:p>
      <text:p text:style-name="Standard"/>
      <text:p text:style-name="Standard">= s (mod n). </text:p>
      <text:p text:style-name="Standard"/>
      <text:p text:style-name="Standard">B then decides randomly whether to send a 0 or 1 back to A; suppose he sends the value </text:p>
      <text:p text:style-name="Standard">1. Based on this, A returns the least nonnegative residue modulo n to tr' where r' is an </text:p>
      <text:p text:style-name="Standard">inverse of r modulo n. First, A computes r': </text:p>
      <text:p text:style-name="Standard"/>
      <text:p text:style-name="Standard">r' = </text:p>
      <text:p text:style-name="Standard"/>
      <text:p text:style-name="Standard">764099968690517121353391255537826929750924022145231920293817937632484200 </text:p>
      <text:p text:style-name="Standard"/>
      <text:p text:style-name="Standard">823244999038441517299580887466057364940456674813820681845030102296572043 </text:p>
      <text:p text:style-name="Standard"/>
      <text:p text:style-name="Standard"><text:soft-page-break/>247418709740901233920492877082722195586964133943577932846049127187555913 </text:p>
      <text:p text:style-name="Standard"/>
      <text:p text:style-name="Standard">363875968625100568262434936406068829493394067017187494181655556329697789 </text:p>
      <text:p text:style-name="Standard"/>
      <text:p text:style-name="Standard">932580011860799983102455166834397186103513262877061007687879555815158196 </text:p>
      <text:p text:style-name="Standard"/>
      <text:p text:style-name="Standard">016324784295136230869266483953750781133922821173790858487694810620347648 </text:p>
      <text:p text:style-name="Standard"/>
      <text:p text:style-name="Standard">301792150686779513226606176017404800599220202167204333402307816537714588 </text:p>
      <text:p text:style-name="Standard"/>
      <text:p text:style-name="Standard">876092282949731916637465773977250127289684352419427943174791878195060338 </text:p>
      <text:p text:style-name="Standard"/>
      <text:p text:style-name="Standard">5903656057778952993572766763597517719600882926. </text:p>
      <text:p text:style-name="Standard"/>
      <text:p text:style-name="Standard">The value which A sends to B is therefore </text:p>
      <text:p text:style-name="Standard"/>
      <text:p text:style-name="Standard">tr' = </text:p>
      <text:p text:style-name="Standard"/>
      <text:p text:style-name="Standard">806863988054169024920301405295203174706259473118276369760225652423019997 </text:p>
      <text:p text:style-name="Standard"/>
      <text:p text:style-name="Standard">525913534708697658713793930280015474876469073032943300741644028317049787 </text:p>
      <text:p text:style-name="Standard"/>
      <text:p text:style-name="Standard">631296437500635771334741355725945454918382262962438730708821951004673206 </text:p>
      <text:p text:style-name="Standard"/>
      <text:p text:style-name="Standard"/>
      <text:p text:style-name="Standard"/>
      <text:p text:style-name="Standard">16.9 Zero Knowledge Identification 345 </text:p>
      <text:p text:style-name="Standard"/>
      <text:p text:style-name="Standard"/>
      <text:p text:style-name="Standard">322198267702768221957464447815659664803425920162579425858987136337152043 </text:p>
      <text:p text:style-name="Standard">957803039846247255965834154373962038550549430345349851187184745315084581 </text:p>
      <text:p text:style-name="Standard">188882729078285545220915858184790787483769803775031226136431317486562458 </text:p>
      <text:p text:style-name="Standard">35041 84820486 1 7 1 77445510205736750992758785 167201 86429103245494666 1656281 </text:p>
      <text:p text:style-name="Standard">680207992840332684 1 7907044440559956361 1 590222800 16561 644922604075591739 1 </text:p>
      <text:p text:style-name="Standard">1635634931359062322458271768089779844860822413 (mod n). </text:p>
      <text:p text:style-name="Standard"/>
      <text:p text:style-name="Standard">Finally, B squares this, and since he sent a 1, he checks that the Inr of {tr')^ is Z 2 - If you </text:p>
      <text:p text:style-name="Standard">do the computation, you will see that this is so: </text:p>
      <text:p text:style-name="Standard"/>
      <text:p text:style-name="Standard">(tr'f - </text:p>
      <text:p text:style-name="Standard"/>
      <text:p text:style-name="Standard">127475513685566725446890852720613095360327187603988651941231415853157578 </text:p>
      <text:p text:style-name="Standard">331456597153209494004736210977699578916999466032456677595127519634159990 </text:p>
      <text:p text:style-name="Standard">521540837957056538345106025673773524185786635004052033863289249942948679 </text:p>
      <text:p text:style-name="Standard">351840188229397744858421574833317348003660917673550353744822055165736111 </text:p>
      <text:p text:style-name="Standard">234512904116889272699406948842755115609086788122010131676983531175952081 </text:p>
      <text:p text:style-name="Standard">153644282751762038948324143832454354255524095948364303252903127278566455 </text:p>
      <text:p text:style-name="Standard">8678766548424116876239 1 821058930035 1425 1456991083 1 1 147796242254029159776 </text:p>
      <text:p text:style-name="Standard">570872196619284791816763597060378966996431439737466965332522784477229827 </text:p>
      <text:p text:style-name="Standard">90267877957407209494836944774782001306385230738 </text:p>
      <text:p text:style-name="Standard"/>
      <text:p text:style-name="Standard"/>
      <text:p text:style-name="Standard"><text:soft-page-break/>= Z 2 (mod n). </text:p>
      <text:p text:style-name="Standard"/>
      <text:p text:style-name="Standard">□ </text:p>
      <text:p text:style-name="Standard"/>
      <text:p text:style-name="Standard"/>
      <text:p text:style-name="Standard">Java Algorithm 1 have written a couple of Java programs to do this kind of exchange. </text:p>
      <text:p text:style-name="Standard">Here the respondent acts as a client, sending a request for approval from the challenger, </text:p>
      <text:p text:style-name="Standard">which acts as a server. The respondent connects to the challenger, sends the values for n and </text:p>
      <text:p text:style-name="Standard">s, then generates r, Zi, and Z 2 - It sends Zi and Z 2 to the challenger, then waits for the challenge, </text:p>
      <text:p text:style-name="Standard">a 0 or a 1 . It responds to the challenge, then waits for a response from the challenger, either </text:p>
      <text:p text:style-name="Standard">“Y” meaning approved, or “N” meaning not yet approved. If the respondent is not yet </text:p>
      <text:p text:style-name="Standard">approved, it generates new values for r, Zi, and Z 2 , and begins again. Here is the Respondent </text:p>
      <text:p text:style-name="Standard">class. </text:p>
      <text:p text:style-name="Standard"/>
      <text:p text:style-name="Standard">import j ava . math . * ; </text:p>
      <text:p text:style-name="Standard">import j ava . net . * ; </text:p>
      <text:p text:style-name="Standard">import j ava . io . * ; </text:p>
      <text:p text:style-name="Standard">import java. security ; </text:p>
      <text:p text:style-name="Standard">public class Respondent { </text:p>
      <text:p text:style-name="Standard"/>
      <text:p text:style-name="Standard">static But feredReader k=new But feredReader (new inputStreamReader (System. in)); </text:p>
      <text:p text:style-name="Standard"/>
      <text:p text:style-name="Standard"/>
      <text:p text:style-name="Standard">public static void main (String!] args) throws lOException { </text:p>
      <text:p text:style-name="Standard"/>
      <text:p text:style-name="Standard"/>
      <text:p text:style-name="Standard">//Define some handy values </text:p>
      <text:p text:style-name="Standard">Biginteger zero=BigInteger . valueOf ( 0 ) ; </text:p>
      <text:p text:style-name="Standard">Biginteger one=BigInteger . valueOf ( 1 ) ; </text:p>
      <text:p text:style-name="Standard">Biginteger two=BigInteger .valueOf (2 ) ; </text:p>
      <text:p text:style-name="Standard">Biginteger three=BigInteger .valueOf (3 ) ; </text:p>
      <text:p text:style-name="Standard">Biginteger four=BigInteger .valueOf ( 4 ) ; </text:p>
      <text:p text:style-name="Standard"/>
      <text:p text:style-name="Standard"/>
      <text:p text:style-name="Standard">346 Chapter 16 Cryptographic Applications </text:p>
      <text:p text:style-name="Standard"/>
      <text:p text:style-name="Standard"/>
      <text:p text:style-name="Standard">//Generate two strong primes congruent to 3 mod 4 </text:p>
      <text:p text:style-name="Standard">SecureRandom sr=new SecureRandom ( ) ; </text:p>
      <text:p text:style-name="Standard"/>
      <text:p text:style-name="Standard">PrimeGenerator pg=new PrimeGenerator { 513 , 10 , sr ) ; </text:p>
      <text:p text:style-name="Standard"/>
      <text:p text:style-name="Standard">Biginteger p=null , q=null ; </text:p>
      <text:p text:style-name="Standard">do { </text:p>
      <text:p text:style-name="Standard"/>
      <text:p text:style-name="Standard">p=pg . getStrongPrime ( ) ; </text:p>
      <text:p text:style-name="Standard"/>
      <text:p text:style-name="Standard">} while ( !p. mod (four) .equals (three) ) ; </text:p>
      <text:p text:style-name="Standard">do { </text:p>
      <text:p text:style-name="Standard"/>
      <text:p text:style-name="Standard">q=pg . getStrongPrime ( ) ; </text:p>
      <text:p text:style-name="Standard"/>
      <text:p text:style-name="Standard"><text:soft-page-break/>} while ( !q.mod(four) .equals (three) ) ; </text:p>
      <text:p text:style-name="Standard"/>
      <text:p text:style-name="Standard">//Form the modulus as the product of these primes </text:p>
      <text:p text:style-name="Standard">Biginteger modulus=p .multiply (q) ; </text:p>
      <text:p text:style-name="Standard"/>
      <text:p text:style-name="Standard">//Choose a random value t and square it modulo the modulus to form s </text:p>
      <text:p text:style-name="Standard">Biginteger t=new Biginteger (modulus .bitLength () -I , sr) ; </text:p>
      <text:p text:style-name="Standard"/>
      <text:p text:style-name="Standard">//s is your identifying number </text:p>
      <text:p text:style-name="Standard">Biginteger s=t .modPow(two, modulus) ; </text:p>
      <text:p text:style-name="Standard"/>
      <text:p text:style-name="Standard">//The values of s and the modulus should be made publicly available </text:p>
      <text:p text:style-name="Standard">//with a Trusted Third Party (TTP) </text:p>
      <text:p text:style-name="Standard"/>
      <text:p text:style-name="Standard">System. out .println { "Enter host name or IP address of challenger:"); </text:p>
      <text:p text:style-name="Standard"/>
      <text:p text:style-name="Standard">String host=k. readLine ( ) ; </text:p>
      <text:p text:style-name="Standard"/>
      <text:p text:style-name="Standard">Socket socket=new Socket (host, 12345) ; </text:p>
      <text:p text:style-name="Standard"/>
      <text:p text:style-name="Standard">PrintStream out=new PrintStream ( socket . getOutputStream ()) ; </text:p>
      <text:p text:style-name="Standard"/>
      <text:p text:style-name="Standard">Buf feredReader in=new Buf feredReader (new </text:p>
      <text:p text:style-name="Standard"/>
      <text:p text:style-name="Standard">inputStreamReader (socket . getlnputStream( ) ) ) ; </text:p>
      <text:p text:style-name="Standard"/>
      <text:p text:style-name="Standard">//Send the values for the modulus, and s, to the challenger-we do not send t </text:p>
      <text:p text:style-name="Standard">//of course </text:p>
      <text:p text:style-name="Standard"/>
      <text:p text:style-name="Standard">out .println (modulus . toString ( ) ) ; </text:p>
      <text:p text:style-name="Standard">out .println (s . toString ( ) ) ; </text:p>
      <text:p text:style-name="Standard"/>
      <text:p text:style-name="Standard">String approved="N" ; </text:p>
      <text:p text:style-name="Standard"/>
      <text:p text:style-name="Standard">//The challenges begin </text:p>
      <text:p text:style-name="Standard">do { </text:p>
      <text:p text:style-name="Standard"/>
      <text:p text:style-name="Standard">System. out .println ( "You have yet to be approved."); </text:p>
      <text:p text:style-name="Standard"/>
      <text:p text:style-name="Standard">//Generate the random value r </text:p>
      <text:p text:style-name="Standard"/>
      <text:p text:style-name="Standard">Biginteger r=new Biginteger (modulus .bitLength () -1 , sr) ; </text:p>
      <text:p text:style-name="Standard"/>
      <text:p text:style-name="Standard">//Gompute zl and z2 </text:p>
      <text:p text:style-name="Standard"/>
      <text:p text:style-name="Standard">Biginteger zl=r .modPow (two, modulus ) ; </text:p>
      <text:p text:style-name="Standard"/>
      <text:p text:style-name="Standard">Biginteger z2=s .multiply { zl .modinverse (modulus ) ) .mod (modulus ) ; </text:p>
      <text:p text:style-name="Standard"/>
      <text:p text:style-name="Standard">//Send zl and z2 to the challenger </text:p>
      <text:p text:style-name="Standard">out.println(zl.toString() ) ; </text:p>
      <text:p text:style-name="Standard">out .println (z2 . toString ( ) ) ; </text:p>
      <text:p text:style-name="Standard"><text:soft-page-break/></text:p>
      <text:p text:style-name="Standard"/>
      <text:p text:style-name="Standard"/>
      <text:p text:style-name="Standard">16.9 Zero Knowledge Identification 347 </text:p>
      <text:p text:style-name="Standard"/>
      <text:p text:style-name="Standard"/>
      <text:p text:style-name="Standard">//Challenger will send back a 0 or a 1 </text:p>
      <text:p text:style-name="Standard"/>
      <text:p text:style-name="Standard">int challenge=Integer .parseint ( in. readLlne ( ) ) ; </text:p>
      <text:p text:style-name="Standard"/>
      <text:p text:style-name="Standard">//If a 0 was sent, return r to the challenger </text:p>
      <text:p text:style-name="Standard">if (challenge==0) out.println(r.toString() ) ; </text:p>
      <text:p text:style-name="Standard"/>
      <text:p text:style-name="Standard">//Otherwise, send tr' modulo the modulus to the challenger </text:p>
      <text:p text:style-name="Standard">else </text:p>
      <text:p text:style-name="Standard"/>
      <text:p text:style-name="Standard">out .println (t .multiply (r .modinverse (modulus) ) .mod (modulus ) .toStringO ) ; </text:p>
      <text:p text:style-name="Standard"/>
      <text:p text:style-name="Standard">//Challenger will now either send "Y" (approved) or "N" (not approved) </text:p>
      <text:p text:style-name="Standard">approved=in . readLlne ( ) . toUpperCase ( ) ; </text:p>
      <text:p text:style-name="Standard"/>
      <text:p text:style-name="Standard">} while ( ! approved. equals ( "Y" ) ) ; </text:p>
      <text:p text:style-name="Standard"/>
      <text:p text:style-name="Standard">//If we get here, we succeeded </text:p>
      <text:p text:style-name="Standard"/>
      <text:p text:style-name="Standard">System. out .println ( "Your claim of identity has been accepted."); </text:p>
      <text:p text:style-name="Standard">k . readLlne (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/>
      <text:p text:style-name="Standard">The Challenger class is a server which loops forever simply listening for connections on </text:p>
      <text:p text:style-name="Standard">port 12345. (I didn’t choose this port for any particular reason.) It establishes a socket with </text:p>
      <text:p text:style-name="Standard">a respondent using the accept() method. So that the challenger can deal with multiple respon- </text:p>
      <text:p text:style-name="Standard">dents at once, it is threaded. It will produce a new Challenger object (a subclass of Thread) </text:p>
      <text:p text:style-name="Standard">for each new connection. If any response from a respondent does not check, the challenger </text:p>
      <text:p text:style-name="Standard">closes the connection immediately. </text:p>
      <text:p text:style-name="Standard"/>
      <text:p text:style-name="Standard">import j ava . math . * ; </text:p>
      <text:p text:style-name="Standard">import 3 ava . net . * ; </text:p>
      <text:p text:style-name="Standard">import java.io.*; </text:p>
      <text:p text:style-name="Standard">import java. security ; </text:p>
      <text:p text:style-name="Standard"/>
      <text:p text:style-name="Standard">public class Challenger extends Thread { </text:p>
      <text:p text:style-name="Standard"/>
      <text:p text:style-name="Standard">static Buf feredReader k=new Buf feredReader (new inputStreamReader (System. in) ) ; </text:p>
      <text:p text:style-name="Standard"/>
      <text:p text:style-name="Standard">//socket is the connection between challenger and respondent </text:p>
      <text:p text:style-name="Standard">Socket socket=null ; </text:p>
      <text:p text:style-name="Standard"/>
      <text:p text:style-name="Standard"><text:soft-page-break/>//trials is the number of challenges the respondent must satisfy </text:p>
      <text:p text:style-name="Standard">static int trials=0; </text:p>
      <text:p text:style-name="Standard">static SecureRandom r=null; </text:p>
      <text:p text:style-name="Standard"/>
      <text:p text:style-name="Standard">//The constructor only sets the socket field </text:p>
      <text:p text:style-name="Standard">public Challenger (Socket s) { </text:p>
      <text:p text:style-name="Standard">socket =s; </text:p>
      <text:p text:style-name="Standard"/>
      <text:p text:style-name="Standard">} </text:p>
      <text:p text:style-name="Standard"/>
      <text:p text:style-name="Standard"/>
      <text:p text:style-name="Standard">public static void main (String [ ] args) throws lOException { </text:p>
      <text:p text:style-name="Standard"/>
      <text:p text:style-name="Standard"/>
      <text:p text:style-name="Standard"/>
      <text:p text:style-name="Standard">348 </text:p>
      <text:p text:style-name="Standard"/>
      <text:p text:style-name="Standard"/>
      <text:p text:style-name="Standard">Chapter 16 Cryptographic Applications </text:p>
      <text:p text:style-name="Standard"/>
      <text:p text:style-name="Standard"/>
      <text:p text:style-name="Standard">System. out .println </text:p>
      <text:p text:style-name="Standard"/>
      <text:p text:style-name="Standard">("Enter the number of challenges to issue per respondent:"); </text:p>
      <text:p text:style-name="Standard">trials=Integer .parseint (k. readhine { ) ) ; </text:p>
      <text:p text:style-name="Standard">r=new SecureRandom ( ) ; </text:p>
      <text:p text:style-name="Standard"/>
      <text:p text:style-name="Standard">//Bind the challenger to port 12345 </text:p>
      <text:p text:style-name="Standard">ServerSocket ss=new ServerSocket ( 12345 ) ; </text:p>
      <text:p text:style-name="Standard"/>
      <text:p text:style-name="Standard">//Loop forever </text:p>
      <text:p text:style-name="Standard">while (true) { </text:p>
      <text:p text:style-name="Standard"/>
      <text:p text:style-name="Standard">//Create a new thread for every incoming connection </text:p>
      <text:p text:style-name="Standard">//this allows challenger to handle multiple respondents </text:p>
      <text:p text:style-name="Standard">Challenger c=new Challenger ( ss . accept ()) ; </text:p>
      <text:p text:style-name="Standard">c . start ( 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public void run() { </text:p>
      <text:p text:style-name="Standard">try { </text:p>
      <text:p text:style-name="Standard"/>
      <text:p text:style-name="Standard">System. out .println ( "Request received from " </text:p>
      <text:p text:style-name="Standard">esocket . getInetAddress ( ) . toString ( ) ) ; </text:p>
      <text:p text:style-name="Standard"/>
      <text:p text:style-name="Standard">//Create the 10 streams </text:p>
      <text:p text:style-name="Standard"/>
      <text:p text:style-name="Standard">PrintStream out=new PrintStream { socket . getOutputStream {)) ; </text:p>
      <text:p text:style-name="Standard"/>
      <text:p text:style-name="Standard"><text:soft-page-break/>Buf feredReader in=new Buf feredReader </text:p>
      <text:p text:style-name="Standard"/>
      <text:p text:style-name="Standard">(new inputStreamReader (socket . getlnputStream( ) ) ) ; </text:p>
      <text:p text:style-name="Standard"/>
      <text:p text:style-name="Standard">//Read in modulus and s key values </text:p>
      <text:p text:style-name="Standard"/>
      <text:p text:style-name="Standard">//These should be checked against a database with a TTP </text:p>
      <text:p text:style-name="Standard">Biginteger modulus=new Biginteger ( in. readLine ( ) ) ; </text:p>
      <text:p text:style-name="Standard"/>
      <text:p text:style-name="Standard">Biginteger s=new Biginteger (in. readLine ()) ; </text:p>
      <text:p text:style-name="Standard"/>
      <text:p text:style-name="Standard">Biginteger)] z=new Biginteger [2 ] ; </text:p>
      <text:p text:style-name="Standard"/>
      <text:p text:style-name="Standard">//Begin challenging the respondent </text:p>
      <text:p text:style-name="Standard">for (int i=0 ; i&lt;trials ; i++ ) { </text:p>
      <text:p text:style-name="Standard"/>
      <text:p text:style-name="Standard">//Read in zl and z2; here labeled zO and zl for convenience </text:p>
      <text:p text:style-name="Standard">z [ 0 ] =new Biginteger { in . readLine ( ) ) ; </text:p>
      <text:p text:style-name="Standard">z [ 1 ] =new Biginteger ( in . readLine ( ) ) ; </text:p>
      <text:p text:style-name="Standard"/>
      <text:p text:style-name="Standard">//Check that their product = s </text:p>
      <text:p text:style-name="Standard"/>
      <text:p text:style-name="Standard">if {! z [0] .multiply (z [1] ) .mod{modulus) . equals (s) ) { </text:p>
      <text:p text:style-name="Standard"/>
      <text:p text:style-name="Standard">System. out .println { "Product not congruent to s-closing connection") </text:p>
      <text:p text:style-name="Standard">break; </text:p>
      <text:p text:style-name="Standard"/>
      <text:p text:style-name="Standard">} </text:p>
      <text:p text:style-name="Standard"/>
      <text:p text:style-name="Standard">//Issue the challenge-a random 0 or 1 </text:p>
      <text:p text:style-name="Standard">int challenge=Math.abs (r .nextint ( ) ) %2 ; </text:p>
      <text:p text:style-name="Standard">out .println (challenge) ; </text:p>
      <text:p text:style-name="Standard"/>
      <text:p text:style-name="Standard">//Get the response </text:p>
      <text:p text:style-name="Standard"/>
      <text:p text:style-name="Standard">Biginteger response=new Biginteger ( in. readLine {)) ; </text:p>
      <text:p text:style-name="Standard"/>
      <text:p text:style-name="Standard"/>
      <text:p text:style-name="Standard"/>
      <text:p text:style-name="Standard">16.9 Zero Knowledge Identification 349 </text:p>
      <text:p text:style-name="Standard"/>
      <text:p text:style-name="Standard"/>
      <text:p text:style-name="Standard">//Check the response, based on the value of challenge </text:p>
      <text:p text:style-name="Standard"/>
      <text:p text:style-name="Standard">if ( !response.modPow{BigIntegerMath. TWO, modulus) .equals (z [challenge] ) ) </text:p>
      <text:p text:style-name="Standard">{ </text:p>
      <text:p text:style-name="Standard"/>
      <text:p text:style-name="Standard">System. out. println("Response does not check-closing connection"); </text:p>
      <text:p text:style-name="Standard">break ; </text:p>
      <text:p text:style-name="Standard"/>
      <text:p text:style-name="Standard">} </text:p>
      <text:p text:style-name="Standard"/>
      <text:p text:style-name="Standard"><text:soft-page-break/>if (i&lt;trials-l) out .println ( "N" ) ; </text:p>
      <text:p text:style-name="Standard">else { </text:p>
      <text:p text:style-name="Standard"/>
      <text:p text:style-name="Standard">out .println ( "Y" ) ; </text:p>
      <text:p text:style-name="Standard"/>
      <text:p text:style-name="Standard">System. out. println("Respondent approved.") ; </text:p>
      <text:p text:style-name="Standard"/>
      <text:p text:style-name="Standard">} </text:p>
      <text:p text:style-name="Standard"/>
      <text:p text:style-name="Standard">} </text:p>
      <text:p text:style-name="Standard"/>
      <text:p text:style-name="Standard">//Close the connection with this respondent </text:p>
      <text:p text:style-name="Standard">socket . close ( ) ; </text:p>
      <text:p text:style-name="Standard"/>
      <text:p text:style-name="Standard">} catch (lOException ioe) { </text:p>
      <text:p text:style-name="Standard"/>
      <text:p text:style-name="Standard">System.out.println(ioe.toString() ) ; </text:p>
      <text:p text:style-name="Standard"/>
      <text:p text:style-name="Standard"/>
      <text:p text:style-name="Standard">Here is a test run of Respondent and Challenger running on two different computers. </text:p>
      <text:p text:style-name="Standard"/>
      <text:p text:style-name="Standard"/>
      <text:p text:style-name="Standard">Respondent: </text:p>
      <text:p text:style-name="Standard"/>
      <text:p text:style-name="Standard">Enter host name or IP address of challenger: </text:p>
      <text:p text:style-name="Standard"/>
      <text:p text:style-name="Standard">'k-k'k'k'k-k'k'k'k'k </text:p>
      <text:p text:style-name="Standard"/>
      <text:p text:style-name="Standard">You have yet to be approved. </text:p>
      <text:p text:style-name="Standard"/>
      <text:p text:style-name="Standard">You have yet to be approved. </text:p>
      <text:p text:style-name="Standard"/>
      <text:p text:style-name="Standard">You have yet to be approved. </text:p>
      <text:p text:style-name="Standard"/>
      <text:p text:style-name="Standard">You have yet to be approved. </text:p>
      <text:p text:style-name="Standard"/>
      <text:p text:style-name="Standard">You have yet to be approved. </text:p>
      <text:p text:style-name="Standard"/>
      <text:p text:style-name="Standard">Your claim of identity has been accepted. </text:p>
      <text:p text:style-name="Standard"/>
      <text:p text:style-name="Standard"/>
      <text:p text:style-name="Standard">Challenger: </text:p>
      <text:p text:style-name="Standard"/>
      <text:p text:style-name="Standard">Enter the number of challenges to issue per respondent: </text:p>
      <text:p text:style-name="Standard"/>
      <text:p text:style-name="Standard">5 </text:p>
      <text:p text:style-name="Standard"/>
      <text:p text:style-name="Standard">Request received from **********/********** </text:p>
      <text:p text:style-name="Standard"/>
      <text:p text:style-name="Standard">Respondent approved. </text:p>
      <text:p text:style-name="Standard"/>
      <text:p text:style-name="Standard">Note that I have crossed out the names/IP addresses of the machines running these pro- </text:p>
      <text:p text:style-name="Standard"><text:soft-page-break/>grams. </text:p>
      <text:p text:style-name="Standard"/>
      <text:p text:style-name="Standard"/>
      <text:p text:style-name="Standard"/>
      <text:p text:style-name="Standard">350 </text:p>
      <text:p text:style-name="Standard"/>
      <text:p text:style-name="Standard"/>
      <text:p text:style-name="Standard">Chapter 16 Cryptographic Applications </text:p>
      <text:p text:style-name="Standard"/>
      <text:p text:style-name="Standard"/>
      <text:p text:style-name="Standard">I should mention that the Respondent and Challenger programs fail to do something </text:p>
      <text:p text:style-name="Standard">important. First, the respondent would not generate new values of n and s for each exchange. </text:p>
      <text:p text:style-name="Standard">These values should already exist and be published with a TTR Secondly, the challenger </text:p>
      <text:p text:style-name="Standard">should check received values for n and s against values in a database maintained by the </text:p>
      <text:p text:style-name="Standard">TTR This way, the respondent can be verified as having a certain set of keys, and that an </text:p>
      <text:p text:style-name="Standard">impersonator would have a very tough time “pretending” to be that person without knowl- </text:p>
      <text:p text:style-name="Standard">edge of their private information. (In this case, this means being able to compute a square </text:p>
      <text:p text:style-name="Standard">root of j modulo n without knowing the prime factors of n.) </text:p>
      <text:p text:style-name="Standard"/>
      <text:p text:style-name="Standard"/>
      <text:p text:style-name="Standard">EXERCISES </text:p>
      <text:p text:style-name="Standard"/>
      <text:p text:style-name="Standard"/>
      <text:p text:style-name="Standard">1. Here, a set of shadows and their corresponding moduli are given, plus values for the </text:p>
      <text:p text:style-name="Standard">reconstructing prime p and the random multiplier u. Use all the shadows given to recon- </text:p>
      <text:p text:style-name="Standard">struct the master key, which will be immediately recognizable. </text:p>
      <text:p text:style-name="Standard"/>
      <text:p text:style-name="Standard">Shadows Moduli </text:p>
      <text:p text:style-name="Standard"/>
      <text:p text:style-name="Standard"/>
      <text:p text:style-name="Standard">1835256971 2142418429 </text:p>
      <text:p text:style-name="Standard">298859542 1247760289 </text:p>
      <text:p text:style-name="Standard">611228613 2061443389 </text:p>
      <text:p text:style-name="Standard">1052969410 1817116199 </text:p>
      <text:p text:style-name="Standard">1343567939 1614361069 </text:p>
      <text:p text:style-name="Standard">1045659651 1250119291 </text:p>
      <text:p text:style-name="Standard">1399180591 1478137559 </text:p>
      <text:p text:style-name="Standard">1725515793 2084068787 </text:p>
      <text:p text:style-name="Standard"/>
      <text:p text:style-name="Standard">The random multiplier is: 724799153237188128058363304731475 </text:p>
      <text:p text:style-name="Standard">The reconstructing prime is: 764018977 </text:p>
      <text:p text:style-name="Standard"/>
      <text:p text:style-name="Standard"/>
      <text:p text:style-name="Standard">2. Modify the ShadowBuilder constructor so that the user can specify the minimum num- </text:p>
      <text:p text:style-name="Standard">ber of shadows required for construction (as opposed to just over half, as I have writ- </text:p>
      <text:p text:style-name="Standard">ten it), and to compute the values for u and p accordingly. </text:p>
      <text:p text:style-name="Standard"/>
      <text:p text:style-name="Standard">3. Design a Java class to produce random bitstreams according to the Micali-Schnorr </text:p>
      <text:p text:style-name="Standard">method. </text:p>
      <text:p text:style-name="Standard"/>
      <text:p text:style-name="Standard"/>
      <text:p text:style-name="Standard">4. Write a RabinEncipherSigned() and RabinDecipherSigned() method for the Ciphers </text:p>
      <text:p text:style-name="Standard"><text:soft-page-break/>class to perform encryption and decryption of signed messages. </text:p>
      <text:p text:style-name="Standard"/>
      <text:p text:style-name="Standard">5. Write methods in the Ciphers class to send and receive signed messages with ElGamal. </text:p>
      <text:p text:style-name="Standard"/>
      <text:p text:style-name="Standard">6. When two parties, B (the challenger) and A (the respondent) are using zero knowledge </text:p>
      <text:p text:style-name="Standard">identification as described in the text, A must be sure never to repeat a random value </text:p>
      <text:p text:style-name="Standard">for r. Why? </text:p>
      <text:p text:style-name="Standard"/>
      <text:p text:style-name="Standard">7. Consider how you could modify the IntCRT class to handle negative integers, sub- </text:p>
      <text:p text:style-name="Standard">traction, and division, then do this modification. </text:p>
      <text:p text:style-name="Standard"/>
      <text:p text:style-name="Standard">8. Modify the CSRRBG class (or write your own) to generate random bitstreams using the </text:p>
      <text:p text:style-name="Standard">Micali-Schnorr method. </text:p>
      <text:p text:style-name="Standard"/>
      <text:p text:style-name="Standard"/>
      <text:p text:style-name="Standard">APPENDIX I </text:p>
      <text:p text:style-name="Standard"/>
      <text:p text:style-name="Standard"/>
      <text:p text:style-name="Standard">List of Propositions </text:p>
      <text:p text:style-name="Standard"/>
      <text:p text:style-name="Standard"/>
      <text:p text:style-name="Standard">Proposition 1 . If y, and z are integers with x\y and y\z, then x\z. </text:p>
      <text:p text:style-name="Standard"/>
      <text:p text:style-name="Standard">Proposition 2. If c, x, y, m, and n are integers such that c\x and c\y, then c\{mx + ny). </text:p>
      <text:p text:style-name="Standard"/>
      <text:p text:style-name="Standard">Proposition 3. (The Division Algorithm.) If and b are integers such that b &gt; </text:p>
      <text:p text:style-name="Standard">0, then 3 unique integers q and r such that Q&lt; r&lt;b and y = bq + r. This q is called the quo- </text:p>
      <text:p text:style-name="Standard">tient, r the remainder, b the divisor, and the dividend. </text:p>
      <text:p text:style-name="Standard"/>
      <text:p text:style-name="Standard">Proposition 4. Every positive integer greater than 1 has a prime divisor. </text:p>
      <text:p text:style-name="Standard"/>
      <text:p text:style-name="Standard">Proposition 5. There are infinitely many primes. </text:p>
      <text:p text:style-name="Standard"/>
      <text:p text:style-name="Standard">Proposition 6 . If n is composite, then n has a prime factor not exceeding the square root </text:p>
      <text:p text:style-name="Standard">of n. </text:p>
      <text:p text:style-name="Standard"/>
      <text:p text:style-name="Standard">Proposition 7. Let x, y, and z be integers with (x, y) = d. Then </text:p>
      <text:p text:style-name="Standard"/>
      <text:p text:style-name="Standard">a. {xld, yid) = 1 </text:p>
      <text:p text:style-name="Standard"/>
      <text:p text:style-name="Standard">b. (x + cy, y) = (x, y). </text:p>
      <text:p text:style-name="Standard"/>
      <text:p text:style-name="Standard">Proposition 8 . The gcd of integers x and y, not both zero, is the least positive integer </text:p>
      <text:p text:style-name="Standard">that is a linear combination of x and y. </text:p>
      <text:p text:style-name="Standard"/>
      <text:p text:style-name="Standard">Proposition 9. (aj, a 2 , 03 , ... , a„) = ((oi, 02 ), a^, . ■ ■ , a„). </text:p>
      <text:p text:style-name="Standard"/>
      <text:p text:style-name="Standard">Proposition 10. If c and d are integers and c = dq + r where q and r are integers, then </text:p>
      <text:p text:style-name="Standard">(c, d) = (d, r). </text:p>
      <text:p text:style-name="Standard"/>
      <text:p text:style-name="Standard"/>
      <text:p text:style-name="Standard">351 </text:p>
      <text:p text:style-name="Standard"><text:soft-page-break/></text:p>
      <text:p text:style-name="Standard"/>
      <text:p text:style-name="Standard"/>
      <text:p text:style-name="Standard">352 Appendix I </text:p>
      <text:p text:style-name="Standard"/>
      <text:p text:style-name="Standard"/>
      <text:p text:style-name="Standard">Proposition 1 1 . (The Euclidean Algorithm.) Let ro = c and r^ = bhQ integers </text:p>
      <text:p text:style-name="Standard">such that c &gt; &gt; 0 . If the division algorithm is successively applied to obtain Vj = r,+ii?,+ i </text:p>
      <text:p text:style-name="Standard"/>
      <text:p text:style-name="Standard">+ rj+2 with 0 &lt; rj+2 &lt; /}•+! for j = 0, 1, 2, . . . , n — 2 and r„+i = 0, then (c, b) = r„. </text:p>
      <text:p text:style-name="Standard"/>
      <text:p text:style-name="Standard">Proposition 1 2 . Let x and y be positive integers. Then </text:p>
      <text:p text:style-name="Standard"/>
      <text:p text:style-name="Standard">(x, y) = s^ + </text:p>
      <text:p text:style-name="Standard"/>
      <text:p text:style-name="Standard">where the s„ and t„ are defined recursively as </text:p>
      <text:p text:style-name="Standard"/>
      <text:p text:style-name="Standard">■S/ = ■S7-2 - for; = 2 ,...,n </text:p>
      <text:p text:style-name="Standard"/>
      <text:p text:style-name="Standard">So= 1 </text:p>
      <text:p text:style-name="Standard">= 0 </text:p>
      <text:p text:style-name="Standard"/>
      <text:p text:style-name="Standard">tj = tj-2 - qj-itj-i = 2, . . . , « </text:p>
      <text:p text:style-name="Standard">to = 0 </text:p>
      <text:p text:style-name="Standard"/>
      <text:p text:style-name="Standard">L = 1 </text:p>
      <text:p text:style-name="Standard"/>
      <text:p text:style-name="Standard">and the qj and r, are as in the Euclidean algorithm. </text:p>
      <text:p text:style-name="Standard"/>
      <text:p text:style-name="Standard">Proposition 1 3 . If a, b, and c are positive integers with a and b relatively prime, and </text:p>
      <text:p text:style-name="Standard">such that a\bc, then a\c. </text:p>
      <text:p text:style-name="Standard"/>
      <text:p text:style-name="Standard">Proposition 14 . Suppose Ui, 02, ■■■, a„ are positive integers, and p is a prime which </text:p>
      <text:p text:style-name="Standard">divides aia2 . . . a„. Then there is an integer i such that 1 &lt; i &lt; n and pla,. </text:p>
      <text:p text:style-name="Standard"/>
      <text:p text:style-name="Standard">Proposition 15 . (The Fundamental Theorem of Arithmetic.) Every posi- </text:p>
      <text:p text:style-name="Standard">tive integer n greater than 1 can be written in the form n=piP2 . . . where each p, is prime, </text:p>
      <text:p text:style-name="Standard">i = 1 , 2 , . . . , n. Furthermore, this representation is unique. </text:p>
      <text:p text:style-name="Standard"/>
      <text:p text:style-name="Standard">Proposition 1 6 . Let a and b be integers with d = (a, b). If d\c, the integer solutions x </text:p>
      <text:p text:style-name="Standard">and y of the equation ax + by = c are x = Xo + bnid, y = yo — anid, where x = Xo,y = yoisa </text:p>
      <text:p text:style-name="Standard">particular solution. If -f c, the equation has no integer solutions. </text:p>
      <text:p text:style-name="Standard"/>
      <text:p text:style-name="Standard">Proposition 1 7 . Integers a and b are congruent modulo m iff 3 an integer k such that </text:p>
      <text:p text:style-name="Standard">a = b + km. </text:p>
      <text:p text:style-name="Standard"/>
      <text:p text:style-name="Standard">Proposition 1 8 . Let a, b and c be integers, and let m be a positive integer. Then </text:p>
      <text:p text:style-name="Standard"/>
      <text:p text:style-name="Standard">a. a = a (mod m) </text:p>
      <text:p text:style-name="Standard"/>
      <text:p text:style-name="Standard">b. a = b (mod m) implies b = a (mod m) </text:p>
      <text:p text:style-name="Standard"/>
      <text:p text:style-name="Standard"><text:soft-page-break/>c. a = b (mod m) and b = c (mod m) implies a = c (mod m). </text:p>
      <text:p text:style-name="Standard"/>
      <text:p text:style-name="Standard">Proposition 1 9 . Let a, b, and c be integers, and let m be a positive integer. Suppose </text:p>
      <text:p text:style-name="Standard">a = b (mod m). Then </text:p>
      <text:p text:style-name="Standard"/>
      <text:p text:style-name="Standard"/>
      <text:p text:style-name="Standard"/>
      <text:p text:style-name="Standard">List of Propositions 353 </text:p>
      <text:p text:style-name="Standard"/>
      <text:p text:style-name="Standard"/>
      <text:p text:style-name="Standard">a. a + c = b + c (mod m) </text:p>
      <text:p text:style-name="Standard"/>
      <text:p text:style-name="Standard">b. a — c = b — c (mod m) </text:p>
      <text:p text:style-name="Standard"/>
      <text:p text:style-name="Standard">c. ac = be (mod m). </text:p>
      <text:p text:style-name="Standard"/>
      <text:p text:style-name="Standard">Proposition 20. Let a, b, and c be integers, and let m be a positive integer. Suppose </text:p>
      <text:p text:style-name="Standard">a = b (mod m), and c = d (mod m). Then </text:p>
      <text:p text:style-name="Standard"/>
      <text:p text:style-name="Standard">a. a + c = b + d (mod m) </text:p>
      <text:p text:style-name="Standard"/>
      <text:p text:style-name="Standard">b. a — c = b — d (mod m) </text:p>
      <text:p text:style-name="Standard"/>
      <text:p text:style-name="Standard">c. ac = bd (mod m). </text:p>
      <text:p text:style-name="Standard"/>
      <text:p text:style-name="Standard">Proposition 21 . Let a, b, and c be integers, and m a positive integer. Let d = (c, m), </text:p>
      <text:p text:style-name="Standard">and suppose ac = be (mod m). Then a = b (mod m/d). </text:p>
      <text:p text:style-name="Standard"/>
      <text:p text:style-name="Standard">Proposition 22. Suppose ax= b (mod m), where a, b, and m are all positive integers. </text:p>
      <text:p text:style-name="Standard">Let d = (a, m). If d b, the congruence has no solution for x. If d\b, then there are exactly </text:p>
      <text:p text:style-name="Standard">d incongruent solutions modulo m, given hy x = Xq + tm/d, where Xq is a particular solution </text:p>
      <text:p text:style-name="Standard">to the linear diophantine equation ax + my = b, and t = 0 , 1 , . . . , d — 1. </text:p>
      <text:p text:style-name="Standard"/>
      <text:p text:style-name="Standard">Proposition 23. When matrices are used to represent a system of linear congruences, </text:p>
      <text:p text:style-name="Standard">the three elementary row operations for matrices do not affect the solution(s) of the corre- </text:p>
      <text:p text:style-name="Standard">sponding system of congruences modulo n. </text:p>
      <text:p text:style-name="Standard"/>
      <text:p text:style-name="Standard">Proposition 24. Suppose two n X k matrices A and B are such that A = B (mod m). </text:p>
      <text:p text:style-name="Standard">Then AC = BC (mod m) for any kX p matrix C, and DA = DB (mod m) for any qX n matrix </text:p>
      <text:p text:style-name="Standard">D. </text:p>
      <text:p text:style-name="Standard"/>
      <text:p text:style-name="Standard">Proposition 25. Suppose integers ai, 02, . . . , a„ are pairwise relatively prime. Then </text:p>
      <text:p text:style-name="Standard">{aia2 ■ ■ ■ a„)\c if and only if aje, 02!^, • . . , a„\c. </text:p>
      <text:p text:style-name="Standard"/>
      <text:p text:style-name="Standard"/>
      <text:p text:style-name="Standard">Proposition 26. Let a = b (mod mi), a = b (mod m2 ), . . . ,a = b (mod mj where aj, </text:p>
      <text:p text:style-name="Standard">a2, ■ ■ ■ ,a„ are pairwise relatively prime. Then we have a = b (mod mim2 . . . m„). </text:p>
      <text:p text:style-name="Standard"/>
      <text:p text:style-name="Standard">Proposition 27. (The Chinese Remainder Theorem.) Suppose m^, m2, . . . ,m„ </text:p>
      <text:p text:style-name="Standard"/>
      <text:p text:style-name="Standard">are pairwise relatively prime. Then the system of congruences </text:p>
      <text:p text:style-name="Standard"/>
      <text:p text:style-name="Standard"><text:soft-page-break/>X = ai (mod mj) </text:p>
      <text:p text:style-name="Standard"/>
      <text:p text:style-name="Standard">X = (mod m3) </text:p>
      <text:p text:style-name="Standard"/>
      <text:p text:style-name="Standard"/>
      <text:p text:style-name="Standard">X = a„ (mod m„) </text:p>
      <text:p text:style-name="Standard"/>
      <text:p text:style-name="Standard">has a unique solution modulo M = mim2 . . . m„, namely. </text:p>
      <text:p text:style-name="Standard"/>
      <text:p text:style-name="Standard"/>
      <text:p text:style-name="Standard">X = fliMiyi + a2M2y2 + . . . + a„M,j&gt;„ (mod M) </text:p>
      <text:p text:style-name="Standard"/>
      <text:p text:style-name="Standard"/>
      <text:p text:style-name="Standard"/>
      <text:p text:style-name="Standard">354 </text:p>
      <text:p text:style-name="Standard"/>
      <text:p text:style-name="Standard"/>
      <text:p text:style-name="Standard">Appendix I </text:p>
      <text:p text:style-name="Standard"/>
      <text:p text:style-name="Standard"/>
      <text:p text:style-name="Standard">where M,- = M/m,- and y,- is an inverse of M; modulo m,\/ i = \,2, . . . , n. </text:p>
      <text:p text:style-name="Standard"/>
      <text:p text:style-name="Standard">Proposition 28. If p is an odd prime and p a, then the congruence = a (mod p) </text:p>
      <text:p text:style-name="Standard">has either no solutions or exactly two incongruent solutions modulo p. </text:p>
      <text:p text:style-name="Standard"/>
      <text:p text:style-name="Standard">Proposition 29. (Fermat's Little Theorem.) Let p be prime and b an integer </text:p>
      <text:p text:style-name="Standard">such that p b. Then V = 1 (mod p). </text:p>
      <text:p text:style-name="Standard"/>
      <text:p text:style-name="Standard">Proposition 30. Let /? be a prime congruent to 3 modulo 4, and a an integer such that </text:p>
      <text:p text:style-name="Standard">p a. Then if the congruence = a (mod p) has solutions, they are x = a^*'*^'* (mod p), </text:p>
      <text:p text:style-name="Standard">and X = — a^*'*^'* (mod p). </text:p>
      <text:p text:style-name="Standard"/>
      <text:p text:style-name="Standard">Proposition 31 . Let n=pq where p and q are primes congruent to 3 modulo 4, and let </text:p>
      <text:p text:style-name="Standard">a be an integer such that 0&lt;a&lt;n. Suppose the equation x^ = a (mod n) has a solution. Then </text:p>
      <text:p text:style-name="Standard">all the solutions are given by </text:p>
      <text:p text:style-name="Standard"/>
      <text:p text:style-name="Standard">X = ±{zqqp' ± wppq') (mod n) </text:p>
      <text:p text:style-name="Standard"/>
      <text:p text:style-name="Standard">where z = w = qp’ is an inverse of q modulo p, and p^: is an inverse of p mod- </text:p>
      <text:p text:style-name="Standard"/>
      <text:p text:style-name="Standard">ulo q. </text:p>
      <text:p text:style-name="Standard"/>
      <text:p text:style-name="Standard">Proposition 32. Let n = pq, where p and q are primes congruent to 3 modulo n. Sup- </text:p>
      <text:p text:style-name="Standard">pose a is an integer relatively prime to n, and that the congruence </text:p>
      <text:p text:style-name="Standard"/>
      <text:p text:style-name="Standard">ax^ + bx + c = 0 (mod n) </text:p>
      <text:p text:style-name="Standard"/>
      <text:p text:style-name="Standard">has a solution. Then all the solutions are given by </text:p>
      <text:p text:style-name="Standard"/>
      <text:p text:style-name="Standard">X = {±{a' {{2' bf'a ' — 2'a'b)qqp. + {±{a' {{2' bfa' — — 2'a'b)pp^. </text:p>
      <text:p text:style-name="Standard"/>
      <text:p text:style-name="Standard">(mod n). </text:p>
      <text:p text:style-name="Standard"><text:soft-page-break/></text:p>
      <text:p text:style-name="Standard">Proposition 33. There are infinitely many primes of the form Ak + 3. </text:p>
      <text:p text:style-name="Standard"/>
      <text:p text:style-name="Standard">Proposition 34. Let p be prime, and suppose x^ = 1 (mod p). Then x = 1 (mod p) or </text:p>
      <text:p text:style-name="Standard">X = — 1 (mod p). </text:p>
      <text:p text:style-name="Standard"/>
      <text:p text:style-name="Standard">Proposition 35. If n is prime and is a positive integer such that n T fo, then n passes </text:p>
      <text:p text:style-name="Standard">Miller’s test for the base b. </text:p>
      <text:p text:style-name="Standard"/>
      <text:p text:style-name="Standard">Proposition 36. Suppose n is an odd, composite positive integer. Then n fails Miller’s </text:p>
      <text:p text:style-name="Standard">test for at least 75 percent of the test bases b where \ &lt;b&lt;n — 1. </text:p>
      <text:p text:style-name="Standard"/>
      <text:p text:style-name="Standard">Proposition 37. If p is prime and b an integer such that p A' b, then </text:p>
      <text:p text:style-name="Standard"/>
      <text:p text:style-name="Standard">a. the positive integer x is a solution to = 1 (mod p) iff \b\p divides x. </text:p>
      <text:p text:style-name="Standard"/>
      <text:p text:style-name="Standard">b. \b\p divides p — 1. </text:p>
      <text:p text:style-name="Standard"/>
      <text:p text:style-name="Standard">Proposition 38. Suppose p is prime and b an integer such that p A' b. Then, if i and j </text:p>
      <text:p text:style-name="Standard">are nonnegative integers, b' = b' (mod p) iff i = j (mod \b\p). </text:p>
      <text:p text:style-name="Standard"/>
      <text:p text:style-name="Standard"/>
      <text:p text:style-name="Standard"/>
      <text:p text:style-name="Standard">List of Propositions 355 </text:p>
      <text:p text:style-name="Standard"/>
      <text:p text:style-name="Standard"/>
      <text:p text:style-name="Standard">Proposition 39. If g is a generator modulo p, then the sequence of integers g, g^, . . . , </text:p>
      <text:p text:style-name="Standard">g'’ ' is a permutation of 1, 2, . . . , — 1. </text:p>
      <text:p text:style-name="Standard"/>
      <text:p text:style-name="Standard">Proposition 40. If \b\p = t and m is a positive integer, then \b"\p = tl(t, u). </text:p>
      <text:p text:style-name="Standard"/>
      <text:p text:style-name="Standard">Proposition 41 . Let r be the number of positive integers not exceeding p — I that are </text:p>
      <text:p text:style-name="Standard">relatively prime to /? — 1 . Then, if the prime p has a generator, it has r of them. </text:p>
      <text:p text:style-name="Standard"/>
      <text:p text:style-name="Standard">Proposition 42. Every prime has a generator. </text:p>
      <text:p text:style-name="Standard"/>
      <text:p text:style-name="Standard">Proposition 43. Let p be prime, and let g be a generator modulo p. Suppose a and b </text:p>
      <text:p text:style-name="Standard">are positive integers not divisible by p. Then we have all of the following: </text:p>
      <text:p text:style-name="Standard"/>
      <text:p text:style-name="Standard">a. logl = 0 (mod p — </text:p>
      <text:p text:style-name="Standard"/>
      <text:p text:style-name="Standard">b. log(ah) = logo + logh (mod p — 1) </text:p>
      <text:p text:style-name="Standard"/>
      <text:p text:style-name="Standard">c. log(a*') = k ■ logfl (mod p — </text:p>
      <text:p text:style-name="Standard"/>
      <text:p text:style-name="Standard">where all logarithms are taken to the base g modulo p. </text:p>
      <text:p text:style-name="Standard"/>
      <text:p text:style-name="Standard"/>
      <text:p text:style-name="Standard"/>
      <text:p text:style-name="Standard"/>
      <text:p text:style-name="Standard">APPENDIX </text:p>
      <text:p text:style-name="Standard"/>
      <text:p text:style-name="Standard"><text:soft-page-break/></text:p>
      <text:p text:style-name="Standard">Information Theory </text:p>
      <text:p text:style-name="Standard"/>
      <text:p text:style-name="Standard"/>
      <text:p text:style-name="Standard">Information theory is closely related to cryptography. Cryptanalysts use results obtained </text:p>
      <text:p text:style-name="Standard">by information theorists to help them crack ciphers, and cryptographers use similar </text:p>
      <text:p text:style-name="Standard">results when crafting cryptosystems and choosing keys. Information theory provides tools </text:p>
      <text:p text:style-name="Standard">that allow us to measure the amount of information in a message. Cryptographers attempt </text:p>
      <text:p text:style-name="Standard">to keep this information to a minimum, while cryptographers exploit this tiny amount of </text:p>
      <text:p text:style-name="Standard">information to help them determine a probable plaintext for a given ciphertext. </text:p>
      <text:p text:style-name="Standard"/>
      <text:p text:style-name="Standard"/>
      <text:p text:style-name="Standard">All.l ENTROPY OF A MESSAGE </text:p>
      <text:p text:style-name="Standard"/>
      <text:p text:style-name="Standard">If we define the amount of information in a message as the minimum number of bits (includ- </text:p>
      <text:p text:style-name="Standard">ing fractions of a bit!) needed to encode all possible meanings of the message, we can obtain </text:p>
      <text:p text:style-name="Standard">a measure of that information. For example, suppose we are looking at the following bit </text:p>
      <text:p text:style-name="Standard">stream message </text:p>
      <text:p text:style-name="Standard"/>
      <text:p text:style-name="Standard">1010011010001010101000001010100010001010100110101000010010 </text:p>
      <text:p text:style-name="Standard"/>
      <text:p text:style-name="Standard">00101010100100 </text:p>
      <text:p text:style-name="Standard"/>
      <text:p text:style-name="Standard">which we know indicates a month of the year. Regardless of the actual length of the mes- </text:p>
      <text:p text:style-name="Standard">sage, we could say that the message contains only about 3 or 4 bits of information, since it </text:p>
      <text:p text:style-name="Standard">only takes that many bits to code up all possible months. (See Table A2.1.) </text:p>
      <text:p text:style-name="Standard"/>
      <text:p text:style-name="Standard">We define the entropy E{M) of a message M as </text:p>
      <text:p text:style-name="Standard"/>
      <text:p text:style-name="Standard">E{M) = logjw </text:p>
      <text:p text:style-name="Standard"/>
      <text:p text:style-name="Standard">where n is the number of possible meanings of M, where each meaning is equally likely. Thus </text:p>
      <text:p text:style-name="Standard">the entropy of a message M' signifying the month is </text:p>
      <text:p text:style-name="Standard"/>
      <text:p text:style-name="Standard">EiM’) = log2l2 s 3.5849625007211561814537389439478. </text:p>
      <text:p text:style-name="Standard"/>
      <text:p text:style-name="Standard"/>
      <text:p text:style-name="Standard">357 </text:p>
      <text:p text:style-name="Standard"/>
      <text:p text:style-name="Standard"/>
      <text:p text:style-name="Standard">358 Appendix II </text:p>
      <text:p text:style-name="Standard"/>
      <text:p text:style-name="Standard"/>
      <text:p text:style-name="Standard">TABLE A2.1 </text:p>
      <text:p text:style-name="Standard"/>
      <text:p text:style-name="Standard"/>
      <text:p text:style-name="Standard"/>
      <text:p text:style-name="Standard">Questions </text:p>
      <text:p text:style-name="Standard"/>
      <text:p text:style-name="Standard">What is the entropy of a message that signifies </text:p>
      <text:p text:style-name="Standard"/>
      <text:p text:style-name="Standard">1. A day of the week? </text:p>
      <text:p text:style-name="Standard"><text:soft-page-break/></text:p>
      <text:p text:style-name="Standard">2. A day in the month of May? </text:p>
      <text:p text:style-name="Standard"/>
      <text:p text:style-name="Standard">3. A time of day in hours, minutes, and seconds? </text:p>
      <text:p text:style-name="Standard"/>
      <text:p text:style-name="Standard">What entropy means to a cryptanalyst is that the analyst needs only to learn at most only </text:p>
      <text:p text:style-name="Standard">4 bits of a message representing a month to discern the month. For example, consider the </text:p>
      <text:p text:style-name="Standard">12 messages in Table A2.2, which represent all of the months in a year: </text:p>
      <text:p text:style-name="Standard"/>
      <text:p text:style-name="Standard">In this case, examining only the first 2 bits and the last 2 bits of one of these messages </text:p>
      <text:p text:style-name="Standard">will tell you the month. We say that the number of bits required to determine the meaning </text:p>
      <text:p text:style-name="Standard">of a message is the uncertainty of a message. In general, entropy and uncertainty are equal. </text:p>
      <text:p text:style-name="Standard">Obviously, for the cryptanalyst, the lower the entropy, the better. </text:p>
      <text:p text:style-name="Standard"/>
      <text:p text:style-name="Standard"/>
      <text:p text:style-name="Standard">AII.2 RATE OF A LANGUAGE </text:p>
      <text:p text:style-name="Standard"/>
      <text:p text:style-name="Standard">What is the entropy of any English message? This is what the analyst really wants to know. </text:p>
      <text:p text:style-name="Standard">If we are using only upper case letters (there are 26 such letters), then certainly the entropy </text:p>
      <text:p text:style-name="Standard">is no more than </text:p>
      <text:p text:style-name="Standard"/>
      <text:p text:style-name="Standard"/>
      <text:p text:style-name="Standard"/>
      <text:p text:style-name="Standard">Information Theory </text:p>
      <text:p text:style-name="Standard"/>
      <text:p text:style-name="Standard"/>
      <text:p text:style-name="Standard">359 </text:p>
      <text:p text:style-name="Standard"/>
      <text:p text:style-name="Standard"/>
      <text:p text:style-name="Standard">Month Message </text:p>
      <text:p text:style-name="Standard"/>
      <text:p text:style-name="Standard"/>
      <text:p text:style-name="Standard">January </text:p>
      <text:p text:style-name="Standard"/>
      <text:p text:style-name="Standard">February </text:p>
      <text:p text:style-name="Standard"/>
      <text:p text:style-name="Standard">March </text:p>
      <text:p text:style-name="Standard"/>
      <text:p text:style-name="Standard">April </text:p>
      <text:p text:style-name="Standard"/>
      <text:p text:style-name="Standard">May </text:p>
      <text:p text:style-name="Standard"/>
      <text:p text:style-name="Standard">June </text:p>
      <text:p text:style-name="Standard"/>
      <text:p text:style-name="Standard">July </text:p>
      <text:p text:style-name="Standard"/>
      <text:p text:style-name="Standard">August </text:p>
      <text:p text:style-name="Standard"/>
      <text:p text:style-name="Standard">September </text:p>
      <text:p text:style-name="Standard"/>
      <text:p text:style-name="Standard">October </text:p>
      <text:p text:style-name="Standard"/>
      <text:p text:style-name="Standard"><text:soft-page-break/>November </text:p>
      <text:p text:style-name="Standard"/>
      <text:p text:style-name="Standard">December </text:p>
      <text:p text:style-name="Standard"/>
      <text:p text:style-name="Standard"/>
      <text:p text:style-name="Standard">000101001 000001 01 001 1 1 001 01 01 01 01 000000101 01 001 0001 01 1 01 000000000000 </text:p>
      <text:p text:style-name="Standard">00001 1001000101 0100001001 01 001 001 01 01 01 01 000001 0101001011001 000000001 </text:p>
      <text:p text:style-name="Standard">010110101 000001 01 01 001 001 00001 101 00100000000000000000000000000000000001 0 </text:p>
      <text:p text:style-name="Standard">01 00001 01 01 00000101 001 001 001 001 01 001 1 0000000000000000000000000000000001 1 </text:p>
      <text:p text:style-name="Standard"/>
      <text:p text:style-name="Standard">0001 1 01 01 000001 01011001 0000000000000000000000000000000000000000000000000 </text:p>
      <text:p text:style-name="Standard">0001 01 001 01 01 01 01 001 1 1 001 0001 010000000000000000000000000000000000000001 </text:p>
      <text:p text:style-name="Standard">01 01 01 001 01 01 01 01 001 1 0001 01 1 0010000000000000000000000000000000000000001 0 </text:p>
      <text:p text:style-name="Standard">01 00001 01 01 01 01 01 0001 1 1 01 01 01 01 01 01 001 1 01 01 0100000000000000000000000001 1 </text:p>
      <text:p text:style-name="Standard">101001101000101010100000101010001000101010011010100001001000101010100100 </text:p>
      <text:p text:style-name="Standard">100111100100111101010110010001010100110101000010010001010101001000000001 </text:p>
      <text:p text:style-name="Standard"/>
      <text:p text:style-name="Standard">100111001001111010101100100010101001101010000100100010101010010000000010 </text:p>
      <text:p text:style-name="Standard">1 0001 0001 000101 0100001 1 01 0001 01 01 001 1 01 01 00001 001 0001 01 01 01 001 000000001 1 </text:p>
      <text:p text:style-name="Standard"/>
      <text:p text:style-name="Standard"/>
      <text:p text:style-name="Standard">TABLE A2.2 </text:p>
      <text:p text:style-name="Standard"/>
      <text:p text:style-name="Standard"/>
      <text:p text:style-name="Standard">R = log226 s 4.7004397181410921603968126542567. </text:p>
      <text:p text:style-name="Standard"/>
      <text:p text:style-name="Standard">This upper bound R of the entropy is called the absolute rate of a language. For English, </text:p>
      <text:p text:style-name="Standard">the value above says that each letter contains about 5 bits of information. In truth, the actual </text:p>
      <text:p text:style-name="Standard">amount of information in each letter is much lower than this. </text:p>
      <text:p text:style-name="Standard"/>
      <text:p text:style-name="Standard">To find a better estimate of the entropy of a language, we may want to compute the </text:p>
      <text:p text:style-name="Standard">entropy for messages of size 1, 2, . . . , N, and use some averaging technique to obtain an </text:p>
      <text:p text:style-name="Standard">estimate. </text:p>
      <text:p text:style-name="Standard"/>
      <text:p text:style-name="Standard"/>
      <text:p text:style-name="Standard">= [E(Mi)n + E{M2}/2 + . . . + EiMf^)/N]/N </text:p>
      <text:p text:style-name="Standard"/>
      <text:p text:style-name="Standard">Here M, represents messages of length i. If we use large values of N, and if we assume </text:p>
      <text:p text:style-name="Standard">the entropy converges to some value as N approaches infinity, we can get a good estimate </text:p>
      <text:p text:style-name="Standard">of the entropy of a language. </text:p>
      <text:p text:style-name="Standard"/>
      <text:p text:style-name="Standard">r = lim (as N </text:p>
      <text:p text:style-name="Standard"/>
      <text:p text:style-name="Standard">We call this value r the rate of a language. Many studies have been done to compute r </text:p>
      <text:p text:style-name="Standard">for English, and the best estimates obtained so far are around </text:p>
      <text:p text:style-name="Standard"/>
      <text:p text:style-name="Standard"/>
      <text:p text:style-name="Standard">r= 1.3. </text:p>
      <text:p text:style-name="Standard"/>
      <text:p text:style-name="Standard"/>
      <text:p text:style-name="Standard"><text:soft-page-break/></text:p>
      <text:p text:style-name="Standard"/>
      <text:p text:style-name="Standard">360 Appendix II </text:p>
      <text:p text:style-name="Standard"/>
      <text:p text:style-name="Standard"/>
      <text:p text:style-name="Standard">This means each letter in an English message contains only slightly more than a single </text:p>
      <text:p text:style-name="Standard">bit of information. If we express the redundancy of a language as its absolute rate minus its </text:p>
      <text:p text:style-name="Standard">rate, i.e., </text:p>
      <text:p text:style-name="Standard"/>
      <text:p text:style-name="Standard"/>
      <text:p text:style-name="Standard">D = R- r </text:p>
      <text:p text:style-name="Standard"/>
      <text:p text:style-name="Standard">then clearly English is a very redundant language, for we have in this case </text:p>
      <text:p text:style-name="Standard"/>
      <text:p text:style-name="Standard">D = R-r=4.1 - 1.3 = 3.4. </text:p>
      <text:p text:style-name="Standard"/>
      <text:p text:style-name="Standard">This means that on the average, English messages are only about 28 percent real infor- </text:p>
      <text:p text:style-name="Standard">mation, and 72 percent wasted space. Such a low value is beneficial to a cryptanalyst, since, </text:p>
      <text:p text:style-name="Standard">conceivably, it means the analyst only has to determine around a single bit for each letter </text:p>
      <text:p text:style-name="Standard">in a message to determine the message. If we encode characters in bytes (as we usually do), </text:p>
      <text:p text:style-name="Standard">the analyst would only need to determine 1 out of every 8 bits to successfully recover a </text:p>
      <text:p text:style-name="Standard">plaintext message. (Of course, finding these bits, and making them hard to find is the con- </text:p>
      <text:p text:style-name="Standard">tinuing battle between cryptanalyst and cryptographer!) </text:p>
      <text:p text:style-name="Standard"/>
      <text:p text:style-name="Standard">If we want to measure the entropy of a cipher, we can simply measure the entropy of its </text:p>
      <text:p text:style-name="Standard">key space K. If each key in a key space K is equally likely for a 64-bit cipher, then, since </text:p>
      <text:p text:style-name="Standard">there are possible keys to use, the entropy of the cipher is </text:p>
      <text:p text:style-name="Standard"/>
      <text:p text:style-name="Standard">E(K) = log22''" = 64 </text:p>
      <text:p text:style-name="Standard"/>
      <text:p text:style-name="Standard">Of course, for a cryptographer, the higher the entropy of a cipher, the better. </text:p>
      <text:p text:style-name="Standard"/>
      <text:p text:style-name="Standard"/>
      <text:p text:style-name="Standard">AII.3 CRYPTOGRAPHIC TECHNIQUES </text:p>
      <text:p text:style-name="Standard"/>
      <text:p text:style-name="Standard">In general, a cryptographer wants to decrease the redundancy in messages (likewise, increase </text:p>
      <text:p text:style-name="Standard">the entropy), since as we have seen, the more redundant a language is, the easier messages </text:p>
      <text:p text:style-name="Standard">are to cryptanalyze. This is done using techniques that can be separated into categories: </text:p>
      <text:p text:style-name="Standard">confusion, and diffusion. </text:p>
      <text:p text:style-name="Standard"/>
      <text:p text:style-name="Standard">AII.4 CONFUSION </text:p>
      <text:p text:style-name="Standard"/>
      <text:p text:style-name="Standard">This technique is intended to make statistical analysis more difficult by replacing plaintext </text:p>
      <text:p text:style-name="Standard">items with ciphertext items possessing less redundancy (hence, greater entropy). </text:p>
      <text:p text:style-name="Standard"/>
      <text:p text:style-name="Standard">This is commonly done through simple substitution. Eor example, the Caesar cipher </text:p>
      <text:p text:style-name="Standard">substitutes letters with other letters, though, as we have seen, the substituted letters contain </text:p>
      <text:p text:style-name="Standard">as much redundancy as the plaintext letters, so do little to protect the information. Other sub- </text:p>
      <text:p text:style-name="Standard">stitution methods replace entire blocks of characters with other blocks. If, on the average, </text:p>
      <text:p text:style-name="Standard">half of the bits of a substituted block change with every bit change in a plaintext block, and </text:p>
      <text:p text:style-name="Standard">if one is unable to predict which bits will change, we have ciphertext that appears to have </text:p>
      <text:p text:style-name="Standard">greater entropy than the plaintext. </text:p>
      <text:p text:style-name="Standard"><text:soft-page-break/></text:p>
      <text:p text:style-name="Standard">In practice, however, the conditions required for a successful substitution are often not </text:p>
      <text:p text:style-name="Standard">met; that is, sometimes the analyst is able to predict how many bits of ciphertext will change </text:p>
      <text:p text:style-name="Standard">for some bit change in the plaintext, and can even know which ciphertext bits will change. </text:p>
      <text:p text:style-name="Standard">They can do this with careful study of the ciphertext, and of the mathematical transforma- </text:p>
      <text:p text:style-name="Standard">tion used. </text:p>
      <text:p text:style-name="Standard"/>
      <text:p text:style-name="Standard"/>
      <text:p text:style-name="Standard">Information Theory 361 </text:p>
      <text:p text:style-name="Standard"/>
      <text:p text:style-name="Standard"/>
      <text:p text:style-name="Standard">AII.5 DIFFUSION </text:p>
      <text:p text:style-name="Standard"/>
      <text:p text:style-name="Standard">Diffusion spreads the redundancy in the plaintext throughout the ciphertext. That is, it makes </text:p>
      <text:p text:style-name="Standard">the crucial bits that the cryptanalyst seeks harder to find. Most often, transposition is used </text:p>
      <text:p text:style-name="Standard">to accomplish this. Early transposition ciphers, which mapped characters to characters, </text:p>
      <text:p text:style-name="Standard">obviously did not diffuse the redundancy of messages well, since the same characters were </text:p>
      <text:p text:style-name="Standard">simply rearranged. A statistical analysis of the ciphertext yielded much the same frequency </text:p>
      <text:p text:style-name="Standard">distribution as normal text, and rearranging the letters was often quite simple. When trans- </text:p>
      <text:p text:style-name="Standard">position was eventually used with fractionation (i.e., moving single bits, or parts of the </text:p>
      <text:p text:style-name="Standard">plaintext different than the size of a character), it was much more effective. </text:p>
      <text:p text:style-name="Standard"/>
      <text:p text:style-name="Standard">AII.6 COMPRESSION </text:p>
      <text:p text:style-name="Standard"/>
      <text:p text:style-name="Standard">There is a good technique for generally decreasing the redundancy in a message: compress </text:p>
      <text:p text:style-name="Standard">it. A compressed message contains the same amount of information as the original in less </text:p>
      <text:p text:style-name="Standard">space. That is, compressed messages contain less redundancy. For this reason, cryptogra- </text:p>
      <text:p text:style-name="Standard">phers often compress messages before enciphering them. This also has the added benefit of </text:p>
      <text:p text:style-name="Standard">yielding a shorter message that can be stored and transmitted using less resources. </text:p>
      <text:p text:style-name="Standard"/>
      <text:p text:style-name="Standard">There are many excellent compression techniques. Often, the compression method is </text:p>
      <text:p text:style-name="Standard">linked to the type of data it is intended to compress. For example, a compression algorithm </text:p>
      <text:p text:style-name="Standard">intended to compress text would be different from one intended to compress a bit map </text:p>
      <text:p text:style-name="Standard">image. Good compression algorithms exploit the particular redundant characteristics of the </text:p>
      <text:p text:style-name="Standard">data they are supposed to compress. </text:p>
      <text:p text:style-name="Standard"/>
      <text:p text:style-name="Standard">I£xAIVIPLE. Here is a simple example of compressing text consisting of only upper case Eng- </text:p>
      <text:p text:style-name="Standard">lish letters. The typical encoding of characters is 1 byte each; however, we know that we can </text:p>
      <text:p text:style-name="Standard">reduce this to 5 bits per character, because we can code up each character as shown in Table </text:p>
      <text:p text:style-name="Standard">A2.3. </text:p>
      <text:p text:style-name="Standard"/>
      <text:p text:style-name="Standard">The last character in the table will be a special marker character we may pad our bytes </text:p>
      <text:p text:style-name="Standard">with when compressing. We will remove it should we decompress the message. Given the </text:p>
      <text:p text:style-name="Standard">length of these characters, we should be able to fit 3 characters into 2 bytes. We can do this </text:p>
      <text:p text:style-name="Standard">in the simplest way; suppose we want to compress the message “DOG.” </text:p>
      <text:p text:style-name="Standard"/>
      <text:p text:style-name="Standard">We skip the first bit of the first byte, and place the character bits after that, as shown in </text:p>
      <text:p text:style-name="Standard">Table A2.4. </text:p>
      <text:p text:style-name="Standard"/>
      <text:p text:style-name="Standard">If we have a message that is not a multiple of 3 bytes, we use the pad character for the </text:p>
      <text:p text:style-name="Standard">last 1 or 2 characters. Random salt can be placed in the unused bit. </text:p>
      <text:p text:style-name="Standard"/>
      <text:p text:style-name="Standard"><text:soft-page-break/>□ </text:p>
      <text:p text:style-name="Standard"/>
      <text:p text:style-name="Standard">Java Algorithm Here is a Java program that compresses text according to this scheme: </text:p>
      <text:p text:style-name="Standard"/>
      <text:p text:style-name="Standard">import j ava . math . * ; </text:p>
      <text:p text:style-name="Standard">public class CharCompressDemo { </text:p>
      <text:p text:style-name="Standard">static int posA='A'; </text:p>
      <text:p text:style-name="Standard"/>
      <text:p text:style-name="Standard">public static void main (String [ ] args) { </text:p>
      <text:p text:style-name="Standard"/>
      <text:p text:style-name="Standard">String incoming=args [0] . toUpperCase { ) ; </text:p>
      <text:p text:style-name="Standard"/>
      <text:p text:style-name="Standard">if ( incoming . length {) %3==1 ) incoming+=" { [ " ; </text:p>
      <text:p text:style-name="Standard"/>
      <text:p text:style-name="Standard"/>
      <text:p text:style-name="Standard">Character </text:p>
      <text:p text:style-name="Standard"/>
      <text:p text:style-name="Standard"/>
      <text:p text:style-name="Standard">Code </text:p>
      <text:p text:style-name="Standard"/>
      <text:p text:style-name="Standard"/>
      <text:p text:style-name="Standard">A </text:p>
      <text:p text:style-name="Standard"/>
      <text:p text:style-name="Standard">00000 </text:p>
      <text:p text:style-name="Standard"/>
      <text:p text:style-name="Standard">B </text:p>
      <text:p text:style-name="Standard"/>
      <text:p text:style-name="Standard">00001 </text:p>
      <text:p text:style-name="Standard"/>
      <text:p text:style-name="Standard">C </text:p>
      <text:p text:style-name="Standard"/>
      <text:p text:style-name="Standard">00010 </text:p>
      <text:p text:style-name="Standard"/>
      <text:p text:style-name="Standard">D </text:p>
      <text:p text:style-name="Standard"/>
      <text:p text:style-name="Standard">00011 </text:p>
      <text:p text:style-name="Standard"/>
      <text:p text:style-name="Standard">E </text:p>
      <text:p text:style-name="Standard"/>
      <text:p text:style-name="Standard">00100 </text:p>
      <text:p text:style-name="Standard"/>
      <text:p text:style-name="Standard">F </text:p>
      <text:p text:style-name="Standard"/>
      <text:p text:style-name="Standard">00101 </text:p>
      <text:p text:style-name="Standard"/>
      <text:p text:style-name="Standard">G </text:p>
      <text:p text:style-name="Standard"/>
      <text:p text:style-name="Standard">00110 </text:p>
      <text:p text:style-name="Standard"/>
      <text:p text:style-name="Standard">H </text:p>
      <text:p text:style-name="Standard"/>
      <text:p text:style-name="Standard">00111 </text:p>
      <text:p text:style-name="Standard"><text:soft-page-break/></text:p>
      <text:p text:style-name="Standard">1 </text:p>
      <text:p text:style-name="Standard"/>
      <text:p text:style-name="Standard">01000 </text:p>
      <text:p text:style-name="Standard"/>
      <text:p text:style-name="Standard">J </text:p>
      <text:p text:style-name="Standard"/>
      <text:p text:style-name="Standard">01001 </text:p>
      <text:p text:style-name="Standard"/>
      <text:p text:style-name="Standard">K </text:p>
      <text:p text:style-name="Standard"/>
      <text:p text:style-name="Standard">01010 </text:p>
      <text:p text:style-name="Standard"/>
      <text:p text:style-name="Standard">L </text:p>
      <text:p text:style-name="Standard"/>
      <text:p text:style-name="Standard">01011 </text:p>
      <text:p text:style-name="Standard"/>
      <text:p text:style-name="Standard">M </text:p>
      <text:p text:style-name="Standard"/>
      <text:p text:style-name="Standard">01100 </text:p>
      <text:p text:style-name="Standard"/>
      <text:p text:style-name="Standard">N </text:p>
      <text:p text:style-name="Standard"/>
      <text:p text:style-name="Standard">01101 </text:p>
      <text:p text:style-name="Standard"/>
      <text:p text:style-name="Standard">0 </text:p>
      <text:p text:style-name="Standard"/>
      <text:p text:style-name="Standard">OHIO </text:p>
      <text:p text:style-name="Standard"/>
      <text:p text:style-name="Standard">P </text:p>
      <text:p text:style-name="Standard"/>
      <text:p text:style-name="Standard">01111 </text:p>
      <text:p text:style-name="Standard"/>
      <text:p text:style-name="Standard">Q </text:p>
      <text:p text:style-name="Standard"/>
      <text:p text:style-name="Standard">10000 </text:p>
      <text:p text:style-name="Standard"/>
      <text:p text:style-name="Standard">R </text:p>
      <text:p text:style-name="Standard"/>
      <text:p text:style-name="Standard">10001 </text:p>
      <text:p text:style-name="Standard"/>
      <text:p text:style-name="Standard">S </text:p>
      <text:p text:style-name="Standard"/>
      <text:p text:style-name="Standard">10010 </text:p>
      <text:p text:style-name="Standard"/>
      <text:p text:style-name="Standard">T </text:p>
      <text:p text:style-name="Standard"/>
      <text:p text:style-name="Standard">10011 </text:p>
      <text:p text:style-name="Standard"/>
      <text:p text:style-name="Standard">U </text:p>
      <text:p text:style-name="Standard"/>
      <text:p text:style-name="Standard">10100 </text:p>
      <text:p text:style-name="Standard"><text:soft-page-break/></text:p>
      <text:p text:style-name="Standard">V </text:p>
      <text:p text:style-name="Standard"/>
      <text:p text:style-name="Standard">10101 </text:p>
      <text:p text:style-name="Standard"/>
      <text:p text:style-name="Standard">w </text:p>
      <text:p text:style-name="Standard"/>
      <text:p text:style-name="Standard">10110 </text:p>
      <text:p text:style-name="Standard"/>
      <text:p text:style-name="Standard">X </text:p>
      <text:p text:style-name="Standard"/>
      <text:p text:style-name="Standard">10111 </text:p>
      <text:p text:style-name="Standard"/>
      <text:p text:style-name="Standard">Y </text:p>
      <text:p text:style-name="Standard"/>
      <text:p text:style-name="Standard">11000 </text:p>
      <text:p text:style-name="Standard"/>
      <text:p text:style-name="Standard">z </text:p>
      <text:p text:style-name="Standard"/>
      <text:p text:style-name="Standard">11001 </text:p>
      <text:p text:style-name="Standard"/>
      <text:p text:style-name="Standard">&lt;pad character&gt; </text:p>
      <text:p text:style-name="Standard"/>
      <text:p text:style-name="Standard">11010 </text:p>
      <text:p text:style-name="Standard"/>
      <text:p text:style-name="Standard"/>
      <text:p text:style-name="Standard"/>
      <text:p text:style-name="Standard"/>
      <text:p text:style-name="Standard"/>
      <text:p text:style-name="Standard">Information Theory </text:p>
      <text:p text:style-name="Standard"/>
      <text:p text:style-name="Standard"/>
      <text:p text:style-name="Standard">363 </text:p>
      <text:p text:style-name="Standard"/>
      <text:p text:style-name="Standard"/>
      <text:p text:style-name="Standard">TABLE A2.4 </text:p>
      <text:p text:style-name="Standard"/>
      <text:p text:style-name="Standard"/>
      <text:p text:style-name="Standard"/>
      <text:p text:style-name="Standard"/>
      <text:p text:style-name="Standard"/>
      <text:p text:style-name="Standard">EB </text:p>
      <text:p text:style-name="Standard"/>
      <text:p text:style-name="Standard">Unused </text:p>
      <text:p text:style-name="Standard"/>
      <text:p text:style-name="Standard">0 </text:p>
      <text:p text:style-name="Standard"/>
      <text:p text:style-name="Standard">D </text:p>
      <text:p text:style-name="Standard"/>
      <text:p text:style-name="Standard">0 0 0 1 1 </text:p>
      <text:p text:style-name="Standard"/>
      <text:p text:style-name="Standard">0 </text:p>
      <text:p text:style-name="Standard"><text:soft-page-break/></text:p>
      <text:p text:style-name="Standard">0 1110 </text:p>
      <text:p text:style-name="Standard"/>
      <text:p text:style-name="Standard">G </text:p>
      <text:p text:style-name="Standard"/>
      <text:p text:style-name="Standard">0 0 110 </text:p>
      <text:p text:style-name="Standard"/>
      <text:p text:style-name="Standard"/>
      <text:p text:style-name="Standard">else if { incoming. length () %3==2 ) lncoming+=" [ " ; </text:p>
      <text:p text:style-name="Standard">byte [ ] original=incoming . getBytes { ) ; </text:p>
      <text:p text:style-name="Standard"/>
      <text:p text:style-name="Standard">Blglnteger origNum=new BlgInteger{l,original); </text:p>
      <text:p text:style-name="Standard"/>
      <text:p text:style-name="Standard">System. out .println ( "Original string in binary : \n"+origNum. toString (2 )) ; </text:p>
      <text:p text:style-name="Standard">byte[] compressed=new byte[2*incoming.length()/3]; </text:p>
      <text:p text:style-name="Standard">compress (original , compressed) ; </text:p>
      <text:p text:style-name="Standard"/>
      <text:p text:style-name="Standard">Blglnteger compNum=new BlgInteger(l,compressed); </text:p>
      <text:p text:style-name="Standard"/>
      <text:p text:style-name="Standard">System. out. println("Compressed string in binary : \n"+compNum. toString (2)); </text:p>
      <text:p text:style-name="Standard"/>
      <text:p text:style-name="Standard"/>
      <text:p text:style-name="Standard">} </text:p>
      <text:p text:style-name="Standard"/>
      <text:p text:style-name="Standard">public static void compress (byte [ ] o,byte[] c) { </text:p>
      <text:p text:style-name="Standard">for (int i=0 , j =0 ; i&lt;o . length-2 ; i+=3 , j +=2 ) { </text:p>
      <text:p text:style-name="Standard">int cl=o [i] -posA; </text:p>
      <text:p text:style-name="Standard">int c2=o [i+1] -posA; </text:p>
      <text:p text:style-name="Standard">int c3=o[i+2] -posA; </text:p>
      <text:p text:style-name="Standard"/>
      <text:p text:style-name="Standard">int resl=0 , res2=0 ; </text:p>
      <text:p text:style-name="Standard"/>
      <text:p text:style-name="Standard">//Do the first compressed byte </text:p>
      <text:p text:style-name="Standard">//Put 1st value shifted 2 bits up </text:p>
      <text:p text:style-name="Standard">resl=resl I (cl«2) ; </text:p>
      <text:p text:style-name="Standard"/>
      <text:p text:style-name="Standard">//Put first 2 bits of 2nd value In lo position </text:p>
      <text:p text:style-name="Standard">resl=resl I (c2»&gt;3 ) ; </text:p>
      <text:p text:style-name="Standard"/>
      <text:p text:style-name="Standard">//Do the second compressed byte </text:p>
      <text:p text:style-name="Standard"/>
      <text:p text:style-name="Standard">//Put last 3 bits of 2nd value in high position-mask out first 5 bits </text:p>
      <text:p text:style-name="Standard">res2=res2 I ( (c2&amp;7) «5) ; </text:p>
      <text:p text:style-name="Standard"/>
      <text:p text:style-name="Standard">//Put 3rd value in lo position </text:p>
      <text:p text:style-name="Standard">res2=res2 I c3 ; </text:p>
      <text:p text:style-name="Standard"/>
      <text:p text:style-name="Standard"/>
      <text:p text:style-name="Standard"/>
      <text:p text:style-name="Standard"/>
      <text:p text:style-name="Standard">Appendix II </text:p>
      <text:p text:style-name="Standard"/>
      <text:p text:style-name="Standard"><text:soft-page-break/></text:p>
      <text:p text:style-name="Standard">c [ j ] = (byte) resl ; </text:p>
      <text:p text:style-name="Standard">c [ j+1] = (byte) res2 ; </text:p>
      <text:p text:style-name="Standard"/>
      <text:p text:style-name="Standard"/>
      <text:p text:style-name="Standard">Here is a sample run of the program. Check its results for correctness (bear in mind that </text:p>
      <text:p text:style-name="Standard">the program does not display the leading zeros). </text:p>
      <text:p text:style-name="Standard"/>
      <text:p text:style-name="Standard">C:\ java&gt;java CharCompressDemo LOULOUSKIPTOMYLOUSKIPTOMY </text:p>
      <text:p text:style-name="Standard">LOUMYDARLIN </text:p>
      <text:p text:style-name="Standard"/>
      <text:p text:style-name="Standard"/>
      <text:p text:style-name="Standard">Original string in binary: </text:p>
      <text:p text:style-name="Standard"/>
      <text:p text:style-name="Standard">1001100010011110101010101001100010011110101010101010011010010 </text:p>
      <text:p text:style-name="Standard"/>
      <text:p text:style-name="Standard">1101001001010100000101010001001111010011010101100101001100010 </text:p>
      <text:p text:style-name="Standard"/>
      <text:p text:style-name="Standard">0111101010101010100110100101101001001010100000101010001001111 </text:p>
      <text:p text:style-name="Standard"/>
      <text:p text:style-name="Standard">0100110101011001010011000100111101010101010011010101100101000 </text:p>
      <text:p text:style-name="Standard"/>
      <text:p text:style-name="Standard">1000100000101010010010011000100100101001110 </text:p>
      <text:p text:style-name="Standard"/>
      <text:p text:style-name="Standard"/>
      <text:p text:style-name="Standard">Compressed string in binary: </text:p>
      <text:p text:style-name="Standard"/>
      <text:p text:style-name="Standard">1011011101010000101101110101000100100101001000001111100110111 </text:p>
      <text:p text:style-name="Standard"/>
      <text:p text:style-name="Standard">0001100110000101100111010100100100010100100001111010011011100 </text:p>
      <text:p text:style-name="Standard"/>
      <text:p text:style-name="Standard">1100011000010110111001010001100110000000110000010001001011010 </text:p>
      <text:p text:style-name="Standard"/>
      <text:p text:style-name="Standard">0001101 </text:p>
      <text:p text:style-name="Standard"/>
      <text:p text:style-name="Standard">You may want to write a program that decompresses messages of this type; consider </text:p>
      <text:p text:style-name="Standard">how you might do this. The topic of compression is as interesting as anything in cryptog- </text:p>
      <text:p text:style-name="Standard">raphy, and I encourage you to study it. </text:p>
      <text:p text:style-name="Standard"/>
      <text:p text:style-name="Standard"/>
      <text:p text:style-name="Standard"/>
      <text:p text:style-name="Standard"/>
      <text:p text:style-name="Standard">Recommended Reading </text:p>
      <text:p text:style-name="Standard"/>
      <text:p text:style-name="Standard"/>
      <text:p text:style-name="Standard">Kaufman, Charlie, Radia Perlman and Mike Speciner. Network Security — Private Communication in a Pub- </text:p>
      <text:p text:style-name="Standard">lic World. Upper Saddle River: Prentice Hall, 1995. </text:p>
      <text:p text:style-name="Standard"/>
      <text:p text:style-name="Standard">Knudsen, Johnathan. Java Cryptography. Sebastopol: O’Reilly, 1998. </text:p>
      <text:p text:style-name="Standard"/>
      <text:p text:style-name="Standard"><text:soft-page-break/>Koblitz, Neal. A Course in Number Theory and Cryptography, 2d ed. New York: Springer- Verlag, 1994. </text:p>
      <text:p text:style-name="Standard">Menezes, Alfred, Paul van Oorschot and Scott Vanstone. Handbook of Applied Cryptography. CRC Press, 1997. </text:p>
      <text:p text:style-name="Standard">Rosen, Kenneth. Elementary Number Theory and Its Applications. Boston: Addison-Wesley, 1993. </text:p>
      <text:p text:style-name="Standard"/>
      <text:p text:style-name="Standard">Rosing, Michael. Implementing Elliptic Curve Cryptography . Greenwich: Manning, 1999. </text:p>
      <text:p text:style-name="Standard"/>
      <text:p text:style-name="Standard">Smith, Richard. Internet Cryptography. Boston: Addison-Wesley, 1997. </text:p>
      <text:p text:style-name="Standard"/>
      <text:p text:style-name="Standard">Stallings, William. Cryptography and Network Security, 2d ed. Upper Saddle River: Prentice Hall, 1999. </text:p>
      <text:p text:style-name="Standard">Stephenson, Neal. Cryptonomicon. New York: Perennial, 2000. </text:p>
      <text:p text:style-name="Standard"/>
      <text:p text:style-name="Standard">Trappe, Wade and Lawrence Washington. Introduction to Cryptography with Coding Theory. Upper Saddle </text:p>
      <text:p text:style-name="Standard">River: Prentice Hall, 2002. </text:p>
      <text:p text:style-name="Standard"/>
      <text:p text:style-name="Standard">Wayner, Peter. Disappearing Cryptography. Chestnut Hill: AP Professional, 1996 </text:p>
      <text:p text:style-name="Standard"/>
      <text:p text:style-name="Standard"/>
      <text:p text:style-name="Standard">365 </text:p>
      <text:p text:style-name="Standard"/>
      <text:p text:style-name="Standard"/>
      <text:p text:style-name="Standard"/>
      <text:p text:style-name="Standard">Index </text:p>
      <text:p text:style-name="Standard"/>
      <text:p text:style-name="Standard"/>
      <text:p text:style-name="Standard">A </text:p>
      <text:p text:style-name="Standard"/>
      <text:p text:style-name="Standard">absolute rate of language, 359 </text:p>
      <text:p text:style-name="Standard"/>
      <text:p text:style-name="Standard">adaptive chosen ciphertext attack, 189-190, 285 </text:p>
      <text:p text:style-name="Standard"/>
      <text:p text:style-name="Standard">addition, 41-44 </text:p>
      <text:p text:style-name="Standard"/>
      <text:p text:style-name="Standard">ADFGVX cipher, 28 </text:p>
      <text:p text:style-name="Standard"/>
      <text:p text:style-name="Standard">affine cipher, 113, 114, 116, 118, 120 </text:p>
      <text:p text:style-name="Standard"/>
      <text:p text:style-name="Standard">affine transformation, 111-115, 116, 120, 181, 316 </text:p>
      <text:p text:style-name="Standard"/>
      <text:p text:style-name="Standard">arithmetic methods, 41-51 </text:p>
      <text:p text:style-name="Standard"/>
      <text:p text:style-name="Standard">ASCII alphabet, 106, 107 </text:p>
      <text:p text:style-name="Standard"/>
      <text:p text:style-name="Standard">attacks on digest functions, 338-340 </text:p>
      <text:p text:style-name="Standard"/>
      <text:p text:style-name="Standard">auto-key Vigenere cipher, 17-18 </text:p>
      <text:p text:style-name="Standard"/>
      <text:p text:style-name="Standard">B </text:p>
      <text:p text:style-name="Standard"/>
      <text:p text:style-name="Standard"><text:soft-page-break/>haby-step giant-step algorithm, 246 </text:p>
      <text:p text:style-name="Standard"/>
      <text:p text:style-name="Standard">Biginteger class, 33, 51 </text:p>
      <text:p text:style-name="Standard"/>
      <text:p text:style-name="Standard">Biginteger constructors, 51-54 </text:p>
      <text:p text:style-name="Standard"/>
      <text:p text:style-name="Standard">BigIntegerMath class, 81-82 </text:p>
      <text:p text:style-name="Standard"/>
      <text:p text:style-name="Standard">birthday attack, 339-340 </text:p>
      <text:p text:style-name="Standard"/>
      <text:p text:style-name="Standard">block affine ciphers, 116-117 </text:p>
      <text:p text:style-name="Standard"/>
      <text:p text:style-name="Standard">block cipher, 26, 115, 116-117, 143, 204, 205, 207 </text:p>
      <text:p text:style-name="Standard"/>
      <text:p text:style-name="Standard">Blum-Blum-Shub pseudorandom bit generator, 316 </text:p>
      <text:p text:style-name="Standard"/>
      <text:p text:style-name="Standard">Blum-Goldwasser probabilistic cipher, 208-212 </text:p>
      <text:p text:style-name="Standard"/>
      <text:p text:style-name="Standard">boolean data field, 33 </text:p>
      <text:p text:style-name="Standard"/>
      <text:p text:style-name="Standard">C </text:p>
      <text:p text:style-name="Standard"/>
      <text:p text:style-name="Standard">Caesar cipher, 3-4, 105 </text:p>
      <text:p text:style-name="Standard">Carmichael number, 214, 217 </text:p>
      <text:p text:style-name="Standard">CBC (cipher block chaining), 204-208 </text:p>
      <text:p text:style-name="Standard">chaining, 204 </text:p>
      <text:p text:style-name="Standard"/>
      <text:p text:style-name="Standard">challenger, 340, 341, 342, 343, 347, 349-350 </text:p>
      <text:p text:style-name="Standard"/>
      <text:p text:style-name="Standard"/>
      <text:p text:style-name="Standard">Chinese Remainder Theorem (CRT), 162-166, </text:p>
      <text:p text:style-name="Standard"/>
      <text:p text:style-name="Standard">172, 173, 177, 182, 183, 194-195, 199, 250, </text:p>
      <text:p text:style-name="Standard">252, 272, 275, 299, 300, 301, 304, 306, 309, </text:p>
      <text:p text:style-name="Standard">353-354 </text:p>
      <text:p text:style-name="Standard"/>
      <text:p text:style-name="Standard">chosen ciphertext attack, 185-189, 189-190, 212, </text:p>
      <text:p text:style-name="Standard">285 </text:p>
      <text:p text:style-name="Standard"/>
      <text:p text:style-name="Standard">cipher, 1, 3, 4, 7, 10, 11, 12, 16, 17, 22, 23, 26, 28, </text:p>
      <text:p text:style-name="Standard">105, 111, 113, 114, 115, 116, 117, 118, 120, </text:p>
      <text:p text:style-name="Standard">143, 145, 152, 153, 154, 155, 156, 181, 184, </text:p>
      <text:p text:style-name="Standard">185, 189, 204, 205, 206, 207, 209, 213, 221, </text:p>
      <text:p text:style-name="Standard">259, 260, 261, 263, 266, 270, 272, 284, 285, </text:p>
      <text:p text:style-name="Standard">286, 306, 327, 360. See also specific ciphers </text:p>
      <text:p text:style-name="Standard">cipher block chaining (CBC), 204-208 </text:p>
      <text:p text:style-name="Standard">cipher chat, 284-298 </text:p>
      <text:p text:style-name="Standard">CipherChatClient, 292, 298 </text:p>
      <text:p text:style-name="Standard">CipherChatServer, 286, 291, 296 </text:p>
      <text:p text:style-name="Standard">cipher feedback mode-CFB, 262-264 </text:p>
      <text:p text:style-name="Standard">Ciphers class, 120-123, 264, 265, 266, 276, 277, </text:p>
      <text:p text:style-name="Standard">321 </text:p>
      <text:p text:style-name="Standard"><text:soft-page-break/></text:p>
      <text:p text:style-name="Standard">ciphertext, 1, 3-4, 6, 7, 8, 10, 11, 12, 16, 18, 19, </text:p>
      <text:p text:style-name="Standard"/>
      <text:p text:style-name="Standard">20, 21, 22, 23, 25, 28, 105, 106, 112, 113, 114, </text:p>
      <text:p text:style-name="Standard">115, 118, 144, 145, 147, 152, 154, 155, 156, </text:p>
      <text:p text:style-name="Standard">181, 183, 187, 189, 190, 196, 198, 199, 205, </text:p>
      <text:p text:style-name="Standard">206, 207, 209, 210, 260, 262, 264, 265, 268, </text:p>
      <text:p text:style-name="Standard">269, 270, 272, 274, 276, 277, 287, 288, 293, </text:p>
      <text:p text:style-name="Standard">320, 321, 324, 325, 360 </text:p>
      <text:p text:style-name="Standard">ciphertext only attack. 111, 113-114 </text:p>
      <text:p text:style-name="Standard">codebook, 2-3 </text:p>
      <text:p text:style-name="Standard">codes, 2-3 </text:p>
      <text:p text:style-name="Standard">code wheel, 10-11 </text:p>
      <text:p text:style-name="Standard"/>
      <text:p text:style-name="Standard"/>
      <text:p text:style-name="Standard">367 </text:p>
      <text:p text:style-name="Standard"/>
      <text:p text:style-name="Standard"/>
      <text:p text:style-name="Standard"/>
      <text:p text:style-name="Standard">368 Index </text:p>
      <text:p text:style-name="Standard"/>
      <text:p text:style-name="Standard"/>
      <text:p text:style-name="Standard">codeword, 2 </text:p>
      <text:p text:style-name="Standard">collision resistance, 326 </text:p>
      <text:p text:style-name="Standard">combination substitution/transposition cipher, </text:p>
      <text:p text:style-name="Standard">26-28, 154-158 </text:p>
      <text:p text:style-name="Standard">common modulus attack, 276 </text:p>
      <text:p text:style-name="Standard">comparison methods, 38-40 </text:p>
      <text:p text:style-name="Standard">comparisons, 60 </text:p>
      <text:p text:style-name="Standard">compression, 326, 361 </text:p>
      <text:p text:style-name="Standard">confusion, 119, 185, 360 </text:p>
      <text:p text:style-name="Standard"/>
      <text:p text:style-name="Standard">congruence, 92-93, 94, 96-98, 105, 112, 114, 118, </text:p>
      <text:p text:style-name="Standard">125, 126, 128, 129, 141, 143, 145, 161-162, </text:p>
      <text:p text:style-name="Standard">163, 169, 170, 171, 172, 173, 174, 175, 181, </text:p>
      <text:p text:style-name="Standard">183, 184, 237, 244, 246, 252, 253, 255, 260, </text:p>
      <text:p text:style-name="Standard">335, 353, 354 </text:p>
      <text:p text:style-name="Standard"/>
      <text:p text:style-name="Standard">congruent, 93, 96, 126, 128, 129, 132, 164, 170, </text:p>
      <text:p text:style-name="Standard">171, 172, 173, 174, 175, 181, 208, 209, 213, </text:p>
      <text:p text:style-name="Standard">235, 237, 253, 306, 308, 316, 323, 341, 352, </text:p>
      <text:p text:style-name="Standard">353, 354 </text:p>
      <text:p text:style-name="Standard"/>
      <text:p text:style-name="Standard">constructors, 34-38, 51-54 </text:p>
      <text:p text:style-name="Standard">contrapositive, 89, 213 </text:p>
      <text:p text:style-name="Standard">CRT. See Chinese Remainder Theorem </text:p>
      <text:p text:style-name="Standard">cryptanalyst, 1, 2, 4, 16, 118, 144, 145, 147, 166, </text:p>
      <text:p text:style-name="Standard">189, 195, 261, 358, 360, 361 </text:p>
      <text:p text:style-name="Standard">cryptography, 2, 33, 56, 65, 68, 166, 181, 230, 270, </text:p>
      <text:p text:style-name="Standard">284, 299, 316, 320, 326, 333, 338, 358, 361 </text:p>
      <text:p text:style-name="Standard">cryptosystem, 1, 20, 23, 111, 143, 149, 154, 181, </text:p>
      <text:p text:style-name="Standard">184 </text:p>
      <text:p text:style-name="Standard"><text:soft-page-break/></text:p>
      <text:p text:style-name="Standard">CSPRBGclass, 316, 317 </text:p>
      <text:p text:style-name="Standard"/>
      <text:p text:style-name="Standard">D </text:p>
      <text:p text:style-name="Standard"/>
      <text:p text:style-name="Standard">database encryption, 306-309 </text:p>
      <text:p text:style-name="Standard"/>
      <text:p text:style-name="Standard">DiffieHellmanInitiator, 281 </text:p>
      <text:p text:style-name="Standard"/>
      <text:p text:style-name="Standard">Diffie-Hellman key exchange, 259-260, 267 </text:p>
      <text:p text:style-name="Standard"/>
      <text:p text:style-name="Standard">DiffieHellmanListener, 281 </text:p>
      <text:p text:style-name="Standard"/>
      <text:p text:style-name="Standard">diffusion, 361 </text:p>
      <text:p text:style-name="Standard"/>
      <text:p text:style-name="Standard">digest function, 327 </text:p>
      <text:p text:style-name="Standard"/>
      <text:p text:style-name="Standard">digraph, 23 </text:p>
      <text:p text:style-name="Standard"/>
      <text:p text:style-name="Standard">diophantine equation, 79, 89-92, 97, 353 </text:p>
      <text:p text:style-name="Standard">discrete logarithm problem, 235, 239, 243-256, </text:p>
      <text:p text:style-name="Standard">260, 261, 267 </text:p>
      <text:p text:style-name="Standard">division, 47-5 1 </text:p>
      <text:p text:style-name="Standard"/>
      <text:p text:style-name="Standard">division algorithm, 66-77, 94, 351 </text:p>
      <text:p text:style-name="Standard">E </text:p>
      <text:p text:style-name="Standard"/>
      <text:p text:style-name="Standard">electronic code book-ECB, 204 </text:p>
      <text:p text:style-name="Standard">ElGamal cipher, 267-270 </text:p>
      <text:p text:style-name="Standard"/>
      <text:p text:style-name="Standard"/>
      <text:p text:style-name="Standard">ELGamal signature scheme, 334-338 </text:p>
      <text:p text:style-name="Standard">entropy, 357-358, 359, 360 </text:p>
      <text:p text:style-name="Standard">equal encryption exponent attack, 269 </text:p>
      <text:p text:style-name="Standard">equals(Int) method, 40 </text:p>
      <text:p text:style-name="Standard">establishing keys, 279-281 </text:p>
      <text:p text:style-name="Standard">Euclidean algorithm, 76, 77-82, 352 </text:p>
      <text:p text:style-name="Standard">Euler’s criterion, 170, 209 </text:p>
      <text:p text:style-name="Standard">exhaustive key search. 111, 114-115 </text:p>
      <text:p text:style-name="Standard">exhaustive search for discrete logs, 244—245 </text:p>
      <text:p text:style-name="Standard">exponential congruence, 219, 261 </text:p>
      <text:p text:style-name="Standard"/>
      <text:p text:style-name="Standard">F </text:p>
      <text:p text:style-name="Standard"/>
      <text:p text:style-name="Standard">factorization, 83-84, 163, 182, 240, 250, 251, 323 </text:p>
      <text:p text:style-name="Standard"/>
      <text:p text:style-name="Standard">Fermat factorization, 221-226 </text:p>
      <text:p text:style-name="Standard"/>
      <text:p text:style-name="Standard">Fermat’s Little Theorem (FLT), 170-171, 213, 354 </text:p>
      <text:p text:style-name="Standard"/>
      <text:p text:style-name="Standard">forward search attack, 199 </text:p>
      <text:p text:style-name="Standard"/>
      <text:p text:style-name="Standard"><text:soft-page-break/>fractionation, 28 </text:p>
      <text:p text:style-name="Standard"/>
      <text:p text:style-name="Standard">frequency analysis, 3, 4-6, 11-12, 18, 20, 23, 24, </text:p>
      <text:p text:style-name="Standard">111, 113, 115, 118, 144, 156 </text:p>
      <text:p text:style-name="Standard">full Vigenere cipher, 14-16 </text:p>
      <text:p text:style-name="Standard">Fundamental Theorem of Arithmetic, 82-86, 352 </text:p>
      <text:p text:style-name="Standard">fundamental theorem of arithmetic, 82-86 </text:p>
      <text:p text:style-name="Standard"/>
      <text:p text:style-name="Standard">G </text:p>
      <text:p text:style-name="Standard"/>
      <text:p text:style-name="Standard">Gaussian elimination, 128, 136, 141 </text:p>
      <text:p text:style-name="Standard">Gauss-Jordan elimination, 129, 153, 255 </text:p>
      <text:p text:style-name="Standard">generator, 191, 237-238, 250, 253, 254, 259, 260, </text:p>
      <text:p text:style-name="Standard">261,335,336, 355 </text:p>
      <text:p text:style-name="Standard">generator selection, 239-241 </text:p>
      <text:p text:style-name="Standard">German wartime cipher, 28 </text:p>
      <text:p text:style-name="Standard">Gordon’s algorithm, 191 </text:p>
      <text:p text:style-name="Standard">greatest common divisor, 69, 70, 73, 75, 227 </text:p>
      <text:p text:style-name="Standard"/>
      <text:p text:style-name="Standard">H </text:p>
      <text:p text:style-name="Standard"/>
      <text:p text:style-name="Standard">hash function, 326, 327 </text:p>
      <text:p text:style-name="Standard">Hill cipher, 143 </text:p>
      <text:p text:style-name="Standard"/>
      <text:p text:style-name="Standard">homomorphic property, 189-190 </text:p>
      <text:p text:style-name="Standard">homophonic substitution cipher, 24-26 </text:p>
      <text:p text:style-name="Standard"/>
      <text:p text:style-name="Standard">I </text:p>
      <text:p text:style-name="Standard"/>
      <text:p text:style-name="Standard">index-calculus algorithm, 254-256 </text:p>
      <text:p text:style-name="Standard"/>
      <text:p text:style-name="Standard">initialization vector, 205, 206, 262, 263, 327, 328 </text:p>
      <text:p text:style-name="Standard"/>
      <text:p text:style-name="Standard">Int class data fields, 33 </text:p>
      <text:p text:style-name="Standard"/>
      <text:p text:style-name="Standard">Into constructor, 35 </text:p>
      <text:p text:style-name="Standard"/>
      <text:p text:style-name="Standard">IntCRT class, 311-312 </text:p>
      <text:p text:style-name="Standard"/>
      <text:p text:style-name="Standard">IntException, 35-37 </text:p>
      <text:p text:style-name="Standard"/>
      <text:p text:style-name="Standard"/>
      <text:p text:style-name="Standard"/>
      <text:p text:style-name="Standard">Index 369 </text:p>
      <text:p text:style-name="Standard"/>
      <text:p text:style-name="Standard"/>
      <text:p text:style-name="Standard">J </text:p>
      <text:p text:style-name="Standard"/>
      <text:p text:style-name="Standard">Jacobi symbols, 218 </text:p>
      <text:p text:style-name="Standard"/>
      <text:p text:style-name="Standard">Java Language Specification, 61 </text:p>
      <text:p text:style-name="Standard"/>
      <text:p text:style-name="Standard"><text:soft-page-break/>Jefferson cylinder, 23-24 </text:p>
      <text:p text:style-name="Standard"/>
      <text:p text:style-name="Standard">K </text:p>
      <text:p text:style-name="Standard"/>
      <text:p text:style-name="Standard">Kaisiski method, 12-14 </text:p>
      <text:p text:style-name="Standard"/>
      <text:p text:style-name="Standard">key length, 12-14 </text:p>
      <text:p text:style-name="Standard"/>
      <text:p text:style-name="Standard">keyphrase, 5, 10, 14, 21 </text:p>
      <text:p text:style-name="Standard"/>
      <text:p text:style-name="Standard">KeyRebuilder class, 302 </text:p>
      <text:p text:style-name="Standard"/>
      <text:p text:style-name="Standard">keyword, 10, 11-12, 13, 14, 16, 21, 115 </text:p>
      <text:p text:style-name="Standard"/>
      <text:p text:style-name="Standard">known plaintext attack, 118-119, 145 </text:p>
      <text:p text:style-name="Standard"/>
      <text:p text:style-name="Standard">L </text:p>
      <text:p text:style-name="Standard"/>
      <text:p text:style-name="Standard">large integer arithmetic, 309-315 </text:p>
      <text:p text:style-name="Standard">least common multiple, 84—85, 155 </text:p>
      <text:p text:style-name="Standard">least nonnegative residue, 94, 95, 128, 130, 134, </text:p>
      <text:p text:style-name="Standard">170, 172, 173, 213, 231, 240, 244, 246, 267, </text:p>
      <text:p text:style-name="Standard">300, 301, 308 </text:p>
      <text:p text:style-name="Standard"/>
      <text:p text:style-name="Standard">lessThan(Int) method, 39^0 </text:p>
      <text:p text:style-name="Standard"/>
      <text:p text:style-name="Standard">letter-number associations, 16, 17 </text:p>
      <text:p text:style-name="Standard"/>
      <text:p text:style-name="Standard">linear ciphers, 105 </text:p>
      <text:p text:style-name="Standard"/>
      <text:p text:style-name="Standard">linear combinations, 74-75 </text:p>
      <text:p text:style-name="Standard"/>
      <text:p text:style-name="Standard">linear congruence, 92-98, 125, 127, 130, 353 </text:p>
      <text:p text:style-name="Standard"/>
      <text:p text:style-name="Standard">linear diophantine equation, 89-92 </text:p>
      <text:p text:style-name="Standard"/>
      <text:p text:style-name="Standard">M </text:p>
      <text:p text:style-name="Standard"/>
      <text:p text:style-name="Standard">MAC (Message Authentication Code), 327 </text:p>
      <text:p text:style-name="Standard">MASH-2 (modular arithmetic secure hash, algo- </text:p>
      <text:p text:style-name="Standard">rithm 2), 327, 329 </text:p>
      <text:p text:style-name="Standard">MASH2 Class, 327, 329-331 </text:p>
      <text:p text:style-name="Standard">matrix cipher, 143, 145, 147, 155 </text:p>
      <text:p text:style-name="Standard">MDC (Modification Detection Code), 327 </text:p>
      <text:p text:style-name="Standard">memory less cipher, 261-262 </text:p>
      <text:p text:style-name="Standard">Message Authentication Code (MAC), 327 </text:p>
      <text:p text:style-name="Standard">message digests, 326-334 </text:p>
      <text:p text:style-name="Standard">message exchange, 284 </text:p>
      <text:p text:style-name="Standard">Michall-Schnorr pseudorandom generator, </text:p>
      <text:p text:style-name="Standard">318-319 </text:p>
      <text:p text:style-name="Standard"/>
      <text:p text:style-name="Standard">Miller’s test, 214, 215-217 </text:p>
      <text:p text:style-name="Standard"><text:soft-page-break/>mixed radix representation, 309, 310 </text:p>
      <text:p text:style-name="Standard">ModIdentityMatrix class, 132, 140 </text:p>
      <text:p text:style-name="Standard">Modification Detection Code (MDC), 327 </text:p>
      <text:p text:style-name="Standard">ModMatrix class, 132-136, 148 </text:p>
      <text:p text:style-name="Standard">modPow()method, 56 </text:p>
      <text:p text:style-name="Standard"/>
      <text:p text:style-name="Standard">ModSquareMatrix class, 132, 136, 140, 148-149 </text:p>
      <text:p text:style-name="Standard"/>
      <text:p text:style-name="Standard"/>
      <text:p text:style-name="Standard">modular arithmetic secure hash, algorithm 2 </text:p>
      <text:p text:style-name="Standard">(MASH-2), 327, 329 </text:p>
      <text:p text:style-name="Standard">modular exponentiation, 285 </text:p>
      <text:p text:style-name="Standard">modular matrices, 125-129 </text:p>
      <text:p text:style-name="Standard">modular matrix inverses, 98-100, 129-141, 171 </text:p>
      <text:p text:style-name="Standard">moduli, 94, 96-97, 125, 131, 161, 163, 164, 173, </text:p>
      <text:p text:style-name="Standard">195, 250, 272, 300, 301, 302, 303, 304, 306, </text:p>
      <text:p text:style-name="Standard">307,308,310,311,312 </text:p>
      <text:p text:style-name="Standard"/>
      <text:p text:style-name="Standard">modulus, 94, 95, 117, 118, 125, 127, 129, 130, 131, </text:p>
      <text:p text:style-name="Standard">134, 136, 141, 148, 149, 161, 163, 169, 170, </text:p>
      <text:p text:style-name="Standard">172, 173, 182, 195, 196, 198, 204, 235, 237, </text:p>
      <text:p text:style-name="Standard">246, 247, 250, 260, 261, 264, 272, 273, 276, </text:p>
      <text:p text:style-name="Standard">285, 288, 301, 303, 304, 311, 312, 316, 320, </text:p>
      <text:p text:style-name="Standard">321, 323, 324, 326, 328, 340, 341, 342 </text:p>
      <text:p text:style-name="Standard">monoalphabetic substitution ciphers, 3-4, 7-8, 28, </text:p>
      <text:p text:style-name="Standard"/>
      <text:p text:style-name="Standard">114, 115 </text:p>
      <text:p text:style-name="Standard"/>
      <text:p text:style-name="Standard">Monte Carlo method, 226-230, 233 </text:p>
      <text:p text:style-name="Standard">multiplication, 44-A7 </text:p>
      <text:p text:style-name="Standard"/>
      <text:p text:style-name="Standard">N </text:p>
      <text:p text:style-name="Standard"/>
      <text:p text:style-name="Standard">Newton’s method, 224 </text:p>
      <text:p text:style-name="Standard">NumberFormatException, 51-53 </text:p>
      <text:p text:style-name="Standard"/>
      <text:p text:style-name="Standard">O </text:p>
      <text:p text:style-name="Standard"/>
      <text:p text:style-name="Standard">one-time pad, 18-19 </text:p>
      <text:p text:style-name="Standard">Order of an Integer, 236-237 </text:p>
      <text:p text:style-name="Standard"/>
      <text:p text:style-name="Standard">P </text:p>
      <text:p text:style-name="Standard"/>
      <text:p text:style-name="Standard">pairwise relatively prime, 76, 162-163, 164, 195, </text:p>
      <text:p text:style-name="Standard">250, 272, 299, 302, 303, 304, 309, 353 </text:p>
      <text:p text:style-name="Standard">password, 338 </text:p>
      <text:p text:style-name="Standard"/>
      <text:p text:style-name="Standard">PKCS#5 Padding, 119-120, 200 </text:p>
      <text:p text:style-name="Standard"/>
      <text:p text:style-name="Standard">plaintext, 1, 2, 3, 6, 8, 11, 13, 14, 16, 17, 18, 19, </text:p>
      <text:p text:style-name="Standard"/>
      <text:p text:style-name="Standard">21, 22, 23, 24, 25, 26, 28, 105, 106, 112, 113, </text:p>
      <text:p text:style-name="Standard"><text:soft-page-break/></text:p>
      <text:p text:style-name="Standard">115, 118, 143, 144, 145, 147, 150, 152, 154, </text:p>
      <text:p text:style-name="Standard">155, 156, 181, 182, 186, 187, 190, 196, 197, </text:p>
      <text:p text:style-name="Standard">199, 204, 205, 206, 208, 209, 210, 260, 261, </text:p>
      <text:p text:style-name="Standard">262, 264, 265, 267, 268, 269, 270, 272, 274, </text:p>
      <text:p text:style-name="Standard">276, 277, 285, 287, 288, 289, 293, 320, 321, </text:p>
      <text:p text:style-name="Standard">324, 325, 326, 332, 333, 334, 336, 337, 360 </text:p>
      <text:p text:style-name="Standard"/>
      <text:p text:style-name="Standard">Playfair cipher, 20-22 </text:p>
      <text:p text:style-name="Standard">Pohlig-Hellman algorithm for discrete logs, </text:p>
      <text:p text:style-name="Standard">249-253 </text:p>
      <text:p text:style-name="Standard"/>
      <text:p text:style-name="Standard">Pohlig-Hellman exponentiation cipher, 260-262 </text:p>
      <text:p text:style-name="Standard">Pollard p-1 Method of Factorization, 230-231 </text:p>
      <text:p text:style-name="Standard">poly alphabetic substitution cipher, 8-10, 18 </text:p>
      <text:p text:style-name="Standard"/>
      <text:p text:style-name="Standard"/>
      <text:p text:style-name="Standard"/>
      <text:p text:style-name="Standard">370 Index </text:p>
      <text:p text:style-name="Standard"/>
      <text:p text:style-name="Standard"/>
      <text:p text:style-name="Standard">polygram substitution cipher, 20 </text:p>
      <text:p text:style-name="Standard">primality test, 191, 194, 218, 219, 239, 256 </text:p>
      <text:p text:style-name="Standard">prime, 67-69, 83, 84, 96, 100, 117, 127, 136, 163, </text:p>
      <text:p text:style-name="Standard">169, 170, 171, 172, 173, 175, 181, 182, 185, </text:p>
      <text:p text:style-name="Standard">189, 190-191, 194, 209, 213, 214, 215, 219, </text:p>
      <text:p text:style-name="Standard">221, 226, 233, 236, 239, 240, 241, 243, 246, </text:p>
      <text:p text:style-name="Standard"/>
      <text:p text:style-name="Standard">249, 250, 251, 252, 254, 256, 259, 260, 261, </text:p>
      <text:p text:style-name="Standard">263, 268, 269, 271, 272, 299, 300, 302, 303, </text:p>
      <text:p text:style-name="Standard">304, 316, 324, 326, 335, 336, 337, 340, 352, </text:p>
      <text:p text:style-name="Standard">353, 354, 355 </text:p>
      <text:p text:style-name="Standard"/>
      <text:p text:style-name="Standard">PrimeGenerator class, 192-193, 194, 241 </text:p>
      <text:p text:style-name="Standard">private key, 1, 181, 182, 186, 208, 213, 268, 272, </text:p>
      <text:p text:style-name="Standard">276, 285, 287, 288, 293, 320, 321, 323, 333, </text:p>
      <text:p text:style-name="Standard">335 </text:p>
      <text:p text:style-name="Standard"/>
      <text:p text:style-name="Standard">propositions, 351-355 </text:p>
      <text:p text:style-name="Standard"/>
      <text:p text:style-name="Standard">public key, 1, 181, 186, 208, 213, 262, 267, 269, </text:p>
      <text:p text:style-name="Standard">270, 285, 287, 288, 290, 293, 296, 298, 320, </text:p>
      <text:p text:style-name="Standard">333, 334, 335 </text:p>
      <text:p text:style-name="Standard"/>
      <text:p text:style-name="Standard">Q </text:p>
      <text:p text:style-name="Standard"/>
      <text:p text:style-name="Standard">quadratic cipher, 219 </text:p>
      <text:p text:style-name="Standard"/>
      <text:p text:style-name="Standard">quadratic congruence, 169, 170, 171-179, 173, </text:p>
      <text:p text:style-name="Standard"/>
      <text:p text:style-name="Standard">208, 210 </text:p>
      <text:p text:style-name="Standard"/>
      <text:p text:style-name="Standard"><text:soft-page-break/>R </text:p>
      <text:p text:style-name="Standard"/>
      <text:p text:style-name="Standard">Rabin Cipher, 181-185, 186 </text:p>
      <text:p text:style-name="Standard">Rabin-Miller test, 194, 217-218 </text:p>
      <text:p text:style-name="Standard">random number generator, 315-319 </text:p>
      <text:p text:style-name="Standard">rate of a language, 358-360, 360 </text:p>
      <text:p text:style-name="Standard">redundancy, 190, 200, 202, 324, 325, 326, 360, 361 </text:p>
      <text:p text:style-name="Standard">relative frequency, 7, 8, 16, 20, 23, 24 </text:p>
      <text:p text:style-name="Standard">relatively prime, 72, 76, 82-83, 96, 100, 112, 117, </text:p>
      <text:p text:style-name="Standard">127, 162-163, 165, 170, 186, 189, 214, 239, </text:p>
      <text:p text:style-name="Standard"/>
      <text:p text:style-name="Standard">250, 260, 271, 272, 299, 300, 302, 303, 304, </text:p>
      <text:p text:style-name="Standard">309,316, 326, 335,353 </text:p>
      <text:p text:style-name="Standard"/>
      <text:p text:style-name="Standard">respondent, 340, 342, 343, 345, 349-350 </text:p>
      <text:p text:style-name="Standard">RSA cipher, 270-276 </text:p>
      <text:p text:style-name="Standard">running key, 17-18 </text:p>
      <text:p text:style-name="Standard"/>
      <text:p text:style-name="Standard">S </text:p>
      <text:p text:style-name="Standard"/>
      <text:p text:style-name="Standard">safe prime, 194, 219, 240, 241, 243, 260, 263, 267, </text:p>
      <text:p text:style-name="Standard">269, 285, 335, 336 </text:p>
      <text:p text:style-name="Standard"/>
      <text:p text:style-name="Standard">salt, 199-200, 199-204, 261, 265, 277, 285, 288, </text:p>
      <text:p text:style-name="Standard">323, 326, 335 </text:p>
      <text:p text:style-name="Standard"/>
      <text:p text:style-name="Standard"/>
      <text:p text:style-name="Standard">secret key, 1, 10, 113, 145, 181, 259, 262, 279, 281, </text:p>
      <text:p text:style-name="Standard">284, 285, 327, 333 </text:p>
      <text:p text:style-name="Standard">ServerSocket, 279 </text:p>
      <text:p text:style-name="Standard">shadow, 301, 304 </text:p>
      <text:p text:style-name="Standard">ShadowBuilder class, 302 </text:p>
      <text:p text:style-name="Standard">shift Vigenere cipher, 10-11, 207 </text:p>
      <text:p text:style-name="Standard">Sieve of Eratosthenes, 69 </text:p>
      <text:p text:style-name="Standard">signing messages, 320-326 </text:p>
      <text:p text:style-name="Standard">small encryption exponent, 272-273, 274, 276, 285 </text:p>
      <text:p text:style-name="Standard">socket, 279-281 </text:p>
      <text:p text:style-name="Standard"/>
      <text:p text:style-name="Standard">Solovay-Strassen primality test, 218 </text:p>
      <text:p text:style-name="Standard">square root problem, 194-195 </text:p>
      <text:p text:style-name="Standard">static cipher, 204, 261, 285 </text:p>
      <text:p text:style-name="Standard">static ciphers, 204 </text:p>
      <text:p text:style-name="Standard">stream cipher, 16, 105, 204, 208 </text:p>
      <text:p text:style-name="Standard">strong prime, 190-191, 192, 203, 219, 270, 285, </text:p>
      <text:p text:style-name="Standard">316, 340, 341 </text:p>
      <text:p text:style-name="Standard">subtraction, 41-44 </text:p>
      <text:p text:style-name="Standard"/>
      <text:p text:style-name="Standard">system of congruences, 125, 129, 163 </text:p>
      <text:p text:style-name="Standard"/>
      <text:p text:style-name="Standard">T </text:p>
      <text:p text:style-name="Standard"/>
      <text:p text:style-name="Standard">table of homophones, 25 </text:p>
      <text:p text:style-name="Standard"><text:soft-page-break/>tagging schemes, 184 </text:p>
      <text:p text:style-name="Standard">TestIntConstructors, 37-38 </text:p>
      <text:p text:style-name="Standard">toStringO method, 37 </text:p>
      <text:p text:style-name="Standard">transmission, 332-333 </text:p>
      <text:p text:style-name="Standard">transpose, 142 </text:p>
      <text:p text:style-name="Standard"/>
      <text:p text:style-name="Standard">transposition cipher, 19-20, 28, 150-154, 155, 156, </text:p>
      <text:p text:style-name="Standard">361 </text:p>
      <text:p text:style-name="Standard"/>
      <text:p text:style-name="Standard">trial division, 68, 221 </text:p>
      <text:p text:style-name="Standard"/>
      <text:p text:style-name="Standard">Trusted Third Party (TTP), 298, 321, 340, 350 </text:p>
      <text:p text:style-name="Standard">U </text:p>
      <text:p text:style-name="Standard"/>
      <text:p text:style-name="Standard">Unicode, 106 </text:p>
      <text:p text:style-name="Standard"/>
      <text:p text:style-name="Standard">V </text:p>
      <text:p text:style-name="Standard"/>
      <text:p text:style-name="Standard">Vigenere cipher, 10-11, 115-116 </text:p>
      <text:p text:style-name="Standard"/>
      <text:p text:style-name="Standard">W </text:p>
      <text:p text:style-name="Standard"/>
      <text:p text:style-name="Standard">weak prime, 190, 261 </text:p>
      <text:p text:style-name="Standard"/>
      <text:p text:style-name="Standard">Z </text:p>
      <text:p text:style-name="Standard"/>
      <text:p text:style-name="Standard">zero knowledge identification, 340-350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0:08:23.151191766</meta:creation-date>
    <dc:date>2019-06-06T10:09:53.491735505</dc:date>
    <meta:editing-duration>PT1M32S</meta:editing-duration>
    <meta:editing-cycles>1</meta:editing-cycles>
    <meta:document-statistic meta:table-count="0" meta:image-count="0" meta:object-count="0" meta:page-count="637" meta:paragraph-count="17587" meta:word-count="111070" meta:character-count="624191" meta:non-whitespace-character-count="512656"/>
    <meta:generator>LibreOffice/6.0.7.3$Linux_X86_64 LibreOffice_project/00m0$Build-3</meta:generator>
  </office:meta>
</office:document-meta>
</file>